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Bìnhthường" style:master-page-name="MP0" style:family="paragraph">
      <style:paragraph-properties fo:margin-top="0.0006in"/>
      <style:text-properties style:font-name="Times New Roman" fo:font-size="1pt" style:font-size-asian="1pt"/>
    </style:style>
    <style:style style:name="TableColumn3" style:family="table-column">
      <style:table-column-properties style:column-width="0.6784in" style:use-optimal-column-width="false"/>
    </style:style>
    <style:style style:name="TableColumn4" style:family="table-column">
      <style:table-column-properties style:column-width="0.9145in" style:use-optimal-column-width="false"/>
    </style:style>
    <style:style style:name="TableColumn5" style:family="table-column">
      <style:table-column-properties style:column-width="5.7069in" style:use-optimal-column-width="false"/>
    </style:style>
    <style:style style:name="TableColumn6" style:family="table-column">
      <style:table-column-properties style:column-width="0.6534in" style:use-optimal-column-width="false"/>
    </style:style>
    <style:style style:name="TableColumn7" style:family="table-column">
      <style:table-column-properties style:column-width="0.6527in" style:use-optimal-column-width="false"/>
    </style:style>
    <style:style style:name="TableColumn8" style:family="table-column">
      <style:table-column-properties style:column-width="0.3361in" style:use-optimal-column-width="false"/>
    </style:style>
    <style:style style:name="TableColumn9" style:family="table-column">
      <style:table-column-properties style:column-width="0.4944in" style:use-optimal-column-width="false"/>
    </style:style>
    <style:style style:name="Table2" style:family="table">
      <style:table-properties style:width="9.4368in" fo:margin-left="0.2097in" table:align="left"/>
    </style:style>
    <style:style style:name="TableRow10" style:family="table-row">
      <style:table-row-properties style:min-row-height="0.1965in" style:use-optimal-row-height="false"/>
    </style:style>
    <style:style style:name="TableCell11" style:family="table-cell">
      <style:table-cell-properties fo:border="0.0069in solid #000000" style:writing-mode="lr-tb" fo:padding-top="0in" fo:padding-left="0in" fo:padding-bottom="0in" fo:padding-right="0in"/>
    </style:style>
    <style:style style:name="P12" style:parent-style-name="TableParagraph" style:family="paragraph">
      <style:paragraph-properties fo:margin-top="0.0541in" fo:margin-left="0.0159in">
        <style:tab-stops/>
      </style:paragraph-properties>
    </style:style>
    <style:style style:name="T13" style:parent-style-name="Phôngmặcđịnhcủađoạnvăn" style:family="text">
      <style:text-properties fo:font-weight="bold" style:font-weight-asian="bold" style:text-scale="105%" fo:font-size="5.5pt" style:font-size-asian="5.5pt"/>
    </style:style>
    <style:style style:name="T14" style:parent-style-name="Phôngmặcđịnhcủađoạnvăn" style:family="text">
      <style:text-properties fo:font-weight="bold" style:font-weight-asian="bold" fo:letter-spacing="-0.0006in" style:text-scale="105%" fo:font-size="5.5pt" style:font-size-asian="5.5pt"/>
    </style:style>
    <style:style style:name="T15" style:parent-style-name="Phôngmặcđịnhcủađoạnvăn" style:family="text">
      <style:text-properties fo:font-weight="bold" style:font-weight-asian="bold" fo:letter-spacing="-0.0027in" style:text-scale="105%" fo:font-size="5.5pt" style:font-size-asian="5.5pt"/>
    </style:style>
    <style:style style:name="TableCell16" style:family="table-cell">
      <style:table-cell-properties fo:border="0.0069in solid #000000" style:writing-mode="lr-tb" fo:padding-top="0in" fo:padding-left="0in" fo:padding-bottom="0in" fo:padding-right="0in"/>
    </style:style>
    <style:style style:name="P17" style:parent-style-name="TableParagraph" style:family="paragraph">
      <style:paragraph-properties fo:margin-top="0.0541in" fo:margin-left="0.0159in">
        <style:tab-stops/>
      </style:paragraph-properties>
    </style:style>
    <style:style style:name="T18" style:parent-style-name="Phôngmặcđịnhcủađoạnvăn" style:family="text">
      <style:text-properties fo:font-weight="bold" style:font-weight-asian="bold" fo:letter-spacing="-0.0013in" fo:font-size="5.5pt" style:font-size-asian="5.5pt"/>
    </style:style>
    <style:style style:name="TableCell19" style:family="table-cell">
      <style:table-cell-properties fo:border="0.0069in solid #000000" style:writing-mode="lr-tb" fo:padding-top="0in" fo:padding-left="0in" fo:padding-bottom="0in" fo:padding-right="0in"/>
    </style:style>
    <style:style style:name="P20" style:parent-style-name="TableParagraph" style:family="paragraph">
      <style:paragraph-properties fo:margin-top="0.0569in" fo:margin-left="0.0166in">
        <style:tab-stops/>
      </style:paragraph-properties>
    </style:style>
    <style:style style:name="T21" style:parent-style-name="Phôngmặcđịnhcủađoạnvăn" style:family="text">
      <style:text-properties fo:font-weight="bold" style:font-weight-asian="bold" fo:letter-spacing="-0.0013in" style:text-scale="105%" fo:font-size="5.5pt" style:font-size-asian="5.5pt"/>
    </style:style>
    <style:style style:name="TableCell22" style:family="table-cell">
      <style:table-cell-properties fo:border="0.0069in solid #000000" style:writing-mode="lr-tb" fo:padding-top="0in" fo:padding-left="0in" fo:padding-bottom="0in" fo:padding-right="0in"/>
    </style:style>
    <style:style style:name="P23" style:parent-style-name="TableParagraph" style:family="paragraph">
      <style:paragraph-properties fo:margin-top="0.0569in" fo:margin-left="0.0173in">
        <style:tab-stops/>
      </style:paragraph-properties>
    </style:style>
    <style:style style:name="T24" style:parent-style-name="Phôngmặcđịnhcủađoạnvăn" style:family="text">
      <style:text-properties fo:font-weight="bold" style:font-weight-asian="bold" style:text-scale="105%" fo:font-size="5.5pt" style:font-size-asian="5.5pt"/>
    </style:style>
    <style:style style:name="T25" style:parent-style-name="Phôngmặcđịnhcủađoạnvăn" style:family="text">
      <style:text-properties fo:font-weight="bold" style:font-weight-asian="bold" fo:letter-spacing="-0.0006in" style:text-scale="105%" fo:font-size="5.5pt" style:font-size-asian="5.5pt"/>
    </style:style>
    <style:style style:name="T26" style:parent-style-name="Phôngmặcđịnhcủađoạnvăn" style:family="text">
      <style:text-properties fo:font-weight="bold" style:font-weight-asian="bold" fo:letter-spacing="-0.0034in" style:text-scale="105%" fo:font-size="5.5pt" style:font-size-asian="5.5pt"/>
    </style:style>
    <style:style style:name="TableCell27" style:family="table-cell">
      <style:table-cell-properties fo:border="0.0069in solid #000000" style:writing-mode="lr-tb" fo:padding-top="0in" fo:padding-left="0in" fo:padding-bottom="0in" fo:padding-right="0in"/>
    </style:style>
    <style:style style:name="P28" style:parent-style-name="TableParagraph" style:family="paragraph">
      <style:paragraph-properties fo:margin-top="0.0569in" fo:margin-left="0.0173in">
        <style:tab-stops/>
      </style:paragraph-properties>
    </style:style>
    <style:style style:name="T29" style:parent-style-name="Phôngmặcđịnhcủađoạnvăn" style:family="text">
      <style:text-properties fo:font-weight="bold" style:font-weight-asian="bold" fo:letter-spacing="-0.0013in" fo:font-size="5.5pt" style:font-size-asian="5.5pt"/>
    </style:style>
    <style:style style:name="TableCell30" style:family="table-cell">
      <style:table-cell-properties fo:border="0.0069in solid #000000" style:writing-mode="lr-tb" fo:padding-top="0in" fo:padding-left="0in" fo:padding-bottom="0in" fo:padding-right="0in"/>
    </style:style>
    <style:style style:name="P31" style:parent-style-name="TableParagraph" style:family="paragraph">
      <style:paragraph-properties fo:margin-top="0.0541in" fo:margin-left="0.018in">
        <style:tab-stops/>
      </style:paragraph-properties>
    </style:style>
    <style:style style:name="T32" style:parent-style-name="Phôngmặcđịnhcủađoạnvăn" style:family="text">
      <style:text-properties fo:font-weight="bold" style:font-weight-asian="bold" fo:letter-spacing="-0.0013in" fo:font-size="5.5pt" style:font-size-asian="5.5pt"/>
    </style:style>
    <style:style style:name="TableCell33" style:family="table-cell">
      <style:table-cell-properties fo:border="0.0069in solid #000000" style:writing-mode="lr-tb" fo:padding-top="0in" fo:padding-left="0in" fo:padding-bottom="0in" fo:padding-right="0in"/>
    </style:style>
    <style:style style:name="P34" style:parent-style-name="TableParagraph" style:family="paragraph">
      <style:paragraph-properties fo:margin-top="0.0034in" fo:margin-left="0.0187in">
        <style:tab-stops/>
      </style:paragraph-properties>
    </style:style>
    <style:style style:name="T35" style:parent-style-name="Phôngmặcđịnhcủađoạnvăn" style:family="text">
      <style:text-properties fo:font-weight="bold" style:font-weight-asian="bold" fo:letter-spacing="-0.0013in" fo:font-size="5.5pt" style:font-size-asian="5.5pt"/>
    </style:style>
    <style:style style:name="T36" style:parent-style-name="Phôngmặcđịnhcủađoạnvăn" style:family="text">
      <style:text-properties fo:font-weight="bold" style:font-weight-asian="bold" fo:letter-spacing="0.0006in" fo:font-size="5.5pt" style:font-size-asian="5.5pt"/>
    </style:style>
    <style:style style:name="T37" style:parent-style-name="Phôngmặcđịnhcủađoạnvăn" style:family="text">
      <style:text-properties fo:font-weight="bold" style:font-weight-asian="bold" fo:letter-spacing="-0.0013in" fo:font-size="5.5pt" style:font-size-asian="5.5pt"/>
    </style:style>
    <style:style style:name="P38" style:parent-style-name="TableParagraph" style:family="paragraph">
      <style:paragraph-properties fo:margin-top="0.0138in" fo:line-height="0.0722in" fo:margin-left="0.0187in">
        <style:tab-stops/>
      </style:paragraph-properties>
    </style:style>
    <style:style style:name="T39" style:parent-style-name="Phôngmặcđịnhcủađoạnvăn" style:family="text">
      <style:text-properties fo:font-weight="bold" style:font-weight-asian="bold" fo:letter-spacing="-0.0013in" style:text-scale="105%" fo:font-size="5.5pt" style:font-size-asian="5.5pt"/>
    </style:style>
    <style:style style:name="TableRow40" style:family="table-row">
      <style:table-row-properties style:min-row-height="0.1958in" style:use-optimal-row-height="false"/>
    </style:style>
    <style:style style:name="TableCell41" style:family="table-cell">
      <style:table-cell-properties fo:border="0.0069in solid #000000" style:writing-mode="lr-tb" fo:padding-top="0in" fo:padding-left="0in" fo:padding-bottom="0in" fo:padding-right="0in"/>
    </style:style>
    <style:style style:name="P42" style:parent-style-name="TableParagraph" style:family="paragraph">
      <style:paragraph-properties fo:margin-top="0.0618in" fo:margin-left="0.0159in">
        <style:tab-stops/>
      </style:paragraph-properties>
    </style:style>
    <style:style style:name="T43" style:parent-style-name="Phôngmặcđịnhcủađoạnvăn" style:family="text">
      <style:text-properties fo:letter-spacing="-0.0027in" style:text-scale="105%" fo:font-size="5pt" style:font-size-asian="5pt"/>
    </style:style>
    <style:style style:name="TableCell44" style:family="table-cell">
      <style:table-cell-properties fo:border="0.0069in solid #000000" style:writing-mode="lr-tb" fo:padding-top="0in" fo:padding-left="0in" fo:padding-bottom="0in" fo:padding-right="0in"/>
    </style:style>
    <style:style style:name="P45" style:parent-style-name="TableParagraph" style:family="paragraph">
      <style:paragraph-properties fo:margin-top="0.0618in" fo:margin-left="0.0159in">
        <style:tab-stops/>
      </style:paragraph-properties>
    </style:style>
    <style:style style:name="T46" style:parent-style-name="Phôngmặcđịnhcủađoạnvăn" style:family="text">
      <style:text-properties fo:font-size="5pt" style:font-size-asian="5pt"/>
    </style:style>
    <style:style style:name="T47" style:parent-style-name="Phôngmặcđịnhcủađoạnvăn" style:family="text">
      <style:text-properties fo:letter-spacing="-0.0006in" fo:font-size="5pt" style:font-size-asian="5pt"/>
    </style:style>
    <style:style style:name="T48" style:parent-style-name="Phôngmặcđịnhcủađoạnvăn" style:family="text">
      <style:text-properties fo:letter-spacing="-0.0013in" fo:font-size="5pt" style:font-size-asian="5pt"/>
    </style:style>
    <style:style style:name="TableCell49" style:family="table-cell">
      <style:table-cell-properties fo:border="0.0069in solid #000000" style:writing-mode="lr-tb" fo:padding-top="0in" fo:padding-left="0in" fo:padding-bottom="0in" fo:padding-right="0in"/>
    </style:style>
    <style:style style:name="P50" style:parent-style-name="TableParagraph" style:family="paragraph">
      <style:paragraph-properties fo:margin-top="0.0618in" fo:margin-left="0.0166in">
        <style:tab-stops/>
      </style:paragraph-properties>
    </style:style>
    <style:style style:name="T51" style:parent-style-name="Phôngmặcđịnhcủađoạnvăn" style:family="text">
      <style:text-properties fo:font-size="5pt" style:font-size-asian="5pt"/>
    </style:style>
    <style:style style:name="T52" style:parent-style-name="Phôngmặcđịnhcủađoạnvăn" style:family="text">
      <style:text-properties fo:letter-spacing="-0.0041in" fo:font-size="5pt" style:font-size-asian="5pt"/>
    </style:style>
    <style:style style:name="T53" style:parent-style-name="Phôngmặcđịnhcủađoạnvăn" style:family="text">
      <style:text-properties fo:font-size="5pt" style:font-size-asian="5pt"/>
    </style:style>
    <style:style style:name="T54" style:parent-style-name="Phôngmặcđịnhcủađoạnvăn" style:family="text">
      <style:text-properties fo:letter-spacing="-0.0034in" fo:font-size="5pt" style:font-size-asian="5pt"/>
    </style:style>
    <style:style style:name="T55" style:parent-style-name="Phôngmặcđịnhcủađoạnvăn" style:family="text">
      <style:text-properties fo:font-size="5pt" style:font-size-asian="5pt"/>
    </style:style>
    <style:style style:name="T56" style:parent-style-name="Phôngmặcđịnhcủađoạnvăn" style:family="text">
      <style:text-properties fo:letter-spacing="-0.0027in" fo:font-size="5pt" style:font-size-asian="5pt"/>
    </style:style>
    <style:style style:name="T57" style:parent-style-name="Phôngmặcđịnhcủađoạnvăn" style:family="text">
      <style:text-properties fo:font-size="5pt" style:font-size-asian="5pt"/>
    </style:style>
    <style:style style:name="T58" style:parent-style-name="Phôngmặcđịnhcủađoạnvăn" style:family="text">
      <style:text-properties fo:letter-spacing="-0.0034in" fo:font-size="5pt" style:font-size-asian="5pt"/>
    </style:style>
    <style:style style:name="T59" style:parent-style-name="Phôngmặcđịnhcủađoạnvăn" style:family="text">
      <style:text-properties fo:font-size="5pt" style:font-size-asian="5pt"/>
    </style:style>
    <style:style style:name="T60" style:parent-style-name="Phôngmặcđịnhcủađoạnvăn" style:family="text">
      <style:text-properties fo:letter-spacing="-0.0027in" fo:font-size="5pt" style:font-size-asian="5pt"/>
    </style:style>
    <style:style style:name="T61" style:parent-style-name="Phôngmặcđịnhcủađoạnvăn" style:family="text">
      <style:text-properties fo:font-size="5pt" style:font-size-asian="5pt"/>
    </style:style>
    <style:style style:name="T62" style:parent-style-name="Phôngmặcđịnhcủađoạnvăn" style:family="text">
      <style:text-properties fo:letter-spacing="-0.0027in" fo:font-size="5pt" style:font-size-asian="5pt"/>
    </style:style>
    <style:style style:name="T63" style:parent-style-name="Phôngmặcđịnhcủađoạnvăn" style:family="text">
      <style:text-properties fo:font-size="5pt" style:font-size-asian="5pt"/>
    </style:style>
    <style:style style:name="T64" style:parent-style-name="Phôngmặcđịnhcủađoạnvăn" style:family="text">
      <style:text-properties fo:letter-spacing="-0.0034in" fo:font-size="5pt" style:font-size-asian="5pt"/>
    </style:style>
    <style:style style:name="T65" style:parent-style-name="Phôngmặcđịnhcủađoạnvăn" style:family="text">
      <style:text-properties fo:font-size="5pt" style:font-size-asian="5pt"/>
    </style:style>
    <style:style style:name="T66" style:parent-style-name="Phôngmặcđịnhcủađoạnvăn" style:family="text">
      <style:text-properties fo:letter-spacing="-0.0034in" fo:font-size="5pt" style:font-size-asian="5pt"/>
    </style:style>
    <style:style style:name="T67" style:parent-style-name="Phôngmặcđịnhcủađoạnvăn" style:family="text">
      <style:text-properties fo:font-size="5pt" style:font-size-asian="5pt"/>
    </style:style>
    <style:style style:name="T68" style:parent-style-name="Phôngmặcđịnhcủađoạnvăn" style:family="text">
      <style:text-properties fo:letter-spacing="-0.0041in" fo:font-size="5pt" style:font-size-asian="5pt"/>
    </style:style>
    <style:style style:name="T69" style:parent-style-name="Phôngmặcđịnhcủađoạnvăn" style:family="text">
      <style:text-properties fo:font-size="5pt" style:font-size-asian="5pt"/>
    </style:style>
    <style:style style:name="T70" style:parent-style-name="Phôngmặcđịnhcủađoạnvăn" style:family="text">
      <style:text-properties fo:letter-spacing="-0.0027in" fo:font-size="5pt" style:font-size-asian="5pt"/>
    </style:style>
    <style:style style:name="T71" style:parent-style-name="Phôngmặcđịnhcủađoạnvăn" style:family="text">
      <style:text-properties fo:font-size="5pt" style:font-size-asian="5pt"/>
    </style:style>
    <style:style style:name="T72" style:parent-style-name="Phôngmặcđịnhcủađoạnvăn" style:family="text">
      <style:text-properties fo:letter-spacing="-0.0027in" fo:font-size="5pt" style:font-size-asian="5pt"/>
    </style:style>
    <style:style style:name="T73" style:parent-style-name="Phôngmặcđịnhcủađoạnvăn" style:family="text">
      <style:text-properties fo:font-size="5pt" style:font-size-asian="5pt"/>
    </style:style>
    <style:style style:name="T74" style:parent-style-name="Phôngmặcđịnhcủađoạnvăn" style:family="text">
      <style:text-properties fo:letter-spacing="-0.0027in" fo:font-size="5pt" style:font-size-asian="5pt"/>
    </style:style>
    <style:style style:name="T75" style:parent-style-name="Phôngmặcđịnhcủađoạnvăn" style:family="text">
      <style:text-properties fo:font-size="5pt" style:font-size-asian="5pt"/>
    </style:style>
    <style:style style:name="T76" style:parent-style-name="Phôngmặcđịnhcủađoạnvăn" style:family="text">
      <style:text-properties fo:letter-spacing="-0.0034in" fo:font-size="5pt" style:font-size-asian="5pt"/>
    </style:style>
    <style:style style:name="T77" style:parent-style-name="Phôngmặcđịnhcủađoạnvăn" style:family="text">
      <style:text-properties fo:letter-spacing="-0.0013in" fo:font-size="5pt" style:font-size-asian="5pt"/>
    </style:style>
    <style:style style:name="TableCell78" style:family="table-cell">
      <style:table-cell-properties fo:border="0.0069in solid #000000" style:writing-mode="lr-tb" fo:padding-top="0in" fo:padding-left="0in" fo:padding-bottom="0in" fo:padding-right="0in"/>
    </style:style>
    <style:style style:name="P79" style:parent-style-name="TableParagraph" style:family="paragraph">
      <style:paragraph-properties fo:margin-top="0.0333in"/>
      <style:text-properties style:font-name="Times New Roman" fo:font-size="5pt" style:font-size-asian="5pt"/>
    </style:style>
    <style:style style:name="P80" style:parent-style-name="TableParagraph" style:family="paragraph">
      <style:paragraph-properties fo:line-height="0.0687in" fo:margin-left="0.0173in">
        <style:tab-stops/>
      </style:paragraph-properties>
    </style:style>
    <style:style style:name="T81" style:parent-style-name="Phôngmặcđịnhcủađoạnvăn" style:family="text">
      <style:text-properties fo:letter-spacing="-0.0034in" style:text-scale="105%" fo:font-size="5pt" style:font-size-asian="5pt"/>
    </style:style>
    <style:style style:name="TableCell82" style:family="table-cell">
      <style:table-cell-properties fo:border="0.0069in solid #000000" style:writing-mode="lr-tb" fo:padding-top="0in" fo:padding-left="0in" fo:padding-bottom="0in" fo:padding-right="0in"/>
    </style:style>
    <style:style style:name="P83" style:parent-style-name="TableParagraph" style:family="paragraph">
      <style:text-properties style:font-name="Times New Roman" fo:font-size="5pt" style:font-size-asian="5pt"/>
    </style:style>
    <style:style style:name="TableCell84" style:family="table-cell">
      <style:table-cell-properties fo:border="0.0069in solid #000000" style:writing-mode="lr-tb" fo:padding-top="0in" fo:padding-left="0in" fo:padding-bottom="0in" fo:padding-right="0in"/>
    </style:style>
    <style:style style:name="P85" style:parent-style-name="TableParagraph" style:family="paragraph">
      <style:text-properties style:font-name="Times New Roman" fo:font-size="5pt" style:font-size-asian="5pt"/>
    </style:style>
    <style:style style:name="TableCell86" style:family="table-cell">
      <style:table-cell-properties fo:border="0.0069in solid #000000" style:writing-mode="lr-tb" fo:padding-top="0in" fo:padding-left="0in" fo:padding-bottom="0in" fo:padding-right="0in"/>
    </style:style>
    <style:style style:name="P87" style:parent-style-name="TableParagraph" style:family="paragraph">
      <style:text-properties style:font-name="Times New Roman" fo:font-size="5pt" style:font-size-asian="5pt"/>
    </style:style>
    <style:style style:name="TableRow88" style:family="table-row">
      <style:table-row-properties style:min-row-height="0.1958in" style:use-optimal-row-height="false"/>
    </style:style>
    <style:style style:name="TableCell89" style:family="table-cell">
      <style:table-cell-properties fo:border="0.0069in solid #000000" style:writing-mode="lr-tb" fo:padding-top="0in" fo:padding-left="0in" fo:padding-bottom="0in" fo:padding-right="0in"/>
    </style:style>
    <style:style style:name="P90" style:parent-style-name="TableParagraph" style:family="paragraph">
      <style:paragraph-properties fo:margin-top="0.0618in" fo:margin-left="0.0159in">
        <style:tab-stops/>
      </style:paragraph-properties>
    </style:style>
    <style:style style:name="T91" style:parent-style-name="Phôngmặcđịnhcủađoạnvăn" style:family="text">
      <style:text-properties fo:letter-spacing="-0.0027in" style:text-scale="105%" fo:font-size="5pt" style:font-size-asian="5pt"/>
    </style:style>
    <style:style style:name="TableCell92" style:family="table-cell">
      <style:table-cell-properties fo:border="0.0069in solid #000000" style:writing-mode="lr-tb" fo:padding-top="0in" fo:padding-left="0in" fo:padding-bottom="0in" fo:padding-right="0in"/>
    </style:style>
    <style:style style:name="P93" style:parent-style-name="TableParagraph" style:family="paragraph">
      <style:paragraph-properties fo:margin-top="0.0618in" fo:margin-left="0.0159in">
        <style:tab-stops/>
      </style:paragraph-properties>
    </style:style>
    <style:style style:name="T94" style:parent-style-name="Phôngmặcđịnhcủađoạnvăn" style:family="text">
      <style:text-properties fo:font-size="5pt" style:font-size-asian="5pt"/>
    </style:style>
    <style:style style:name="T95" style:parent-style-name="Phôngmặcđịnhcủađoạnvăn" style:family="text">
      <style:text-properties fo:letter-spacing="0.002in" fo:font-size="5pt" style:font-size-asian="5pt"/>
    </style:style>
    <style:style style:name="T96" style:parent-style-name="Phôngmặcđịnhcủađoạnvăn" style:family="text">
      <style:text-properties fo:letter-spacing="-0.0013in" fo:font-size="5pt" style:font-size-asian="5pt"/>
    </style:style>
    <style:style style:name="TableCell97" style:family="table-cell">
      <style:table-cell-properties fo:border="0.0069in solid #000000" style:writing-mode="lr-tb" fo:padding-top="0in" fo:padding-left="0in" fo:padding-bottom="0in" fo:padding-right="0in"/>
    </style:style>
    <style:style style:name="P98" style:parent-style-name="TableParagraph" style:family="paragraph">
      <style:paragraph-properties fo:margin-top="0.0618in" fo:margin-left="0.0166in">
        <style:tab-stops/>
      </style:paragraph-properties>
    </style:style>
    <style:style style:name="T99" style:parent-style-name="Phôngmặcđịnhcủađoạnvăn" style:family="text">
      <style:text-properties fo:font-size="5pt" style:font-size-asian="5pt"/>
    </style:style>
    <style:style style:name="T100" style:parent-style-name="Phôngmặcđịnhcủađoạnvăn" style:family="text">
      <style:text-properties fo:letter-spacing="-0.0027in" fo:font-size="5pt" style:font-size-asian="5pt"/>
    </style:style>
    <style:style style:name="T101" style:parent-style-name="Phôngmặcđịnhcủađoạnvăn" style:family="text">
      <style:text-properties fo:font-size="5pt" style:font-size-asian="5pt"/>
    </style:style>
    <style:style style:name="T102" style:parent-style-name="Phôngmặcđịnhcủađoạnvăn" style:family="text">
      <style:text-properties fo:letter-spacing="-0.0027in" fo:font-size="5pt" style:font-size-asian="5pt"/>
    </style:style>
    <style:style style:name="T103" style:parent-style-name="Phôngmặcđịnhcủađoạnvăn" style:family="text">
      <style:text-properties fo:font-size="5pt" style:font-size-asian="5pt"/>
    </style:style>
    <style:style style:name="T104" style:parent-style-name="Phôngmặcđịnhcủađoạnvăn" style:family="text">
      <style:text-properties fo:letter-spacing="-0.002in" fo:font-size="5pt" style:font-size-asian="5pt"/>
    </style:style>
    <style:style style:name="T105" style:parent-style-name="Phôngmặcđịnhcủađoạnvăn" style:family="text">
      <style:text-properties fo:font-size="5pt" style:font-size-asian="5pt"/>
    </style:style>
    <style:style style:name="T106" style:parent-style-name="Phôngmặcđịnhcủađoạnvăn" style:family="text">
      <style:text-properties fo:letter-spacing="-0.002in" fo:font-size="5pt" style:font-size-asian="5pt"/>
    </style:style>
    <style:style style:name="T107" style:parent-style-name="Phôngmặcđịnhcủađoạnvăn" style:family="text">
      <style:text-properties fo:font-size="5pt" style:font-size-asian="5pt"/>
    </style:style>
    <style:style style:name="T108" style:parent-style-name="Phôngmặcđịnhcủađoạnvăn" style:family="text">
      <style:text-properties fo:letter-spacing="-0.0027in" fo:font-size="5pt" style:font-size-asian="5pt"/>
    </style:style>
    <style:style style:name="T109" style:parent-style-name="Phôngmặcđịnhcủađoạnvăn" style:family="text">
      <style:text-properties fo:font-size="5pt" style:font-size-asian="5pt"/>
    </style:style>
    <style:style style:name="T110" style:parent-style-name="Phôngmặcđịnhcủađoạnvăn" style:family="text">
      <style:text-properties fo:letter-spacing="-0.0027in" fo:font-size="5pt" style:font-size-asian="5pt"/>
    </style:style>
    <style:style style:name="T111" style:parent-style-name="Phôngmặcđịnhcủađoạnvăn" style:family="text">
      <style:text-properties fo:font-size="5pt" style:font-size-asian="5pt"/>
    </style:style>
    <style:style style:name="T112" style:parent-style-name="Phôngmặcđịnhcủađoạnvăn" style:family="text">
      <style:text-properties fo:letter-spacing="-0.0027in" fo:font-size="5pt" style:font-size-asian="5pt"/>
    </style:style>
    <style:style style:name="T113" style:parent-style-name="Phôngmặcđịnhcủađoạnvăn" style:family="text">
      <style:text-properties fo:font-size="5pt" style:font-size-asian="5pt"/>
    </style:style>
    <style:style style:name="T114" style:parent-style-name="Phôngmặcđịnhcủađoạnvăn" style:family="text">
      <style:text-properties fo:letter-spacing="-0.0027in" fo:font-size="5pt" style:font-size-asian="5pt"/>
    </style:style>
    <style:style style:name="T115" style:parent-style-name="Phôngmặcđịnhcủađoạnvăn" style:family="text">
      <style:text-properties fo:font-size="5pt" style:font-size-asian="5pt"/>
    </style:style>
    <style:style style:name="T116" style:parent-style-name="Phôngmặcđịnhcủađoạnvăn" style:family="text">
      <style:text-properties fo:letter-spacing="-0.002in" fo:font-size="5pt" style:font-size-asian="5pt"/>
    </style:style>
    <style:style style:name="T117" style:parent-style-name="Phôngmặcđịnhcủađoạnvăn" style:family="text">
      <style:text-properties fo:font-size="5pt" style:font-size-asian="5pt"/>
    </style:style>
    <style:style style:name="T118" style:parent-style-name="Phôngmặcđịnhcủađoạnvăn" style:family="text">
      <style:text-properties fo:letter-spacing="-0.0027in" fo:font-size="5pt" style:font-size-asian="5pt"/>
    </style:style>
    <style:style style:name="T119" style:parent-style-name="Phôngmặcđịnhcủađoạnvăn" style:family="text">
      <style:text-properties fo:font-size="5pt" style:font-size-asian="5pt"/>
    </style:style>
    <style:style style:name="T120" style:parent-style-name="Phôngmặcđịnhcủađoạnvăn" style:family="text">
      <style:text-properties fo:letter-spacing="-0.002in" fo:font-size="5pt" style:font-size-asian="5pt"/>
    </style:style>
    <style:style style:name="T121" style:parent-style-name="Phôngmặcđịnhcủađoạnvăn" style:family="text">
      <style:text-properties fo:font-size="5pt" style:font-size-asian="5pt"/>
    </style:style>
    <style:style style:name="T122" style:parent-style-name="Phôngmặcđịnhcủađoạnvăn" style:family="text">
      <style:text-properties fo:letter-spacing="-0.0034in" fo:font-size="5pt" style:font-size-asian="5pt"/>
    </style:style>
    <style:style style:name="T123" style:parent-style-name="Phôngmặcđịnhcủađoạnvăn" style:family="text">
      <style:text-properties fo:font-size="5pt" style:font-size-asian="5pt"/>
    </style:style>
    <style:style style:name="T124" style:parent-style-name="Phôngmặcđịnhcủađoạnvăn" style:family="text">
      <style:text-properties fo:letter-spacing="-0.0027in" fo:font-size="5pt" style:font-size-asian="5pt"/>
    </style:style>
    <style:style style:name="T125" style:parent-style-name="Phôngmặcđịnhcủađoạnvăn" style:family="text">
      <style:text-properties fo:font-size="5pt" style:font-size-asian="5pt"/>
    </style:style>
    <style:style style:name="T126" style:parent-style-name="Phôngmặcđịnhcủađoạnvăn" style:family="text">
      <style:text-properties fo:letter-spacing="-0.002in" fo:font-size="5pt" style:font-size-asian="5pt"/>
    </style:style>
    <style:style style:name="T127" style:parent-style-name="Phôngmặcđịnhcủađoạnvăn" style:family="text">
      <style:text-properties fo:font-size="5pt" style:font-size-asian="5pt"/>
    </style:style>
    <style:style style:name="T128" style:parent-style-name="Phôngmặcđịnhcủađoạnvăn" style:family="text">
      <style:text-properties fo:letter-spacing="-0.0034in" fo:font-size="5pt" style:font-size-asian="5pt"/>
    </style:style>
    <style:style style:name="T129" style:parent-style-name="Phôngmặcđịnhcủađoạnvăn" style:family="text">
      <style:text-properties fo:font-size="5pt" style:font-size-asian="5pt"/>
    </style:style>
    <style:style style:name="T130" style:parent-style-name="Phôngmặcđịnhcủađoạnvăn" style:family="text">
      <style:text-properties fo:letter-spacing="-0.0027in" fo:font-size="5pt" style:font-size-asian="5pt"/>
    </style:style>
    <style:style style:name="T131" style:parent-style-name="Phôngmặcđịnhcủađoạnvăn" style:family="text">
      <style:text-properties fo:font-size="5pt" style:font-size-asian="5pt"/>
    </style:style>
    <style:style style:name="T132" style:parent-style-name="Phôngmặcđịnhcủađoạnvăn" style:family="text">
      <style:text-properties fo:letter-spacing="-0.002in" fo:font-size="5pt" style:font-size-asian="5pt"/>
    </style:style>
    <style:style style:name="T133" style:parent-style-name="Phôngmặcđịnhcủađoạnvăn" style:family="text">
      <style:text-properties fo:font-size="5pt" style:font-size-asian="5pt"/>
    </style:style>
    <style:style style:name="T134" style:parent-style-name="Phôngmặcđịnhcủađoạnvăn" style:family="text">
      <style:text-properties fo:letter-spacing="-0.0027in" fo:font-size="5pt" style:font-size-asian="5pt"/>
    </style:style>
    <style:style style:name="T135" style:parent-style-name="Phôngmặcđịnhcủađoạnvăn" style:family="text">
      <style:text-properties fo:letter-spacing="-0.0013in" fo:font-size="5pt" style:font-size-asian="5pt"/>
    </style:style>
    <style:style style:name="TableCell136" style:family="table-cell">
      <style:table-cell-properties fo:border="0.0069in solid #000000" style:writing-mode="lr-tb" fo:padding-top="0in" fo:padding-left="0in" fo:padding-bottom="0in" fo:padding-right="0in"/>
    </style:style>
    <style:style style:name="P137" style:parent-style-name="TableParagraph" style:family="paragraph">
      <style:paragraph-properties fo:margin-top="0.0333in"/>
      <style:text-properties style:font-name="Times New Roman" fo:font-size="5pt" style:font-size-asian="5pt"/>
    </style:style>
    <style:style style:name="P138" style:parent-style-name="TableParagraph" style:family="paragraph">
      <style:paragraph-properties fo:line-height="0.0687in" fo:margin-left="0.0173in">
        <style:tab-stops/>
      </style:paragraph-properties>
    </style:style>
    <style:style style:name="T139" style:parent-style-name="Phôngmặcđịnhcủađoạnvăn" style:family="text">
      <style:text-properties fo:letter-spacing="-0.0034in" style:text-scale="105%" fo:font-size="5pt" style:font-size-asian="5pt"/>
    </style:style>
    <style:style style:name="TableCell140" style:family="table-cell">
      <style:table-cell-properties fo:border="0.0069in solid #000000" style:writing-mode="lr-tb" fo:padding-top="0in" fo:padding-left="0in" fo:padding-bottom="0in" fo:padding-right="0in"/>
    </style:style>
    <style:style style:name="P141" style:parent-style-name="TableParagraph" style:family="paragraph">
      <style:text-properties style:font-name="Times New Roman" fo:font-size="5pt" style:font-size-asian="5pt"/>
    </style:style>
    <style:style style:name="TableCell142" style:family="table-cell">
      <style:table-cell-properties fo:border="0.0069in solid #000000" style:writing-mode="lr-tb" fo:padding-top="0in" fo:padding-left="0in" fo:padding-bottom="0in" fo:padding-right="0in"/>
    </style:style>
    <style:style style:name="P143" style:parent-style-name="TableParagraph" style:family="paragraph">
      <style:text-properties style:font-name="Times New Roman" fo:font-size="5pt" style:font-size-asian="5pt"/>
    </style:style>
    <style:style style:name="TableCell144" style:family="table-cell">
      <style:table-cell-properties fo:border="0.0069in solid #000000" style:writing-mode="lr-tb" fo:padding-top="0in" fo:padding-left="0in" fo:padding-bottom="0in" fo:padding-right="0in"/>
    </style:style>
    <style:style style:name="P145" style:parent-style-name="TableParagraph" style:family="paragraph">
      <style:text-properties style:font-name="Times New Roman" fo:font-size="5pt" style:font-size-asian="5pt"/>
    </style:style>
    <style:style style:name="TableRow146" style:family="table-row">
      <style:table-row-properties style:min-row-height="0.1958in" style:use-optimal-row-height="false"/>
    </style:style>
    <style:style style:name="TableCell147" style:family="table-cell">
      <style:table-cell-properties fo:border="0.0069in solid #000000" style:writing-mode="lr-tb" fo:padding-top="0in" fo:padding-left="0in" fo:padding-bottom="0in" fo:padding-right="0in"/>
    </style:style>
    <style:style style:name="P148" style:parent-style-name="TableParagraph" style:family="paragraph">
      <style:paragraph-properties fo:margin-top="0.0618in" fo:margin-left="0.0159in">
        <style:tab-stops/>
      </style:paragraph-properties>
    </style:style>
    <style:style style:name="T149" style:parent-style-name="Phôngmặcđịnhcủađoạnvăn" style:family="text">
      <style:text-properties fo:letter-spacing="-0.0027in" style:text-scale="105%" fo:font-size="5pt" style:font-size-asian="5pt"/>
    </style:style>
    <style:style style:name="TableCell150" style:family="table-cell">
      <style:table-cell-properties fo:border="0.0069in solid #000000" style:writing-mode="lr-tb" fo:padding-top="0in" fo:padding-left="0in" fo:padding-bottom="0in" fo:padding-right="0in"/>
    </style:style>
    <style:style style:name="P151" style:parent-style-name="TableParagraph" style:family="paragraph">
      <style:paragraph-properties fo:margin-top="0.0618in" fo:margin-left="0.0159in">
        <style:tab-stops/>
      </style:paragraph-properties>
    </style:style>
    <style:style style:name="T152" style:parent-style-name="Phôngmặcđịnhcủađoạnvăn" style:family="text">
      <style:text-properties fo:font-size="5pt" style:font-size-asian="5pt"/>
    </style:style>
    <style:style style:name="T153" style:parent-style-name="Phôngmặcđịnhcủađoạnvăn" style:family="text">
      <style:text-properties fo:letter-spacing="-0.0041in" fo:font-size="5pt" style:font-size-asian="5pt"/>
    </style:style>
    <style:style style:name="T154" style:parent-style-name="Phôngmặcđịnhcủađoạnvăn" style:family="text">
      <style:text-properties fo:font-size="5pt" style:font-size-asian="5pt"/>
    </style:style>
    <style:style style:name="T155" style:parent-style-name="Phôngmặcđịnhcủađoạnvăn" style:family="text">
      <style:text-properties fo:letter-spacing="-0.0034in" fo:font-size="5pt" style:font-size-asian="5pt"/>
    </style:style>
    <style:style style:name="T156" style:parent-style-name="Phôngmặcđịnhcủađoạnvăn" style:family="text">
      <style:text-properties fo:letter-spacing="-0.0013in" fo:font-size="5pt" style:font-size-asian="5pt"/>
    </style:style>
    <style:style style:name="TableCell157" style:family="table-cell">
      <style:table-cell-properties fo:border="0.0069in solid #000000" style:writing-mode="lr-tb" fo:padding-top="0in" fo:padding-left="0in" fo:padding-bottom="0in" fo:padding-right="0in"/>
    </style:style>
    <style:style style:name="P158" style:parent-style-name="TableParagraph" style:family="paragraph">
      <style:paragraph-properties fo:margin-top="0.0618in" fo:margin-left="0.0166in">
        <style:tab-stops/>
      </style:paragraph-properties>
    </style:style>
    <style:style style:name="T159" style:parent-style-name="Phôngmặcđịnhcủađoạnvăn" style:family="text">
      <style:text-properties fo:font-size="5pt" style:font-size-asian="5pt"/>
    </style:style>
    <style:style style:name="T160" style:parent-style-name="Phôngmặcđịnhcủađoạnvăn" style:family="text">
      <style:text-properties fo:letter-spacing="-0.0013in" fo:font-size="5pt" style:font-size-asian="5pt"/>
    </style:style>
    <style:style style:name="T161" style:parent-style-name="Phôngmặcđịnhcủađoạnvăn" style:family="text">
      <style:text-properties fo:font-size="5pt" style:font-size-asian="5pt"/>
    </style:style>
    <style:style style:name="T162" style:parent-style-name="Phôngmặcđịnhcủađoạnvăn" style:family="text">
      <style:text-properties fo:letter-spacing="-0.0006in" fo:font-size="5pt" style:font-size-asian="5pt"/>
    </style:style>
    <style:style style:name="T163" style:parent-style-name="Phôngmặcđịnhcủađoạnvăn" style:family="text">
      <style:text-properties fo:font-size="5pt" style:font-size-asian="5pt"/>
    </style:style>
    <style:style style:name="T164" style:parent-style-name="Phôngmặcđịnhcủađoạnvăn" style:family="text">
      <style:text-properties fo:letter-spacing="-0.0013in" fo:font-size="5pt" style:font-size-asian="5pt"/>
    </style:style>
    <style:style style:name="TableCell165" style:family="table-cell">
      <style:table-cell-properties fo:border="0.0069in solid #000000" style:writing-mode="lr-tb" fo:padding-top="0in" fo:padding-left="0in" fo:padding-bottom="0in" fo:padding-right="0in"/>
    </style:style>
    <style:style style:name="P166" style:parent-style-name="TableParagraph" style:family="paragraph">
      <style:paragraph-properties fo:margin-top="0.0333in"/>
      <style:text-properties style:font-name="Times New Roman" fo:font-size="5pt" style:font-size-asian="5pt"/>
    </style:style>
    <style:style style:name="P167" style:parent-style-name="TableParagraph" style:family="paragraph">
      <style:paragraph-properties fo:line-height="0.0687in" fo:margin-left="0.0173in">
        <style:tab-stops/>
      </style:paragraph-properties>
    </style:style>
    <style:style style:name="T168" style:parent-style-name="Phôngmặcđịnhcủađoạnvăn" style:family="text">
      <style:text-properties fo:letter-spacing="-0.0034in" style:text-scale="105%" fo:font-size="5pt" style:font-size-asian="5pt"/>
    </style:style>
    <style:style style:name="TableCell169" style:family="table-cell">
      <style:table-cell-properties fo:border="0.0069in solid #000000" style:writing-mode="lr-tb" fo:padding-top="0in" fo:padding-left="0in" fo:padding-bottom="0in" fo:padding-right="0in"/>
    </style:style>
    <style:style style:name="P170" style:parent-style-name="TableParagraph" style:family="paragraph">
      <style:text-properties style:font-name="Times New Roman" fo:font-size="5pt" style:font-size-asian="5pt"/>
    </style:style>
    <style:style style:name="TableCell171" style:family="table-cell">
      <style:table-cell-properties fo:border="0.0069in solid #000000" style:writing-mode="lr-tb" fo:padding-top="0in" fo:padding-left="0in" fo:padding-bottom="0in" fo:padding-right="0in"/>
    </style:style>
    <style:style style:name="P172" style:parent-style-name="TableParagraph" style:family="paragraph">
      <style:text-properties style:font-name="Times New Roman" fo:font-size="5pt" style:font-size-asian="5pt"/>
    </style:style>
    <style:style style:name="TableCell173" style:family="table-cell">
      <style:table-cell-properties fo:border="0.0069in solid #000000" style:writing-mode="lr-tb" fo:padding-top="0in" fo:padding-left="0in" fo:padding-bottom="0in" fo:padding-right="0in"/>
    </style:style>
    <style:style style:name="P174" style:parent-style-name="TableParagraph" style:family="paragraph">
      <style:text-properties style:font-name="Times New Roman" fo:font-size="5pt" style:font-size-asian="5pt"/>
    </style:style>
    <style:style style:name="TableRow175" style:family="table-row">
      <style:table-row-properties style:min-row-height="0.1958in" style:use-optimal-row-height="false"/>
    </style:style>
    <style:style style:name="TableCell176" style:family="table-cell">
      <style:table-cell-properties fo:border="0.0069in solid #000000" style:writing-mode="lr-tb" fo:padding-top="0in" fo:padding-left="0in" fo:padding-bottom="0in" fo:padding-right="0in"/>
    </style:style>
    <style:style style:name="P177" style:parent-style-name="TableParagraph" style:family="paragraph">
      <style:paragraph-properties fo:margin-top="0.0618in" fo:margin-left="0.0159in">
        <style:tab-stops/>
      </style:paragraph-properties>
    </style:style>
    <style:style style:name="T178" style:parent-style-name="Phôngmặcđịnhcủađoạnvăn" style:family="text">
      <style:text-properties fo:letter-spacing="-0.0027in" style:text-scale="105%" fo:font-size="5pt" style:font-size-asian="5pt"/>
    </style:style>
    <style:style style:name="TableCell179" style:family="table-cell">
      <style:table-cell-properties fo:border="0.0069in solid #000000" style:writing-mode="lr-tb" fo:padding-top="0in" fo:padding-left="0in" fo:padding-bottom="0in" fo:padding-right="0in"/>
    </style:style>
    <style:style style:name="P180" style:parent-style-name="TableParagraph" style:family="paragraph">
      <style:paragraph-properties fo:margin-top="0.0618in" fo:margin-left="0.0159in">
        <style:tab-stops/>
      </style:paragraph-properties>
    </style:style>
    <style:style style:name="T181" style:parent-style-name="Phôngmặcđịnhcủađoạnvăn" style:family="text">
      <style:text-properties fo:font-size="5pt" style:font-size-asian="5pt"/>
    </style:style>
    <style:style style:name="T182" style:parent-style-name="Phôngmặcđịnhcủađoạnvăn" style:family="text">
      <style:text-properties fo:letter-spacing="-0.0006in" fo:font-size="5pt" style:font-size-asian="5pt"/>
    </style:style>
    <style:style style:name="T183" style:parent-style-name="Phôngmặcđịnhcủađoạnvăn" style:family="text">
      <style:text-properties fo:letter-spacing="-0.0013in" fo:font-size="5pt" style:font-size-asian="5pt"/>
    </style:style>
    <style:style style:name="TableCell184" style:family="table-cell">
      <style:table-cell-properties fo:border="0.0069in solid #000000" style:writing-mode="lr-tb" fo:padding-top="0in" fo:padding-left="0in" fo:padding-bottom="0in" fo:padding-right="0in"/>
    </style:style>
    <style:style style:name="P185" style:parent-style-name="TableParagraph" style:family="paragraph">
      <style:paragraph-properties fo:margin-top="0.0618in" fo:margin-left="0.0166in">
        <style:tab-stops/>
      </style:paragraph-properties>
    </style:style>
    <style:style style:name="T186" style:parent-style-name="Phôngmặcđịnhcủađoạnvăn" style:family="text">
      <style:text-properties fo:font-size="5pt" style:font-size-asian="5pt"/>
    </style:style>
    <style:style style:name="T187" style:parent-style-name="Phôngmặcđịnhcủađoạnvăn" style:family="text">
      <style:text-properties fo:letter-spacing="-0.0006in" fo:font-size="5pt" style:font-size-asian="5pt"/>
    </style:style>
    <style:style style:name="T188" style:parent-style-name="Phôngmặcđịnhcủađoạnvăn" style:family="text">
      <style:text-properties fo:font-size="5pt" style:font-size-asian="5pt"/>
    </style:style>
    <style:style style:name="T189" style:parent-style-name="Phôngmặcđịnhcủađoạnvăn" style:family="text">
      <style:text-properties fo:letter-spacing="0.0006in" fo:font-size="5pt" style:font-size-asian="5pt"/>
    </style:style>
    <style:style style:name="T190" style:parent-style-name="Phôngmặcđịnhcủađoạnvăn" style:family="text">
      <style:text-properties fo:font-size="5pt" style:font-size-asian="5pt"/>
    </style:style>
    <style:style style:name="T191" style:parent-style-name="Phôngmặcđịnhcủađoạnvăn" style:family="text">
      <style:text-properties fo:letter-spacing="-0.0013in" fo:font-size="5pt" style:font-size-asian="5pt"/>
    </style:style>
    <style:style style:name="TableCell192" style:family="table-cell">
      <style:table-cell-properties fo:border="0.0069in solid #000000" style:writing-mode="lr-tb" fo:padding-top="0in" fo:padding-left="0in" fo:padding-bottom="0in" fo:padding-right="0in"/>
    </style:style>
    <style:style style:name="P193" style:parent-style-name="TableParagraph" style:family="paragraph">
      <style:paragraph-properties fo:margin-top="0.0333in"/>
      <style:text-properties style:font-name="Times New Roman" fo:font-size="5pt" style:font-size-asian="5pt"/>
    </style:style>
    <style:style style:name="P194" style:parent-style-name="TableParagraph" style:family="paragraph">
      <style:paragraph-properties fo:line-height="0.0687in" fo:margin-left="0.0173in">
        <style:tab-stops/>
      </style:paragraph-properties>
    </style:style>
    <style:style style:name="T195" style:parent-style-name="Phôngmặcđịnhcủađoạnvăn" style:family="text">
      <style:text-properties fo:letter-spacing="-0.0034in" style:text-scale="105%" fo:font-size="5pt" style:font-size-asian="5pt"/>
    </style:style>
    <style:style style:name="TableCell196" style:family="table-cell">
      <style:table-cell-properties fo:border="0.0069in solid #000000" style:writing-mode="lr-tb" fo:padding-top="0in" fo:padding-left="0in" fo:padding-bottom="0in" fo:padding-right="0in"/>
    </style:style>
    <style:style style:name="P197" style:parent-style-name="TableParagraph" style:family="paragraph">
      <style:text-properties style:font-name="Times New Roman" fo:font-size="5pt" style:font-size-asian="5pt"/>
    </style:style>
    <style:style style:name="TableCell198" style:family="table-cell">
      <style:table-cell-properties fo:border="0.0069in solid #000000" style:writing-mode="lr-tb" fo:padding-top="0in" fo:padding-left="0in" fo:padding-bottom="0in" fo:padding-right="0in"/>
    </style:style>
    <style:style style:name="P199" style:parent-style-name="TableParagraph" style:family="paragraph">
      <style:text-properties style:font-name="Times New Roman" fo:font-size="5pt" style:font-size-asian="5pt"/>
    </style:style>
    <style:style style:name="TableCell200" style:family="table-cell">
      <style:table-cell-properties fo:border="0.0069in solid #000000" style:writing-mode="lr-tb" fo:padding-top="0in" fo:padding-left="0in" fo:padding-bottom="0in" fo:padding-right="0in"/>
    </style:style>
    <style:style style:name="P201" style:parent-style-name="TableParagraph" style:family="paragraph">
      <style:text-properties style:font-name="Times New Roman" fo:font-size="5pt" style:font-size-asian="5pt"/>
    </style:style>
    <style:style style:name="TableRow202" style:family="table-row">
      <style:table-row-properties style:min-row-height="0.1958in" style:use-optimal-row-height="false"/>
    </style:style>
    <style:style style:name="TableCell203" style:family="table-cell">
      <style:table-cell-properties fo:border="0.0069in solid #000000" style:writing-mode="lr-tb" fo:padding-top="0in" fo:padding-left="0in" fo:padding-bottom="0in" fo:padding-right="0in"/>
    </style:style>
    <style:style style:name="P204" style:parent-style-name="TableParagraph" style:family="paragraph">
      <style:paragraph-properties fo:margin-top="0.0618in" fo:margin-left="0.0159in">
        <style:tab-stops/>
      </style:paragraph-properties>
    </style:style>
    <style:style style:name="T205" style:parent-style-name="Phôngmặcđịnhcủađoạnvăn" style:family="text">
      <style:text-properties fo:letter-spacing="-0.0027in" style:text-scale="105%" fo:font-size="5pt" style:font-size-asian="5pt"/>
    </style:style>
    <style:style style:name="TableCell206" style:family="table-cell">
      <style:table-cell-properties fo:border="0.0069in solid #000000" style:writing-mode="lr-tb" fo:padding-top="0in" fo:padding-left="0in" fo:padding-bottom="0in" fo:padding-right="0in"/>
    </style:style>
    <style:style style:name="P207" style:parent-style-name="TableParagraph" style:family="paragraph">
      <style:paragraph-properties fo:margin-top="0.0618in" fo:margin-left="0.0159in">
        <style:tab-stops/>
      </style:paragraph-properties>
    </style:style>
    <style:style style:name="T208" style:parent-style-name="Phôngmặcđịnhcủađoạnvăn" style:family="text">
      <style:text-properties fo:font-size="5pt" style:font-size-asian="5pt"/>
    </style:style>
    <style:style style:name="T209" style:parent-style-name="Phôngmặcđịnhcủađoạnvăn" style:family="text">
      <style:text-properties fo:letter-spacing="-0.0034in" fo:font-size="5pt" style:font-size-asian="5pt"/>
    </style:style>
    <style:style style:name="T210" style:parent-style-name="Phôngmặcđịnhcủađoạnvăn" style:family="text">
      <style:text-properties fo:letter-spacing="-0.0013in" fo:font-size="5pt" style:font-size-asian="5pt"/>
    </style:style>
    <style:style style:name="TableCell211" style:family="table-cell">
      <style:table-cell-properties fo:border="0.0069in solid #000000" style:writing-mode="lr-tb" fo:padding-top="0in" fo:padding-left="0in" fo:padding-bottom="0in" fo:padding-right="0in"/>
    </style:style>
    <style:style style:name="P212" style:parent-style-name="TableParagraph" style:family="paragraph">
      <style:paragraph-properties fo:margin-top="0.0618in" fo:margin-left="0.0166in">
        <style:tab-stops/>
      </style:paragraph-properties>
    </style:style>
    <style:style style:name="T213" style:parent-style-name="Phôngmặcđịnhcủađoạnvăn" style:family="text">
      <style:text-properties fo:font-size="5pt" style:font-size-asian="5pt"/>
    </style:style>
    <style:style style:name="T214" style:parent-style-name="Phôngmặcđịnhcủađoạnvăn" style:family="text">
      <style:text-properties fo:letter-spacing="-0.002in" fo:font-size="5pt" style:font-size-asian="5pt"/>
    </style:style>
    <style:style style:name="T215" style:parent-style-name="Phôngmặcđịnhcủađoạnvăn" style:family="text">
      <style:text-properties fo:font-size="5pt" style:font-size-asian="5pt"/>
    </style:style>
    <style:style style:name="T216" style:parent-style-name="Phôngmặcđịnhcủađoạnvăn" style:family="text">
      <style:text-properties fo:letter-spacing="-0.0013in" fo:font-size="5pt" style:font-size-asian="5pt"/>
    </style:style>
    <style:style style:name="T217" style:parent-style-name="Phôngmặcđịnhcủađoạnvăn" style:family="text">
      <style:text-properties fo:font-size="5pt" style:font-size-asian="5pt"/>
    </style:style>
    <style:style style:name="T218" style:parent-style-name="Phôngmặcđịnhcủađoạnvăn" style:family="text">
      <style:text-properties fo:letter-spacing="-0.0013in" fo:font-size="5pt" style:font-size-asian="5pt"/>
    </style:style>
    <style:style style:name="T219" style:parent-style-name="Phôngmặcđịnhcủađoạnvăn" style:family="text">
      <style:text-properties fo:font-size="5pt" style:font-size-asian="5pt"/>
    </style:style>
    <style:style style:name="T220" style:parent-style-name="Phôngmặcđịnhcủađoạnvăn" style:family="text">
      <style:text-properties fo:letter-spacing="-0.0013in" fo:font-size="5pt" style:font-size-asian="5pt"/>
    </style:style>
    <style:style style:name="T221" style:parent-style-name="Phôngmặcđịnhcủađoạnvăn" style:family="text">
      <style:text-properties fo:font-size="5pt" style:font-size-asian="5pt"/>
    </style:style>
    <style:style style:name="T222" style:parent-style-name="Phôngmặcđịnhcủađoạnvăn" style:family="text">
      <style:text-properties fo:letter-spacing="-0.0013in" fo:font-size="5pt" style:font-size-asian="5pt"/>
    </style:style>
    <style:style style:name="T223" style:parent-style-name="Phôngmặcđịnhcủađoạnvăn" style:family="text">
      <style:text-properties fo:font-size="5pt" style:font-size-asian="5pt"/>
    </style:style>
    <style:style style:name="T224" style:parent-style-name="Phôngmặcđịnhcủađoạnvăn" style:family="text">
      <style:text-properties fo:letter-spacing="-0.002in" fo:font-size="5pt" style:font-size-asian="5pt"/>
    </style:style>
    <style:style style:name="T225" style:parent-style-name="Phôngmặcđịnhcủađoạnvăn" style:family="text">
      <style:text-properties fo:font-size="5pt" style:font-size-asian="5pt"/>
    </style:style>
    <style:style style:name="T226" style:parent-style-name="Phôngmặcđịnhcủađoạnvăn" style:family="text">
      <style:text-properties fo:letter-spacing="-0.0013in" fo:font-size="5pt" style:font-size-asian="5pt"/>
    </style:style>
    <style:style style:name="T227" style:parent-style-name="Phôngmặcđịnhcủađoạnvăn" style:family="text">
      <style:text-properties fo:font-size="5pt" style:font-size-asian="5pt"/>
    </style:style>
    <style:style style:name="T228" style:parent-style-name="Phôngmặcđịnhcủađoạnvăn" style:family="text">
      <style:text-properties fo:letter-spacing="-0.002in" fo:font-size="5pt" style:font-size-asian="5pt"/>
    </style:style>
    <style:style style:name="T229" style:parent-style-name="Phôngmặcđịnhcủađoạnvăn" style:family="text">
      <style:text-properties fo:font-size="5pt" style:font-size-asian="5pt"/>
    </style:style>
    <style:style style:name="T230" style:parent-style-name="Phôngmặcđịnhcủađoạnvăn" style:family="text">
      <style:text-properties fo:letter-spacing="-0.0013in" fo:font-size="5pt" style:font-size-asian="5pt"/>
    </style:style>
    <style:style style:name="TableCell231" style:family="table-cell">
      <style:table-cell-properties fo:border="0.0069in solid #000000" style:writing-mode="lr-tb" fo:padding-top="0in" fo:padding-left="0in" fo:padding-bottom="0in" fo:padding-right="0in"/>
    </style:style>
    <style:style style:name="P232" style:parent-style-name="TableParagraph" style:family="paragraph">
      <style:paragraph-properties fo:margin-top="0.0333in"/>
      <style:text-properties style:font-name="Times New Roman" fo:font-size="5pt" style:font-size-asian="5pt"/>
    </style:style>
    <style:style style:name="P233" style:parent-style-name="TableParagraph" style:family="paragraph">
      <style:paragraph-properties fo:line-height="0.0687in" fo:margin-left="0.0173in">
        <style:tab-stops/>
      </style:paragraph-properties>
    </style:style>
    <style:style style:name="T234" style:parent-style-name="Phôngmặcđịnhcủađoạnvăn" style:family="text">
      <style:text-properties fo:letter-spacing="-0.0034in" style:text-scale="105%" fo:font-size="5pt" style:font-size-asian="5pt"/>
    </style:style>
    <style:style style:name="TableCell235" style:family="table-cell">
      <style:table-cell-properties fo:border="0.0069in solid #000000" style:writing-mode="lr-tb" fo:padding-top="0in" fo:padding-left="0in" fo:padding-bottom="0in" fo:padding-right="0in"/>
    </style:style>
    <style:style style:name="P236" style:parent-style-name="TableParagraph" style:family="paragraph">
      <style:text-properties style:font-name="Times New Roman" fo:font-size="5pt" style:font-size-asian="5pt"/>
    </style:style>
    <style:style style:name="TableCell237" style:family="table-cell">
      <style:table-cell-properties fo:border="0.0069in solid #000000" style:writing-mode="lr-tb" fo:padding-top="0in" fo:padding-left="0in" fo:padding-bottom="0in" fo:padding-right="0in"/>
    </style:style>
    <style:style style:name="P238" style:parent-style-name="TableParagraph" style:family="paragraph">
      <style:text-properties style:font-name="Times New Roman" fo:font-size="5pt" style:font-size-asian="5pt"/>
    </style:style>
    <style:style style:name="TableCell239" style:family="table-cell">
      <style:table-cell-properties fo:border="0.0069in solid #000000" style:writing-mode="lr-tb" fo:padding-top="0in" fo:padding-left="0in" fo:padding-bottom="0in" fo:padding-right="0in"/>
    </style:style>
    <style:style style:name="P240" style:parent-style-name="TableParagraph" style:family="paragraph">
      <style:text-properties style:font-name="Times New Roman" fo:font-size="5pt" style:font-size-asian="5pt"/>
    </style:style>
    <style:style style:name="TableRow241" style:family="table-row">
      <style:table-row-properties style:min-row-height="0.1958in" style:use-optimal-row-height="false"/>
    </style:style>
    <style:style style:name="TableCell242" style:family="table-cell">
      <style:table-cell-properties fo:border="0.0069in solid #000000" style:writing-mode="lr-tb" fo:padding-top="0in" fo:padding-left="0in" fo:padding-bottom="0in" fo:padding-right="0in"/>
    </style:style>
    <style:style style:name="P243" style:parent-style-name="TableParagraph" style:family="paragraph">
      <style:paragraph-properties fo:margin-top="0.0618in" fo:margin-left="0.0159in">
        <style:tab-stops/>
      </style:paragraph-properties>
    </style:style>
    <style:style style:name="T244" style:parent-style-name="Phôngmặcđịnhcủađoạnvăn" style:family="text">
      <style:text-properties fo:letter-spacing="-0.0027in" style:text-scale="105%" fo:font-size="5pt" style:font-size-asian="5pt"/>
    </style:style>
    <style:style style:name="TableCell245" style:family="table-cell">
      <style:table-cell-properties fo:border="0.0069in solid #000000" style:writing-mode="lr-tb" fo:padding-top="0in" fo:padding-left="0in" fo:padding-bottom="0in" fo:padding-right="0in"/>
    </style:style>
    <style:style style:name="P246" style:parent-style-name="TableParagraph" style:family="paragraph">
      <style:paragraph-properties fo:margin-top="0.0618in" fo:margin-left="0.0159in">
        <style:tab-stops/>
      </style:paragraph-properties>
    </style:style>
    <style:style style:name="T247" style:parent-style-name="Phôngmặcđịnhcủađoạnvăn" style:family="text">
      <style:text-properties fo:font-size="5pt" style:font-size-asian="5pt"/>
    </style:style>
    <style:style style:name="T248" style:parent-style-name="Phôngmặcđịnhcủađoạnvăn" style:family="text">
      <style:text-properties fo:letter-spacing="-0.0006in" fo:font-size="5pt" style:font-size-asian="5pt"/>
    </style:style>
    <style:style style:name="T249" style:parent-style-name="Phôngmặcđịnhcủađoạnvăn" style:family="text">
      <style:text-properties fo:font-size="5pt" style:font-size-asian="5pt"/>
    </style:style>
    <style:style style:name="T250" style:parent-style-name="Phôngmặcđịnhcủađoạnvăn" style:family="text">
      <style:text-properties fo:letter-spacing="0.0006in" fo:font-size="5pt" style:font-size-asian="5pt"/>
    </style:style>
    <style:style style:name="T251" style:parent-style-name="Phôngmặcđịnhcủađoạnvăn" style:family="text">
      <style:text-properties fo:letter-spacing="-0.0013in" fo:font-size="5pt" style:font-size-asian="5pt"/>
    </style:style>
    <style:style style:name="TableCell252" style:family="table-cell">
      <style:table-cell-properties fo:border="0.0069in solid #000000" style:writing-mode="lr-tb" fo:padding-top="0in" fo:padding-left="0in" fo:padding-bottom="0in" fo:padding-right="0in"/>
    </style:style>
    <style:style style:name="P253" style:parent-style-name="TableParagraph" style:family="paragraph">
      <style:paragraph-properties fo:margin-top="0.0618in" fo:margin-left="0.0166in">
        <style:tab-stops/>
      </style:paragraph-properties>
    </style:style>
    <style:style style:name="T254" style:parent-style-name="Phôngmặcđịnhcủađoạnvăn" style:family="text">
      <style:text-properties fo:font-size="5pt" style:font-size-asian="5pt"/>
    </style:style>
    <style:style style:name="T255" style:parent-style-name="Phôngmặcđịnhcủađoạnvăn" style:family="text">
      <style:text-properties fo:letter-spacing="-0.0006in" fo:font-size="5pt" style:font-size-asian="5pt"/>
    </style:style>
    <style:style style:name="T256" style:parent-style-name="Phôngmặcđịnhcủađoạnvăn" style:family="text">
      <style:text-properties fo:font-size="5pt" style:font-size-asian="5pt"/>
    </style:style>
    <style:style style:name="T257" style:parent-style-name="Phôngmặcđịnhcủađoạnvăn" style:family="text">
      <style:text-properties fo:letter-spacing="0.0006in" fo:font-size="5pt" style:font-size-asian="5pt"/>
    </style:style>
    <style:style style:name="T258" style:parent-style-name="Phôngmặcđịnhcủađoạnvăn" style:family="text">
      <style:text-properties fo:font-size="5pt" style:font-size-asian="5pt"/>
    </style:style>
    <style:style style:name="T259" style:parent-style-name="Phôngmặcđịnhcủađoạnvăn" style:family="text">
      <style:text-properties fo:letter-spacing="-0.0006in" fo:font-size="5pt" style:font-size-asian="5pt"/>
    </style:style>
    <style:style style:name="T260" style:parent-style-name="Phôngmặcđịnhcủađoạnvăn" style:family="text">
      <style:text-properties fo:letter-spacing="-0.0027in" fo:font-size="5pt" style:font-size-asian="5pt"/>
    </style:style>
    <style:style style:name="TableCell261" style:family="table-cell">
      <style:table-cell-properties fo:border="0.0069in solid #000000" style:writing-mode="lr-tb" fo:padding-top="0in" fo:padding-left="0in" fo:padding-bottom="0in" fo:padding-right="0in"/>
    </style:style>
    <style:style style:name="P262" style:parent-style-name="TableParagraph" style:family="paragraph">
      <style:paragraph-properties fo:margin-top="0.0333in"/>
      <style:text-properties style:font-name="Times New Roman" fo:font-size="5pt" style:font-size-asian="5pt"/>
    </style:style>
    <style:style style:name="P263" style:parent-style-name="TableParagraph" style:family="paragraph">
      <style:paragraph-properties fo:line-height="0.0687in" fo:margin-left="0.0173in">
        <style:tab-stops/>
      </style:paragraph-properties>
    </style:style>
    <style:style style:name="T264" style:parent-style-name="Phôngmặcđịnhcủađoạnvăn" style:family="text">
      <style:text-properties fo:letter-spacing="-0.0034in" style:text-scale="105%" fo:font-size="5pt" style:font-size-asian="5pt"/>
    </style:style>
    <style:style style:name="TableCell265" style:family="table-cell">
      <style:table-cell-properties fo:border="0.0069in solid #000000" style:writing-mode="lr-tb" fo:padding-top="0in" fo:padding-left="0in" fo:padding-bottom="0in" fo:padding-right="0in"/>
    </style:style>
    <style:style style:name="P266" style:parent-style-name="TableParagraph" style:family="paragraph">
      <style:text-properties style:font-name="Times New Roman" fo:font-size="5pt" style:font-size-asian="5pt"/>
    </style:style>
    <style:style style:name="TableCell267" style:family="table-cell">
      <style:table-cell-properties fo:border="0.0069in solid #000000" style:writing-mode="lr-tb" fo:padding-top="0in" fo:padding-left="0in" fo:padding-bottom="0in" fo:padding-right="0in"/>
    </style:style>
    <style:style style:name="P268" style:parent-style-name="TableParagraph" style:family="paragraph">
      <style:text-properties style:font-name="Times New Roman" fo:font-size="5pt" style:font-size-asian="5pt"/>
    </style:style>
    <style:style style:name="TableCell269" style:family="table-cell">
      <style:table-cell-properties fo:border="0.0069in solid #000000" style:writing-mode="lr-tb" fo:padding-top="0in" fo:padding-left="0in" fo:padding-bottom="0in" fo:padding-right="0in"/>
    </style:style>
    <style:style style:name="P270" style:parent-style-name="TableParagraph" style:family="paragraph">
      <style:text-properties style:font-name="Times New Roman" fo:font-size="5pt" style:font-size-asian="5pt"/>
    </style:style>
    <style:style style:name="TableRow271" style:family="table-row">
      <style:table-row-properties style:min-row-height="0.1958in" style:use-optimal-row-height="false"/>
    </style:style>
    <style:style style:name="TableCell272" style:family="table-cell">
      <style:table-cell-properties fo:border="0.0069in solid #000000" style:writing-mode="lr-tb" fo:padding-top="0in" fo:padding-left="0in" fo:padding-bottom="0in" fo:padding-right="0in"/>
    </style:style>
    <style:style style:name="P273" style:parent-style-name="TableParagraph" style:family="paragraph">
      <style:paragraph-properties fo:margin-top="0.0618in" fo:margin-left="0.0159in">
        <style:tab-stops/>
      </style:paragraph-properties>
    </style:style>
    <style:style style:name="T274" style:parent-style-name="Phôngmặcđịnhcủađoạnvăn" style:family="text">
      <style:text-properties fo:letter-spacing="-0.0027in" style:text-scale="105%" fo:font-size="5pt" style:font-size-asian="5pt"/>
    </style:style>
    <style:style style:name="TableCell275" style:family="table-cell">
      <style:table-cell-properties fo:border="0.0069in solid #000000" style:writing-mode="lr-tb" fo:padding-top="0in" fo:padding-left="0in" fo:padding-bottom="0in" fo:padding-right="0in"/>
    </style:style>
    <style:style style:name="P276" style:parent-style-name="TableParagraph" style:family="paragraph">
      <style:paragraph-properties fo:margin-top="0.0618in" fo:margin-left="0.0159in">
        <style:tab-stops/>
      </style:paragraph-properties>
    </style:style>
    <style:style style:name="T277" style:parent-style-name="Phôngmặcđịnhcủađoạnvăn" style:family="text">
      <style:text-properties style:text-scale="90%" fo:font-size="5pt" style:font-size-asian="5pt"/>
    </style:style>
    <style:style style:name="T278" style:parent-style-name="Phôngmặcđịnhcủađoạnvăn" style:family="text">
      <style:text-properties fo:letter-spacing="0.0041in" fo:font-size="5pt" style:font-size-asian="5pt"/>
    </style:style>
    <style:style style:name="T279" style:parent-style-name="Phôngmặcđịnhcủađoạnvăn" style:family="text">
      <style:text-properties fo:letter-spacing="-0.0013in" style:text-scale="95%" fo:font-size="5pt" style:font-size-asian="5pt"/>
    </style:style>
    <style:style style:name="TableCell280" style:family="table-cell">
      <style:table-cell-properties fo:border="0.0069in solid #000000" style:writing-mode="lr-tb" fo:padding-top="0in" fo:padding-left="0in" fo:padding-bottom="0in" fo:padding-right="0in"/>
    </style:style>
    <style:style style:name="P281" style:parent-style-name="TableParagraph" style:family="paragraph">
      <style:paragraph-properties fo:margin-top="0.0618in" fo:margin-left="0.0166in">
        <style:tab-stops/>
      </style:paragraph-properties>
    </style:style>
    <style:style style:name="T282" style:parent-style-name="Phôngmặcđịnhcủađoạnvăn" style:family="text">
      <style:text-properties fo:font-size="5pt" style:font-size-asian="5pt"/>
    </style:style>
    <style:style style:name="T283" style:parent-style-name="Phôngmặcđịnhcủađoạnvăn" style:family="text">
      <style:text-properties fo:letter-spacing="-0.0034in" fo:font-size="5pt" style:font-size-asian="5pt"/>
    </style:style>
    <style:style style:name="T284" style:parent-style-name="Phôngmặcđịnhcủađoạnvăn" style:family="text">
      <style:text-properties fo:font-size="5pt" style:font-size-asian="5pt"/>
    </style:style>
    <style:style style:name="T285" style:parent-style-name="Phôngmặcđịnhcủađoạnvăn" style:family="text">
      <style:text-properties fo:letter-spacing="-0.0027in" fo:font-size="5pt" style:font-size-asian="5pt"/>
    </style:style>
    <style:style style:name="T286" style:parent-style-name="Phôngmặcđịnhcủađoạnvăn" style:family="text">
      <style:text-properties fo:font-size="5pt" style:font-size-asian="5pt"/>
    </style:style>
    <style:style style:name="T287" style:parent-style-name="Phôngmặcđịnhcủađoạnvăn" style:family="text">
      <style:text-properties fo:letter-spacing="-0.0034in" fo:font-size="5pt" style:font-size-asian="5pt"/>
    </style:style>
    <style:style style:name="T288" style:parent-style-name="Phôngmặcđịnhcủađoạnvăn" style:family="text">
      <style:text-properties fo:font-size="5pt" style:font-size-asian="5pt"/>
    </style:style>
    <style:style style:name="T289" style:parent-style-name="Phôngmặcđịnhcủađoạnvăn" style:family="text">
      <style:text-properties fo:letter-spacing="-0.0041in" fo:font-size="5pt" style:font-size-asian="5pt"/>
    </style:style>
    <style:style style:name="T290" style:parent-style-name="Phôngmặcđịnhcủađoạnvăn" style:family="text">
      <style:text-properties fo:font-size="5pt" style:font-size-asian="5pt"/>
    </style:style>
    <style:style style:name="T291" style:parent-style-name="Phôngmặcđịnhcủađoạnvăn" style:family="text">
      <style:text-properties fo:letter-spacing="-0.0027in" fo:font-size="5pt" style:font-size-asian="5pt"/>
    </style:style>
    <style:style style:name="T292" style:parent-style-name="Phôngmặcđịnhcủađoạnvăn" style:family="text">
      <style:text-properties fo:font-size="5pt" style:font-size-asian="5pt"/>
    </style:style>
    <style:style style:name="T293" style:parent-style-name="Phôngmặcđịnhcủađoạnvăn" style:family="text">
      <style:text-properties fo:letter-spacing="-0.0034in" fo:font-size="5pt" style:font-size-asian="5pt"/>
    </style:style>
    <style:style style:name="T294" style:parent-style-name="Phôngmặcđịnhcủađoạnvăn" style:family="text">
      <style:text-properties fo:letter-spacing="-0.0013in" fo:font-size="5pt" style:font-size-asian="5pt"/>
    </style:style>
    <style:style style:name="TableCell295" style:family="table-cell">
      <style:table-cell-properties fo:border="0.0069in solid #000000" style:writing-mode="lr-tb" fo:padding-top="0in" fo:padding-left="0in" fo:padding-bottom="0in" fo:padding-right="0in"/>
    </style:style>
    <style:style style:name="P296" style:parent-style-name="TableParagraph" style:family="paragraph">
      <style:paragraph-properties fo:margin-top="0.0618in" fo:margin-left="0.0173in">
        <style:tab-stops/>
      </style:paragraph-properties>
    </style:style>
    <style:style style:name="T297" style:parent-style-name="Phôngmặcđịnhcủađoạnvăn" style:family="text">
      <style:text-properties fo:letter-spacing="-0.0034in" style:text-scale="105%" fo:font-size="5pt" style:font-size-asian="5pt"/>
    </style:style>
    <style:style style:name="TableCell298" style:family="table-cell">
      <style:table-cell-properties fo:border="0.0069in solid #000000" style:writing-mode="lr-tb" fo:padding-top="0in" fo:padding-left="0in" fo:padding-bottom="0in" fo:padding-right="0in"/>
    </style:style>
    <style:style style:name="P299" style:parent-style-name="TableParagraph" style:family="paragraph">
      <style:text-properties style:font-name="Times New Roman" fo:font-size="5pt" style:font-size-asian="5pt"/>
    </style:style>
    <style:style style:name="TableCell300" style:family="table-cell">
      <style:table-cell-properties fo:border="0.0069in solid #000000" style:writing-mode="lr-tb" fo:padding-top="0in" fo:padding-left="0in" fo:padding-bottom="0in" fo:padding-right="0in"/>
    </style:style>
    <style:style style:name="P301" style:parent-style-name="TableParagraph" style:family="paragraph">
      <style:text-properties style:font-name="Times New Roman" fo:font-size="5pt" style:font-size-asian="5pt"/>
    </style:style>
    <style:style style:name="TableCell302" style:family="table-cell">
      <style:table-cell-properties fo:border="0.0069in solid #000000" style:writing-mode="lr-tb" fo:padding-top="0in" fo:padding-left="0in" fo:padding-bottom="0in" fo:padding-right="0in"/>
    </style:style>
    <style:style style:name="P303" style:parent-style-name="TableParagraph" style:family="paragraph">
      <style:text-properties style:font-name="Times New Roman" fo:font-size="5pt" style:font-size-asian="5pt"/>
    </style:style>
    <style:style style:name="TableRow304" style:family="table-row">
      <style:table-row-properties style:min-row-height="0.1958in" style:use-optimal-row-height="false"/>
    </style:style>
    <style:style style:name="TableCell305" style:family="table-cell">
      <style:table-cell-properties fo:border="0.0069in solid #000000" style:writing-mode="lr-tb" fo:padding-top="0in" fo:padding-left="0in" fo:padding-bottom="0in" fo:padding-right="0in"/>
    </style:style>
    <style:style style:name="P306" style:parent-style-name="TableParagraph" style:family="paragraph">
      <style:paragraph-properties fo:margin-top="0.0618in" fo:margin-left="0.0159in">
        <style:tab-stops/>
      </style:paragraph-properties>
    </style:style>
    <style:style style:name="T307" style:parent-style-name="Phôngmặcđịnhcủađoạnvăn" style:family="text">
      <style:text-properties fo:letter-spacing="-0.0027in" style:text-scale="105%" fo:font-size="5pt" style:font-size-asian="5pt"/>
    </style:style>
    <style:style style:name="TableCell308" style:family="table-cell">
      <style:table-cell-properties fo:border="0.0069in solid #000000" style:writing-mode="lr-tb" fo:padding-top="0in" fo:padding-left="0in" fo:padding-bottom="0in" fo:padding-right="0in"/>
    </style:style>
    <style:style style:name="P309" style:parent-style-name="TableParagraph" style:family="paragraph">
      <style:paragraph-properties fo:margin-top="0.0618in" fo:margin-left="0.0159in">
        <style:tab-stops/>
      </style:paragraph-properties>
    </style:style>
    <style:style style:name="T310" style:parent-style-name="Phôngmặcđịnhcủađoạnvăn" style:family="text">
      <style:text-properties fo:letter-spacing="-0.0013in" fo:font-size="5pt" style:font-size-asian="5pt"/>
    </style:style>
    <style:style style:name="T311" style:parent-style-name="Phôngmặcđịnhcủađoạnvăn" style:family="text">
      <style:text-properties fo:letter-spacing="0.0048in" fo:font-size="5pt" style:font-size-asian="5pt"/>
    </style:style>
    <style:style style:name="T312" style:parent-style-name="Phôngmặcđịnhcủađoạnvăn" style:family="text">
      <style:text-properties fo:letter-spacing="-0.0013in" fo:font-size="5pt" style:font-size-asian="5pt"/>
    </style:style>
    <style:style style:name="TableCell313" style:family="table-cell">
      <style:table-cell-properties fo:border="0.0069in solid #000000" style:writing-mode="lr-tb" fo:padding-top="0in" fo:padding-left="0in" fo:padding-bottom="0in" fo:padding-right="0in"/>
    </style:style>
    <style:style style:name="P314" style:parent-style-name="TableParagraph" style:family="paragraph">
      <style:paragraph-properties fo:margin-top="0.0618in" fo:margin-left="0.0166in">
        <style:tab-stops/>
      </style:paragraph-properties>
    </style:style>
    <style:style style:name="T315" style:parent-style-name="Phôngmặcđịnhcủađoạnvăn" style:family="text">
      <style:text-properties fo:font-size="5pt" style:font-size-asian="5pt"/>
    </style:style>
    <style:style style:name="T316" style:parent-style-name="Phôngmặcđịnhcủađoạnvăn" style:family="text">
      <style:text-properties fo:letter-spacing="-0.0034in" fo:font-size="5pt" style:font-size-asian="5pt"/>
    </style:style>
    <style:style style:name="T317" style:parent-style-name="Phôngmặcđịnhcủađoạnvăn" style:family="text">
      <style:text-properties fo:font-size="5pt" style:font-size-asian="5pt"/>
    </style:style>
    <style:style style:name="T318" style:parent-style-name="Phôngmặcđịnhcủađoạnvăn" style:family="text">
      <style:text-properties fo:letter-spacing="-0.0034in" fo:font-size="5pt" style:font-size-asian="5pt"/>
    </style:style>
    <style:style style:name="T319" style:parent-style-name="Phôngmặcđịnhcủađoạnvăn" style:family="text">
      <style:text-properties fo:font-size="5pt" style:font-size-asian="5pt"/>
    </style:style>
    <style:style style:name="T320" style:parent-style-name="Phôngmặcđịnhcủađoạnvăn" style:family="text">
      <style:text-properties fo:letter-spacing="-0.0027in" fo:font-size="5pt" style:font-size-asian="5pt"/>
    </style:style>
    <style:style style:name="T321" style:parent-style-name="Phôngmặcđịnhcủađoạnvăn" style:family="text">
      <style:text-properties fo:font-size="5pt" style:font-size-asian="5pt"/>
    </style:style>
    <style:style style:name="T322" style:parent-style-name="Phôngmặcđịnhcủađoạnvăn" style:family="text">
      <style:text-properties fo:letter-spacing="-0.0034in" fo:font-size="5pt" style:font-size-asian="5pt"/>
    </style:style>
    <style:style style:name="T323" style:parent-style-name="Phôngmặcđịnhcủađoạnvăn" style:family="text">
      <style:text-properties fo:font-size="5pt" style:font-size-asian="5pt"/>
    </style:style>
    <style:style style:name="T324" style:parent-style-name="Phôngmặcđịnhcủađoạnvăn" style:family="text">
      <style:text-properties fo:letter-spacing="-0.0027in" fo:font-size="5pt" style:font-size-asian="5pt"/>
    </style:style>
    <style:style style:name="T325" style:parent-style-name="Phôngmặcđịnhcủađoạnvăn" style:family="text">
      <style:text-properties fo:font-size="5pt" style:font-size-asian="5pt"/>
    </style:style>
    <style:style style:name="T326" style:parent-style-name="Phôngmặcđịnhcủađoạnvăn" style:family="text">
      <style:text-properties fo:letter-spacing="-0.0034in" fo:font-size="5pt" style:font-size-asian="5pt"/>
    </style:style>
    <style:style style:name="T327" style:parent-style-name="Phôngmặcđịnhcủađoạnvăn" style:family="text">
      <style:text-properties fo:font-size="5pt" style:font-size-asian="5pt"/>
    </style:style>
    <style:style style:name="T328" style:parent-style-name="Phôngmặcđịnhcủađoạnvăn" style:family="text">
      <style:text-properties fo:letter-spacing="-0.0034in" fo:font-size="5pt" style:font-size-asian="5pt"/>
    </style:style>
    <style:style style:name="T329" style:parent-style-name="Phôngmặcđịnhcủađoạnvăn" style:family="text">
      <style:text-properties fo:font-size="5pt" style:font-size-asian="5pt"/>
    </style:style>
    <style:style style:name="T330" style:parent-style-name="Phôngmặcđịnhcủađoạnvăn" style:family="text">
      <style:text-properties fo:letter-spacing="-0.0034in" fo:font-size="5pt" style:font-size-asian="5pt"/>
    </style:style>
    <style:style style:name="T331" style:parent-style-name="Phôngmặcđịnhcủađoạnvăn" style:family="text">
      <style:text-properties fo:font-size="5pt" style:font-size-asian="5pt"/>
    </style:style>
    <style:style style:name="T332" style:parent-style-name="Phôngmặcđịnhcủađoạnvăn" style:family="text">
      <style:text-properties fo:letter-spacing="-0.0034in" fo:font-size="5pt" style:font-size-asian="5pt"/>
    </style:style>
    <style:style style:name="T333" style:parent-style-name="Phôngmặcđịnhcủađoạnvăn" style:family="text">
      <style:text-properties fo:letter-spacing="-0.0013in" fo:font-size="5pt" style:font-size-asian="5pt"/>
    </style:style>
    <style:style style:name="TableCell334" style:family="table-cell">
      <style:table-cell-properties fo:border="0.0069in solid #000000" style:writing-mode="lr-tb" fo:padding-top="0in" fo:padding-left="0in" fo:padding-bottom="0in" fo:padding-right="0in"/>
    </style:style>
    <style:style style:name="P335" style:parent-style-name="TableParagraph" style:family="paragraph">
      <style:paragraph-properties fo:margin-top="0.0618in" fo:margin-left="0.0173in">
        <style:tab-stops/>
      </style:paragraph-properties>
    </style:style>
    <style:style style:name="T336" style:parent-style-name="Phôngmặcđịnhcủađoạnvăn" style:family="text">
      <style:text-properties fo:letter-spacing="-0.0034in" style:text-scale="105%" fo:font-size="5pt" style:font-size-asian="5pt"/>
    </style:style>
    <style:style style:name="TableCell337" style:family="table-cell">
      <style:table-cell-properties fo:border="0.0069in solid #000000" style:writing-mode="lr-tb" fo:padding-top="0in" fo:padding-left="0in" fo:padding-bottom="0in" fo:padding-right="0in"/>
    </style:style>
    <style:style style:name="P338" style:parent-style-name="TableParagraph" style:family="paragraph">
      <style:text-properties style:font-name="Times New Roman" fo:font-size="5pt" style:font-size-asian="5pt"/>
    </style:style>
    <style:style style:name="TableCell339" style:family="table-cell">
      <style:table-cell-properties fo:border="0.0069in solid #000000" style:writing-mode="lr-tb" fo:padding-top="0in" fo:padding-left="0in" fo:padding-bottom="0in" fo:padding-right="0in"/>
    </style:style>
    <style:style style:name="P340" style:parent-style-name="TableParagraph" style:family="paragraph">
      <style:text-properties style:font-name="Times New Roman" fo:font-size="5pt" style:font-size-asian="5pt"/>
    </style:style>
    <style:style style:name="TableCell341" style:family="table-cell">
      <style:table-cell-properties fo:border="0.0069in solid #000000" style:writing-mode="lr-tb" fo:padding-top="0in" fo:padding-left="0in" fo:padding-bottom="0in" fo:padding-right="0in"/>
    </style:style>
    <style:style style:name="P342" style:parent-style-name="TableParagraph" style:family="paragraph">
      <style:text-properties style:font-name="Times New Roman" fo:font-size="5pt" style:font-size-asian="5pt"/>
    </style:style>
    <style:style style:name="TableRow343" style:family="table-row">
      <style:table-row-properties style:min-row-height="1.0965in" style:use-optimal-row-height="false"/>
    </style:style>
    <style:style style:name="TableCell344" style:family="table-cell">
      <style:table-cell-properties fo:border="0.0069in solid #000000" style:writing-mode="lr-tb" fo:padding-top="0in" fo:padding-left="0in" fo:padding-bottom="0in" fo:padding-right="0in"/>
    </style:style>
    <style:style style:name="P345" style:parent-style-name="TableParagraph" style:family="paragraph">
      <style:text-properties style:font-name="Times New Roman" fo:font-size="5pt" style:font-size-asian="5pt"/>
    </style:style>
    <style:style style:name="P346" style:parent-style-name="TableParagraph" style:family="paragraph">
      <style:text-properties style:font-name="Times New Roman" fo:font-size="5pt" style:font-size-asian="5pt"/>
    </style:style>
    <style:style style:name="P347" style:parent-style-name="TableParagraph" style:family="paragraph">
      <style:text-properties style:font-name="Times New Roman" fo:font-size="5pt" style:font-size-asian="5pt"/>
    </style:style>
    <style:style style:name="P348" style:parent-style-name="TableParagraph" style:family="paragraph">
      <style:text-properties style:font-name="Times New Roman" fo:font-size="5pt" style:font-size-asian="5pt"/>
    </style:style>
    <style:style style:name="P349" style:parent-style-name="TableParagraph" style:family="paragraph">
      <style:text-properties style:font-name="Times New Roman" fo:font-size="5pt" style:font-size-asian="5pt"/>
    </style:style>
    <style:style style:name="P350" style:parent-style-name="TableParagraph" style:family="paragraph">
      <style:paragraph-properties fo:margin-top="0.0333in"/>
      <style:text-properties style:font-name="Times New Roman" fo:font-size="5pt" style:font-size-asian="5pt"/>
    </style:style>
    <style:style style:name="P351" style:parent-style-name="TableParagraph" style:family="paragraph">
      <style:paragraph-properties fo:margin-left="0.0159in">
        <style:tab-stops/>
      </style:paragraph-properties>
    </style:style>
    <style:style style:name="T352" style:parent-style-name="Phôngmặcđịnhcủađoạnvăn" style:family="text">
      <style:text-properties fo:letter-spacing="-0.0013in" fo:font-size="5pt" style:font-size-asian="5pt"/>
    </style:style>
    <style:style style:name="TableCell353" style:family="table-cell">
      <style:table-cell-properties fo:border="0.0069in solid #000000" style:writing-mode="lr-tb" fo:padding-top="0in" fo:padding-left="0in" fo:padding-bottom="0in" fo:padding-right="0in"/>
    </style:style>
    <style:style style:name="P354" style:parent-style-name="TableParagraph" style:family="paragraph">
      <style:text-properties style:font-name="Times New Roman" fo:font-size="5pt" style:font-size-asian="5pt"/>
    </style:style>
    <style:style style:name="P355" style:parent-style-name="TableParagraph" style:family="paragraph">
      <style:text-properties style:font-name="Times New Roman" fo:font-size="5pt" style:font-size-asian="5pt"/>
    </style:style>
    <style:style style:name="P356" style:parent-style-name="TableParagraph" style:family="paragraph">
      <style:text-properties style:font-name="Times New Roman" fo:font-size="5pt" style:font-size-asian="5pt"/>
    </style:style>
    <style:style style:name="P357" style:parent-style-name="TableParagraph" style:family="paragraph">
      <style:text-properties style:font-name="Times New Roman" fo:font-size="5pt" style:font-size-asian="5pt"/>
    </style:style>
    <style:style style:name="P358" style:parent-style-name="TableParagraph" style:family="paragraph">
      <style:text-properties style:font-name="Times New Roman" fo:font-size="5pt" style:font-size-asian="5pt"/>
    </style:style>
    <style:style style:name="P359" style:parent-style-name="TableParagraph" style:family="paragraph">
      <style:paragraph-properties fo:margin-top="0.0333in"/>
      <style:text-properties style:font-name="Times New Roman" fo:font-size="5pt" style:font-size-asian="5pt"/>
    </style:style>
    <style:style style:name="P360" style:parent-style-name="TableParagraph" style:family="paragraph">
      <style:paragraph-properties fo:margin-left="0.0159in">
        <style:tab-stops/>
      </style:paragraph-properties>
    </style:style>
    <style:style style:name="T361" style:parent-style-name="Phôngmặcđịnhcủađoạnvăn" style:family="text">
      <style:text-properties fo:letter-spacing="-0.0013in" fo:font-size="5pt" style:font-size-asian="5pt"/>
    </style:style>
    <style:style style:name="TableCell362" style:family="table-cell">
      <style:table-cell-properties fo:border="0.0069in solid #000000" style:writing-mode="lr-tb" fo:padding-top="0in" fo:padding-left="0in" fo:padding-bottom="0in" fo:padding-right="0in"/>
    </style:style>
    <style:style style:name="P363" style:parent-style-name="TableParagraph" style:family="paragraph">
      <style:paragraph-properties fo:margin-top="0.0625in" fo:line-height="117%" fo:margin-left="0.0166in" fo:margin-right="2.3215in">
        <style:tab-stops/>
      </style:paragraph-properties>
    </style:style>
    <style:style style:name="T364" style:parent-style-name="Phôngmặcđịnhcủađoạnvăn" style:family="text">
      <style:text-properties fo:font-size="5pt" style:font-size-asian="5pt"/>
    </style:style>
    <style:style style:name="T365" style:parent-style-name="Phôngmặcđịnhcủađoạnvăn" style:family="text">
      <style:text-properties fo:letter-spacing="-0.0006in" fo:font-size="5pt" style:font-size-asian="5pt"/>
    </style:style>
    <style:style style:name="T366" style:parent-style-name="Phôngmặcđịnhcủađoạnvăn" style:family="text">
      <style:text-properties fo:font-size="5pt" style:font-size-asian="5pt"/>
    </style:style>
    <style:style style:name="T367" style:parent-style-name="Phôngmặcđịnhcủađoạnvăn" style:family="text">
      <style:text-properties fo:letter-spacing="-0.0006in" fo:font-size="5pt" style:font-size-asian="5pt"/>
    </style:style>
    <style:style style:name="T368" style:parent-style-name="Phôngmặcđịnhcủađoạnvăn" style:family="text">
      <style:text-properties fo:font-size="5pt" style:font-size-asian="5pt"/>
    </style:style>
    <style:style style:name="T369" style:parent-style-name="Phôngmặcđịnhcủađoạnvăn" style:family="text">
      <style:text-properties fo:letter-spacing="-0.0006in" fo:font-size="5pt" style:font-size-asian="5pt"/>
    </style:style>
    <style:style style:name="T370" style:parent-style-name="Phôngmặcđịnhcủađoạnvăn" style:family="text">
      <style:text-properties fo:font-size="5pt" style:font-size-asian="5pt"/>
    </style:style>
    <style:style style:name="T371" style:parent-style-name="Phôngmặcđịnhcủađoạnvăn" style:family="text">
      <style:text-properties fo:letter-spacing="-0.0013in" fo:font-size="5pt" style:font-size-asian="5pt"/>
    </style:style>
    <style:style style:name="T372" style:parent-style-name="Phôngmặcđịnhcủađoạnvăn" style:family="text">
      <style:text-properties fo:font-size="5pt" style:font-size-asian="5pt"/>
    </style:style>
    <style:style style:name="T373" style:parent-style-name="Phôngmặcđịnhcủađoạnvăn" style:family="text">
      <style:text-properties fo:letter-spacing="-0.0006in" fo:font-size="5pt" style:font-size-asian="5pt"/>
    </style:style>
    <style:style style:name="T374" style:parent-style-name="Phôngmặcđịnhcủađoạnvăn" style:family="text">
      <style:text-properties fo:font-size="5pt" style:font-size-asian="5pt"/>
    </style:style>
    <style:style style:name="T375" style:parent-style-name="Phôngmặcđịnhcủađoạnvăn" style:family="text">
      <style:text-properties fo:letter-spacing="-0.0013in" fo:font-size="5pt" style:font-size-asian="5pt"/>
    </style:style>
    <style:style style:name="T376" style:parent-style-name="Phôngmặcđịnhcủađoạnvăn" style:family="text">
      <style:text-properties fo:font-size="5pt" style:font-size-asian="5pt"/>
    </style:style>
    <style:style style:name="T377" style:parent-style-name="Phôngmặcđịnhcủađoạnvăn" style:family="text">
      <style:text-properties fo:letter-spacing="-0.0006in" fo:font-size="5pt" style:font-size-asian="5pt"/>
    </style:style>
    <style:style style:name="T378" style:parent-style-name="Phôngmặcđịnhcủađoạnvăn" style:family="text">
      <style:text-properties fo:font-size="5pt" style:font-size-asian="5pt"/>
    </style:style>
    <style:style style:name="T379" style:parent-style-name="Phôngmặcđịnhcủađoạnvăn" style:family="text">
      <style:text-properties fo:letter-spacing="-0.0006in" fo:font-size="5pt" style:font-size-asian="5pt"/>
    </style:style>
    <style:style style:name="T380" style:parent-style-name="Phôngmặcđịnhcủađoạnvăn" style:family="text">
      <style:text-properties fo:font-size="5pt" style:font-size-asian="5pt"/>
    </style:style>
    <style:style style:name="T381" style:parent-style-name="Phôngmặcđịnhcủađoạnvăn" style:family="text">
      <style:text-properties fo:letter-spacing="-0.0006in" fo:font-size="5pt" style:font-size-asian="5pt"/>
    </style:style>
    <style:style style:name="T382" style:parent-style-name="Phôngmặcđịnhcủađoạnvăn" style:family="text">
      <style:text-properties fo:font-size="5pt" style:font-size-asian="5pt"/>
    </style:style>
    <style:style style:name="T383" style:parent-style-name="Phôngmặcđịnhcủađoạnvăn" style:family="text">
      <style:text-properties fo:letter-spacing="-0.0006in" fo:font-size="5pt" style:font-size-asian="5pt"/>
    </style:style>
    <style:style style:name="T384" style:parent-style-name="Phôngmặcđịnhcủađoạnvăn" style:family="text">
      <style:text-properties fo:font-size="5pt" style:font-size-asian="5pt"/>
    </style:style>
    <style:style style:name="T385" style:parent-style-name="Phôngmặcđịnhcủađoạnvăn" style:family="text">
      <style:text-properties fo:letter-spacing="-0.0006in" fo:font-size="5pt" style:font-size-asian="5pt"/>
    </style:style>
    <style:style style:name="T386" style:parent-style-name="Phôngmặcđịnhcủađoạnvăn" style:family="text">
      <style:text-properties fo:font-size="5pt" style:font-size-asian="5pt"/>
    </style:style>
    <style:style style:name="T387" style:parent-style-name="Phôngmặcđịnhcủađoạnvăn" style:family="text">
      <style:text-properties fo:letter-spacing="0.0277in" fo:font-size="5pt" style:font-size-asian="5pt"/>
    </style:style>
    <style:style style:name="T388" style:parent-style-name="Phôngmặcđịnhcủađoạnvăn" style:family="text">
      <style:text-properties fo:font-size="5pt" style:font-size-asian="5pt"/>
    </style:style>
    <style:style style:name="P389" style:parent-style-name="TableParagraph" style:family="paragraph">
      <style:paragraph-properties fo:margin-left="0.0166in">
        <style:tab-stops/>
      </style:paragraph-properties>
    </style:style>
    <style:style style:name="T390" style:parent-style-name="Phôngmặcđịnhcủađoạnvăn" style:family="text">
      <style:text-properties fo:font-size="5pt" style:font-size-asian="5pt"/>
    </style:style>
    <style:style style:name="T391" style:parent-style-name="Phôngmặcđịnhcủađoạnvăn" style:family="text">
      <style:text-properties fo:letter-spacing="0.0013in" fo:font-size="5pt" style:font-size-asian="5pt"/>
    </style:style>
    <style:style style:name="T392" style:parent-style-name="Phôngmặcđịnhcủađoạnvăn" style:family="text">
      <style:text-properties fo:font-size="5pt" style:font-size-asian="5pt"/>
    </style:style>
    <style:style style:name="T393" style:parent-style-name="Phôngmặcđịnhcủađoạnvăn" style:family="text">
      <style:text-properties fo:letter-spacing="0.0013in" fo:font-size="5pt" style:font-size-asian="5pt"/>
    </style:style>
    <style:style style:name="T394" style:parent-style-name="Phôngmặcđịnhcủađoạnvăn" style:family="text">
      <style:text-properties fo:font-size="5pt" style:font-size-asian="5pt"/>
    </style:style>
    <style:style style:name="T395" style:parent-style-name="Phôngmặcđịnhcủađoạnvăn" style:family="text">
      <style:text-properties fo:letter-spacing="0.0013in" fo:font-size="5pt" style:font-size-asian="5pt"/>
    </style:style>
    <style:style style:name="T396" style:parent-style-name="Phôngmặcđịnhcủađoạnvăn" style:family="text">
      <style:text-properties fo:font-size="5pt" style:font-size-asian="5pt"/>
    </style:style>
    <style:style style:name="T397" style:parent-style-name="Phôngmặcđịnhcủađoạnvăn" style:family="text">
      <style:text-properties fo:letter-spacing="0.0006in" fo:font-size="5pt" style:font-size-asian="5pt"/>
    </style:style>
    <style:style style:name="T398" style:parent-style-name="Phôngmặcđịnhcủađoạnvăn" style:family="text">
      <style:text-properties fo:letter-spacing="-0.0013in" fo:font-size="5pt" style:font-size-asian="5pt"/>
    </style:style>
    <style:style style:name="P399" style:parent-style-name="TableParagraph" style:family="paragraph">
      <style:paragraph-properties fo:margin-top="0.0152in" fo:margin-left="0.0166in">
        <style:tab-stops/>
      </style:paragraph-properties>
    </style:style>
    <style:style style:name="T400" style:parent-style-name="Phôngmặcđịnhcủađoạnvăn" style:family="text">
      <style:text-properties fo:letter-spacing="-0.0013in" fo:font-size="5pt" style:font-size-asian="5pt"/>
    </style:style>
    <style:style style:name="T401" style:parent-style-name="Phôngmặcđịnhcủađoạnvăn" style:family="text">
      <style:text-properties fo:letter-spacing="0.0013in" fo:font-size="5pt" style:font-size-asian="5pt"/>
    </style:style>
    <style:style style:name="T402" style:parent-style-name="Phôngmặcđịnhcủađoạnvăn" style:family="text">
      <style:text-properties fo:letter-spacing="-0.0013in" fo:font-size="5pt" style:font-size-asian="5pt"/>
    </style:style>
    <style:style style:name="T403" style:parent-style-name="Phôngmặcđịnhcủađoạnvăn" style:family="text">
      <style:text-properties fo:letter-spacing="0.0006in" fo:font-size="5pt" style:font-size-asian="5pt"/>
    </style:style>
    <style:style style:name="T404" style:parent-style-name="Phôngmặcđịnhcủađoạnvăn" style:family="text">
      <style:text-properties fo:letter-spacing="-0.0013in" fo:font-size="5pt" style:font-size-asian="5pt"/>
    </style:style>
    <style:style style:name="T405" style:parent-style-name="Phôngmặcđịnhcủađoạnvăn" style:family="text">
      <style:text-properties fo:font-size="5pt" style:font-size-asian="5pt"/>
    </style:style>
    <style:style style:name="T406" style:parent-style-name="Phôngmặcđịnhcủađoạnvăn" style:family="text">
      <style:text-properties fo:letter-spacing="-0.0013in" fo:font-size="5pt" style:font-size-asian="5pt"/>
    </style:style>
    <style:style style:name="T407" style:parent-style-name="Phôngmặcđịnhcủađoạnvăn" style:family="text">
      <style:text-properties fo:letter-spacing="0.0006in" fo:font-size="5pt" style:font-size-asian="5pt"/>
    </style:style>
    <style:style style:name="T408" style:parent-style-name="Phôngmặcđịnhcủađoạnvăn" style:family="text">
      <style:text-properties fo:letter-spacing="-0.0013in" fo:font-size="5pt" style:font-size-asian="5pt"/>
    </style:style>
    <style:style style:name="T409" style:parent-style-name="Phôngmặcđịnhcủađoạnvăn" style:family="text">
      <style:text-properties fo:letter-spacing="0.0006in" fo:font-size="5pt" style:font-size-asian="5pt"/>
    </style:style>
    <style:style style:name="T410" style:parent-style-name="Phôngmặcđịnhcủađoạnvăn" style:family="text">
      <style:text-properties fo:letter-spacing="-0.0013in" fo:font-size="5pt" style:font-size-asian="5pt"/>
    </style:style>
    <style:style style:name="T411" style:parent-style-name="Phôngmặcđịnhcủađoạnvăn" style:family="text">
      <style:text-properties fo:letter-spacing="0.0006in" fo:font-size="5pt" style:font-size-asian="5pt"/>
    </style:style>
    <style:style style:name="T412" style:parent-style-name="Phôngmặcđịnhcủađoạnvăn" style:family="text">
      <style:text-properties fo:letter-spacing="-0.0013in" fo:font-size="5pt" style:font-size-asian="5pt"/>
    </style:style>
    <style:style style:name="T413" style:parent-style-name="Phôngmặcđịnhcủađoạnvăn" style:family="text">
      <style:text-properties fo:letter-spacing="0.0006in" fo:font-size="5pt" style:font-size-asian="5pt"/>
    </style:style>
    <style:style style:name="T414" style:parent-style-name="Phôngmặcđịnhcủađoạnvăn" style:family="text">
      <style:text-properties fo:letter-spacing="-0.0013in" fo:font-size="5pt" style:font-size-asian="5pt"/>
    </style:style>
    <style:style style:name="T415" style:parent-style-name="Phôngmặcđịnhcủađoạnvăn" style:family="text">
      <style:text-properties fo:letter-spacing="0.0013in" fo:font-size="5pt" style:font-size-asian="5pt"/>
    </style:style>
    <style:style style:name="T416" style:parent-style-name="Phôngmặcđịnhcủađoạnvăn" style:family="text">
      <style:text-properties fo:letter-spacing="-0.0013in" fo:font-size="5pt" style:font-size-asian="5pt"/>
    </style:style>
    <style:style style:name="T417" style:parent-style-name="Phôngmặcđịnhcủađoạnvăn" style:family="text">
      <style:text-properties fo:letter-spacing="0.002in" fo:font-size="5pt" style:font-size-asian="5pt"/>
    </style:style>
    <style:style style:name="T418" style:parent-style-name="Phôngmặcđịnhcủađoạnvăn" style:family="text">
      <style:text-properties fo:letter-spacing="-0.0013in" fo:font-size="5pt" style:font-size-asian="5pt"/>
    </style:style>
    <style:style style:name="T419" style:parent-style-name="Phôngmặcđịnhcủađoạnvăn" style:family="text">
      <style:text-properties fo:letter-spacing="0.0013in" fo:font-size="5pt" style:font-size-asian="5pt"/>
    </style:style>
    <style:style style:name="T420" style:parent-style-name="Phôngmặcđịnhcủađoạnvăn" style:family="text">
      <style:text-properties fo:letter-spacing="-0.0013in" fo:font-size="5pt" style:font-size-asian="5pt"/>
    </style:style>
    <style:style style:name="P421" style:parent-style-name="TableParagraph" style:family="paragraph">
      <style:paragraph-properties fo:text-align="justify" fo:margin-top="0.0145in" fo:line-height="117%" fo:margin-left="0.0166in" fo:margin-right="3.6659in">
        <style:tab-stops/>
      </style:paragraph-properties>
    </style:style>
    <style:style style:name="T422" style:parent-style-name="Phôngmặcđịnhcủađoạnvăn" style:family="text">
      <style:text-properties fo:letter-spacing="-0.0013in" fo:font-size="5pt" style:font-size-asian="5pt"/>
    </style:style>
    <style:style style:name="T423" style:parent-style-name="Phôngmặcđịnhcủađoạnvăn" style:family="text">
      <style:text-properties fo:letter-spacing="0.0277in" fo:font-size="5pt" style:font-size-asian="5pt"/>
    </style:style>
    <style:style style:name="T424" style:parent-style-name="Phôngmặcđịnhcủađoạnvăn" style:family="text">
      <style:text-properties fo:font-size="5pt" style:font-size-asian="5pt"/>
    </style:style>
    <style:style style:name="T425" style:parent-style-name="Phôngmặcđịnhcủađoạnvăn" style:family="text">
      <style:text-properties fo:letter-spacing="-0.0006in" fo:font-size="5pt" style:font-size-asian="5pt"/>
    </style:style>
    <style:style style:name="T426" style:parent-style-name="Phôngmặcđịnhcủađoạnvăn" style:family="text">
      <style:text-properties fo:font-size="5pt" style:font-size-asian="5pt"/>
    </style:style>
    <style:style style:name="T427" style:parent-style-name="Phôngmặcđịnhcủađoạnvăn" style:family="text">
      <style:text-properties fo:letter-spacing="-0.0006in" fo:font-size="5pt" style:font-size-asian="5pt"/>
    </style:style>
    <style:style style:name="T428" style:parent-style-name="Phôngmặcđịnhcủađoạnvăn" style:family="text">
      <style:text-properties fo:font-size="5pt" style:font-size-asian="5pt"/>
    </style:style>
    <style:style style:name="T429" style:parent-style-name="Phôngmặcđịnhcủađoạnvăn" style:family="text">
      <style:text-properties fo:letter-spacing="-0.002in" fo:font-size="5pt" style:font-size-asian="5pt"/>
    </style:style>
    <style:style style:name="T430" style:parent-style-name="Phôngmặcđịnhcủađoạnvăn" style:family="text">
      <style:text-properties fo:font-size="5pt" style:font-size-asian="5pt"/>
    </style:style>
    <style:style style:name="T431" style:parent-style-name="Phôngmặcđịnhcủađoạnvăn" style:family="text">
      <style:text-properties fo:letter-spacing="-0.0006in" fo:font-size="5pt" style:font-size-asian="5pt"/>
    </style:style>
    <style:style style:name="T432" style:parent-style-name="Phôngmặcđịnhcủađoạnvăn" style:family="text">
      <style:text-properties fo:font-size="5pt" style:font-size-asian="5pt"/>
    </style:style>
    <style:style style:name="T433" style:parent-style-name="Phôngmặcđịnhcủađoạnvăn" style:family="text">
      <style:text-properties fo:letter-spacing="-0.0006in" fo:font-size="5pt" style:font-size-asian="5pt"/>
    </style:style>
    <style:style style:name="T434" style:parent-style-name="Phôngmặcđịnhcủađoạnvăn" style:family="text">
      <style:text-properties fo:font-size="5pt" style:font-size-asian="5pt"/>
    </style:style>
    <style:style style:name="T435" style:parent-style-name="Phôngmặcđịnhcủađoạnvăn" style:family="text">
      <style:text-properties fo:letter-spacing="-0.0006in" fo:font-size="5pt" style:font-size-asian="5pt"/>
    </style:style>
    <style:style style:name="T436" style:parent-style-name="Phôngmặcđịnhcủađoạnvăn" style:family="text">
      <style:text-properties fo:font-size="5pt" style:font-size-asian="5pt"/>
    </style:style>
    <style:style style:name="T437" style:parent-style-name="Phôngmặcđịnhcủađoạnvăn" style:family="text">
      <style:text-properties fo:letter-spacing="-0.0006in" fo:font-size="5pt" style:font-size-asian="5pt"/>
    </style:style>
    <style:style style:name="T438" style:parent-style-name="Phôngmặcđịnhcủađoạnvăn" style:family="text">
      <style:text-properties fo:font-size="5pt" style:font-size-asian="5pt"/>
    </style:style>
    <style:style style:name="T439" style:parent-style-name="Phôngmặcđịnhcủađoạnvăn" style:family="text">
      <style:text-properties fo:letter-spacing="0.0277in" fo:font-size="5pt" style:font-size-asian="5pt"/>
    </style:style>
    <style:style style:name="T440" style:parent-style-name="Phôngmặcđịnhcủađoạnvăn" style:family="text">
      <style:text-properties fo:font-size="5pt" style:font-size-asian="5pt"/>
    </style:style>
    <style:style style:name="P441" style:parent-style-name="TableParagraph" style:family="paragraph">
      <style:paragraph-properties fo:margin-left="0.0166in">
        <style:tab-stops/>
      </style:paragraph-properties>
    </style:style>
    <style:style style:name="T442" style:parent-style-name="Phôngmặcđịnhcủađoạnvăn" style:family="text">
      <style:text-properties fo:letter-spacing="-0.0027in" fo:font-size="5pt" style:font-size-asian="5pt"/>
    </style:style>
    <style:style style:name="T443" style:parent-style-name="Phôngmặcđịnhcủađoạnvăn" style:family="text">
      <style:text-properties fo:font-size="5pt" style:font-size-asian="5pt"/>
    </style:style>
    <style:style style:name="T444" style:parent-style-name="Phôngmặcđịnhcủađoạnvăn" style:family="text">
      <style:text-properties fo:letter-spacing="-0.0027in" fo:font-size="5pt" style:font-size-asian="5pt"/>
    </style:style>
    <style:style style:name="T445" style:parent-style-name="Phôngmặcđịnhcủađoạnvăn" style:family="text">
      <style:text-properties fo:font-size="5pt" style:font-size-asian="5pt"/>
    </style:style>
    <style:style style:name="T446" style:parent-style-name="Phôngmặcđịnhcủađoạnvăn" style:family="text">
      <style:text-properties fo:letter-spacing="-0.0027in" fo:font-size="5pt" style:font-size-asian="5pt"/>
    </style:style>
    <style:style style:name="T447" style:parent-style-name="Phôngmặcđịnhcủađoạnvăn" style:family="text">
      <style:text-properties fo:font-size="5pt" style:font-size-asian="5pt"/>
    </style:style>
    <style:style style:name="T448" style:parent-style-name="Phôngmặcđịnhcủađoạnvăn" style:family="text">
      <style:text-properties fo:letter-spacing="-0.0027in" fo:font-size="5pt" style:font-size-asian="5pt"/>
    </style:style>
    <style:style style:name="T449" style:parent-style-name="Phôngmặcđịnhcủađoạnvăn" style:family="text">
      <style:text-properties fo:font-size="5pt" style:font-size-asian="5pt"/>
    </style:style>
    <style:style style:name="T450" style:parent-style-name="Phôngmặcđịnhcủađoạnvăn" style:family="text">
      <style:text-properties fo:letter-spacing="-0.0027in" fo:font-size="5pt" style:font-size-asian="5pt"/>
    </style:style>
    <style:style style:name="P451" style:parent-style-name="TableParagraph" style:family="paragraph">
      <style:paragraph-properties fo:margin-top="0.0152in" fo:margin-left="0.0166in">
        <style:tab-stops/>
      </style:paragraph-properties>
    </style:style>
    <style:style style:name="T452" style:parent-style-name="Phôngmặcđịnhcủađoạnvăn" style:family="text">
      <style:text-properties fo:letter-spacing="-0.0013in" fo:font-size="5pt" style:font-size-asian="5pt"/>
    </style:style>
    <style:style style:name="T453" style:parent-style-name="Phôngmặcđịnhcủađoạnvăn" style:family="text">
      <style:text-properties fo:letter-spacing="-0.002in" fo:font-size="5pt" style:font-size-asian="5pt"/>
    </style:style>
    <style:style style:name="T454" style:parent-style-name="Phôngmặcđịnhcủađoạnvăn" style:family="text">
      <style:text-properties fo:letter-spacing="-0.0013in" fo:font-size="5pt" style:font-size-asian="5pt"/>
    </style:style>
    <style:style style:name="T455" style:parent-style-name="Phôngmặcđịnhcủađoạnvăn" style:family="text">
      <style:text-properties fo:letter-spacing="-0.002in" fo:font-size="5pt" style:font-size-asian="5pt"/>
    </style:style>
    <style:style style:name="T456" style:parent-style-name="Phôngmặcđịnhcủađoạnvăn" style:family="text">
      <style:text-properties fo:letter-spacing="-0.0013in" fo:font-size="5pt" style:font-size-asian="5pt"/>
    </style:style>
    <style:style style:name="T457" style:parent-style-name="Phôngmặcđịnhcủađoạnvăn" style:family="text">
      <style:text-properties fo:letter-spacing="-0.002in" fo:font-size="5pt" style:font-size-asian="5pt"/>
    </style:style>
    <style:style style:name="T458" style:parent-style-name="Phôngmặcđịnhcủađoạnvăn" style:family="text">
      <style:text-properties fo:letter-spacing="-0.0013in" fo:font-size="5pt" style:font-size-asian="5pt"/>
    </style:style>
    <style:style style:name="T459" style:parent-style-name="Phôngmặcđịnhcủađoạnvăn" style:family="text">
      <style:text-properties fo:letter-spacing="-0.002in" fo:font-size="5pt" style:font-size-asian="5pt"/>
    </style:style>
    <style:style style:name="T460" style:parent-style-name="Phôngmặcđịnhcủađoạnvăn" style:family="text">
      <style:text-properties fo:letter-spacing="-0.0013in" fo:font-size="5pt" style:font-size-asian="5pt"/>
    </style:style>
    <style:style style:name="P461" style:parent-style-name="TableParagraph" style:family="paragraph">
      <style:paragraph-properties fo:margin-top="0.0152in" fo:margin-left="0.0166in">
        <style:tab-stops/>
      </style:paragraph-properties>
    </style:style>
    <style:style style:name="T462" style:parent-style-name="Phôngmặcđịnhcủađoạnvăn" style:family="text">
      <style:text-properties fo:letter-spacing="-0.0013in" fo:font-size="5pt" style:font-size-asian="5pt"/>
    </style:style>
    <style:style style:name="T463" style:parent-style-name="Phôngmặcđịnhcủađoạnvăn" style:family="text">
      <style:text-properties fo:letter-spacing="-0.002in" fo:font-size="5pt" style:font-size-asian="5pt"/>
    </style:style>
    <style:style style:name="T464" style:parent-style-name="Phôngmặcđịnhcủađoạnvăn" style:family="text">
      <style:text-properties fo:letter-spacing="-0.0013in" fo:font-size="5pt" style:font-size-asian="5pt"/>
    </style:style>
    <style:style style:name="T465" style:parent-style-name="Phôngmặcđịnhcủađoạnvăn" style:family="text">
      <style:text-properties fo:letter-spacing="-0.0034in" fo:font-size="5pt" style:font-size-asian="5pt"/>
    </style:style>
    <style:style style:name="T466" style:parent-style-name="Phôngmặcđịnhcủađoạnvăn" style:family="text">
      <style:text-properties fo:letter-spacing="-0.0013in" fo:font-size="5pt" style:font-size-asian="5pt"/>
    </style:style>
    <style:style style:name="T467" style:parent-style-name="Phôngmặcđịnhcủađoạnvăn" style:family="text">
      <style:text-properties fo:letter-spacing="-0.002in" fo:font-size="5pt" style:font-size-asian="5pt"/>
    </style:style>
    <style:style style:name="T468" style:parent-style-name="Phôngmặcđịnhcủađoạnvăn" style:family="text">
      <style:text-properties fo:letter-spacing="-0.0013in" fo:font-size="5pt" style:font-size-asian="5pt"/>
    </style:style>
    <style:style style:name="T469" style:parent-style-name="Phôngmặcđịnhcủađoạnvăn" style:family="text">
      <style:text-properties fo:letter-spacing="-0.0027in" fo:font-size="5pt" style:font-size-asian="5pt"/>
    </style:style>
    <style:style style:name="T470" style:parent-style-name="Phôngmặcđịnhcủađoạnvăn" style:family="text">
      <style:text-properties fo:letter-spacing="-0.0013in" fo:font-size="5pt" style:font-size-asian="5pt"/>
    </style:style>
    <style:style style:name="T471" style:parent-style-name="Phôngmặcđịnhcủađoạnvăn" style:family="text">
      <style:text-properties fo:letter-spacing="-0.002in" fo:font-size="5pt" style:font-size-asian="5pt"/>
    </style:style>
    <style:style style:name="T472" style:parent-style-name="Phôngmặcđịnhcủađoạnvăn" style:family="text">
      <style:text-properties fo:letter-spacing="-0.0013in" fo:font-size="5pt" style:font-size-asian="5pt"/>
    </style:style>
    <style:style style:name="TableCell473" style:family="table-cell">
      <style:table-cell-properties fo:border="0.0069in solid #000000" style:writing-mode="lr-tb" fo:padding-top="0in" fo:padding-left="0in" fo:padding-bottom="0in" fo:padding-right="0in"/>
    </style:style>
    <style:style style:name="P474" style:parent-style-name="TableParagraph" style:family="paragraph">
      <style:text-properties style:font-name="Times New Roman" fo:font-size="5pt" style:font-size-asian="5pt"/>
    </style:style>
    <style:style style:name="P475" style:parent-style-name="TableParagraph" style:family="paragraph">
      <style:text-properties style:font-name="Times New Roman" fo:font-size="5pt" style:font-size-asian="5pt"/>
    </style:style>
    <style:style style:name="P476" style:parent-style-name="TableParagraph" style:family="paragraph">
      <style:text-properties style:font-name="Times New Roman" fo:font-size="5pt" style:font-size-asian="5pt"/>
    </style:style>
    <style:style style:name="P477" style:parent-style-name="TableParagraph" style:family="paragraph">
      <style:text-properties style:font-name="Times New Roman" fo:font-size="5pt" style:font-size-asian="5pt"/>
    </style:style>
    <style:style style:name="P478" style:parent-style-name="TableParagraph" style:family="paragraph">
      <style:text-properties style:font-name="Times New Roman" fo:font-size="5pt" style:font-size-asian="5pt"/>
    </style:style>
    <style:style style:name="P479" style:parent-style-name="TableParagraph" style:family="paragraph">
      <style:paragraph-properties fo:margin-top="0.0333in"/>
      <style:text-properties style:font-name="Times New Roman" fo:font-size="5pt" style:font-size-asian="5pt"/>
    </style:style>
    <style:style style:name="P480" style:parent-style-name="TableParagraph" style:family="paragraph">
      <style:paragraph-properties fo:margin-left="0.0173in">
        <style:tab-stops/>
      </style:paragraph-properties>
    </style:style>
    <style:style style:name="T481" style:parent-style-name="Phôngmặcđịnhcủađoạnvăn" style:family="text">
      <style:text-properties fo:letter-spacing="-0.0034in" fo:font-size="5pt" style:font-size-asian="5pt"/>
    </style:style>
    <style:style style:name="TableCell482" style:family="table-cell">
      <style:table-cell-properties fo:border="0.0069in solid #000000" style:writing-mode="lr-tb" fo:padding-top="0in" fo:padding-left="0in" fo:padding-bottom="0in" fo:padding-right="0in"/>
    </style:style>
    <style:style style:name="P483" style:parent-style-name="TableParagraph" style:family="paragraph">
      <style:text-properties style:font-name="Times New Roman" fo:font-size="5pt" style:font-size-asian="5pt"/>
    </style:style>
    <style:style style:name="P484" style:parent-style-name="TableParagraph" style:family="paragraph">
      <style:text-properties style:font-name="Times New Roman" fo:font-size="5pt" style:font-size-asian="5pt"/>
    </style:style>
    <style:style style:name="P485" style:parent-style-name="TableParagraph" style:family="paragraph">
      <style:text-properties style:font-name="Times New Roman" fo:font-size="5pt" style:font-size-asian="5pt"/>
    </style:style>
    <style:style style:name="P486" style:parent-style-name="TableParagraph" style:family="paragraph">
      <style:text-properties style:font-name="Times New Roman" fo:font-size="5pt" style:font-size-asian="5pt"/>
    </style:style>
    <style:style style:name="P487" style:parent-style-name="TableParagraph" style:family="paragraph">
      <style:text-properties style:font-name="Times New Roman" fo:font-size="5pt" style:font-size-asian="5pt"/>
    </style:style>
    <style:style style:name="P488" style:parent-style-name="TableParagraph" style:family="paragraph">
      <style:paragraph-properties fo:margin-top="0.0333in"/>
      <style:text-properties style:font-name="Times New Roman" fo:font-size="5pt" style:font-size-asian="5pt"/>
    </style:style>
    <style:style style:name="P489" style:parent-style-name="TableParagraph" style:family="paragraph">
      <style:paragraph-properties fo:margin-left="0.0173in">
        <style:tab-stops/>
      </style:paragraph-properties>
    </style:style>
    <style:style style:name="T490" style:parent-style-name="Phôngmặcđịnhcủađoạnvăn" style:family="text">
      <style:text-properties fo:letter-spacing="-0.0034in" style:text-scale="105%" fo:font-size="5pt" style:font-size-asian="5pt"/>
    </style:style>
    <style:style style:name="TableCell491" style:family="table-cell">
      <style:table-cell-properties fo:border="0.0069in solid #000000" style:writing-mode="lr-tb" fo:padding-top="0in" fo:padding-left="0in" fo:padding-bottom="0in" fo:padding-right="0in"/>
    </style:style>
    <style:style style:name="P492" style:parent-style-name="TableParagraph" style:family="paragraph">
      <style:text-properties style:font-name="Times New Roman" fo:font-size="5pt" style:font-size-asian="5pt"/>
    </style:style>
    <style:style style:name="P493" style:parent-style-name="TableParagraph" style:family="paragraph">
      <style:text-properties style:font-name="Times New Roman" fo:font-size="5pt" style:font-size-asian="5pt"/>
    </style:style>
    <style:style style:name="P494" style:parent-style-name="TableParagraph" style:family="paragraph">
      <style:text-properties style:font-name="Times New Roman" fo:font-size="5pt" style:font-size-asian="5pt"/>
    </style:style>
    <style:style style:name="P495" style:parent-style-name="TableParagraph" style:family="paragraph">
      <style:text-properties style:font-name="Times New Roman" fo:font-size="5pt" style:font-size-asian="5pt"/>
    </style:style>
    <style:style style:name="P496" style:parent-style-name="TableParagraph" style:family="paragraph">
      <style:text-properties style:font-name="Times New Roman" fo:font-size="5pt" style:font-size-asian="5pt"/>
    </style:style>
    <style:style style:name="P497" style:parent-style-name="TableParagraph" style:family="paragraph">
      <style:paragraph-properties fo:margin-top="0.0333in"/>
      <style:text-properties style:font-name="Times New Roman" fo:font-size="5pt" style:font-size-asian="5pt"/>
    </style:style>
    <style:style style:name="P498" style:parent-style-name="TableParagraph" style:family="paragraph">
      <style:paragraph-properties fo:margin-left="0.018in">
        <style:tab-stops/>
      </style:paragraph-properties>
    </style:style>
    <style:style style:name="T499" style:parent-style-name="Phôngmặcđịnhcủađoạnvăn" style:family="text">
      <style:text-properties fo:letter-spacing="-0.0027in" fo:font-size="5pt" style:font-size-asian="5pt"/>
    </style:style>
    <style:style style:name="TableCell500" style:family="table-cell">
      <style:table-cell-properties fo:border="0.0069in solid #000000" style:writing-mode="lr-tb" fo:padding-top="0in" fo:padding-left="0in" fo:padding-bottom="0in" fo:padding-right="0in"/>
    </style:style>
    <style:style style:name="P501" style:parent-style-name="TableParagraph" style:family="paragraph">
      <style:text-properties style:font-name="Times New Roman" fo:font-size="5pt" style:font-size-asian="5pt"/>
    </style:style>
    <style:style style:name="P502" style:parent-style-name="TableParagraph" style:family="paragraph">
      <style:text-properties style:font-name="Times New Roman" fo:font-size="5pt" style:font-size-asian="5pt"/>
    </style:style>
    <style:style style:name="P503" style:parent-style-name="TableParagraph" style:family="paragraph">
      <style:text-properties style:font-name="Times New Roman" fo:font-size="5pt" style:font-size-asian="5pt"/>
    </style:style>
    <style:style style:name="P504" style:parent-style-name="TableParagraph" style:family="paragraph">
      <style:text-properties style:font-name="Times New Roman" fo:font-size="5pt" style:font-size-asian="5pt"/>
    </style:style>
    <style:style style:name="P505" style:parent-style-name="TableParagraph" style:family="paragraph">
      <style:text-properties style:font-name="Times New Roman" fo:font-size="5pt" style:font-size-asian="5pt"/>
    </style:style>
    <style:style style:name="P506" style:parent-style-name="TableParagraph" style:family="paragraph">
      <style:paragraph-properties fo:margin-top="0.0333in"/>
      <style:text-properties style:font-name="Times New Roman" fo:font-size="5pt" style:font-size-asian="5pt"/>
    </style:style>
    <style:style style:name="P507" style:parent-style-name="TableParagraph" style:family="paragraph">
      <style:paragraph-properties fo:margin-left="0.0187in">
        <style:tab-stops/>
      </style:paragraph-properties>
    </style:style>
    <style:style style:name="T508" style:parent-style-name="Phôngmặcđịnhcủađoạnvăn" style:family="text">
      <style:text-properties fo:letter-spacing="-0.0069in" style:text-scale="105%" fo:font-size="5pt" style:font-size-asian="5pt"/>
    </style:style>
    <style:style style:name="TableRow509" style:family="table-row">
      <style:table-row-properties style:min-row-height="0.659in" style:use-optimal-row-height="false"/>
    </style:style>
    <style:style style:name="TableCell510" style:family="table-cell">
      <style:table-cell-properties fo:border="0.0069in solid #000000" style:writing-mode="lr-tb" fo:padding-top="0in" fo:padding-left="0in" fo:padding-bottom="0in" fo:padding-right="0in"/>
    </style:style>
    <style:style style:name="P511" style:parent-style-name="TableParagraph" style:family="paragraph">
      <style:text-properties style:font-name="Times New Roman" fo:font-size="5pt" style:font-size-asian="5pt"/>
    </style:style>
    <style:style style:name="P512" style:parent-style-name="TableParagraph" style:family="paragraph">
      <style:text-properties style:font-name="Times New Roman" fo:font-size="5pt" style:font-size-asian="5pt"/>
    </style:style>
    <style:style style:name="P513" style:parent-style-name="TableParagraph" style:family="paragraph">
      <style:paragraph-properties fo:margin-top="0.0541in"/>
      <style:text-properties style:font-name="Times New Roman" fo:font-size="5pt" style:font-size-asian="5pt"/>
    </style:style>
    <style:style style:name="P514" style:parent-style-name="TableParagraph" style:family="paragraph">
      <style:paragraph-properties fo:margin-left="0.0159in">
        <style:tab-stops/>
      </style:paragraph-properties>
    </style:style>
    <style:style style:name="T515" style:parent-style-name="Phôngmặcđịnhcủađoạnvăn" style:family="text">
      <style:text-properties fo:letter-spacing="-0.0013in" fo:font-size="5pt" style:font-size-asian="5pt"/>
    </style:style>
    <style:style style:name="TableCell516" style:family="table-cell">
      <style:table-cell-properties fo:border="0.0069in solid #000000" style:writing-mode="lr-tb" fo:padding-top="0in" fo:padding-left="0in" fo:padding-bottom="0in" fo:padding-right="0in"/>
    </style:style>
    <style:style style:name="P517" style:parent-style-name="TableParagraph" style:family="paragraph">
      <style:text-properties style:font-name="Times New Roman" fo:font-size="5pt" style:font-size-asian="5pt"/>
    </style:style>
    <style:style style:name="P518" style:parent-style-name="TableParagraph" style:family="paragraph">
      <style:text-properties style:font-name="Times New Roman" fo:font-size="5pt" style:font-size-asian="5pt"/>
    </style:style>
    <style:style style:name="P519" style:parent-style-name="TableParagraph" style:family="paragraph">
      <style:paragraph-properties fo:margin-top="0.0541in"/>
      <style:text-properties style:font-name="Times New Roman" fo:font-size="5pt" style:font-size-asian="5pt"/>
    </style:style>
    <style:style style:name="P520" style:parent-style-name="TableParagraph" style:family="paragraph">
      <style:paragraph-properties fo:margin-left="0.0159in">
        <style:tab-stops/>
      </style:paragraph-properties>
    </style:style>
    <style:style style:name="T521" style:parent-style-name="Phôngmặcđịnhcủađoạnvăn" style:family="text">
      <style:text-properties fo:letter-spacing="-0.0013in" fo:font-size="5pt" style:font-size-asian="5pt"/>
    </style:style>
    <style:style style:name="TableCell522" style:family="table-cell">
      <style:table-cell-properties fo:border="0.0069in solid #000000" style:writing-mode="lr-tb" fo:padding-top="0in" fo:padding-left="0in" fo:padding-bottom="0in" fo:padding-right="0in"/>
    </style:style>
    <style:style style:name="P523" style:parent-style-name="TableParagraph" style:family="paragraph">
      <style:paragraph-properties fo:margin-top="0.0437in" fo:margin-left="0.0166in">
        <style:tab-stops/>
      </style:paragraph-properties>
    </style:style>
    <style:style style:name="T524" style:parent-style-name="Phôngmặcđịnhcủađoạnvăn" style:family="text">
      <style:text-properties fo:font-size="5pt" style:font-size-asian="5pt"/>
    </style:style>
    <style:style style:name="T525" style:parent-style-name="Phôngmặcđịnhcủađoạnvăn" style:family="text">
      <style:text-properties fo:letter-spacing="-0.002in" fo:font-size="5pt" style:font-size-asian="5pt"/>
    </style:style>
    <style:style style:name="T526" style:parent-style-name="Phôngmặcđịnhcủađoạnvăn" style:family="text">
      <style:text-properties fo:font-size="5pt" style:font-size-asian="5pt"/>
    </style:style>
    <style:style style:name="T527" style:parent-style-name="Phôngmặcđịnhcủađoạnvăn" style:family="text">
      <style:text-properties fo:letter-spacing="-0.0013in" fo:font-size="5pt" style:font-size-asian="5pt"/>
    </style:style>
    <style:style style:name="T528" style:parent-style-name="Phôngmặcđịnhcủađoạnvăn" style:family="text">
      <style:text-properties fo:font-size="5pt" style:font-size-asian="5pt"/>
    </style:style>
    <style:style style:name="T529" style:parent-style-name="Phôngmặcđịnhcủađoạnvăn" style:family="text">
      <style:text-properties fo:letter-spacing="-0.002in" fo:font-size="5pt" style:font-size-asian="5pt"/>
    </style:style>
    <style:style style:name="T530" style:parent-style-name="Phôngmặcđịnhcủađoạnvăn" style:family="text">
      <style:text-properties fo:font-size="5pt" style:font-size-asian="5pt"/>
    </style:style>
    <style:style style:name="T531" style:parent-style-name="Phôngmặcđịnhcủađoạnvăn" style:family="text">
      <style:text-properties fo:letter-spacing="-0.002in" fo:font-size="5pt" style:font-size-asian="5pt"/>
    </style:style>
    <style:style style:name="T532" style:parent-style-name="Phôngmặcđịnhcủađoạnvăn" style:family="text">
      <style:text-properties fo:font-size="5pt" style:font-size-asian="5pt"/>
    </style:style>
    <style:style style:name="T533" style:parent-style-name="Phôngmặcđịnhcủađoạnvăn" style:family="text">
      <style:text-properties fo:letter-spacing="-0.0013in" fo:font-size="5pt" style:font-size-asian="5pt"/>
    </style:style>
    <style:style style:name="T534" style:parent-style-name="Phôngmặcđịnhcủađoạnvăn" style:family="text">
      <style:text-properties fo:font-size="5pt" style:font-size-asian="5pt"/>
    </style:style>
    <style:style style:name="T535" style:parent-style-name="Phôngmặcđịnhcủađoạnvăn" style:family="text">
      <style:text-properties fo:letter-spacing="-0.0006in" fo:font-size="5pt" style:font-size-asian="5pt"/>
    </style:style>
    <style:style style:name="T536" style:parent-style-name="Phôngmặcđịnhcủađoạnvăn" style:family="text">
      <style:text-properties fo:font-size="5pt" style:font-size-asian="5pt"/>
    </style:style>
    <style:style style:name="T537" style:parent-style-name="Phôngmặcđịnhcủađoạnvăn" style:family="text">
      <style:text-properties fo:letter-spacing="-0.0027in" fo:font-size="5pt" style:font-size-asian="5pt"/>
    </style:style>
    <style:style style:name="T538" style:parent-style-name="Phôngmặcđịnhcủađoạnvăn" style:family="text">
      <style:text-properties fo:font-size="5pt" style:font-size-asian="5pt"/>
    </style:style>
    <style:style style:name="T539" style:parent-style-name="Phôngmặcđịnhcủađoạnvăn" style:family="text">
      <style:text-properties fo:letter-spacing="-0.0006in" fo:font-size="5pt" style:font-size-asian="5pt"/>
    </style:style>
    <style:style style:name="T540" style:parent-style-name="Phôngmặcđịnhcủađoạnvăn" style:family="text">
      <style:text-properties fo:font-size="5pt" style:font-size-asian="5pt"/>
    </style:style>
    <style:style style:name="T541" style:parent-style-name="Phôngmặcđịnhcủađoạnvăn" style:family="text">
      <style:text-properties fo:letter-spacing="-0.002in" fo:font-size="5pt" style:font-size-asian="5pt"/>
    </style:style>
    <style:style style:name="T542" style:parent-style-name="Phôngmặcđịnhcủađoạnvăn" style:family="text">
      <style:text-properties fo:font-size="5pt" style:font-size-asian="5pt"/>
    </style:style>
    <style:style style:name="T543" style:parent-style-name="Phôngmặcđịnhcủađoạnvăn" style:family="text">
      <style:text-properties fo:letter-spacing="-0.0006in" fo:font-size="5pt" style:font-size-asian="5pt"/>
    </style:style>
    <style:style style:name="T544" style:parent-style-name="Phôngmặcđịnhcủađoạnvăn" style:family="text">
      <style:text-properties fo:font-size="5pt" style:font-size-asian="5pt"/>
    </style:style>
    <style:style style:name="T545" style:parent-style-name="Phôngmặcđịnhcủađoạnvăn" style:family="text">
      <style:text-properties fo:letter-spacing="-0.0006in" fo:font-size="5pt" style:font-size-asian="5pt"/>
    </style:style>
    <style:style style:name="T546" style:parent-style-name="Phôngmặcđịnhcủađoạnvăn" style:family="text">
      <style:text-properties fo:font-size="5pt" style:font-size-asian="5pt"/>
    </style:style>
    <style:style style:name="T547" style:parent-style-name="Phôngmặcđịnhcủađoạnvăn" style:family="text">
      <style:text-properties fo:letter-spacing="-0.0027in" fo:font-size="5pt" style:font-size-asian="5pt"/>
    </style:style>
    <style:style style:name="T548" style:parent-style-name="Phôngmặcđịnhcủađoạnvăn" style:family="text">
      <style:text-properties fo:font-size="5pt" style:font-size-asian="5pt"/>
    </style:style>
    <style:style style:name="T549" style:parent-style-name="Phôngmặcđịnhcủađoạnvăn" style:family="text">
      <style:text-properties fo:letter-spacing="-0.0006in" fo:font-size="5pt" style:font-size-asian="5pt"/>
    </style:style>
    <style:style style:name="T550" style:parent-style-name="Phôngmặcđịnhcủađoạnvăn" style:family="text">
      <style:text-properties fo:font-size="5pt" style:font-size-asian="5pt"/>
    </style:style>
    <style:style style:name="T551" style:parent-style-name="Phôngmặcđịnhcủađoạnvăn" style:family="text">
      <style:text-properties fo:letter-spacing="-0.0027in" fo:font-size="5pt" style:font-size-asian="5pt"/>
    </style:style>
    <style:style style:name="T552" style:parent-style-name="Phôngmặcđịnhcủađoạnvăn" style:family="text">
      <style:text-properties fo:font-size="5pt" style:font-size-asian="5pt"/>
    </style:style>
    <style:style style:name="T553" style:parent-style-name="Phôngmặcđịnhcủađoạnvăn" style:family="text">
      <style:text-properties fo:letter-spacing="-0.0006in" fo:font-size="5pt" style:font-size-asian="5pt"/>
    </style:style>
    <style:style style:name="T554" style:parent-style-name="Phôngmặcđịnhcủađoạnvăn" style:family="text">
      <style:text-properties fo:font-size="5pt" style:font-size-asian="5pt"/>
    </style:style>
    <style:style style:name="T555" style:parent-style-name="Phôngmặcđịnhcủađoạnvăn" style:family="text">
      <style:text-properties fo:letter-spacing="-0.002in" fo:font-size="5pt" style:font-size-asian="5pt"/>
    </style:style>
    <style:style style:name="T556" style:parent-style-name="Phôngmặcđịnhcủađoạnvăn" style:family="text">
      <style:text-properties fo:font-size="5pt" style:font-size-asian="5pt"/>
    </style:style>
    <style:style style:name="T557" style:parent-style-name="Phôngmặcđịnhcủađoạnvăn" style:family="text">
      <style:text-properties fo:letter-spacing="-0.0013in" fo:font-size="5pt" style:font-size-asian="5pt"/>
    </style:style>
    <style:style style:name="T558" style:parent-style-name="Phôngmặcđịnhcủađoạnvăn" style:family="text">
      <style:text-properties fo:font-size="5pt" style:font-size-asian="5pt"/>
    </style:style>
    <style:style style:name="T559" style:parent-style-name="Phôngmặcđịnhcủađoạnvăn" style:family="text">
      <style:text-properties fo:letter-spacing="-0.002in" fo:font-size="5pt" style:font-size-asian="5pt"/>
    </style:style>
    <style:style style:name="T560" style:parent-style-name="Phôngmặcđịnhcủađoạnvăn" style:family="text">
      <style:text-properties fo:font-size="5pt" style:font-size-asian="5pt"/>
    </style:style>
    <style:style style:name="T561" style:parent-style-name="Phôngmặcđịnhcủađoạnvăn" style:family="text">
      <style:text-properties fo:letter-spacing="-0.0006in" fo:font-size="5pt" style:font-size-asian="5pt"/>
    </style:style>
    <style:style style:name="T562" style:parent-style-name="Phôngmặcđịnhcủađoạnvăn" style:family="text">
      <style:text-properties fo:font-size="5pt" style:font-size-asian="5pt"/>
    </style:style>
    <style:style style:name="T563" style:parent-style-name="Phôngmặcđịnhcủađoạnvăn" style:family="text">
      <style:text-properties fo:letter-spacing="-0.002in" fo:font-size="5pt" style:font-size-asian="5pt"/>
    </style:style>
    <style:style style:name="T564" style:parent-style-name="Phôngmặcđịnhcủađoạnvăn" style:family="text">
      <style:text-properties fo:font-size="5pt" style:font-size-asian="5pt"/>
    </style:style>
    <style:style style:name="T565" style:parent-style-name="Phôngmặcđịnhcủađoạnvăn" style:family="text">
      <style:text-properties fo:letter-spacing="-0.0013in" fo:font-size="5pt" style:font-size-asian="5pt"/>
    </style:style>
    <style:style style:name="P566" style:parent-style-name="TableParagraph" style:family="paragraph">
      <style:paragraph-properties fo:margin-top="0.0152in" fo:line-height="117%" fo:margin-left="0.0166in" fo:margin-right="0.6451in">
        <style:tab-stops/>
      </style:paragraph-properties>
    </style:style>
    <style:style style:name="T567" style:parent-style-name="Phôngmặcđịnhcủađoạnvăn" style:family="text">
      <style:text-properties fo:font-size="5pt" style:font-size-asian="5pt"/>
    </style:style>
    <style:style style:name="T568" style:parent-style-name="Phôngmặcđịnhcủađoạnvăn" style:family="text">
      <style:text-properties fo:letter-spacing="-0.0006in" fo:font-size="5pt" style:font-size-asian="5pt"/>
    </style:style>
    <style:style style:name="T569" style:parent-style-name="Phôngmặcđịnhcủađoạnvăn" style:family="text">
      <style:text-properties fo:font-size="5pt" style:font-size-asian="5pt"/>
    </style:style>
    <style:style style:name="T570" style:parent-style-name="Phôngmặcđịnhcủađoạnvăn" style:family="text">
      <style:text-properties fo:letter-spacing="-0.0006in" fo:font-size="5pt" style:font-size-asian="5pt"/>
    </style:style>
    <style:style style:name="T571" style:parent-style-name="Phôngmặcđịnhcủađoạnvăn" style:family="text">
      <style:text-properties fo:font-size="5pt" style:font-size-asian="5pt"/>
    </style:style>
    <style:style style:name="T572" style:parent-style-name="Phôngmặcđịnhcủađoạnvăn" style:family="text">
      <style:text-properties fo:letter-spacing="-0.0006in" fo:font-size="5pt" style:font-size-asian="5pt"/>
    </style:style>
    <style:style style:name="T573" style:parent-style-name="Phôngmặcđịnhcủađoạnvăn" style:family="text">
      <style:text-properties fo:font-size="5pt" style:font-size-asian="5pt"/>
    </style:style>
    <style:style style:name="T574" style:parent-style-name="Phôngmặcđịnhcủađoạnvăn" style:family="text">
      <style:text-properties fo:letter-spacing="-0.0006in" fo:font-size="5pt" style:font-size-asian="5pt"/>
    </style:style>
    <style:style style:name="T575" style:parent-style-name="Phôngmặcđịnhcủađoạnvăn" style:family="text">
      <style:text-properties fo:font-size="5pt" style:font-size-asian="5pt"/>
    </style:style>
    <style:style style:name="T576" style:parent-style-name="Phôngmặcđịnhcủađoạnvăn" style:family="text">
      <style:text-properties fo:letter-spacing="-0.0006in" fo:font-size="5pt" style:font-size-asian="5pt"/>
    </style:style>
    <style:style style:name="T577" style:parent-style-name="Phôngmặcđịnhcủađoạnvăn" style:family="text">
      <style:text-properties fo:font-size="5pt" style:font-size-asian="5pt"/>
    </style:style>
    <style:style style:name="T578" style:parent-style-name="Phôngmặcđịnhcủađoạnvăn" style:family="text">
      <style:text-properties fo:letter-spacing="0.0277in" fo:font-size="5pt" style:font-size-asian="5pt"/>
    </style:style>
    <style:style style:name="T579" style:parent-style-name="Phôngmặcđịnhcủađoạnvăn" style:family="text">
      <style:text-properties fo:font-size="5pt" style:font-size-asian="5pt"/>
    </style:style>
    <style:style style:name="P580" style:parent-style-name="TableParagraph" style:family="paragraph">
      <style:paragraph-properties fo:margin-left="0.0166in">
        <style:tab-stops/>
      </style:paragraph-properties>
    </style:style>
    <style:style style:name="T581" style:parent-style-name="Phôngmặcđịnhcủađoạnvăn" style:family="text">
      <style:text-properties fo:font-size="5pt" style:font-size-asian="5pt"/>
    </style:style>
    <style:style style:name="T582" style:parent-style-name="Phôngmặcđịnhcủađoạnvăn" style:family="text">
      <style:text-properties fo:letter-spacing="0.0006in" fo:font-size="5pt" style:font-size-asian="5pt"/>
    </style:style>
    <style:style style:name="T583" style:parent-style-name="Phôngmặcđịnhcủađoạnvăn" style:family="text">
      <style:text-properties fo:font-size="5pt" style:font-size-asian="5pt"/>
    </style:style>
    <style:style style:name="T584" style:parent-style-name="Phôngmặcđịnhcủađoạnvăn" style:family="text">
      <style:text-properties fo:letter-spacing="0.0006in" fo:font-size="5pt" style:font-size-asian="5pt"/>
    </style:style>
    <style:style style:name="T585" style:parent-style-name="Phôngmặcđịnhcủađoạnvăn" style:family="text">
      <style:text-properties fo:letter-spacing="-0.0013in" fo:font-size="5pt" style:font-size-asian="5pt"/>
    </style:style>
    <style:style style:name="P586" style:parent-style-name="TableParagraph" style:family="paragraph">
      <style:paragraph-properties fo:margin-top="0.0145in" fo:margin-left="0.0166in">
        <style:tab-stops/>
      </style:paragraph-properties>
    </style:style>
    <style:style style:name="T587" style:parent-style-name="Phôngmặcđịnhcủađoạnvăn" style:family="text">
      <style:text-properties fo:font-size="5pt" style:font-size-asian="5pt"/>
    </style:style>
    <style:style style:name="T588" style:parent-style-name="Phôngmặcđịnhcủađoạnvăn" style:family="text">
      <style:text-properties fo:letter-spacing="-0.0013in" fo:font-size="5pt" style:font-size-asian="5pt"/>
    </style:style>
    <style:style style:name="T589" style:parent-style-name="Phôngmặcđịnhcủađoạnvăn" style:family="text">
      <style:text-properties fo:font-size="5pt" style:font-size-asian="5pt"/>
    </style:style>
    <style:style style:name="T590" style:parent-style-name="Phôngmặcđịnhcủađoạnvăn" style:family="text">
      <style:text-properties fo:letter-spacing="-0.0006in" fo:font-size="5pt" style:font-size-asian="5pt"/>
    </style:style>
    <style:style style:name="T591" style:parent-style-name="Phôngmặcđịnhcủađoạnvăn" style:family="text">
      <style:text-properties fo:font-size="5pt" style:font-size-asian="5pt"/>
    </style:style>
    <style:style style:name="T592" style:parent-style-name="Phôngmặcđịnhcủađoạnvăn" style:family="text">
      <style:text-properties fo:letter-spacing="-0.002in" fo:font-size="5pt" style:font-size-asian="5pt"/>
    </style:style>
    <style:style style:name="T593" style:parent-style-name="Phôngmặcđịnhcủađoạnvăn" style:family="text">
      <style:text-properties fo:font-size="5pt" style:font-size-asian="5pt"/>
    </style:style>
    <style:style style:name="T594" style:parent-style-name="Phôngmặcđịnhcủađoạnvăn" style:family="text">
      <style:text-properties fo:letter-spacing="-0.0013in" fo:font-size="5pt" style:font-size-asian="5pt"/>
    </style:style>
    <style:style style:name="T595" style:parent-style-name="Phôngmặcđịnhcủađoạnvăn" style:family="text">
      <style:text-properties fo:font-size="5pt" style:font-size-asian="5pt"/>
    </style:style>
    <style:style style:name="T596" style:parent-style-name="Phôngmặcđịnhcủađoạnvăn" style:family="text">
      <style:text-properties fo:letter-spacing="-0.0013in" fo:font-size="5pt" style:font-size-asian="5pt"/>
    </style:style>
    <style:style style:name="T597" style:parent-style-name="Phôngmặcđịnhcủađoạnvăn" style:family="text">
      <style:text-properties fo:font-size="5pt" style:font-size-asian="5pt"/>
    </style:style>
    <style:style style:name="T598" style:parent-style-name="Phôngmặcđịnhcủađoạnvăn" style:family="text">
      <style:text-properties fo:letter-spacing="-0.0013in" fo:font-size="5pt" style:font-size-asian="5pt"/>
    </style:style>
    <style:style style:name="T599" style:parent-style-name="Phôngmặcđịnhcủađoạnvăn" style:family="text">
      <style:text-properties fo:font-size="5pt" style:font-size-asian="5pt"/>
    </style:style>
    <style:style style:name="T600" style:parent-style-name="Phôngmặcđịnhcủađoạnvăn" style:family="text">
      <style:text-properties fo:letter-spacing="-0.0013in" fo:font-size="5pt" style:font-size-asian="5pt"/>
    </style:style>
    <style:style style:name="T601" style:parent-style-name="Phôngmặcđịnhcủađoạnvăn" style:family="text">
      <style:text-properties fo:font-size="5pt" style:font-size-asian="5pt"/>
    </style:style>
    <style:style style:name="T602" style:parent-style-name="Phôngmặcđịnhcủađoạnvăn" style:family="text">
      <style:text-properties fo:letter-spacing="-0.0013in" fo:font-size="5pt" style:font-size-asian="5pt"/>
    </style:style>
    <style:style style:name="T603" style:parent-style-name="Phôngmặcđịnhcủađoạnvăn" style:family="text">
      <style:text-properties fo:font-size="5pt" style:font-size-asian="5pt"/>
    </style:style>
    <style:style style:name="T604" style:parent-style-name="Phôngmặcđịnhcủađoạnvăn" style:family="text">
      <style:text-properties fo:letter-spacing="-0.0006in" fo:font-size="5pt" style:font-size-asian="5pt"/>
    </style:style>
    <style:style style:name="T605" style:parent-style-name="Phôngmặcđịnhcủađoạnvăn" style:family="text">
      <style:text-properties fo:font-size="5pt" style:font-size-asian="5pt"/>
    </style:style>
    <style:style style:name="T606" style:parent-style-name="Phôngmặcđịnhcủađoạnvăn" style:family="text">
      <style:text-properties fo:letter-spacing="-0.0013in" fo:font-size="5pt" style:font-size-asian="5pt"/>
    </style:style>
    <style:style style:name="T607" style:parent-style-name="Phôngmặcđịnhcủađoạnvăn" style:family="text">
      <style:text-properties fo:font-size="5pt" style:font-size-asian="5pt"/>
    </style:style>
    <style:style style:name="T608" style:parent-style-name="Phôngmặcđịnhcủađoạnvăn" style:family="text">
      <style:text-properties fo:letter-spacing="-0.0006in" fo:font-size="5pt" style:font-size-asian="5pt"/>
    </style:style>
    <style:style style:name="T609" style:parent-style-name="Phôngmặcđịnhcủađoạnvăn" style:family="text">
      <style:text-properties fo:letter-spacing="-0.0027in" fo:font-size="5pt" style:font-size-asian="5pt"/>
    </style:style>
    <style:style style:name="P610" style:parent-style-name="TableParagraph" style:family="paragraph">
      <style:paragraph-properties fo:margin-top="0.0152in" fo:margin-left="0.0166in">
        <style:tab-stops/>
      </style:paragraph-properties>
    </style:style>
    <style:style style:name="T611" style:parent-style-name="Phôngmặcđịnhcủađoạnvăn" style:family="text">
      <style:text-properties fo:font-size="5pt" style:font-size-asian="5pt"/>
    </style:style>
    <style:style style:name="T612" style:parent-style-name="Phôngmặcđịnhcủađoạnvăn" style:family="text">
      <style:text-properties fo:letter-spacing="-0.002in" fo:font-size="5pt" style:font-size-asian="5pt"/>
    </style:style>
    <style:style style:name="T613" style:parent-style-name="Phôngmặcđịnhcủađoạnvăn" style:family="text">
      <style:text-properties fo:font-size="5pt" style:font-size-asian="5pt"/>
    </style:style>
    <style:style style:name="T614" style:parent-style-name="Phôngmặcđịnhcủađoạnvăn" style:family="text">
      <style:text-properties fo:letter-spacing="-0.0027in" fo:font-size="5pt" style:font-size-asian="5pt"/>
    </style:style>
    <style:style style:name="T615" style:parent-style-name="Phôngmặcđịnhcủađoạnvăn" style:family="text">
      <style:text-properties fo:font-size="5pt" style:font-size-asian="5pt"/>
    </style:style>
    <style:style style:name="T616" style:parent-style-name="Phôngmặcđịnhcủađoạnvăn" style:family="text">
      <style:text-properties fo:letter-spacing="-0.0013in" fo:font-size="5pt" style:font-size-asian="5pt"/>
    </style:style>
    <style:style style:name="T617" style:parent-style-name="Phôngmặcđịnhcủađoạnvăn" style:family="text">
      <style:text-properties fo:font-size="5pt" style:font-size-asian="5pt"/>
    </style:style>
    <style:style style:name="T618" style:parent-style-name="Phôngmặcđịnhcủađoạnvăn" style:family="text">
      <style:text-properties fo:letter-spacing="-0.002in" fo:font-size="5pt" style:font-size-asian="5pt"/>
    </style:style>
    <style:style style:name="T619" style:parent-style-name="Phôngmặcđịnhcủađoạnvăn" style:family="text">
      <style:text-properties fo:font-size="5pt" style:font-size-asian="5pt"/>
    </style:style>
    <style:style style:name="T620" style:parent-style-name="Phôngmặcđịnhcủađoạnvăn" style:family="text">
      <style:text-properties fo:letter-spacing="-0.0013in" fo:font-size="5pt" style:font-size-asian="5pt"/>
    </style:style>
    <style:style style:name="T621" style:parent-style-name="Phôngmặcđịnhcủađoạnvăn" style:family="text">
      <style:text-properties fo:font-size="5pt" style:font-size-asian="5pt"/>
    </style:style>
    <style:style style:name="T622" style:parent-style-name="Phôngmặcđịnhcủađoạnvăn" style:family="text">
      <style:text-properties fo:letter-spacing="-0.002in" fo:font-size="5pt" style:font-size-asian="5pt"/>
    </style:style>
    <style:style style:name="T623" style:parent-style-name="Phôngmặcđịnhcủađoạnvăn" style:family="text">
      <style:text-properties fo:font-size="5pt" style:font-size-asian="5pt"/>
    </style:style>
    <style:style style:name="T624" style:parent-style-name="Phôngmặcđịnhcủađoạnvăn" style:family="text">
      <style:text-properties fo:letter-spacing="-0.0027in" fo:font-size="5pt" style:font-size-asian="5pt"/>
    </style:style>
    <style:style style:name="T625" style:parent-style-name="Phôngmặcđịnhcủađoạnvăn" style:family="text">
      <style:text-properties fo:font-size="5pt" style:font-size-asian="5pt"/>
    </style:style>
    <style:style style:name="T626" style:parent-style-name="Phôngmặcđịnhcủađoạnvăn" style:family="text">
      <style:text-properties fo:letter-spacing="-0.0013in" fo:font-size="5pt" style:font-size-asian="5pt"/>
    </style:style>
    <style:style style:name="T627" style:parent-style-name="Phôngmặcđịnhcủađoạnvăn" style:family="text">
      <style:text-properties fo:font-size="5pt" style:font-size-asian="5pt"/>
    </style:style>
    <style:style style:name="T628" style:parent-style-name="Phôngmặcđịnhcủađoạnvăn" style:family="text">
      <style:text-properties fo:letter-spacing="-0.002in" fo:font-size="5pt" style:font-size-asian="5pt"/>
    </style:style>
    <style:style style:name="T629" style:parent-style-name="Phôngmặcđịnhcủađoạnvăn" style:family="text">
      <style:text-properties fo:letter-spacing="-0.0013in" fo:font-size="5pt" style:font-size-asian="5pt"/>
    </style:style>
    <style:style style:name="TableCell630" style:family="table-cell">
      <style:table-cell-properties fo:border="0.0069in solid #000000" style:writing-mode="lr-tb" fo:padding-top="0in" fo:padding-left="0in" fo:padding-bottom="0in" fo:padding-right="0in"/>
    </style:style>
    <style:style style:name="P631" style:parent-style-name="TableParagraph" style:family="paragraph">
      <style:text-properties style:font-name="Times New Roman" fo:font-size="5pt" style:font-size-asian="5pt"/>
    </style:style>
    <style:style style:name="P632" style:parent-style-name="TableParagraph" style:family="paragraph">
      <style:text-properties style:font-name="Times New Roman" fo:font-size="5pt" style:font-size-asian="5pt"/>
    </style:style>
    <style:style style:name="P633" style:parent-style-name="TableParagraph" style:family="paragraph">
      <style:paragraph-properties fo:margin-top="0.0541in"/>
      <style:text-properties style:font-name="Times New Roman" fo:font-size="5pt" style:font-size-asian="5pt"/>
    </style:style>
    <style:style style:name="P634" style:parent-style-name="TableParagraph" style:family="paragraph">
      <style:paragraph-properties fo:margin-left="0.0173in">
        <style:tab-stops/>
      </style:paragraph-properties>
    </style:style>
    <style:style style:name="T635" style:parent-style-name="Phôngmặcđịnhcủađoạnvăn" style:family="text">
      <style:text-properties fo:letter-spacing="-0.0034in" fo:font-size="5pt" style:font-size-asian="5pt"/>
    </style:style>
    <style:style style:name="TableCell636" style:family="table-cell">
      <style:table-cell-properties fo:border="0.0069in solid #000000" style:writing-mode="lr-tb" fo:padding-top="0in" fo:padding-left="0in" fo:padding-bottom="0in" fo:padding-right="0in"/>
    </style:style>
    <style:style style:name="P637" style:parent-style-name="TableParagraph" style:family="paragraph">
      <style:text-properties style:font-name="Times New Roman" fo:font-size="5pt" style:font-size-asian="5pt"/>
    </style:style>
    <style:style style:name="P638" style:parent-style-name="TableParagraph" style:family="paragraph">
      <style:text-properties style:font-name="Times New Roman" fo:font-size="5pt" style:font-size-asian="5pt"/>
    </style:style>
    <style:style style:name="P639" style:parent-style-name="TableParagraph" style:family="paragraph">
      <style:paragraph-properties fo:margin-top="0.0541in"/>
      <style:text-properties style:font-name="Times New Roman" fo:font-size="5pt" style:font-size-asian="5pt"/>
    </style:style>
    <style:style style:name="P640" style:parent-style-name="TableParagraph" style:family="paragraph">
      <style:paragraph-properties fo:margin-left="0.0173in">
        <style:tab-stops/>
      </style:paragraph-properties>
    </style:style>
    <style:style style:name="T641" style:parent-style-name="Phôngmặcđịnhcủađoạnvăn" style:family="text">
      <style:text-properties fo:letter-spacing="-0.0034in" style:text-scale="105%" fo:font-size="5pt" style:font-size-asian="5pt"/>
    </style:style>
    <style:style style:name="TableCell642" style:family="table-cell">
      <style:table-cell-properties fo:border="0.0069in solid #000000" style:writing-mode="lr-tb" fo:padding-top="0in" fo:padding-left="0in" fo:padding-bottom="0in" fo:padding-right="0in"/>
    </style:style>
    <style:style style:name="P643" style:parent-style-name="TableParagraph" style:family="paragraph">
      <style:text-properties style:font-name="Times New Roman" fo:font-size="5pt" style:font-size-asian="5pt"/>
    </style:style>
    <style:style style:name="P644" style:parent-style-name="TableParagraph" style:family="paragraph">
      <style:text-properties style:font-name="Times New Roman" fo:font-size="5pt" style:font-size-asian="5pt"/>
    </style:style>
    <style:style style:name="P645" style:parent-style-name="TableParagraph" style:family="paragraph">
      <style:paragraph-properties fo:margin-top="0.0541in"/>
      <style:text-properties style:font-name="Times New Roman" fo:font-size="5pt" style:font-size-asian="5pt"/>
    </style:style>
    <style:style style:name="P646" style:parent-style-name="TableParagraph" style:family="paragraph">
      <style:paragraph-properties fo:margin-left="0.018in">
        <style:tab-stops/>
      </style:paragraph-properties>
    </style:style>
    <style:style style:name="T647" style:parent-style-name="Phôngmặcđịnhcủađoạnvăn" style:family="text">
      <style:text-properties fo:letter-spacing="-0.0027in" fo:font-size="5pt" style:font-size-asian="5pt"/>
    </style:style>
    <style:style style:name="TableCell648" style:family="table-cell">
      <style:table-cell-properties fo:border="0.0069in solid #000000" style:writing-mode="lr-tb" fo:padding-top="0in" fo:padding-left="0in" fo:padding-bottom="0in" fo:padding-right="0in"/>
    </style:style>
    <style:style style:name="P649" style:parent-style-name="TableParagraph" style:family="paragraph">
      <style:text-properties style:font-name="Times New Roman" fo:font-size="5pt" style:font-size-asian="5pt"/>
    </style:style>
    <style:style style:name="P650" style:parent-style-name="TableParagraph" style:family="paragraph">
      <style:text-properties style:font-name="Times New Roman" fo:font-size="5pt" style:font-size-asian="5pt"/>
    </style:style>
    <style:style style:name="P651" style:parent-style-name="TableParagraph" style:family="paragraph">
      <style:paragraph-properties fo:margin-top="0.0541in"/>
      <style:text-properties style:font-name="Times New Roman" fo:font-size="5pt" style:font-size-asian="5pt"/>
    </style:style>
    <style:style style:name="P652" style:parent-style-name="TableParagraph" style:family="paragraph">
      <style:paragraph-properties fo:margin-left="0.0187in">
        <style:tab-stops/>
      </style:paragraph-properties>
    </style:style>
    <style:style style:name="T653" style:parent-style-name="Phôngmặcđịnhcủađoạnvăn" style:family="text">
      <style:text-properties fo:letter-spacing="-0.0069in" style:text-scale="105%" fo:font-size="5pt" style:font-size-asian="5pt"/>
    </style:style>
    <style:style style:name="TableRow654" style:family="table-row">
      <style:table-row-properties style:min-row-height="0.5645in" style:use-optimal-row-height="false"/>
    </style:style>
    <style:style style:name="TableCell655" style:family="table-cell">
      <style:table-cell-properties fo:border="0.0069in solid #000000" style:writing-mode="lr-tb" fo:padding-top="0in" fo:padding-left="0in" fo:padding-bottom="0in" fo:padding-right="0in"/>
    </style:style>
    <style:style style:name="P656" style:parent-style-name="TableParagraph" style:family="paragraph">
      <style:text-properties style:font-name="Times New Roman" fo:font-size="5pt" style:font-size-asian="5pt"/>
    </style:style>
    <style:style style:name="P657" style:parent-style-name="TableParagraph" style:family="paragraph">
      <style:text-properties style:font-name="Times New Roman" fo:font-size="5pt" style:font-size-asian="5pt"/>
    </style:style>
    <style:style style:name="P658" style:parent-style-name="TableParagraph" style:family="paragraph">
      <style:paragraph-properties fo:margin-top="0.0055in"/>
      <style:text-properties style:font-name="Times New Roman" fo:font-size="5pt" style:font-size-asian="5pt"/>
    </style:style>
    <style:style style:name="P659" style:parent-style-name="TableParagraph" style:family="paragraph">
      <style:paragraph-properties fo:margin-top="0.0006in" fo:margin-left="0.0159in">
        <style:tab-stops/>
      </style:paragraph-properties>
    </style:style>
    <style:style style:name="T660" style:parent-style-name="Phôngmặcđịnhcủađoạnvăn" style:family="text">
      <style:text-properties fo:letter-spacing="-0.0013in" fo:font-size="5pt" style:font-size-asian="5pt"/>
    </style:style>
    <style:style style:name="TableCell661" style:family="table-cell">
      <style:table-cell-properties fo:border="0.0069in solid #000000" style:writing-mode="lr-tb" fo:padding-top="0in" fo:padding-left="0in" fo:padding-bottom="0in" fo:padding-right="0in"/>
    </style:style>
    <style:style style:name="P662" style:parent-style-name="TableParagraph" style:family="paragraph">
      <style:text-properties style:font-name="Times New Roman" fo:font-size="5pt" style:font-size-asian="5pt"/>
    </style:style>
    <style:style style:name="P663" style:parent-style-name="TableParagraph" style:family="paragraph">
      <style:text-properties style:font-name="Times New Roman" fo:font-size="5pt" style:font-size-asian="5pt"/>
    </style:style>
    <style:style style:name="P664" style:parent-style-name="TableParagraph" style:family="paragraph">
      <style:paragraph-properties fo:margin-top="0.0055in"/>
      <style:text-properties style:font-name="Times New Roman" fo:font-size="5pt" style:font-size-asian="5pt"/>
    </style:style>
    <style:style style:name="P665" style:parent-style-name="TableParagraph" style:family="paragraph">
      <style:paragraph-properties fo:margin-top="0.0006in" fo:margin-left="0.0159in">
        <style:tab-stops/>
      </style:paragraph-properties>
    </style:style>
    <style:style style:name="T666" style:parent-style-name="Phôngmặcđịnhcủađoạnvăn" style:family="text">
      <style:text-properties fo:font-size="5pt" style:font-size-asian="5pt"/>
    </style:style>
    <style:style style:name="T667" style:parent-style-name="Phôngmặcđịnhcủađoạnvăn" style:family="text">
      <style:text-properties fo:letter-spacing="-0.0034in" fo:font-size="5pt" style:font-size-asian="5pt"/>
    </style:style>
    <style:style style:name="T668" style:parent-style-name="Phôngmặcđịnhcủađoạnvăn" style:family="text">
      <style:text-properties fo:letter-spacing="-0.0013in" fo:font-size="5pt" style:font-size-asian="5pt"/>
    </style:style>
    <style:style style:name="TableCell669" style:family="table-cell">
      <style:table-cell-properties fo:border="0.0069in solid #000000" style:writing-mode="lr-tb" fo:padding-top="0in" fo:padding-left="0in" fo:padding-bottom="0in" fo:padding-right="0in"/>
    </style:style>
    <style:style style:name="P670" style:parent-style-name="TableParagraph" style:family="paragraph">
      <style:paragraph-properties fo:margin-top="0.0451in" fo:margin-left="0.0166in">
        <style:tab-stops/>
      </style:paragraph-properties>
    </style:style>
    <style:style style:name="T671" style:parent-style-name="Phôngmặcđịnhcủađoạnvăn" style:family="text">
      <style:text-properties fo:font-size="5pt" style:font-size-asian="5pt"/>
    </style:style>
    <style:style style:name="T672" style:parent-style-name="Phôngmặcđịnhcủađoạnvăn" style:family="text">
      <style:text-properties fo:letter-spacing="-0.0034in" fo:font-size="5pt" style:font-size-asian="5pt"/>
    </style:style>
    <style:style style:name="T673" style:parent-style-name="Phôngmặcđịnhcủađoạnvăn" style:family="text">
      <style:text-properties fo:font-size="5pt" style:font-size-asian="5pt"/>
    </style:style>
    <style:style style:name="T674" style:parent-style-name="Phôngmặcđịnhcủađoạnvăn" style:family="text">
      <style:text-properties fo:letter-spacing="-0.0034in" fo:font-size="5pt" style:font-size-asian="5pt"/>
    </style:style>
    <style:style style:name="T675" style:parent-style-name="Phôngmặcđịnhcủađoạnvăn" style:family="text">
      <style:text-properties fo:font-size="5pt" style:font-size-asian="5pt"/>
    </style:style>
    <style:style style:name="T676" style:parent-style-name="Phôngmặcđịnhcủađoạnvăn" style:family="text">
      <style:text-properties fo:letter-spacing="-0.0027in" fo:font-size="5pt" style:font-size-asian="5pt"/>
    </style:style>
    <style:style style:name="T677" style:parent-style-name="Phôngmặcđịnhcủađoạnvăn" style:family="text">
      <style:text-properties fo:font-size="5pt" style:font-size-asian="5pt"/>
    </style:style>
    <style:style style:name="T678" style:parent-style-name="Phôngmặcđịnhcủađoạnvăn" style:family="text">
      <style:text-properties fo:letter-spacing="-0.0041in" fo:font-size="5pt" style:font-size-asian="5pt"/>
    </style:style>
    <style:style style:name="T679" style:parent-style-name="Phôngmặcđịnhcủađoạnvăn" style:family="text">
      <style:text-properties fo:font-size="5pt" style:font-size-asian="5pt"/>
    </style:style>
    <style:style style:name="T680" style:parent-style-name="Phôngmặcđịnhcủađoạnvăn" style:family="text">
      <style:text-properties fo:letter-spacing="-0.002in" fo:font-size="5pt" style:font-size-asian="5pt"/>
    </style:style>
    <style:style style:name="T681" style:parent-style-name="Phôngmặcđịnhcủađoạnvăn" style:family="text">
      <style:text-properties fo:font-size="5pt" style:font-size-asian="5pt"/>
    </style:style>
    <style:style style:name="T682" style:parent-style-name="Phôngmặcđịnhcủađoạnvăn" style:family="text">
      <style:text-properties fo:letter-spacing="-0.0027in" fo:font-size="5pt" style:font-size-asian="5pt"/>
    </style:style>
    <style:style style:name="T683" style:parent-style-name="Phôngmặcđịnhcủađoạnvăn" style:family="text">
      <style:text-properties fo:font-size="5pt" style:font-size-asian="5pt"/>
    </style:style>
    <style:style style:name="T684" style:parent-style-name="Phôngmặcđịnhcủađoạnvăn" style:family="text">
      <style:text-properties fo:letter-spacing="-0.0027in" fo:font-size="5pt" style:font-size-asian="5pt"/>
    </style:style>
    <style:style style:name="T685" style:parent-style-name="Phôngmặcđịnhcủađoạnvăn" style:family="text">
      <style:text-properties fo:font-size="5pt" style:font-size-asian="5pt"/>
    </style:style>
    <style:style style:name="T686" style:parent-style-name="Phôngmặcđịnhcủađoạnvăn" style:family="text">
      <style:text-properties fo:letter-spacing="-0.002in" fo:font-size="5pt" style:font-size-asian="5pt"/>
    </style:style>
    <style:style style:name="T687" style:parent-style-name="Phôngmặcđịnhcủađoạnvăn" style:family="text">
      <style:text-properties fo:font-size="5pt" style:font-size-asian="5pt"/>
    </style:style>
    <style:style style:name="T688" style:parent-style-name="Phôngmặcđịnhcủađoạnvăn" style:family="text">
      <style:text-properties fo:letter-spacing="-0.0034in" fo:font-size="5pt" style:font-size-asian="5pt"/>
    </style:style>
    <style:style style:name="T689" style:parent-style-name="Phôngmặcđịnhcủađoạnvăn" style:family="text">
      <style:text-properties fo:font-size="5pt" style:font-size-asian="5pt"/>
    </style:style>
    <style:style style:name="T690" style:parent-style-name="Phôngmặcđịnhcủađoạnvăn" style:family="text">
      <style:text-properties fo:letter-spacing="-0.002in" fo:font-size="5pt" style:font-size-asian="5pt"/>
    </style:style>
    <style:style style:name="T691" style:parent-style-name="Phôngmặcđịnhcủađoạnvăn" style:family="text">
      <style:text-properties fo:font-size="5pt" style:font-size-asian="5pt"/>
    </style:style>
    <style:style style:name="T692" style:parent-style-name="Phôngmặcđịnhcủađoạnvăn" style:family="text">
      <style:text-properties fo:letter-spacing="-0.0027in" fo:font-size="5pt" style:font-size-asian="5pt"/>
    </style:style>
    <style:style style:name="T693" style:parent-style-name="Phôngmặcđịnhcủađoạnvăn" style:family="text">
      <style:text-properties fo:font-size="5pt" style:font-size-asian="5pt"/>
    </style:style>
    <style:style style:name="T694" style:parent-style-name="Phôngmặcđịnhcủađoạnvăn" style:family="text">
      <style:text-properties fo:letter-spacing="-0.0034in" fo:font-size="5pt" style:font-size-asian="5pt"/>
    </style:style>
    <style:style style:name="T695" style:parent-style-name="Phôngmặcđịnhcủađoạnvăn" style:family="text">
      <style:text-properties fo:font-size="5pt" style:font-size-asian="5pt"/>
    </style:style>
    <style:style style:name="T696" style:parent-style-name="Phôngmặcđịnhcủađoạnvăn" style:family="text">
      <style:text-properties fo:letter-spacing="-0.0027in" fo:font-size="5pt" style:font-size-asian="5pt"/>
    </style:style>
    <style:style style:name="T697" style:parent-style-name="Phôngmặcđịnhcủađoạnvăn" style:family="text">
      <style:text-properties fo:font-size="5pt" style:font-size-asian="5pt"/>
    </style:style>
    <style:style style:name="T698" style:parent-style-name="Phôngmặcđịnhcủađoạnvăn" style:family="text">
      <style:text-properties fo:letter-spacing="-0.0034in" fo:font-size="5pt" style:font-size-asian="5pt"/>
    </style:style>
    <style:style style:name="T699" style:parent-style-name="Phôngmặcđịnhcủađoạnvăn" style:family="text">
      <style:text-properties fo:font-size="5pt" style:font-size-asian="5pt"/>
    </style:style>
    <style:style style:name="T700" style:parent-style-name="Phôngmặcđịnhcủađoạnvăn" style:family="text">
      <style:text-properties fo:letter-spacing="-0.002in" fo:font-size="5pt" style:font-size-asian="5pt"/>
    </style:style>
    <style:style style:name="T701" style:parent-style-name="Phôngmặcđịnhcủađoạnvăn" style:family="text">
      <style:text-properties fo:font-size="5pt" style:font-size-asian="5pt"/>
    </style:style>
    <style:style style:name="T702" style:parent-style-name="Phôngmặcđịnhcủađoạnvăn" style:family="text">
      <style:text-properties fo:letter-spacing="-0.0027in" fo:font-size="5pt" style:font-size-asian="5pt"/>
    </style:style>
    <style:style style:name="T703" style:parent-style-name="Phôngmặcđịnhcủađoạnvăn" style:family="text">
      <style:text-properties fo:font-size="5pt" style:font-size-asian="5pt"/>
    </style:style>
    <style:style style:name="T704" style:parent-style-name="Phôngmặcđịnhcủađoạnvăn" style:family="text">
      <style:text-properties fo:letter-spacing="-0.0027in" fo:font-size="5pt" style:font-size-asian="5pt"/>
    </style:style>
    <style:style style:name="T705" style:parent-style-name="Phôngmặcđịnhcủađoạnvăn" style:family="text">
      <style:text-properties fo:font-size="5pt" style:font-size-asian="5pt"/>
    </style:style>
    <style:style style:name="T706" style:parent-style-name="Phôngmặcđịnhcủađoạnvăn" style:family="text">
      <style:text-properties fo:letter-spacing="-0.0034in" fo:font-size="5pt" style:font-size-asian="5pt"/>
    </style:style>
    <style:style style:name="T707" style:parent-style-name="Phôngmặcđịnhcủađoạnvăn" style:family="text">
      <style:text-properties fo:font-size="5pt" style:font-size-asian="5pt"/>
    </style:style>
    <style:style style:name="T708" style:parent-style-name="Phôngmặcđịnhcủađoạnvăn" style:family="text">
      <style:text-properties fo:letter-spacing="-0.0034in" fo:font-size="5pt" style:font-size-asian="5pt"/>
    </style:style>
    <style:style style:name="T709" style:parent-style-name="Phôngmặcđịnhcủađoạnvăn" style:family="text">
      <style:text-properties fo:font-size="5pt" style:font-size-asian="5pt"/>
    </style:style>
    <style:style style:name="T710" style:parent-style-name="Phôngmặcđịnhcủađoạnvăn" style:family="text">
      <style:text-properties fo:letter-spacing="-0.002in" fo:font-size="5pt" style:font-size-asian="5pt"/>
    </style:style>
    <style:style style:name="T711" style:parent-style-name="Phôngmặcđịnhcủađoạnvăn" style:family="text">
      <style:text-properties fo:letter-spacing="-0.0027in" fo:font-size="5pt" style:font-size-asian="5pt"/>
    </style:style>
    <style:style style:name="P712" style:parent-style-name="TableParagraph" style:family="paragraph">
      <style:paragraph-properties fo:margin-top="0.0152in" fo:line-height="117%" fo:margin-left="0.0166in" fo:margin-right="1.709in">
        <style:tab-stops/>
      </style:paragraph-properties>
    </style:style>
    <style:style style:name="T713" style:parent-style-name="Phôngmặcđịnhcủađoạnvăn" style:family="text">
      <style:text-properties fo:font-size="5pt" style:font-size-asian="5pt"/>
    </style:style>
    <style:style style:name="T714" style:parent-style-name="Phôngmặcđịnhcủađoạnvăn" style:family="text">
      <style:text-properties fo:letter-spacing="0.0277in" fo:font-size="5pt" style:font-size-asian="5pt"/>
    </style:style>
    <style:style style:name="T715" style:parent-style-name="Phôngmặcđịnhcủađoạnvăn" style:family="text">
      <style:text-properties fo:font-size="5pt" style:font-size-asian="5pt"/>
    </style:style>
    <style:style style:name="P716" style:parent-style-name="TableParagraph" style:family="paragraph">
      <style:paragraph-properties fo:line-height="117%" fo:margin-left="0.0166in" fo:margin-right="2.268in">
        <style:tab-stops/>
      </style:paragraph-properties>
    </style:style>
    <style:style style:name="T717" style:parent-style-name="Phôngmặcđịnhcủađoạnvăn" style:family="text">
      <style:text-properties fo:font-size="5pt" style:font-size-asian="5pt"/>
    </style:style>
    <style:style style:name="T718" style:parent-style-name="Phôngmặcđịnhcủađoạnvăn" style:family="text">
      <style:text-properties fo:letter-spacing="0.0277in" fo:font-size="5pt" style:font-size-asian="5pt"/>
    </style:style>
    <style:style style:name="T719" style:parent-style-name="Phôngmặcđịnhcủađoạnvăn" style:family="text">
      <style:text-properties fo:font-size="5pt" style:font-size-asian="5pt"/>
    </style:style>
    <style:style style:name="TableCell720" style:family="table-cell">
      <style:table-cell-properties fo:border="0.0069in solid #000000" style:writing-mode="lr-tb" fo:padding-top="0in" fo:padding-left="0in" fo:padding-bottom="0in" fo:padding-right="0in"/>
    </style:style>
    <style:style style:name="P721" style:parent-style-name="TableParagraph" style:family="paragraph">
      <style:text-properties style:font-name="Times New Roman" fo:font-size="5pt" style:font-size-asian="5pt"/>
    </style:style>
    <style:style style:name="P722" style:parent-style-name="TableParagraph" style:family="paragraph">
      <style:text-properties style:font-name="Times New Roman" fo:font-size="5pt" style:font-size-asian="5pt"/>
    </style:style>
    <style:style style:name="P723" style:parent-style-name="TableParagraph" style:family="paragraph">
      <style:paragraph-properties fo:margin-top="0.0055in"/>
      <style:text-properties style:font-name="Times New Roman" fo:font-size="5pt" style:font-size-asian="5pt"/>
    </style:style>
    <style:style style:name="P724" style:parent-style-name="TableParagraph" style:family="paragraph">
      <style:paragraph-properties fo:margin-top="0.0006in" fo:margin-left="0.0173in">
        <style:tab-stops/>
      </style:paragraph-properties>
    </style:style>
    <style:style style:name="T725" style:parent-style-name="Phôngmặcđịnhcủađoạnvăn" style:family="text">
      <style:text-properties fo:letter-spacing="-0.0034in" fo:font-size="5pt" style:font-size-asian="5pt"/>
    </style:style>
    <style:style style:name="TableCell726" style:family="table-cell">
      <style:table-cell-properties fo:border="0.0069in solid #000000" style:writing-mode="lr-tb" fo:padding-top="0in" fo:padding-left="0in" fo:padding-bottom="0in" fo:padding-right="0in"/>
    </style:style>
    <style:style style:name="P727" style:parent-style-name="TableParagraph" style:family="paragraph">
      <style:text-properties style:font-name="Times New Roman" fo:font-size="5pt" style:font-size-asian="5pt"/>
    </style:style>
    <style:style style:name="P728" style:parent-style-name="TableParagraph" style:family="paragraph">
      <style:text-properties style:font-name="Times New Roman" fo:font-size="5pt" style:font-size-asian="5pt"/>
    </style:style>
    <style:style style:name="P729" style:parent-style-name="TableParagraph" style:family="paragraph">
      <style:paragraph-properties fo:margin-top="0.0055in"/>
      <style:text-properties style:font-name="Times New Roman" fo:font-size="5pt" style:font-size-asian="5pt"/>
    </style:style>
    <style:style style:name="P730" style:parent-style-name="TableParagraph" style:family="paragraph">
      <style:paragraph-properties fo:margin-top="0.0006in" fo:margin-left="0.0173in">
        <style:tab-stops/>
      </style:paragraph-properties>
    </style:style>
    <style:style style:name="T731" style:parent-style-name="Phôngmặcđịnhcủađoạnvăn" style:family="text">
      <style:text-properties fo:letter-spacing="-0.0034in" style:text-scale="105%" fo:font-size="5pt" style:font-size-asian="5pt"/>
    </style:style>
    <style:style style:name="TableCell732" style:family="table-cell">
      <style:table-cell-properties fo:border="0.0069in solid #000000" style:writing-mode="lr-tb" fo:padding-top="0in" fo:padding-left="0in" fo:padding-bottom="0in" fo:padding-right="0in"/>
    </style:style>
    <style:style style:name="P733" style:parent-style-name="TableParagraph" style:family="paragraph">
      <style:text-properties style:font-name="Times New Roman" fo:font-size="5pt" style:font-size-asian="5pt"/>
    </style:style>
    <style:style style:name="P734" style:parent-style-name="TableParagraph" style:family="paragraph">
      <style:text-properties style:font-name="Times New Roman" fo:font-size="5pt" style:font-size-asian="5pt"/>
    </style:style>
    <style:style style:name="P735" style:parent-style-name="TableParagraph" style:family="paragraph">
      <style:paragraph-properties fo:margin-top="0.0055in"/>
      <style:text-properties style:font-name="Times New Roman" fo:font-size="5pt" style:font-size-asian="5pt"/>
    </style:style>
    <style:style style:name="P736" style:parent-style-name="TableParagraph" style:family="paragraph">
      <style:paragraph-properties fo:margin-top="0.0006in" fo:margin-left="0.018in">
        <style:tab-stops/>
      </style:paragraph-properties>
    </style:style>
    <style:style style:name="T737" style:parent-style-name="Phôngmặcđịnhcủađoạnvăn" style:family="text">
      <style:text-properties fo:letter-spacing="-0.0034in" fo:font-size="5pt" style:font-size-asian="5pt"/>
    </style:style>
    <style:style style:name="TableCell738" style:family="table-cell">
      <style:table-cell-properties fo:border="0.0069in solid #000000" style:writing-mode="lr-tb" fo:padding-top="0in" fo:padding-left="0in" fo:padding-bottom="0in" fo:padding-right="0in"/>
    </style:style>
    <style:style style:name="P739" style:parent-style-name="TableParagraph" style:family="paragraph">
      <style:text-properties style:font-name="Times New Roman" fo:font-size="5pt" style:font-size-asian="5pt"/>
    </style:style>
    <style:style style:name="P740" style:parent-style-name="TableParagraph" style:family="paragraph">
      <style:text-properties style:font-name="Times New Roman" fo:font-size="5pt" style:font-size-asian="5pt"/>
    </style:style>
    <style:style style:name="P741" style:parent-style-name="TableParagraph" style:family="paragraph">
      <style:paragraph-properties fo:margin-top="0.0055in"/>
      <style:text-properties style:font-name="Times New Roman" fo:font-size="5pt" style:font-size-asian="5pt"/>
    </style:style>
    <style:style style:name="P742" style:parent-style-name="TableParagraph" style:family="paragraph">
      <style:paragraph-properties fo:margin-top="0.0006in" fo:margin-left="0.0187in">
        <style:tab-stops/>
      </style:paragraph-properties>
    </style:style>
    <style:style style:name="T743" style:parent-style-name="Phôngmặcđịnhcủađoạnvăn" style:family="text">
      <style:text-properties fo:letter-spacing="-0.0069in" style:text-scale="105%" fo:font-size="5pt" style:font-size-asian="5pt"/>
    </style:style>
    <style:style style:name="TableRow744" style:family="table-row">
      <style:table-row-properties style:min-row-height="0.5444in" style:use-optimal-row-height="false"/>
    </style:style>
    <style:style style:name="TableCell745" style:family="table-cell">
      <style:table-cell-properties fo:border="0.0069in solid #000000" style:writing-mode="lr-tb" fo:padding-top="0in" fo:padding-left="0in" fo:padding-bottom="0in" fo:padding-right="0in"/>
    </style:style>
    <style:style style:name="P746" style:parent-style-name="TableParagraph" style:family="paragraph">
      <style:text-properties style:font-name="Times New Roman" fo:font-size="5pt" style:font-size-asian="5pt"/>
    </style:style>
    <style:style style:name="P747" style:parent-style-name="TableParagraph" style:family="paragraph">
      <style:paragraph-properties fo:margin-top="0.0756in"/>
      <style:text-properties style:font-name="Times New Roman" fo:font-size="5pt" style:font-size-asian="5pt"/>
    </style:style>
    <style:style style:name="P748" style:parent-style-name="TableParagraph" style:family="paragraph">
      <style:paragraph-properties fo:margin-left="0.0159in">
        <style:tab-stops/>
      </style:paragraph-properties>
    </style:style>
    <style:style style:name="T749" style:parent-style-name="Phôngmặcđịnhcủađoạnvăn" style:family="text">
      <style:text-properties fo:letter-spacing="-0.0013in" fo:font-size="5pt" style:font-size-asian="5pt"/>
    </style:style>
    <style:style style:name="TableCell750" style:family="table-cell">
      <style:table-cell-properties fo:border="0.0069in solid #000000" style:writing-mode="lr-tb" fo:padding-top="0in" fo:padding-left="0in" fo:padding-bottom="0in" fo:padding-right="0in"/>
    </style:style>
    <style:style style:name="P751" style:parent-style-name="TableParagraph" style:family="paragraph">
      <style:text-properties style:font-name="Times New Roman" fo:font-size="5pt" style:font-size-asian="5pt"/>
    </style:style>
    <style:style style:name="P752" style:parent-style-name="TableParagraph" style:family="paragraph">
      <style:paragraph-properties fo:margin-top="0.0756in"/>
      <style:text-properties style:font-name="Times New Roman" fo:font-size="5pt" style:font-size-asian="5pt"/>
    </style:style>
    <style:style style:name="P753" style:parent-style-name="TableParagraph" style:family="paragraph">
      <style:paragraph-properties fo:margin-left="0.0159in">
        <style:tab-stops/>
      </style:paragraph-properties>
    </style:style>
    <style:style style:name="T754" style:parent-style-name="Phôngmặcđịnhcủađoạnvăn" style:family="text">
      <style:text-properties fo:font-size="5pt" style:font-size-asian="5pt"/>
    </style:style>
    <style:style style:name="T755" style:parent-style-name="Phôngmặcđịnhcủađoạnvăn" style:family="text">
      <style:text-properties fo:letter-spacing="-0.0041in" fo:font-size="5pt" style:font-size-asian="5pt"/>
    </style:style>
    <style:style style:name="T756" style:parent-style-name="Phôngmặcđịnhcủađoạnvăn" style:family="text">
      <style:text-properties fo:font-size="5pt" style:font-size-asian="5pt"/>
    </style:style>
    <style:style style:name="T757" style:parent-style-name="Phôngmặcđịnhcủađoạnvăn" style:family="text">
      <style:text-properties fo:letter-spacing="-0.0034in" fo:font-size="5pt" style:font-size-asian="5pt"/>
    </style:style>
    <style:style style:name="T758" style:parent-style-name="Phôngmặcđịnhcủađoạnvăn" style:family="text">
      <style:text-properties fo:letter-spacing="-0.0013in" fo:font-size="5pt" style:font-size-asian="5pt"/>
    </style:style>
    <style:style style:name="TableCell759" style:family="table-cell">
      <style:table-cell-properties fo:border="0.0069in solid #000000" style:writing-mode="lr-tb" fo:padding-top="0in" fo:padding-left="0in" fo:padding-bottom="0in" fo:padding-right="0in"/>
    </style:style>
    <style:style style:name="P760" style:parent-style-name="TableParagraph" style:family="paragraph">
      <style:paragraph-properties fo:margin-top="0.0354in" fo:line-height="117%" fo:margin-left="0.0166in" fo:margin-right="2.5493in">
        <style:tab-stops/>
      </style:paragraph-properties>
    </style:style>
    <style:style style:name="T761" style:parent-style-name="Phôngmặcđịnhcủađoạnvăn" style:family="text">
      <style:text-properties fo:font-size="5pt" style:font-size-asian="5pt"/>
    </style:style>
    <style:style style:name="T762" style:parent-style-name="Phôngmặcđịnhcủađoạnvăn" style:family="text">
      <style:text-properties fo:letter-spacing="-0.0034in" fo:font-size="5pt" style:font-size-asian="5pt"/>
    </style:style>
    <style:style style:name="T763" style:parent-style-name="Phôngmặcđịnhcủađoạnvăn" style:family="text">
      <style:text-properties fo:font-size="5pt" style:font-size-asian="5pt"/>
    </style:style>
    <style:style style:name="T764" style:parent-style-name="Phôngmặcđịnhcủađoạnvăn" style:family="text">
      <style:text-properties fo:letter-spacing="-0.0034in" fo:font-size="5pt" style:font-size-asian="5pt"/>
    </style:style>
    <style:style style:name="T765" style:parent-style-name="Phôngmặcđịnhcủađoạnvăn" style:family="text">
      <style:text-properties fo:font-size="5pt" style:font-size-asian="5pt"/>
    </style:style>
    <style:style style:name="T766" style:parent-style-name="Phôngmặcđịnhcủađoạnvăn" style:family="text">
      <style:text-properties fo:letter-spacing="-0.0034in" fo:font-size="5pt" style:font-size-asian="5pt"/>
    </style:style>
    <style:style style:name="T767" style:parent-style-name="Phôngmặcđịnhcủađoạnvăn" style:family="text">
      <style:text-properties fo:font-size="5pt" style:font-size-asian="5pt"/>
    </style:style>
    <style:style style:name="T768" style:parent-style-name="Phôngmặcđịnhcủađoạnvăn" style:family="text">
      <style:text-properties fo:letter-spacing="-0.0041in" fo:font-size="5pt" style:font-size-asian="5pt"/>
    </style:style>
    <style:style style:name="T769" style:parent-style-name="Phôngmặcđịnhcủađoạnvăn" style:family="text">
      <style:text-properties fo:font-size="5pt" style:font-size-asian="5pt"/>
    </style:style>
    <style:style style:name="T770" style:parent-style-name="Phôngmặcđịnhcủađoạnvăn" style:family="text">
      <style:text-properties fo:letter-spacing="-0.002in" fo:font-size="5pt" style:font-size-asian="5pt"/>
    </style:style>
    <style:style style:name="T771" style:parent-style-name="Phôngmặcđịnhcủađoạnvăn" style:family="text">
      <style:text-properties fo:font-size="5pt" style:font-size-asian="5pt"/>
    </style:style>
    <style:style style:name="T772" style:parent-style-name="Phôngmặcđịnhcủađoạnvăn" style:family="text">
      <style:text-properties fo:letter-spacing="-0.0027in" fo:font-size="5pt" style:font-size-asian="5pt"/>
    </style:style>
    <style:style style:name="T773" style:parent-style-name="Phôngmặcđịnhcủađoạnvăn" style:family="text">
      <style:text-properties fo:font-size="5pt" style:font-size-asian="5pt"/>
    </style:style>
    <style:style style:name="T774" style:parent-style-name="Phôngmặcđịnhcủađoạnvăn" style:family="text">
      <style:text-properties fo:letter-spacing="-0.0034in" fo:font-size="5pt" style:font-size-asian="5pt"/>
    </style:style>
    <style:style style:name="T775" style:parent-style-name="Phôngmặcđịnhcủađoạnvăn" style:family="text">
      <style:text-properties fo:font-size="5pt" style:font-size-asian="5pt"/>
    </style:style>
    <style:style style:name="T776" style:parent-style-name="Phôngmặcđịnhcủađoạnvăn" style:family="text">
      <style:text-properties fo:letter-spacing="-0.0034in" fo:font-size="5pt" style:font-size-asian="5pt"/>
    </style:style>
    <style:style style:name="T777" style:parent-style-name="Phôngmặcđịnhcủađoạnvăn" style:family="text">
      <style:text-properties fo:font-size="5pt" style:font-size-asian="5pt"/>
    </style:style>
    <style:style style:name="T778" style:parent-style-name="Phôngmặcđịnhcủađoạnvăn" style:family="text">
      <style:text-properties fo:letter-spacing="-0.0027in" fo:font-size="5pt" style:font-size-asian="5pt"/>
    </style:style>
    <style:style style:name="T779" style:parent-style-name="Phôngmặcđịnhcủađoạnvăn" style:family="text">
      <style:text-properties fo:font-size="5pt" style:font-size-asian="5pt"/>
    </style:style>
    <style:style style:name="T780" style:parent-style-name="Phôngmặcđịnhcủađoạnvăn" style:family="text">
      <style:text-properties fo:letter-spacing="-0.0034in" fo:font-size="5pt" style:font-size-asian="5pt"/>
    </style:style>
    <style:style style:name="T781" style:parent-style-name="Phôngmặcđịnhcủađoạnvăn" style:family="text">
      <style:text-properties fo:font-size="5pt" style:font-size-asian="5pt"/>
    </style:style>
    <style:style style:name="T782" style:parent-style-name="Phôngmặcđịnhcủađoạnvăn" style:family="text">
      <style:text-properties fo:letter-spacing="-0.0034in" fo:font-size="5pt" style:font-size-asian="5pt"/>
    </style:style>
    <style:style style:name="T783" style:parent-style-name="Phôngmặcđịnhcủađoạnvăn" style:family="text">
      <style:text-properties fo:font-size="5pt" style:font-size-asian="5pt"/>
    </style:style>
    <style:style style:name="T784" style:parent-style-name="Phôngmặcđịnhcủađoạnvăn" style:family="text">
      <style:text-properties fo:letter-spacing="-0.0034in" fo:font-size="5pt" style:font-size-asian="5pt"/>
    </style:style>
    <style:style style:name="T785" style:parent-style-name="Phôngmặcđịnhcủađoạnvăn" style:family="text">
      <style:text-properties fo:font-size="5pt" style:font-size-asian="5pt"/>
    </style:style>
    <style:style style:name="T786" style:parent-style-name="Phôngmặcđịnhcủađoạnvăn" style:family="text">
      <style:text-properties fo:letter-spacing="-0.0027in" fo:font-size="5pt" style:font-size-asian="5pt"/>
    </style:style>
    <style:style style:name="T787" style:parent-style-name="Phôngmặcđịnhcủađoạnvăn" style:family="text">
      <style:text-properties fo:font-size="5pt" style:font-size-asian="5pt"/>
    </style:style>
    <style:style style:name="T788" style:parent-style-name="Phôngmặcđịnhcủađoạnvăn" style:family="text">
      <style:text-properties fo:letter-spacing="-0.0027in" fo:font-size="5pt" style:font-size-asian="5pt"/>
    </style:style>
    <style:style style:name="T789" style:parent-style-name="Phôngmặcđịnhcủađoạnvăn" style:family="text">
      <style:text-properties fo:font-size="5pt" style:font-size-asian="5pt"/>
    </style:style>
    <style:style style:name="T790" style:parent-style-name="Phôngmặcđịnhcủađoạnvăn" style:family="text">
      <style:text-properties fo:letter-spacing="-0.0041in" fo:font-size="5pt" style:font-size-asian="5pt"/>
    </style:style>
    <style:style style:name="T791" style:parent-style-name="Phôngmặcđịnhcủađoạnvăn" style:family="text">
      <style:text-properties fo:font-size="5pt" style:font-size-asian="5pt"/>
    </style:style>
    <style:style style:name="T792" style:parent-style-name="Phôngmặcđịnhcủađoạnvăn" style:family="text">
      <style:text-properties fo:letter-spacing="-0.002in" fo:font-size="5pt" style:font-size-asian="5pt"/>
    </style:style>
    <style:style style:name="T793" style:parent-style-name="Phôngmặcđịnhcủađoạnvăn" style:family="text">
      <style:text-properties fo:font-size="5pt" style:font-size-asian="5pt"/>
    </style:style>
    <style:style style:name="T794" style:parent-style-name="Phôngmặcđịnhcủađoạnvăn" style:family="text">
      <style:text-properties fo:letter-spacing="-0.0034in" fo:font-size="5pt" style:font-size-asian="5pt"/>
    </style:style>
    <style:style style:name="T795" style:parent-style-name="Phôngmặcđịnhcủađoạnvăn" style:family="text">
      <style:text-properties fo:font-size="5pt" style:font-size-asian="5pt"/>
    </style:style>
    <style:style style:name="T796" style:parent-style-name="Phôngmặcđịnhcủađoạnvăn" style:family="text">
      <style:text-properties fo:letter-spacing="-0.0034in" fo:font-size="5pt" style:font-size-asian="5pt"/>
    </style:style>
    <style:style style:name="T797" style:parent-style-name="Phôngmặcđịnhcủađoạnvăn" style:family="text">
      <style:text-properties fo:font-size="5pt" style:font-size-asian="5pt"/>
    </style:style>
    <style:style style:name="T798" style:parent-style-name="Phôngmặcđịnhcủađoạnvăn" style:family="text">
      <style:text-properties fo:letter-spacing="-0.0027in" fo:font-size="5pt" style:font-size-asian="5pt"/>
    </style:style>
    <style:style style:name="T799" style:parent-style-name="Phôngmặcđịnhcủađoạnvăn" style:family="text">
      <style:text-properties fo:font-size="5pt" style:font-size-asian="5pt"/>
    </style:style>
    <style:style style:name="T800" style:parent-style-name="Phôngmặcđịnhcủađoạnvăn" style:family="text">
      <style:text-properties fo:letter-spacing="0.0277in" fo:font-size="5pt" style:font-size-asian="5pt"/>
    </style:style>
    <style:style style:name="T801" style:parent-style-name="Phôngmặcđịnhcủađoạnvăn" style:family="text">
      <style:text-properties fo:font-size="5pt" style:font-size-asian="5pt"/>
    </style:style>
    <style:style style:name="P802" style:parent-style-name="TableParagraph" style:family="paragraph">
      <style:paragraph-properties fo:margin-left="0.0166in">
        <style:tab-stops/>
      </style:paragraph-properties>
    </style:style>
    <style:style style:name="T803" style:parent-style-name="Phôngmặcđịnhcủađoạnvăn" style:family="text">
      <style:text-properties fo:font-size="5pt" style:font-size-asian="5pt"/>
    </style:style>
    <style:style style:name="T804" style:parent-style-name="Phôngmặcđịnhcủađoạnvăn" style:family="text">
      <style:text-properties fo:letter-spacing="-0.0013in" fo:font-size="5pt" style:font-size-asian="5pt"/>
    </style:style>
    <style:style style:name="T805" style:parent-style-name="Phôngmặcđịnhcủađoạnvăn" style:family="text">
      <style:text-properties fo:font-size="5pt" style:font-size-asian="5pt"/>
    </style:style>
    <style:style style:name="T806" style:parent-style-name="Phôngmặcđịnhcủađoạnvăn" style:family="text">
      <style:text-properties fo:letter-spacing="-0.0013in" fo:font-size="5pt" style:font-size-asian="5pt"/>
    </style:style>
    <style:style style:name="T807" style:parent-style-name="Phôngmặcđịnhcủađoạnvăn" style:family="text">
      <style:text-properties fo:font-size="5pt" style:font-size-asian="5pt"/>
    </style:style>
    <style:style style:name="T808" style:parent-style-name="Phôngmặcđịnhcủađoạnvăn" style:family="text">
      <style:text-properties fo:letter-spacing="-0.0013in" fo:font-size="5pt" style:font-size-asian="5pt"/>
    </style:style>
    <style:style style:name="T809" style:parent-style-name="Phôngmặcđịnhcủađoạnvăn" style:family="text">
      <style:text-properties fo:font-size="5pt" style:font-size-asian="5pt"/>
    </style:style>
    <style:style style:name="T810" style:parent-style-name="Phôngmặcđịnhcủađoạnvăn" style:family="text">
      <style:text-properties fo:letter-spacing="-0.0013in" fo:font-size="5pt" style:font-size-asian="5pt"/>
    </style:style>
    <style:style style:name="T811" style:parent-style-name="Phôngmặcđịnhcủađoạnvăn" style:family="text">
      <style:text-properties fo:font-size="5pt" style:font-size-asian="5pt"/>
    </style:style>
    <style:style style:name="T812" style:parent-style-name="Phôngmặcđịnhcủađoạnvăn" style:family="text">
      <style:text-properties fo:letter-spacing="-0.0013in" fo:font-size="5pt" style:font-size-asian="5pt"/>
    </style:style>
    <style:style style:name="T813" style:parent-style-name="Phôngmặcđịnhcủađoạnvăn" style:family="text">
      <style:text-properties fo:font-size="5pt" style:font-size-asian="5pt"/>
    </style:style>
    <style:style style:name="T814" style:parent-style-name="Phôngmặcđịnhcủađoạnvăn" style:family="text">
      <style:text-properties fo:letter-spacing="-0.0013in" fo:font-size="5pt" style:font-size-asian="5pt"/>
    </style:style>
    <style:style style:name="T815" style:parent-style-name="Phôngmặcđịnhcủađoạnvăn" style:family="text">
      <style:text-properties fo:font-size="5pt" style:font-size-asian="5pt"/>
    </style:style>
    <style:style style:name="T816" style:parent-style-name="Phôngmặcđịnhcủađoạnvăn" style:family="text">
      <style:text-properties fo:letter-spacing="-0.0013in" fo:font-size="5pt" style:font-size-asian="5pt"/>
    </style:style>
    <style:style style:name="P817" style:parent-style-name="TableParagraph" style:family="paragraph">
      <style:paragraph-properties fo:margin-top="0.0027in" style:line-height-at-least="0.0972in" fo:margin-left="0.0166in" fo:margin-right="1.9895in">
        <style:tab-stops/>
      </style:paragraph-properties>
    </style:style>
    <style:style style:name="T818" style:parent-style-name="Phôngmặcđịnhcủađoạnvăn" style:family="text">
      <style:text-properties fo:font-size="5pt" style:font-size-asian="5pt"/>
    </style:style>
    <style:style style:name="T819" style:parent-style-name="Phôngmặcđịnhcủađoạnvăn" style:family="text">
      <style:text-properties fo:letter-spacing="-0.0013in" fo:font-size="5pt" style:font-size-asian="5pt"/>
    </style:style>
    <style:style style:name="T820" style:parent-style-name="Phôngmặcđịnhcủađoạnvăn" style:family="text">
      <style:text-properties fo:font-size="5pt" style:font-size-asian="5pt"/>
    </style:style>
    <style:style style:name="T821" style:parent-style-name="Phôngmặcđịnhcủađoạnvăn" style:family="text">
      <style:text-properties fo:letter-spacing="-0.0013in" fo:font-size="5pt" style:font-size-asian="5pt"/>
    </style:style>
    <style:style style:name="T822" style:parent-style-name="Phôngmặcđịnhcủađoạnvăn" style:family="text">
      <style:text-properties fo:font-size="5pt" style:font-size-asian="5pt"/>
    </style:style>
    <style:style style:name="T823" style:parent-style-name="Phôngmặcđịnhcủađoạnvăn" style:family="text">
      <style:text-properties fo:letter-spacing="-0.0006in" fo:font-size="5pt" style:font-size-asian="5pt"/>
    </style:style>
    <style:style style:name="T824" style:parent-style-name="Phôngmặcđịnhcủađoạnvăn" style:family="text">
      <style:text-properties fo:font-size="5pt" style:font-size-asian="5pt"/>
    </style:style>
    <style:style style:name="T825" style:parent-style-name="Phôngmặcđịnhcủađoạnvăn" style:family="text">
      <style:text-properties fo:letter-spacing="-0.0013in" fo:font-size="5pt" style:font-size-asian="5pt"/>
    </style:style>
    <style:style style:name="T826" style:parent-style-name="Phôngmặcđịnhcủađoạnvăn" style:family="text">
      <style:text-properties fo:font-size="5pt" style:font-size-asian="5pt"/>
    </style:style>
    <style:style style:name="T827" style:parent-style-name="Phôngmặcđịnhcủađoạnvăn" style:family="text">
      <style:text-properties fo:letter-spacing="-0.0013in" fo:font-size="5pt" style:font-size-asian="5pt"/>
    </style:style>
    <style:style style:name="T828" style:parent-style-name="Phôngmặcđịnhcủađoạnvăn" style:family="text">
      <style:text-properties fo:font-size="5pt" style:font-size-asian="5pt"/>
    </style:style>
    <style:style style:name="T829" style:parent-style-name="Phôngmặcđịnhcủađoạnvăn" style:family="text">
      <style:text-properties fo:letter-spacing="-0.0013in" fo:font-size="5pt" style:font-size-asian="5pt"/>
    </style:style>
    <style:style style:name="T830" style:parent-style-name="Phôngmặcđịnhcủađoạnvăn" style:family="text">
      <style:text-properties fo:font-size="5pt" style:font-size-asian="5pt"/>
    </style:style>
    <style:style style:name="T831" style:parent-style-name="Phôngmặcđịnhcủađoạnvăn" style:family="text">
      <style:text-properties fo:letter-spacing="-0.0006in" fo:font-size="5pt" style:font-size-asian="5pt"/>
    </style:style>
    <style:style style:name="T832" style:parent-style-name="Phôngmặcđịnhcủađoạnvăn" style:family="text">
      <style:text-properties fo:font-size="5pt" style:font-size-asian="5pt"/>
    </style:style>
    <style:style style:name="T833" style:parent-style-name="Phôngmặcđịnhcủađoạnvăn" style:family="text">
      <style:text-properties fo:letter-spacing="-0.0013in" fo:font-size="5pt" style:font-size-asian="5pt"/>
    </style:style>
    <style:style style:name="T834" style:parent-style-name="Phôngmặcđịnhcủađoạnvăn" style:family="text">
      <style:text-properties fo:font-size="5pt" style:font-size-asian="5pt"/>
    </style:style>
    <style:style style:name="T835" style:parent-style-name="Phôngmặcđịnhcủađoạnvăn" style:family="text">
      <style:text-properties fo:letter-spacing="-0.0013in" fo:font-size="5pt" style:font-size-asian="5pt"/>
    </style:style>
    <style:style style:name="T836" style:parent-style-name="Phôngmặcđịnhcủađoạnvăn" style:family="text">
      <style:text-properties fo:font-size="5pt" style:font-size-asian="5pt"/>
    </style:style>
    <style:style style:name="T837" style:parent-style-name="Phôngmặcđịnhcủađoạnvăn" style:family="text">
      <style:text-properties fo:letter-spacing="-0.0013in" fo:font-size="5pt" style:font-size-asian="5pt"/>
    </style:style>
    <style:style style:name="T838" style:parent-style-name="Phôngmặcđịnhcủađoạnvăn" style:family="text">
      <style:text-properties fo:font-size="5pt" style:font-size-asian="5pt"/>
    </style:style>
    <style:style style:name="T839" style:parent-style-name="Phôngmặcđịnhcủađoạnvăn" style:family="text">
      <style:text-properties fo:letter-spacing="-0.0013in" fo:font-size="5pt" style:font-size-asian="5pt"/>
    </style:style>
    <style:style style:name="T840" style:parent-style-name="Phôngmặcđịnhcủađoạnvăn" style:family="text">
      <style:text-properties fo:font-size="5pt" style:font-size-asian="5pt"/>
    </style:style>
    <style:style style:name="T841" style:parent-style-name="Phôngmặcđịnhcủađoạnvăn" style:family="text">
      <style:text-properties fo:letter-spacing="-0.0013in" fo:font-size="5pt" style:font-size-asian="5pt"/>
    </style:style>
    <style:style style:name="T842" style:parent-style-name="Phôngmặcđịnhcủađoạnvăn" style:family="text">
      <style:text-properties fo:font-size="5pt" style:font-size-asian="5pt"/>
    </style:style>
    <style:style style:name="T843" style:parent-style-name="Phôngmặcđịnhcủađoạnvăn" style:family="text">
      <style:text-properties fo:letter-spacing="-0.0013in" fo:font-size="5pt" style:font-size-asian="5pt"/>
    </style:style>
    <style:style style:name="T844" style:parent-style-name="Phôngmặcđịnhcủađoạnvăn" style:family="text">
      <style:text-properties fo:font-size="5pt" style:font-size-asian="5pt"/>
    </style:style>
    <style:style style:name="T845" style:parent-style-name="Phôngmặcđịnhcủađoạnvăn" style:family="text">
      <style:text-properties fo:letter-spacing="-0.0013in" fo:font-size="5pt" style:font-size-asian="5pt"/>
    </style:style>
    <style:style style:name="T846" style:parent-style-name="Phôngmặcđịnhcủađoạnvăn" style:family="text">
      <style:text-properties fo:font-size="5pt" style:font-size-asian="5pt"/>
    </style:style>
    <style:style style:name="T847" style:parent-style-name="Phôngmặcđịnhcủađoạnvăn" style:family="text">
      <style:text-properties fo:letter-spacing="-0.0006in" fo:font-size="5pt" style:font-size-asian="5pt"/>
    </style:style>
    <style:style style:name="T848" style:parent-style-name="Phôngmặcđịnhcủađoạnvăn" style:family="text">
      <style:text-properties fo:font-size="5pt" style:font-size-asian="5pt"/>
    </style:style>
    <style:style style:name="T849" style:parent-style-name="Phôngmặcđịnhcủađoạnvăn" style:family="text">
      <style:text-properties fo:letter-spacing="-0.0006in" fo:font-size="5pt" style:font-size-asian="5pt"/>
    </style:style>
    <style:style style:name="T850" style:parent-style-name="Phôngmặcđịnhcủađoạnvăn" style:family="text">
      <style:text-properties fo:font-size="5pt" style:font-size-asian="5pt"/>
    </style:style>
    <style:style style:name="T851" style:parent-style-name="Phôngmặcđịnhcủađoạnvăn" style:family="text">
      <style:text-properties fo:letter-spacing="-0.0006in" fo:font-size="5pt" style:font-size-asian="5pt"/>
    </style:style>
    <style:style style:name="T852" style:parent-style-name="Phôngmặcđịnhcủađoạnvăn" style:family="text">
      <style:text-properties fo:font-size="5pt" style:font-size-asian="5pt"/>
    </style:style>
    <style:style style:name="T853" style:parent-style-name="Phôngmặcđịnhcủađoạnvăn" style:family="text">
      <style:text-properties fo:letter-spacing="0.0277in" fo:font-size="5pt" style:font-size-asian="5pt"/>
    </style:style>
    <style:style style:name="T854" style:parent-style-name="Phôngmặcđịnhcủađoạnvăn" style:family="text">
      <style:text-properties fo:font-size="5pt" style:font-size-asian="5pt"/>
    </style:style>
    <style:style style:name="TableCell855" style:family="table-cell">
      <style:table-cell-properties fo:border="0.0069in solid #000000" style:writing-mode="lr-tb" fo:padding-top="0in" fo:padding-left="0in" fo:padding-bottom="0in" fo:padding-right="0in"/>
    </style:style>
    <style:style style:name="P856" style:parent-style-name="TableParagraph" style:family="paragraph">
      <style:text-properties style:font-name="Times New Roman" fo:font-size="5pt" style:font-size-asian="5pt"/>
    </style:style>
    <style:style style:name="P857" style:parent-style-name="TableParagraph" style:family="paragraph">
      <style:paragraph-properties fo:margin-top="0.0756in"/>
      <style:text-properties style:font-name="Times New Roman" fo:font-size="5pt" style:font-size-asian="5pt"/>
    </style:style>
    <style:style style:name="P858" style:parent-style-name="TableParagraph" style:family="paragraph">
      <style:paragraph-properties fo:margin-left="0.0173in">
        <style:tab-stops/>
      </style:paragraph-properties>
    </style:style>
    <style:style style:name="T859" style:parent-style-name="Phôngmặcđịnhcủađoạnvăn" style:family="text">
      <style:text-properties fo:letter-spacing="-0.0034in" fo:font-size="5pt" style:font-size-asian="5pt"/>
    </style:style>
    <style:style style:name="TableCell860" style:family="table-cell">
      <style:table-cell-properties fo:border="0.0069in solid #000000" style:writing-mode="lr-tb" fo:padding-top="0in" fo:padding-left="0in" fo:padding-bottom="0in" fo:padding-right="0in"/>
    </style:style>
    <style:style style:name="P861" style:parent-style-name="TableParagraph" style:family="paragraph">
      <style:text-properties style:font-name="Times New Roman" fo:font-size="5pt" style:font-size-asian="5pt"/>
    </style:style>
    <style:style style:name="P862" style:parent-style-name="TableParagraph" style:family="paragraph">
      <style:paragraph-properties fo:margin-top="0.0756in"/>
      <style:text-properties style:font-name="Times New Roman" fo:font-size="5pt" style:font-size-asian="5pt"/>
    </style:style>
    <style:style style:name="P863" style:parent-style-name="TableParagraph" style:family="paragraph">
      <style:paragraph-properties fo:margin-left="0.0173in">
        <style:tab-stops/>
      </style:paragraph-properties>
    </style:style>
    <style:style style:name="T864" style:parent-style-name="Phôngmặcđịnhcủađoạnvăn" style:family="text">
      <style:text-properties fo:letter-spacing="-0.0034in" style:text-scale="105%" fo:font-size="5pt" style:font-size-asian="5pt"/>
    </style:style>
    <style:style style:name="TableCell865" style:family="table-cell">
      <style:table-cell-properties fo:border="0.0069in solid #000000" style:writing-mode="lr-tb" fo:padding-top="0in" fo:padding-left="0in" fo:padding-bottom="0in" fo:padding-right="0in"/>
    </style:style>
    <style:style style:name="P866" style:parent-style-name="TableParagraph" style:family="paragraph">
      <style:text-properties style:font-name="Times New Roman" fo:font-size="5pt" style:font-size-asian="5pt"/>
    </style:style>
    <style:style style:name="P867" style:parent-style-name="TableParagraph" style:family="paragraph">
      <style:paragraph-properties fo:margin-top="0.0756in"/>
      <style:text-properties style:font-name="Times New Roman" fo:font-size="5pt" style:font-size-asian="5pt"/>
    </style:style>
    <style:style style:name="P868" style:parent-style-name="TableParagraph" style:family="paragraph">
      <style:paragraph-properties fo:margin-left="0.018in">
        <style:tab-stops/>
      </style:paragraph-properties>
    </style:style>
    <style:style style:name="T869" style:parent-style-name="Phôngmặcđịnhcủađoạnvăn" style:family="text">
      <style:text-properties fo:letter-spacing="-0.0034in" fo:font-size="5pt" style:font-size-asian="5pt"/>
    </style:style>
    <style:style style:name="TableCell870" style:family="table-cell">
      <style:table-cell-properties fo:border="0.0069in solid #000000" style:writing-mode="lr-tb" fo:padding-top="0in" fo:padding-left="0in" fo:padding-bottom="0in" fo:padding-right="0in"/>
    </style:style>
    <style:style style:name="P871" style:parent-style-name="TableParagraph" style:family="paragraph">
      <style:text-properties style:font-name="Times New Roman" fo:font-size="5pt" style:font-size-asian="5pt"/>
    </style:style>
    <style:style style:name="P872" style:parent-style-name="TableParagraph" style:family="paragraph">
      <style:paragraph-properties fo:margin-top="0.0756in"/>
      <style:text-properties style:font-name="Times New Roman" fo:font-size="5pt" style:font-size-asian="5pt"/>
    </style:style>
    <style:style style:name="P873" style:parent-style-name="TableParagraph" style:family="paragraph">
      <style:paragraph-properties fo:margin-left="0.0187in">
        <style:tab-stops/>
      </style:paragraph-properties>
    </style:style>
    <style:style style:name="T874" style:parent-style-name="Phôngmặcđịnhcủađoạnvăn" style:family="text">
      <style:text-properties fo:letter-spacing="-0.0069in" style:text-scale="105%" fo:font-size="5pt" style:font-size-asian="5pt"/>
    </style:style>
    <style:style style:name="TableRow875" style:family="table-row">
      <style:table-row-properties style:min-row-height="0.5493in" style:use-optimal-row-height="false"/>
    </style:style>
    <style:style style:name="TableCell876" style:family="table-cell">
      <style:table-cell-properties fo:border="0.0069in solid #000000" style:writing-mode="lr-tb" fo:padding-top="0in" fo:padding-left="0in" fo:padding-bottom="0in" fo:padding-right="0in"/>
    </style:style>
    <style:style style:name="P877" style:parent-style-name="TableParagraph" style:family="paragraph">
      <style:text-properties style:font-name="Times New Roman" fo:font-size="5pt" style:font-size-asian="5pt"/>
    </style:style>
    <style:style style:name="P878" style:parent-style-name="TableParagraph" style:family="paragraph">
      <style:paragraph-properties fo:margin-top="0.0784in"/>
      <style:text-properties style:font-name="Times New Roman" fo:font-size="5pt" style:font-size-asian="5pt"/>
    </style:style>
    <style:style style:name="P879" style:parent-style-name="TableParagraph" style:family="paragraph">
      <style:paragraph-properties fo:margin-top="0.0006in" fo:margin-left="0.0159in">
        <style:tab-stops/>
      </style:paragraph-properties>
    </style:style>
    <style:style style:name="T880" style:parent-style-name="Phôngmặcđịnhcủađoạnvăn" style:family="text">
      <style:text-properties fo:letter-spacing="-0.0013in" fo:font-size="5pt" style:font-size-asian="5pt"/>
    </style:style>
    <style:style style:name="TableCell881" style:family="table-cell">
      <style:table-cell-properties fo:border="0.0069in solid #000000" style:writing-mode="lr-tb" fo:padding-top="0in" fo:padding-left="0in" fo:padding-bottom="0in" fo:padding-right="0in"/>
    </style:style>
    <style:style style:name="P882" style:parent-style-name="TableParagraph" style:family="paragraph">
      <style:text-properties style:font-name="Times New Roman" fo:font-size="5pt" style:font-size-asian="5pt"/>
    </style:style>
    <style:style style:name="P883" style:parent-style-name="TableParagraph" style:family="paragraph">
      <style:paragraph-properties fo:margin-top="0.0784in"/>
      <style:text-properties style:font-name="Times New Roman" fo:font-size="5pt" style:font-size-asian="5pt"/>
    </style:style>
    <style:style style:name="P884" style:parent-style-name="TableParagraph" style:family="paragraph">
      <style:paragraph-properties fo:margin-top="0.0006in" fo:margin-left="0.0159in">
        <style:tab-stops/>
      </style:paragraph-properties>
    </style:style>
    <style:style style:name="T885" style:parent-style-name="Phôngmặcđịnhcủađoạnvăn" style:family="text">
      <style:text-properties fo:letter-spacing="-0.0013in" fo:font-size="5pt" style:font-size-asian="5pt"/>
    </style:style>
    <style:style style:name="T886" style:parent-style-name="Phôngmặcđịnhcủađoạnvăn" style:family="text">
      <style:text-properties fo:font-size="5pt" style:font-size-asian="5pt"/>
    </style:style>
    <style:style style:name="T887" style:parent-style-name="Phôngmặcđịnhcủađoạnvăn" style:family="text">
      <style:text-properties fo:letter-spacing="-0.0013in" fo:font-size="5pt" style:font-size-asian="5pt"/>
    </style:style>
    <style:style style:name="T888" style:parent-style-name="Phôngmặcđịnhcủađoạnvăn" style:family="text">
      <style:text-properties fo:letter-spacing="0.0006in" fo:font-size="5pt" style:font-size-asian="5pt"/>
    </style:style>
    <style:style style:name="T889" style:parent-style-name="Phôngmặcđịnhcủađoạnvăn" style:family="text">
      <style:text-properties fo:letter-spacing="-0.0013in" fo:font-size="5pt" style:font-size-asian="5pt"/>
    </style:style>
    <style:style style:name="TableCell890" style:family="table-cell">
      <style:table-cell-properties fo:border="0.0069in solid #000000" style:writing-mode="lr-tb" fo:padding-top="0in" fo:padding-left="0in" fo:padding-bottom="0in" fo:padding-right="0in"/>
    </style:style>
    <style:style style:name="P891" style:parent-style-name="TableParagraph" style:family="paragraph">
      <style:paragraph-properties fo:margin-top="0.0381in" fo:margin-left="0.0166in">
        <style:tab-stops/>
      </style:paragraph-properties>
    </style:style>
    <style:style style:name="T892" style:parent-style-name="Phôngmặcđịnhcủađoạnvăn" style:family="text">
      <style:text-properties fo:font-size="5pt" style:font-size-asian="5pt"/>
    </style:style>
    <style:style style:name="T893" style:parent-style-name="Phôngmặcđịnhcủađoạnvăn" style:family="text">
      <style:text-properties fo:letter-spacing="-0.0034in" fo:font-size="5pt" style:font-size-asian="5pt"/>
    </style:style>
    <style:style style:name="T894" style:parent-style-name="Phôngmặcđịnhcủađoạnvăn" style:family="text">
      <style:text-properties fo:font-size="5pt" style:font-size-asian="5pt"/>
    </style:style>
    <style:style style:name="T895" style:parent-style-name="Phôngmặcđịnhcủađoạnvăn" style:family="text">
      <style:text-properties fo:letter-spacing="-0.0027in" fo:font-size="5pt" style:font-size-asian="5pt"/>
    </style:style>
    <style:style style:name="T896" style:parent-style-name="Phôngmặcđịnhcủađoạnvăn" style:family="text">
      <style:text-properties fo:font-size="5pt" style:font-size-asian="5pt"/>
    </style:style>
    <style:style style:name="T897" style:parent-style-name="Phôngmặcđịnhcủađoạnvăn" style:family="text">
      <style:text-properties fo:letter-spacing="-0.0034in" fo:font-size="5pt" style:font-size-asian="5pt"/>
    </style:style>
    <style:style style:name="T898" style:parent-style-name="Phôngmặcđịnhcủađoạnvăn" style:family="text">
      <style:text-properties fo:font-size="5pt" style:font-size-asian="5pt"/>
    </style:style>
    <style:style style:name="T899" style:parent-style-name="Phôngmặcđịnhcủađoạnvăn" style:family="text">
      <style:text-properties fo:letter-spacing="-0.0034in" fo:font-size="5pt" style:font-size-asian="5pt"/>
    </style:style>
    <style:style style:name="T900" style:parent-style-name="Phôngmặcđịnhcủađoạnvăn" style:family="text">
      <style:text-properties fo:font-size="5pt" style:font-size-asian="5pt"/>
    </style:style>
    <style:style style:name="T901" style:parent-style-name="Phôngmặcđịnhcủađoạnvăn" style:family="text">
      <style:text-properties fo:letter-spacing="-0.0027in" fo:font-size="5pt" style:font-size-asian="5pt"/>
    </style:style>
    <style:style style:name="T902" style:parent-style-name="Phôngmặcđịnhcủađoạnvăn" style:family="text">
      <style:text-properties fo:font-size="5pt" style:font-size-asian="5pt"/>
    </style:style>
    <style:style style:name="T903" style:parent-style-name="Phôngmặcđịnhcủađoạnvăn" style:family="text">
      <style:text-properties fo:letter-spacing="-0.002in" fo:font-size="5pt" style:font-size-asian="5pt"/>
    </style:style>
    <style:style style:name="T904" style:parent-style-name="Phôngmặcđịnhcủađoạnvăn" style:family="text">
      <style:text-properties fo:font-size="5pt" style:font-size-asian="5pt"/>
    </style:style>
    <style:style style:name="T905" style:parent-style-name="Phôngmặcđịnhcủađoạnvăn" style:family="text">
      <style:text-properties fo:letter-spacing="-0.0027in" fo:font-size="5pt" style:font-size-asian="5pt"/>
    </style:style>
    <style:style style:name="T906" style:parent-style-name="Phôngmặcđịnhcủađoạnvăn" style:family="text">
      <style:text-properties fo:font-size="5pt" style:font-size-asian="5pt"/>
    </style:style>
    <style:style style:name="T907" style:parent-style-name="Phôngmặcđịnhcủađoạnvăn" style:family="text">
      <style:text-properties fo:letter-spacing="-0.0027in" fo:font-size="5pt" style:font-size-asian="5pt"/>
    </style:style>
    <style:style style:name="T908" style:parent-style-name="Phôngmặcđịnhcủađoạnvăn" style:family="text">
      <style:text-properties fo:font-size="5pt" style:font-size-asian="5pt"/>
    </style:style>
    <style:style style:name="T909" style:parent-style-name="Phôngmặcđịnhcủađoạnvăn" style:family="text">
      <style:text-properties fo:letter-spacing="-0.0027in" fo:font-size="5pt" style:font-size-asian="5pt"/>
    </style:style>
    <style:style style:name="T910" style:parent-style-name="Phôngmặcđịnhcủađoạnvăn" style:family="text">
      <style:text-properties fo:font-size="5pt" style:font-size-asian="5pt"/>
    </style:style>
    <style:style style:name="T911" style:parent-style-name="Phôngmặcđịnhcủađoạnvăn" style:family="text">
      <style:text-properties fo:letter-spacing="-0.0034in" fo:font-size="5pt" style:font-size-asian="5pt"/>
    </style:style>
    <style:style style:name="T912" style:parent-style-name="Phôngmặcđịnhcủađoạnvăn" style:family="text">
      <style:text-properties fo:font-size="5pt" style:font-size-asian="5pt"/>
    </style:style>
    <style:style style:name="T913" style:parent-style-name="Phôngmặcđịnhcủađoạnvăn" style:family="text">
      <style:text-properties fo:letter-spacing="-0.002in" fo:font-size="5pt" style:font-size-asian="5pt"/>
    </style:style>
    <style:style style:name="T914" style:parent-style-name="Phôngmặcđịnhcủađoạnvăn" style:family="text">
      <style:text-properties fo:font-size="5pt" style:font-size-asian="5pt"/>
    </style:style>
    <style:style style:name="T915" style:parent-style-name="Phôngmặcđịnhcủađoạnvăn" style:family="text">
      <style:text-properties fo:letter-spacing="-0.0027in" fo:font-size="5pt" style:font-size-asian="5pt"/>
    </style:style>
    <style:style style:name="T916" style:parent-style-name="Phôngmặcđịnhcủađoạnvăn" style:family="text">
      <style:text-properties fo:font-size="5pt" style:font-size-asian="5pt"/>
    </style:style>
    <style:style style:name="T917" style:parent-style-name="Phôngmặcđịnhcủađoạnvăn" style:family="text">
      <style:text-properties fo:letter-spacing="-0.0034in" fo:font-size="5pt" style:font-size-asian="5pt"/>
    </style:style>
    <style:style style:name="T918" style:parent-style-name="Phôngmặcđịnhcủađoạnvăn" style:family="text">
      <style:text-properties fo:font-size="5pt" style:font-size-asian="5pt"/>
    </style:style>
    <style:style style:name="T919" style:parent-style-name="Phôngmặcđịnhcủađoạnvăn" style:family="text">
      <style:text-properties fo:letter-spacing="-0.002in" fo:font-size="5pt" style:font-size-asian="5pt"/>
    </style:style>
    <style:style style:name="T920" style:parent-style-name="Phôngmặcđịnhcủađoạnvăn" style:family="text">
      <style:text-properties fo:font-size="5pt" style:font-size-asian="5pt"/>
    </style:style>
    <style:style style:name="T921" style:parent-style-name="Phôngmặcđịnhcủađoạnvăn" style:family="text">
      <style:text-properties fo:letter-spacing="-0.0034in" fo:font-size="5pt" style:font-size-asian="5pt"/>
    </style:style>
    <style:style style:name="T922" style:parent-style-name="Phôngmặcđịnhcủađoạnvăn" style:family="text">
      <style:text-properties fo:font-size="5pt" style:font-size-asian="5pt"/>
    </style:style>
    <style:style style:name="T923" style:parent-style-name="Phôngmặcđịnhcủađoạnvăn" style:family="text">
      <style:text-properties fo:letter-spacing="-0.002in" fo:font-size="5pt" style:font-size-asian="5pt"/>
    </style:style>
    <style:style style:name="T924" style:parent-style-name="Phôngmặcđịnhcủađoạnvăn" style:family="text">
      <style:text-properties fo:font-size="5pt" style:font-size-asian="5pt"/>
    </style:style>
    <style:style style:name="T925" style:parent-style-name="Phôngmặcđịnhcủađoạnvăn" style:family="text">
      <style:text-properties fo:letter-spacing="-0.0034in" fo:font-size="5pt" style:font-size-asian="5pt"/>
    </style:style>
    <style:style style:name="T926" style:parent-style-name="Phôngmặcđịnhcủađoạnvăn" style:family="text">
      <style:text-properties fo:font-size="5pt" style:font-size-asian="5pt"/>
    </style:style>
    <style:style style:name="T927" style:parent-style-name="Phôngmặcđịnhcủađoạnvăn" style:family="text">
      <style:text-properties fo:letter-spacing="-0.0027in" fo:font-size="5pt" style:font-size-asian="5pt"/>
    </style:style>
    <style:style style:name="T928" style:parent-style-name="Phôngmặcđịnhcủađoạnvăn" style:family="text">
      <style:text-properties fo:font-size="5pt" style:font-size-asian="5pt"/>
    </style:style>
    <style:style style:name="T929" style:parent-style-name="Phôngmặcđịnhcủađoạnvăn" style:family="text">
      <style:text-properties fo:letter-spacing="-0.0034in" fo:font-size="5pt" style:font-size-asian="5pt"/>
    </style:style>
    <style:style style:name="T930" style:parent-style-name="Phôngmặcđịnhcủađoạnvăn" style:family="text">
      <style:text-properties fo:font-size="5pt" style:font-size-asian="5pt"/>
    </style:style>
    <style:style style:name="T931" style:parent-style-name="Phôngmặcđịnhcủađoạnvăn" style:family="text">
      <style:text-properties fo:letter-spacing="-0.0027in" fo:font-size="5pt" style:font-size-asian="5pt"/>
    </style:style>
    <style:style style:name="T932" style:parent-style-name="Phôngmặcđịnhcủađoạnvăn" style:family="text">
      <style:text-properties fo:font-size="5pt" style:font-size-asian="5pt"/>
    </style:style>
    <style:style style:name="T933" style:parent-style-name="Phôngmặcđịnhcủađoạnvăn" style:family="text">
      <style:text-properties fo:letter-spacing="-0.0034in" fo:font-size="5pt" style:font-size-asian="5pt"/>
    </style:style>
    <style:style style:name="T934" style:parent-style-name="Phôngmặcđịnhcủađoạnvăn" style:family="text">
      <style:text-properties fo:letter-spacing="-0.0013in" fo:font-size="5pt" style:font-size-asian="5pt"/>
    </style:style>
    <style:style style:name="P935" style:parent-style-name="TableParagraph" style:family="paragraph">
      <style:paragraph-properties fo:margin-top="0.0152in" fo:line-height="117%" fo:margin-left="0.0166in" fo:margin-right="2.093in">
        <style:tab-stops/>
      </style:paragraph-properties>
    </style:style>
    <style:style style:name="T936" style:parent-style-name="Phôngmặcđịnhcủađoạnvăn" style:family="text">
      <style:text-properties fo:font-size="5pt" style:font-size-asian="5pt"/>
    </style:style>
    <style:style style:name="T937" style:parent-style-name="Phôngmặcđịnhcủađoạnvăn" style:family="text">
      <style:text-properties fo:letter-spacing="-0.0006in" fo:font-size="5pt" style:font-size-asian="5pt"/>
    </style:style>
    <style:style style:name="T938" style:parent-style-name="Phôngmặcđịnhcủađoạnvăn" style:family="text">
      <style:text-properties fo:font-size="5pt" style:font-size-asian="5pt"/>
    </style:style>
    <style:style style:name="T939" style:parent-style-name="Phôngmặcđịnhcủađoạnvăn" style:family="text">
      <style:text-properties fo:letter-spacing="-0.0006in" fo:font-size="5pt" style:font-size-asian="5pt"/>
    </style:style>
    <style:style style:name="T940" style:parent-style-name="Phôngmặcđịnhcủađoạnvăn" style:family="text">
      <style:text-properties fo:font-size="5pt" style:font-size-asian="5pt"/>
    </style:style>
    <style:style style:name="T941" style:parent-style-name="Phôngmặcđịnhcủađoạnvăn" style:family="text">
      <style:text-properties fo:letter-spacing="-0.0006in" fo:font-size="5pt" style:font-size-asian="5pt"/>
    </style:style>
    <style:style style:name="T942" style:parent-style-name="Phôngmặcđịnhcủađoạnvăn" style:family="text">
      <style:text-properties fo:font-size="5pt" style:font-size-asian="5pt"/>
    </style:style>
    <style:style style:name="T943" style:parent-style-name="Phôngmặcđịnhcủađoạnvăn" style:family="text">
      <style:text-properties fo:letter-spacing="-0.0006in" fo:font-size="5pt" style:font-size-asian="5pt"/>
    </style:style>
    <style:style style:name="T944" style:parent-style-name="Phôngmặcđịnhcủađoạnvăn" style:family="text">
      <style:text-properties fo:font-size="5pt" style:font-size-asian="5pt"/>
    </style:style>
    <style:style style:name="T945" style:parent-style-name="Phôngmặcđịnhcủađoạnvăn" style:family="text">
      <style:text-properties fo:letter-spacing="-0.0013in" fo:font-size="5pt" style:font-size-asian="5pt"/>
    </style:style>
    <style:style style:name="T946" style:parent-style-name="Phôngmặcđịnhcủađoạnvăn" style:family="text">
      <style:text-properties fo:font-size="5pt" style:font-size-asian="5pt"/>
    </style:style>
    <style:style style:name="T947" style:parent-style-name="Phôngmặcđịnhcủađoạnvăn" style:family="text">
      <style:text-properties fo:letter-spacing="-0.0013in" fo:font-size="5pt" style:font-size-asian="5pt"/>
    </style:style>
    <style:style style:name="T948" style:parent-style-name="Phôngmặcđịnhcủađoạnvăn" style:family="text">
      <style:text-properties fo:font-size="5pt" style:font-size-asian="5pt"/>
    </style:style>
    <style:style style:name="T949" style:parent-style-name="Phôngmặcđịnhcủađoạnvăn" style:family="text">
      <style:text-properties fo:letter-spacing="-0.0006in" fo:font-size="5pt" style:font-size-asian="5pt"/>
    </style:style>
    <style:style style:name="T950" style:parent-style-name="Phôngmặcđịnhcủađoạnvăn" style:family="text">
      <style:text-properties fo:font-size="5pt" style:font-size-asian="5pt"/>
    </style:style>
    <style:style style:name="T951" style:parent-style-name="Phôngmặcđịnhcủađoạnvăn" style:family="text">
      <style:text-properties fo:letter-spacing="-0.0006in" fo:font-size="5pt" style:font-size-asian="5pt"/>
    </style:style>
    <style:style style:name="T952" style:parent-style-name="Phôngmặcđịnhcủađoạnvăn" style:family="text">
      <style:text-properties fo:font-size="5pt" style:font-size-asian="5pt"/>
    </style:style>
    <style:style style:name="T953" style:parent-style-name="Phôngmặcđịnhcủađoạnvăn" style:family="text">
      <style:text-properties fo:letter-spacing="-0.0013in" fo:font-size="5pt" style:font-size-asian="5pt"/>
    </style:style>
    <style:style style:name="T954" style:parent-style-name="Phôngmặcđịnhcủađoạnvăn" style:family="text">
      <style:text-properties fo:font-size="5pt" style:font-size-asian="5pt"/>
    </style:style>
    <style:style style:name="T955" style:parent-style-name="Phôngmặcđịnhcủađoạnvăn" style:family="text">
      <style:text-properties fo:letter-spacing="-0.0006in" fo:font-size="5pt" style:font-size-asian="5pt"/>
    </style:style>
    <style:style style:name="T956" style:parent-style-name="Phôngmặcđịnhcủađoạnvăn" style:family="text">
      <style:text-properties fo:font-size="5pt" style:font-size-asian="5pt"/>
    </style:style>
    <style:style style:name="T957" style:parent-style-name="Phôngmặcđịnhcủađoạnvăn" style:family="text">
      <style:text-properties fo:letter-spacing="-0.0006in" fo:font-size="5pt" style:font-size-asian="5pt"/>
    </style:style>
    <style:style style:name="T958" style:parent-style-name="Phôngmặcđịnhcủađoạnvăn" style:family="text">
      <style:text-properties fo:font-size="5pt" style:font-size-asian="5pt"/>
    </style:style>
    <style:style style:name="T959" style:parent-style-name="Phôngmặcđịnhcủađoạnvăn" style:family="text">
      <style:text-properties fo:letter-spacing="-0.0006in" fo:font-size="5pt" style:font-size-asian="5pt"/>
    </style:style>
    <style:style style:name="T960" style:parent-style-name="Phôngmặcđịnhcủađoạnvăn" style:family="text">
      <style:text-properties fo:font-size="5pt" style:font-size-asian="5pt"/>
    </style:style>
    <style:style style:name="T961" style:parent-style-name="Phôngmặcđịnhcủađoạnvăn" style:family="text">
      <style:text-properties fo:letter-spacing="-0.0006in" fo:font-size="5pt" style:font-size-asian="5pt"/>
    </style:style>
    <style:style style:name="T962" style:parent-style-name="Phôngmặcđịnhcủađoạnvăn" style:family="text">
      <style:text-properties fo:font-size="5pt" style:font-size-asian="5pt"/>
    </style:style>
    <style:style style:name="T963" style:parent-style-name="Phôngmặcđịnhcủađoạnvăn" style:family="text">
      <style:text-properties fo:letter-spacing="-0.0013in" fo:font-size="5pt" style:font-size-asian="5pt"/>
    </style:style>
    <style:style style:name="T964" style:parent-style-name="Phôngmặcđịnhcủađoạnvăn" style:family="text">
      <style:text-properties fo:font-size="5pt" style:font-size-asian="5pt"/>
    </style:style>
    <style:style style:name="T965" style:parent-style-name="Phôngmặcđịnhcủađoạnvăn" style:family="text">
      <style:text-properties fo:letter-spacing="-0.0006in" fo:font-size="5pt" style:font-size-asian="5pt"/>
    </style:style>
    <style:style style:name="T966" style:parent-style-name="Phôngmặcđịnhcủađoạnvăn" style:family="text">
      <style:text-properties fo:font-size="5pt" style:font-size-asian="5pt"/>
    </style:style>
    <style:style style:name="T967" style:parent-style-name="Phôngmặcđịnhcủađoạnvăn" style:family="text">
      <style:text-properties fo:letter-spacing="-0.0006in" fo:font-size="5pt" style:font-size-asian="5pt"/>
    </style:style>
    <style:style style:name="T968" style:parent-style-name="Phôngmặcđịnhcủađoạnvăn" style:family="text">
      <style:text-properties fo:font-size="5pt" style:font-size-asian="5pt"/>
    </style:style>
    <style:style style:name="T969" style:parent-style-name="Phôngmặcđịnhcủađoạnvăn" style:family="text">
      <style:text-properties fo:letter-spacing="0.0277in" fo:font-size="5pt" style:font-size-asian="5pt"/>
    </style:style>
    <style:style style:name="T970" style:parent-style-name="Phôngmặcđịnhcủađoạnvăn" style:family="text">
      <style:text-properties fo:font-size="5pt" style:font-size-asian="5pt"/>
    </style:style>
    <style:style style:name="P971" style:parent-style-name="TableParagraph" style:family="paragraph">
      <style:paragraph-properties fo:margin-left="0.0166in">
        <style:tab-stops/>
      </style:paragraph-properties>
    </style:style>
    <style:style style:name="T972" style:parent-style-name="Phôngmặcđịnhcủađoạnvăn" style:family="text">
      <style:text-properties fo:font-size="5pt" style:font-size-asian="5pt"/>
    </style:style>
    <style:style style:name="T973" style:parent-style-name="Phôngmặcđịnhcủađoạnvăn" style:family="text">
      <style:text-properties fo:letter-spacing="0.0013in" fo:font-size="5pt" style:font-size-asian="5pt"/>
    </style:style>
    <style:style style:name="T974" style:parent-style-name="Phôngmặcđịnhcủađoạnvăn" style:family="text">
      <style:text-properties fo:font-size="5pt" style:font-size-asian="5pt"/>
    </style:style>
    <style:style style:name="T975" style:parent-style-name="Phôngmặcđịnhcủađoạnvăn" style:family="text">
      <style:text-properties fo:letter-spacing="0.0006in" fo:font-size="5pt" style:font-size-asian="5pt"/>
    </style:style>
    <style:style style:name="T976" style:parent-style-name="Phôngmặcđịnhcủađoạnvăn" style:family="text">
      <style:text-properties fo:font-size="5pt" style:font-size-asian="5pt"/>
    </style:style>
    <style:style style:name="T977" style:parent-style-name="Phôngmặcđịnhcủađoạnvăn" style:family="text">
      <style:text-properties fo:letter-spacing="0.0006in" fo:font-size="5pt" style:font-size-asian="5pt"/>
    </style:style>
    <style:style style:name="T978" style:parent-style-name="Phôngmặcđịnhcủađoạnvăn" style:family="text">
      <style:text-properties fo:font-size="5pt" style:font-size-asian="5pt"/>
    </style:style>
    <style:style style:name="T979" style:parent-style-name="Phôngmặcđịnhcủađoạnvăn" style:family="text">
      <style:text-properties fo:letter-spacing="0.0006in" fo:font-size="5pt" style:font-size-asian="5pt"/>
    </style:style>
    <style:style style:name="T980" style:parent-style-name="Phôngmặcđịnhcủađoạnvăn" style:family="text">
      <style:text-properties fo:font-size="5pt" style:font-size-asian="5pt"/>
    </style:style>
    <style:style style:name="T981" style:parent-style-name="Phôngmặcđịnhcủađoạnvăn" style:family="text">
      <style:text-properties fo:letter-spacing="0.0013in" fo:font-size="5pt" style:font-size-asian="5pt"/>
    </style:style>
    <style:style style:name="T982" style:parent-style-name="Phôngmặcđịnhcủađoạnvăn" style:family="text">
      <style:text-properties fo:font-size="5pt" style:font-size-asian="5pt"/>
    </style:style>
    <style:style style:name="T983" style:parent-style-name="Phôngmặcđịnhcủađoạnvăn" style:family="text">
      <style:text-properties fo:letter-spacing="0.0006in" fo:font-size="5pt" style:font-size-asian="5pt"/>
    </style:style>
    <style:style style:name="T984" style:parent-style-name="Phôngmặcđịnhcủađoạnvăn" style:family="text">
      <style:text-properties fo:font-size="5pt" style:font-size-asian="5pt"/>
    </style:style>
    <style:style style:name="T985" style:parent-style-name="Phôngmặcđịnhcủađoạnvăn" style:family="text">
      <style:text-properties fo:letter-spacing="-0.0006in" fo:font-size="5pt" style:font-size-asian="5pt"/>
    </style:style>
    <style:style style:name="T986" style:parent-style-name="Phôngmặcđịnhcủađoạnvăn" style:family="text">
      <style:text-properties fo:font-size="5pt" style:font-size-asian="5pt"/>
    </style:style>
    <style:style style:name="T987" style:parent-style-name="Phôngmặcđịnhcủađoạnvăn" style:family="text">
      <style:text-properties fo:letter-spacing="-0.0013in" fo:font-size="5pt" style:font-size-asian="5pt"/>
    </style:style>
    <style:style style:name="P988" style:parent-style-name="TableParagraph" style:family="paragraph">
      <style:paragraph-properties fo:margin-top="0.0152in" fo:margin-left="0.0166in">
        <style:tab-stops/>
      </style:paragraph-properties>
    </style:style>
    <style:style style:name="T989" style:parent-style-name="Phôngmặcđịnhcủađoạnvăn" style:family="text">
      <style:text-properties fo:font-size="5pt" style:font-size-asian="5pt"/>
    </style:style>
    <style:style style:name="T990" style:parent-style-name="Phôngmặcđịnhcủađoạnvăn" style:family="text">
      <style:text-properties fo:letter-spacing="-0.002in" fo:font-size="5pt" style:font-size-asian="5pt"/>
    </style:style>
    <style:style style:name="T991" style:parent-style-name="Phôngmặcđịnhcủađoạnvăn" style:family="text">
      <style:text-properties fo:font-size="5pt" style:font-size-asian="5pt"/>
    </style:style>
    <style:style style:name="T992" style:parent-style-name="Phôngmặcđịnhcủađoạnvăn" style:family="text">
      <style:text-properties fo:letter-spacing="-0.0013in" fo:font-size="5pt" style:font-size-asian="5pt"/>
    </style:style>
    <style:style style:name="T993" style:parent-style-name="Phôngmặcđịnhcủađoạnvăn" style:family="text">
      <style:text-properties fo:font-size="5pt" style:font-size-asian="5pt"/>
    </style:style>
    <style:style style:name="T994" style:parent-style-name="Phôngmặcđịnhcủađoạnvăn" style:family="text">
      <style:text-properties fo:letter-spacing="-0.0006in" fo:font-size="5pt" style:font-size-asian="5pt"/>
    </style:style>
    <style:style style:name="T995" style:parent-style-name="Phôngmặcđịnhcủađoạnvăn" style:family="text">
      <style:text-properties fo:font-size="5pt" style:font-size-asian="5pt"/>
    </style:style>
    <style:style style:name="T996" style:parent-style-name="Phôngmặcđịnhcủađoạnvăn" style:family="text">
      <style:text-properties fo:letter-spacing="-0.0006in" fo:font-size="5pt" style:font-size-asian="5pt"/>
    </style:style>
    <style:style style:name="T997" style:parent-style-name="Phôngmặcđịnhcủađoạnvăn" style:family="text">
      <style:text-properties fo:font-size="5pt" style:font-size-asian="5pt"/>
    </style:style>
    <style:style style:name="T998" style:parent-style-name="Phôngmặcđịnhcủađoạnvăn" style:family="text">
      <style:text-properties fo:letter-spacing="-0.0013in" fo:font-size="5pt" style:font-size-asian="5pt"/>
    </style:style>
    <style:style style:name="T999" style:parent-style-name="Phôngmặcđịnhcủađoạnvăn" style:family="text">
      <style:text-properties fo:font-size="5pt" style:font-size-asian="5pt"/>
    </style:style>
    <style:style style:name="T1000" style:parent-style-name="Phôngmặcđịnhcủađoạnvăn" style:family="text">
      <style:text-properties fo:letter-spacing="-0.0013in" fo:font-size="5pt" style:font-size-asian="5pt"/>
    </style:style>
    <style:style style:name="T1001" style:parent-style-name="Phôngmặcđịnhcủađoạnvăn" style:family="text">
      <style:text-properties fo:font-size="5pt" style:font-size-asian="5pt"/>
    </style:style>
    <style:style style:name="T1002" style:parent-style-name="Phôngmặcđịnhcủađoạnvăn" style:family="text">
      <style:text-properties fo:letter-spacing="-0.0006in" fo:font-size="5pt" style:font-size-asian="5pt"/>
    </style:style>
    <style:style style:name="T1003" style:parent-style-name="Phôngmặcđịnhcủađoạnvăn" style:family="text">
      <style:text-properties fo:font-size="5pt" style:font-size-asian="5pt"/>
    </style:style>
    <style:style style:name="T1004" style:parent-style-name="Phôngmặcđịnhcủađoạnvăn" style:family="text">
      <style:text-properties fo:letter-spacing="-0.002in" fo:font-size="5pt" style:font-size-asian="5pt"/>
    </style:style>
    <style:style style:name="T1005" style:parent-style-name="Phôngmặcđịnhcủađoạnvăn" style:family="text">
      <style:text-properties fo:font-size="5pt" style:font-size-asian="5pt"/>
    </style:style>
    <style:style style:name="T1006" style:parent-style-name="Phôngmặcđịnhcủađoạnvăn" style:family="text">
      <style:text-properties fo:letter-spacing="-0.002in" fo:font-size="5pt" style:font-size-asian="5pt"/>
    </style:style>
    <style:style style:name="T1007" style:parent-style-name="Phôngmặcđịnhcủađoạnvăn" style:family="text">
      <style:text-properties fo:font-size="5pt" style:font-size-asian="5pt"/>
    </style:style>
    <style:style style:name="T1008" style:parent-style-name="Phôngmặcđịnhcủađoạnvăn" style:family="text">
      <style:text-properties fo:letter-spacing="-0.0006in" fo:font-size="5pt" style:font-size-asian="5pt"/>
    </style:style>
    <style:style style:name="T1009" style:parent-style-name="Phôngmặcđịnhcủađoạnvăn" style:family="text">
      <style:text-properties fo:font-size="5pt" style:font-size-asian="5pt"/>
    </style:style>
    <style:style style:name="T1010" style:parent-style-name="Phôngmặcđịnhcủađoạnvăn" style:family="text">
      <style:text-properties fo:letter-spacing="-0.002in" fo:font-size="5pt" style:font-size-asian="5pt"/>
    </style:style>
    <style:style style:name="T1011" style:parent-style-name="Phôngmặcđịnhcủađoạnvăn" style:family="text">
      <style:text-properties fo:font-size="5pt" style:font-size-asian="5pt"/>
    </style:style>
    <style:style style:name="T1012" style:parent-style-name="Phôngmặcđịnhcủađoạnvăn" style:family="text">
      <style:text-properties fo:letter-spacing="-0.0013in" fo:font-size="5pt" style:font-size-asian="5pt"/>
    </style:style>
    <style:style style:name="T1013" style:parent-style-name="Phôngmặcđịnhcủađoạnvăn" style:family="text">
      <style:text-properties fo:font-size="5pt" style:font-size-asian="5pt"/>
    </style:style>
    <style:style style:name="T1014" style:parent-style-name="Phôngmặcđịnhcủađoạnvăn" style:family="text">
      <style:text-properties fo:letter-spacing="-0.0006in" fo:font-size="5pt" style:font-size-asian="5pt"/>
    </style:style>
    <style:style style:name="T1015" style:parent-style-name="Phôngmặcđịnhcủađoạnvăn" style:family="text">
      <style:text-properties fo:letter-spacing="-0.0013in" fo:font-size="5pt" style:font-size-asian="5pt"/>
    </style:style>
    <style:style style:name="TableCell1016" style:family="table-cell">
      <style:table-cell-properties fo:border="0.0069in solid #000000" style:writing-mode="lr-tb" fo:padding-top="0in" fo:padding-left="0in" fo:padding-bottom="0in" fo:padding-right="0in"/>
    </style:style>
    <style:style style:name="P1017" style:parent-style-name="TableParagraph" style:family="paragraph">
      <style:text-properties style:font-name="Times New Roman" fo:font-size="5pt" style:font-size-asian="5pt"/>
    </style:style>
    <style:style style:name="P1018" style:parent-style-name="TableParagraph" style:family="paragraph">
      <style:paragraph-properties fo:margin-top="0.0784in"/>
      <style:text-properties style:font-name="Times New Roman" fo:font-size="5pt" style:font-size-asian="5pt"/>
    </style:style>
    <style:style style:name="P1019" style:parent-style-name="TableParagraph" style:family="paragraph">
      <style:paragraph-properties fo:margin-top="0.0006in" fo:margin-left="0.0173in">
        <style:tab-stops/>
      </style:paragraph-properties>
    </style:style>
    <style:style style:name="T1020" style:parent-style-name="Phôngmặcđịnhcủađoạnvăn" style:family="text">
      <style:text-properties fo:letter-spacing="-0.0034in" fo:font-size="5pt" style:font-size-asian="5pt"/>
    </style:style>
    <style:style style:name="TableCell1021" style:family="table-cell">
      <style:table-cell-properties fo:border="0.0069in solid #000000" style:writing-mode="lr-tb" fo:padding-top="0in" fo:padding-left="0in" fo:padding-bottom="0in" fo:padding-right="0in"/>
    </style:style>
    <style:style style:name="P1022" style:parent-style-name="TableParagraph" style:family="paragraph">
      <style:text-properties style:font-name="Times New Roman" fo:font-size="5pt" style:font-size-asian="5pt"/>
    </style:style>
    <style:style style:name="P1023" style:parent-style-name="TableParagraph" style:family="paragraph">
      <style:paragraph-properties fo:margin-top="0.0784in"/>
      <style:text-properties style:font-name="Times New Roman" fo:font-size="5pt" style:font-size-asian="5pt"/>
    </style:style>
    <style:style style:name="P1024" style:parent-style-name="TableParagraph" style:family="paragraph">
      <style:paragraph-properties fo:margin-top="0.0006in" fo:margin-left="0.0173in">
        <style:tab-stops/>
      </style:paragraph-properties>
    </style:style>
    <style:style style:name="T1025" style:parent-style-name="Phôngmặcđịnhcủađoạnvăn" style:family="text">
      <style:text-properties fo:letter-spacing="-0.0034in" style:text-scale="105%" fo:font-size="5pt" style:font-size-asian="5pt"/>
    </style:style>
    <style:style style:name="TableCell1026" style:family="table-cell">
      <style:table-cell-properties fo:border="0.0069in solid #000000" style:writing-mode="lr-tb" fo:padding-top="0in" fo:padding-left="0in" fo:padding-bottom="0in" fo:padding-right="0in"/>
    </style:style>
    <style:style style:name="P1027" style:parent-style-name="TableParagraph" style:family="paragraph">
      <style:text-properties style:font-name="Times New Roman" fo:font-size="5pt" style:font-size-asian="5pt"/>
    </style:style>
    <style:style style:name="P1028" style:parent-style-name="TableParagraph" style:family="paragraph">
      <style:paragraph-properties fo:margin-top="0.0784in"/>
      <style:text-properties style:font-name="Times New Roman" fo:font-size="5pt" style:font-size-asian="5pt"/>
    </style:style>
    <style:style style:name="P1029" style:parent-style-name="TableParagraph" style:family="paragraph">
      <style:paragraph-properties fo:margin-top="0.0006in" fo:margin-left="0.018in">
        <style:tab-stops/>
      </style:paragraph-properties>
    </style:style>
    <style:style style:name="T1030" style:parent-style-name="Phôngmặcđịnhcủađoạnvăn" style:family="text">
      <style:text-properties fo:letter-spacing="-0.0034in" fo:font-size="5pt" style:font-size-asian="5pt"/>
    </style:style>
    <style:style style:name="TableCell1031" style:family="table-cell">
      <style:table-cell-properties fo:border="0.0069in solid #000000" style:writing-mode="lr-tb" fo:padding-top="0in" fo:padding-left="0in" fo:padding-bottom="0in" fo:padding-right="0in"/>
    </style:style>
    <style:style style:name="P1032" style:parent-style-name="TableParagraph" style:family="paragraph">
      <style:text-properties style:font-name="Times New Roman" fo:font-size="5pt" style:font-size-asian="5pt"/>
    </style:style>
    <style:style style:name="P1033" style:parent-style-name="TableParagraph" style:family="paragraph">
      <style:paragraph-properties fo:margin-top="0.0784in"/>
      <style:text-properties style:font-name="Times New Roman" fo:font-size="5pt" style:font-size-asian="5pt"/>
    </style:style>
    <style:style style:name="P1034" style:parent-style-name="TableParagraph" style:family="paragraph">
      <style:paragraph-properties fo:margin-top="0.0006in" fo:margin-left="0.0187in">
        <style:tab-stops/>
      </style:paragraph-properties>
    </style:style>
    <style:style style:name="T1035" style:parent-style-name="Phôngmặcđịnhcủađoạnvăn" style:family="text">
      <style:text-properties fo:letter-spacing="-0.0069in" style:text-scale="105%" fo:font-size="5pt" style:font-size-asian="5pt"/>
    </style:style>
    <style:style style:name="TableRow1036" style:family="table-row">
      <style:table-row-properties style:min-row-height="1.5444in" style:use-optimal-row-height="false"/>
    </style:style>
    <style:style style:name="TableCell1037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1038" style:parent-style-name="TableParagraph" style:family="paragraph">
      <style:text-properties style:font-name="Times New Roman" fo:font-size="5pt" style:font-size-asian="5pt"/>
    </style:style>
    <style:style style:name="P1039" style:parent-style-name="TableParagraph" style:family="paragraph">
      <style:text-properties style:font-name="Times New Roman" fo:font-size="5pt" style:font-size-asian="5pt"/>
    </style:style>
    <style:style style:name="P1040" style:parent-style-name="TableParagraph" style:family="paragraph">
      <style:text-properties style:font-name="Times New Roman" fo:font-size="5pt" style:font-size-asian="5pt"/>
    </style:style>
    <style:style style:name="P1041" style:parent-style-name="TableParagraph" style:family="paragraph">
      <style:text-properties style:font-name="Times New Roman" fo:font-size="5pt" style:font-size-asian="5pt"/>
    </style:style>
    <style:style style:name="P1042" style:parent-style-name="TableParagraph" style:family="paragraph">
      <style:text-properties style:font-name="Times New Roman" fo:font-size="5pt" style:font-size-asian="5pt"/>
    </style:style>
    <style:style style:name="P1043" style:parent-style-name="TableParagraph" style:family="paragraph">
      <style:text-properties style:font-name="Times New Roman" fo:font-size="5pt" style:font-size-asian="5pt"/>
    </style:style>
    <style:style style:name="P1044" style:parent-style-name="TableParagraph" style:family="paragraph">
      <style:text-properties style:font-name="Times New Roman" fo:font-size="5pt" style:font-size-asian="5pt"/>
    </style:style>
    <style:style style:name="P1045" style:parent-style-name="TableParagraph" style:family="paragraph">
      <style:text-properties style:font-name="Times New Roman" fo:font-size="5pt" style:font-size-asian="5pt"/>
    </style:style>
    <style:style style:name="P1046" style:parent-style-name="TableParagraph" style:family="paragraph">
      <style:paragraph-properties fo:margin-top="0.0166in"/>
      <style:text-properties style:font-name="Times New Roman" fo:font-size="5pt" style:font-size-asian="5pt"/>
    </style:style>
    <style:style style:name="P1047" style:parent-style-name="TableParagraph" style:family="paragraph">
      <style:paragraph-properties fo:margin-left="0.0159in">
        <style:tab-stops/>
      </style:paragraph-properties>
    </style:style>
    <style:style style:name="T1048" style:parent-style-name="Phôngmặcđịnhcủađoạnvăn" style:family="text">
      <style:text-properties fo:letter-spacing="-0.0013in" fo:font-size="5pt" style:font-size-asian="5pt"/>
    </style:style>
    <style:style style:name="TableCell1049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1050" style:parent-style-name="TableParagraph" style:family="paragraph">
      <style:text-properties style:font-name="Times New Roman" fo:font-size="5pt" style:font-size-asian="5pt"/>
    </style:style>
    <style:style style:name="P1051" style:parent-style-name="TableParagraph" style:family="paragraph">
      <style:text-properties style:font-name="Times New Roman" fo:font-size="5pt" style:font-size-asian="5pt"/>
    </style:style>
    <style:style style:name="P1052" style:parent-style-name="TableParagraph" style:family="paragraph">
      <style:text-properties style:font-name="Times New Roman" fo:font-size="5pt" style:font-size-asian="5pt"/>
    </style:style>
    <style:style style:name="P1053" style:parent-style-name="TableParagraph" style:family="paragraph">
      <style:text-properties style:font-name="Times New Roman" fo:font-size="5pt" style:font-size-asian="5pt"/>
    </style:style>
    <style:style style:name="P1054" style:parent-style-name="TableParagraph" style:family="paragraph">
      <style:text-properties style:font-name="Times New Roman" fo:font-size="5pt" style:font-size-asian="5pt"/>
    </style:style>
    <style:style style:name="P1055" style:parent-style-name="TableParagraph" style:family="paragraph">
      <style:text-properties style:font-name="Times New Roman" fo:font-size="5pt" style:font-size-asian="5pt"/>
    </style:style>
    <style:style style:name="P1056" style:parent-style-name="TableParagraph" style:family="paragraph">
      <style:text-properties style:font-name="Times New Roman" fo:font-size="5pt" style:font-size-asian="5pt"/>
    </style:style>
    <style:style style:name="P1057" style:parent-style-name="TableParagraph" style:family="paragraph">
      <style:text-properties style:font-name="Times New Roman" fo:font-size="5pt" style:font-size-asian="5pt"/>
    </style:style>
    <style:style style:name="P1058" style:parent-style-name="TableParagraph" style:family="paragraph">
      <style:paragraph-properties fo:margin-top="0.0166in"/>
      <style:text-properties style:font-name="Times New Roman" fo:font-size="5pt" style:font-size-asian="5pt"/>
    </style:style>
    <style:style style:name="P1059" style:parent-style-name="TableParagraph" style:family="paragraph">
      <style:paragraph-properties fo:margin-left="0.0159in">
        <style:tab-stops/>
      </style:paragraph-properties>
    </style:style>
    <style:style style:name="T1060" style:parent-style-name="Phôngmặcđịnhcủađoạnvăn" style:family="text">
      <style:text-properties fo:letter-spacing="-0.0013in" fo:font-size="5pt" style:font-size-asian="5pt"/>
    </style:style>
    <style:style style:name="T1061" style:parent-style-name="Phôngmặcđịnhcủađoạnvăn" style:family="text">
      <style:text-properties fo:letter-spacing="-0.0006in" fo:font-size="5pt" style:font-size-asian="5pt"/>
    </style:style>
    <style:style style:name="T1062" style:parent-style-name="Phôngmặcđịnhcủađoạnvăn" style:family="text">
      <style:text-properties fo:letter-spacing="-0.0013in" fo:font-size="5pt" style:font-size-asian="5pt"/>
    </style:style>
    <style:style style:name="T1063" style:parent-style-name="Phôngmặcđịnhcủađoạnvăn" style:family="text">
      <style:text-properties fo:letter-spacing="0.0006in" fo:font-size="5pt" style:font-size-asian="5pt"/>
    </style:style>
    <style:style style:name="T1064" style:parent-style-name="Phôngmặcđịnhcủađoạnvăn" style:family="text">
      <style:text-properties fo:letter-spacing="-0.0013in" fo:font-size="5pt" style:font-size-asian="5pt"/>
    </style:style>
    <style:style style:name="T1065" style:parent-style-name="Phôngmặcđịnhcủađoạnvăn" style:family="text">
      <style:text-properties fo:letter-spacing="-0.0006in" fo:font-size="5pt" style:font-size-asian="5pt"/>
    </style:style>
    <style:style style:name="T1066" style:parent-style-name="Phôngmặcđịnhcủađoạnvăn" style:family="text">
      <style:text-properties fo:letter-spacing="-0.0013in" fo:font-size="5pt" style:font-size-asian="5pt"/>
    </style:style>
    <style:style style:name="TableCell1067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1068" style:parent-style-name="TableParagraph" style:family="paragraph">
      <style:paragraph-properties fo:margin-top="0.0354in" fo:line-height="117%" fo:margin-left="0.0166in" fo:margin-right="1.3312in">
        <style:tab-stops/>
      </style:paragraph-properties>
    </style:style>
    <style:style style:name="T1069" style:parent-style-name="Phôngmặcđịnhcủađoạnvăn" style:family="text">
      <style:text-properties fo:font-size="5pt" style:font-size-asian="5pt"/>
    </style:style>
    <style:style style:name="T1070" style:parent-style-name="Phôngmặcđịnhcủađoạnvăn" style:family="text">
      <style:text-properties fo:letter-spacing="-0.002in" fo:font-size="5pt" style:font-size-asian="5pt"/>
    </style:style>
    <style:style style:name="T1071" style:parent-style-name="Phôngmặcđịnhcủađoạnvăn" style:family="text">
      <style:text-properties fo:font-size="5pt" style:font-size-asian="5pt"/>
    </style:style>
    <style:style style:name="T1072" style:parent-style-name="Phôngmặcđịnhcủađoạnvăn" style:family="text">
      <style:text-properties fo:letter-spacing="-0.002in" fo:font-size="5pt" style:font-size-asian="5pt"/>
    </style:style>
    <style:style style:name="T1073" style:parent-style-name="Phôngmặcđịnhcủađoạnvăn" style:family="text">
      <style:text-properties fo:font-size="5pt" style:font-size-asian="5pt"/>
    </style:style>
    <style:style style:name="T1074" style:parent-style-name="Phôngmặcđịnhcủađoạnvăn" style:family="text">
      <style:text-properties fo:letter-spacing="-0.002in" fo:font-size="5pt" style:font-size-asian="5pt"/>
    </style:style>
    <style:style style:name="T1075" style:parent-style-name="Phôngmặcđịnhcủađoạnvăn" style:family="text">
      <style:text-properties fo:font-size="5pt" style:font-size-asian="5pt"/>
    </style:style>
    <style:style style:name="T1076" style:parent-style-name="Phôngmặcđịnhcủađoạnvăn" style:family="text">
      <style:text-properties fo:letter-spacing="-0.0027in" fo:font-size="5pt" style:font-size-asian="5pt"/>
    </style:style>
    <style:style style:name="T1077" style:parent-style-name="Phôngmặcđịnhcủađoạnvăn" style:family="text">
      <style:text-properties fo:font-size="5pt" style:font-size-asian="5pt"/>
    </style:style>
    <style:style style:name="T1078" style:parent-style-name="Phôngmặcđịnhcủađoạnvăn" style:family="text">
      <style:text-properties fo:letter-spacing="-0.0013in" fo:font-size="5pt" style:font-size-asian="5pt"/>
    </style:style>
    <style:style style:name="T1079" style:parent-style-name="Phôngmặcđịnhcủađoạnvăn" style:family="text">
      <style:text-properties fo:font-size="5pt" style:font-size-asian="5pt"/>
    </style:style>
    <style:style style:name="T1080" style:parent-style-name="Phôngmặcđịnhcủađoạnvăn" style:family="text">
      <style:text-properties fo:letter-spacing="-0.0013in" fo:font-size="5pt" style:font-size-asian="5pt"/>
    </style:style>
    <style:style style:name="T1081" style:parent-style-name="Phôngmặcđịnhcủađoạnvăn" style:family="text">
      <style:text-properties fo:font-size="5pt" style:font-size-asian="5pt"/>
    </style:style>
    <style:style style:name="T1082" style:parent-style-name="Phôngmặcđịnhcủađoạnvăn" style:family="text">
      <style:text-properties fo:letter-spacing="-0.002in" fo:font-size="5pt" style:font-size-asian="5pt"/>
    </style:style>
    <style:style style:name="T1083" style:parent-style-name="Phôngmặcđịnhcủađoạnvăn" style:family="text">
      <style:text-properties fo:font-size="5pt" style:font-size-asian="5pt"/>
    </style:style>
    <style:style style:name="T1084" style:parent-style-name="Phôngmặcđịnhcủađoạnvăn" style:family="text">
      <style:text-properties fo:letter-spacing="-0.002in" fo:font-size="5pt" style:font-size-asian="5pt"/>
    </style:style>
    <style:style style:name="T1085" style:parent-style-name="Phôngmặcđịnhcủađoạnvăn" style:family="text">
      <style:text-properties fo:font-size="5pt" style:font-size-asian="5pt"/>
    </style:style>
    <style:style style:name="T1086" style:parent-style-name="Phôngmặcđịnhcủađoạnvăn" style:family="text">
      <style:text-properties fo:letter-spacing="-0.0013in" fo:font-size="5pt" style:font-size-asian="5pt"/>
    </style:style>
    <style:style style:name="T1087" style:parent-style-name="Phôngmặcđịnhcủađoạnvăn" style:family="text">
      <style:text-properties fo:font-size="5pt" style:font-size-asian="5pt"/>
    </style:style>
    <style:style style:name="T1088" style:parent-style-name="Phôngmặcđịnhcủađoạnvăn" style:family="text">
      <style:text-properties fo:letter-spacing="-0.002in" fo:font-size="5pt" style:font-size-asian="5pt"/>
    </style:style>
    <style:style style:name="T1089" style:parent-style-name="Phôngmặcđịnhcủađoạnvăn" style:family="text">
      <style:text-properties fo:font-size="5pt" style:font-size-asian="5pt"/>
    </style:style>
    <style:style style:name="T1090" style:parent-style-name="Phôngmặcđịnhcủađoạnvăn" style:family="text">
      <style:text-properties fo:letter-spacing="-0.0013in" fo:font-size="5pt" style:font-size-asian="5pt"/>
    </style:style>
    <style:style style:name="T1091" style:parent-style-name="Phôngmặcđịnhcủađoạnvăn" style:family="text">
      <style:text-properties fo:font-size="5pt" style:font-size-asian="5pt"/>
    </style:style>
    <style:style style:name="T1092" style:parent-style-name="Phôngmặcđịnhcủađoạnvăn" style:family="text">
      <style:text-properties fo:letter-spacing="-0.002in" fo:font-size="5pt" style:font-size-asian="5pt"/>
    </style:style>
    <style:style style:name="T1093" style:parent-style-name="Phôngmặcđịnhcủađoạnvăn" style:family="text">
      <style:text-properties fo:font-size="5pt" style:font-size-asian="5pt"/>
    </style:style>
    <style:style style:name="T1094" style:parent-style-name="Phôngmặcđịnhcủađoạnvăn" style:family="text">
      <style:text-properties fo:letter-spacing="-0.002in" fo:font-size="5pt" style:font-size-asian="5pt"/>
    </style:style>
    <style:style style:name="T1095" style:parent-style-name="Phôngmặcđịnhcủađoạnvăn" style:family="text">
      <style:text-properties fo:font-size="5pt" style:font-size-asian="5pt"/>
    </style:style>
    <style:style style:name="T1096" style:parent-style-name="Phôngmặcđịnhcủađoạnvăn" style:family="text">
      <style:text-properties fo:letter-spacing="-0.002in" fo:font-size="5pt" style:font-size-asian="5pt"/>
    </style:style>
    <style:style style:name="T1097" style:parent-style-name="Phôngmặcđịnhcủađoạnvăn" style:family="text">
      <style:text-properties fo:font-size="5pt" style:font-size-asian="5pt"/>
    </style:style>
    <style:style style:name="T1098" style:parent-style-name="Phôngmặcđịnhcủađoạnvăn" style:family="text">
      <style:text-properties fo:letter-spacing="-0.002in" fo:font-size="5pt" style:font-size-asian="5pt"/>
    </style:style>
    <style:style style:name="T1099" style:parent-style-name="Phôngmặcđịnhcủađoạnvăn" style:family="text">
      <style:text-properties fo:font-size="5pt" style:font-size-asian="5pt"/>
    </style:style>
    <style:style style:name="T1100" style:parent-style-name="Phôngmặcđịnhcủađoạnvăn" style:family="text">
      <style:text-properties fo:letter-spacing="-0.002in" fo:font-size="5pt" style:font-size-asian="5pt"/>
    </style:style>
    <style:style style:name="T1101" style:parent-style-name="Phôngmặcđịnhcủađoạnvăn" style:family="text">
      <style:text-properties fo:font-size="5pt" style:font-size-asian="5pt"/>
    </style:style>
    <style:style style:name="T1102" style:parent-style-name="Phôngmặcđịnhcủađoạnvăn" style:family="text">
      <style:text-properties fo:letter-spacing="-0.0013in" fo:font-size="5pt" style:font-size-asian="5pt"/>
    </style:style>
    <style:style style:name="T1103" style:parent-style-name="Phôngmặcđịnhcủađoạnvăn" style:family="text">
      <style:text-properties fo:font-size="5pt" style:font-size-asian="5pt"/>
    </style:style>
    <style:style style:name="T1104" style:parent-style-name="Phôngmặcđịnhcủađoạnvăn" style:family="text">
      <style:text-properties fo:letter-spacing="-0.0013in" fo:font-size="5pt" style:font-size-asian="5pt"/>
    </style:style>
    <style:style style:name="T1105" style:parent-style-name="Phôngmặcđịnhcủađoạnvăn" style:family="text">
      <style:text-properties fo:font-size="5pt" style:font-size-asian="5pt"/>
    </style:style>
    <style:style style:name="T1106" style:parent-style-name="Phôngmặcđịnhcủađoạnvăn" style:family="text">
      <style:text-properties fo:letter-spacing="-0.0027in" fo:font-size="5pt" style:font-size-asian="5pt"/>
    </style:style>
    <style:style style:name="T1107" style:parent-style-name="Phôngmặcđịnhcủađoạnvăn" style:family="text">
      <style:text-properties fo:font-size="5pt" style:font-size-asian="5pt"/>
    </style:style>
    <style:style style:name="T1108" style:parent-style-name="Phôngmặcđịnhcủađoạnvăn" style:family="text">
      <style:text-properties fo:letter-spacing="-0.0013in" fo:font-size="5pt" style:font-size-asian="5pt"/>
    </style:style>
    <style:style style:name="T1109" style:parent-style-name="Phôngmặcđịnhcủađoạnvăn" style:family="text">
      <style:text-properties fo:font-size="5pt" style:font-size-asian="5pt"/>
    </style:style>
    <style:style style:name="T1110" style:parent-style-name="Phôngmặcđịnhcủađoạnvăn" style:family="text">
      <style:text-properties fo:letter-spacing="-0.002in" fo:font-size="5pt" style:font-size-asian="5pt"/>
    </style:style>
    <style:style style:name="T1111" style:parent-style-name="Phôngmặcđịnhcủađoạnvăn" style:family="text">
      <style:text-properties fo:font-size="5pt" style:font-size-asian="5pt"/>
    </style:style>
    <style:style style:name="T1112" style:parent-style-name="Phôngmặcđịnhcủađoạnvăn" style:family="text">
      <style:text-properties fo:letter-spacing="-0.0013in" fo:font-size="5pt" style:font-size-asian="5pt"/>
    </style:style>
    <style:style style:name="T1113" style:parent-style-name="Phôngmặcđịnhcủađoạnvăn" style:family="text">
      <style:text-properties fo:font-size="5pt" style:font-size-asian="5pt"/>
    </style:style>
    <style:style style:name="T1114" style:parent-style-name="Phôngmặcđịnhcủađoạnvăn" style:family="text">
      <style:text-properties fo:letter-spacing="-0.002in" fo:font-size="5pt" style:font-size-asian="5pt"/>
    </style:style>
    <style:style style:name="T1115" style:parent-style-name="Phôngmặcđịnhcủađoạnvăn" style:family="text">
      <style:text-properties fo:font-size="5pt" style:font-size-asian="5pt"/>
    </style:style>
    <style:style style:name="T1116" style:parent-style-name="Phôngmặcđịnhcủađoạnvăn" style:family="text">
      <style:text-properties fo:letter-spacing="-0.002in" fo:font-size="5pt" style:font-size-asian="5pt"/>
    </style:style>
    <style:style style:name="T1117" style:parent-style-name="Phôngmặcđịnhcủađoạnvăn" style:family="text">
      <style:text-properties fo:font-size="5pt" style:font-size-asian="5pt"/>
    </style:style>
    <style:style style:name="T1118" style:parent-style-name="Phôngmặcđịnhcủađoạnvăn" style:family="text">
      <style:text-properties fo:letter-spacing="-0.0027in" fo:font-size="5pt" style:font-size-asian="5pt"/>
    </style:style>
    <style:style style:name="T1119" style:parent-style-name="Phôngmặcđịnhcủađoạnvăn" style:family="text">
      <style:text-properties fo:font-size="5pt" style:font-size-asian="5pt"/>
    </style:style>
    <style:style style:name="T1120" style:parent-style-name="Phôngmặcđịnhcủađoạnvăn" style:family="text">
      <style:text-properties fo:letter-spacing="-0.002in" fo:font-size="5pt" style:font-size-asian="5pt"/>
    </style:style>
    <style:style style:name="T1121" style:parent-style-name="Phôngmặcđịnhcủađoạnvăn" style:family="text">
      <style:text-properties fo:font-size="5pt" style:font-size-asian="5pt"/>
    </style:style>
    <style:style style:name="T1122" style:parent-style-name="Phôngmặcđịnhcủađoạnvăn" style:family="text">
      <style:text-properties fo:letter-spacing="-0.002in" fo:font-size="5pt" style:font-size-asian="5pt"/>
    </style:style>
    <style:style style:name="T1123" style:parent-style-name="Phôngmặcđịnhcủađoạnvăn" style:family="text">
      <style:text-properties fo:font-size="5pt" style:font-size-asian="5pt"/>
    </style:style>
    <style:style style:name="T1124" style:parent-style-name="Phôngmặcđịnhcủađoạnvăn" style:family="text">
      <style:text-properties fo:letter-spacing="-0.002in" fo:font-size="5pt" style:font-size-asian="5pt"/>
    </style:style>
    <style:style style:name="T1125" style:parent-style-name="Phôngmặcđịnhcủađoạnvăn" style:family="text">
      <style:text-properties fo:font-size="5pt" style:font-size-asian="5pt"/>
    </style:style>
    <style:style style:name="T1126" style:parent-style-name="Phôngmặcđịnhcủađoạnvăn" style:family="text">
      <style:text-properties fo:letter-spacing="0.0277in" fo:font-size="5pt" style:font-size-asian="5pt"/>
    </style:style>
    <style:style style:name="T1127" style:parent-style-name="Phôngmặcđịnhcủađoạnvăn" style:family="text">
      <style:text-properties fo:font-size="5pt" style:font-size-asian="5pt"/>
    </style:style>
    <style:style style:name="P1128" style:parent-style-name="TableParagraph" style:family="paragraph">
      <style:paragraph-properties fo:margin-left="0.0166in">
        <style:tab-stops/>
      </style:paragraph-properties>
    </style:style>
    <style:style style:name="T1129" style:parent-style-name="Phôngmặcđịnhcủađoạnvăn" style:family="text">
      <style:text-properties fo:font-size="5pt" style:font-size-asian="5pt"/>
    </style:style>
    <style:style style:name="T1130" style:parent-style-name="Phôngmặcđịnhcủađoạnvăn" style:family="text">
      <style:text-properties fo:letter-spacing="-0.0034in" fo:font-size="5pt" style:font-size-asian="5pt"/>
    </style:style>
    <style:style style:name="T1131" style:parent-style-name="Phôngmặcđịnhcủađoạnvăn" style:family="text">
      <style:text-properties fo:font-size="5pt" style:font-size-asian="5pt"/>
    </style:style>
    <style:style style:name="T1132" style:parent-style-name="Phôngmặcđịnhcủađoạnvăn" style:family="text">
      <style:text-properties fo:letter-spacing="-0.0027in" fo:font-size="5pt" style:font-size-asian="5pt"/>
    </style:style>
    <style:style style:name="T1133" style:parent-style-name="Phôngmặcđịnhcủađoạnvăn" style:family="text">
      <style:text-properties fo:font-size="5pt" style:font-size-asian="5pt"/>
    </style:style>
    <style:style style:name="T1134" style:parent-style-name="Phôngmặcđịnhcủađoạnvăn" style:family="text">
      <style:text-properties fo:letter-spacing="-0.0034in" fo:font-size="5pt" style:font-size-asian="5pt"/>
    </style:style>
    <style:style style:name="T1135" style:parent-style-name="Phôngmặcđịnhcủađoạnvăn" style:family="text">
      <style:text-properties fo:font-size="5pt" style:font-size-asian="5pt"/>
    </style:style>
    <style:style style:name="T1136" style:parent-style-name="Phôngmặcđịnhcủađoạnvăn" style:family="text">
      <style:text-properties fo:letter-spacing="-0.0041in" fo:font-size="5pt" style:font-size-asian="5pt"/>
    </style:style>
    <style:style style:name="T1137" style:parent-style-name="Phôngmặcđịnhcủađoạnvăn" style:family="text">
      <style:text-properties fo:font-size="5pt" style:font-size-asian="5pt"/>
    </style:style>
    <style:style style:name="T1138" style:parent-style-name="Phôngmặcđịnhcủađoạnvăn" style:family="text">
      <style:text-properties fo:letter-spacing="-0.0027in" fo:font-size="5pt" style:font-size-asian="5pt"/>
    </style:style>
    <style:style style:name="T1139" style:parent-style-name="Phôngmặcđịnhcủađoạnvăn" style:family="text">
      <style:text-properties fo:font-size="5pt" style:font-size-asian="5pt"/>
    </style:style>
    <style:style style:name="T1140" style:parent-style-name="Phôngmặcđịnhcủađoạnvăn" style:family="text">
      <style:text-properties fo:letter-spacing="-0.0034in" fo:font-size="5pt" style:font-size-asian="5pt"/>
    </style:style>
    <style:style style:name="T1141" style:parent-style-name="Phôngmặcđịnhcủađoạnvăn" style:family="text">
      <style:text-properties fo:font-size="5pt" style:font-size-asian="5pt"/>
    </style:style>
    <style:style style:name="T1142" style:parent-style-name="Phôngmặcđịnhcủađoạnvăn" style:family="text">
      <style:text-properties fo:letter-spacing="-0.0034in" fo:font-size="5pt" style:font-size-asian="5pt"/>
    </style:style>
    <style:style style:name="T1143" style:parent-style-name="Phôngmặcđịnhcủađoạnvăn" style:family="text">
      <style:text-properties fo:font-size="5pt" style:font-size-asian="5pt"/>
    </style:style>
    <style:style style:name="T1144" style:parent-style-name="Phôngmặcđịnhcủađoạnvăn" style:family="text">
      <style:text-properties fo:letter-spacing="-0.0034in" fo:font-size="5pt" style:font-size-asian="5pt"/>
    </style:style>
    <style:style style:name="T1145" style:parent-style-name="Phôngmặcđịnhcủađoạnvăn" style:family="text">
      <style:text-properties fo:letter-spacing="-0.0013in" fo:font-size="5pt" style:font-size-asian="5pt"/>
    </style:style>
    <style:style style:name="P1146" style:parent-style-name="TableParagraph" style:family="paragraph">
      <style:paragraph-properties fo:margin-top="0.0152in" fo:margin-left="0.0166in">
        <style:tab-stops/>
      </style:paragraph-properties>
    </style:style>
    <style:style style:name="T1147" style:parent-style-name="Phôngmặcđịnhcủađoạnvăn" style:family="text">
      <style:text-properties fo:font-size="5pt" style:font-size-asian="5pt"/>
    </style:style>
    <style:style style:name="T1148" style:parent-style-name="Phôngmặcđịnhcủađoạnvăn" style:family="text">
      <style:text-properties fo:letter-spacing="-0.002in" fo:font-size="5pt" style:font-size-asian="5pt"/>
    </style:style>
    <style:style style:name="T1149" style:parent-style-name="Phôngmặcđịnhcủađoạnvăn" style:family="text">
      <style:text-properties fo:font-size="5pt" style:font-size-asian="5pt"/>
    </style:style>
    <style:style style:name="T1150" style:parent-style-name="Phôngmặcđịnhcủađoạnvăn" style:family="text">
      <style:text-properties fo:letter-spacing="-0.002in" fo:font-size="5pt" style:font-size-asian="5pt"/>
    </style:style>
    <style:style style:name="T1151" style:parent-style-name="Phôngmặcđịnhcủađoạnvăn" style:family="text">
      <style:text-properties fo:font-size="5pt" style:font-size-asian="5pt"/>
    </style:style>
    <style:style style:name="T1152" style:parent-style-name="Phôngmặcđịnhcủađoạnvăn" style:family="text">
      <style:text-properties fo:letter-spacing="-0.0027in" fo:font-size="5pt" style:font-size-asian="5pt"/>
    </style:style>
    <style:style style:name="T1153" style:parent-style-name="Phôngmặcđịnhcủađoạnvăn" style:family="text">
      <style:text-properties fo:font-size="5pt" style:font-size-asian="5pt"/>
    </style:style>
    <style:style style:name="T1154" style:parent-style-name="Phôngmặcđịnhcủađoạnvăn" style:family="text">
      <style:text-properties fo:letter-spacing="-0.0027in" fo:font-size="5pt" style:font-size-asian="5pt"/>
    </style:style>
    <style:style style:name="T1155" style:parent-style-name="Phôngmặcđịnhcủađoạnvăn" style:family="text">
      <style:text-properties fo:font-size="5pt" style:font-size-asian="5pt"/>
    </style:style>
    <style:style style:name="T1156" style:parent-style-name="Phôngmặcđịnhcủađoạnvăn" style:family="text">
      <style:text-properties fo:letter-spacing="-0.0034in" fo:font-size="5pt" style:font-size-asian="5pt"/>
    </style:style>
    <style:style style:name="T1157" style:parent-style-name="Phôngmặcđịnhcủađoạnvăn" style:family="text">
      <style:text-properties fo:font-size="5pt" style:font-size-asian="5pt"/>
    </style:style>
    <style:style style:name="T1158" style:parent-style-name="Phôngmặcđịnhcủađoạnvăn" style:family="text">
      <style:text-properties fo:letter-spacing="-0.0034in" fo:font-size="5pt" style:font-size-asian="5pt"/>
    </style:style>
    <style:style style:name="T1159" style:parent-style-name="Phôngmặcđịnhcủađoạnvăn" style:family="text">
      <style:text-properties fo:font-size="5pt" style:font-size-asian="5pt"/>
    </style:style>
    <style:style style:name="T1160" style:parent-style-name="Phôngmặcđịnhcủađoạnvăn" style:family="text">
      <style:text-properties fo:letter-spacing="-0.0013in" fo:font-size="5pt" style:font-size-asian="5pt"/>
    </style:style>
    <style:style style:name="T1161" style:parent-style-name="Phôngmặcđịnhcủađoạnvăn" style:family="text">
      <style:text-properties fo:font-size="5pt" style:font-size-asian="5pt"/>
    </style:style>
    <style:style style:name="T1162" style:parent-style-name="Phôngmặcđịnhcủađoạnvăn" style:family="text">
      <style:text-properties fo:letter-spacing="-0.0027in" fo:font-size="5pt" style:font-size-asian="5pt"/>
    </style:style>
    <style:style style:name="T1163" style:parent-style-name="Phôngmặcđịnhcủađoạnvăn" style:family="text">
      <style:text-properties fo:font-size="5pt" style:font-size-asian="5pt"/>
    </style:style>
    <style:style style:name="T1164" style:parent-style-name="Phôngmặcđịnhcủađoạnvăn" style:family="text">
      <style:text-properties fo:letter-spacing="-0.0027in" fo:font-size="5pt" style:font-size-asian="5pt"/>
    </style:style>
    <style:style style:name="T1165" style:parent-style-name="Phôngmặcđịnhcủađoạnvăn" style:family="text">
      <style:text-properties fo:font-size="5pt" style:font-size-asian="5pt"/>
    </style:style>
    <style:style style:name="T1166" style:parent-style-name="Phôngmặcđịnhcủađoạnvăn" style:family="text">
      <style:text-properties fo:letter-spacing="-0.0034in" fo:font-size="5pt" style:font-size-asian="5pt"/>
    </style:style>
    <style:style style:name="T1167" style:parent-style-name="Phôngmặcđịnhcủađoạnvăn" style:family="text">
      <style:text-properties fo:font-size="5pt" style:font-size-asian="5pt"/>
    </style:style>
    <style:style style:name="T1168" style:parent-style-name="Phôngmặcđịnhcủađoạnvăn" style:family="text">
      <style:text-properties fo:letter-spacing="-0.002in" fo:font-size="5pt" style:font-size-asian="5pt"/>
    </style:style>
    <style:style style:name="T1169" style:parent-style-name="Phôngmặcđịnhcủađoạnvăn" style:family="text">
      <style:text-properties fo:letter-spacing="-0.0013in" fo:font-size="5pt" style:font-size-asian="5pt"/>
    </style:style>
    <style:style style:name="P1170" style:parent-style-name="TableParagraph" style:family="paragraph">
      <style:paragraph-properties fo:margin-top="0.0152in" fo:margin-left="0.0166in">
        <style:tab-stops/>
      </style:paragraph-properties>
    </style:style>
    <style:style style:name="T1171" style:parent-style-name="Phôngmặcđịnhcủađoạnvăn" style:family="text">
      <style:text-properties fo:font-size="5pt" style:font-size-asian="5pt"/>
    </style:style>
    <style:style style:name="T1172" style:parent-style-name="Phôngmặcđịnhcủađoạnvăn" style:family="text">
      <style:text-properties fo:letter-spacing="-0.0013in" fo:font-size="5pt" style:font-size-asian="5pt"/>
    </style:style>
    <style:style style:name="T1173" style:parent-style-name="Phôngmặcđịnhcủađoạnvăn" style:family="text">
      <style:text-properties fo:font-size="5pt" style:font-size-asian="5pt"/>
    </style:style>
    <style:style style:name="T1174" style:parent-style-name="Phôngmặcđịnhcủađoạnvăn" style:family="text">
      <style:text-properties fo:letter-spacing="-0.0013in" fo:font-size="5pt" style:font-size-asian="5pt"/>
    </style:style>
    <style:style style:name="T1175" style:parent-style-name="Phôngmặcđịnhcủađoạnvăn" style:family="text">
      <style:text-properties fo:font-size="5pt" style:font-size-asian="5pt"/>
    </style:style>
    <style:style style:name="T1176" style:parent-style-name="Phôngmặcđịnhcủađoạnvăn" style:family="text">
      <style:text-properties fo:letter-spacing="-0.0006in" fo:font-size="5pt" style:font-size-asian="5pt"/>
    </style:style>
    <style:style style:name="T1177" style:parent-style-name="Phôngmặcđịnhcủađoạnvăn" style:family="text">
      <style:text-properties fo:font-size="5pt" style:font-size-asian="5pt"/>
    </style:style>
    <style:style style:name="T1178" style:parent-style-name="Phôngmặcđịnhcủađoạnvăn" style:family="text">
      <style:text-properties fo:letter-spacing="-0.002in" fo:font-size="5pt" style:font-size-asian="5pt"/>
    </style:style>
    <style:style style:name="T1179" style:parent-style-name="Phôngmặcđịnhcủađoạnvăn" style:family="text">
      <style:text-properties fo:font-size="5pt" style:font-size-asian="5pt"/>
    </style:style>
    <style:style style:name="T1180" style:parent-style-name="Phôngmặcđịnhcủađoạnvăn" style:family="text">
      <style:text-properties fo:letter-spacing="-0.0006in" fo:font-size="5pt" style:font-size-asian="5pt"/>
    </style:style>
    <style:style style:name="T1181" style:parent-style-name="Phôngmặcđịnhcủađoạnvăn" style:family="text">
      <style:text-properties fo:font-size="5pt" style:font-size-asian="5pt"/>
    </style:style>
    <style:style style:name="T1182" style:parent-style-name="Phôngmặcđịnhcủađoạnvăn" style:family="text">
      <style:text-properties fo:letter-spacing="-0.0013in" fo:font-size="5pt" style:font-size-asian="5pt"/>
    </style:style>
    <style:style style:name="T1183" style:parent-style-name="Phôngmặcđịnhcủađoạnvăn" style:family="text">
      <style:text-properties fo:font-size="5pt" style:font-size-asian="5pt"/>
    </style:style>
    <style:style style:name="T1184" style:parent-style-name="Phôngmặcđịnhcủađoạnvăn" style:family="text">
      <style:text-properties fo:letter-spacing="-0.0006in" fo:font-size="5pt" style:font-size-asian="5pt"/>
    </style:style>
    <style:style style:name="T1185" style:parent-style-name="Phôngmặcđịnhcủađoạnvăn" style:family="text">
      <style:text-properties fo:font-size="5pt" style:font-size-asian="5pt"/>
    </style:style>
    <style:style style:name="T1186" style:parent-style-name="Phôngmặcđịnhcủađoạnvăn" style:family="text">
      <style:text-properties fo:letter-spacing="-0.0006in" fo:font-size="5pt" style:font-size-asian="5pt"/>
    </style:style>
    <style:style style:name="T1187" style:parent-style-name="Phôngmặcđịnhcủađoạnvăn" style:family="text">
      <style:text-properties fo:font-size="5pt" style:font-size-asian="5pt"/>
    </style:style>
    <style:style style:name="T1188" style:parent-style-name="Phôngmặcđịnhcủađoạnvăn" style:family="text">
      <style:text-properties fo:letter-spacing="-0.0013in" fo:font-size="5pt" style:font-size-asian="5pt"/>
    </style:style>
    <style:style style:name="T1189" style:parent-style-name="Phôngmặcđịnhcủađoạnvăn" style:family="text">
      <style:text-properties fo:font-size="5pt" style:font-size-asian="5pt"/>
    </style:style>
    <style:style style:name="T1190" style:parent-style-name="Phôngmặcđịnhcủađoạnvăn" style:family="text">
      <style:text-properties fo:letter-spacing="-0.0013in" fo:font-size="5pt" style:font-size-asian="5pt"/>
    </style:style>
    <style:style style:name="T1191" style:parent-style-name="Phôngmặcđịnhcủađoạnvăn" style:family="text">
      <style:text-properties fo:font-size="5pt" style:font-size-asian="5pt"/>
    </style:style>
    <style:style style:name="T1192" style:parent-style-name="Phôngmặcđịnhcủađoạnvăn" style:family="text">
      <style:text-properties fo:letter-spacing="-0.0006in" fo:font-size="5pt" style:font-size-asian="5pt"/>
    </style:style>
    <style:style style:name="T1193" style:parent-style-name="Phôngmặcđịnhcủađoạnvăn" style:family="text">
      <style:text-properties fo:font-size="5pt" style:font-size-asian="5pt"/>
    </style:style>
    <style:style style:name="T1194" style:parent-style-name="Phôngmặcđịnhcủađoạnvăn" style:family="text">
      <style:text-properties fo:letter-spacing="-0.0013in" fo:font-size="5pt" style:font-size-asian="5pt"/>
    </style:style>
    <style:style style:name="P1195" style:parent-style-name="TableParagraph" style:family="paragraph">
      <style:paragraph-properties fo:margin-top="0.0152in" fo:margin-left="0.0166in">
        <style:tab-stops/>
      </style:paragraph-properties>
    </style:style>
    <style:style style:name="T1196" style:parent-style-name="Phôngmặcđịnhcủađoạnvăn" style:family="text">
      <style:text-properties fo:font-size="5pt" style:font-size-asian="5pt"/>
    </style:style>
    <style:style style:name="T1197" style:parent-style-name="Phôngmặcđịnhcủađoạnvăn" style:family="text">
      <style:text-properties fo:letter-spacing="0.0006in" fo:font-size="5pt" style:font-size-asian="5pt"/>
    </style:style>
    <style:style style:name="T1198" style:parent-style-name="Phôngmặcđịnhcủađoạnvăn" style:family="text">
      <style:text-properties fo:font-size="5pt" style:font-size-asian="5pt"/>
    </style:style>
    <style:style style:name="T1199" style:parent-style-name="Phôngmặcđịnhcủađoạnvăn" style:family="text">
      <style:text-properties fo:letter-spacing="0.0006in" fo:font-size="5pt" style:font-size-asian="5pt"/>
    </style:style>
    <style:style style:name="T1200" style:parent-style-name="Phôngmặcđịnhcủađoạnvăn" style:family="text">
      <style:text-properties fo:font-size="5pt" style:font-size-asian="5pt"/>
    </style:style>
    <style:style style:name="T1201" style:parent-style-name="Phôngmặcđịnhcủađoạnvăn" style:family="text">
      <style:text-properties fo:letter-spacing="0.0006in" fo:font-size="5pt" style:font-size-asian="5pt"/>
    </style:style>
    <style:style style:name="T1202" style:parent-style-name="Phôngmặcđịnhcủađoạnvăn" style:family="text">
      <style:text-properties fo:letter-spacing="-0.0013in" fo:font-size="5pt" style:font-size-asian="5pt"/>
    </style:style>
    <style:style style:name="P1203" style:parent-style-name="TableParagraph" style:family="paragraph">
      <style:paragraph-properties fo:margin-top="0.0152in" fo:margin-left="0.0166in">
        <style:tab-stops/>
      </style:paragraph-properties>
    </style:style>
    <style:style style:name="T1204" style:parent-style-name="Phôngmặcđịnhcủađoạnvăn" style:family="text">
      <style:text-properties fo:font-size="5pt" style:font-size-asian="5pt"/>
    </style:style>
    <style:style style:name="T1205" style:parent-style-name="Phôngmặcđịnhcủađoạnvăn" style:family="text">
      <style:text-properties fo:letter-spacing="-0.002in" fo:font-size="5pt" style:font-size-asian="5pt"/>
    </style:style>
    <style:style style:name="T1206" style:parent-style-name="Phôngmặcđịnhcủađoạnvăn" style:family="text">
      <style:text-properties fo:font-size="5pt" style:font-size-asian="5pt"/>
    </style:style>
    <style:style style:name="T1207" style:parent-style-name="Phôngmặcđịnhcủađoạnvăn" style:family="text">
      <style:text-properties fo:letter-spacing="-0.002in" fo:font-size="5pt" style:font-size-asian="5pt"/>
    </style:style>
    <style:style style:name="T1208" style:parent-style-name="Phôngmặcđịnhcủađoạnvăn" style:family="text">
      <style:text-properties fo:letter-spacing="-0.0013in" fo:font-size="5pt" style:font-size-asian="5pt"/>
    </style:style>
    <style:style style:name="P1209" style:parent-style-name="TableParagraph" style:family="paragraph">
      <style:paragraph-properties fo:margin-top="0.0152in" fo:margin-left="0.0166in">
        <style:tab-stops/>
      </style:paragraph-properties>
    </style:style>
    <style:style style:name="T1210" style:parent-style-name="Phôngmặcđịnhcủađoạnvăn" style:family="text">
      <style:text-properties fo:letter-spacing="-0.0027in" fo:font-size="5pt" style:font-size-asian="5pt"/>
    </style:style>
    <style:style style:name="T1211" style:parent-style-name="Phôngmặcđịnhcủađoạnvăn" style:family="text">
      <style:text-properties fo:letter-spacing="0.0013in" fo:font-size="5pt" style:font-size-asian="5pt"/>
    </style:style>
    <style:style style:name="T1212" style:parent-style-name="Phôngmặcđịnhcủađoạnvăn" style:family="text">
      <style:text-properties fo:letter-spacing="-0.0027in" fo:font-size="5pt" style:font-size-asian="5pt"/>
    </style:style>
    <style:style style:name="T1213" style:parent-style-name="Phôngmặcđịnhcủađoạnvăn" style:family="text">
      <style:text-properties fo:letter-spacing="0.0013in" fo:font-size="5pt" style:font-size-asian="5pt"/>
    </style:style>
    <style:style style:name="T1214" style:parent-style-name="Phôngmặcđịnhcủađoạnvăn" style:family="text">
      <style:text-properties fo:letter-spacing="-0.0027in" fo:font-size="5pt" style:font-size-asian="5pt"/>
    </style:style>
    <style:style style:name="P1215" style:parent-style-name="TableParagraph" style:family="paragraph">
      <style:paragraph-properties fo:margin-top="0.0152in" fo:margin-left="0.0166in">
        <style:tab-stops/>
      </style:paragraph-properties>
    </style:style>
    <style:style style:name="T1216" style:parent-style-name="Phôngmặcđịnhcủađoạnvăn" style:family="text">
      <style:text-properties fo:font-size="5pt" style:font-size-asian="5pt"/>
    </style:style>
    <style:style style:name="T1217" style:parent-style-name="Phôngmặcđịnhcủađoạnvăn" style:family="text">
      <style:text-properties fo:letter-spacing="-0.0006in" fo:font-size="5pt" style:font-size-asian="5pt"/>
    </style:style>
    <style:style style:name="T1218" style:parent-style-name="Phôngmặcđịnhcủađoạnvăn" style:family="text">
      <style:text-properties fo:font-size="5pt" style:font-size-asian="5pt"/>
    </style:style>
    <style:style style:name="T1219" style:parent-style-name="Phôngmặcđịnhcủađoạnvăn" style:family="text">
      <style:text-properties fo:letter-spacing="-0.0006in" fo:font-size="5pt" style:font-size-asian="5pt"/>
    </style:style>
    <style:style style:name="T1220" style:parent-style-name="Phôngmặcđịnhcủađoạnvăn" style:family="text">
      <style:text-properties fo:font-size="5pt" style:font-size-asian="5pt"/>
    </style:style>
    <style:style style:name="T1221" style:parent-style-name="Phôngmặcđịnhcủađoạnvăn" style:family="text">
      <style:text-properties fo:letter-spacing="-0.002in" fo:font-size="5pt" style:font-size-asian="5pt"/>
    </style:style>
    <style:style style:name="T1222" style:parent-style-name="Phôngmặcđịnhcủađoạnvăn" style:family="text">
      <style:text-properties fo:font-size="5pt" style:font-size-asian="5pt"/>
    </style:style>
    <style:style style:name="T1223" style:parent-style-name="Phôngmặcđịnhcủađoạnvăn" style:family="text">
      <style:text-properties fo:letter-spacing="-0.0006in" fo:font-size="5pt" style:font-size-asian="5pt"/>
    </style:style>
    <style:style style:name="T1224" style:parent-style-name="Phôngmặcđịnhcủađoạnvăn" style:family="text">
      <style:text-properties fo:font-size="5pt" style:font-size-asian="5pt"/>
    </style:style>
    <style:style style:name="T1225" style:parent-style-name="Phôngmặcđịnhcủađoạnvăn" style:family="text">
      <style:text-properties fo:letter-spacing="-0.0013in" fo:font-size="5pt" style:font-size-asian="5pt"/>
    </style:style>
    <style:style style:name="T1226" style:parent-style-name="Phôngmặcđịnhcủađoạnvăn" style:family="text">
      <style:text-properties fo:font-size="5pt" style:font-size-asian="5pt"/>
    </style:style>
    <style:style style:name="T1227" style:parent-style-name="Phôngmặcđịnhcủađoạnvăn" style:family="text">
      <style:text-properties fo:letter-spacing="-0.0006in" fo:font-size="5pt" style:font-size-asian="5pt"/>
    </style:style>
    <style:style style:name="T1228" style:parent-style-name="Phôngmặcđịnhcủađoạnvăn" style:family="text">
      <style:text-properties fo:font-size="5pt" style:font-size-asian="5pt"/>
    </style:style>
    <style:style style:name="T1229" style:parent-style-name="Phôngmặcđịnhcủađoạnvăn" style:family="text">
      <style:text-properties fo:letter-spacing="-0.0006in" fo:font-size="5pt" style:font-size-asian="5pt"/>
    </style:style>
    <style:style style:name="T1230" style:parent-style-name="Phôngmặcđịnhcủađoạnvăn" style:family="text">
      <style:text-properties fo:font-size="5pt" style:font-size-asian="5pt"/>
    </style:style>
    <style:style style:name="T1231" style:parent-style-name="Phôngmặcđịnhcủađoạnvăn" style:family="text">
      <style:text-properties fo:letter-spacing="-0.0006in" fo:font-size="5pt" style:font-size-asian="5pt"/>
    </style:style>
    <style:style style:name="T1232" style:parent-style-name="Phôngmặcđịnhcủađoạnvăn" style:family="text">
      <style:text-properties fo:letter-spacing="-0.0013in" fo:font-size="5pt" style:font-size-asian="5pt"/>
    </style:style>
    <style:style style:name="P1233" style:parent-style-name="TableParagraph" style:family="paragraph">
      <style:paragraph-properties fo:margin-top="0.0152in" fo:line-height="117%" fo:margin-left="0.0166in" fo:margin-right="1.902in">
        <style:tab-stops/>
      </style:paragraph-properties>
    </style:style>
    <style:style style:name="T1234" style:parent-style-name="Phôngmặcđịnhcủađoạnvăn" style:family="text">
      <style:text-properties fo:font-size="5pt" style:font-size-asian="5pt"/>
    </style:style>
    <style:style style:name="T1235" style:parent-style-name="Phôngmặcđịnhcủađoạnvăn" style:family="text">
      <style:text-properties fo:letter-spacing="-0.002in" fo:font-size="5pt" style:font-size-asian="5pt"/>
    </style:style>
    <style:style style:name="T1236" style:parent-style-name="Phôngmặcđịnhcủađoạnvăn" style:family="text">
      <style:text-properties fo:font-size="5pt" style:font-size-asian="5pt"/>
    </style:style>
    <style:style style:name="T1237" style:parent-style-name="Phôngmặcđịnhcủađoạnvăn" style:family="text">
      <style:text-properties fo:letter-spacing="-0.002in" fo:font-size="5pt" style:font-size-asian="5pt"/>
    </style:style>
    <style:style style:name="T1238" style:parent-style-name="Phôngmặcđịnhcủađoạnvăn" style:family="text">
      <style:text-properties fo:font-size="5pt" style:font-size-asian="5pt"/>
    </style:style>
    <style:style style:name="T1239" style:parent-style-name="Phôngmặcđịnhcủađoạnvăn" style:family="text">
      <style:text-properties fo:letter-spacing="-0.0013in" fo:font-size="5pt" style:font-size-asian="5pt"/>
    </style:style>
    <style:style style:name="T1240" style:parent-style-name="Phôngmặcđịnhcủađoạnvăn" style:family="text">
      <style:text-properties fo:font-size="5pt" style:font-size-asian="5pt"/>
    </style:style>
    <style:style style:name="T1241" style:parent-style-name="Phôngmặcđịnhcủađoạnvăn" style:family="text">
      <style:text-properties fo:letter-spacing="-0.002in" fo:font-size="5pt" style:font-size-asian="5pt"/>
    </style:style>
    <style:style style:name="T1242" style:parent-style-name="Phôngmặcđịnhcủađoạnvăn" style:family="text">
      <style:text-properties fo:font-size="5pt" style:font-size-asian="5pt"/>
    </style:style>
    <style:style style:name="T1243" style:parent-style-name="Phôngmặcđịnhcủađoạnvăn" style:family="text">
      <style:text-properties fo:letter-spacing="-0.002in" fo:font-size="5pt" style:font-size-asian="5pt"/>
    </style:style>
    <style:style style:name="T1244" style:parent-style-name="Phôngmặcđịnhcủađoạnvăn" style:family="text">
      <style:text-properties fo:font-size="5pt" style:font-size-asian="5pt"/>
    </style:style>
    <style:style style:name="T1245" style:parent-style-name="Phôngmặcđịnhcủađoạnvăn" style:family="text">
      <style:text-properties fo:letter-spacing="-0.002in" fo:font-size="5pt" style:font-size-asian="5pt"/>
    </style:style>
    <style:style style:name="T1246" style:parent-style-name="Phôngmặcđịnhcủađoạnvăn" style:family="text">
      <style:text-properties fo:font-size="5pt" style:font-size-asian="5pt"/>
    </style:style>
    <style:style style:name="T1247" style:parent-style-name="Phôngmặcđịnhcủađoạnvăn" style:family="text">
      <style:text-properties fo:letter-spacing="-0.0013in" fo:font-size="5pt" style:font-size-asian="5pt"/>
    </style:style>
    <style:style style:name="T1248" style:parent-style-name="Phôngmặcđịnhcủađoạnvăn" style:family="text">
      <style:text-properties fo:font-size="5pt" style:font-size-asian="5pt"/>
    </style:style>
    <style:style style:name="T1249" style:parent-style-name="Phôngmặcđịnhcủađoạnvăn" style:family="text">
      <style:text-properties fo:letter-spacing="-0.002in" fo:font-size="5pt" style:font-size-asian="5pt"/>
    </style:style>
    <style:style style:name="T1250" style:parent-style-name="Phôngmặcđịnhcủađoạnvăn" style:family="text">
      <style:text-properties fo:font-size="5pt" style:font-size-asian="5pt"/>
    </style:style>
    <style:style style:name="T1251" style:parent-style-name="Phôngmặcđịnhcủađoạnvăn" style:family="text">
      <style:text-properties fo:letter-spacing="-0.002in" fo:font-size="5pt" style:font-size-asian="5pt"/>
    </style:style>
    <style:style style:name="T1252" style:parent-style-name="Phôngmặcđịnhcủađoạnvăn" style:family="text">
      <style:text-properties fo:font-size="5pt" style:font-size-asian="5pt"/>
    </style:style>
    <style:style style:name="T1253" style:parent-style-name="Phôngmặcđịnhcủađoạnvăn" style:family="text">
      <style:text-properties fo:letter-spacing="-0.002in" fo:font-size="5pt" style:font-size-asian="5pt"/>
    </style:style>
    <style:style style:name="T1254" style:parent-style-name="Phôngmặcđịnhcủađoạnvăn" style:family="text">
      <style:text-properties fo:font-size="5pt" style:font-size-asian="5pt"/>
    </style:style>
    <style:style style:name="T1255" style:parent-style-name="Phôngmặcđịnhcủađoạnvăn" style:family="text">
      <style:text-properties fo:letter-spacing="-0.002in" fo:font-size="5pt" style:font-size-asian="5pt"/>
    </style:style>
    <style:style style:name="T1256" style:parent-style-name="Phôngmặcđịnhcủađoạnvăn" style:family="text">
      <style:text-properties fo:font-size="5pt" style:font-size-asian="5pt"/>
    </style:style>
    <style:style style:name="T1257" style:parent-style-name="Phôngmặcđịnhcủađoạnvăn" style:family="text">
      <style:text-properties fo:letter-spacing="-0.0013in" fo:font-size="5pt" style:font-size-asian="5pt"/>
    </style:style>
    <style:style style:name="T1258" style:parent-style-name="Phôngmặcđịnhcủađoạnvăn" style:family="text">
      <style:text-properties fo:font-size="5pt" style:font-size-asian="5pt"/>
    </style:style>
    <style:style style:name="T1259" style:parent-style-name="Phôngmặcđịnhcủađoạnvăn" style:family="text">
      <style:text-properties fo:letter-spacing="-0.002in" fo:font-size="5pt" style:font-size-asian="5pt"/>
    </style:style>
    <style:style style:name="T1260" style:parent-style-name="Phôngmặcđịnhcủađoạnvăn" style:family="text">
      <style:text-properties fo:font-size="5pt" style:font-size-asian="5pt"/>
    </style:style>
    <style:style style:name="T1261" style:parent-style-name="Phôngmặcđịnhcủađoạnvăn" style:family="text">
      <style:text-properties fo:letter-spacing="-0.002in" fo:font-size="5pt" style:font-size-asian="5pt"/>
    </style:style>
    <style:style style:name="T1262" style:parent-style-name="Phôngmặcđịnhcủađoạnvăn" style:family="text">
      <style:text-properties fo:font-size="5pt" style:font-size-asian="5pt"/>
    </style:style>
    <style:style style:name="T1263" style:parent-style-name="Phôngmặcđịnhcủađoạnvăn" style:family="text">
      <style:text-properties fo:letter-spacing="-0.0013in" fo:font-size="5pt" style:font-size-asian="5pt"/>
    </style:style>
    <style:style style:name="T1264" style:parent-style-name="Phôngmặcđịnhcủađoạnvăn" style:family="text">
      <style:text-properties fo:font-size="5pt" style:font-size-asian="5pt"/>
    </style:style>
    <style:style style:name="T1265" style:parent-style-name="Phôngmặcđịnhcủađoạnvăn" style:family="text">
      <style:text-properties fo:letter-spacing="-0.002in" fo:font-size="5pt" style:font-size-asian="5pt"/>
    </style:style>
    <style:style style:name="T1266" style:parent-style-name="Phôngmặcđịnhcủađoạnvăn" style:family="text">
      <style:text-properties fo:font-size="5pt" style:font-size-asian="5pt"/>
    </style:style>
    <style:style style:name="T1267" style:parent-style-name="Phôngmặcđịnhcủađoạnvăn" style:family="text">
      <style:text-properties fo:letter-spacing="-0.0013in" fo:font-size="5pt" style:font-size-asian="5pt"/>
    </style:style>
    <style:style style:name="T1268" style:parent-style-name="Phôngmặcđịnhcủađoạnvăn" style:family="text">
      <style:text-properties fo:font-size="5pt" style:font-size-asian="5pt"/>
    </style:style>
    <style:style style:name="T1269" style:parent-style-name="Phôngmặcđịnhcủađoạnvăn" style:family="text">
      <style:text-properties fo:letter-spacing="-0.002in" fo:font-size="5pt" style:font-size-asian="5pt"/>
    </style:style>
    <style:style style:name="T1270" style:parent-style-name="Phôngmặcđịnhcủađoạnvăn" style:family="text">
      <style:text-properties fo:font-size="5pt" style:font-size-asian="5pt"/>
    </style:style>
    <style:style style:name="T1271" style:parent-style-name="Phôngmặcđịnhcủađoạnvăn" style:family="text">
      <style:text-properties fo:letter-spacing="-0.0027in" fo:font-size="5pt" style:font-size-asian="5pt"/>
    </style:style>
    <style:style style:name="T1272" style:parent-style-name="Phôngmặcđịnhcủađoạnvăn" style:family="text">
      <style:text-properties fo:font-size="5pt" style:font-size-asian="5pt"/>
    </style:style>
    <style:style style:name="T1273" style:parent-style-name="Phôngmặcđịnhcủađoạnvăn" style:family="text">
      <style:text-properties fo:letter-spacing="-0.002in" fo:font-size="5pt" style:font-size-asian="5pt"/>
    </style:style>
    <style:style style:name="T1274" style:parent-style-name="Phôngmặcđịnhcủađoạnvăn" style:family="text">
      <style:text-properties fo:font-size="5pt" style:font-size-asian="5pt"/>
    </style:style>
    <style:style style:name="T1275" style:parent-style-name="Phôngmặcđịnhcủađoạnvăn" style:family="text">
      <style:text-properties fo:letter-spacing="-0.002in" fo:font-size="5pt" style:font-size-asian="5pt"/>
    </style:style>
    <style:style style:name="T1276" style:parent-style-name="Phôngmặcđịnhcủađoạnvăn" style:family="text">
      <style:text-properties fo:font-size="5pt" style:font-size-asian="5pt"/>
    </style:style>
    <style:style style:name="T1277" style:parent-style-name="Phôngmặcđịnhcủađoạnvăn" style:family="text">
      <style:text-properties fo:letter-spacing="0.0277in" fo:font-size="5pt" style:font-size-asian="5pt"/>
    </style:style>
    <style:style style:name="T1278" style:parent-style-name="Phôngmặcđịnhcủađoạnvăn" style:family="text">
      <style:text-properties fo:font-size="5pt" style:font-size-asian="5pt"/>
    </style:style>
    <style:style style:name="P1279" style:parent-style-name="TableParagraph" style:family="paragraph">
      <style:paragraph-properties fo:margin-left="0.0166in">
        <style:tab-stops/>
      </style:paragraph-properties>
    </style:style>
    <style:style style:name="T1280" style:parent-style-name="Phôngmặcđịnhcủađoạnvăn" style:family="text">
      <style:text-properties fo:font-size="5pt" style:font-size-asian="5pt"/>
    </style:style>
    <style:style style:name="T1281" style:parent-style-name="Phôngmặcđịnhcủađoạnvăn" style:family="text">
      <style:text-properties fo:letter-spacing="0.0006in" fo:font-size="5pt" style:font-size-asian="5pt"/>
    </style:style>
    <style:style style:name="T1282" style:parent-style-name="Phôngmặcđịnhcủađoạnvăn" style:family="text">
      <style:text-properties fo:font-size="5pt" style:font-size-asian="5pt"/>
    </style:style>
    <style:style style:name="T1283" style:parent-style-name="Phôngmặcđịnhcủađoạnvăn" style:family="text">
      <style:text-properties fo:letter-spacing="0.0006in" fo:font-size="5pt" style:font-size-asian="5pt"/>
    </style:style>
    <style:style style:name="T1284" style:parent-style-name="Phôngmặcđịnhcủađoạnvăn" style:family="text">
      <style:text-properties fo:letter-spacing="-0.0013in" fo:font-size="5pt" style:font-size-asian="5pt"/>
    </style:style>
    <style:style style:name="P1285" style:parent-style-name="TableParagraph" style:family="paragraph">
      <style:paragraph-properties fo:margin-top="0.0145in" fo:margin-left="0.0166in">
        <style:tab-stops/>
      </style:paragraph-properties>
    </style:style>
    <style:style style:name="T1286" style:parent-style-name="Phôngmặcđịnhcủađoạnvăn" style:family="text">
      <style:text-properties style:text-scale="105%" fo:font-size="5pt" style:font-size-asian="5pt"/>
    </style:style>
    <style:style style:name="T1287" style:parent-style-name="Phôngmặcđịnhcủađoạnvăn" style:family="text">
      <style:text-properties fo:letter-spacing="-0.0034in" style:text-scale="105%" fo:font-size="5pt" style:font-size-asian="5pt"/>
    </style:style>
    <style:style style:name="T1288" style:parent-style-name="Phôngmặcđịnhcủađoạnvăn" style:family="text">
      <style:text-properties fo:letter-spacing="-0.0013in" style:text-scale="105%" fo:font-size="5pt" style:font-size-asian="5pt"/>
    </style:style>
    <style:style style:name="P1289" style:parent-style-name="TableParagraph" style:family="paragraph">
      <style:paragraph-properties fo:margin-top="0.0152in" fo:margin-left="0.0166in">
        <style:tab-stops/>
      </style:paragraph-properties>
    </style:style>
    <style:style style:name="T1290" style:parent-style-name="Phôngmặcđịnhcủađoạnvăn" style:family="text">
      <style:text-properties fo:font-size="5pt" style:font-size-asian="5pt"/>
    </style:style>
    <style:style style:name="T1291" style:parent-style-name="Phôngmặcđịnhcủađoạnvăn" style:family="text">
      <style:text-properties fo:letter-spacing="-0.0013in" fo:font-size="5pt" style:font-size-asian="5pt"/>
    </style:style>
    <style:style style:name="T1292" style:parent-style-name="Phôngmặcđịnhcủađoạnvăn" style:family="text">
      <style:text-properties fo:font-size="5pt" style:font-size-asian="5pt"/>
    </style:style>
    <style:style style:name="T1293" style:parent-style-name="Phôngmặcđịnhcủađoạnvăn" style:family="text">
      <style:text-properties fo:letter-spacing="-0.002in" fo:font-size="5pt" style:font-size-asian="5pt"/>
    </style:style>
    <style:style style:name="T1294" style:parent-style-name="Phôngmặcđịnhcủađoạnvăn" style:family="text">
      <style:text-properties fo:letter-spacing="-0.0013in" fo:font-size="5pt" style:font-size-asian="5pt"/>
    </style:style>
    <style:style style:name="P1295" style:parent-style-name="TableParagraph" style:family="paragraph">
      <style:paragraph-properties fo:margin-top="0.0152in" fo:margin-left="0.0166in">
        <style:tab-stops/>
      </style:paragraph-properties>
    </style:style>
    <style:style style:name="T1296" style:parent-style-name="Phôngmặcđịnhcủađoạnvăn" style:family="text">
      <style:text-properties style:text-scale="105%" fo:font-size="5pt" style:font-size-asian="5pt"/>
    </style:style>
    <style:style style:name="T1297" style:parent-style-name="Phôngmặcđịnhcủađoạnvăn" style:family="text">
      <style:text-properties fo:letter-spacing="-0.002in" style:text-scale="105%" fo:font-size="5pt" style:font-size-asian="5pt"/>
    </style:style>
    <style:style style:name="T1298" style:parent-style-name="Phôngmặcđịnhcủađoạnvăn" style:family="text">
      <style:text-properties style:text-scale="105%" fo:font-size="5pt" style:font-size-asian="5pt"/>
    </style:style>
    <style:style style:name="T1299" style:parent-style-name="Phôngmặcđịnhcủađoạnvăn" style:family="text">
      <style:text-properties fo:letter-spacing="-0.0027in" style:text-scale="105%" fo:font-size="5pt" style:font-size-asian="5pt"/>
    </style:style>
    <style:style style:name="T1300" style:parent-style-name="Phôngmặcđịnhcủađoạnvăn" style:family="text">
      <style:text-properties fo:letter-spacing="-0.0013in" style:text-scale="105%" fo:font-size="5pt" style:font-size-asian="5pt"/>
    </style:style>
    <style:style style:name="TableCell1301" style:family="table-cell">
      <style:table-cell-properties fo:border="0.0069in solid #000000" style:writing-mode="lr-tb" fo:padding-top="0in" fo:padding-left="0in" fo:padding-bottom="0in" fo:padding-right="0in"/>
    </style:style>
    <style:style style:name="P1302" style:parent-style-name="TableParagraph" style:family="paragraph">
      <style:text-properties style:font-name="Times New Roman" fo:font-size="5pt" style:font-size-asian="5pt"/>
    </style:style>
    <style:style style:name="P1303" style:parent-style-name="TableParagraph" style:family="paragraph">
      <style:text-properties style:font-name="Times New Roman" fo:font-size="5pt" style:font-size-asian="5pt"/>
    </style:style>
    <style:style style:name="P1304" style:parent-style-name="TableParagraph" style:family="paragraph">
      <style:text-properties style:font-name="Times New Roman" fo:font-size="5pt" style:font-size-asian="5pt"/>
    </style:style>
    <style:style style:name="P1305" style:parent-style-name="TableParagraph" style:family="paragraph">
      <style:text-properties style:font-name="Times New Roman" fo:font-size="5pt" style:font-size-asian="5pt"/>
    </style:style>
    <style:style style:name="P1306" style:parent-style-name="TableParagraph" style:family="paragraph">
      <style:text-properties style:font-name="Times New Roman" fo:font-size="5pt" style:font-size-asian="5pt"/>
    </style:style>
    <style:style style:name="P1307" style:parent-style-name="TableParagraph" style:family="paragraph">
      <style:text-properties style:font-name="Times New Roman" fo:font-size="5pt" style:font-size-asian="5pt"/>
    </style:style>
    <style:style style:name="P1308" style:parent-style-name="TableParagraph" style:family="paragraph">
      <style:text-properties style:font-name="Times New Roman" fo:font-size="5pt" style:font-size-asian="5pt"/>
    </style:style>
    <style:style style:name="P1309" style:parent-style-name="TableParagraph" style:family="paragraph">
      <style:text-properties style:font-name="Times New Roman" fo:font-size="5pt" style:font-size-asian="5pt"/>
    </style:style>
    <style:style style:name="P1310" style:parent-style-name="TableParagraph" style:family="paragraph">
      <style:paragraph-properties fo:margin-top="0.0166in"/>
      <style:text-properties style:font-name="Times New Roman" fo:font-size="5pt" style:font-size-asian="5pt"/>
    </style:style>
    <style:style style:name="P1311" style:parent-style-name="TableParagraph" style:family="paragraph">
      <style:paragraph-properties fo:margin-left="0.0173in">
        <style:tab-stops/>
      </style:paragraph-properties>
    </style:style>
    <style:style style:name="T1312" style:parent-style-name="Phôngmặcđịnhcủađoạnvăn" style:family="text">
      <style:text-properties fo:letter-spacing="-0.0034in" fo:font-size="5pt" style:font-size-asian="5pt"/>
    </style:style>
    <style:style style:name="TableCell1313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1314" style:parent-style-name="TableParagraph" style:family="paragraph">
      <style:text-properties style:font-name="Times New Roman" fo:font-size="5pt" style:font-size-asian="5pt"/>
    </style:style>
    <style:style style:name="P1315" style:parent-style-name="TableParagraph" style:family="paragraph">
      <style:text-properties style:font-name="Times New Roman" fo:font-size="5pt" style:font-size-asian="5pt"/>
    </style:style>
    <style:style style:name="P1316" style:parent-style-name="TableParagraph" style:family="paragraph">
      <style:text-properties style:font-name="Times New Roman" fo:font-size="5pt" style:font-size-asian="5pt"/>
    </style:style>
    <style:style style:name="P1317" style:parent-style-name="TableParagraph" style:family="paragraph">
      <style:text-properties style:font-name="Times New Roman" fo:font-size="5pt" style:font-size-asian="5pt"/>
    </style:style>
    <style:style style:name="P1318" style:parent-style-name="TableParagraph" style:family="paragraph">
      <style:text-properties style:font-name="Times New Roman" fo:font-size="5pt" style:font-size-asian="5pt"/>
    </style:style>
    <style:style style:name="P1319" style:parent-style-name="TableParagraph" style:family="paragraph">
      <style:text-properties style:font-name="Times New Roman" fo:font-size="5pt" style:font-size-asian="5pt"/>
    </style:style>
    <style:style style:name="P1320" style:parent-style-name="TableParagraph" style:family="paragraph">
      <style:text-properties style:font-name="Times New Roman" fo:font-size="5pt" style:font-size-asian="5pt"/>
    </style:style>
    <style:style style:name="P1321" style:parent-style-name="TableParagraph" style:family="paragraph">
      <style:text-properties style:font-name="Times New Roman" fo:font-size="5pt" style:font-size-asian="5pt"/>
    </style:style>
    <style:style style:name="P1322" style:parent-style-name="TableParagraph" style:family="paragraph">
      <style:paragraph-properties fo:margin-top="0.0166in"/>
      <style:text-properties style:font-name="Times New Roman" fo:font-size="5pt" style:font-size-asian="5pt"/>
    </style:style>
    <style:style style:name="P1323" style:parent-style-name="TableParagraph" style:family="paragraph">
      <style:paragraph-properties fo:margin-left="0.0173in">
        <style:tab-stops/>
      </style:paragraph-properties>
    </style:style>
    <style:style style:name="T1324" style:parent-style-name="Phôngmặcđịnhcủađoạnvăn" style:family="text">
      <style:text-properties fo:letter-spacing="-0.0034in" style:text-scale="105%" fo:font-size="5pt" style:font-size-asian="5pt"/>
    </style:style>
    <style:style style:name="TableCell1325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1326" style:parent-style-name="TableParagraph" style:family="paragraph">
      <style:text-properties style:font-name="Times New Roman" fo:font-size="5pt" style:font-size-asian="5pt"/>
    </style:style>
    <style:style style:name="P1327" style:parent-style-name="TableParagraph" style:family="paragraph">
      <style:text-properties style:font-name="Times New Roman" fo:font-size="5pt" style:font-size-asian="5pt"/>
    </style:style>
    <style:style style:name="P1328" style:parent-style-name="TableParagraph" style:family="paragraph">
      <style:text-properties style:font-name="Times New Roman" fo:font-size="5pt" style:font-size-asian="5pt"/>
    </style:style>
    <style:style style:name="P1329" style:parent-style-name="TableParagraph" style:family="paragraph">
      <style:text-properties style:font-name="Times New Roman" fo:font-size="5pt" style:font-size-asian="5pt"/>
    </style:style>
    <style:style style:name="P1330" style:parent-style-name="TableParagraph" style:family="paragraph">
      <style:text-properties style:font-name="Times New Roman" fo:font-size="5pt" style:font-size-asian="5pt"/>
    </style:style>
    <style:style style:name="P1331" style:parent-style-name="TableParagraph" style:family="paragraph">
      <style:text-properties style:font-name="Times New Roman" fo:font-size="5pt" style:font-size-asian="5pt"/>
    </style:style>
    <style:style style:name="P1332" style:parent-style-name="TableParagraph" style:family="paragraph">
      <style:text-properties style:font-name="Times New Roman" fo:font-size="5pt" style:font-size-asian="5pt"/>
    </style:style>
    <style:style style:name="P1333" style:parent-style-name="TableParagraph" style:family="paragraph">
      <style:text-properties style:font-name="Times New Roman" fo:font-size="5pt" style:font-size-asian="5pt"/>
    </style:style>
    <style:style style:name="P1334" style:parent-style-name="TableParagraph" style:family="paragraph">
      <style:paragraph-properties fo:margin-top="0.0166in"/>
      <style:text-properties style:font-name="Times New Roman" fo:font-size="5pt" style:font-size-asian="5pt"/>
    </style:style>
    <style:style style:name="P1335" style:parent-style-name="TableParagraph" style:family="paragraph">
      <style:paragraph-properties fo:margin-left="0.018in">
        <style:tab-stops/>
      </style:paragraph-properties>
    </style:style>
    <style:style style:name="T1336" style:parent-style-name="Phôngmặcđịnhcủađoạnvăn" style:family="text">
      <style:text-properties fo:letter-spacing="-0.0034in" fo:font-size="5pt" style:font-size-asian="5pt"/>
    </style:style>
    <style:style style:name="TableCell1337" style:family="table-cell">
      <style:table-cell-properties fo:border="0.0069in solid #000000" style:writing-mode="lr-tb" fo:padding-top="0in" fo:padding-left="0in" fo:padding-bottom="0in" fo:padding-right="0in"/>
    </style:style>
    <style:style style:name="P1338" style:parent-style-name="TableParagraph" style:family="paragraph">
      <style:text-properties style:font-name="Times New Roman" fo:font-size="5pt" style:font-size-asian="5pt"/>
    </style:style>
    <style:style style:name="P1339" style:parent-style-name="TableParagraph" style:family="paragraph">
      <style:text-properties style:font-name="Times New Roman" fo:font-size="5pt" style:font-size-asian="5pt"/>
    </style:style>
    <style:style style:name="P1340" style:parent-style-name="TableParagraph" style:family="paragraph">
      <style:text-properties style:font-name="Times New Roman" fo:font-size="5pt" style:font-size-asian="5pt"/>
    </style:style>
    <style:style style:name="P1341" style:parent-style-name="TableParagraph" style:family="paragraph">
      <style:text-properties style:font-name="Times New Roman" fo:font-size="5pt" style:font-size-asian="5pt"/>
    </style:style>
    <style:style style:name="P1342" style:parent-style-name="TableParagraph" style:family="paragraph">
      <style:text-properties style:font-name="Times New Roman" fo:font-size="5pt" style:font-size-asian="5pt"/>
    </style:style>
    <style:style style:name="P1343" style:parent-style-name="TableParagraph" style:family="paragraph">
      <style:text-properties style:font-name="Times New Roman" fo:font-size="5pt" style:font-size-asian="5pt"/>
    </style:style>
    <style:style style:name="P1344" style:parent-style-name="TableParagraph" style:family="paragraph">
      <style:text-properties style:font-name="Times New Roman" fo:font-size="5pt" style:font-size-asian="5pt"/>
    </style:style>
    <style:style style:name="P1345" style:parent-style-name="TableParagraph" style:family="paragraph">
      <style:text-properties style:font-name="Times New Roman" fo:font-size="5pt" style:font-size-asian="5pt"/>
    </style:style>
    <style:style style:name="P1346" style:parent-style-name="TableParagraph" style:family="paragraph">
      <style:paragraph-properties fo:margin-top="0.0166in"/>
      <style:text-properties style:font-name="Times New Roman" fo:font-size="5pt" style:font-size-asian="5pt"/>
    </style:style>
    <style:style style:name="P1347" style:parent-style-name="TableParagraph" style:family="paragraph">
      <style:paragraph-properties fo:margin-left="0.0187in">
        <style:tab-stops/>
      </style:paragraph-properties>
    </style:style>
    <style:style style:name="T1348" style:parent-style-name="Phôngmặcđịnhcủađoạnvăn" style:family="text">
      <style:text-properties fo:letter-spacing="-0.0069in" style:text-scale="105%" fo:font-size="5pt" style:font-size-asian="5pt"/>
    </style:style>
    <style:style style:name="P1349" style:parent-style-name="Bìnhthường" style:master-page-name="MP1" style:family="paragraph">
      <style:paragraph-properties fo:break-before="page" fo:margin-top="0.0006in"/>
      <style:text-properties style:font-name="Times New Roman" fo:font-size="1pt" style:font-size-asian="1pt"/>
    </style:style>
    <style:style style:name="TableColumn1351" style:family="table-column">
      <style:table-column-properties style:column-width="0.6784in" style:use-optimal-column-width="false"/>
    </style:style>
    <style:style style:name="TableColumn1352" style:family="table-column">
      <style:table-column-properties style:column-width="0.9145in" style:use-optimal-column-width="false"/>
    </style:style>
    <style:style style:name="TableColumn1353" style:family="table-column">
      <style:table-column-properties style:column-width="5.7069in" style:use-optimal-column-width="false"/>
    </style:style>
    <style:style style:name="TableColumn1354" style:family="table-column">
      <style:table-column-properties style:column-width="0.6534in" style:use-optimal-column-width="false"/>
    </style:style>
    <style:style style:name="TableColumn1355" style:family="table-column">
      <style:table-column-properties style:column-width="0.6527in" style:use-optimal-column-width="false"/>
    </style:style>
    <style:style style:name="TableColumn1356" style:family="table-column">
      <style:table-column-properties style:column-width="0.3361in" style:use-optimal-column-width="false"/>
    </style:style>
    <style:style style:name="TableColumn1357" style:family="table-column">
      <style:table-column-properties style:column-width="0.4944in" style:use-optimal-column-width="false"/>
    </style:style>
    <style:style style:name="Table1350" style:family="table">
      <style:table-properties style:width="9.4368in" fo:margin-left="0.2097in" table:align="left"/>
    </style:style>
    <style:style style:name="TableRow1358" style:family="table-row">
      <style:table-row-properties style:min-row-height="0.6493in" style:use-optimal-row-height="false"/>
    </style:style>
    <style:style style:name="TableCell1359" style:family="table-cell">
      <style:table-cell-properties fo:border="0.0069in solid #000000" style:writing-mode="lr-tb" fo:padding-top="0in" fo:padding-left="0in" fo:padding-bottom="0in" fo:padding-right="0in"/>
    </style:style>
    <style:style style:name="P1360" style:parent-style-name="TableParagraph" style:family="paragraph">
      <style:text-properties style:font-name="Times New Roman" fo:font-size="5pt" style:font-size-asian="5pt"/>
    </style:style>
    <style:style style:name="P1361" style:parent-style-name="TableParagraph" style:family="paragraph">
      <style:text-properties style:font-name="Times New Roman" fo:font-size="5pt" style:font-size-asian="5pt"/>
    </style:style>
    <style:style style:name="P1362" style:parent-style-name="TableParagraph" style:family="paragraph">
      <style:paragraph-properties fo:margin-top="0.0493in"/>
      <style:text-properties style:font-name="Times New Roman" fo:font-size="5pt" style:font-size-asian="5pt"/>
    </style:style>
    <style:style style:name="P1363" style:parent-style-name="TableParagraph" style:family="paragraph">
      <style:paragraph-properties fo:margin-left="0.0159in">
        <style:tab-stops/>
      </style:paragraph-properties>
    </style:style>
    <style:style style:name="T1364" style:parent-style-name="Phôngmặcđịnhcủađoạnvăn" style:family="text">
      <style:text-properties fo:letter-spacing="-0.0013in" fo:font-size="5pt" style:font-size-asian="5pt"/>
    </style:style>
    <style:style style:name="TableCell1365" style:family="table-cell">
      <style:table-cell-properties fo:border="0.0069in solid #000000" style:writing-mode="lr-tb" fo:padding-top="0in" fo:padding-left="0in" fo:padding-bottom="0in" fo:padding-right="0in"/>
    </style:style>
    <style:style style:name="P1366" style:parent-style-name="TableParagraph" style:family="paragraph">
      <style:text-properties style:font-name="Times New Roman" fo:font-size="5pt" style:font-size-asian="5pt"/>
    </style:style>
    <style:style style:name="P1367" style:parent-style-name="TableParagraph" style:family="paragraph">
      <style:text-properties style:font-name="Times New Roman" fo:font-size="5pt" style:font-size-asian="5pt"/>
    </style:style>
    <style:style style:name="P1368" style:parent-style-name="TableParagraph" style:family="paragraph">
      <style:paragraph-properties fo:margin-top="0.0493in"/>
      <style:text-properties style:font-name="Times New Roman" fo:font-size="5pt" style:font-size-asian="5pt"/>
    </style:style>
    <style:style style:name="P1369" style:parent-style-name="TableParagraph" style:family="paragraph">
      <style:paragraph-properties fo:margin-left="0.0159in">
        <style:tab-stops/>
      </style:paragraph-properties>
    </style:style>
    <style:style style:name="T1370" style:parent-style-name="Phôngmặcđịnhcủađoạnvăn" style:family="text">
      <style:text-properties fo:font-size="5pt" style:font-size-asian="5pt"/>
    </style:style>
    <style:style style:name="T1371" style:parent-style-name="Phôngmặcđịnhcủađoạnvăn" style:family="text">
      <style:text-properties fo:letter-spacing="0.0055in" fo:font-size="5pt" style:font-size-asian="5pt"/>
    </style:style>
    <style:style style:name="T1372" style:parent-style-name="Phôngmặcđịnhcủađoạnvăn" style:family="text">
      <style:text-properties fo:letter-spacing="-0.0013in" fo:font-size="5pt" style:font-size-asian="5pt"/>
    </style:style>
    <style:style style:name="TableCell1373" style:family="table-cell">
      <style:table-cell-properties fo:border="0.0069in solid #000000" style:writing-mode="lr-tb" fo:padding-top="0in" fo:padding-left="0in" fo:padding-bottom="0in" fo:padding-right="0in"/>
    </style:style>
    <style:style style:name="P1374" style:parent-style-name="TableParagraph" style:family="paragraph">
      <style:paragraph-properties fo:margin-top="0.0388in" fo:line-height="117%" fo:margin-left="0.0166in" fo:margin-right="1.6361in">
        <style:tab-stops/>
      </style:paragraph-properties>
    </style:style>
    <style:style style:name="T1375" style:parent-style-name="Phôngmặcđịnhcủađoạnvăn" style:family="text">
      <style:text-properties fo:font-size="5pt" style:font-size-asian="5pt"/>
    </style:style>
    <style:style style:name="T1376" style:parent-style-name="Phôngmặcđịnhcủađoạnvăn" style:family="text">
      <style:text-properties fo:letter-spacing="-0.0027in" fo:font-size="5pt" style:font-size-asian="5pt"/>
    </style:style>
    <style:style style:name="T1377" style:parent-style-name="Phôngmặcđịnhcủađoạnvăn" style:family="text">
      <style:text-properties fo:font-size="5pt" style:font-size-asian="5pt"/>
    </style:style>
    <style:style style:name="T1378" style:parent-style-name="Phôngmặcđịnhcủađoạnvăn" style:family="text">
      <style:text-properties fo:letter-spacing="-0.0027in" fo:font-size="5pt" style:font-size-asian="5pt"/>
    </style:style>
    <style:style style:name="T1379" style:parent-style-name="Phôngmặcđịnhcủađoạnvăn" style:family="text">
      <style:text-properties fo:font-size="5pt" style:font-size-asian="5pt"/>
    </style:style>
    <style:style style:name="T1380" style:parent-style-name="Phôngmặcđịnhcủađoạnvăn" style:family="text">
      <style:text-properties fo:letter-spacing="-0.0027in" fo:font-size="5pt" style:font-size-asian="5pt"/>
    </style:style>
    <style:style style:name="T1381" style:parent-style-name="Phôngmặcđịnhcủađoạnvăn" style:family="text">
      <style:text-properties fo:font-size="5pt" style:font-size-asian="5pt"/>
    </style:style>
    <style:style style:name="T1382" style:parent-style-name="Phôngmặcđịnhcủađoạnvăn" style:family="text">
      <style:text-properties fo:letter-spacing="-0.0034in" fo:font-size="5pt" style:font-size-asian="5pt"/>
    </style:style>
    <style:style style:name="T1383" style:parent-style-name="Phôngmặcđịnhcủađoạnvăn" style:family="text">
      <style:text-properties fo:font-size="5pt" style:font-size-asian="5pt"/>
    </style:style>
    <style:style style:name="T1384" style:parent-style-name="Phôngmặcđịnhcủađoạnvăn" style:family="text">
      <style:text-properties fo:letter-spacing="-0.0013in" fo:font-size="5pt" style:font-size-asian="5pt"/>
    </style:style>
    <style:style style:name="T1385" style:parent-style-name="Phôngmặcđịnhcủađoạnvăn" style:family="text">
      <style:text-properties fo:font-size="5pt" style:font-size-asian="5pt"/>
    </style:style>
    <style:style style:name="T1386" style:parent-style-name="Phôngmặcđịnhcủađoạnvăn" style:family="text">
      <style:text-properties fo:letter-spacing="-0.0013in" fo:font-size="5pt" style:font-size-asian="5pt"/>
    </style:style>
    <style:style style:name="T1387" style:parent-style-name="Phôngmặcđịnhcủađoạnvăn" style:family="text">
      <style:text-properties fo:font-size="5pt" style:font-size-asian="5pt"/>
    </style:style>
    <style:style style:name="T1388" style:parent-style-name="Phôngmặcđịnhcủađoạnvăn" style:family="text">
      <style:text-properties fo:letter-spacing="-0.0013in" fo:font-size="5pt" style:font-size-asian="5pt"/>
    </style:style>
    <style:style style:name="T1389" style:parent-style-name="Phôngmặcđịnhcủađoạnvăn" style:family="text">
      <style:text-properties fo:font-size="5pt" style:font-size-asian="5pt"/>
    </style:style>
    <style:style style:name="T1390" style:parent-style-name="Phôngmặcđịnhcủađoạnvăn" style:family="text">
      <style:text-properties fo:letter-spacing="-0.0034in" fo:font-size="5pt" style:font-size-asian="5pt"/>
    </style:style>
    <style:style style:name="T1391" style:parent-style-name="Phôngmặcđịnhcủađoạnvăn" style:family="text">
      <style:text-properties fo:font-size="5pt" style:font-size-asian="5pt"/>
    </style:style>
    <style:style style:name="T1392" style:parent-style-name="Phôngmặcđịnhcủađoạnvăn" style:family="text">
      <style:text-properties fo:letter-spacing="-0.0027in" fo:font-size="5pt" style:font-size-asian="5pt"/>
    </style:style>
    <style:style style:name="T1393" style:parent-style-name="Phôngmặcđịnhcủađoạnvăn" style:family="text">
      <style:text-properties fo:font-size="5pt" style:font-size-asian="5pt"/>
    </style:style>
    <style:style style:name="T1394" style:parent-style-name="Phôngmặcđịnhcủađoạnvăn" style:family="text">
      <style:text-properties fo:letter-spacing="-0.0013in" fo:font-size="5pt" style:font-size-asian="5pt"/>
    </style:style>
    <style:style style:name="T1395" style:parent-style-name="Phôngmặcđịnhcủađoạnvăn" style:family="text">
      <style:text-properties fo:font-size="5pt" style:font-size-asian="5pt"/>
    </style:style>
    <style:style style:name="T1396" style:parent-style-name="Phôngmặcđịnhcủađoạnvăn" style:family="text">
      <style:text-properties fo:letter-spacing="-0.0027in" fo:font-size="5pt" style:font-size-asian="5pt"/>
    </style:style>
    <style:style style:name="T1397" style:parent-style-name="Phôngmặcđịnhcủađoạnvăn" style:family="text">
      <style:text-properties fo:font-size="5pt" style:font-size-asian="5pt"/>
    </style:style>
    <style:style style:name="T1398" style:parent-style-name="Phôngmặcđịnhcủađoạnvăn" style:family="text">
      <style:text-properties fo:letter-spacing="-0.0013in" fo:font-size="5pt" style:font-size-asian="5pt"/>
    </style:style>
    <style:style style:name="T1399" style:parent-style-name="Phôngmặcđịnhcủađoạnvăn" style:family="text">
      <style:text-properties fo:font-size="5pt" style:font-size-asian="5pt"/>
    </style:style>
    <style:style style:name="T1400" style:parent-style-name="Phôngmặcđịnhcủađoạnvăn" style:family="text">
      <style:text-properties fo:letter-spacing="-0.0027in" fo:font-size="5pt" style:font-size-asian="5pt"/>
    </style:style>
    <style:style style:name="T1401" style:parent-style-name="Phôngmặcđịnhcủađoạnvăn" style:family="text">
      <style:text-properties fo:font-size="5pt" style:font-size-asian="5pt"/>
    </style:style>
    <style:style style:name="T1402" style:parent-style-name="Phôngmặcđịnhcủađoạnvăn" style:family="text">
      <style:text-properties fo:letter-spacing="-0.0027in" fo:font-size="5pt" style:font-size-asian="5pt"/>
    </style:style>
    <style:style style:name="T1403" style:parent-style-name="Phôngmặcđịnhcủađoạnvăn" style:family="text">
      <style:text-properties fo:font-size="5pt" style:font-size-asian="5pt"/>
    </style:style>
    <style:style style:name="T1404" style:parent-style-name="Phôngmặcđịnhcủađoạnvăn" style:family="text">
      <style:text-properties fo:letter-spacing="-0.0027in" fo:font-size="5pt" style:font-size-asian="5pt"/>
    </style:style>
    <style:style style:name="T1405" style:parent-style-name="Phôngmặcđịnhcủađoạnvăn" style:family="text">
      <style:text-properties fo:font-size="5pt" style:font-size-asian="5pt"/>
    </style:style>
    <style:style style:name="T1406" style:parent-style-name="Phôngmặcđịnhcủađoạnvăn" style:family="text">
      <style:text-properties fo:letter-spacing="-0.0013in" fo:font-size="5pt" style:font-size-asian="5pt"/>
    </style:style>
    <style:style style:name="T1407" style:parent-style-name="Phôngmặcđịnhcủađoạnvăn" style:family="text">
      <style:text-properties fo:font-size="5pt" style:font-size-asian="5pt"/>
    </style:style>
    <style:style style:name="T1408" style:parent-style-name="Phôngmặcđịnhcủađoạnvăn" style:family="text">
      <style:text-properties fo:letter-spacing="-0.0013in" fo:font-size="5pt" style:font-size-asian="5pt"/>
    </style:style>
    <style:style style:name="T1409" style:parent-style-name="Phôngmặcđịnhcủađoạnvăn" style:family="text">
      <style:text-properties fo:font-size="5pt" style:font-size-asian="5pt"/>
    </style:style>
    <style:style style:name="T1410" style:parent-style-name="Phôngmặcđịnhcủađoạnvăn" style:family="text">
      <style:text-properties fo:letter-spacing="-0.0034in" fo:font-size="5pt" style:font-size-asian="5pt"/>
    </style:style>
    <style:style style:name="T1411" style:parent-style-name="Phôngmặcđịnhcủađoạnvăn" style:family="text">
      <style:text-properties fo:font-size="5pt" style:font-size-asian="5pt"/>
    </style:style>
    <style:style style:name="T1412" style:parent-style-name="Phôngmặcđịnhcủađoạnvăn" style:family="text">
      <style:text-properties fo:letter-spacing="-0.0013in" fo:font-size="5pt" style:font-size-asian="5pt"/>
    </style:style>
    <style:style style:name="T1413" style:parent-style-name="Phôngmặcđịnhcủađoạnvăn" style:family="text">
      <style:text-properties fo:font-size="5pt" style:font-size-asian="5pt"/>
    </style:style>
    <style:style style:name="T1414" style:parent-style-name="Phôngmặcđịnhcủađoạnvăn" style:family="text">
      <style:text-properties fo:letter-spacing="-0.0013in" fo:font-size="5pt" style:font-size-asian="5pt"/>
    </style:style>
    <style:style style:name="T1415" style:parent-style-name="Phôngmặcđịnhcủađoạnvăn" style:family="text">
      <style:text-properties fo:font-size="5pt" style:font-size-asian="5pt"/>
    </style:style>
    <style:style style:name="T1416" style:parent-style-name="Phôngmặcđịnhcủađoạnvăn" style:family="text">
      <style:text-properties fo:letter-spacing="-0.0027in" fo:font-size="5pt" style:font-size-asian="5pt"/>
    </style:style>
    <style:style style:name="T1417" style:parent-style-name="Phôngmặcđịnhcủađoạnvăn" style:family="text">
      <style:text-properties fo:font-size="5pt" style:font-size-asian="5pt"/>
    </style:style>
    <style:style style:name="T1418" style:parent-style-name="Phôngmặcđịnhcủađoạnvăn" style:family="text">
      <style:text-properties fo:letter-spacing="-0.0027in" fo:font-size="5pt" style:font-size-asian="5pt"/>
    </style:style>
    <style:style style:name="T1419" style:parent-style-name="Phôngmặcđịnhcủađoạnvăn" style:family="text">
      <style:text-properties fo:font-size="5pt" style:font-size-asian="5pt"/>
    </style:style>
    <style:style style:name="T1420" style:parent-style-name="Phôngmặcđịnhcủađoạnvăn" style:family="text">
      <style:text-properties fo:letter-spacing="-0.0027in" fo:font-size="5pt" style:font-size-asian="5pt"/>
    </style:style>
    <style:style style:name="T1421" style:parent-style-name="Phôngmặcđịnhcủađoạnvăn" style:family="text">
      <style:text-properties fo:font-size="5pt" style:font-size-asian="5pt"/>
    </style:style>
    <style:style style:name="T1422" style:parent-style-name="Phôngmặcđịnhcủađoạnvăn" style:family="text">
      <style:text-properties fo:letter-spacing="-0.0027in" fo:font-size="5pt" style:font-size-asian="5pt"/>
    </style:style>
    <style:style style:name="T1423" style:parent-style-name="Phôngmặcđịnhcủađoạnvăn" style:family="text">
      <style:text-properties fo:font-size="5pt" style:font-size-asian="5pt"/>
    </style:style>
    <style:style style:name="T1424" style:parent-style-name="Phôngmặcđịnhcủađoạnvăn" style:family="text">
      <style:text-properties fo:letter-spacing="-0.0027in" fo:font-size="5pt" style:font-size-asian="5pt"/>
    </style:style>
    <style:style style:name="T1425" style:parent-style-name="Phôngmặcđịnhcủađoạnvăn" style:family="text">
      <style:text-properties fo:font-size="5pt" style:font-size-asian="5pt"/>
    </style:style>
    <style:style style:name="T1426" style:parent-style-name="Phôngmặcđịnhcủađoạnvăn" style:family="text">
      <style:text-properties fo:letter-spacing="-0.0027in" fo:font-size="5pt" style:font-size-asian="5pt"/>
    </style:style>
    <style:style style:name="T1427" style:parent-style-name="Phôngmặcđịnhcủađoạnvăn" style:family="text">
      <style:text-properties fo:font-size="5pt" style:font-size-asian="5pt"/>
    </style:style>
    <style:style style:name="T1428" style:parent-style-name="Phôngmặcđịnhcủađoạnvăn" style:family="text">
      <style:text-properties fo:letter-spacing="-0.0027in" fo:font-size="5pt" style:font-size-asian="5pt"/>
    </style:style>
    <style:style style:name="T1429" style:parent-style-name="Phôngmặcđịnhcủađoạnvăn" style:family="text">
      <style:text-properties fo:font-size="5pt" style:font-size-asian="5pt"/>
    </style:style>
    <style:style style:name="T1430" style:parent-style-name="Phôngmặcđịnhcủađoạnvăn" style:family="text">
      <style:text-properties fo:letter-spacing="-0.0027in" fo:font-size="5pt" style:font-size-asian="5pt"/>
    </style:style>
    <style:style style:name="T1431" style:parent-style-name="Phôngmặcđịnhcủađoạnvăn" style:family="text">
      <style:text-properties fo:font-size="5pt" style:font-size-asian="5pt"/>
    </style:style>
    <style:style style:name="T1432" style:parent-style-name="Phôngmặcđịnhcủađoạnvăn" style:family="text">
      <style:text-properties fo:letter-spacing="-0.0034in" fo:font-size="5pt" style:font-size-asian="5pt"/>
    </style:style>
    <style:style style:name="T1433" style:parent-style-name="Phôngmặcđịnhcủađoạnvăn" style:family="text">
      <style:text-properties fo:font-size="5pt" style:font-size-asian="5pt"/>
    </style:style>
    <style:style style:name="T1434" style:parent-style-name="Phôngmặcđịnhcủađoạnvăn" style:family="text">
      <style:text-properties fo:letter-spacing="-0.0013in" fo:font-size="5pt" style:font-size-asian="5pt"/>
    </style:style>
    <style:style style:name="T1435" style:parent-style-name="Phôngmặcđịnhcủađoạnvăn" style:family="text">
      <style:text-properties fo:font-size="5pt" style:font-size-asian="5pt"/>
    </style:style>
    <style:style style:name="T1436" style:parent-style-name="Phôngmặcđịnhcủađoạnvăn" style:family="text">
      <style:text-properties fo:letter-spacing="-0.0034in" fo:font-size="5pt" style:font-size-asian="5pt"/>
    </style:style>
    <style:style style:name="T1437" style:parent-style-name="Phôngmặcđịnhcủađoạnvăn" style:family="text">
      <style:text-properties fo:font-size="5pt" style:font-size-asian="5pt"/>
    </style:style>
    <style:style style:name="T1438" style:parent-style-name="Phôngmặcđịnhcủađoạnvăn" style:family="text">
      <style:text-properties fo:letter-spacing="0.0277in" fo:font-size="5pt" style:font-size-asian="5pt"/>
    </style:style>
    <style:style style:name="T1439" style:parent-style-name="Phôngmặcđịnhcủađoạnvăn" style:family="text">
      <style:text-properties fo:font-size="5pt" style:font-size-asian="5pt"/>
    </style:style>
    <style:style style:name="P1440" style:parent-style-name="TableParagraph" style:family="paragraph">
      <style:paragraph-properties fo:line-height="117%" fo:margin-left="0.0166in" fo:margin-right="0.2069in">
        <style:tab-stops/>
      </style:paragraph-properties>
    </style:style>
    <style:style style:name="T1441" style:parent-style-name="Phôngmặcđịnhcủađoạnvăn" style:family="text">
      <style:text-properties fo:font-size="5pt" style:font-size-asian="5pt"/>
    </style:style>
    <style:style style:name="T1442" style:parent-style-name="Phôngmặcđịnhcủađoạnvăn" style:family="text">
      <style:text-properties fo:letter-spacing="-0.0013in" fo:font-size="5pt" style:font-size-asian="5pt"/>
    </style:style>
    <style:style style:name="T1443" style:parent-style-name="Phôngmặcđịnhcủađoạnvăn" style:family="text">
      <style:text-properties fo:font-size="5pt" style:font-size-asian="5pt"/>
    </style:style>
    <style:style style:name="T1444" style:parent-style-name="Phôngmặcđịnhcủađoạnvăn" style:family="text">
      <style:text-properties fo:letter-spacing="-0.0006in" fo:font-size="5pt" style:font-size-asian="5pt"/>
    </style:style>
    <style:style style:name="T1445" style:parent-style-name="Phôngmặcđịnhcủađoạnvăn" style:family="text">
      <style:text-properties fo:font-size="5pt" style:font-size-asian="5pt"/>
    </style:style>
    <style:style style:name="T1446" style:parent-style-name="Phôngmặcđịnhcủađoạnvăn" style:family="text">
      <style:text-properties fo:letter-spacing="-0.0013in" fo:font-size="5pt" style:font-size-asian="5pt"/>
    </style:style>
    <style:style style:name="T1447" style:parent-style-name="Phôngmặcđịnhcủađoạnvăn" style:family="text">
      <style:text-properties fo:font-size="5pt" style:font-size-asian="5pt"/>
    </style:style>
    <style:style style:name="T1448" style:parent-style-name="Phôngmặcđịnhcủađoạnvăn" style:family="text">
      <style:text-properties fo:letter-spacing="-0.0013in" fo:font-size="5pt" style:font-size-asian="5pt"/>
    </style:style>
    <style:style style:name="T1449" style:parent-style-name="Phôngmặcđịnhcủađoạnvăn" style:family="text">
      <style:text-properties fo:font-size="5pt" style:font-size-asian="5pt"/>
    </style:style>
    <style:style style:name="T1450" style:parent-style-name="Phôngmặcđịnhcủađoạnvăn" style:family="text">
      <style:text-properties fo:letter-spacing="-0.0013in" fo:font-size="5pt" style:font-size-asian="5pt"/>
    </style:style>
    <style:style style:name="T1451" style:parent-style-name="Phôngmặcđịnhcủađoạnvăn" style:family="text">
      <style:text-properties fo:font-size="5pt" style:font-size-asian="5pt"/>
    </style:style>
    <style:style style:name="T1452" style:parent-style-name="Phôngmặcđịnhcủađoạnvăn" style:family="text">
      <style:text-properties fo:letter-spacing="-0.0006in" fo:font-size="5pt" style:font-size-asian="5pt"/>
    </style:style>
    <style:style style:name="T1453" style:parent-style-name="Phôngmặcđịnhcủađoạnvăn" style:family="text">
      <style:text-properties fo:font-size="5pt" style:font-size-asian="5pt"/>
    </style:style>
    <style:style style:name="T1454" style:parent-style-name="Phôngmặcđịnhcủađoạnvăn" style:family="text">
      <style:text-properties fo:letter-spacing="-0.0013in" fo:font-size="5pt" style:font-size-asian="5pt"/>
    </style:style>
    <style:style style:name="T1455" style:parent-style-name="Phôngmặcđịnhcủađoạnvăn" style:family="text">
      <style:text-properties fo:font-size="5pt" style:font-size-asian="5pt"/>
    </style:style>
    <style:style style:name="T1456" style:parent-style-name="Phôngmặcđịnhcủađoạnvăn" style:family="text">
      <style:text-properties fo:letter-spacing="-0.0013in" fo:font-size="5pt" style:font-size-asian="5pt"/>
    </style:style>
    <style:style style:name="T1457" style:parent-style-name="Phôngmặcđịnhcủađoạnvăn" style:family="text">
      <style:text-properties fo:font-size="5pt" style:font-size-asian="5pt"/>
    </style:style>
    <style:style style:name="T1458" style:parent-style-name="Phôngmặcđịnhcủađoạnvăn" style:family="text">
      <style:text-properties fo:letter-spacing="-0.0006in" fo:font-size="5pt" style:font-size-asian="5pt"/>
    </style:style>
    <style:style style:name="T1459" style:parent-style-name="Phôngmặcđịnhcủađoạnvăn" style:family="text">
      <style:text-properties fo:font-size="5pt" style:font-size-asian="5pt"/>
    </style:style>
    <style:style style:name="T1460" style:parent-style-name="Phôngmặcđịnhcủađoạnvăn" style:family="text">
      <style:text-properties fo:letter-spacing="-0.0006in" fo:font-size="5pt" style:font-size-asian="5pt"/>
    </style:style>
    <style:style style:name="T1461" style:parent-style-name="Phôngmặcđịnhcủađoạnvăn" style:family="text">
      <style:text-properties fo:font-size="5pt" style:font-size-asian="5pt"/>
    </style:style>
    <style:style style:name="T1462" style:parent-style-name="Phôngmặcđịnhcủađoạnvăn" style:family="text">
      <style:text-properties fo:letter-spacing="-0.002in" fo:font-size="5pt" style:font-size-asian="5pt"/>
    </style:style>
    <style:style style:name="T1463" style:parent-style-name="Phôngmặcđịnhcủađoạnvăn" style:family="text">
      <style:text-properties fo:font-size="5pt" style:font-size-asian="5pt"/>
    </style:style>
    <style:style style:name="T1464" style:parent-style-name="Phôngmặcđịnhcủađoạnvăn" style:family="text">
      <style:text-properties fo:letter-spacing="-0.0013in" fo:font-size="5pt" style:font-size-asian="5pt"/>
    </style:style>
    <style:style style:name="T1465" style:parent-style-name="Phôngmặcđịnhcủađoạnvăn" style:family="text">
      <style:text-properties fo:font-size="5pt" style:font-size-asian="5pt"/>
    </style:style>
    <style:style style:name="T1466" style:parent-style-name="Phôngmặcđịnhcủađoạnvăn" style:family="text">
      <style:text-properties fo:letter-spacing="-0.0013in" fo:font-size="5pt" style:font-size-asian="5pt"/>
    </style:style>
    <style:style style:name="T1467" style:parent-style-name="Phôngmặcđịnhcủađoạnvăn" style:family="text">
      <style:text-properties fo:font-size="5pt" style:font-size-asian="5pt"/>
    </style:style>
    <style:style style:name="T1468" style:parent-style-name="Phôngmặcđịnhcủađoạnvăn" style:family="text">
      <style:text-properties fo:letter-spacing="-0.0006in" fo:font-size="5pt" style:font-size-asian="5pt"/>
    </style:style>
    <style:style style:name="T1469" style:parent-style-name="Phôngmặcđịnhcủađoạnvăn" style:family="text">
      <style:text-properties fo:font-size="5pt" style:font-size-asian="5pt"/>
    </style:style>
    <style:style style:name="T1470" style:parent-style-name="Phôngmặcđịnhcủađoạnvăn" style:family="text">
      <style:text-properties fo:letter-spacing="-0.0013in" fo:font-size="5pt" style:font-size-asian="5pt"/>
    </style:style>
    <style:style style:name="T1471" style:parent-style-name="Phôngmặcđịnhcủađoạnvăn" style:family="text">
      <style:text-properties fo:font-size="5pt" style:font-size-asian="5pt"/>
    </style:style>
    <style:style style:name="T1472" style:parent-style-name="Phôngmặcđịnhcủađoạnvăn" style:family="text">
      <style:text-properties fo:letter-spacing="-0.0006in" fo:font-size="5pt" style:font-size-asian="5pt"/>
    </style:style>
    <style:style style:name="T1473" style:parent-style-name="Phôngmặcđịnhcủađoạnvăn" style:family="text">
      <style:text-properties fo:font-size="5pt" style:font-size-asian="5pt"/>
    </style:style>
    <style:style style:name="T1474" style:parent-style-name="Phôngmặcđịnhcủađoạnvăn" style:family="text">
      <style:text-properties fo:letter-spacing="-0.0013in" fo:font-size="5pt" style:font-size-asian="5pt"/>
    </style:style>
    <style:style style:name="T1475" style:parent-style-name="Phôngmặcđịnhcủađoạnvăn" style:family="text">
      <style:text-properties fo:font-size="5pt" style:font-size-asian="5pt"/>
    </style:style>
    <style:style style:name="T1476" style:parent-style-name="Phôngmặcđịnhcủađoạnvăn" style:family="text">
      <style:text-properties fo:letter-spacing="-0.0013in" fo:font-size="5pt" style:font-size-asian="5pt"/>
    </style:style>
    <style:style style:name="T1477" style:parent-style-name="Phôngmặcđịnhcủađoạnvăn" style:family="text">
      <style:text-properties fo:font-size="5pt" style:font-size-asian="5pt"/>
    </style:style>
    <style:style style:name="T1478" style:parent-style-name="Phôngmặcđịnhcủađoạnvăn" style:family="text">
      <style:text-properties fo:letter-spacing="-0.0013in" fo:font-size="5pt" style:font-size-asian="5pt"/>
    </style:style>
    <style:style style:name="T1479" style:parent-style-name="Phôngmặcđịnhcủađoạnvăn" style:family="text">
      <style:text-properties fo:font-size="5pt" style:font-size-asian="5pt"/>
    </style:style>
    <style:style style:name="T1480" style:parent-style-name="Phôngmặcđịnhcủađoạnvăn" style:family="text">
      <style:text-properties fo:letter-spacing="-0.0006in" fo:font-size="5pt" style:font-size-asian="5pt"/>
    </style:style>
    <style:style style:name="T1481" style:parent-style-name="Phôngmặcđịnhcủađoạnvăn" style:family="text">
      <style:text-properties fo:font-size="5pt" style:font-size-asian="5pt"/>
    </style:style>
    <style:style style:name="T1482" style:parent-style-name="Phôngmặcđịnhcủađoạnvăn" style:family="text">
      <style:text-properties fo:letter-spacing="-0.0006in" fo:font-size="5pt" style:font-size-asian="5pt"/>
    </style:style>
    <style:style style:name="T1483" style:parent-style-name="Phôngmặcđịnhcủađoạnvăn" style:family="text">
      <style:text-properties fo:font-size="5pt" style:font-size-asian="5pt"/>
    </style:style>
    <style:style style:name="T1484" style:parent-style-name="Phôngmặcđịnhcủađoạnvăn" style:family="text">
      <style:text-properties fo:letter-spacing="-0.0013in" fo:font-size="5pt" style:font-size-asian="5pt"/>
    </style:style>
    <style:style style:name="T1485" style:parent-style-name="Phôngmặcđịnhcủađoạnvăn" style:family="text">
      <style:text-properties fo:font-size="5pt" style:font-size-asian="5pt"/>
    </style:style>
    <style:style style:name="T1486" style:parent-style-name="Phôngmặcđịnhcủađoạnvăn" style:family="text">
      <style:text-properties fo:letter-spacing="-0.0013in" fo:font-size="5pt" style:font-size-asian="5pt"/>
    </style:style>
    <style:style style:name="T1487" style:parent-style-name="Phôngmặcđịnhcủađoạnvăn" style:family="text">
      <style:text-properties fo:font-size="5pt" style:font-size-asian="5pt"/>
    </style:style>
    <style:style style:name="T1488" style:parent-style-name="Phôngmặcđịnhcủađoạnvăn" style:family="text">
      <style:text-properties fo:letter-spacing="-0.0006in" fo:font-size="5pt" style:font-size-asian="5pt"/>
    </style:style>
    <style:style style:name="T1489" style:parent-style-name="Phôngmặcđịnhcủađoạnvăn" style:family="text">
      <style:text-properties fo:font-size="5pt" style:font-size-asian="5pt"/>
    </style:style>
    <style:style style:name="T1490" style:parent-style-name="Phôngmặcđịnhcủađoạnvăn" style:family="text">
      <style:text-properties fo:letter-spacing="-0.0013in" fo:font-size="5pt" style:font-size-asian="5pt"/>
    </style:style>
    <style:style style:name="T1491" style:parent-style-name="Phôngmặcđịnhcủađoạnvăn" style:family="text">
      <style:text-properties fo:font-size="5pt" style:font-size-asian="5pt"/>
    </style:style>
    <style:style style:name="T1492" style:parent-style-name="Phôngmặcđịnhcủađoạnvăn" style:family="text">
      <style:text-properties fo:letter-spacing="-0.0006in" fo:font-size="5pt" style:font-size-asian="5pt"/>
    </style:style>
    <style:style style:name="T1493" style:parent-style-name="Phôngmặcđịnhcủađoạnvăn" style:family="text">
      <style:text-properties fo:font-size="5pt" style:font-size-asian="5pt"/>
    </style:style>
    <style:style style:name="T1494" style:parent-style-name="Phôngmặcđịnhcủađoạnvăn" style:family="text">
      <style:text-properties fo:letter-spacing="-0.0006in" fo:font-size="5pt" style:font-size-asian="5pt"/>
    </style:style>
    <style:style style:name="T1495" style:parent-style-name="Phôngmặcđịnhcủađoạnvăn" style:family="text">
      <style:text-properties fo:font-size="5pt" style:font-size-asian="5pt"/>
    </style:style>
    <style:style style:name="T1496" style:parent-style-name="Phôngmặcđịnhcủađoạnvăn" style:family="text">
      <style:text-properties fo:letter-spacing="-0.0013in" fo:font-size="5pt" style:font-size-asian="5pt"/>
    </style:style>
    <style:style style:name="T1497" style:parent-style-name="Phôngmặcđịnhcủađoạnvăn" style:family="text">
      <style:text-properties fo:font-size="5pt" style:font-size-asian="5pt"/>
    </style:style>
    <style:style style:name="T1498" style:parent-style-name="Phôngmặcđịnhcủađoạnvăn" style:family="text">
      <style:text-properties fo:letter-spacing="-0.0006in" fo:font-size="5pt" style:font-size-asian="5pt"/>
    </style:style>
    <style:style style:name="T1499" style:parent-style-name="Phôngmặcđịnhcủađoạnvăn" style:family="text">
      <style:text-properties fo:font-size="5pt" style:font-size-asian="5pt"/>
    </style:style>
    <style:style style:name="T1500" style:parent-style-name="Phôngmặcđịnhcủađoạnvăn" style:family="text">
      <style:text-properties fo:letter-spacing="-0.0013in" fo:font-size="5pt" style:font-size-asian="5pt"/>
    </style:style>
    <style:style style:name="T1501" style:parent-style-name="Phôngmặcđịnhcủađoạnvăn" style:family="text">
      <style:text-properties fo:font-size="5pt" style:font-size-asian="5pt"/>
    </style:style>
    <style:style style:name="T1502" style:parent-style-name="Phôngmặcđịnhcủađoạnvăn" style:family="text">
      <style:text-properties fo:letter-spacing="-0.0013in" fo:font-size="5pt" style:font-size-asian="5pt"/>
    </style:style>
    <style:style style:name="T1503" style:parent-style-name="Phôngmặcđịnhcủađoạnvăn" style:family="text">
      <style:text-properties fo:font-size="5pt" style:font-size-asian="5pt"/>
    </style:style>
    <style:style style:name="T1504" style:parent-style-name="Phôngmặcđịnhcủađoạnvăn" style:family="text">
      <style:text-properties fo:letter-spacing="-0.0006in" fo:font-size="5pt" style:font-size-asian="5pt"/>
    </style:style>
    <style:style style:name="T1505" style:parent-style-name="Phôngmặcđịnhcủađoạnvăn" style:family="text">
      <style:text-properties fo:font-size="5pt" style:font-size-asian="5pt"/>
    </style:style>
    <style:style style:name="T1506" style:parent-style-name="Phôngmặcđịnhcủađoạnvăn" style:family="text">
      <style:text-properties fo:letter-spacing="-0.0013in" fo:font-size="5pt" style:font-size-asian="5pt"/>
    </style:style>
    <style:style style:name="T1507" style:parent-style-name="Phôngmặcđịnhcủađoạnvăn" style:family="text">
      <style:text-properties fo:font-size="5pt" style:font-size-asian="5pt"/>
    </style:style>
    <style:style style:name="T1508" style:parent-style-name="Phôngmặcđịnhcủađoạnvăn" style:family="text">
      <style:text-properties fo:letter-spacing="0.0277in" fo:font-size="5pt" style:font-size-asian="5pt"/>
    </style:style>
    <style:style style:name="T1509" style:parent-style-name="Phôngmặcđịnhcủađoạnvăn" style:family="text">
      <style:text-properties fo:letter-spacing="-0.0013in" fo:font-size="5pt" style:font-size-asian="5pt"/>
    </style:style>
    <style:style style:name="P1510" style:parent-style-name="TableParagraph" style:family="paragraph">
      <style:paragraph-properties fo:margin-left="0.0166in">
        <style:tab-stops/>
      </style:paragraph-properties>
    </style:style>
    <style:style style:name="T1511" style:parent-style-name="Phôngmặcđịnhcủađoạnvăn" style:family="text">
      <style:text-properties fo:font-size="5pt" style:font-size-asian="5pt"/>
    </style:style>
    <style:style style:name="T1512" style:parent-style-name="Phôngmặcđịnhcủađoạnvăn" style:family="text">
      <style:text-properties fo:letter-spacing="-0.0027in" fo:font-size="5pt" style:font-size-asian="5pt"/>
    </style:style>
    <style:style style:name="T1513" style:parent-style-name="Phôngmặcđịnhcủađoạnvăn" style:family="text">
      <style:text-properties fo:font-size="5pt" style:font-size-asian="5pt"/>
    </style:style>
    <style:style style:name="T1514" style:parent-style-name="Phôngmặcđịnhcủađoạnvăn" style:family="text">
      <style:text-properties fo:letter-spacing="-0.002in" fo:font-size="5pt" style:font-size-asian="5pt"/>
    </style:style>
    <style:style style:name="T1515" style:parent-style-name="Phôngmặcđịnhcủađoạnvăn" style:family="text">
      <style:text-properties fo:font-size="5pt" style:font-size-asian="5pt"/>
    </style:style>
    <style:style style:name="T1516" style:parent-style-name="Phôngmặcđịnhcủađoạnvăn" style:family="text">
      <style:text-properties fo:letter-spacing="-0.002in" fo:font-size="5pt" style:font-size-asian="5pt"/>
    </style:style>
    <style:style style:name="T1517" style:parent-style-name="Phôngmặcđịnhcủađoạnvăn" style:family="text">
      <style:text-properties fo:font-size="5pt" style:font-size-asian="5pt"/>
    </style:style>
    <style:style style:name="T1518" style:parent-style-name="Phôngmặcđịnhcủađoạnvăn" style:family="text">
      <style:text-properties fo:letter-spacing="-0.0027in" fo:font-size="5pt" style:font-size-asian="5pt"/>
    </style:style>
    <style:style style:name="T1519" style:parent-style-name="Phôngmặcđịnhcủađoạnvăn" style:family="text">
      <style:text-properties fo:font-size="5pt" style:font-size-asian="5pt"/>
    </style:style>
    <style:style style:name="T1520" style:parent-style-name="Phôngmặcđịnhcủađoạnvăn" style:family="text">
      <style:text-properties fo:letter-spacing="-0.0013in" fo:font-size="5pt" style:font-size-asian="5pt"/>
    </style:style>
    <style:style style:name="T1521" style:parent-style-name="Phôngmặcđịnhcủađoạnvăn" style:family="text">
      <style:text-properties fo:font-size="5pt" style:font-size-asian="5pt"/>
    </style:style>
    <style:style style:name="T1522" style:parent-style-name="Phôngmặcđịnhcủađoạnvăn" style:family="text">
      <style:text-properties fo:letter-spacing="-0.002in" fo:font-size="5pt" style:font-size-asian="5pt"/>
    </style:style>
    <style:style style:name="T1523" style:parent-style-name="Phôngmặcđịnhcủađoạnvăn" style:family="text">
      <style:text-properties fo:font-size="5pt" style:font-size-asian="5pt"/>
    </style:style>
    <style:style style:name="T1524" style:parent-style-name="Phôngmặcđịnhcủađoạnvăn" style:family="text">
      <style:text-properties fo:letter-spacing="-0.002in" fo:font-size="5pt" style:font-size-asian="5pt"/>
    </style:style>
    <style:style style:name="T1525" style:parent-style-name="Phôngmặcđịnhcủađoạnvăn" style:family="text">
      <style:text-properties fo:font-size="5pt" style:font-size-asian="5pt"/>
    </style:style>
    <style:style style:name="T1526" style:parent-style-name="Phôngmặcđịnhcủađoạnvăn" style:family="text">
      <style:text-properties fo:letter-spacing="-0.0013in" fo:font-size="5pt" style:font-size-asian="5pt"/>
    </style:style>
    <style:style style:name="T1527" style:parent-style-name="Phôngmặcđịnhcủađoạnvăn" style:family="text">
      <style:text-properties fo:font-size="5pt" style:font-size-asian="5pt"/>
    </style:style>
    <style:style style:name="T1528" style:parent-style-name="Phôngmặcđịnhcủađoạnvăn" style:family="text">
      <style:text-properties fo:letter-spacing="-0.002in" fo:font-size="5pt" style:font-size-asian="5pt"/>
    </style:style>
    <style:style style:name="T1529" style:parent-style-name="Phôngmặcđịnhcủađoạnvăn" style:family="text">
      <style:text-properties fo:font-size="5pt" style:font-size-asian="5pt"/>
    </style:style>
    <style:style style:name="T1530" style:parent-style-name="Phôngmặcđịnhcủađoạnvăn" style:family="text">
      <style:text-properties fo:letter-spacing="-0.002in" fo:font-size="5pt" style:font-size-asian="5pt"/>
    </style:style>
    <style:style style:name="T1531" style:parent-style-name="Phôngmặcđịnhcủađoạnvăn" style:family="text">
      <style:text-properties fo:font-size="5pt" style:font-size-asian="5pt"/>
    </style:style>
    <style:style style:name="T1532" style:parent-style-name="Phôngmặcđịnhcủađoạnvăn" style:family="text">
      <style:text-properties fo:letter-spacing="-0.0013in" fo:font-size="5pt" style:font-size-asian="5pt"/>
    </style:style>
    <style:style style:name="T1533" style:parent-style-name="Phôngmặcđịnhcủađoạnvăn" style:family="text">
      <style:text-properties fo:font-size="5pt" style:font-size-asian="5pt"/>
    </style:style>
    <style:style style:name="T1534" style:parent-style-name="Phôngmặcđịnhcủađoạnvăn" style:family="text">
      <style:text-properties fo:letter-spacing="-0.002in" fo:font-size="5pt" style:font-size-asian="5pt"/>
    </style:style>
    <style:style style:name="T1535" style:parent-style-name="Phôngmặcđịnhcủađoạnvăn" style:family="text">
      <style:text-properties fo:font-size="5pt" style:font-size-asian="5pt"/>
    </style:style>
    <style:style style:name="T1536" style:parent-style-name="Phôngmặcđịnhcủađoạnvăn" style:family="text">
      <style:text-properties fo:letter-spacing="-0.0027in" fo:font-size="5pt" style:font-size-asian="5pt"/>
    </style:style>
    <style:style style:name="T1537" style:parent-style-name="Phôngmặcđịnhcủađoạnvăn" style:family="text">
      <style:text-properties fo:font-size="5pt" style:font-size-asian="5pt"/>
    </style:style>
    <style:style style:name="T1538" style:parent-style-name="Phôngmặcđịnhcủađoạnvăn" style:family="text">
      <style:text-properties fo:letter-spacing="-0.0013in" fo:font-size="5pt" style:font-size-asian="5pt"/>
    </style:style>
    <style:style style:name="T1539" style:parent-style-name="Phôngmặcđịnhcủađoạnvăn" style:family="text">
      <style:text-properties fo:font-size="5pt" style:font-size-asian="5pt"/>
    </style:style>
    <style:style style:name="T1540" style:parent-style-name="Phôngmặcđịnhcủađoạnvăn" style:family="text">
      <style:text-properties fo:letter-spacing="-0.0013in" fo:font-size="5pt" style:font-size-asian="5pt"/>
    </style:style>
    <style:style style:name="T1541" style:parent-style-name="Phôngmặcđịnhcủađoạnvăn" style:family="text">
      <style:text-properties fo:font-size="5pt" style:font-size-asian="5pt"/>
    </style:style>
    <style:style style:name="T1542" style:parent-style-name="Phôngmặcđịnhcủađoạnvăn" style:family="text">
      <style:text-properties fo:letter-spacing="-0.0013in" fo:font-size="5pt" style:font-size-asian="5pt"/>
    </style:style>
    <style:style style:name="T1543" style:parent-style-name="Phôngmặcđịnhcủađoạnvăn" style:family="text">
      <style:text-properties fo:font-size="5pt" style:font-size-asian="5pt"/>
    </style:style>
    <style:style style:name="T1544" style:parent-style-name="Phôngmặcđịnhcủađoạnvăn" style:family="text">
      <style:text-properties fo:letter-spacing="-0.0027in" fo:font-size="5pt" style:font-size-asian="5pt"/>
    </style:style>
    <style:style style:name="T1545" style:parent-style-name="Phôngmặcđịnhcủađoạnvăn" style:family="text">
      <style:text-properties fo:font-size="5pt" style:font-size-asian="5pt"/>
    </style:style>
    <style:style style:name="T1546" style:parent-style-name="Phôngmặcđịnhcủađoạnvăn" style:family="text">
      <style:text-properties fo:letter-spacing="-0.002in" fo:font-size="5pt" style:font-size-asian="5pt"/>
    </style:style>
    <style:style style:name="T1547" style:parent-style-name="Phôngmặcđịnhcủađoạnvăn" style:family="text">
      <style:text-properties fo:font-size="5pt" style:font-size-asian="5pt"/>
    </style:style>
    <style:style style:name="T1548" style:parent-style-name="Phôngmặcđịnhcủađoạnvăn" style:family="text">
      <style:text-properties fo:letter-spacing="-0.0013in" fo:font-size="5pt" style:font-size-asian="5pt"/>
    </style:style>
    <style:style style:name="T1549" style:parent-style-name="Phôngmặcđịnhcủađoạnvăn" style:family="text">
      <style:text-properties fo:font-size="5pt" style:font-size-asian="5pt"/>
    </style:style>
    <style:style style:name="T1550" style:parent-style-name="Phôngmặcđịnhcủađoạnvăn" style:family="text">
      <style:text-properties fo:letter-spacing="-0.002in" fo:font-size="5pt" style:font-size-asian="5pt"/>
    </style:style>
    <style:style style:name="T1551" style:parent-style-name="Phôngmặcđịnhcủađoạnvăn" style:family="text">
      <style:text-properties fo:letter-spacing="-0.0013in" fo:font-size="5pt" style:font-size-asian="5pt"/>
    </style:style>
    <style:style style:name="P1552" style:parent-style-name="TableParagraph" style:family="paragraph">
      <style:paragraph-properties fo:margin-top="0.0152in" fo:margin-left="0.0166in">
        <style:tab-stops/>
      </style:paragraph-properties>
    </style:style>
    <style:style style:name="T1553" style:parent-style-name="Phôngmặcđịnhcủađoạnvăn" style:family="text">
      <style:text-properties fo:font-size="5pt" style:font-size-asian="5pt"/>
    </style:style>
    <style:style style:name="T1554" style:parent-style-name="Phôngmặcđịnhcủađoạnvăn" style:family="text">
      <style:text-properties fo:letter-spacing="-0.002in" fo:font-size="5pt" style:font-size-asian="5pt"/>
    </style:style>
    <style:style style:name="T1555" style:parent-style-name="Phôngmặcđịnhcủađoạnvăn" style:family="text">
      <style:text-properties fo:font-size="5pt" style:font-size-asian="5pt"/>
    </style:style>
    <style:style style:name="T1556" style:parent-style-name="Phôngmặcđịnhcủađoạnvăn" style:family="text">
      <style:text-properties fo:letter-spacing="-0.0013in" fo:font-size="5pt" style:font-size-asian="5pt"/>
    </style:style>
    <style:style style:name="T1557" style:parent-style-name="Phôngmặcđịnhcủađoạnvăn" style:family="text">
      <style:text-properties fo:font-size="5pt" style:font-size-asian="5pt"/>
    </style:style>
    <style:style style:name="T1558" style:parent-style-name="Phôngmặcđịnhcủađoạnvăn" style:family="text">
      <style:text-properties fo:letter-spacing="-0.0013in" fo:font-size="5pt" style:font-size-asian="5pt"/>
    </style:style>
    <style:style style:name="T1559" style:parent-style-name="Phôngmặcđịnhcủađoạnvăn" style:family="text">
      <style:text-properties fo:font-size="5pt" style:font-size-asian="5pt"/>
    </style:style>
    <style:style style:name="T1560" style:parent-style-name="Phôngmặcđịnhcủađoạnvăn" style:family="text">
      <style:text-properties fo:letter-spacing="-0.0006in" fo:font-size="5pt" style:font-size-asian="5pt"/>
    </style:style>
    <style:style style:name="T1561" style:parent-style-name="Phôngmặcđịnhcủađoạnvăn" style:family="text">
      <style:text-properties fo:font-size="5pt" style:font-size-asian="5pt"/>
    </style:style>
    <style:style style:name="T1562" style:parent-style-name="Phôngmặcđịnhcủađoạnvăn" style:family="text">
      <style:text-properties fo:letter-spacing="-0.0013in" fo:font-size="5pt" style:font-size-asian="5pt"/>
    </style:style>
    <style:style style:name="T1563" style:parent-style-name="Phôngmặcđịnhcủađoạnvăn" style:family="text">
      <style:text-properties fo:font-size="5pt" style:font-size-asian="5pt"/>
    </style:style>
    <style:style style:name="T1564" style:parent-style-name="Phôngmặcđịnhcủađoạnvăn" style:family="text">
      <style:text-properties fo:letter-spacing="-0.0013in" fo:font-size="5pt" style:font-size-asian="5pt"/>
    </style:style>
    <style:style style:name="T1565" style:parent-style-name="Phôngmặcđịnhcủađoạnvăn" style:family="text">
      <style:text-properties fo:font-size="5pt" style:font-size-asian="5pt"/>
    </style:style>
    <style:style style:name="T1566" style:parent-style-name="Phôngmặcđịnhcủađoạnvăn" style:family="text">
      <style:text-properties fo:letter-spacing="-0.002in" fo:font-size="5pt" style:font-size-asian="5pt"/>
    </style:style>
    <style:style style:name="T1567" style:parent-style-name="Phôngmặcđịnhcủađoạnvăn" style:family="text">
      <style:text-properties fo:font-size="5pt" style:font-size-asian="5pt"/>
    </style:style>
    <style:style style:name="T1568" style:parent-style-name="Phôngmặcđịnhcủađoạnvăn" style:family="text">
      <style:text-properties fo:letter-spacing="-0.0013in" fo:font-size="5pt" style:font-size-asian="5pt"/>
    </style:style>
    <style:style style:name="T1569" style:parent-style-name="Phôngmặcđịnhcủađoạnvăn" style:family="text">
      <style:text-properties fo:font-size="5pt" style:font-size-asian="5pt"/>
    </style:style>
    <style:style style:name="T1570" style:parent-style-name="Phôngmặcđịnhcủađoạnvăn" style:family="text">
      <style:text-properties fo:letter-spacing="-0.0006in" fo:font-size="5pt" style:font-size-asian="5pt"/>
    </style:style>
    <style:style style:name="T1571" style:parent-style-name="Phôngmặcđịnhcủađoạnvăn" style:family="text">
      <style:text-properties fo:font-size="5pt" style:font-size-asian="5pt"/>
    </style:style>
    <style:style style:name="T1572" style:parent-style-name="Phôngmặcđịnhcủađoạnvăn" style:family="text">
      <style:text-properties fo:letter-spacing="-0.0013in" fo:font-size="5pt" style:font-size-asian="5pt"/>
    </style:style>
    <style:style style:name="T1573" style:parent-style-name="Phôngmặcđịnhcủađoạnvăn" style:family="text">
      <style:text-properties fo:font-size="5pt" style:font-size-asian="5pt"/>
    </style:style>
    <style:style style:name="T1574" style:parent-style-name="Phôngmặcđịnhcủađoạnvăn" style:family="text">
      <style:text-properties fo:letter-spacing="-0.002in" fo:font-size="5pt" style:font-size-asian="5pt"/>
    </style:style>
    <style:style style:name="T1575" style:parent-style-name="Phôngmặcđịnhcủađoạnvăn" style:family="text">
      <style:text-properties fo:font-size="5pt" style:font-size-asian="5pt"/>
    </style:style>
    <style:style style:name="T1576" style:parent-style-name="Phôngmặcđịnhcủađoạnvăn" style:family="text">
      <style:text-properties fo:letter-spacing="-0.0013in" fo:font-size="5pt" style:font-size-asian="5pt"/>
    </style:style>
    <style:style style:name="T1577" style:parent-style-name="Phôngmặcđịnhcủađoạnvăn" style:family="text">
      <style:text-properties fo:font-size="5pt" style:font-size-asian="5pt"/>
    </style:style>
    <style:style style:name="T1578" style:parent-style-name="Phôngmặcđịnhcủađoạnvăn" style:family="text">
      <style:text-properties fo:letter-spacing="-0.002in" fo:font-size="5pt" style:font-size-asian="5pt"/>
    </style:style>
    <style:style style:name="T1579" style:parent-style-name="Phôngmặcđịnhcủađoạnvăn" style:family="text">
      <style:text-properties fo:font-size="5pt" style:font-size-asian="5pt"/>
    </style:style>
    <style:style style:name="T1580" style:parent-style-name="Phôngmặcđịnhcủađoạnvăn" style:family="text">
      <style:text-properties fo:letter-spacing="-0.0006in" fo:font-size="5pt" style:font-size-asian="5pt"/>
    </style:style>
    <style:style style:name="T1581" style:parent-style-name="Phôngmặcđịnhcủađoạnvăn" style:family="text">
      <style:text-properties fo:font-size="5pt" style:font-size-asian="5pt"/>
    </style:style>
    <style:style style:name="T1582" style:parent-style-name="Phôngmặcđịnhcủađoạnvăn" style:family="text">
      <style:text-properties fo:letter-spacing="-0.0013in" fo:font-size="5pt" style:font-size-asian="5pt"/>
    </style:style>
    <style:style style:name="T1583" style:parent-style-name="Phôngmặcđịnhcủađoạnvăn" style:family="text">
      <style:text-properties fo:font-size="5pt" style:font-size-asian="5pt"/>
    </style:style>
    <style:style style:name="T1584" style:parent-style-name="Phôngmặcđịnhcủađoạnvăn" style:family="text">
      <style:text-properties fo:letter-spacing="-0.002in" fo:font-size="5pt" style:font-size-asian="5pt"/>
    </style:style>
    <style:style style:name="T1585" style:parent-style-name="Phôngmặcđịnhcủađoạnvăn" style:family="text">
      <style:text-properties fo:font-size="5pt" style:font-size-asian="5pt"/>
    </style:style>
    <style:style style:name="T1586" style:parent-style-name="Phôngmặcđịnhcủađoạnvăn" style:family="text">
      <style:text-properties fo:letter-spacing="-0.0006in" fo:font-size="5pt" style:font-size-asian="5pt"/>
    </style:style>
    <style:style style:name="T1587" style:parent-style-name="Phôngmặcđịnhcủađoạnvăn" style:family="text">
      <style:text-properties fo:font-size="5pt" style:font-size-asian="5pt"/>
    </style:style>
    <style:style style:name="T1588" style:parent-style-name="Phôngmặcđịnhcủađoạnvăn" style:family="text">
      <style:text-properties fo:letter-spacing="-0.0027in" fo:font-size="5pt" style:font-size-asian="5pt"/>
    </style:style>
    <style:style style:name="T1589" style:parent-style-name="Phôngmặcđịnhcủađoạnvăn" style:family="text">
      <style:text-properties fo:font-size="5pt" style:font-size-asian="5pt"/>
    </style:style>
    <style:style style:name="T1590" style:parent-style-name="Phôngmặcđịnhcủađoạnvăn" style:family="text">
      <style:text-properties fo:letter-spacing="-0.0013in" fo:font-size="5pt" style:font-size-asian="5pt"/>
    </style:style>
    <style:style style:name="T1591" style:parent-style-name="Phôngmặcđịnhcủađoạnvăn" style:family="text">
      <style:text-properties fo:font-size="5pt" style:font-size-asian="5pt"/>
    </style:style>
    <style:style style:name="T1592" style:parent-style-name="Phôngmặcđịnhcủađoạnvăn" style:family="text">
      <style:text-properties fo:letter-spacing="-0.0006in" fo:font-size="5pt" style:font-size-asian="5pt"/>
    </style:style>
    <style:style style:name="T1593" style:parent-style-name="Phôngmặcđịnhcủađoạnvăn" style:family="text">
      <style:text-properties fo:letter-spacing="-0.0013in" fo:font-size="5pt" style:font-size-asian="5pt"/>
    </style:style>
    <style:style style:name="TableCell1594" style:family="table-cell">
      <style:table-cell-properties fo:border="0.0069in solid #000000" style:writing-mode="lr-tb" fo:padding-top="0in" fo:padding-left="0in" fo:padding-bottom="0in" fo:padding-right="0in"/>
    </style:style>
    <style:style style:name="P1595" style:parent-style-name="TableParagraph" style:family="paragraph">
      <style:text-properties style:font-name="Times New Roman" fo:font-size="5pt" style:font-size-asian="5pt"/>
    </style:style>
    <style:style style:name="P1596" style:parent-style-name="TableParagraph" style:family="paragraph">
      <style:text-properties style:font-name="Times New Roman" fo:font-size="5pt" style:font-size-asian="5pt"/>
    </style:style>
    <style:style style:name="P1597" style:parent-style-name="TableParagraph" style:family="paragraph">
      <style:paragraph-properties fo:margin-top="0.0493in"/>
      <style:text-properties style:font-name="Times New Roman" fo:font-size="5pt" style:font-size-asian="5pt"/>
    </style:style>
    <style:style style:name="P1598" style:parent-style-name="TableParagraph" style:family="paragraph">
      <style:paragraph-properties fo:margin-left="0.0173in">
        <style:tab-stops/>
      </style:paragraph-properties>
    </style:style>
    <style:style style:name="T1599" style:parent-style-name="Phôngmặcđịnhcủađoạnvăn" style:family="text">
      <style:text-properties fo:letter-spacing="-0.0034in" fo:font-size="5pt" style:font-size-asian="5pt"/>
    </style:style>
    <style:style style:name="TableCell1600" style:family="table-cell">
      <style:table-cell-properties fo:border="0.0069in solid #000000" style:writing-mode="lr-tb" fo:padding-top="0in" fo:padding-left="0in" fo:padding-bottom="0in" fo:padding-right="0in"/>
    </style:style>
    <style:style style:name="P1601" style:parent-style-name="TableParagraph" style:family="paragraph">
      <style:text-properties style:font-name="Times New Roman" fo:font-size="5pt" style:font-size-asian="5pt"/>
    </style:style>
    <style:style style:name="P1602" style:parent-style-name="TableParagraph" style:family="paragraph">
      <style:text-properties style:font-name="Times New Roman" fo:font-size="5pt" style:font-size-asian="5pt"/>
    </style:style>
    <style:style style:name="P1603" style:parent-style-name="TableParagraph" style:family="paragraph">
      <style:paragraph-properties fo:margin-top="0.0493in"/>
      <style:text-properties style:font-name="Times New Roman" fo:font-size="5pt" style:font-size-asian="5pt"/>
    </style:style>
    <style:style style:name="P1604" style:parent-style-name="TableParagraph" style:family="paragraph">
      <style:paragraph-properties fo:margin-left="0.0173in">
        <style:tab-stops/>
      </style:paragraph-properties>
    </style:style>
    <style:style style:name="T1605" style:parent-style-name="Phôngmặcđịnhcủađoạnvăn" style:family="text">
      <style:text-properties fo:letter-spacing="-0.0034in" style:text-scale="105%" fo:font-size="5pt" style:font-size-asian="5pt"/>
    </style:style>
    <style:style style:name="TableCell1606" style:family="table-cell">
      <style:table-cell-properties fo:border="0.0069in solid #000000" style:writing-mode="lr-tb" fo:padding-top="0in" fo:padding-left="0in" fo:padding-bottom="0in" fo:padding-right="0in"/>
    </style:style>
    <style:style style:name="P1607" style:parent-style-name="TableParagraph" style:family="paragraph">
      <style:text-properties style:font-name="Times New Roman" fo:font-size="5pt" style:font-size-asian="5pt"/>
    </style:style>
    <style:style style:name="P1608" style:parent-style-name="TableParagraph" style:family="paragraph">
      <style:text-properties style:font-name="Times New Roman" fo:font-size="5pt" style:font-size-asian="5pt"/>
    </style:style>
    <style:style style:name="P1609" style:parent-style-name="TableParagraph" style:family="paragraph">
      <style:paragraph-properties fo:margin-top="0.0493in"/>
      <style:text-properties style:font-name="Times New Roman" fo:font-size="5pt" style:font-size-asian="5pt"/>
    </style:style>
    <style:style style:name="P1610" style:parent-style-name="TableParagraph" style:family="paragraph">
      <style:paragraph-properties fo:margin-left="0.018in">
        <style:tab-stops/>
      </style:paragraph-properties>
    </style:style>
    <style:style style:name="T1611" style:parent-style-name="Phôngmặcđịnhcủađoạnvăn" style:family="text">
      <style:text-properties fo:letter-spacing="-0.0034in" fo:font-size="5pt" style:font-size-asian="5pt"/>
    </style:style>
    <style:style style:name="TableCell1612" style:family="table-cell">
      <style:table-cell-properties fo:border="0.0069in solid #000000" style:writing-mode="lr-tb" fo:padding-top="0in" fo:padding-left="0in" fo:padding-bottom="0in" fo:padding-right="0in"/>
    </style:style>
    <style:style style:name="P1613" style:parent-style-name="TableParagraph" style:family="paragraph">
      <style:text-properties style:font-name="Times New Roman" fo:font-size="5pt" style:font-size-asian="5pt"/>
    </style:style>
    <style:style style:name="P1614" style:parent-style-name="TableParagraph" style:family="paragraph">
      <style:text-properties style:font-name="Times New Roman" fo:font-size="5pt" style:font-size-asian="5pt"/>
    </style:style>
    <style:style style:name="P1615" style:parent-style-name="TableParagraph" style:family="paragraph">
      <style:paragraph-properties fo:margin-top="0.0493in"/>
      <style:text-properties style:font-name="Times New Roman" fo:font-size="5pt" style:font-size-asian="5pt"/>
    </style:style>
    <style:style style:name="P1616" style:parent-style-name="TableParagraph" style:family="paragraph">
      <style:paragraph-properties fo:margin-left="0.0187in">
        <style:tab-stops/>
      </style:paragraph-properties>
    </style:style>
    <style:style style:name="T1617" style:parent-style-name="Phôngmặcđịnhcủađoạnvăn" style:family="text">
      <style:text-properties fo:letter-spacing="-0.0069in" style:text-scale="105%" fo:font-size="5pt" style:font-size-asian="5pt"/>
    </style:style>
    <style:style style:name="TableRow1618" style:family="table-row">
      <style:table-row-properties style:min-row-height="1.3395in" style:use-optimal-row-height="false"/>
    </style:style>
    <style:style style:name="TableCell1619" style:family="table-cell">
      <style:table-cell-properties fo:border="0.0069in solid #000000" style:writing-mode="lr-tb" fo:padding-top="0in" fo:padding-left="0in" fo:padding-bottom="0in" fo:padding-right="0in"/>
    </style:style>
    <style:style style:name="P1620" style:parent-style-name="TableParagraph" style:family="paragraph">
      <style:text-properties style:font-name="Times New Roman" fo:font-size="5pt" style:font-size-asian="5pt"/>
    </style:style>
    <style:style style:name="P1621" style:parent-style-name="TableParagraph" style:family="paragraph">
      <style:text-properties style:font-name="Times New Roman" fo:font-size="5pt" style:font-size-asian="5pt"/>
    </style:style>
    <style:style style:name="P1622" style:parent-style-name="TableParagraph" style:family="paragraph">
      <style:text-properties style:font-name="Times New Roman" fo:font-size="5pt" style:font-size-asian="5pt"/>
    </style:style>
    <style:style style:name="P1623" style:parent-style-name="TableParagraph" style:family="paragraph">
      <style:text-properties style:font-name="Times New Roman" fo:font-size="5pt" style:font-size-asian="5pt"/>
    </style:style>
    <style:style style:name="P1624" style:parent-style-name="TableParagraph" style:family="paragraph">
      <style:text-properties style:font-name="Times New Roman" fo:font-size="5pt" style:font-size-asian="5pt"/>
    </style:style>
    <style:style style:name="P1625" style:parent-style-name="TableParagraph" style:family="paragraph">
      <style:text-properties style:font-name="Times New Roman" fo:font-size="5pt" style:font-size-asian="5pt"/>
    </style:style>
    <style:style style:name="P1626" style:parent-style-name="TableParagraph" style:family="paragraph">
      <style:paragraph-properties fo:margin-top="0.0743in"/>
      <style:text-properties style:font-name="Times New Roman" fo:font-size="5pt" style:font-size-asian="5pt"/>
    </style:style>
    <style:style style:name="P1627" style:parent-style-name="TableParagraph" style:family="paragraph">
      <style:paragraph-properties fo:margin-left="0.0159in">
        <style:tab-stops/>
      </style:paragraph-properties>
    </style:style>
    <style:style style:name="T1628" style:parent-style-name="Phôngmặcđịnhcủađoạnvăn" style:family="text">
      <style:text-properties fo:letter-spacing="-0.0013in" fo:font-size="5pt" style:font-size-asian="5pt"/>
    </style:style>
    <style:style style:name="TableCell1629" style:family="table-cell">
      <style:table-cell-properties fo:border="0.0069in solid #000000" style:writing-mode="lr-tb" fo:padding-top="0in" fo:padding-left="0in" fo:padding-bottom="0in" fo:padding-right="0in"/>
    </style:style>
    <style:style style:name="P1630" style:parent-style-name="TableParagraph" style:family="paragraph">
      <style:text-properties style:font-name="Times New Roman" fo:font-size="5pt" style:font-size-asian="5pt"/>
    </style:style>
    <style:style style:name="P1631" style:parent-style-name="TableParagraph" style:family="paragraph">
      <style:text-properties style:font-name="Times New Roman" fo:font-size="5pt" style:font-size-asian="5pt"/>
    </style:style>
    <style:style style:name="P1632" style:parent-style-name="TableParagraph" style:family="paragraph">
      <style:text-properties style:font-name="Times New Roman" fo:font-size="5pt" style:font-size-asian="5pt"/>
    </style:style>
    <style:style style:name="P1633" style:parent-style-name="TableParagraph" style:family="paragraph">
      <style:text-properties style:font-name="Times New Roman" fo:font-size="5pt" style:font-size-asian="5pt"/>
    </style:style>
    <style:style style:name="P1634" style:parent-style-name="TableParagraph" style:family="paragraph">
      <style:text-properties style:font-name="Times New Roman" fo:font-size="5pt" style:font-size-asian="5pt"/>
    </style:style>
    <style:style style:name="P1635" style:parent-style-name="TableParagraph" style:family="paragraph">
      <style:text-properties style:font-name="Times New Roman" fo:font-size="5pt" style:font-size-asian="5pt"/>
    </style:style>
    <style:style style:name="P1636" style:parent-style-name="TableParagraph" style:family="paragraph">
      <style:paragraph-properties fo:margin-top="0.0743in"/>
      <style:text-properties style:font-name="Times New Roman" fo:font-size="5pt" style:font-size-asian="5pt"/>
    </style:style>
    <style:style style:name="P1637" style:parent-style-name="TableParagraph" style:family="paragraph">
      <style:paragraph-properties fo:margin-left="0.0298in">
        <style:tab-stops/>
      </style:paragraph-properties>
    </style:style>
    <style:style style:name="T1638" style:parent-style-name="Phôngmặcđịnhcủađoạnvăn" style:family="text">
      <style:text-properties fo:font-size="5pt" style:font-size-asian="5pt"/>
    </style:style>
    <style:style style:name="T1639" style:parent-style-name="Phôngmặcđịnhcủađoạnvăn" style:family="text">
      <style:text-properties fo:letter-spacing="-0.0006in" fo:font-size="5pt" style:font-size-asian="5pt"/>
    </style:style>
    <style:style style:name="T1640" style:parent-style-name="Phôngmặcđịnhcủađoạnvăn" style:family="text">
      <style:text-properties fo:letter-spacing="-0.0013in" fo:font-size="5pt" style:font-size-asian="5pt"/>
    </style:style>
    <style:style style:name="TableCell1641" style:family="table-cell">
      <style:table-cell-properties fo:border="0.0069in solid #000000" style:writing-mode="lr-tb" fo:padding-top="0in" fo:padding-left="0in" fo:padding-bottom="0in" fo:padding-right="0in"/>
    </style:style>
    <style:style style:name="P1642" style:parent-style-name="TableParagraph" style:family="paragraph">
      <style:paragraph-properties fo:margin-top="0.0034in"/>
      <style:text-properties style:font-name="Times New Roman" fo:font-size="5pt" style:font-size-asian="5pt"/>
    </style:style>
    <style:style style:name="P1643" style:parent-style-name="TableParagraph" style:family="paragraph">
      <style:paragraph-properties fo:margin-left="0.0166in">
        <style:tab-stops/>
      </style:paragraph-properties>
    </style:style>
    <style:style style:name="T1644" style:parent-style-name="Phôngmặcđịnhcủađoạnvăn" style:family="text">
      <style:text-properties fo:font-size="5pt" style:font-size-asian="5pt"/>
    </style:style>
    <style:style style:name="T1645" style:parent-style-name="Phôngmặcđịnhcủađoạnvăn" style:family="text">
      <style:text-properties fo:letter-spacing="-0.0027in" fo:font-size="5pt" style:font-size-asian="5pt"/>
    </style:style>
    <style:style style:name="T1646" style:parent-style-name="Phôngmặcđịnhcủađoạnvăn" style:family="text">
      <style:text-properties fo:font-size="5pt" style:font-size-asian="5pt"/>
    </style:style>
    <style:style style:name="T1647" style:parent-style-name="Phôngmặcđịnhcủađoạnvăn" style:family="text">
      <style:text-properties fo:letter-spacing="-0.0027in" fo:font-size="5pt" style:font-size-asian="5pt"/>
    </style:style>
    <style:style style:name="T1648" style:parent-style-name="Phôngmặcđịnhcủađoạnvăn" style:family="text">
      <style:text-properties fo:font-size="5pt" style:font-size-asian="5pt"/>
    </style:style>
    <style:style style:name="T1649" style:parent-style-name="Phôngmặcđịnhcủađoạnvăn" style:family="text">
      <style:text-properties fo:letter-spacing="-0.002in" fo:font-size="5pt" style:font-size-asian="5pt"/>
    </style:style>
    <style:style style:name="T1650" style:parent-style-name="Phôngmặcđịnhcủađoạnvăn" style:family="text">
      <style:text-properties fo:font-size="5pt" style:font-size-asian="5pt"/>
    </style:style>
    <style:style style:name="T1651" style:parent-style-name="Phôngmặcđịnhcủađoạnvăn" style:family="text">
      <style:text-properties fo:letter-spacing="-0.0034in" fo:font-size="5pt" style:font-size-asian="5pt"/>
    </style:style>
    <style:style style:name="T1652" style:parent-style-name="Phôngmặcđịnhcủađoạnvăn" style:family="text">
      <style:text-properties fo:font-size="5pt" style:font-size-asian="5pt"/>
    </style:style>
    <style:style style:name="T1653" style:parent-style-name="Phôngmặcđịnhcủađoạnvăn" style:family="text">
      <style:text-properties fo:letter-spacing="-0.0013in" fo:font-size="5pt" style:font-size-asian="5pt"/>
    </style:style>
    <style:style style:name="T1654" style:parent-style-name="Phôngmặcđịnhcủađoạnvăn" style:family="text">
      <style:text-properties fo:font-size="5pt" style:font-size-asian="5pt"/>
    </style:style>
    <style:style style:name="T1655" style:parent-style-name="Phôngmặcđịnhcủađoạnvăn" style:family="text">
      <style:text-properties fo:letter-spacing="-0.002in" fo:font-size="5pt" style:font-size-asian="5pt"/>
    </style:style>
    <style:style style:name="T1656" style:parent-style-name="Phôngmặcđịnhcủađoạnvăn" style:family="text">
      <style:text-properties fo:font-size="5pt" style:font-size-asian="5pt"/>
    </style:style>
    <style:style style:name="T1657" style:parent-style-name="Phôngmặcđịnhcủađoạnvăn" style:family="text">
      <style:text-properties fo:letter-spacing="-0.0013in" fo:font-size="5pt" style:font-size-asian="5pt"/>
    </style:style>
    <style:style style:name="T1658" style:parent-style-name="Phôngmặcđịnhcủađoạnvăn" style:family="text">
      <style:text-properties fo:font-size="5pt" style:font-size-asian="5pt"/>
    </style:style>
    <style:style style:name="T1659" style:parent-style-name="Phôngmặcđịnhcủađoạnvăn" style:family="text">
      <style:text-properties fo:letter-spacing="-0.0027in" fo:font-size="5pt" style:font-size-asian="5pt"/>
    </style:style>
    <style:style style:name="T1660" style:parent-style-name="Phôngmặcđịnhcủađoạnvăn" style:family="text">
      <style:text-properties fo:font-size="5pt" style:font-size-asian="5pt"/>
    </style:style>
    <style:style style:name="T1661" style:parent-style-name="Phôngmặcđịnhcủađoạnvăn" style:family="text">
      <style:text-properties fo:letter-spacing="-0.002in" fo:font-size="5pt" style:font-size-asian="5pt"/>
    </style:style>
    <style:style style:name="T1662" style:parent-style-name="Phôngmặcđịnhcủađoạnvăn" style:family="text">
      <style:text-properties fo:font-size="5pt" style:font-size-asian="5pt"/>
    </style:style>
    <style:style style:name="T1663" style:parent-style-name="Phôngmặcđịnhcủađoạnvăn" style:family="text">
      <style:text-properties fo:letter-spacing="-0.0027in" fo:font-size="5pt" style:font-size-asian="5pt"/>
    </style:style>
    <style:style style:name="T1664" style:parent-style-name="Phôngmặcđịnhcủađoạnvăn" style:family="text">
      <style:text-properties fo:font-size="5pt" style:font-size-asian="5pt"/>
    </style:style>
    <style:style style:name="T1665" style:parent-style-name="Phôngmặcđịnhcủađoạnvăn" style:family="text">
      <style:text-properties fo:letter-spacing="-0.002in" fo:font-size="5pt" style:font-size-asian="5pt"/>
    </style:style>
    <style:style style:name="T1666" style:parent-style-name="Phôngmặcđịnhcủađoạnvăn" style:family="text">
      <style:text-properties fo:font-size="5pt" style:font-size-asian="5pt"/>
    </style:style>
    <style:style style:name="T1667" style:parent-style-name="Phôngmặcđịnhcủađoạnvăn" style:family="text">
      <style:text-properties fo:letter-spacing="-0.0027in" fo:font-size="5pt" style:font-size-asian="5pt"/>
    </style:style>
    <style:style style:name="T1668" style:parent-style-name="Phôngmặcđịnhcủađoạnvăn" style:family="text">
      <style:text-properties fo:font-size="5pt" style:font-size-asian="5pt"/>
    </style:style>
    <style:style style:name="T1669" style:parent-style-name="Phôngmặcđịnhcủađoạnvăn" style:family="text">
      <style:text-properties fo:letter-spacing="-0.0013in" fo:font-size="5pt" style:font-size-asian="5pt"/>
    </style:style>
    <style:style style:name="T1670" style:parent-style-name="Phôngmặcđịnhcủađoạnvăn" style:family="text">
      <style:text-properties fo:font-size="5pt" style:font-size-asian="5pt"/>
    </style:style>
    <style:style style:name="T1671" style:parent-style-name="Phôngmặcđịnhcủađoạnvăn" style:family="text">
      <style:text-properties fo:letter-spacing="-0.002in" fo:font-size="5pt" style:font-size-asian="5pt"/>
    </style:style>
    <style:style style:name="T1672" style:parent-style-name="Phôngmặcđịnhcủađoạnvăn" style:family="text">
      <style:text-properties fo:font-size="5pt" style:font-size-asian="5pt"/>
    </style:style>
    <style:style style:name="T1673" style:parent-style-name="Phôngmặcđịnhcủađoạnvăn" style:family="text">
      <style:text-properties fo:letter-spacing="-0.0027in" fo:font-size="5pt" style:font-size-asian="5pt"/>
    </style:style>
    <style:style style:name="T1674" style:parent-style-name="Phôngmặcđịnhcủađoạnvăn" style:family="text">
      <style:text-properties fo:font-size="5pt" style:font-size-asian="5pt"/>
    </style:style>
    <style:style style:name="T1675" style:parent-style-name="Phôngmặcđịnhcủađoạnvăn" style:family="text">
      <style:text-properties fo:letter-spacing="-0.002in" fo:font-size="5pt" style:font-size-asian="5pt"/>
    </style:style>
    <style:style style:name="T1676" style:parent-style-name="Phôngmặcđịnhcủađoạnvăn" style:family="text">
      <style:text-properties fo:font-size="5pt" style:font-size-asian="5pt"/>
    </style:style>
    <style:style style:name="T1677" style:parent-style-name="Phôngmặcđịnhcủađoạnvăn" style:family="text">
      <style:text-properties fo:letter-spacing="-0.002in" fo:font-size="5pt" style:font-size-asian="5pt"/>
    </style:style>
    <style:style style:name="T1678" style:parent-style-name="Phôngmặcđịnhcủađoạnvăn" style:family="text">
      <style:text-properties fo:font-size="5pt" style:font-size-asian="5pt"/>
    </style:style>
    <style:style style:name="T1679" style:parent-style-name="Phôngmặcđịnhcủađoạnvăn" style:family="text">
      <style:text-properties fo:letter-spacing="-0.002in" fo:font-size="5pt" style:font-size-asian="5pt"/>
    </style:style>
    <style:style style:name="T1680" style:parent-style-name="Phôngmặcđịnhcủađoạnvăn" style:family="text">
      <style:text-properties fo:font-size="5pt" style:font-size-asian="5pt"/>
    </style:style>
    <style:style style:name="T1681" style:parent-style-name="Phôngmặcđịnhcủađoạnvăn" style:family="text">
      <style:text-properties fo:letter-spacing="-0.002in" fo:font-size="5pt" style:font-size-asian="5pt"/>
    </style:style>
    <style:style style:name="T1682" style:parent-style-name="Phôngmặcđịnhcủađoạnvăn" style:family="text">
      <style:text-properties fo:font-size="5pt" style:font-size-asian="5pt"/>
    </style:style>
    <style:style style:name="T1683" style:parent-style-name="Phôngmặcđịnhcủađoạnvăn" style:family="text">
      <style:text-properties fo:letter-spacing="-0.0027in" fo:font-size="5pt" style:font-size-asian="5pt"/>
    </style:style>
    <style:style style:name="T1684" style:parent-style-name="Phôngmặcđịnhcủađoạnvăn" style:family="text">
      <style:text-properties fo:font-size="5pt" style:font-size-asian="5pt"/>
    </style:style>
    <style:style style:name="T1685" style:parent-style-name="Phôngmặcđịnhcủađoạnvăn" style:family="text">
      <style:text-properties fo:letter-spacing="-0.0013in" fo:font-size="5pt" style:font-size-asian="5pt"/>
    </style:style>
    <style:style style:name="T1686" style:parent-style-name="Phôngmặcđịnhcủađoạnvăn" style:family="text">
      <style:text-properties fo:font-size="5pt" style:font-size-asian="5pt"/>
    </style:style>
    <style:style style:name="T1687" style:parent-style-name="Phôngmặcđịnhcủađoạnvăn" style:family="text">
      <style:text-properties fo:letter-spacing="-0.0034in" fo:font-size="5pt" style:font-size-asian="5pt"/>
    </style:style>
    <style:style style:name="T1688" style:parent-style-name="Phôngmặcđịnhcủađoạnvăn" style:family="text">
      <style:text-properties fo:font-size="5pt" style:font-size-asian="5pt"/>
    </style:style>
    <style:style style:name="T1689" style:parent-style-name="Phôngmặcđịnhcủađoạnvăn" style:family="text">
      <style:text-properties fo:letter-spacing="-0.002in" fo:font-size="5pt" style:font-size-asian="5pt"/>
    </style:style>
    <style:style style:name="T1690" style:parent-style-name="Phôngmặcđịnhcủađoạnvăn" style:family="text">
      <style:text-properties fo:font-size="5pt" style:font-size-asian="5pt"/>
    </style:style>
    <style:style style:name="T1691" style:parent-style-name="Phôngmặcđịnhcủađoạnvăn" style:family="text">
      <style:text-properties fo:letter-spacing="-0.002in" fo:font-size="5pt" style:font-size-asian="5pt"/>
    </style:style>
    <style:style style:name="T1692" style:parent-style-name="Phôngmặcđịnhcủađoạnvăn" style:family="text">
      <style:text-properties fo:letter-spacing="-0.0013in" fo:font-size="5pt" style:font-size-asian="5pt"/>
    </style:style>
    <style:style style:name="P1693" style:parent-style-name="TableParagraph" style:family="paragraph">
      <style:paragraph-properties fo:margin-top="0.0152in" fo:line-height="117%" fo:margin-left="0.0166in" fo:margin-right="2.9687in">
        <style:tab-stops/>
      </style:paragraph-properties>
    </style:style>
    <style:style style:name="T1694" style:parent-style-name="Phôngmặcđịnhcủađoạnvăn" style:family="text">
      <style:text-properties fo:font-size="5pt" style:font-size-asian="5pt"/>
    </style:style>
    <style:style style:name="T1695" style:parent-style-name="Phôngmặcđịnhcủađoạnvăn" style:family="text">
      <style:text-properties fo:letter-spacing="-0.0013in" fo:font-size="5pt" style:font-size-asian="5pt"/>
    </style:style>
    <style:style style:name="T1696" style:parent-style-name="Phôngmặcđịnhcủađoạnvăn" style:family="text">
      <style:text-properties fo:font-size="5pt" style:font-size-asian="5pt"/>
    </style:style>
    <style:style style:name="T1697" style:parent-style-name="Phôngmặcđịnhcủađoạnvăn" style:family="text">
      <style:text-properties fo:letter-spacing="-0.0013in" fo:font-size="5pt" style:font-size-asian="5pt"/>
    </style:style>
    <style:style style:name="T1698" style:parent-style-name="Phôngmặcđịnhcủađoạnvăn" style:family="text">
      <style:text-properties fo:font-size="5pt" style:font-size-asian="5pt"/>
    </style:style>
    <style:style style:name="T1699" style:parent-style-name="Phôngmặcđịnhcủađoạnvăn" style:family="text">
      <style:text-properties fo:letter-spacing="-0.0013in" fo:font-size="5pt" style:font-size-asian="5pt"/>
    </style:style>
    <style:style style:name="T1700" style:parent-style-name="Phôngmặcđịnhcủađoạnvăn" style:family="text">
      <style:text-properties fo:font-size="5pt" style:font-size-asian="5pt"/>
    </style:style>
    <style:style style:name="T1701" style:parent-style-name="Phôngmặcđịnhcủađoạnvăn" style:family="text">
      <style:text-properties fo:letter-spacing="0.0277in" fo:font-size="5pt" style:font-size-asian="5pt"/>
    </style:style>
    <style:style style:name="T1702" style:parent-style-name="Phôngmặcđịnhcủađoạnvăn" style:family="text">
      <style:text-properties fo:font-size="5pt" style:font-size-asian="5pt"/>
    </style:style>
    <style:style style:name="P1703" style:parent-style-name="TableParagraph" style:family="paragraph">
      <style:paragraph-properties fo:margin-left="0.0166in">
        <style:tab-stops/>
      </style:paragraph-properties>
    </style:style>
    <style:style style:name="T1704" style:parent-style-name="Phôngmặcđịnhcủađoạnvăn" style:family="text">
      <style:text-properties fo:font-size="5pt" style:font-size-asian="5pt"/>
    </style:style>
    <style:style style:name="T1705" style:parent-style-name="Phôngmặcđịnhcủađoạnvăn" style:family="text">
      <style:text-properties fo:letter-spacing="-0.0013in" fo:font-size="5pt" style:font-size-asian="5pt"/>
    </style:style>
    <style:style style:name="T1706" style:parent-style-name="Phôngmặcđịnhcủađoạnvăn" style:family="text">
      <style:text-properties fo:font-size="5pt" style:font-size-asian="5pt"/>
    </style:style>
    <style:style style:name="T1707" style:parent-style-name="Phôngmặcđịnhcủađoạnvăn" style:family="text">
      <style:text-properties fo:letter-spacing="-0.0013in" fo:font-size="5pt" style:font-size-asian="5pt"/>
    </style:style>
    <style:style style:name="T1708" style:parent-style-name="Phôngmặcđịnhcủađoạnvăn" style:family="text">
      <style:text-properties fo:font-size="5pt" style:font-size-asian="5pt"/>
    </style:style>
    <style:style style:name="T1709" style:parent-style-name="Phôngmặcđịnhcủađoạnvăn" style:family="text">
      <style:text-properties fo:letter-spacing="-0.0013in" fo:font-size="5pt" style:font-size-asian="5pt"/>
    </style:style>
    <style:style style:name="T1710" style:parent-style-name="Phôngmặcđịnhcủađoạnvăn" style:family="text">
      <style:text-properties fo:font-size="5pt" style:font-size-asian="5pt"/>
    </style:style>
    <style:style style:name="T1711" style:parent-style-name="Phôngmặcđịnhcủađoạnvăn" style:family="text">
      <style:text-properties fo:letter-spacing="-0.002in" fo:font-size="5pt" style:font-size-asian="5pt"/>
    </style:style>
    <style:style style:name="T1712" style:parent-style-name="Phôngmặcđịnhcủađoạnvăn" style:family="text">
      <style:text-properties fo:font-size="5pt" style:font-size-asian="5pt"/>
    </style:style>
    <style:style style:name="T1713" style:parent-style-name="Phôngmặcđịnhcủađoạnvăn" style:family="text">
      <style:text-properties fo:letter-spacing="-0.0013in" fo:font-size="5pt" style:font-size-asian="5pt"/>
    </style:style>
    <style:style style:name="T1714" style:parent-style-name="Phôngmặcđịnhcủađoạnvăn" style:family="text">
      <style:text-properties fo:font-size="5pt" style:font-size-asian="5pt"/>
    </style:style>
    <style:style style:name="T1715" style:parent-style-name="Phôngmặcđịnhcủađoạnvăn" style:family="text">
      <style:text-properties fo:letter-spacing="-0.0013in" fo:font-size="5pt" style:font-size-asian="5pt"/>
    </style:style>
    <style:style style:name="T1716" style:parent-style-name="Phôngmặcđịnhcủađoạnvăn" style:family="text">
      <style:text-properties fo:font-size="5pt" style:font-size-asian="5pt"/>
    </style:style>
    <style:style style:name="T1717" style:parent-style-name="Phôngmặcđịnhcủađoạnvăn" style:family="text">
      <style:text-properties fo:letter-spacing="-0.002in" fo:font-size="5pt" style:font-size-asian="5pt"/>
    </style:style>
    <style:style style:name="T1718" style:parent-style-name="Phôngmặcđịnhcủađoạnvăn" style:family="text">
      <style:text-properties fo:font-size="5pt" style:font-size-asian="5pt"/>
    </style:style>
    <style:style style:name="T1719" style:parent-style-name="Phôngmặcđịnhcủađoạnvăn" style:family="text">
      <style:text-properties fo:letter-spacing="-0.0027in" fo:font-size="5pt" style:font-size-asian="5pt"/>
    </style:style>
    <style:style style:name="T1720" style:parent-style-name="Phôngmặcđịnhcủađoạnvăn" style:family="text">
      <style:text-properties fo:font-size="5pt" style:font-size-asian="5pt"/>
    </style:style>
    <style:style style:name="T1721" style:parent-style-name="Phôngmặcđịnhcủađoạnvăn" style:family="text">
      <style:text-properties fo:letter-spacing="-0.0013in" fo:font-size="5pt" style:font-size-asian="5pt"/>
    </style:style>
    <style:style style:name="T1722" style:parent-style-name="Phôngmặcđịnhcủađoạnvăn" style:family="text">
      <style:text-properties fo:font-size="5pt" style:font-size-asian="5pt"/>
    </style:style>
    <style:style style:name="T1723" style:parent-style-name="Phôngmặcđịnhcủađoạnvăn" style:family="text">
      <style:text-properties fo:letter-spacing="-0.002in" fo:font-size="5pt" style:font-size-asian="5pt"/>
    </style:style>
    <style:style style:name="T1724" style:parent-style-name="Phôngmặcđịnhcủađoạnvăn" style:family="text">
      <style:text-properties fo:font-size="5pt" style:font-size-asian="5pt"/>
    </style:style>
    <style:style style:name="T1725" style:parent-style-name="Phôngmặcđịnhcủađoạnvăn" style:family="text">
      <style:text-properties fo:letter-spacing="-0.0013in" fo:font-size="5pt" style:font-size-asian="5pt"/>
    </style:style>
    <style:style style:name="T1726" style:parent-style-name="Phôngmặcđịnhcủađoạnvăn" style:family="text">
      <style:text-properties fo:font-size="5pt" style:font-size-asian="5pt"/>
    </style:style>
    <style:style style:name="T1727" style:parent-style-name="Phôngmặcđịnhcủađoạnvăn" style:family="text">
      <style:text-properties fo:letter-spacing="-0.002in" fo:font-size="5pt" style:font-size-asian="5pt"/>
    </style:style>
    <style:style style:name="T1728" style:parent-style-name="Phôngmặcđịnhcủađoạnvăn" style:family="text">
      <style:text-properties fo:font-size="5pt" style:font-size-asian="5pt"/>
    </style:style>
    <style:style style:name="T1729" style:parent-style-name="Phôngmặcđịnhcủađoạnvăn" style:family="text">
      <style:text-properties fo:letter-spacing="-0.0027in" fo:font-size="5pt" style:font-size-asian="5pt"/>
    </style:style>
    <style:style style:name="T1730" style:parent-style-name="Phôngmặcđịnhcủađoạnvăn" style:family="text">
      <style:text-properties fo:font-size="5pt" style:font-size-asian="5pt"/>
    </style:style>
    <style:style style:name="T1731" style:parent-style-name="Phôngmặcđịnhcủađoạnvăn" style:family="text">
      <style:text-properties fo:letter-spacing="-0.002in" fo:font-size="5pt" style:font-size-asian="5pt"/>
    </style:style>
    <style:style style:name="T1732" style:parent-style-name="Phôngmặcđịnhcủađoạnvăn" style:family="text">
      <style:text-properties fo:font-size="5pt" style:font-size-asian="5pt"/>
    </style:style>
    <style:style style:name="T1733" style:parent-style-name="Phôngmặcđịnhcủađoạnvăn" style:family="text">
      <style:text-properties fo:letter-spacing="-0.002in" fo:font-size="5pt" style:font-size-asian="5pt"/>
    </style:style>
    <style:style style:name="T1734" style:parent-style-name="Phôngmặcđịnhcủađoạnvăn" style:family="text">
      <style:text-properties fo:letter-spacing="-0.0013in" fo:font-size="5pt" style:font-size-asian="5pt"/>
    </style:style>
    <style:style style:name="P1735" style:parent-style-name="TableParagraph" style:family="paragraph">
      <style:paragraph-properties fo:margin-top="0.0152in" fo:line-height="117%" fo:margin-left="0.0166in" fo:margin-right="3.1479in">
        <style:tab-stops/>
      </style:paragraph-properties>
    </style:style>
    <style:style style:name="T1736" style:parent-style-name="Phôngmặcđịnhcủađoạnvăn" style:family="text">
      <style:text-properties fo:font-size="5pt" style:font-size-asian="5pt"/>
    </style:style>
    <style:style style:name="T1737" style:parent-style-name="Phôngmặcđịnhcủađoạnvăn" style:family="text">
      <style:text-properties fo:letter-spacing="-0.0013in" fo:font-size="5pt" style:font-size-asian="5pt"/>
    </style:style>
    <style:style style:name="T1738" style:parent-style-name="Phôngmặcđịnhcủađoạnvăn" style:family="text">
      <style:text-properties fo:font-size="5pt" style:font-size-asian="5pt"/>
    </style:style>
    <style:style style:name="T1739" style:parent-style-name="Phôngmặcđịnhcủađoạnvăn" style:family="text">
      <style:text-properties fo:letter-spacing="-0.002in" fo:font-size="5pt" style:font-size-asian="5pt"/>
    </style:style>
    <style:style style:name="T1740" style:parent-style-name="Phôngmặcđịnhcủađoạnvăn" style:family="text">
      <style:text-properties fo:font-size="5pt" style:font-size-asian="5pt"/>
    </style:style>
    <style:style style:name="T1741" style:parent-style-name="Phôngmặcđịnhcủađoạnvăn" style:family="text">
      <style:text-properties fo:letter-spacing="-0.0013in" fo:font-size="5pt" style:font-size-asian="5pt"/>
    </style:style>
    <style:style style:name="T1742" style:parent-style-name="Phôngmặcđịnhcủađoạnvăn" style:family="text">
      <style:text-properties fo:font-size="5pt" style:font-size-asian="5pt"/>
    </style:style>
    <style:style style:name="T1743" style:parent-style-name="Phôngmặcđịnhcủađoạnvăn" style:family="text">
      <style:text-properties fo:letter-spacing="-0.002in" fo:font-size="5pt" style:font-size-asian="5pt"/>
    </style:style>
    <style:style style:name="T1744" style:parent-style-name="Phôngmặcđịnhcủađoạnvăn" style:family="text">
      <style:text-properties fo:font-size="5pt" style:font-size-asian="5pt"/>
    </style:style>
    <style:style style:name="T1745" style:parent-style-name="Phôngmặcđịnhcủađoạnvăn" style:family="text">
      <style:text-properties fo:letter-spacing="-0.002in" fo:font-size="5pt" style:font-size-asian="5pt"/>
    </style:style>
    <style:style style:name="T1746" style:parent-style-name="Phôngmặcđịnhcủađoạnvăn" style:family="text">
      <style:text-properties fo:font-size="5pt" style:font-size-asian="5pt"/>
    </style:style>
    <style:style style:name="T1747" style:parent-style-name="Phôngmặcđịnhcủađoạnvăn" style:family="text">
      <style:text-properties fo:letter-spacing="-0.002in" fo:font-size="5pt" style:font-size-asian="5pt"/>
    </style:style>
    <style:style style:name="T1748" style:parent-style-name="Phôngmặcđịnhcủađoạnvăn" style:family="text">
      <style:text-properties fo:font-size="5pt" style:font-size-asian="5pt"/>
    </style:style>
    <style:style style:name="T1749" style:parent-style-name="Phôngmặcđịnhcủađoạnvăn" style:family="text">
      <style:text-properties fo:letter-spacing="-0.0013in" fo:font-size="5pt" style:font-size-asian="5pt"/>
    </style:style>
    <style:style style:name="T1750" style:parent-style-name="Phôngmặcđịnhcủađoạnvăn" style:family="text">
      <style:text-properties fo:font-size="5pt" style:font-size-asian="5pt"/>
    </style:style>
    <style:style style:name="T1751" style:parent-style-name="Phôngmặcđịnhcủađoạnvăn" style:family="text">
      <style:text-properties fo:letter-spacing="-0.0013in" fo:font-size="5pt" style:font-size-asian="5pt"/>
    </style:style>
    <style:style style:name="T1752" style:parent-style-name="Phôngmặcđịnhcủađoạnvăn" style:family="text">
      <style:text-properties fo:font-size="5pt" style:font-size-asian="5pt"/>
    </style:style>
    <style:style style:name="T1753" style:parent-style-name="Phôngmặcđịnhcủađoạnvăn" style:family="text">
      <style:text-properties fo:letter-spacing="-0.002in" fo:font-size="5pt" style:font-size-asian="5pt"/>
    </style:style>
    <style:style style:name="T1754" style:parent-style-name="Phôngmặcđịnhcủađoạnvăn" style:family="text">
      <style:text-properties fo:font-size="5pt" style:font-size-asian="5pt"/>
    </style:style>
    <style:style style:name="T1755" style:parent-style-name="Phôngmặcđịnhcủađoạnvăn" style:family="text">
      <style:text-properties fo:letter-spacing="-0.002in" fo:font-size="5pt" style:font-size-asian="5pt"/>
    </style:style>
    <style:style style:name="T1756" style:parent-style-name="Phôngmặcđịnhcủađoạnvăn" style:family="text">
      <style:text-properties fo:font-size="5pt" style:font-size-asian="5pt"/>
    </style:style>
    <style:style style:name="T1757" style:parent-style-name="Phôngmặcđịnhcủađoạnvăn" style:family="text">
      <style:text-properties fo:letter-spacing="-0.0027in" fo:font-size="5pt" style:font-size-asian="5pt"/>
    </style:style>
    <style:style style:name="T1758" style:parent-style-name="Phôngmặcđịnhcủađoạnvăn" style:family="text">
      <style:text-properties fo:font-size="5pt" style:font-size-asian="5pt"/>
    </style:style>
    <style:style style:name="T1759" style:parent-style-name="Phôngmặcđịnhcủađoạnvăn" style:family="text">
      <style:text-properties fo:letter-spacing="-0.0013in" fo:font-size="5pt" style:font-size-asian="5pt"/>
    </style:style>
    <style:style style:name="T1760" style:parent-style-name="Phôngmặcđịnhcủađoạnvăn" style:family="text">
      <style:text-properties fo:font-size="5pt" style:font-size-asian="5pt"/>
    </style:style>
    <style:style style:name="T1761" style:parent-style-name="Phôngmặcđịnhcủađoạnvăn" style:family="text">
      <style:text-properties fo:letter-spacing="-0.002in" fo:font-size="5pt" style:font-size-asian="5pt"/>
    </style:style>
    <style:style style:name="T1762" style:parent-style-name="Phôngmặcđịnhcủađoạnvăn" style:family="text">
      <style:text-properties fo:font-size="5pt" style:font-size-asian="5pt"/>
    </style:style>
    <style:style style:name="T1763" style:parent-style-name="Phôngmặcđịnhcủađoạnvăn" style:family="text">
      <style:text-properties fo:letter-spacing="-0.0013in" fo:font-size="5pt" style:font-size-asian="5pt"/>
    </style:style>
    <style:style style:name="T1764" style:parent-style-name="Phôngmặcđịnhcủađoạnvăn" style:family="text">
      <style:text-properties fo:font-size="5pt" style:font-size-asian="5pt"/>
    </style:style>
    <style:style style:name="T1765" style:parent-style-name="Phôngmặcđịnhcủađoạnvăn" style:family="text">
      <style:text-properties fo:letter-spacing="-0.0013in" fo:font-size="5pt" style:font-size-asian="5pt"/>
    </style:style>
    <style:style style:name="T1766" style:parent-style-name="Phôngmặcđịnhcủađoạnvăn" style:family="text">
      <style:text-properties fo:font-size="5pt" style:font-size-asian="5pt"/>
    </style:style>
    <style:style style:name="T1767" style:parent-style-name="Phôngmặcđịnhcủađoạnvăn" style:family="text">
      <style:text-properties fo:letter-spacing="0.0277in" fo:font-size="5pt" style:font-size-asian="5pt"/>
    </style:style>
    <style:style style:name="T1768" style:parent-style-name="Phôngmặcđịnhcủađoạnvăn" style:family="text">
      <style:text-properties fo:font-size="5pt" style:font-size-asian="5pt"/>
    </style:style>
    <style:style style:name="P1769" style:parent-style-name="TableParagraph" style:family="paragraph">
      <style:paragraph-properties fo:margin-left="0.0166in">
        <style:tab-stops/>
      </style:paragraph-properties>
    </style:style>
    <style:style style:name="T1770" style:parent-style-name="Phôngmặcđịnhcủađoạnvăn" style:family="text">
      <style:text-properties fo:font-size="5pt" style:font-size-asian="5pt"/>
    </style:style>
    <style:style style:name="T1771" style:parent-style-name="Phôngmặcđịnhcủađoạnvăn" style:family="text">
      <style:text-properties fo:letter-spacing="-0.0013in" fo:font-size="5pt" style:font-size-asian="5pt"/>
    </style:style>
    <style:style style:name="T1772" style:parent-style-name="Phôngmặcđịnhcủađoạnvăn" style:family="text">
      <style:text-properties fo:font-size="5pt" style:font-size-asian="5pt"/>
    </style:style>
    <style:style style:name="T1773" style:parent-style-name="Phôngmặcđịnhcủađoạnvăn" style:family="text">
      <style:text-properties fo:letter-spacing="-0.0013in" fo:font-size="5pt" style:font-size-asian="5pt"/>
    </style:style>
    <style:style style:name="T1774" style:parent-style-name="Phôngmặcđịnhcủađoạnvăn" style:family="text">
      <style:text-properties fo:font-size="5pt" style:font-size-asian="5pt"/>
    </style:style>
    <style:style style:name="T1775" style:parent-style-name="Phôngmặcđịnhcủađoạnvăn" style:family="text">
      <style:text-properties fo:letter-spacing="-0.0013in" fo:font-size="5pt" style:font-size-asian="5pt"/>
    </style:style>
    <style:style style:name="T1776" style:parent-style-name="Phôngmặcđịnhcủađoạnvăn" style:family="text">
      <style:text-properties fo:font-size="5pt" style:font-size-asian="5pt"/>
    </style:style>
    <style:style style:name="T1777" style:parent-style-name="Phôngmặcđịnhcủađoạnvăn" style:family="text">
      <style:text-properties fo:letter-spacing="-0.002in" fo:font-size="5pt" style:font-size-asian="5pt"/>
    </style:style>
    <style:style style:name="T1778" style:parent-style-name="Phôngmặcđịnhcủađoạnvăn" style:family="text">
      <style:text-properties fo:font-size="5pt" style:font-size-asian="5pt"/>
    </style:style>
    <style:style style:name="T1779" style:parent-style-name="Phôngmặcđịnhcủađoạnvăn" style:family="text">
      <style:text-properties fo:letter-spacing="-0.0013in" fo:font-size="5pt" style:font-size-asian="5pt"/>
    </style:style>
    <style:style style:name="T1780" style:parent-style-name="Phôngmặcđịnhcủađoạnvăn" style:family="text">
      <style:text-properties fo:font-size="5pt" style:font-size-asian="5pt"/>
    </style:style>
    <style:style style:name="T1781" style:parent-style-name="Phôngmặcđịnhcủađoạnvăn" style:family="text">
      <style:text-properties fo:letter-spacing="-0.0013in" fo:font-size="5pt" style:font-size-asian="5pt"/>
    </style:style>
    <style:style style:name="T1782" style:parent-style-name="Phôngmặcđịnhcủađoạnvăn" style:family="text">
      <style:text-properties fo:font-size="5pt" style:font-size-asian="5pt"/>
    </style:style>
    <style:style style:name="T1783" style:parent-style-name="Phôngmặcđịnhcủađoạnvăn" style:family="text">
      <style:text-properties fo:letter-spacing="-0.002in" fo:font-size="5pt" style:font-size-asian="5pt"/>
    </style:style>
    <style:style style:name="T1784" style:parent-style-name="Phôngmặcđịnhcủađoạnvăn" style:family="text">
      <style:text-properties fo:font-size="5pt" style:font-size-asian="5pt"/>
    </style:style>
    <style:style style:name="T1785" style:parent-style-name="Phôngmặcđịnhcủađoạnvăn" style:family="text">
      <style:text-properties fo:letter-spacing="-0.0027in" fo:font-size="5pt" style:font-size-asian="5pt"/>
    </style:style>
    <style:style style:name="T1786" style:parent-style-name="Phôngmặcđịnhcủađoạnvăn" style:family="text">
      <style:text-properties fo:font-size="5pt" style:font-size-asian="5pt"/>
    </style:style>
    <style:style style:name="T1787" style:parent-style-name="Phôngmặcđịnhcủađoạnvăn" style:family="text">
      <style:text-properties fo:letter-spacing="-0.0006in" fo:font-size="5pt" style:font-size-asian="5pt"/>
    </style:style>
    <style:style style:name="T1788" style:parent-style-name="Phôngmặcđịnhcủađoạnvăn" style:family="text">
      <style:text-properties fo:font-size="5pt" style:font-size-asian="5pt"/>
    </style:style>
    <style:style style:name="T1789" style:parent-style-name="Phôngmặcđịnhcủađoạnvăn" style:family="text">
      <style:text-properties fo:letter-spacing="-0.002in" fo:font-size="5pt" style:font-size-asian="5pt"/>
    </style:style>
    <style:style style:name="T1790" style:parent-style-name="Phôngmặcđịnhcủađoạnvăn" style:family="text">
      <style:text-properties fo:letter-spacing="-0.0013in" fo:font-size="5pt" style:font-size-asian="5pt"/>
    </style:style>
    <style:style style:name="P1791" style:parent-style-name="TableParagraph" style:family="paragraph">
      <style:paragraph-properties fo:margin-top="0.0152in" fo:line-height="117%" fo:margin-left="0.0166in" fo:margin-right="3.4937in">
        <style:tab-stops/>
      </style:paragraph-properties>
    </style:style>
    <style:style style:name="T1792" style:parent-style-name="Phôngmặcđịnhcủađoạnvăn" style:family="text">
      <style:text-properties fo:font-size="5pt" style:font-size-asian="5pt"/>
    </style:style>
    <style:style style:name="T1793" style:parent-style-name="Phôngmặcđịnhcủađoạnvăn" style:family="text">
      <style:text-properties fo:letter-spacing="-0.002in" fo:font-size="5pt" style:font-size-asian="5pt"/>
    </style:style>
    <style:style style:name="T1794" style:parent-style-name="Phôngmặcđịnhcủađoạnvăn" style:family="text">
      <style:text-properties fo:font-size="5pt" style:font-size-asian="5pt"/>
    </style:style>
    <style:style style:name="T1795" style:parent-style-name="Phôngmặcđịnhcủađoạnvăn" style:family="text">
      <style:text-properties fo:letter-spacing="-0.0027in" fo:font-size="5pt" style:font-size-asian="5pt"/>
    </style:style>
    <style:style style:name="T1796" style:parent-style-name="Phôngmặcđịnhcủađoạnvăn" style:family="text">
      <style:text-properties fo:font-size="5pt" style:font-size-asian="5pt"/>
    </style:style>
    <style:style style:name="T1797" style:parent-style-name="Phôngmặcđịnhcủađoạnvăn" style:family="text">
      <style:text-properties fo:letter-spacing="-0.002in" fo:font-size="5pt" style:font-size-asian="5pt"/>
    </style:style>
    <style:style style:name="T1798" style:parent-style-name="Phôngmặcđịnhcủađoạnvăn" style:family="text">
      <style:text-properties fo:font-size="5pt" style:font-size-asian="5pt"/>
    </style:style>
    <style:style style:name="T1799" style:parent-style-name="Phôngmặcđịnhcủađoạnvăn" style:family="text">
      <style:text-properties fo:letter-spacing="-0.0027in" fo:font-size="5pt" style:font-size-asian="5pt"/>
    </style:style>
    <style:style style:name="T1800" style:parent-style-name="Phôngmặcđịnhcủađoạnvăn" style:family="text">
      <style:text-properties fo:font-size="5pt" style:font-size-asian="5pt"/>
    </style:style>
    <style:style style:name="T1801" style:parent-style-name="Phôngmặcđịnhcủađoạnvăn" style:family="text">
      <style:text-properties fo:letter-spacing="-0.0027in" fo:font-size="5pt" style:font-size-asian="5pt"/>
    </style:style>
    <style:style style:name="T1802" style:parent-style-name="Phôngmặcđịnhcủađoạnvăn" style:family="text">
      <style:text-properties fo:font-size="5pt" style:font-size-asian="5pt"/>
    </style:style>
    <style:style style:name="T1803" style:parent-style-name="Phôngmặcđịnhcủađoạnvăn" style:family="text">
      <style:text-properties fo:letter-spacing="-0.0027in" fo:font-size="5pt" style:font-size-asian="5pt"/>
    </style:style>
    <style:style style:name="T1804" style:parent-style-name="Phôngmặcđịnhcủađoạnvăn" style:family="text">
      <style:text-properties fo:font-size="5pt" style:font-size-asian="5pt"/>
    </style:style>
    <style:style style:name="T1805" style:parent-style-name="Phôngmặcđịnhcủađoạnvăn" style:family="text">
      <style:text-properties fo:letter-spacing="-0.0034in" fo:font-size="5pt" style:font-size-asian="5pt"/>
    </style:style>
    <style:style style:name="T1806" style:parent-style-name="Phôngmặcđịnhcủađoạnvăn" style:family="text">
      <style:text-properties fo:font-size="5pt" style:font-size-asian="5pt"/>
    </style:style>
    <style:style style:name="T1807" style:parent-style-name="Phôngmặcđịnhcủađoạnvăn" style:family="text">
      <style:text-properties fo:letter-spacing="-0.0027in" fo:font-size="5pt" style:font-size-asian="5pt"/>
    </style:style>
    <style:style style:name="T1808" style:parent-style-name="Phôngmặcđịnhcủađoạnvăn" style:family="text">
      <style:text-properties fo:font-size="5pt" style:font-size-asian="5pt"/>
    </style:style>
    <style:style style:name="T1809" style:parent-style-name="Phôngmặcđịnhcủađoạnvăn" style:family="text">
      <style:text-properties fo:letter-spacing="-0.0027in" fo:font-size="5pt" style:font-size-asian="5pt"/>
    </style:style>
    <style:style style:name="T1810" style:parent-style-name="Phôngmặcđịnhcủađoạnvăn" style:family="text">
      <style:text-properties fo:font-size="5pt" style:font-size-asian="5pt"/>
    </style:style>
    <style:style style:name="T1811" style:parent-style-name="Phôngmặcđịnhcủađoạnvăn" style:family="text">
      <style:text-properties fo:letter-spacing="-0.002in" fo:font-size="5pt" style:font-size-asian="5pt"/>
    </style:style>
    <style:style style:name="T1812" style:parent-style-name="Phôngmặcđịnhcủađoạnvăn" style:family="text">
      <style:text-properties fo:font-size="5pt" style:font-size-asian="5pt"/>
    </style:style>
    <style:style style:name="T1813" style:parent-style-name="Phôngmặcđịnhcủađoạnvăn" style:family="text">
      <style:text-properties fo:letter-spacing="-0.002in" fo:font-size="5pt" style:font-size-asian="5pt"/>
    </style:style>
    <style:style style:name="T1814" style:parent-style-name="Phôngmặcđịnhcủađoạnvăn" style:family="text">
      <style:text-properties fo:font-size="5pt" style:font-size-asian="5pt"/>
    </style:style>
    <style:style style:name="T1815" style:parent-style-name="Phôngmặcđịnhcủađoạnvăn" style:family="text">
      <style:text-properties fo:letter-spacing="-0.002in" fo:font-size="5pt" style:font-size-asian="5pt"/>
    </style:style>
    <style:style style:name="T1816" style:parent-style-name="Phôngmặcđịnhcủađoạnvăn" style:family="text">
      <style:text-properties fo:font-size="5pt" style:font-size-asian="5pt"/>
    </style:style>
    <style:style style:name="T1817" style:parent-style-name="Phôngmặcđịnhcủađoạnvăn" style:family="text">
      <style:text-properties fo:letter-spacing="-0.002in" fo:font-size="5pt" style:font-size-asian="5pt"/>
    </style:style>
    <style:style style:name="T1818" style:parent-style-name="Phôngmặcđịnhcủađoạnvăn" style:family="text">
      <style:text-properties fo:font-size="5pt" style:font-size-asian="5pt"/>
    </style:style>
    <style:style style:name="T1819" style:parent-style-name="Phôngmặcđịnhcủađoạnvăn" style:family="text">
      <style:text-properties fo:letter-spacing="0.0277in" fo:font-size="5pt" style:font-size-asian="5pt"/>
    </style:style>
    <style:style style:name="T1820" style:parent-style-name="Phôngmặcđịnhcủađoạnvăn" style:family="text">
      <style:text-properties fo:font-size="5pt" style:font-size-asian="5pt"/>
    </style:style>
    <style:style style:name="P1821" style:parent-style-name="TableParagraph" style:family="paragraph">
      <style:paragraph-properties fo:margin-left="0.0166in">
        <style:tab-stops/>
      </style:paragraph-properties>
    </style:style>
    <style:style style:name="T1822" style:parent-style-name="Phôngmặcđịnhcủađoạnvăn" style:family="text">
      <style:text-properties fo:font-size="5pt" style:font-size-asian="5pt"/>
    </style:style>
    <style:style style:name="T1823" style:parent-style-name="Phôngmặcđịnhcủađoạnvăn" style:family="text">
      <style:text-properties fo:letter-spacing="-0.0034in" fo:font-size="5pt" style:font-size-asian="5pt"/>
    </style:style>
    <style:style style:name="T1824" style:parent-style-name="Phôngmặcđịnhcủađoạnvăn" style:family="text">
      <style:text-properties fo:font-size="5pt" style:font-size-asian="5pt"/>
    </style:style>
    <style:style style:name="T1825" style:parent-style-name="Phôngmặcđịnhcủađoạnvăn" style:family="text">
      <style:text-properties fo:letter-spacing="-0.0034in" fo:font-size="5pt" style:font-size-asian="5pt"/>
    </style:style>
    <style:style style:name="T1826" style:parent-style-name="Phôngmặcđịnhcủađoạnvăn" style:family="text">
      <style:text-properties fo:font-size="5pt" style:font-size-asian="5pt"/>
    </style:style>
    <style:style style:name="T1827" style:parent-style-name="Phôngmặcđịnhcủađoạnvăn" style:family="text">
      <style:text-properties fo:letter-spacing="-0.002in" fo:font-size="5pt" style:font-size-asian="5pt"/>
    </style:style>
    <style:style style:name="T1828" style:parent-style-name="Phôngmặcđịnhcủađoạnvăn" style:family="text">
      <style:text-properties fo:font-size="5pt" style:font-size-asian="5pt"/>
    </style:style>
    <style:style style:name="T1829" style:parent-style-name="Phôngmặcđịnhcủađoạnvăn" style:family="text">
      <style:text-properties fo:letter-spacing="-0.0041in" fo:font-size="5pt" style:font-size-asian="5pt"/>
    </style:style>
    <style:style style:name="T1830" style:parent-style-name="Phôngmặcđịnhcủađoạnvăn" style:family="text">
      <style:text-properties fo:font-size="5pt" style:font-size-asian="5pt"/>
    </style:style>
    <style:style style:name="T1831" style:parent-style-name="Phôngmặcđịnhcủađoạnvăn" style:family="text">
      <style:text-properties fo:letter-spacing="-0.0034in" fo:font-size="5pt" style:font-size-asian="5pt"/>
    </style:style>
    <style:style style:name="T1832" style:parent-style-name="Phôngmặcđịnhcủađoạnvăn" style:family="text">
      <style:text-properties fo:font-size="5pt" style:font-size-asian="5pt"/>
    </style:style>
    <style:style style:name="T1833" style:parent-style-name="Phôngmặcđịnhcủađoạnvăn" style:family="text">
      <style:text-properties fo:letter-spacing="-0.0034in" fo:font-size="5pt" style:font-size-asian="5pt"/>
    </style:style>
    <style:style style:name="T1834" style:parent-style-name="Phôngmặcđịnhcủađoạnvăn" style:family="text">
      <style:text-properties fo:font-size="5pt" style:font-size-asian="5pt"/>
    </style:style>
    <style:style style:name="T1835" style:parent-style-name="Phôngmặcđịnhcủađoạnvăn" style:family="text">
      <style:text-properties fo:letter-spacing="-0.0034in" fo:font-size="5pt" style:font-size-asian="5pt"/>
    </style:style>
    <style:style style:name="T1836" style:parent-style-name="Phôngmặcđịnhcủađoạnvăn" style:family="text">
      <style:text-properties fo:font-size="5pt" style:font-size-asian="5pt"/>
    </style:style>
    <style:style style:name="T1837" style:parent-style-name="Phôngmặcđịnhcủađoạnvăn" style:family="text">
      <style:text-properties fo:letter-spacing="-0.0034in" fo:font-size="5pt" style:font-size-asian="5pt"/>
    </style:style>
    <style:style style:name="T1838" style:parent-style-name="Phôngmặcđịnhcủađoạnvăn" style:family="text">
      <style:text-properties fo:font-size="5pt" style:font-size-asian="5pt"/>
    </style:style>
    <style:style style:name="T1839" style:parent-style-name="Phôngmặcđịnhcủađoạnvăn" style:family="text">
      <style:text-properties fo:letter-spacing="-0.0034in" fo:font-size="5pt" style:font-size-asian="5pt"/>
    </style:style>
    <style:style style:name="T1840" style:parent-style-name="Phôngmặcđịnhcủađoạnvăn" style:family="text">
      <style:text-properties fo:font-size="5pt" style:font-size-asian="5pt"/>
    </style:style>
    <style:style style:name="T1841" style:parent-style-name="Phôngmặcđịnhcủađoạnvăn" style:family="text">
      <style:text-properties fo:letter-spacing="-0.0027in" fo:font-size="5pt" style:font-size-asian="5pt"/>
    </style:style>
    <style:style style:name="T1842" style:parent-style-name="Phôngmặcđịnhcủađoạnvăn" style:family="text">
      <style:text-properties fo:letter-spacing="-0.0013in" fo:font-size="5pt" style:font-size-asian="5pt"/>
    </style:style>
    <style:style style:name="P1843" style:parent-style-name="TableParagraph" style:family="paragraph">
      <style:paragraph-properties fo:margin-top="0.0152in" fo:margin-left="0.0166in">
        <style:tab-stops/>
      </style:paragraph-properties>
    </style:style>
    <style:style style:name="T1844" style:parent-style-name="Phôngmặcđịnhcủađoạnvăn" style:family="text">
      <style:text-properties fo:font-size="5pt" style:font-size-asian="5pt"/>
    </style:style>
    <style:style style:name="T1845" style:parent-style-name="Phôngmặcđịnhcủađoạnvăn" style:family="text">
      <style:text-properties fo:letter-spacing="-0.002in" fo:font-size="5pt" style:font-size-asian="5pt"/>
    </style:style>
    <style:style style:name="T1846" style:parent-style-name="Phôngmặcđịnhcủađoạnvăn" style:family="text">
      <style:text-properties fo:font-size="5pt" style:font-size-asian="5pt"/>
    </style:style>
    <style:style style:name="T1847" style:parent-style-name="Phôngmặcđịnhcủađoạnvăn" style:family="text">
      <style:text-properties fo:letter-spacing="-0.0013in" fo:font-size="5pt" style:font-size-asian="5pt"/>
    </style:style>
    <style:style style:name="T1848" style:parent-style-name="Phôngmặcđịnhcủađoạnvăn" style:family="text">
      <style:text-properties fo:font-size="5pt" style:font-size-asian="5pt"/>
    </style:style>
    <style:style style:name="T1849" style:parent-style-name="Phôngmặcđịnhcủađoạnvăn" style:family="text">
      <style:text-properties fo:letter-spacing="-0.002in" fo:font-size="5pt" style:font-size-asian="5pt"/>
    </style:style>
    <style:style style:name="T1850" style:parent-style-name="Phôngmặcđịnhcủađoạnvăn" style:family="text">
      <style:text-properties fo:font-size="5pt" style:font-size-asian="5pt"/>
    </style:style>
    <style:style style:name="T1851" style:parent-style-name="Phôngmặcđịnhcủađoạnvăn" style:family="text">
      <style:text-properties fo:letter-spacing="-0.0027in" fo:font-size="5pt" style:font-size-asian="5pt"/>
    </style:style>
    <style:style style:name="T1852" style:parent-style-name="Phôngmặcđịnhcủađoạnvăn" style:family="text">
      <style:text-properties fo:font-size="5pt" style:font-size-asian="5pt"/>
    </style:style>
    <style:style style:name="T1853" style:parent-style-name="Phôngmặcđịnhcủađoạnvăn" style:family="text">
      <style:text-properties fo:letter-spacing="-0.0013in" fo:font-size="5pt" style:font-size-asian="5pt"/>
    </style:style>
    <style:style style:name="T1854" style:parent-style-name="Phôngmặcđịnhcủađoạnvăn" style:family="text">
      <style:text-properties fo:font-size="5pt" style:font-size-asian="5pt"/>
    </style:style>
    <style:style style:name="T1855" style:parent-style-name="Phôngmặcđịnhcủađoạnvăn" style:family="text">
      <style:text-properties fo:letter-spacing="-0.0013in" fo:font-size="5pt" style:font-size-asian="5pt"/>
    </style:style>
    <style:style style:name="T1856" style:parent-style-name="Phôngmặcđịnhcủađoạnvăn" style:family="text">
      <style:text-properties fo:font-size="5pt" style:font-size-asian="5pt"/>
    </style:style>
    <style:style style:name="T1857" style:parent-style-name="Phôngmặcđịnhcủađoạnvăn" style:family="text">
      <style:text-properties fo:letter-spacing="-0.002in" fo:font-size="5pt" style:font-size-asian="5pt"/>
    </style:style>
    <style:style style:name="T1858" style:parent-style-name="Phôngmặcđịnhcủađoạnvăn" style:family="text">
      <style:text-properties fo:font-size="5pt" style:font-size-asian="5pt"/>
    </style:style>
    <style:style style:name="T1859" style:parent-style-name="Phôngmặcđịnhcủađoạnvăn" style:family="text">
      <style:text-properties fo:letter-spacing="-0.002in" fo:font-size="5pt" style:font-size-asian="5pt"/>
    </style:style>
    <style:style style:name="T1860" style:parent-style-name="Phôngmặcđịnhcủađoạnvăn" style:family="text">
      <style:text-properties fo:font-size="5pt" style:font-size-asian="5pt"/>
    </style:style>
    <style:style style:name="T1861" style:parent-style-name="Phôngmặcđịnhcủađoạnvăn" style:family="text">
      <style:text-properties fo:letter-spacing="-0.0013in" fo:font-size="5pt" style:font-size-asian="5pt"/>
    </style:style>
    <style:style style:name="P1862" style:parent-style-name="TableParagraph" style:family="paragraph">
      <style:paragraph-properties fo:margin-top="0.0152in" fo:margin-left="0.0166in">
        <style:tab-stops/>
      </style:paragraph-properties>
    </style:style>
    <style:style style:name="T1863" style:parent-style-name="Phôngmặcđịnhcủađoạnvăn" style:family="text">
      <style:text-properties fo:letter-spacing="-0.0013in" fo:font-size="5pt" style:font-size-asian="5pt"/>
    </style:style>
    <style:style style:name="T1864" style:parent-style-name="Phôngmặcđịnhcủađoạnvăn" style:family="text">
      <style:text-properties fo:letter-spacing="0.0013in" fo:font-size="5pt" style:font-size-asian="5pt"/>
    </style:style>
    <style:style style:name="T1865" style:parent-style-name="Phôngmặcđịnhcủađoạnvăn" style:family="text">
      <style:text-properties fo:letter-spacing="-0.0013in" fo:font-size="5pt" style:font-size-asian="5pt"/>
    </style:style>
    <style:style style:name="T1866" style:parent-style-name="Phôngmặcđịnhcủađoạnvăn" style:family="text">
      <style:text-properties fo:letter-spacing="0.0013in" fo:font-size="5pt" style:font-size-asian="5pt"/>
    </style:style>
    <style:style style:name="T1867" style:parent-style-name="Phôngmặcđịnhcủađoạnvăn" style:family="text">
      <style:text-properties fo:letter-spacing="-0.0013in" fo:font-size="5pt" style:font-size-asian="5pt"/>
    </style:style>
    <style:style style:name="T1868" style:parent-style-name="Phôngmặcđịnhcủađoạnvăn" style:family="text">
      <style:text-properties fo:letter-spacing="0.0006in" fo:font-size="5pt" style:font-size-asian="5pt"/>
    </style:style>
    <style:style style:name="T1869" style:parent-style-name="Phôngmặcđịnhcủađoạnvăn" style:family="text">
      <style:text-properties fo:letter-spacing="-0.0013in" fo:font-size="5pt" style:font-size-asian="5pt"/>
    </style:style>
    <style:style style:name="T1870" style:parent-style-name="Phôngmặcđịnhcủađoạnvăn" style:family="text">
      <style:text-properties fo:letter-spacing="0.002in" fo:font-size="5pt" style:font-size-asian="5pt"/>
    </style:style>
    <style:style style:name="T1871" style:parent-style-name="Phôngmặcđịnhcủađoạnvăn" style:family="text">
      <style:text-properties fo:letter-spacing="-0.0013in" fo:font-size="5pt" style:font-size-asian="5pt"/>
    </style:style>
    <style:style style:name="T1872" style:parent-style-name="Phôngmặcđịnhcủađoạnvăn" style:family="text">
      <style:text-properties fo:letter-spacing="0.0006in" fo:font-size="5pt" style:font-size-asian="5pt"/>
    </style:style>
    <style:style style:name="T1873" style:parent-style-name="Phôngmặcđịnhcủađoạnvăn" style:family="text">
      <style:text-properties fo:letter-spacing="-0.0013in" fo:font-size="5pt" style:font-size-asian="5pt"/>
    </style:style>
    <style:style style:name="T1874" style:parent-style-name="Phôngmặcđịnhcủađoạnvăn" style:family="text">
      <style:text-properties fo:letter-spacing="0.0006in" fo:font-size="5pt" style:font-size-asian="5pt"/>
    </style:style>
    <style:style style:name="T1875" style:parent-style-name="Phôngmặcđịnhcủađoạnvăn" style:family="text">
      <style:text-properties fo:letter-spacing="-0.0013in" fo:font-size="5pt" style:font-size-asian="5pt"/>
    </style:style>
    <style:style style:name="T1876" style:parent-style-name="Phôngmặcđịnhcủađoạnvăn" style:family="text">
      <style:text-properties fo:font-size="5pt" style:font-size-asian="5pt"/>
    </style:style>
    <style:style style:name="T1877" style:parent-style-name="Phôngmặcđịnhcủađoạnvăn" style:family="text">
      <style:text-properties fo:letter-spacing="-0.0013in" fo:font-size="5pt" style:font-size-asian="5pt"/>
    </style:style>
    <style:style style:name="T1878" style:parent-style-name="Phôngmặcđịnhcủađoạnvăn" style:family="text">
      <style:text-properties fo:letter-spacing="0.0006in" fo:font-size="5pt" style:font-size-asian="5pt"/>
    </style:style>
    <style:style style:name="T1879" style:parent-style-name="Phôngmặcđịnhcủađoạnvăn" style:family="text">
      <style:text-properties fo:letter-spacing="-0.0013in" fo:font-size="5pt" style:font-size-asian="5pt"/>
    </style:style>
    <style:style style:name="T1880" style:parent-style-name="Phôngmặcđịnhcủađoạnvăn" style:family="text">
      <style:text-properties fo:letter-spacing="0.0006in" fo:font-size="5pt" style:font-size-asian="5pt"/>
    </style:style>
    <style:style style:name="T1881" style:parent-style-name="Phôngmặcđịnhcủađoạnvăn" style:family="text">
      <style:text-properties fo:letter-spacing="-0.0013in" fo:font-size="5pt" style:font-size-asian="5pt"/>
    </style:style>
    <style:style style:name="T1882" style:parent-style-name="Phôngmặcđịnhcủađoạnvăn" style:family="text">
      <style:text-properties fo:letter-spacing="0.0006in" fo:font-size="5pt" style:font-size-asian="5pt"/>
    </style:style>
    <style:style style:name="T1883" style:parent-style-name="Phôngmặcđịnhcủađoạnvăn" style:family="text">
      <style:text-properties fo:letter-spacing="-0.0013in" fo:font-size="5pt" style:font-size-asian="5pt"/>
    </style:style>
    <style:style style:name="T1884" style:parent-style-name="Phôngmặcđịnhcủađoạnvăn" style:family="text">
      <style:text-properties fo:letter-spacing="0.0006in" fo:font-size="5pt" style:font-size-asian="5pt"/>
    </style:style>
    <style:style style:name="T1885" style:parent-style-name="Phôngmặcđịnhcủađoạnvăn" style:family="text">
      <style:text-properties fo:letter-spacing="-0.0013in" fo:font-size="5pt" style:font-size-asian="5pt"/>
    </style:style>
    <style:style style:name="T1886" style:parent-style-name="Phôngmặcđịnhcủađoạnvăn" style:family="text">
      <style:text-properties fo:font-size="5pt" style:font-size-asian="5pt"/>
    </style:style>
    <style:style style:name="T1887" style:parent-style-name="Phôngmặcđịnhcủađoạnvăn" style:family="text">
      <style:text-properties fo:letter-spacing="-0.0013in" fo:font-size="5pt" style:font-size-asian="5pt"/>
    </style:style>
    <style:style style:name="T1888" style:parent-style-name="Phôngmặcđịnhcủađoạnvăn" style:family="text">
      <style:text-properties fo:letter-spacing="0.0013in" fo:font-size="5pt" style:font-size-asian="5pt"/>
    </style:style>
    <style:style style:name="T1889" style:parent-style-name="Phôngmặcđịnhcủađoạnvăn" style:family="text">
      <style:text-properties fo:letter-spacing="-0.0013in" fo:font-size="5pt" style:font-size-asian="5pt"/>
    </style:style>
    <style:style style:name="T1890" style:parent-style-name="Phôngmặcđịnhcủađoạnvăn" style:family="text">
      <style:text-properties fo:letter-spacing="0.0013in" fo:font-size="5pt" style:font-size-asian="5pt"/>
    </style:style>
    <style:style style:name="T1891" style:parent-style-name="Phôngmặcđịnhcủađoạnvăn" style:family="text">
      <style:text-properties fo:letter-spacing="-0.0013in" fo:font-size="5pt" style:font-size-asian="5pt"/>
    </style:style>
    <style:style style:name="T1892" style:parent-style-name="Phôngmặcđịnhcủađoạnvăn" style:family="text">
      <style:text-properties fo:letter-spacing="0.0013in" fo:font-size="5pt" style:font-size-asian="5pt"/>
    </style:style>
    <style:style style:name="T1893" style:parent-style-name="Phôngmặcđịnhcủađoạnvăn" style:family="text">
      <style:text-properties fo:letter-spacing="-0.0013in" fo:font-size="5pt" style:font-size-asian="5pt"/>
    </style:style>
    <style:style style:name="T1894" style:parent-style-name="Phôngmặcđịnhcủađoạnvăn" style:family="text">
      <style:text-properties fo:letter-spacing="0.0006in" fo:font-size="5pt" style:font-size-asian="5pt"/>
    </style:style>
    <style:style style:name="T1895" style:parent-style-name="Phôngmặcđịnhcủađoạnvăn" style:family="text">
      <style:text-properties fo:letter-spacing="-0.0013in" fo:font-size="5pt" style:font-size-asian="5pt"/>
    </style:style>
    <style:style style:name="T1896" style:parent-style-name="Phôngmặcđịnhcủađoạnvăn" style:family="text">
      <style:text-properties fo:letter-spacing="0.0013in" fo:font-size="5pt" style:font-size-asian="5pt"/>
    </style:style>
    <style:style style:name="T1897" style:parent-style-name="Phôngmặcđịnhcủađoạnvăn" style:family="text">
      <style:text-properties fo:letter-spacing="-0.0013in" fo:font-size="5pt" style:font-size-asian="5pt"/>
    </style:style>
    <style:style style:name="T1898" style:parent-style-name="Phôngmặcđịnhcủađoạnvăn" style:family="text">
      <style:text-properties fo:font-size="5pt" style:font-size-asian="5pt"/>
    </style:style>
    <style:style style:name="T1899" style:parent-style-name="Phôngmặcđịnhcủađoạnvăn" style:family="text">
      <style:text-properties fo:letter-spacing="-0.0013in" fo:font-size="5pt" style:font-size-asian="5pt"/>
    </style:style>
    <style:style style:name="T1900" style:parent-style-name="Phôngmặcđịnhcủađoạnvăn" style:family="text">
      <style:text-properties fo:letter-spacing="0.0006in" fo:font-size="5pt" style:font-size-asian="5pt"/>
    </style:style>
    <style:style style:name="T1901" style:parent-style-name="Phôngmặcđịnhcủađoạnvăn" style:family="text">
      <style:text-properties fo:letter-spacing="-0.0013in" fo:font-size="5pt" style:font-size-asian="5pt"/>
    </style:style>
    <style:style style:name="T1902" style:parent-style-name="Phôngmặcđịnhcủađoạnvăn" style:family="text">
      <style:text-properties fo:letter-spacing="0.0006in" fo:font-size="5pt" style:font-size-asian="5pt"/>
    </style:style>
    <style:style style:name="T1903" style:parent-style-name="Phôngmặcđịnhcủađoạnvăn" style:family="text">
      <style:text-properties fo:letter-spacing="-0.0013in" fo:font-size="5pt" style:font-size-asian="5pt"/>
    </style:style>
    <style:style style:name="T1904" style:parent-style-name="Phôngmặcđịnhcủađoạnvăn" style:family="text">
      <style:text-properties fo:letter-spacing="0.0013in" fo:font-size="5pt" style:font-size-asian="5pt"/>
    </style:style>
    <style:style style:name="T1905" style:parent-style-name="Phôngmặcđịnhcủađoạnvăn" style:family="text">
      <style:text-properties fo:letter-spacing="-0.0013in" fo:font-size="5pt" style:font-size-asian="5pt"/>
    </style:style>
    <style:style style:name="T1906" style:parent-style-name="Phôngmặcđịnhcủađoạnvăn" style:family="text">
      <style:text-properties fo:letter-spacing="-0.0006in" fo:font-size="5pt" style:font-size-asian="5pt"/>
    </style:style>
    <style:style style:name="T1907" style:parent-style-name="Phôngmặcđịnhcủađoạnvăn" style:family="text">
      <style:text-properties fo:letter-spacing="-0.0013in" fo:font-size="5pt" style:font-size-asian="5pt"/>
    </style:style>
    <style:style style:name="T1908" style:parent-style-name="Phôngmặcđịnhcủađoạnvăn" style:family="text">
      <style:text-properties fo:letter-spacing="0.002in" fo:font-size="5pt" style:font-size-asian="5pt"/>
    </style:style>
    <style:style style:name="T1909" style:parent-style-name="Phôngmặcđịnhcủađoạnvăn" style:family="text">
      <style:text-properties fo:letter-spacing="-0.0013in" fo:font-size="5pt" style:font-size-asian="5pt"/>
    </style:style>
    <style:style style:name="T1910" style:parent-style-name="Phôngmặcđịnhcủađoạnvăn" style:family="text">
      <style:text-properties fo:letter-spacing="0.0006in" fo:font-size="5pt" style:font-size-asian="5pt"/>
    </style:style>
    <style:style style:name="T1911" style:parent-style-name="Phôngmặcđịnhcủađoạnvăn" style:family="text">
      <style:text-properties fo:letter-spacing="-0.0013in" fo:font-size="5pt" style:font-size-asian="5pt"/>
    </style:style>
    <style:style style:name="T1912" style:parent-style-name="Phôngmặcđịnhcủađoạnvăn" style:family="text">
      <style:text-properties fo:letter-spacing="0.0013in" fo:font-size="5pt" style:font-size-asian="5pt"/>
    </style:style>
    <style:style style:name="T1913" style:parent-style-name="Phôngmặcđịnhcủađoạnvăn" style:family="text">
      <style:text-properties fo:letter-spacing="-0.0013in" fo:font-size="5pt" style:font-size-asian="5pt"/>
    </style:style>
    <style:style style:name="T1914" style:parent-style-name="Phôngmặcđịnhcủađoạnvăn" style:family="text">
      <style:text-properties fo:letter-spacing="0.0006in" fo:font-size="5pt" style:font-size-asian="5pt"/>
    </style:style>
    <style:style style:name="T1915" style:parent-style-name="Phôngmặcđịnhcủađoạnvăn" style:family="text">
      <style:text-properties fo:letter-spacing="-0.0013in" fo:font-size="5pt" style:font-size-asian="5pt"/>
    </style:style>
    <style:style style:name="T1916" style:parent-style-name="Phôngmặcđịnhcủađoạnvăn" style:family="text">
      <style:text-properties fo:letter-spacing="0.0006in" fo:font-size="5pt" style:font-size-asian="5pt"/>
    </style:style>
    <style:style style:name="T1917" style:parent-style-name="Phôngmặcđịnhcủađoạnvăn" style:family="text">
      <style:text-properties fo:letter-spacing="-0.0013in" fo:font-size="5pt" style:font-size-asian="5pt"/>
    </style:style>
    <style:style style:name="T1918" style:parent-style-name="Phôngmặcđịnhcủađoạnvăn" style:family="text">
      <style:text-properties fo:letter-spacing="0.002in" fo:font-size="5pt" style:font-size-asian="5pt"/>
    </style:style>
    <style:style style:name="T1919" style:parent-style-name="Phôngmặcđịnhcủađoạnvăn" style:family="text">
      <style:text-properties fo:letter-spacing="-0.0013in" fo:font-size="5pt" style:font-size-asian="5pt"/>
    </style:style>
    <style:style style:name="T1920" style:parent-style-name="Phôngmặcđịnhcủađoạnvăn" style:family="text">
      <style:text-properties fo:font-size="5pt" style:font-size-asian="5pt"/>
    </style:style>
    <style:style style:name="T1921" style:parent-style-name="Phôngmặcđịnhcủađoạnvăn" style:family="text">
      <style:text-properties fo:letter-spacing="-0.0013in" fo:font-size="5pt" style:font-size-asian="5pt"/>
    </style:style>
    <style:style style:name="T1922" style:parent-style-name="Phôngmặcđịnhcủađoạnvăn" style:family="text">
      <style:text-properties fo:letter-spacing="0.0006in" fo:font-size="5pt" style:font-size-asian="5pt"/>
    </style:style>
    <style:style style:name="T1923" style:parent-style-name="Phôngmặcđịnhcủađoạnvăn" style:family="text">
      <style:text-properties fo:letter-spacing="-0.0013in" fo:font-size="5pt" style:font-size-asian="5pt"/>
    </style:style>
    <style:style style:name="T1924" style:parent-style-name="Phôngmặcđịnhcủađoạnvăn" style:family="text">
      <style:text-properties fo:letter-spacing="0.0006in" fo:font-size="5pt" style:font-size-asian="5pt"/>
    </style:style>
    <style:style style:name="T1925" style:parent-style-name="Phôngmặcđịnhcủađoạnvăn" style:family="text">
      <style:text-properties fo:letter-spacing="-0.0013in" fo:font-size="5pt" style:font-size-asian="5pt"/>
    </style:style>
    <style:style style:name="T1926" style:parent-style-name="Phôngmặcđịnhcủađoạnvăn" style:family="text">
      <style:text-properties fo:letter-spacing="0.0006in" fo:font-size="5pt" style:font-size-asian="5pt"/>
    </style:style>
    <style:style style:name="T1927" style:parent-style-name="Phôngmặcđịnhcủađoạnvăn" style:family="text">
      <style:text-properties fo:letter-spacing="-0.0013in" fo:font-size="5pt" style:font-size-asian="5pt"/>
    </style:style>
    <style:style style:name="T1928" style:parent-style-name="Phôngmặcđịnhcủađoạnvăn" style:family="text">
      <style:text-properties fo:font-size="5pt" style:font-size-asian="5pt"/>
    </style:style>
    <style:style style:name="T1929" style:parent-style-name="Phôngmặcđịnhcủađoạnvăn" style:family="text">
      <style:text-properties fo:letter-spacing="-0.0013in" fo:font-size="5pt" style:font-size-asian="5pt"/>
    </style:style>
    <style:style style:name="T1930" style:parent-style-name="Phôngmặcđịnhcủađoạnvăn" style:family="text">
      <style:text-properties fo:letter-spacing="0.0013in" fo:font-size="5pt" style:font-size-asian="5pt"/>
    </style:style>
    <style:style style:name="T1931" style:parent-style-name="Phôngmặcđịnhcủađoạnvăn" style:family="text">
      <style:text-properties fo:letter-spacing="-0.0013in" fo:font-size="5pt" style:font-size-asian="5pt"/>
    </style:style>
    <style:style style:name="T1932" style:parent-style-name="Phôngmặcđịnhcủađoạnvăn" style:family="text">
      <style:text-properties fo:letter-spacing="0.0006in" fo:font-size="5pt" style:font-size-asian="5pt"/>
    </style:style>
    <style:style style:name="T1933" style:parent-style-name="Phôngmặcđịnhcủađoạnvăn" style:family="text">
      <style:text-properties fo:letter-spacing="-0.0013in" fo:font-size="5pt" style:font-size-asian="5pt"/>
    </style:style>
    <style:style style:name="T1934" style:parent-style-name="Phôngmặcđịnhcủađoạnvăn" style:family="text">
      <style:text-properties fo:letter-spacing="0.002in" fo:font-size="5pt" style:font-size-asian="5pt"/>
    </style:style>
    <style:style style:name="T1935" style:parent-style-name="Phôngmặcđịnhcủađoạnvăn" style:family="text">
      <style:text-properties fo:letter-spacing="-0.0013in" fo:font-size="5pt" style:font-size-asian="5pt"/>
    </style:style>
    <style:style style:name="TableCell1936" style:family="table-cell">
      <style:table-cell-properties fo:border="0.0069in solid #000000" style:writing-mode="lr-tb" fo:padding-top="0in" fo:padding-left="0in" fo:padding-bottom="0in" fo:padding-right="0in"/>
    </style:style>
    <style:style style:name="P1937" style:parent-style-name="TableParagraph" style:family="paragraph">
      <style:text-properties style:font-name="Times New Roman" fo:font-size="5pt" style:font-size-asian="5pt"/>
    </style:style>
    <style:style style:name="P1938" style:parent-style-name="TableParagraph" style:family="paragraph">
      <style:text-properties style:font-name="Times New Roman" fo:font-size="5pt" style:font-size-asian="5pt"/>
    </style:style>
    <style:style style:name="P1939" style:parent-style-name="TableParagraph" style:family="paragraph">
      <style:text-properties style:font-name="Times New Roman" fo:font-size="5pt" style:font-size-asian="5pt"/>
    </style:style>
    <style:style style:name="P1940" style:parent-style-name="TableParagraph" style:family="paragraph">
      <style:text-properties style:font-name="Times New Roman" fo:font-size="5pt" style:font-size-asian="5pt"/>
    </style:style>
    <style:style style:name="P1941" style:parent-style-name="TableParagraph" style:family="paragraph">
      <style:text-properties style:font-name="Times New Roman" fo:font-size="5pt" style:font-size-asian="5pt"/>
    </style:style>
    <style:style style:name="P1942" style:parent-style-name="TableParagraph" style:family="paragraph">
      <style:text-properties style:font-name="Times New Roman" fo:font-size="5pt" style:font-size-asian="5pt"/>
    </style:style>
    <style:style style:name="P1943" style:parent-style-name="TableParagraph" style:family="paragraph">
      <style:paragraph-properties fo:margin-top="0.0743in"/>
      <style:text-properties style:font-name="Times New Roman" fo:font-size="5pt" style:font-size-asian="5pt"/>
    </style:style>
    <style:style style:name="P1944" style:parent-style-name="TableParagraph" style:family="paragraph">
      <style:paragraph-properties fo:margin-left="0.0173in">
        <style:tab-stops/>
      </style:paragraph-properties>
    </style:style>
    <style:style style:name="T1945" style:parent-style-name="Phôngmặcđịnhcủađoạnvăn" style:family="text">
      <style:text-properties fo:letter-spacing="-0.0034in" fo:font-size="5pt" style:font-size-asian="5pt"/>
    </style:style>
    <style:style style:name="TableCell1946" style:family="table-cell">
      <style:table-cell-properties fo:border="0.0069in solid #000000" style:writing-mode="lr-tb" fo:padding-top="0in" fo:padding-left="0in" fo:padding-bottom="0in" fo:padding-right="0in"/>
    </style:style>
    <style:style style:name="P1947" style:parent-style-name="TableParagraph" style:family="paragraph">
      <style:text-properties style:font-name="Times New Roman" fo:font-size="5pt" style:font-size-asian="5pt"/>
    </style:style>
    <style:style style:name="P1948" style:parent-style-name="TableParagraph" style:family="paragraph">
      <style:text-properties style:font-name="Times New Roman" fo:font-size="5pt" style:font-size-asian="5pt"/>
    </style:style>
    <style:style style:name="P1949" style:parent-style-name="TableParagraph" style:family="paragraph">
      <style:text-properties style:font-name="Times New Roman" fo:font-size="5pt" style:font-size-asian="5pt"/>
    </style:style>
    <style:style style:name="P1950" style:parent-style-name="TableParagraph" style:family="paragraph">
      <style:text-properties style:font-name="Times New Roman" fo:font-size="5pt" style:font-size-asian="5pt"/>
    </style:style>
    <style:style style:name="P1951" style:parent-style-name="TableParagraph" style:family="paragraph">
      <style:text-properties style:font-name="Times New Roman" fo:font-size="5pt" style:font-size-asian="5pt"/>
    </style:style>
    <style:style style:name="P1952" style:parent-style-name="TableParagraph" style:family="paragraph">
      <style:text-properties style:font-name="Times New Roman" fo:font-size="5pt" style:font-size-asian="5pt"/>
    </style:style>
    <style:style style:name="P1953" style:parent-style-name="TableParagraph" style:family="paragraph">
      <style:paragraph-properties fo:margin-top="0.0743in"/>
      <style:text-properties style:font-name="Times New Roman" fo:font-size="5pt" style:font-size-asian="5pt"/>
    </style:style>
    <style:style style:name="P1954" style:parent-style-name="TableParagraph" style:family="paragraph">
      <style:paragraph-properties fo:margin-left="0.0173in">
        <style:tab-stops/>
      </style:paragraph-properties>
    </style:style>
    <style:style style:name="T1955" style:parent-style-name="Phôngmặcđịnhcủađoạnvăn" style:family="text">
      <style:text-properties fo:letter-spacing="-0.0034in" style:text-scale="105%" fo:font-size="5pt" style:font-size-asian="5pt"/>
    </style:style>
    <style:style style:name="TableCell1956" style:family="table-cell">
      <style:table-cell-properties fo:border="0.0069in solid #000000" style:writing-mode="lr-tb" fo:padding-top="0in" fo:padding-left="0in" fo:padding-bottom="0in" fo:padding-right="0in"/>
    </style:style>
    <style:style style:name="P1957" style:parent-style-name="TableParagraph" style:family="paragraph">
      <style:text-properties style:font-name="Times New Roman" fo:font-size="5pt" style:font-size-asian="5pt"/>
    </style:style>
    <style:style style:name="P1958" style:parent-style-name="TableParagraph" style:family="paragraph">
      <style:text-properties style:font-name="Times New Roman" fo:font-size="5pt" style:font-size-asian="5pt"/>
    </style:style>
    <style:style style:name="P1959" style:parent-style-name="TableParagraph" style:family="paragraph">
      <style:text-properties style:font-name="Times New Roman" fo:font-size="5pt" style:font-size-asian="5pt"/>
    </style:style>
    <style:style style:name="P1960" style:parent-style-name="TableParagraph" style:family="paragraph">
      <style:text-properties style:font-name="Times New Roman" fo:font-size="5pt" style:font-size-asian="5pt"/>
    </style:style>
    <style:style style:name="P1961" style:parent-style-name="TableParagraph" style:family="paragraph">
      <style:text-properties style:font-name="Times New Roman" fo:font-size="5pt" style:font-size-asian="5pt"/>
    </style:style>
    <style:style style:name="P1962" style:parent-style-name="TableParagraph" style:family="paragraph">
      <style:text-properties style:font-name="Times New Roman" fo:font-size="5pt" style:font-size-asian="5pt"/>
    </style:style>
    <style:style style:name="P1963" style:parent-style-name="TableParagraph" style:family="paragraph">
      <style:paragraph-properties fo:margin-top="0.0743in"/>
      <style:text-properties style:font-name="Times New Roman" fo:font-size="5pt" style:font-size-asian="5pt"/>
    </style:style>
    <style:style style:name="P1964" style:parent-style-name="TableParagraph" style:family="paragraph">
      <style:paragraph-properties fo:margin-left="0.018in">
        <style:tab-stops/>
      </style:paragraph-properties>
    </style:style>
    <style:style style:name="T1965" style:parent-style-name="Phôngmặcđịnhcủađoạnvăn" style:family="text">
      <style:text-properties fo:letter-spacing="-0.0027in" fo:font-size="5pt" style:font-size-asian="5pt"/>
    </style:style>
    <style:style style:name="TableCell1966" style:family="table-cell">
      <style:table-cell-properties fo:border="0.0069in solid #000000" style:writing-mode="lr-tb" fo:padding-top="0in" fo:padding-left="0in" fo:padding-bottom="0in" fo:padding-right="0in"/>
    </style:style>
    <style:style style:name="P1967" style:parent-style-name="TableParagraph" style:family="paragraph">
      <style:text-properties style:font-name="Times New Roman" fo:font-size="5pt" style:font-size-asian="5pt"/>
    </style:style>
    <style:style style:name="P1968" style:parent-style-name="TableParagraph" style:family="paragraph">
      <style:text-properties style:font-name="Times New Roman" fo:font-size="5pt" style:font-size-asian="5pt"/>
    </style:style>
    <style:style style:name="P1969" style:parent-style-name="TableParagraph" style:family="paragraph">
      <style:text-properties style:font-name="Times New Roman" fo:font-size="5pt" style:font-size-asian="5pt"/>
    </style:style>
    <style:style style:name="P1970" style:parent-style-name="TableParagraph" style:family="paragraph">
      <style:text-properties style:font-name="Times New Roman" fo:font-size="5pt" style:font-size-asian="5pt"/>
    </style:style>
    <style:style style:name="P1971" style:parent-style-name="TableParagraph" style:family="paragraph">
      <style:text-properties style:font-name="Times New Roman" fo:font-size="5pt" style:font-size-asian="5pt"/>
    </style:style>
    <style:style style:name="P1972" style:parent-style-name="TableParagraph" style:family="paragraph">
      <style:text-properties style:font-name="Times New Roman" fo:font-size="5pt" style:font-size-asian="5pt"/>
    </style:style>
    <style:style style:name="P1973" style:parent-style-name="TableParagraph" style:family="paragraph">
      <style:paragraph-properties fo:margin-top="0.0743in"/>
      <style:text-properties style:font-name="Times New Roman" fo:font-size="5pt" style:font-size-asian="5pt"/>
    </style:style>
    <style:style style:name="P1974" style:parent-style-name="TableParagraph" style:family="paragraph">
      <style:paragraph-properties fo:margin-left="0.0187in">
        <style:tab-stops/>
      </style:paragraph-properties>
    </style:style>
    <style:style style:name="T1975" style:parent-style-name="Phôngmặcđịnhcủađoạnvăn" style:family="text">
      <style:text-properties fo:letter-spacing="-0.0034in" style:text-scale="105%" fo:font-size="5pt" style:font-size-asian="5pt"/>
    </style:style>
    <style:style style:name="TableRow1976" style:family="table-row">
      <style:table-row-properties style:min-row-height="1.0909in" style:use-optimal-row-height="false"/>
    </style:style>
    <style:style style:name="TableCell1977" style:family="table-cell">
      <style:table-cell-properties fo:border="0.0069in solid #000000" style:writing-mode="lr-tb" fo:padding-top="0in" fo:padding-left="0in" fo:padding-bottom="0in" fo:padding-right="0in"/>
    </style:style>
    <style:style style:name="P1978" style:parent-style-name="TableParagraph" style:family="paragraph">
      <style:text-properties style:font-name="Times New Roman" fo:font-size="5pt" style:font-size-asian="5pt"/>
    </style:style>
    <style:style style:name="P1979" style:parent-style-name="TableParagraph" style:family="paragraph">
      <style:text-properties style:font-name="Times New Roman" fo:font-size="5pt" style:font-size-asian="5pt"/>
    </style:style>
    <style:style style:name="P1980" style:parent-style-name="TableParagraph" style:family="paragraph">
      <style:text-properties style:font-name="Times New Roman" fo:font-size="5pt" style:font-size-asian="5pt"/>
    </style:style>
    <style:style style:name="P1981" style:parent-style-name="TableParagraph" style:family="paragraph">
      <style:text-properties style:font-name="Times New Roman" fo:font-size="5pt" style:font-size-asian="5pt"/>
    </style:style>
    <style:style style:name="P1982" style:parent-style-name="TableParagraph" style:family="paragraph">
      <style:text-properties style:font-name="Times New Roman" fo:font-size="5pt" style:font-size-asian="5pt"/>
    </style:style>
    <style:style style:name="P1983" style:parent-style-name="TableParagraph" style:family="paragraph">
      <style:paragraph-properties fo:margin-top="0.0291in"/>
      <style:text-properties style:font-name="Times New Roman" fo:font-size="5pt" style:font-size-asian="5pt"/>
    </style:style>
    <style:style style:name="P1984" style:parent-style-name="TableParagraph" style:family="paragraph">
      <style:paragraph-properties fo:margin-left="0.0159in">
        <style:tab-stops/>
      </style:paragraph-properties>
    </style:style>
    <style:style style:name="T1985" style:parent-style-name="Phôngmặcđịnhcủađoạnvăn" style:family="text">
      <style:text-properties fo:letter-spacing="-0.0013in" fo:font-size="5pt" style:font-size-asian="5pt"/>
    </style:style>
    <style:style style:name="TableCell1986" style:family="table-cell">
      <style:table-cell-properties fo:border="0.0069in solid #000000" style:writing-mode="lr-tb" fo:padding-top="0in" fo:padding-left="0in" fo:padding-bottom="0in" fo:padding-right="0in"/>
    </style:style>
    <style:style style:name="P1987" style:parent-style-name="TableParagraph" style:family="paragraph">
      <style:text-properties style:font-name="Times New Roman" fo:font-size="5pt" style:font-size-asian="5pt"/>
    </style:style>
    <style:style style:name="P1988" style:parent-style-name="TableParagraph" style:family="paragraph">
      <style:text-properties style:font-name="Times New Roman" fo:font-size="5pt" style:font-size-asian="5pt"/>
    </style:style>
    <style:style style:name="P1989" style:parent-style-name="TableParagraph" style:family="paragraph">
      <style:text-properties style:font-name="Times New Roman" fo:font-size="5pt" style:font-size-asian="5pt"/>
    </style:style>
    <style:style style:name="P1990" style:parent-style-name="TableParagraph" style:family="paragraph">
      <style:text-properties style:font-name="Times New Roman" fo:font-size="5pt" style:font-size-asian="5pt"/>
    </style:style>
    <style:style style:name="P1991" style:parent-style-name="TableParagraph" style:family="paragraph">
      <style:text-properties style:font-name="Times New Roman" fo:font-size="5pt" style:font-size-asian="5pt"/>
    </style:style>
    <style:style style:name="P1992" style:parent-style-name="TableParagraph" style:family="paragraph">
      <style:paragraph-properties fo:margin-top="0.0291in"/>
      <style:text-properties style:font-name="Times New Roman" fo:font-size="5pt" style:font-size-asian="5pt"/>
    </style:style>
    <style:style style:name="P1993" style:parent-style-name="TableParagraph" style:family="paragraph">
      <style:paragraph-properties fo:margin-left="0.0159in">
        <style:tab-stops/>
      </style:paragraph-properties>
    </style:style>
    <style:style style:name="T1994" style:parent-style-name="Phôngmặcđịnhcủađoạnvăn" style:family="text">
      <style:text-properties style:text-scale="105%" fo:font-size="5pt" style:font-size-asian="5pt"/>
    </style:style>
    <style:style style:name="T1995" style:parent-style-name="Phôngmặcđịnhcủađoạnvăn" style:family="text">
      <style:text-properties fo:letter-spacing="-0.0034in" style:text-scale="105%" fo:font-size="5pt" style:font-size-asian="5pt"/>
    </style:style>
    <style:style style:name="T1996" style:parent-style-name="Phôngmặcđịnhcủađoạnvăn" style:family="text">
      <style:text-properties fo:letter-spacing="-0.0027in" style:text-scale="105%" fo:font-size="5pt" style:font-size-asian="5pt"/>
    </style:style>
    <style:style style:name="TableCell1997" style:family="table-cell">
      <style:table-cell-properties fo:border="0.0069in solid #000000" style:writing-mode="lr-tb" fo:padding-top="0in" fo:padding-left="0in" fo:padding-bottom="0in" fo:padding-right="0in"/>
    </style:style>
    <style:style style:name="P1998" style:parent-style-name="TableParagraph" style:family="paragraph">
      <style:paragraph-properties fo:margin-top="0.0583in" fo:line-height="117%" fo:margin-left="0.0166in" fo:margin-right="1.1069in">
        <style:tab-stops/>
      </style:paragraph-properties>
    </style:style>
    <style:style style:name="T1999" style:parent-style-name="Phôngmặcđịnhcủađoạnvăn" style:family="text">
      <style:text-properties fo:font-size="5pt" style:font-size-asian="5pt"/>
    </style:style>
    <style:style style:name="T2000" style:parent-style-name="Phôngmặcđịnhcủađoạnvăn" style:family="text">
      <style:text-properties fo:letter-spacing="-0.0013in" fo:font-size="5pt" style:font-size-asian="5pt"/>
    </style:style>
    <style:style style:name="T2001" style:parent-style-name="Phôngmặcđịnhcủađoạnvăn" style:family="text">
      <style:text-properties fo:font-size="5pt" style:font-size-asian="5pt"/>
    </style:style>
    <style:style style:name="T2002" style:parent-style-name="Phôngmặcđịnhcủađoạnvăn" style:family="text">
      <style:text-properties fo:letter-spacing="-0.0013in" fo:font-size="5pt" style:font-size-asian="5pt"/>
    </style:style>
    <style:style style:name="T2003" style:parent-style-name="Phôngmặcđịnhcủađoạnvăn" style:family="text">
      <style:text-properties fo:font-size="5pt" style:font-size-asian="5pt"/>
    </style:style>
    <style:style style:name="T2004" style:parent-style-name="Phôngmặcđịnhcủađoạnvăn" style:family="text">
      <style:text-properties fo:letter-spacing="-0.0013in" fo:font-size="5pt" style:font-size-asian="5pt"/>
    </style:style>
    <style:style style:name="T2005" style:parent-style-name="Phôngmặcđịnhcủađoạnvăn" style:family="text">
      <style:text-properties fo:font-size="5pt" style:font-size-asian="5pt"/>
    </style:style>
    <style:style style:name="T2006" style:parent-style-name="Phôngmặcđịnhcủađoạnvăn" style:family="text">
      <style:text-properties fo:letter-spacing="-0.0027in" fo:font-size="5pt" style:font-size-asian="5pt"/>
    </style:style>
    <style:style style:name="T2007" style:parent-style-name="Phôngmặcđịnhcủađoạnvăn" style:family="text">
      <style:text-properties fo:font-size="5pt" style:font-size-asian="5pt"/>
    </style:style>
    <style:style style:name="T2008" style:parent-style-name="Phôngmặcđịnhcủađoạnvăn" style:family="text">
      <style:text-properties fo:letter-spacing="-0.0006in" fo:font-size="5pt" style:font-size-asian="5pt"/>
    </style:style>
    <style:style style:name="T2009" style:parent-style-name="Phôngmặcđịnhcủađoạnvăn" style:family="text">
      <style:text-properties fo:font-size="5pt" style:font-size-asian="5pt"/>
    </style:style>
    <style:style style:name="T2010" style:parent-style-name="Phôngmặcđịnhcủađoạnvăn" style:family="text">
      <style:text-properties fo:letter-spacing="-0.0006in" fo:font-size="5pt" style:font-size-asian="5pt"/>
    </style:style>
    <style:style style:name="T2011" style:parent-style-name="Phôngmặcđịnhcủađoạnvăn" style:family="text">
      <style:text-properties fo:font-size="5pt" style:font-size-asian="5pt"/>
    </style:style>
    <style:style style:name="T2012" style:parent-style-name="Phôngmặcđịnhcủađoạnvăn" style:family="text">
      <style:text-properties fo:letter-spacing="-0.0006in" fo:font-size="5pt" style:font-size-asian="5pt"/>
    </style:style>
    <style:style style:name="T2013" style:parent-style-name="Phôngmặcđịnhcủađoạnvăn" style:family="text">
      <style:text-properties fo:font-size="5pt" style:font-size-asian="5pt"/>
    </style:style>
    <style:style style:name="T2014" style:parent-style-name="Phôngmặcđịnhcủađoạnvăn" style:family="text">
      <style:text-properties fo:letter-spacing="-0.0013in" fo:font-size="5pt" style:font-size-asian="5pt"/>
    </style:style>
    <style:style style:name="T2015" style:parent-style-name="Phôngmặcđịnhcủađoạnvăn" style:family="text">
      <style:text-properties fo:font-size="5pt" style:font-size-asian="5pt"/>
    </style:style>
    <style:style style:name="T2016" style:parent-style-name="Phôngmặcđịnhcủađoạnvăn" style:family="text">
      <style:text-properties fo:letter-spacing="-0.0013in" fo:font-size="5pt" style:font-size-asian="5pt"/>
    </style:style>
    <style:style style:name="T2017" style:parent-style-name="Phôngmặcđịnhcủađoạnvăn" style:family="text">
      <style:text-properties fo:font-size="5pt" style:font-size-asian="5pt"/>
    </style:style>
    <style:style style:name="T2018" style:parent-style-name="Phôngmặcđịnhcủađoạnvăn" style:family="text">
      <style:text-properties fo:letter-spacing="-0.0013in" fo:font-size="5pt" style:font-size-asian="5pt"/>
    </style:style>
    <style:style style:name="T2019" style:parent-style-name="Phôngmặcđịnhcủađoạnvăn" style:family="text">
      <style:text-properties fo:font-size="5pt" style:font-size-asian="5pt"/>
    </style:style>
    <style:style style:name="T2020" style:parent-style-name="Phôngmặcđịnhcủađoạnvăn" style:family="text">
      <style:text-properties fo:letter-spacing="-0.0013in" fo:font-size="5pt" style:font-size-asian="5pt"/>
    </style:style>
    <style:style style:name="T2021" style:parent-style-name="Phôngmặcđịnhcủađoạnvăn" style:family="text">
      <style:text-properties fo:font-size="5pt" style:font-size-asian="5pt"/>
    </style:style>
    <style:style style:name="T2022" style:parent-style-name="Phôngmặcđịnhcủađoạnvăn" style:family="text">
      <style:text-properties fo:letter-spacing="-0.0013in" fo:font-size="5pt" style:font-size-asian="5pt"/>
    </style:style>
    <style:style style:name="T2023" style:parent-style-name="Phôngmặcđịnhcủađoạnvăn" style:family="text">
      <style:text-properties fo:font-size="5pt" style:font-size-asian="5pt"/>
    </style:style>
    <style:style style:name="T2024" style:parent-style-name="Phôngmặcđịnhcủađoạnvăn" style:family="text">
      <style:text-properties fo:letter-spacing="-0.0006in" fo:font-size="5pt" style:font-size-asian="5pt"/>
    </style:style>
    <style:style style:name="T2025" style:parent-style-name="Phôngmặcđịnhcủađoạnvăn" style:family="text">
      <style:text-properties fo:font-size="5pt" style:font-size-asian="5pt"/>
    </style:style>
    <style:style style:name="T2026" style:parent-style-name="Phôngmặcđịnhcủađoạnvăn" style:family="text">
      <style:text-properties fo:letter-spacing="-0.0006in" fo:font-size="5pt" style:font-size-asian="5pt"/>
    </style:style>
    <style:style style:name="T2027" style:parent-style-name="Phôngmặcđịnhcủađoạnvăn" style:family="text">
      <style:text-properties fo:font-size="5pt" style:font-size-asian="5pt"/>
    </style:style>
    <style:style style:name="T2028" style:parent-style-name="Phôngmặcđịnhcủađoạnvăn" style:family="text">
      <style:text-properties fo:letter-spacing="-0.0013in" fo:font-size="5pt" style:font-size-asian="5pt"/>
    </style:style>
    <style:style style:name="T2029" style:parent-style-name="Phôngmặcđịnhcủađoạnvăn" style:family="text">
      <style:text-properties fo:font-size="5pt" style:font-size-asian="5pt"/>
    </style:style>
    <style:style style:name="T2030" style:parent-style-name="Phôngmặcđịnhcủađoạnvăn" style:family="text">
      <style:text-properties fo:letter-spacing="-0.0006in" fo:font-size="5pt" style:font-size-asian="5pt"/>
    </style:style>
    <style:style style:name="T2031" style:parent-style-name="Phôngmặcđịnhcủađoạnvăn" style:family="text">
      <style:text-properties fo:font-size="5pt" style:font-size-asian="5pt"/>
    </style:style>
    <style:style style:name="T2032" style:parent-style-name="Phôngmặcđịnhcủađoạnvăn" style:family="text">
      <style:text-properties fo:letter-spacing="-0.0006in" fo:font-size="5pt" style:font-size-asian="5pt"/>
    </style:style>
    <style:style style:name="T2033" style:parent-style-name="Phôngmặcđịnhcủađoạnvăn" style:family="text">
      <style:text-properties fo:font-size="5pt" style:font-size-asian="5pt"/>
    </style:style>
    <style:style style:name="T2034" style:parent-style-name="Phôngmặcđịnhcủađoạnvăn" style:family="text">
      <style:text-properties fo:letter-spacing="-0.0027in" fo:font-size="5pt" style:font-size-asian="5pt"/>
    </style:style>
    <style:style style:name="T2035" style:parent-style-name="Phôngmặcđịnhcủađoạnvăn" style:family="text">
      <style:text-properties fo:font-size="5pt" style:font-size-asian="5pt"/>
    </style:style>
    <style:style style:name="T2036" style:parent-style-name="Phôngmặcđịnhcủađoạnvăn" style:family="text">
      <style:text-properties fo:letter-spacing="-0.0006in" fo:font-size="5pt" style:font-size-asian="5pt"/>
    </style:style>
    <style:style style:name="T2037" style:parent-style-name="Phôngmặcđịnhcủađoạnvăn" style:family="text">
      <style:text-properties fo:font-size="5pt" style:font-size-asian="5pt"/>
    </style:style>
    <style:style style:name="T2038" style:parent-style-name="Phôngmặcđịnhcủađoạnvăn" style:family="text">
      <style:text-properties fo:letter-spacing="-0.0013in" fo:font-size="5pt" style:font-size-asian="5pt"/>
    </style:style>
    <style:style style:name="T2039" style:parent-style-name="Phôngmặcđịnhcủađoạnvăn" style:family="text">
      <style:text-properties fo:font-size="5pt" style:font-size-asian="5pt"/>
    </style:style>
    <style:style style:name="T2040" style:parent-style-name="Phôngmặcđịnhcủađoạnvăn" style:family="text">
      <style:text-properties fo:letter-spacing="-0.0006in" fo:font-size="5pt" style:font-size-asian="5pt"/>
    </style:style>
    <style:style style:name="T2041" style:parent-style-name="Phôngmặcđịnhcủađoạnvăn" style:family="text">
      <style:text-properties fo:font-size="5pt" style:font-size-asian="5pt"/>
    </style:style>
    <style:style style:name="T2042" style:parent-style-name="Phôngmặcđịnhcủađoạnvăn" style:family="text">
      <style:text-properties fo:letter-spacing="-0.0013in" fo:font-size="5pt" style:font-size-asian="5pt"/>
    </style:style>
    <style:style style:name="T2043" style:parent-style-name="Phôngmặcđịnhcủađoạnvăn" style:family="text">
      <style:text-properties fo:font-size="5pt" style:font-size-asian="5pt"/>
    </style:style>
    <style:style style:name="T2044" style:parent-style-name="Phôngmặcđịnhcủađoạnvăn" style:family="text">
      <style:text-properties fo:letter-spacing="-0.0013in" fo:font-size="5pt" style:font-size-asian="5pt"/>
    </style:style>
    <style:style style:name="T2045" style:parent-style-name="Phôngmặcđịnhcủađoạnvăn" style:family="text">
      <style:text-properties fo:font-size="5pt" style:font-size-asian="5pt"/>
    </style:style>
    <style:style style:name="T2046" style:parent-style-name="Phôngmặcđịnhcủađoạnvăn" style:family="text">
      <style:text-properties fo:letter-spacing="-0.0013in" fo:font-size="5pt" style:font-size-asian="5pt"/>
    </style:style>
    <style:style style:name="T2047" style:parent-style-name="Phôngmặcđịnhcủađoạnvăn" style:family="text">
      <style:text-properties fo:font-size="5pt" style:font-size-asian="5pt"/>
    </style:style>
    <style:style style:name="T2048" style:parent-style-name="Phôngmặcđịnhcủađoạnvăn" style:family="text">
      <style:text-properties fo:letter-spacing="-0.0027in" fo:font-size="5pt" style:font-size-asian="5pt"/>
    </style:style>
    <style:style style:name="T2049" style:parent-style-name="Phôngmặcđịnhcủađoạnvăn" style:family="text">
      <style:text-properties fo:font-size="5pt" style:font-size-asian="5pt"/>
    </style:style>
    <style:style style:name="T2050" style:parent-style-name="Phôngmặcđịnhcủađoạnvăn" style:family="text">
      <style:text-properties fo:letter-spacing="-0.0006in" fo:font-size="5pt" style:font-size-asian="5pt"/>
    </style:style>
    <style:style style:name="T2051" style:parent-style-name="Phôngmặcđịnhcủađoạnvăn" style:family="text">
      <style:text-properties fo:font-size="5pt" style:font-size-asian="5pt"/>
    </style:style>
    <style:style style:name="T2052" style:parent-style-name="Phôngmặcđịnhcủađoạnvăn" style:family="text">
      <style:text-properties fo:letter-spacing="-0.0013in" fo:font-size="5pt" style:font-size-asian="5pt"/>
    </style:style>
    <style:style style:name="T2053" style:parent-style-name="Phôngmặcđịnhcủađoạnvăn" style:family="text">
      <style:text-properties fo:font-size="5pt" style:font-size-asian="5pt"/>
    </style:style>
    <style:style style:name="T2054" style:parent-style-name="Phôngmặcđịnhcủađoạnvăn" style:family="text">
      <style:text-properties fo:letter-spacing="-0.0006in" fo:font-size="5pt" style:font-size-asian="5pt"/>
    </style:style>
    <style:style style:name="T2055" style:parent-style-name="Phôngmặcđịnhcủađoạnvăn" style:family="text">
      <style:text-properties fo:font-size="5pt" style:font-size-asian="5pt"/>
    </style:style>
    <style:style style:name="T2056" style:parent-style-name="Phôngmặcđịnhcủađoạnvăn" style:family="text">
      <style:text-properties fo:letter-spacing="0.0277in" fo:font-size="5pt" style:font-size-asian="5pt"/>
    </style:style>
    <style:style style:name="T2057" style:parent-style-name="Phôngmặcđịnhcủađoạnvăn" style:family="text">
      <style:text-properties fo:font-size="5pt" style:font-size-asian="5pt"/>
    </style:style>
    <style:style style:name="P2058" style:parent-style-name="TableParagraph" style:family="paragraph">
      <style:paragraph-properties fo:line-height="117%" fo:margin-left="0.0166in" fo:margin-right="1.9638in">
        <style:tab-stops/>
      </style:paragraph-properties>
    </style:style>
    <style:style style:name="T2059" style:parent-style-name="Phôngmặcđịnhcủađoạnvăn" style:family="text">
      <style:text-properties fo:font-size="5pt" style:font-size-asian="5pt"/>
    </style:style>
    <style:style style:name="T2060" style:parent-style-name="Phôngmặcđịnhcủađoạnvăn" style:family="text">
      <style:text-properties fo:letter-spacing="0.0277in" style:text-scale="105%" fo:font-size="5pt" style:font-size-asian="5pt"/>
    </style:style>
    <style:style style:name="T2061" style:parent-style-name="Phôngmặcđịnhcủađoạnvăn" style:family="text">
      <style:text-properties style:text-scale="105%" fo:font-size="5pt" style:font-size-asian="5pt"/>
    </style:style>
    <style:style style:name="P2062" style:parent-style-name="TableParagraph" style:family="paragraph">
      <style:paragraph-properties fo:margin-left="0.0166in">
        <style:tab-stops/>
      </style:paragraph-properties>
    </style:style>
    <style:style style:name="T2063" style:parent-style-name="Phôngmặcđịnhcủađoạnvăn" style:family="text">
      <style:text-properties fo:font-size="5pt" style:font-size-asian="5pt"/>
    </style:style>
    <style:style style:name="T2064" style:parent-style-name="Phôngmặcđịnhcủađoạnvăn" style:family="text">
      <style:text-properties fo:letter-spacing="-0.0027in" fo:font-size="5pt" style:font-size-asian="5pt"/>
    </style:style>
    <style:style style:name="T2065" style:parent-style-name="Phôngmặcđịnhcủađoạnvăn" style:family="text">
      <style:text-properties fo:font-size="5pt" style:font-size-asian="5pt"/>
    </style:style>
    <style:style style:name="T2066" style:parent-style-name="Phôngmặcđịnhcủađoạnvăn" style:family="text">
      <style:text-properties fo:letter-spacing="-0.0027in" fo:font-size="5pt" style:font-size-asian="5pt"/>
    </style:style>
    <style:style style:name="T2067" style:parent-style-name="Phôngmặcđịnhcủađoạnvăn" style:family="text">
      <style:text-properties fo:font-size="5pt" style:font-size-asian="5pt"/>
    </style:style>
    <style:style style:name="T2068" style:parent-style-name="Phôngmặcđịnhcủađoạnvăn" style:family="text">
      <style:text-properties fo:letter-spacing="-0.0027in" fo:font-size="5pt" style:font-size-asian="5pt"/>
    </style:style>
    <style:style style:name="T2069" style:parent-style-name="Phôngmặcđịnhcủađoạnvăn" style:family="text">
      <style:text-properties fo:font-size="5pt" style:font-size-asian="5pt"/>
    </style:style>
    <style:style style:name="T2070" style:parent-style-name="Phôngmặcđịnhcủađoạnvăn" style:family="text">
      <style:text-properties fo:letter-spacing="-0.0034in" fo:font-size="5pt" style:font-size-asian="5pt"/>
    </style:style>
    <style:style style:name="T2071" style:parent-style-name="Phôngmặcđịnhcủađoạnvăn" style:family="text">
      <style:text-properties fo:font-size="5pt" style:font-size-asian="5pt"/>
    </style:style>
    <style:style style:name="T2072" style:parent-style-name="Phôngmặcđịnhcủađoạnvăn" style:family="text">
      <style:text-properties fo:letter-spacing="-0.0027in" fo:font-size="5pt" style:font-size-asian="5pt"/>
    </style:style>
    <style:style style:name="T2073" style:parent-style-name="Phôngmặcđịnhcủađoạnvăn" style:family="text">
      <style:text-properties fo:font-size="5pt" style:font-size-asian="5pt"/>
    </style:style>
    <style:style style:name="T2074" style:parent-style-name="Phôngmặcđịnhcủađoạnvăn" style:family="text">
      <style:text-properties fo:letter-spacing="-0.002in" fo:font-size="5pt" style:font-size-asian="5pt"/>
    </style:style>
    <style:style style:name="T2075" style:parent-style-name="Phôngmặcđịnhcủađoạnvăn" style:family="text">
      <style:text-properties fo:font-size="5pt" style:font-size-asian="5pt"/>
    </style:style>
    <style:style style:name="T2076" style:parent-style-name="Phôngmặcđịnhcủađoạnvăn" style:family="text">
      <style:text-properties fo:letter-spacing="-0.002in" fo:font-size="5pt" style:font-size-asian="5pt"/>
    </style:style>
    <style:style style:name="T2077" style:parent-style-name="Phôngmặcđịnhcủađoạnvăn" style:family="text">
      <style:text-properties fo:font-size="5pt" style:font-size-asian="5pt"/>
    </style:style>
    <style:style style:name="T2078" style:parent-style-name="Phôngmặcđịnhcủađoạnvăn" style:family="text">
      <style:text-properties fo:letter-spacing="-0.0027in" fo:font-size="5pt" style:font-size-asian="5pt"/>
    </style:style>
    <style:style style:name="T2079" style:parent-style-name="Phôngmặcđịnhcủađoạnvăn" style:family="text">
      <style:text-properties fo:font-size="5pt" style:font-size-asian="5pt"/>
    </style:style>
    <style:style style:name="T2080" style:parent-style-name="Phôngmặcđịnhcủađoạnvăn" style:family="text">
      <style:text-properties fo:letter-spacing="-0.0027in" fo:font-size="5pt" style:font-size-asian="5pt"/>
    </style:style>
    <style:style style:name="T2081" style:parent-style-name="Phôngmặcđịnhcủađoạnvăn" style:family="text">
      <style:text-properties fo:font-size="5pt" style:font-size-asian="5pt"/>
    </style:style>
    <style:style style:name="T2082" style:parent-style-name="Phôngmặcđịnhcủađoạnvăn" style:family="text">
      <style:text-properties fo:letter-spacing="-0.0027in" fo:font-size="5pt" style:font-size-asian="5pt"/>
    </style:style>
    <style:style style:name="T2083" style:parent-style-name="Phôngmặcđịnhcủađoạnvăn" style:family="text">
      <style:text-properties fo:font-size="5pt" style:font-size-asian="5pt"/>
    </style:style>
    <style:style style:name="T2084" style:parent-style-name="Phôngmặcđịnhcủađoạnvăn" style:family="text">
      <style:text-properties fo:letter-spacing="-0.002in" fo:font-size="5pt" style:font-size-asian="5pt"/>
    </style:style>
    <style:style style:name="T2085" style:parent-style-name="Phôngmặcđịnhcủađoạnvăn" style:family="text">
      <style:text-properties fo:font-size="5pt" style:font-size-asian="5pt"/>
    </style:style>
    <style:style style:name="T2086" style:parent-style-name="Phôngmặcđịnhcủađoạnvăn" style:family="text">
      <style:text-properties fo:letter-spacing="-0.0041in" fo:font-size="5pt" style:font-size-asian="5pt"/>
    </style:style>
    <style:style style:name="T2087" style:parent-style-name="Phôngmặcđịnhcủađoạnvăn" style:family="text">
      <style:text-properties fo:font-size="5pt" style:font-size-asian="5pt"/>
    </style:style>
    <style:style style:name="T2088" style:parent-style-name="Phôngmặcđịnhcủađoạnvăn" style:family="text">
      <style:text-properties fo:letter-spacing="-0.002in" fo:font-size="5pt" style:font-size-asian="5pt"/>
    </style:style>
    <style:style style:name="T2089" style:parent-style-name="Phôngmặcđịnhcủađoạnvăn" style:family="text">
      <style:text-properties fo:letter-spacing="-0.0013in" fo:font-size="5pt" style:font-size-asian="5pt"/>
    </style:style>
    <style:style style:name="P2090" style:parent-style-name="TableParagraph" style:family="paragraph">
      <style:paragraph-properties fo:margin-top="0.0152in" fo:margin-left="0.0166in">
        <style:tab-stops/>
      </style:paragraph-properties>
    </style:style>
    <style:style style:name="T2091" style:parent-style-name="Phôngmặcđịnhcủađoạnvăn" style:family="text">
      <style:text-properties fo:font-size="5pt" style:font-size-asian="5pt"/>
    </style:style>
    <style:style style:name="T2092" style:parent-style-name="Phôngmặcđịnhcủađoạnvăn" style:family="text">
      <style:text-properties fo:letter-spacing="-0.0027in" fo:font-size="5pt" style:font-size-asian="5pt"/>
    </style:style>
    <style:style style:name="T2093" style:parent-style-name="Phôngmặcđịnhcủađoạnvăn" style:family="text">
      <style:text-properties fo:font-size="5pt" style:font-size-asian="5pt"/>
    </style:style>
    <style:style style:name="T2094" style:parent-style-name="Phôngmặcđịnhcủađoạnvăn" style:family="text">
      <style:text-properties fo:letter-spacing="-0.0034in" fo:font-size="5pt" style:font-size-asian="5pt"/>
    </style:style>
    <style:style style:name="T2095" style:parent-style-name="Phôngmặcđịnhcủađoạnvăn" style:family="text">
      <style:text-properties fo:font-size="5pt" style:font-size-asian="5pt"/>
    </style:style>
    <style:style style:name="T2096" style:parent-style-name="Phôngmặcđịnhcủađoạnvăn" style:family="text">
      <style:text-properties fo:letter-spacing="-0.0027in" fo:font-size="5pt" style:font-size-asian="5pt"/>
    </style:style>
    <style:style style:name="T2097" style:parent-style-name="Phôngmặcđịnhcủađoạnvăn" style:family="text">
      <style:text-properties fo:font-size="5pt" style:font-size-asian="5pt"/>
    </style:style>
    <style:style style:name="T2098" style:parent-style-name="Phôngmặcđịnhcủađoạnvăn" style:family="text">
      <style:text-properties fo:letter-spacing="-0.0034in" fo:font-size="5pt" style:font-size-asian="5pt"/>
    </style:style>
    <style:style style:name="T2099" style:parent-style-name="Phôngmặcđịnhcủađoạnvăn" style:family="text">
      <style:text-properties fo:font-size="5pt" style:font-size-asian="5pt"/>
    </style:style>
    <style:style style:name="T2100" style:parent-style-name="Phôngmặcđịnhcủađoạnvăn" style:family="text">
      <style:text-properties fo:letter-spacing="-0.0034in" fo:font-size="5pt" style:font-size-asian="5pt"/>
    </style:style>
    <style:style style:name="T2101" style:parent-style-name="Phôngmặcđịnhcủađoạnvăn" style:family="text">
      <style:text-properties fo:font-size="5pt" style:font-size-asian="5pt"/>
    </style:style>
    <style:style style:name="T2102" style:parent-style-name="Phôngmặcđịnhcủađoạnvăn" style:family="text">
      <style:text-properties fo:letter-spacing="-0.0027in" fo:font-size="5pt" style:font-size-asian="5pt"/>
    </style:style>
    <style:style style:name="T2103" style:parent-style-name="Phôngmặcđịnhcủađoạnvăn" style:family="text">
      <style:text-properties fo:font-size="5pt" style:font-size-asian="5pt"/>
    </style:style>
    <style:style style:name="T2104" style:parent-style-name="Phôngmặcđịnhcủađoạnvăn" style:family="text">
      <style:text-properties fo:letter-spacing="-0.002in" fo:font-size="5pt" style:font-size-asian="5pt"/>
    </style:style>
    <style:style style:name="T2105" style:parent-style-name="Phôngmặcđịnhcủađoạnvăn" style:family="text">
      <style:text-properties fo:font-size="5pt" style:font-size-asian="5pt"/>
    </style:style>
    <style:style style:name="T2106" style:parent-style-name="Phôngmặcđịnhcủađoạnvăn" style:family="text">
      <style:text-properties fo:letter-spacing="-0.0027in" fo:font-size="5pt" style:font-size-asian="5pt"/>
    </style:style>
    <style:style style:name="T2107" style:parent-style-name="Phôngmặcđịnhcủađoạnvăn" style:family="text">
      <style:text-properties fo:font-size="5pt" style:font-size-asian="5pt"/>
    </style:style>
    <style:style style:name="T2108" style:parent-style-name="Phôngmặcđịnhcủađoạnvăn" style:family="text">
      <style:text-properties fo:letter-spacing="-0.0034in" fo:font-size="5pt" style:font-size-asian="5pt"/>
    </style:style>
    <style:style style:name="T2109" style:parent-style-name="Phôngmặcđịnhcủađoạnvăn" style:family="text">
      <style:text-properties fo:font-size="5pt" style:font-size-asian="5pt"/>
    </style:style>
    <style:style style:name="T2110" style:parent-style-name="Phôngmặcđịnhcủađoạnvăn" style:family="text">
      <style:text-properties fo:letter-spacing="-0.0027in" fo:font-size="5pt" style:font-size-asian="5pt"/>
    </style:style>
    <style:style style:name="T2111" style:parent-style-name="Phôngmặcđịnhcủađoạnvăn" style:family="text">
      <style:text-properties fo:font-size="5pt" style:font-size-asian="5pt"/>
    </style:style>
    <style:style style:name="T2112" style:parent-style-name="Phôngmặcđịnhcủađoạnvăn" style:family="text">
      <style:text-properties fo:letter-spacing="-0.0027in" fo:font-size="5pt" style:font-size-asian="5pt"/>
    </style:style>
    <style:style style:name="T2113" style:parent-style-name="Phôngmặcđịnhcủađoạnvăn" style:family="text">
      <style:text-properties fo:font-size="5pt" style:font-size-asian="5pt"/>
    </style:style>
    <style:style style:name="T2114" style:parent-style-name="Phôngmặcđịnhcủađoạnvăn" style:family="text">
      <style:text-properties fo:letter-spacing="-0.0027in" fo:font-size="5pt" style:font-size-asian="5pt"/>
    </style:style>
    <style:style style:name="T2115" style:parent-style-name="Phôngmặcđịnhcủađoạnvăn" style:family="text">
      <style:text-properties fo:font-size="5pt" style:font-size-asian="5pt"/>
    </style:style>
    <style:style style:name="T2116" style:parent-style-name="Phôngmặcđịnhcủađoạnvăn" style:family="text">
      <style:text-properties fo:letter-spacing="-0.0034in" fo:font-size="5pt" style:font-size-asian="5pt"/>
    </style:style>
    <style:style style:name="T2117" style:parent-style-name="Phôngmặcđịnhcủađoạnvăn" style:family="text">
      <style:text-properties fo:letter-spacing="-0.0013in" fo:font-size="5pt" style:font-size-asian="5pt"/>
    </style:style>
    <style:style style:name="P2118" style:parent-style-name="TableParagraph" style:family="paragraph">
      <style:paragraph-properties fo:margin-top="0.0152in" fo:line-height="117%" fo:margin-left="0.0166in" fo:margin-right="2.293in">
        <style:tab-stops/>
      </style:paragraph-properties>
    </style:style>
    <style:style style:name="T2119" style:parent-style-name="Phôngmặcđịnhcủađoạnvăn" style:family="text">
      <style:text-properties fo:font-size="5pt" style:font-size-asian="5pt"/>
    </style:style>
    <style:style style:name="T2120" style:parent-style-name="Phôngmặcđịnhcủađoạnvăn" style:family="text">
      <style:text-properties fo:letter-spacing="-0.0006in" fo:font-size="5pt" style:font-size-asian="5pt"/>
    </style:style>
    <style:style style:name="T2121" style:parent-style-name="Phôngmặcđịnhcủađoạnvăn" style:family="text">
      <style:text-properties fo:font-size="5pt" style:font-size-asian="5pt"/>
    </style:style>
    <style:style style:name="T2122" style:parent-style-name="Phôngmặcđịnhcủađoạnvăn" style:family="text">
      <style:text-properties fo:letter-spacing="-0.0006in" fo:font-size="5pt" style:font-size-asian="5pt"/>
    </style:style>
    <style:style style:name="T2123" style:parent-style-name="Phôngmặcđịnhcủađoạnvăn" style:family="text">
      <style:text-properties fo:font-size="5pt" style:font-size-asian="5pt"/>
    </style:style>
    <style:style style:name="T2124" style:parent-style-name="Phôngmặcđịnhcủađoạnvăn" style:family="text">
      <style:text-properties fo:letter-spacing="-0.0006in" fo:font-size="5pt" style:font-size-asian="5pt"/>
    </style:style>
    <style:style style:name="T2125" style:parent-style-name="Phôngmặcđịnhcủađoạnvăn" style:family="text">
      <style:text-properties fo:font-size="5pt" style:font-size-asian="5pt"/>
    </style:style>
    <style:style style:name="T2126" style:parent-style-name="Phôngmặcđịnhcủađoạnvăn" style:family="text">
      <style:text-properties fo:letter-spacing="-0.0006in" fo:font-size="5pt" style:font-size-asian="5pt"/>
    </style:style>
    <style:style style:name="T2127" style:parent-style-name="Phôngmặcđịnhcủađoạnvăn" style:family="text">
      <style:text-properties fo:font-size="5pt" style:font-size-asian="5pt"/>
    </style:style>
    <style:style style:name="T2128" style:parent-style-name="Phôngmặcđịnhcủađoạnvăn" style:family="text">
      <style:text-properties fo:letter-spacing="-0.0006in" fo:font-size="5pt" style:font-size-asian="5pt"/>
    </style:style>
    <style:style style:name="T2129" style:parent-style-name="Phôngmặcđịnhcủađoạnvăn" style:family="text">
      <style:text-properties fo:font-size="5pt" style:font-size-asian="5pt"/>
    </style:style>
    <style:style style:name="T2130" style:parent-style-name="Phôngmặcđịnhcủađoạnvăn" style:family="text">
      <style:text-properties fo:letter-spacing="-0.0006in" fo:font-size="5pt" style:font-size-asian="5pt"/>
    </style:style>
    <style:style style:name="T2131" style:parent-style-name="Phôngmặcđịnhcủađoạnvăn" style:family="text">
      <style:text-properties fo:font-size="5pt" style:font-size-asian="5pt"/>
    </style:style>
    <style:style style:name="T2132" style:parent-style-name="Phôngmặcđịnhcủađoạnvăn" style:family="text">
      <style:text-properties fo:letter-spacing="-0.0006in" fo:font-size="5pt" style:font-size-asian="5pt"/>
    </style:style>
    <style:style style:name="T2133" style:parent-style-name="Phôngmặcđịnhcủađoạnvăn" style:family="text">
      <style:text-properties fo:font-size="5pt" style:font-size-asian="5pt"/>
    </style:style>
    <style:style style:name="T2134" style:parent-style-name="Phôngmặcđịnhcủađoạnvăn" style:family="text">
      <style:text-properties fo:letter-spacing="-0.0006in" fo:font-size="5pt" style:font-size-asian="5pt"/>
    </style:style>
    <style:style style:name="T2135" style:parent-style-name="Phôngmặcđịnhcủađoạnvăn" style:family="text">
      <style:text-properties fo:font-size="5pt" style:font-size-asian="5pt"/>
    </style:style>
    <style:style style:name="T2136" style:parent-style-name="Phôngmặcđịnhcủađoạnvăn" style:family="text">
      <style:text-properties fo:letter-spacing="-0.0006in" fo:font-size="5pt" style:font-size-asian="5pt"/>
    </style:style>
    <style:style style:name="T2137" style:parent-style-name="Phôngmặcđịnhcủađoạnvăn" style:family="text">
      <style:text-properties fo:font-size="5pt" style:font-size-asian="5pt"/>
    </style:style>
    <style:style style:name="T2138" style:parent-style-name="Phôngmặcđịnhcủađoạnvăn" style:family="text">
      <style:text-properties fo:letter-spacing="-0.0006in" fo:font-size="5pt" style:font-size-asian="5pt"/>
    </style:style>
    <style:style style:name="T2139" style:parent-style-name="Phôngmặcđịnhcủađoạnvăn" style:family="text">
      <style:text-properties fo:font-size="5pt" style:font-size-asian="5pt"/>
    </style:style>
    <style:style style:name="T2140" style:parent-style-name="Phôngmặcđịnhcủađoạnvăn" style:family="text">
      <style:text-properties fo:letter-spacing="-0.0006in" fo:font-size="5pt" style:font-size-asian="5pt"/>
    </style:style>
    <style:style style:name="T2141" style:parent-style-name="Phôngmặcđịnhcủađoạnvăn" style:family="text">
      <style:text-properties fo:font-size="5pt" style:font-size-asian="5pt"/>
    </style:style>
    <style:style style:name="T2142" style:parent-style-name="Phôngmặcđịnhcủađoạnvăn" style:family="text">
      <style:text-properties fo:letter-spacing="-0.0006in" fo:font-size="5pt" style:font-size-asian="5pt"/>
    </style:style>
    <style:style style:name="T2143" style:parent-style-name="Phôngmặcđịnhcủađoạnvăn" style:family="text">
      <style:text-properties fo:font-size="5pt" style:font-size-asian="5pt"/>
    </style:style>
    <style:style style:name="T2144" style:parent-style-name="Phôngmặcđịnhcủađoạnvăn" style:family="text">
      <style:text-properties fo:letter-spacing="0.0277in" fo:font-size="5pt" style:font-size-asian="5pt"/>
    </style:style>
    <style:style style:name="T2145" style:parent-style-name="Phôngmặcđịnhcủađoạnvăn" style:family="text">
      <style:text-properties fo:font-size="5pt" style:font-size-asian="5pt"/>
    </style:style>
    <style:style style:name="P2146" style:parent-style-name="TableParagraph" style:family="paragraph">
      <style:paragraph-properties fo:margin-left="0.0166in">
        <style:tab-stops/>
      </style:paragraph-properties>
    </style:style>
    <style:style style:name="T2147" style:parent-style-name="Phôngmặcđịnhcủađoạnvăn" style:family="text">
      <style:text-properties fo:font-size="5pt" style:font-size-asian="5pt"/>
    </style:style>
    <style:style style:name="T2148" style:parent-style-name="Phôngmặcđịnhcủađoạnvăn" style:family="text">
      <style:text-properties fo:letter-spacing="0.002in" fo:font-size="5pt" style:font-size-asian="5pt"/>
    </style:style>
    <style:style style:name="T2149" style:parent-style-name="Phôngmặcđịnhcủađoạnvăn" style:family="text">
      <style:text-properties fo:font-size="5pt" style:font-size-asian="5pt"/>
    </style:style>
    <style:style style:name="T2150" style:parent-style-name="Phôngmặcđịnhcủađoạnvăn" style:family="text">
      <style:text-properties fo:letter-spacing="0.002in" fo:font-size="5pt" style:font-size-asian="5pt"/>
    </style:style>
    <style:style style:name="T2151" style:parent-style-name="Phôngmặcđịnhcủađoạnvăn" style:family="text">
      <style:text-properties fo:font-size="5pt" style:font-size-asian="5pt"/>
    </style:style>
    <style:style style:name="T2152" style:parent-style-name="Phôngmặcđịnhcủađoạnvăn" style:family="text">
      <style:text-properties fo:letter-spacing="0.0027in" fo:font-size="5pt" style:font-size-asian="5pt"/>
    </style:style>
    <style:style style:name="T2153" style:parent-style-name="Phôngmặcđịnhcủađoạnvăn" style:family="text">
      <style:text-properties fo:font-size="5pt" style:font-size-asian="5pt"/>
    </style:style>
    <style:style style:name="T2154" style:parent-style-name="Phôngmặcđịnhcủađoạnvăn" style:family="text">
      <style:text-properties fo:letter-spacing="0.0027in" fo:font-size="5pt" style:font-size-asian="5pt"/>
    </style:style>
    <style:style style:name="T2155" style:parent-style-name="Phôngmặcđịnhcủađoạnvăn" style:family="text">
      <style:text-properties fo:letter-spacing="-0.0027in" fo:font-size="5pt" style:font-size-asian="5pt"/>
    </style:style>
    <style:style style:name="P2156" style:parent-style-name="TableParagraph" style:family="paragraph">
      <style:paragraph-properties fo:margin-top="0.0152in" fo:margin-left="0.0166in">
        <style:tab-stops/>
      </style:paragraph-properties>
    </style:style>
    <style:style style:name="T2157" style:parent-style-name="Phôngmặcđịnhcủađoạnvăn" style:family="text">
      <style:text-properties fo:font-size="5pt" style:font-size-asian="5pt"/>
    </style:style>
    <style:style style:name="T2158" style:parent-style-name="Phôngmặcđịnhcủađoạnvăn" style:family="text">
      <style:text-properties fo:letter-spacing="-0.002in" fo:font-size="5pt" style:font-size-asian="5pt"/>
    </style:style>
    <style:style style:name="T2159" style:parent-style-name="Phôngmặcđịnhcủađoạnvăn" style:family="text">
      <style:text-properties fo:font-size="5pt" style:font-size-asian="5pt"/>
    </style:style>
    <style:style style:name="T2160" style:parent-style-name="Phôngmặcđịnhcủađoạnvăn" style:family="text">
      <style:text-properties fo:letter-spacing="-0.0027in" fo:font-size="5pt" style:font-size-asian="5pt"/>
    </style:style>
    <style:style style:name="T2161" style:parent-style-name="Phôngmặcđịnhcủađoạnvăn" style:family="text">
      <style:text-properties fo:font-size="5pt" style:font-size-asian="5pt"/>
    </style:style>
    <style:style style:name="T2162" style:parent-style-name="Phôngmặcđịnhcủađoạnvăn" style:family="text">
      <style:text-properties fo:letter-spacing="-0.0027in" fo:font-size="5pt" style:font-size-asian="5pt"/>
    </style:style>
    <style:style style:name="T2163" style:parent-style-name="Phôngmặcđịnhcủađoạnvăn" style:family="text">
      <style:text-properties fo:font-size="5pt" style:font-size-asian="5pt"/>
    </style:style>
    <style:style style:name="T2164" style:parent-style-name="Phôngmặcđịnhcủađoạnvăn" style:family="text">
      <style:text-properties fo:letter-spacing="-0.002in" fo:font-size="5pt" style:font-size-asian="5pt"/>
    </style:style>
    <style:style style:name="T2165" style:parent-style-name="Phôngmặcđịnhcủađoạnvăn" style:family="text">
      <style:text-properties fo:font-size="5pt" style:font-size-asian="5pt"/>
    </style:style>
    <style:style style:name="T2166" style:parent-style-name="Phôngmặcđịnhcủađoạnvăn" style:family="text">
      <style:text-properties fo:letter-spacing="-0.0034in" fo:font-size="5pt" style:font-size-asian="5pt"/>
    </style:style>
    <style:style style:name="T2167" style:parent-style-name="Phôngmặcđịnhcủađoạnvăn" style:family="text">
      <style:text-properties fo:font-size="5pt" style:font-size-asian="5pt"/>
    </style:style>
    <style:style style:name="T2168" style:parent-style-name="Phôngmặcđịnhcủađoạnvăn" style:family="text">
      <style:text-properties fo:letter-spacing="-0.002in" fo:font-size="5pt" style:font-size-asian="5pt"/>
    </style:style>
    <style:style style:name="T2169" style:parent-style-name="Phôngmặcđịnhcủađoạnvăn" style:family="text">
      <style:text-properties fo:letter-spacing="-0.0013in" fo:font-size="5pt" style:font-size-asian="5pt"/>
    </style:style>
    <style:style style:name="TableCell2170" style:family="table-cell">
      <style:table-cell-properties fo:border="0.0069in solid #000000" style:writing-mode="lr-tb" fo:padding-top="0in" fo:padding-left="0in" fo:padding-bottom="0in" fo:padding-right="0in"/>
    </style:style>
    <style:style style:name="P2171" style:parent-style-name="TableParagraph" style:family="paragraph">
      <style:text-properties style:font-name="Times New Roman" fo:font-size="5pt" style:font-size-asian="5pt"/>
    </style:style>
    <style:style style:name="P2172" style:parent-style-name="TableParagraph" style:family="paragraph">
      <style:text-properties style:font-name="Times New Roman" fo:font-size="5pt" style:font-size-asian="5pt"/>
    </style:style>
    <style:style style:name="P2173" style:parent-style-name="TableParagraph" style:family="paragraph">
      <style:text-properties style:font-name="Times New Roman" fo:font-size="5pt" style:font-size-asian="5pt"/>
    </style:style>
    <style:style style:name="P2174" style:parent-style-name="TableParagraph" style:family="paragraph">
      <style:text-properties style:font-name="Times New Roman" fo:font-size="5pt" style:font-size-asian="5pt"/>
    </style:style>
    <style:style style:name="P2175" style:parent-style-name="TableParagraph" style:family="paragraph">
      <style:text-properties style:font-name="Times New Roman" fo:font-size="5pt" style:font-size-asian="5pt"/>
    </style:style>
    <style:style style:name="P2176" style:parent-style-name="TableParagraph" style:family="paragraph">
      <style:paragraph-properties fo:margin-top="0.0291in"/>
      <style:text-properties style:font-name="Times New Roman" fo:font-size="5pt" style:font-size-asian="5pt"/>
    </style:style>
    <style:style style:name="P2177" style:parent-style-name="TableParagraph" style:family="paragraph">
      <style:paragraph-properties fo:margin-left="0.0173in">
        <style:tab-stops/>
      </style:paragraph-properties>
    </style:style>
    <style:style style:name="T2178" style:parent-style-name="Phôngmặcđịnhcủađoạnvăn" style:family="text">
      <style:text-properties fo:letter-spacing="-0.0034in" fo:font-size="5pt" style:font-size-asian="5pt"/>
    </style:style>
    <style:style style:name="TableCell2179" style:family="table-cell">
      <style:table-cell-properties fo:border="0.0069in solid #000000" style:writing-mode="lr-tb" fo:padding-top="0in" fo:padding-left="0in" fo:padding-bottom="0in" fo:padding-right="0in"/>
    </style:style>
    <style:style style:name="P2180" style:parent-style-name="TableParagraph" style:family="paragraph">
      <style:text-properties style:font-name="Times New Roman" fo:font-size="5pt" style:font-size-asian="5pt"/>
    </style:style>
    <style:style style:name="P2181" style:parent-style-name="TableParagraph" style:family="paragraph">
      <style:text-properties style:font-name="Times New Roman" fo:font-size="5pt" style:font-size-asian="5pt"/>
    </style:style>
    <style:style style:name="P2182" style:parent-style-name="TableParagraph" style:family="paragraph">
      <style:text-properties style:font-name="Times New Roman" fo:font-size="5pt" style:font-size-asian="5pt"/>
    </style:style>
    <style:style style:name="P2183" style:parent-style-name="TableParagraph" style:family="paragraph">
      <style:text-properties style:font-name="Times New Roman" fo:font-size="5pt" style:font-size-asian="5pt"/>
    </style:style>
    <style:style style:name="P2184" style:parent-style-name="TableParagraph" style:family="paragraph">
      <style:text-properties style:font-name="Times New Roman" fo:font-size="5pt" style:font-size-asian="5pt"/>
    </style:style>
    <style:style style:name="P2185" style:parent-style-name="TableParagraph" style:family="paragraph">
      <style:paragraph-properties fo:margin-top="0.0291in"/>
      <style:text-properties style:font-name="Times New Roman" fo:font-size="5pt" style:font-size-asian="5pt"/>
    </style:style>
    <style:style style:name="P2186" style:parent-style-name="TableParagraph" style:family="paragraph">
      <style:paragraph-properties fo:margin-left="0.0173in">
        <style:tab-stops/>
      </style:paragraph-properties>
    </style:style>
    <style:style style:name="T2187" style:parent-style-name="Phôngmặcđịnhcủađoạnvăn" style:family="text">
      <style:text-properties fo:letter-spacing="-0.0034in" style:text-scale="105%" fo:font-size="5pt" style:font-size-asian="5pt"/>
    </style:style>
    <style:style style:name="TableCell2188" style:family="table-cell">
      <style:table-cell-properties fo:border="0.0069in solid #000000" style:writing-mode="lr-tb" fo:padding-top="0in" fo:padding-left="0in" fo:padding-bottom="0in" fo:padding-right="0in"/>
    </style:style>
    <style:style style:name="P2189" style:parent-style-name="TableParagraph" style:family="paragraph">
      <style:text-properties style:font-name="Times New Roman" fo:font-size="5pt" style:font-size-asian="5pt"/>
    </style:style>
    <style:style style:name="P2190" style:parent-style-name="TableParagraph" style:family="paragraph">
      <style:text-properties style:font-name="Times New Roman" fo:font-size="5pt" style:font-size-asian="5pt"/>
    </style:style>
    <style:style style:name="P2191" style:parent-style-name="TableParagraph" style:family="paragraph">
      <style:text-properties style:font-name="Times New Roman" fo:font-size="5pt" style:font-size-asian="5pt"/>
    </style:style>
    <style:style style:name="P2192" style:parent-style-name="TableParagraph" style:family="paragraph">
      <style:text-properties style:font-name="Times New Roman" fo:font-size="5pt" style:font-size-asian="5pt"/>
    </style:style>
    <style:style style:name="P2193" style:parent-style-name="TableParagraph" style:family="paragraph">
      <style:text-properties style:font-name="Times New Roman" fo:font-size="5pt" style:font-size-asian="5pt"/>
    </style:style>
    <style:style style:name="P2194" style:parent-style-name="TableParagraph" style:family="paragraph">
      <style:paragraph-properties fo:margin-top="0.0291in"/>
      <style:text-properties style:font-name="Times New Roman" fo:font-size="5pt" style:font-size-asian="5pt"/>
    </style:style>
    <style:style style:name="P2195" style:parent-style-name="TableParagraph" style:family="paragraph">
      <style:paragraph-properties fo:margin-left="0.018in">
        <style:tab-stops/>
      </style:paragraph-properties>
    </style:style>
    <style:style style:name="T2196" style:parent-style-name="Phôngmặcđịnhcủađoạnvăn" style:family="text">
      <style:text-properties fo:letter-spacing="-0.0027in" fo:font-size="5pt" style:font-size-asian="5pt"/>
    </style:style>
    <style:style style:name="TableCell2197" style:family="table-cell">
      <style:table-cell-properties fo:border="0.0069in solid #000000" style:writing-mode="lr-tb" fo:padding-top="0in" fo:padding-left="0in" fo:padding-bottom="0in" fo:padding-right="0in"/>
    </style:style>
    <style:style style:name="P2198" style:parent-style-name="TableParagraph" style:family="paragraph">
      <style:text-properties style:font-name="Times New Roman" fo:font-size="5pt" style:font-size-asian="5pt"/>
    </style:style>
    <style:style style:name="P2199" style:parent-style-name="TableParagraph" style:family="paragraph">
      <style:text-properties style:font-name="Times New Roman" fo:font-size="5pt" style:font-size-asian="5pt"/>
    </style:style>
    <style:style style:name="P2200" style:parent-style-name="TableParagraph" style:family="paragraph">
      <style:text-properties style:font-name="Times New Roman" fo:font-size="5pt" style:font-size-asian="5pt"/>
    </style:style>
    <style:style style:name="P2201" style:parent-style-name="TableParagraph" style:family="paragraph">
      <style:text-properties style:font-name="Times New Roman" fo:font-size="5pt" style:font-size-asian="5pt"/>
    </style:style>
    <style:style style:name="P2202" style:parent-style-name="TableParagraph" style:family="paragraph">
      <style:text-properties style:font-name="Times New Roman" fo:font-size="5pt" style:font-size-asian="5pt"/>
    </style:style>
    <style:style style:name="P2203" style:parent-style-name="TableParagraph" style:family="paragraph">
      <style:paragraph-properties fo:margin-top="0.0291in"/>
      <style:text-properties style:font-name="Times New Roman" fo:font-size="5pt" style:font-size-asian="5pt"/>
    </style:style>
    <style:style style:name="P2204" style:parent-style-name="TableParagraph" style:family="paragraph">
      <style:paragraph-properties fo:margin-left="0.0187in">
        <style:tab-stops/>
      </style:paragraph-properties>
    </style:style>
    <style:style style:name="T2205" style:parent-style-name="Phôngmặcđịnhcủađoạnvăn" style:family="text">
      <style:text-properties fo:letter-spacing="-0.0069in" style:text-scale="105%" fo:font-size="5pt" style:font-size-asian="5pt"/>
    </style:style>
    <style:style style:name="TableRow2206" style:family="table-row">
      <style:table-row-properties style:min-row-height="1.9833in" style:use-optimal-row-height="false"/>
    </style:style>
    <style:style style:name="TableCell2207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2208" style:parent-style-name="TableParagraph" style:family="paragraph">
      <style:text-properties style:font-name="Times New Roman" fo:font-size="5pt" style:font-size-asian="5pt"/>
    </style:style>
    <style:style style:name="P2209" style:parent-style-name="TableParagraph" style:family="paragraph">
      <style:text-properties style:font-name="Times New Roman" fo:font-size="5pt" style:font-size-asian="5pt"/>
    </style:style>
    <style:style style:name="P2210" style:parent-style-name="TableParagraph" style:family="paragraph">
      <style:text-properties style:font-name="Times New Roman" fo:font-size="5pt" style:font-size-asian="5pt"/>
    </style:style>
    <style:style style:name="P2211" style:parent-style-name="TableParagraph" style:family="paragraph">
      <style:text-properties style:font-name="Times New Roman" fo:font-size="5pt" style:font-size-asian="5pt"/>
    </style:style>
    <style:style style:name="P2212" style:parent-style-name="TableParagraph" style:family="paragraph">
      <style:text-properties style:font-name="Times New Roman" fo:font-size="5pt" style:font-size-asian="5pt"/>
    </style:style>
    <style:style style:name="P2213" style:parent-style-name="TableParagraph" style:family="paragraph">
      <style:text-properties style:font-name="Times New Roman" fo:font-size="5pt" style:font-size-asian="5pt"/>
    </style:style>
    <style:style style:name="P2214" style:parent-style-name="TableParagraph" style:family="paragraph">
      <style:text-properties style:font-name="Times New Roman" fo:font-size="5pt" style:font-size-asian="5pt"/>
    </style:style>
    <style:style style:name="P2215" style:parent-style-name="TableParagraph" style:family="paragraph">
      <style:text-properties style:font-name="Times New Roman" fo:font-size="5pt" style:font-size-asian="5pt"/>
    </style:style>
    <style:style style:name="P2216" style:parent-style-name="TableParagraph" style:family="paragraph">
      <style:text-properties style:font-name="Times New Roman" fo:font-size="5pt" style:font-size-asian="5pt"/>
    </style:style>
    <style:style style:name="P2217" style:parent-style-name="TableParagraph" style:family="paragraph">
      <style:text-properties style:font-name="Times New Roman" fo:font-size="5pt" style:font-size-asian="5pt"/>
    </style:style>
    <style:style style:name="P2218" style:parent-style-name="TableParagraph" style:family="paragraph">
      <style:paragraph-properties fo:margin-top="0.077in"/>
      <style:text-properties style:font-name="Times New Roman" fo:font-size="5pt" style:font-size-asian="5pt"/>
    </style:style>
    <style:style style:name="P2219" style:parent-style-name="TableParagraph" style:family="paragraph">
      <style:paragraph-properties fo:margin-left="0.0159in">
        <style:tab-stops/>
      </style:paragraph-properties>
    </style:style>
    <style:style style:name="T2220" style:parent-style-name="Phôngmặcđịnhcủađoạnvăn" style:family="text">
      <style:text-properties fo:letter-spacing="-0.0013in" fo:font-size="5pt" style:font-size-asian="5pt"/>
    </style:style>
    <style:style style:name="TableCell2221" style:family="table-cell">
      <style:table-cell-properties fo:border="0.0069in solid #000000" style:writing-mode="lr-tb" fo:padding-top="0in" fo:padding-left="0in" fo:padding-bottom="0in" fo:padding-right="0in"/>
    </style:style>
    <style:style style:name="P2222" style:parent-style-name="TableParagraph" style:family="paragraph">
      <style:text-properties style:font-name="Times New Roman" fo:font-size="5pt" style:font-size-asian="5pt"/>
    </style:style>
    <style:style style:name="P2223" style:parent-style-name="TableParagraph" style:family="paragraph">
      <style:text-properties style:font-name="Times New Roman" fo:font-size="5pt" style:font-size-asian="5pt"/>
    </style:style>
    <style:style style:name="P2224" style:parent-style-name="TableParagraph" style:family="paragraph">
      <style:text-properties style:font-name="Times New Roman" fo:font-size="5pt" style:font-size-asian="5pt"/>
    </style:style>
    <style:style style:name="P2225" style:parent-style-name="TableParagraph" style:family="paragraph">
      <style:text-properties style:font-name="Times New Roman" fo:font-size="5pt" style:font-size-asian="5pt"/>
    </style:style>
    <style:style style:name="P2226" style:parent-style-name="TableParagraph" style:family="paragraph">
      <style:text-properties style:font-name="Times New Roman" fo:font-size="5pt" style:font-size-asian="5pt"/>
    </style:style>
    <style:style style:name="P2227" style:parent-style-name="TableParagraph" style:family="paragraph">
      <style:text-properties style:font-name="Times New Roman" fo:font-size="5pt" style:font-size-asian="5pt"/>
    </style:style>
    <style:style style:name="P2228" style:parent-style-name="TableParagraph" style:family="paragraph">
      <style:text-properties style:font-name="Times New Roman" fo:font-size="5pt" style:font-size-asian="5pt"/>
    </style:style>
    <style:style style:name="P2229" style:parent-style-name="TableParagraph" style:family="paragraph">
      <style:text-properties style:font-name="Times New Roman" fo:font-size="5pt" style:font-size-asian="5pt"/>
    </style:style>
    <style:style style:name="P2230" style:parent-style-name="TableParagraph" style:family="paragraph">
      <style:text-properties style:font-name="Times New Roman" fo:font-size="5pt" style:font-size-asian="5pt"/>
    </style:style>
    <style:style style:name="P2231" style:parent-style-name="TableParagraph" style:family="paragraph">
      <style:text-properties style:font-name="Times New Roman" fo:font-size="5pt" style:font-size-asian="5pt"/>
    </style:style>
    <style:style style:name="P2232" style:parent-style-name="TableParagraph" style:family="paragraph">
      <style:paragraph-properties fo:margin-top="0.077in"/>
      <style:text-properties style:font-name="Times New Roman" fo:font-size="5pt" style:font-size-asian="5pt"/>
    </style:style>
    <style:style style:name="P2233" style:parent-style-name="TableParagraph" style:family="paragraph">
      <style:paragraph-properties fo:margin-left="0.0159in">
        <style:tab-stops/>
      </style:paragraph-properties>
    </style:style>
    <style:style style:name="T2234" style:parent-style-name="Phôngmặcđịnhcủađoạnvăn" style:family="text">
      <style:text-properties fo:font-size="5pt" style:font-size-asian="5pt"/>
    </style:style>
    <style:style style:name="T2235" style:parent-style-name="Phôngmặcđịnhcủađoạnvăn" style:family="text">
      <style:text-properties fo:letter-spacing="-0.0034in" fo:font-size="5pt" style:font-size-asian="5pt"/>
    </style:style>
    <style:style style:name="T2236" style:parent-style-name="Phôngmặcđịnhcủađoạnvăn" style:family="text">
      <style:text-properties fo:font-size="5pt" style:font-size-asian="5pt"/>
    </style:style>
    <style:style style:name="T2237" style:parent-style-name="Phôngmặcđịnhcủađoạnvăn" style:family="text">
      <style:text-properties fo:letter-spacing="-0.0041in" fo:font-size="5pt" style:font-size-asian="5pt"/>
    </style:style>
    <style:style style:name="T2238" style:parent-style-name="Phôngmặcđịnhcủađoạnvăn" style:family="text">
      <style:text-properties fo:letter-spacing="-0.0013in" fo:font-size="5pt" style:font-size-asian="5pt"/>
    </style:style>
    <style:style style:name="TableCell2239" style:family="table-cell">
      <style:table-cell-properties fo:border="0.0069in solid #000000" style:writing-mode="lr-tb" fo:padding-top="0in" fo:padding-left="0in" fo:padding-bottom="0in" fo:padding-right="0in"/>
    </style:style>
    <style:style style:name="P2240" style:parent-style-name="TableParagraph" style:family="paragraph">
      <style:paragraph-properties fo:margin-top="0.0548in" fo:line-height="117%" fo:margin-left="0.0166in" fo:margin-right="1.427in">
        <style:tab-stops/>
      </style:paragraph-properties>
    </style:style>
    <style:style style:name="T2241" style:parent-style-name="Phôngmặcđịnhcủađoạnvăn" style:family="text">
      <style:text-properties fo:font-size="5pt" style:font-size-asian="5pt"/>
    </style:style>
    <style:style style:name="T2242" style:parent-style-name="Phôngmặcđịnhcủađoạnvăn" style:family="text">
      <style:text-properties fo:letter-spacing="-0.0027in" fo:font-size="5pt" style:font-size-asian="5pt"/>
    </style:style>
    <style:style style:name="T2243" style:parent-style-name="Phôngmặcđịnhcủađoạnvăn" style:family="text">
      <style:text-properties fo:font-size="5pt" style:font-size-asian="5pt"/>
    </style:style>
    <style:style style:name="T2244" style:parent-style-name="Phôngmặcđịnhcủađoạnvăn" style:family="text">
      <style:text-properties fo:letter-spacing="-0.0027in" fo:font-size="5pt" style:font-size-asian="5pt"/>
    </style:style>
    <style:style style:name="T2245" style:parent-style-name="Phôngmặcđịnhcủađoạnvăn" style:family="text">
      <style:text-properties fo:font-size="5pt" style:font-size-asian="5pt"/>
    </style:style>
    <style:style style:name="T2246" style:parent-style-name="Phôngmặcđịnhcủađoạnvăn" style:family="text">
      <style:text-properties fo:letter-spacing="-0.0027in" fo:font-size="5pt" style:font-size-asian="5pt"/>
    </style:style>
    <style:style style:name="T2247" style:parent-style-name="Phôngmặcđịnhcủađoạnvăn" style:family="text">
      <style:text-properties fo:font-size="5pt" style:font-size-asian="5pt"/>
    </style:style>
    <style:style style:name="T2248" style:parent-style-name="Phôngmặcđịnhcủađoạnvăn" style:family="text">
      <style:text-properties fo:letter-spacing="-0.0034in" fo:font-size="5pt" style:font-size-asian="5pt"/>
    </style:style>
    <style:style style:name="T2249" style:parent-style-name="Phôngmặcđịnhcủađoạnvăn" style:family="text">
      <style:text-properties fo:font-size="5pt" style:font-size-asian="5pt"/>
    </style:style>
    <style:style style:name="T2250" style:parent-style-name="Phôngmặcđịnhcủađoạnvăn" style:family="text">
      <style:text-properties fo:letter-spacing="-0.002in" fo:font-size="5pt" style:font-size-asian="5pt"/>
    </style:style>
    <style:style style:name="T2251" style:parent-style-name="Phôngmặcđịnhcủađoạnvăn" style:family="text">
      <style:text-properties fo:font-size="5pt" style:font-size-asian="5pt"/>
    </style:style>
    <style:style style:name="T2252" style:parent-style-name="Phôngmặcđịnhcủađoạnvăn" style:family="text">
      <style:text-properties fo:letter-spacing="-0.002in" fo:font-size="5pt" style:font-size-asian="5pt"/>
    </style:style>
    <style:style style:name="T2253" style:parent-style-name="Phôngmặcđịnhcủađoạnvăn" style:family="text">
      <style:text-properties fo:font-size="5pt" style:font-size-asian="5pt"/>
    </style:style>
    <style:style style:name="T2254" style:parent-style-name="Phôngmặcđịnhcủađoạnvăn" style:family="text">
      <style:text-properties fo:letter-spacing="-0.0027in" fo:font-size="5pt" style:font-size-asian="5pt"/>
    </style:style>
    <style:style style:name="T2255" style:parent-style-name="Phôngmặcđịnhcủađoạnvăn" style:family="text">
      <style:text-properties fo:font-size="5pt" style:font-size-asian="5pt"/>
    </style:style>
    <style:style style:name="T2256" style:parent-style-name="Phôngmặcđịnhcủađoạnvăn" style:family="text">
      <style:text-properties fo:letter-spacing="-0.0034in" fo:font-size="5pt" style:font-size-asian="5pt"/>
    </style:style>
    <style:style style:name="T2257" style:parent-style-name="Phôngmặcđịnhcủađoạnvăn" style:family="text">
      <style:text-properties fo:font-size="5pt" style:font-size-asian="5pt"/>
    </style:style>
    <style:style style:name="T2258" style:parent-style-name="Phôngmặcđịnhcủađoạnvăn" style:family="text">
      <style:text-properties fo:letter-spacing="-0.002in" fo:font-size="5pt" style:font-size-asian="5pt"/>
    </style:style>
    <style:style style:name="T2259" style:parent-style-name="Phôngmặcđịnhcủađoạnvăn" style:family="text">
      <style:text-properties fo:font-size="5pt" style:font-size-asian="5pt"/>
    </style:style>
    <style:style style:name="T2260" style:parent-style-name="Phôngmặcđịnhcủađoạnvăn" style:family="text">
      <style:text-properties fo:letter-spacing="-0.002in" fo:font-size="5pt" style:font-size-asian="5pt"/>
    </style:style>
    <style:style style:name="T2261" style:parent-style-name="Phôngmặcđịnhcủađoạnvăn" style:family="text">
      <style:text-properties fo:font-size="5pt" style:font-size-asian="5pt"/>
    </style:style>
    <style:style style:name="T2262" style:parent-style-name="Phôngmặcđịnhcủađoạnvăn" style:family="text">
      <style:text-properties fo:letter-spacing="-0.0034in" fo:font-size="5pt" style:font-size-asian="5pt"/>
    </style:style>
    <style:style style:name="T2263" style:parent-style-name="Phôngmặcđịnhcủađoạnvăn" style:family="text">
      <style:text-properties fo:font-size="5pt" style:font-size-asian="5pt"/>
    </style:style>
    <style:style style:name="T2264" style:parent-style-name="Phôngmặcđịnhcủađoạnvăn" style:family="text">
      <style:text-properties fo:letter-spacing="-0.0027in" fo:font-size="5pt" style:font-size-asian="5pt"/>
    </style:style>
    <style:style style:name="T2265" style:parent-style-name="Phôngmặcđịnhcủađoạnvăn" style:family="text">
      <style:text-properties fo:font-size="5pt" style:font-size-asian="5pt"/>
    </style:style>
    <style:style style:name="T2266" style:parent-style-name="Phôngmặcđịnhcủađoạnvăn" style:family="text">
      <style:text-properties fo:letter-spacing="-0.002in" fo:font-size="5pt" style:font-size-asian="5pt"/>
    </style:style>
    <style:style style:name="T2267" style:parent-style-name="Phôngmặcđịnhcủađoạnvăn" style:family="text">
      <style:text-properties fo:font-size="5pt" style:font-size-asian="5pt"/>
    </style:style>
    <style:style style:name="T2268" style:parent-style-name="Phôngmặcđịnhcủađoạnvăn" style:family="text">
      <style:text-properties fo:letter-spacing="-0.002in" fo:font-size="5pt" style:font-size-asian="5pt"/>
    </style:style>
    <style:style style:name="T2269" style:parent-style-name="Phôngmặcđịnhcủađoạnvăn" style:family="text">
      <style:text-properties fo:font-size="5pt" style:font-size-asian="5pt"/>
    </style:style>
    <style:style style:name="T2270" style:parent-style-name="Phôngmặcđịnhcủađoạnvăn" style:family="text">
      <style:text-properties fo:letter-spacing="-0.0034in" fo:font-size="5pt" style:font-size-asian="5pt"/>
    </style:style>
    <style:style style:name="T2271" style:parent-style-name="Phôngmặcđịnhcủađoạnvăn" style:family="text">
      <style:text-properties fo:font-size="5pt" style:font-size-asian="5pt"/>
    </style:style>
    <style:style style:name="T2272" style:parent-style-name="Phôngmặcđịnhcủađoạnvăn" style:family="text">
      <style:text-properties fo:letter-spacing="-0.002in" fo:font-size="5pt" style:font-size-asian="5pt"/>
    </style:style>
    <style:style style:name="T2273" style:parent-style-name="Phôngmặcđịnhcủađoạnvăn" style:family="text">
      <style:text-properties fo:font-size="5pt" style:font-size-asian="5pt"/>
    </style:style>
    <style:style style:name="T2274" style:parent-style-name="Phôngmặcđịnhcủađoạnvăn" style:family="text">
      <style:text-properties fo:letter-spacing="-0.002in" fo:font-size="5pt" style:font-size-asian="5pt"/>
    </style:style>
    <style:style style:name="T2275" style:parent-style-name="Phôngmặcđịnhcủađoạnvăn" style:family="text">
      <style:text-properties fo:font-size="5pt" style:font-size-asian="5pt"/>
    </style:style>
    <style:style style:name="T2276" style:parent-style-name="Phôngmặcđịnhcủađoạnvăn" style:family="text">
      <style:text-properties fo:letter-spacing="-0.002in" fo:font-size="5pt" style:font-size-asian="5pt"/>
    </style:style>
    <style:style style:name="T2277" style:parent-style-name="Phôngmặcđịnhcủađoạnvăn" style:family="text">
      <style:text-properties fo:font-size="5pt" style:font-size-asian="5pt"/>
    </style:style>
    <style:style style:name="T2278" style:parent-style-name="Phôngmặcđịnhcủađoạnvăn" style:family="text">
      <style:text-properties fo:letter-spacing="-0.0027in" fo:font-size="5pt" style:font-size-asian="5pt"/>
    </style:style>
    <style:style style:name="T2279" style:parent-style-name="Phôngmặcđịnhcủađoạnvăn" style:family="text">
      <style:text-properties fo:font-size="5pt" style:font-size-asian="5pt"/>
    </style:style>
    <style:style style:name="T2280" style:parent-style-name="Phôngmặcđịnhcủađoạnvăn" style:family="text">
      <style:text-properties fo:letter-spacing="-0.0027in" fo:font-size="5pt" style:font-size-asian="5pt"/>
    </style:style>
    <style:style style:name="T2281" style:parent-style-name="Phôngmặcđịnhcủađoạnvăn" style:family="text">
      <style:text-properties fo:font-size="5pt" style:font-size-asian="5pt"/>
    </style:style>
    <style:style style:name="T2282" style:parent-style-name="Phôngmặcđịnhcủađoạnvăn" style:family="text">
      <style:text-properties fo:letter-spacing="-0.0027in" fo:font-size="5pt" style:font-size-asian="5pt"/>
    </style:style>
    <style:style style:name="T2283" style:parent-style-name="Phôngmặcđịnhcủađoạnvăn" style:family="text">
      <style:text-properties fo:font-size="5pt" style:font-size-asian="5pt"/>
    </style:style>
    <style:style style:name="T2284" style:parent-style-name="Phôngmặcđịnhcủađoạnvăn" style:family="text">
      <style:text-properties fo:letter-spacing="-0.0027in" fo:font-size="5pt" style:font-size-asian="5pt"/>
    </style:style>
    <style:style style:name="T2285" style:parent-style-name="Phôngmặcđịnhcủađoạnvăn" style:family="text">
      <style:text-properties fo:font-size="5pt" style:font-size-asian="5pt"/>
    </style:style>
    <style:style style:name="T2286" style:parent-style-name="Phôngmặcđịnhcủađoạnvăn" style:family="text">
      <style:text-properties fo:letter-spacing="-0.002in" fo:font-size="5pt" style:font-size-asian="5pt"/>
    </style:style>
    <style:style style:name="T2287" style:parent-style-name="Phôngmặcđịnhcủađoạnvăn" style:family="text">
      <style:text-properties fo:font-size="5pt" style:font-size-asian="5pt"/>
    </style:style>
    <style:style style:name="T2288" style:parent-style-name="Phôngmặcđịnhcủađoạnvăn" style:family="text">
      <style:text-properties fo:letter-spacing="-0.0027in" fo:font-size="5pt" style:font-size-asian="5pt"/>
    </style:style>
    <style:style style:name="T2289" style:parent-style-name="Phôngmặcđịnhcủađoạnvăn" style:family="text">
      <style:text-properties fo:font-size="5pt" style:font-size-asian="5pt"/>
    </style:style>
    <style:style style:name="T2290" style:parent-style-name="Phôngmặcđịnhcủađoạnvăn" style:family="text">
      <style:text-properties fo:letter-spacing="-0.0034in" fo:font-size="5pt" style:font-size-asian="5pt"/>
    </style:style>
    <style:style style:name="T2291" style:parent-style-name="Phôngmặcđịnhcủađoạnvăn" style:family="text">
      <style:text-properties fo:font-size="5pt" style:font-size-asian="5pt"/>
    </style:style>
    <style:style style:name="T2292" style:parent-style-name="Phôngmặcđịnhcủađoạnvăn" style:family="text">
      <style:text-properties fo:letter-spacing="-0.0027in" fo:font-size="5pt" style:font-size-asian="5pt"/>
    </style:style>
    <style:style style:name="T2293" style:parent-style-name="Phôngmặcđịnhcủađoạnvăn" style:family="text">
      <style:text-properties fo:font-size="5pt" style:font-size-asian="5pt"/>
    </style:style>
    <style:style style:name="T2294" style:parent-style-name="Phôngmặcđịnhcủađoạnvăn" style:family="text">
      <style:text-properties fo:letter-spacing="0.0277in" fo:font-size="5pt" style:font-size-asian="5pt"/>
    </style:style>
    <style:style style:name="T2295" style:parent-style-name="Phôngmặcđịnhcủađoạnvăn" style:family="text">
      <style:text-properties fo:font-size="5pt" style:font-size-asian="5pt"/>
    </style:style>
    <style:style style:name="P2296" style:parent-style-name="TableParagraph" style:family="paragraph">
      <style:paragraph-properties fo:margin-left="0.0166in">
        <style:tab-stops/>
      </style:paragraph-properties>
    </style:style>
    <style:style style:name="T2297" style:parent-style-name="Phôngmặcđịnhcủađoạnvăn" style:family="text">
      <style:text-properties fo:letter-spacing="-0.0027in" fo:font-size="5pt" style:font-size-asian="5pt"/>
    </style:style>
    <style:style style:name="T2298" style:parent-style-name="Phôngmặcđịnhcủađoạnvăn" style:family="text">
      <style:text-properties fo:letter-spacing="0.0013in" fo:font-size="5pt" style:font-size-asian="5pt"/>
    </style:style>
    <style:style style:name="T2299" style:parent-style-name="Phôngmặcđịnhcủađoạnvăn" style:family="text">
      <style:text-properties fo:letter-spacing="-0.0027in" fo:font-size="5pt" style:font-size-asian="5pt"/>
    </style:style>
    <style:style style:name="T2300" style:parent-style-name="Phôngmặcđịnhcủađoạnvăn" style:family="text">
      <style:text-properties fo:letter-spacing="0.0013in" fo:font-size="5pt" style:font-size-asian="5pt"/>
    </style:style>
    <style:style style:name="T2301" style:parent-style-name="Phôngmặcđịnhcủađoạnvăn" style:family="text">
      <style:text-properties fo:letter-spacing="-0.0027in" fo:font-size="5pt" style:font-size-asian="5pt"/>
    </style:style>
    <style:style style:name="P2302" style:parent-style-name="TableParagraph" style:family="paragraph">
      <style:paragraph-properties fo:margin-top="0.0152in" fo:margin-left="0.0166in">
        <style:tab-stops/>
      </style:paragraph-properties>
    </style:style>
    <style:style style:name="T2303" style:parent-style-name="Phôngmặcđịnhcủađoạnvăn" style:family="text">
      <style:text-properties style:text-scale="105%" fo:font-size="5pt" style:font-size-asian="5pt"/>
    </style:style>
    <style:style style:name="T2304" style:parent-style-name="Phôngmặcđịnhcủađoạnvăn" style:family="text">
      <style:text-properties fo:letter-spacing="-0.0034in" style:text-scale="105%" fo:font-size="5pt" style:font-size-asian="5pt"/>
    </style:style>
    <style:style style:name="T2305" style:parent-style-name="Phôngmặcđịnhcủađoạnvăn" style:family="text">
      <style:text-properties fo:letter-spacing="-0.0013in" style:text-scale="105%" fo:font-size="5pt" style:font-size-asian="5pt"/>
    </style:style>
    <style:style style:name="P2306" style:parent-style-name="TableParagraph" style:family="paragraph">
      <style:paragraph-properties fo:margin-top="0.0152in" fo:margin-left="0.0166in">
        <style:tab-stops/>
      </style:paragraph-properties>
    </style:style>
    <style:style style:name="T2307" style:parent-style-name="Phôngmặcđịnhcủađoạnvăn" style:family="text">
      <style:text-properties style:text-scale="105%" fo:font-size="5pt" style:font-size-asian="5pt"/>
    </style:style>
    <style:style style:name="T2308" style:parent-style-name="Phôngmặcđịnhcủađoạnvăn" style:family="text">
      <style:text-properties fo:letter-spacing="-0.0034in" style:text-scale="105%" fo:font-size="5pt" style:font-size-asian="5pt"/>
    </style:style>
    <style:style style:name="T2309" style:parent-style-name="Phôngmặcđịnhcủađoạnvăn" style:family="text">
      <style:text-properties fo:letter-spacing="-0.0027in" style:text-scale="105%" fo:font-size="5pt" style:font-size-asian="5pt"/>
    </style:style>
    <style:style style:name="P2310" style:parent-style-name="TableParagraph" style:family="paragraph">
      <style:paragraph-properties fo:margin-top="0.0159in" fo:margin-left="0.0166in">
        <style:tab-stops/>
      </style:paragraph-properties>
    </style:style>
    <style:style style:name="T2311" style:parent-style-name="Phôngmặcđịnhcủađoạnvăn" style:family="text">
      <style:text-properties fo:font-size="5pt" style:font-size-asian="5pt"/>
    </style:style>
    <style:style style:name="T2312" style:parent-style-name="Phôngmặcđịnhcủađoạnvăn" style:family="text">
      <style:text-properties fo:letter-spacing="-0.0006in" fo:font-size="5pt" style:font-size-asian="5pt"/>
    </style:style>
    <style:style style:name="T2313" style:parent-style-name="Phôngmặcđịnhcủađoạnvăn" style:family="text">
      <style:text-properties fo:letter-spacing="-0.0027in" fo:font-size="5pt" style:font-size-asian="5pt"/>
    </style:style>
    <style:style style:name="P2314" style:parent-style-name="TableParagraph" style:family="paragraph">
      <style:paragraph-properties fo:margin-top="0.0152in" fo:margin-left="0.0166in">
        <style:tab-stops/>
      </style:paragraph-properties>
    </style:style>
    <style:style style:name="T2315" style:parent-style-name="Phôngmặcđịnhcủađoạnvăn" style:family="text">
      <style:text-properties style:text-scale="105%" fo:font-size="5pt" style:font-size-asian="5pt"/>
    </style:style>
    <style:style style:name="T2316" style:parent-style-name="Phôngmặcđịnhcủađoạnvăn" style:family="text">
      <style:text-properties fo:letter-spacing="-0.0034in" style:text-scale="105%" fo:font-size="5pt" style:font-size-asian="5pt"/>
    </style:style>
    <style:style style:name="T2317" style:parent-style-name="Phôngmặcđịnhcủađoạnvăn" style:family="text">
      <style:text-properties fo:letter-spacing="-0.0013in" style:text-scale="105%" fo:font-size="5pt" style:font-size-asian="5pt"/>
    </style:style>
    <style:style style:name="P2318" style:parent-style-name="TableParagraph" style:family="paragraph">
      <style:paragraph-properties fo:margin-top="0.0145in" fo:margin-left="0.0166in">
        <style:tab-stops/>
      </style:paragraph-properties>
    </style:style>
    <style:style style:name="T2319" style:parent-style-name="Phôngmặcđịnhcủađoạnvăn" style:family="text">
      <style:text-properties fo:font-size="5pt" style:font-size-asian="5pt"/>
    </style:style>
    <style:style style:name="T2320" style:parent-style-name="Phôngmặcđịnhcủađoạnvăn" style:family="text">
      <style:text-properties fo:letter-spacing="-0.0013in" fo:font-size="5pt" style:font-size-asian="5pt"/>
    </style:style>
    <style:style style:name="T2321" style:parent-style-name="Phôngmặcđịnhcủađoạnvăn" style:family="text">
      <style:text-properties fo:font-size="5pt" style:font-size-asian="5pt"/>
    </style:style>
    <style:style style:name="T2322" style:parent-style-name="Phôngmặcđịnhcủađoạnvăn" style:family="text">
      <style:text-properties fo:letter-spacing="-0.002in" fo:font-size="5pt" style:font-size-asian="5pt"/>
    </style:style>
    <style:style style:name="T2323" style:parent-style-name="Phôngmặcđịnhcủađoạnvăn" style:family="text">
      <style:text-properties fo:font-size="5pt" style:font-size-asian="5pt"/>
    </style:style>
    <style:style style:name="T2324" style:parent-style-name="Phôngmặcđịnhcủađoạnvăn" style:family="text">
      <style:text-properties fo:letter-spacing="-0.0027in" fo:font-size="5pt" style:font-size-asian="5pt"/>
    </style:style>
    <style:style style:name="T2325" style:parent-style-name="Phôngmặcđịnhcủađoạnvăn" style:family="text">
      <style:text-properties fo:letter-spacing="-0.0013in" fo:font-size="5pt" style:font-size-asian="5pt"/>
    </style:style>
    <style:style style:name="P2326" style:parent-style-name="TableParagraph" style:family="paragraph">
      <style:paragraph-properties fo:margin-top="0.0152in" fo:margin-left="0.0166in">
        <style:tab-stops/>
      </style:paragraph-properties>
    </style:style>
    <style:style style:name="T2327" style:parent-style-name="Phôngmặcđịnhcủađoạnvăn" style:family="text">
      <style:text-properties fo:font-size="5pt" style:font-size-asian="5pt"/>
    </style:style>
    <style:style style:name="T2328" style:parent-style-name="Phôngmặcđịnhcủađoạnvăn" style:family="text">
      <style:text-properties fo:letter-spacing="-0.0027in" fo:font-size="5pt" style:font-size-asian="5pt"/>
    </style:style>
    <style:style style:name="T2329" style:parent-style-name="Phôngmặcđịnhcủađoạnvăn" style:family="text">
      <style:text-properties fo:font-size="5pt" style:font-size-asian="5pt"/>
    </style:style>
    <style:style style:name="T2330" style:parent-style-name="Phôngmặcđịnhcủađoạnvăn" style:family="text">
      <style:text-properties fo:letter-spacing="-0.0041in" fo:font-size="5pt" style:font-size-asian="5pt"/>
    </style:style>
    <style:style style:name="T2331" style:parent-style-name="Phôngmặcđịnhcủađoạnvăn" style:family="text">
      <style:text-properties fo:letter-spacing="-0.0013in" fo:font-size="5pt" style:font-size-asian="5pt"/>
    </style:style>
    <style:style style:name="P2332" style:parent-style-name="TableParagraph" style:family="paragraph">
      <style:paragraph-properties fo:margin-top="0.0152in" fo:margin-left="0.0166in">
        <style:tab-stops/>
      </style:paragraph-properties>
    </style:style>
    <style:style style:name="T2333" style:parent-style-name="Phôngmặcđịnhcủađoạnvăn" style:family="text">
      <style:text-properties style:text-scale="105%" fo:font-size="5pt" style:font-size-asian="5pt"/>
    </style:style>
    <style:style style:name="T2334" style:parent-style-name="Phôngmặcđịnhcủađoạnvăn" style:family="text">
      <style:text-properties fo:letter-spacing="-0.0041in" style:text-scale="105%" fo:font-size="5pt" style:font-size-asian="5pt"/>
    </style:style>
    <style:style style:name="T2335" style:parent-style-name="Phôngmặcđịnhcủađoạnvăn" style:family="text">
      <style:text-properties style:text-scale="105%" fo:font-size="5pt" style:font-size-asian="5pt"/>
    </style:style>
    <style:style style:name="T2336" style:parent-style-name="Phôngmặcđịnhcủađoạnvăn" style:family="text">
      <style:text-properties fo:letter-spacing="-0.0041in" style:text-scale="105%" fo:font-size="5pt" style:font-size-asian="5pt"/>
    </style:style>
    <style:style style:name="T2337" style:parent-style-name="Phôngmặcđịnhcủađoạnvăn" style:family="text">
      <style:text-properties fo:letter-spacing="-0.0027in" style:text-scale="105%" fo:font-size="5pt" style:font-size-asian="5pt"/>
    </style:style>
    <style:style style:name="P2338" style:parent-style-name="TableParagraph" style:family="paragraph">
      <style:paragraph-properties fo:margin-top="0.0152in" fo:margin-left="0.0166in">
        <style:tab-stops/>
      </style:paragraph-properties>
    </style:style>
    <style:style style:name="T2339" style:parent-style-name="Phôngmặcđịnhcủađoạnvăn" style:family="text">
      <style:text-properties style:text-scale="105%" fo:font-size="5pt" style:font-size-asian="5pt"/>
    </style:style>
    <style:style style:name="T2340" style:parent-style-name="Phôngmặcđịnhcủađoạnvăn" style:family="text">
      <style:text-properties fo:letter-spacing="-0.0034in" style:text-scale="105%" fo:font-size="5pt" style:font-size-asian="5pt"/>
    </style:style>
    <style:style style:name="T2341" style:parent-style-name="Phôngmặcđịnhcủađoạnvăn" style:family="text">
      <style:text-properties fo:letter-spacing="-0.0027in" style:text-scale="105%" fo:font-size="5pt" style:font-size-asian="5pt"/>
    </style:style>
    <style:style style:name="P2342" style:parent-style-name="TableParagraph" style:family="paragraph">
      <style:paragraph-properties fo:margin-top="0.0152in" fo:margin-left="0.0166in">
        <style:tab-stops/>
      </style:paragraph-properties>
    </style:style>
    <style:style style:name="T2343" style:parent-style-name="Phôngmặcđịnhcủađoạnvăn" style:family="text">
      <style:text-properties fo:font-size="5pt" style:font-size-asian="5pt"/>
    </style:style>
    <style:style style:name="T2344" style:parent-style-name="Phôngmặcđịnhcủađoạnvăn" style:family="text">
      <style:text-properties fo:letter-spacing="-0.002in" fo:font-size="5pt" style:font-size-asian="5pt"/>
    </style:style>
    <style:style style:name="T2345" style:parent-style-name="Phôngmặcđịnhcủađoạnvăn" style:family="text">
      <style:text-properties fo:font-size="5pt" style:font-size-asian="5pt"/>
    </style:style>
    <style:style style:name="T2346" style:parent-style-name="Phôngmặcđịnhcủađoạnvăn" style:family="text">
      <style:text-properties fo:letter-spacing="-0.002in" fo:font-size="5pt" style:font-size-asian="5pt"/>
    </style:style>
    <style:style style:name="T2347" style:parent-style-name="Phôngmặcđịnhcủađoạnvăn" style:family="text">
      <style:text-properties fo:font-size="5pt" style:font-size-asian="5pt"/>
    </style:style>
    <style:style style:name="T2348" style:parent-style-name="Phôngmặcđịnhcủađoạnvăn" style:family="text">
      <style:text-properties fo:letter-spacing="-0.0027in" fo:font-size="5pt" style:font-size-asian="5pt"/>
    </style:style>
    <style:style style:name="T2349" style:parent-style-name="Phôngmặcđịnhcủađoạnvăn" style:family="text">
      <style:text-properties fo:letter-spacing="-0.0013in" fo:font-size="5pt" style:font-size-asian="5pt"/>
    </style:style>
    <style:style style:name="P2350" style:parent-style-name="TableParagraph" style:family="paragraph">
      <style:paragraph-properties fo:margin-top="0.0152in" fo:margin-left="0.0166in">
        <style:tab-stops/>
      </style:paragraph-properties>
    </style:style>
    <style:style style:name="T2351" style:parent-style-name="Phôngmặcđịnhcủađoạnvăn" style:family="text">
      <style:text-properties fo:font-size="5pt" style:font-size-asian="5pt"/>
    </style:style>
    <style:style style:name="T2352" style:parent-style-name="Phôngmặcđịnhcủađoạnvăn" style:family="text">
      <style:text-properties fo:letter-spacing="-0.0013in" fo:font-size="5pt" style:font-size-asian="5pt"/>
    </style:style>
    <style:style style:name="T2353" style:parent-style-name="Phôngmặcđịnhcủađoạnvăn" style:family="text">
      <style:text-properties fo:font-size="5pt" style:font-size-asian="5pt"/>
    </style:style>
    <style:style style:name="T2354" style:parent-style-name="Phôngmặcđịnhcủađoạnvăn" style:family="text">
      <style:text-properties fo:letter-spacing="-0.002in" fo:font-size="5pt" style:font-size-asian="5pt"/>
    </style:style>
    <style:style style:name="T2355" style:parent-style-name="Phôngmặcđịnhcủađoạnvăn" style:family="text">
      <style:text-properties fo:letter-spacing="-0.0013in" fo:font-size="5pt" style:font-size-asian="5pt"/>
    </style:style>
    <style:style style:name="P2356" style:parent-style-name="TableParagraph" style:family="paragraph">
      <style:paragraph-properties fo:margin-top="0.0152in" fo:line-height="117%" fo:margin-left="0.0166in" fo:margin-right="3.3076in">
        <style:tab-stops/>
      </style:paragraph-properties>
    </style:style>
    <style:style style:name="T2357" style:parent-style-name="Phôngmặcđịnhcủađoạnvăn" style:family="text">
      <style:text-properties fo:font-size="5pt" style:font-size-asian="5pt"/>
    </style:style>
    <style:style style:name="T2358" style:parent-style-name="Phôngmặcđịnhcủađoạnvăn" style:family="text">
      <style:text-properties fo:letter-spacing="-0.0013in" fo:font-size="5pt" style:font-size-asian="5pt"/>
    </style:style>
    <style:style style:name="T2359" style:parent-style-name="Phôngmặcđịnhcủađoạnvăn" style:family="text">
      <style:text-properties fo:font-size="5pt" style:font-size-asian="5pt"/>
    </style:style>
    <style:style style:name="T2360" style:parent-style-name="Phôngmặcđịnhcủađoạnvăn" style:family="text">
      <style:text-properties fo:letter-spacing="-0.0013in" fo:font-size="5pt" style:font-size-asian="5pt"/>
    </style:style>
    <style:style style:name="T2361" style:parent-style-name="Phôngmặcđịnhcủađoạnvăn" style:family="text">
      <style:text-properties fo:font-size="5pt" style:font-size-asian="5pt"/>
    </style:style>
    <style:style style:name="T2362" style:parent-style-name="Phôngmặcđịnhcủađoạnvăn" style:family="text">
      <style:text-properties fo:letter-spacing="-0.0013in" fo:font-size="5pt" style:font-size-asian="5pt"/>
    </style:style>
    <style:style style:name="T2363" style:parent-style-name="Phôngmặcđịnhcủađoạnvăn" style:family="text">
      <style:text-properties fo:font-size="5pt" style:font-size-asian="5pt"/>
    </style:style>
    <style:style style:name="T2364" style:parent-style-name="Phôngmặcđịnhcủađoạnvăn" style:family="text">
      <style:text-properties fo:letter-spacing="-0.0013in" fo:font-size="5pt" style:font-size-asian="5pt"/>
    </style:style>
    <style:style style:name="T2365" style:parent-style-name="Phôngmặcđịnhcủađoạnvăn" style:family="text">
      <style:text-properties fo:font-size="5pt" style:font-size-asian="5pt"/>
    </style:style>
    <style:style style:name="T2366" style:parent-style-name="Phôngmặcđịnhcủađoạnvăn" style:family="text">
      <style:text-properties fo:letter-spacing="0.0277in" style:text-scale="105%" fo:font-size="5pt" style:font-size-asian="5pt"/>
    </style:style>
    <style:style style:name="T2367" style:parent-style-name="Phôngmặcđịnhcủađoạnvăn" style:family="text">
      <style:text-properties style:text-scale="105%" fo:font-size="5pt" style:font-size-asian="5pt"/>
    </style:style>
    <style:style style:name="T2368" style:parent-style-name="Phôngmặcđịnhcủađoạnvăn" style:family="text">
      <style:text-properties fo:letter-spacing="-0.0041in" style:text-scale="105%" fo:font-size="5pt" style:font-size-asian="5pt"/>
    </style:style>
    <style:style style:name="T2369" style:parent-style-name="Phôngmặcđịnhcủađoạnvăn" style:family="text">
      <style:text-properties style:text-scale="105%" fo:font-size="5pt" style:font-size-asian="5pt"/>
    </style:style>
    <style:style style:name="T2370" style:parent-style-name="Phôngmặcđịnhcủađoạnvăn" style:family="text">
      <style:text-properties fo:letter-spacing="-0.0041in" style:text-scale="105%" fo:font-size="5pt" style:font-size-asian="5pt"/>
    </style:style>
    <style:style style:name="T2371" style:parent-style-name="Phôngmặcđịnhcủađoạnvăn" style:family="text">
      <style:text-properties style:text-scale="105%" fo:font-size="5pt" style:font-size-asian="5pt"/>
    </style:style>
    <style:style style:name="T2372" style:parent-style-name="Phôngmặcđịnhcủađoạnvăn" style:family="text">
      <style:text-properties fo:letter-spacing="-0.0041in" style:text-scale="105%" fo:font-size="5pt" style:font-size-asian="5pt"/>
    </style:style>
    <style:style style:name="T2373" style:parent-style-name="Phôngmặcđịnhcủađoạnvăn" style:family="text">
      <style:text-properties style:text-scale="105%" fo:font-size="5pt" style:font-size-asian="5pt"/>
    </style:style>
    <style:style style:name="T2374" style:parent-style-name="Phôngmặcđịnhcủađoạnvăn" style:family="text">
      <style:text-properties fo:letter-spacing="-0.0041in" style:text-scale="105%" fo:font-size="5pt" style:font-size-asian="5pt"/>
    </style:style>
    <style:style style:name="T2375" style:parent-style-name="Phôngmặcđịnhcủađoạnvăn" style:family="text">
      <style:text-properties style:text-scale="105%" fo:font-size="5pt" style:font-size-asian="5pt"/>
    </style:style>
    <style:style style:name="T2376" style:parent-style-name="Phôngmặcđịnhcủađoạnvăn" style:family="text">
      <style:text-properties fo:letter-spacing="-0.0041in" style:text-scale="105%" fo:font-size="5pt" style:font-size-asian="5pt"/>
    </style:style>
    <style:style style:name="T2377" style:parent-style-name="Phôngmặcđịnhcủađoạnvăn" style:family="text">
      <style:text-properties style:text-scale="105%" fo:font-size="5pt" style:font-size-asian="5pt"/>
    </style:style>
    <style:style style:name="T2378" style:parent-style-name="Phôngmặcđịnhcủađoạnvăn" style:family="text">
      <style:text-properties fo:letter-spacing="-0.0041in" style:text-scale="105%" fo:font-size="5pt" style:font-size-asian="5pt"/>
    </style:style>
    <style:style style:name="T2379" style:parent-style-name="Phôngmặcđịnhcủađoạnvăn" style:family="text">
      <style:text-properties style:text-scale="105%" fo:font-size="5pt" style:font-size-asian="5pt"/>
    </style:style>
    <style:style style:name="T2380" style:parent-style-name="Phôngmặcđịnhcủađoạnvăn" style:family="text">
      <style:text-properties fo:letter-spacing="-0.0041in" style:text-scale="105%" fo:font-size="5pt" style:font-size-asian="5pt"/>
    </style:style>
    <style:style style:name="T2381" style:parent-style-name="Phôngmặcđịnhcủađoạnvăn" style:family="text">
      <style:text-properties style:text-scale="105%" fo:font-size="5pt" style:font-size-asian="5pt"/>
    </style:style>
    <style:style style:name="T2382" style:parent-style-name="Phôngmặcđịnhcủađoạnvăn" style:family="text">
      <style:text-properties fo:letter-spacing="-0.0041in" style:text-scale="105%" fo:font-size="5pt" style:font-size-asian="5pt"/>
    </style:style>
    <style:style style:name="T2383" style:parent-style-name="Phôngmặcđịnhcủađoạnvăn" style:family="text">
      <style:text-properties style:text-scale="105%" fo:font-size="5pt" style:font-size-asian="5pt"/>
    </style:style>
    <style:style style:name="T2384" style:parent-style-name="Phôngmặcđịnhcủađoạnvăn" style:family="text">
      <style:text-properties fo:letter-spacing="-0.0041in" style:text-scale="105%" fo:font-size="5pt" style:font-size-asian="5pt"/>
    </style:style>
    <style:style style:name="T2385" style:parent-style-name="Phôngmặcđịnhcủađoạnvăn" style:family="text">
      <style:text-properties style:text-scale="105%" fo:font-size="5pt" style:font-size-asian="5pt"/>
    </style:style>
    <style:style style:name="T2386" style:parent-style-name="Phôngmặcđịnhcủađoạnvăn" style:family="text">
      <style:text-properties fo:letter-spacing="-0.0041in" style:text-scale="105%" fo:font-size="5pt" style:font-size-asian="5pt"/>
    </style:style>
    <style:style style:name="T2387" style:parent-style-name="Phôngmặcđịnhcủađoạnvăn" style:family="text">
      <style:text-properties style:text-scale="105%" fo:font-size="5pt" style:font-size-asian="5pt"/>
    </style:style>
    <style:style style:name="P2388" style:parent-style-name="TableParagraph" style:family="paragraph">
      <style:paragraph-properties fo:margin-left="0.0166in">
        <style:tab-stops/>
      </style:paragraph-properties>
    </style:style>
    <style:style style:name="T2389" style:parent-style-name="Phôngmặcđịnhcủađoạnvăn" style:family="text">
      <style:text-properties fo:font-size="5pt" style:font-size-asian="5pt"/>
    </style:style>
    <style:style style:name="T2390" style:parent-style-name="Phôngmặcđịnhcủađoạnvăn" style:family="text">
      <style:text-properties fo:letter-spacing="-0.0013in" fo:font-size="5pt" style:font-size-asian="5pt"/>
    </style:style>
    <style:style style:name="T2391" style:parent-style-name="Phôngmặcđịnhcủađoạnvăn" style:family="text">
      <style:text-properties fo:font-size="5pt" style:font-size-asian="5pt"/>
    </style:style>
    <style:style style:name="T2392" style:parent-style-name="Phôngmặcđịnhcủađoạnvăn" style:family="text">
      <style:text-properties fo:letter-spacing="-0.0006in" fo:font-size="5pt" style:font-size-asian="5pt"/>
    </style:style>
    <style:style style:name="T2393" style:parent-style-name="Phôngmặcđịnhcủađoạnvăn" style:family="text">
      <style:text-properties fo:font-size="5pt" style:font-size-asian="5pt"/>
    </style:style>
    <style:style style:name="T2394" style:parent-style-name="Phôngmặcđịnhcủađoạnvăn" style:family="text">
      <style:text-properties fo:letter-spacing="-0.0006in" fo:font-size="5pt" style:font-size-asian="5pt"/>
    </style:style>
    <style:style style:name="T2395" style:parent-style-name="Phôngmặcđịnhcủađoạnvăn" style:family="text">
      <style:text-properties fo:font-size="5pt" style:font-size-asian="5pt"/>
    </style:style>
    <style:style style:name="T2396" style:parent-style-name="Phôngmặcđịnhcủađoạnvăn" style:family="text">
      <style:text-properties fo:letter-spacing="-0.0006in" fo:font-size="5pt" style:font-size-asian="5pt"/>
    </style:style>
    <style:style style:name="T2397" style:parent-style-name="Phôngmặcđịnhcủađoạnvăn" style:family="text">
      <style:text-properties fo:font-size="5pt" style:font-size-asian="5pt"/>
    </style:style>
    <style:style style:name="T2398" style:parent-style-name="Phôngmặcđịnhcủađoạnvăn" style:family="text">
      <style:text-properties fo:letter-spacing="-0.0006in" fo:font-size="5pt" style:font-size-asian="5pt"/>
    </style:style>
    <style:style style:name="T2399" style:parent-style-name="Phôngmặcđịnhcủađoạnvăn" style:family="text">
      <style:text-properties fo:letter-spacing="-0.0013in" fo:font-size="5pt" style:font-size-asian="5pt"/>
    </style:style>
    <style:style style:name="P2400" style:parent-style-name="TableParagraph" style:family="paragraph">
      <style:paragraph-properties fo:margin-top="0.0152in" fo:margin-left="0.0166in">
        <style:tab-stops/>
      </style:paragraph-properties>
    </style:style>
    <style:style style:name="T2401" style:parent-style-name="Phôngmặcđịnhcủađoạnvăn" style:family="text">
      <style:text-properties fo:font-size="5pt" style:font-size-asian="5pt"/>
    </style:style>
    <style:style style:name="T2402" style:parent-style-name="Phôngmặcđịnhcủađoạnvăn" style:family="text">
      <style:text-properties fo:letter-spacing="-0.0027in" fo:font-size="5pt" style:font-size-asian="5pt"/>
    </style:style>
    <style:style style:name="T2403" style:parent-style-name="Phôngmặcđịnhcủađoạnvăn" style:family="text">
      <style:text-properties fo:font-size="5pt" style:font-size-asian="5pt"/>
    </style:style>
    <style:style style:name="T2404" style:parent-style-name="Phôngmặcđịnhcủađoạnvăn" style:family="text">
      <style:text-properties fo:letter-spacing="-0.0027in" fo:font-size="5pt" style:font-size-asian="5pt"/>
    </style:style>
    <style:style style:name="T2405" style:parent-style-name="Phôngmặcđịnhcủađoạnvăn" style:family="text">
      <style:text-properties fo:font-size="5pt" style:font-size-asian="5pt"/>
    </style:style>
    <style:style style:name="T2406" style:parent-style-name="Phôngmặcđịnhcủađoạnvăn" style:family="text">
      <style:text-properties fo:letter-spacing="-0.002in" fo:font-size="5pt" style:font-size-asian="5pt"/>
    </style:style>
    <style:style style:name="T2407" style:parent-style-name="Phôngmặcđịnhcủađoạnvăn" style:family="text">
      <style:text-properties fo:font-size="5pt" style:font-size-asian="5pt"/>
    </style:style>
    <style:style style:name="T2408" style:parent-style-name="Phôngmặcđịnhcủađoạnvăn" style:family="text">
      <style:text-properties fo:letter-spacing="-0.0027in" fo:font-size="5pt" style:font-size-asian="5pt"/>
    </style:style>
    <style:style style:name="T2409" style:parent-style-name="Phôngmặcđịnhcủađoạnvăn" style:family="text">
      <style:text-properties fo:font-size="5pt" style:font-size-asian="5pt"/>
    </style:style>
    <style:style style:name="T2410" style:parent-style-name="Phôngmặcđịnhcủađoạnvăn" style:family="text">
      <style:text-properties fo:letter-spacing="-0.002in" fo:font-size="5pt" style:font-size-asian="5pt"/>
    </style:style>
    <style:style style:name="T2411" style:parent-style-name="Phôngmặcđịnhcủađoạnvăn" style:family="text">
      <style:text-properties fo:font-size="5pt" style:font-size-asian="5pt"/>
    </style:style>
    <style:style style:name="T2412" style:parent-style-name="Phôngmặcđịnhcủađoạnvăn" style:family="text">
      <style:text-properties fo:letter-spacing="-0.0027in" fo:font-size="5pt" style:font-size-asian="5pt"/>
    </style:style>
    <style:style style:name="T2413" style:parent-style-name="Phôngmặcđịnhcủađoạnvăn" style:family="text">
      <style:text-properties fo:font-size="5pt" style:font-size-asian="5pt"/>
    </style:style>
    <style:style style:name="T2414" style:parent-style-name="Phôngmặcđịnhcủađoạnvăn" style:family="text">
      <style:text-properties fo:letter-spacing="-0.0034in" fo:font-size="5pt" style:font-size-asian="5pt"/>
    </style:style>
    <style:style style:name="T2415" style:parent-style-name="Phôngmặcđịnhcủađoạnvăn" style:family="text">
      <style:text-properties fo:font-size="5pt" style:font-size-asian="5pt"/>
    </style:style>
    <style:style style:name="T2416" style:parent-style-name="Phôngmặcđịnhcủađoạnvăn" style:family="text">
      <style:text-properties fo:letter-spacing="-0.0041in" fo:font-size="5pt" style:font-size-asian="5pt"/>
    </style:style>
    <style:style style:name="T2417" style:parent-style-name="Phôngmặcđịnhcủađoạnvăn" style:family="text">
      <style:text-properties fo:letter-spacing="-0.0027in" fo:font-size="5pt" style:font-size-asian="5pt"/>
    </style:style>
    <style:style style:name="P2418" style:parent-style-name="TableParagraph" style:family="paragraph">
      <style:paragraph-properties fo:margin-top="0.0152in" fo:margin-left="0.0166in">
        <style:tab-stops/>
      </style:paragraph-properties>
    </style:style>
    <style:style style:name="T2419" style:parent-style-name="Phôngmặcđịnhcủađoạnvăn" style:family="text">
      <style:text-properties fo:font-size="5pt" style:font-size-asian="5pt"/>
    </style:style>
    <style:style style:name="T2420" style:parent-style-name="Phôngmặcđịnhcủađoạnvăn" style:family="text">
      <style:text-properties fo:letter-spacing="-0.002in" fo:font-size="5pt" style:font-size-asian="5pt"/>
    </style:style>
    <style:style style:name="T2421" style:parent-style-name="Phôngmặcđịnhcủađoạnvăn" style:family="text">
      <style:text-properties fo:font-size="5pt" style:font-size-asian="5pt"/>
    </style:style>
    <style:style style:name="T2422" style:parent-style-name="Phôngmặcđịnhcủađoạnvăn" style:family="text">
      <style:text-properties fo:letter-spacing="-0.0027in" fo:font-size="5pt" style:font-size-asian="5pt"/>
    </style:style>
    <style:style style:name="T2423" style:parent-style-name="Phôngmặcđịnhcủađoạnvăn" style:family="text">
      <style:text-properties fo:font-size="5pt" style:font-size-asian="5pt"/>
    </style:style>
    <style:style style:name="T2424" style:parent-style-name="Phôngmặcđịnhcủađoạnvăn" style:family="text">
      <style:text-properties fo:letter-spacing="-0.0027in" fo:font-size="5pt" style:font-size-asian="5pt"/>
    </style:style>
    <style:style style:name="T2425" style:parent-style-name="Phôngmặcđịnhcủađoạnvăn" style:family="text">
      <style:text-properties fo:font-size="5pt" style:font-size-asian="5pt"/>
    </style:style>
    <style:style style:name="T2426" style:parent-style-name="Phôngmặcđịnhcủađoạnvăn" style:family="text">
      <style:text-properties fo:letter-spacing="-0.002in" fo:font-size="5pt" style:font-size-asian="5pt"/>
    </style:style>
    <style:style style:name="T2427" style:parent-style-name="Phôngmặcđịnhcủađoạnvăn" style:family="text">
      <style:text-properties fo:font-size="5pt" style:font-size-asian="5pt"/>
    </style:style>
    <style:style style:name="T2428" style:parent-style-name="Phôngmặcđịnhcủađoạnvăn" style:family="text">
      <style:text-properties fo:letter-spacing="-0.002in" fo:font-size="5pt" style:font-size-asian="5pt"/>
    </style:style>
    <style:style style:name="T2429" style:parent-style-name="Phôngmặcđịnhcủađoạnvăn" style:family="text">
      <style:text-properties fo:font-size="5pt" style:font-size-asian="5pt"/>
    </style:style>
    <style:style style:name="T2430" style:parent-style-name="Phôngmặcđịnhcủađoạnvăn" style:family="text">
      <style:text-properties fo:letter-spacing="-0.0027in" fo:font-size="5pt" style:font-size-asian="5pt"/>
    </style:style>
    <style:style style:name="T2431" style:parent-style-name="Phôngmặcđịnhcủađoạnvăn" style:family="text">
      <style:text-properties fo:font-size="5pt" style:font-size-asian="5pt"/>
    </style:style>
    <style:style style:name="T2432" style:parent-style-name="Phôngmặcđịnhcủađoạnvăn" style:family="text">
      <style:text-properties fo:letter-spacing="-0.002in" fo:font-size="5pt" style:font-size-asian="5pt"/>
    </style:style>
    <style:style style:name="T2433" style:parent-style-name="Phôngmặcđịnhcủađoạnvăn" style:family="text">
      <style:text-properties fo:font-size="5pt" style:font-size-asian="5pt"/>
    </style:style>
    <style:style style:name="T2434" style:parent-style-name="Phôngmặcđịnhcủađoạnvăn" style:family="text">
      <style:text-properties fo:letter-spacing="-0.0027in" fo:font-size="5pt" style:font-size-asian="5pt"/>
    </style:style>
    <style:style style:name="T2435" style:parent-style-name="Phôngmặcđịnhcủađoạnvăn" style:family="text">
      <style:text-properties fo:font-size="5pt" style:font-size-asian="5pt"/>
    </style:style>
    <style:style style:name="T2436" style:parent-style-name="Phôngmặcđịnhcủađoạnvăn" style:family="text">
      <style:text-properties fo:letter-spacing="-0.0034in" fo:font-size="5pt" style:font-size-asian="5pt"/>
    </style:style>
    <style:style style:name="T2437" style:parent-style-name="Phôngmặcđịnhcủađoạnvăn" style:family="text">
      <style:text-properties fo:font-size="5pt" style:font-size-asian="5pt"/>
    </style:style>
    <style:style style:name="T2438" style:parent-style-name="Phôngmặcđịnhcủađoạnvăn" style:family="text">
      <style:text-properties fo:letter-spacing="-0.0013in" fo:font-size="5pt" style:font-size-asian="5pt"/>
    </style:style>
    <style:style style:name="T2439" style:parent-style-name="Phôngmặcđịnhcủađoạnvăn" style:family="text">
      <style:text-properties fo:font-size="5pt" style:font-size-asian="5pt"/>
    </style:style>
    <style:style style:name="T2440" style:parent-style-name="Phôngmặcđịnhcủađoạnvăn" style:family="text">
      <style:text-properties fo:letter-spacing="-0.0034in" fo:font-size="5pt" style:font-size-asian="5pt"/>
    </style:style>
    <style:style style:name="T2441" style:parent-style-name="Phôngmặcđịnhcủađoạnvăn" style:family="text">
      <style:text-properties fo:font-size="5pt" style:font-size-asian="5pt"/>
    </style:style>
    <style:style style:name="T2442" style:parent-style-name="Phôngmặcđịnhcủađoạnvăn" style:family="text">
      <style:text-properties fo:letter-spacing="-0.0027in" fo:font-size="5pt" style:font-size-asian="5pt"/>
    </style:style>
    <style:style style:name="T2443" style:parent-style-name="Phôngmặcđịnhcủađoạnvăn" style:family="text">
      <style:text-properties fo:letter-spacing="-0.0013in" fo:font-size="5pt" style:font-size-asian="5pt"/>
    </style:style>
    <style:style style:name="P2444" style:parent-style-name="TableParagraph" style:family="paragraph">
      <style:paragraph-properties fo:margin-top="0.0152in" fo:margin-left="0.0166in">
        <style:tab-stops/>
      </style:paragraph-properties>
    </style:style>
    <style:style style:name="T2445" style:parent-style-name="Phôngmặcđịnhcủađoạnvăn" style:family="text">
      <style:text-properties fo:font-size="5pt" style:font-size-asian="5pt"/>
    </style:style>
    <style:style style:name="T2446" style:parent-style-name="Phôngmặcđịnhcủađoạnvăn" style:family="text">
      <style:text-properties fo:letter-spacing="-0.0041in" fo:font-size="5pt" style:font-size-asian="5pt"/>
    </style:style>
    <style:style style:name="T2447" style:parent-style-name="Phôngmặcđịnhcủađoạnvăn" style:family="text">
      <style:text-properties fo:font-size="5pt" style:font-size-asian="5pt"/>
    </style:style>
    <style:style style:name="T2448" style:parent-style-name="Phôngmặcđịnhcủađoạnvăn" style:family="text">
      <style:text-properties fo:letter-spacing="-0.0041in" fo:font-size="5pt" style:font-size-asian="5pt"/>
    </style:style>
    <style:style style:name="T2449" style:parent-style-name="Phôngmặcđịnhcủađoạnvăn" style:family="text">
      <style:text-properties fo:font-size="5pt" style:font-size-asian="5pt"/>
    </style:style>
    <style:style style:name="T2450" style:parent-style-name="Phôngmặcđịnhcủađoạnvăn" style:family="text">
      <style:text-properties fo:letter-spacing="-0.0034in" fo:font-size="5pt" style:font-size-asian="5pt"/>
    </style:style>
    <style:style style:name="T2451" style:parent-style-name="Phôngmặcđịnhcủađoạnvăn" style:family="text">
      <style:text-properties fo:font-size="5pt" style:font-size-asian="5pt"/>
    </style:style>
    <style:style style:name="T2452" style:parent-style-name="Phôngmặcđịnhcủađoạnvăn" style:family="text">
      <style:text-properties fo:letter-spacing="-0.0041in" fo:font-size="5pt" style:font-size-asian="5pt"/>
    </style:style>
    <style:style style:name="T2453" style:parent-style-name="Phôngmặcđịnhcủađoạnvăn" style:family="text">
      <style:text-properties fo:font-size="5pt" style:font-size-asian="5pt"/>
    </style:style>
    <style:style style:name="T2454" style:parent-style-name="Phôngmặcđịnhcủađoạnvăn" style:family="text">
      <style:text-properties fo:letter-spacing="-0.0034in" fo:font-size="5pt" style:font-size-asian="5pt"/>
    </style:style>
    <style:style style:name="T2455" style:parent-style-name="Phôngmặcđịnhcủađoạnvăn" style:family="text">
      <style:text-properties fo:font-size="5pt" style:font-size-asian="5pt"/>
    </style:style>
    <style:style style:name="T2456" style:parent-style-name="Phôngmặcđịnhcủađoạnvăn" style:family="text">
      <style:text-properties fo:letter-spacing="-0.0034in" fo:font-size="5pt" style:font-size-asian="5pt"/>
    </style:style>
    <style:style style:name="T2457" style:parent-style-name="Phôngmặcđịnhcủađoạnvăn" style:family="text">
      <style:text-properties fo:font-size="5pt" style:font-size-asian="5pt"/>
    </style:style>
    <style:style style:name="T2458" style:parent-style-name="Phôngmặcđịnhcủađoạnvăn" style:family="text">
      <style:text-properties fo:letter-spacing="-0.0027in" fo:font-size="5pt" style:font-size-asian="5pt"/>
    </style:style>
    <style:style style:name="T2459" style:parent-style-name="Phôngmặcđịnhcủađoạnvăn" style:family="text">
      <style:text-properties fo:font-size="5pt" style:font-size-asian="5pt"/>
    </style:style>
    <style:style style:name="T2460" style:parent-style-name="Phôngmặcđịnhcủađoạnvăn" style:family="text">
      <style:text-properties fo:letter-spacing="-0.0034in" fo:font-size="5pt" style:font-size-asian="5pt"/>
    </style:style>
    <style:style style:name="T2461" style:parent-style-name="Phôngmặcđịnhcủađoạnvăn" style:family="text">
      <style:text-properties fo:font-size="5pt" style:font-size-asian="5pt"/>
    </style:style>
    <style:style style:name="T2462" style:parent-style-name="Phôngmặcđịnhcủađoạnvăn" style:family="text">
      <style:text-properties fo:letter-spacing="-0.0041in" fo:font-size="5pt" style:font-size-asian="5pt"/>
    </style:style>
    <style:style style:name="T2463" style:parent-style-name="Phôngmặcđịnhcủađoạnvăn" style:family="text">
      <style:text-properties fo:font-size="5pt" style:font-size-asian="5pt"/>
    </style:style>
    <style:style style:name="T2464" style:parent-style-name="Phôngmặcđịnhcủađoạnvăn" style:family="text">
      <style:text-properties fo:letter-spacing="-0.0034in" fo:font-size="5pt" style:font-size-asian="5pt"/>
    </style:style>
    <style:style style:name="T2465" style:parent-style-name="Phôngmặcđịnhcủađoạnvăn" style:family="text">
      <style:text-properties fo:font-size="5pt" style:font-size-asian="5pt"/>
    </style:style>
    <style:style style:name="T2466" style:parent-style-name="Phôngmặcđịnhcủađoạnvăn" style:family="text">
      <style:text-properties fo:letter-spacing="-0.0027in" fo:font-size="5pt" style:font-size-asian="5pt"/>
    </style:style>
    <style:style style:name="T2467" style:parent-style-name="Phôngmặcđịnhcủađoạnvăn" style:family="text">
      <style:text-properties fo:font-size="5pt" style:font-size-asian="5pt"/>
    </style:style>
    <style:style style:name="T2468" style:parent-style-name="Phôngmặcđịnhcủađoạnvăn" style:family="text">
      <style:text-properties fo:letter-spacing="-0.0041in" fo:font-size="5pt" style:font-size-asian="5pt"/>
    </style:style>
    <style:style style:name="T2469" style:parent-style-name="Phôngmặcđịnhcủađoạnvăn" style:family="text">
      <style:text-properties fo:font-size="5pt" style:font-size-asian="5pt"/>
    </style:style>
    <style:style style:name="T2470" style:parent-style-name="Phôngmặcđịnhcủađoạnvăn" style:family="text">
      <style:text-properties fo:letter-spacing="-0.0027in" fo:font-size="5pt" style:font-size-asian="5pt"/>
    </style:style>
    <style:style style:name="T2471" style:parent-style-name="Phôngmặcđịnhcủađoạnvăn" style:family="text">
      <style:text-properties fo:font-size="5pt" style:font-size-asian="5pt"/>
    </style:style>
    <style:style style:name="T2472" style:parent-style-name="Phôngmặcđịnhcủađoạnvăn" style:family="text">
      <style:text-properties fo:letter-spacing="-0.0041in" fo:font-size="5pt" style:font-size-asian="5pt"/>
    </style:style>
    <style:style style:name="T2473" style:parent-style-name="Phôngmặcđịnhcủađoạnvăn" style:family="text">
      <style:text-properties fo:font-size="5pt" style:font-size-asian="5pt"/>
    </style:style>
    <style:style style:name="T2474" style:parent-style-name="Phôngmặcđịnhcủađoạnvăn" style:family="text">
      <style:text-properties fo:letter-spacing="-0.0034in" fo:font-size="5pt" style:font-size-asian="5pt"/>
    </style:style>
    <style:style style:name="T2475" style:parent-style-name="Phôngmặcđịnhcủađoạnvăn" style:family="text">
      <style:text-properties fo:font-size="5pt" style:font-size-asian="5pt"/>
    </style:style>
    <style:style style:name="T2476" style:parent-style-name="Phôngmặcđịnhcủađoạnvăn" style:family="text">
      <style:text-properties fo:letter-spacing="-0.0034in" fo:font-size="5pt" style:font-size-asian="5pt"/>
    </style:style>
    <style:style style:name="T2477" style:parent-style-name="Phôngmặcđịnhcủađoạnvăn" style:family="text">
      <style:text-properties fo:font-size="5pt" style:font-size-asian="5pt"/>
    </style:style>
    <style:style style:name="T2478" style:parent-style-name="Phôngmặcđịnhcủađoạnvăn" style:family="text">
      <style:text-properties fo:letter-spacing="-0.0041in" fo:font-size="5pt" style:font-size-asian="5pt"/>
    </style:style>
    <style:style style:name="T2479" style:parent-style-name="Phôngmặcđịnhcủađoạnvăn" style:family="text">
      <style:text-properties fo:font-size="5pt" style:font-size-asian="5pt"/>
    </style:style>
    <style:style style:name="T2480" style:parent-style-name="Phôngmặcđịnhcủađoạnvăn" style:family="text">
      <style:text-properties fo:letter-spacing="-0.0041in" fo:font-size="5pt" style:font-size-asian="5pt"/>
    </style:style>
    <style:style style:name="T2481" style:parent-style-name="Phôngmặcđịnhcủađoạnvăn" style:family="text">
      <style:text-properties fo:font-size="5pt" style:font-size-asian="5pt"/>
    </style:style>
    <style:style style:name="T2482" style:parent-style-name="Phôngmặcđịnhcủađoạnvăn" style:family="text">
      <style:text-properties fo:letter-spacing="-0.0034in" fo:font-size="5pt" style:font-size-asian="5pt"/>
    </style:style>
    <style:style style:name="T2483" style:parent-style-name="Phôngmặcđịnhcủađoạnvăn" style:family="text">
      <style:text-properties fo:font-size="5pt" style:font-size-asian="5pt"/>
    </style:style>
    <style:style style:name="T2484" style:parent-style-name="Phôngmặcđịnhcủađoạnvăn" style:family="text">
      <style:text-properties fo:letter-spacing="-0.0027in" fo:font-size="5pt" style:font-size-asian="5pt"/>
    </style:style>
    <style:style style:name="T2485" style:parent-style-name="Phôngmặcđịnhcủađoạnvăn" style:family="text">
      <style:text-properties fo:font-size="5pt" style:font-size-asian="5pt"/>
    </style:style>
    <style:style style:name="T2486" style:parent-style-name="Phôngmặcđịnhcủađoạnvăn" style:family="text">
      <style:text-properties fo:letter-spacing="-0.0034in" fo:font-size="5pt" style:font-size-asian="5pt"/>
    </style:style>
    <style:style style:name="T2487" style:parent-style-name="Phôngmặcđịnhcủađoạnvăn" style:family="text">
      <style:text-properties fo:letter-spacing="-0.0013in" fo:font-size="5pt" style:font-size-asian="5pt"/>
    </style:style>
    <style:style style:name="TableCell2488" style:family="table-cell">
      <style:table-cell-properties fo:border="0.0069in solid #000000" style:writing-mode="lr-tb" fo:padding-top="0in" fo:padding-left="0in" fo:padding-bottom="0in" fo:padding-right="0in"/>
    </style:style>
    <style:style style:name="P2489" style:parent-style-name="TableParagraph" style:family="paragraph">
      <style:text-properties style:font-name="Times New Roman" fo:font-size="5pt" style:font-size-asian="5pt"/>
    </style:style>
    <style:style style:name="P2490" style:parent-style-name="TableParagraph" style:family="paragraph">
      <style:text-properties style:font-name="Times New Roman" fo:font-size="5pt" style:font-size-asian="5pt"/>
    </style:style>
    <style:style style:name="P2491" style:parent-style-name="TableParagraph" style:family="paragraph">
      <style:text-properties style:font-name="Times New Roman" fo:font-size="5pt" style:font-size-asian="5pt"/>
    </style:style>
    <style:style style:name="P2492" style:parent-style-name="TableParagraph" style:family="paragraph">
      <style:text-properties style:font-name="Times New Roman" fo:font-size="5pt" style:font-size-asian="5pt"/>
    </style:style>
    <style:style style:name="P2493" style:parent-style-name="TableParagraph" style:family="paragraph">
      <style:text-properties style:font-name="Times New Roman" fo:font-size="5pt" style:font-size-asian="5pt"/>
    </style:style>
    <style:style style:name="P2494" style:parent-style-name="TableParagraph" style:family="paragraph">
      <style:text-properties style:font-name="Times New Roman" fo:font-size="5pt" style:font-size-asian="5pt"/>
    </style:style>
    <style:style style:name="P2495" style:parent-style-name="TableParagraph" style:family="paragraph">
      <style:text-properties style:font-name="Times New Roman" fo:font-size="5pt" style:font-size-asian="5pt"/>
    </style:style>
    <style:style style:name="P2496" style:parent-style-name="TableParagraph" style:family="paragraph">
      <style:text-properties style:font-name="Times New Roman" fo:font-size="5pt" style:font-size-asian="5pt"/>
    </style:style>
    <style:style style:name="P2497" style:parent-style-name="TableParagraph" style:family="paragraph">
      <style:text-properties style:font-name="Times New Roman" fo:font-size="5pt" style:font-size-asian="5pt"/>
    </style:style>
    <style:style style:name="P2498" style:parent-style-name="TableParagraph" style:family="paragraph">
      <style:text-properties style:font-name="Times New Roman" fo:font-size="5pt" style:font-size-asian="5pt"/>
    </style:style>
    <style:style style:name="P2499" style:parent-style-name="TableParagraph" style:family="paragraph">
      <style:paragraph-properties fo:margin-top="0.077in"/>
      <style:text-properties style:font-name="Times New Roman" fo:font-size="5pt" style:font-size-asian="5pt"/>
    </style:style>
    <style:style style:name="P2500" style:parent-style-name="TableParagraph" style:family="paragraph">
      <style:paragraph-properties fo:margin-left="0.0173in">
        <style:tab-stops/>
      </style:paragraph-properties>
    </style:style>
    <style:style style:name="T2501" style:parent-style-name="Phôngmặcđịnhcủađoạnvăn" style:family="text">
      <style:text-properties fo:letter-spacing="-0.0034in" fo:font-size="5pt" style:font-size-asian="5pt"/>
    </style:style>
    <style:style style:name="TableCell2502" style:family="table-cell">
      <style:table-cell-properties fo:border="0.0069in solid #000000" style:writing-mode="lr-tb" fo:padding-top="0in" fo:padding-left="0in" fo:padding-bottom="0in" fo:padding-right="0in"/>
    </style:style>
    <style:style style:name="P2503" style:parent-style-name="TableParagraph" style:family="paragraph">
      <style:text-properties style:font-name="Times New Roman" fo:font-size="5pt" style:font-size-asian="5pt"/>
    </style:style>
    <style:style style:name="P2504" style:parent-style-name="TableParagraph" style:family="paragraph">
      <style:text-properties style:font-name="Times New Roman" fo:font-size="5pt" style:font-size-asian="5pt"/>
    </style:style>
    <style:style style:name="P2505" style:parent-style-name="TableParagraph" style:family="paragraph">
      <style:text-properties style:font-name="Times New Roman" fo:font-size="5pt" style:font-size-asian="5pt"/>
    </style:style>
    <style:style style:name="P2506" style:parent-style-name="TableParagraph" style:family="paragraph">
      <style:text-properties style:font-name="Times New Roman" fo:font-size="5pt" style:font-size-asian="5pt"/>
    </style:style>
    <style:style style:name="P2507" style:parent-style-name="TableParagraph" style:family="paragraph">
      <style:text-properties style:font-name="Times New Roman" fo:font-size="5pt" style:font-size-asian="5pt"/>
    </style:style>
    <style:style style:name="P2508" style:parent-style-name="TableParagraph" style:family="paragraph">
      <style:text-properties style:font-name="Times New Roman" fo:font-size="5pt" style:font-size-asian="5pt"/>
    </style:style>
    <style:style style:name="P2509" style:parent-style-name="TableParagraph" style:family="paragraph">
      <style:text-properties style:font-name="Times New Roman" fo:font-size="5pt" style:font-size-asian="5pt"/>
    </style:style>
    <style:style style:name="P2510" style:parent-style-name="TableParagraph" style:family="paragraph">
      <style:text-properties style:font-name="Times New Roman" fo:font-size="5pt" style:font-size-asian="5pt"/>
    </style:style>
    <style:style style:name="P2511" style:parent-style-name="TableParagraph" style:family="paragraph">
      <style:text-properties style:font-name="Times New Roman" fo:font-size="5pt" style:font-size-asian="5pt"/>
    </style:style>
    <style:style style:name="P2512" style:parent-style-name="TableParagraph" style:family="paragraph">
      <style:text-properties style:font-name="Times New Roman" fo:font-size="5pt" style:font-size-asian="5pt"/>
    </style:style>
    <style:style style:name="P2513" style:parent-style-name="TableParagraph" style:family="paragraph">
      <style:paragraph-properties fo:margin-top="0.077in"/>
      <style:text-properties style:font-name="Times New Roman" fo:font-size="5pt" style:font-size-asian="5pt"/>
    </style:style>
    <style:style style:name="P2514" style:parent-style-name="TableParagraph" style:family="paragraph">
      <style:paragraph-properties fo:margin-left="0.0173in">
        <style:tab-stops/>
      </style:paragraph-properties>
    </style:style>
    <style:style style:name="T2515" style:parent-style-name="Phôngmặcđịnhcủađoạnvăn" style:family="text">
      <style:text-properties fo:letter-spacing="-0.0034in" style:text-scale="105%" fo:font-size="5pt" style:font-size-asian="5pt"/>
    </style:style>
    <style:style style:name="TableCell2516" style:family="table-cell">
      <style:table-cell-properties fo:border="0.0069in solid #000000" style:writing-mode="lr-tb" fo:padding-top="0in" fo:padding-left="0in" fo:padding-bottom="0in" fo:padding-right="0in"/>
    </style:style>
    <style:style style:name="P2517" style:parent-style-name="TableParagraph" style:family="paragraph">
      <style:text-properties style:font-name="Times New Roman" fo:font-size="5pt" style:font-size-asian="5pt"/>
    </style:style>
    <style:style style:name="P2518" style:parent-style-name="TableParagraph" style:family="paragraph">
      <style:text-properties style:font-name="Times New Roman" fo:font-size="5pt" style:font-size-asian="5pt"/>
    </style:style>
    <style:style style:name="P2519" style:parent-style-name="TableParagraph" style:family="paragraph">
      <style:text-properties style:font-name="Times New Roman" fo:font-size="5pt" style:font-size-asian="5pt"/>
    </style:style>
    <style:style style:name="P2520" style:parent-style-name="TableParagraph" style:family="paragraph">
      <style:text-properties style:font-name="Times New Roman" fo:font-size="5pt" style:font-size-asian="5pt"/>
    </style:style>
    <style:style style:name="P2521" style:parent-style-name="TableParagraph" style:family="paragraph">
      <style:text-properties style:font-name="Times New Roman" fo:font-size="5pt" style:font-size-asian="5pt"/>
    </style:style>
    <style:style style:name="P2522" style:parent-style-name="TableParagraph" style:family="paragraph">
      <style:text-properties style:font-name="Times New Roman" fo:font-size="5pt" style:font-size-asian="5pt"/>
    </style:style>
    <style:style style:name="P2523" style:parent-style-name="TableParagraph" style:family="paragraph">
      <style:text-properties style:font-name="Times New Roman" fo:font-size="5pt" style:font-size-asian="5pt"/>
    </style:style>
    <style:style style:name="P2524" style:parent-style-name="TableParagraph" style:family="paragraph">
      <style:text-properties style:font-name="Times New Roman" fo:font-size="5pt" style:font-size-asian="5pt"/>
    </style:style>
    <style:style style:name="P2525" style:parent-style-name="TableParagraph" style:family="paragraph">
      <style:text-properties style:font-name="Times New Roman" fo:font-size="5pt" style:font-size-asian="5pt"/>
    </style:style>
    <style:style style:name="P2526" style:parent-style-name="TableParagraph" style:family="paragraph">
      <style:text-properties style:font-name="Times New Roman" fo:font-size="5pt" style:font-size-asian="5pt"/>
    </style:style>
    <style:style style:name="P2527" style:parent-style-name="TableParagraph" style:family="paragraph">
      <style:paragraph-properties fo:margin-top="0.077in"/>
      <style:text-properties style:font-name="Times New Roman" fo:font-size="5pt" style:font-size-asian="5pt"/>
    </style:style>
    <style:style style:name="P2528" style:parent-style-name="TableParagraph" style:family="paragraph">
      <style:paragraph-properties fo:margin-left="0.018in">
        <style:tab-stops/>
      </style:paragraph-properties>
    </style:style>
    <style:style style:name="T2529" style:parent-style-name="Phôngmặcđịnhcủađoạnvăn" style:family="text">
      <style:text-properties fo:letter-spacing="-0.0027in" fo:font-size="5pt" style:font-size-asian="5pt"/>
    </style:style>
    <style:style style:name="TableCell2530" style:family="table-cell">
      <style:table-cell-properties fo:border="0.0069in solid #000000" style:writing-mode="lr-tb" fo:padding-top="0in" fo:padding-left="0in" fo:padding-bottom="0in" fo:padding-right="0in"/>
    </style:style>
    <style:style style:name="P2531" style:parent-style-name="TableParagraph" style:family="paragraph">
      <style:text-properties style:font-name="Times New Roman" fo:font-size="5pt" style:font-size-asian="5pt"/>
    </style:style>
    <style:style style:name="P2532" style:parent-style-name="TableParagraph" style:family="paragraph">
      <style:text-properties style:font-name="Times New Roman" fo:font-size="5pt" style:font-size-asian="5pt"/>
    </style:style>
    <style:style style:name="P2533" style:parent-style-name="TableParagraph" style:family="paragraph">
      <style:text-properties style:font-name="Times New Roman" fo:font-size="5pt" style:font-size-asian="5pt"/>
    </style:style>
    <style:style style:name="P2534" style:parent-style-name="TableParagraph" style:family="paragraph">
      <style:text-properties style:font-name="Times New Roman" fo:font-size="5pt" style:font-size-asian="5pt"/>
    </style:style>
    <style:style style:name="P2535" style:parent-style-name="TableParagraph" style:family="paragraph">
      <style:text-properties style:font-name="Times New Roman" fo:font-size="5pt" style:font-size-asian="5pt"/>
    </style:style>
    <style:style style:name="P2536" style:parent-style-name="TableParagraph" style:family="paragraph">
      <style:text-properties style:font-name="Times New Roman" fo:font-size="5pt" style:font-size-asian="5pt"/>
    </style:style>
    <style:style style:name="P2537" style:parent-style-name="TableParagraph" style:family="paragraph">
      <style:text-properties style:font-name="Times New Roman" fo:font-size="5pt" style:font-size-asian="5pt"/>
    </style:style>
    <style:style style:name="P2538" style:parent-style-name="TableParagraph" style:family="paragraph">
      <style:text-properties style:font-name="Times New Roman" fo:font-size="5pt" style:font-size-asian="5pt"/>
    </style:style>
    <style:style style:name="P2539" style:parent-style-name="TableParagraph" style:family="paragraph">
      <style:text-properties style:font-name="Times New Roman" fo:font-size="5pt" style:font-size-asian="5pt"/>
    </style:style>
    <style:style style:name="P2540" style:parent-style-name="TableParagraph" style:family="paragraph">
      <style:text-properties style:font-name="Times New Roman" fo:font-size="5pt" style:font-size-asian="5pt"/>
    </style:style>
    <style:style style:name="P2541" style:parent-style-name="TableParagraph" style:family="paragraph">
      <style:paragraph-properties fo:margin-top="0.077in"/>
      <style:text-properties style:font-name="Times New Roman" fo:font-size="5pt" style:font-size-asian="5pt"/>
    </style:style>
    <style:style style:name="P2542" style:parent-style-name="TableParagraph" style:family="paragraph">
      <style:paragraph-properties fo:margin-left="0.0187in">
        <style:tab-stops/>
      </style:paragraph-properties>
    </style:style>
    <style:style style:name="T2543" style:parent-style-name="Phôngmặcđịnhcủađoạnvăn" style:family="text">
      <style:text-properties fo:letter-spacing="-0.0069in" style:text-scale="105%" fo:font-size="5pt" style:font-size-asian="5pt"/>
    </style:style>
    <style:style style:name="P2544" style:parent-style-name="Bìnhthường" style:master-page-name="MP2" style:family="paragraph">
      <style:paragraph-properties fo:break-before="page" fo:margin-top="0.0006in"/>
      <style:text-properties style:font-name="Times New Roman" fo:font-size="1pt" style:font-size-asian="1pt"/>
    </style:style>
    <style:style style:name="TableColumn2546" style:family="table-column">
      <style:table-column-properties style:column-width="0.6784in" style:use-optimal-column-width="false"/>
    </style:style>
    <style:style style:name="TableColumn2547" style:family="table-column">
      <style:table-column-properties style:column-width="0.9145in" style:use-optimal-column-width="false"/>
    </style:style>
    <style:style style:name="TableColumn2548" style:family="table-column">
      <style:table-column-properties style:column-width="5.7069in" style:use-optimal-column-width="false"/>
    </style:style>
    <style:style style:name="TableColumn2549" style:family="table-column">
      <style:table-column-properties style:column-width="0.6534in" style:use-optimal-column-width="false"/>
    </style:style>
    <style:style style:name="TableColumn2550" style:family="table-column">
      <style:table-column-properties style:column-width="0.6527in" style:use-optimal-column-width="false"/>
    </style:style>
    <style:style style:name="TableColumn2551" style:family="table-column">
      <style:table-column-properties style:column-width="0.3361in" style:use-optimal-column-width="false"/>
    </style:style>
    <style:style style:name="TableColumn2552" style:family="table-column">
      <style:table-column-properties style:column-width="0.4944in" style:use-optimal-column-width="false"/>
    </style:style>
    <style:style style:name="Table2545" style:family="table">
      <style:table-properties style:width="9.4368in" fo:margin-left="0.2097in" table:align="left"/>
    </style:style>
    <style:style style:name="TableRow2553" style:family="table-row">
      <style:table-row-properties style:min-row-height="2.4652in" style:use-optimal-row-height="false"/>
    </style:style>
    <style:style style:name="TableCell2554" style:family="table-cell">
      <style:table-cell-properties fo:border="0.0069in solid #000000" style:writing-mode="lr-tb" fo:padding-top="0in" fo:padding-left="0in" fo:padding-bottom="0in" fo:padding-right="0in"/>
    </style:style>
    <style:style style:name="P2555" style:parent-style-name="TableParagraph" style:family="paragraph">
      <style:text-properties style:font-name="Times New Roman" fo:font-size="5pt" style:font-size-asian="5pt"/>
    </style:style>
    <style:style style:name="P2556" style:parent-style-name="TableParagraph" style:family="paragraph">
      <style:text-properties style:font-name="Times New Roman" fo:font-size="5pt" style:font-size-asian="5pt"/>
    </style:style>
    <style:style style:name="P2557" style:parent-style-name="TableParagraph" style:family="paragraph">
      <style:text-properties style:font-name="Times New Roman" fo:font-size="5pt" style:font-size-asian="5pt"/>
    </style:style>
    <style:style style:name="P2558" style:parent-style-name="TableParagraph" style:family="paragraph">
      <style:text-properties style:font-name="Times New Roman" fo:font-size="5pt" style:font-size-asian="5pt"/>
    </style:style>
    <style:style style:name="P2559" style:parent-style-name="TableParagraph" style:family="paragraph">
      <style:text-properties style:font-name="Times New Roman" fo:font-size="5pt" style:font-size-asian="5pt"/>
    </style:style>
    <style:style style:name="P2560" style:parent-style-name="TableParagraph" style:family="paragraph">
      <style:text-properties style:font-name="Times New Roman" fo:font-size="5pt" style:font-size-asian="5pt"/>
    </style:style>
    <style:style style:name="P2561" style:parent-style-name="TableParagraph" style:family="paragraph">
      <style:text-properties style:font-name="Times New Roman" fo:font-size="5pt" style:font-size-asian="5pt"/>
    </style:style>
    <style:style style:name="P2562" style:parent-style-name="TableParagraph" style:family="paragraph">
      <style:text-properties style:font-name="Times New Roman" fo:font-size="5pt" style:font-size-asian="5pt"/>
    </style:style>
    <style:style style:name="P2563" style:parent-style-name="TableParagraph" style:family="paragraph">
      <style:text-properties style:font-name="Times New Roman" fo:font-size="5pt" style:font-size-asian="5pt"/>
    </style:style>
    <style:style style:name="P2564" style:parent-style-name="TableParagraph" style:family="paragraph">
      <style:text-properties style:font-name="Times New Roman" fo:font-size="5pt" style:font-size-asian="5pt"/>
    </style:style>
    <style:style style:name="P2565" style:parent-style-name="TableParagraph" style:family="paragraph">
      <style:text-properties style:font-name="Times New Roman" fo:font-size="5pt" style:font-size-asian="5pt"/>
    </style:style>
    <style:style style:name="P2566" style:parent-style-name="TableParagraph" style:family="paragraph">
      <style:text-properties style:font-name="Times New Roman" fo:font-size="5pt" style:font-size-asian="5pt"/>
    </style:style>
    <style:style style:name="P2567" style:parent-style-name="TableParagraph" style:family="paragraph">
      <style:text-properties style:font-name="Times New Roman" fo:font-size="5pt" style:font-size-asian="5pt"/>
    </style:style>
    <style:style style:name="P2568" style:parent-style-name="TableParagraph" style:family="paragraph">
      <style:paragraph-properties fo:margin-top="0.077in"/>
      <style:text-properties style:font-name="Times New Roman" fo:font-size="5pt" style:font-size-asian="5pt"/>
    </style:style>
    <style:style style:name="P2569" style:parent-style-name="TableParagraph" style:family="paragraph">
      <style:paragraph-properties fo:margin-top="0.0006in" fo:margin-left="0.0159in">
        <style:tab-stops/>
      </style:paragraph-properties>
    </style:style>
    <style:style style:name="T2570" style:parent-style-name="Phôngmặcđịnhcủađoạnvăn" style:family="text">
      <style:text-properties fo:letter-spacing="-0.0013in" fo:font-size="5pt" style:font-size-asian="5pt"/>
    </style:style>
    <style:style style:name="TableCell2571" style:family="table-cell">
      <style:table-cell-properties fo:border="0.0069in solid #000000" style:writing-mode="lr-tb" fo:padding-top="0in" fo:padding-left="0in" fo:padding-bottom="0in" fo:padding-right="0in"/>
    </style:style>
    <style:style style:name="P2572" style:parent-style-name="TableParagraph" style:family="paragraph">
      <style:text-properties style:font-name="Times New Roman" fo:font-size="5pt" style:font-size-asian="5pt"/>
    </style:style>
    <style:style style:name="P2573" style:parent-style-name="TableParagraph" style:family="paragraph">
      <style:text-properties style:font-name="Times New Roman" fo:font-size="5pt" style:font-size-asian="5pt"/>
    </style:style>
    <style:style style:name="P2574" style:parent-style-name="TableParagraph" style:family="paragraph">
      <style:text-properties style:font-name="Times New Roman" fo:font-size="5pt" style:font-size-asian="5pt"/>
    </style:style>
    <style:style style:name="P2575" style:parent-style-name="TableParagraph" style:family="paragraph">
      <style:text-properties style:font-name="Times New Roman" fo:font-size="5pt" style:font-size-asian="5pt"/>
    </style:style>
    <style:style style:name="P2576" style:parent-style-name="TableParagraph" style:family="paragraph">
      <style:text-properties style:font-name="Times New Roman" fo:font-size="5pt" style:font-size-asian="5pt"/>
    </style:style>
    <style:style style:name="P2577" style:parent-style-name="TableParagraph" style:family="paragraph">
      <style:text-properties style:font-name="Times New Roman" fo:font-size="5pt" style:font-size-asian="5pt"/>
    </style:style>
    <style:style style:name="P2578" style:parent-style-name="TableParagraph" style:family="paragraph">
      <style:text-properties style:font-name="Times New Roman" fo:font-size="5pt" style:font-size-asian="5pt"/>
    </style:style>
    <style:style style:name="P2579" style:parent-style-name="TableParagraph" style:family="paragraph">
      <style:text-properties style:font-name="Times New Roman" fo:font-size="5pt" style:font-size-asian="5pt"/>
    </style:style>
    <style:style style:name="P2580" style:parent-style-name="TableParagraph" style:family="paragraph">
      <style:text-properties style:font-name="Times New Roman" fo:font-size="5pt" style:font-size-asian="5pt"/>
    </style:style>
    <style:style style:name="P2581" style:parent-style-name="TableParagraph" style:family="paragraph">
      <style:text-properties style:font-name="Times New Roman" fo:font-size="5pt" style:font-size-asian="5pt"/>
    </style:style>
    <style:style style:name="P2582" style:parent-style-name="TableParagraph" style:family="paragraph">
      <style:text-properties style:font-name="Times New Roman" fo:font-size="5pt" style:font-size-asian="5pt"/>
    </style:style>
    <style:style style:name="P2583" style:parent-style-name="TableParagraph" style:family="paragraph">
      <style:text-properties style:font-name="Times New Roman" fo:font-size="5pt" style:font-size-asian="5pt"/>
    </style:style>
    <style:style style:name="P2584" style:parent-style-name="TableParagraph" style:family="paragraph">
      <style:text-properties style:font-name="Times New Roman" fo:font-size="5pt" style:font-size-asian="5pt"/>
    </style:style>
    <style:style style:name="P2585" style:parent-style-name="TableParagraph" style:family="paragraph">
      <style:paragraph-properties fo:margin-top="0.077in"/>
      <style:text-properties style:font-name="Times New Roman" fo:font-size="5pt" style:font-size-asian="5pt"/>
    </style:style>
    <style:style style:name="P2586" style:parent-style-name="TableParagraph" style:family="paragraph">
      <style:paragraph-properties fo:margin-top="0.0006in" fo:margin-left="0.0159in">
        <style:tab-stops/>
      </style:paragraph-properties>
    </style:style>
    <style:style style:name="T2587" style:parent-style-name="Phôngmặcđịnhcủađoạnvăn" style:family="text">
      <style:text-properties fo:font-size="5pt" style:font-size-asian="5pt"/>
    </style:style>
    <style:style style:name="T2588" style:parent-style-name="Phôngmặcđịnhcủađoạnvăn" style:family="text">
      <style:text-properties fo:letter-spacing="-0.0027in" fo:font-size="5pt" style:font-size-asian="5pt"/>
    </style:style>
    <style:style style:name="T2589" style:parent-style-name="Phôngmặcđịnhcủađoạnvăn" style:family="text">
      <style:text-properties fo:letter-spacing="-0.0013in" fo:font-size="5pt" style:font-size-asian="5pt"/>
    </style:style>
    <style:style style:name="TableCell2590" style:family="table-cell">
      <style:table-cell-properties fo:border="0.0069in solid #000000" style:writing-mode="lr-tb" fo:padding-top="0in" fo:padding-left="0in" fo:padding-bottom="0in" fo:padding-right="0in"/>
    </style:style>
    <style:style style:name="P2591" style:parent-style-name="TableParagraph" style:family="paragraph">
      <style:paragraph-properties fo:margin-top="0.0451in" fo:line-height="117%" fo:margin-left="0.0166in" fo:margin-right="1.6694in">
        <style:tab-stops/>
      </style:paragraph-properties>
    </style:style>
    <style:style style:name="T2592" style:parent-style-name="Phôngmặcđịnhcủađoạnvăn" style:family="text">
      <style:text-properties fo:font-size="5pt" style:font-size-asian="5pt"/>
    </style:style>
    <style:style style:name="T2593" style:parent-style-name="Phôngmặcđịnhcủađoạnvăn" style:family="text">
      <style:text-properties fo:letter-spacing="-0.0027in" fo:font-size="5pt" style:font-size-asian="5pt"/>
    </style:style>
    <style:style style:name="T2594" style:parent-style-name="Phôngmặcđịnhcủađoạnvăn" style:family="text">
      <style:text-properties fo:font-size="5pt" style:font-size-asian="5pt"/>
    </style:style>
    <style:style style:name="T2595" style:parent-style-name="Phôngmặcđịnhcủađoạnvăn" style:family="text">
      <style:text-properties fo:letter-spacing="-0.0027in" fo:font-size="5pt" style:font-size-asian="5pt"/>
    </style:style>
    <style:style style:name="T2596" style:parent-style-name="Phôngmặcđịnhcủađoạnvăn" style:family="text">
      <style:text-properties fo:font-size="5pt" style:font-size-asian="5pt"/>
    </style:style>
    <style:style style:name="T2597" style:parent-style-name="Phôngmặcđịnhcủađoạnvăn" style:family="text">
      <style:text-properties fo:letter-spacing="-0.0027in" fo:font-size="5pt" style:font-size-asian="5pt"/>
    </style:style>
    <style:style style:name="T2598" style:parent-style-name="Phôngmặcđịnhcủađoạnvăn" style:family="text">
      <style:text-properties fo:font-size="5pt" style:font-size-asian="5pt"/>
    </style:style>
    <style:style style:name="T2599" style:parent-style-name="Phôngmặcđịnhcủađoạnvăn" style:family="text">
      <style:text-properties fo:letter-spacing="-0.0034in" fo:font-size="5pt" style:font-size-asian="5pt"/>
    </style:style>
    <style:style style:name="T2600" style:parent-style-name="Phôngmặcđịnhcủađoạnvăn" style:family="text">
      <style:text-properties fo:font-size="5pt" style:font-size-asian="5pt"/>
    </style:style>
    <style:style style:name="T2601" style:parent-style-name="Phôngmặcđịnhcủađoạnvăn" style:family="text">
      <style:text-properties fo:letter-spacing="-0.002in" fo:font-size="5pt" style:font-size-asian="5pt"/>
    </style:style>
    <style:style style:name="T2602" style:parent-style-name="Phôngmặcđịnhcủađoạnvăn" style:family="text">
      <style:text-properties fo:font-size="5pt" style:font-size-asian="5pt"/>
    </style:style>
    <style:style style:name="T2603" style:parent-style-name="Phôngmặcđịnhcủađoạnvăn" style:family="text">
      <style:text-properties fo:letter-spacing="-0.002in" fo:font-size="5pt" style:font-size-asian="5pt"/>
    </style:style>
    <style:style style:name="T2604" style:parent-style-name="Phôngmặcđịnhcủađoạnvăn" style:family="text">
      <style:text-properties fo:font-size="5pt" style:font-size-asian="5pt"/>
    </style:style>
    <style:style style:name="T2605" style:parent-style-name="Phôngmặcđịnhcủađoạnvăn" style:family="text">
      <style:text-properties fo:letter-spacing="-0.0027in" fo:font-size="5pt" style:font-size-asian="5pt"/>
    </style:style>
    <style:style style:name="T2606" style:parent-style-name="Phôngmặcđịnhcủađoạnvăn" style:family="text">
      <style:text-properties fo:font-size="5pt" style:font-size-asian="5pt"/>
    </style:style>
    <style:style style:name="T2607" style:parent-style-name="Phôngmặcđịnhcủađoạnvăn" style:family="text">
      <style:text-properties fo:letter-spacing="-0.0034in" fo:font-size="5pt" style:font-size-asian="5pt"/>
    </style:style>
    <style:style style:name="T2608" style:parent-style-name="Phôngmặcđịnhcủađoạnvăn" style:family="text">
      <style:text-properties fo:font-size="5pt" style:font-size-asian="5pt"/>
    </style:style>
    <style:style style:name="T2609" style:parent-style-name="Phôngmặcđịnhcủađoạnvăn" style:family="text">
      <style:text-properties fo:letter-spacing="-0.002in" fo:font-size="5pt" style:font-size-asian="5pt"/>
    </style:style>
    <style:style style:name="T2610" style:parent-style-name="Phôngmặcđịnhcủađoạnvăn" style:family="text">
      <style:text-properties fo:font-size="5pt" style:font-size-asian="5pt"/>
    </style:style>
    <style:style style:name="T2611" style:parent-style-name="Phôngmặcđịnhcủađoạnvăn" style:family="text">
      <style:text-properties fo:letter-spacing="-0.002in" fo:font-size="5pt" style:font-size-asian="5pt"/>
    </style:style>
    <style:style style:name="T2612" style:parent-style-name="Phôngmặcđịnhcủađoạnvăn" style:family="text">
      <style:text-properties fo:font-size="5pt" style:font-size-asian="5pt"/>
    </style:style>
    <style:style style:name="T2613" style:parent-style-name="Phôngmặcđịnhcủađoạnvăn" style:family="text">
      <style:text-properties fo:letter-spacing="-0.0034in" fo:font-size="5pt" style:font-size-asian="5pt"/>
    </style:style>
    <style:style style:name="T2614" style:parent-style-name="Phôngmặcđịnhcủađoạnvăn" style:family="text">
      <style:text-properties fo:font-size="5pt" style:font-size-asian="5pt"/>
    </style:style>
    <style:style style:name="T2615" style:parent-style-name="Phôngmặcđịnhcủađoạnvăn" style:family="text">
      <style:text-properties fo:letter-spacing="-0.0027in" fo:font-size="5pt" style:font-size-asian="5pt"/>
    </style:style>
    <style:style style:name="T2616" style:parent-style-name="Phôngmặcđịnhcủađoạnvăn" style:family="text">
      <style:text-properties fo:font-size="5pt" style:font-size-asian="5pt"/>
    </style:style>
    <style:style style:name="T2617" style:parent-style-name="Phôngmặcđịnhcủađoạnvăn" style:family="text">
      <style:text-properties fo:letter-spacing="-0.002in" fo:font-size="5pt" style:font-size-asian="5pt"/>
    </style:style>
    <style:style style:name="T2618" style:parent-style-name="Phôngmặcđịnhcủađoạnvăn" style:family="text">
      <style:text-properties fo:font-size="5pt" style:font-size-asian="5pt"/>
    </style:style>
    <style:style style:name="T2619" style:parent-style-name="Phôngmặcđịnhcủađoạnvăn" style:family="text">
      <style:text-properties fo:letter-spacing="-0.002in" fo:font-size="5pt" style:font-size-asian="5pt"/>
    </style:style>
    <style:style style:name="T2620" style:parent-style-name="Phôngmặcđịnhcủađoạnvăn" style:family="text">
      <style:text-properties fo:font-size="5pt" style:font-size-asian="5pt"/>
    </style:style>
    <style:style style:name="T2621" style:parent-style-name="Phôngmặcđịnhcủađoạnvăn" style:family="text">
      <style:text-properties fo:letter-spacing="-0.0034in" fo:font-size="5pt" style:font-size-asian="5pt"/>
    </style:style>
    <style:style style:name="T2622" style:parent-style-name="Phôngmặcđịnhcủađoạnvăn" style:family="text">
      <style:text-properties fo:font-size="5pt" style:font-size-asian="5pt"/>
    </style:style>
    <style:style style:name="T2623" style:parent-style-name="Phôngmặcđịnhcủađoạnvăn" style:family="text">
      <style:text-properties fo:letter-spacing="-0.002in" fo:font-size="5pt" style:font-size-asian="5pt"/>
    </style:style>
    <style:style style:name="T2624" style:parent-style-name="Phôngmặcđịnhcủađoạnvăn" style:family="text">
      <style:text-properties fo:font-size="5pt" style:font-size-asian="5pt"/>
    </style:style>
    <style:style style:name="T2625" style:parent-style-name="Phôngmặcđịnhcủađoạnvăn" style:family="text">
      <style:text-properties fo:letter-spacing="-0.002in" fo:font-size="5pt" style:font-size-asian="5pt"/>
    </style:style>
    <style:style style:name="T2626" style:parent-style-name="Phôngmặcđịnhcủađoạnvăn" style:family="text">
      <style:text-properties fo:font-size="5pt" style:font-size-asian="5pt"/>
    </style:style>
    <style:style style:name="T2627" style:parent-style-name="Phôngmặcđịnhcủađoạnvăn" style:family="text">
      <style:text-properties fo:letter-spacing="-0.0027in" fo:font-size="5pt" style:font-size-asian="5pt"/>
    </style:style>
    <style:style style:name="T2628" style:parent-style-name="Phôngmặcđịnhcủađoạnvăn" style:family="text">
      <style:text-properties fo:font-size="5pt" style:font-size-asian="5pt"/>
    </style:style>
    <style:style style:name="T2629" style:parent-style-name="Phôngmặcđịnhcủađoạnvăn" style:family="text">
      <style:text-properties fo:letter-spacing="-0.002in" fo:font-size="5pt" style:font-size-asian="5pt"/>
    </style:style>
    <style:style style:name="T2630" style:parent-style-name="Phôngmặcđịnhcủađoạnvăn" style:family="text">
      <style:text-properties fo:font-size="5pt" style:font-size-asian="5pt"/>
    </style:style>
    <style:style style:name="T2631" style:parent-style-name="Phôngmặcđịnhcủađoạnvăn" style:family="text">
      <style:text-properties fo:letter-spacing="-0.0027in" fo:font-size="5pt" style:font-size-asian="5pt"/>
    </style:style>
    <style:style style:name="T2632" style:parent-style-name="Phôngmặcđịnhcủađoạnvăn" style:family="text">
      <style:text-properties fo:font-size="5pt" style:font-size-asian="5pt"/>
    </style:style>
    <style:style style:name="T2633" style:parent-style-name="Phôngmặcđịnhcủađoạnvăn" style:family="text">
      <style:text-properties fo:letter-spacing="-0.002in" fo:font-size="5pt" style:font-size-asian="5pt"/>
    </style:style>
    <style:style style:name="T2634" style:parent-style-name="Phôngmặcđịnhcủađoạnvăn" style:family="text">
      <style:text-properties fo:font-size="5pt" style:font-size-asian="5pt"/>
    </style:style>
    <style:style style:name="T2635" style:parent-style-name="Phôngmặcđịnhcủađoạnvăn" style:family="text">
      <style:text-properties fo:letter-spacing="-0.0034in" fo:font-size="5pt" style:font-size-asian="5pt"/>
    </style:style>
    <style:style style:name="T2636" style:parent-style-name="Phôngmặcđịnhcủađoạnvăn" style:family="text">
      <style:text-properties fo:font-size="5pt" style:font-size-asian="5pt"/>
    </style:style>
    <style:style style:name="T2637" style:parent-style-name="Phôngmặcđịnhcủađoạnvăn" style:family="text">
      <style:text-properties fo:letter-spacing="-0.0027in" fo:font-size="5pt" style:font-size-asian="5pt"/>
    </style:style>
    <style:style style:name="T2638" style:parent-style-name="Phôngmặcđịnhcủađoạnvăn" style:family="text">
      <style:text-properties fo:font-size="5pt" style:font-size-asian="5pt"/>
    </style:style>
    <style:style style:name="T2639" style:parent-style-name="Phôngmặcđịnhcủađoạnvăn" style:family="text">
      <style:text-properties fo:letter-spacing="-0.0034in" fo:font-size="5pt" style:font-size-asian="5pt"/>
    </style:style>
    <style:style style:name="T2640" style:parent-style-name="Phôngmặcđịnhcủađoạnvăn" style:family="text">
      <style:text-properties fo:font-size="5pt" style:font-size-asian="5pt"/>
    </style:style>
    <style:style style:name="T2641" style:parent-style-name="Phôngmặcđịnhcủađoạnvăn" style:family="text">
      <style:text-properties fo:letter-spacing="-0.0034in" fo:font-size="5pt" style:font-size-asian="5pt"/>
    </style:style>
    <style:style style:name="T2642" style:parent-style-name="Phôngmặcđịnhcủađoạnvăn" style:family="text">
      <style:text-properties fo:font-size="5pt" style:font-size-asian="5pt"/>
    </style:style>
    <style:style style:name="T2643" style:parent-style-name="Phôngmặcđịnhcủađoạnvăn" style:family="text">
      <style:text-properties fo:letter-spacing="-0.0034in" fo:font-size="5pt" style:font-size-asian="5pt"/>
    </style:style>
    <style:style style:name="T2644" style:parent-style-name="Phôngmặcđịnhcủađoạnvăn" style:family="text">
      <style:text-properties fo:font-size="5pt" style:font-size-asian="5pt"/>
    </style:style>
    <style:style style:name="T2645" style:parent-style-name="Phôngmặcđịnhcủađoạnvăn" style:family="text">
      <style:text-properties fo:letter-spacing="-0.0027in" fo:font-size="5pt" style:font-size-asian="5pt"/>
    </style:style>
    <style:style style:name="T2646" style:parent-style-name="Phôngmặcđịnhcủađoạnvăn" style:family="text">
      <style:text-properties fo:font-size="5pt" style:font-size-asian="5pt"/>
    </style:style>
    <style:style style:name="T2647" style:parent-style-name="Phôngmặcđịnhcủađoạnvăn" style:family="text">
      <style:text-properties fo:letter-spacing="0.0277in" fo:font-size="5pt" style:font-size-asian="5pt"/>
    </style:style>
    <style:style style:name="T2648" style:parent-style-name="Phôngmặcđịnhcủađoạnvăn" style:family="text">
      <style:text-properties fo:font-size="5pt" style:font-size-asian="5pt"/>
    </style:style>
    <style:style style:name="P2649" style:parent-style-name="TableParagraph" style:family="paragraph">
      <style:paragraph-properties fo:margin-left="0.0166in">
        <style:tab-stops/>
      </style:paragraph-properties>
    </style:style>
    <style:style style:name="T2650" style:parent-style-name="Phôngmặcđịnhcủađoạnvăn" style:family="text">
      <style:text-properties fo:letter-spacing="-0.0027in" fo:font-size="5pt" style:font-size-asian="5pt"/>
    </style:style>
    <style:style style:name="T2651" style:parent-style-name="Phôngmặcđịnhcủađoạnvăn" style:family="text">
      <style:text-properties fo:letter-spacing="0.0013in" fo:font-size="5pt" style:font-size-asian="5pt"/>
    </style:style>
    <style:style style:name="T2652" style:parent-style-name="Phôngmặcđịnhcủađoạnvăn" style:family="text">
      <style:text-properties fo:letter-spacing="-0.0027in" fo:font-size="5pt" style:font-size-asian="5pt"/>
    </style:style>
    <style:style style:name="T2653" style:parent-style-name="Phôngmặcđịnhcủađoạnvăn" style:family="text">
      <style:text-properties fo:letter-spacing="0.0013in" fo:font-size="5pt" style:font-size-asian="5pt"/>
    </style:style>
    <style:style style:name="T2654" style:parent-style-name="Phôngmặcđịnhcủađoạnvăn" style:family="text">
      <style:text-properties fo:letter-spacing="-0.0027in" fo:font-size="5pt" style:font-size-asian="5pt"/>
    </style:style>
    <style:style style:name="P2655" style:parent-style-name="TableParagraph" style:family="paragraph">
      <style:paragraph-properties fo:margin-top="0.0152in" fo:margin-left="0.0166in">
        <style:tab-stops/>
      </style:paragraph-properties>
    </style:style>
    <style:style style:name="T2656" style:parent-style-name="Phôngmặcđịnhcủađoạnvăn" style:family="text">
      <style:text-properties fo:font-size="5pt" style:font-size-asian="5pt"/>
    </style:style>
    <style:style style:name="T2657" style:parent-style-name="Phôngmặcđịnhcủađoạnvăn" style:family="text">
      <style:text-properties fo:letter-spacing="-0.0013in" fo:font-size="5pt" style:font-size-asian="5pt"/>
    </style:style>
    <style:style style:name="T2658" style:parent-style-name="Phôngmặcđịnhcủađoạnvăn" style:family="text">
      <style:text-properties fo:font-size="5pt" style:font-size-asian="5pt"/>
    </style:style>
    <style:style style:name="T2659" style:parent-style-name="Phôngmặcđịnhcủađoạnvăn" style:family="text">
      <style:text-properties fo:letter-spacing="-0.002in" fo:font-size="5pt" style:font-size-asian="5pt"/>
    </style:style>
    <style:style style:name="T2660" style:parent-style-name="Phôngmặcđịnhcủađoạnvăn" style:family="text">
      <style:text-properties fo:font-size="5pt" style:font-size-asian="5pt"/>
    </style:style>
    <style:style style:name="T2661" style:parent-style-name="Phôngmặcđịnhcủađoạnvăn" style:family="text">
      <style:text-properties fo:letter-spacing="-0.0013in" fo:font-size="5pt" style:font-size-asian="5pt"/>
    </style:style>
    <style:style style:name="T2662" style:parent-style-name="Phôngmặcđịnhcủađoạnvăn" style:family="text">
      <style:text-properties fo:font-size="5pt" style:font-size-asian="5pt"/>
    </style:style>
    <style:style style:name="T2663" style:parent-style-name="Phôngmặcđịnhcủađoạnvăn" style:family="text">
      <style:text-properties fo:letter-spacing="-0.0013in" fo:font-size="5pt" style:font-size-asian="5pt"/>
    </style:style>
    <style:style style:name="P2664" style:parent-style-name="TableParagraph" style:family="paragraph">
      <style:paragraph-properties fo:margin-top="0.0152in" fo:margin-left="0.0166in">
        <style:tab-stops/>
      </style:paragraph-properties>
    </style:style>
    <style:style style:name="T2665" style:parent-style-name="Phôngmặcđịnhcủađoạnvăn" style:family="text">
      <style:text-properties style:text-scale="105%" fo:font-size="5pt" style:font-size-asian="5pt"/>
    </style:style>
    <style:style style:name="T2666" style:parent-style-name="Phôngmặcđịnhcủađoạnvăn" style:family="text">
      <style:text-properties fo:letter-spacing="-0.0034in" style:text-scale="105%" fo:font-size="5pt" style:font-size-asian="5pt"/>
    </style:style>
    <style:style style:name="T2667" style:parent-style-name="Phôngmặcđịnhcủađoạnvăn" style:family="text">
      <style:text-properties fo:letter-spacing="-0.0013in" style:text-scale="105%" fo:font-size="5pt" style:font-size-asian="5pt"/>
    </style:style>
    <style:style style:name="P2668" style:parent-style-name="TableParagraph" style:family="paragraph">
      <style:paragraph-properties fo:margin-top="0.0152in" fo:margin-left="0.0166in">
        <style:tab-stops/>
      </style:paragraph-properties>
    </style:style>
    <style:style style:name="T2669" style:parent-style-name="Phôngmặcđịnhcủađoạnvăn" style:family="text">
      <style:text-properties style:text-scale="105%" fo:font-size="5pt" style:font-size-asian="5pt"/>
    </style:style>
    <style:style style:name="T2670" style:parent-style-name="Phôngmặcđịnhcủađoạnvăn" style:family="text">
      <style:text-properties fo:letter-spacing="-0.0034in" style:text-scale="105%" fo:font-size="5pt" style:font-size-asian="5pt"/>
    </style:style>
    <style:style style:name="T2671" style:parent-style-name="Phôngmặcđịnhcủađoạnvăn" style:family="text">
      <style:text-properties fo:letter-spacing="-0.0027in" style:text-scale="105%" fo:font-size="5pt" style:font-size-asian="5pt"/>
    </style:style>
    <style:style style:name="P2672" style:parent-style-name="TableParagraph" style:family="paragraph">
      <style:paragraph-properties fo:margin-top="0.0152in" fo:margin-left="0.0166in">
        <style:tab-stops/>
      </style:paragraph-properties>
    </style:style>
    <style:style style:name="T2673" style:parent-style-name="Phôngmặcđịnhcủađoạnvăn" style:family="text">
      <style:text-properties fo:font-size="5pt" style:font-size-asian="5pt"/>
    </style:style>
    <style:style style:name="T2674" style:parent-style-name="Phôngmặcđịnhcủađoạnvăn" style:family="text">
      <style:text-properties fo:letter-spacing="-0.0006in" fo:font-size="5pt" style:font-size-asian="5pt"/>
    </style:style>
    <style:style style:name="T2675" style:parent-style-name="Phôngmặcđịnhcủađoạnvăn" style:family="text">
      <style:text-properties fo:letter-spacing="-0.0027in" fo:font-size="5pt" style:font-size-asian="5pt"/>
    </style:style>
    <style:style style:name="P2676" style:parent-style-name="TableParagraph" style:family="paragraph">
      <style:paragraph-properties fo:margin-top="0.0152in" fo:margin-left="0.0166in">
        <style:tab-stops/>
      </style:paragraph-properties>
    </style:style>
    <style:style style:name="T2677" style:parent-style-name="Phôngmặcđịnhcủađoạnvăn" style:family="text">
      <style:text-properties fo:font-size="5pt" style:font-size-asian="5pt"/>
    </style:style>
    <style:style style:name="T2678" style:parent-style-name="Phôngmặcđịnhcủađoạnvăn" style:family="text">
      <style:text-properties fo:letter-spacing="-0.002in" fo:font-size="5pt" style:font-size-asian="5pt"/>
    </style:style>
    <style:style style:name="T2679" style:parent-style-name="Phôngmặcđịnhcủađoạnvăn" style:family="text">
      <style:text-properties fo:font-size="5pt" style:font-size-asian="5pt"/>
    </style:style>
    <style:style style:name="T2680" style:parent-style-name="Phôngmặcđịnhcủađoạnvăn" style:family="text">
      <style:text-properties fo:letter-spacing="-0.0013in" fo:font-size="5pt" style:font-size-asian="5pt"/>
    </style:style>
    <style:style style:name="T2681" style:parent-style-name="Phôngmặcđịnhcủađoạnvăn" style:family="text">
      <style:text-properties fo:font-size="5pt" style:font-size-asian="5pt"/>
    </style:style>
    <style:style style:name="T2682" style:parent-style-name="Phôngmặcđịnhcủađoạnvăn" style:family="text">
      <style:text-properties fo:letter-spacing="-0.0027in" fo:font-size="5pt" style:font-size-asian="5pt"/>
    </style:style>
    <style:style style:name="T2683" style:parent-style-name="Phôngmặcđịnhcủađoạnvăn" style:family="text">
      <style:text-properties fo:font-size="5pt" style:font-size-asian="5pt"/>
    </style:style>
    <style:style style:name="T2684" style:parent-style-name="Phôngmặcđịnhcủađoạnvăn" style:family="text">
      <style:text-properties fo:letter-spacing="-0.002in" fo:font-size="5pt" style:font-size-asian="5pt"/>
    </style:style>
    <style:style style:name="T2685" style:parent-style-name="Phôngmặcđịnhcủađoạnvăn" style:family="text">
      <style:text-properties fo:font-size="5pt" style:font-size-asian="5pt"/>
    </style:style>
    <style:style style:name="T2686" style:parent-style-name="Phôngmặcđịnhcủađoạnvăn" style:family="text">
      <style:text-properties fo:letter-spacing="-0.002in" fo:font-size="5pt" style:font-size-asian="5pt"/>
    </style:style>
    <style:style style:name="T2687" style:parent-style-name="Phôngmặcđịnhcủađoạnvăn" style:family="text">
      <style:text-properties fo:letter-spacing="-0.0013in" fo:font-size="5pt" style:font-size-asian="5pt"/>
    </style:style>
    <style:style style:name="P2688" style:parent-style-name="TableParagraph" style:family="paragraph">
      <style:paragraph-properties fo:margin-top="0.0152in" fo:margin-left="0.0166in">
        <style:tab-stops/>
      </style:paragraph-properties>
    </style:style>
    <style:style style:name="T2689" style:parent-style-name="Phôngmặcđịnhcủađoạnvăn" style:family="text">
      <style:text-properties fo:font-size="5pt" style:font-size-asian="5pt"/>
    </style:style>
    <style:style style:name="T2690" style:parent-style-name="Phôngmặcđịnhcủađoạnvăn" style:family="text">
      <style:text-properties fo:letter-spacing="-0.002in" fo:font-size="5pt" style:font-size-asian="5pt"/>
    </style:style>
    <style:style style:name="T2691" style:parent-style-name="Phôngmặcđịnhcủađoạnvăn" style:family="text">
      <style:text-properties fo:font-size="5pt" style:font-size-asian="5pt"/>
    </style:style>
    <style:style style:name="T2692" style:parent-style-name="Phôngmặcđịnhcủađoạnvăn" style:family="text">
      <style:text-properties fo:letter-spacing="-0.002in" fo:font-size="5pt" style:font-size-asian="5pt"/>
    </style:style>
    <style:style style:name="T2693" style:parent-style-name="Phôngmặcđịnhcủađoạnvăn" style:family="text">
      <style:text-properties fo:font-size="5pt" style:font-size-asian="5pt"/>
    </style:style>
    <style:style style:name="T2694" style:parent-style-name="Phôngmặcđịnhcủađoạnvăn" style:family="text">
      <style:text-properties fo:letter-spacing="-0.002in" fo:font-size="5pt" style:font-size-asian="5pt"/>
    </style:style>
    <style:style style:name="T2695" style:parent-style-name="Phôngmặcđịnhcủađoạnvăn" style:family="text">
      <style:text-properties fo:font-size="5pt" style:font-size-asian="5pt"/>
    </style:style>
    <style:style style:name="T2696" style:parent-style-name="Phôngmặcđịnhcủađoạnvăn" style:family="text">
      <style:text-properties fo:letter-spacing="-0.002in" fo:font-size="5pt" style:font-size-asian="5pt"/>
    </style:style>
    <style:style style:name="T2697" style:parent-style-name="Phôngmặcđịnhcủađoạnvăn" style:family="text">
      <style:text-properties fo:font-size="5pt" style:font-size-asian="5pt"/>
    </style:style>
    <style:style style:name="T2698" style:parent-style-name="Phôngmặcđịnhcủađoạnvăn" style:family="text">
      <style:text-properties fo:letter-spacing="-0.0027in" fo:font-size="5pt" style:font-size-asian="5pt"/>
    </style:style>
    <style:style style:name="T2699" style:parent-style-name="Phôngmặcđịnhcủađoạnvăn" style:family="text">
      <style:text-properties fo:letter-spacing="-0.0013in" fo:font-size="5pt" style:font-size-asian="5pt"/>
    </style:style>
    <style:style style:name="P2700" style:parent-style-name="TableParagraph" style:family="paragraph">
      <style:paragraph-properties fo:margin-top="0.0152in" fo:margin-left="0.0166in">
        <style:tab-stops/>
      </style:paragraph-properties>
    </style:style>
    <style:style style:name="T2701" style:parent-style-name="Phôngmặcđịnhcủađoạnvăn" style:family="text">
      <style:text-properties fo:font-size="5pt" style:font-size-asian="5pt"/>
    </style:style>
    <style:style style:name="T2702" style:parent-style-name="Phôngmặcđịnhcủađoạnvăn" style:family="text">
      <style:text-properties fo:letter-spacing="-0.0013in" fo:font-size="5pt" style:font-size-asian="5pt"/>
    </style:style>
    <style:style style:name="T2703" style:parent-style-name="Phôngmặcđịnhcủađoạnvăn" style:family="text">
      <style:text-properties fo:font-size="5pt" style:font-size-asian="5pt"/>
    </style:style>
    <style:style style:name="T2704" style:parent-style-name="Phôngmặcđịnhcủađoạnvăn" style:family="text">
      <style:text-properties fo:letter-spacing="-0.0027in" fo:font-size="5pt" style:font-size-asian="5pt"/>
    </style:style>
    <style:style style:name="T2705" style:parent-style-name="Phôngmặcđịnhcủađoạnvăn" style:family="text">
      <style:text-properties fo:font-size="5pt" style:font-size-asian="5pt"/>
    </style:style>
    <style:style style:name="T2706" style:parent-style-name="Phôngmặcđịnhcủađoạnvăn" style:family="text">
      <style:text-properties fo:letter-spacing="-0.0013in" fo:font-size="5pt" style:font-size-asian="5pt"/>
    </style:style>
    <style:style style:name="T2707" style:parent-style-name="Phôngmặcđịnhcủađoạnvăn" style:family="text">
      <style:text-properties fo:font-size="5pt" style:font-size-asian="5pt"/>
    </style:style>
    <style:style style:name="T2708" style:parent-style-name="Phôngmặcđịnhcủađoạnvăn" style:family="text">
      <style:text-properties fo:letter-spacing="-0.0013in" fo:font-size="5pt" style:font-size-asian="5pt"/>
    </style:style>
    <style:style style:name="T2709" style:parent-style-name="Phôngmặcđịnhcủađoạnvăn" style:family="text">
      <style:text-properties fo:font-size="5pt" style:font-size-asian="5pt"/>
    </style:style>
    <style:style style:name="T2710" style:parent-style-name="Phôngmặcđịnhcủađoạnvăn" style:family="text">
      <style:text-properties fo:letter-spacing="-0.0006in" fo:font-size="5pt" style:font-size-asian="5pt"/>
    </style:style>
    <style:style style:name="T2711" style:parent-style-name="Phôngmặcđịnhcủađoạnvăn" style:family="text">
      <style:text-properties fo:font-size="5pt" style:font-size-asian="5pt"/>
    </style:style>
    <style:style style:name="T2712" style:parent-style-name="Phôngmặcđịnhcủađoạnvăn" style:family="text">
      <style:text-properties fo:letter-spacing="-0.0013in" fo:font-size="5pt" style:font-size-asian="5pt"/>
    </style:style>
    <style:style style:name="T2713" style:parent-style-name="Phôngmặcđịnhcủađoạnvăn" style:family="text">
      <style:text-properties fo:font-size="5pt" style:font-size-asian="5pt"/>
    </style:style>
    <style:style style:name="T2714" style:parent-style-name="Phôngmặcđịnhcủađoạnvăn" style:family="text">
      <style:text-properties fo:letter-spacing="-0.0006in" fo:font-size="5pt" style:font-size-asian="5pt"/>
    </style:style>
    <style:style style:name="T2715" style:parent-style-name="Phôngmặcđịnhcủađoạnvăn" style:family="text">
      <style:text-properties fo:font-size="5pt" style:font-size-asian="5pt"/>
    </style:style>
    <style:style style:name="T2716" style:parent-style-name="Phôngmặcđịnhcủađoạnvăn" style:family="text">
      <style:text-properties fo:letter-spacing="-0.0006in" fo:font-size="5pt" style:font-size-asian="5pt"/>
    </style:style>
    <style:style style:name="T2717" style:parent-style-name="Phôngmặcđịnhcủađoạnvăn" style:family="text">
      <style:text-properties fo:letter-spacing="-0.0013in" fo:font-size="5pt" style:font-size-asian="5pt"/>
    </style:style>
    <style:style style:name="P2718" style:parent-style-name="TableParagraph" style:family="paragraph">
      <style:paragraph-properties fo:margin-top="0.0152in" fo:margin-left="0.0166in">
        <style:tab-stops/>
      </style:paragraph-properties>
    </style:style>
    <style:style style:name="T2719" style:parent-style-name="Phôngmặcđịnhcủađoạnvăn" style:family="text">
      <style:text-properties fo:font-size="5pt" style:font-size-asian="5pt"/>
    </style:style>
    <style:style style:name="T2720" style:parent-style-name="Phôngmặcđịnhcủađoạnvăn" style:family="text">
      <style:text-properties fo:letter-spacing="-0.0013in" fo:font-size="5pt" style:font-size-asian="5pt"/>
    </style:style>
    <style:style style:name="T2721" style:parent-style-name="Phôngmặcđịnhcủađoạnvăn" style:family="text">
      <style:text-properties fo:font-size="5pt" style:font-size-asian="5pt"/>
    </style:style>
    <style:style style:name="T2722" style:parent-style-name="Phôngmặcđịnhcủađoạnvăn" style:family="text">
      <style:text-properties fo:letter-spacing="-0.0027in" fo:font-size="5pt" style:font-size-asian="5pt"/>
    </style:style>
    <style:style style:name="T2723" style:parent-style-name="Phôngmặcđịnhcủađoạnvăn" style:family="text">
      <style:text-properties fo:font-size="5pt" style:font-size-asian="5pt"/>
    </style:style>
    <style:style style:name="T2724" style:parent-style-name="Phôngmặcđịnhcủađoạnvăn" style:family="text">
      <style:text-properties fo:letter-spacing="-0.002in" fo:font-size="5pt" style:font-size-asian="5pt"/>
    </style:style>
    <style:style style:name="T2725" style:parent-style-name="Phôngmặcđịnhcủađoạnvăn" style:family="text">
      <style:text-properties fo:font-size="5pt" style:font-size-asian="5pt"/>
    </style:style>
    <style:style style:name="T2726" style:parent-style-name="Phôngmặcđịnhcủađoạnvăn" style:family="text">
      <style:text-properties fo:letter-spacing="-0.0013in" fo:font-size="5pt" style:font-size-asian="5pt"/>
    </style:style>
    <style:style style:name="T2727" style:parent-style-name="Phôngmặcđịnhcủađoạnvăn" style:family="text">
      <style:text-properties fo:font-size="5pt" style:font-size-asian="5pt"/>
    </style:style>
    <style:style style:name="T2728" style:parent-style-name="Phôngmặcđịnhcủađoạnvăn" style:family="text">
      <style:text-properties fo:letter-spacing="-0.002in" fo:font-size="5pt" style:font-size-asian="5pt"/>
    </style:style>
    <style:style style:name="T2729" style:parent-style-name="Phôngmặcđịnhcủađoạnvăn" style:family="text">
      <style:text-properties fo:letter-spacing="-0.0013in" fo:font-size="5pt" style:font-size-asian="5pt"/>
    </style:style>
    <style:style style:name="P2730" style:parent-style-name="TableParagraph" style:family="paragraph">
      <style:paragraph-properties fo:margin-top="0.0152in" fo:margin-left="0.0166in">
        <style:tab-stops/>
      </style:paragraph-properties>
    </style:style>
    <style:style style:name="T2731" style:parent-style-name="Phôngmặcđịnhcủađoạnvăn" style:family="text">
      <style:text-properties fo:font-size="5pt" style:font-size-asian="5pt"/>
    </style:style>
    <style:style style:name="T2732" style:parent-style-name="Phôngmặcđịnhcủađoạnvăn" style:family="text">
      <style:text-properties fo:letter-spacing="-0.002in" fo:font-size="5pt" style:font-size-asian="5pt"/>
    </style:style>
    <style:style style:name="T2733" style:parent-style-name="Phôngmặcđịnhcủađoạnvăn" style:family="text">
      <style:text-properties fo:font-size="5pt" style:font-size-asian="5pt"/>
    </style:style>
    <style:style style:name="T2734" style:parent-style-name="Phôngmặcđịnhcủađoạnvăn" style:family="text">
      <style:text-properties fo:letter-spacing="-0.0027in" fo:font-size="5pt" style:font-size-asian="5pt"/>
    </style:style>
    <style:style style:name="T2735" style:parent-style-name="Phôngmặcđịnhcủađoạnvăn" style:family="text">
      <style:text-properties fo:font-size="5pt" style:font-size-asian="5pt"/>
    </style:style>
    <style:style style:name="T2736" style:parent-style-name="Phôngmặcđịnhcủađoạnvăn" style:family="text">
      <style:text-properties fo:letter-spacing="-0.002in" fo:font-size="5pt" style:font-size-asian="5pt"/>
    </style:style>
    <style:style style:name="T2737" style:parent-style-name="Phôngmặcđịnhcủađoạnvăn" style:family="text">
      <style:text-properties fo:font-size="5pt" style:font-size-asian="5pt"/>
    </style:style>
    <style:style style:name="T2738" style:parent-style-name="Phôngmặcđịnhcủađoạnvăn" style:family="text">
      <style:text-properties fo:letter-spacing="-0.002in" fo:font-size="5pt" style:font-size-asian="5pt"/>
    </style:style>
    <style:style style:name="T2739" style:parent-style-name="Phôngmặcđịnhcủađoạnvăn" style:family="text">
      <style:text-properties fo:letter-spacing="-0.0013in" fo:font-size="5pt" style:font-size-asian="5pt"/>
    </style:style>
    <style:style style:name="P2740" style:parent-style-name="TableParagraph" style:family="paragraph">
      <style:paragraph-properties fo:margin-top="0.0152in" fo:margin-left="0.0166in">
        <style:tab-stops/>
      </style:paragraph-properties>
    </style:style>
    <style:style style:name="T2741" style:parent-style-name="Phôngmặcđịnhcủađoạnvăn" style:family="text">
      <style:text-properties fo:font-size="5pt" style:font-size-asian="5pt"/>
    </style:style>
    <style:style style:name="T2742" style:parent-style-name="Phôngmặcđịnhcủađoạnvăn" style:family="text">
      <style:text-properties fo:letter-spacing="-0.0034in" fo:font-size="5pt" style:font-size-asian="5pt"/>
    </style:style>
    <style:style style:name="T2743" style:parent-style-name="Phôngmặcđịnhcủađoạnvăn" style:family="text">
      <style:text-properties fo:font-size="5pt" style:font-size-asian="5pt"/>
    </style:style>
    <style:style style:name="T2744" style:parent-style-name="Phôngmặcđịnhcủađoạnvăn" style:family="text">
      <style:text-properties fo:letter-spacing="-0.0027in" fo:font-size="5pt" style:font-size-asian="5pt"/>
    </style:style>
    <style:style style:name="T2745" style:parent-style-name="Phôngmặcđịnhcủađoạnvăn" style:family="text">
      <style:text-properties fo:font-size="5pt" style:font-size-asian="5pt"/>
    </style:style>
    <style:style style:name="T2746" style:parent-style-name="Phôngmặcđịnhcủađoạnvăn" style:family="text">
      <style:text-properties fo:letter-spacing="-0.0034in" fo:font-size="5pt" style:font-size-asian="5pt"/>
    </style:style>
    <style:style style:name="T2747" style:parent-style-name="Phôngmặcđịnhcủađoạnvăn" style:family="text">
      <style:text-properties fo:font-size="5pt" style:font-size-asian="5pt"/>
    </style:style>
    <style:style style:name="T2748" style:parent-style-name="Phôngmặcđịnhcủađoạnvăn" style:family="text">
      <style:text-properties fo:letter-spacing="-0.0027in" fo:font-size="5pt" style:font-size-asian="5pt"/>
    </style:style>
    <style:style style:name="T2749" style:parent-style-name="Phôngmặcđịnhcủađoạnvăn" style:family="text">
      <style:text-properties fo:font-size="5pt" style:font-size-asian="5pt"/>
    </style:style>
    <style:style style:name="T2750" style:parent-style-name="Phôngmặcđịnhcủađoạnvăn" style:family="text">
      <style:text-properties fo:letter-spacing="-0.0034in" fo:font-size="5pt" style:font-size-asian="5pt"/>
    </style:style>
    <style:style style:name="T2751" style:parent-style-name="Phôngmặcđịnhcủađoạnvăn" style:family="text">
      <style:text-properties fo:letter-spacing="-0.0013in" fo:font-size="5pt" style:font-size-asian="5pt"/>
    </style:style>
    <style:style style:name="P2752" style:parent-style-name="TableParagraph" style:family="paragraph">
      <style:paragraph-properties fo:margin-top="0.0152in" fo:margin-left="0.0166in">
        <style:tab-stops/>
      </style:paragraph-properties>
    </style:style>
    <style:style style:name="T2753" style:parent-style-name="Phôngmặcđịnhcủađoạnvăn" style:family="text">
      <style:text-properties fo:font-size="5pt" style:font-size-asian="5pt"/>
    </style:style>
    <style:style style:name="T2754" style:parent-style-name="Phôngmặcđịnhcủađoạnvăn" style:family="text">
      <style:text-properties fo:letter-spacing="-0.0034in" fo:font-size="5pt" style:font-size-asian="5pt"/>
    </style:style>
    <style:style style:name="T2755" style:parent-style-name="Phôngmặcđịnhcủađoạnvăn" style:family="text">
      <style:text-properties fo:font-size="5pt" style:font-size-asian="5pt"/>
    </style:style>
    <style:style style:name="T2756" style:parent-style-name="Phôngmặcđịnhcủađoạnvăn" style:family="text">
      <style:text-properties fo:letter-spacing="-0.0034in" fo:font-size="5pt" style:font-size-asian="5pt"/>
    </style:style>
    <style:style style:name="T2757" style:parent-style-name="Phôngmặcđịnhcủađoạnvăn" style:family="text">
      <style:text-properties fo:font-size="5pt" style:font-size-asian="5pt"/>
    </style:style>
    <style:style style:name="T2758" style:parent-style-name="Phôngmặcđịnhcủađoạnvăn" style:family="text">
      <style:text-properties fo:letter-spacing="-0.0034in" fo:font-size="5pt" style:font-size-asian="5pt"/>
    </style:style>
    <style:style style:name="T2759" style:parent-style-name="Phôngmặcđịnhcủađoạnvăn" style:family="text">
      <style:text-properties fo:font-size="5pt" style:font-size-asian="5pt"/>
    </style:style>
    <style:style style:name="T2760" style:parent-style-name="Phôngmặcđịnhcủađoạnvăn" style:family="text">
      <style:text-properties fo:letter-spacing="-0.0027in" fo:font-size="5pt" style:font-size-asian="5pt"/>
    </style:style>
    <style:style style:name="T2761" style:parent-style-name="Phôngmặcđịnhcủađoạnvăn" style:family="text">
      <style:text-properties fo:font-size="5pt" style:font-size-asian="5pt"/>
    </style:style>
    <style:style style:name="T2762" style:parent-style-name="Phôngmặcđịnhcủađoạnvăn" style:family="text">
      <style:text-properties fo:letter-spacing="-0.0034in" fo:font-size="5pt" style:font-size-asian="5pt"/>
    </style:style>
    <style:style style:name="T2763" style:parent-style-name="Phôngmặcđịnhcủađoạnvăn" style:family="text">
      <style:text-properties fo:letter-spacing="-0.0013in" fo:font-size="5pt" style:font-size-asian="5pt"/>
    </style:style>
    <style:style style:name="P2764" style:parent-style-name="TableParagraph" style:family="paragraph">
      <style:paragraph-properties fo:margin-top="0.0152in" fo:line-height="117%" fo:margin-left="0.0166in" fo:margin-right="3.7131in">
        <style:tab-stops/>
      </style:paragraph-properties>
    </style:style>
    <style:style style:name="T2765" style:parent-style-name="Phôngmặcđịnhcủađoạnvăn" style:family="text">
      <style:text-properties fo:font-size="5pt" style:font-size-asian="5pt"/>
    </style:style>
    <style:style style:name="T2766" style:parent-style-name="Phôngmặcđịnhcủađoạnvăn" style:family="text">
      <style:text-properties fo:letter-spacing="-0.0006in" fo:font-size="5pt" style:font-size-asian="5pt"/>
    </style:style>
    <style:style style:name="T2767" style:parent-style-name="Phôngmặcđịnhcủađoạnvăn" style:family="text">
      <style:text-properties fo:font-size="5pt" style:font-size-asian="5pt"/>
    </style:style>
    <style:style style:name="T2768" style:parent-style-name="Phôngmặcđịnhcủađoạnvăn" style:family="text">
      <style:text-properties fo:letter-spacing="-0.0013in" fo:font-size="5pt" style:font-size-asian="5pt"/>
    </style:style>
    <style:style style:name="T2769" style:parent-style-name="Phôngmặcđịnhcủađoạnvăn" style:family="text">
      <style:text-properties fo:font-size="5pt" style:font-size-asian="5pt"/>
    </style:style>
    <style:style style:name="T2770" style:parent-style-name="Phôngmặcđịnhcủađoạnvăn" style:family="text">
      <style:text-properties fo:letter-spacing="-0.0006in" fo:font-size="5pt" style:font-size-asian="5pt"/>
    </style:style>
    <style:style style:name="T2771" style:parent-style-name="Phôngmặcđịnhcủađoạnvăn" style:family="text">
      <style:text-properties fo:font-size="5pt" style:font-size-asian="5pt"/>
    </style:style>
    <style:style style:name="T2772" style:parent-style-name="Phôngmặcđịnhcủađoạnvăn" style:family="text">
      <style:text-properties fo:letter-spacing="-0.0006in" fo:font-size="5pt" style:font-size-asian="5pt"/>
    </style:style>
    <style:style style:name="T2773" style:parent-style-name="Phôngmặcđịnhcủađoạnvăn" style:family="text">
      <style:text-properties fo:font-size="5pt" style:font-size-asian="5pt"/>
    </style:style>
    <style:style style:name="T2774" style:parent-style-name="Phôngmặcđịnhcủađoạnvăn" style:family="text">
      <style:text-properties fo:letter-spacing="-0.0006in" fo:font-size="5pt" style:font-size-asian="5pt"/>
    </style:style>
    <style:style style:name="T2775" style:parent-style-name="Phôngmặcđịnhcủađoạnvăn" style:family="text">
      <style:text-properties fo:font-size="5pt" style:font-size-asian="5pt"/>
    </style:style>
    <style:style style:name="T2776" style:parent-style-name="Phôngmặcđịnhcủađoạnvăn" style:family="text">
      <style:text-properties fo:letter-spacing="-0.0006in" fo:font-size="5pt" style:font-size-asian="5pt"/>
    </style:style>
    <style:style style:name="T2777" style:parent-style-name="Phôngmặcđịnhcủađoạnvăn" style:family="text">
      <style:text-properties fo:font-size="5pt" style:font-size-asian="5pt"/>
    </style:style>
    <style:style style:name="T2778" style:parent-style-name="Phôngmặcđịnhcủađoạnvăn" style:family="text">
      <style:text-properties fo:letter-spacing="-0.0006in" fo:font-size="5pt" style:font-size-asian="5pt"/>
    </style:style>
    <style:style style:name="T2779" style:parent-style-name="Phôngmặcđịnhcủađoạnvăn" style:family="text">
      <style:text-properties fo:font-size="5pt" style:font-size-asian="5pt"/>
    </style:style>
    <style:style style:name="T2780" style:parent-style-name="Phôngmặcđịnhcủađoạnvăn" style:family="text">
      <style:text-properties fo:letter-spacing="-0.0006in" fo:font-size="5pt" style:font-size-asian="5pt"/>
    </style:style>
    <style:style style:name="T2781" style:parent-style-name="Phôngmặcđịnhcủađoạnvăn" style:family="text">
      <style:text-properties fo:font-size="5pt" style:font-size-asian="5pt"/>
    </style:style>
    <style:style style:name="T2782" style:parent-style-name="Phôngmặcđịnhcủađoạnvăn" style:family="text">
      <style:text-properties fo:letter-spacing="0.0277in" fo:font-size="5pt" style:font-size-asian="5pt"/>
    </style:style>
    <style:style style:name="T2783" style:parent-style-name="Phôngmặcđịnhcủađoạnvăn" style:family="text">
      <style:text-properties fo:font-size="5pt" style:font-size-asian="5pt"/>
    </style:style>
    <style:style style:name="P2784" style:parent-style-name="TableParagraph" style:family="paragraph">
      <style:paragraph-properties fo:margin-left="0.0166in">
        <style:tab-stops/>
      </style:paragraph-properties>
    </style:style>
    <style:style style:name="T2785" style:parent-style-name="Phôngmặcđịnhcủađoạnvăn" style:family="text">
      <style:text-properties fo:font-size="5pt" style:font-size-asian="5pt"/>
    </style:style>
    <style:style style:name="T2786" style:parent-style-name="Phôngmặcđịnhcủađoạnvăn" style:family="text">
      <style:text-properties fo:letter-spacing="-0.002in" fo:font-size="5pt" style:font-size-asian="5pt"/>
    </style:style>
    <style:style style:name="T2787" style:parent-style-name="Phôngmặcđịnhcủađoạnvăn" style:family="text">
      <style:text-properties fo:font-size="5pt" style:font-size-asian="5pt"/>
    </style:style>
    <style:style style:name="T2788" style:parent-style-name="Phôngmặcđịnhcủađoạnvăn" style:family="text">
      <style:text-properties fo:letter-spacing="-0.002in" fo:font-size="5pt" style:font-size-asian="5pt"/>
    </style:style>
    <style:style style:name="T2789" style:parent-style-name="Phôngmặcđịnhcủađoạnvăn" style:family="text">
      <style:text-properties fo:font-size="5pt" style:font-size-asian="5pt"/>
    </style:style>
    <style:style style:name="T2790" style:parent-style-name="Phôngmặcđịnhcủađoạnvăn" style:family="text">
      <style:text-properties fo:letter-spacing="-0.0027in" fo:font-size="5pt" style:font-size-asian="5pt"/>
    </style:style>
    <style:style style:name="T2791" style:parent-style-name="Phôngmặcđịnhcủađoạnvăn" style:family="text">
      <style:text-properties fo:font-size="5pt" style:font-size-asian="5pt"/>
    </style:style>
    <style:style style:name="T2792" style:parent-style-name="Phôngmặcđịnhcủađoạnvăn" style:family="text">
      <style:text-properties fo:letter-spacing="-0.002in" fo:font-size="5pt" style:font-size-asian="5pt"/>
    </style:style>
    <style:style style:name="T2793" style:parent-style-name="Phôngmặcđịnhcủađoạnvăn" style:family="text">
      <style:text-properties fo:letter-spacing="-0.0013in" fo:font-size="5pt" style:font-size-asian="5pt"/>
    </style:style>
    <style:style style:name="P2794" style:parent-style-name="TableParagraph" style:family="paragraph">
      <style:paragraph-properties fo:margin-top="0.0145in" fo:margin-left="0.0166in">
        <style:tab-stops/>
      </style:paragraph-properties>
    </style:style>
    <style:style style:name="T2795" style:parent-style-name="Phôngmặcđịnhcủađoạnvăn" style:family="text">
      <style:text-properties fo:font-size="5pt" style:font-size-asian="5pt"/>
    </style:style>
    <style:style style:name="T2796" style:parent-style-name="Phôngmặcđịnhcủađoạnvăn" style:family="text">
      <style:text-properties fo:letter-spacing="0.0027in" fo:font-size="5pt" style:font-size-asian="5pt"/>
    </style:style>
    <style:style style:name="T2797" style:parent-style-name="Phôngmặcđịnhcủađoạnvăn" style:family="text">
      <style:text-properties fo:font-size="5pt" style:font-size-asian="5pt"/>
    </style:style>
    <style:style style:name="T2798" style:parent-style-name="Phôngmặcđịnhcủađoạnvăn" style:family="text">
      <style:text-properties fo:letter-spacing="0.002in" fo:font-size="5pt" style:font-size-asian="5pt"/>
    </style:style>
    <style:style style:name="T2799" style:parent-style-name="Phôngmặcđịnhcủađoạnvăn" style:family="text">
      <style:text-properties fo:letter-spacing="-0.0013in" fo:font-size="5pt" style:font-size-asian="5pt"/>
    </style:style>
    <style:style style:name="P2800" style:parent-style-name="TableParagraph" style:family="paragraph">
      <style:paragraph-properties fo:margin-top="0.0159in" fo:margin-left="0.0166in">
        <style:tab-stops/>
      </style:paragraph-properties>
    </style:style>
    <style:style style:name="T2801" style:parent-style-name="Phôngmặcđịnhcủađoạnvăn" style:family="text">
      <style:text-properties fo:font-size="5pt" style:font-size-asian="5pt"/>
    </style:style>
    <style:style style:name="T2802" style:parent-style-name="Phôngmặcđịnhcủađoạnvăn" style:family="text">
      <style:text-properties fo:letter-spacing="-0.002in" fo:font-size="5pt" style:font-size-asian="5pt"/>
    </style:style>
    <style:style style:name="T2803" style:parent-style-name="Phôngmặcđịnhcủađoạnvăn" style:family="text">
      <style:text-properties fo:font-size="5pt" style:font-size-asian="5pt"/>
    </style:style>
    <style:style style:name="T2804" style:parent-style-name="Phôngmặcđịnhcủađoạnvăn" style:family="text">
      <style:text-properties fo:letter-spacing="-0.002in" fo:font-size="5pt" style:font-size-asian="5pt"/>
    </style:style>
    <style:style style:name="T2805" style:parent-style-name="Phôngmặcđịnhcủađoạnvăn" style:family="text">
      <style:text-properties fo:font-size="5pt" style:font-size-asian="5pt"/>
    </style:style>
    <style:style style:name="T2806" style:parent-style-name="Phôngmặcđịnhcủađoạnvăn" style:family="text">
      <style:text-properties fo:letter-spacing="-0.002in" fo:font-size="5pt" style:font-size-asian="5pt"/>
    </style:style>
    <style:style style:name="T2807" style:parent-style-name="Phôngmặcđịnhcủađoạnvăn" style:family="text">
      <style:text-properties fo:font-size="5pt" style:font-size-asian="5pt"/>
    </style:style>
    <style:style style:name="T2808" style:parent-style-name="Phôngmặcđịnhcủađoạnvăn" style:family="text">
      <style:text-properties fo:letter-spacing="-0.0027in" fo:font-size="5pt" style:font-size-asian="5pt"/>
    </style:style>
    <style:style style:name="T2809" style:parent-style-name="Phôngmặcđịnhcủađoạnvăn" style:family="text">
      <style:text-properties fo:letter-spacing="-0.0013in" fo:font-size="5pt" style:font-size-asian="5pt"/>
    </style:style>
    <style:style style:name="P2810" style:parent-style-name="TableParagraph" style:family="paragraph">
      <style:paragraph-properties fo:margin-top="0.0152in" fo:line-height="117%" fo:margin-left="0.0166in" fo:margin-right="2.8701in">
        <style:tab-stops/>
      </style:paragraph-properties>
    </style:style>
    <style:style style:name="T2811" style:parent-style-name="Phôngmặcđịnhcủađoạnvăn" style:family="text">
      <style:text-properties fo:font-size="5pt" style:font-size-asian="5pt"/>
    </style:style>
    <style:style style:name="T2812" style:parent-style-name="Phôngmặcđịnhcủađoạnvăn" style:family="text">
      <style:text-properties fo:letter-spacing="-0.0013in" fo:font-size="5pt" style:font-size-asian="5pt"/>
    </style:style>
    <style:style style:name="T2813" style:parent-style-name="Phôngmặcđịnhcủađoạnvăn" style:family="text">
      <style:text-properties fo:font-size="5pt" style:font-size-asian="5pt"/>
    </style:style>
    <style:style style:name="T2814" style:parent-style-name="Phôngmặcđịnhcủađoạnvăn" style:family="text">
      <style:text-properties fo:letter-spacing="-0.0013in" fo:font-size="5pt" style:font-size-asian="5pt"/>
    </style:style>
    <style:style style:name="T2815" style:parent-style-name="Phôngmặcđịnhcủađoạnvăn" style:family="text">
      <style:text-properties fo:font-size="5pt" style:font-size-asian="5pt"/>
    </style:style>
    <style:style style:name="T2816" style:parent-style-name="Phôngmặcđịnhcủađoạnvăn" style:family="text">
      <style:text-properties fo:letter-spacing="-0.0006in" fo:font-size="5pt" style:font-size-asian="5pt"/>
    </style:style>
    <style:style style:name="T2817" style:parent-style-name="Phôngmặcđịnhcủađoạnvăn" style:family="text">
      <style:text-properties fo:font-size="5pt" style:font-size-asian="5pt"/>
    </style:style>
    <style:style style:name="T2818" style:parent-style-name="Phôngmặcđịnhcủađoạnvăn" style:family="text">
      <style:text-properties fo:letter-spacing="-0.0013in" fo:font-size="5pt" style:font-size-asian="5pt"/>
    </style:style>
    <style:style style:name="T2819" style:parent-style-name="Phôngmặcđịnhcủađoạnvăn" style:family="text">
      <style:text-properties fo:font-size="5pt" style:font-size-asian="5pt"/>
    </style:style>
    <style:style style:name="T2820" style:parent-style-name="Phôngmặcđịnhcủađoạnvăn" style:family="text">
      <style:text-properties fo:letter-spacing="-0.0013in" fo:font-size="5pt" style:font-size-asian="5pt"/>
    </style:style>
    <style:style style:name="T2821" style:parent-style-name="Phôngmặcđịnhcủađoạnvăn" style:family="text">
      <style:text-properties fo:font-size="5pt" style:font-size-asian="5pt"/>
    </style:style>
    <style:style style:name="T2822" style:parent-style-name="Phôngmặcđịnhcủađoạnvăn" style:family="text">
      <style:text-properties fo:letter-spacing="-0.002in" fo:font-size="5pt" style:font-size-asian="5pt"/>
    </style:style>
    <style:style style:name="T2823" style:parent-style-name="Phôngmặcđịnhcủađoạnvăn" style:family="text">
      <style:text-properties fo:font-size="5pt" style:font-size-asian="5pt"/>
    </style:style>
    <style:style style:name="T2824" style:parent-style-name="Phôngmặcđịnhcủađoạnvăn" style:family="text">
      <style:text-properties fo:letter-spacing="-0.0013in" fo:font-size="5pt" style:font-size-asian="5pt"/>
    </style:style>
    <style:style style:name="T2825" style:parent-style-name="Phôngmặcđịnhcủađoạnvăn" style:family="text">
      <style:text-properties fo:font-size="5pt" style:font-size-asian="5pt"/>
    </style:style>
    <style:style style:name="T2826" style:parent-style-name="Phôngmặcđịnhcủađoạnvăn" style:family="text">
      <style:text-properties fo:letter-spacing="-0.002in" fo:font-size="5pt" style:font-size-asian="5pt"/>
    </style:style>
    <style:style style:name="T2827" style:parent-style-name="Phôngmặcđịnhcủađoạnvăn" style:family="text">
      <style:text-properties fo:font-size="5pt" style:font-size-asian="5pt"/>
    </style:style>
    <style:style style:name="T2828" style:parent-style-name="Phôngmặcđịnhcủađoạnvăn" style:family="text">
      <style:text-properties fo:letter-spacing="-0.0013in" fo:font-size="5pt" style:font-size-asian="5pt"/>
    </style:style>
    <style:style style:name="T2829" style:parent-style-name="Phôngmặcđịnhcủađoạnvăn" style:family="text">
      <style:text-properties fo:font-size="5pt" style:font-size-asian="5pt"/>
    </style:style>
    <style:style style:name="T2830" style:parent-style-name="Phôngmặcđịnhcủađoạnvăn" style:family="text">
      <style:text-properties fo:letter-spacing="-0.0006in" fo:font-size="5pt" style:font-size-asian="5pt"/>
    </style:style>
    <style:style style:name="T2831" style:parent-style-name="Phôngmặcđịnhcủađoạnvăn" style:family="text">
      <style:text-properties fo:font-size="5pt" style:font-size-asian="5pt"/>
    </style:style>
    <style:style style:name="T2832" style:parent-style-name="Phôngmặcđịnhcủađoạnvăn" style:family="text">
      <style:text-properties fo:letter-spacing="-0.002in" fo:font-size="5pt" style:font-size-asian="5pt"/>
    </style:style>
    <style:style style:name="T2833" style:parent-style-name="Phôngmặcđịnhcủađoạnvăn" style:family="text">
      <style:text-properties fo:font-size="5pt" style:font-size-asian="5pt"/>
    </style:style>
    <style:style style:name="T2834" style:parent-style-name="Phôngmặcđịnhcủađoạnvăn" style:family="text">
      <style:text-properties fo:letter-spacing="-0.0006in" fo:font-size="5pt" style:font-size-asian="5pt"/>
    </style:style>
    <style:style style:name="T2835" style:parent-style-name="Phôngmặcđịnhcủađoạnvăn" style:family="text">
      <style:text-properties fo:font-size="5pt" style:font-size-asian="5pt"/>
    </style:style>
    <style:style style:name="T2836" style:parent-style-name="Phôngmặcđịnhcủađoạnvăn" style:family="text">
      <style:text-properties fo:letter-spacing="-0.0006in" fo:font-size="5pt" style:font-size-asian="5pt"/>
    </style:style>
    <style:style style:name="T2837" style:parent-style-name="Phôngmặcđịnhcủađoạnvăn" style:family="text">
      <style:text-properties fo:font-size="5pt" style:font-size-asian="5pt"/>
    </style:style>
    <style:style style:name="T2838" style:parent-style-name="Phôngmặcđịnhcủađoạnvăn" style:family="text">
      <style:text-properties fo:letter-spacing="-0.0013in" fo:font-size="5pt" style:font-size-asian="5pt"/>
    </style:style>
    <style:style style:name="T2839" style:parent-style-name="Phôngmặcđịnhcủađoạnvăn" style:family="text">
      <style:text-properties fo:font-size="5pt" style:font-size-asian="5pt"/>
    </style:style>
    <style:style style:name="T2840" style:parent-style-name="Phôngmặcđịnhcủađoạnvăn" style:family="text">
      <style:text-properties fo:letter-spacing="-0.0013in" fo:font-size="5pt" style:font-size-asian="5pt"/>
    </style:style>
    <style:style style:name="T2841" style:parent-style-name="Phôngmặcđịnhcủađoạnvăn" style:family="text">
      <style:text-properties fo:font-size="5pt" style:font-size-asian="5pt"/>
    </style:style>
    <style:style style:name="T2842" style:parent-style-name="Phôngmặcđịnhcủađoạnvăn" style:family="text">
      <style:text-properties fo:letter-spacing="-0.0006in" fo:font-size="5pt" style:font-size-asian="5pt"/>
    </style:style>
    <style:style style:name="T2843" style:parent-style-name="Phôngmặcđịnhcủađoạnvăn" style:family="text">
      <style:text-properties fo:font-size="5pt" style:font-size-asian="5pt"/>
    </style:style>
    <style:style style:name="T2844" style:parent-style-name="Phôngmặcđịnhcủađoạnvăn" style:family="text">
      <style:text-properties fo:letter-spacing="0.0277in" fo:font-size="5pt" style:font-size-asian="5pt"/>
    </style:style>
    <style:style style:name="T2845" style:parent-style-name="Phôngmặcđịnhcủađoạnvăn" style:family="text">
      <style:text-properties fo:font-size="5pt" style:font-size-asian="5pt"/>
    </style:style>
    <style:style style:name="P2846" style:parent-style-name="TableParagraph" style:family="paragraph">
      <style:paragraph-properties fo:line-height="117%" fo:margin-left="0.0166in" fo:margin-right="2.4027in">
        <style:tab-stops/>
      </style:paragraph-properties>
    </style:style>
    <style:style style:name="T2847" style:parent-style-name="Phôngmặcđịnhcủađoạnvăn" style:family="text">
      <style:text-properties fo:font-size="5pt" style:font-size-asian="5pt"/>
    </style:style>
    <style:style style:name="T2848" style:parent-style-name="Phôngmặcđịnhcủađoạnvăn" style:family="text">
      <style:text-properties fo:letter-spacing="-0.0013in" fo:font-size="5pt" style:font-size-asian="5pt"/>
    </style:style>
    <style:style style:name="T2849" style:parent-style-name="Phôngmặcđịnhcủađoạnvăn" style:family="text">
      <style:text-properties fo:font-size="5pt" style:font-size-asian="5pt"/>
    </style:style>
    <style:style style:name="T2850" style:parent-style-name="Phôngmặcđịnhcủađoạnvăn" style:family="text">
      <style:text-properties fo:letter-spacing="-0.002in" fo:font-size="5pt" style:font-size-asian="5pt"/>
    </style:style>
    <style:style style:name="T2851" style:parent-style-name="Phôngmặcđịnhcủađoạnvăn" style:family="text">
      <style:text-properties fo:font-size="5pt" style:font-size-asian="5pt"/>
    </style:style>
    <style:style style:name="T2852" style:parent-style-name="Phôngmặcđịnhcủađoạnvăn" style:family="text">
      <style:text-properties fo:letter-spacing="-0.0013in" fo:font-size="5pt" style:font-size-asian="5pt"/>
    </style:style>
    <style:style style:name="T2853" style:parent-style-name="Phôngmặcđịnhcủađoạnvăn" style:family="text">
      <style:text-properties fo:font-size="5pt" style:font-size-asian="5pt"/>
    </style:style>
    <style:style style:name="T2854" style:parent-style-name="Phôngmặcđịnhcủađoạnvăn" style:family="text">
      <style:text-properties fo:letter-spacing="-0.0027in" fo:font-size="5pt" style:font-size-asian="5pt"/>
    </style:style>
    <style:style style:name="T2855" style:parent-style-name="Phôngmặcđịnhcủađoạnvăn" style:family="text">
      <style:text-properties fo:font-size="5pt" style:font-size-asian="5pt"/>
    </style:style>
    <style:style style:name="T2856" style:parent-style-name="Phôngmặcđịnhcủađoạnvăn" style:family="text">
      <style:text-properties fo:letter-spacing="-0.002in" fo:font-size="5pt" style:font-size-asian="5pt"/>
    </style:style>
    <style:style style:name="T2857" style:parent-style-name="Phôngmặcđịnhcủađoạnvăn" style:family="text">
      <style:text-properties fo:font-size="5pt" style:font-size-asian="5pt"/>
    </style:style>
    <style:style style:name="T2858" style:parent-style-name="Phôngmặcđịnhcủađoạnvăn" style:family="text">
      <style:text-properties fo:letter-spacing="-0.002in" fo:font-size="5pt" style:font-size-asian="5pt"/>
    </style:style>
    <style:style style:name="T2859" style:parent-style-name="Phôngmặcđịnhcủađoạnvăn" style:family="text">
      <style:text-properties fo:font-size="5pt" style:font-size-asian="5pt"/>
    </style:style>
    <style:style style:name="T2860" style:parent-style-name="Phôngmặcđịnhcủađoạnvăn" style:family="text">
      <style:text-properties fo:letter-spacing="-0.002in" fo:font-size="5pt" style:font-size-asian="5pt"/>
    </style:style>
    <style:style style:name="T2861" style:parent-style-name="Phôngmặcđịnhcủađoạnvăn" style:family="text">
      <style:text-properties fo:font-size="5pt" style:font-size-asian="5pt"/>
    </style:style>
    <style:style style:name="T2862" style:parent-style-name="Phôngmặcđịnhcủađoạnvăn" style:family="text">
      <style:text-properties fo:letter-spacing="-0.0027in" fo:font-size="5pt" style:font-size-asian="5pt"/>
    </style:style>
    <style:style style:name="T2863" style:parent-style-name="Phôngmặcđịnhcủađoạnvăn" style:family="text">
      <style:text-properties fo:font-size="5pt" style:font-size-asian="5pt"/>
    </style:style>
    <style:style style:name="T2864" style:parent-style-name="Phôngmặcđịnhcủađoạnvăn" style:family="text">
      <style:text-properties fo:letter-spacing="-0.002in" fo:font-size="5pt" style:font-size-asian="5pt"/>
    </style:style>
    <style:style style:name="T2865" style:parent-style-name="Phôngmặcđịnhcủađoạnvăn" style:family="text">
      <style:text-properties fo:font-size="5pt" style:font-size-asian="5pt"/>
    </style:style>
    <style:style style:name="T2866" style:parent-style-name="Phôngmặcđịnhcủađoạnvăn" style:family="text">
      <style:text-properties fo:letter-spacing="-0.002in" fo:font-size="5pt" style:font-size-asian="5pt"/>
    </style:style>
    <style:style style:name="T2867" style:parent-style-name="Phôngmặcđịnhcủađoạnvăn" style:family="text">
      <style:text-properties fo:font-size="5pt" style:font-size-asian="5pt"/>
    </style:style>
    <style:style style:name="T2868" style:parent-style-name="Phôngmặcđịnhcủađoạnvăn" style:family="text">
      <style:text-properties fo:letter-spacing="-0.0013in" fo:font-size="5pt" style:font-size-asian="5pt"/>
    </style:style>
    <style:style style:name="T2869" style:parent-style-name="Phôngmặcđịnhcủađoạnvăn" style:family="text">
      <style:text-properties fo:font-size="5pt" style:font-size-asian="5pt"/>
    </style:style>
    <style:style style:name="T2870" style:parent-style-name="Phôngmặcđịnhcủađoạnvăn" style:family="text">
      <style:text-properties fo:letter-spacing="-0.002in" fo:font-size="5pt" style:font-size-asian="5pt"/>
    </style:style>
    <style:style style:name="T2871" style:parent-style-name="Phôngmặcđịnhcủađoạnvăn" style:family="text">
      <style:text-properties fo:font-size="5pt" style:font-size-asian="5pt"/>
    </style:style>
    <style:style style:name="T2872" style:parent-style-name="Phôngmặcđịnhcủađoạnvăn" style:family="text">
      <style:text-properties fo:letter-spacing="-0.002in" fo:font-size="5pt" style:font-size-asian="5pt"/>
    </style:style>
    <style:style style:name="T2873" style:parent-style-name="Phôngmặcđịnhcủađoạnvăn" style:family="text">
      <style:text-properties fo:font-size="5pt" style:font-size-asian="5pt"/>
    </style:style>
    <style:style style:name="T2874" style:parent-style-name="Phôngmặcđịnhcủađoạnvăn" style:family="text">
      <style:text-properties fo:letter-spacing="-0.0013in" fo:font-size="5pt" style:font-size-asian="5pt"/>
    </style:style>
    <style:style style:name="T2875" style:parent-style-name="Phôngmặcđịnhcủađoạnvăn" style:family="text">
      <style:text-properties fo:font-size="5pt" style:font-size-asian="5pt"/>
    </style:style>
    <style:style style:name="T2876" style:parent-style-name="Phôngmặcđịnhcủađoạnvăn" style:family="text">
      <style:text-properties fo:letter-spacing="0.0277in" fo:font-size="5pt" style:font-size-asian="5pt"/>
    </style:style>
    <style:style style:name="T2877" style:parent-style-name="Phôngmặcđịnhcủađoạnvăn" style:family="text">
      <style:text-properties fo:font-size="5pt" style:font-size-asian="5pt"/>
    </style:style>
    <style:style style:name="P2878" style:parent-style-name="TableParagraph" style:family="paragraph">
      <style:paragraph-properties fo:margin-left="0.0166in">
        <style:tab-stops/>
      </style:paragraph-properties>
    </style:style>
    <style:style style:name="T2879" style:parent-style-name="Phôngmặcđịnhcủađoạnvăn" style:family="text">
      <style:text-properties fo:font-size="5pt" style:font-size-asian="5pt"/>
    </style:style>
    <style:style style:name="T2880" style:parent-style-name="Phôngmặcđịnhcủađoạnvăn" style:family="text">
      <style:text-properties fo:letter-spacing="-0.0006in" fo:font-size="5pt" style:font-size-asian="5pt"/>
    </style:style>
    <style:style style:name="T2881" style:parent-style-name="Phôngmặcđịnhcủađoạnvăn" style:family="text">
      <style:text-properties fo:font-size="5pt" style:font-size-asian="5pt"/>
    </style:style>
    <style:style style:name="T2882" style:parent-style-name="Phôngmặcđịnhcủađoạnvăn" style:family="text">
      <style:text-properties fo:letter-spacing="0.0013in" fo:font-size="5pt" style:font-size-asian="5pt"/>
    </style:style>
    <style:style style:name="T2883" style:parent-style-name="Phôngmặcđịnhcủađoạnvăn" style:family="text">
      <style:text-properties fo:font-size="5pt" style:font-size-asian="5pt"/>
    </style:style>
    <style:style style:name="T2884" style:parent-style-name="Phôngmặcđịnhcủađoạnvăn" style:family="text">
      <style:text-properties fo:letter-spacing="-0.0006in" fo:font-size="5pt" style:font-size-asian="5pt"/>
    </style:style>
    <style:style style:name="T2885" style:parent-style-name="Phôngmặcđịnhcủađoạnvăn" style:family="text">
      <style:text-properties fo:font-size="5pt" style:font-size-asian="5pt"/>
    </style:style>
    <style:style style:name="T2886" style:parent-style-name="Phôngmặcđịnhcủađoạnvăn" style:family="text">
      <style:text-properties fo:letter-spacing="-0.0006in" fo:font-size="5pt" style:font-size-asian="5pt"/>
    </style:style>
    <style:style style:name="T2887" style:parent-style-name="Phôngmặcđịnhcủađoạnvăn" style:family="text">
      <style:text-properties fo:font-size="5pt" style:font-size-asian="5pt"/>
    </style:style>
    <style:style style:name="T2888" style:parent-style-name="Phôngmặcđịnhcủađoạnvăn" style:family="text">
      <style:text-properties fo:letter-spacing="-0.0027in" fo:font-size="5pt" style:font-size-asian="5pt"/>
    </style:style>
    <style:style style:name="TableCell2889" style:family="table-cell">
      <style:table-cell-properties fo:border="0.0069in solid #000000" style:writing-mode="lr-tb" fo:padding-top="0in" fo:padding-left="0in" fo:padding-bottom="0in" fo:padding-right="0in"/>
    </style:style>
    <style:style style:name="P2890" style:parent-style-name="TableParagraph" style:family="paragraph">
      <style:text-properties style:font-name="Times New Roman" fo:font-size="5pt" style:font-size-asian="5pt"/>
    </style:style>
    <style:style style:name="P2891" style:parent-style-name="TableParagraph" style:family="paragraph">
      <style:text-properties style:font-name="Times New Roman" fo:font-size="5pt" style:font-size-asian="5pt"/>
    </style:style>
    <style:style style:name="P2892" style:parent-style-name="TableParagraph" style:family="paragraph">
      <style:text-properties style:font-name="Times New Roman" fo:font-size="5pt" style:font-size-asian="5pt"/>
    </style:style>
    <style:style style:name="P2893" style:parent-style-name="TableParagraph" style:family="paragraph">
      <style:text-properties style:font-name="Times New Roman" fo:font-size="5pt" style:font-size-asian="5pt"/>
    </style:style>
    <style:style style:name="P2894" style:parent-style-name="TableParagraph" style:family="paragraph">
      <style:text-properties style:font-name="Times New Roman" fo:font-size="5pt" style:font-size-asian="5pt"/>
    </style:style>
    <style:style style:name="P2895" style:parent-style-name="TableParagraph" style:family="paragraph">
      <style:text-properties style:font-name="Times New Roman" fo:font-size="5pt" style:font-size-asian="5pt"/>
    </style:style>
    <style:style style:name="P2896" style:parent-style-name="TableParagraph" style:family="paragraph">
      <style:text-properties style:font-name="Times New Roman" fo:font-size="5pt" style:font-size-asian="5pt"/>
    </style:style>
    <style:style style:name="P2897" style:parent-style-name="TableParagraph" style:family="paragraph">
      <style:text-properties style:font-name="Times New Roman" fo:font-size="5pt" style:font-size-asian="5pt"/>
    </style:style>
    <style:style style:name="P2898" style:parent-style-name="TableParagraph" style:family="paragraph">
      <style:text-properties style:font-name="Times New Roman" fo:font-size="5pt" style:font-size-asian="5pt"/>
    </style:style>
    <style:style style:name="P2899" style:parent-style-name="TableParagraph" style:family="paragraph">
      <style:text-properties style:font-name="Times New Roman" fo:font-size="5pt" style:font-size-asian="5pt"/>
    </style:style>
    <style:style style:name="P2900" style:parent-style-name="TableParagraph" style:family="paragraph">
      <style:text-properties style:font-name="Times New Roman" fo:font-size="5pt" style:font-size-asian="5pt"/>
    </style:style>
    <style:style style:name="P2901" style:parent-style-name="TableParagraph" style:family="paragraph">
      <style:text-properties style:font-name="Times New Roman" fo:font-size="5pt" style:font-size-asian="5pt"/>
    </style:style>
    <style:style style:name="P2902" style:parent-style-name="TableParagraph" style:family="paragraph">
      <style:text-properties style:font-name="Times New Roman" fo:font-size="5pt" style:font-size-asian="5pt"/>
    </style:style>
    <style:style style:name="P2903" style:parent-style-name="TableParagraph" style:family="paragraph">
      <style:paragraph-properties fo:margin-top="0.077in"/>
      <style:text-properties style:font-name="Times New Roman" fo:font-size="5pt" style:font-size-asian="5pt"/>
    </style:style>
    <style:style style:name="P2904" style:parent-style-name="TableParagraph" style:family="paragraph">
      <style:paragraph-properties fo:margin-top="0.0006in" fo:margin-left="0.0173in">
        <style:tab-stops/>
      </style:paragraph-properties>
    </style:style>
    <style:style style:name="T2905" style:parent-style-name="Phôngmặcđịnhcủađoạnvăn" style:family="text">
      <style:text-properties fo:letter-spacing="-0.0034in" fo:font-size="5pt" style:font-size-asian="5pt"/>
    </style:style>
    <style:style style:name="TableCell2906" style:family="table-cell">
      <style:table-cell-properties fo:border="0.0069in solid #000000" style:writing-mode="lr-tb" fo:padding-top="0in" fo:padding-left="0in" fo:padding-bottom="0in" fo:padding-right="0in"/>
    </style:style>
    <style:style style:name="P2907" style:parent-style-name="TableParagraph" style:family="paragraph">
      <style:text-properties style:font-name="Times New Roman" fo:font-size="5pt" style:font-size-asian="5pt"/>
    </style:style>
    <style:style style:name="P2908" style:parent-style-name="TableParagraph" style:family="paragraph">
      <style:text-properties style:font-name="Times New Roman" fo:font-size="5pt" style:font-size-asian="5pt"/>
    </style:style>
    <style:style style:name="P2909" style:parent-style-name="TableParagraph" style:family="paragraph">
      <style:text-properties style:font-name="Times New Roman" fo:font-size="5pt" style:font-size-asian="5pt"/>
    </style:style>
    <style:style style:name="P2910" style:parent-style-name="TableParagraph" style:family="paragraph">
      <style:text-properties style:font-name="Times New Roman" fo:font-size="5pt" style:font-size-asian="5pt"/>
    </style:style>
    <style:style style:name="P2911" style:parent-style-name="TableParagraph" style:family="paragraph">
      <style:text-properties style:font-name="Times New Roman" fo:font-size="5pt" style:font-size-asian="5pt"/>
    </style:style>
    <style:style style:name="P2912" style:parent-style-name="TableParagraph" style:family="paragraph">
      <style:text-properties style:font-name="Times New Roman" fo:font-size="5pt" style:font-size-asian="5pt"/>
    </style:style>
    <style:style style:name="P2913" style:parent-style-name="TableParagraph" style:family="paragraph">
      <style:text-properties style:font-name="Times New Roman" fo:font-size="5pt" style:font-size-asian="5pt"/>
    </style:style>
    <style:style style:name="P2914" style:parent-style-name="TableParagraph" style:family="paragraph">
      <style:text-properties style:font-name="Times New Roman" fo:font-size="5pt" style:font-size-asian="5pt"/>
    </style:style>
    <style:style style:name="P2915" style:parent-style-name="TableParagraph" style:family="paragraph">
      <style:text-properties style:font-name="Times New Roman" fo:font-size="5pt" style:font-size-asian="5pt"/>
    </style:style>
    <style:style style:name="P2916" style:parent-style-name="TableParagraph" style:family="paragraph">
      <style:text-properties style:font-name="Times New Roman" fo:font-size="5pt" style:font-size-asian="5pt"/>
    </style:style>
    <style:style style:name="P2917" style:parent-style-name="TableParagraph" style:family="paragraph">
      <style:text-properties style:font-name="Times New Roman" fo:font-size="5pt" style:font-size-asian="5pt"/>
    </style:style>
    <style:style style:name="P2918" style:parent-style-name="TableParagraph" style:family="paragraph">
      <style:text-properties style:font-name="Times New Roman" fo:font-size="5pt" style:font-size-asian="5pt"/>
    </style:style>
    <style:style style:name="P2919" style:parent-style-name="TableParagraph" style:family="paragraph">
      <style:text-properties style:font-name="Times New Roman" fo:font-size="5pt" style:font-size-asian="5pt"/>
    </style:style>
    <style:style style:name="P2920" style:parent-style-name="TableParagraph" style:family="paragraph">
      <style:paragraph-properties fo:margin-top="0.077in"/>
      <style:text-properties style:font-name="Times New Roman" fo:font-size="5pt" style:font-size-asian="5pt"/>
    </style:style>
    <style:style style:name="P2921" style:parent-style-name="TableParagraph" style:family="paragraph">
      <style:paragraph-properties fo:margin-top="0.0006in" fo:margin-left="0.0173in">
        <style:tab-stops/>
      </style:paragraph-properties>
    </style:style>
    <style:style style:name="T2922" style:parent-style-name="Phôngmặcđịnhcủađoạnvăn" style:family="text">
      <style:text-properties fo:letter-spacing="-0.0034in" style:text-scale="105%" fo:font-size="5pt" style:font-size-asian="5pt"/>
    </style:style>
    <style:style style:name="TableCell2923" style:family="table-cell">
      <style:table-cell-properties fo:border="0.0069in solid #000000" style:writing-mode="lr-tb" fo:padding-top="0in" fo:padding-left="0in" fo:padding-bottom="0in" fo:padding-right="0in"/>
    </style:style>
    <style:style style:name="P2924" style:parent-style-name="TableParagraph" style:family="paragraph">
      <style:text-properties style:font-name="Times New Roman" fo:font-size="5pt" style:font-size-asian="5pt"/>
    </style:style>
    <style:style style:name="P2925" style:parent-style-name="TableParagraph" style:family="paragraph">
      <style:text-properties style:font-name="Times New Roman" fo:font-size="5pt" style:font-size-asian="5pt"/>
    </style:style>
    <style:style style:name="P2926" style:parent-style-name="TableParagraph" style:family="paragraph">
      <style:text-properties style:font-name="Times New Roman" fo:font-size="5pt" style:font-size-asian="5pt"/>
    </style:style>
    <style:style style:name="P2927" style:parent-style-name="TableParagraph" style:family="paragraph">
      <style:text-properties style:font-name="Times New Roman" fo:font-size="5pt" style:font-size-asian="5pt"/>
    </style:style>
    <style:style style:name="P2928" style:parent-style-name="TableParagraph" style:family="paragraph">
      <style:text-properties style:font-name="Times New Roman" fo:font-size="5pt" style:font-size-asian="5pt"/>
    </style:style>
    <style:style style:name="P2929" style:parent-style-name="TableParagraph" style:family="paragraph">
      <style:text-properties style:font-name="Times New Roman" fo:font-size="5pt" style:font-size-asian="5pt"/>
    </style:style>
    <style:style style:name="P2930" style:parent-style-name="TableParagraph" style:family="paragraph">
      <style:text-properties style:font-name="Times New Roman" fo:font-size="5pt" style:font-size-asian="5pt"/>
    </style:style>
    <style:style style:name="P2931" style:parent-style-name="TableParagraph" style:family="paragraph">
      <style:text-properties style:font-name="Times New Roman" fo:font-size="5pt" style:font-size-asian="5pt"/>
    </style:style>
    <style:style style:name="P2932" style:parent-style-name="TableParagraph" style:family="paragraph">
      <style:text-properties style:font-name="Times New Roman" fo:font-size="5pt" style:font-size-asian="5pt"/>
    </style:style>
    <style:style style:name="P2933" style:parent-style-name="TableParagraph" style:family="paragraph">
      <style:text-properties style:font-name="Times New Roman" fo:font-size="5pt" style:font-size-asian="5pt"/>
    </style:style>
    <style:style style:name="P2934" style:parent-style-name="TableParagraph" style:family="paragraph">
      <style:text-properties style:font-name="Times New Roman" fo:font-size="5pt" style:font-size-asian="5pt"/>
    </style:style>
    <style:style style:name="P2935" style:parent-style-name="TableParagraph" style:family="paragraph">
      <style:text-properties style:font-name="Times New Roman" fo:font-size="5pt" style:font-size-asian="5pt"/>
    </style:style>
    <style:style style:name="P2936" style:parent-style-name="TableParagraph" style:family="paragraph">
      <style:text-properties style:font-name="Times New Roman" fo:font-size="5pt" style:font-size-asian="5pt"/>
    </style:style>
    <style:style style:name="P2937" style:parent-style-name="TableParagraph" style:family="paragraph">
      <style:paragraph-properties fo:margin-top="0.077in"/>
      <style:text-properties style:font-name="Times New Roman" fo:font-size="5pt" style:font-size-asian="5pt"/>
    </style:style>
    <style:style style:name="P2938" style:parent-style-name="TableParagraph" style:family="paragraph">
      <style:paragraph-properties fo:margin-top="0.0006in" fo:margin-left="0.018in">
        <style:tab-stops/>
      </style:paragraph-properties>
    </style:style>
    <style:style style:name="T2939" style:parent-style-name="Phôngmặcđịnhcủađoạnvăn" style:family="text">
      <style:text-properties fo:letter-spacing="-0.0013in" fo:font-size="5pt" style:font-size-asian="5pt"/>
    </style:style>
    <style:style style:name="TableCell2940" style:family="table-cell">
      <style:table-cell-properties fo:border="0.0069in solid #000000" style:writing-mode="lr-tb" fo:padding-top="0in" fo:padding-left="0in" fo:padding-bottom="0in" fo:padding-right="0in"/>
    </style:style>
    <style:style style:name="P2941" style:parent-style-name="TableParagraph" style:family="paragraph">
      <style:text-properties style:font-name="Times New Roman" fo:font-size="5pt" style:font-size-asian="5pt"/>
    </style:style>
    <style:style style:name="P2942" style:parent-style-name="TableParagraph" style:family="paragraph">
      <style:text-properties style:font-name="Times New Roman" fo:font-size="5pt" style:font-size-asian="5pt"/>
    </style:style>
    <style:style style:name="P2943" style:parent-style-name="TableParagraph" style:family="paragraph">
      <style:text-properties style:font-name="Times New Roman" fo:font-size="5pt" style:font-size-asian="5pt"/>
    </style:style>
    <style:style style:name="P2944" style:parent-style-name="TableParagraph" style:family="paragraph">
      <style:text-properties style:font-name="Times New Roman" fo:font-size="5pt" style:font-size-asian="5pt"/>
    </style:style>
    <style:style style:name="P2945" style:parent-style-name="TableParagraph" style:family="paragraph">
      <style:text-properties style:font-name="Times New Roman" fo:font-size="5pt" style:font-size-asian="5pt"/>
    </style:style>
    <style:style style:name="P2946" style:parent-style-name="TableParagraph" style:family="paragraph">
      <style:text-properties style:font-name="Times New Roman" fo:font-size="5pt" style:font-size-asian="5pt"/>
    </style:style>
    <style:style style:name="P2947" style:parent-style-name="TableParagraph" style:family="paragraph">
      <style:text-properties style:font-name="Times New Roman" fo:font-size="5pt" style:font-size-asian="5pt"/>
    </style:style>
    <style:style style:name="P2948" style:parent-style-name="TableParagraph" style:family="paragraph">
      <style:text-properties style:font-name="Times New Roman" fo:font-size="5pt" style:font-size-asian="5pt"/>
    </style:style>
    <style:style style:name="P2949" style:parent-style-name="TableParagraph" style:family="paragraph">
      <style:text-properties style:font-name="Times New Roman" fo:font-size="5pt" style:font-size-asian="5pt"/>
    </style:style>
    <style:style style:name="P2950" style:parent-style-name="TableParagraph" style:family="paragraph">
      <style:text-properties style:font-name="Times New Roman" fo:font-size="5pt" style:font-size-asian="5pt"/>
    </style:style>
    <style:style style:name="P2951" style:parent-style-name="TableParagraph" style:family="paragraph">
      <style:text-properties style:font-name="Times New Roman" fo:font-size="5pt" style:font-size-asian="5pt"/>
    </style:style>
    <style:style style:name="P2952" style:parent-style-name="TableParagraph" style:family="paragraph">
      <style:text-properties style:font-name="Times New Roman" fo:font-size="5pt" style:font-size-asian="5pt"/>
    </style:style>
    <style:style style:name="P2953" style:parent-style-name="TableParagraph" style:family="paragraph">
      <style:text-properties style:font-name="Times New Roman" fo:font-size="5pt" style:font-size-asian="5pt"/>
    </style:style>
    <style:style style:name="P2954" style:parent-style-name="TableParagraph" style:family="paragraph">
      <style:paragraph-properties fo:margin-top="0.077in"/>
      <style:text-properties style:font-name="Times New Roman" fo:font-size="5pt" style:font-size-asian="5pt"/>
    </style:style>
    <style:style style:name="P2955" style:parent-style-name="TableParagraph" style:family="paragraph">
      <style:paragraph-properties fo:margin-top="0.0006in" fo:margin-left="0.0187in">
        <style:tab-stops/>
      </style:paragraph-properties>
    </style:style>
    <style:style style:name="T2956" style:parent-style-name="Phôngmặcđịnhcủađoạnvăn" style:family="text">
      <style:text-properties fo:letter-spacing="-0.0069in" style:text-scale="105%" fo:font-size="5pt" style:font-size-asian="5pt"/>
    </style:style>
    <style:style style:name="TableRow2957" style:family="table-row">
      <style:table-row-properties style:min-row-height="1.2611in" style:use-optimal-row-height="false"/>
    </style:style>
    <style:style style:name="TableCell2958" style:family="table-cell">
      <style:table-cell-properties fo:border="0.0069in solid #000000" style:writing-mode="lr-tb" fo:padding-top="0in" fo:padding-left="0in" fo:padding-bottom="0in" fo:padding-right="0in"/>
    </style:style>
    <style:style style:name="P2959" style:parent-style-name="TableParagraph" style:family="paragraph">
      <style:text-properties style:font-name="Times New Roman" fo:font-size="5pt" style:font-size-asian="5pt"/>
    </style:style>
    <style:style style:name="P2960" style:parent-style-name="TableParagraph" style:family="paragraph">
      <style:text-properties style:font-name="Times New Roman" fo:font-size="5pt" style:font-size-asian="5pt"/>
    </style:style>
    <style:style style:name="P2961" style:parent-style-name="TableParagraph" style:family="paragraph">
      <style:text-properties style:font-name="Times New Roman" fo:font-size="5pt" style:font-size-asian="5pt"/>
    </style:style>
    <style:style style:name="P2962" style:parent-style-name="TableParagraph" style:family="paragraph">
      <style:text-properties style:font-name="Times New Roman" fo:font-size="5pt" style:font-size-asian="5pt"/>
    </style:style>
    <style:style style:name="P2963" style:parent-style-name="TableParagraph" style:family="paragraph">
      <style:text-properties style:font-name="Times New Roman" fo:font-size="5pt" style:font-size-asian="5pt"/>
    </style:style>
    <style:style style:name="P2964" style:parent-style-name="TableParagraph" style:family="paragraph">
      <style:text-properties style:font-name="Times New Roman" fo:font-size="5pt" style:font-size-asian="5pt"/>
    </style:style>
    <style:style style:name="P2965" style:parent-style-name="TableParagraph" style:family="paragraph">
      <style:paragraph-properties fo:margin-top="0.0347in"/>
      <style:text-properties style:font-name="Times New Roman" fo:font-size="5pt" style:font-size-asian="5pt"/>
    </style:style>
    <style:style style:name="P2966" style:parent-style-name="TableParagraph" style:family="paragraph">
      <style:paragraph-properties fo:margin-left="0.0159in">
        <style:tab-stops/>
      </style:paragraph-properties>
    </style:style>
    <style:style style:name="T2967" style:parent-style-name="Phôngmặcđịnhcủađoạnvăn" style:family="text">
      <style:text-properties fo:letter-spacing="-0.0013in" fo:font-size="5pt" style:font-size-asian="5pt"/>
    </style:style>
    <style:style style:name="TableCell2968" style:family="table-cell">
      <style:table-cell-properties fo:border="0.0069in solid #000000" style:writing-mode="lr-tb" fo:padding-top="0in" fo:padding-left="0in" fo:padding-bottom="0in" fo:padding-right="0in"/>
    </style:style>
    <style:style style:name="P2969" style:parent-style-name="TableParagraph" style:family="paragraph">
      <style:text-properties style:font-name="Times New Roman" fo:font-size="5pt" style:font-size-asian="5pt"/>
    </style:style>
    <style:style style:name="P2970" style:parent-style-name="TableParagraph" style:family="paragraph">
      <style:text-properties style:font-name="Times New Roman" fo:font-size="5pt" style:font-size-asian="5pt"/>
    </style:style>
    <style:style style:name="P2971" style:parent-style-name="TableParagraph" style:family="paragraph">
      <style:text-properties style:font-name="Times New Roman" fo:font-size="5pt" style:font-size-asian="5pt"/>
    </style:style>
    <style:style style:name="P2972" style:parent-style-name="TableParagraph" style:family="paragraph">
      <style:text-properties style:font-name="Times New Roman" fo:font-size="5pt" style:font-size-asian="5pt"/>
    </style:style>
    <style:style style:name="P2973" style:parent-style-name="TableParagraph" style:family="paragraph">
      <style:text-properties style:font-name="Times New Roman" fo:font-size="5pt" style:font-size-asian="5pt"/>
    </style:style>
    <style:style style:name="P2974" style:parent-style-name="TableParagraph" style:family="paragraph">
      <style:text-properties style:font-name="Times New Roman" fo:font-size="5pt" style:font-size-asian="5pt"/>
    </style:style>
    <style:style style:name="P2975" style:parent-style-name="TableParagraph" style:family="paragraph">
      <style:paragraph-properties fo:margin-top="0.0347in"/>
      <style:text-properties style:font-name="Times New Roman" fo:font-size="5pt" style:font-size-asian="5pt"/>
    </style:style>
    <style:style style:name="P2976" style:parent-style-name="TableParagraph" style:family="paragraph">
      <style:paragraph-properties fo:margin-left="0.0159in">
        <style:tab-stops/>
      </style:paragraph-properties>
    </style:style>
    <style:style style:name="T2977" style:parent-style-name="Phôngmặcđịnhcủađoạnvăn" style:family="text">
      <style:text-properties fo:font-size="5pt" style:font-size-asian="5pt"/>
    </style:style>
    <style:style style:name="T2978" style:parent-style-name="Phôngmặcđịnhcủađoạnvăn" style:family="text">
      <style:text-properties fo:letter-spacing="-0.0006in" fo:font-size="5pt" style:font-size-asian="5pt"/>
    </style:style>
    <style:style style:name="T2979" style:parent-style-name="Phôngmặcđịnhcủađoạnvăn" style:family="text">
      <style:text-properties fo:letter-spacing="-0.0013in" fo:font-size="5pt" style:font-size-asian="5pt"/>
    </style:style>
    <style:style style:name="TableCell2980" style:family="table-cell">
      <style:table-cell-properties fo:border="0.0069in solid #000000" style:writing-mode="lr-tb" fo:padding-top="0in" fo:padding-left="0in" fo:padding-bottom="0in" fo:padding-right="0in"/>
    </style:style>
    <style:style style:name="P2981" style:parent-style-name="TableParagraph" style:family="paragraph">
      <style:paragraph-properties fo:margin-top="0.0437in" fo:line-height="117%" fo:margin-left="0.0166in" fo:margin-right="1.918in">
        <style:tab-stops/>
      </style:paragraph-properties>
    </style:style>
    <style:style style:name="T2982" style:parent-style-name="Phôngmặcđịnhcủađoạnvăn" style:family="text">
      <style:text-properties fo:font-size="5pt" style:font-size-asian="5pt"/>
    </style:style>
    <style:style style:name="T2983" style:parent-style-name="Phôngmặcđịnhcủađoạnvăn" style:family="text">
      <style:text-properties fo:letter-spacing="-0.002in" fo:font-size="5pt" style:font-size-asian="5pt"/>
    </style:style>
    <style:style style:name="T2984" style:parent-style-name="Phôngmặcđịnhcủađoạnvăn" style:family="text">
      <style:text-properties fo:font-size="5pt" style:font-size-asian="5pt"/>
    </style:style>
    <style:style style:name="T2985" style:parent-style-name="Phôngmặcđịnhcủađoạnvăn" style:family="text">
      <style:text-properties fo:letter-spacing="-0.002in" fo:font-size="5pt" style:font-size-asian="5pt"/>
    </style:style>
    <style:style style:name="T2986" style:parent-style-name="Phôngmặcđịnhcủađoạnvăn" style:family="text">
      <style:text-properties fo:font-size="5pt" style:font-size-asian="5pt"/>
    </style:style>
    <style:style style:name="T2987" style:parent-style-name="Phôngmặcđịnhcủađoạnvăn" style:family="text">
      <style:text-properties fo:letter-spacing="-0.0027in" fo:font-size="5pt" style:font-size-asian="5pt"/>
    </style:style>
    <style:style style:name="T2988" style:parent-style-name="Phôngmặcđịnhcủađoạnvăn" style:family="text">
      <style:text-properties fo:font-size="5pt" style:font-size-asian="5pt"/>
    </style:style>
    <style:style style:name="T2989" style:parent-style-name="Phôngmặcđịnhcủađoạnvăn" style:family="text">
      <style:text-properties fo:letter-spacing="-0.0027in" fo:font-size="5pt" style:font-size-asian="5pt"/>
    </style:style>
    <style:style style:name="T2990" style:parent-style-name="Phôngmặcđịnhcủađoạnvăn" style:family="text">
      <style:text-properties fo:font-size="5pt" style:font-size-asian="5pt"/>
    </style:style>
    <style:style style:name="T2991" style:parent-style-name="Phôngmặcđịnhcủađoạnvăn" style:family="text">
      <style:text-properties fo:letter-spacing="-0.002in" fo:font-size="5pt" style:font-size-asian="5pt"/>
    </style:style>
    <style:style style:name="T2992" style:parent-style-name="Phôngmặcđịnhcủađoạnvăn" style:family="text">
      <style:text-properties fo:font-size="5pt" style:font-size-asian="5pt"/>
    </style:style>
    <style:style style:name="T2993" style:parent-style-name="Phôngmặcđịnhcủađoạnvăn" style:family="text">
      <style:text-properties fo:letter-spacing="-0.0027in" fo:font-size="5pt" style:font-size-asian="5pt"/>
    </style:style>
    <style:style style:name="T2994" style:parent-style-name="Phôngmặcđịnhcủađoạnvăn" style:family="text">
      <style:text-properties fo:font-size="5pt" style:font-size-asian="5pt"/>
    </style:style>
    <style:style style:name="T2995" style:parent-style-name="Phôngmặcđịnhcủađoạnvăn" style:family="text">
      <style:text-properties fo:letter-spacing="-0.0013in" fo:font-size="5pt" style:font-size-asian="5pt"/>
    </style:style>
    <style:style style:name="T2996" style:parent-style-name="Phôngmặcđịnhcủađoạnvăn" style:family="text">
      <style:text-properties fo:font-size="5pt" style:font-size-asian="5pt"/>
    </style:style>
    <style:style style:name="T2997" style:parent-style-name="Phôngmặcđịnhcủađoạnvăn" style:family="text">
      <style:text-properties fo:letter-spacing="-0.0013in" fo:font-size="5pt" style:font-size-asian="5pt"/>
    </style:style>
    <style:style style:name="T2998" style:parent-style-name="Phôngmặcđịnhcủađoạnvăn" style:family="text">
      <style:text-properties fo:font-size="5pt" style:font-size-asian="5pt"/>
    </style:style>
    <style:style style:name="T2999" style:parent-style-name="Phôngmặcđịnhcủađoạnvăn" style:family="text">
      <style:text-properties fo:letter-spacing="-0.002in" fo:font-size="5pt" style:font-size-asian="5pt"/>
    </style:style>
    <style:style style:name="T3000" style:parent-style-name="Phôngmặcđịnhcủađoạnvăn" style:family="text">
      <style:text-properties fo:font-size="5pt" style:font-size-asian="5pt"/>
    </style:style>
    <style:style style:name="T3001" style:parent-style-name="Phôngmặcđịnhcủađoạnvăn" style:family="text">
      <style:text-properties fo:letter-spacing="-0.002in" fo:font-size="5pt" style:font-size-asian="5pt"/>
    </style:style>
    <style:style style:name="T3002" style:parent-style-name="Phôngmặcđịnhcủađoạnvăn" style:family="text">
      <style:text-properties fo:font-size="5pt" style:font-size-asian="5pt"/>
    </style:style>
    <style:style style:name="T3003" style:parent-style-name="Phôngmặcđịnhcủađoạnvăn" style:family="text">
      <style:text-properties fo:letter-spacing="-0.002in" fo:font-size="5pt" style:font-size-asian="5pt"/>
    </style:style>
    <style:style style:name="T3004" style:parent-style-name="Phôngmặcđịnhcủađoạnvăn" style:family="text">
      <style:text-properties fo:font-size="5pt" style:font-size-asian="5pt"/>
    </style:style>
    <style:style style:name="T3005" style:parent-style-name="Phôngmặcđịnhcủađoạnvăn" style:family="text">
      <style:text-properties fo:letter-spacing="-0.0013in" fo:font-size="5pt" style:font-size-asian="5pt"/>
    </style:style>
    <style:style style:name="T3006" style:parent-style-name="Phôngmặcđịnhcủađoạnvăn" style:family="text">
      <style:text-properties fo:font-size="5pt" style:font-size-asian="5pt"/>
    </style:style>
    <style:style style:name="T3007" style:parent-style-name="Phôngmặcđịnhcủađoạnvăn" style:family="text">
      <style:text-properties fo:letter-spacing="-0.002in" fo:font-size="5pt" style:font-size-asian="5pt"/>
    </style:style>
    <style:style style:name="T3008" style:parent-style-name="Phôngmặcđịnhcủađoạnvăn" style:family="text">
      <style:text-properties fo:font-size="5pt" style:font-size-asian="5pt"/>
    </style:style>
    <style:style style:name="T3009" style:parent-style-name="Phôngmặcđịnhcủađoạnvăn" style:family="text">
      <style:text-properties fo:letter-spacing="-0.0013in" fo:font-size="5pt" style:font-size-asian="5pt"/>
    </style:style>
    <style:style style:name="T3010" style:parent-style-name="Phôngmặcđịnhcủađoạnvăn" style:family="text">
      <style:text-properties fo:font-size="5pt" style:font-size-asian="5pt"/>
    </style:style>
    <style:style style:name="T3011" style:parent-style-name="Phôngmặcđịnhcủađoạnvăn" style:family="text">
      <style:text-properties fo:letter-spacing="-0.0013in" fo:font-size="5pt" style:font-size-asian="5pt"/>
    </style:style>
    <style:style style:name="T3012" style:parent-style-name="Phôngmặcđịnhcủađoạnvăn" style:family="text">
      <style:text-properties fo:font-size="5pt" style:font-size-asian="5pt"/>
    </style:style>
    <style:style style:name="T3013" style:parent-style-name="Phôngmặcđịnhcủađoạnvăn" style:family="text">
      <style:text-properties fo:letter-spacing="-0.0027in" fo:font-size="5pt" style:font-size-asian="5pt"/>
    </style:style>
    <style:style style:name="T3014" style:parent-style-name="Phôngmặcđịnhcủađoạnvăn" style:family="text">
      <style:text-properties fo:font-size="5pt" style:font-size-asian="5pt"/>
    </style:style>
    <style:style style:name="T3015" style:parent-style-name="Phôngmặcđịnhcủađoạnvăn" style:family="text">
      <style:text-properties fo:letter-spacing="-0.0013in" fo:font-size="5pt" style:font-size-asian="5pt"/>
    </style:style>
    <style:style style:name="T3016" style:parent-style-name="Phôngmặcđịnhcủađoạnvăn" style:family="text">
      <style:text-properties fo:font-size="5pt" style:font-size-asian="5pt"/>
    </style:style>
    <style:style style:name="T3017" style:parent-style-name="Phôngmặcđịnhcủađoạnvăn" style:family="text">
      <style:text-properties fo:letter-spacing="-0.0013in" fo:font-size="5pt" style:font-size-asian="5pt"/>
    </style:style>
    <style:style style:name="T3018" style:parent-style-name="Phôngmặcđịnhcủađoạnvăn" style:family="text">
      <style:text-properties fo:font-size="5pt" style:font-size-asian="5pt"/>
    </style:style>
    <style:style style:name="T3019" style:parent-style-name="Phôngmặcđịnhcủađoạnvăn" style:family="text">
      <style:text-properties fo:letter-spacing="-0.0013in" fo:font-size="5pt" style:font-size-asian="5pt"/>
    </style:style>
    <style:style style:name="T3020" style:parent-style-name="Phôngmặcđịnhcủađoạnvăn" style:family="text">
      <style:text-properties fo:font-size="5pt" style:font-size-asian="5pt"/>
    </style:style>
    <style:style style:name="T3021" style:parent-style-name="Phôngmặcđịnhcủađoạnvăn" style:family="text">
      <style:text-properties fo:letter-spacing="-0.002in" fo:font-size="5pt" style:font-size-asian="5pt"/>
    </style:style>
    <style:style style:name="T3022" style:parent-style-name="Phôngmặcđịnhcủađoạnvăn" style:family="text">
      <style:text-properties fo:font-size="5pt" style:font-size-asian="5pt"/>
    </style:style>
    <style:style style:name="T3023" style:parent-style-name="Phôngmặcđịnhcủađoạnvăn" style:family="text">
      <style:text-properties fo:letter-spacing="-0.002in" fo:font-size="5pt" style:font-size-asian="5pt"/>
    </style:style>
    <style:style style:name="T3024" style:parent-style-name="Phôngmặcđịnhcủađoạnvăn" style:family="text">
      <style:text-properties fo:font-size="5pt" style:font-size-asian="5pt"/>
    </style:style>
    <style:style style:name="T3025" style:parent-style-name="Phôngmặcđịnhcủađoạnvăn" style:family="text">
      <style:text-properties fo:letter-spacing="-0.002in" fo:font-size="5pt" style:font-size-asian="5pt"/>
    </style:style>
    <style:style style:name="T3026" style:parent-style-name="Phôngmặcđịnhcủađoạnvăn" style:family="text">
      <style:text-properties fo:font-size="5pt" style:font-size-asian="5pt"/>
    </style:style>
    <style:style style:name="T3027" style:parent-style-name="Phôngmặcđịnhcủađoạnvăn" style:family="text">
      <style:text-properties fo:letter-spacing="-0.002in" fo:font-size="5pt" style:font-size-asian="5pt"/>
    </style:style>
    <style:style style:name="T3028" style:parent-style-name="Phôngmặcđịnhcủađoạnvăn" style:family="text">
      <style:text-properties fo:font-size="5pt" style:font-size-asian="5pt"/>
    </style:style>
    <style:style style:name="T3029" style:parent-style-name="Phôngmặcđịnhcủađoạnvăn" style:family="text">
      <style:text-properties fo:letter-spacing="-0.0013in" fo:font-size="5pt" style:font-size-asian="5pt"/>
    </style:style>
    <style:style style:name="T3030" style:parent-style-name="Phôngmặcđịnhcủađoạnvăn" style:family="text">
      <style:text-properties fo:font-size="5pt" style:font-size-asian="5pt"/>
    </style:style>
    <style:style style:name="T3031" style:parent-style-name="Phôngmặcđịnhcủađoạnvăn" style:family="text">
      <style:text-properties fo:letter-spacing="-0.0013in" fo:font-size="5pt" style:font-size-asian="5pt"/>
    </style:style>
    <style:style style:name="T3032" style:parent-style-name="Phôngmặcđịnhcủađoạnvăn" style:family="text">
      <style:text-properties fo:font-size="5pt" style:font-size-asian="5pt"/>
    </style:style>
    <style:style style:name="T3033" style:parent-style-name="Phôngmặcđịnhcủađoạnvăn" style:family="text">
      <style:text-properties fo:letter-spacing="0.0277in" fo:font-size="5pt" style:font-size-asian="5pt"/>
    </style:style>
    <style:style style:name="T3034" style:parent-style-name="Phôngmặcđịnhcủađoạnvăn" style:family="text">
      <style:text-properties fo:font-size="5pt" style:font-size-asian="5pt"/>
    </style:style>
    <style:style style:name="P3035" style:parent-style-name="TableParagraph" style:family="paragraph">
      <style:paragraph-properties fo:margin-left="0.0166in">
        <style:tab-stops/>
      </style:paragraph-properties>
    </style:style>
    <style:style style:name="T3036" style:parent-style-name="Phôngmặcđịnhcủađoạnvăn" style:family="text">
      <style:text-properties fo:font-size="5pt" style:font-size-asian="5pt"/>
    </style:style>
    <style:style style:name="T3037" style:parent-style-name="Phôngmặcđịnhcủađoạnvăn" style:family="text">
      <style:text-properties fo:letter-spacing="-0.0006in" fo:font-size="5pt" style:font-size-asian="5pt"/>
    </style:style>
    <style:style style:name="T3038" style:parent-style-name="Phôngmặcđịnhcủađoạnvăn" style:family="text">
      <style:text-properties fo:font-size="5pt" style:font-size-asian="5pt"/>
    </style:style>
    <style:style style:name="T3039" style:parent-style-name="Phôngmặcđịnhcủađoạnvăn" style:family="text">
      <style:text-properties fo:letter-spacing="-0.0013in" fo:font-size="5pt" style:font-size-asian="5pt"/>
    </style:style>
    <style:style style:name="T3040" style:parent-style-name="Phôngmặcđịnhcủađoạnvăn" style:family="text">
      <style:text-properties fo:font-size="5pt" style:font-size-asian="5pt"/>
    </style:style>
    <style:style style:name="T3041" style:parent-style-name="Phôngmặcđịnhcủađoạnvăn" style:family="text">
      <style:text-properties fo:letter-spacing="-0.0006in" fo:font-size="5pt" style:font-size-asian="5pt"/>
    </style:style>
    <style:style style:name="T3042" style:parent-style-name="Phôngmặcđịnhcủađoạnvăn" style:family="text">
      <style:text-properties fo:font-size="5pt" style:font-size-asian="5pt"/>
    </style:style>
    <style:style style:name="T3043" style:parent-style-name="Phôngmặcđịnhcủađoạnvăn" style:family="text">
      <style:text-properties fo:letter-spacing="-0.0027in" fo:font-size="5pt" style:font-size-asian="5pt"/>
    </style:style>
    <style:style style:name="P3044" style:parent-style-name="TableParagraph" style:family="paragraph">
      <style:paragraph-properties fo:margin-top="0.0152in" fo:margin-left="0.0166in">
        <style:tab-stops/>
      </style:paragraph-properties>
    </style:style>
    <style:style style:name="T3045" style:parent-style-name="Phôngmặcđịnhcủađoạnvăn" style:family="text">
      <style:text-properties fo:font-size="5pt" style:font-size-asian="5pt"/>
    </style:style>
    <style:style style:name="T3046" style:parent-style-name="Phôngmặcđịnhcủađoạnvăn" style:family="text">
      <style:text-properties fo:letter-spacing="-0.002in" fo:font-size="5pt" style:font-size-asian="5pt"/>
    </style:style>
    <style:style style:name="T3047" style:parent-style-name="Phôngmặcđịnhcủađoạnvăn" style:family="text">
      <style:text-properties fo:font-size="5pt" style:font-size-asian="5pt"/>
    </style:style>
    <style:style style:name="T3048" style:parent-style-name="Phôngmặcđịnhcủađoạnvăn" style:family="text">
      <style:text-properties fo:letter-spacing="-0.002in" fo:font-size="5pt" style:font-size-asian="5pt"/>
    </style:style>
    <style:style style:name="T3049" style:parent-style-name="Phôngmặcđịnhcủađoạnvăn" style:family="text">
      <style:text-properties fo:font-size="5pt" style:font-size-asian="5pt"/>
    </style:style>
    <style:style style:name="T3050" style:parent-style-name="Phôngmặcđịnhcủađoạnvăn" style:family="text">
      <style:text-properties fo:letter-spacing="-0.002in" fo:font-size="5pt" style:font-size-asian="5pt"/>
    </style:style>
    <style:style style:name="T3051" style:parent-style-name="Phôngmặcđịnhcủađoạnvăn" style:family="text">
      <style:text-properties fo:font-size="5pt" style:font-size-asian="5pt"/>
    </style:style>
    <style:style style:name="T3052" style:parent-style-name="Phôngmặcđịnhcủađoạnvăn" style:family="text">
      <style:text-properties fo:letter-spacing="-0.002in" fo:font-size="5pt" style:font-size-asian="5pt"/>
    </style:style>
    <style:style style:name="T3053" style:parent-style-name="Phôngmặcđịnhcủađoạnvăn" style:family="text">
      <style:text-properties fo:font-size="5pt" style:font-size-asian="5pt"/>
    </style:style>
    <style:style style:name="T3054" style:parent-style-name="Phôngmặcđịnhcủađoạnvăn" style:family="text">
      <style:text-properties fo:letter-spacing="-0.002in" fo:font-size="5pt" style:font-size-asian="5pt"/>
    </style:style>
    <style:style style:name="T3055" style:parent-style-name="Phôngmặcđịnhcủađoạnvăn" style:family="text">
      <style:text-properties fo:font-size="5pt" style:font-size-asian="5pt"/>
    </style:style>
    <style:style style:name="T3056" style:parent-style-name="Phôngmặcđịnhcủađoạnvăn" style:family="text">
      <style:text-properties fo:letter-spacing="-0.002in" fo:font-size="5pt" style:font-size-asian="5pt"/>
    </style:style>
    <style:style style:name="T3057" style:parent-style-name="Phôngmặcđịnhcủađoạnvăn" style:family="text">
      <style:text-properties fo:font-size="5pt" style:font-size-asian="5pt"/>
    </style:style>
    <style:style style:name="T3058" style:parent-style-name="Phôngmặcđịnhcủađoạnvăn" style:family="text">
      <style:text-properties fo:letter-spacing="-0.002in" fo:font-size="5pt" style:font-size-asian="5pt"/>
    </style:style>
    <style:style style:name="T3059" style:parent-style-name="Phôngmặcđịnhcủađoạnvăn" style:family="text">
      <style:text-properties fo:font-size="5pt" style:font-size-asian="5pt"/>
    </style:style>
    <style:style style:name="T3060" style:parent-style-name="Phôngmặcđịnhcủađoạnvăn" style:family="text">
      <style:text-properties fo:letter-spacing="-0.002in" fo:font-size="5pt" style:font-size-asian="5pt"/>
    </style:style>
    <style:style style:name="T3061" style:parent-style-name="Phôngmặcđịnhcủađoạnvăn" style:family="text">
      <style:text-properties fo:font-size="5pt" style:font-size-asian="5pt"/>
    </style:style>
    <style:style style:name="T3062" style:parent-style-name="Phôngmặcđịnhcủađoạnvăn" style:family="text">
      <style:text-properties fo:letter-spacing="-0.0027in" fo:font-size="5pt" style:font-size-asian="5pt"/>
    </style:style>
    <style:style style:name="T3063" style:parent-style-name="Phôngmặcđịnhcủađoạnvăn" style:family="text">
      <style:text-properties fo:letter-spacing="-0.0013in" fo:font-size="5pt" style:font-size-asian="5pt"/>
    </style:style>
    <style:style style:name="P3064" style:parent-style-name="TableParagraph" style:family="paragraph">
      <style:paragraph-properties fo:margin-top="0.0145in" fo:line-height="117%" fo:margin-left="0.0166in" fo:margin-right="3.7895in">
        <style:tab-stops/>
      </style:paragraph-properties>
    </style:style>
    <style:style style:name="T3065" style:parent-style-name="Phôngmặcđịnhcủađoạnvăn" style:family="text">
      <style:text-properties fo:font-size="5pt" style:font-size-asian="5pt"/>
    </style:style>
    <style:style style:name="T3066" style:parent-style-name="Phôngmặcđịnhcủađoạnvăn" style:family="text">
      <style:text-properties fo:letter-spacing="-0.0006in" fo:font-size="5pt" style:font-size-asian="5pt"/>
    </style:style>
    <style:style style:name="T3067" style:parent-style-name="Phôngmặcđịnhcủađoạnvăn" style:family="text">
      <style:text-properties fo:font-size="5pt" style:font-size-asian="5pt"/>
    </style:style>
    <style:style style:name="T3068" style:parent-style-name="Phôngmặcđịnhcủađoạnvăn" style:family="text">
      <style:text-properties fo:letter-spacing="-0.0006in" fo:font-size="5pt" style:font-size-asian="5pt"/>
    </style:style>
    <style:style style:name="T3069" style:parent-style-name="Phôngmặcđịnhcủađoạnvăn" style:family="text">
      <style:text-properties fo:font-size="5pt" style:font-size-asian="5pt"/>
    </style:style>
    <style:style style:name="T3070" style:parent-style-name="Phôngmặcđịnhcủađoạnvăn" style:family="text">
      <style:text-properties fo:letter-spacing="-0.0006in" fo:font-size="5pt" style:font-size-asian="5pt"/>
    </style:style>
    <style:style style:name="T3071" style:parent-style-name="Phôngmặcđịnhcủađoạnvăn" style:family="text">
      <style:text-properties fo:font-size="5pt" style:font-size-asian="5pt"/>
    </style:style>
    <style:style style:name="T3072" style:parent-style-name="Phôngmặcđịnhcủađoạnvăn" style:family="text">
      <style:text-properties fo:letter-spacing="-0.0006in" fo:font-size="5pt" style:font-size-asian="5pt"/>
    </style:style>
    <style:style style:name="T3073" style:parent-style-name="Phôngmặcđịnhcủađoạnvăn" style:family="text">
      <style:text-properties fo:font-size="5pt" style:font-size-asian="5pt"/>
    </style:style>
    <style:style style:name="T3074" style:parent-style-name="Phôngmặcđịnhcủađoạnvăn" style:family="text">
      <style:text-properties fo:letter-spacing="-0.0006in" fo:font-size="5pt" style:font-size-asian="5pt"/>
    </style:style>
    <style:style style:name="T3075" style:parent-style-name="Phôngmặcđịnhcủađoạnvăn" style:family="text">
      <style:text-properties fo:font-size="5pt" style:font-size-asian="5pt"/>
    </style:style>
    <style:style style:name="T3076" style:parent-style-name="Phôngmặcđịnhcủađoạnvăn" style:family="text">
      <style:text-properties fo:letter-spacing="-0.0006in" fo:font-size="5pt" style:font-size-asian="5pt"/>
    </style:style>
    <style:style style:name="T3077" style:parent-style-name="Phôngmặcđịnhcủađoạnvăn" style:family="text">
      <style:text-properties fo:font-size="5pt" style:font-size-asian="5pt"/>
    </style:style>
    <style:style style:name="T3078" style:parent-style-name="Phôngmặcđịnhcủađoạnvăn" style:family="text">
      <style:text-properties fo:letter-spacing="-0.0006in" fo:font-size="5pt" style:font-size-asian="5pt"/>
    </style:style>
    <style:style style:name="T3079" style:parent-style-name="Phôngmặcđịnhcủađoạnvăn" style:family="text">
      <style:text-properties fo:font-size="5pt" style:font-size-asian="5pt"/>
    </style:style>
    <style:style style:name="T3080" style:parent-style-name="Phôngmặcđịnhcủađoạnvăn" style:family="text">
      <style:text-properties fo:letter-spacing="-0.0006in" fo:font-size="5pt" style:font-size-asian="5pt"/>
    </style:style>
    <style:style style:name="T3081" style:parent-style-name="Phôngmặcđịnhcủađoạnvăn" style:family="text">
      <style:text-properties fo:font-size="5pt" style:font-size-asian="5pt"/>
    </style:style>
    <style:style style:name="T3082" style:parent-style-name="Phôngmặcđịnhcủađoạnvăn" style:family="text">
      <style:text-properties fo:letter-spacing="-0.0006in" fo:font-size="5pt" style:font-size-asian="5pt"/>
    </style:style>
    <style:style style:name="T3083" style:parent-style-name="Phôngmặcđịnhcủađoạnvăn" style:family="text">
      <style:text-properties fo:font-size="5pt" style:font-size-asian="5pt"/>
    </style:style>
    <style:style style:name="T3084" style:parent-style-name="Phôngmặcđịnhcủađoạnvăn" style:family="text">
      <style:text-properties fo:letter-spacing="-0.002in" fo:font-size="5pt" style:font-size-asian="5pt"/>
    </style:style>
    <style:style style:name="T3085" style:parent-style-name="Phôngmặcđịnhcủađoạnvăn" style:family="text">
      <style:text-properties fo:font-size="5pt" style:font-size-asian="5pt"/>
    </style:style>
    <style:style style:name="T3086" style:parent-style-name="Phôngmặcđịnhcủađoạnvăn" style:family="text">
      <style:text-properties fo:letter-spacing="0.0277in" fo:font-size="5pt" style:font-size-asian="5pt"/>
    </style:style>
    <style:style style:name="T3087" style:parent-style-name="Phôngmặcđịnhcủađoạnvăn" style:family="text">
      <style:text-properties fo:font-size="5pt" style:font-size-asian="5pt"/>
    </style:style>
    <style:style style:name="P3088" style:parent-style-name="TableParagraph" style:family="paragraph">
      <style:paragraph-properties fo:margin-left="0.0166in">
        <style:tab-stops/>
      </style:paragraph-properties>
    </style:style>
    <style:style style:name="T3089" style:parent-style-name="Phôngmặcđịnhcủađoạnvăn" style:family="text">
      <style:text-properties fo:font-size="5pt" style:font-size-asian="5pt"/>
    </style:style>
    <style:style style:name="T3090" style:parent-style-name="Phôngmặcđịnhcủađoạnvăn" style:family="text">
      <style:text-properties fo:letter-spacing="-0.0006in" fo:font-size="5pt" style:font-size-asian="5pt"/>
    </style:style>
    <style:style style:name="T3091" style:parent-style-name="Phôngmặcđịnhcủađoạnvăn" style:family="text">
      <style:text-properties fo:font-size="5pt" style:font-size-asian="5pt"/>
    </style:style>
    <style:style style:name="T3092" style:parent-style-name="Phôngmặcđịnhcủađoạnvăn" style:family="text">
      <style:text-properties fo:letter-spacing="-0.0013in" fo:font-size="5pt" style:font-size-asian="5pt"/>
    </style:style>
    <style:style style:name="T3093" style:parent-style-name="Phôngmặcđịnhcủađoạnvăn" style:family="text">
      <style:text-properties fo:font-size="5pt" style:font-size-asian="5pt"/>
    </style:style>
    <style:style style:name="T3094" style:parent-style-name="Phôngmặcđịnhcủađoạnvăn" style:family="text">
      <style:text-properties fo:letter-spacing="-0.0013in" fo:font-size="5pt" style:font-size-asian="5pt"/>
    </style:style>
    <style:style style:name="T3095" style:parent-style-name="Phôngmặcđịnhcủađoạnvăn" style:family="text">
      <style:text-properties fo:font-size="5pt" style:font-size-asian="5pt"/>
    </style:style>
    <style:style style:name="T3096" style:parent-style-name="Phôngmặcđịnhcủađoạnvăn" style:family="text">
      <style:text-properties fo:letter-spacing="-0.0013in" fo:font-size="5pt" style:font-size-asian="5pt"/>
    </style:style>
    <style:style style:name="T3097" style:parent-style-name="Phôngmặcđịnhcủađoạnvăn" style:family="text">
      <style:text-properties fo:font-size="5pt" style:font-size-asian="5pt"/>
    </style:style>
    <style:style style:name="T3098" style:parent-style-name="Phôngmặcđịnhcủađoạnvăn" style:family="text">
      <style:text-properties fo:letter-spacing="-0.0013in" fo:font-size="5pt" style:font-size-asian="5pt"/>
    </style:style>
    <style:style style:name="T3099" style:parent-style-name="Phôngmặcđịnhcủađoạnvăn" style:family="text">
      <style:text-properties fo:font-size="5pt" style:font-size-asian="5pt"/>
    </style:style>
    <style:style style:name="T3100" style:parent-style-name="Phôngmặcđịnhcủađoạnvăn" style:family="text">
      <style:text-properties fo:letter-spacing="-0.002in" fo:font-size="5pt" style:font-size-asian="5pt"/>
    </style:style>
    <style:style style:name="T3101" style:parent-style-name="Phôngmặcđịnhcủađoạnvăn" style:family="text">
      <style:text-properties fo:font-size="5pt" style:font-size-asian="5pt"/>
    </style:style>
    <style:style style:name="T3102" style:parent-style-name="Phôngmặcđịnhcủađoạnvăn" style:family="text">
      <style:text-properties fo:letter-spacing="-0.0013in" fo:font-size="5pt" style:font-size-asian="5pt"/>
    </style:style>
    <style:style style:name="T3103" style:parent-style-name="Phôngmặcđịnhcủađoạnvăn" style:family="text">
      <style:text-properties fo:font-size="5pt" style:font-size-asian="5pt"/>
    </style:style>
    <style:style style:name="T3104" style:parent-style-name="Phôngmặcđịnhcủađoạnvăn" style:family="text">
      <style:text-properties fo:letter-spacing="-0.0013in" fo:font-size="5pt" style:font-size-asian="5pt"/>
    </style:style>
    <style:style style:name="T3105" style:parent-style-name="Phôngmặcđịnhcủađoạnvăn" style:family="text">
      <style:text-properties fo:letter-spacing="-0.0027in" fo:font-size="5pt" style:font-size-asian="5pt"/>
    </style:style>
    <style:style style:name="P3106" style:parent-style-name="TableParagraph" style:family="paragraph">
      <style:paragraph-properties fo:margin-top="0.0152in" fo:margin-left="0.0166in">
        <style:tab-stops/>
      </style:paragraph-properties>
    </style:style>
    <style:style style:name="T3107" style:parent-style-name="Phôngmặcđịnhcủađoạnvăn" style:family="text">
      <style:text-properties fo:font-size="5pt" style:font-size-asian="5pt"/>
    </style:style>
    <style:style style:name="T3108" style:parent-style-name="Phôngmặcđịnhcủađoạnvăn" style:family="text">
      <style:text-properties fo:letter-spacing="-0.0006in" fo:font-size="5pt" style:font-size-asian="5pt"/>
    </style:style>
    <style:style style:name="T3109" style:parent-style-name="Phôngmặcđịnhcủađoạnvăn" style:family="text">
      <style:text-properties fo:font-size="5pt" style:font-size-asian="5pt"/>
    </style:style>
    <style:style style:name="T3110" style:parent-style-name="Phôngmặcđịnhcủađoạnvăn" style:family="text">
      <style:text-properties fo:letter-spacing="-0.0006in" fo:font-size="5pt" style:font-size-asian="5pt"/>
    </style:style>
    <style:style style:name="T3111" style:parent-style-name="Phôngmặcđịnhcủađoạnvăn" style:family="text">
      <style:text-properties fo:font-size="5pt" style:font-size-asian="5pt"/>
    </style:style>
    <style:style style:name="T3112" style:parent-style-name="Phôngmặcđịnhcủađoạnvăn" style:family="text">
      <style:text-properties fo:letter-spacing="-0.0013in" fo:font-size="5pt" style:font-size-asian="5pt"/>
    </style:style>
    <style:style style:name="T3113" style:parent-style-name="Phôngmặcđịnhcủađoạnvăn" style:family="text">
      <style:text-properties fo:font-size="5pt" style:font-size-asian="5pt"/>
    </style:style>
    <style:style style:name="T3114" style:parent-style-name="Phôngmặcđịnhcủađoạnvăn" style:family="text">
      <style:text-properties fo:letter-spacing="-0.0006in" fo:font-size="5pt" style:font-size-asian="5pt"/>
    </style:style>
    <style:style style:name="T3115" style:parent-style-name="Phôngmặcđịnhcủađoạnvăn" style:family="text">
      <style:text-properties fo:font-size="5pt" style:font-size-asian="5pt"/>
    </style:style>
    <style:style style:name="T3116" style:parent-style-name="Phôngmặcđịnhcủađoạnvăn" style:family="text">
      <style:text-properties fo:letter-spacing="-0.0013in" fo:font-size="5pt" style:font-size-asian="5pt"/>
    </style:style>
    <style:style style:name="T3117" style:parent-style-name="Phôngmặcđịnhcủađoạnvăn" style:family="text">
      <style:text-properties fo:font-size="5pt" style:font-size-asian="5pt"/>
    </style:style>
    <style:style style:name="T3118" style:parent-style-name="Phôngmặcđịnhcủađoạnvăn" style:family="text">
      <style:text-properties fo:letter-spacing="-0.0006in" fo:font-size="5pt" style:font-size-asian="5pt"/>
    </style:style>
    <style:style style:name="T3119" style:parent-style-name="Phôngmặcđịnhcủađoạnvăn" style:family="text">
      <style:text-properties fo:font-size="5pt" style:font-size-asian="5pt"/>
    </style:style>
    <style:style style:name="T3120" style:parent-style-name="Phôngmặcđịnhcủađoạnvăn" style:family="text">
      <style:text-properties fo:letter-spacing="-0.0006in" fo:font-size="5pt" style:font-size-asian="5pt"/>
    </style:style>
    <style:style style:name="T3121" style:parent-style-name="Phôngmặcđịnhcủađoạnvăn" style:family="text">
      <style:text-properties fo:letter-spacing="-0.0013in" fo:font-size="5pt" style:font-size-asian="5pt"/>
    </style:style>
    <style:style style:name="P3122" style:parent-style-name="TableParagraph" style:family="paragraph">
      <style:paragraph-properties fo:margin-top="0.0152in" fo:line-height="117%" fo:margin-left="0.0166in" fo:margin-right="3.1743in">
        <style:tab-stops/>
      </style:paragraph-properties>
    </style:style>
    <style:style style:name="T3123" style:parent-style-name="Phôngmặcđịnhcủađoạnvăn" style:family="text">
      <style:text-properties fo:font-size="5pt" style:font-size-asian="5pt"/>
    </style:style>
    <style:style style:name="T3124" style:parent-style-name="Phôngmặcđịnhcủađoạnvăn" style:family="text">
      <style:text-properties fo:letter-spacing="-0.0013in" fo:font-size="5pt" style:font-size-asian="5pt"/>
    </style:style>
    <style:style style:name="T3125" style:parent-style-name="Phôngmặcđịnhcủađoạnvăn" style:family="text">
      <style:text-properties fo:font-size="5pt" style:font-size-asian="5pt"/>
    </style:style>
    <style:style style:name="T3126" style:parent-style-name="Phôngmặcđịnhcủađoạnvăn" style:family="text">
      <style:text-properties fo:letter-spacing="-0.0013in" fo:font-size="5pt" style:font-size-asian="5pt"/>
    </style:style>
    <style:style style:name="T3127" style:parent-style-name="Phôngmặcđịnhcủađoạnvăn" style:family="text">
      <style:text-properties fo:font-size="5pt" style:font-size-asian="5pt"/>
    </style:style>
    <style:style style:name="T3128" style:parent-style-name="Phôngmặcđịnhcủađoạnvăn" style:family="text">
      <style:text-properties fo:letter-spacing="-0.0006in" fo:font-size="5pt" style:font-size-asian="5pt"/>
    </style:style>
    <style:style style:name="T3129" style:parent-style-name="Phôngmặcđịnhcủađoạnvăn" style:family="text">
      <style:text-properties fo:font-size="5pt" style:font-size-asian="5pt"/>
    </style:style>
    <style:style style:name="T3130" style:parent-style-name="Phôngmặcđịnhcủađoạnvăn" style:family="text">
      <style:text-properties fo:letter-spacing="-0.0013in" fo:font-size="5pt" style:font-size-asian="5pt"/>
    </style:style>
    <style:style style:name="T3131" style:parent-style-name="Phôngmặcđịnhcủađoạnvăn" style:family="text">
      <style:text-properties fo:font-size="5pt" style:font-size-asian="5pt"/>
    </style:style>
    <style:style style:name="T3132" style:parent-style-name="Phôngmặcđịnhcủađoạnvăn" style:family="text">
      <style:text-properties fo:letter-spacing="-0.0013in" fo:font-size="5pt" style:font-size-asian="5pt"/>
    </style:style>
    <style:style style:name="T3133" style:parent-style-name="Phôngmặcđịnhcủađoạnvăn" style:family="text">
      <style:text-properties fo:font-size="5pt" style:font-size-asian="5pt"/>
    </style:style>
    <style:style style:name="T3134" style:parent-style-name="Phôngmặcđịnhcủađoạnvăn" style:family="text">
      <style:text-properties fo:letter-spacing="-0.0013in" fo:font-size="5pt" style:font-size-asian="5pt"/>
    </style:style>
    <style:style style:name="T3135" style:parent-style-name="Phôngmặcđịnhcủađoạnvăn" style:family="text">
      <style:text-properties fo:font-size="5pt" style:font-size-asian="5pt"/>
    </style:style>
    <style:style style:name="T3136" style:parent-style-name="Phôngmặcđịnhcủađoạnvăn" style:family="text">
      <style:text-properties fo:letter-spacing="-0.002in" fo:font-size="5pt" style:font-size-asian="5pt"/>
    </style:style>
    <style:style style:name="T3137" style:parent-style-name="Phôngmặcđịnhcủađoạnvăn" style:family="text">
      <style:text-properties fo:font-size="5pt" style:font-size-asian="5pt"/>
    </style:style>
    <style:style style:name="T3138" style:parent-style-name="Phôngmặcđịnhcủađoạnvăn" style:family="text">
      <style:text-properties fo:letter-spacing="-0.0013in" fo:font-size="5pt" style:font-size-asian="5pt"/>
    </style:style>
    <style:style style:name="T3139" style:parent-style-name="Phôngmặcđịnhcủađoạnvăn" style:family="text">
      <style:text-properties fo:font-size="5pt" style:font-size-asian="5pt"/>
    </style:style>
    <style:style style:name="T3140" style:parent-style-name="Phôngmặcđịnhcủađoạnvăn" style:family="text">
      <style:text-properties fo:letter-spacing="-0.0013in" fo:font-size="5pt" style:font-size-asian="5pt"/>
    </style:style>
    <style:style style:name="T3141" style:parent-style-name="Phôngmặcđịnhcủađoạnvăn" style:family="text">
      <style:text-properties fo:font-size="5pt" style:font-size-asian="5pt"/>
    </style:style>
    <style:style style:name="T3142" style:parent-style-name="Phôngmặcđịnhcủađoạnvăn" style:family="text">
      <style:text-properties fo:letter-spacing="-0.0013in" fo:font-size="5pt" style:font-size-asian="5pt"/>
    </style:style>
    <style:style style:name="T3143" style:parent-style-name="Phôngmặcđịnhcủađoạnvăn" style:family="text">
      <style:text-properties fo:font-size="5pt" style:font-size-asian="5pt"/>
    </style:style>
    <style:style style:name="T3144" style:parent-style-name="Phôngmặcđịnhcủađoạnvăn" style:family="text">
      <style:text-properties fo:letter-spacing="-0.0013in" fo:font-size="5pt" style:font-size-asian="5pt"/>
    </style:style>
    <style:style style:name="T3145" style:parent-style-name="Phôngmặcđịnhcủađoạnvăn" style:family="text">
      <style:text-properties fo:font-size="5pt" style:font-size-asian="5pt"/>
    </style:style>
    <style:style style:name="T3146" style:parent-style-name="Phôngmặcđịnhcủađoạnvăn" style:family="text">
      <style:text-properties fo:letter-spacing="-0.0006in" fo:font-size="5pt" style:font-size-asian="5pt"/>
    </style:style>
    <style:style style:name="T3147" style:parent-style-name="Phôngmặcđịnhcủađoạnvăn" style:family="text">
      <style:text-properties fo:font-size="5pt" style:font-size-asian="5pt"/>
    </style:style>
    <style:style style:name="T3148" style:parent-style-name="Phôngmặcđịnhcủađoạnvăn" style:family="text">
      <style:text-properties fo:letter-spacing="-0.0006in" fo:font-size="5pt" style:font-size-asian="5pt"/>
    </style:style>
    <style:style style:name="T3149" style:parent-style-name="Phôngmặcđịnhcủađoạnvăn" style:family="text">
      <style:text-properties fo:font-size="5pt" style:font-size-asian="5pt"/>
    </style:style>
    <style:style style:name="T3150" style:parent-style-name="Phôngmặcđịnhcủađoạnvăn" style:family="text">
      <style:text-properties fo:letter-spacing="0.0277in" fo:font-size="5pt" style:font-size-asian="5pt"/>
    </style:style>
    <style:style style:name="T3151" style:parent-style-name="Phôngmặcđịnhcủađoạnvăn" style:family="text">
      <style:text-properties fo:font-size="5pt" style:font-size-asian="5pt"/>
    </style:style>
    <style:style style:name="P3152" style:parent-style-name="TableParagraph" style:family="paragraph">
      <style:paragraph-properties fo:margin-left="0.0166in">
        <style:tab-stops/>
      </style:paragraph-properties>
    </style:style>
    <style:style style:name="T3153" style:parent-style-name="Phôngmặcđịnhcủađoạnvăn" style:family="text">
      <style:text-properties fo:font-size="5pt" style:font-size-asian="5pt"/>
    </style:style>
    <style:style style:name="T3154" style:parent-style-name="Phôngmặcđịnhcủađoạnvăn" style:family="text">
      <style:text-properties fo:letter-spacing="-0.0027in" fo:font-size="5pt" style:font-size-asian="5pt"/>
    </style:style>
    <style:style style:name="T3155" style:parent-style-name="Phôngmặcđịnhcủađoạnvăn" style:family="text">
      <style:text-properties fo:font-size="5pt" style:font-size-asian="5pt"/>
    </style:style>
    <style:style style:name="T3156" style:parent-style-name="Phôngmặcđịnhcủađoạnvăn" style:family="text">
      <style:text-properties fo:letter-spacing="-0.0034in" fo:font-size="5pt" style:font-size-asian="5pt"/>
    </style:style>
    <style:style style:name="T3157" style:parent-style-name="Phôngmặcđịnhcủađoạnvăn" style:family="text">
      <style:text-properties fo:font-size="5pt" style:font-size-asian="5pt"/>
    </style:style>
    <style:style style:name="T3158" style:parent-style-name="Phôngmặcđịnhcủađoạnvăn" style:family="text">
      <style:text-properties fo:letter-spacing="-0.0034in" fo:font-size="5pt" style:font-size-asian="5pt"/>
    </style:style>
    <style:style style:name="T3159" style:parent-style-name="Phôngmặcđịnhcủađoạnvăn" style:family="text">
      <style:text-properties fo:letter-spacing="-0.0013in" fo:font-size="5pt" style:font-size-asian="5pt"/>
    </style:style>
    <style:style style:name="P3160" style:parent-style-name="TableParagraph" style:family="paragraph">
      <style:paragraph-properties fo:margin-top="0.0152in" fo:margin-left="0.0166in">
        <style:tab-stops/>
      </style:paragraph-properties>
    </style:style>
    <style:style style:name="T3161" style:parent-style-name="Phôngmặcđịnhcủađoạnvăn" style:family="text">
      <style:text-properties fo:font-size="5pt" style:font-size-asian="5pt"/>
    </style:style>
    <style:style style:name="T3162" style:parent-style-name="Phôngmặcđịnhcủađoạnvăn" style:family="text">
      <style:text-properties fo:letter-spacing="-0.0027in" fo:font-size="5pt" style:font-size-asian="5pt"/>
    </style:style>
    <style:style style:name="T3163" style:parent-style-name="Phôngmặcđịnhcủađoạnvăn" style:family="text">
      <style:text-properties fo:font-size="5pt" style:font-size-asian="5pt"/>
    </style:style>
    <style:style style:name="T3164" style:parent-style-name="Phôngmặcđịnhcủađoạnvăn" style:family="text">
      <style:text-properties fo:letter-spacing="-0.0034in" fo:font-size="5pt" style:font-size-asian="5pt"/>
    </style:style>
    <style:style style:name="T3165" style:parent-style-name="Phôngmặcđịnhcủađoạnvăn" style:family="text">
      <style:text-properties fo:font-size="5pt" style:font-size-asian="5pt"/>
    </style:style>
    <style:style style:name="T3166" style:parent-style-name="Phôngmặcđịnhcủađoạnvăn" style:family="text">
      <style:text-properties fo:letter-spacing="-0.0034in" fo:font-size="5pt" style:font-size-asian="5pt"/>
    </style:style>
    <style:style style:name="T3167" style:parent-style-name="Phôngmặcđịnhcủađoạnvăn" style:family="text">
      <style:text-properties fo:font-size="5pt" style:font-size-asian="5pt"/>
    </style:style>
    <style:style style:name="T3168" style:parent-style-name="Phôngmặcđịnhcủađoạnvăn" style:family="text">
      <style:text-properties fo:letter-spacing="-0.0034in" fo:font-size="5pt" style:font-size-asian="5pt"/>
    </style:style>
    <style:style style:name="T3169" style:parent-style-name="Phôngmặcđịnhcủađoạnvăn" style:family="text">
      <style:text-properties fo:font-size="5pt" style:font-size-asian="5pt"/>
    </style:style>
    <style:style style:name="T3170" style:parent-style-name="Phôngmặcđịnhcủađoạnvăn" style:family="text">
      <style:text-properties fo:letter-spacing="-0.0027in" fo:font-size="5pt" style:font-size-asian="5pt"/>
    </style:style>
    <style:style style:name="T3171" style:parent-style-name="Phôngmặcđịnhcủađoạnvăn" style:family="text">
      <style:text-properties fo:font-size="5pt" style:font-size-asian="5pt"/>
    </style:style>
    <style:style style:name="T3172" style:parent-style-name="Phôngmặcđịnhcủađoạnvăn" style:family="text">
      <style:text-properties fo:letter-spacing="-0.0034in" fo:font-size="5pt" style:font-size-asian="5pt"/>
    </style:style>
    <style:style style:name="T3173" style:parent-style-name="Phôngmặcđịnhcủađoạnvăn" style:family="text">
      <style:text-properties fo:letter-spacing="-0.0013in" fo:font-size="5pt" style:font-size-asian="5pt"/>
    </style:style>
    <style:style style:name="TableCell3174" style:family="table-cell">
      <style:table-cell-properties fo:border="0.0069in solid #000000" style:writing-mode="lr-tb" fo:padding-top="0in" fo:padding-left="0in" fo:padding-bottom="0in" fo:padding-right="0in"/>
    </style:style>
    <style:style style:name="P3175" style:parent-style-name="TableParagraph" style:family="paragraph">
      <style:text-properties style:font-name="Times New Roman" fo:font-size="5pt" style:font-size-asian="5pt"/>
    </style:style>
    <style:style style:name="P3176" style:parent-style-name="TableParagraph" style:family="paragraph">
      <style:text-properties style:font-name="Times New Roman" fo:font-size="5pt" style:font-size-asian="5pt"/>
    </style:style>
    <style:style style:name="P3177" style:parent-style-name="TableParagraph" style:family="paragraph">
      <style:text-properties style:font-name="Times New Roman" fo:font-size="5pt" style:font-size-asian="5pt"/>
    </style:style>
    <style:style style:name="P3178" style:parent-style-name="TableParagraph" style:family="paragraph">
      <style:text-properties style:font-name="Times New Roman" fo:font-size="5pt" style:font-size-asian="5pt"/>
    </style:style>
    <style:style style:name="P3179" style:parent-style-name="TableParagraph" style:family="paragraph">
      <style:text-properties style:font-name="Times New Roman" fo:font-size="5pt" style:font-size-asian="5pt"/>
    </style:style>
    <style:style style:name="P3180" style:parent-style-name="TableParagraph" style:family="paragraph">
      <style:text-properties style:font-name="Times New Roman" fo:font-size="5pt" style:font-size-asian="5pt"/>
    </style:style>
    <style:style style:name="P3181" style:parent-style-name="TableParagraph" style:family="paragraph">
      <style:paragraph-properties fo:margin-top="0.0347in"/>
      <style:text-properties style:font-name="Times New Roman" fo:font-size="5pt" style:font-size-asian="5pt"/>
    </style:style>
    <style:style style:name="P3182" style:parent-style-name="TableParagraph" style:family="paragraph">
      <style:paragraph-properties fo:margin-left="0.0173in">
        <style:tab-stops/>
      </style:paragraph-properties>
    </style:style>
    <style:style style:name="T3183" style:parent-style-name="Phôngmặcđịnhcủađoạnvăn" style:family="text">
      <style:text-properties fo:letter-spacing="-0.0034in" fo:font-size="5pt" style:font-size-asian="5pt"/>
    </style:style>
    <style:style style:name="TableCell3184" style:family="table-cell">
      <style:table-cell-properties fo:border="0.0069in solid #000000" style:writing-mode="lr-tb" fo:padding-top="0in" fo:padding-left="0in" fo:padding-bottom="0in" fo:padding-right="0in"/>
    </style:style>
    <style:style style:name="P3185" style:parent-style-name="TableParagraph" style:family="paragraph">
      <style:text-properties style:font-name="Times New Roman" fo:font-size="5pt" style:font-size-asian="5pt"/>
    </style:style>
    <style:style style:name="P3186" style:parent-style-name="TableParagraph" style:family="paragraph">
      <style:text-properties style:font-name="Times New Roman" fo:font-size="5pt" style:font-size-asian="5pt"/>
    </style:style>
    <style:style style:name="P3187" style:parent-style-name="TableParagraph" style:family="paragraph">
      <style:text-properties style:font-name="Times New Roman" fo:font-size="5pt" style:font-size-asian="5pt"/>
    </style:style>
    <style:style style:name="P3188" style:parent-style-name="TableParagraph" style:family="paragraph">
      <style:text-properties style:font-name="Times New Roman" fo:font-size="5pt" style:font-size-asian="5pt"/>
    </style:style>
    <style:style style:name="P3189" style:parent-style-name="TableParagraph" style:family="paragraph">
      <style:text-properties style:font-name="Times New Roman" fo:font-size="5pt" style:font-size-asian="5pt"/>
    </style:style>
    <style:style style:name="P3190" style:parent-style-name="TableParagraph" style:family="paragraph">
      <style:text-properties style:font-name="Times New Roman" fo:font-size="5pt" style:font-size-asian="5pt"/>
    </style:style>
    <style:style style:name="P3191" style:parent-style-name="TableParagraph" style:family="paragraph">
      <style:paragraph-properties fo:margin-top="0.0347in"/>
      <style:text-properties style:font-name="Times New Roman" fo:font-size="5pt" style:font-size-asian="5pt"/>
    </style:style>
    <style:style style:name="P3192" style:parent-style-name="TableParagraph" style:family="paragraph">
      <style:paragraph-properties fo:margin-left="0.0173in">
        <style:tab-stops/>
      </style:paragraph-properties>
    </style:style>
    <style:style style:name="T3193" style:parent-style-name="Phôngmặcđịnhcủađoạnvăn" style:family="text">
      <style:text-properties fo:letter-spacing="-0.0034in" style:text-scale="105%" fo:font-size="5pt" style:font-size-asian="5pt"/>
    </style:style>
    <style:style style:name="TableCell3194" style:family="table-cell">
      <style:table-cell-properties fo:border="0.0069in solid #000000" style:writing-mode="lr-tb" fo:padding-top="0in" fo:padding-left="0in" fo:padding-bottom="0in" fo:padding-right="0in"/>
    </style:style>
    <style:style style:name="P3195" style:parent-style-name="TableParagraph" style:family="paragraph">
      <style:text-properties style:font-name="Times New Roman" fo:font-size="5pt" style:font-size-asian="5pt"/>
    </style:style>
    <style:style style:name="P3196" style:parent-style-name="TableParagraph" style:family="paragraph">
      <style:text-properties style:font-name="Times New Roman" fo:font-size="5pt" style:font-size-asian="5pt"/>
    </style:style>
    <style:style style:name="P3197" style:parent-style-name="TableParagraph" style:family="paragraph">
      <style:text-properties style:font-name="Times New Roman" fo:font-size="5pt" style:font-size-asian="5pt"/>
    </style:style>
    <style:style style:name="P3198" style:parent-style-name="TableParagraph" style:family="paragraph">
      <style:text-properties style:font-name="Times New Roman" fo:font-size="5pt" style:font-size-asian="5pt"/>
    </style:style>
    <style:style style:name="P3199" style:parent-style-name="TableParagraph" style:family="paragraph">
      <style:text-properties style:font-name="Times New Roman" fo:font-size="5pt" style:font-size-asian="5pt"/>
    </style:style>
    <style:style style:name="P3200" style:parent-style-name="TableParagraph" style:family="paragraph">
      <style:text-properties style:font-name="Times New Roman" fo:font-size="5pt" style:font-size-asian="5pt"/>
    </style:style>
    <style:style style:name="P3201" style:parent-style-name="TableParagraph" style:family="paragraph">
      <style:paragraph-properties fo:margin-top="0.0347in"/>
      <style:text-properties style:font-name="Times New Roman" fo:font-size="5pt" style:font-size-asian="5pt"/>
    </style:style>
    <style:style style:name="P3202" style:parent-style-name="TableParagraph" style:family="paragraph">
      <style:paragraph-properties fo:margin-left="0.018in">
        <style:tab-stops/>
      </style:paragraph-properties>
    </style:style>
    <style:style style:name="T3203" style:parent-style-name="Phôngmặcđịnhcủađoạnvăn" style:family="text">
      <style:text-properties fo:letter-spacing="-0.0027in" fo:font-size="5pt" style:font-size-asian="5pt"/>
    </style:style>
    <style:style style:name="TableCell3204" style:family="table-cell">
      <style:table-cell-properties fo:border="0.0069in solid #000000" style:writing-mode="lr-tb" fo:padding-top="0in" fo:padding-left="0in" fo:padding-bottom="0in" fo:padding-right="0in"/>
    </style:style>
    <style:style style:name="P3205" style:parent-style-name="TableParagraph" style:family="paragraph">
      <style:text-properties style:font-name="Times New Roman" fo:font-size="5pt" style:font-size-asian="5pt"/>
    </style:style>
    <style:style style:name="P3206" style:parent-style-name="TableParagraph" style:family="paragraph">
      <style:text-properties style:font-name="Times New Roman" fo:font-size="5pt" style:font-size-asian="5pt"/>
    </style:style>
    <style:style style:name="P3207" style:parent-style-name="TableParagraph" style:family="paragraph">
      <style:text-properties style:font-name="Times New Roman" fo:font-size="5pt" style:font-size-asian="5pt"/>
    </style:style>
    <style:style style:name="P3208" style:parent-style-name="TableParagraph" style:family="paragraph">
      <style:text-properties style:font-name="Times New Roman" fo:font-size="5pt" style:font-size-asian="5pt"/>
    </style:style>
    <style:style style:name="P3209" style:parent-style-name="TableParagraph" style:family="paragraph">
      <style:text-properties style:font-name="Times New Roman" fo:font-size="5pt" style:font-size-asian="5pt"/>
    </style:style>
    <style:style style:name="P3210" style:parent-style-name="TableParagraph" style:family="paragraph">
      <style:text-properties style:font-name="Times New Roman" fo:font-size="5pt" style:font-size-asian="5pt"/>
    </style:style>
    <style:style style:name="P3211" style:parent-style-name="TableParagraph" style:family="paragraph">
      <style:paragraph-properties fo:margin-top="0.0347in"/>
      <style:text-properties style:font-name="Times New Roman" fo:font-size="5pt" style:font-size-asian="5pt"/>
    </style:style>
    <style:style style:name="P3212" style:parent-style-name="TableParagraph" style:family="paragraph">
      <style:paragraph-properties fo:margin-left="0.0187in">
        <style:tab-stops/>
      </style:paragraph-properties>
    </style:style>
    <style:style style:name="T3213" style:parent-style-name="Phôngmặcđịnhcủađoạnvăn" style:family="text">
      <style:text-properties fo:letter-spacing="-0.0034in" style:text-scale="105%" fo:font-size="5pt" style:font-size-asian="5pt"/>
    </style:style>
    <style:style style:name="TableRow3214" style:family="table-row">
      <style:table-row-properties style:min-row-height="0.8923in" style:use-optimal-row-height="false"/>
    </style:style>
    <style:style style:name="TableCell3215" style:family="table-cell">
      <style:table-cell-properties fo:border="0.0069in solid #000000" style:writing-mode="lr-tb" fo:padding-top="0in" fo:padding-left="0in" fo:padding-bottom="0in" fo:padding-right="0in"/>
    </style:style>
    <style:style style:name="P3216" style:parent-style-name="TableParagraph" style:family="paragraph">
      <style:text-properties style:font-name="Times New Roman" fo:font-size="5pt" style:font-size-asian="5pt"/>
    </style:style>
    <style:style style:name="P3217" style:parent-style-name="TableParagraph" style:family="paragraph">
      <style:text-properties style:font-name="Times New Roman" fo:font-size="5pt" style:font-size-asian="5pt"/>
    </style:style>
    <style:style style:name="P3218" style:parent-style-name="TableParagraph" style:family="paragraph">
      <style:text-properties style:font-name="Times New Roman" fo:font-size="5pt" style:font-size-asian="5pt"/>
    </style:style>
    <style:style style:name="P3219" style:parent-style-name="TableParagraph" style:family="paragraph">
      <style:text-properties style:font-name="Times New Roman" fo:font-size="5pt" style:font-size-asian="5pt"/>
    </style:style>
    <style:style style:name="P3220" style:parent-style-name="TableParagraph" style:family="paragraph">
      <style:paragraph-properties fo:margin-top="0.0111in"/>
      <style:text-properties style:font-name="Times New Roman" fo:font-size="5pt" style:font-size-asian="5pt"/>
    </style:style>
    <style:style style:name="P3221" style:parent-style-name="TableParagraph" style:family="paragraph">
      <style:paragraph-properties fo:margin-left="0.0159in">
        <style:tab-stops/>
      </style:paragraph-properties>
    </style:style>
    <style:style style:name="T3222" style:parent-style-name="Phôngmặcđịnhcủađoạnvăn" style:family="text">
      <style:text-properties fo:letter-spacing="-0.0013in" fo:font-size="5pt" style:font-size-asian="5pt"/>
    </style:style>
    <style:style style:name="TableCell3223" style:family="table-cell">
      <style:table-cell-properties fo:border="0.0069in solid #000000" style:writing-mode="lr-tb" fo:padding-top="0in" fo:padding-left="0in" fo:padding-bottom="0in" fo:padding-right="0in"/>
    </style:style>
    <style:style style:name="P3224" style:parent-style-name="TableParagraph" style:family="paragraph">
      <style:text-properties style:font-name="Times New Roman" fo:font-size="5pt" style:font-size-asian="5pt"/>
    </style:style>
    <style:style style:name="P3225" style:parent-style-name="TableParagraph" style:family="paragraph">
      <style:text-properties style:font-name="Times New Roman" fo:font-size="5pt" style:font-size-asian="5pt"/>
    </style:style>
    <style:style style:name="P3226" style:parent-style-name="TableParagraph" style:family="paragraph">
      <style:text-properties style:font-name="Times New Roman" fo:font-size="5pt" style:font-size-asian="5pt"/>
    </style:style>
    <style:style style:name="P3227" style:parent-style-name="TableParagraph" style:family="paragraph">
      <style:text-properties style:font-name="Times New Roman" fo:font-size="5pt" style:font-size-asian="5pt"/>
    </style:style>
    <style:style style:name="P3228" style:parent-style-name="TableParagraph" style:family="paragraph">
      <style:paragraph-properties fo:margin-top="0.0111in"/>
      <style:text-properties style:font-name="Times New Roman" fo:font-size="5pt" style:font-size-asian="5pt"/>
    </style:style>
    <style:style style:name="P3229" style:parent-style-name="TableParagraph" style:family="paragraph">
      <style:paragraph-properties fo:margin-left="0.0159in">
        <style:tab-stops/>
      </style:paragraph-properties>
    </style:style>
    <style:style style:name="T3230" style:parent-style-name="Phôngmặcđịnhcủađoạnvăn" style:family="text">
      <style:text-properties style:text-scale="105%" fo:font-size="5pt" style:font-size-asian="5pt"/>
    </style:style>
    <style:style style:name="T3231" style:parent-style-name="Phôngmặcđịnhcủađoạnvăn" style:family="text">
      <style:text-properties fo:letter-spacing="-0.0034in" style:text-scale="105%" fo:font-size="5pt" style:font-size-asian="5pt"/>
    </style:style>
    <style:style style:name="T3232" style:parent-style-name="Phôngmặcđịnhcủađoạnvăn" style:family="text">
      <style:text-properties fo:letter-spacing="-0.0027in" style:text-scale="105%" fo:font-size="5pt" style:font-size-asian="5pt"/>
    </style:style>
    <style:style style:name="TableCell3233" style:family="table-cell">
      <style:table-cell-properties fo:border="0.0069in solid #000000" style:writing-mode="lr-tb" fo:padding-top="0in" fo:padding-left="0in" fo:padding-bottom="0in" fo:padding-right="0in"/>
    </style:style>
    <style:style style:name="P3234" style:parent-style-name="TableParagraph" style:family="paragraph">
      <style:paragraph-properties fo:margin-top="0.0604in" fo:line-height="117%" fo:margin-left="0.0166in" fo:margin-right="1.6395in">
        <style:tab-stops/>
      </style:paragraph-properties>
    </style:style>
    <style:style style:name="T3235" style:parent-style-name="Phôngmặcđịnhcủađoạnvăn" style:family="text">
      <style:text-properties fo:font-size="5pt" style:font-size-asian="5pt"/>
    </style:style>
    <style:style style:name="T3236" style:parent-style-name="Phôngmặcđịnhcủađoạnvăn" style:family="text">
      <style:text-properties fo:letter-spacing="-0.0013in" fo:font-size="5pt" style:font-size-asian="5pt"/>
    </style:style>
    <style:style style:name="T3237" style:parent-style-name="Phôngmặcđịnhcủađoạnvăn" style:family="text">
      <style:text-properties fo:font-size="5pt" style:font-size-asian="5pt"/>
    </style:style>
    <style:style style:name="T3238" style:parent-style-name="Phôngmặcđịnhcủađoạnvăn" style:family="text">
      <style:text-properties fo:letter-spacing="-0.0013in" fo:font-size="5pt" style:font-size-asian="5pt"/>
    </style:style>
    <style:style style:name="T3239" style:parent-style-name="Phôngmặcđịnhcủađoạnvăn" style:family="text">
      <style:text-properties fo:font-size="5pt" style:font-size-asian="5pt"/>
    </style:style>
    <style:style style:name="T3240" style:parent-style-name="Phôngmặcđịnhcủađoạnvăn" style:family="text">
      <style:text-properties fo:letter-spacing="-0.002in" fo:font-size="5pt" style:font-size-asian="5pt"/>
    </style:style>
    <style:style style:name="T3241" style:parent-style-name="Phôngmặcđịnhcủađoạnvăn" style:family="text">
      <style:text-properties fo:font-size="5pt" style:font-size-asian="5pt"/>
    </style:style>
    <style:style style:name="T3242" style:parent-style-name="Phôngmặcđịnhcủađoạnvăn" style:family="text">
      <style:text-properties fo:letter-spacing="-0.002in" fo:font-size="5pt" style:font-size-asian="5pt"/>
    </style:style>
    <style:style style:name="T3243" style:parent-style-name="Phôngmặcđịnhcủađoạnvăn" style:family="text">
      <style:text-properties fo:font-size="5pt" style:font-size-asian="5pt"/>
    </style:style>
    <style:style style:name="T3244" style:parent-style-name="Phôngmặcđịnhcủađoạnvăn" style:family="text">
      <style:text-properties fo:letter-spacing="-0.0013in" fo:font-size="5pt" style:font-size-asian="5pt"/>
    </style:style>
    <style:style style:name="T3245" style:parent-style-name="Phôngmặcđịnhcủađoạnvăn" style:family="text">
      <style:text-properties fo:font-size="5pt" style:font-size-asian="5pt"/>
    </style:style>
    <style:style style:name="T3246" style:parent-style-name="Phôngmặcđịnhcủađoạnvăn" style:family="text">
      <style:text-properties fo:letter-spacing="-0.002in" fo:font-size="5pt" style:font-size-asian="5pt"/>
    </style:style>
    <style:style style:name="T3247" style:parent-style-name="Phôngmặcđịnhcủađoạnvăn" style:family="text">
      <style:text-properties fo:font-size="5pt" style:font-size-asian="5pt"/>
    </style:style>
    <style:style style:name="T3248" style:parent-style-name="Phôngmặcđịnhcủađoạnvăn" style:family="text">
      <style:text-properties fo:letter-spacing="-0.0006in" fo:font-size="5pt" style:font-size-asian="5pt"/>
    </style:style>
    <style:style style:name="T3249" style:parent-style-name="Phôngmặcđịnhcủađoạnvăn" style:family="text">
      <style:text-properties fo:font-size="5pt" style:font-size-asian="5pt"/>
    </style:style>
    <style:style style:name="T3250" style:parent-style-name="Phôngmặcđịnhcủađoạnvăn" style:family="text">
      <style:text-properties fo:letter-spacing="-0.0006in" fo:font-size="5pt" style:font-size-asian="5pt"/>
    </style:style>
    <style:style style:name="T3251" style:parent-style-name="Phôngmặcđịnhcủađoạnvăn" style:family="text">
      <style:text-properties fo:font-size="5pt" style:font-size-asian="5pt"/>
    </style:style>
    <style:style style:name="T3252" style:parent-style-name="Phôngmặcđịnhcủađoạnvăn" style:family="text">
      <style:text-properties fo:letter-spacing="-0.0006in" fo:font-size="5pt" style:font-size-asian="5pt"/>
    </style:style>
    <style:style style:name="T3253" style:parent-style-name="Phôngmặcđịnhcủađoạnvăn" style:family="text">
      <style:text-properties fo:font-size="5pt" style:font-size-asian="5pt"/>
    </style:style>
    <style:style style:name="T3254" style:parent-style-name="Phôngmặcđịnhcủađoạnvăn" style:family="text">
      <style:text-properties fo:letter-spacing="-0.0013in" fo:font-size="5pt" style:font-size-asian="5pt"/>
    </style:style>
    <style:style style:name="T3255" style:parent-style-name="Phôngmặcđịnhcủađoạnvăn" style:family="text">
      <style:text-properties fo:font-size="5pt" style:font-size-asian="5pt"/>
    </style:style>
    <style:style style:name="T3256" style:parent-style-name="Phôngmặcđịnhcủađoạnvăn" style:family="text">
      <style:text-properties fo:letter-spacing="-0.0013in" fo:font-size="5pt" style:font-size-asian="5pt"/>
    </style:style>
    <style:style style:name="T3257" style:parent-style-name="Phôngmặcđịnhcủađoạnvăn" style:family="text">
      <style:text-properties fo:font-size="5pt" style:font-size-asian="5pt"/>
    </style:style>
    <style:style style:name="T3258" style:parent-style-name="Phôngmặcđịnhcủađoạnvăn" style:family="text">
      <style:text-properties fo:letter-spacing="-0.0013in" fo:font-size="5pt" style:font-size-asian="5pt"/>
    </style:style>
    <style:style style:name="T3259" style:parent-style-name="Phôngmặcđịnhcủađoạnvăn" style:family="text">
      <style:text-properties fo:font-size="5pt" style:font-size-asian="5pt"/>
    </style:style>
    <style:style style:name="T3260" style:parent-style-name="Phôngmặcđịnhcủađoạnvăn" style:family="text">
      <style:text-properties fo:letter-spacing="-0.0013in" fo:font-size="5pt" style:font-size-asian="5pt"/>
    </style:style>
    <style:style style:name="T3261" style:parent-style-name="Phôngmặcđịnhcủađoạnvăn" style:family="text">
      <style:text-properties fo:font-size="5pt" style:font-size-asian="5pt"/>
    </style:style>
    <style:style style:name="T3262" style:parent-style-name="Phôngmặcđịnhcủađoạnvăn" style:family="text">
      <style:text-properties fo:letter-spacing="-0.0013in" fo:font-size="5pt" style:font-size-asian="5pt"/>
    </style:style>
    <style:style style:name="T3263" style:parent-style-name="Phôngmặcđịnhcủađoạnvăn" style:family="text">
      <style:text-properties fo:font-size="5pt" style:font-size-asian="5pt"/>
    </style:style>
    <style:style style:name="T3264" style:parent-style-name="Phôngmặcđịnhcủađoạnvăn" style:family="text">
      <style:text-properties fo:letter-spacing="-0.0006in" fo:font-size="5pt" style:font-size-asian="5pt"/>
    </style:style>
    <style:style style:name="T3265" style:parent-style-name="Phôngmặcđịnhcủađoạnvăn" style:family="text">
      <style:text-properties fo:font-size="5pt" style:font-size-asian="5pt"/>
    </style:style>
    <style:style style:name="T3266" style:parent-style-name="Phôngmặcđịnhcủađoạnvăn" style:family="text">
      <style:text-properties fo:letter-spacing="-0.0006in" fo:font-size="5pt" style:font-size-asian="5pt"/>
    </style:style>
    <style:style style:name="T3267" style:parent-style-name="Phôngmặcđịnhcủađoạnvăn" style:family="text">
      <style:text-properties fo:font-size="5pt" style:font-size-asian="5pt"/>
    </style:style>
    <style:style style:name="T3268" style:parent-style-name="Phôngmặcđịnhcủađoạnvăn" style:family="text">
      <style:text-properties fo:letter-spacing="-0.0013in" fo:font-size="5pt" style:font-size-asian="5pt"/>
    </style:style>
    <style:style style:name="T3269" style:parent-style-name="Phôngmặcđịnhcủađoạnvăn" style:family="text">
      <style:text-properties fo:font-size="5pt" style:font-size-asian="5pt"/>
    </style:style>
    <style:style style:name="T3270" style:parent-style-name="Phôngmặcđịnhcủađoạnvăn" style:family="text">
      <style:text-properties fo:letter-spacing="-0.0006in" fo:font-size="5pt" style:font-size-asian="5pt"/>
    </style:style>
    <style:style style:name="T3271" style:parent-style-name="Phôngmặcđịnhcủađoạnvăn" style:family="text">
      <style:text-properties fo:font-size="5pt" style:font-size-asian="5pt"/>
    </style:style>
    <style:style style:name="T3272" style:parent-style-name="Phôngmặcđịnhcủađoạnvăn" style:family="text">
      <style:text-properties fo:letter-spacing="-0.0006in" fo:font-size="5pt" style:font-size-asian="5pt"/>
    </style:style>
    <style:style style:name="T3273" style:parent-style-name="Phôngmặcđịnhcủađoạnvăn" style:family="text">
      <style:text-properties fo:font-size="5pt" style:font-size-asian="5pt"/>
    </style:style>
    <style:style style:name="T3274" style:parent-style-name="Phôngmặcđịnhcủađoạnvăn" style:family="text">
      <style:text-properties fo:letter-spacing="-0.002in" fo:font-size="5pt" style:font-size-asian="5pt"/>
    </style:style>
    <style:style style:name="T3275" style:parent-style-name="Phôngmặcđịnhcủađoạnvăn" style:family="text">
      <style:text-properties fo:font-size="5pt" style:font-size-asian="5pt"/>
    </style:style>
    <style:style style:name="T3276" style:parent-style-name="Phôngmặcđịnhcủađoạnvăn" style:family="text">
      <style:text-properties fo:letter-spacing="-0.0006in" fo:font-size="5pt" style:font-size-asian="5pt"/>
    </style:style>
    <style:style style:name="T3277" style:parent-style-name="Phôngmặcđịnhcủađoạnvăn" style:family="text">
      <style:text-properties fo:font-size="5pt" style:font-size-asian="5pt"/>
    </style:style>
    <style:style style:name="T3278" style:parent-style-name="Phôngmặcđịnhcủađoạnvăn" style:family="text">
      <style:text-properties fo:letter-spacing="-0.0013in" fo:font-size="5pt" style:font-size-asian="5pt"/>
    </style:style>
    <style:style style:name="T3279" style:parent-style-name="Phôngmặcđịnhcủađoạnvăn" style:family="text">
      <style:text-properties fo:font-size="5pt" style:font-size-asian="5pt"/>
    </style:style>
    <style:style style:name="T3280" style:parent-style-name="Phôngmặcđịnhcủađoạnvăn" style:family="text">
      <style:text-properties fo:letter-spacing="-0.0006in" fo:font-size="5pt" style:font-size-asian="5pt"/>
    </style:style>
    <style:style style:name="T3281" style:parent-style-name="Phôngmặcđịnhcủađoạnvăn" style:family="text">
      <style:text-properties fo:font-size="5pt" style:font-size-asian="5pt"/>
    </style:style>
    <style:style style:name="T3282" style:parent-style-name="Phôngmặcđịnhcủađoạnvăn" style:family="text">
      <style:text-properties fo:letter-spacing="-0.0006in" fo:font-size="5pt" style:font-size-asian="5pt"/>
    </style:style>
    <style:style style:name="T3283" style:parent-style-name="Phôngmặcđịnhcủađoạnvăn" style:family="text">
      <style:text-properties fo:font-size="5pt" style:font-size-asian="5pt"/>
    </style:style>
    <style:style style:name="T3284" style:parent-style-name="Phôngmặcđịnhcủađoạnvăn" style:family="text">
      <style:text-properties fo:letter-spacing="-0.0006in" fo:font-size="5pt" style:font-size-asian="5pt"/>
    </style:style>
    <style:style style:name="T3285" style:parent-style-name="Phôngmặcđịnhcủađoạnvăn" style:family="text">
      <style:text-properties fo:font-size="5pt" style:font-size-asian="5pt"/>
    </style:style>
    <style:style style:name="T3286" style:parent-style-name="Phôngmặcđịnhcủađoạnvăn" style:family="text">
      <style:text-properties fo:letter-spacing="-0.002in" fo:font-size="5pt" style:font-size-asian="5pt"/>
    </style:style>
    <style:style style:name="T3287" style:parent-style-name="Phôngmặcđịnhcủađoạnvăn" style:family="text">
      <style:text-properties fo:font-size="5pt" style:font-size-asian="5pt"/>
    </style:style>
    <style:style style:name="T3288" style:parent-style-name="Phôngmặcđịnhcủađoạnvăn" style:family="text">
      <style:text-properties fo:letter-spacing="0.0277in" style:text-scale="105%" fo:font-size="5pt" style:font-size-asian="5pt"/>
    </style:style>
    <style:style style:name="T3289" style:parent-style-name="Phôngmặcđịnhcủađoạnvăn" style:family="text">
      <style:text-properties style:text-scale="105%" fo:font-size="5pt" style:font-size-asian="5pt"/>
    </style:style>
    <style:style style:name="T3290" style:parent-style-name="Phôngmặcđịnhcủađoạnvăn" style:family="text">
      <style:text-properties fo:letter-spacing="-0.0041in" style:text-scale="105%" fo:font-size="5pt" style:font-size-asian="5pt"/>
    </style:style>
    <style:style style:name="T3291" style:parent-style-name="Phôngmặcđịnhcủađoạnvăn" style:family="text">
      <style:text-properties style:text-scale="105%" fo:font-size="5pt" style:font-size-asian="5pt"/>
    </style:style>
    <style:style style:name="T3292" style:parent-style-name="Phôngmặcđịnhcủađoạnvăn" style:family="text">
      <style:text-properties fo:letter-spacing="-0.0041in" style:text-scale="105%" fo:font-size="5pt" style:font-size-asian="5pt"/>
    </style:style>
    <style:style style:name="T3293" style:parent-style-name="Phôngmặcđịnhcủađoạnvăn" style:family="text">
      <style:text-properties style:text-scale="105%" fo:font-size="5pt" style:font-size-asian="5pt"/>
    </style:style>
    <style:style style:name="T3294" style:parent-style-name="Phôngmặcđịnhcủađoạnvăn" style:family="text">
      <style:text-properties fo:letter-spacing="-0.0041in" style:text-scale="105%" fo:font-size="5pt" style:font-size-asian="5pt"/>
    </style:style>
    <style:style style:name="T3295" style:parent-style-name="Phôngmặcđịnhcủađoạnvăn" style:family="text">
      <style:text-properties style:text-scale="105%" fo:font-size="5pt" style:font-size-asian="5pt"/>
    </style:style>
    <style:style style:name="T3296" style:parent-style-name="Phôngmặcđịnhcủađoạnvăn" style:family="text">
      <style:text-properties fo:letter-spacing="-0.0041in" style:text-scale="105%" fo:font-size="5pt" style:font-size-asian="5pt"/>
    </style:style>
    <style:style style:name="T3297" style:parent-style-name="Phôngmặcđịnhcủađoạnvăn" style:family="text">
      <style:text-properties style:text-scale="105%" fo:font-size="5pt" style:font-size-asian="5pt"/>
    </style:style>
    <style:style style:name="T3298" style:parent-style-name="Phôngmặcđịnhcủađoạnvăn" style:family="text">
      <style:text-properties fo:letter-spacing="-0.0041in" style:text-scale="105%" fo:font-size="5pt" style:font-size-asian="5pt"/>
    </style:style>
    <style:style style:name="T3299" style:parent-style-name="Phôngmặcđịnhcủađoạnvăn" style:family="text">
      <style:text-properties style:text-scale="105%" fo:font-size="5pt" style:font-size-asian="5pt"/>
    </style:style>
    <style:style style:name="T3300" style:parent-style-name="Phôngmặcđịnhcủađoạnvăn" style:family="text">
      <style:text-properties fo:letter-spacing="-0.0041in" style:text-scale="105%" fo:font-size="5pt" style:font-size-asian="5pt"/>
    </style:style>
    <style:style style:name="T3301" style:parent-style-name="Phôngmặcđịnhcủađoạnvăn" style:family="text">
      <style:text-properties style:text-scale="105%" fo:font-size="5pt" style:font-size-asian="5pt"/>
    </style:style>
    <style:style style:name="T3302" style:parent-style-name="Phôngmặcđịnhcủađoạnvăn" style:family="text">
      <style:text-properties fo:letter-spacing="-0.0041in" style:text-scale="105%" fo:font-size="5pt" style:font-size-asian="5pt"/>
    </style:style>
    <style:style style:name="T3303" style:parent-style-name="Phôngmặcđịnhcủađoạnvăn" style:family="text">
      <style:text-properties style:text-scale="105%" fo:font-size="5pt" style:font-size-asian="5pt"/>
    </style:style>
    <style:style style:name="T3304" style:parent-style-name="Phôngmặcđịnhcủađoạnvăn" style:family="text">
      <style:text-properties fo:letter-spacing="-0.0041in" style:text-scale="105%" fo:font-size="5pt" style:font-size-asian="5pt"/>
    </style:style>
    <style:style style:name="T3305" style:parent-style-name="Phôngmặcđịnhcủađoạnvăn" style:family="text">
      <style:text-properties style:text-scale="105%" fo:font-size="5pt" style:font-size-asian="5pt"/>
    </style:style>
    <style:style style:name="T3306" style:parent-style-name="Phôngmặcđịnhcủađoạnvăn" style:family="text">
      <style:text-properties fo:letter-spacing="-0.0041in" style:text-scale="105%" fo:font-size="5pt" style:font-size-asian="5pt"/>
    </style:style>
    <style:style style:name="T3307" style:parent-style-name="Phôngmặcđịnhcủađoạnvăn" style:family="text">
      <style:text-properties style:text-scale="105%" fo:font-size="5pt" style:font-size-asian="5pt"/>
    </style:style>
    <style:style style:name="T3308" style:parent-style-name="Phôngmặcđịnhcủađoạnvăn" style:family="text">
      <style:text-properties fo:letter-spacing="-0.0041in" style:text-scale="105%" fo:font-size="5pt" style:font-size-asian="5pt"/>
    </style:style>
    <style:style style:name="T3309" style:parent-style-name="Phôngmặcđịnhcủađoạnvăn" style:family="text">
      <style:text-properties style:text-scale="105%" fo:font-size="5pt" style:font-size-asian="5pt"/>
    </style:style>
    <style:style style:name="T3310" style:parent-style-name="Phôngmặcđịnhcủađoạnvăn" style:family="text">
      <style:text-properties fo:letter-spacing="-0.0041in" style:text-scale="105%" fo:font-size="5pt" style:font-size-asian="5pt"/>
    </style:style>
    <style:style style:name="T3311" style:parent-style-name="Phôngmặcđịnhcủađoạnvăn" style:family="text">
      <style:text-properties style:text-scale="105%" fo:font-size="5pt" style:font-size-asian="5pt"/>
    </style:style>
    <style:style style:name="T3312" style:parent-style-name="Phôngmặcđịnhcủađoạnvăn" style:family="text">
      <style:text-properties fo:letter-spacing="-0.0041in" style:text-scale="105%" fo:font-size="5pt" style:font-size-asian="5pt"/>
    </style:style>
    <style:style style:name="T3313" style:parent-style-name="Phôngmặcđịnhcủađoạnvăn" style:family="text">
      <style:text-properties style:text-scale="105%" fo:font-size="5pt" style:font-size-asian="5pt"/>
    </style:style>
    <style:style style:name="T3314" style:parent-style-name="Phôngmặcđịnhcủađoạnvăn" style:family="text">
      <style:text-properties fo:letter-spacing="-0.0041in" style:text-scale="105%" fo:font-size="5pt" style:font-size-asian="5pt"/>
    </style:style>
    <style:style style:name="T3315" style:parent-style-name="Phôngmặcđịnhcủađoạnvăn" style:family="text">
      <style:text-properties style:text-scale="105%" fo:font-size="5pt" style:font-size-asian="5pt"/>
    </style:style>
    <style:style style:name="T3316" style:parent-style-name="Phôngmặcđịnhcủađoạnvăn" style:family="text">
      <style:text-properties fo:letter-spacing="-0.0041in" style:text-scale="105%" fo:font-size="5pt" style:font-size-asian="5pt"/>
    </style:style>
    <style:style style:name="T3317" style:parent-style-name="Phôngmặcđịnhcủađoạnvăn" style:family="text">
      <style:text-properties style:text-scale="105%" fo:font-size="5pt" style:font-size-asian="5pt"/>
    </style:style>
    <style:style style:name="P3318" style:parent-style-name="TableParagraph" style:family="paragraph">
      <style:paragraph-properties fo:line-height="117%" fo:margin-left="0.0166in" fo:margin-right="3.2083in">
        <style:tab-stops/>
      </style:paragraph-properties>
    </style:style>
    <style:style style:name="T3319" style:parent-style-name="Phôngmặcđịnhcủađoạnvăn" style:family="text">
      <style:text-properties fo:font-size="5pt" style:font-size-asian="5pt"/>
    </style:style>
    <style:style style:name="T3320" style:parent-style-name="Phôngmặcđịnhcủađoạnvăn" style:family="text">
      <style:text-properties fo:letter-spacing="-0.0006in" fo:font-size="5pt" style:font-size-asian="5pt"/>
    </style:style>
    <style:style style:name="T3321" style:parent-style-name="Phôngmặcđịnhcủađoạnvăn" style:family="text">
      <style:text-properties fo:font-size="5pt" style:font-size-asian="5pt"/>
    </style:style>
    <style:style style:name="T3322" style:parent-style-name="Phôngmặcđịnhcủađoạnvăn" style:family="text">
      <style:text-properties fo:letter-spacing="-0.0006in" fo:font-size="5pt" style:font-size-asian="5pt"/>
    </style:style>
    <style:style style:name="T3323" style:parent-style-name="Phôngmặcđịnhcủađoạnvăn" style:family="text">
      <style:text-properties fo:font-size="5pt" style:font-size-asian="5pt"/>
    </style:style>
    <style:style style:name="T3324" style:parent-style-name="Phôngmặcđịnhcủađoạnvăn" style:family="text">
      <style:text-properties fo:letter-spacing="0.0277in" fo:font-size="5pt" style:font-size-asian="5pt"/>
    </style:style>
    <style:style style:name="T3325" style:parent-style-name="Phôngmặcđịnhcủađoạnvăn" style:family="text">
      <style:text-properties fo:font-size="5pt" style:font-size-asian="5pt"/>
    </style:style>
    <style:style style:name="P3326" style:parent-style-name="TableParagraph" style:family="paragraph">
      <style:paragraph-properties fo:text-align="justify" fo:line-height="117%" fo:margin-left="0.0166in" fo:margin-right="2.9298in">
        <style:tab-stops/>
      </style:paragraph-properties>
    </style:style>
    <style:style style:name="T3327" style:parent-style-name="Phôngmặcđịnhcủađoạnvăn" style:family="text">
      <style:text-properties fo:font-size="5pt" style:font-size-asian="5pt"/>
    </style:style>
    <style:style style:name="T3328" style:parent-style-name="Phôngmặcđịnhcủađoạnvăn" style:family="text">
      <style:text-properties fo:letter-spacing="-0.0006in" fo:font-size="5pt" style:font-size-asian="5pt"/>
    </style:style>
    <style:style style:name="T3329" style:parent-style-name="Phôngmặcđịnhcủađoạnvăn" style:family="text">
      <style:text-properties fo:font-size="5pt" style:font-size-asian="5pt"/>
    </style:style>
    <style:style style:name="T3330" style:parent-style-name="Phôngmặcđịnhcủađoạnvăn" style:family="text">
      <style:text-properties fo:letter-spacing="0.0277in" fo:font-size="5pt" style:font-size-asian="5pt"/>
    </style:style>
    <style:style style:name="T3331" style:parent-style-name="Phôngmặcđịnhcủađoạnvăn" style:family="text">
      <style:text-properties fo:font-size="5pt" style:font-size-asian="5pt"/>
    </style:style>
    <style:style style:name="T3332" style:parent-style-name="Phôngmặcđịnhcủađoạnvăn" style:family="text">
      <style:text-properties fo:letter-spacing="-0.0006in" fo:font-size="5pt" style:font-size-asian="5pt"/>
    </style:style>
    <style:style style:name="T3333" style:parent-style-name="Phôngmặcđịnhcủađoạnvăn" style:family="text">
      <style:text-properties fo:font-size="5pt" style:font-size-asian="5pt"/>
    </style:style>
    <style:style style:name="T3334" style:parent-style-name="Phôngmặcđịnhcủađoạnvăn" style:family="text">
      <style:text-properties fo:letter-spacing="-0.0006in" fo:font-size="5pt" style:font-size-asian="5pt"/>
    </style:style>
    <style:style style:name="T3335" style:parent-style-name="Phôngmặcđịnhcủađoạnvăn" style:family="text">
      <style:text-properties fo:font-size="5pt" style:font-size-asian="5pt"/>
    </style:style>
    <style:style style:name="T3336" style:parent-style-name="Phôngmặcđịnhcủađoạnvăn" style:family="text">
      <style:text-properties fo:letter-spacing="-0.0006in" fo:font-size="5pt" style:font-size-asian="5pt"/>
    </style:style>
    <style:style style:name="T3337" style:parent-style-name="Phôngmặcđịnhcủađoạnvăn" style:family="text">
      <style:text-properties fo:font-size="5pt" style:font-size-asian="5pt"/>
    </style:style>
    <style:style style:name="T3338" style:parent-style-name="Phôngmặcđịnhcủađoạnvăn" style:family="text">
      <style:text-properties fo:letter-spacing="-0.0006in" fo:font-size="5pt" style:font-size-asian="5pt"/>
    </style:style>
    <style:style style:name="T3339" style:parent-style-name="Phôngmặcđịnhcủađoạnvăn" style:family="text">
      <style:text-properties fo:font-size="5pt" style:font-size-asian="5pt"/>
    </style:style>
    <style:style style:name="T3340" style:parent-style-name="Phôngmặcđịnhcủađoạnvăn" style:family="text">
      <style:text-properties fo:letter-spacing="-0.0006in" fo:font-size="5pt" style:font-size-asian="5pt"/>
    </style:style>
    <style:style style:name="T3341" style:parent-style-name="Phôngmặcđịnhcủađoạnvăn" style:family="text">
      <style:text-properties fo:font-size="5pt" style:font-size-asian="5pt"/>
    </style:style>
    <style:style style:name="T3342" style:parent-style-name="Phôngmặcđịnhcủađoạnvăn" style:family="text">
      <style:text-properties fo:letter-spacing="-0.0006in" fo:font-size="5pt" style:font-size-asian="5pt"/>
    </style:style>
    <style:style style:name="T3343" style:parent-style-name="Phôngmặcđịnhcủađoạnvăn" style:family="text">
      <style:text-properties fo:font-size="5pt" style:font-size-asian="5pt"/>
    </style:style>
    <style:style style:name="T3344" style:parent-style-name="Phôngmặcđịnhcủađoạnvăn" style:family="text">
      <style:text-properties fo:letter-spacing="-0.0006in" fo:font-size="5pt" style:font-size-asian="5pt"/>
    </style:style>
    <style:style style:name="T3345" style:parent-style-name="Phôngmặcđịnhcủađoạnvăn" style:family="text">
      <style:text-properties fo:font-size="5pt" style:font-size-asian="5pt"/>
    </style:style>
    <style:style style:name="T3346" style:parent-style-name="Phôngmặcđịnhcủađoạnvăn" style:family="text">
      <style:text-properties fo:letter-spacing="-0.0006in" fo:font-size="5pt" style:font-size-asian="5pt"/>
    </style:style>
    <style:style style:name="T3347" style:parent-style-name="Phôngmặcđịnhcủađoạnvăn" style:family="text">
      <style:text-properties fo:font-size="5pt" style:font-size-asian="5pt"/>
    </style:style>
    <style:style style:name="T3348" style:parent-style-name="Phôngmặcđịnhcủađoạnvăn" style:family="text">
      <style:text-properties fo:letter-spacing="-0.0006in" fo:font-size="5pt" style:font-size-asian="5pt"/>
    </style:style>
    <style:style style:name="T3349" style:parent-style-name="Phôngmặcđịnhcủađoạnvăn" style:family="text">
      <style:text-properties fo:font-size="5pt" style:font-size-asian="5pt"/>
    </style:style>
    <style:style style:name="T3350" style:parent-style-name="Phôngmặcđịnhcủađoạnvăn" style:family="text">
      <style:text-properties fo:letter-spacing="-0.0013in" fo:font-size="5pt" style:font-size-asian="5pt"/>
    </style:style>
    <style:style style:name="T3351" style:parent-style-name="Phôngmặcđịnhcủađoạnvăn" style:family="text">
      <style:text-properties fo:font-size="5pt" style:font-size-asian="5pt"/>
    </style:style>
    <style:style style:name="T3352" style:parent-style-name="Phôngmặcđịnhcủađoạnvăn" style:family="text">
      <style:text-properties fo:letter-spacing="0.0277in" fo:font-size="5pt" style:font-size-asian="5pt"/>
    </style:style>
    <style:style style:name="T3353" style:parent-style-name="Phôngmặcđịnhcủađoạnvăn" style:family="text">
      <style:text-properties fo:font-size="5pt" style:font-size-asian="5pt"/>
    </style:style>
    <style:style style:name="P3354" style:parent-style-name="TableParagraph" style:family="paragraph">
      <style:paragraph-properties fo:text-align="justify" fo:margin-left="0.0166in">
        <style:tab-stops/>
      </style:paragraph-properties>
    </style:style>
    <style:style style:name="T3355" style:parent-style-name="Phôngmặcđịnhcủađoạnvăn" style:family="text">
      <style:text-properties fo:font-size="5pt" style:font-size-asian="5pt"/>
    </style:style>
    <style:style style:name="T3356" style:parent-style-name="Phôngmặcđịnhcủađoạnvăn" style:family="text">
      <style:text-properties fo:letter-spacing="-0.0013in" fo:font-size="5pt" style:font-size-asian="5pt"/>
    </style:style>
    <style:style style:name="T3357" style:parent-style-name="Phôngmặcđịnhcủađoạnvăn" style:family="text">
      <style:text-properties fo:font-size="5pt" style:font-size-asian="5pt"/>
    </style:style>
    <style:style style:name="T3358" style:parent-style-name="Phôngmặcđịnhcủađoạnvăn" style:family="text">
      <style:text-properties fo:letter-spacing="-0.002in" fo:font-size="5pt" style:font-size-asian="5pt"/>
    </style:style>
    <style:style style:name="T3359" style:parent-style-name="Phôngmặcđịnhcủađoạnvăn" style:family="text">
      <style:text-properties fo:font-size="5pt" style:font-size-asian="5pt"/>
    </style:style>
    <style:style style:name="T3360" style:parent-style-name="Phôngmặcđịnhcủađoạnvăn" style:family="text">
      <style:text-properties fo:letter-spacing="-0.0006in" fo:font-size="5pt" style:font-size-asian="5pt"/>
    </style:style>
    <style:style style:name="T3361" style:parent-style-name="Phôngmặcđịnhcủađoạnvăn" style:family="text">
      <style:text-properties fo:font-size="5pt" style:font-size-asian="5pt"/>
    </style:style>
    <style:style style:name="T3362" style:parent-style-name="Phôngmặcđịnhcủađoạnvăn" style:family="text">
      <style:text-properties fo:letter-spacing="-0.0013in" fo:font-size="5pt" style:font-size-asian="5pt"/>
    </style:style>
    <style:style style:name="T3363" style:parent-style-name="Phôngmặcđịnhcủađoạnvăn" style:family="text">
      <style:text-properties fo:font-size="5pt" style:font-size-asian="5pt"/>
    </style:style>
    <style:style style:name="T3364" style:parent-style-name="Phôngmặcđịnhcủađoạnvăn" style:family="text">
      <style:text-properties fo:letter-spacing="-0.0013in" fo:font-size="5pt" style:font-size-asian="5pt"/>
    </style:style>
    <style:style style:name="T3365" style:parent-style-name="Phôngmặcđịnhcủađoạnvăn" style:family="text">
      <style:text-properties fo:font-size="5pt" style:font-size-asian="5pt"/>
    </style:style>
    <style:style style:name="T3366" style:parent-style-name="Phôngmặcđịnhcủađoạnvăn" style:family="text">
      <style:text-properties fo:letter-spacing="-0.0013in" fo:font-size="5pt" style:font-size-asian="5pt"/>
    </style:style>
    <style:style style:name="T3367" style:parent-style-name="Phôngmặcđịnhcủađoạnvăn" style:family="text">
      <style:text-properties fo:font-size="5pt" style:font-size-asian="5pt"/>
    </style:style>
    <style:style style:name="T3368" style:parent-style-name="Phôngmặcđịnhcủađoạnvăn" style:family="text">
      <style:text-properties fo:letter-spacing="-0.0006in" fo:font-size="5pt" style:font-size-asian="5pt"/>
    </style:style>
    <style:style style:name="T3369" style:parent-style-name="Phôngmặcđịnhcủađoạnvăn" style:family="text">
      <style:text-properties fo:font-size="5pt" style:font-size-asian="5pt"/>
    </style:style>
    <style:style style:name="T3370" style:parent-style-name="Phôngmặcđịnhcủađoạnvăn" style:family="text">
      <style:text-properties fo:letter-spacing="-0.0013in" fo:font-size="5pt" style:font-size-asian="5pt"/>
    </style:style>
    <style:style style:name="T3371" style:parent-style-name="Phôngmặcđịnhcủađoạnvăn" style:family="text">
      <style:text-properties fo:font-size="5pt" style:font-size-asian="5pt"/>
    </style:style>
    <style:style style:name="T3372" style:parent-style-name="Phôngmặcđịnhcủađoạnvăn" style:family="text">
      <style:text-properties fo:letter-spacing="-0.0013in" fo:font-size="5pt" style:font-size-asian="5pt"/>
    </style:style>
    <style:style style:name="T3373" style:parent-style-name="Phôngmặcđịnhcủađoạnvăn" style:family="text">
      <style:text-properties fo:font-size="5pt" style:font-size-asian="5pt"/>
    </style:style>
    <style:style style:name="T3374" style:parent-style-name="Phôngmặcđịnhcủađoạnvăn" style:family="text">
      <style:text-properties fo:letter-spacing="-0.0006in" fo:font-size="5pt" style:font-size-asian="5pt"/>
    </style:style>
    <style:style style:name="T3375" style:parent-style-name="Phôngmặcđịnhcủađoạnvăn" style:family="text">
      <style:text-properties fo:letter-spacing="-0.0013in" fo:font-size="5pt" style:font-size-asian="5pt"/>
    </style:style>
    <style:style style:name="TableCell3376" style:family="table-cell">
      <style:table-cell-properties fo:border="0.0069in solid #000000" style:writing-mode="lr-tb" fo:padding-top="0in" fo:padding-left="0in" fo:padding-bottom="0in" fo:padding-right="0in"/>
    </style:style>
    <style:style style:name="P3377" style:parent-style-name="TableParagraph" style:family="paragraph">
      <style:text-properties style:font-name="Times New Roman" fo:font-size="5pt" style:font-size-asian="5pt"/>
    </style:style>
    <style:style style:name="P3378" style:parent-style-name="TableParagraph" style:family="paragraph">
      <style:text-properties style:font-name="Times New Roman" fo:font-size="5pt" style:font-size-asian="5pt"/>
    </style:style>
    <style:style style:name="P3379" style:parent-style-name="TableParagraph" style:family="paragraph">
      <style:text-properties style:font-name="Times New Roman" fo:font-size="5pt" style:font-size-asian="5pt"/>
    </style:style>
    <style:style style:name="P3380" style:parent-style-name="TableParagraph" style:family="paragraph">
      <style:text-properties style:font-name="Times New Roman" fo:font-size="5pt" style:font-size-asian="5pt"/>
    </style:style>
    <style:style style:name="P3381" style:parent-style-name="TableParagraph" style:family="paragraph">
      <style:paragraph-properties fo:margin-top="0.0111in"/>
      <style:text-properties style:font-name="Times New Roman" fo:font-size="5pt" style:font-size-asian="5pt"/>
    </style:style>
    <style:style style:name="P3382" style:parent-style-name="TableParagraph" style:family="paragraph">
      <style:paragraph-properties fo:margin-left="0.0173in">
        <style:tab-stops/>
      </style:paragraph-properties>
    </style:style>
    <style:style style:name="T3383" style:parent-style-name="Phôngmặcđịnhcủađoạnvăn" style:family="text">
      <style:text-properties fo:letter-spacing="-0.0034in" fo:font-size="5pt" style:font-size-asian="5pt"/>
    </style:style>
    <style:style style:name="TableCell3384" style:family="table-cell">
      <style:table-cell-properties fo:border="0.0069in solid #000000" style:writing-mode="lr-tb" fo:padding-top="0in" fo:padding-left="0in" fo:padding-bottom="0in" fo:padding-right="0in"/>
    </style:style>
    <style:style style:name="P3385" style:parent-style-name="TableParagraph" style:family="paragraph">
      <style:text-properties style:font-name="Times New Roman" fo:font-size="5pt" style:font-size-asian="5pt"/>
    </style:style>
    <style:style style:name="P3386" style:parent-style-name="TableParagraph" style:family="paragraph">
      <style:text-properties style:font-name="Times New Roman" fo:font-size="5pt" style:font-size-asian="5pt"/>
    </style:style>
    <style:style style:name="P3387" style:parent-style-name="TableParagraph" style:family="paragraph">
      <style:text-properties style:font-name="Times New Roman" fo:font-size="5pt" style:font-size-asian="5pt"/>
    </style:style>
    <style:style style:name="P3388" style:parent-style-name="TableParagraph" style:family="paragraph">
      <style:text-properties style:font-name="Times New Roman" fo:font-size="5pt" style:font-size-asian="5pt"/>
    </style:style>
    <style:style style:name="P3389" style:parent-style-name="TableParagraph" style:family="paragraph">
      <style:paragraph-properties fo:margin-top="0.0111in"/>
      <style:text-properties style:font-name="Times New Roman" fo:font-size="5pt" style:font-size-asian="5pt"/>
    </style:style>
    <style:style style:name="P3390" style:parent-style-name="TableParagraph" style:family="paragraph">
      <style:paragraph-properties fo:margin-left="0.0173in">
        <style:tab-stops/>
      </style:paragraph-properties>
    </style:style>
    <style:style style:name="T3391" style:parent-style-name="Phôngmặcđịnhcủađoạnvăn" style:family="text">
      <style:text-properties fo:letter-spacing="-0.0034in" style:text-scale="105%" fo:font-size="5pt" style:font-size-asian="5pt"/>
    </style:style>
    <style:style style:name="TableCell3392" style:family="table-cell">
      <style:table-cell-properties fo:border="0.0069in solid #000000" style:writing-mode="lr-tb" fo:padding-top="0in" fo:padding-left="0in" fo:padding-bottom="0in" fo:padding-right="0in"/>
    </style:style>
    <style:style style:name="P3393" style:parent-style-name="TableParagraph" style:family="paragraph">
      <style:text-properties style:font-name="Times New Roman" fo:font-size="5pt" style:font-size-asian="5pt"/>
    </style:style>
    <style:style style:name="P3394" style:parent-style-name="TableParagraph" style:family="paragraph">
      <style:text-properties style:font-name="Times New Roman" fo:font-size="5pt" style:font-size-asian="5pt"/>
    </style:style>
    <style:style style:name="P3395" style:parent-style-name="TableParagraph" style:family="paragraph">
      <style:text-properties style:font-name="Times New Roman" fo:font-size="5pt" style:font-size-asian="5pt"/>
    </style:style>
    <style:style style:name="P3396" style:parent-style-name="TableParagraph" style:family="paragraph">
      <style:text-properties style:font-name="Times New Roman" fo:font-size="5pt" style:font-size-asian="5pt"/>
    </style:style>
    <style:style style:name="P3397" style:parent-style-name="TableParagraph" style:family="paragraph">
      <style:paragraph-properties fo:margin-top="0.0111in"/>
      <style:text-properties style:font-name="Times New Roman" fo:font-size="5pt" style:font-size-asian="5pt"/>
    </style:style>
    <style:style style:name="P3398" style:parent-style-name="TableParagraph" style:family="paragraph">
      <style:paragraph-properties fo:margin-left="0.018in">
        <style:tab-stops/>
      </style:paragraph-properties>
    </style:style>
    <style:style style:name="T3399" style:parent-style-name="Phôngmặcđịnhcủađoạnvăn" style:family="text">
      <style:text-properties fo:letter-spacing="-0.0013in" fo:font-size="5pt" style:font-size-asian="5pt"/>
    </style:style>
    <style:style style:name="TableCell3400" style:family="table-cell">
      <style:table-cell-properties fo:border="0.0069in solid #000000" style:writing-mode="lr-tb" fo:padding-top="0in" fo:padding-left="0in" fo:padding-bottom="0in" fo:padding-right="0in"/>
    </style:style>
    <style:style style:name="P3401" style:parent-style-name="TableParagraph" style:family="paragraph">
      <style:text-properties style:font-name="Times New Roman" fo:font-size="5pt" style:font-size-asian="5pt"/>
    </style:style>
    <style:style style:name="P3402" style:parent-style-name="TableParagraph" style:family="paragraph">
      <style:text-properties style:font-name="Times New Roman" fo:font-size="5pt" style:font-size-asian="5pt"/>
    </style:style>
    <style:style style:name="P3403" style:parent-style-name="TableParagraph" style:family="paragraph">
      <style:text-properties style:font-name="Times New Roman" fo:font-size="5pt" style:font-size-asian="5pt"/>
    </style:style>
    <style:style style:name="P3404" style:parent-style-name="TableParagraph" style:family="paragraph">
      <style:text-properties style:font-name="Times New Roman" fo:font-size="5pt" style:font-size-asian="5pt"/>
    </style:style>
    <style:style style:name="P3405" style:parent-style-name="TableParagraph" style:family="paragraph">
      <style:paragraph-properties fo:margin-top="0.0111in"/>
      <style:text-properties style:font-name="Times New Roman" fo:font-size="5pt" style:font-size-asian="5pt"/>
    </style:style>
    <style:style style:name="P3406" style:parent-style-name="TableParagraph" style:family="paragraph">
      <style:paragraph-properties fo:margin-left="0.0187in">
        <style:tab-stops/>
      </style:paragraph-properties>
    </style:style>
    <style:style style:name="T3407" style:parent-style-name="Phôngmặcđịnhcủađoạnvăn" style:family="text">
      <style:text-properties fo:letter-spacing="-0.0069in" style:text-scale="105%" fo:font-size="5pt" style:font-size-asian="5pt"/>
    </style:style>
    <style:style style:name="TableRow3408" style:family="table-row">
      <style:table-row-properties style:min-row-height="1.0333in" style:use-optimal-row-height="false"/>
    </style:style>
    <style:style style:name="TableCell3409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3410" style:parent-style-name="TableParagraph" style:family="paragraph">
      <style:text-properties style:font-name="Times New Roman" fo:font-size="5pt" style:font-size-asian="5pt"/>
    </style:style>
    <style:style style:name="P3411" style:parent-style-name="TableParagraph" style:family="paragraph">
      <style:text-properties style:font-name="Times New Roman" fo:font-size="5pt" style:font-size-asian="5pt"/>
    </style:style>
    <style:style style:name="P3412" style:parent-style-name="TableParagraph" style:family="paragraph">
      <style:text-properties style:font-name="Times New Roman" fo:font-size="5pt" style:font-size-asian="5pt"/>
    </style:style>
    <style:style style:name="P3413" style:parent-style-name="TableParagraph" style:family="paragraph">
      <style:text-properties style:font-name="Times New Roman" fo:font-size="5pt" style:font-size-asian="5pt"/>
    </style:style>
    <style:style style:name="P3414" style:parent-style-name="TableParagraph" style:family="paragraph">
      <style:text-properties style:font-name="Times New Roman" fo:font-size="5pt" style:font-size-asian="5pt"/>
    </style:style>
    <style:style style:name="P3415" style:parent-style-name="TableParagraph" style:family="paragraph">
      <style:paragraph-properties fo:margin-top="0.0006in"/>
      <style:text-properties style:font-name="Times New Roman" fo:font-size="5pt" style:font-size-asian="5pt"/>
    </style:style>
    <style:style style:name="P3416" style:parent-style-name="TableParagraph" style:family="paragraph">
      <style:paragraph-properties fo:margin-top="0.0006in" fo:margin-left="0.0159in">
        <style:tab-stops/>
      </style:paragraph-properties>
    </style:style>
    <style:style style:name="T3417" style:parent-style-name="Phôngmặcđịnhcủađoạnvăn" style:family="text">
      <style:text-properties fo:letter-spacing="-0.0013in" fo:font-size="5pt" style:font-size-asian="5pt"/>
    </style:style>
    <style:style style:name="TableCell3418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3419" style:parent-style-name="TableParagraph" style:family="paragraph">
      <style:text-properties style:font-name="Times New Roman" fo:font-size="5pt" style:font-size-asian="5pt"/>
    </style:style>
    <style:style style:name="P3420" style:parent-style-name="TableParagraph" style:family="paragraph">
      <style:text-properties style:font-name="Times New Roman" fo:font-size="5pt" style:font-size-asian="5pt"/>
    </style:style>
    <style:style style:name="P3421" style:parent-style-name="TableParagraph" style:family="paragraph">
      <style:text-properties style:font-name="Times New Roman" fo:font-size="5pt" style:font-size-asian="5pt"/>
    </style:style>
    <style:style style:name="P3422" style:parent-style-name="TableParagraph" style:family="paragraph">
      <style:text-properties style:font-name="Times New Roman" fo:font-size="5pt" style:font-size-asian="5pt"/>
    </style:style>
    <style:style style:name="P3423" style:parent-style-name="TableParagraph" style:family="paragraph">
      <style:text-properties style:font-name="Times New Roman" fo:font-size="5pt" style:font-size-asian="5pt"/>
    </style:style>
    <style:style style:name="P3424" style:parent-style-name="TableParagraph" style:family="paragraph">
      <style:paragraph-properties fo:margin-top="0.0006in"/>
      <style:text-properties style:font-name="Times New Roman" fo:font-size="5pt" style:font-size-asian="5pt"/>
    </style:style>
    <style:style style:name="P3425" style:parent-style-name="TableParagraph" style:family="paragraph">
      <style:paragraph-properties fo:margin-top="0.0006in" fo:margin-left="0.0159in">
        <style:tab-stops/>
      </style:paragraph-properties>
    </style:style>
    <style:style style:name="T3426" style:parent-style-name="Phôngmặcđịnhcủađoạnvăn" style:family="text">
      <style:text-properties fo:font-size="5pt" style:font-size-asian="5pt"/>
    </style:style>
    <style:style style:name="T3427" style:parent-style-name="Phôngmặcđịnhcủađoạnvăn" style:family="text">
      <style:text-properties fo:letter-spacing="-0.0006in" fo:font-size="5pt" style:font-size-asian="5pt"/>
    </style:style>
    <style:style style:name="T3428" style:parent-style-name="Phôngmặcđịnhcủađoạnvăn" style:family="text">
      <style:text-properties fo:letter-spacing="-0.0013in" fo:font-size="5pt" style:font-size-asian="5pt"/>
    </style:style>
    <style:style style:name="TableCell3429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3430" style:parent-style-name="TableParagraph" style:family="paragraph">
      <style:paragraph-properties fo:margin-top="0.0298in" fo:line-height="117%" fo:margin-left="0.0166in" fo:margin-right="0.9034in">
        <style:tab-stops/>
      </style:paragraph-properties>
    </style:style>
    <style:style style:name="T3431" style:parent-style-name="Phôngmặcđịnhcủađoạnvăn" style:family="text">
      <style:text-properties fo:font-size="5pt" style:font-size-asian="5pt"/>
    </style:style>
    <style:style style:name="T3432" style:parent-style-name="Phôngmặcđịnhcủađoạnvăn" style:family="text">
      <style:text-properties fo:letter-spacing="-0.0013in" fo:font-size="5pt" style:font-size-asian="5pt"/>
    </style:style>
    <style:style style:name="T3433" style:parent-style-name="Phôngmặcđịnhcủađoạnvăn" style:family="text">
      <style:text-properties fo:font-size="5pt" style:font-size-asian="5pt"/>
    </style:style>
    <style:style style:name="T3434" style:parent-style-name="Phôngmặcđịnhcủađoạnvăn" style:family="text">
      <style:text-properties fo:letter-spacing="-0.0006in" fo:font-size="5pt" style:font-size-asian="5pt"/>
    </style:style>
    <style:style style:name="T3435" style:parent-style-name="Phôngmặcđịnhcủađoạnvăn" style:family="text">
      <style:text-properties fo:font-size="5pt" style:font-size-asian="5pt"/>
    </style:style>
    <style:style style:name="T3436" style:parent-style-name="Phôngmặcđịnhcủađoạnvăn" style:family="text">
      <style:text-properties fo:letter-spacing="-0.002in" fo:font-size="5pt" style:font-size-asian="5pt"/>
    </style:style>
    <style:style style:name="T3437" style:parent-style-name="Phôngmặcđịnhcủađoạnvăn" style:family="text">
      <style:text-properties fo:font-size="5pt" style:font-size-asian="5pt"/>
    </style:style>
    <style:style style:name="T3438" style:parent-style-name="Phôngmặcđịnhcủađoạnvăn" style:family="text">
      <style:text-properties fo:letter-spacing="-0.002in" fo:font-size="5pt" style:font-size-asian="5pt"/>
    </style:style>
    <style:style style:name="T3439" style:parent-style-name="Phôngmặcđịnhcủađoạnvăn" style:family="text">
      <style:text-properties fo:font-size="5pt" style:font-size-asian="5pt"/>
    </style:style>
    <style:style style:name="T3440" style:parent-style-name="Phôngmặcđịnhcủađoạnvăn" style:family="text">
      <style:text-properties fo:letter-spacing="-0.0013in" fo:font-size="5pt" style:font-size-asian="5pt"/>
    </style:style>
    <style:style style:name="T3441" style:parent-style-name="Phôngmặcđịnhcủađoạnvăn" style:family="text">
      <style:text-properties fo:font-size="5pt" style:font-size-asian="5pt"/>
    </style:style>
    <style:style style:name="T3442" style:parent-style-name="Phôngmặcđịnhcủađoạnvăn" style:family="text">
      <style:text-properties fo:letter-spacing="-0.002in" fo:font-size="5pt" style:font-size-asian="5pt"/>
    </style:style>
    <style:style style:name="T3443" style:parent-style-name="Phôngmặcđịnhcủađoạnvăn" style:family="text">
      <style:text-properties fo:font-size="5pt" style:font-size-asian="5pt"/>
    </style:style>
    <style:style style:name="T3444" style:parent-style-name="Phôngmặcđịnhcủađoạnvăn" style:family="text">
      <style:text-properties fo:letter-spacing="-0.0006in" fo:font-size="5pt" style:font-size-asian="5pt"/>
    </style:style>
    <style:style style:name="T3445" style:parent-style-name="Phôngmặcđịnhcủađoạnvăn" style:family="text">
      <style:text-properties fo:font-size="5pt" style:font-size-asian="5pt"/>
    </style:style>
    <style:style style:name="T3446" style:parent-style-name="Phôngmặcđịnhcủađoạnvăn" style:family="text">
      <style:text-properties fo:letter-spacing="-0.0006in" fo:font-size="5pt" style:font-size-asian="5pt"/>
    </style:style>
    <style:style style:name="T3447" style:parent-style-name="Phôngmặcđịnhcủađoạnvăn" style:family="text">
      <style:text-properties fo:font-size="5pt" style:font-size-asian="5pt"/>
    </style:style>
    <style:style style:name="T3448" style:parent-style-name="Phôngmặcđịnhcủađoạnvăn" style:family="text">
      <style:text-properties fo:letter-spacing="-0.0006in" fo:font-size="5pt" style:font-size-asian="5pt"/>
    </style:style>
    <style:style style:name="T3449" style:parent-style-name="Phôngmặcđịnhcủađoạnvăn" style:family="text">
      <style:text-properties fo:font-size="5pt" style:font-size-asian="5pt"/>
    </style:style>
    <style:style style:name="T3450" style:parent-style-name="Phôngmặcđịnhcủađoạnvăn" style:family="text">
      <style:text-properties fo:letter-spacing="-0.0006in" fo:font-size="5pt" style:font-size-asian="5pt"/>
    </style:style>
    <style:style style:name="T3451" style:parent-style-name="Phôngmặcđịnhcủađoạnvăn" style:family="text">
      <style:text-properties fo:font-size="5pt" style:font-size-asian="5pt"/>
    </style:style>
    <style:style style:name="T3452" style:parent-style-name="Phôngmặcđịnhcủađoạnvăn" style:family="text">
      <style:text-properties fo:letter-spacing="-0.002in" fo:font-size="5pt" style:font-size-asian="5pt"/>
    </style:style>
    <style:style style:name="T3453" style:parent-style-name="Phôngmặcđịnhcủađoạnvăn" style:family="text">
      <style:text-properties fo:font-size="5pt" style:font-size-asian="5pt"/>
    </style:style>
    <style:style style:name="T3454" style:parent-style-name="Phôngmặcđịnhcủađoạnvăn" style:family="text">
      <style:text-properties fo:letter-spacing="-0.0006in" fo:font-size="5pt" style:font-size-asian="5pt"/>
    </style:style>
    <style:style style:name="T3455" style:parent-style-name="Phôngmặcđịnhcủađoạnvăn" style:family="text">
      <style:text-properties fo:font-size="5pt" style:font-size-asian="5pt"/>
    </style:style>
    <style:style style:name="T3456" style:parent-style-name="Phôngmặcđịnhcủađoạnvăn" style:family="text">
      <style:text-properties fo:letter-spacing="-0.0013in" fo:font-size="5pt" style:font-size-asian="5pt"/>
    </style:style>
    <style:style style:name="T3457" style:parent-style-name="Phôngmặcđịnhcủađoạnvăn" style:family="text">
      <style:text-properties fo:font-size="5pt" style:font-size-asian="5pt"/>
    </style:style>
    <style:style style:name="T3458" style:parent-style-name="Phôngmặcđịnhcủađoạnvăn" style:family="text">
      <style:text-properties fo:letter-spacing="-0.0006in" fo:font-size="5pt" style:font-size-asian="5pt"/>
    </style:style>
    <style:style style:name="T3459" style:parent-style-name="Phôngmặcđịnhcủađoạnvăn" style:family="text">
      <style:text-properties fo:font-size="5pt" style:font-size-asian="5pt"/>
    </style:style>
    <style:style style:name="T3460" style:parent-style-name="Phôngmặcđịnhcủađoạnvăn" style:family="text">
      <style:text-properties fo:letter-spacing="-0.0013in" fo:font-size="5pt" style:font-size-asian="5pt"/>
    </style:style>
    <style:style style:name="T3461" style:parent-style-name="Phôngmặcđịnhcủađoạnvăn" style:family="text">
      <style:text-properties fo:font-size="5pt" style:font-size-asian="5pt"/>
    </style:style>
    <style:style style:name="T3462" style:parent-style-name="Phôngmặcđịnhcủađoạnvăn" style:family="text">
      <style:text-properties fo:letter-spacing="-0.0013in" fo:font-size="5pt" style:font-size-asian="5pt"/>
    </style:style>
    <style:style style:name="T3463" style:parent-style-name="Phôngmặcđịnhcủađoạnvăn" style:family="text">
      <style:text-properties fo:font-size="5pt" style:font-size-asian="5pt"/>
    </style:style>
    <style:style style:name="T3464" style:parent-style-name="Phôngmặcđịnhcủađoạnvăn" style:family="text">
      <style:text-properties fo:letter-spacing="-0.0006in" fo:font-size="5pt" style:font-size-asian="5pt"/>
    </style:style>
    <style:style style:name="T3465" style:parent-style-name="Phôngmặcđịnhcủađoạnvăn" style:family="text">
      <style:text-properties fo:font-size="5pt" style:font-size-asian="5pt"/>
    </style:style>
    <style:style style:name="T3466" style:parent-style-name="Phôngmặcđịnhcủađoạnvăn" style:family="text">
      <style:text-properties fo:letter-spacing="-0.0006in" fo:font-size="5pt" style:font-size-asian="5pt"/>
    </style:style>
    <style:style style:name="T3467" style:parent-style-name="Phôngmặcđịnhcủađoạnvăn" style:family="text">
      <style:text-properties fo:font-size="5pt" style:font-size-asian="5pt"/>
    </style:style>
    <style:style style:name="T3468" style:parent-style-name="Phôngmặcđịnhcủađoạnvăn" style:family="text">
      <style:text-properties fo:letter-spacing="-0.002in" fo:font-size="5pt" style:font-size-asian="5pt"/>
    </style:style>
    <style:style style:name="T3469" style:parent-style-name="Phôngmặcđịnhcủađoạnvăn" style:family="text">
      <style:text-properties fo:font-size="5pt" style:font-size-asian="5pt"/>
    </style:style>
    <style:style style:name="T3470" style:parent-style-name="Phôngmặcđịnhcủađoạnvăn" style:family="text">
      <style:text-properties fo:letter-spacing="-0.0006in" fo:font-size="5pt" style:font-size-asian="5pt"/>
    </style:style>
    <style:style style:name="T3471" style:parent-style-name="Phôngmặcđịnhcủađoạnvăn" style:family="text">
      <style:text-properties fo:font-size="5pt" style:font-size-asian="5pt"/>
    </style:style>
    <style:style style:name="T3472" style:parent-style-name="Phôngmặcđịnhcủađoạnvăn" style:family="text">
      <style:text-properties fo:letter-spacing="-0.0013in" fo:font-size="5pt" style:font-size-asian="5pt"/>
    </style:style>
    <style:style style:name="T3473" style:parent-style-name="Phôngmặcđịnhcủađoạnvăn" style:family="text">
      <style:text-properties fo:font-size="5pt" style:font-size-asian="5pt"/>
    </style:style>
    <style:style style:name="T3474" style:parent-style-name="Phôngmặcđịnhcủađoạnvăn" style:family="text">
      <style:text-properties fo:letter-spacing="-0.0013in" fo:font-size="5pt" style:font-size-asian="5pt"/>
    </style:style>
    <style:style style:name="T3475" style:parent-style-name="Phôngmặcđịnhcủađoạnvăn" style:family="text">
      <style:text-properties fo:font-size="5pt" style:font-size-asian="5pt"/>
    </style:style>
    <style:style style:name="T3476" style:parent-style-name="Phôngmặcđịnhcủađoạnvăn" style:family="text">
      <style:text-properties fo:letter-spacing="-0.0006in" fo:font-size="5pt" style:font-size-asian="5pt"/>
    </style:style>
    <style:style style:name="T3477" style:parent-style-name="Phôngmặcđịnhcủađoạnvăn" style:family="text">
      <style:text-properties fo:font-size="5pt" style:font-size-asian="5pt"/>
    </style:style>
    <style:style style:name="T3478" style:parent-style-name="Phôngmặcđịnhcủađoạnvăn" style:family="text">
      <style:text-properties fo:letter-spacing="-0.0013in" fo:font-size="5pt" style:font-size-asian="5pt"/>
    </style:style>
    <style:style style:name="T3479" style:parent-style-name="Phôngmặcđịnhcủađoạnvăn" style:family="text">
      <style:text-properties fo:font-size="5pt" style:font-size-asian="5pt"/>
    </style:style>
    <style:style style:name="T3480" style:parent-style-name="Phôngmặcđịnhcủađoạnvăn" style:family="text">
      <style:text-properties fo:letter-spacing="-0.0013in" fo:font-size="5pt" style:font-size-asian="5pt"/>
    </style:style>
    <style:style style:name="T3481" style:parent-style-name="Phôngmặcđịnhcủađoạnvăn" style:family="text">
      <style:text-properties fo:font-size="5pt" style:font-size-asian="5pt"/>
    </style:style>
    <style:style style:name="T3482" style:parent-style-name="Phôngmặcđịnhcủađoạnvăn" style:family="text">
      <style:text-properties fo:letter-spacing="-0.0013in" fo:font-size="5pt" style:font-size-asian="5pt"/>
    </style:style>
    <style:style style:name="T3483" style:parent-style-name="Phôngmặcđịnhcủađoạnvăn" style:family="text">
      <style:text-properties fo:font-size="5pt" style:font-size-asian="5pt"/>
    </style:style>
    <style:style style:name="T3484" style:parent-style-name="Phôngmặcđịnhcủađoạnvăn" style:family="text">
      <style:text-properties fo:letter-spacing="-0.0006in" fo:font-size="5pt" style:font-size-asian="5pt"/>
    </style:style>
    <style:style style:name="T3485" style:parent-style-name="Phôngmặcđịnhcủađoạnvăn" style:family="text">
      <style:text-properties fo:font-size="5pt" style:font-size-asian="5pt"/>
    </style:style>
    <style:style style:name="T3486" style:parent-style-name="Phôngmặcđịnhcủađoạnvăn" style:family="text">
      <style:text-properties fo:letter-spacing="0.0277in" fo:font-size="5pt" style:font-size-asian="5pt"/>
    </style:style>
    <style:style style:name="T3487" style:parent-style-name="Phôngmặcđịnhcủađoạnvăn" style:family="text">
      <style:text-properties fo:font-size="5pt" style:font-size-asian="5pt"/>
    </style:style>
    <style:style style:name="P3488" style:parent-style-name="TableParagraph" style:family="paragraph">
      <style:paragraph-properties fo:margin-left="0.0166in">
        <style:tab-stops/>
      </style:paragraph-properties>
    </style:style>
    <style:style style:name="T3489" style:parent-style-name="Phôngmặcđịnhcủađoạnvăn" style:family="text">
      <style:text-properties fo:font-size="5pt" style:font-size-asian="5pt"/>
    </style:style>
    <style:style style:name="T3490" style:parent-style-name="Phôngmặcđịnhcủađoạnvăn" style:family="text">
      <style:text-properties fo:letter-spacing="-0.0041in" fo:font-size="5pt" style:font-size-asian="5pt"/>
    </style:style>
    <style:style style:name="T3491" style:parent-style-name="Phôngmặcđịnhcủađoạnvăn" style:family="text">
      <style:text-properties fo:font-size="5pt" style:font-size-asian="5pt"/>
    </style:style>
    <style:style style:name="T3492" style:parent-style-name="Phôngmặcđịnhcủađoạnvăn" style:family="text">
      <style:text-properties fo:letter-spacing="-0.0041in" fo:font-size="5pt" style:font-size-asian="5pt"/>
    </style:style>
    <style:style style:name="T3493" style:parent-style-name="Phôngmặcđịnhcủađoạnvăn" style:family="text">
      <style:text-properties fo:font-size="5pt" style:font-size-asian="5pt"/>
    </style:style>
    <style:style style:name="T3494" style:parent-style-name="Phôngmặcđịnhcủađoạnvăn" style:family="text">
      <style:text-properties fo:letter-spacing="-0.0034in" fo:font-size="5pt" style:font-size-asian="5pt"/>
    </style:style>
    <style:style style:name="T3495" style:parent-style-name="Phôngmặcđịnhcủađoạnvăn" style:family="text">
      <style:text-properties fo:font-size="5pt" style:font-size-asian="5pt"/>
    </style:style>
    <style:style style:name="T3496" style:parent-style-name="Phôngmặcđịnhcủađoạnvăn" style:family="text">
      <style:text-properties fo:letter-spacing="-0.0041in" fo:font-size="5pt" style:font-size-asian="5pt"/>
    </style:style>
    <style:style style:name="T3497" style:parent-style-name="Phôngmặcđịnhcủađoạnvăn" style:family="text">
      <style:text-properties fo:font-size="5pt" style:font-size-asian="5pt"/>
    </style:style>
    <style:style style:name="T3498" style:parent-style-name="Phôngmặcđịnhcủađoạnvăn" style:family="text">
      <style:text-properties fo:letter-spacing="-0.0041in" fo:font-size="5pt" style:font-size-asian="5pt"/>
    </style:style>
    <style:style style:name="T3499" style:parent-style-name="Phôngmặcđịnhcủađoạnvăn" style:family="text">
      <style:text-properties fo:font-size="5pt" style:font-size-asian="5pt"/>
    </style:style>
    <style:style style:name="T3500" style:parent-style-name="Phôngmặcđịnhcủađoạnvăn" style:family="text">
      <style:text-properties fo:letter-spacing="-0.0034in" fo:font-size="5pt" style:font-size-asian="5pt"/>
    </style:style>
    <style:style style:name="T3501" style:parent-style-name="Phôngmặcđịnhcủađoạnvăn" style:family="text">
      <style:text-properties fo:font-size="5pt" style:font-size-asian="5pt"/>
    </style:style>
    <style:style style:name="T3502" style:parent-style-name="Phôngmặcđịnhcủađoạnvăn" style:family="text">
      <style:text-properties fo:letter-spacing="-0.0041in" fo:font-size="5pt" style:font-size-asian="5pt"/>
    </style:style>
    <style:style style:name="T3503" style:parent-style-name="Phôngmặcđịnhcủađoạnvăn" style:family="text">
      <style:text-properties fo:font-size="5pt" style:font-size-asian="5pt"/>
    </style:style>
    <style:style style:name="T3504" style:parent-style-name="Phôngmặcđịnhcủađoạnvăn" style:family="text">
      <style:text-properties fo:letter-spacing="-0.0041in" fo:font-size="5pt" style:font-size-asian="5pt"/>
    </style:style>
    <style:style style:name="T3505" style:parent-style-name="Phôngmặcđịnhcủađoạnvăn" style:family="text">
      <style:text-properties fo:font-size="5pt" style:font-size-asian="5pt"/>
    </style:style>
    <style:style style:name="T3506" style:parent-style-name="Phôngmặcđịnhcủađoạnvăn" style:family="text">
      <style:text-properties fo:letter-spacing="-0.0034in" fo:font-size="5pt" style:font-size-asian="5pt"/>
    </style:style>
    <style:style style:name="T3507" style:parent-style-name="Phôngmặcđịnhcủađoạnvăn" style:family="text">
      <style:text-properties fo:font-size="5pt" style:font-size-asian="5pt"/>
    </style:style>
    <style:style style:name="T3508" style:parent-style-name="Phôngmặcđịnhcủađoạnvăn" style:family="text">
      <style:text-properties fo:letter-spacing="-0.0041in" fo:font-size="5pt" style:font-size-asian="5pt"/>
    </style:style>
    <style:style style:name="T3509" style:parent-style-name="Phôngmặcđịnhcủađoạnvăn" style:family="text">
      <style:text-properties fo:font-size="5pt" style:font-size-asian="5pt"/>
    </style:style>
    <style:style style:name="T3510" style:parent-style-name="Phôngmặcđịnhcủađoạnvăn" style:family="text">
      <style:text-properties fo:letter-spacing="-0.0041in" fo:font-size="5pt" style:font-size-asian="5pt"/>
    </style:style>
    <style:style style:name="T3511" style:parent-style-name="Phôngmặcđịnhcủađoạnvăn" style:family="text">
      <style:text-properties fo:font-size="5pt" style:font-size-asian="5pt"/>
    </style:style>
    <style:style style:name="T3512" style:parent-style-name="Phôngmặcđịnhcủađoạnvăn" style:family="text">
      <style:text-properties fo:letter-spacing="-0.0034in" fo:font-size="5pt" style:font-size-asian="5pt"/>
    </style:style>
    <style:style style:name="T3513" style:parent-style-name="Phôngmặcđịnhcủađoạnvăn" style:family="text">
      <style:text-properties fo:font-size="5pt" style:font-size-asian="5pt"/>
    </style:style>
    <style:style style:name="T3514" style:parent-style-name="Phôngmặcđịnhcủađoạnvăn" style:family="text">
      <style:text-properties fo:letter-spacing="-0.0041in" fo:font-size="5pt" style:font-size-asian="5pt"/>
    </style:style>
    <style:style style:name="T3515" style:parent-style-name="Phôngmặcđịnhcủađoạnvăn" style:family="text">
      <style:text-properties fo:font-size="5pt" style:font-size-asian="5pt"/>
    </style:style>
    <style:style style:name="T3516" style:parent-style-name="Phôngmặcđịnhcủađoạnvăn" style:family="text">
      <style:text-properties fo:letter-spacing="-0.0041in" fo:font-size="5pt" style:font-size-asian="5pt"/>
    </style:style>
    <style:style style:name="T3517" style:parent-style-name="Phôngmặcđịnhcủađoạnvăn" style:family="text">
      <style:text-properties fo:font-size="5pt" style:font-size-asian="5pt"/>
    </style:style>
    <style:style style:name="T3518" style:parent-style-name="Phôngmặcđịnhcủađoạnvăn" style:family="text">
      <style:text-properties fo:letter-spacing="-0.0034in" fo:font-size="5pt" style:font-size-asian="5pt"/>
    </style:style>
    <style:style style:name="T3519" style:parent-style-name="Phôngmặcđịnhcủađoạnvăn" style:family="text">
      <style:text-properties fo:font-size="5pt" style:font-size-asian="5pt"/>
    </style:style>
    <style:style style:name="T3520" style:parent-style-name="Phôngmặcđịnhcủađoạnvăn" style:family="text">
      <style:text-properties fo:letter-spacing="-0.0034in" fo:font-size="5pt" style:font-size-asian="5pt"/>
    </style:style>
    <style:style style:name="T3521" style:parent-style-name="Phôngmặcđịnhcủađoạnvăn" style:family="text">
      <style:text-properties fo:font-size="5pt" style:font-size-asian="5pt"/>
    </style:style>
    <style:style style:name="T3522" style:parent-style-name="Phôngmặcđịnhcủađoạnvăn" style:family="text">
      <style:text-properties fo:letter-spacing="-0.0041in" fo:font-size="5pt" style:font-size-asian="5pt"/>
    </style:style>
    <style:style style:name="T3523" style:parent-style-name="Phôngmặcđịnhcủađoạnvăn" style:family="text">
      <style:text-properties fo:font-size="5pt" style:font-size-asian="5pt"/>
    </style:style>
    <style:style style:name="T3524" style:parent-style-name="Phôngmặcđịnhcủađoạnvăn" style:family="text">
      <style:text-properties fo:letter-spacing="-0.0034in" fo:font-size="5pt" style:font-size-asian="5pt"/>
    </style:style>
    <style:style style:name="T3525" style:parent-style-name="Phôngmặcđịnhcủađoạnvăn" style:family="text">
      <style:text-properties fo:font-size="5pt" style:font-size-asian="5pt"/>
    </style:style>
    <style:style style:name="T3526" style:parent-style-name="Phôngmặcđịnhcủađoạnvăn" style:family="text">
      <style:text-properties fo:letter-spacing="-0.0041in" fo:font-size="5pt" style:font-size-asian="5pt"/>
    </style:style>
    <style:style style:name="T3527" style:parent-style-name="Phôngmặcđịnhcủađoạnvăn" style:family="text">
      <style:text-properties fo:font-size="5pt" style:font-size-asian="5pt"/>
    </style:style>
    <style:style style:name="T3528" style:parent-style-name="Phôngmặcđịnhcủađoạnvăn" style:family="text">
      <style:text-properties fo:letter-spacing="-0.0041in" fo:font-size="5pt" style:font-size-asian="5pt"/>
    </style:style>
    <style:style style:name="T3529" style:parent-style-name="Phôngmặcđịnhcủađoạnvăn" style:family="text">
      <style:text-properties fo:letter-spacing="-0.0013in" fo:font-size="5pt" style:font-size-asian="5pt"/>
    </style:style>
    <style:style style:name="P3530" style:parent-style-name="TableParagraph" style:family="paragraph">
      <style:paragraph-properties fo:margin-top="0.0152in" fo:line-height="117%" fo:margin-left="0.0166in" fo:margin-right="2.0486in">
        <style:tab-stops/>
      </style:paragraph-properties>
    </style:style>
    <style:style style:name="T3531" style:parent-style-name="Phôngmặcđịnhcủađoạnvăn" style:family="text">
      <style:text-properties fo:font-size="5pt" style:font-size-asian="5pt"/>
    </style:style>
    <style:style style:name="T3532" style:parent-style-name="Phôngmặcđịnhcủađoạnvăn" style:family="text">
      <style:text-properties fo:letter-spacing="-0.0013in" fo:font-size="5pt" style:font-size-asian="5pt"/>
    </style:style>
    <style:style style:name="T3533" style:parent-style-name="Phôngmặcđịnhcủađoạnvăn" style:family="text">
      <style:text-properties fo:font-size="5pt" style:font-size-asian="5pt"/>
    </style:style>
    <style:style style:name="T3534" style:parent-style-name="Phôngmặcđịnhcủađoạnvăn" style:family="text">
      <style:text-properties fo:letter-spacing="-0.0013in" fo:font-size="5pt" style:font-size-asian="5pt"/>
    </style:style>
    <style:style style:name="T3535" style:parent-style-name="Phôngmặcđịnhcủađoạnvăn" style:family="text">
      <style:text-properties fo:font-size="5pt" style:font-size-asian="5pt"/>
    </style:style>
    <style:style style:name="T3536" style:parent-style-name="Phôngmặcđịnhcủađoạnvăn" style:family="text">
      <style:text-properties fo:letter-spacing="-0.0013in" fo:font-size="5pt" style:font-size-asian="5pt"/>
    </style:style>
    <style:style style:name="T3537" style:parent-style-name="Phôngmặcđịnhcủađoạnvăn" style:family="text">
      <style:text-properties fo:font-size="5pt" style:font-size-asian="5pt"/>
    </style:style>
    <style:style style:name="T3538" style:parent-style-name="Phôngmặcđịnhcủađoạnvăn" style:family="text">
      <style:text-properties fo:letter-spacing="-0.0013in" fo:font-size="5pt" style:font-size-asian="5pt"/>
    </style:style>
    <style:style style:name="T3539" style:parent-style-name="Phôngmặcđịnhcủađoạnvăn" style:family="text">
      <style:text-properties fo:font-size="5pt" style:font-size-asian="5pt"/>
    </style:style>
    <style:style style:name="T3540" style:parent-style-name="Phôngmặcđịnhcủađoạnvăn" style:family="text">
      <style:text-properties fo:letter-spacing="-0.0013in" fo:font-size="5pt" style:font-size-asian="5pt"/>
    </style:style>
    <style:style style:name="T3541" style:parent-style-name="Phôngmặcđịnhcủađoạnvăn" style:family="text">
      <style:text-properties fo:font-size="5pt" style:font-size-asian="5pt"/>
    </style:style>
    <style:style style:name="T3542" style:parent-style-name="Phôngmặcđịnhcủađoạnvăn" style:family="text">
      <style:text-properties fo:letter-spacing="-0.0013in" fo:font-size="5pt" style:font-size-asian="5pt"/>
    </style:style>
    <style:style style:name="T3543" style:parent-style-name="Phôngmặcđịnhcủađoạnvăn" style:family="text">
      <style:text-properties fo:font-size="5pt" style:font-size-asian="5pt"/>
    </style:style>
    <style:style style:name="T3544" style:parent-style-name="Phôngmặcđịnhcủađoạnvăn" style:family="text">
      <style:text-properties fo:letter-spacing="-0.002in" fo:font-size="5pt" style:font-size-asian="5pt"/>
    </style:style>
    <style:style style:name="T3545" style:parent-style-name="Phôngmặcđịnhcủađoạnvăn" style:family="text">
      <style:text-properties fo:font-size="5pt" style:font-size-asian="5pt"/>
    </style:style>
    <style:style style:name="T3546" style:parent-style-name="Phôngmặcđịnhcủađoạnvăn" style:family="text">
      <style:text-properties fo:letter-spacing="-0.0013in" fo:font-size="5pt" style:font-size-asian="5pt"/>
    </style:style>
    <style:style style:name="T3547" style:parent-style-name="Phôngmặcđịnhcủađoạnvăn" style:family="text">
      <style:text-properties fo:font-size="5pt" style:font-size-asian="5pt"/>
    </style:style>
    <style:style style:name="T3548" style:parent-style-name="Phôngmặcđịnhcủađoạnvăn" style:family="text">
      <style:text-properties fo:letter-spacing="-0.0006in" fo:font-size="5pt" style:font-size-asian="5pt"/>
    </style:style>
    <style:style style:name="T3549" style:parent-style-name="Phôngmặcđịnhcủađoạnvăn" style:family="text">
      <style:text-properties fo:font-size="5pt" style:font-size-asian="5pt"/>
    </style:style>
    <style:style style:name="T3550" style:parent-style-name="Phôngmặcđịnhcủađoạnvăn" style:family="text">
      <style:text-properties fo:letter-spacing="-0.0006in" fo:font-size="5pt" style:font-size-asian="5pt"/>
    </style:style>
    <style:style style:name="T3551" style:parent-style-name="Phôngmặcđịnhcủađoạnvăn" style:family="text">
      <style:text-properties fo:font-size="5pt" style:font-size-asian="5pt"/>
    </style:style>
    <style:style style:name="T3552" style:parent-style-name="Phôngmặcđịnhcủađoạnvăn" style:family="text">
      <style:text-properties fo:letter-spacing="-0.0013in" fo:font-size="5pt" style:font-size-asian="5pt"/>
    </style:style>
    <style:style style:name="T3553" style:parent-style-name="Phôngmặcđịnhcủađoạnvăn" style:family="text">
      <style:text-properties fo:font-size="5pt" style:font-size-asian="5pt"/>
    </style:style>
    <style:style style:name="T3554" style:parent-style-name="Phôngmặcđịnhcủađoạnvăn" style:family="text">
      <style:text-properties fo:letter-spacing="-0.0013in" fo:font-size="5pt" style:font-size-asian="5pt"/>
    </style:style>
    <style:style style:name="T3555" style:parent-style-name="Phôngmặcđịnhcủađoạnvăn" style:family="text">
      <style:text-properties fo:font-size="5pt" style:font-size-asian="5pt"/>
    </style:style>
    <style:style style:name="T3556" style:parent-style-name="Phôngmặcđịnhcủađoạnvăn" style:family="text">
      <style:text-properties fo:letter-spacing="-0.0013in" fo:font-size="5pt" style:font-size-asian="5pt"/>
    </style:style>
    <style:style style:name="T3557" style:parent-style-name="Phôngmặcđịnhcủađoạnvăn" style:family="text">
      <style:text-properties fo:font-size="5pt" style:font-size-asian="5pt"/>
    </style:style>
    <style:style style:name="T3558" style:parent-style-name="Phôngmặcđịnhcủađoạnvăn" style:family="text">
      <style:text-properties fo:letter-spacing="-0.002in" fo:font-size="5pt" style:font-size-asian="5pt"/>
    </style:style>
    <style:style style:name="T3559" style:parent-style-name="Phôngmặcđịnhcủađoạnvăn" style:family="text">
      <style:text-properties fo:font-size="5pt" style:font-size-asian="5pt"/>
    </style:style>
    <style:style style:name="T3560" style:parent-style-name="Phôngmặcđịnhcủađoạnvăn" style:family="text">
      <style:text-properties fo:letter-spacing="-0.0013in" fo:font-size="5pt" style:font-size-asian="5pt"/>
    </style:style>
    <style:style style:name="T3561" style:parent-style-name="Phôngmặcđịnhcủađoạnvăn" style:family="text">
      <style:text-properties fo:font-size="5pt" style:font-size-asian="5pt"/>
    </style:style>
    <style:style style:name="T3562" style:parent-style-name="Phôngmặcđịnhcủađoạnvăn" style:family="text">
      <style:text-properties fo:letter-spacing="-0.0006in" fo:font-size="5pt" style:font-size-asian="5pt"/>
    </style:style>
    <style:style style:name="T3563" style:parent-style-name="Phôngmặcđịnhcủađoạnvăn" style:family="text">
      <style:text-properties fo:font-size="5pt" style:font-size-asian="5pt"/>
    </style:style>
    <style:style style:name="T3564" style:parent-style-name="Phôngmặcđịnhcủađoạnvăn" style:family="text">
      <style:text-properties fo:letter-spacing="-0.002in" fo:font-size="5pt" style:font-size-asian="5pt"/>
    </style:style>
    <style:style style:name="T3565" style:parent-style-name="Phôngmặcđịnhcủađoạnvăn" style:family="text">
      <style:text-properties fo:font-size="5pt" style:font-size-asian="5pt"/>
    </style:style>
    <style:style style:name="T3566" style:parent-style-name="Phôngmặcđịnhcủađoạnvăn" style:family="text">
      <style:text-properties fo:letter-spacing="-0.0013in" fo:font-size="5pt" style:font-size-asian="5pt"/>
    </style:style>
    <style:style style:name="T3567" style:parent-style-name="Phôngmặcđịnhcủađoạnvăn" style:family="text">
      <style:text-properties fo:font-size="5pt" style:font-size-asian="5pt"/>
    </style:style>
    <style:style style:name="T3568" style:parent-style-name="Phôngmặcđịnhcủađoạnvăn" style:family="text">
      <style:text-properties fo:letter-spacing="-0.0013in" fo:font-size="5pt" style:font-size-asian="5pt"/>
    </style:style>
    <style:style style:name="T3569" style:parent-style-name="Phôngmặcđịnhcủađoạnvăn" style:family="text">
      <style:text-properties fo:font-size="5pt" style:font-size-asian="5pt"/>
    </style:style>
    <style:style style:name="T3570" style:parent-style-name="Phôngmặcđịnhcủađoạnvăn" style:family="text">
      <style:text-properties fo:letter-spacing="-0.0013in" fo:font-size="5pt" style:font-size-asian="5pt"/>
    </style:style>
    <style:style style:name="T3571" style:parent-style-name="Phôngmặcđịnhcủađoạnvăn" style:family="text">
      <style:text-properties fo:font-size="5pt" style:font-size-asian="5pt"/>
    </style:style>
    <style:style style:name="T3572" style:parent-style-name="Phôngmặcđịnhcủađoạnvăn" style:family="text">
      <style:text-properties fo:letter-spacing="0.0277in" fo:font-size="5pt" style:font-size-asian="5pt"/>
    </style:style>
    <style:style style:name="T3573" style:parent-style-name="Phôngmặcđịnhcủađoạnvăn" style:family="text">
      <style:text-properties fo:font-size="5pt" style:font-size-asian="5pt"/>
    </style:style>
    <style:style style:name="P3574" style:parent-style-name="TableParagraph" style:family="paragraph">
      <style:paragraph-properties fo:line-height="117%" fo:margin-left="0.0166in" fo:margin-right="2.475in">
        <style:tab-stops/>
      </style:paragraph-properties>
    </style:style>
    <style:style style:name="T3575" style:parent-style-name="Phôngmặcđịnhcủađoạnvăn" style:family="text">
      <style:text-properties fo:font-size="5pt" style:font-size-asian="5pt"/>
    </style:style>
    <style:style style:name="T3576" style:parent-style-name="Phôngmặcđịnhcủađoạnvăn" style:family="text">
      <style:text-properties fo:letter-spacing="-0.0013in" fo:font-size="5pt" style:font-size-asian="5pt"/>
    </style:style>
    <style:style style:name="T3577" style:parent-style-name="Phôngmặcđịnhcủađoạnvăn" style:family="text">
      <style:text-properties fo:font-size="5pt" style:font-size-asian="5pt"/>
    </style:style>
    <style:style style:name="T3578" style:parent-style-name="Phôngmặcđịnhcủađoạnvăn" style:family="text">
      <style:text-properties fo:letter-spacing="-0.0006in" fo:font-size="5pt" style:font-size-asian="5pt"/>
    </style:style>
    <style:style style:name="T3579" style:parent-style-name="Phôngmặcđịnhcủađoạnvăn" style:family="text">
      <style:text-properties fo:font-size="5pt" style:font-size-asian="5pt"/>
    </style:style>
    <style:style style:name="T3580" style:parent-style-name="Phôngmặcđịnhcủađoạnvăn" style:family="text">
      <style:text-properties fo:letter-spacing="-0.0006in" fo:font-size="5pt" style:font-size-asian="5pt"/>
    </style:style>
    <style:style style:name="T3581" style:parent-style-name="Phôngmặcđịnhcủađoạnvăn" style:family="text">
      <style:text-properties fo:font-size="5pt" style:font-size-asian="5pt"/>
    </style:style>
    <style:style style:name="T3582" style:parent-style-name="Phôngmặcđịnhcủađoạnvăn" style:family="text">
      <style:text-properties fo:letter-spacing="-0.0013in" fo:font-size="5pt" style:font-size-asian="5pt"/>
    </style:style>
    <style:style style:name="T3583" style:parent-style-name="Phôngmặcđịnhcủađoạnvăn" style:family="text">
      <style:text-properties fo:font-size="5pt" style:font-size-asian="5pt"/>
    </style:style>
    <style:style style:name="T3584" style:parent-style-name="Phôngmặcđịnhcủađoạnvăn" style:family="text">
      <style:text-properties fo:letter-spacing="-0.0013in" fo:font-size="5pt" style:font-size-asian="5pt"/>
    </style:style>
    <style:style style:name="T3585" style:parent-style-name="Phôngmặcđịnhcủađoạnvăn" style:family="text">
      <style:text-properties fo:font-size="5pt" style:font-size-asian="5pt"/>
    </style:style>
    <style:style style:name="T3586" style:parent-style-name="Phôngmặcđịnhcủađoạnvăn" style:family="text">
      <style:text-properties fo:letter-spacing="-0.0013in" fo:font-size="5pt" style:font-size-asian="5pt"/>
    </style:style>
    <style:style style:name="T3587" style:parent-style-name="Phôngmặcđịnhcủađoạnvăn" style:family="text">
      <style:text-properties fo:font-size="5pt" style:font-size-asian="5pt"/>
    </style:style>
    <style:style style:name="T3588" style:parent-style-name="Phôngmặcđịnhcủađoạnvăn" style:family="text">
      <style:text-properties fo:letter-spacing="-0.0006in" fo:font-size="5pt" style:font-size-asian="5pt"/>
    </style:style>
    <style:style style:name="T3589" style:parent-style-name="Phôngmặcđịnhcủađoạnvăn" style:family="text">
      <style:text-properties fo:font-size="5pt" style:font-size-asian="5pt"/>
    </style:style>
    <style:style style:name="T3590" style:parent-style-name="Phôngmặcđịnhcủađoạnvăn" style:family="text">
      <style:text-properties fo:letter-spacing="-0.0006in" fo:font-size="5pt" style:font-size-asian="5pt"/>
    </style:style>
    <style:style style:name="T3591" style:parent-style-name="Phôngmặcđịnhcủađoạnvăn" style:family="text">
      <style:text-properties fo:font-size="5pt" style:font-size-asian="5pt"/>
    </style:style>
    <style:style style:name="T3592" style:parent-style-name="Phôngmặcđịnhcủađoạnvăn" style:family="text">
      <style:text-properties fo:letter-spacing="-0.0013in" fo:font-size="5pt" style:font-size-asian="5pt"/>
    </style:style>
    <style:style style:name="T3593" style:parent-style-name="Phôngmặcđịnhcủađoạnvăn" style:family="text">
      <style:text-properties fo:font-size="5pt" style:font-size-asian="5pt"/>
    </style:style>
    <style:style style:name="T3594" style:parent-style-name="Phôngmặcđịnhcủađoạnvăn" style:family="text">
      <style:text-properties fo:letter-spacing="-0.0013in" fo:font-size="5pt" style:font-size-asian="5pt"/>
    </style:style>
    <style:style style:name="T3595" style:parent-style-name="Phôngmặcđịnhcủađoạnvăn" style:family="text">
      <style:text-properties fo:font-size="5pt" style:font-size-asian="5pt"/>
    </style:style>
    <style:style style:name="T3596" style:parent-style-name="Phôngmặcđịnhcủađoạnvăn" style:family="text">
      <style:text-properties fo:letter-spacing="-0.0013in" fo:font-size="5pt" style:font-size-asian="5pt"/>
    </style:style>
    <style:style style:name="T3597" style:parent-style-name="Phôngmặcđịnhcủađoạnvăn" style:family="text">
      <style:text-properties fo:font-size="5pt" style:font-size-asian="5pt"/>
    </style:style>
    <style:style style:name="T3598" style:parent-style-name="Phôngmặcđịnhcủađoạnvăn" style:family="text">
      <style:text-properties fo:letter-spacing="-0.0013in" fo:font-size="5pt" style:font-size-asian="5pt"/>
    </style:style>
    <style:style style:name="T3599" style:parent-style-name="Phôngmặcđịnhcủađoạnvăn" style:family="text">
      <style:text-properties fo:font-size="5pt" style:font-size-asian="5pt"/>
    </style:style>
    <style:style style:name="T3600" style:parent-style-name="Phôngmặcđịnhcủađoạnvăn" style:family="text">
      <style:text-properties fo:letter-spacing="-0.0006in" fo:font-size="5pt" style:font-size-asian="5pt"/>
    </style:style>
    <style:style style:name="T3601" style:parent-style-name="Phôngmặcđịnhcủađoạnvăn" style:family="text">
      <style:text-properties fo:font-size="5pt" style:font-size-asian="5pt"/>
    </style:style>
    <style:style style:name="T3602" style:parent-style-name="Phôngmặcđịnhcủađoạnvăn" style:family="text">
      <style:text-properties fo:letter-spacing="-0.0006in" fo:font-size="5pt" style:font-size-asian="5pt"/>
    </style:style>
    <style:style style:name="T3603" style:parent-style-name="Phôngmặcđịnhcủađoạnvăn" style:family="text">
      <style:text-properties fo:font-size="5pt" style:font-size-asian="5pt"/>
    </style:style>
    <style:style style:name="T3604" style:parent-style-name="Phôngmặcđịnhcủađoạnvăn" style:family="text">
      <style:text-properties fo:letter-spacing="-0.0006in" fo:font-size="5pt" style:font-size-asian="5pt"/>
    </style:style>
    <style:style style:name="T3605" style:parent-style-name="Phôngmặcđịnhcủađoạnvăn" style:family="text">
      <style:text-properties fo:font-size="5pt" style:font-size-asian="5pt"/>
    </style:style>
    <style:style style:name="T3606" style:parent-style-name="Phôngmặcđịnhcủađoạnvăn" style:family="text">
      <style:text-properties fo:letter-spacing="-0.0006in" fo:font-size="5pt" style:font-size-asian="5pt"/>
    </style:style>
    <style:style style:name="T3607" style:parent-style-name="Phôngmặcđịnhcủađoạnvăn" style:family="text">
      <style:text-properties fo:font-size="5pt" style:font-size-asian="5pt"/>
    </style:style>
    <style:style style:name="T3608" style:parent-style-name="Phôngmặcđịnhcủađoạnvăn" style:family="text">
      <style:text-properties fo:letter-spacing="-0.002in" fo:font-size="5pt" style:font-size-asian="5pt"/>
    </style:style>
    <style:style style:name="T3609" style:parent-style-name="Phôngmặcđịnhcủađoạnvăn" style:family="text">
      <style:text-properties fo:font-size="5pt" style:font-size-asian="5pt"/>
    </style:style>
    <style:style style:name="T3610" style:parent-style-name="Phôngmặcđịnhcủađoạnvăn" style:family="text">
      <style:text-properties fo:letter-spacing="-0.0013in" fo:font-size="5pt" style:font-size-asian="5pt"/>
    </style:style>
    <style:style style:name="T3611" style:parent-style-name="Phôngmặcđịnhcủađoạnvăn" style:family="text">
      <style:text-properties fo:font-size="5pt" style:font-size-asian="5pt"/>
    </style:style>
    <style:style style:name="T3612" style:parent-style-name="Phôngmặcđịnhcủađoạnvăn" style:family="text">
      <style:text-properties fo:letter-spacing="0.0277in" fo:font-size="5pt" style:font-size-asian="5pt"/>
    </style:style>
    <style:style style:name="T3613" style:parent-style-name="Phôngmặcđịnhcủađoạnvăn" style:family="text">
      <style:text-properties fo:font-size="5pt" style:font-size-asian="5pt"/>
    </style:style>
    <style:style style:name="P3614" style:parent-style-name="TableParagraph" style:family="paragraph">
      <style:paragraph-properties fo:margin-left="0.0166in">
        <style:tab-stops/>
      </style:paragraph-properties>
    </style:style>
    <style:style style:name="T3615" style:parent-style-name="Phôngmặcđịnhcủađoạnvăn" style:family="text">
      <style:text-properties fo:font-size="5pt" style:font-size-asian="5pt"/>
    </style:style>
    <style:style style:name="T3616" style:parent-style-name="Phôngmặcđịnhcủađoạnvăn" style:family="text">
      <style:text-properties fo:letter-spacing="-0.0006in" fo:font-size="5pt" style:font-size-asian="5pt"/>
    </style:style>
    <style:style style:name="T3617" style:parent-style-name="Phôngmặcđịnhcủađoạnvăn" style:family="text">
      <style:text-properties fo:font-size="5pt" style:font-size-asian="5pt"/>
    </style:style>
    <style:style style:name="T3618" style:parent-style-name="Phôngmặcđịnhcủađoạnvăn" style:family="text">
      <style:text-properties fo:letter-spacing="0.0013in" fo:font-size="5pt" style:font-size-asian="5pt"/>
    </style:style>
    <style:style style:name="T3619" style:parent-style-name="Phôngmặcđịnhcủađoạnvăn" style:family="text">
      <style:text-properties fo:font-size="5pt" style:font-size-asian="5pt"/>
    </style:style>
    <style:style style:name="T3620" style:parent-style-name="Phôngmặcđịnhcủađoạnvăn" style:family="text">
      <style:text-properties fo:letter-spacing="0.0013in" fo:font-size="5pt" style:font-size-asian="5pt"/>
    </style:style>
    <style:style style:name="T3621" style:parent-style-name="Phôngmặcđịnhcủađoạnvăn" style:family="text">
      <style:text-properties fo:letter-spacing="-0.0027in" fo:font-size="5pt" style:font-size-asian="5pt"/>
    </style:style>
    <style:style style:name="P3622" style:parent-style-name="TableParagraph" style:family="paragraph">
      <style:paragraph-properties fo:margin-top="0.0159in" fo:margin-left="0.0166in">
        <style:tab-stops/>
      </style:paragraph-properties>
    </style:style>
    <style:style style:name="T3623" style:parent-style-name="Phôngmặcđịnhcủađoạnvăn" style:family="text">
      <style:text-properties fo:font-size="5pt" style:font-size-asian="5pt"/>
    </style:style>
    <style:style style:name="T3624" style:parent-style-name="Phôngmặcđịnhcủađoạnvăn" style:family="text">
      <style:text-properties fo:letter-spacing="-0.0013in" fo:font-size="5pt" style:font-size-asian="5pt"/>
    </style:style>
    <style:style style:name="T3625" style:parent-style-name="Phôngmặcđịnhcủađoạnvăn" style:family="text">
      <style:text-properties fo:font-size="5pt" style:font-size-asian="5pt"/>
    </style:style>
    <style:style style:name="T3626" style:parent-style-name="Phôngmặcđịnhcủađoạnvăn" style:family="text">
      <style:text-properties fo:letter-spacing="-0.0013in" fo:font-size="5pt" style:font-size-asian="5pt"/>
    </style:style>
    <style:style style:name="T3627" style:parent-style-name="Phôngmặcđịnhcủađoạnvăn" style:family="text">
      <style:text-properties fo:font-size="5pt" style:font-size-asian="5pt"/>
    </style:style>
    <style:style style:name="T3628" style:parent-style-name="Phôngmặcđịnhcủađoạnvăn" style:family="text">
      <style:text-properties fo:letter-spacing="-0.0027in" fo:font-size="5pt" style:font-size-asian="5pt"/>
    </style:style>
    <style:style style:name="T3629" style:parent-style-name="Phôngmặcđịnhcủađoạnvăn" style:family="text">
      <style:text-properties fo:font-size="5pt" style:font-size-asian="5pt"/>
    </style:style>
    <style:style style:name="T3630" style:parent-style-name="Phôngmặcđịnhcủađoạnvăn" style:family="text">
      <style:text-properties fo:letter-spacing="-0.0013in" fo:font-size="5pt" style:font-size-asian="5pt"/>
    </style:style>
    <style:style style:name="T3631" style:parent-style-name="Phôngmặcđịnhcủađoạnvăn" style:family="text">
      <style:text-properties fo:font-size="5pt" style:font-size-asian="5pt"/>
    </style:style>
    <style:style style:name="T3632" style:parent-style-name="Phôngmặcđịnhcủađoạnvăn" style:family="text">
      <style:text-properties fo:letter-spacing="-0.0027in" fo:font-size="5pt" style:font-size-asian="5pt"/>
    </style:style>
    <style:style style:name="T3633" style:parent-style-name="Phôngmặcđịnhcủađoạnvăn" style:family="text">
      <style:text-properties fo:font-size="5pt" style:font-size-asian="5pt"/>
    </style:style>
    <style:style style:name="T3634" style:parent-style-name="Phôngmặcđịnhcủađoạnvăn" style:family="text">
      <style:text-properties fo:letter-spacing="-0.002in" fo:font-size="5pt" style:font-size-asian="5pt"/>
    </style:style>
    <style:style style:name="T3635" style:parent-style-name="Phôngmặcđịnhcủađoạnvăn" style:family="text">
      <style:text-properties fo:font-size="5pt" style:font-size-asian="5pt"/>
    </style:style>
    <style:style style:name="T3636" style:parent-style-name="Phôngmặcđịnhcủađoạnvăn" style:family="text">
      <style:text-properties fo:letter-spacing="-0.0027in" fo:font-size="5pt" style:font-size-asian="5pt"/>
    </style:style>
    <style:style style:name="T3637" style:parent-style-name="Phôngmặcđịnhcủađoạnvăn" style:family="text">
      <style:text-properties fo:font-size="5pt" style:font-size-asian="5pt"/>
    </style:style>
    <style:style style:name="T3638" style:parent-style-name="Phôngmặcđịnhcủađoạnvăn" style:family="text">
      <style:text-properties fo:letter-spacing="-0.002in" fo:font-size="5pt" style:font-size-asian="5pt"/>
    </style:style>
    <style:style style:name="T3639" style:parent-style-name="Phôngmặcđịnhcủađoạnvăn" style:family="text">
      <style:text-properties fo:font-size="5pt" style:font-size-asian="5pt"/>
    </style:style>
    <style:style style:name="T3640" style:parent-style-name="Phôngmặcđịnhcủađoạnvăn" style:family="text">
      <style:text-properties fo:letter-spacing="-0.0013in" fo:font-size="5pt" style:font-size-asian="5pt"/>
    </style:style>
    <style:style style:name="P3641" style:parent-style-name="TableParagraph" style:family="paragraph">
      <style:paragraph-properties fo:margin-top="0.0152in" fo:margin-left="0.0166in">
        <style:tab-stops/>
      </style:paragraph-properties>
    </style:style>
    <style:style style:name="T3642" style:parent-style-name="Phôngmặcđịnhcủađoạnvăn" style:family="text">
      <style:text-properties fo:letter-spacing="-0.0013in" fo:font-size="5pt" style:font-size-asian="5pt"/>
    </style:style>
    <style:style style:name="T3643" style:parent-style-name="Phôngmặcđịnhcủađoạnvăn" style:family="text">
      <style:text-properties fo:letter-spacing="0.0034in" fo:font-size="5pt" style:font-size-asian="5pt"/>
    </style:style>
    <style:style style:name="T3644" style:parent-style-name="Phôngmặcđịnhcủađoạnvăn" style:family="text">
      <style:text-properties fo:letter-spacing="-0.0013in" fo:font-size="5pt" style:font-size-asian="5pt"/>
    </style:style>
    <style:style style:name="T3645" style:parent-style-name="Phôngmặcđịnhcủađoạnvăn" style:family="text">
      <style:text-properties fo:letter-spacing="0.0041in" fo:font-size="5pt" style:font-size-asian="5pt"/>
    </style:style>
    <style:style style:name="T3646" style:parent-style-name="Phôngmặcđịnhcủađoạnvăn" style:family="text">
      <style:text-properties fo:letter-spacing="-0.0013in" fo:font-size="5pt" style:font-size-asian="5pt"/>
    </style:style>
    <style:style style:name="T3647" style:parent-style-name="Phôngmặcđịnhcủađoạnvăn" style:family="text">
      <style:text-properties fo:letter-spacing="0.0041in" fo:font-size="5pt" style:font-size-asian="5pt"/>
    </style:style>
    <style:style style:name="T3648" style:parent-style-name="Phôngmặcđịnhcủađoạnvăn" style:family="text">
      <style:text-properties fo:letter-spacing="-0.0013in" fo:font-size="5pt" style:font-size-asian="5pt"/>
    </style:style>
    <style:style style:name="T3649" style:parent-style-name="Phôngmặcđịnhcủađoạnvăn" style:family="text">
      <style:text-properties fo:letter-spacing="0.0027in" fo:font-size="5pt" style:font-size-asian="5pt"/>
    </style:style>
    <style:style style:name="T3650" style:parent-style-name="Phôngmặcđịnhcủađoạnvăn" style:family="text">
      <style:text-properties fo:letter-spacing="-0.0013in" fo:font-size="5pt" style:font-size-asian="5pt"/>
    </style:style>
    <style:style style:name="T3651" style:parent-style-name="Phôngmặcđịnhcủađoạnvăn" style:family="text">
      <style:text-properties fo:letter-spacing="0.002in" fo:font-size="5pt" style:font-size-asian="5pt"/>
    </style:style>
    <style:style style:name="T3652" style:parent-style-name="Phôngmặcđịnhcủađoạnvăn" style:family="text">
      <style:text-properties fo:letter-spacing="-0.0013in" fo:font-size="5pt" style:font-size-asian="5pt"/>
    </style:style>
    <style:style style:name="T3653" style:parent-style-name="Phôngmặcđịnhcủađoạnvăn" style:family="text">
      <style:text-properties fo:letter-spacing="0.0041in" fo:font-size="5pt" style:font-size-asian="5pt"/>
    </style:style>
    <style:style style:name="T3654" style:parent-style-name="Phôngmặcđịnhcủađoạnvăn" style:family="text">
      <style:text-properties fo:letter-spacing="-0.0013in" fo:font-size="5pt" style:font-size-asian="5pt"/>
    </style:style>
    <style:style style:name="T3655" style:parent-style-name="Phôngmặcđịnhcủađoạnvăn" style:family="text">
      <style:text-properties fo:letter-spacing="0.002in" fo:font-size="5pt" style:font-size-asian="5pt"/>
    </style:style>
    <style:style style:name="T3656" style:parent-style-name="Phôngmặcđịnhcủađoạnvăn" style:family="text">
      <style:text-properties fo:letter-spacing="-0.0013in" fo:font-size="5pt" style:font-size-asian="5pt"/>
    </style:style>
    <style:style style:name="T3657" style:parent-style-name="Phôngmặcđịnhcủađoạnvăn" style:family="text">
      <style:text-properties fo:letter-spacing="0.0041in" fo:font-size="5pt" style:font-size-asian="5pt"/>
    </style:style>
    <style:style style:name="T3658" style:parent-style-name="Phôngmặcđịnhcủađoạnvăn" style:family="text">
      <style:text-properties fo:letter-spacing="-0.0013in" fo:font-size="5pt" style:font-size-asian="5pt"/>
    </style:style>
    <style:style style:name="TableCell3659" style:family="table-cell">
      <style:table-cell-properties fo:border="0.0069in solid #000000" style:writing-mode="lr-tb" fo:padding-top="0in" fo:padding-left="0in" fo:padding-bottom="0in" fo:padding-right="0in"/>
    </style:style>
    <style:style style:name="P3660" style:parent-style-name="TableParagraph" style:family="paragraph">
      <style:text-properties style:font-name="Times New Roman" fo:font-size="5pt" style:font-size-asian="5pt"/>
    </style:style>
    <style:style style:name="P3661" style:parent-style-name="TableParagraph" style:family="paragraph">
      <style:text-properties style:font-name="Times New Roman" fo:font-size="5pt" style:font-size-asian="5pt"/>
    </style:style>
    <style:style style:name="P3662" style:parent-style-name="TableParagraph" style:family="paragraph">
      <style:text-properties style:font-name="Times New Roman" fo:font-size="5pt" style:font-size-asian="5pt"/>
    </style:style>
    <style:style style:name="P3663" style:parent-style-name="TableParagraph" style:family="paragraph">
      <style:text-properties style:font-name="Times New Roman" fo:font-size="5pt" style:font-size-asian="5pt"/>
    </style:style>
    <style:style style:name="P3664" style:parent-style-name="TableParagraph" style:family="paragraph">
      <style:text-properties style:font-name="Times New Roman" fo:font-size="5pt" style:font-size-asian="5pt"/>
    </style:style>
    <style:style style:name="P3665" style:parent-style-name="TableParagraph" style:family="paragraph">
      <style:paragraph-properties fo:margin-top="0.0006in"/>
      <style:text-properties style:font-name="Times New Roman" fo:font-size="5pt" style:font-size-asian="5pt"/>
    </style:style>
    <style:style style:name="P3666" style:parent-style-name="TableParagraph" style:family="paragraph">
      <style:paragraph-properties fo:margin-top="0.0006in" fo:margin-left="0.0173in">
        <style:tab-stops/>
      </style:paragraph-properties>
    </style:style>
    <style:style style:name="T3667" style:parent-style-name="Phôngmặcđịnhcủađoạnvăn" style:family="text">
      <style:text-properties fo:letter-spacing="-0.0034in" fo:font-size="5pt" style:font-size-asian="5pt"/>
    </style:style>
    <style:style style:name="TableCell3668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3669" style:parent-style-name="TableParagraph" style:family="paragraph">
      <style:text-properties style:font-name="Times New Roman" fo:font-size="5pt" style:font-size-asian="5pt"/>
    </style:style>
    <style:style style:name="P3670" style:parent-style-name="TableParagraph" style:family="paragraph">
      <style:text-properties style:font-name="Times New Roman" fo:font-size="5pt" style:font-size-asian="5pt"/>
    </style:style>
    <style:style style:name="P3671" style:parent-style-name="TableParagraph" style:family="paragraph">
      <style:text-properties style:font-name="Times New Roman" fo:font-size="5pt" style:font-size-asian="5pt"/>
    </style:style>
    <style:style style:name="P3672" style:parent-style-name="TableParagraph" style:family="paragraph">
      <style:text-properties style:font-name="Times New Roman" fo:font-size="5pt" style:font-size-asian="5pt"/>
    </style:style>
    <style:style style:name="P3673" style:parent-style-name="TableParagraph" style:family="paragraph">
      <style:text-properties style:font-name="Times New Roman" fo:font-size="5pt" style:font-size-asian="5pt"/>
    </style:style>
    <style:style style:name="P3674" style:parent-style-name="TableParagraph" style:family="paragraph">
      <style:paragraph-properties fo:margin-top="0.0006in"/>
      <style:text-properties style:font-name="Times New Roman" fo:font-size="5pt" style:font-size-asian="5pt"/>
    </style:style>
    <style:style style:name="P3675" style:parent-style-name="TableParagraph" style:family="paragraph">
      <style:paragraph-properties fo:margin-top="0.0006in" fo:margin-left="0.0173in">
        <style:tab-stops/>
      </style:paragraph-properties>
    </style:style>
    <style:style style:name="T3676" style:parent-style-name="Phôngmặcđịnhcủađoạnvăn" style:family="text">
      <style:text-properties fo:letter-spacing="-0.0034in" style:text-scale="105%" fo:font-size="5pt" style:font-size-asian="5pt"/>
    </style:style>
    <style:style style:name="TableCell3677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3678" style:parent-style-name="TableParagraph" style:family="paragraph">
      <style:text-properties style:font-name="Times New Roman" fo:font-size="5pt" style:font-size-asian="5pt"/>
    </style:style>
    <style:style style:name="P3679" style:parent-style-name="TableParagraph" style:family="paragraph">
      <style:text-properties style:font-name="Times New Roman" fo:font-size="5pt" style:font-size-asian="5pt"/>
    </style:style>
    <style:style style:name="P3680" style:parent-style-name="TableParagraph" style:family="paragraph">
      <style:text-properties style:font-name="Times New Roman" fo:font-size="5pt" style:font-size-asian="5pt"/>
    </style:style>
    <style:style style:name="P3681" style:parent-style-name="TableParagraph" style:family="paragraph">
      <style:text-properties style:font-name="Times New Roman" fo:font-size="5pt" style:font-size-asian="5pt"/>
    </style:style>
    <style:style style:name="P3682" style:parent-style-name="TableParagraph" style:family="paragraph">
      <style:text-properties style:font-name="Times New Roman" fo:font-size="5pt" style:font-size-asian="5pt"/>
    </style:style>
    <style:style style:name="P3683" style:parent-style-name="TableParagraph" style:family="paragraph">
      <style:paragraph-properties fo:margin-top="0.0006in"/>
      <style:text-properties style:font-name="Times New Roman" fo:font-size="5pt" style:font-size-asian="5pt"/>
    </style:style>
    <style:style style:name="P3684" style:parent-style-name="TableParagraph" style:family="paragraph">
      <style:paragraph-properties fo:margin-top="0.0006in" fo:margin-left="0.018in">
        <style:tab-stops/>
      </style:paragraph-properties>
    </style:style>
    <style:style style:name="T3685" style:parent-style-name="Phôngmặcđịnhcủađoạnvăn" style:family="text">
      <style:text-properties fo:letter-spacing="-0.0013in" fo:font-size="5pt" style:font-size-asian="5pt"/>
    </style:style>
    <style:style style:name="TableCell3686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3687" style:parent-style-name="TableParagraph" style:family="paragraph">
      <style:text-properties style:font-name="Times New Roman" fo:font-size="5pt" style:font-size-asian="5pt"/>
    </style:style>
    <style:style style:name="P3688" style:parent-style-name="TableParagraph" style:family="paragraph">
      <style:text-properties style:font-name="Times New Roman" fo:font-size="5pt" style:font-size-asian="5pt"/>
    </style:style>
    <style:style style:name="P3689" style:parent-style-name="TableParagraph" style:family="paragraph">
      <style:text-properties style:font-name="Times New Roman" fo:font-size="5pt" style:font-size-asian="5pt"/>
    </style:style>
    <style:style style:name="P3690" style:parent-style-name="TableParagraph" style:family="paragraph">
      <style:text-properties style:font-name="Times New Roman" fo:font-size="5pt" style:font-size-asian="5pt"/>
    </style:style>
    <style:style style:name="P3691" style:parent-style-name="TableParagraph" style:family="paragraph">
      <style:text-properties style:font-name="Times New Roman" fo:font-size="5pt" style:font-size-asian="5pt"/>
    </style:style>
    <style:style style:name="P3692" style:parent-style-name="TableParagraph" style:family="paragraph">
      <style:paragraph-properties fo:margin-top="0.0006in"/>
      <style:text-properties style:font-name="Times New Roman" fo:font-size="5pt" style:font-size-asian="5pt"/>
    </style:style>
    <style:style style:name="P3693" style:parent-style-name="TableParagraph" style:family="paragraph">
      <style:paragraph-properties fo:margin-top="0.0006in" fo:margin-left="0.0187in">
        <style:tab-stops/>
      </style:paragraph-properties>
    </style:style>
    <style:style style:name="T3694" style:parent-style-name="Phôngmặcđịnhcủađoạnvăn" style:family="text">
      <style:text-properties fo:letter-spacing="-0.0069in" style:text-scale="105%" fo:font-size="5pt" style:font-size-asian="5pt"/>
    </style:style>
    <style:style style:name="P3695" style:parent-style-name="Bìnhthường" style:master-page-name="MP3" style:family="paragraph">
      <style:paragraph-properties fo:break-before="page" fo:margin-top="0.0006in"/>
      <style:text-properties style:font-name="Times New Roman" fo:font-size="1pt" style:font-size-asian="1pt"/>
    </style:style>
    <style:style style:name="TableColumn3697" style:family="table-column">
      <style:table-column-properties style:column-width="0.6784in" style:use-optimal-column-width="false"/>
    </style:style>
    <style:style style:name="TableColumn3698" style:family="table-column">
      <style:table-column-properties style:column-width="0.9145in" style:use-optimal-column-width="false"/>
    </style:style>
    <style:style style:name="TableColumn3699" style:family="table-column">
      <style:table-column-properties style:column-width="5.7069in" style:use-optimal-column-width="false"/>
    </style:style>
    <style:style style:name="TableColumn3700" style:family="table-column">
      <style:table-column-properties style:column-width="0.6534in" style:use-optimal-column-width="false"/>
    </style:style>
    <style:style style:name="TableColumn3701" style:family="table-column">
      <style:table-column-properties style:column-width="0.6527in" style:use-optimal-column-width="false"/>
    </style:style>
    <style:style style:name="TableColumn3702" style:family="table-column">
      <style:table-column-properties style:column-width="0.3361in" style:use-optimal-column-width="false"/>
    </style:style>
    <style:style style:name="TableColumn3703" style:family="table-column">
      <style:table-column-properties style:column-width="0.4944in" style:use-optimal-column-width="false"/>
    </style:style>
    <style:style style:name="Table3696" style:family="table">
      <style:table-properties style:width="9.4368in" fo:margin-left="0.2097in" table:align="left"/>
    </style:style>
    <style:style style:name="TableRow3704" style:family="table-row">
      <style:table-row-properties style:min-row-height="2.0868in" style:use-optimal-row-height="false"/>
    </style:style>
    <style:style style:name="TableCell3705" style:family="table-cell">
      <style:table-cell-properties fo:border="0.0069in solid #000000" style:writing-mode="lr-tb" fo:padding-top="0in" fo:padding-left="0in" fo:padding-bottom="0in" fo:padding-right="0in"/>
    </style:style>
    <style:style style:name="P3706" style:parent-style-name="TableParagraph" style:family="paragraph">
      <style:text-properties style:font-name="Times New Roman" fo:font-size="5pt" style:font-size-asian="5pt"/>
    </style:style>
    <style:style style:name="P3707" style:parent-style-name="TableParagraph" style:family="paragraph">
      <style:text-properties style:font-name="Times New Roman" fo:font-size="5pt" style:font-size-asian="5pt"/>
    </style:style>
    <style:style style:name="P3708" style:parent-style-name="TableParagraph" style:family="paragraph">
      <style:text-properties style:font-name="Times New Roman" fo:font-size="5pt" style:font-size-asian="5pt"/>
    </style:style>
    <style:style style:name="P3709" style:parent-style-name="TableParagraph" style:family="paragraph">
      <style:text-properties style:font-name="Times New Roman" fo:font-size="5pt" style:font-size-asian="5pt"/>
    </style:style>
    <style:style style:name="P3710" style:parent-style-name="TableParagraph" style:family="paragraph">
      <style:text-properties style:font-name="Times New Roman" fo:font-size="5pt" style:font-size-asian="5pt"/>
    </style:style>
    <style:style style:name="P3711" style:parent-style-name="TableParagraph" style:family="paragraph">
      <style:text-properties style:font-name="Times New Roman" fo:font-size="5pt" style:font-size-asian="5pt"/>
    </style:style>
    <style:style style:name="P3712" style:parent-style-name="TableParagraph" style:family="paragraph">
      <style:text-properties style:font-name="Times New Roman" fo:font-size="5pt" style:font-size-asian="5pt"/>
    </style:style>
    <style:style style:name="P3713" style:parent-style-name="TableParagraph" style:family="paragraph">
      <style:text-properties style:font-name="Times New Roman" fo:font-size="5pt" style:font-size-asian="5pt"/>
    </style:style>
    <style:style style:name="P3714" style:parent-style-name="TableParagraph" style:family="paragraph">
      <style:text-properties style:font-name="Times New Roman" fo:font-size="5pt" style:font-size-asian="5pt"/>
    </style:style>
    <style:style style:name="P3715" style:parent-style-name="TableParagraph" style:family="paragraph">
      <style:text-properties style:font-name="Times New Roman" fo:font-size="5pt" style:font-size-asian="5pt"/>
    </style:style>
    <style:style style:name="P3716" style:parent-style-name="TableParagraph" style:family="paragraph">
      <style:text-properties style:font-name="Times New Roman" fo:font-size="5pt" style:font-size-asian="5pt"/>
    </style:style>
    <style:style style:name="P3717" style:parent-style-name="TableParagraph" style:family="paragraph">
      <style:paragraph-properties fo:margin-top="0.0486in"/>
      <style:text-properties style:font-name="Times New Roman" fo:font-size="5pt" style:font-size-asian="5pt"/>
    </style:style>
    <style:style style:name="P3718" style:parent-style-name="TableParagraph" style:family="paragraph">
      <style:paragraph-properties fo:margin-left="0.0159in">
        <style:tab-stops/>
      </style:paragraph-properties>
    </style:style>
    <style:style style:name="T3719" style:parent-style-name="Phôngmặcđịnhcủađoạnvăn" style:family="text">
      <style:text-properties fo:letter-spacing="-0.0013in" fo:font-size="5pt" style:font-size-asian="5pt"/>
    </style:style>
    <style:style style:name="TableCell3720" style:family="table-cell">
      <style:table-cell-properties fo:border="0.0069in solid #000000" style:writing-mode="lr-tb" fo:padding-top="0in" fo:padding-left="0in" fo:padding-bottom="0in" fo:padding-right="0in"/>
    </style:style>
    <style:style style:name="P3721" style:parent-style-name="TableParagraph" style:family="paragraph">
      <style:text-properties style:font-name="Times New Roman" fo:font-size="5pt" style:font-size-asian="5pt"/>
    </style:style>
    <style:style style:name="P3722" style:parent-style-name="TableParagraph" style:family="paragraph">
      <style:text-properties style:font-name="Times New Roman" fo:font-size="5pt" style:font-size-asian="5pt"/>
    </style:style>
    <style:style style:name="P3723" style:parent-style-name="TableParagraph" style:family="paragraph">
      <style:text-properties style:font-name="Times New Roman" fo:font-size="5pt" style:font-size-asian="5pt"/>
    </style:style>
    <style:style style:name="P3724" style:parent-style-name="TableParagraph" style:family="paragraph">
      <style:text-properties style:font-name="Times New Roman" fo:font-size="5pt" style:font-size-asian="5pt"/>
    </style:style>
    <style:style style:name="P3725" style:parent-style-name="TableParagraph" style:family="paragraph">
      <style:text-properties style:font-name="Times New Roman" fo:font-size="5pt" style:font-size-asian="5pt"/>
    </style:style>
    <style:style style:name="P3726" style:parent-style-name="TableParagraph" style:family="paragraph">
      <style:text-properties style:font-name="Times New Roman" fo:font-size="5pt" style:font-size-asian="5pt"/>
    </style:style>
    <style:style style:name="P3727" style:parent-style-name="TableParagraph" style:family="paragraph">
      <style:text-properties style:font-name="Times New Roman" fo:font-size="5pt" style:font-size-asian="5pt"/>
    </style:style>
    <style:style style:name="P3728" style:parent-style-name="TableParagraph" style:family="paragraph">
      <style:text-properties style:font-name="Times New Roman" fo:font-size="5pt" style:font-size-asian="5pt"/>
    </style:style>
    <style:style style:name="P3729" style:parent-style-name="TableParagraph" style:family="paragraph">
      <style:text-properties style:font-name="Times New Roman" fo:font-size="5pt" style:font-size-asian="5pt"/>
    </style:style>
    <style:style style:name="P3730" style:parent-style-name="TableParagraph" style:family="paragraph">
      <style:text-properties style:font-name="Times New Roman" fo:font-size="5pt" style:font-size-asian="5pt"/>
    </style:style>
    <style:style style:name="P3731" style:parent-style-name="TableParagraph" style:family="paragraph">
      <style:text-properties style:font-name="Times New Roman" fo:font-size="5pt" style:font-size-asian="5pt"/>
    </style:style>
    <style:style style:name="P3732" style:parent-style-name="TableParagraph" style:family="paragraph">
      <style:paragraph-properties fo:margin-top="0.0486in"/>
      <style:text-properties style:font-name="Times New Roman" fo:font-size="5pt" style:font-size-asian="5pt"/>
    </style:style>
    <style:style style:name="P3733" style:parent-style-name="TableParagraph" style:family="paragraph">
      <style:paragraph-properties fo:margin-left="0.0159in">
        <style:tab-stops/>
      </style:paragraph-properties>
    </style:style>
    <style:style style:name="T3734" style:parent-style-name="Phôngmặcđịnhcủađoạnvăn" style:family="text">
      <style:text-properties fo:font-size="5pt" style:font-size-asian="5pt"/>
    </style:style>
    <style:style style:name="T3735" style:parent-style-name="Phôngmặcđịnhcủađoạnvăn" style:family="text">
      <style:text-properties fo:letter-spacing="-0.0027in" fo:font-size="5pt" style:font-size-asian="5pt"/>
    </style:style>
    <style:style style:name="T3736" style:parent-style-name="Phôngmặcđịnhcủađoạnvăn" style:family="text">
      <style:text-properties fo:letter-spacing="-0.0013in" fo:font-size="5pt" style:font-size-asian="5pt"/>
    </style:style>
    <style:style style:name="TableCell3737" style:family="table-cell">
      <style:table-cell-properties fo:border="0.0069in solid #000000" style:writing-mode="lr-tb" fo:padding-top="0in" fo:padding-left="0in" fo:padding-bottom="0in" fo:padding-right="0in"/>
    </style:style>
    <style:style style:name="P3738" style:parent-style-name="TableParagraph" style:family="paragraph">
      <style:paragraph-properties fo:margin-top="0.0569in" fo:line-height="117%" fo:margin-left="0.0166in" fo:margin-right="1.1965in">
        <style:tab-stops/>
      </style:paragraph-properties>
    </style:style>
    <style:style style:name="T3739" style:parent-style-name="Phôngmặcđịnhcủađoạnvăn" style:family="text">
      <style:text-properties fo:font-size="5pt" style:font-size-asian="5pt"/>
    </style:style>
    <style:style style:name="T3740" style:parent-style-name="Phôngmặcđịnhcủađoạnvăn" style:family="text">
      <style:text-properties fo:letter-spacing="-0.002in" fo:font-size="5pt" style:font-size-asian="5pt"/>
    </style:style>
    <style:style style:name="T3741" style:parent-style-name="Phôngmặcđịnhcủađoạnvăn" style:family="text">
      <style:text-properties fo:font-size="5pt" style:font-size-asian="5pt"/>
    </style:style>
    <style:style style:name="T3742" style:parent-style-name="Phôngmặcđịnhcủađoạnvăn" style:family="text">
      <style:text-properties fo:letter-spacing="-0.0013in" fo:font-size="5pt" style:font-size-asian="5pt"/>
    </style:style>
    <style:style style:name="T3743" style:parent-style-name="Phôngmặcđịnhcủađoạnvăn" style:family="text">
      <style:text-properties fo:font-size="5pt" style:font-size-asian="5pt"/>
    </style:style>
    <style:style style:name="T3744" style:parent-style-name="Phôngmặcđịnhcủađoạnvăn" style:family="text">
      <style:text-properties fo:letter-spacing="-0.002in" fo:font-size="5pt" style:font-size-asian="5pt"/>
    </style:style>
    <style:style style:name="T3745" style:parent-style-name="Phôngmặcđịnhcủađoạnvăn" style:family="text">
      <style:text-properties fo:font-size="5pt" style:font-size-asian="5pt"/>
    </style:style>
    <style:style style:name="T3746" style:parent-style-name="Phôngmặcđịnhcủađoạnvăn" style:family="text">
      <style:text-properties fo:letter-spacing="-0.0027in" fo:font-size="5pt" style:font-size-asian="5pt"/>
    </style:style>
    <style:style style:name="T3747" style:parent-style-name="Phôngmặcđịnhcủađoạnvăn" style:family="text">
      <style:text-properties fo:font-size="5pt" style:font-size-asian="5pt"/>
    </style:style>
    <style:style style:name="T3748" style:parent-style-name="Phôngmặcđịnhcủađoạnvăn" style:family="text">
      <style:text-properties fo:letter-spacing="-0.0013in" fo:font-size="5pt" style:font-size-asian="5pt"/>
    </style:style>
    <style:style style:name="T3749" style:parent-style-name="Phôngmặcđịnhcủađoạnvăn" style:family="text">
      <style:text-properties fo:font-size="5pt" style:font-size-asian="5pt"/>
    </style:style>
    <style:style style:name="T3750" style:parent-style-name="Phôngmặcđịnhcủađoạnvăn" style:family="text">
      <style:text-properties fo:letter-spacing="-0.0013in" fo:font-size="5pt" style:font-size-asian="5pt"/>
    </style:style>
    <style:style style:name="T3751" style:parent-style-name="Phôngmặcđịnhcủađoạnvăn" style:family="text">
      <style:text-properties fo:font-size="5pt" style:font-size-asian="5pt"/>
    </style:style>
    <style:style style:name="T3752" style:parent-style-name="Phôngmặcđịnhcủađoạnvăn" style:family="text">
      <style:text-properties fo:letter-spacing="-0.002in" fo:font-size="5pt" style:font-size-asian="5pt"/>
    </style:style>
    <style:style style:name="T3753" style:parent-style-name="Phôngmặcđịnhcủađoạnvăn" style:family="text">
      <style:text-properties fo:font-size="5pt" style:font-size-asian="5pt"/>
    </style:style>
    <style:style style:name="T3754" style:parent-style-name="Phôngmặcđịnhcủađoạnvăn" style:family="text">
      <style:text-properties fo:letter-spacing="-0.002in" fo:font-size="5pt" style:font-size-asian="5pt"/>
    </style:style>
    <style:style style:name="T3755" style:parent-style-name="Phôngmặcđịnhcủađoạnvăn" style:family="text">
      <style:text-properties fo:font-size="5pt" style:font-size-asian="5pt"/>
    </style:style>
    <style:style style:name="T3756" style:parent-style-name="Phôngmặcđịnhcủađoạnvăn" style:family="text">
      <style:text-properties fo:letter-spacing="-0.002in" fo:font-size="5pt" style:font-size-asian="5pt"/>
    </style:style>
    <style:style style:name="T3757" style:parent-style-name="Phôngmặcđịnhcủađoạnvăn" style:family="text">
      <style:text-properties fo:font-size="5pt" style:font-size-asian="5pt"/>
    </style:style>
    <style:style style:name="T3758" style:parent-style-name="Phôngmặcđịnhcủađoạnvăn" style:family="text">
      <style:text-properties fo:letter-spacing="-0.0013in" fo:font-size="5pt" style:font-size-asian="5pt"/>
    </style:style>
    <style:style style:name="T3759" style:parent-style-name="Phôngmặcđịnhcủađoạnvăn" style:family="text">
      <style:text-properties fo:font-size="5pt" style:font-size-asian="5pt"/>
    </style:style>
    <style:style style:name="T3760" style:parent-style-name="Phôngmặcđịnhcủađoạnvăn" style:family="text">
      <style:text-properties fo:letter-spacing="-0.002in" fo:font-size="5pt" style:font-size-asian="5pt"/>
    </style:style>
    <style:style style:name="T3761" style:parent-style-name="Phôngmặcđịnhcủađoạnvăn" style:family="text">
      <style:text-properties fo:font-size="5pt" style:font-size-asian="5pt"/>
    </style:style>
    <style:style style:name="T3762" style:parent-style-name="Phôngmặcđịnhcủađoạnvăn" style:family="text">
      <style:text-properties fo:letter-spacing="-0.0013in" fo:font-size="5pt" style:font-size-asian="5pt"/>
    </style:style>
    <style:style style:name="T3763" style:parent-style-name="Phôngmặcđịnhcủađoạnvăn" style:family="text">
      <style:text-properties fo:font-size="5pt" style:font-size-asian="5pt"/>
    </style:style>
    <style:style style:name="T3764" style:parent-style-name="Phôngmặcđịnhcủađoạnvăn" style:family="text">
      <style:text-properties fo:letter-spacing="-0.0027in" fo:font-size="5pt" style:font-size-asian="5pt"/>
    </style:style>
    <style:style style:name="T3765" style:parent-style-name="Phôngmặcđịnhcủađoạnvăn" style:family="text">
      <style:text-properties fo:font-size="5pt" style:font-size-asian="5pt"/>
    </style:style>
    <style:style style:name="T3766" style:parent-style-name="Phôngmặcđịnhcủađoạnvăn" style:family="text">
      <style:text-properties fo:letter-spacing="-0.002in" fo:font-size="5pt" style:font-size-asian="5pt"/>
    </style:style>
    <style:style style:name="T3767" style:parent-style-name="Phôngmặcđịnhcủađoạnvăn" style:family="text">
      <style:text-properties fo:font-size="5pt" style:font-size-asian="5pt"/>
    </style:style>
    <style:style style:name="T3768" style:parent-style-name="Phôngmặcđịnhcủađoạnvăn" style:family="text">
      <style:text-properties fo:letter-spacing="-0.002in" fo:font-size="5pt" style:font-size-asian="5pt"/>
    </style:style>
    <style:style style:name="T3769" style:parent-style-name="Phôngmặcđịnhcủađoạnvăn" style:family="text">
      <style:text-properties fo:font-size="5pt" style:font-size-asian="5pt"/>
    </style:style>
    <style:style style:name="T3770" style:parent-style-name="Phôngmặcđịnhcủađoạnvăn" style:family="text">
      <style:text-properties fo:letter-spacing="-0.002in" fo:font-size="5pt" style:font-size-asian="5pt"/>
    </style:style>
    <style:style style:name="T3771" style:parent-style-name="Phôngmặcđịnhcủađoạnvăn" style:family="text">
      <style:text-properties fo:font-size="5pt" style:font-size-asian="5pt"/>
    </style:style>
    <style:style style:name="T3772" style:parent-style-name="Phôngmặcđịnhcủađoạnvăn" style:family="text">
      <style:text-properties fo:letter-spacing="-0.0013in" fo:font-size="5pt" style:font-size-asian="5pt"/>
    </style:style>
    <style:style style:name="T3773" style:parent-style-name="Phôngmặcđịnhcủađoạnvăn" style:family="text">
      <style:text-properties fo:font-size="5pt" style:font-size-asian="5pt"/>
    </style:style>
    <style:style style:name="T3774" style:parent-style-name="Phôngmặcđịnhcủađoạnvăn" style:family="text">
      <style:text-properties fo:letter-spacing="-0.0013in" fo:font-size="5pt" style:font-size-asian="5pt"/>
    </style:style>
    <style:style style:name="T3775" style:parent-style-name="Phôngmặcđịnhcủađoạnvăn" style:family="text">
      <style:text-properties fo:font-size="5pt" style:font-size-asian="5pt"/>
    </style:style>
    <style:style style:name="T3776" style:parent-style-name="Phôngmặcđịnhcủađoạnvăn" style:family="text">
      <style:text-properties fo:letter-spacing="-0.0027in" fo:font-size="5pt" style:font-size-asian="5pt"/>
    </style:style>
    <style:style style:name="T3777" style:parent-style-name="Phôngmặcđịnhcủađoạnvăn" style:family="text">
      <style:text-properties fo:font-size="5pt" style:font-size-asian="5pt"/>
    </style:style>
    <style:style style:name="T3778" style:parent-style-name="Phôngmặcđịnhcủađoạnvăn" style:family="text">
      <style:text-properties fo:letter-spacing="-0.0013in" fo:font-size="5pt" style:font-size-asian="5pt"/>
    </style:style>
    <style:style style:name="T3779" style:parent-style-name="Phôngmặcđịnhcủađoạnvăn" style:family="text">
      <style:text-properties fo:font-size="5pt" style:font-size-asian="5pt"/>
    </style:style>
    <style:style style:name="T3780" style:parent-style-name="Phôngmặcđịnhcủađoạnvăn" style:family="text">
      <style:text-properties fo:letter-spacing="-0.0013in" fo:font-size="5pt" style:font-size-asian="5pt"/>
    </style:style>
    <style:style style:name="T3781" style:parent-style-name="Phôngmặcđịnhcủađoạnvăn" style:family="text">
      <style:text-properties fo:font-size="5pt" style:font-size-asian="5pt"/>
    </style:style>
    <style:style style:name="T3782" style:parent-style-name="Phôngmặcđịnhcủađoạnvăn" style:family="text">
      <style:text-properties fo:letter-spacing="-0.0027in" fo:font-size="5pt" style:font-size-asian="5pt"/>
    </style:style>
    <style:style style:name="T3783" style:parent-style-name="Phôngmặcđịnhcủađoạnvăn" style:family="text">
      <style:text-properties fo:font-size="5pt" style:font-size-asian="5pt"/>
    </style:style>
    <style:style style:name="T3784" style:parent-style-name="Phôngmặcđịnhcủađoạnvăn" style:family="text">
      <style:text-properties fo:letter-spacing="-0.002in" fo:font-size="5pt" style:font-size-asian="5pt"/>
    </style:style>
    <style:style style:name="T3785" style:parent-style-name="Phôngmặcđịnhcủađoạnvăn" style:family="text">
      <style:text-properties fo:font-size="5pt" style:font-size-asian="5pt"/>
    </style:style>
    <style:style style:name="T3786" style:parent-style-name="Phôngmặcđịnhcủađoạnvăn" style:family="text">
      <style:text-properties fo:letter-spacing="-0.002in" fo:font-size="5pt" style:font-size-asian="5pt"/>
    </style:style>
    <style:style style:name="T3787" style:parent-style-name="Phôngmặcđịnhcủađoạnvăn" style:family="text">
      <style:text-properties fo:font-size="5pt" style:font-size-asian="5pt"/>
    </style:style>
    <style:style style:name="T3788" style:parent-style-name="Phôngmặcđịnhcủađoạnvăn" style:family="text">
      <style:text-properties fo:letter-spacing="-0.0027in" fo:font-size="5pt" style:font-size-asian="5pt"/>
    </style:style>
    <style:style style:name="T3789" style:parent-style-name="Phôngmặcđịnhcủađoạnvăn" style:family="text">
      <style:text-properties fo:font-size="5pt" style:font-size-asian="5pt"/>
    </style:style>
    <style:style style:name="T3790" style:parent-style-name="Phôngmặcđịnhcủađoạnvăn" style:family="text">
      <style:text-properties fo:letter-spacing="-0.002in" fo:font-size="5pt" style:font-size-asian="5pt"/>
    </style:style>
    <style:style style:name="T3791" style:parent-style-name="Phôngmặcđịnhcủađoạnvăn" style:family="text">
      <style:text-properties fo:font-size="5pt" style:font-size-asian="5pt"/>
    </style:style>
    <style:style style:name="T3792" style:parent-style-name="Phôngmặcđịnhcủađoạnvăn" style:family="text">
      <style:text-properties fo:letter-spacing="0.0277in" fo:font-size="5pt" style:font-size-asian="5pt"/>
    </style:style>
    <style:style style:name="T3793" style:parent-style-name="Phôngmặcđịnhcủađoạnvăn" style:family="text">
      <style:text-properties fo:font-size="5pt" style:font-size-asian="5pt"/>
    </style:style>
    <style:style style:name="P3794" style:parent-style-name="TableParagraph" style:family="paragraph">
      <style:paragraph-properties fo:margin-left="0.0166in">
        <style:tab-stops/>
      </style:paragraph-properties>
    </style:style>
    <style:style style:name="T3795" style:parent-style-name="Phôngmặcđịnhcủađoạnvăn" style:family="text">
      <style:text-properties fo:letter-spacing="-0.0027in" fo:font-size="5pt" style:font-size-asian="5pt"/>
    </style:style>
    <style:style style:name="T3796" style:parent-style-name="Phôngmặcđịnhcủađoạnvăn" style:family="text">
      <style:text-properties fo:letter-spacing="0.0013in" fo:font-size="5pt" style:font-size-asian="5pt"/>
    </style:style>
    <style:style style:name="T3797" style:parent-style-name="Phôngmặcđịnhcủađoạnvăn" style:family="text">
      <style:text-properties fo:letter-spacing="-0.0027in" fo:font-size="5pt" style:font-size-asian="5pt"/>
    </style:style>
    <style:style style:name="T3798" style:parent-style-name="Phôngmặcđịnhcủađoạnvăn" style:family="text">
      <style:text-properties fo:letter-spacing="0.0013in" fo:font-size="5pt" style:font-size-asian="5pt"/>
    </style:style>
    <style:style style:name="T3799" style:parent-style-name="Phôngmặcđịnhcủađoạnvăn" style:family="text">
      <style:text-properties fo:letter-spacing="-0.0027in" fo:font-size="5pt" style:font-size-asian="5pt"/>
    </style:style>
    <style:style style:name="P3800" style:parent-style-name="TableParagraph" style:family="paragraph">
      <style:paragraph-properties fo:margin-top="0.0152in" fo:margin-left="0.0166in">
        <style:tab-stops/>
      </style:paragraph-properties>
    </style:style>
    <style:style style:name="T3801" style:parent-style-name="Phôngmặcđịnhcủađoạnvăn" style:family="text">
      <style:text-properties fo:font-size="5pt" style:font-size-asian="5pt"/>
    </style:style>
    <style:style style:name="T3802" style:parent-style-name="Phôngmặcđịnhcủađoạnvăn" style:family="text">
      <style:text-properties fo:letter-spacing="-0.002in" fo:font-size="5pt" style:font-size-asian="5pt"/>
    </style:style>
    <style:style style:name="T3803" style:parent-style-name="Phôngmặcđịnhcủađoạnvăn" style:family="text">
      <style:text-properties fo:font-size="5pt" style:font-size-asian="5pt"/>
    </style:style>
    <style:style style:name="T3804" style:parent-style-name="Phôngmặcđịnhcủađoạnvăn" style:family="text">
      <style:text-properties fo:letter-spacing="-0.002in" fo:font-size="5pt" style:font-size-asian="5pt"/>
    </style:style>
    <style:style style:name="T3805" style:parent-style-name="Phôngmặcđịnhcủađoạnvăn" style:family="text">
      <style:text-properties fo:font-size="5pt" style:font-size-asian="5pt"/>
    </style:style>
    <style:style style:name="T3806" style:parent-style-name="Phôngmặcđịnhcủađoạnvăn" style:family="text">
      <style:text-properties fo:letter-spacing="-0.0034in" fo:font-size="5pt" style:font-size-asian="5pt"/>
    </style:style>
    <style:style style:name="P3807" style:parent-style-name="TableParagraph" style:family="paragraph">
      <style:paragraph-properties fo:margin-top="0.0152in" fo:margin-left="0.0166in">
        <style:tab-stops/>
      </style:paragraph-properties>
    </style:style>
    <style:style style:name="T3808" style:parent-style-name="Phôngmặcđịnhcủađoạnvăn" style:family="text">
      <style:text-properties style:text-scale="105%" fo:font-size="5pt" style:font-size-asian="5pt"/>
    </style:style>
    <style:style style:name="T3809" style:parent-style-name="Phôngmặcđịnhcủađoạnvăn" style:family="text">
      <style:text-properties fo:letter-spacing="-0.0034in" style:text-scale="105%" fo:font-size="5pt" style:font-size-asian="5pt"/>
    </style:style>
    <style:style style:name="T3810" style:parent-style-name="Phôngmặcđịnhcủađoạnvăn" style:family="text">
      <style:text-properties fo:letter-spacing="-0.0013in" style:text-scale="105%" fo:font-size="5pt" style:font-size-asian="5pt"/>
    </style:style>
    <style:style style:name="P3811" style:parent-style-name="TableParagraph" style:family="paragraph">
      <style:paragraph-properties fo:margin-top="0.0152in" fo:margin-left="0.0166in">
        <style:tab-stops/>
      </style:paragraph-properties>
    </style:style>
    <style:style style:name="T3812" style:parent-style-name="Phôngmặcđịnhcủađoạnvăn" style:family="text">
      <style:text-properties style:text-scale="105%" fo:font-size="5pt" style:font-size-asian="5pt"/>
    </style:style>
    <style:style style:name="T3813" style:parent-style-name="Phôngmặcđịnhcủađoạnvăn" style:family="text">
      <style:text-properties fo:letter-spacing="-0.0034in" style:text-scale="105%" fo:font-size="5pt" style:font-size-asian="5pt"/>
    </style:style>
    <style:style style:name="T3814" style:parent-style-name="Phôngmặcđịnhcủađoạnvăn" style:family="text">
      <style:text-properties fo:letter-spacing="-0.0027in" style:text-scale="105%" fo:font-size="5pt" style:font-size-asian="5pt"/>
    </style:style>
    <style:style style:name="P3815" style:parent-style-name="TableParagraph" style:family="paragraph">
      <style:paragraph-properties fo:margin-top="0.0152in" fo:margin-left="0.0166in">
        <style:tab-stops/>
      </style:paragraph-properties>
    </style:style>
    <style:style style:name="T3816" style:parent-style-name="Phôngmặcđịnhcủađoạnvăn" style:family="text">
      <style:text-properties fo:font-size="5pt" style:font-size-asian="5pt"/>
    </style:style>
    <style:style style:name="T3817" style:parent-style-name="Phôngmặcđịnhcủađoạnvăn" style:family="text">
      <style:text-properties fo:letter-spacing="-0.0006in" fo:font-size="5pt" style:font-size-asian="5pt"/>
    </style:style>
    <style:style style:name="T3818" style:parent-style-name="Phôngmặcđịnhcủađoạnvăn" style:family="text">
      <style:text-properties fo:letter-spacing="-0.0027in" fo:font-size="5pt" style:font-size-asian="5pt"/>
    </style:style>
    <style:style style:name="P3819" style:parent-style-name="TableParagraph" style:family="paragraph">
      <style:paragraph-properties fo:margin-top="0.0152in" fo:margin-left="0.0166in">
        <style:tab-stops/>
      </style:paragraph-properties>
    </style:style>
    <style:style style:name="T3820" style:parent-style-name="Phôngmặcđịnhcủađoạnvăn" style:family="text">
      <style:text-properties style:text-scale="105%" fo:font-size="5pt" style:font-size-asian="5pt"/>
    </style:style>
    <style:style style:name="T3821" style:parent-style-name="Phôngmặcđịnhcủađoạnvăn" style:family="text">
      <style:text-properties fo:letter-spacing="-0.0034in" style:text-scale="105%" fo:font-size="5pt" style:font-size-asian="5pt"/>
    </style:style>
    <style:style style:name="T3822" style:parent-style-name="Phôngmặcđịnhcủađoạnvăn" style:family="text">
      <style:text-properties fo:letter-spacing="-0.0027in" style:text-scale="105%" fo:font-size="5pt" style:font-size-asian="5pt"/>
    </style:style>
    <style:style style:name="P3823" style:parent-style-name="TableParagraph" style:family="paragraph">
      <style:paragraph-properties fo:margin-top="0.0152in" fo:margin-left="0.0166in">
        <style:tab-stops/>
      </style:paragraph-properties>
    </style:style>
    <style:style style:name="T3824" style:parent-style-name="Phôngmặcđịnhcủađoạnvăn" style:family="text">
      <style:text-properties style:text-scale="105%" fo:font-size="5pt" style:font-size-asian="5pt"/>
    </style:style>
    <style:style style:name="T3825" style:parent-style-name="Phôngmặcđịnhcủađoạnvăn" style:family="text">
      <style:text-properties fo:letter-spacing="-0.0034in" style:text-scale="105%" fo:font-size="5pt" style:font-size-asian="5pt"/>
    </style:style>
    <style:style style:name="T3826" style:parent-style-name="Phôngmặcđịnhcủađoạnvăn" style:family="text">
      <style:text-properties fo:letter-spacing="-0.0027in" style:text-scale="105%" fo:font-size="5pt" style:font-size-asian="5pt"/>
    </style:style>
    <style:style style:name="P3827" style:parent-style-name="TableParagraph" style:family="paragraph">
      <style:paragraph-properties fo:margin-top="0.0152in" fo:margin-left="0.0166in">
        <style:tab-stops/>
      </style:paragraph-properties>
    </style:style>
    <style:style style:name="T3828" style:parent-style-name="Phôngmặcđịnhcủađoạnvăn" style:family="text">
      <style:text-properties fo:font-size="5pt" style:font-size-asian="5pt"/>
    </style:style>
    <style:style style:name="T3829" style:parent-style-name="Phôngmặcđịnhcủađoạnvăn" style:family="text">
      <style:text-properties fo:letter-spacing="-0.0006in" fo:font-size="5pt" style:font-size-asian="5pt"/>
    </style:style>
    <style:style style:name="T3830" style:parent-style-name="Phôngmặcđịnhcủađoạnvăn" style:family="text">
      <style:text-properties fo:letter-spacing="-0.0013in" fo:font-size="5pt" style:font-size-asian="5pt"/>
    </style:style>
    <style:style style:name="P3831" style:parent-style-name="TableParagraph" style:family="paragraph">
      <style:paragraph-properties fo:margin-top="0.0152in" fo:margin-left="0.0166in">
        <style:tab-stops/>
      </style:paragraph-properties>
    </style:style>
    <style:style style:name="T3832" style:parent-style-name="Phôngmặcđịnhcủađoạnvăn" style:family="text">
      <style:text-properties fo:font-size="5pt" style:font-size-asian="5pt"/>
    </style:style>
    <style:style style:name="T3833" style:parent-style-name="Phôngmặcđịnhcủađoạnvăn" style:family="text">
      <style:text-properties fo:letter-spacing="-0.002in" fo:font-size="5pt" style:font-size-asian="5pt"/>
    </style:style>
    <style:style style:name="T3834" style:parent-style-name="Phôngmặcđịnhcủađoạnvăn" style:family="text">
      <style:text-properties fo:font-size="5pt" style:font-size-asian="5pt"/>
    </style:style>
    <style:style style:name="T3835" style:parent-style-name="Phôngmặcđịnhcủađoạnvăn" style:family="text">
      <style:text-properties fo:letter-spacing="-0.002in" fo:font-size="5pt" style:font-size-asian="5pt"/>
    </style:style>
    <style:style style:name="T3836" style:parent-style-name="Phôngmặcđịnhcủađoạnvăn" style:family="text">
      <style:text-properties fo:font-size="5pt" style:font-size-asian="5pt"/>
    </style:style>
    <style:style style:name="T3837" style:parent-style-name="Phôngmặcđịnhcủađoạnvăn" style:family="text">
      <style:text-properties fo:letter-spacing="-0.0013in" fo:font-size="5pt" style:font-size-asian="5pt"/>
    </style:style>
    <style:style style:name="T3838" style:parent-style-name="Phôngmặcđịnhcủađoạnvăn" style:family="text">
      <style:text-properties fo:font-size="5pt" style:font-size-asian="5pt"/>
    </style:style>
    <style:style style:name="T3839" style:parent-style-name="Phôngmặcđịnhcủađoạnvăn" style:family="text">
      <style:text-properties fo:letter-spacing="-0.002in" fo:font-size="5pt" style:font-size-asian="5pt"/>
    </style:style>
    <style:style style:name="T3840" style:parent-style-name="Phôngmặcđịnhcủađoạnvăn" style:family="text">
      <style:text-properties fo:font-size="5pt" style:font-size-asian="5pt"/>
    </style:style>
    <style:style style:name="T3841" style:parent-style-name="Phôngmặcđịnhcủađoạnvăn" style:family="text">
      <style:text-properties fo:letter-spacing="-0.002in" fo:font-size="5pt" style:font-size-asian="5pt"/>
    </style:style>
    <style:style style:name="T3842" style:parent-style-name="Phôngmặcđịnhcủađoạnvăn" style:family="text">
      <style:text-properties fo:font-size="5pt" style:font-size-asian="5pt"/>
    </style:style>
    <style:style style:name="T3843" style:parent-style-name="Phôngmặcđịnhcủađoạnvăn" style:family="text">
      <style:text-properties fo:letter-spacing="-0.0013in" fo:font-size="5pt" style:font-size-asian="5pt"/>
    </style:style>
    <style:style style:name="T3844" style:parent-style-name="Phôngmặcđịnhcủađoạnvăn" style:family="text">
      <style:text-properties fo:font-size="5pt" style:font-size-asian="5pt"/>
    </style:style>
    <style:style style:name="T3845" style:parent-style-name="Phôngmặcđịnhcủađoạnvăn" style:family="text">
      <style:text-properties fo:letter-spacing="-0.002in" fo:font-size="5pt" style:font-size-asian="5pt"/>
    </style:style>
    <style:style style:name="T3846" style:parent-style-name="Phôngmặcđịnhcủađoạnvăn" style:family="text">
      <style:text-properties fo:font-size="5pt" style:font-size-asian="5pt"/>
    </style:style>
    <style:style style:name="T3847" style:parent-style-name="Phôngmặcđịnhcủađoạnvăn" style:family="text">
      <style:text-properties fo:letter-spacing="-0.0006in" fo:font-size="5pt" style:font-size-asian="5pt"/>
    </style:style>
    <style:style style:name="T3848" style:parent-style-name="Phôngmặcđịnhcủađoạnvăn" style:family="text">
      <style:text-properties fo:font-size="5pt" style:font-size-asian="5pt"/>
    </style:style>
    <style:style style:name="T3849" style:parent-style-name="Phôngmặcđịnhcủađoạnvăn" style:family="text">
      <style:text-properties fo:letter-spacing="-0.0013in" fo:font-size="5pt" style:font-size-asian="5pt"/>
    </style:style>
    <style:style style:name="T3850" style:parent-style-name="Phôngmặcđịnhcủađoạnvăn" style:family="text">
      <style:text-properties fo:font-size="5pt" style:font-size-asian="5pt"/>
    </style:style>
    <style:style style:name="T3851" style:parent-style-name="Phôngmặcđịnhcủađoạnvăn" style:family="text">
      <style:text-properties fo:letter-spacing="-0.0013in" fo:font-size="5pt" style:font-size-asian="5pt"/>
    </style:style>
    <style:style style:name="T3852" style:parent-style-name="Phôngmặcđịnhcủađoạnvăn" style:family="text">
      <style:text-properties fo:font-size="5pt" style:font-size-asian="5pt"/>
    </style:style>
    <style:style style:name="T3853" style:parent-style-name="Phôngmặcđịnhcủađoạnvăn" style:family="text">
      <style:text-properties fo:letter-spacing="-0.0013in" fo:font-size="5pt" style:font-size-asian="5pt"/>
    </style:style>
    <style:style style:name="T3854" style:parent-style-name="Phôngmặcđịnhcủađoạnvăn" style:family="text">
      <style:text-properties fo:font-size="5pt" style:font-size-asian="5pt"/>
    </style:style>
    <style:style style:name="T3855" style:parent-style-name="Phôngmặcđịnhcủađoạnvăn" style:family="text">
      <style:text-properties fo:letter-spacing="-0.0013in" fo:font-size="5pt" style:font-size-asian="5pt"/>
    </style:style>
    <style:style style:name="T3856" style:parent-style-name="Phôngmặcđịnhcủađoạnvăn" style:family="text">
      <style:text-properties fo:font-size="5pt" style:font-size-asian="5pt"/>
    </style:style>
    <style:style style:name="T3857" style:parent-style-name="Phôngmặcđịnhcủađoạnvăn" style:family="text">
      <style:text-properties fo:letter-spacing="-0.0006in" fo:font-size="5pt" style:font-size-asian="5pt"/>
    </style:style>
    <style:style style:name="T3858" style:parent-style-name="Phôngmặcđịnhcủađoạnvăn" style:family="text">
      <style:text-properties fo:letter-spacing="-0.0013in" fo:font-size="5pt" style:font-size-asian="5pt"/>
    </style:style>
    <style:style style:name="P3859" style:parent-style-name="TableParagraph" style:family="paragraph">
      <style:paragraph-properties fo:margin-top="0.0152in" fo:margin-left="0.0166in">
        <style:tab-stops/>
      </style:paragraph-properties>
    </style:style>
    <style:style style:name="T3860" style:parent-style-name="Phôngmặcđịnhcủađoạnvăn" style:family="text">
      <style:text-properties fo:font-size="5pt" style:font-size-asian="5pt"/>
    </style:style>
    <style:style style:name="T3861" style:parent-style-name="Phôngmặcđịnhcủađoạnvăn" style:family="text">
      <style:text-properties fo:letter-spacing="-0.0027in" fo:font-size="5pt" style:font-size-asian="5pt"/>
    </style:style>
    <style:style style:name="T3862" style:parent-style-name="Phôngmặcđịnhcủađoạnvăn" style:family="text">
      <style:text-properties fo:font-size="5pt" style:font-size-asian="5pt"/>
    </style:style>
    <style:style style:name="T3863" style:parent-style-name="Phôngmặcđịnhcủađoạnvăn" style:family="text">
      <style:text-properties fo:letter-spacing="-0.002in" fo:font-size="5pt" style:font-size-asian="5pt"/>
    </style:style>
    <style:style style:name="T3864" style:parent-style-name="Phôngmặcđịnhcủađoạnvăn" style:family="text">
      <style:text-properties fo:font-size="5pt" style:font-size-asian="5pt"/>
    </style:style>
    <style:style style:name="T3865" style:parent-style-name="Phôngmặcđịnhcủađoạnvăn" style:family="text">
      <style:text-properties fo:letter-spacing="-0.0027in" fo:font-size="5pt" style:font-size-asian="5pt"/>
    </style:style>
    <style:style style:name="T3866" style:parent-style-name="Phôngmặcđịnhcủađoạnvăn" style:family="text">
      <style:text-properties fo:font-size="5pt" style:font-size-asian="5pt"/>
    </style:style>
    <style:style style:name="T3867" style:parent-style-name="Phôngmặcđịnhcủađoạnvăn" style:family="text">
      <style:text-properties fo:letter-spacing="-0.002in" fo:font-size="5pt" style:font-size-asian="5pt"/>
    </style:style>
    <style:style style:name="T3868" style:parent-style-name="Phôngmặcđịnhcủađoạnvăn" style:family="text">
      <style:text-properties fo:font-size="5pt" style:font-size-asian="5pt"/>
    </style:style>
    <style:style style:name="T3869" style:parent-style-name="Phôngmặcđịnhcủađoạnvăn" style:family="text">
      <style:text-properties fo:letter-spacing="-0.0027in" fo:font-size="5pt" style:font-size-asian="5pt"/>
    </style:style>
    <style:style style:name="T3870" style:parent-style-name="Phôngmặcđịnhcủađoạnvăn" style:family="text">
      <style:text-properties fo:font-size="5pt" style:font-size-asian="5pt"/>
    </style:style>
    <style:style style:name="T3871" style:parent-style-name="Phôngmặcđịnhcủađoạnvăn" style:family="text">
      <style:text-properties fo:letter-spacing="-0.0034in" fo:font-size="5pt" style:font-size-asian="5pt"/>
    </style:style>
    <style:style style:name="T3872" style:parent-style-name="Phôngmặcđịnhcủađoạnvăn" style:family="text">
      <style:text-properties fo:font-size="5pt" style:font-size-asian="5pt"/>
    </style:style>
    <style:style style:name="T3873" style:parent-style-name="Phôngmặcđịnhcủađoạnvăn" style:family="text">
      <style:text-properties fo:letter-spacing="-0.0027in" fo:font-size="5pt" style:font-size-asian="5pt"/>
    </style:style>
    <style:style style:name="T3874" style:parent-style-name="Phôngmặcđịnhcủađoạnvăn" style:family="text">
      <style:text-properties fo:letter-spacing="-0.0013in" fo:font-size="5pt" style:font-size-asian="5pt"/>
    </style:style>
    <style:style style:name="P3875" style:parent-style-name="TableParagraph" style:family="paragraph">
      <style:paragraph-properties fo:margin-top="0.0145in" fo:margin-left="0.0166in">
        <style:tab-stops/>
      </style:paragraph-properties>
    </style:style>
    <style:style style:name="T3876" style:parent-style-name="Phôngmặcđịnhcủađoạnvăn" style:family="text">
      <style:text-properties fo:font-size="5pt" style:font-size-asian="5pt"/>
    </style:style>
    <style:style style:name="T3877" style:parent-style-name="Phôngmặcđịnhcủađoạnvăn" style:family="text">
      <style:text-properties fo:letter-spacing="-0.0013in" fo:font-size="5pt" style:font-size-asian="5pt"/>
    </style:style>
    <style:style style:name="T3878" style:parent-style-name="Phôngmặcđịnhcủađoạnvăn" style:family="text">
      <style:text-properties fo:font-size="5pt" style:font-size-asian="5pt"/>
    </style:style>
    <style:style style:name="T3879" style:parent-style-name="Phôngmặcđịnhcủađoạnvăn" style:family="text">
      <style:text-properties fo:letter-spacing="-0.002in" fo:font-size="5pt" style:font-size-asian="5pt"/>
    </style:style>
    <style:style style:name="T3880" style:parent-style-name="Phôngmặcđịnhcủađoạnvăn" style:family="text">
      <style:text-properties fo:font-size="5pt" style:font-size-asian="5pt"/>
    </style:style>
    <style:style style:name="T3881" style:parent-style-name="Phôngmặcđịnhcủađoạnvăn" style:family="text">
      <style:text-properties fo:letter-spacing="-0.0027in" fo:font-size="5pt" style:font-size-asian="5pt"/>
    </style:style>
    <style:style style:name="T3882" style:parent-style-name="Phôngmặcđịnhcủađoạnvăn" style:family="text">
      <style:text-properties fo:font-size="5pt" style:font-size-asian="5pt"/>
    </style:style>
    <style:style style:name="T3883" style:parent-style-name="Phôngmặcđịnhcủađoạnvăn" style:family="text">
      <style:text-properties fo:letter-spacing="-0.0013in" fo:font-size="5pt" style:font-size-asian="5pt"/>
    </style:style>
    <style:style style:name="P3884" style:parent-style-name="TableParagraph" style:family="paragraph">
      <style:paragraph-properties fo:margin-top="0.0152in" fo:margin-left="0.0166in">
        <style:tab-stops/>
      </style:paragraph-properties>
    </style:style>
    <style:style style:name="T3885" style:parent-style-name="Phôngmặcđịnhcủađoạnvăn" style:family="text">
      <style:text-properties fo:font-size="5pt" style:font-size-asian="5pt"/>
    </style:style>
    <style:style style:name="T3886" style:parent-style-name="Phôngmặcđịnhcủađoạnvăn" style:family="text">
      <style:text-properties fo:letter-spacing="-0.0027in" fo:font-size="5pt" style:font-size-asian="5pt"/>
    </style:style>
    <style:style style:name="T3887" style:parent-style-name="Phôngmặcđịnhcủađoạnvăn" style:family="text">
      <style:text-properties fo:font-size="5pt" style:font-size-asian="5pt"/>
    </style:style>
    <style:style style:name="T3888" style:parent-style-name="Phôngmặcđịnhcủađoạnvăn" style:family="text">
      <style:text-properties fo:letter-spacing="-0.0013in" fo:font-size="5pt" style:font-size-asian="5pt"/>
    </style:style>
    <style:style style:name="T3889" style:parent-style-name="Phôngmặcđịnhcủađoạnvăn" style:family="text">
      <style:text-properties fo:font-size="5pt" style:font-size-asian="5pt"/>
    </style:style>
    <style:style style:name="T3890" style:parent-style-name="Phôngmặcđịnhcủađoạnvăn" style:family="text">
      <style:text-properties fo:letter-spacing="-0.0013in" fo:font-size="5pt" style:font-size-asian="5pt"/>
    </style:style>
    <style:style style:name="T3891" style:parent-style-name="Phôngmặcđịnhcủađoạnvăn" style:family="text">
      <style:text-properties fo:font-size="5pt" style:font-size-asian="5pt"/>
    </style:style>
    <style:style style:name="T3892" style:parent-style-name="Phôngmặcđịnhcủađoạnvăn" style:family="text">
      <style:text-properties fo:letter-spacing="-0.0013in" fo:font-size="5pt" style:font-size-asian="5pt"/>
    </style:style>
    <style:style style:name="T3893" style:parent-style-name="Phôngmặcđịnhcủađoạnvăn" style:family="text">
      <style:text-properties fo:font-size="5pt" style:font-size-asian="5pt"/>
    </style:style>
    <style:style style:name="T3894" style:parent-style-name="Phôngmặcđịnhcủađoạnvăn" style:family="text">
      <style:text-properties fo:letter-spacing="-0.002in" fo:font-size="5pt" style:font-size-asian="5pt"/>
    </style:style>
    <style:style style:name="T3895" style:parent-style-name="Phôngmặcđịnhcủađoạnvăn" style:family="text">
      <style:text-properties fo:font-size="5pt" style:font-size-asian="5pt"/>
    </style:style>
    <style:style style:name="T3896" style:parent-style-name="Phôngmặcđịnhcủađoạnvăn" style:family="text">
      <style:text-properties fo:letter-spacing="-0.0027in" fo:font-size="5pt" style:font-size-asian="5pt"/>
    </style:style>
    <style:style style:name="T3897" style:parent-style-name="Phôngmặcđịnhcủađoạnvăn" style:family="text">
      <style:text-properties fo:font-size="5pt" style:font-size-asian="5pt"/>
    </style:style>
    <style:style style:name="T3898" style:parent-style-name="Phôngmặcđịnhcủađoạnvăn" style:family="text">
      <style:text-properties fo:letter-spacing="-0.0027in" fo:font-size="5pt" style:font-size-asian="5pt"/>
    </style:style>
    <style:style style:name="T3899" style:parent-style-name="Phôngmặcđịnhcủađoạnvăn" style:family="text">
      <style:text-properties fo:letter-spacing="-0.0013in" fo:font-size="5pt" style:font-size-asian="5pt"/>
    </style:style>
    <style:style style:name="P3900" style:parent-style-name="TableParagraph" style:family="paragraph">
      <style:paragraph-properties fo:margin-top="0.0152in" fo:margin-left="0.0166in">
        <style:tab-stops/>
      </style:paragraph-properties>
    </style:style>
    <style:style style:name="T3901" style:parent-style-name="Phôngmặcđịnhcủađoạnvăn" style:family="text">
      <style:text-properties fo:letter-spacing="-0.0013in" fo:font-size="5pt" style:font-size-asian="5pt"/>
    </style:style>
    <style:style style:name="T3902" style:parent-style-name="Phôngmặcđịnhcủađoạnvăn" style:family="text">
      <style:text-properties fo:letter-spacing="-0.0034in" fo:font-size="5pt" style:font-size-asian="5pt"/>
    </style:style>
    <style:style style:name="T3903" style:parent-style-name="Phôngmặcđịnhcủađoạnvăn" style:family="text">
      <style:text-properties fo:letter-spacing="-0.0013in" fo:font-size="5pt" style:font-size-asian="5pt"/>
    </style:style>
    <style:style style:name="T3904" style:parent-style-name="Phôngmặcđịnhcủađoạnvăn" style:family="text">
      <style:text-properties fo:letter-spacing="-0.002in" fo:font-size="5pt" style:font-size-asian="5pt"/>
    </style:style>
    <style:style style:name="T3905" style:parent-style-name="Phôngmặcđịnhcủađoạnvăn" style:family="text">
      <style:text-properties fo:letter-spacing="-0.0034in" fo:font-size="5pt" style:font-size-asian="5pt"/>
    </style:style>
    <style:style style:name="P3906" style:parent-style-name="TableParagraph" style:family="paragraph">
      <style:paragraph-properties fo:margin-top="0.0152in" fo:margin-left="0.0166in">
        <style:tab-stops/>
      </style:paragraph-properties>
    </style:style>
    <style:style style:name="T3907" style:parent-style-name="Phôngmặcđịnhcủađoạnvăn" style:family="text">
      <style:text-properties style:text-scale="105%" fo:font-size="5pt" style:font-size-asian="5pt"/>
    </style:style>
    <style:style style:name="T3908" style:parent-style-name="Phôngmặcđịnhcủađoạnvăn" style:family="text">
      <style:text-properties fo:letter-spacing="-0.0034in" style:text-scale="105%" fo:font-size="5pt" style:font-size-asian="5pt"/>
    </style:style>
    <style:style style:name="T3909" style:parent-style-name="Phôngmặcđịnhcủađoạnvăn" style:family="text">
      <style:text-properties fo:letter-spacing="-0.0027in" style:text-scale="105%" fo:font-size="5pt" style:font-size-asian="5pt"/>
    </style:style>
    <style:style style:name="P3910" style:parent-style-name="TableParagraph" style:family="paragraph">
      <style:paragraph-properties fo:margin-top="0.0152in" fo:margin-left="0.0166in">
        <style:tab-stops/>
      </style:paragraph-properties>
    </style:style>
    <style:style style:name="T3911" style:parent-style-name="Phôngmặcđịnhcủađoạnvăn" style:family="text">
      <style:text-properties fo:letter-spacing="-0.0013in" fo:font-size="5pt" style:font-size-asian="5pt"/>
    </style:style>
    <style:style style:name="T3912" style:parent-style-name="Phôngmặcđịnhcủađoạnvăn" style:family="text">
      <style:text-properties fo:letter-spacing="0.0006in" fo:font-size="5pt" style:font-size-asian="5pt"/>
    </style:style>
    <style:style style:name="T3913" style:parent-style-name="Phôngmặcđịnhcủađoạnvăn" style:family="text">
      <style:text-properties fo:letter-spacing="-0.0013in" fo:font-size="5pt" style:font-size-asian="5pt"/>
    </style:style>
    <style:style style:name="T3914" style:parent-style-name="Phôngmặcđịnhcủađoạnvăn" style:family="text">
      <style:text-properties fo:letter-spacing="0.0013in" fo:font-size="5pt" style:font-size-asian="5pt"/>
    </style:style>
    <style:style style:name="T3915" style:parent-style-name="Phôngmặcđịnhcủađoạnvăn" style:family="text">
      <style:text-properties fo:letter-spacing="-0.0027in" fo:font-size="5pt" style:font-size-asian="5pt"/>
    </style:style>
    <style:style style:name="P3916" style:parent-style-name="TableParagraph" style:family="paragraph">
      <style:paragraph-properties fo:margin-top="0.0152in" fo:margin-left="0.0166in">
        <style:tab-stops/>
      </style:paragraph-properties>
    </style:style>
    <style:style style:name="T3917" style:parent-style-name="Phôngmặcđịnhcủađoạnvăn" style:family="text">
      <style:text-properties fo:font-size="5pt" style:font-size-asian="5pt"/>
    </style:style>
    <style:style style:name="T3918" style:parent-style-name="Phôngmặcđịnhcủađoạnvăn" style:family="text">
      <style:text-properties fo:letter-spacing="-0.0013in" fo:font-size="5pt" style:font-size-asian="5pt"/>
    </style:style>
    <style:style style:name="T3919" style:parent-style-name="Phôngmặcđịnhcủađoạnvăn" style:family="text">
      <style:text-properties fo:font-size="5pt" style:font-size-asian="5pt"/>
    </style:style>
    <style:style style:name="T3920" style:parent-style-name="Phôngmặcđịnhcủađoạnvăn" style:family="text">
      <style:text-properties fo:letter-spacing="-0.002in" fo:font-size="5pt" style:font-size-asian="5pt"/>
    </style:style>
    <style:style style:name="T3921" style:parent-style-name="Phôngmặcđịnhcủađoạnvăn" style:family="text">
      <style:text-properties fo:letter-spacing="-0.0013in" fo:font-size="5pt" style:font-size-asian="5pt"/>
    </style:style>
    <style:style style:name="P3922" style:parent-style-name="TableParagraph" style:family="paragraph">
      <style:paragraph-properties fo:margin-top="0.0159in" fo:line-height="117%" fo:margin-left="0.0166in" fo:margin-right="2.9777in">
        <style:tab-stops/>
      </style:paragraph-properties>
    </style:style>
    <style:style style:name="T3923" style:parent-style-name="Phôngmặcđịnhcủađoạnvăn" style:family="text">
      <style:text-properties fo:font-size="5pt" style:font-size-asian="5pt"/>
    </style:style>
    <style:style style:name="T3924" style:parent-style-name="Phôngmặcđịnhcủađoạnvăn" style:family="text">
      <style:text-properties fo:letter-spacing="-0.002in" fo:font-size="5pt" style:font-size-asian="5pt"/>
    </style:style>
    <style:style style:name="T3925" style:parent-style-name="Phôngmặcđịnhcủađoạnvăn" style:family="text">
      <style:text-properties fo:font-size="5pt" style:font-size-asian="5pt"/>
    </style:style>
    <style:style style:name="T3926" style:parent-style-name="Phôngmặcđịnhcủađoạnvăn" style:family="text">
      <style:text-properties fo:letter-spacing="-0.002in" fo:font-size="5pt" style:font-size-asian="5pt"/>
    </style:style>
    <style:style style:name="T3927" style:parent-style-name="Phôngmặcđịnhcủađoạnvăn" style:family="text">
      <style:text-properties fo:font-size="5pt" style:font-size-asian="5pt"/>
    </style:style>
    <style:style style:name="T3928" style:parent-style-name="Phôngmặcđịnhcủađoạnvăn" style:family="text">
      <style:text-properties fo:letter-spacing="-0.0013in" fo:font-size="5pt" style:font-size-asian="5pt"/>
    </style:style>
    <style:style style:name="T3929" style:parent-style-name="Phôngmặcđịnhcủađoạnvăn" style:family="text">
      <style:text-properties fo:font-size="5pt" style:font-size-asian="5pt"/>
    </style:style>
    <style:style style:name="T3930" style:parent-style-name="Phôngmặcđịnhcủađoạnvăn" style:family="text">
      <style:text-properties fo:letter-spacing="-0.002in" fo:font-size="5pt" style:font-size-asian="5pt"/>
    </style:style>
    <style:style style:name="T3931" style:parent-style-name="Phôngmặcđịnhcủađoạnvăn" style:family="text">
      <style:text-properties fo:font-size="5pt" style:font-size-asian="5pt"/>
    </style:style>
    <style:style style:name="T3932" style:parent-style-name="Phôngmặcđịnhcủađoạnvăn" style:family="text">
      <style:text-properties fo:letter-spacing="-0.0013in" fo:font-size="5pt" style:font-size-asian="5pt"/>
    </style:style>
    <style:style style:name="T3933" style:parent-style-name="Phôngmặcđịnhcủađoạnvăn" style:family="text">
      <style:text-properties fo:font-size="5pt" style:font-size-asian="5pt"/>
    </style:style>
    <style:style style:name="T3934" style:parent-style-name="Phôngmặcđịnhcủađoạnvăn" style:family="text">
      <style:text-properties fo:letter-spacing="-0.002in" fo:font-size="5pt" style:font-size-asian="5pt"/>
    </style:style>
    <style:style style:name="T3935" style:parent-style-name="Phôngmặcđịnhcủađoạnvăn" style:family="text">
      <style:text-properties fo:font-size="5pt" style:font-size-asian="5pt"/>
    </style:style>
    <style:style style:name="T3936" style:parent-style-name="Phôngmặcđịnhcủađoạnvăn" style:family="text">
      <style:text-properties fo:letter-spacing="-0.0013in" fo:font-size="5pt" style:font-size-asian="5pt"/>
    </style:style>
    <style:style style:name="T3937" style:parent-style-name="Phôngmặcđịnhcủađoạnvăn" style:family="text">
      <style:text-properties fo:font-size="5pt" style:font-size-asian="5pt"/>
    </style:style>
    <style:style style:name="T3938" style:parent-style-name="Phôngmặcđịnhcủađoạnvăn" style:family="text">
      <style:text-properties fo:letter-spacing="-0.002in" fo:font-size="5pt" style:font-size-asian="5pt"/>
    </style:style>
    <style:style style:name="T3939" style:parent-style-name="Phôngmặcđịnhcủađoạnvăn" style:family="text">
      <style:text-properties fo:font-size="5pt" style:font-size-asian="5pt"/>
    </style:style>
    <style:style style:name="T3940" style:parent-style-name="Phôngmặcđịnhcủađoạnvăn" style:family="text">
      <style:text-properties fo:letter-spacing="-0.002in" fo:font-size="5pt" style:font-size-asian="5pt"/>
    </style:style>
    <style:style style:name="T3941" style:parent-style-name="Phôngmặcđịnhcủađoạnvăn" style:family="text">
      <style:text-properties fo:font-size="5pt" style:font-size-asian="5pt"/>
    </style:style>
    <style:style style:name="T3942" style:parent-style-name="Phôngmặcđịnhcủađoạnvăn" style:family="text">
      <style:text-properties fo:letter-spacing="-0.0027in" fo:font-size="5pt" style:font-size-asian="5pt"/>
    </style:style>
    <style:style style:name="T3943" style:parent-style-name="Phôngmặcđịnhcủađoạnvăn" style:family="text">
      <style:text-properties fo:font-size="5pt" style:font-size-asian="5pt"/>
    </style:style>
    <style:style style:name="T3944" style:parent-style-name="Phôngmặcđịnhcủađoạnvăn" style:family="text">
      <style:text-properties fo:letter-spacing="-0.002in" fo:font-size="5pt" style:font-size-asian="5pt"/>
    </style:style>
    <style:style style:name="T3945" style:parent-style-name="Phôngmặcđịnhcủađoạnvăn" style:family="text">
      <style:text-properties fo:font-size="5pt" style:font-size-asian="5pt"/>
    </style:style>
    <style:style style:name="T3946" style:parent-style-name="Phôngmặcđịnhcủađoạnvăn" style:family="text">
      <style:text-properties fo:letter-spacing="-0.002in" fo:font-size="5pt" style:font-size-asian="5pt"/>
    </style:style>
    <style:style style:name="T3947" style:parent-style-name="Phôngmặcđịnhcủađoạnvăn" style:family="text">
      <style:text-properties fo:font-size="5pt" style:font-size-asian="5pt"/>
    </style:style>
    <style:style style:name="T3948" style:parent-style-name="Phôngmặcđịnhcủađoạnvăn" style:family="text">
      <style:text-properties fo:letter-spacing="-0.002in" fo:font-size="5pt" style:font-size-asian="5pt"/>
    </style:style>
    <style:style style:name="T3949" style:parent-style-name="Phôngmặcđịnhcủađoạnvăn" style:family="text">
      <style:text-properties fo:font-size="5pt" style:font-size-asian="5pt"/>
    </style:style>
    <style:style style:name="T3950" style:parent-style-name="Phôngmặcđịnhcủađoạnvăn" style:family="text">
      <style:text-properties fo:letter-spacing="0.0277in" fo:font-size="5pt" style:font-size-asian="5pt"/>
    </style:style>
    <style:style style:name="T3951" style:parent-style-name="Phôngmặcđịnhcủađoạnvăn" style:family="text">
      <style:text-properties fo:font-size="5pt" style:font-size-asian="5pt"/>
    </style:style>
    <style:style style:name="TableCell3952" style:family="table-cell">
      <style:table-cell-properties fo:border="0.0069in solid #000000" style:writing-mode="lr-tb" fo:padding-top="0in" fo:padding-left="0in" fo:padding-bottom="0in" fo:padding-right="0in"/>
    </style:style>
    <style:style style:name="P3953" style:parent-style-name="TableParagraph" style:family="paragraph">
      <style:text-properties style:font-name="Times New Roman" fo:font-size="5pt" style:font-size-asian="5pt"/>
    </style:style>
    <style:style style:name="P3954" style:parent-style-name="TableParagraph" style:family="paragraph">
      <style:text-properties style:font-name="Times New Roman" fo:font-size="5pt" style:font-size-asian="5pt"/>
    </style:style>
    <style:style style:name="P3955" style:parent-style-name="TableParagraph" style:family="paragraph">
      <style:text-properties style:font-name="Times New Roman" fo:font-size="5pt" style:font-size-asian="5pt"/>
    </style:style>
    <style:style style:name="P3956" style:parent-style-name="TableParagraph" style:family="paragraph">
      <style:text-properties style:font-name="Times New Roman" fo:font-size="5pt" style:font-size-asian="5pt"/>
    </style:style>
    <style:style style:name="P3957" style:parent-style-name="TableParagraph" style:family="paragraph">
      <style:text-properties style:font-name="Times New Roman" fo:font-size="5pt" style:font-size-asian="5pt"/>
    </style:style>
    <style:style style:name="P3958" style:parent-style-name="TableParagraph" style:family="paragraph">
      <style:text-properties style:font-name="Times New Roman" fo:font-size="5pt" style:font-size-asian="5pt"/>
    </style:style>
    <style:style style:name="P3959" style:parent-style-name="TableParagraph" style:family="paragraph">
      <style:text-properties style:font-name="Times New Roman" fo:font-size="5pt" style:font-size-asian="5pt"/>
    </style:style>
    <style:style style:name="P3960" style:parent-style-name="TableParagraph" style:family="paragraph">
      <style:text-properties style:font-name="Times New Roman" fo:font-size="5pt" style:font-size-asian="5pt"/>
    </style:style>
    <style:style style:name="P3961" style:parent-style-name="TableParagraph" style:family="paragraph">
      <style:text-properties style:font-name="Times New Roman" fo:font-size="5pt" style:font-size-asian="5pt"/>
    </style:style>
    <style:style style:name="P3962" style:parent-style-name="TableParagraph" style:family="paragraph">
      <style:text-properties style:font-name="Times New Roman" fo:font-size="5pt" style:font-size-asian="5pt"/>
    </style:style>
    <style:style style:name="P3963" style:parent-style-name="TableParagraph" style:family="paragraph">
      <style:text-properties style:font-name="Times New Roman" fo:font-size="5pt" style:font-size-asian="5pt"/>
    </style:style>
    <style:style style:name="P3964" style:parent-style-name="TableParagraph" style:family="paragraph">
      <style:paragraph-properties fo:margin-top="0.0486in"/>
      <style:text-properties style:font-name="Times New Roman" fo:font-size="5pt" style:font-size-asian="5pt"/>
    </style:style>
    <style:style style:name="P3965" style:parent-style-name="TableParagraph" style:family="paragraph">
      <style:paragraph-properties fo:margin-left="0.0173in">
        <style:tab-stops/>
      </style:paragraph-properties>
    </style:style>
    <style:style style:name="T3966" style:parent-style-name="Phôngmặcđịnhcủađoạnvăn" style:family="text">
      <style:text-properties fo:letter-spacing="-0.0034in" fo:font-size="5pt" style:font-size-asian="5pt"/>
    </style:style>
    <style:style style:name="TableCell3967" style:family="table-cell">
      <style:table-cell-properties fo:border="0.0069in solid #000000" style:writing-mode="lr-tb" fo:padding-top="0in" fo:padding-left="0in" fo:padding-bottom="0in" fo:padding-right="0in"/>
    </style:style>
    <style:style style:name="P3968" style:parent-style-name="TableParagraph" style:family="paragraph">
      <style:text-properties style:font-name="Times New Roman" fo:font-size="5pt" style:font-size-asian="5pt"/>
    </style:style>
    <style:style style:name="P3969" style:parent-style-name="TableParagraph" style:family="paragraph">
      <style:text-properties style:font-name="Times New Roman" fo:font-size="5pt" style:font-size-asian="5pt"/>
    </style:style>
    <style:style style:name="P3970" style:parent-style-name="TableParagraph" style:family="paragraph">
      <style:text-properties style:font-name="Times New Roman" fo:font-size="5pt" style:font-size-asian="5pt"/>
    </style:style>
    <style:style style:name="P3971" style:parent-style-name="TableParagraph" style:family="paragraph">
      <style:text-properties style:font-name="Times New Roman" fo:font-size="5pt" style:font-size-asian="5pt"/>
    </style:style>
    <style:style style:name="P3972" style:parent-style-name="TableParagraph" style:family="paragraph">
      <style:text-properties style:font-name="Times New Roman" fo:font-size="5pt" style:font-size-asian="5pt"/>
    </style:style>
    <style:style style:name="P3973" style:parent-style-name="TableParagraph" style:family="paragraph">
      <style:text-properties style:font-name="Times New Roman" fo:font-size="5pt" style:font-size-asian="5pt"/>
    </style:style>
    <style:style style:name="P3974" style:parent-style-name="TableParagraph" style:family="paragraph">
      <style:text-properties style:font-name="Times New Roman" fo:font-size="5pt" style:font-size-asian="5pt"/>
    </style:style>
    <style:style style:name="P3975" style:parent-style-name="TableParagraph" style:family="paragraph">
      <style:text-properties style:font-name="Times New Roman" fo:font-size="5pt" style:font-size-asian="5pt"/>
    </style:style>
    <style:style style:name="P3976" style:parent-style-name="TableParagraph" style:family="paragraph">
      <style:text-properties style:font-name="Times New Roman" fo:font-size="5pt" style:font-size-asian="5pt"/>
    </style:style>
    <style:style style:name="P3977" style:parent-style-name="TableParagraph" style:family="paragraph">
      <style:text-properties style:font-name="Times New Roman" fo:font-size="5pt" style:font-size-asian="5pt"/>
    </style:style>
    <style:style style:name="P3978" style:parent-style-name="TableParagraph" style:family="paragraph">
      <style:text-properties style:font-name="Times New Roman" fo:font-size="5pt" style:font-size-asian="5pt"/>
    </style:style>
    <style:style style:name="P3979" style:parent-style-name="TableParagraph" style:family="paragraph">
      <style:paragraph-properties fo:margin-top="0.0486in"/>
      <style:text-properties style:font-name="Times New Roman" fo:font-size="5pt" style:font-size-asian="5pt"/>
    </style:style>
    <style:style style:name="P3980" style:parent-style-name="TableParagraph" style:family="paragraph">
      <style:paragraph-properties fo:margin-left="0.0173in">
        <style:tab-stops/>
      </style:paragraph-properties>
    </style:style>
    <style:style style:name="T3981" style:parent-style-name="Phôngmặcđịnhcủađoạnvăn" style:family="text">
      <style:text-properties fo:letter-spacing="-0.0034in" style:text-scale="105%" fo:font-size="5pt" style:font-size-asian="5pt"/>
    </style:style>
    <style:style style:name="TableCell3982" style:family="table-cell">
      <style:table-cell-properties fo:border="0.0069in solid #000000" style:writing-mode="lr-tb" fo:padding-top="0in" fo:padding-left="0in" fo:padding-bottom="0in" fo:padding-right="0in"/>
    </style:style>
    <style:style style:name="P3983" style:parent-style-name="TableParagraph" style:family="paragraph">
      <style:text-properties style:font-name="Times New Roman" fo:font-size="5pt" style:font-size-asian="5pt"/>
    </style:style>
    <style:style style:name="P3984" style:parent-style-name="TableParagraph" style:family="paragraph">
      <style:text-properties style:font-name="Times New Roman" fo:font-size="5pt" style:font-size-asian="5pt"/>
    </style:style>
    <style:style style:name="P3985" style:parent-style-name="TableParagraph" style:family="paragraph">
      <style:text-properties style:font-name="Times New Roman" fo:font-size="5pt" style:font-size-asian="5pt"/>
    </style:style>
    <style:style style:name="P3986" style:parent-style-name="TableParagraph" style:family="paragraph">
      <style:text-properties style:font-name="Times New Roman" fo:font-size="5pt" style:font-size-asian="5pt"/>
    </style:style>
    <style:style style:name="P3987" style:parent-style-name="TableParagraph" style:family="paragraph">
      <style:text-properties style:font-name="Times New Roman" fo:font-size="5pt" style:font-size-asian="5pt"/>
    </style:style>
    <style:style style:name="P3988" style:parent-style-name="TableParagraph" style:family="paragraph">
      <style:text-properties style:font-name="Times New Roman" fo:font-size="5pt" style:font-size-asian="5pt"/>
    </style:style>
    <style:style style:name="P3989" style:parent-style-name="TableParagraph" style:family="paragraph">
      <style:text-properties style:font-name="Times New Roman" fo:font-size="5pt" style:font-size-asian="5pt"/>
    </style:style>
    <style:style style:name="P3990" style:parent-style-name="TableParagraph" style:family="paragraph">
      <style:text-properties style:font-name="Times New Roman" fo:font-size="5pt" style:font-size-asian="5pt"/>
    </style:style>
    <style:style style:name="P3991" style:parent-style-name="TableParagraph" style:family="paragraph">
      <style:text-properties style:font-name="Times New Roman" fo:font-size="5pt" style:font-size-asian="5pt"/>
    </style:style>
    <style:style style:name="P3992" style:parent-style-name="TableParagraph" style:family="paragraph">
      <style:text-properties style:font-name="Times New Roman" fo:font-size="5pt" style:font-size-asian="5pt"/>
    </style:style>
    <style:style style:name="P3993" style:parent-style-name="TableParagraph" style:family="paragraph">
      <style:text-properties style:font-name="Times New Roman" fo:font-size="5pt" style:font-size-asian="5pt"/>
    </style:style>
    <style:style style:name="P3994" style:parent-style-name="TableParagraph" style:family="paragraph">
      <style:paragraph-properties fo:margin-top="0.0486in"/>
      <style:text-properties style:font-name="Times New Roman" fo:font-size="5pt" style:font-size-asian="5pt"/>
    </style:style>
    <style:style style:name="P3995" style:parent-style-name="TableParagraph" style:family="paragraph">
      <style:paragraph-properties fo:margin-left="0.018in">
        <style:tab-stops/>
      </style:paragraph-properties>
    </style:style>
    <style:style style:name="T3996" style:parent-style-name="Phôngmặcđịnhcủađoạnvăn" style:family="text">
      <style:text-properties fo:letter-spacing="-0.0013in" fo:font-size="5pt" style:font-size-asian="5pt"/>
    </style:style>
    <style:style style:name="TableCell3997" style:family="table-cell">
      <style:table-cell-properties fo:border="0.0069in solid #000000" style:writing-mode="lr-tb" fo:padding-top="0in" fo:padding-left="0in" fo:padding-bottom="0in" fo:padding-right="0in"/>
    </style:style>
    <style:style style:name="P3998" style:parent-style-name="TableParagraph" style:family="paragraph">
      <style:text-properties style:font-name="Times New Roman" fo:font-size="5pt" style:font-size-asian="5pt"/>
    </style:style>
    <style:style style:name="P3999" style:parent-style-name="TableParagraph" style:family="paragraph">
      <style:text-properties style:font-name="Times New Roman" fo:font-size="5pt" style:font-size-asian="5pt"/>
    </style:style>
    <style:style style:name="P4000" style:parent-style-name="TableParagraph" style:family="paragraph">
      <style:text-properties style:font-name="Times New Roman" fo:font-size="5pt" style:font-size-asian="5pt"/>
    </style:style>
    <style:style style:name="P4001" style:parent-style-name="TableParagraph" style:family="paragraph">
      <style:text-properties style:font-name="Times New Roman" fo:font-size="5pt" style:font-size-asian="5pt"/>
    </style:style>
    <style:style style:name="P4002" style:parent-style-name="TableParagraph" style:family="paragraph">
      <style:text-properties style:font-name="Times New Roman" fo:font-size="5pt" style:font-size-asian="5pt"/>
    </style:style>
    <style:style style:name="P4003" style:parent-style-name="TableParagraph" style:family="paragraph">
      <style:text-properties style:font-name="Times New Roman" fo:font-size="5pt" style:font-size-asian="5pt"/>
    </style:style>
    <style:style style:name="P4004" style:parent-style-name="TableParagraph" style:family="paragraph">
      <style:text-properties style:font-name="Times New Roman" fo:font-size="5pt" style:font-size-asian="5pt"/>
    </style:style>
    <style:style style:name="P4005" style:parent-style-name="TableParagraph" style:family="paragraph">
      <style:text-properties style:font-name="Times New Roman" fo:font-size="5pt" style:font-size-asian="5pt"/>
    </style:style>
    <style:style style:name="P4006" style:parent-style-name="TableParagraph" style:family="paragraph">
      <style:text-properties style:font-name="Times New Roman" fo:font-size="5pt" style:font-size-asian="5pt"/>
    </style:style>
    <style:style style:name="P4007" style:parent-style-name="TableParagraph" style:family="paragraph">
      <style:text-properties style:font-name="Times New Roman" fo:font-size="5pt" style:font-size-asian="5pt"/>
    </style:style>
    <style:style style:name="P4008" style:parent-style-name="TableParagraph" style:family="paragraph">
      <style:text-properties style:font-name="Times New Roman" fo:font-size="5pt" style:font-size-asian="5pt"/>
    </style:style>
    <style:style style:name="P4009" style:parent-style-name="TableParagraph" style:family="paragraph">
      <style:paragraph-properties fo:margin-top="0.0486in"/>
      <style:text-properties style:font-name="Times New Roman" fo:font-size="5pt" style:font-size-asian="5pt"/>
    </style:style>
    <style:style style:name="P4010" style:parent-style-name="TableParagraph" style:family="paragraph">
      <style:paragraph-properties fo:margin-left="0.0187in">
        <style:tab-stops/>
      </style:paragraph-properties>
    </style:style>
    <style:style style:name="T4011" style:parent-style-name="Phôngmặcđịnhcủađoạnvăn" style:family="text">
      <style:text-properties fo:letter-spacing="-0.0069in" style:text-scale="105%" fo:font-size="5pt" style:font-size-asian="5pt"/>
    </style:style>
    <style:style style:name="TableRow4012" style:family="table-row">
      <style:table-row-properties style:min-row-height="1.0479in" style:use-optimal-row-height="false"/>
    </style:style>
    <style:style style:name="TableCell4013" style:family="table-cell">
      <style:table-cell-properties fo:border="0.0069in solid #000000" style:writing-mode="lr-tb" fo:padding-top="0in" fo:padding-left="0in" fo:padding-bottom="0in" fo:padding-right="0in"/>
    </style:style>
    <style:style style:name="P4014" style:parent-style-name="TableParagraph" style:family="paragraph">
      <style:text-properties style:font-name="Times New Roman" fo:font-size="5pt" style:font-size-asian="5pt"/>
    </style:style>
    <style:style style:name="P4015" style:parent-style-name="TableParagraph" style:family="paragraph">
      <style:text-properties style:font-name="Times New Roman" fo:font-size="5pt" style:font-size-asian="5pt"/>
    </style:style>
    <style:style style:name="P4016" style:parent-style-name="TableParagraph" style:family="paragraph">
      <style:text-properties style:font-name="Times New Roman" fo:font-size="5pt" style:font-size-asian="5pt"/>
    </style:style>
    <style:style style:name="P4017" style:parent-style-name="TableParagraph" style:family="paragraph">
      <style:text-properties style:font-name="Times New Roman" fo:font-size="5pt" style:font-size-asian="5pt"/>
    </style:style>
    <style:style style:name="P4018" style:parent-style-name="TableParagraph" style:family="paragraph">
      <style:text-properties style:font-name="Times New Roman" fo:font-size="5pt" style:font-size-asian="5pt"/>
    </style:style>
    <style:style style:name="P4019" style:parent-style-name="TableParagraph" style:family="paragraph">
      <style:paragraph-properties fo:margin-top="0.0076in"/>
      <style:text-properties style:font-name="Times New Roman" fo:font-size="5pt" style:font-size-asian="5pt"/>
    </style:style>
    <style:style style:name="P4020" style:parent-style-name="TableParagraph" style:family="paragraph">
      <style:paragraph-properties fo:margin-left="0.0159in">
        <style:tab-stops/>
      </style:paragraph-properties>
    </style:style>
    <style:style style:name="T4021" style:parent-style-name="Phôngmặcđịnhcủađoạnvăn" style:family="text">
      <style:text-properties fo:letter-spacing="-0.0013in" fo:font-size="5pt" style:font-size-asian="5pt"/>
    </style:style>
    <style:style style:name="TableCell4022" style:family="table-cell">
      <style:table-cell-properties fo:border="0.0069in solid #000000" style:writing-mode="lr-tb" fo:padding-top="0in" fo:padding-left="0in" fo:padding-bottom="0in" fo:padding-right="0in"/>
    </style:style>
    <style:style style:name="P4023" style:parent-style-name="TableParagraph" style:family="paragraph">
      <style:text-properties style:font-name="Times New Roman" fo:font-size="5pt" style:font-size-asian="5pt"/>
    </style:style>
    <style:style style:name="P4024" style:parent-style-name="TableParagraph" style:family="paragraph">
      <style:text-properties style:font-name="Times New Roman" fo:font-size="5pt" style:font-size-asian="5pt"/>
    </style:style>
    <style:style style:name="P4025" style:parent-style-name="TableParagraph" style:family="paragraph">
      <style:text-properties style:font-name="Times New Roman" fo:font-size="5pt" style:font-size-asian="5pt"/>
    </style:style>
    <style:style style:name="P4026" style:parent-style-name="TableParagraph" style:family="paragraph">
      <style:text-properties style:font-name="Times New Roman" fo:font-size="5pt" style:font-size-asian="5pt"/>
    </style:style>
    <style:style style:name="P4027" style:parent-style-name="TableParagraph" style:family="paragraph">
      <style:text-properties style:font-name="Times New Roman" fo:font-size="5pt" style:font-size-asian="5pt"/>
    </style:style>
    <style:style style:name="P4028" style:parent-style-name="TableParagraph" style:family="paragraph">
      <style:paragraph-properties fo:margin-top="0.0076in"/>
      <style:text-properties style:font-name="Times New Roman" fo:font-size="5pt" style:font-size-asian="5pt"/>
    </style:style>
    <style:style style:name="P4029" style:parent-style-name="TableParagraph" style:family="paragraph">
      <style:paragraph-properties fo:margin-left="0.0159in">
        <style:tab-stops/>
      </style:paragraph-properties>
    </style:style>
    <style:style style:name="T4030" style:parent-style-name="Phôngmặcđịnhcủađoạnvăn" style:family="text">
      <style:text-properties fo:letter-spacing="-0.0013in" style:text-scale="105%" fo:font-size="5pt" style:font-size-asian="5pt"/>
    </style:style>
    <style:style style:name="TableCell4031" style:family="table-cell">
      <style:table-cell-properties fo:border="0.0069in solid #000000" style:writing-mode="lr-tb" fo:padding-top="0in" fo:padding-left="0in" fo:padding-bottom="0in" fo:padding-right="0in"/>
    </style:style>
    <style:style style:name="P4032" style:parent-style-name="TableParagraph" style:family="paragraph">
      <style:paragraph-properties fo:margin-top="0.0368in" fo:line-height="117%" fo:margin-left="0.0166in" fo:margin-right="1.1326in">
        <style:tab-stops/>
      </style:paragraph-properties>
    </style:style>
    <style:style style:name="T4033" style:parent-style-name="Phôngmặcđịnhcủađoạnvăn" style:family="text">
      <style:text-properties fo:font-size="5pt" style:font-size-asian="5pt"/>
    </style:style>
    <style:style style:name="T4034" style:parent-style-name="Phôngmặcđịnhcủađoạnvăn" style:family="text">
      <style:text-properties fo:letter-spacing="-0.002in" fo:font-size="5pt" style:font-size-asian="5pt"/>
    </style:style>
    <style:style style:name="T4035" style:parent-style-name="Phôngmặcđịnhcủađoạnvăn" style:family="text">
      <style:text-properties fo:font-size="5pt" style:font-size-asian="5pt"/>
    </style:style>
    <style:style style:name="T4036" style:parent-style-name="Phôngmặcđịnhcủađoạnvăn" style:family="text">
      <style:text-properties fo:letter-spacing="-0.0013in" fo:font-size="5pt" style:font-size-asian="5pt"/>
    </style:style>
    <style:style style:name="T4037" style:parent-style-name="Phôngmặcđịnhcủađoạnvăn" style:family="text">
      <style:text-properties fo:font-size="5pt" style:font-size-asian="5pt"/>
    </style:style>
    <style:style style:name="T4038" style:parent-style-name="Phôngmặcđịnhcủađoạnvăn" style:family="text">
      <style:text-properties fo:letter-spacing="-0.0013in" fo:font-size="5pt" style:font-size-asian="5pt"/>
    </style:style>
    <style:style style:name="T4039" style:parent-style-name="Phôngmặcđịnhcủađoạnvăn" style:family="text">
      <style:text-properties fo:font-size="5pt" style:font-size-asian="5pt"/>
    </style:style>
    <style:style style:name="T4040" style:parent-style-name="Phôngmặcđịnhcủađoạnvăn" style:family="text">
      <style:text-properties fo:letter-spacing="-0.0027in" fo:font-size="5pt" style:font-size-asian="5pt"/>
    </style:style>
    <style:style style:name="T4041" style:parent-style-name="Phôngmặcđịnhcủađoạnvăn" style:family="text">
      <style:text-properties fo:font-size="5pt" style:font-size-asian="5pt"/>
    </style:style>
    <style:style style:name="T4042" style:parent-style-name="Phôngmặcđịnhcủađoạnvăn" style:family="text">
      <style:text-properties fo:letter-spacing="-0.0027in" fo:font-size="5pt" style:font-size-asian="5pt"/>
    </style:style>
    <style:style style:name="T4043" style:parent-style-name="Phôngmặcđịnhcủađoạnvăn" style:family="text">
      <style:text-properties fo:font-size="5pt" style:font-size-asian="5pt"/>
    </style:style>
    <style:style style:name="T4044" style:parent-style-name="Phôngmặcđịnhcủađoạnvăn" style:family="text">
      <style:text-properties fo:letter-spacing="-0.0027in" fo:font-size="5pt" style:font-size-asian="5pt"/>
    </style:style>
    <style:style style:name="T4045" style:parent-style-name="Phôngmặcđịnhcủađoạnvăn" style:family="text">
      <style:text-properties fo:font-size="5pt" style:font-size-asian="5pt"/>
    </style:style>
    <style:style style:name="T4046" style:parent-style-name="Phôngmặcđịnhcủađoạnvăn" style:family="text">
      <style:text-properties fo:letter-spacing="-0.002in" fo:font-size="5pt" style:font-size-asian="5pt"/>
    </style:style>
    <style:style style:name="T4047" style:parent-style-name="Phôngmặcđịnhcủađoạnvăn" style:family="text">
      <style:text-properties fo:font-size="5pt" style:font-size-asian="5pt"/>
    </style:style>
    <style:style style:name="T4048" style:parent-style-name="Phôngmặcđịnhcủađoạnvăn" style:family="text">
      <style:text-properties fo:letter-spacing="-0.0027in" fo:font-size="5pt" style:font-size-asian="5pt"/>
    </style:style>
    <style:style style:name="T4049" style:parent-style-name="Phôngmặcđịnhcủađoạnvăn" style:family="text">
      <style:text-properties fo:font-size="5pt" style:font-size-asian="5pt"/>
    </style:style>
    <style:style style:name="T4050" style:parent-style-name="Phôngmặcđịnhcủađoạnvăn" style:family="text">
      <style:text-properties fo:letter-spacing="-0.0013in" fo:font-size="5pt" style:font-size-asian="5pt"/>
    </style:style>
    <style:style style:name="T4051" style:parent-style-name="Phôngmặcđịnhcủađoạnvăn" style:family="text">
      <style:text-properties fo:font-size="5pt" style:font-size-asian="5pt"/>
    </style:style>
    <style:style style:name="T4052" style:parent-style-name="Phôngmặcđịnhcủađoạnvăn" style:family="text">
      <style:text-properties fo:letter-spacing="-0.0013in" fo:font-size="5pt" style:font-size-asian="5pt"/>
    </style:style>
    <style:style style:name="T4053" style:parent-style-name="Phôngmặcđịnhcủađoạnvăn" style:family="text">
      <style:text-properties fo:font-size="5pt" style:font-size-asian="5pt"/>
    </style:style>
    <style:style style:name="T4054" style:parent-style-name="Phôngmặcđịnhcủađoạnvăn" style:family="text">
      <style:text-properties fo:letter-spacing="-0.0013in" fo:font-size="5pt" style:font-size-asian="5pt"/>
    </style:style>
    <style:style style:name="T4055" style:parent-style-name="Phôngmặcđịnhcủađoạnvăn" style:family="text">
      <style:text-properties fo:font-size="5pt" style:font-size-asian="5pt"/>
    </style:style>
    <style:style style:name="T4056" style:parent-style-name="Phôngmặcđịnhcủađoạnvăn" style:family="text">
      <style:text-properties fo:letter-spacing="-0.0027in" fo:font-size="5pt" style:font-size-asian="5pt"/>
    </style:style>
    <style:style style:name="T4057" style:parent-style-name="Phôngmặcđịnhcủađoạnvăn" style:family="text">
      <style:text-properties fo:font-size="5pt" style:font-size-asian="5pt"/>
    </style:style>
    <style:style style:name="T4058" style:parent-style-name="Phôngmặcđịnhcủađoạnvăn" style:family="text">
      <style:text-properties fo:letter-spacing="-0.0013in" fo:font-size="5pt" style:font-size-asian="5pt"/>
    </style:style>
    <style:style style:name="T4059" style:parent-style-name="Phôngmặcđịnhcủađoạnvăn" style:family="text">
      <style:text-properties fo:font-size="5pt" style:font-size-asian="5pt"/>
    </style:style>
    <style:style style:name="T4060" style:parent-style-name="Phôngmặcđịnhcủađoạnvăn" style:family="text">
      <style:text-properties fo:letter-spacing="-0.0027in" fo:font-size="5pt" style:font-size-asian="5pt"/>
    </style:style>
    <style:style style:name="T4061" style:parent-style-name="Phôngmặcđịnhcủađoạnvăn" style:family="text">
      <style:text-properties fo:font-size="5pt" style:font-size-asian="5pt"/>
    </style:style>
    <style:style style:name="T4062" style:parent-style-name="Phôngmặcđịnhcủađoạnvăn" style:family="text">
      <style:text-properties fo:letter-spacing="-0.002in" fo:font-size="5pt" style:font-size-asian="5pt"/>
    </style:style>
    <style:style style:name="T4063" style:parent-style-name="Phôngmặcđịnhcủađoạnvăn" style:family="text">
      <style:text-properties fo:font-size="5pt" style:font-size-asian="5pt"/>
    </style:style>
    <style:style style:name="T4064" style:parent-style-name="Phôngmặcđịnhcủađoạnvăn" style:family="text">
      <style:text-properties fo:letter-spacing="-0.0027in" fo:font-size="5pt" style:font-size-asian="5pt"/>
    </style:style>
    <style:style style:name="T4065" style:parent-style-name="Phôngmặcđịnhcủađoạnvăn" style:family="text">
      <style:text-properties fo:font-size="5pt" style:font-size-asian="5pt"/>
    </style:style>
    <style:style style:name="T4066" style:parent-style-name="Phôngmặcđịnhcủađoạnvăn" style:family="text">
      <style:text-properties fo:letter-spacing="-0.002in" fo:font-size="5pt" style:font-size-asian="5pt"/>
    </style:style>
    <style:style style:name="T4067" style:parent-style-name="Phôngmặcđịnhcủađoạnvăn" style:family="text">
      <style:text-properties fo:font-size="5pt" style:font-size-asian="5pt"/>
    </style:style>
    <style:style style:name="T4068" style:parent-style-name="Phôngmặcđịnhcủađoạnvăn" style:family="text">
      <style:text-properties fo:letter-spacing="-0.002in" fo:font-size="5pt" style:font-size-asian="5pt"/>
    </style:style>
    <style:style style:name="T4069" style:parent-style-name="Phôngmặcđịnhcủađoạnvăn" style:family="text">
      <style:text-properties fo:font-size="5pt" style:font-size-asian="5pt"/>
    </style:style>
    <style:style style:name="T4070" style:parent-style-name="Phôngmặcđịnhcủađoạnvăn" style:family="text">
      <style:text-properties fo:letter-spacing="-0.0013in" fo:font-size="5pt" style:font-size-asian="5pt"/>
    </style:style>
    <style:style style:name="T4071" style:parent-style-name="Phôngmặcđịnhcủađoạnvăn" style:family="text">
      <style:text-properties fo:font-size="5pt" style:font-size-asian="5pt"/>
    </style:style>
    <style:style style:name="T4072" style:parent-style-name="Phôngmặcđịnhcủađoạnvăn" style:family="text">
      <style:text-properties fo:letter-spacing="-0.0013in" fo:font-size="5pt" style:font-size-asian="5pt"/>
    </style:style>
    <style:style style:name="T4073" style:parent-style-name="Phôngmặcđịnhcủađoạnvăn" style:family="text">
      <style:text-properties fo:font-size="5pt" style:font-size-asian="5pt"/>
    </style:style>
    <style:style style:name="T4074" style:parent-style-name="Phôngmặcđịnhcủađoạnvăn" style:family="text">
      <style:text-properties fo:letter-spacing="-0.0027in" fo:font-size="5pt" style:font-size-asian="5pt"/>
    </style:style>
    <style:style style:name="T4075" style:parent-style-name="Phôngmặcđịnhcủađoạnvăn" style:family="text">
      <style:text-properties fo:font-size="5pt" style:font-size-asian="5pt"/>
    </style:style>
    <style:style style:name="T4076" style:parent-style-name="Phôngmặcđịnhcủađoạnvăn" style:family="text">
      <style:text-properties fo:letter-spacing="-0.0013in" fo:font-size="5pt" style:font-size-asian="5pt"/>
    </style:style>
    <style:style style:name="T4077" style:parent-style-name="Phôngmặcđịnhcủađoạnvăn" style:family="text">
      <style:text-properties fo:font-size="5pt" style:font-size-asian="5pt"/>
    </style:style>
    <style:style style:name="T4078" style:parent-style-name="Phôngmặcđịnhcủađoạnvăn" style:family="text">
      <style:text-properties fo:letter-spacing="-0.0013in" fo:font-size="5pt" style:font-size-asian="5pt"/>
    </style:style>
    <style:style style:name="T4079" style:parent-style-name="Phôngmặcđịnhcủađoạnvăn" style:family="text">
      <style:text-properties fo:font-size="5pt" style:font-size-asian="5pt"/>
    </style:style>
    <style:style style:name="T4080" style:parent-style-name="Phôngmặcđịnhcủađoạnvăn" style:family="text">
      <style:text-properties fo:letter-spacing="-0.002in" fo:font-size="5pt" style:font-size-asian="5pt"/>
    </style:style>
    <style:style style:name="T4081" style:parent-style-name="Phôngmặcđịnhcủađoạnvăn" style:family="text">
      <style:text-properties fo:font-size="5pt" style:font-size-asian="5pt"/>
    </style:style>
    <style:style style:name="T4082" style:parent-style-name="Phôngmặcđịnhcủađoạnvăn" style:family="text">
      <style:text-properties fo:letter-spacing="-0.002in" fo:font-size="5pt" style:font-size-asian="5pt"/>
    </style:style>
    <style:style style:name="T4083" style:parent-style-name="Phôngmặcđịnhcủađoạnvăn" style:family="text">
      <style:text-properties fo:font-size="5pt" style:font-size-asian="5pt"/>
    </style:style>
    <style:style style:name="T4084" style:parent-style-name="Phôngmặcđịnhcủađoạnvăn" style:family="text">
      <style:text-properties fo:letter-spacing="-0.002in" fo:font-size="5pt" style:font-size-asian="5pt"/>
    </style:style>
    <style:style style:name="T4085" style:parent-style-name="Phôngmặcđịnhcủađoạnvăn" style:family="text">
      <style:text-properties fo:font-size="5pt" style:font-size-asian="5pt"/>
    </style:style>
    <style:style style:name="T4086" style:parent-style-name="Phôngmặcđịnhcủađoạnvăn" style:family="text">
      <style:text-properties fo:letter-spacing="-0.0027in" fo:font-size="5pt" style:font-size-asian="5pt"/>
    </style:style>
    <style:style style:name="T4087" style:parent-style-name="Phôngmặcđịnhcủađoạnvăn" style:family="text">
      <style:text-properties fo:font-size="5pt" style:font-size-asian="5pt"/>
    </style:style>
    <style:style style:name="T4088" style:parent-style-name="Phôngmặcđịnhcủađoạnvăn" style:family="text">
      <style:text-properties fo:letter-spacing="0.0277in" fo:font-size="5pt" style:font-size-asian="5pt"/>
    </style:style>
    <style:style style:name="T4089" style:parent-style-name="Phôngmặcđịnhcủađoạnvăn" style:family="text">
      <style:text-properties fo:font-size="5pt" style:font-size-asian="5pt"/>
    </style:style>
    <style:style style:name="P4090" style:parent-style-name="TableParagraph" style:family="paragraph">
      <style:paragraph-properties fo:margin-left="0.0166in">
        <style:tab-stops/>
      </style:paragraph-properties>
    </style:style>
    <style:style style:name="T4091" style:parent-style-name="Phôngmặcđịnhcủađoạnvăn" style:family="text">
      <style:text-properties fo:font-size="5pt" style:font-size-asian="5pt"/>
    </style:style>
    <style:style style:name="T4092" style:parent-style-name="Phôngmặcđịnhcủađoạnvăn" style:family="text">
      <style:text-properties fo:letter-spacing="-0.0034in" fo:font-size="5pt" style:font-size-asian="5pt"/>
    </style:style>
    <style:style style:name="T4093" style:parent-style-name="Phôngmặcđịnhcủađoạnvăn" style:family="text">
      <style:text-properties fo:font-size="5pt" style:font-size-asian="5pt"/>
    </style:style>
    <style:style style:name="T4094" style:parent-style-name="Phôngmặcđịnhcủađoạnvăn" style:family="text">
      <style:text-properties fo:letter-spacing="-0.0027in" fo:font-size="5pt" style:font-size-asian="5pt"/>
    </style:style>
    <style:style style:name="T4095" style:parent-style-name="Phôngmặcđịnhcủađoạnvăn" style:family="text">
      <style:text-properties fo:font-size="5pt" style:font-size-asian="5pt"/>
    </style:style>
    <style:style style:name="T4096" style:parent-style-name="Phôngmặcđịnhcủađoạnvăn" style:family="text">
      <style:text-properties fo:letter-spacing="-0.002in" fo:font-size="5pt" style:font-size-asian="5pt"/>
    </style:style>
    <style:style style:name="T4097" style:parent-style-name="Phôngmặcđịnhcủađoạnvăn" style:family="text">
      <style:text-properties fo:font-size="5pt" style:font-size-asian="5pt"/>
    </style:style>
    <style:style style:name="T4098" style:parent-style-name="Phôngmặcđịnhcủađoạnvăn" style:family="text">
      <style:text-properties fo:letter-spacing="-0.0027in" fo:font-size="5pt" style:font-size-asian="5pt"/>
    </style:style>
    <style:style style:name="T4099" style:parent-style-name="Phôngmặcđịnhcủađoạnvăn" style:family="text">
      <style:text-properties fo:font-size="5pt" style:font-size-asian="5pt"/>
    </style:style>
    <style:style style:name="T4100" style:parent-style-name="Phôngmặcđịnhcủađoạnvăn" style:family="text">
      <style:text-properties fo:letter-spacing="-0.0027in" fo:font-size="5pt" style:font-size-asian="5pt"/>
    </style:style>
    <style:style style:name="T4101" style:parent-style-name="Phôngmặcđịnhcủađoạnvăn" style:family="text">
      <style:text-properties fo:font-size="5pt" style:font-size-asian="5pt"/>
    </style:style>
    <style:style style:name="T4102" style:parent-style-name="Phôngmặcđịnhcủađoạnvăn" style:family="text">
      <style:text-properties fo:letter-spacing="-0.002in" fo:font-size="5pt" style:font-size-asian="5pt"/>
    </style:style>
    <style:style style:name="T4103" style:parent-style-name="Phôngmặcđịnhcủađoạnvăn" style:family="text">
      <style:text-properties fo:font-size="5pt" style:font-size-asian="5pt"/>
    </style:style>
    <style:style style:name="T4104" style:parent-style-name="Phôngmặcđịnhcủađoạnvăn" style:family="text">
      <style:text-properties fo:letter-spacing="-0.0034in" fo:font-size="5pt" style:font-size-asian="5pt"/>
    </style:style>
    <style:style style:name="T4105" style:parent-style-name="Phôngmặcđịnhcủađoạnvăn" style:family="text">
      <style:text-properties fo:font-size="5pt" style:font-size-asian="5pt"/>
    </style:style>
    <style:style style:name="T4106" style:parent-style-name="Phôngmặcđịnhcủađoạnvăn" style:family="text">
      <style:text-properties fo:letter-spacing="-0.0027in" fo:font-size="5pt" style:font-size-asian="5pt"/>
    </style:style>
    <style:style style:name="T4107" style:parent-style-name="Phôngmặcđịnhcủađoạnvăn" style:family="text">
      <style:text-properties fo:font-size="5pt" style:font-size-asian="5pt"/>
    </style:style>
    <style:style style:name="T4108" style:parent-style-name="Phôngmặcđịnhcủađoạnvăn" style:family="text">
      <style:text-properties fo:letter-spacing="-0.0027in" fo:font-size="5pt" style:font-size-asian="5pt"/>
    </style:style>
    <style:style style:name="T4109" style:parent-style-name="Phôngmặcđịnhcủađoạnvăn" style:family="text">
      <style:text-properties fo:font-size="5pt" style:font-size-asian="5pt"/>
    </style:style>
    <style:style style:name="T4110" style:parent-style-name="Phôngmặcđịnhcủađoạnvăn" style:family="text">
      <style:text-properties fo:letter-spacing="-0.0027in" fo:font-size="5pt" style:font-size-asian="5pt"/>
    </style:style>
    <style:style style:name="T4111" style:parent-style-name="Phôngmặcđịnhcủađoạnvăn" style:family="text">
      <style:text-properties fo:font-size="5pt" style:font-size-asian="5pt"/>
    </style:style>
    <style:style style:name="T4112" style:parent-style-name="Phôngmặcđịnhcủađoạnvăn" style:family="text">
      <style:text-properties fo:letter-spacing="-0.0034in" fo:font-size="5pt" style:font-size-asian="5pt"/>
    </style:style>
    <style:style style:name="T4113" style:parent-style-name="Phôngmặcđịnhcủađoạnvăn" style:family="text">
      <style:text-properties fo:font-size="5pt" style:font-size-asian="5pt"/>
    </style:style>
    <style:style style:name="T4114" style:parent-style-name="Phôngmặcđịnhcủađoạnvăn" style:family="text">
      <style:text-properties fo:letter-spacing="-0.002in" fo:font-size="5pt" style:font-size-asian="5pt"/>
    </style:style>
    <style:style style:name="T4115" style:parent-style-name="Phôngmặcđịnhcủađoạnvăn" style:family="text">
      <style:text-properties fo:letter-spacing="-0.0013in" fo:font-size="5pt" style:font-size-asian="5pt"/>
    </style:style>
    <style:style style:name="P4116" style:parent-style-name="TableParagraph" style:family="paragraph">
      <style:paragraph-properties fo:margin-top="0.0152in" fo:margin-left="0.0166in">
        <style:tab-stops/>
      </style:paragraph-properties>
    </style:style>
    <style:style style:name="T4117" style:parent-style-name="Phôngmặcđịnhcủađoạnvăn" style:family="text">
      <style:text-properties fo:font-size="5pt" style:font-size-asian="5pt"/>
    </style:style>
    <style:style style:name="T4118" style:parent-style-name="Phôngmặcđịnhcủađoạnvăn" style:family="text">
      <style:text-properties fo:letter-spacing="-0.002in" fo:font-size="5pt" style:font-size-asian="5pt"/>
    </style:style>
    <style:style style:name="T4119" style:parent-style-name="Phôngmặcđịnhcủađoạnvăn" style:family="text">
      <style:text-properties fo:font-size="5pt" style:font-size-asian="5pt"/>
    </style:style>
    <style:style style:name="T4120" style:parent-style-name="Phôngmặcđịnhcủađoạnvăn" style:family="text">
      <style:text-properties fo:letter-spacing="-0.0034in" fo:font-size="5pt" style:font-size-asian="5pt"/>
    </style:style>
    <style:style style:name="P4121" style:parent-style-name="TableParagraph" style:family="paragraph">
      <style:paragraph-properties fo:margin-top="0.0152in" fo:margin-left="0.0166in">
        <style:tab-stops/>
      </style:paragraph-properties>
    </style:style>
    <style:style style:name="T4122" style:parent-style-name="Phôngmặcđịnhcủađoạnvăn" style:family="text">
      <style:text-properties fo:font-size="5pt" style:font-size-asian="5pt"/>
    </style:style>
    <style:style style:name="T4123" style:parent-style-name="Phôngmặcđịnhcủađoạnvăn" style:family="text">
      <style:text-properties fo:letter-spacing="0.0006in" fo:font-size="5pt" style:font-size-asian="5pt"/>
    </style:style>
    <style:style style:name="T4124" style:parent-style-name="Phôngmặcđịnhcủađoạnvăn" style:family="text">
      <style:text-properties fo:font-size="5pt" style:font-size-asian="5pt"/>
    </style:style>
    <style:style style:name="T4125" style:parent-style-name="Phôngmặcđịnhcủađoạnvăn" style:family="text">
      <style:text-properties fo:letter-spacing="0.0006in" fo:font-size="5pt" style:font-size-asian="5pt"/>
    </style:style>
    <style:style style:name="T4126" style:parent-style-name="Phôngmặcđịnhcủađoạnvăn" style:family="text">
      <style:text-properties fo:letter-spacing="-0.0034in" fo:font-size="5pt" style:font-size-asian="5pt"/>
    </style:style>
    <style:style style:name="P4127" style:parent-style-name="TableParagraph" style:family="paragraph">
      <style:paragraph-properties fo:margin-top="0.0152in" fo:margin-left="0.0166in">
        <style:tab-stops/>
      </style:paragraph-properties>
    </style:style>
    <style:style style:name="T4128" style:parent-style-name="Phôngmặcđịnhcủađoạnvăn" style:family="text">
      <style:text-properties fo:font-size="5pt" style:font-size-asian="5pt"/>
    </style:style>
    <style:style style:name="T4129" style:parent-style-name="Phôngmặcđịnhcủađoạnvăn" style:family="text">
      <style:text-properties fo:letter-spacing="-0.0013in" fo:font-size="5pt" style:font-size-asian="5pt"/>
    </style:style>
    <style:style style:name="T4130" style:parent-style-name="Phôngmặcđịnhcủađoạnvăn" style:family="text">
      <style:text-properties fo:font-size="5pt" style:font-size-asian="5pt"/>
    </style:style>
    <style:style style:name="T4131" style:parent-style-name="Phôngmặcđịnhcủađoạnvăn" style:family="text">
      <style:text-properties fo:letter-spacing="-0.002in" fo:font-size="5pt" style:font-size-asian="5pt"/>
    </style:style>
    <style:style style:name="T4132" style:parent-style-name="Phôngmặcđịnhcủađoạnvăn" style:family="text">
      <style:text-properties fo:letter-spacing="-0.0013in" fo:font-size="5pt" style:font-size-asian="5pt"/>
    </style:style>
    <style:style style:name="P4133" style:parent-style-name="TableParagraph" style:family="paragraph">
      <style:paragraph-properties fo:margin-top="0.0152in" fo:margin-left="0.0166in">
        <style:tab-stops/>
      </style:paragraph-properties>
    </style:style>
    <style:style style:name="T4134" style:parent-style-name="Phôngmặcđịnhcủađoạnvăn" style:family="text">
      <style:text-properties fo:font-size="5pt" style:font-size-asian="5pt"/>
    </style:style>
    <style:style style:name="T4135" style:parent-style-name="Phôngmặcđịnhcủađoạnvăn" style:family="text">
      <style:text-properties fo:letter-spacing="-0.002in" fo:font-size="5pt" style:font-size-asian="5pt"/>
    </style:style>
    <style:style style:name="T4136" style:parent-style-name="Phôngmặcđịnhcủađoạnvăn" style:family="text">
      <style:text-properties fo:font-size="5pt" style:font-size-asian="5pt"/>
    </style:style>
    <style:style style:name="T4137" style:parent-style-name="Phôngmặcđịnhcủađoạnvăn" style:family="text">
      <style:text-properties fo:letter-spacing="-0.002in" fo:font-size="5pt" style:font-size-asian="5pt"/>
    </style:style>
    <style:style style:name="T4138" style:parent-style-name="Phôngmặcđịnhcủađoạnvăn" style:family="text">
      <style:text-properties fo:font-size="5pt" style:font-size-asian="5pt"/>
    </style:style>
    <style:style style:name="T4139" style:parent-style-name="Phôngmặcđịnhcủađoạnvăn" style:family="text">
      <style:text-properties fo:letter-spacing="-0.0027in" fo:font-size="5pt" style:font-size-asian="5pt"/>
    </style:style>
    <style:style style:name="T4140" style:parent-style-name="Phôngmặcđịnhcủađoạnvăn" style:family="text">
      <style:text-properties fo:letter-spacing="-0.0013in" fo:font-size="5pt" style:font-size-asian="5pt"/>
    </style:style>
    <style:style style:name="P4141" style:parent-style-name="TableParagraph" style:family="paragraph">
      <style:paragraph-properties fo:margin-top="0.0152in" fo:line-height="117%" fo:margin-left="0.0166in" fo:margin-right="3.2083in">
        <style:tab-stops/>
      </style:paragraph-properties>
    </style:style>
    <style:style style:name="T4142" style:parent-style-name="Phôngmặcđịnhcủađoạnvăn" style:family="text">
      <style:text-properties fo:font-size="5pt" style:font-size-asian="5pt"/>
    </style:style>
    <style:style style:name="T4143" style:parent-style-name="Phôngmặcđịnhcủađoạnvăn" style:family="text">
      <style:text-properties fo:letter-spacing="-0.0027in" fo:font-size="5pt" style:font-size-asian="5pt"/>
    </style:style>
    <style:style style:name="T4144" style:parent-style-name="Phôngmặcđịnhcủađoạnvăn" style:family="text">
      <style:text-properties fo:font-size="5pt" style:font-size-asian="5pt"/>
    </style:style>
    <style:style style:name="T4145" style:parent-style-name="Phôngmặcđịnhcủađoạnvăn" style:family="text">
      <style:text-properties fo:letter-spacing="-0.002in" fo:font-size="5pt" style:font-size-asian="5pt"/>
    </style:style>
    <style:style style:name="T4146" style:parent-style-name="Phôngmặcđịnhcủađoạnvăn" style:family="text">
      <style:text-properties fo:font-size="5pt" style:font-size-asian="5pt"/>
    </style:style>
    <style:style style:name="T4147" style:parent-style-name="Phôngmặcđịnhcủađoạnvăn" style:family="text">
      <style:text-properties fo:letter-spacing="-0.002in" fo:font-size="5pt" style:font-size-asian="5pt"/>
    </style:style>
    <style:style style:name="T4148" style:parent-style-name="Phôngmặcđịnhcủađoạnvăn" style:family="text">
      <style:text-properties fo:font-size="5pt" style:font-size-asian="5pt"/>
    </style:style>
    <style:style style:name="T4149" style:parent-style-name="Phôngmặcđịnhcủađoạnvăn" style:family="text">
      <style:text-properties fo:letter-spacing="-0.0034in" fo:font-size="5pt" style:font-size-asian="5pt"/>
    </style:style>
    <style:style style:name="T4150" style:parent-style-name="Phôngmặcđịnhcủađoạnvăn" style:family="text">
      <style:text-properties fo:font-size="5pt" style:font-size-asian="5pt"/>
    </style:style>
    <style:style style:name="T4151" style:parent-style-name="Phôngmặcđịnhcủađoạnvăn" style:family="text">
      <style:text-properties fo:letter-spacing="-0.0027in" fo:font-size="5pt" style:font-size-asian="5pt"/>
    </style:style>
    <style:style style:name="T4152" style:parent-style-name="Phôngmặcđịnhcủađoạnvăn" style:family="text">
      <style:text-properties fo:font-size="5pt" style:font-size-asian="5pt"/>
    </style:style>
    <style:style style:name="T4153" style:parent-style-name="Phôngmặcđịnhcủađoạnvăn" style:family="text">
      <style:text-properties fo:letter-spacing="-0.002in" fo:font-size="5pt" style:font-size-asian="5pt"/>
    </style:style>
    <style:style style:name="T4154" style:parent-style-name="Phôngmặcđịnhcủađoạnvăn" style:family="text">
      <style:text-properties fo:font-size="5pt" style:font-size-asian="5pt"/>
    </style:style>
    <style:style style:name="T4155" style:parent-style-name="Phôngmặcđịnhcủađoạnvăn" style:family="text">
      <style:text-properties fo:letter-spacing="-0.0034in" fo:font-size="5pt" style:font-size-asian="5pt"/>
    </style:style>
    <style:style style:name="T4156" style:parent-style-name="Phôngmặcđịnhcủađoạnvăn" style:family="text">
      <style:text-properties fo:font-size="5pt" style:font-size-asian="5pt"/>
    </style:style>
    <style:style style:name="T4157" style:parent-style-name="Phôngmặcđịnhcủađoạnvăn" style:family="text">
      <style:text-properties fo:letter-spacing="-0.0027in" fo:font-size="5pt" style:font-size-asian="5pt"/>
    </style:style>
    <style:style style:name="T4158" style:parent-style-name="Phôngmặcđịnhcủađoạnvăn" style:family="text">
      <style:text-properties fo:font-size="5pt" style:font-size-asian="5pt"/>
    </style:style>
    <style:style style:name="T4159" style:parent-style-name="Phôngmặcđịnhcủađoạnvăn" style:family="text">
      <style:text-properties fo:letter-spacing="-0.002in" fo:font-size="5pt" style:font-size-asian="5pt"/>
    </style:style>
    <style:style style:name="T4160" style:parent-style-name="Phôngmặcđịnhcủađoạnvăn" style:family="text">
      <style:text-properties fo:font-size="5pt" style:font-size-asian="5pt"/>
    </style:style>
    <style:style style:name="T4161" style:parent-style-name="Phôngmặcđịnhcủađoạnvăn" style:family="text">
      <style:text-properties fo:letter-spacing="-0.002in" fo:font-size="5pt" style:font-size-asian="5pt"/>
    </style:style>
    <style:style style:name="T4162" style:parent-style-name="Phôngmặcđịnhcủađoạnvăn" style:family="text">
      <style:text-properties fo:font-size="5pt" style:font-size-asian="5pt"/>
    </style:style>
    <style:style style:name="T4163" style:parent-style-name="Phôngmặcđịnhcủađoạnvăn" style:family="text">
      <style:text-properties fo:letter-spacing="-0.0027in" fo:font-size="5pt" style:font-size-asian="5pt"/>
    </style:style>
    <style:style style:name="T4164" style:parent-style-name="Phôngmặcđịnhcủađoạnvăn" style:family="text">
      <style:text-properties fo:font-size="5pt" style:font-size-asian="5pt"/>
    </style:style>
    <style:style style:name="T4165" style:parent-style-name="Phôngmặcđịnhcủađoạnvăn" style:family="text">
      <style:text-properties fo:letter-spacing="-0.0027in" fo:font-size="5pt" style:font-size-asian="5pt"/>
    </style:style>
    <style:style style:name="T4166" style:parent-style-name="Phôngmặcđịnhcủađoạnvăn" style:family="text">
      <style:text-properties fo:font-size="5pt" style:font-size-asian="5pt"/>
    </style:style>
    <style:style style:name="T4167" style:parent-style-name="Phôngmặcđịnhcủađoạnvăn" style:family="text">
      <style:text-properties fo:letter-spacing="0.0277in" fo:font-size="5pt" style:font-size-asian="5pt"/>
    </style:style>
    <style:style style:name="T4168" style:parent-style-name="Phôngmặcđịnhcủađoạnvăn" style:family="text">
      <style:text-properties fo:font-size="5pt" style:font-size-asian="5pt"/>
    </style:style>
    <style:style style:name="P4169" style:parent-style-name="TableParagraph" style:family="paragraph">
      <style:paragraph-properties fo:margin-left="0.0166in">
        <style:tab-stops/>
      </style:paragraph-properties>
    </style:style>
    <style:style style:name="T4170" style:parent-style-name="Phôngmặcđịnhcủađoạnvăn" style:family="text">
      <style:text-properties fo:font-size="5pt" style:font-size-asian="5pt"/>
    </style:style>
    <style:style style:name="T4171" style:parent-style-name="Phôngmặcđịnhcủađoạnvăn" style:family="text">
      <style:text-properties fo:letter-spacing="-0.0027in" fo:font-size="5pt" style:font-size-asian="5pt"/>
    </style:style>
    <style:style style:name="T4172" style:parent-style-name="Phôngmặcđịnhcủađoạnvăn" style:family="text">
      <style:text-properties fo:font-size="5pt" style:font-size-asian="5pt"/>
    </style:style>
    <style:style style:name="T4173" style:parent-style-name="Phôngmặcđịnhcủađoạnvăn" style:family="text">
      <style:text-properties fo:letter-spacing="-0.002in" fo:font-size="5pt" style:font-size-asian="5pt"/>
    </style:style>
    <style:style style:name="T4174" style:parent-style-name="Phôngmặcđịnhcủađoạnvăn" style:family="text">
      <style:text-properties fo:font-size="5pt" style:font-size-asian="5pt"/>
    </style:style>
    <style:style style:name="T4175" style:parent-style-name="Phôngmặcđịnhcủađoạnvăn" style:family="text">
      <style:text-properties fo:letter-spacing="-0.0013in" fo:font-size="5pt" style:font-size-asian="5pt"/>
    </style:style>
    <style:style style:name="T4176" style:parent-style-name="Phôngmặcđịnhcủađoạnvăn" style:family="text">
      <style:text-properties fo:font-size="5pt" style:font-size-asian="5pt"/>
    </style:style>
    <style:style style:name="T4177" style:parent-style-name="Phôngmặcđịnhcủađoạnvăn" style:family="text">
      <style:text-properties fo:letter-spacing="-0.002in" fo:font-size="5pt" style:font-size-asian="5pt"/>
    </style:style>
    <style:style style:name="T4178" style:parent-style-name="Phôngmặcđịnhcủađoạnvăn" style:family="text">
      <style:text-properties fo:font-size="5pt" style:font-size-asian="5pt"/>
    </style:style>
    <style:style style:name="T4179" style:parent-style-name="Phôngmặcđịnhcủađoạnvăn" style:family="text">
      <style:text-properties fo:letter-spacing="-0.002in" fo:font-size="5pt" style:font-size-asian="5pt"/>
    </style:style>
    <style:style style:name="T4180" style:parent-style-name="Phôngmặcđịnhcủađoạnvăn" style:family="text">
      <style:text-properties fo:font-size="5pt" style:font-size-asian="5pt"/>
    </style:style>
    <style:style style:name="T4181" style:parent-style-name="Phôngmặcđịnhcủađoạnvăn" style:family="text">
      <style:text-properties fo:letter-spacing="-0.0027in" fo:font-size="5pt" style:font-size-asian="5pt"/>
    </style:style>
    <style:style style:name="T4182" style:parent-style-name="Phôngmặcđịnhcủađoạnvăn" style:family="text">
      <style:text-properties fo:font-size="5pt" style:font-size-asian="5pt"/>
    </style:style>
    <style:style style:name="T4183" style:parent-style-name="Phôngmặcđịnhcủađoạnvăn" style:family="text">
      <style:text-properties fo:letter-spacing="-0.0013in" fo:font-size="5pt" style:font-size-asian="5pt"/>
    </style:style>
    <style:style style:name="T4184" style:parent-style-name="Phôngmặcđịnhcủađoạnvăn" style:family="text">
      <style:text-properties fo:font-size="5pt" style:font-size-asian="5pt"/>
    </style:style>
    <style:style style:name="T4185" style:parent-style-name="Phôngmặcđịnhcủađoạnvăn" style:family="text">
      <style:text-properties fo:letter-spacing="-0.002in" fo:font-size="5pt" style:font-size-asian="5pt"/>
    </style:style>
    <style:style style:name="T4186" style:parent-style-name="Phôngmặcđịnhcủađoạnvăn" style:family="text">
      <style:text-properties fo:font-size="5pt" style:font-size-asian="5pt"/>
    </style:style>
    <style:style style:name="T4187" style:parent-style-name="Phôngmặcđịnhcủađoạnvăn" style:family="text">
      <style:text-properties fo:letter-spacing="-0.0027in" fo:font-size="5pt" style:font-size-asian="5pt"/>
    </style:style>
    <style:style style:name="T4188" style:parent-style-name="Phôngmặcđịnhcủađoạnvăn" style:family="text">
      <style:text-properties fo:font-size="5pt" style:font-size-asian="5pt"/>
    </style:style>
    <style:style style:name="T4189" style:parent-style-name="Phôngmặcđịnhcủađoạnvăn" style:family="text">
      <style:text-properties fo:letter-spacing="-0.0013in" fo:font-size="5pt" style:font-size-asian="5pt"/>
    </style:style>
    <style:style style:name="T4190" style:parent-style-name="Phôngmặcđịnhcủađoạnvăn" style:family="text">
      <style:text-properties fo:font-size="5pt" style:font-size-asian="5pt"/>
    </style:style>
    <style:style style:name="T4191" style:parent-style-name="Phôngmặcđịnhcủađoạnvăn" style:family="text">
      <style:text-properties fo:letter-spacing="-0.0027in" fo:font-size="5pt" style:font-size-asian="5pt"/>
    </style:style>
    <style:style style:name="T4192" style:parent-style-name="Phôngmặcđịnhcủađoạnvăn" style:family="text">
      <style:text-properties fo:letter-spacing="-0.0013in" fo:font-size="5pt" style:font-size-asian="5pt"/>
    </style:style>
    <style:style style:name="TableCell4193" style:family="table-cell">
      <style:table-cell-properties fo:border="0.0069in solid #000000" style:writing-mode="lr-tb" fo:padding-top="0in" fo:padding-left="0in" fo:padding-bottom="0in" fo:padding-right="0in"/>
    </style:style>
    <style:style style:name="P4194" style:parent-style-name="TableParagraph" style:family="paragraph">
      <style:text-properties style:font-name="Times New Roman" fo:font-size="5pt" style:font-size-asian="5pt"/>
    </style:style>
    <style:style style:name="P4195" style:parent-style-name="TableParagraph" style:family="paragraph">
      <style:text-properties style:font-name="Times New Roman" fo:font-size="5pt" style:font-size-asian="5pt"/>
    </style:style>
    <style:style style:name="P4196" style:parent-style-name="TableParagraph" style:family="paragraph">
      <style:text-properties style:font-name="Times New Roman" fo:font-size="5pt" style:font-size-asian="5pt"/>
    </style:style>
    <style:style style:name="P4197" style:parent-style-name="TableParagraph" style:family="paragraph">
      <style:text-properties style:font-name="Times New Roman" fo:font-size="5pt" style:font-size-asian="5pt"/>
    </style:style>
    <style:style style:name="P4198" style:parent-style-name="TableParagraph" style:family="paragraph">
      <style:text-properties style:font-name="Times New Roman" fo:font-size="5pt" style:font-size-asian="5pt"/>
    </style:style>
    <style:style style:name="P4199" style:parent-style-name="TableParagraph" style:family="paragraph">
      <style:paragraph-properties fo:margin-top="0.0076in"/>
      <style:text-properties style:font-name="Times New Roman" fo:font-size="5pt" style:font-size-asian="5pt"/>
    </style:style>
    <style:style style:name="P4200" style:parent-style-name="TableParagraph" style:family="paragraph">
      <style:paragraph-properties fo:margin-left="0.0173in">
        <style:tab-stops/>
      </style:paragraph-properties>
    </style:style>
    <style:style style:name="T4201" style:parent-style-name="Phôngmặcđịnhcủađoạnvăn" style:family="text">
      <style:text-properties fo:letter-spacing="-0.0034in" fo:font-size="5pt" style:font-size-asian="5pt"/>
    </style:style>
    <style:style style:name="TableCell4202" style:family="table-cell">
      <style:table-cell-properties fo:border="0.0069in solid #000000" style:writing-mode="lr-tb" fo:padding-top="0in" fo:padding-left="0in" fo:padding-bottom="0in" fo:padding-right="0in"/>
    </style:style>
    <style:style style:name="P4203" style:parent-style-name="TableParagraph" style:family="paragraph">
      <style:text-properties style:font-name="Times New Roman" fo:font-size="5pt" style:font-size-asian="5pt"/>
    </style:style>
    <style:style style:name="P4204" style:parent-style-name="TableParagraph" style:family="paragraph">
      <style:text-properties style:font-name="Times New Roman" fo:font-size="5pt" style:font-size-asian="5pt"/>
    </style:style>
    <style:style style:name="P4205" style:parent-style-name="TableParagraph" style:family="paragraph">
      <style:text-properties style:font-name="Times New Roman" fo:font-size="5pt" style:font-size-asian="5pt"/>
    </style:style>
    <style:style style:name="P4206" style:parent-style-name="TableParagraph" style:family="paragraph">
      <style:text-properties style:font-name="Times New Roman" fo:font-size="5pt" style:font-size-asian="5pt"/>
    </style:style>
    <style:style style:name="P4207" style:parent-style-name="TableParagraph" style:family="paragraph">
      <style:text-properties style:font-name="Times New Roman" fo:font-size="5pt" style:font-size-asian="5pt"/>
    </style:style>
    <style:style style:name="P4208" style:parent-style-name="TableParagraph" style:family="paragraph">
      <style:paragraph-properties fo:margin-top="0.0076in"/>
      <style:text-properties style:font-name="Times New Roman" fo:font-size="5pt" style:font-size-asian="5pt"/>
    </style:style>
    <style:style style:name="P4209" style:parent-style-name="TableParagraph" style:family="paragraph">
      <style:paragraph-properties fo:margin-left="0.0173in">
        <style:tab-stops/>
      </style:paragraph-properties>
    </style:style>
    <style:style style:name="T4210" style:parent-style-name="Phôngmặcđịnhcủađoạnvăn" style:family="text">
      <style:text-properties fo:letter-spacing="-0.0034in" style:text-scale="105%" fo:font-size="5pt" style:font-size-asian="5pt"/>
    </style:style>
    <style:style style:name="TableCell4211" style:family="table-cell">
      <style:table-cell-properties fo:border="0.0069in solid #000000" style:writing-mode="lr-tb" fo:padding-top="0in" fo:padding-left="0in" fo:padding-bottom="0in" fo:padding-right="0in"/>
    </style:style>
    <style:style style:name="P4212" style:parent-style-name="TableParagraph" style:family="paragraph">
      <style:text-properties style:font-name="Times New Roman" fo:font-size="5pt" style:font-size-asian="5pt"/>
    </style:style>
    <style:style style:name="P4213" style:parent-style-name="TableParagraph" style:family="paragraph">
      <style:text-properties style:font-name="Times New Roman" fo:font-size="5pt" style:font-size-asian="5pt"/>
    </style:style>
    <style:style style:name="P4214" style:parent-style-name="TableParagraph" style:family="paragraph">
      <style:text-properties style:font-name="Times New Roman" fo:font-size="5pt" style:font-size-asian="5pt"/>
    </style:style>
    <style:style style:name="P4215" style:parent-style-name="TableParagraph" style:family="paragraph">
      <style:text-properties style:font-name="Times New Roman" fo:font-size="5pt" style:font-size-asian="5pt"/>
    </style:style>
    <style:style style:name="P4216" style:parent-style-name="TableParagraph" style:family="paragraph">
      <style:text-properties style:font-name="Times New Roman" fo:font-size="5pt" style:font-size-asian="5pt"/>
    </style:style>
    <style:style style:name="P4217" style:parent-style-name="TableParagraph" style:family="paragraph">
      <style:paragraph-properties fo:margin-top="0.0076in"/>
      <style:text-properties style:font-name="Times New Roman" fo:font-size="5pt" style:font-size-asian="5pt"/>
    </style:style>
    <style:style style:name="P4218" style:parent-style-name="TableParagraph" style:family="paragraph">
      <style:paragraph-properties fo:margin-left="0.018in">
        <style:tab-stops/>
      </style:paragraph-properties>
    </style:style>
    <style:style style:name="T4219" style:parent-style-name="Phôngmặcđịnhcủađoạnvăn" style:family="text">
      <style:text-properties fo:letter-spacing="-0.0013in" fo:font-size="5pt" style:font-size-asian="5pt"/>
    </style:style>
    <style:style style:name="TableCell4220" style:family="table-cell">
      <style:table-cell-properties fo:border="0.0069in solid #000000" style:writing-mode="lr-tb" fo:padding-top="0in" fo:padding-left="0in" fo:padding-bottom="0in" fo:padding-right="0in"/>
    </style:style>
    <style:style style:name="P4221" style:parent-style-name="TableParagraph" style:family="paragraph">
      <style:text-properties style:font-name="Times New Roman" fo:font-size="5pt" style:font-size-asian="5pt"/>
    </style:style>
    <style:style style:name="P4222" style:parent-style-name="TableParagraph" style:family="paragraph">
      <style:text-properties style:font-name="Times New Roman" fo:font-size="5pt" style:font-size-asian="5pt"/>
    </style:style>
    <style:style style:name="P4223" style:parent-style-name="TableParagraph" style:family="paragraph">
      <style:text-properties style:font-name="Times New Roman" fo:font-size="5pt" style:font-size-asian="5pt"/>
    </style:style>
    <style:style style:name="P4224" style:parent-style-name="TableParagraph" style:family="paragraph">
      <style:text-properties style:font-name="Times New Roman" fo:font-size="5pt" style:font-size-asian="5pt"/>
    </style:style>
    <style:style style:name="P4225" style:parent-style-name="TableParagraph" style:family="paragraph">
      <style:text-properties style:font-name="Times New Roman" fo:font-size="5pt" style:font-size-asian="5pt"/>
    </style:style>
    <style:style style:name="P4226" style:parent-style-name="TableParagraph" style:family="paragraph">
      <style:paragraph-properties fo:margin-top="0.0076in"/>
      <style:text-properties style:font-name="Times New Roman" fo:font-size="5pt" style:font-size-asian="5pt"/>
    </style:style>
    <style:style style:name="P4227" style:parent-style-name="TableParagraph" style:family="paragraph">
      <style:paragraph-properties fo:margin-left="0.0187in">
        <style:tab-stops/>
      </style:paragraph-properties>
    </style:style>
    <style:style style:name="T4228" style:parent-style-name="Phôngmặcđịnhcủađoạnvăn" style:family="text">
      <style:text-properties fo:letter-spacing="-0.0069in" style:text-scale="105%" fo:font-size="5pt" style:font-size-asian="5pt"/>
    </style:style>
    <style:style style:name="TableRow4229" style:family="table-row">
      <style:table-row-properties style:min-row-height="1.1312in" style:use-optimal-row-height="false"/>
    </style:style>
    <style:style style:name="TableCell4230" style:family="table-cell">
      <style:table-cell-properties fo:border="0.0069in solid #000000" style:writing-mode="lr-tb" fo:padding-top="0in" fo:padding-left="0in" fo:padding-bottom="0in" fo:padding-right="0in"/>
    </style:style>
    <style:style style:name="P4231" style:parent-style-name="TableParagraph" style:family="paragraph">
      <style:text-properties style:font-name="Times New Roman" fo:font-size="5pt" style:font-size-asian="5pt"/>
    </style:style>
    <style:style style:name="P4232" style:parent-style-name="TableParagraph" style:family="paragraph">
      <style:text-properties style:font-name="Times New Roman" fo:font-size="5pt" style:font-size-asian="5pt"/>
    </style:style>
    <style:style style:name="P4233" style:parent-style-name="TableParagraph" style:family="paragraph">
      <style:text-properties style:font-name="Times New Roman" fo:font-size="5pt" style:font-size-asian="5pt"/>
    </style:style>
    <style:style style:name="P4234" style:parent-style-name="TableParagraph" style:family="paragraph">
      <style:text-properties style:font-name="Times New Roman" fo:font-size="5pt" style:font-size-asian="5pt"/>
    </style:style>
    <style:style style:name="P4235" style:parent-style-name="TableParagraph" style:family="paragraph">
      <style:text-properties style:font-name="Times New Roman" fo:font-size="5pt" style:font-size-asian="5pt"/>
    </style:style>
    <style:style style:name="P4236" style:parent-style-name="TableParagraph" style:family="paragraph">
      <style:paragraph-properties fo:margin-top="0.0493in"/>
      <style:text-properties style:font-name="Times New Roman" fo:font-size="5pt" style:font-size-asian="5pt"/>
    </style:style>
    <style:style style:name="P4237" style:parent-style-name="TableParagraph" style:family="paragraph">
      <style:paragraph-properties fo:margin-top="0.0006in" fo:margin-left="0.0159in">
        <style:tab-stops/>
      </style:paragraph-properties>
    </style:style>
    <style:style style:name="T4238" style:parent-style-name="Phôngmặcđịnhcủađoạnvăn" style:family="text">
      <style:text-properties fo:letter-spacing="-0.0013in" fo:font-size="5pt" style:font-size-asian="5pt"/>
    </style:style>
    <style:style style:name="TableCell4239" style:family="table-cell">
      <style:table-cell-properties fo:border="0.0069in solid #000000" style:writing-mode="lr-tb" fo:padding-top="0in" fo:padding-left="0in" fo:padding-bottom="0in" fo:padding-right="0in"/>
    </style:style>
    <style:style style:name="P4240" style:parent-style-name="TableParagraph" style:family="paragraph">
      <style:text-properties style:font-name="Times New Roman" fo:font-size="5pt" style:font-size-asian="5pt"/>
    </style:style>
    <style:style style:name="P4241" style:parent-style-name="TableParagraph" style:family="paragraph">
      <style:text-properties style:font-name="Times New Roman" fo:font-size="5pt" style:font-size-asian="5pt"/>
    </style:style>
    <style:style style:name="P4242" style:parent-style-name="TableParagraph" style:family="paragraph">
      <style:text-properties style:font-name="Times New Roman" fo:font-size="5pt" style:font-size-asian="5pt"/>
    </style:style>
    <style:style style:name="P4243" style:parent-style-name="TableParagraph" style:family="paragraph">
      <style:text-properties style:font-name="Times New Roman" fo:font-size="5pt" style:font-size-asian="5pt"/>
    </style:style>
    <style:style style:name="P4244" style:parent-style-name="TableParagraph" style:family="paragraph">
      <style:text-properties style:font-name="Times New Roman" fo:font-size="5pt" style:font-size-asian="5pt"/>
    </style:style>
    <style:style style:name="P4245" style:parent-style-name="TableParagraph" style:family="paragraph">
      <style:paragraph-properties fo:margin-top="0.0493in"/>
      <style:text-properties style:font-name="Times New Roman" fo:font-size="5pt" style:font-size-asian="5pt"/>
    </style:style>
    <style:style style:name="P4246" style:parent-style-name="TableParagraph" style:family="paragraph">
      <style:paragraph-properties fo:margin-top="0.0006in" fo:margin-left="0.0159in">
        <style:tab-stops/>
      </style:paragraph-properties>
    </style:style>
    <style:style style:name="T4247" style:parent-style-name="Phôngmặcđịnhcủađoạnvăn" style:family="text">
      <style:text-properties fo:letter-spacing="-0.0013in" fo:font-size="5pt" style:font-size-asian="5pt"/>
    </style:style>
    <style:style style:name="T4248" style:parent-style-name="Phôngmặcđịnhcủađoạnvăn" style:family="text">
      <style:text-properties fo:letter-spacing="0.0048in" fo:font-size="5pt" style:font-size-asian="5pt"/>
    </style:style>
    <style:style style:name="T4249" style:parent-style-name="Phôngmặcđịnhcủađoạnvăn" style:family="text">
      <style:text-properties fo:letter-spacing="-0.0027in" fo:font-size="5pt" style:font-size-asian="5pt"/>
    </style:style>
    <style:style style:name="TableCell4250" style:family="table-cell">
      <style:table-cell-properties fo:border="0.0069in solid #000000" style:writing-mode="lr-tb" fo:padding-top="0in" fo:padding-left="0in" fo:padding-bottom="0in" fo:padding-right="0in"/>
    </style:style>
    <style:style style:name="P4251" style:parent-style-name="TableParagraph" style:family="paragraph">
      <style:paragraph-properties fo:margin-top="0.0284in" fo:line-height="117%" fo:margin-left="0.0166in" fo:margin-right="1.4145in">
        <style:tab-stops/>
      </style:paragraph-properties>
    </style:style>
    <style:style style:name="T4252" style:parent-style-name="Phôngmặcđịnhcủađoạnvăn" style:family="text">
      <style:text-properties fo:font-size="5pt" style:font-size-asian="5pt"/>
    </style:style>
    <style:style style:name="T4253" style:parent-style-name="Phôngmặcđịnhcủađoạnvăn" style:family="text">
      <style:text-properties fo:letter-spacing="-0.0013in" fo:font-size="5pt" style:font-size-asian="5pt"/>
    </style:style>
    <style:style style:name="T4254" style:parent-style-name="Phôngmặcđịnhcủađoạnvăn" style:family="text">
      <style:text-properties fo:font-size="5pt" style:font-size-asian="5pt"/>
    </style:style>
    <style:style style:name="T4255" style:parent-style-name="Phôngmặcđịnhcủađoạnvăn" style:family="text">
      <style:text-properties fo:letter-spacing="-0.0006in" fo:font-size="5pt" style:font-size-asian="5pt"/>
    </style:style>
    <style:style style:name="T4256" style:parent-style-name="Phôngmặcđịnhcủađoạnvăn" style:family="text">
      <style:text-properties fo:font-size="5pt" style:font-size-asian="5pt"/>
    </style:style>
    <style:style style:name="T4257" style:parent-style-name="Phôngmặcđịnhcủađoạnvăn" style:family="text">
      <style:text-properties fo:letter-spacing="-0.0006in" fo:font-size="5pt" style:font-size-asian="5pt"/>
    </style:style>
    <style:style style:name="T4258" style:parent-style-name="Phôngmặcđịnhcủađoạnvăn" style:family="text">
      <style:text-properties fo:font-size="5pt" style:font-size-asian="5pt"/>
    </style:style>
    <style:style style:name="T4259" style:parent-style-name="Phôngmặcđịnhcủađoạnvăn" style:family="text">
      <style:text-properties fo:letter-spacing="-0.002in" fo:font-size="5pt" style:font-size-asian="5pt"/>
    </style:style>
    <style:style style:name="T4260" style:parent-style-name="Phôngmặcđịnhcủađoạnvăn" style:family="text">
      <style:text-properties fo:font-size="5pt" style:font-size-asian="5pt"/>
    </style:style>
    <style:style style:name="T4261" style:parent-style-name="Phôngmặcđịnhcủađoạnvăn" style:family="text">
      <style:text-properties fo:letter-spacing="-0.002in" fo:font-size="5pt" style:font-size-asian="5pt"/>
    </style:style>
    <style:style style:name="T4262" style:parent-style-name="Phôngmặcđịnhcủađoạnvăn" style:family="text">
      <style:text-properties fo:font-size="5pt" style:font-size-asian="5pt"/>
    </style:style>
    <style:style style:name="T4263" style:parent-style-name="Phôngmặcđịnhcủađoạnvăn" style:family="text">
      <style:text-properties fo:letter-spacing="-0.002in" fo:font-size="5pt" style:font-size-asian="5pt"/>
    </style:style>
    <style:style style:name="T4264" style:parent-style-name="Phôngmặcđịnhcủađoạnvăn" style:family="text">
      <style:text-properties fo:font-size="5pt" style:font-size-asian="5pt"/>
    </style:style>
    <style:style style:name="T4265" style:parent-style-name="Phôngmặcđịnhcủađoạnvăn" style:family="text">
      <style:text-properties fo:letter-spacing="-0.0013in" fo:font-size="5pt" style:font-size-asian="5pt"/>
    </style:style>
    <style:style style:name="T4266" style:parent-style-name="Phôngmặcđịnhcủađoạnvăn" style:family="text">
      <style:text-properties fo:font-size="5pt" style:font-size-asian="5pt"/>
    </style:style>
    <style:style style:name="T4267" style:parent-style-name="Phôngmặcđịnhcủađoạnvăn" style:family="text">
      <style:text-properties fo:letter-spacing="-0.002in" fo:font-size="5pt" style:font-size-asian="5pt"/>
    </style:style>
    <style:style style:name="T4268" style:parent-style-name="Phôngmặcđịnhcủađoạnvăn" style:family="text">
      <style:text-properties fo:font-size="5pt" style:font-size-asian="5pt"/>
    </style:style>
    <style:style style:name="T4269" style:parent-style-name="Phôngmặcđịnhcủađoạnvăn" style:family="text">
      <style:text-properties fo:letter-spacing="-0.0006in" fo:font-size="5pt" style:font-size-asian="5pt"/>
    </style:style>
    <style:style style:name="T4270" style:parent-style-name="Phôngmặcđịnhcủađoạnvăn" style:family="text">
      <style:text-properties fo:font-size="5pt" style:font-size-asian="5pt"/>
    </style:style>
    <style:style style:name="T4271" style:parent-style-name="Phôngmặcđịnhcủađoạnvăn" style:family="text">
      <style:text-properties fo:letter-spacing="-0.0006in" fo:font-size="5pt" style:font-size-asian="5pt"/>
    </style:style>
    <style:style style:name="T4272" style:parent-style-name="Phôngmặcđịnhcủađoạnvăn" style:family="text">
      <style:text-properties fo:font-size="5pt" style:font-size-asian="5pt"/>
    </style:style>
    <style:style style:name="T4273" style:parent-style-name="Phôngmặcđịnhcủađoạnvăn" style:family="text">
      <style:text-properties fo:letter-spacing="-0.0013in" fo:font-size="5pt" style:font-size-asian="5pt"/>
    </style:style>
    <style:style style:name="T4274" style:parent-style-name="Phôngmặcđịnhcủađoạnvăn" style:family="text">
      <style:text-properties fo:font-size="5pt" style:font-size-asian="5pt"/>
    </style:style>
    <style:style style:name="T4275" style:parent-style-name="Phôngmặcđịnhcủađoạnvăn" style:family="text">
      <style:text-properties fo:letter-spacing="-0.0013in" fo:font-size="5pt" style:font-size-asian="5pt"/>
    </style:style>
    <style:style style:name="T4276" style:parent-style-name="Phôngmặcđịnhcủađoạnvăn" style:family="text">
      <style:text-properties fo:font-size="5pt" style:font-size-asian="5pt"/>
    </style:style>
    <style:style style:name="T4277" style:parent-style-name="Phôngmặcđịnhcủađoạnvăn" style:family="text">
      <style:text-properties fo:letter-spacing="-0.0006in" fo:font-size="5pt" style:font-size-asian="5pt"/>
    </style:style>
    <style:style style:name="T4278" style:parent-style-name="Phôngmặcđịnhcủađoạnvăn" style:family="text">
      <style:text-properties fo:font-size="5pt" style:font-size-asian="5pt"/>
    </style:style>
    <style:style style:name="T4279" style:parent-style-name="Phôngmặcđịnhcủađoạnvăn" style:family="text">
      <style:text-properties fo:letter-spacing="-0.0013in" fo:font-size="5pt" style:font-size-asian="5pt"/>
    </style:style>
    <style:style style:name="T4280" style:parent-style-name="Phôngmặcđịnhcủađoạnvăn" style:family="text">
      <style:text-properties fo:font-size="5pt" style:font-size-asian="5pt"/>
    </style:style>
    <style:style style:name="T4281" style:parent-style-name="Phôngmặcđịnhcủađoạnvăn" style:family="text">
      <style:text-properties fo:letter-spacing="-0.002in" fo:font-size="5pt" style:font-size-asian="5pt"/>
    </style:style>
    <style:style style:name="T4282" style:parent-style-name="Phôngmặcđịnhcủađoạnvăn" style:family="text">
      <style:text-properties fo:font-size="5pt" style:font-size-asian="5pt"/>
    </style:style>
    <style:style style:name="T4283" style:parent-style-name="Phôngmặcđịnhcủađoạnvăn" style:family="text">
      <style:text-properties fo:letter-spacing="-0.0013in" fo:font-size="5pt" style:font-size-asian="5pt"/>
    </style:style>
    <style:style style:name="T4284" style:parent-style-name="Phôngmặcđịnhcủađoạnvăn" style:family="text">
      <style:text-properties fo:font-size="5pt" style:font-size-asian="5pt"/>
    </style:style>
    <style:style style:name="T4285" style:parent-style-name="Phôngmặcđịnhcủađoạnvăn" style:family="text">
      <style:text-properties fo:letter-spacing="-0.0006in" fo:font-size="5pt" style:font-size-asian="5pt"/>
    </style:style>
    <style:style style:name="T4286" style:parent-style-name="Phôngmặcđịnhcủađoạnvăn" style:family="text">
      <style:text-properties fo:font-size="5pt" style:font-size-asian="5pt"/>
    </style:style>
    <style:style style:name="T4287" style:parent-style-name="Phôngmặcđịnhcủađoạnvăn" style:family="text">
      <style:text-properties fo:letter-spacing="-0.0006in" fo:font-size="5pt" style:font-size-asian="5pt"/>
    </style:style>
    <style:style style:name="T4288" style:parent-style-name="Phôngmặcđịnhcủađoạnvăn" style:family="text">
      <style:text-properties fo:font-size="5pt" style:font-size-asian="5pt"/>
    </style:style>
    <style:style style:name="T4289" style:parent-style-name="Phôngmặcđịnhcủađoạnvăn" style:family="text">
      <style:text-properties fo:letter-spacing="-0.002in" fo:font-size="5pt" style:font-size-asian="5pt"/>
    </style:style>
    <style:style style:name="T4290" style:parent-style-name="Phôngmặcđịnhcủađoạnvăn" style:family="text">
      <style:text-properties fo:font-size="5pt" style:font-size-asian="5pt"/>
    </style:style>
    <style:style style:name="T4291" style:parent-style-name="Phôngmặcđịnhcủađoạnvăn" style:family="text">
      <style:text-properties fo:letter-spacing="-0.0006in" fo:font-size="5pt" style:font-size-asian="5pt"/>
    </style:style>
    <style:style style:name="T4292" style:parent-style-name="Phôngmặcđịnhcủađoạnvăn" style:family="text">
      <style:text-properties fo:font-size="5pt" style:font-size-asian="5pt"/>
    </style:style>
    <style:style style:name="T4293" style:parent-style-name="Phôngmặcđịnhcủađoạnvăn" style:family="text">
      <style:text-properties fo:letter-spacing="-0.0013in" fo:font-size="5pt" style:font-size-asian="5pt"/>
    </style:style>
    <style:style style:name="T4294" style:parent-style-name="Phôngmặcđịnhcủađoạnvăn" style:family="text">
      <style:text-properties fo:font-size="5pt" style:font-size-asian="5pt"/>
    </style:style>
    <style:style style:name="T4295" style:parent-style-name="Phôngmặcđịnhcủađoạnvăn" style:family="text">
      <style:text-properties fo:letter-spacing="-0.002in" fo:font-size="5pt" style:font-size-asian="5pt"/>
    </style:style>
    <style:style style:name="T4296" style:parent-style-name="Phôngmặcđịnhcủađoạnvăn" style:family="text">
      <style:text-properties fo:font-size="5pt" style:font-size-asian="5pt"/>
    </style:style>
    <style:style style:name="T4297" style:parent-style-name="Phôngmặcđịnhcủađoạnvăn" style:family="text">
      <style:text-properties fo:letter-spacing="-0.0013in" fo:font-size="5pt" style:font-size-asian="5pt"/>
    </style:style>
    <style:style style:name="T4298" style:parent-style-name="Phôngmặcđịnhcủađoạnvăn" style:family="text">
      <style:text-properties fo:font-size="5pt" style:font-size-asian="5pt"/>
    </style:style>
    <style:style style:name="T4299" style:parent-style-name="Phôngmặcđịnhcủađoạnvăn" style:family="text">
      <style:text-properties fo:letter-spacing="-0.0013in" fo:font-size="5pt" style:font-size-asian="5pt"/>
    </style:style>
    <style:style style:name="T4300" style:parent-style-name="Phôngmặcđịnhcủađoạnvăn" style:family="text">
      <style:text-properties fo:font-size="5pt" style:font-size-asian="5pt"/>
    </style:style>
    <style:style style:name="T4301" style:parent-style-name="Phôngmặcđịnhcủađoạnvăn" style:family="text">
      <style:text-properties fo:letter-spacing="-0.0006in" fo:font-size="5pt" style:font-size-asian="5pt"/>
    </style:style>
    <style:style style:name="T4302" style:parent-style-name="Phôngmặcđịnhcủađoạnvăn" style:family="text">
      <style:text-properties fo:font-size="5pt" style:font-size-asian="5pt"/>
    </style:style>
    <style:style style:name="T4303" style:parent-style-name="Phôngmặcđịnhcủađoạnvăn" style:family="text">
      <style:text-properties fo:letter-spacing="-0.002in" fo:font-size="5pt" style:font-size-asian="5pt"/>
    </style:style>
    <style:style style:name="T4304" style:parent-style-name="Phôngmặcđịnhcủađoạnvăn" style:family="text">
      <style:text-properties fo:font-size="5pt" style:font-size-asian="5pt"/>
    </style:style>
    <style:style style:name="T4305" style:parent-style-name="Phôngmặcđịnhcủađoạnvăn" style:family="text">
      <style:text-properties fo:letter-spacing="0.0277in" fo:font-size="5pt" style:font-size-asian="5pt"/>
    </style:style>
    <style:style style:name="T4306" style:parent-style-name="Phôngmặcđịnhcủađoạnvăn" style:family="text">
      <style:text-properties fo:font-size="5pt" style:font-size-asian="5pt"/>
    </style:style>
    <style:style style:name="P4307" style:parent-style-name="TableParagraph" style:family="paragraph">
      <style:paragraph-properties fo:margin-left="0.0166in">
        <style:tab-stops/>
      </style:paragraph-properties>
    </style:style>
    <style:style style:name="T4308" style:parent-style-name="Phôngmặcđịnhcủađoạnvăn" style:family="text">
      <style:text-properties fo:font-size="5pt" style:font-size-asian="5pt"/>
    </style:style>
    <style:style style:name="T4309" style:parent-style-name="Phôngmặcđịnhcủađoạnvăn" style:family="text">
      <style:text-properties fo:letter-spacing="-0.002in" fo:font-size="5pt" style:font-size-asian="5pt"/>
    </style:style>
    <style:style style:name="T4310" style:parent-style-name="Phôngmặcđịnhcủađoạnvăn" style:family="text">
      <style:text-properties fo:font-size="5pt" style:font-size-asian="5pt"/>
    </style:style>
    <style:style style:name="T4311" style:parent-style-name="Phôngmặcđịnhcủađoạnvăn" style:family="text">
      <style:text-properties fo:letter-spacing="-0.0034in" fo:font-size="5pt" style:font-size-asian="5pt"/>
    </style:style>
    <style:style style:name="P4312" style:parent-style-name="TableParagraph" style:family="paragraph">
      <style:paragraph-properties fo:margin-top="0.0152in" fo:margin-left="0.0166in">
        <style:tab-stops/>
      </style:paragraph-properties>
    </style:style>
    <style:style style:name="T4313" style:parent-style-name="Phôngmặcđịnhcủađoạnvăn" style:family="text">
      <style:text-properties fo:font-size="5pt" style:font-size-asian="5pt"/>
    </style:style>
    <style:style style:name="T4314" style:parent-style-name="Phôngmặcđịnhcủađoạnvăn" style:family="text">
      <style:text-properties fo:letter-spacing="-0.002in" fo:font-size="5pt" style:font-size-asian="5pt"/>
    </style:style>
    <style:style style:name="T4315" style:parent-style-name="Phôngmặcđịnhcủađoạnvăn" style:family="text">
      <style:text-properties fo:font-size="5pt" style:font-size-asian="5pt"/>
    </style:style>
    <style:style style:name="T4316" style:parent-style-name="Phôngmặcđịnhcủađoạnvăn" style:family="text">
      <style:text-properties fo:letter-spacing="-0.002in" fo:font-size="5pt" style:font-size-asian="5pt"/>
    </style:style>
    <style:style style:name="T4317" style:parent-style-name="Phôngmặcđịnhcủađoạnvăn" style:family="text">
      <style:text-properties fo:font-size="5pt" style:font-size-asian="5pt"/>
    </style:style>
    <style:style style:name="T4318" style:parent-style-name="Phôngmặcđịnhcủađoạnvăn" style:family="text">
      <style:text-properties fo:letter-spacing="-0.0027in" fo:font-size="5pt" style:font-size-asian="5pt"/>
    </style:style>
    <style:style style:name="T4319" style:parent-style-name="Phôngmặcđịnhcủađoạnvăn" style:family="text">
      <style:text-properties fo:letter-spacing="-0.0013in" fo:font-size="5pt" style:font-size-asian="5pt"/>
    </style:style>
    <style:style style:name="P4320" style:parent-style-name="TableParagraph" style:family="paragraph">
      <style:paragraph-properties fo:margin-top="0.0152in" fo:margin-left="0.0166in">
        <style:tab-stops/>
      </style:paragraph-properties>
    </style:style>
    <style:style style:name="T4321" style:parent-style-name="Phôngmặcđịnhcủađoạnvăn" style:family="text">
      <style:text-properties fo:font-size="5pt" style:font-size-asian="5pt"/>
    </style:style>
    <style:style style:name="T4322" style:parent-style-name="Phôngmặcđịnhcủađoạnvăn" style:family="text">
      <style:text-properties fo:letter-spacing="-0.0013in" fo:font-size="5pt" style:font-size-asian="5pt"/>
    </style:style>
    <style:style style:name="T4323" style:parent-style-name="Phôngmặcđịnhcủađoạnvăn" style:family="text">
      <style:text-properties fo:font-size="5pt" style:font-size-asian="5pt"/>
    </style:style>
    <style:style style:name="T4324" style:parent-style-name="Phôngmặcđịnhcủađoạnvăn" style:family="text">
      <style:text-properties fo:letter-spacing="-0.002in" fo:font-size="5pt" style:font-size-asian="5pt"/>
    </style:style>
    <style:style style:name="T4325" style:parent-style-name="Phôngmặcđịnhcủađoạnvăn" style:family="text">
      <style:text-properties fo:letter-spacing="-0.0013in" fo:font-size="5pt" style:font-size-asian="5pt"/>
    </style:style>
    <style:style style:name="P4326" style:parent-style-name="TableParagraph" style:family="paragraph">
      <style:paragraph-properties fo:margin-top="0.0152in" fo:margin-left="0.0166in">
        <style:tab-stops/>
      </style:paragraph-properties>
    </style:style>
    <style:style style:name="T4327" style:parent-style-name="Phôngmặcđịnhcủađoạnvăn" style:family="text">
      <style:text-properties fo:letter-spacing="-0.0027in" fo:font-size="5pt" style:font-size-asian="5pt"/>
    </style:style>
    <style:style style:name="T4328" style:parent-style-name="Phôngmặcđịnhcủađoạnvăn" style:family="text">
      <style:text-properties fo:letter-spacing="0.0013in" fo:font-size="5pt" style:font-size-asian="5pt"/>
    </style:style>
    <style:style style:name="T4329" style:parent-style-name="Phôngmặcđịnhcủađoạnvăn" style:family="text">
      <style:text-properties fo:letter-spacing="-0.0027in" fo:font-size="5pt" style:font-size-asian="5pt"/>
    </style:style>
    <style:style style:name="T4330" style:parent-style-name="Phôngmặcđịnhcủađoạnvăn" style:family="text">
      <style:text-properties fo:letter-spacing="0.0013in" fo:font-size="5pt" style:font-size-asian="5pt"/>
    </style:style>
    <style:style style:name="T4331" style:parent-style-name="Phôngmặcđịnhcủađoạnvăn" style:family="text">
      <style:text-properties fo:letter-spacing="-0.0027in" fo:font-size="5pt" style:font-size-asian="5pt"/>
    </style:style>
    <style:style style:name="P4332" style:parent-style-name="TableParagraph" style:family="paragraph">
      <style:paragraph-properties fo:margin-top="0.0152in" fo:margin-left="0.0166in">
        <style:tab-stops/>
      </style:paragraph-properties>
    </style:style>
    <style:style style:name="T4333" style:parent-style-name="Phôngmặcđịnhcủađoạnvăn" style:family="text">
      <style:text-properties fo:font-size="5pt" style:font-size-asian="5pt"/>
    </style:style>
    <style:style style:name="T4334" style:parent-style-name="Phôngmặcđịnhcủađoạnvăn" style:family="text">
      <style:text-properties fo:letter-spacing="-0.0006in" fo:font-size="5pt" style:font-size-asian="5pt"/>
    </style:style>
    <style:style style:name="T4335" style:parent-style-name="Phôngmặcđịnhcủađoạnvăn" style:family="text">
      <style:text-properties fo:letter-spacing="-0.0013in" fo:font-size="5pt" style:font-size-asian="5pt"/>
    </style:style>
    <style:style style:name="P4336" style:parent-style-name="TableParagraph" style:family="paragraph">
      <style:paragraph-properties fo:margin-top="0.0152in" fo:margin-left="0.0166in">
        <style:tab-stops/>
      </style:paragraph-properties>
    </style:style>
    <style:style style:name="T4337" style:parent-style-name="Phôngmặcđịnhcủađoạnvăn" style:family="text">
      <style:text-properties fo:font-size="5pt" style:font-size-asian="5pt"/>
    </style:style>
    <style:style style:name="T4338" style:parent-style-name="Phôngmặcđịnhcủađoạnvăn" style:family="text">
      <style:text-properties fo:letter-spacing="0.002in" fo:font-size="5pt" style:font-size-asian="5pt"/>
    </style:style>
    <style:style style:name="T4339" style:parent-style-name="Phôngmặcđịnhcủađoạnvăn" style:family="text">
      <style:text-properties fo:font-size="5pt" style:font-size-asian="5pt"/>
    </style:style>
    <style:style style:name="T4340" style:parent-style-name="Phôngmặcđịnhcủađoạnvăn" style:family="text">
      <style:text-properties fo:letter-spacing="-0.0006in" fo:font-size="5pt" style:font-size-asian="5pt"/>
    </style:style>
    <style:style style:name="T4341" style:parent-style-name="Phôngmặcđịnhcủađoạnvăn" style:family="text">
      <style:text-properties fo:font-size="5pt" style:font-size-asian="5pt"/>
    </style:style>
    <style:style style:name="T4342" style:parent-style-name="Phôngmặcđịnhcủađoạnvăn" style:family="text">
      <style:text-properties fo:letter-spacing="0.0006in" fo:font-size="5pt" style:font-size-asian="5pt"/>
    </style:style>
    <style:style style:name="T4343" style:parent-style-name="Phôngmặcđịnhcủađoạnvăn" style:family="text">
      <style:text-properties fo:font-size="5pt" style:font-size-asian="5pt"/>
    </style:style>
    <style:style style:name="T4344" style:parent-style-name="Phôngmặcđịnhcủađoạnvăn" style:family="text">
      <style:text-properties fo:letter-spacing="0.002in" fo:font-size="5pt" style:font-size-asian="5pt"/>
    </style:style>
    <style:style style:name="T4345" style:parent-style-name="Phôngmặcđịnhcủađoạnvăn" style:family="text">
      <style:text-properties fo:font-size="5pt" style:font-size-asian="5pt"/>
    </style:style>
    <style:style style:name="T4346" style:parent-style-name="Phôngmặcđịnhcủađoạnvăn" style:family="text">
      <style:text-properties fo:letter-spacing="0.0006in" fo:font-size="5pt" style:font-size-asian="5pt"/>
    </style:style>
    <style:style style:name="T4347" style:parent-style-name="Phôngmặcđịnhcủađoạnvăn" style:family="text">
      <style:text-properties fo:font-size="5pt" style:font-size-asian="5pt"/>
    </style:style>
    <style:style style:name="T4348" style:parent-style-name="Phôngmặcđịnhcủađoạnvăn" style:family="text">
      <style:text-properties fo:letter-spacing="0.0006in" fo:font-size="5pt" style:font-size-asian="5pt"/>
    </style:style>
    <style:style style:name="T4349" style:parent-style-name="Phôngmặcđịnhcủađoạnvăn" style:family="text">
      <style:text-properties fo:font-size="5pt" style:font-size-asian="5pt"/>
    </style:style>
    <style:style style:name="T4350" style:parent-style-name="Phôngmặcđịnhcủađoạnvăn" style:family="text">
      <style:text-properties fo:letter-spacing="-0.0006in" fo:font-size="5pt" style:font-size-asian="5pt"/>
    </style:style>
    <style:style style:name="T4351" style:parent-style-name="Phôngmặcđịnhcủađoạnvăn" style:family="text">
      <style:text-properties fo:font-size="5pt" style:font-size-asian="5pt"/>
    </style:style>
    <style:style style:name="T4352" style:parent-style-name="Phôngmặcđịnhcủađoạnvăn" style:family="text">
      <style:text-properties fo:letter-spacing="0.0013in" fo:font-size="5pt" style:font-size-asian="5pt"/>
    </style:style>
    <style:style style:name="T4353" style:parent-style-name="Phôngmặcđịnhcủađoạnvăn" style:family="text">
      <style:text-properties fo:letter-spacing="-0.0013in" fo:font-size="5pt" style:font-size-asian="5pt"/>
    </style:style>
    <style:style style:name="P4354" style:parent-style-name="TableParagraph" style:family="paragraph">
      <style:paragraph-properties fo:margin-top="0.0152in" fo:line-height="117%" fo:margin-left="0.0166in" fo:margin-right="1.6666in">
        <style:tab-stops/>
      </style:paragraph-properties>
    </style:style>
    <style:style style:name="T4355" style:parent-style-name="Phôngmặcđịnhcủađoạnvăn" style:family="text">
      <style:text-properties fo:font-size="5pt" style:font-size-asian="5pt"/>
    </style:style>
    <style:style style:name="T4356" style:parent-style-name="Phôngmặcđịnhcủađoạnvăn" style:family="text">
      <style:text-properties fo:letter-spacing="-0.0006in" fo:font-size="5pt" style:font-size-asian="5pt"/>
    </style:style>
    <style:style style:name="T4357" style:parent-style-name="Phôngmặcđịnhcủađoạnvăn" style:family="text">
      <style:text-properties fo:font-size="5pt" style:font-size-asian="5pt"/>
    </style:style>
    <style:style style:name="T4358" style:parent-style-name="Phôngmặcđịnhcủađoạnvăn" style:family="text">
      <style:text-properties fo:letter-spacing="-0.0006in" fo:font-size="5pt" style:font-size-asian="5pt"/>
    </style:style>
    <style:style style:name="T4359" style:parent-style-name="Phôngmặcđịnhcủađoạnvăn" style:family="text">
      <style:text-properties fo:font-size="5pt" style:font-size-asian="5pt"/>
    </style:style>
    <style:style style:name="T4360" style:parent-style-name="Phôngmặcđịnhcủađoạnvăn" style:family="text">
      <style:text-properties fo:letter-spacing="-0.0006in" fo:font-size="5pt" style:font-size-asian="5pt"/>
    </style:style>
    <style:style style:name="T4361" style:parent-style-name="Phôngmặcđịnhcủađoạnvăn" style:family="text">
      <style:text-properties fo:font-size="5pt" style:font-size-asian="5pt"/>
    </style:style>
    <style:style style:name="T4362" style:parent-style-name="Phôngmặcđịnhcủađoạnvăn" style:family="text">
      <style:text-properties fo:letter-spacing="-0.0006in" fo:font-size="5pt" style:font-size-asian="5pt"/>
    </style:style>
    <style:style style:name="T4363" style:parent-style-name="Phôngmặcđịnhcủađoạnvăn" style:family="text">
      <style:text-properties fo:font-size="5pt" style:font-size-asian="5pt"/>
    </style:style>
    <style:style style:name="T4364" style:parent-style-name="Phôngmặcđịnhcủađoạnvăn" style:family="text">
      <style:text-properties fo:letter-spacing="-0.0006in" fo:font-size="5pt" style:font-size-asian="5pt"/>
    </style:style>
    <style:style style:name="T4365" style:parent-style-name="Phôngmặcđịnhcủađoạnvăn" style:family="text">
      <style:text-properties fo:font-size="5pt" style:font-size-asian="5pt"/>
    </style:style>
    <style:style style:name="T4366" style:parent-style-name="Phôngmặcđịnhcủađoạnvăn" style:family="text">
      <style:text-properties fo:letter-spacing="-0.002in" fo:font-size="5pt" style:font-size-asian="5pt"/>
    </style:style>
    <style:style style:name="T4367" style:parent-style-name="Phôngmặcđịnhcủađoạnvăn" style:family="text">
      <style:text-properties fo:font-size="5pt" style:font-size-asian="5pt"/>
    </style:style>
    <style:style style:name="T4368" style:parent-style-name="Phôngmặcđịnhcủađoạnvăn" style:family="text">
      <style:text-properties fo:letter-spacing="-0.0006in" fo:font-size="5pt" style:font-size-asian="5pt"/>
    </style:style>
    <style:style style:name="T4369" style:parent-style-name="Phôngmặcđịnhcủađoạnvăn" style:family="text">
      <style:text-properties fo:font-size="5pt" style:font-size-asian="5pt"/>
    </style:style>
    <style:style style:name="T4370" style:parent-style-name="Phôngmặcđịnhcủađoạnvăn" style:family="text">
      <style:text-properties fo:letter-spacing="-0.0006in" fo:font-size="5pt" style:font-size-asian="5pt"/>
    </style:style>
    <style:style style:name="T4371" style:parent-style-name="Phôngmặcđịnhcủađoạnvăn" style:family="text">
      <style:text-properties fo:font-size="5pt" style:font-size-asian="5pt"/>
    </style:style>
    <style:style style:name="T4372" style:parent-style-name="Phôngmặcđịnhcủađoạnvăn" style:family="text">
      <style:text-properties fo:letter-spacing="-0.0006in" fo:font-size="5pt" style:font-size-asian="5pt"/>
    </style:style>
    <style:style style:name="T4373" style:parent-style-name="Phôngmặcđịnhcủađoạnvăn" style:family="text">
      <style:text-properties fo:font-size="5pt" style:font-size-asian="5pt"/>
    </style:style>
    <style:style style:name="T4374" style:parent-style-name="Phôngmặcđịnhcủađoạnvăn" style:family="text">
      <style:text-properties fo:letter-spacing="-0.0006in" fo:font-size="5pt" style:font-size-asian="5pt"/>
    </style:style>
    <style:style style:name="T4375" style:parent-style-name="Phôngmặcđịnhcủađoạnvăn" style:family="text">
      <style:text-properties fo:font-size="5pt" style:font-size-asian="5pt"/>
    </style:style>
    <style:style style:name="T4376" style:parent-style-name="Phôngmặcđịnhcủađoạnvăn" style:family="text">
      <style:text-properties fo:letter-spacing="-0.002in" fo:font-size="5pt" style:font-size-asian="5pt"/>
    </style:style>
    <style:style style:name="T4377" style:parent-style-name="Phôngmặcđịnhcủađoạnvăn" style:family="text">
      <style:text-properties fo:font-size="5pt" style:font-size-asian="5pt"/>
    </style:style>
    <style:style style:name="T4378" style:parent-style-name="Phôngmặcđịnhcủađoạnvăn" style:family="text">
      <style:text-properties fo:letter-spacing="-0.0006in" fo:font-size="5pt" style:font-size-asian="5pt"/>
    </style:style>
    <style:style style:name="T4379" style:parent-style-name="Phôngmặcđịnhcủađoạnvăn" style:family="text">
      <style:text-properties fo:font-size="5pt" style:font-size-asian="5pt"/>
    </style:style>
    <style:style style:name="T4380" style:parent-style-name="Phôngmặcđịnhcủađoạnvăn" style:family="text">
      <style:text-properties fo:letter-spacing="-0.0006in" fo:font-size="5pt" style:font-size-asian="5pt"/>
    </style:style>
    <style:style style:name="T4381" style:parent-style-name="Phôngmặcđịnhcủađoạnvăn" style:family="text">
      <style:text-properties fo:font-size="5pt" style:font-size-asian="5pt"/>
    </style:style>
    <style:style style:name="T4382" style:parent-style-name="Phôngmặcđịnhcủađoạnvăn" style:family="text">
      <style:text-properties fo:letter-spacing="-0.0006in" fo:font-size="5pt" style:font-size-asian="5pt"/>
    </style:style>
    <style:style style:name="T4383" style:parent-style-name="Phôngmặcđịnhcủađoạnvăn" style:family="text">
      <style:text-properties fo:font-size="5pt" style:font-size-asian="5pt"/>
    </style:style>
    <style:style style:name="T4384" style:parent-style-name="Phôngmặcđịnhcủađoạnvăn" style:family="text">
      <style:text-properties fo:letter-spacing="0.0277in" fo:font-size="5pt" style:font-size-asian="5pt"/>
    </style:style>
    <style:style style:name="T4385" style:parent-style-name="Phôngmặcđịnhcủađoạnvăn" style:family="text">
      <style:text-properties fo:font-size="5pt" style:font-size-asian="5pt"/>
    </style:style>
    <style:style style:name="P4386" style:parent-style-name="TableParagraph" style:family="paragraph">
      <style:paragraph-properties fo:margin-left="0.0166in">
        <style:tab-stops/>
      </style:paragraph-properties>
    </style:style>
    <style:style style:name="T4387" style:parent-style-name="Phôngmặcđịnhcủađoạnvăn" style:family="text">
      <style:text-properties fo:font-size="5pt" style:font-size-asian="5pt"/>
    </style:style>
    <style:style style:name="T4388" style:parent-style-name="Phôngmặcđịnhcủađoạnvăn" style:family="text">
      <style:text-properties fo:letter-spacing="-0.0034in" fo:font-size="5pt" style:font-size-asian="5pt"/>
    </style:style>
    <style:style style:name="T4389" style:parent-style-name="Phôngmặcđịnhcủađoạnvăn" style:family="text">
      <style:text-properties fo:font-size="5pt" style:font-size-asian="5pt"/>
    </style:style>
    <style:style style:name="T4390" style:parent-style-name="Phôngmặcđịnhcủađoạnvăn" style:family="text">
      <style:text-properties fo:letter-spacing="-0.0034in" fo:font-size="5pt" style:font-size-asian="5pt"/>
    </style:style>
    <style:style style:name="T4391" style:parent-style-name="Phôngmặcđịnhcủađoạnvăn" style:family="text">
      <style:text-properties fo:font-size="5pt" style:font-size-asian="5pt"/>
    </style:style>
    <style:style style:name="T4392" style:parent-style-name="Phôngmặcđịnhcủađoạnvăn" style:family="text">
      <style:text-properties fo:letter-spacing="-0.0034in" fo:font-size="5pt" style:font-size-asian="5pt"/>
    </style:style>
    <style:style style:name="T4393" style:parent-style-name="Phôngmặcđịnhcủađoạnvăn" style:family="text">
      <style:text-properties fo:font-size="5pt" style:font-size-asian="5pt"/>
    </style:style>
    <style:style style:name="T4394" style:parent-style-name="Phôngmặcđịnhcủađoạnvăn" style:family="text">
      <style:text-properties fo:letter-spacing="-0.0027in" fo:font-size="5pt" style:font-size-asian="5pt"/>
    </style:style>
    <style:style style:name="T4395" style:parent-style-name="Phôngmặcđịnhcủađoạnvăn" style:family="text">
      <style:text-properties fo:font-size="5pt" style:font-size-asian="5pt"/>
    </style:style>
    <style:style style:name="T4396" style:parent-style-name="Phôngmặcđịnhcủađoạnvăn" style:family="text">
      <style:text-properties fo:letter-spacing="-0.0027in" fo:font-size="5pt" style:font-size-asian="5pt"/>
    </style:style>
    <style:style style:name="T4397" style:parent-style-name="Phôngmặcđịnhcủađoạnvăn" style:family="text">
      <style:text-properties fo:font-size="5pt" style:font-size-asian="5pt"/>
    </style:style>
    <style:style style:name="T4398" style:parent-style-name="Phôngmặcđịnhcủađoạnvăn" style:family="text">
      <style:text-properties fo:letter-spacing="-0.0027in" fo:font-size="5pt" style:font-size-asian="5pt"/>
    </style:style>
    <style:style style:name="T4399" style:parent-style-name="Phôngmặcđịnhcủađoạnvăn" style:family="text">
      <style:text-properties fo:font-size="5pt" style:font-size-asian="5pt"/>
    </style:style>
    <style:style style:name="T4400" style:parent-style-name="Phôngmặcđịnhcủađoạnvăn" style:family="text">
      <style:text-properties fo:letter-spacing="-0.0027in" fo:font-size="5pt" style:font-size-asian="5pt"/>
    </style:style>
    <style:style style:name="T4401" style:parent-style-name="Phôngmặcđịnhcủađoạnvăn" style:family="text">
      <style:text-properties fo:font-size="5pt" style:font-size-asian="5pt"/>
    </style:style>
    <style:style style:name="T4402" style:parent-style-name="Phôngmặcđịnhcủađoạnvăn" style:family="text">
      <style:text-properties fo:letter-spacing="-0.0034in" fo:font-size="5pt" style:font-size-asian="5pt"/>
    </style:style>
    <style:style style:name="T4403" style:parent-style-name="Phôngmặcđịnhcủađoạnvăn" style:family="text">
      <style:text-properties fo:font-size="5pt" style:font-size-asian="5pt"/>
    </style:style>
    <style:style style:name="T4404" style:parent-style-name="Phôngmặcđịnhcủađoạnvăn" style:family="text">
      <style:text-properties fo:letter-spacing="-0.002in" fo:font-size="5pt" style:font-size-asian="5pt"/>
    </style:style>
    <style:style style:name="T4405" style:parent-style-name="Phôngmặcđịnhcủađoạnvăn" style:family="text">
      <style:text-properties fo:font-size="5pt" style:font-size-asian="5pt"/>
    </style:style>
    <style:style style:name="T4406" style:parent-style-name="Phôngmặcđịnhcủađoạnvăn" style:family="text">
      <style:text-properties fo:letter-spacing="-0.0027in" fo:font-size="5pt" style:font-size-asian="5pt"/>
    </style:style>
    <style:style style:name="T4407" style:parent-style-name="Phôngmặcđịnhcủađoạnvăn" style:family="text">
      <style:text-properties fo:font-size="5pt" style:font-size-asian="5pt"/>
    </style:style>
    <style:style style:name="T4408" style:parent-style-name="Phôngmặcđịnhcủađoạnvăn" style:family="text">
      <style:text-properties fo:letter-spacing="-0.0034in" fo:font-size="5pt" style:font-size-asian="5pt"/>
    </style:style>
    <style:style style:name="T4409" style:parent-style-name="Phôngmặcđịnhcủađoạnvăn" style:family="text">
      <style:text-properties fo:font-size="5pt" style:font-size-asian="5pt"/>
    </style:style>
    <style:style style:name="T4410" style:parent-style-name="Phôngmặcđịnhcủađoạnvăn" style:family="text">
      <style:text-properties fo:letter-spacing="-0.0027in" fo:font-size="5pt" style:font-size-asian="5pt"/>
    </style:style>
    <style:style style:name="T4411" style:parent-style-name="Phôngmặcđịnhcủađoạnvăn" style:family="text">
      <style:text-properties fo:font-size="5pt" style:font-size-asian="5pt"/>
    </style:style>
    <style:style style:name="T4412" style:parent-style-name="Phôngmặcđịnhcủađoạnvăn" style:family="text">
      <style:text-properties fo:letter-spacing="-0.0041in" fo:font-size="5pt" style:font-size-asian="5pt"/>
    </style:style>
    <style:style style:name="T4413" style:parent-style-name="Phôngmặcđịnhcủađoạnvăn" style:family="text">
      <style:text-properties fo:letter-spacing="-0.0027in" fo:font-size="5pt" style:font-size-asian="5pt"/>
    </style:style>
    <style:style style:name="TableCell4414" style:family="table-cell">
      <style:table-cell-properties fo:border="0.0069in solid #000000" style:writing-mode="lr-tb" fo:padding-top="0in" fo:padding-left="0in" fo:padding-bottom="0in" fo:padding-right="0in"/>
    </style:style>
    <style:style style:name="P4415" style:parent-style-name="TableParagraph" style:family="paragraph">
      <style:text-properties style:font-name="Times New Roman" fo:font-size="5pt" style:font-size-asian="5pt"/>
    </style:style>
    <style:style style:name="P4416" style:parent-style-name="TableParagraph" style:family="paragraph">
      <style:text-properties style:font-name="Times New Roman" fo:font-size="5pt" style:font-size-asian="5pt"/>
    </style:style>
    <style:style style:name="P4417" style:parent-style-name="TableParagraph" style:family="paragraph">
      <style:text-properties style:font-name="Times New Roman" fo:font-size="5pt" style:font-size-asian="5pt"/>
    </style:style>
    <style:style style:name="P4418" style:parent-style-name="TableParagraph" style:family="paragraph">
      <style:text-properties style:font-name="Times New Roman" fo:font-size="5pt" style:font-size-asian="5pt"/>
    </style:style>
    <style:style style:name="P4419" style:parent-style-name="TableParagraph" style:family="paragraph">
      <style:text-properties style:font-name="Times New Roman" fo:font-size="5pt" style:font-size-asian="5pt"/>
    </style:style>
    <style:style style:name="P4420" style:parent-style-name="TableParagraph" style:family="paragraph">
      <style:paragraph-properties fo:margin-top="0.0493in"/>
      <style:text-properties style:font-name="Times New Roman" fo:font-size="5pt" style:font-size-asian="5pt"/>
    </style:style>
    <style:style style:name="P4421" style:parent-style-name="TableParagraph" style:family="paragraph">
      <style:paragraph-properties fo:margin-top="0.0006in" fo:margin-left="0.0173in">
        <style:tab-stops/>
      </style:paragraph-properties>
    </style:style>
    <style:style style:name="T4422" style:parent-style-name="Phôngmặcđịnhcủađoạnvăn" style:family="text">
      <style:text-properties fo:letter-spacing="-0.0034in" fo:font-size="5pt" style:font-size-asian="5pt"/>
    </style:style>
    <style:style style:name="TableCell4423" style:family="table-cell">
      <style:table-cell-properties fo:border="0.0069in solid #000000" style:writing-mode="lr-tb" fo:padding-top="0in" fo:padding-left="0in" fo:padding-bottom="0in" fo:padding-right="0in"/>
    </style:style>
    <style:style style:name="P4424" style:parent-style-name="TableParagraph" style:family="paragraph">
      <style:text-properties style:font-name="Times New Roman" fo:font-size="5pt" style:font-size-asian="5pt"/>
    </style:style>
    <style:style style:name="P4425" style:parent-style-name="TableParagraph" style:family="paragraph">
      <style:text-properties style:font-name="Times New Roman" fo:font-size="5pt" style:font-size-asian="5pt"/>
    </style:style>
    <style:style style:name="P4426" style:parent-style-name="TableParagraph" style:family="paragraph">
      <style:text-properties style:font-name="Times New Roman" fo:font-size="5pt" style:font-size-asian="5pt"/>
    </style:style>
    <style:style style:name="P4427" style:parent-style-name="TableParagraph" style:family="paragraph">
      <style:text-properties style:font-name="Times New Roman" fo:font-size="5pt" style:font-size-asian="5pt"/>
    </style:style>
    <style:style style:name="P4428" style:parent-style-name="TableParagraph" style:family="paragraph">
      <style:text-properties style:font-name="Times New Roman" fo:font-size="5pt" style:font-size-asian="5pt"/>
    </style:style>
    <style:style style:name="P4429" style:parent-style-name="TableParagraph" style:family="paragraph">
      <style:paragraph-properties fo:margin-top="0.0493in"/>
      <style:text-properties style:font-name="Times New Roman" fo:font-size="5pt" style:font-size-asian="5pt"/>
    </style:style>
    <style:style style:name="P4430" style:parent-style-name="TableParagraph" style:family="paragraph">
      <style:paragraph-properties fo:margin-top="0.0006in" fo:margin-left="0.0173in">
        <style:tab-stops/>
      </style:paragraph-properties>
    </style:style>
    <style:style style:name="T4431" style:parent-style-name="Phôngmặcđịnhcủađoạnvăn" style:family="text">
      <style:text-properties fo:letter-spacing="-0.0034in" style:text-scale="105%" fo:font-size="5pt" style:font-size-asian="5pt"/>
    </style:style>
    <style:style style:name="TableCell4432" style:family="table-cell">
      <style:table-cell-properties fo:border="0.0069in solid #000000" style:writing-mode="lr-tb" fo:padding-top="0in" fo:padding-left="0in" fo:padding-bottom="0in" fo:padding-right="0in"/>
    </style:style>
    <style:style style:name="P4433" style:parent-style-name="TableParagraph" style:family="paragraph">
      <style:text-properties style:font-name="Times New Roman" fo:font-size="5pt" style:font-size-asian="5pt"/>
    </style:style>
    <style:style style:name="P4434" style:parent-style-name="TableParagraph" style:family="paragraph">
      <style:text-properties style:font-name="Times New Roman" fo:font-size="5pt" style:font-size-asian="5pt"/>
    </style:style>
    <style:style style:name="P4435" style:parent-style-name="TableParagraph" style:family="paragraph">
      <style:text-properties style:font-name="Times New Roman" fo:font-size="5pt" style:font-size-asian="5pt"/>
    </style:style>
    <style:style style:name="P4436" style:parent-style-name="TableParagraph" style:family="paragraph">
      <style:text-properties style:font-name="Times New Roman" fo:font-size="5pt" style:font-size-asian="5pt"/>
    </style:style>
    <style:style style:name="P4437" style:parent-style-name="TableParagraph" style:family="paragraph">
      <style:text-properties style:font-name="Times New Roman" fo:font-size="5pt" style:font-size-asian="5pt"/>
    </style:style>
    <style:style style:name="P4438" style:parent-style-name="TableParagraph" style:family="paragraph">
      <style:paragraph-properties fo:margin-top="0.0493in"/>
      <style:text-properties style:font-name="Times New Roman" fo:font-size="5pt" style:font-size-asian="5pt"/>
    </style:style>
    <style:style style:name="P4439" style:parent-style-name="TableParagraph" style:family="paragraph">
      <style:paragraph-properties fo:margin-top="0.0006in" fo:margin-left="0.018in">
        <style:tab-stops/>
      </style:paragraph-properties>
    </style:style>
    <style:style style:name="T4440" style:parent-style-name="Phôngmặcđịnhcủađoạnvăn" style:family="text">
      <style:text-properties fo:letter-spacing="-0.0013in" fo:font-size="5pt" style:font-size-asian="5pt"/>
    </style:style>
    <style:style style:name="TableCell4441" style:family="table-cell">
      <style:table-cell-properties fo:border="0.0069in solid #000000" style:writing-mode="lr-tb" fo:padding-top="0in" fo:padding-left="0in" fo:padding-bottom="0in" fo:padding-right="0in"/>
    </style:style>
    <style:style style:name="P4442" style:parent-style-name="TableParagraph" style:family="paragraph">
      <style:text-properties style:font-name="Times New Roman" fo:font-size="5pt" style:font-size-asian="5pt"/>
    </style:style>
    <style:style style:name="P4443" style:parent-style-name="TableParagraph" style:family="paragraph">
      <style:text-properties style:font-name="Times New Roman" fo:font-size="5pt" style:font-size-asian="5pt"/>
    </style:style>
    <style:style style:name="P4444" style:parent-style-name="TableParagraph" style:family="paragraph">
      <style:text-properties style:font-name="Times New Roman" fo:font-size="5pt" style:font-size-asian="5pt"/>
    </style:style>
    <style:style style:name="P4445" style:parent-style-name="TableParagraph" style:family="paragraph">
      <style:text-properties style:font-name="Times New Roman" fo:font-size="5pt" style:font-size-asian="5pt"/>
    </style:style>
    <style:style style:name="P4446" style:parent-style-name="TableParagraph" style:family="paragraph">
      <style:text-properties style:font-name="Times New Roman" fo:font-size="5pt" style:font-size-asian="5pt"/>
    </style:style>
    <style:style style:name="P4447" style:parent-style-name="TableParagraph" style:family="paragraph">
      <style:paragraph-properties fo:margin-top="0.0493in"/>
      <style:text-properties style:font-name="Times New Roman" fo:font-size="5pt" style:font-size-asian="5pt"/>
    </style:style>
    <style:style style:name="P4448" style:parent-style-name="TableParagraph" style:family="paragraph">
      <style:paragraph-properties fo:margin-top="0.0006in" fo:margin-left="0.0187in">
        <style:tab-stops/>
      </style:paragraph-properties>
    </style:style>
    <style:style style:name="T4449" style:parent-style-name="Phôngmặcđịnhcủađoạnvăn" style:family="text">
      <style:text-properties fo:letter-spacing="-0.0069in" style:text-scale="105%" fo:font-size="5pt" style:font-size-asian="5pt"/>
    </style:style>
    <style:style style:name="TableRow4450" style:family="table-row">
      <style:table-row-properties style:min-row-height="1.2812in" style:use-optimal-row-height="false"/>
    </style:style>
    <style:style style:name="TableCell4451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4452" style:parent-style-name="TableParagraph" style:family="paragraph">
      <style:text-properties style:font-name="Times New Roman" fo:font-size="5pt" style:font-size-asian="5pt"/>
    </style:style>
    <style:style style:name="P4453" style:parent-style-name="TableParagraph" style:family="paragraph">
      <style:text-properties style:font-name="Times New Roman" fo:font-size="5pt" style:font-size-asian="5pt"/>
    </style:style>
    <style:style style:name="P4454" style:parent-style-name="TableParagraph" style:family="paragraph">
      <style:text-properties style:font-name="Times New Roman" fo:font-size="5pt" style:font-size-asian="5pt"/>
    </style:style>
    <style:style style:name="P4455" style:parent-style-name="TableParagraph" style:family="paragraph">
      <style:text-properties style:font-name="Times New Roman" fo:font-size="5pt" style:font-size-asian="5pt"/>
    </style:style>
    <style:style style:name="P4456" style:parent-style-name="TableParagraph" style:family="paragraph">
      <style:text-properties style:font-name="Times New Roman" fo:font-size="5pt" style:font-size-asian="5pt"/>
    </style:style>
    <style:style style:name="P4457" style:parent-style-name="TableParagraph" style:family="paragraph">
      <style:text-properties style:font-name="Times New Roman" fo:font-size="5pt" style:font-size-asian="5pt"/>
    </style:style>
    <style:style style:name="P4458" style:parent-style-name="TableParagraph" style:family="paragraph">
      <style:paragraph-properties fo:margin-top="0.0444in"/>
      <style:text-properties style:font-name="Times New Roman" fo:font-size="5pt" style:font-size-asian="5pt"/>
    </style:style>
    <style:style style:name="P4459" style:parent-style-name="TableParagraph" style:family="paragraph">
      <style:paragraph-properties fo:margin-left="0.0159in">
        <style:tab-stops/>
      </style:paragraph-properties>
    </style:style>
    <style:style style:name="T4460" style:parent-style-name="Phôngmặcđịnhcủađoạnvăn" style:family="text">
      <style:text-properties fo:letter-spacing="-0.0013in" fo:font-size="5pt" style:font-size-asian="5pt"/>
    </style:style>
    <style:style style:name="TableCell4461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4462" style:parent-style-name="TableParagraph" style:family="paragraph">
      <style:text-properties style:font-name="Times New Roman" fo:font-size="5pt" style:font-size-asian="5pt"/>
    </style:style>
    <style:style style:name="P4463" style:parent-style-name="TableParagraph" style:family="paragraph">
      <style:text-properties style:font-name="Times New Roman" fo:font-size="5pt" style:font-size-asian="5pt"/>
    </style:style>
    <style:style style:name="P4464" style:parent-style-name="TableParagraph" style:family="paragraph">
      <style:text-properties style:font-name="Times New Roman" fo:font-size="5pt" style:font-size-asian="5pt"/>
    </style:style>
    <style:style style:name="P4465" style:parent-style-name="TableParagraph" style:family="paragraph">
      <style:text-properties style:font-name="Times New Roman" fo:font-size="5pt" style:font-size-asian="5pt"/>
    </style:style>
    <style:style style:name="P4466" style:parent-style-name="TableParagraph" style:family="paragraph">
      <style:text-properties style:font-name="Times New Roman" fo:font-size="5pt" style:font-size-asian="5pt"/>
    </style:style>
    <style:style style:name="P4467" style:parent-style-name="TableParagraph" style:family="paragraph">
      <style:text-properties style:font-name="Times New Roman" fo:font-size="5pt" style:font-size-asian="5pt"/>
    </style:style>
    <style:style style:name="P4468" style:parent-style-name="TableParagraph" style:family="paragraph">
      <style:paragraph-properties fo:margin-top="0.0444in"/>
      <style:text-properties style:font-name="Times New Roman" fo:font-size="5pt" style:font-size-asian="5pt"/>
    </style:style>
    <style:style style:name="P4469" style:parent-style-name="TableParagraph" style:family="paragraph">
      <style:paragraph-properties fo:margin-left="0.0159in">
        <style:tab-stops/>
      </style:paragraph-properties>
    </style:style>
    <style:style style:name="T4470" style:parent-style-name="Phôngmặcđịnhcủađoạnvăn" style:family="text">
      <style:text-properties fo:font-size="5pt" style:font-size-asian="5pt"/>
    </style:style>
    <style:style style:name="T4471" style:parent-style-name="Phôngmặcđịnhcủađoạnvăn" style:family="text">
      <style:text-properties fo:letter-spacing="-0.0006in" fo:font-size="5pt" style:font-size-asian="5pt"/>
    </style:style>
    <style:style style:name="T4472" style:parent-style-name="Phôngmặcđịnhcủađoạnvăn" style:family="text">
      <style:text-properties fo:letter-spacing="-0.0013in" fo:font-size="5pt" style:font-size-asian="5pt"/>
    </style:style>
    <style:style style:name="TableCell4473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4474" style:parent-style-name="TableParagraph" style:family="paragraph">
      <style:paragraph-properties fo:margin-top="0.0236in"/>
      <style:text-properties style:font-name="Times New Roman" fo:font-size="5pt" style:font-size-asian="5pt"/>
    </style:style>
    <style:style style:name="P4475" style:parent-style-name="TableParagraph" style:family="paragraph">
      <style:paragraph-properties fo:margin-left="0.0166in">
        <style:tab-stops/>
      </style:paragraph-properties>
    </style:style>
    <style:style style:name="T4476" style:parent-style-name="Phôngmặcđịnhcủađoạnvăn" style:family="text">
      <style:text-properties fo:font-size="5pt" style:font-size-asian="5pt"/>
    </style:style>
    <style:style style:name="T4477" style:parent-style-name="Phôngmặcđịnhcủađoạnvăn" style:family="text">
      <style:text-properties fo:letter-spacing="-0.0034in" fo:font-size="5pt" style:font-size-asian="5pt"/>
    </style:style>
    <style:style style:name="T4478" style:parent-style-name="Phôngmặcđịnhcủađoạnvăn" style:family="text">
      <style:text-properties fo:font-size="5pt" style:font-size-asian="5pt"/>
    </style:style>
    <style:style style:name="T4479" style:parent-style-name="Phôngmặcđịnhcủađoạnvăn" style:family="text">
      <style:text-properties fo:letter-spacing="-0.0027in" fo:font-size="5pt" style:font-size-asian="5pt"/>
    </style:style>
    <style:style style:name="T4480" style:parent-style-name="Phôngmặcđịnhcủađoạnvăn" style:family="text">
      <style:text-properties fo:font-size="5pt" style:font-size-asian="5pt"/>
    </style:style>
    <style:style style:name="T4481" style:parent-style-name="Phôngmặcđịnhcủađoạnvăn" style:family="text">
      <style:text-properties fo:letter-spacing="-0.002in" fo:font-size="5pt" style:font-size-asian="5pt"/>
    </style:style>
    <style:style style:name="T4482" style:parent-style-name="Phôngmặcđịnhcủađoạnvăn" style:family="text">
      <style:text-properties fo:font-size="5pt" style:font-size-asian="5pt"/>
    </style:style>
    <style:style style:name="T4483" style:parent-style-name="Phôngmặcđịnhcủađoạnvăn" style:family="text">
      <style:text-properties fo:letter-spacing="-0.0041in" fo:font-size="5pt" style:font-size-asian="5pt"/>
    </style:style>
    <style:style style:name="T4484" style:parent-style-name="Phôngmặcđịnhcủađoạnvăn" style:family="text">
      <style:text-properties fo:font-size="5pt" style:font-size-asian="5pt"/>
    </style:style>
    <style:style style:name="T4485" style:parent-style-name="Phôngmặcđịnhcủađoạnvăn" style:family="text">
      <style:text-properties fo:letter-spacing="-0.0041in" fo:font-size="5pt" style:font-size-asian="5pt"/>
    </style:style>
    <style:style style:name="T4486" style:parent-style-name="Phôngmặcđịnhcủađoạnvăn" style:family="text">
      <style:text-properties fo:font-size="5pt" style:font-size-asian="5pt"/>
    </style:style>
    <style:style style:name="T4487" style:parent-style-name="Phôngmặcđịnhcủađoạnvăn" style:family="text">
      <style:text-properties fo:letter-spacing="-0.0034in" fo:font-size="5pt" style:font-size-asian="5pt"/>
    </style:style>
    <style:style style:name="T4488" style:parent-style-name="Phôngmặcđịnhcủađoạnvăn" style:family="text">
      <style:text-properties fo:font-size="5pt" style:font-size-asian="5pt"/>
    </style:style>
    <style:style style:name="T4489" style:parent-style-name="Phôngmặcđịnhcủađoạnvăn" style:family="text">
      <style:text-properties fo:letter-spacing="-0.0034in" fo:font-size="5pt" style:font-size-asian="5pt"/>
    </style:style>
    <style:style style:name="T4490" style:parent-style-name="Phôngmặcđịnhcủađoạnvăn" style:family="text">
      <style:text-properties fo:font-size="5pt" style:font-size-asian="5pt"/>
    </style:style>
    <style:style style:name="T4491" style:parent-style-name="Phôngmặcđịnhcủađoạnvăn" style:family="text">
      <style:text-properties fo:letter-spacing="-0.0034in" fo:font-size="5pt" style:font-size-asian="5pt"/>
    </style:style>
    <style:style style:name="T4492" style:parent-style-name="Phôngmặcđịnhcủađoạnvăn" style:family="text">
      <style:text-properties fo:font-size="5pt" style:font-size-asian="5pt"/>
    </style:style>
    <style:style style:name="T4493" style:parent-style-name="Phôngmặcđịnhcủađoạnvăn" style:family="text">
      <style:text-properties fo:letter-spacing="-0.0027in" fo:font-size="5pt" style:font-size-asian="5pt"/>
    </style:style>
    <style:style style:name="T4494" style:parent-style-name="Phôngmặcđịnhcủađoạnvăn" style:family="text">
      <style:text-properties fo:font-size="5pt" style:font-size-asian="5pt"/>
    </style:style>
    <style:style style:name="T4495" style:parent-style-name="Phôngmặcđịnhcủađoạnvăn" style:family="text">
      <style:text-properties fo:letter-spacing="-0.0027in" fo:font-size="5pt" style:font-size-asian="5pt"/>
    </style:style>
    <style:style style:name="T4496" style:parent-style-name="Phôngmặcđịnhcủađoạnvăn" style:family="text">
      <style:text-properties fo:font-size="5pt" style:font-size-asian="5pt"/>
    </style:style>
    <style:style style:name="T4497" style:parent-style-name="Phôngmặcđịnhcủađoạnvăn" style:family="text">
      <style:text-properties fo:letter-spacing="-0.002in" fo:font-size="5pt" style:font-size-asian="5pt"/>
    </style:style>
    <style:style style:name="T4498" style:parent-style-name="Phôngmặcđịnhcủađoạnvăn" style:family="text">
      <style:text-properties fo:font-size="5pt" style:font-size-asian="5pt"/>
    </style:style>
    <style:style style:name="T4499" style:parent-style-name="Phôngmặcđịnhcủađoạnvăn" style:family="text">
      <style:text-properties fo:letter-spacing="-0.0034in" fo:font-size="5pt" style:font-size-asian="5pt"/>
    </style:style>
    <style:style style:name="T4500" style:parent-style-name="Phôngmặcđịnhcủađoạnvăn" style:family="text">
      <style:text-properties fo:font-size="5pt" style:font-size-asian="5pt"/>
    </style:style>
    <style:style style:name="T4501" style:parent-style-name="Phôngmặcđịnhcủađoạnvăn" style:family="text">
      <style:text-properties fo:letter-spacing="-0.0034in" fo:font-size="5pt" style:font-size-asian="5pt"/>
    </style:style>
    <style:style style:name="T4502" style:parent-style-name="Phôngmặcđịnhcủađoạnvăn" style:family="text">
      <style:text-properties fo:font-size="5pt" style:font-size-asian="5pt"/>
    </style:style>
    <style:style style:name="T4503" style:parent-style-name="Phôngmặcđịnhcủađoạnvăn" style:family="text">
      <style:text-properties fo:letter-spacing="-0.0034in" fo:font-size="5pt" style:font-size-asian="5pt"/>
    </style:style>
    <style:style style:name="T4504" style:parent-style-name="Phôngmặcđịnhcủađoạnvăn" style:family="text">
      <style:text-properties fo:font-size="5pt" style:font-size-asian="5pt"/>
    </style:style>
    <style:style style:name="T4505" style:parent-style-name="Phôngmặcđịnhcủađoạnvăn" style:family="text">
      <style:text-properties fo:letter-spacing="-0.0034in" fo:font-size="5pt" style:font-size-asian="5pt"/>
    </style:style>
    <style:style style:name="T4506" style:parent-style-name="Phôngmặcđịnhcủađoạnvăn" style:family="text">
      <style:text-properties fo:font-size="5pt" style:font-size-asian="5pt"/>
    </style:style>
    <style:style style:name="T4507" style:parent-style-name="Phôngmặcđịnhcủađoạnvăn" style:family="text">
      <style:text-properties fo:letter-spacing="-0.002in" fo:font-size="5pt" style:font-size-asian="5pt"/>
    </style:style>
    <style:style style:name="T4508" style:parent-style-name="Phôngmặcđịnhcủađoạnvăn" style:family="text">
      <style:text-properties fo:font-size="5pt" style:font-size-asian="5pt"/>
    </style:style>
    <style:style style:name="T4509" style:parent-style-name="Phôngmặcđịnhcủađoạnvăn" style:family="text">
      <style:text-properties fo:letter-spacing="-0.0027in" fo:font-size="5pt" style:font-size-asian="5pt"/>
    </style:style>
    <style:style style:name="T4510" style:parent-style-name="Phôngmặcđịnhcủađoạnvăn" style:family="text">
      <style:text-properties fo:font-size="5pt" style:font-size-asian="5pt"/>
    </style:style>
    <style:style style:name="T4511" style:parent-style-name="Phôngmặcđịnhcủađoạnvăn" style:family="text">
      <style:text-properties fo:letter-spacing="-0.0034in" fo:font-size="5pt" style:font-size-asian="5pt"/>
    </style:style>
    <style:style style:name="T4512" style:parent-style-name="Phôngmặcđịnhcủađoạnvăn" style:family="text">
      <style:text-properties fo:font-size="5pt" style:font-size-asian="5pt"/>
    </style:style>
    <style:style style:name="T4513" style:parent-style-name="Phôngmặcđịnhcủađoạnvăn" style:family="text">
      <style:text-properties fo:letter-spacing="-0.0027in" fo:font-size="5pt" style:font-size-asian="5pt"/>
    </style:style>
    <style:style style:name="T4514" style:parent-style-name="Phôngmặcđịnhcủađoạnvăn" style:family="text">
      <style:text-properties fo:font-size="5pt" style:font-size-asian="5pt"/>
    </style:style>
    <style:style style:name="T4515" style:parent-style-name="Phôngmặcđịnhcủađoạnvăn" style:family="text">
      <style:text-properties fo:letter-spacing="-0.0027in" fo:font-size="5pt" style:font-size-asian="5pt"/>
    </style:style>
    <style:style style:name="T4516" style:parent-style-name="Phôngmặcđịnhcủađoạnvăn" style:family="text">
      <style:text-properties fo:font-size="5pt" style:font-size-asian="5pt"/>
    </style:style>
    <style:style style:name="T4517" style:parent-style-name="Phôngmặcđịnhcủađoạnvăn" style:family="text">
      <style:text-properties fo:letter-spacing="-0.0027in" fo:font-size="5pt" style:font-size-asian="5pt"/>
    </style:style>
    <style:style style:name="T4518" style:parent-style-name="Phôngmặcđịnhcủađoạnvăn" style:family="text">
      <style:text-properties fo:font-size="5pt" style:font-size-asian="5pt"/>
    </style:style>
    <style:style style:name="T4519" style:parent-style-name="Phôngmặcđịnhcủađoạnvăn" style:family="text">
      <style:text-properties fo:letter-spacing="-0.0027in" fo:font-size="5pt" style:font-size-asian="5pt"/>
    </style:style>
    <style:style style:name="T4520" style:parent-style-name="Phôngmặcđịnhcủađoạnvăn" style:family="text">
      <style:text-properties fo:font-size="5pt" style:font-size-asian="5pt"/>
    </style:style>
    <style:style style:name="T4521" style:parent-style-name="Phôngmặcđịnhcủađoạnvăn" style:family="text">
      <style:text-properties fo:letter-spacing="-0.0027in" fo:font-size="5pt" style:font-size-asian="5pt"/>
    </style:style>
    <style:style style:name="T4522" style:parent-style-name="Phôngmặcđịnhcủađoạnvăn" style:family="text">
      <style:text-properties fo:font-size="5pt" style:font-size-asian="5pt"/>
    </style:style>
    <style:style style:name="T4523" style:parent-style-name="Phôngmặcđịnhcủađoạnvăn" style:family="text">
      <style:text-properties fo:letter-spacing="-0.0034in" fo:font-size="5pt" style:font-size-asian="5pt"/>
    </style:style>
    <style:style style:name="T4524" style:parent-style-name="Phôngmặcđịnhcủađoạnvăn" style:family="text">
      <style:text-properties fo:font-size="5pt" style:font-size-asian="5pt"/>
    </style:style>
    <style:style style:name="T4525" style:parent-style-name="Phôngmặcđịnhcủađoạnvăn" style:family="text">
      <style:text-properties fo:letter-spacing="-0.0027in" fo:font-size="5pt" style:font-size-asian="5pt"/>
    </style:style>
    <style:style style:name="T4526" style:parent-style-name="Phôngmặcđịnhcủađoạnvăn" style:family="text">
      <style:text-properties fo:font-size="5pt" style:font-size-asian="5pt"/>
    </style:style>
    <style:style style:name="T4527" style:parent-style-name="Phôngmặcđịnhcủađoạnvăn" style:family="text">
      <style:text-properties fo:letter-spacing="-0.0034in" fo:font-size="5pt" style:font-size-asian="5pt"/>
    </style:style>
    <style:style style:name="T4528" style:parent-style-name="Phôngmặcđịnhcủađoạnvăn" style:family="text">
      <style:text-properties fo:font-size="5pt" style:font-size-asian="5pt"/>
    </style:style>
    <style:style style:name="T4529" style:parent-style-name="Phôngmặcđịnhcủađoạnvăn" style:family="text">
      <style:text-properties fo:letter-spacing="-0.0027in" fo:font-size="5pt" style:font-size-asian="5pt"/>
    </style:style>
    <style:style style:name="T4530" style:parent-style-name="Phôngmặcđịnhcủađoạnvăn" style:family="text">
      <style:text-properties fo:font-size="5pt" style:font-size-asian="5pt"/>
    </style:style>
    <style:style style:name="T4531" style:parent-style-name="Phôngmặcđịnhcủađoạnvăn" style:family="text">
      <style:text-properties fo:letter-spacing="-0.0027in" fo:font-size="5pt" style:font-size-asian="5pt"/>
    </style:style>
    <style:style style:name="T4532" style:parent-style-name="Phôngmặcđịnhcủađoạnvăn" style:family="text">
      <style:text-properties fo:font-size="5pt" style:font-size-asian="5pt"/>
    </style:style>
    <style:style style:name="T4533" style:parent-style-name="Phôngmặcđịnhcủađoạnvăn" style:family="text">
      <style:text-properties fo:letter-spacing="-0.0027in" fo:font-size="5pt" style:font-size-asian="5pt"/>
    </style:style>
    <style:style style:name="T4534" style:parent-style-name="Phôngmặcđịnhcủađoạnvăn" style:family="text">
      <style:text-properties fo:font-size="5pt" style:font-size-asian="5pt"/>
    </style:style>
    <style:style style:name="T4535" style:parent-style-name="Phôngmặcđịnhcủađoạnvăn" style:family="text">
      <style:text-properties fo:letter-spacing="-0.0027in" fo:font-size="5pt" style:font-size-asian="5pt"/>
    </style:style>
    <style:style style:name="T4536" style:parent-style-name="Phôngmặcđịnhcủađoạnvăn" style:family="text">
      <style:text-properties fo:font-size="5pt" style:font-size-asian="5pt"/>
    </style:style>
    <style:style style:name="T4537" style:parent-style-name="Phôngmặcđịnhcủađoạnvăn" style:family="text">
      <style:text-properties fo:letter-spacing="-0.0027in" fo:font-size="5pt" style:font-size-asian="5pt"/>
    </style:style>
    <style:style style:name="T4538" style:parent-style-name="Phôngmặcđịnhcủađoạnvăn" style:family="text">
      <style:text-properties fo:font-size="5pt" style:font-size-asian="5pt"/>
    </style:style>
    <style:style style:name="T4539" style:parent-style-name="Phôngmặcđịnhcủađoạnvăn" style:family="text">
      <style:text-properties fo:letter-spacing="-0.0027in" fo:font-size="5pt" style:font-size-asian="5pt"/>
    </style:style>
    <style:style style:name="T4540" style:parent-style-name="Phôngmặcđịnhcủađoạnvăn" style:family="text">
      <style:text-properties fo:letter-spacing="-0.0013in" fo:font-size="5pt" style:font-size-asian="5pt"/>
    </style:style>
    <style:style style:name="P4541" style:parent-style-name="TableParagraph" style:family="paragraph">
      <style:paragraph-properties fo:margin-top="0.0152in" fo:margin-left="0.0166in">
        <style:tab-stops/>
      </style:paragraph-properties>
    </style:style>
    <style:style style:name="T4542" style:parent-style-name="Phôngmặcđịnhcủađoạnvăn" style:family="text">
      <style:text-properties fo:font-size="5pt" style:font-size-asian="5pt"/>
    </style:style>
    <style:style style:name="T4543" style:parent-style-name="Phôngmặcđịnhcủađoạnvăn" style:family="text">
      <style:text-properties fo:letter-spacing="-0.0041in" fo:font-size="5pt" style:font-size-asian="5pt"/>
    </style:style>
    <style:style style:name="T4544" style:parent-style-name="Phôngmặcđịnhcủađoạnvăn" style:family="text">
      <style:text-properties fo:font-size="5pt" style:font-size-asian="5pt"/>
    </style:style>
    <style:style style:name="T4545" style:parent-style-name="Phôngmặcđịnhcủađoạnvăn" style:family="text">
      <style:text-properties fo:letter-spacing="-0.0041in" fo:font-size="5pt" style:font-size-asian="5pt"/>
    </style:style>
    <style:style style:name="T4546" style:parent-style-name="Phôngmặcđịnhcủađoạnvăn" style:family="text">
      <style:text-properties fo:font-size="5pt" style:font-size-asian="5pt"/>
    </style:style>
    <style:style style:name="T4547" style:parent-style-name="Phôngmặcđịnhcủađoạnvăn" style:family="text">
      <style:text-properties fo:letter-spacing="-0.0034in" fo:font-size="5pt" style:font-size-asian="5pt"/>
    </style:style>
    <style:style style:name="T4548" style:parent-style-name="Phôngmặcđịnhcủađoạnvăn" style:family="text">
      <style:text-properties fo:font-size="5pt" style:font-size-asian="5pt"/>
    </style:style>
    <style:style style:name="T4549" style:parent-style-name="Phôngmặcđịnhcủađoạnvăn" style:family="text">
      <style:text-properties fo:letter-spacing="-0.0034in" fo:font-size="5pt" style:font-size-asian="5pt"/>
    </style:style>
    <style:style style:name="T4550" style:parent-style-name="Phôngmặcđịnhcủađoạnvăn" style:family="text">
      <style:text-properties fo:font-size="5pt" style:font-size-asian="5pt"/>
    </style:style>
    <style:style style:name="T4551" style:parent-style-name="Phôngmặcđịnhcủađoạnvăn" style:family="text">
      <style:text-properties fo:letter-spacing="-0.0034in" fo:font-size="5pt" style:font-size-asian="5pt"/>
    </style:style>
    <style:style style:name="T4552" style:parent-style-name="Phôngmặcđịnhcủađoạnvăn" style:family="text">
      <style:text-properties fo:font-size="5pt" style:font-size-asian="5pt"/>
    </style:style>
    <style:style style:name="T4553" style:parent-style-name="Phôngmặcđịnhcủađoạnvăn" style:family="text">
      <style:text-properties fo:letter-spacing="-0.0041in" fo:font-size="5pt" style:font-size-asian="5pt"/>
    </style:style>
    <style:style style:name="T4554" style:parent-style-name="Phôngmặcđịnhcủađoạnvăn" style:family="text">
      <style:text-properties fo:font-size="5pt" style:font-size-asian="5pt"/>
    </style:style>
    <style:style style:name="T4555" style:parent-style-name="Phôngmặcđịnhcủađoạnvăn" style:family="text">
      <style:text-properties fo:letter-spacing="-0.0041in" fo:font-size="5pt" style:font-size-asian="5pt"/>
    </style:style>
    <style:style style:name="T4556" style:parent-style-name="Phôngmặcđịnhcủađoạnvăn" style:family="text">
      <style:text-properties fo:font-size="5pt" style:font-size-asian="5pt"/>
    </style:style>
    <style:style style:name="T4557" style:parent-style-name="Phôngmặcđịnhcủađoạnvăn" style:family="text">
      <style:text-properties fo:letter-spacing="-0.0027in" fo:font-size="5pt" style:font-size-asian="5pt"/>
    </style:style>
    <style:style style:name="T4558" style:parent-style-name="Phôngmặcđịnhcủađoạnvăn" style:family="text">
      <style:text-properties fo:font-size="5pt" style:font-size-asian="5pt"/>
    </style:style>
    <style:style style:name="T4559" style:parent-style-name="Phôngmặcđịnhcủađoạnvăn" style:family="text">
      <style:text-properties fo:letter-spacing="-0.0034in" fo:font-size="5pt" style:font-size-asian="5pt"/>
    </style:style>
    <style:style style:name="T4560" style:parent-style-name="Phôngmặcđịnhcủađoạnvăn" style:family="text">
      <style:text-properties fo:font-size="5pt" style:font-size-asian="5pt"/>
    </style:style>
    <style:style style:name="T4561" style:parent-style-name="Phôngmặcđịnhcủađoạnvăn" style:family="text">
      <style:text-properties fo:letter-spacing="-0.0034in" fo:font-size="5pt" style:font-size-asian="5pt"/>
    </style:style>
    <style:style style:name="T4562" style:parent-style-name="Phôngmặcđịnhcủađoạnvăn" style:family="text">
      <style:text-properties fo:letter-spacing="-0.0013in" fo:font-size="5pt" style:font-size-asian="5pt"/>
    </style:style>
    <style:style style:name="P4563" style:parent-style-name="TableParagraph" style:family="paragraph">
      <style:paragraph-properties fo:margin-top="0.0152in" fo:margin-left="0.0166in">
        <style:tab-stops/>
      </style:paragraph-properties>
    </style:style>
    <style:style style:name="T4564" style:parent-style-name="Phôngmặcđịnhcủađoạnvăn" style:family="text">
      <style:text-properties fo:font-size="5pt" style:font-size-asian="5pt"/>
    </style:style>
    <style:style style:name="T4565" style:parent-style-name="Phôngmặcđịnhcủađoạnvăn" style:family="text">
      <style:text-properties fo:letter-spacing="-0.0013in" fo:font-size="5pt" style:font-size-asian="5pt"/>
    </style:style>
    <style:style style:name="T4566" style:parent-style-name="Phôngmặcđịnhcủađoạnvăn" style:family="text">
      <style:text-properties fo:font-size="5pt" style:font-size-asian="5pt"/>
    </style:style>
    <style:style style:name="T4567" style:parent-style-name="Phôngmặcđịnhcủađoạnvăn" style:family="text">
      <style:text-properties fo:letter-spacing="-0.0013in" fo:font-size="5pt" style:font-size-asian="5pt"/>
    </style:style>
    <style:style style:name="T4568" style:parent-style-name="Phôngmặcđịnhcủađoạnvăn" style:family="text">
      <style:text-properties fo:font-size="5pt" style:font-size-asian="5pt"/>
    </style:style>
    <style:style style:name="T4569" style:parent-style-name="Phôngmặcđịnhcủađoạnvăn" style:family="text">
      <style:text-properties fo:letter-spacing="-0.002in" fo:font-size="5pt" style:font-size-asian="5pt"/>
    </style:style>
    <style:style style:name="T4570" style:parent-style-name="Phôngmặcđịnhcủađoạnvăn" style:family="text">
      <style:text-properties fo:font-size="5pt" style:font-size-asian="5pt"/>
    </style:style>
    <style:style style:name="T4571" style:parent-style-name="Phôngmặcđịnhcủađoạnvăn" style:family="text">
      <style:text-properties fo:letter-spacing="-0.002in" fo:font-size="5pt" style:font-size-asian="5pt"/>
    </style:style>
    <style:style style:name="T4572" style:parent-style-name="Phôngmặcđịnhcủađoạnvăn" style:family="text">
      <style:text-properties fo:font-size="5pt" style:font-size-asian="5pt"/>
    </style:style>
    <style:style style:name="T4573" style:parent-style-name="Phôngmặcđịnhcủađoạnvăn" style:family="text">
      <style:text-properties fo:letter-spacing="-0.002in" fo:font-size="5pt" style:font-size-asian="5pt"/>
    </style:style>
    <style:style style:name="T4574" style:parent-style-name="Phôngmặcđịnhcủađoạnvăn" style:family="text">
      <style:text-properties fo:font-size="5pt" style:font-size-asian="5pt"/>
    </style:style>
    <style:style style:name="T4575" style:parent-style-name="Phôngmặcđịnhcủađoạnvăn" style:family="text">
      <style:text-properties fo:letter-spacing="-0.0013in" fo:font-size="5pt" style:font-size-asian="5pt"/>
    </style:style>
    <style:style style:name="T4576" style:parent-style-name="Phôngmặcđịnhcủađoạnvăn" style:family="text">
      <style:text-properties fo:font-size="5pt" style:font-size-asian="5pt"/>
    </style:style>
    <style:style style:name="T4577" style:parent-style-name="Phôngmặcđịnhcủađoạnvăn" style:family="text">
      <style:text-properties fo:letter-spacing="-0.0013in" fo:font-size="5pt" style:font-size-asian="5pt"/>
    </style:style>
    <style:style style:name="T4578" style:parent-style-name="Phôngmặcđịnhcủađoạnvăn" style:family="text">
      <style:text-properties fo:font-size="5pt" style:font-size-asian="5pt"/>
    </style:style>
    <style:style style:name="T4579" style:parent-style-name="Phôngmặcđịnhcủađoạnvăn" style:family="text">
      <style:text-properties fo:letter-spacing="-0.002in" fo:font-size="5pt" style:font-size-asian="5pt"/>
    </style:style>
    <style:style style:name="T4580" style:parent-style-name="Phôngmặcđịnhcủađoạnvăn" style:family="text">
      <style:text-properties fo:font-size="5pt" style:font-size-asian="5pt"/>
    </style:style>
    <style:style style:name="T4581" style:parent-style-name="Phôngmặcđịnhcủađoạnvăn" style:family="text">
      <style:text-properties fo:letter-spacing="-0.0013in" fo:font-size="5pt" style:font-size-asian="5pt"/>
    </style:style>
    <style:style style:name="T4582" style:parent-style-name="Phôngmặcđịnhcủađoạnvăn" style:family="text">
      <style:text-properties fo:font-size="5pt" style:font-size-asian="5pt"/>
    </style:style>
    <style:style style:name="T4583" style:parent-style-name="Phôngmặcđịnhcủađoạnvăn" style:family="text">
      <style:text-properties fo:letter-spacing="-0.002in" fo:font-size="5pt" style:font-size-asian="5pt"/>
    </style:style>
    <style:style style:name="T4584" style:parent-style-name="Phôngmặcđịnhcủađoạnvăn" style:family="text">
      <style:text-properties fo:letter-spacing="-0.0013in" fo:font-size="5pt" style:font-size-asian="5pt"/>
    </style:style>
    <style:style style:name="P4585" style:parent-style-name="TableParagraph" style:family="paragraph">
      <style:paragraph-properties fo:margin-top="0.0152in" fo:margin-left="0.0166in">
        <style:tab-stops/>
      </style:paragraph-properties>
    </style:style>
    <style:style style:name="T4586" style:parent-style-name="Phôngmặcđịnhcủađoạnvăn" style:family="text">
      <style:text-properties fo:font-size="5pt" style:font-size-asian="5pt"/>
    </style:style>
    <style:style style:name="T4587" style:parent-style-name="Phôngmặcđịnhcủađoạnvăn" style:family="text">
      <style:text-properties fo:letter-spacing="-0.0027in" fo:font-size="5pt" style:font-size-asian="5pt"/>
    </style:style>
    <style:style style:name="T4588" style:parent-style-name="Phôngmặcđịnhcủađoạnvăn" style:family="text">
      <style:text-properties fo:font-size="5pt" style:font-size-asian="5pt"/>
    </style:style>
    <style:style style:name="T4589" style:parent-style-name="Phôngmặcđịnhcủađoạnvăn" style:family="text">
      <style:text-properties fo:letter-spacing="-0.0034in" fo:font-size="5pt" style:font-size-asian="5pt"/>
    </style:style>
    <style:style style:name="T4590" style:parent-style-name="Phôngmặcđịnhcủađoạnvăn" style:family="text">
      <style:text-properties fo:font-size="5pt" style:font-size-asian="5pt"/>
    </style:style>
    <style:style style:name="T4591" style:parent-style-name="Phôngmặcđịnhcủađoạnvăn" style:family="text">
      <style:text-properties fo:letter-spacing="-0.0034in" fo:font-size="5pt" style:font-size-asian="5pt"/>
    </style:style>
    <style:style style:name="T4592" style:parent-style-name="Phôngmặcđịnhcủađoạnvăn" style:family="text">
      <style:text-properties fo:font-size="5pt" style:font-size-asian="5pt"/>
    </style:style>
    <style:style style:name="T4593" style:parent-style-name="Phôngmặcđịnhcủađoạnvăn" style:family="text">
      <style:text-properties fo:letter-spacing="-0.0034in" fo:font-size="5pt" style:font-size-asian="5pt"/>
    </style:style>
    <style:style style:name="T4594" style:parent-style-name="Phôngmặcđịnhcủađoạnvăn" style:family="text">
      <style:text-properties fo:font-size="5pt" style:font-size-asian="5pt"/>
    </style:style>
    <style:style style:name="T4595" style:parent-style-name="Phôngmặcđịnhcủađoạnvăn" style:family="text">
      <style:text-properties fo:letter-spacing="-0.0034in" fo:font-size="5pt" style:font-size-asian="5pt"/>
    </style:style>
    <style:style style:name="T4596" style:parent-style-name="Phôngmặcđịnhcủađoạnvăn" style:family="text">
      <style:text-properties fo:font-size="5pt" style:font-size-asian="5pt"/>
    </style:style>
    <style:style style:name="T4597" style:parent-style-name="Phôngmặcđịnhcủađoạnvăn" style:family="text">
      <style:text-properties fo:letter-spacing="-0.0027in" fo:font-size="5pt" style:font-size-asian="5pt"/>
    </style:style>
    <style:style style:name="T4598" style:parent-style-name="Phôngmặcđịnhcủađoạnvăn" style:family="text">
      <style:text-properties fo:font-size="5pt" style:font-size-asian="5pt"/>
    </style:style>
    <style:style style:name="T4599" style:parent-style-name="Phôngmặcđịnhcủađoạnvăn" style:family="text">
      <style:text-properties fo:letter-spacing="-0.0034in" fo:font-size="5pt" style:font-size-asian="5pt"/>
    </style:style>
    <style:style style:name="T4600" style:parent-style-name="Phôngmặcđịnhcủađoạnvăn" style:family="text">
      <style:text-properties fo:font-size="5pt" style:font-size-asian="5pt"/>
    </style:style>
    <style:style style:name="T4601" style:parent-style-name="Phôngmặcđịnhcủađoạnvăn" style:family="text">
      <style:text-properties fo:letter-spacing="-0.0027in" fo:font-size="5pt" style:font-size-asian="5pt"/>
    </style:style>
    <style:style style:name="T4602" style:parent-style-name="Phôngmặcđịnhcủađoạnvăn" style:family="text">
      <style:text-properties fo:font-size="5pt" style:font-size-asian="5pt"/>
    </style:style>
    <style:style style:name="T4603" style:parent-style-name="Phôngmặcđịnhcủađoạnvăn" style:family="text">
      <style:text-properties fo:letter-spacing="-0.0034in" fo:font-size="5pt" style:font-size-asian="5pt"/>
    </style:style>
    <style:style style:name="T4604" style:parent-style-name="Phôngmặcđịnhcủađoạnvăn" style:family="text">
      <style:text-properties fo:font-size="5pt" style:font-size-asian="5pt"/>
    </style:style>
    <style:style style:name="T4605" style:parent-style-name="Phôngmặcđịnhcủađoạnvăn" style:family="text">
      <style:text-properties fo:letter-spacing="-0.0034in" fo:font-size="5pt" style:font-size-asian="5pt"/>
    </style:style>
    <style:style style:name="T4606" style:parent-style-name="Phôngmặcđịnhcủađoạnvăn" style:family="text">
      <style:text-properties fo:letter-spacing="-0.0013in" fo:font-size="5pt" style:font-size-asian="5pt"/>
    </style:style>
    <style:style style:name="P4607" style:parent-style-name="TableParagraph" style:family="paragraph">
      <style:paragraph-properties fo:margin-top="0.0152in" fo:margin-left="0.0166in">
        <style:tab-stops/>
      </style:paragraph-properties>
    </style:style>
    <style:style style:name="T4608" style:parent-style-name="Phôngmặcđịnhcủađoạnvăn" style:family="text">
      <style:text-properties fo:font-size="5pt" style:font-size-asian="5pt"/>
    </style:style>
    <style:style style:name="T4609" style:parent-style-name="Phôngmặcđịnhcủađoạnvăn" style:family="text">
      <style:text-properties fo:letter-spacing="-0.0041in" fo:font-size="5pt" style:font-size-asian="5pt"/>
    </style:style>
    <style:style style:name="T4610" style:parent-style-name="Phôngmặcđịnhcủađoạnvăn" style:family="text">
      <style:text-properties fo:font-size="5pt" style:font-size-asian="5pt"/>
    </style:style>
    <style:style style:name="T4611" style:parent-style-name="Phôngmặcđịnhcủađoạnvăn" style:family="text">
      <style:text-properties fo:letter-spacing="-0.0027in" fo:font-size="5pt" style:font-size-asian="5pt"/>
    </style:style>
    <style:style style:name="T4612" style:parent-style-name="Phôngmặcđịnhcủađoạnvăn" style:family="text">
      <style:text-properties fo:font-size="5pt" style:font-size-asian="5pt"/>
    </style:style>
    <style:style style:name="T4613" style:parent-style-name="Phôngmặcđịnhcủađoạnvăn" style:family="text">
      <style:text-properties fo:letter-spacing="-0.0027in" fo:font-size="5pt" style:font-size-asian="5pt"/>
    </style:style>
    <style:style style:name="T4614" style:parent-style-name="Phôngmặcđịnhcủađoạnvăn" style:family="text">
      <style:text-properties fo:font-size="5pt" style:font-size-asian="5pt"/>
    </style:style>
    <style:style style:name="T4615" style:parent-style-name="Phôngmặcđịnhcủađoạnvăn" style:family="text">
      <style:text-properties fo:letter-spacing="-0.0034in" fo:font-size="5pt" style:font-size-asian="5pt"/>
    </style:style>
    <style:style style:name="T4616" style:parent-style-name="Phôngmặcđịnhcủađoạnvăn" style:family="text">
      <style:text-properties fo:font-size="5pt" style:font-size-asian="5pt"/>
    </style:style>
    <style:style style:name="T4617" style:parent-style-name="Phôngmặcđịnhcủađoạnvăn" style:family="text">
      <style:text-properties fo:letter-spacing="-0.0034in" fo:font-size="5pt" style:font-size-asian="5pt"/>
    </style:style>
    <style:style style:name="T4618" style:parent-style-name="Phôngmặcđịnhcủađoạnvăn" style:family="text">
      <style:text-properties fo:font-size="5pt" style:font-size-asian="5pt"/>
    </style:style>
    <style:style style:name="T4619" style:parent-style-name="Phôngmặcđịnhcủađoạnvăn" style:family="text">
      <style:text-properties fo:letter-spacing="-0.0027in" fo:font-size="5pt" style:font-size-asian="5pt"/>
    </style:style>
    <style:style style:name="T4620" style:parent-style-name="Phôngmặcđịnhcủađoạnvăn" style:family="text">
      <style:text-properties fo:font-size="5pt" style:font-size-asian="5pt"/>
    </style:style>
    <style:style style:name="T4621" style:parent-style-name="Phôngmặcđịnhcủađoạnvăn" style:family="text">
      <style:text-properties fo:letter-spacing="-0.0027in" fo:font-size="5pt" style:font-size-asian="5pt"/>
    </style:style>
    <style:style style:name="T4622" style:parent-style-name="Phôngmặcđịnhcủađoạnvăn" style:family="text">
      <style:text-properties fo:font-size="5pt" style:font-size-asian="5pt"/>
    </style:style>
    <style:style style:name="T4623" style:parent-style-name="Phôngmặcđịnhcủađoạnvăn" style:family="text">
      <style:text-properties fo:letter-spacing="-0.0034in" fo:font-size="5pt" style:font-size-asian="5pt"/>
    </style:style>
    <style:style style:name="T4624" style:parent-style-name="Phôngmặcđịnhcủađoạnvăn" style:family="text">
      <style:text-properties fo:font-size="5pt" style:font-size-asian="5pt"/>
    </style:style>
    <style:style style:name="T4625" style:parent-style-name="Phôngmặcđịnhcủađoạnvăn" style:family="text">
      <style:text-properties fo:letter-spacing="-0.0027in" fo:font-size="5pt" style:font-size-asian="5pt"/>
    </style:style>
    <style:style style:name="T4626" style:parent-style-name="Phôngmặcđịnhcủađoạnvăn" style:family="text">
      <style:text-properties fo:font-size="5pt" style:font-size-asian="5pt"/>
    </style:style>
    <style:style style:name="T4627" style:parent-style-name="Phôngmặcđịnhcủađoạnvăn" style:family="text">
      <style:text-properties fo:letter-spacing="-0.0027in" fo:font-size="5pt" style:font-size-asian="5pt"/>
    </style:style>
    <style:style style:name="T4628" style:parent-style-name="Phôngmặcđịnhcủađoạnvăn" style:family="text">
      <style:text-properties fo:font-size="5pt" style:font-size-asian="5pt"/>
    </style:style>
    <style:style style:name="T4629" style:parent-style-name="Phôngmặcđịnhcủađoạnvăn" style:family="text">
      <style:text-properties fo:letter-spacing="-0.0034in" fo:font-size="5pt" style:font-size-asian="5pt"/>
    </style:style>
    <style:style style:name="T4630" style:parent-style-name="Phôngmặcđịnhcủađoạnvăn" style:family="text">
      <style:text-properties fo:font-size="5pt" style:font-size-asian="5pt"/>
    </style:style>
    <style:style style:name="T4631" style:parent-style-name="Phôngmặcđịnhcủađoạnvăn" style:family="text">
      <style:text-properties fo:letter-spacing="-0.0034in" fo:font-size="5pt" style:font-size-asian="5pt"/>
    </style:style>
    <style:style style:name="T4632" style:parent-style-name="Phôngmặcđịnhcủađoạnvăn" style:family="text">
      <style:text-properties fo:font-size="5pt" style:font-size-asian="5pt"/>
    </style:style>
    <style:style style:name="T4633" style:parent-style-name="Phôngmặcđịnhcủađoạnvăn" style:family="text">
      <style:text-properties fo:letter-spacing="-0.0027in" fo:font-size="5pt" style:font-size-asian="5pt"/>
    </style:style>
    <style:style style:name="T4634" style:parent-style-name="Phôngmặcđịnhcủađoạnvăn" style:family="text">
      <style:text-properties fo:letter-spacing="-0.0013in" fo:font-size="5pt" style:font-size-asian="5pt"/>
    </style:style>
    <style:style style:name="P4635" style:parent-style-name="TableParagraph" style:family="paragraph">
      <style:paragraph-properties fo:margin-top="0.0152in" fo:line-height="117%" fo:margin-left="0.0166in" fo:margin-right="2.2479in">
        <style:tab-stops/>
      </style:paragraph-properties>
    </style:style>
    <style:style style:name="T4636" style:parent-style-name="Phôngmặcđịnhcủađoạnvăn" style:family="text">
      <style:text-properties fo:font-size="5pt" style:font-size-asian="5pt"/>
    </style:style>
    <style:style style:name="T4637" style:parent-style-name="Phôngmặcđịnhcủađoạnvăn" style:family="text">
      <style:text-properties fo:letter-spacing="-0.0006in" fo:font-size="5pt" style:font-size-asian="5pt"/>
    </style:style>
    <style:style style:name="T4638" style:parent-style-name="Phôngmặcđịnhcủađoạnvăn" style:family="text">
      <style:text-properties fo:font-size="5pt" style:font-size-asian="5pt"/>
    </style:style>
    <style:style style:name="T4639" style:parent-style-name="Phôngmặcđịnhcủađoạnvăn" style:family="text">
      <style:text-properties fo:letter-spacing="-0.0006in" fo:font-size="5pt" style:font-size-asian="5pt"/>
    </style:style>
    <style:style style:name="T4640" style:parent-style-name="Phôngmặcđịnhcủađoạnvăn" style:family="text">
      <style:text-properties fo:font-size="5pt" style:font-size-asian="5pt"/>
    </style:style>
    <style:style style:name="T4641" style:parent-style-name="Phôngmặcđịnhcủađoạnvăn" style:family="text">
      <style:text-properties fo:letter-spacing="-0.0006in" fo:font-size="5pt" style:font-size-asian="5pt"/>
    </style:style>
    <style:style style:name="T4642" style:parent-style-name="Phôngmặcđịnhcủađoạnvăn" style:family="text">
      <style:text-properties fo:font-size="5pt" style:font-size-asian="5pt"/>
    </style:style>
    <style:style style:name="T4643" style:parent-style-name="Phôngmặcđịnhcủađoạnvăn" style:family="text">
      <style:text-properties fo:letter-spacing="-0.0006in" fo:font-size="5pt" style:font-size-asian="5pt"/>
    </style:style>
    <style:style style:name="T4644" style:parent-style-name="Phôngmặcđịnhcủađoạnvăn" style:family="text">
      <style:text-properties fo:font-size="5pt" style:font-size-asian="5pt"/>
    </style:style>
    <style:style style:name="T4645" style:parent-style-name="Phôngmặcđịnhcủađoạnvăn" style:family="text">
      <style:text-properties fo:letter-spacing="-0.0006in" fo:font-size="5pt" style:font-size-asian="5pt"/>
    </style:style>
    <style:style style:name="T4646" style:parent-style-name="Phôngmặcđịnhcủađoạnvăn" style:family="text">
      <style:text-properties fo:font-size="5pt" style:font-size-asian="5pt"/>
    </style:style>
    <style:style style:name="T4647" style:parent-style-name="Phôngmặcđịnhcủađoạnvăn" style:family="text">
      <style:text-properties fo:letter-spacing="-0.0006in" fo:font-size="5pt" style:font-size-asian="5pt"/>
    </style:style>
    <style:style style:name="T4648" style:parent-style-name="Phôngmặcđịnhcủađoạnvăn" style:family="text">
      <style:text-properties fo:font-size="5pt" style:font-size-asian="5pt"/>
    </style:style>
    <style:style style:name="T4649" style:parent-style-name="Phôngmặcđịnhcủađoạnvăn" style:family="text">
      <style:text-properties fo:letter-spacing="-0.0006in" fo:font-size="5pt" style:font-size-asian="5pt"/>
    </style:style>
    <style:style style:name="T4650" style:parent-style-name="Phôngmặcđịnhcủađoạnvăn" style:family="text">
      <style:text-properties fo:font-size="5pt" style:font-size-asian="5pt"/>
    </style:style>
    <style:style style:name="T4651" style:parent-style-name="Phôngmặcđịnhcủađoạnvăn" style:family="text">
      <style:text-properties fo:letter-spacing="-0.0006in" fo:font-size="5pt" style:font-size-asian="5pt"/>
    </style:style>
    <style:style style:name="T4652" style:parent-style-name="Phôngmặcđịnhcủađoạnvăn" style:family="text">
      <style:text-properties fo:font-size="5pt" style:font-size-asian="5pt"/>
    </style:style>
    <style:style style:name="T4653" style:parent-style-name="Phôngmặcđịnhcủađoạnvăn" style:family="text">
      <style:text-properties fo:letter-spacing="-0.0006in" fo:font-size="5pt" style:font-size-asian="5pt"/>
    </style:style>
    <style:style style:name="T4654" style:parent-style-name="Phôngmặcđịnhcủađoạnvăn" style:family="text">
      <style:text-properties fo:font-size="5pt" style:font-size-asian="5pt"/>
    </style:style>
    <style:style style:name="T4655" style:parent-style-name="Phôngmặcđịnhcủađoạnvăn" style:family="text">
      <style:text-properties fo:letter-spacing="-0.0006in" fo:font-size="5pt" style:font-size-asian="5pt"/>
    </style:style>
    <style:style style:name="T4656" style:parent-style-name="Phôngmặcđịnhcủađoạnvăn" style:family="text">
      <style:text-properties fo:font-size="5pt" style:font-size-asian="5pt"/>
    </style:style>
    <style:style style:name="T4657" style:parent-style-name="Phôngmặcđịnhcủađoạnvăn" style:family="text">
      <style:text-properties fo:letter-spacing="-0.0006in" fo:font-size="5pt" style:font-size-asian="5pt"/>
    </style:style>
    <style:style style:name="T4658" style:parent-style-name="Phôngmặcđịnhcủađoạnvăn" style:family="text">
      <style:text-properties fo:font-size="5pt" style:font-size-asian="5pt"/>
    </style:style>
    <style:style style:name="T4659" style:parent-style-name="Phôngmặcđịnhcủađoạnvăn" style:family="text">
      <style:text-properties fo:letter-spacing="-0.0006in" fo:font-size="5pt" style:font-size-asian="5pt"/>
    </style:style>
    <style:style style:name="T4660" style:parent-style-name="Phôngmặcđịnhcủađoạnvăn" style:family="text">
      <style:text-properties fo:font-size="5pt" style:font-size-asian="5pt"/>
    </style:style>
    <style:style style:name="T4661" style:parent-style-name="Phôngmặcđịnhcủađoạnvăn" style:family="text">
      <style:text-properties fo:letter-spacing="-0.0006in" fo:font-size="5pt" style:font-size-asian="5pt"/>
    </style:style>
    <style:style style:name="T4662" style:parent-style-name="Phôngmặcđịnhcủađoạnvăn" style:family="text">
      <style:text-properties fo:font-size="5pt" style:font-size-asian="5pt"/>
    </style:style>
    <style:style style:name="T4663" style:parent-style-name="Phôngmặcđịnhcủađoạnvăn" style:family="text">
      <style:text-properties fo:letter-spacing="0.0277in" fo:font-size="5pt" style:font-size-asian="5pt"/>
    </style:style>
    <style:style style:name="T4664" style:parent-style-name="Phôngmặcđịnhcủađoạnvăn" style:family="text">
      <style:text-properties fo:font-size="5pt" style:font-size-asian="5pt"/>
    </style:style>
    <style:style style:name="P4665" style:parent-style-name="TableParagraph" style:family="paragraph">
      <style:paragraph-properties fo:margin-left="0.0166in">
        <style:tab-stops/>
      </style:paragraph-properties>
    </style:style>
    <style:style style:name="T4666" style:parent-style-name="Phôngmặcđịnhcủađoạnvăn" style:family="text">
      <style:text-properties fo:font-size="5pt" style:font-size-asian="5pt"/>
    </style:style>
    <style:style style:name="T4667" style:parent-style-name="Phôngmặcđịnhcủađoạnvăn" style:family="text">
      <style:text-properties fo:letter-spacing="-0.0013in" fo:font-size="5pt" style:font-size-asian="5pt"/>
    </style:style>
    <style:style style:name="T4668" style:parent-style-name="Phôngmặcđịnhcủađoạnvăn" style:family="text">
      <style:text-properties fo:font-size="5pt" style:font-size-asian="5pt"/>
    </style:style>
    <style:style style:name="T4669" style:parent-style-name="Phôngmặcđịnhcủađoạnvăn" style:family="text">
      <style:text-properties fo:letter-spacing="-0.0006in" fo:font-size="5pt" style:font-size-asian="5pt"/>
    </style:style>
    <style:style style:name="T4670" style:parent-style-name="Phôngmặcđịnhcủađoạnvăn" style:family="text">
      <style:text-properties fo:font-size="5pt" style:font-size-asian="5pt"/>
    </style:style>
    <style:style style:name="T4671" style:parent-style-name="Phôngmặcđịnhcủađoạnvăn" style:family="text">
      <style:text-properties fo:letter-spacing="-0.0013in" fo:font-size="5pt" style:font-size-asian="5pt"/>
    </style:style>
    <style:style style:name="T4672" style:parent-style-name="Phôngmặcđịnhcủađoạnvăn" style:family="text">
      <style:text-properties fo:font-size="5pt" style:font-size-asian="5pt"/>
    </style:style>
    <style:style style:name="T4673" style:parent-style-name="Phôngmặcđịnhcủađoạnvăn" style:family="text">
      <style:text-properties fo:letter-spacing="-0.0006in" fo:font-size="5pt" style:font-size-asian="5pt"/>
    </style:style>
    <style:style style:name="T4674" style:parent-style-name="Phôngmặcđịnhcủađoạnvăn" style:family="text">
      <style:text-properties fo:font-size="5pt" style:font-size-asian="5pt"/>
    </style:style>
    <style:style style:name="T4675" style:parent-style-name="Phôngmặcđịnhcủađoạnvăn" style:family="text">
      <style:text-properties fo:letter-spacing="-0.002in" fo:font-size="5pt" style:font-size-asian="5pt"/>
    </style:style>
    <style:style style:name="T4676" style:parent-style-name="Phôngmặcđịnhcủađoạnvăn" style:family="text">
      <style:text-properties fo:letter-spacing="-0.0013in" fo:font-size="5pt" style:font-size-asian="5pt"/>
    </style:style>
    <style:style style:name="P4677" style:parent-style-name="TableParagraph" style:family="paragraph">
      <style:paragraph-properties fo:margin-top="0.0152in" fo:margin-left="0.0166in">
        <style:tab-stops/>
      </style:paragraph-properties>
    </style:style>
    <style:style style:name="T4678" style:parent-style-name="Phôngmặcđịnhcủađoạnvăn" style:family="text">
      <style:text-properties fo:font-size="5pt" style:font-size-asian="5pt"/>
    </style:style>
    <style:style style:name="T4679" style:parent-style-name="Phôngmặcđịnhcủađoạnvăn" style:family="text">
      <style:text-properties fo:letter-spacing="-0.0034in" fo:font-size="5pt" style:font-size-asian="5pt"/>
    </style:style>
    <style:style style:name="T4680" style:parent-style-name="Phôngmặcđịnhcủađoạnvăn" style:family="text">
      <style:text-properties fo:font-size="5pt" style:font-size-asian="5pt"/>
    </style:style>
    <style:style style:name="T4681" style:parent-style-name="Phôngmặcđịnhcủađoạnvăn" style:family="text">
      <style:text-properties fo:letter-spacing="-0.0041in" fo:font-size="5pt" style:font-size-asian="5pt"/>
    </style:style>
    <style:style style:name="T4682" style:parent-style-name="Phôngmặcđịnhcủađoạnvăn" style:family="text">
      <style:text-properties fo:font-size="5pt" style:font-size-asian="5pt"/>
    </style:style>
    <style:style style:name="T4683" style:parent-style-name="Phôngmặcđịnhcủađoạnvăn" style:family="text">
      <style:text-properties fo:letter-spacing="-0.0041in" fo:font-size="5pt" style:font-size-asian="5pt"/>
    </style:style>
    <style:style style:name="T4684" style:parent-style-name="Phôngmặcđịnhcủađoạnvăn" style:family="text">
      <style:text-properties fo:font-size="5pt" style:font-size-asian="5pt"/>
    </style:style>
    <style:style style:name="T4685" style:parent-style-name="Phôngmặcđịnhcủađoạnvăn" style:family="text">
      <style:text-properties fo:letter-spacing="-0.0034in" fo:font-size="5pt" style:font-size-asian="5pt"/>
    </style:style>
    <style:style style:name="T4686" style:parent-style-name="Phôngmặcđịnhcủađoạnvăn" style:family="text">
      <style:text-properties fo:letter-spacing="-0.0013in" fo:font-size="5pt" style:font-size-asian="5pt"/>
    </style:style>
    <style:style style:name="P4687" style:parent-style-name="TableParagraph" style:family="paragraph">
      <style:paragraph-properties fo:margin-top="0.0152in" fo:margin-left="0.0166in">
        <style:tab-stops/>
      </style:paragraph-properties>
    </style:style>
    <style:style style:name="T4688" style:parent-style-name="Phôngmặcđịnhcủađoạnvăn" style:family="text">
      <style:text-properties fo:font-size="5pt" style:font-size-asian="5pt"/>
    </style:style>
    <style:style style:name="T4689" style:parent-style-name="Phôngmặcđịnhcủađoạnvăn" style:family="text">
      <style:text-properties fo:letter-spacing="-0.0041in" fo:font-size="5pt" style:font-size-asian="5pt"/>
    </style:style>
    <style:style style:name="T4690" style:parent-style-name="Phôngmặcđịnhcủađoạnvăn" style:family="text">
      <style:text-properties fo:font-size="5pt" style:font-size-asian="5pt"/>
    </style:style>
    <style:style style:name="T4691" style:parent-style-name="Phôngmặcđịnhcủađoạnvăn" style:family="text">
      <style:text-properties fo:letter-spacing="-0.0027in" fo:font-size="5pt" style:font-size-asian="5pt"/>
    </style:style>
    <style:style style:name="T4692" style:parent-style-name="Phôngmặcđịnhcủađoạnvăn" style:family="text">
      <style:text-properties fo:font-size="5pt" style:font-size-asian="5pt"/>
    </style:style>
    <style:style style:name="T4693" style:parent-style-name="Phôngmặcđịnhcủađoạnvăn" style:family="text">
      <style:text-properties fo:letter-spacing="-0.0041in" fo:font-size="5pt" style:font-size-asian="5pt"/>
    </style:style>
    <style:style style:name="T4694" style:parent-style-name="Phôngmặcđịnhcủađoạnvăn" style:family="text">
      <style:text-properties fo:font-size="5pt" style:font-size-asian="5pt"/>
    </style:style>
    <style:style style:name="T4695" style:parent-style-name="Phôngmặcđịnhcủađoạnvăn" style:family="text">
      <style:text-properties fo:letter-spacing="-0.0034in" fo:font-size="5pt" style:font-size-asian="5pt"/>
    </style:style>
    <style:style style:name="T4696" style:parent-style-name="Phôngmặcđịnhcủađoạnvăn" style:family="text">
      <style:text-properties fo:font-size="5pt" style:font-size-asian="5pt"/>
    </style:style>
    <style:style style:name="T4697" style:parent-style-name="Phôngmặcđịnhcủađoạnvăn" style:family="text">
      <style:text-properties fo:letter-spacing="-0.0034in" fo:font-size="5pt" style:font-size-asian="5pt"/>
    </style:style>
    <style:style style:name="T4698" style:parent-style-name="Phôngmặcđịnhcủađoạnvăn" style:family="text">
      <style:text-properties fo:font-size="5pt" style:font-size-asian="5pt"/>
    </style:style>
    <style:style style:name="T4699" style:parent-style-name="Phôngmặcđịnhcủađoạnvăn" style:family="text">
      <style:text-properties fo:letter-spacing="-0.0034in" fo:font-size="5pt" style:font-size-asian="5pt"/>
    </style:style>
    <style:style style:name="T4700" style:parent-style-name="Phôngmặcđịnhcủađoạnvăn" style:family="text">
      <style:text-properties fo:letter-spacing="-0.0013in" fo:font-size="5pt" style:font-size-asian="5pt"/>
    </style:style>
    <style:style style:name="P4701" style:parent-style-name="TableParagraph" style:family="paragraph">
      <style:paragraph-properties fo:margin-top="0.0145in" fo:margin-left="0.0166in">
        <style:tab-stops/>
      </style:paragraph-properties>
    </style:style>
    <style:style style:name="T4702" style:parent-style-name="Phôngmặcđịnhcủađoạnvăn" style:family="text">
      <style:text-properties fo:font-size="5pt" style:font-size-asian="5pt"/>
    </style:style>
    <style:style style:name="T4703" style:parent-style-name="Phôngmặcđịnhcủađoạnvăn" style:family="text">
      <style:text-properties fo:letter-spacing="-0.0006in" fo:font-size="5pt" style:font-size-asian="5pt"/>
    </style:style>
    <style:style style:name="T4704" style:parent-style-name="Phôngmặcđịnhcủađoạnvăn" style:family="text">
      <style:text-properties fo:font-size="5pt" style:font-size-asian="5pt"/>
    </style:style>
    <style:style style:name="T4705" style:parent-style-name="Phôngmặcđịnhcủađoạnvăn" style:family="text">
      <style:text-properties fo:letter-spacing="-0.0006in" fo:font-size="5pt" style:font-size-asian="5pt"/>
    </style:style>
    <style:style style:name="T4706" style:parent-style-name="Phôngmặcđịnhcủađoạnvăn" style:family="text">
      <style:text-properties fo:font-size="5pt" style:font-size-asian="5pt"/>
    </style:style>
    <style:style style:name="T4707" style:parent-style-name="Phôngmặcđịnhcủađoạnvăn" style:family="text">
      <style:text-properties fo:letter-spacing="-0.0006in" fo:font-size="5pt" style:font-size-asian="5pt"/>
    </style:style>
    <style:style style:name="T4708" style:parent-style-name="Phôngmặcđịnhcủađoạnvăn" style:family="text">
      <style:text-properties fo:font-size="5pt" style:font-size-asian="5pt"/>
    </style:style>
    <style:style style:name="T4709" style:parent-style-name="Phôngmặcđịnhcủađoạnvăn" style:family="text">
      <style:text-properties fo:letter-spacing="0.0006in" fo:font-size="5pt" style:font-size-asian="5pt"/>
    </style:style>
    <style:style style:name="T4710" style:parent-style-name="Phôngmặcđịnhcủađoạnvăn" style:family="text">
      <style:text-properties fo:font-size="5pt" style:font-size-asian="5pt"/>
    </style:style>
    <style:style style:name="T4711" style:parent-style-name="Phôngmặcđịnhcủađoạnvăn" style:family="text">
      <style:text-properties fo:letter-spacing="-0.0006in" fo:font-size="5pt" style:font-size-asian="5pt"/>
    </style:style>
    <style:style style:name="T4712" style:parent-style-name="Phôngmặcđịnhcủađoạnvăn" style:family="text">
      <style:text-properties fo:font-size="5pt" style:font-size-asian="5pt"/>
    </style:style>
    <style:style style:name="T4713" style:parent-style-name="Phôngmặcđịnhcủađoạnvăn" style:family="text">
      <style:text-properties fo:letter-spacing="-0.0013in" fo:font-size="5pt" style:font-size-asian="5pt"/>
    </style:style>
    <style:style style:name="T4714" style:parent-style-name="Phôngmặcđịnhcủađoạnvăn" style:family="text">
      <style:text-properties fo:font-size="5pt" style:font-size-asian="5pt"/>
    </style:style>
    <style:style style:name="T4715" style:parent-style-name="Phôngmặcđịnhcủađoạnvăn" style:family="text">
      <style:text-properties fo:letter-spacing="-0.0006in" fo:font-size="5pt" style:font-size-asian="5pt"/>
    </style:style>
    <style:style style:name="T4716" style:parent-style-name="Phôngmặcđịnhcủađoạnvăn" style:family="text">
      <style:text-properties fo:font-size="5pt" style:font-size-asian="5pt"/>
    </style:style>
    <style:style style:name="T4717" style:parent-style-name="Phôngmặcđịnhcủađoạnvăn" style:family="text">
      <style:text-properties fo:letter-spacing="-0.0006in" fo:font-size="5pt" style:font-size-asian="5pt"/>
    </style:style>
    <style:style style:name="T4718" style:parent-style-name="Phôngmặcđịnhcủađoạnvăn" style:family="text">
      <style:text-properties fo:font-size="5pt" style:font-size-asian="5pt"/>
    </style:style>
    <style:style style:name="T4719" style:parent-style-name="Phôngmặcđịnhcủađoạnvăn" style:family="text">
      <style:text-properties fo:letter-spacing="-0.0006in" fo:font-size="5pt" style:font-size-asian="5pt"/>
    </style:style>
    <style:style style:name="T4720" style:parent-style-name="Phôngmặcđịnhcủađoạnvăn" style:family="text">
      <style:text-properties fo:font-size="5pt" style:font-size-asian="5pt"/>
    </style:style>
    <style:style style:name="T4721" style:parent-style-name="Phôngmặcđịnhcủađoạnvăn" style:family="text">
      <style:text-properties fo:letter-spacing="-0.0006in" fo:font-size="5pt" style:font-size-asian="5pt"/>
    </style:style>
    <style:style style:name="T4722" style:parent-style-name="Phôngmặcđịnhcủađoạnvăn" style:family="text">
      <style:text-properties fo:font-size="5pt" style:font-size-asian="5pt"/>
    </style:style>
    <style:style style:name="T4723" style:parent-style-name="Phôngmặcđịnhcủađoạnvăn" style:family="text">
      <style:text-properties fo:letter-spacing="-0.0006in" fo:font-size="5pt" style:font-size-asian="5pt"/>
    </style:style>
    <style:style style:name="T4724" style:parent-style-name="Phôngmặcđịnhcủađoạnvăn" style:family="text">
      <style:text-properties fo:font-size="5pt" style:font-size-asian="5pt"/>
    </style:style>
    <style:style style:name="T4725" style:parent-style-name="Phôngmặcđịnhcủađoạnvăn" style:family="text">
      <style:text-properties fo:letter-spacing="-0.0006in" fo:font-size="5pt" style:font-size-asian="5pt"/>
    </style:style>
    <style:style style:name="T4726" style:parent-style-name="Phôngmặcđịnhcủađoạnvăn" style:family="text">
      <style:text-properties fo:font-size="5pt" style:font-size-asian="5pt"/>
    </style:style>
    <style:style style:name="T4727" style:parent-style-name="Phôngmặcđịnhcủađoạnvăn" style:family="text">
      <style:text-properties fo:letter-spacing="-0.0027in" fo:font-size="5pt" style:font-size-asian="5pt"/>
    </style:style>
    <style:style style:name="TableCell4728" style:family="table-cell">
      <style:table-cell-properties fo:border="0.0069in solid #000000" style:writing-mode="lr-tb" fo:padding-top="0in" fo:padding-left="0in" fo:padding-bottom="0in" fo:padding-right="0in"/>
    </style:style>
    <style:style style:name="P4729" style:parent-style-name="TableParagraph" style:family="paragraph">
      <style:text-properties style:font-name="Times New Roman" fo:font-size="5pt" style:font-size-asian="5pt"/>
    </style:style>
    <style:style style:name="P4730" style:parent-style-name="TableParagraph" style:family="paragraph">
      <style:text-properties style:font-name="Times New Roman" fo:font-size="5pt" style:font-size-asian="5pt"/>
    </style:style>
    <style:style style:name="P4731" style:parent-style-name="TableParagraph" style:family="paragraph">
      <style:text-properties style:font-name="Times New Roman" fo:font-size="5pt" style:font-size-asian="5pt"/>
    </style:style>
    <style:style style:name="P4732" style:parent-style-name="TableParagraph" style:family="paragraph">
      <style:text-properties style:font-name="Times New Roman" fo:font-size="5pt" style:font-size-asian="5pt"/>
    </style:style>
    <style:style style:name="P4733" style:parent-style-name="TableParagraph" style:family="paragraph">
      <style:text-properties style:font-name="Times New Roman" fo:font-size="5pt" style:font-size-asian="5pt"/>
    </style:style>
    <style:style style:name="P4734" style:parent-style-name="TableParagraph" style:family="paragraph">
      <style:text-properties style:font-name="Times New Roman" fo:font-size="5pt" style:font-size-asian="5pt"/>
    </style:style>
    <style:style style:name="P4735" style:parent-style-name="TableParagraph" style:family="paragraph">
      <style:paragraph-properties fo:margin-top="0.0444in"/>
      <style:text-properties style:font-name="Times New Roman" fo:font-size="5pt" style:font-size-asian="5pt"/>
    </style:style>
    <style:style style:name="P4736" style:parent-style-name="TableParagraph" style:family="paragraph">
      <style:paragraph-properties fo:margin-left="0.0173in">
        <style:tab-stops/>
      </style:paragraph-properties>
    </style:style>
    <style:style style:name="T4737" style:parent-style-name="Phôngmặcđịnhcủađoạnvăn" style:family="text">
      <style:text-properties fo:letter-spacing="-0.0034in" fo:font-size="5pt" style:font-size-asian="5pt"/>
    </style:style>
    <style:style style:name="TableCell4738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4739" style:parent-style-name="TableParagraph" style:family="paragraph">
      <style:text-properties style:font-name="Times New Roman" fo:font-size="5pt" style:font-size-asian="5pt"/>
    </style:style>
    <style:style style:name="P4740" style:parent-style-name="TableParagraph" style:family="paragraph">
      <style:text-properties style:font-name="Times New Roman" fo:font-size="5pt" style:font-size-asian="5pt"/>
    </style:style>
    <style:style style:name="P4741" style:parent-style-name="TableParagraph" style:family="paragraph">
      <style:text-properties style:font-name="Times New Roman" fo:font-size="5pt" style:font-size-asian="5pt"/>
    </style:style>
    <style:style style:name="P4742" style:parent-style-name="TableParagraph" style:family="paragraph">
      <style:text-properties style:font-name="Times New Roman" fo:font-size="5pt" style:font-size-asian="5pt"/>
    </style:style>
    <style:style style:name="P4743" style:parent-style-name="TableParagraph" style:family="paragraph">
      <style:text-properties style:font-name="Times New Roman" fo:font-size="5pt" style:font-size-asian="5pt"/>
    </style:style>
    <style:style style:name="P4744" style:parent-style-name="TableParagraph" style:family="paragraph">
      <style:text-properties style:font-name="Times New Roman" fo:font-size="5pt" style:font-size-asian="5pt"/>
    </style:style>
    <style:style style:name="P4745" style:parent-style-name="TableParagraph" style:family="paragraph">
      <style:paragraph-properties fo:margin-top="0.0444in"/>
      <style:text-properties style:font-name="Times New Roman" fo:font-size="5pt" style:font-size-asian="5pt"/>
    </style:style>
    <style:style style:name="P4746" style:parent-style-name="TableParagraph" style:family="paragraph">
      <style:paragraph-properties fo:margin-left="0.0173in">
        <style:tab-stops/>
      </style:paragraph-properties>
    </style:style>
    <style:style style:name="T4747" style:parent-style-name="Phôngmặcđịnhcủađoạnvăn" style:family="text">
      <style:text-properties fo:letter-spacing="-0.0034in" style:text-scale="105%" fo:font-size="5pt" style:font-size-asian="5pt"/>
    </style:style>
    <style:style style:name="TableCell4748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4749" style:parent-style-name="TableParagraph" style:family="paragraph">
      <style:text-properties style:font-name="Times New Roman" fo:font-size="5pt" style:font-size-asian="5pt"/>
    </style:style>
    <style:style style:name="P4750" style:parent-style-name="TableParagraph" style:family="paragraph">
      <style:text-properties style:font-name="Times New Roman" fo:font-size="5pt" style:font-size-asian="5pt"/>
    </style:style>
    <style:style style:name="P4751" style:parent-style-name="TableParagraph" style:family="paragraph">
      <style:text-properties style:font-name="Times New Roman" fo:font-size="5pt" style:font-size-asian="5pt"/>
    </style:style>
    <style:style style:name="P4752" style:parent-style-name="TableParagraph" style:family="paragraph">
      <style:text-properties style:font-name="Times New Roman" fo:font-size="5pt" style:font-size-asian="5pt"/>
    </style:style>
    <style:style style:name="P4753" style:parent-style-name="TableParagraph" style:family="paragraph">
      <style:text-properties style:font-name="Times New Roman" fo:font-size="5pt" style:font-size-asian="5pt"/>
    </style:style>
    <style:style style:name="P4754" style:parent-style-name="TableParagraph" style:family="paragraph">
      <style:text-properties style:font-name="Times New Roman" fo:font-size="5pt" style:font-size-asian="5pt"/>
    </style:style>
    <style:style style:name="P4755" style:parent-style-name="TableParagraph" style:family="paragraph">
      <style:paragraph-properties fo:margin-top="0.0444in"/>
      <style:text-properties style:font-name="Times New Roman" fo:font-size="5pt" style:font-size-asian="5pt"/>
    </style:style>
    <style:style style:name="P4756" style:parent-style-name="TableParagraph" style:family="paragraph">
      <style:paragraph-properties fo:margin-left="0.018in">
        <style:tab-stops/>
      </style:paragraph-properties>
    </style:style>
    <style:style style:name="T4757" style:parent-style-name="Phôngmặcđịnhcủađoạnvăn" style:family="text">
      <style:text-properties fo:letter-spacing="-0.0013in" fo:font-size="5pt" style:font-size-asian="5pt"/>
    </style:style>
    <style:style style:name="TableCell4758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4759" style:parent-style-name="TableParagraph" style:family="paragraph">
      <style:text-properties style:font-name="Times New Roman" fo:font-size="5pt" style:font-size-asian="5pt"/>
    </style:style>
    <style:style style:name="P4760" style:parent-style-name="TableParagraph" style:family="paragraph">
      <style:text-properties style:font-name="Times New Roman" fo:font-size="5pt" style:font-size-asian="5pt"/>
    </style:style>
    <style:style style:name="P4761" style:parent-style-name="TableParagraph" style:family="paragraph">
      <style:text-properties style:font-name="Times New Roman" fo:font-size="5pt" style:font-size-asian="5pt"/>
    </style:style>
    <style:style style:name="P4762" style:parent-style-name="TableParagraph" style:family="paragraph">
      <style:text-properties style:font-name="Times New Roman" fo:font-size="5pt" style:font-size-asian="5pt"/>
    </style:style>
    <style:style style:name="P4763" style:parent-style-name="TableParagraph" style:family="paragraph">
      <style:text-properties style:font-name="Times New Roman" fo:font-size="5pt" style:font-size-asian="5pt"/>
    </style:style>
    <style:style style:name="P4764" style:parent-style-name="TableParagraph" style:family="paragraph">
      <style:text-properties style:font-name="Times New Roman" fo:font-size="5pt" style:font-size-asian="5pt"/>
    </style:style>
    <style:style style:name="P4765" style:parent-style-name="TableParagraph" style:family="paragraph">
      <style:paragraph-properties fo:margin-top="0.0444in"/>
      <style:text-properties style:font-name="Times New Roman" fo:font-size="5pt" style:font-size-asian="5pt"/>
    </style:style>
    <style:style style:name="P4766" style:parent-style-name="TableParagraph" style:family="paragraph">
      <style:paragraph-properties fo:margin-left="0.0187in">
        <style:tab-stops/>
      </style:paragraph-properties>
    </style:style>
    <style:style style:name="T4767" style:parent-style-name="Phôngmặcđịnhcủađoạnvăn" style:family="text">
      <style:text-properties fo:letter-spacing="-0.0069in" style:text-scale="105%" fo:font-size="5pt" style:font-size-asian="5pt"/>
    </style:style>
    <style:style style:name="P4768" style:parent-style-name="Bìnhthường" style:master-page-name="MP4" style:family="paragraph">
      <style:paragraph-properties fo:break-before="page" fo:margin-top="0.0006in"/>
      <style:text-properties style:font-name="Times New Roman" fo:font-size="1pt" style:font-size-asian="1pt"/>
    </style:style>
    <style:style style:name="TableColumn4770" style:family="table-column">
      <style:table-column-properties style:column-width="0.6784in" style:use-optimal-column-width="false"/>
    </style:style>
    <style:style style:name="TableColumn4771" style:family="table-column">
      <style:table-column-properties style:column-width="0.9145in" style:use-optimal-column-width="false"/>
    </style:style>
    <style:style style:name="TableColumn4772" style:family="table-column">
      <style:table-column-properties style:column-width="5.7069in" style:use-optimal-column-width="false"/>
    </style:style>
    <style:style style:name="TableColumn4773" style:family="table-column">
      <style:table-column-properties style:column-width="0.6534in" style:use-optimal-column-width="false"/>
    </style:style>
    <style:style style:name="TableColumn4774" style:family="table-column">
      <style:table-column-properties style:column-width="0.6527in" style:use-optimal-column-width="false"/>
    </style:style>
    <style:style style:name="TableColumn4775" style:family="table-column">
      <style:table-column-properties style:column-width="0.3361in" style:use-optimal-column-width="false"/>
    </style:style>
    <style:style style:name="TableColumn4776" style:family="table-column">
      <style:table-column-properties style:column-width="0.4944in" style:use-optimal-column-width="false"/>
    </style:style>
    <style:style style:name="Table4769" style:family="table">
      <style:table-properties style:width="9.4368in" fo:margin-left="0.2097in" table:align="left"/>
    </style:style>
    <style:style style:name="TableRow4777" style:family="table-row">
      <style:table-row-properties style:min-row-height="2.0687in" style:use-optimal-row-height="false"/>
    </style:style>
    <style:style style:name="TableCell4778" style:family="table-cell">
      <style:table-cell-properties fo:border="0.0069in solid #000000" style:writing-mode="lr-tb" fo:padding-top="0in" fo:padding-left="0in" fo:padding-bottom="0in" fo:padding-right="0in"/>
    </style:style>
    <style:style style:name="P4779" style:parent-style-name="TableParagraph" style:family="paragraph">
      <style:text-properties style:font-name="Times New Roman" fo:font-size="5pt" style:font-size-asian="5pt"/>
    </style:style>
    <style:style style:name="P4780" style:parent-style-name="TableParagraph" style:family="paragraph">
      <style:text-properties style:font-name="Times New Roman" fo:font-size="5pt" style:font-size-asian="5pt"/>
    </style:style>
    <style:style style:name="P4781" style:parent-style-name="TableParagraph" style:family="paragraph">
      <style:text-properties style:font-name="Times New Roman" fo:font-size="5pt" style:font-size-asian="5pt"/>
    </style:style>
    <style:style style:name="P4782" style:parent-style-name="TableParagraph" style:family="paragraph">
      <style:text-properties style:font-name="Times New Roman" fo:font-size="5pt" style:font-size-asian="5pt"/>
    </style:style>
    <style:style style:name="P4783" style:parent-style-name="TableParagraph" style:family="paragraph">
      <style:text-properties style:font-name="Times New Roman" fo:font-size="5pt" style:font-size-asian="5pt"/>
    </style:style>
    <style:style style:name="P4784" style:parent-style-name="TableParagraph" style:family="paragraph">
      <style:text-properties style:font-name="Times New Roman" fo:font-size="5pt" style:font-size-asian="5pt"/>
    </style:style>
    <style:style style:name="P4785" style:parent-style-name="TableParagraph" style:family="paragraph">
      <style:text-properties style:font-name="Times New Roman" fo:font-size="5pt" style:font-size-asian="5pt"/>
    </style:style>
    <style:style style:name="P4786" style:parent-style-name="TableParagraph" style:family="paragraph">
      <style:text-properties style:font-name="Times New Roman" fo:font-size="5pt" style:font-size-asian="5pt"/>
    </style:style>
    <style:style style:name="P4787" style:parent-style-name="TableParagraph" style:family="paragraph">
      <style:text-properties style:font-name="Times New Roman" fo:font-size="5pt" style:font-size-asian="5pt"/>
    </style:style>
    <style:style style:name="P4788" style:parent-style-name="TableParagraph" style:family="paragraph">
      <style:text-properties style:font-name="Times New Roman" fo:font-size="5pt" style:font-size-asian="5pt"/>
    </style:style>
    <style:style style:name="P4789" style:parent-style-name="TableParagraph" style:family="paragraph">
      <style:text-properties style:font-name="Times New Roman" fo:font-size="5pt" style:font-size-asian="5pt"/>
    </style:style>
    <style:style style:name="P4790" style:parent-style-name="TableParagraph" style:family="paragraph">
      <style:paragraph-properties fo:margin-top="0.0388in"/>
      <style:text-properties style:font-name="Times New Roman" fo:font-size="5pt" style:font-size-asian="5pt"/>
    </style:style>
    <style:style style:name="P4791" style:parent-style-name="TableParagraph" style:family="paragraph">
      <style:paragraph-properties fo:margin-left="0.0159in">
        <style:tab-stops/>
      </style:paragraph-properties>
    </style:style>
    <style:style style:name="T4792" style:parent-style-name="Phôngmặcđịnhcủađoạnvăn" style:family="text">
      <style:text-properties fo:letter-spacing="-0.0013in" fo:font-size="5pt" style:font-size-asian="5pt"/>
    </style:style>
    <style:style style:name="TableCell4793" style:family="table-cell">
      <style:table-cell-properties fo:border="0.0069in solid #000000" style:writing-mode="lr-tb" fo:padding-top="0in" fo:padding-left="0in" fo:padding-bottom="0in" fo:padding-right="0in"/>
    </style:style>
    <style:style style:name="P4794" style:parent-style-name="TableParagraph" style:family="paragraph">
      <style:text-properties style:font-name="Times New Roman" fo:font-size="5pt" style:font-size-asian="5pt"/>
    </style:style>
    <style:style style:name="P4795" style:parent-style-name="TableParagraph" style:family="paragraph">
      <style:text-properties style:font-name="Times New Roman" fo:font-size="5pt" style:font-size-asian="5pt"/>
    </style:style>
    <style:style style:name="P4796" style:parent-style-name="TableParagraph" style:family="paragraph">
      <style:text-properties style:font-name="Times New Roman" fo:font-size="5pt" style:font-size-asian="5pt"/>
    </style:style>
    <style:style style:name="P4797" style:parent-style-name="TableParagraph" style:family="paragraph">
      <style:text-properties style:font-name="Times New Roman" fo:font-size="5pt" style:font-size-asian="5pt"/>
    </style:style>
    <style:style style:name="P4798" style:parent-style-name="TableParagraph" style:family="paragraph">
      <style:text-properties style:font-name="Times New Roman" fo:font-size="5pt" style:font-size-asian="5pt"/>
    </style:style>
    <style:style style:name="P4799" style:parent-style-name="TableParagraph" style:family="paragraph">
      <style:text-properties style:font-name="Times New Roman" fo:font-size="5pt" style:font-size-asian="5pt"/>
    </style:style>
    <style:style style:name="P4800" style:parent-style-name="TableParagraph" style:family="paragraph">
      <style:text-properties style:font-name="Times New Roman" fo:font-size="5pt" style:font-size-asian="5pt"/>
    </style:style>
    <style:style style:name="P4801" style:parent-style-name="TableParagraph" style:family="paragraph">
      <style:text-properties style:font-name="Times New Roman" fo:font-size="5pt" style:font-size-asian="5pt"/>
    </style:style>
    <style:style style:name="P4802" style:parent-style-name="TableParagraph" style:family="paragraph">
      <style:text-properties style:font-name="Times New Roman" fo:font-size="5pt" style:font-size-asian="5pt"/>
    </style:style>
    <style:style style:name="P4803" style:parent-style-name="TableParagraph" style:family="paragraph">
      <style:text-properties style:font-name="Times New Roman" fo:font-size="5pt" style:font-size-asian="5pt"/>
    </style:style>
    <style:style style:name="P4804" style:parent-style-name="TableParagraph" style:family="paragraph">
      <style:paragraph-properties fo:margin-top="0.0687in"/>
      <style:text-properties style:font-name="Times New Roman" fo:font-size="5pt" style:font-size-asian="5pt"/>
    </style:style>
    <style:style style:name="P4805" style:parent-style-name="TableParagraph" style:family="paragraph">
      <style:paragraph-properties fo:line-height="117%" fo:margin-left="0.0159in">
        <style:tab-stops/>
      </style:paragraph-properties>
    </style:style>
    <style:style style:name="T4806" style:parent-style-name="Phôngmặcđịnhcủađoạnvăn" style:family="text">
      <style:text-properties fo:letter-spacing="-0.0013in" fo:font-size="5pt" style:font-size-asian="5pt"/>
    </style:style>
    <style:style style:name="T4807" style:parent-style-name="Phôngmặcđịnhcủađoạnvăn" style:family="text">
      <style:text-properties fo:letter-spacing="0.0277in" fo:font-size="5pt" style:font-size-asian="5pt"/>
    </style:style>
    <style:style style:name="T4808" style:parent-style-name="Phôngmặcđịnhcủađoạnvăn" style:family="text">
      <style:text-properties fo:letter-spacing="-0.0013in" fo:font-size="5pt" style:font-size-asian="5pt"/>
    </style:style>
    <style:style style:name="TableCell4809" style:family="table-cell">
      <style:table-cell-properties fo:border="0.0069in solid #000000" style:writing-mode="lr-tb" fo:padding-top="0in" fo:padding-left="0in" fo:padding-bottom="0in" fo:padding-right="0in"/>
    </style:style>
    <style:style style:name="P4810" style:parent-style-name="TableParagraph" style:family="paragraph">
      <style:paragraph-properties fo:margin-top="0.0173in"/>
      <style:text-properties style:font-name="Times New Roman" fo:font-size="5pt" style:font-size-asian="5pt"/>
    </style:style>
    <style:style style:name="P4811" style:parent-style-name="TableParagraph" style:family="paragraph">
      <style:paragraph-properties fo:line-height="117%" fo:margin-left="0.0166in" fo:margin-right="0.034in">
        <style:tab-stops/>
      </style:paragraph-properties>
    </style:style>
    <style:style style:name="T4812" style:parent-style-name="Phôngmặcđịnhcủađoạnvăn" style:family="text">
      <style:text-properties fo:font-size="5pt" style:font-size-asian="5pt"/>
    </style:style>
    <style:style style:name="T4813" style:parent-style-name="Phôngmặcđịnhcủađoạnvăn" style:family="text">
      <style:text-properties fo:letter-spacing="-0.0013in" fo:font-size="5pt" style:font-size-asian="5pt"/>
    </style:style>
    <style:style style:name="T4814" style:parent-style-name="Phôngmặcđịnhcủađoạnvăn" style:family="text">
      <style:text-properties fo:font-size="5pt" style:font-size-asian="5pt"/>
    </style:style>
    <style:style style:name="T4815" style:parent-style-name="Phôngmặcđịnhcủađoạnvăn" style:family="text">
      <style:text-properties fo:letter-spacing="-0.0006in" fo:font-size="5pt" style:font-size-asian="5pt"/>
    </style:style>
    <style:style style:name="T4816" style:parent-style-name="Phôngmặcđịnhcủađoạnvăn" style:family="text">
      <style:text-properties fo:font-size="5pt" style:font-size-asian="5pt"/>
    </style:style>
    <style:style style:name="T4817" style:parent-style-name="Phôngmặcđịnhcủađoạnvăn" style:family="text">
      <style:text-properties fo:letter-spacing="-0.0006in" fo:font-size="5pt" style:font-size-asian="5pt"/>
    </style:style>
    <style:style style:name="T4818" style:parent-style-name="Phôngmặcđịnhcủađoạnvăn" style:family="text">
      <style:text-properties fo:font-size="5pt" style:font-size-asian="5pt"/>
    </style:style>
    <style:style style:name="T4819" style:parent-style-name="Phôngmặcđịnhcủađoạnvăn" style:family="text">
      <style:text-properties fo:letter-spacing="-0.002in" fo:font-size="5pt" style:font-size-asian="5pt"/>
    </style:style>
    <style:style style:name="T4820" style:parent-style-name="Phôngmặcđịnhcủađoạnvăn" style:family="text">
      <style:text-properties fo:font-size="5pt" style:font-size-asian="5pt"/>
    </style:style>
    <style:style style:name="T4821" style:parent-style-name="Phôngmặcđịnhcủađoạnvăn" style:family="text">
      <style:text-properties fo:letter-spacing="-0.002in" fo:font-size="5pt" style:font-size-asian="5pt"/>
    </style:style>
    <style:style style:name="T4822" style:parent-style-name="Phôngmặcđịnhcủađoạnvăn" style:family="text">
      <style:text-properties fo:font-size="5pt" style:font-size-asian="5pt"/>
    </style:style>
    <style:style style:name="T4823" style:parent-style-name="Phôngmặcđịnhcủađoạnvăn" style:family="text">
      <style:text-properties fo:letter-spacing="-0.002in" fo:font-size="5pt" style:font-size-asian="5pt"/>
    </style:style>
    <style:style style:name="T4824" style:parent-style-name="Phôngmặcđịnhcủađoạnvăn" style:family="text">
      <style:text-properties fo:font-size="5pt" style:font-size-asian="5pt"/>
    </style:style>
    <style:style style:name="T4825" style:parent-style-name="Phôngmặcđịnhcủađoạnvăn" style:family="text">
      <style:text-properties fo:letter-spacing="-0.0013in" fo:font-size="5pt" style:font-size-asian="5pt"/>
    </style:style>
    <style:style style:name="T4826" style:parent-style-name="Phôngmặcđịnhcủađoạnvăn" style:family="text">
      <style:text-properties fo:font-size="5pt" style:font-size-asian="5pt"/>
    </style:style>
    <style:style style:name="T4827" style:parent-style-name="Phôngmặcđịnhcủađoạnvăn" style:family="text">
      <style:text-properties fo:letter-spacing="-0.002in" fo:font-size="5pt" style:font-size-asian="5pt"/>
    </style:style>
    <style:style style:name="T4828" style:parent-style-name="Phôngmặcđịnhcủađoạnvăn" style:family="text">
      <style:text-properties fo:font-size="5pt" style:font-size-asian="5pt"/>
    </style:style>
    <style:style style:name="T4829" style:parent-style-name="Phôngmặcđịnhcủađoạnvăn" style:family="text">
      <style:text-properties fo:letter-spacing="-0.0006in" fo:font-size="5pt" style:font-size-asian="5pt"/>
    </style:style>
    <style:style style:name="T4830" style:parent-style-name="Phôngmặcđịnhcủađoạnvăn" style:family="text">
      <style:text-properties fo:font-size="5pt" style:font-size-asian="5pt"/>
    </style:style>
    <style:style style:name="T4831" style:parent-style-name="Phôngmặcđịnhcủađoạnvăn" style:family="text">
      <style:text-properties fo:letter-spacing="-0.0006in" fo:font-size="5pt" style:font-size-asian="5pt"/>
    </style:style>
    <style:style style:name="T4832" style:parent-style-name="Phôngmặcđịnhcủađoạnvăn" style:family="text">
      <style:text-properties fo:font-size="5pt" style:font-size-asian="5pt"/>
    </style:style>
    <style:style style:name="T4833" style:parent-style-name="Phôngmặcđịnhcủađoạnvăn" style:family="text">
      <style:text-properties fo:letter-spacing="-0.0013in" fo:font-size="5pt" style:font-size-asian="5pt"/>
    </style:style>
    <style:style style:name="T4834" style:parent-style-name="Phôngmặcđịnhcủađoạnvăn" style:family="text">
      <style:text-properties fo:font-size="5pt" style:font-size-asian="5pt"/>
    </style:style>
    <style:style style:name="T4835" style:parent-style-name="Phôngmặcđịnhcủađoạnvăn" style:family="text">
      <style:text-properties fo:letter-spacing="-0.0013in" fo:font-size="5pt" style:font-size-asian="5pt"/>
    </style:style>
    <style:style style:name="T4836" style:parent-style-name="Phôngmặcđịnhcủađoạnvăn" style:family="text">
      <style:text-properties fo:font-size="5pt" style:font-size-asian="5pt"/>
    </style:style>
    <style:style style:name="T4837" style:parent-style-name="Phôngmặcđịnhcủađoạnvăn" style:family="text">
      <style:text-properties fo:letter-spacing="-0.0013in" fo:font-size="5pt" style:font-size-asian="5pt"/>
    </style:style>
    <style:style style:name="T4838" style:parent-style-name="Phôngmặcđịnhcủađoạnvăn" style:family="text">
      <style:text-properties fo:font-size="5pt" style:font-size-asian="5pt"/>
    </style:style>
    <style:style style:name="T4839" style:parent-style-name="Phôngmặcđịnhcủađoạnvăn" style:family="text">
      <style:text-properties fo:letter-spacing="-0.0006in" fo:font-size="5pt" style:font-size-asian="5pt"/>
    </style:style>
    <style:style style:name="T4840" style:parent-style-name="Phôngmặcđịnhcủađoạnvăn" style:family="text">
      <style:text-properties fo:font-size="5pt" style:font-size-asian="5pt"/>
    </style:style>
    <style:style style:name="T4841" style:parent-style-name="Phôngmặcđịnhcủađoạnvăn" style:family="text">
      <style:text-properties fo:letter-spacing="-0.0013in" fo:font-size="5pt" style:font-size-asian="5pt"/>
    </style:style>
    <style:style style:name="T4842" style:parent-style-name="Phôngmặcđịnhcủađoạnvăn" style:family="text">
      <style:text-properties fo:font-size="5pt" style:font-size-asian="5pt"/>
    </style:style>
    <style:style style:name="T4843" style:parent-style-name="Phôngmặcđịnhcủađoạnvăn" style:family="text">
      <style:text-properties fo:letter-spacing="-0.0013in" fo:font-size="5pt" style:font-size-asian="5pt"/>
    </style:style>
    <style:style style:name="T4844" style:parent-style-name="Phôngmặcđịnhcủađoạnvăn" style:family="text">
      <style:text-properties fo:font-size="5pt" style:font-size-asian="5pt"/>
    </style:style>
    <style:style style:name="T4845" style:parent-style-name="Phôngmặcđịnhcủađoạnvăn" style:family="text">
      <style:text-properties fo:letter-spacing="-0.0006in" fo:font-size="5pt" style:font-size-asian="5pt"/>
    </style:style>
    <style:style style:name="T4846" style:parent-style-name="Phôngmặcđịnhcủađoạnvăn" style:family="text">
      <style:text-properties fo:font-size="5pt" style:font-size-asian="5pt"/>
    </style:style>
    <style:style style:name="T4847" style:parent-style-name="Phôngmặcđịnhcủađoạnvăn" style:family="text">
      <style:text-properties fo:letter-spacing="-0.0013in" fo:font-size="5pt" style:font-size-asian="5pt"/>
    </style:style>
    <style:style style:name="T4848" style:parent-style-name="Phôngmặcđịnhcủađoạnvăn" style:family="text">
      <style:text-properties fo:font-size="5pt" style:font-size-asian="5pt"/>
    </style:style>
    <style:style style:name="T4849" style:parent-style-name="Phôngmặcđịnhcủađoạnvăn" style:family="text">
      <style:text-properties fo:letter-spacing="-0.0013in" fo:font-size="5pt" style:font-size-asian="5pt"/>
    </style:style>
    <style:style style:name="T4850" style:parent-style-name="Phôngmặcđịnhcủađoạnvăn" style:family="text">
      <style:text-properties fo:font-size="5pt" style:font-size-asian="5pt"/>
    </style:style>
    <style:style style:name="T4851" style:parent-style-name="Phôngmặcđịnhcủađoạnvăn" style:family="text">
      <style:text-properties fo:letter-spacing="-0.0006in" fo:font-size="5pt" style:font-size-asian="5pt"/>
    </style:style>
    <style:style style:name="T4852" style:parent-style-name="Phôngmặcđịnhcủađoạnvăn" style:family="text">
      <style:text-properties fo:font-size="5pt" style:font-size-asian="5pt"/>
    </style:style>
    <style:style style:name="T4853" style:parent-style-name="Phôngmặcđịnhcủađoạnvăn" style:family="text">
      <style:text-properties fo:letter-spacing="-0.0006in" fo:font-size="5pt" style:font-size-asian="5pt"/>
    </style:style>
    <style:style style:name="T4854" style:parent-style-name="Phôngmặcđịnhcủađoạnvăn" style:family="text">
      <style:text-properties fo:font-size="5pt" style:font-size-asian="5pt"/>
    </style:style>
    <style:style style:name="T4855" style:parent-style-name="Phôngmặcđịnhcủađoạnvăn" style:family="text">
      <style:text-properties fo:letter-spacing="-0.002in" fo:font-size="5pt" style:font-size-asian="5pt"/>
    </style:style>
    <style:style style:name="T4856" style:parent-style-name="Phôngmặcđịnhcủađoạnvăn" style:family="text">
      <style:text-properties fo:font-size="5pt" style:font-size-asian="5pt"/>
    </style:style>
    <style:style style:name="T4857" style:parent-style-name="Phôngmặcđịnhcủađoạnvăn" style:family="text">
      <style:text-properties fo:letter-spacing="-0.0006in" fo:font-size="5pt" style:font-size-asian="5pt"/>
    </style:style>
    <style:style style:name="T4858" style:parent-style-name="Phôngmặcđịnhcủađoạnvăn" style:family="text">
      <style:text-properties fo:font-size="5pt" style:font-size-asian="5pt"/>
    </style:style>
    <style:style style:name="T4859" style:parent-style-name="Phôngmặcđịnhcủađoạnvăn" style:family="text">
      <style:text-properties fo:letter-spacing="-0.0006in" fo:font-size="5pt" style:font-size-asian="5pt"/>
    </style:style>
    <style:style style:name="T4860" style:parent-style-name="Phôngmặcđịnhcủađoạnvăn" style:family="text">
      <style:text-properties fo:font-size="5pt" style:font-size-asian="5pt"/>
    </style:style>
    <style:style style:name="T4861" style:parent-style-name="Phôngmặcđịnhcủađoạnvăn" style:family="text">
      <style:text-properties fo:letter-spacing="-0.0013in" fo:font-size="5pt" style:font-size-asian="5pt"/>
    </style:style>
    <style:style style:name="T4862" style:parent-style-name="Phôngmặcđịnhcủađoạnvăn" style:family="text">
      <style:text-properties fo:font-size="5pt" style:font-size-asian="5pt"/>
    </style:style>
    <style:style style:name="T4863" style:parent-style-name="Phôngmặcđịnhcủađoạnvăn" style:family="text">
      <style:text-properties fo:letter-spacing="-0.0006in" fo:font-size="5pt" style:font-size-asian="5pt"/>
    </style:style>
    <style:style style:name="T4864" style:parent-style-name="Phôngmặcđịnhcủađoạnvăn" style:family="text">
      <style:text-properties fo:font-size="5pt" style:font-size-asian="5pt"/>
    </style:style>
    <style:style style:name="T4865" style:parent-style-name="Phôngmặcđịnhcủađoạnvăn" style:family="text">
      <style:text-properties fo:letter-spacing="-0.0013in" fo:font-size="5pt" style:font-size-asian="5pt"/>
    </style:style>
    <style:style style:name="T4866" style:parent-style-name="Phôngmặcđịnhcủađoạnvăn" style:family="text">
      <style:text-properties fo:font-size="5pt" style:font-size-asian="5pt"/>
    </style:style>
    <style:style style:name="T4867" style:parent-style-name="Phôngmặcđịnhcủađoạnvăn" style:family="text">
      <style:text-properties fo:letter-spacing="-0.0013in" fo:font-size="5pt" style:font-size-asian="5pt"/>
    </style:style>
    <style:style style:name="T4868" style:parent-style-name="Phôngmặcđịnhcủađoạnvăn" style:family="text">
      <style:text-properties fo:font-size="5pt" style:font-size-asian="5pt"/>
    </style:style>
    <style:style style:name="T4869" style:parent-style-name="Phôngmặcđịnhcủađoạnvăn" style:family="text">
      <style:text-properties fo:letter-spacing="-0.0013in" fo:font-size="5pt" style:font-size-asian="5pt"/>
    </style:style>
    <style:style style:name="T4870" style:parent-style-name="Phôngmặcđịnhcủađoạnvăn" style:family="text">
      <style:text-properties fo:font-size="5pt" style:font-size-asian="5pt"/>
    </style:style>
    <style:style style:name="T4871" style:parent-style-name="Phôngmặcđịnhcủađoạnvăn" style:family="text">
      <style:text-properties fo:letter-spacing="-0.0013in" fo:font-size="5pt" style:font-size-asian="5pt"/>
    </style:style>
    <style:style style:name="T4872" style:parent-style-name="Phôngmặcđịnhcủađoạnvăn" style:family="text">
      <style:text-properties fo:font-size="5pt" style:font-size-asian="5pt"/>
    </style:style>
    <style:style style:name="T4873" style:parent-style-name="Phôngmặcđịnhcủađoạnvăn" style:family="text">
      <style:text-properties fo:letter-spacing="-0.002in" fo:font-size="5pt" style:font-size-asian="5pt"/>
    </style:style>
    <style:style style:name="T4874" style:parent-style-name="Phôngmặcđịnhcủađoạnvăn" style:family="text">
      <style:text-properties fo:font-size="5pt" style:font-size-asian="5pt"/>
    </style:style>
    <style:style style:name="T4875" style:parent-style-name="Phôngmặcđịnhcủađoạnvăn" style:family="text">
      <style:text-properties fo:letter-spacing="-0.0013in" fo:font-size="5pt" style:font-size-asian="5pt"/>
    </style:style>
    <style:style style:name="T4876" style:parent-style-name="Phôngmặcđịnhcủađoạnvăn" style:family="text">
      <style:text-properties fo:font-size="5pt" style:font-size-asian="5pt"/>
    </style:style>
    <style:style style:name="T4877" style:parent-style-name="Phôngmặcđịnhcủađoạnvăn" style:family="text">
      <style:text-properties fo:letter-spacing="-0.0013in" fo:font-size="5pt" style:font-size-asian="5pt"/>
    </style:style>
    <style:style style:name="T4878" style:parent-style-name="Phôngmặcđịnhcủađoạnvăn" style:family="text">
      <style:text-properties fo:font-size="5pt" style:font-size-asian="5pt"/>
    </style:style>
    <style:style style:name="T4879" style:parent-style-name="Phôngmặcđịnhcủađoạnvăn" style:family="text">
      <style:text-properties fo:letter-spacing="0.0277in" fo:font-size="5pt" style:font-size-asian="5pt"/>
    </style:style>
    <style:style style:name="T4880" style:parent-style-name="Phôngmặcđịnhcủađoạnvăn" style:family="text">
      <style:text-properties fo:font-size="5pt" style:font-size-asian="5pt"/>
    </style:style>
    <style:style style:name="P4881" style:parent-style-name="TableParagraph" style:family="paragraph">
      <style:paragraph-properties fo:margin-left="0.0166in">
        <style:tab-stops/>
      </style:paragraph-properties>
    </style:style>
    <style:style style:name="T4882" style:parent-style-name="Phôngmặcđịnhcủađoạnvăn" style:family="text">
      <style:text-properties fo:letter-spacing="-0.0027in" fo:font-size="5pt" style:font-size-asian="5pt"/>
    </style:style>
    <style:style style:name="T4883" style:parent-style-name="Phôngmặcđịnhcủađoạnvăn" style:family="text">
      <style:text-properties fo:letter-spacing="0.0013in" fo:font-size="5pt" style:font-size-asian="5pt"/>
    </style:style>
    <style:style style:name="T4884" style:parent-style-name="Phôngmặcđịnhcủađoạnvăn" style:family="text">
      <style:text-properties fo:letter-spacing="-0.0027in" fo:font-size="5pt" style:font-size-asian="5pt"/>
    </style:style>
    <style:style style:name="T4885" style:parent-style-name="Phôngmặcđịnhcủađoạnvăn" style:family="text">
      <style:text-properties fo:letter-spacing="0.0013in" fo:font-size="5pt" style:font-size-asian="5pt"/>
    </style:style>
    <style:style style:name="T4886" style:parent-style-name="Phôngmặcđịnhcủađoạnvăn" style:family="text">
      <style:text-properties fo:letter-spacing="-0.0027in" fo:font-size="5pt" style:font-size-asian="5pt"/>
    </style:style>
    <style:style style:name="P4887" style:parent-style-name="TableParagraph" style:family="paragraph">
      <style:paragraph-properties fo:margin-top="0.0152in" fo:margin-left="0.0166in">
        <style:tab-stops/>
      </style:paragraph-properties>
    </style:style>
    <style:style style:name="T4888" style:parent-style-name="Phôngmặcđịnhcủađoạnvăn" style:family="text">
      <style:text-properties fo:font-size="5pt" style:font-size-asian="5pt"/>
    </style:style>
    <style:style style:name="T4889" style:parent-style-name="Phôngmặcđịnhcủađoạnvăn" style:family="text">
      <style:text-properties fo:letter-spacing="-0.002in" fo:font-size="5pt" style:font-size-asian="5pt"/>
    </style:style>
    <style:style style:name="T4890" style:parent-style-name="Phôngmặcđịnhcủađoạnvăn" style:family="text">
      <style:text-properties fo:font-size="5pt" style:font-size-asian="5pt"/>
    </style:style>
    <style:style style:name="T4891" style:parent-style-name="Phôngmặcđịnhcủađoạnvăn" style:family="text">
      <style:text-properties fo:letter-spacing="-0.0034in" fo:font-size="5pt" style:font-size-asian="5pt"/>
    </style:style>
    <style:style style:name="P4892" style:parent-style-name="TableParagraph" style:family="paragraph">
      <style:paragraph-properties fo:margin-top="0.0152in" fo:margin-left="0.0166in">
        <style:tab-stops/>
      </style:paragraph-properties>
    </style:style>
    <style:style style:name="T4893" style:parent-style-name="Phôngmặcđịnhcủađoạnvăn" style:family="text">
      <style:text-properties style:text-scale="105%" fo:font-size="5pt" style:font-size-asian="5pt"/>
    </style:style>
    <style:style style:name="T4894" style:parent-style-name="Phôngmặcđịnhcủađoạnvăn" style:family="text">
      <style:text-properties fo:letter-spacing="-0.0034in" style:text-scale="105%" fo:font-size="5pt" style:font-size-asian="5pt"/>
    </style:style>
    <style:style style:name="T4895" style:parent-style-name="Phôngmặcđịnhcủađoạnvăn" style:family="text">
      <style:text-properties fo:letter-spacing="-0.0013in" style:text-scale="105%" fo:font-size="5pt" style:font-size-asian="5pt"/>
    </style:style>
    <style:style style:name="P4896" style:parent-style-name="TableParagraph" style:family="paragraph">
      <style:paragraph-properties fo:margin-top="0.0152in" fo:margin-left="0.0166in">
        <style:tab-stops/>
      </style:paragraph-properties>
    </style:style>
    <style:style style:name="T4897" style:parent-style-name="Phôngmặcđịnhcủađoạnvăn" style:family="text">
      <style:text-properties style:text-scale="105%" fo:font-size="5pt" style:font-size-asian="5pt"/>
    </style:style>
    <style:style style:name="T4898" style:parent-style-name="Phôngmặcđịnhcủađoạnvăn" style:family="text">
      <style:text-properties fo:letter-spacing="-0.0034in" style:text-scale="105%" fo:font-size="5pt" style:font-size-asian="5pt"/>
    </style:style>
    <style:style style:name="T4899" style:parent-style-name="Phôngmặcđịnhcủađoạnvăn" style:family="text">
      <style:text-properties fo:letter-spacing="-0.0027in" style:text-scale="105%" fo:font-size="5pt" style:font-size-asian="5pt"/>
    </style:style>
    <style:style style:name="P4900" style:parent-style-name="TableParagraph" style:family="paragraph">
      <style:paragraph-properties fo:margin-top="0.0152in" fo:margin-left="0.0166in">
        <style:tab-stops/>
      </style:paragraph-properties>
    </style:style>
    <style:style style:name="T4901" style:parent-style-name="Phôngmặcđịnhcủađoạnvăn" style:family="text">
      <style:text-properties fo:font-size="5pt" style:font-size-asian="5pt"/>
    </style:style>
    <style:style style:name="T4902" style:parent-style-name="Phôngmặcđịnhcủađoạnvăn" style:family="text">
      <style:text-properties fo:letter-spacing="-0.0006in" fo:font-size="5pt" style:font-size-asian="5pt"/>
    </style:style>
    <style:style style:name="T4903" style:parent-style-name="Phôngmặcđịnhcủađoạnvăn" style:family="text">
      <style:text-properties fo:letter-spacing="-0.0027in" fo:font-size="5pt" style:font-size-asian="5pt"/>
    </style:style>
    <style:style style:name="P4904" style:parent-style-name="TableParagraph" style:family="paragraph">
      <style:paragraph-properties fo:margin-top="0.0145in" fo:margin-left="0.0166in">
        <style:tab-stops/>
      </style:paragraph-properties>
    </style:style>
    <style:style style:name="T4905" style:parent-style-name="Phôngmặcđịnhcủađoạnvăn" style:family="text">
      <style:text-properties style:text-scale="105%" fo:font-size="5pt" style:font-size-asian="5pt"/>
    </style:style>
    <style:style style:name="T4906" style:parent-style-name="Phôngmặcđịnhcủađoạnvăn" style:family="text">
      <style:text-properties fo:letter-spacing="-0.0034in" style:text-scale="105%" fo:font-size="5pt" style:font-size-asian="5pt"/>
    </style:style>
    <style:style style:name="T4907" style:parent-style-name="Phôngmặcđịnhcủađoạnvăn" style:family="text">
      <style:text-properties fo:letter-spacing="-0.0027in" style:text-scale="105%" fo:font-size="5pt" style:font-size-asian="5pt"/>
    </style:style>
    <style:style style:name="P4908" style:parent-style-name="TableParagraph" style:family="paragraph">
      <style:paragraph-properties fo:margin-top="0.0152in" fo:margin-left="0.0166in">
        <style:tab-stops/>
      </style:paragraph-properties>
    </style:style>
    <style:style style:name="T4909" style:parent-style-name="Phôngmặcđịnhcủađoạnvăn" style:family="text">
      <style:text-properties style:text-scale="105%" fo:font-size="5pt" style:font-size-asian="5pt"/>
    </style:style>
    <style:style style:name="T4910" style:parent-style-name="Phôngmặcđịnhcủađoạnvăn" style:family="text">
      <style:text-properties fo:letter-spacing="-0.0034in" style:text-scale="105%" fo:font-size="5pt" style:font-size-asian="5pt"/>
    </style:style>
    <style:style style:name="T4911" style:parent-style-name="Phôngmặcđịnhcủađoạnvăn" style:family="text">
      <style:text-properties fo:letter-spacing="-0.0027in" style:text-scale="105%" fo:font-size="5pt" style:font-size-asian="5pt"/>
    </style:style>
    <style:style style:name="P4912" style:parent-style-name="TableParagraph" style:family="paragraph">
      <style:paragraph-properties fo:margin-top="0.0152in" fo:margin-left="0.0166in">
        <style:tab-stops/>
      </style:paragraph-properties>
    </style:style>
    <style:style style:name="T4913" style:parent-style-name="Phôngmặcđịnhcủađoạnvăn" style:family="text">
      <style:text-properties fo:font-size="5pt" style:font-size-asian="5pt"/>
    </style:style>
    <style:style style:name="T4914" style:parent-style-name="Phôngmặcđịnhcủađoạnvăn" style:family="text">
      <style:text-properties fo:letter-spacing="-0.0006in" fo:font-size="5pt" style:font-size-asian="5pt"/>
    </style:style>
    <style:style style:name="T4915" style:parent-style-name="Phôngmặcđịnhcủađoạnvăn" style:family="text">
      <style:text-properties fo:letter-spacing="-0.0013in" fo:font-size="5pt" style:font-size-asian="5pt"/>
    </style:style>
    <style:style style:name="P4916" style:parent-style-name="TableParagraph" style:family="paragraph">
      <style:paragraph-properties fo:margin-top="0.0152in" fo:margin-left="0.0166in">
        <style:tab-stops/>
      </style:paragraph-properties>
    </style:style>
    <style:style style:name="T4917" style:parent-style-name="Phôngmặcđịnhcủađoạnvăn" style:family="text">
      <style:text-properties fo:font-size="5pt" style:font-size-asian="5pt"/>
    </style:style>
    <style:style style:name="T4918" style:parent-style-name="Phôngmặcđịnhcủađoạnvăn" style:family="text">
      <style:text-properties fo:letter-spacing="-0.0027in" fo:font-size="5pt" style:font-size-asian="5pt"/>
    </style:style>
    <style:style style:name="T4919" style:parent-style-name="Phôngmặcđịnhcủađoạnvăn" style:family="text">
      <style:text-properties fo:font-size="5pt" style:font-size-asian="5pt"/>
    </style:style>
    <style:style style:name="T4920" style:parent-style-name="Phôngmặcđịnhcủađoạnvăn" style:family="text">
      <style:text-properties fo:letter-spacing="-0.0027in" fo:font-size="5pt" style:font-size-asian="5pt"/>
    </style:style>
    <style:style style:name="T4921" style:parent-style-name="Phôngmặcđịnhcủađoạnvăn" style:family="text">
      <style:text-properties fo:font-size="5pt" style:font-size-asian="5pt"/>
    </style:style>
    <style:style style:name="T4922" style:parent-style-name="Phôngmặcđịnhcủađoạnvăn" style:family="text">
      <style:text-properties fo:letter-spacing="-0.0027in" fo:font-size="5pt" style:font-size-asian="5pt"/>
    </style:style>
    <style:style style:name="T4923" style:parent-style-name="Phôngmặcđịnhcủađoạnvăn" style:family="text">
      <style:text-properties fo:font-size="5pt" style:font-size-asian="5pt"/>
    </style:style>
    <style:style style:name="T4924" style:parent-style-name="Phôngmặcđịnhcủađoạnvăn" style:family="text">
      <style:text-properties fo:letter-spacing="-0.0027in" fo:font-size="5pt" style:font-size-asian="5pt"/>
    </style:style>
    <style:style style:name="T4925" style:parent-style-name="Phôngmặcđịnhcủađoạnvăn" style:family="text">
      <style:text-properties fo:font-size="5pt" style:font-size-asian="5pt"/>
    </style:style>
    <style:style style:name="T4926" style:parent-style-name="Phôngmặcđịnhcủađoạnvăn" style:family="text">
      <style:text-properties fo:letter-spacing="-0.0027in" fo:font-size="5pt" style:font-size-asian="5pt"/>
    </style:style>
    <style:style style:name="T4927" style:parent-style-name="Phôngmặcđịnhcủađoạnvăn" style:family="text">
      <style:text-properties fo:font-size="5pt" style:font-size-asian="5pt"/>
    </style:style>
    <style:style style:name="T4928" style:parent-style-name="Phôngmặcđịnhcủađoạnvăn" style:family="text">
      <style:text-properties fo:letter-spacing="-0.002in" fo:font-size="5pt" style:font-size-asian="5pt"/>
    </style:style>
    <style:style style:name="T4929" style:parent-style-name="Phôngmặcđịnhcủađoạnvăn" style:family="text">
      <style:text-properties fo:font-size="5pt" style:font-size-asian="5pt"/>
    </style:style>
    <style:style style:name="T4930" style:parent-style-name="Phôngmặcđịnhcủađoạnvăn" style:family="text">
      <style:text-properties fo:letter-spacing="-0.002in" fo:font-size="5pt" style:font-size-asian="5pt"/>
    </style:style>
    <style:style style:name="T4931" style:parent-style-name="Phôngmặcđịnhcủađoạnvăn" style:family="text">
      <style:text-properties fo:font-size="5pt" style:font-size-asian="5pt"/>
    </style:style>
    <style:style style:name="T4932" style:parent-style-name="Phôngmặcđịnhcủađoạnvăn" style:family="text">
      <style:text-properties fo:letter-spacing="-0.0027in" fo:font-size="5pt" style:font-size-asian="5pt"/>
    </style:style>
    <style:style style:name="T4933" style:parent-style-name="Phôngmặcđịnhcủađoạnvăn" style:family="text">
      <style:text-properties fo:font-size="5pt" style:font-size-asian="5pt"/>
    </style:style>
    <style:style style:name="T4934" style:parent-style-name="Phôngmặcđịnhcủađoạnvăn" style:family="text">
      <style:text-properties fo:letter-spacing="-0.0027in" fo:font-size="5pt" style:font-size-asian="5pt"/>
    </style:style>
    <style:style style:name="T4935" style:parent-style-name="Phôngmặcđịnhcủađoạnvăn" style:family="text">
      <style:text-properties fo:font-size="5pt" style:font-size-asian="5pt"/>
    </style:style>
    <style:style style:name="T4936" style:parent-style-name="Phôngmặcđịnhcủađoạnvăn" style:family="text">
      <style:text-properties fo:letter-spacing="-0.0034in" fo:font-size="5pt" style:font-size-asian="5pt"/>
    </style:style>
    <style:style style:name="T4937" style:parent-style-name="Phôngmặcđịnhcủađoạnvăn" style:family="text">
      <style:text-properties fo:font-size="5pt" style:font-size-asian="5pt"/>
    </style:style>
    <style:style style:name="T4938" style:parent-style-name="Phôngmặcđịnhcủađoạnvăn" style:family="text">
      <style:text-properties fo:letter-spacing="-0.0013in" fo:font-size="5pt" style:font-size-asian="5pt"/>
    </style:style>
    <style:style style:name="T4939" style:parent-style-name="Phôngmặcđịnhcủađoạnvăn" style:family="text">
      <style:text-properties fo:font-size="5pt" style:font-size-asian="5pt"/>
    </style:style>
    <style:style style:name="T4940" style:parent-style-name="Phôngmặcđịnhcủađoạnvăn" style:family="text">
      <style:text-properties fo:letter-spacing="-0.002in" fo:font-size="5pt" style:font-size-asian="5pt"/>
    </style:style>
    <style:style style:name="T4941" style:parent-style-name="Phôngmặcđịnhcủađoạnvăn" style:family="text">
      <style:text-properties fo:font-size="5pt" style:font-size-asian="5pt"/>
    </style:style>
    <style:style style:name="T4942" style:parent-style-name="Phôngmặcđịnhcủađoạnvăn" style:family="text">
      <style:text-properties fo:letter-spacing="-0.0027in" fo:font-size="5pt" style:font-size-asian="5pt"/>
    </style:style>
    <style:style style:name="T4943" style:parent-style-name="Phôngmặcđịnhcủađoạnvăn" style:family="text">
      <style:text-properties fo:letter-spacing="-0.0013in" fo:font-size="5pt" style:font-size-asian="5pt"/>
    </style:style>
    <style:style style:name="P4944" style:parent-style-name="TableParagraph" style:family="paragraph">
      <style:paragraph-properties fo:margin-top="0.0152in" fo:margin-left="0.0166in">
        <style:tab-stops/>
      </style:paragraph-properties>
    </style:style>
    <style:style style:name="T4945" style:parent-style-name="Phôngmặcđịnhcủađoạnvăn" style:family="text">
      <style:text-properties fo:font-size="5pt" style:font-size-asian="5pt"/>
    </style:style>
    <style:style style:name="T4946" style:parent-style-name="Phôngmặcđịnhcủađoạnvăn" style:family="text">
      <style:text-properties fo:letter-spacing="-0.0027in" fo:font-size="5pt" style:font-size-asian="5pt"/>
    </style:style>
    <style:style style:name="T4947" style:parent-style-name="Phôngmặcđịnhcủađoạnvăn" style:family="text">
      <style:text-properties fo:font-size="5pt" style:font-size-asian="5pt"/>
    </style:style>
    <style:style style:name="T4948" style:parent-style-name="Phôngmặcđịnhcủađoạnvăn" style:family="text">
      <style:text-properties fo:letter-spacing="-0.002in" fo:font-size="5pt" style:font-size-asian="5pt"/>
    </style:style>
    <style:style style:name="T4949" style:parent-style-name="Phôngmặcđịnhcủađoạnvăn" style:family="text">
      <style:text-properties fo:font-size="5pt" style:font-size-asian="5pt"/>
    </style:style>
    <style:style style:name="T4950" style:parent-style-name="Phôngmặcđịnhcủađoạnvăn" style:family="text">
      <style:text-properties fo:letter-spacing="-0.0027in" fo:font-size="5pt" style:font-size-asian="5pt"/>
    </style:style>
    <style:style style:name="T4951" style:parent-style-name="Phôngmặcđịnhcủađoạnvăn" style:family="text">
      <style:text-properties fo:font-size="5pt" style:font-size-asian="5pt"/>
    </style:style>
    <style:style style:name="T4952" style:parent-style-name="Phôngmặcđịnhcủađoạnvăn" style:family="text">
      <style:text-properties fo:letter-spacing="-0.002in" fo:font-size="5pt" style:font-size-asian="5pt"/>
    </style:style>
    <style:style style:name="T4953" style:parent-style-name="Phôngmặcđịnhcủađoạnvăn" style:family="text">
      <style:text-properties fo:font-size="5pt" style:font-size-asian="5pt"/>
    </style:style>
    <style:style style:name="T4954" style:parent-style-name="Phôngmặcđịnhcủađoạnvăn" style:family="text">
      <style:text-properties fo:letter-spacing="-0.0027in" fo:font-size="5pt" style:font-size-asian="5pt"/>
    </style:style>
    <style:style style:name="T4955" style:parent-style-name="Phôngmặcđịnhcủađoạnvăn" style:family="text">
      <style:text-properties fo:font-size="5pt" style:font-size-asian="5pt"/>
    </style:style>
    <style:style style:name="T4956" style:parent-style-name="Phôngmặcđịnhcủađoạnvăn" style:family="text">
      <style:text-properties fo:letter-spacing="-0.0034in" fo:font-size="5pt" style:font-size-asian="5pt"/>
    </style:style>
    <style:style style:name="T4957" style:parent-style-name="Phôngmặcđịnhcủađoạnvăn" style:family="text">
      <style:text-properties fo:font-size="5pt" style:font-size-asian="5pt"/>
    </style:style>
    <style:style style:name="T4958" style:parent-style-name="Phôngmặcđịnhcủađoạnvăn" style:family="text">
      <style:text-properties fo:letter-spacing="-0.0027in" fo:font-size="5pt" style:font-size-asian="5pt"/>
    </style:style>
    <style:style style:name="T4959" style:parent-style-name="Phôngmặcđịnhcủađoạnvăn" style:family="text">
      <style:text-properties fo:letter-spacing="-0.0013in" fo:font-size="5pt" style:font-size-asian="5pt"/>
    </style:style>
    <style:style style:name="P4960" style:parent-style-name="TableParagraph" style:family="paragraph">
      <style:paragraph-properties fo:margin-top="0.0152in" fo:margin-left="0.0166in">
        <style:tab-stops/>
      </style:paragraph-properties>
    </style:style>
    <style:style style:name="T4961" style:parent-style-name="Phôngmặcđịnhcủađoạnvăn" style:family="text">
      <style:text-properties fo:font-size="5pt" style:font-size-asian="5pt"/>
    </style:style>
    <style:style style:name="T4962" style:parent-style-name="Phôngmặcđịnhcủađoạnvăn" style:family="text">
      <style:text-properties fo:letter-spacing="-0.0013in" fo:font-size="5pt" style:font-size-asian="5pt"/>
    </style:style>
    <style:style style:name="T4963" style:parent-style-name="Phôngmặcđịnhcủađoạnvăn" style:family="text">
      <style:text-properties fo:font-size="5pt" style:font-size-asian="5pt"/>
    </style:style>
    <style:style style:name="T4964" style:parent-style-name="Phôngmặcđịnhcủađoạnvăn" style:family="text">
      <style:text-properties fo:letter-spacing="-0.002in" fo:font-size="5pt" style:font-size-asian="5pt"/>
    </style:style>
    <style:style style:name="T4965" style:parent-style-name="Phôngmặcđịnhcủađoạnvăn" style:family="text">
      <style:text-properties fo:font-size="5pt" style:font-size-asian="5pt"/>
    </style:style>
    <style:style style:name="T4966" style:parent-style-name="Phôngmặcđịnhcủađoạnvăn" style:family="text">
      <style:text-properties fo:letter-spacing="-0.0027in" fo:font-size="5pt" style:font-size-asian="5pt"/>
    </style:style>
    <style:style style:name="T4967" style:parent-style-name="Phôngmặcđịnhcủađoạnvăn" style:family="text">
      <style:text-properties fo:font-size="5pt" style:font-size-asian="5pt"/>
    </style:style>
    <style:style style:name="T4968" style:parent-style-name="Phôngmặcđịnhcủađoạnvăn" style:family="text">
      <style:text-properties fo:letter-spacing="-0.0013in" fo:font-size="5pt" style:font-size-asian="5pt"/>
    </style:style>
    <style:style style:name="P4969" style:parent-style-name="TableParagraph" style:family="paragraph">
      <style:paragraph-properties fo:margin-top="0.0152in" fo:margin-left="0.0166in">
        <style:tab-stops/>
      </style:paragraph-properties>
    </style:style>
    <style:style style:name="T4970" style:parent-style-name="Phôngmặcđịnhcủađoạnvăn" style:family="text">
      <style:text-properties fo:font-size="5pt" style:font-size-asian="5pt"/>
    </style:style>
    <style:style style:name="T4971" style:parent-style-name="Phôngmặcđịnhcủađoạnvăn" style:family="text">
      <style:text-properties fo:letter-spacing="-0.0034in" fo:font-size="5pt" style:font-size-asian="5pt"/>
    </style:style>
    <style:style style:name="T4972" style:parent-style-name="Phôngmặcđịnhcủađoạnvăn" style:family="text">
      <style:text-properties fo:font-size="5pt" style:font-size-asian="5pt"/>
    </style:style>
    <style:style style:name="T4973" style:parent-style-name="Phôngmặcđịnhcủađoạnvăn" style:family="text">
      <style:text-properties fo:letter-spacing="-0.0034in" fo:font-size="5pt" style:font-size-asian="5pt"/>
    </style:style>
    <style:style style:name="T4974" style:parent-style-name="Phôngmặcđịnhcủađoạnvăn" style:family="text">
      <style:text-properties fo:font-size="5pt" style:font-size-asian="5pt"/>
    </style:style>
    <style:style style:name="T4975" style:parent-style-name="Phôngmặcđịnhcủađoạnvăn" style:family="text">
      <style:text-properties fo:letter-spacing="-0.0034in" fo:font-size="5pt" style:font-size-asian="5pt"/>
    </style:style>
    <style:style style:name="T4976" style:parent-style-name="Phôngmặcđịnhcủađoạnvăn" style:family="text">
      <style:text-properties fo:font-size="5pt" style:font-size-asian="5pt"/>
    </style:style>
    <style:style style:name="T4977" style:parent-style-name="Phôngmặcđịnhcủađoạnvăn" style:family="text">
      <style:text-properties fo:letter-spacing="-0.0027in" fo:font-size="5pt" style:font-size-asian="5pt"/>
    </style:style>
    <style:style style:name="T4978" style:parent-style-name="Phôngmặcđịnhcủađoạnvăn" style:family="text">
      <style:text-properties fo:font-size="5pt" style:font-size-asian="5pt"/>
    </style:style>
    <style:style style:name="T4979" style:parent-style-name="Phôngmặcđịnhcủađoạnvăn" style:family="text">
      <style:text-properties fo:letter-spacing="-0.0034in" fo:font-size="5pt" style:font-size-asian="5pt"/>
    </style:style>
    <style:style style:name="T4980" style:parent-style-name="Phôngmặcđịnhcủađoạnvăn" style:family="text">
      <style:text-properties fo:font-size="5pt" style:font-size-asian="5pt"/>
    </style:style>
    <style:style style:name="T4981" style:parent-style-name="Phôngmặcđịnhcủađoạnvăn" style:family="text">
      <style:text-properties fo:letter-spacing="-0.0027in" fo:font-size="5pt" style:font-size-asian="5pt"/>
    </style:style>
    <style:style style:name="T4982" style:parent-style-name="Phôngmặcđịnhcủađoạnvăn" style:family="text">
      <style:text-properties fo:letter-spacing="-0.0013in" fo:font-size="5pt" style:font-size-asian="5pt"/>
    </style:style>
    <style:style style:name="P4983" style:parent-style-name="TableParagraph" style:family="paragraph">
      <style:paragraph-properties fo:margin-top="0.0152in" fo:margin-left="0.0166in">
        <style:tab-stops/>
      </style:paragraph-properties>
    </style:style>
    <style:style style:name="T4984" style:parent-style-name="Phôngmặcđịnhcủađoạnvăn" style:family="text">
      <style:text-properties fo:letter-spacing="-0.0013in" fo:font-size="5pt" style:font-size-asian="5pt"/>
    </style:style>
    <style:style style:name="T4985" style:parent-style-name="Phôngmặcđịnhcủađoạnvăn" style:family="text">
      <style:text-properties fo:letter-spacing="-0.0034in" fo:font-size="5pt" style:font-size-asian="5pt"/>
    </style:style>
    <style:style style:name="T4986" style:parent-style-name="Phôngmặcđịnhcủađoạnvăn" style:family="text">
      <style:text-properties fo:letter-spacing="-0.0013in" fo:font-size="5pt" style:font-size-asian="5pt"/>
    </style:style>
    <style:style style:name="T4987" style:parent-style-name="Phôngmặcđịnhcủađoạnvăn" style:family="text">
      <style:text-properties fo:letter-spacing="-0.002in" fo:font-size="5pt" style:font-size-asian="5pt"/>
    </style:style>
    <style:style style:name="T4988" style:parent-style-name="Phôngmặcđịnhcủađoạnvăn" style:family="text">
      <style:text-properties fo:letter-spacing="-0.0034in" fo:font-size="5pt" style:font-size-asian="5pt"/>
    </style:style>
    <style:style style:name="P4989" style:parent-style-name="TableParagraph" style:family="paragraph">
      <style:paragraph-properties fo:margin-top="0.0152in" fo:margin-left="0.0166in">
        <style:tab-stops/>
      </style:paragraph-properties>
    </style:style>
    <style:style style:name="T4990" style:parent-style-name="Phôngmặcđịnhcủađoạnvăn" style:family="text">
      <style:text-properties style:text-scale="105%" fo:font-size="5pt" style:font-size-asian="5pt"/>
    </style:style>
    <style:style style:name="T4991" style:parent-style-name="Phôngmặcđịnhcủađoạnvăn" style:family="text">
      <style:text-properties fo:letter-spacing="-0.0041in" style:text-scale="105%" fo:font-size="5pt" style:font-size-asian="5pt"/>
    </style:style>
    <style:style style:name="T4992" style:parent-style-name="Phôngmặcđịnhcủađoạnvăn" style:family="text">
      <style:text-properties style:text-scale="105%" fo:font-size="5pt" style:font-size-asian="5pt"/>
    </style:style>
    <style:style style:name="T4993" style:parent-style-name="Phôngmặcđịnhcủađoạnvăn" style:family="text">
      <style:text-properties fo:letter-spacing="-0.0041in" style:text-scale="105%" fo:font-size="5pt" style:font-size-asian="5pt"/>
    </style:style>
    <style:style style:name="T4994" style:parent-style-name="Phôngmặcđịnhcủađoạnvăn" style:family="text">
      <style:text-properties fo:letter-spacing="-0.0027in" style:text-scale="105%" fo:font-size="5pt" style:font-size-asian="5pt"/>
    </style:style>
    <style:style style:name="P4995" style:parent-style-name="TableParagraph" style:family="paragraph">
      <style:paragraph-properties fo:margin-top="0.0152in" fo:margin-left="0.0166in">
        <style:tab-stops/>
      </style:paragraph-properties>
    </style:style>
    <style:style style:name="T4996" style:parent-style-name="Phôngmặcđịnhcủađoạnvăn" style:family="text">
      <style:text-properties fo:letter-spacing="-0.0013in" fo:font-size="5pt" style:font-size-asian="5pt"/>
    </style:style>
    <style:style style:name="T4997" style:parent-style-name="Phôngmặcđịnhcủađoạnvăn" style:family="text">
      <style:text-properties fo:letter-spacing="0.0006in" fo:font-size="5pt" style:font-size-asian="5pt"/>
    </style:style>
    <style:style style:name="T4998" style:parent-style-name="Phôngmặcđịnhcủađoạnvăn" style:family="text">
      <style:text-properties fo:letter-spacing="-0.0013in" fo:font-size="5pt" style:font-size-asian="5pt"/>
    </style:style>
    <style:style style:name="T4999" style:parent-style-name="Phôngmặcđịnhcủađoạnvăn" style:family="text">
      <style:text-properties fo:letter-spacing="0.0013in" fo:font-size="5pt" style:font-size-asian="5pt"/>
    </style:style>
    <style:style style:name="T5000" style:parent-style-name="Phôngmặcđịnhcủađoạnvăn" style:family="text">
      <style:text-properties fo:letter-spacing="-0.0027in" fo:font-size="5pt" style:font-size-asian="5pt"/>
    </style:style>
    <style:style style:name="P5001" style:parent-style-name="TableParagraph" style:family="paragraph">
      <style:paragraph-properties fo:margin-top="0.0152in" fo:margin-left="0.0166in">
        <style:tab-stops/>
      </style:paragraph-properties>
    </style:style>
    <style:style style:name="T5002" style:parent-style-name="Phôngmặcđịnhcủađoạnvăn" style:family="text">
      <style:text-properties fo:font-size="5pt" style:font-size-asian="5pt"/>
    </style:style>
    <style:style style:name="T5003" style:parent-style-name="Phôngmặcđịnhcủađoạnvăn" style:family="text">
      <style:text-properties fo:letter-spacing="-0.0013in" fo:font-size="5pt" style:font-size-asian="5pt"/>
    </style:style>
    <style:style style:name="T5004" style:parent-style-name="Phôngmặcđịnhcủađoạnvăn" style:family="text">
      <style:text-properties fo:font-size="5pt" style:font-size-asian="5pt"/>
    </style:style>
    <style:style style:name="T5005" style:parent-style-name="Phôngmặcđịnhcủađoạnvăn" style:family="text">
      <style:text-properties fo:letter-spacing="-0.002in" fo:font-size="5pt" style:font-size-asian="5pt"/>
    </style:style>
    <style:style style:name="T5006" style:parent-style-name="Phôngmặcđịnhcủađoạnvăn" style:family="text">
      <style:text-properties fo:letter-spacing="-0.0013in" fo:font-size="5pt" style:font-size-asian="5pt"/>
    </style:style>
    <style:style style:name="P5007" style:parent-style-name="TableParagraph" style:family="paragraph">
      <style:paragraph-properties fo:margin-top="0.0152in" fo:margin-left="0.0166in">
        <style:tab-stops/>
      </style:paragraph-properties>
    </style:style>
    <style:style style:name="T5008" style:parent-style-name="Phôngmặcđịnhcủađoạnvăn" style:family="text">
      <style:text-properties fo:font-size="5pt" style:font-size-asian="5pt"/>
    </style:style>
    <style:style style:name="T5009" style:parent-style-name="Phôngmặcđịnhcủađoạnvăn" style:family="text">
      <style:text-properties fo:letter-spacing="-0.0006in" fo:font-size="5pt" style:font-size-asian="5pt"/>
    </style:style>
    <style:style style:name="T5010" style:parent-style-name="Phôngmặcđịnhcủađoạnvăn" style:family="text">
      <style:text-properties fo:font-size="5pt" style:font-size-asian="5pt"/>
    </style:style>
    <style:style style:name="T5011" style:parent-style-name="Phôngmặcđịnhcủađoạnvăn" style:family="text">
      <style:text-properties fo:letter-spacing="0.0006in" fo:font-size="5pt" style:font-size-asian="5pt"/>
    </style:style>
    <style:style style:name="T5012" style:parent-style-name="Phôngmặcđịnhcủađoạnvăn" style:family="text">
      <style:text-properties fo:font-size="5pt" style:font-size-asian="5pt"/>
    </style:style>
    <style:style style:name="T5013" style:parent-style-name="Phôngmặcđịnhcủađoạnvăn" style:family="text">
      <style:text-properties fo:letter-spacing="0.0006in" fo:font-size="5pt" style:font-size-asian="5pt"/>
    </style:style>
    <style:style style:name="T5014" style:parent-style-name="Phôngmặcđịnhcủađoạnvăn" style:family="text">
      <style:text-properties fo:font-size="5pt" style:font-size-asian="5pt"/>
    </style:style>
    <style:style style:name="T5015" style:parent-style-name="Phôngmặcđịnhcủađoạnvăn" style:family="text">
      <style:text-properties fo:letter-spacing="-0.0006in" fo:font-size="5pt" style:font-size-asian="5pt"/>
    </style:style>
    <style:style style:name="T5016" style:parent-style-name="Phôngmặcđịnhcủađoạnvăn" style:family="text">
      <style:text-properties fo:font-size="5pt" style:font-size-asian="5pt"/>
    </style:style>
    <style:style style:name="T5017" style:parent-style-name="Phôngmặcđịnhcủađoạnvăn" style:family="text">
      <style:text-properties fo:letter-spacing="0.0006in" fo:font-size="5pt" style:font-size-asian="5pt"/>
    </style:style>
    <style:style style:name="T5018" style:parent-style-name="Phôngmặcđịnhcủađoạnvăn" style:family="text">
      <style:text-properties fo:font-size="5pt" style:font-size-asian="5pt"/>
    </style:style>
    <style:style style:name="T5019" style:parent-style-name="Phôngmặcđịnhcủađoạnvăn" style:family="text">
      <style:text-properties fo:letter-spacing="-0.0006in" fo:font-size="5pt" style:font-size-asian="5pt"/>
    </style:style>
    <style:style style:name="T5020" style:parent-style-name="Phôngmặcđịnhcủađoạnvăn" style:family="text">
      <style:text-properties fo:font-size="5pt" style:font-size-asian="5pt"/>
    </style:style>
    <style:style style:name="T5021" style:parent-style-name="Phôngmặcđịnhcủađoạnvăn" style:family="text">
      <style:text-properties fo:letter-spacing="-0.0013in" fo:font-size="5pt" style:font-size-asian="5pt"/>
    </style:style>
    <style:style style:name="T5022" style:parent-style-name="Phôngmặcđịnhcủađoạnvăn" style:family="text">
      <style:text-properties fo:font-size="5pt" style:font-size-asian="5pt"/>
    </style:style>
    <style:style style:name="T5023" style:parent-style-name="Phôngmặcđịnhcủađoạnvăn" style:family="text">
      <style:text-properties fo:letter-spacing="0.0006in" fo:font-size="5pt" style:font-size-asian="5pt"/>
    </style:style>
    <style:style style:name="T5024" style:parent-style-name="Phôngmặcđịnhcủađoạnvăn" style:family="text">
      <style:text-properties fo:font-size="5pt" style:font-size-asian="5pt"/>
    </style:style>
    <style:style style:name="T5025" style:parent-style-name="Phôngmặcđịnhcủađoạnvăn" style:family="text">
      <style:text-properties fo:letter-spacing="0.0006in" fo:font-size="5pt" style:font-size-asian="5pt"/>
    </style:style>
    <style:style style:name="T5026" style:parent-style-name="Phôngmặcđịnhcủađoạnvăn" style:family="text">
      <style:text-properties fo:letter-spacing="-0.0013in" fo:font-size="5pt" style:font-size-asian="5pt"/>
    </style:style>
    <style:style style:name="TableCell5027" style:family="table-cell">
      <style:table-cell-properties fo:border="0.0069in solid #000000" style:writing-mode="lr-tb" fo:padding-top="0in" fo:padding-left="0in" fo:padding-bottom="0in" fo:padding-right="0in"/>
    </style:style>
    <style:style style:name="P5028" style:parent-style-name="TableParagraph" style:family="paragraph">
      <style:text-properties style:font-name="Times New Roman" fo:font-size="5pt" style:font-size-asian="5pt"/>
    </style:style>
    <style:style style:name="P5029" style:parent-style-name="TableParagraph" style:family="paragraph">
      <style:text-properties style:font-name="Times New Roman" fo:font-size="5pt" style:font-size-asian="5pt"/>
    </style:style>
    <style:style style:name="P5030" style:parent-style-name="TableParagraph" style:family="paragraph">
      <style:text-properties style:font-name="Times New Roman" fo:font-size="5pt" style:font-size-asian="5pt"/>
    </style:style>
    <style:style style:name="P5031" style:parent-style-name="TableParagraph" style:family="paragraph">
      <style:text-properties style:font-name="Times New Roman" fo:font-size="5pt" style:font-size-asian="5pt"/>
    </style:style>
    <style:style style:name="P5032" style:parent-style-name="TableParagraph" style:family="paragraph">
      <style:text-properties style:font-name="Times New Roman" fo:font-size="5pt" style:font-size-asian="5pt"/>
    </style:style>
    <style:style style:name="P5033" style:parent-style-name="TableParagraph" style:family="paragraph">
      <style:text-properties style:font-name="Times New Roman" fo:font-size="5pt" style:font-size-asian="5pt"/>
    </style:style>
    <style:style style:name="P5034" style:parent-style-name="TableParagraph" style:family="paragraph">
      <style:text-properties style:font-name="Times New Roman" fo:font-size="5pt" style:font-size-asian="5pt"/>
    </style:style>
    <style:style style:name="P5035" style:parent-style-name="TableParagraph" style:family="paragraph">
      <style:text-properties style:font-name="Times New Roman" fo:font-size="5pt" style:font-size-asian="5pt"/>
    </style:style>
    <style:style style:name="P5036" style:parent-style-name="TableParagraph" style:family="paragraph">
      <style:text-properties style:font-name="Times New Roman" fo:font-size="5pt" style:font-size-asian="5pt"/>
    </style:style>
    <style:style style:name="P5037" style:parent-style-name="TableParagraph" style:family="paragraph">
      <style:text-properties style:font-name="Times New Roman" fo:font-size="5pt" style:font-size-asian="5pt"/>
    </style:style>
    <style:style style:name="P5038" style:parent-style-name="TableParagraph" style:family="paragraph">
      <style:text-properties style:font-name="Times New Roman" fo:font-size="5pt" style:font-size-asian="5pt"/>
    </style:style>
    <style:style style:name="P5039" style:parent-style-name="TableParagraph" style:family="paragraph">
      <style:paragraph-properties fo:margin-top="0.0388in"/>
      <style:text-properties style:font-name="Times New Roman" fo:font-size="5pt" style:font-size-asian="5pt"/>
    </style:style>
    <style:style style:name="P5040" style:parent-style-name="TableParagraph" style:family="paragraph">
      <style:paragraph-properties fo:margin-left="0.0173in">
        <style:tab-stops/>
      </style:paragraph-properties>
    </style:style>
    <style:style style:name="T5041" style:parent-style-name="Phôngmặcđịnhcủađoạnvăn" style:family="text">
      <style:text-properties fo:letter-spacing="-0.0034in" fo:font-size="5pt" style:font-size-asian="5pt"/>
    </style:style>
    <style:style style:name="TableCell5042" style:family="table-cell">
      <style:table-cell-properties fo:border="0.0069in solid #000000" style:writing-mode="lr-tb" fo:padding-top="0in" fo:padding-left="0in" fo:padding-bottom="0in" fo:padding-right="0in"/>
    </style:style>
    <style:style style:name="P5043" style:parent-style-name="TableParagraph" style:family="paragraph">
      <style:text-properties style:font-name="Times New Roman" fo:font-size="5pt" style:font-size-asian="5pt"/>
    </style:style>
    <style:style style:name="P5044" style:parent-style-name="TableParagraph" style:family="paragraph">
      <style:text-properties style:font-name="Times New Roman" fo:font-size="5pt" style:font-size-asian="5pt"/>
    </style:style>
    <style:style style:name="P5045" style:parent-style-name="TableParagraph" style:family="paragraph">
      <style:text-properties style:font-name="Times New Roman" fo:font-size="5pt" style:font-size-asian="5pt"/>
    </style:style>
    <style:style style:name="P5046" style:parent-style-name="TableParagraph" style:family="paragraph">
      <style:text-properties style:font-name="Times New Roman" fo:font-size="5pt" style:font-size-asian="5pt"/>
    </style:style>
    <style:style style:name="P5047" style:parent-style-name="TableParagraph" style:family="paragraph">
      <style:text-properties style:font-name="Times New Roman" fo:font-size="5pt" style:font-size-asian="5pt"/>
    </style:style>
    <style:style style:name="P5048" style:parent-style-name="TableParagraph" style:family="paragraph">
      <style:text-properties style:font-name="Times New Roman" fo:font-size="5pt" style:font-size-asian="5pt"/>
    </style:style>
    <style:style style:name="P5049" style:parent-style-name="TableParagraph" style:family="paragraph">
      <style:text-properties style:font-name="Times New Roman" fo:font-size="5pt" style:font-size-asian="5pt"/>
    </style:style>
    <style:style style:name="P5050" style:parent-style-name="TableParagraph" style:family="paragraph">
      <style:text-properties style:font-name="Times New Roman" fo:font-size="5pt" style:font-size-asian="5pt"/>
    </style:style>
    <style:style style:name="P5051" style:parent-style-name="TableParagraph" style:family="paragraph">
      <style:text-properties style:font-name="Times New Roman" fo:font-size="5pt" style:font-size-asian="5pt"/>
    </style:style>
    <style:style style:name="P5052" style:parent-style-name="TableParagraph" style:family="paragraph">
      <style:text-properties style:font-name="Times New Roman" fo:font-size="5pt" style:font-size-asian="5pt"/>
    </style:style>
    <style:style style:name="P5053" style:parent-style-name="TableParagraph" style:family="paragraph">
      <style:text-properties style:font-name="Times New Roman" fo:font-size="5pt" style:font-size-asian="5pt"/>
    </style:style>
    <style:style style:name="P5054" style:parent-style-name="TableParagraph" style:family="paragraph">
      <style:paragraph-properties fo:margin-top="0.0388in"/>
      <style:text-properties style:font-name="Times New Roman" fo:font-size="5pt" style:font-size-asian="5pt"/>
    </style:style>
    <style:style style:name="P5055" style:parent-style-name="TableParagraph" style:family="paragraph">
      <style:paragraph-properties fo:margin-left="0.0173in">
        <style:tab-stops/>
      </style:paragraph-properties>
    </style:style>
    <style:style style:name="T5056" style:parent-style-name="Phôngmặcđịnhcủađoạnvăn" style:family="text">
      <style:text-properties fo:letter-spacing="-0.0034in" style:text-scale="105%" fo:font-size="5pt" style:font-size-asian="5pt"/>
    </style:style>
    <style:style style:name="TableCell5057" style:family="table-cell">
      <style:table-cell-properties fo:border="0.0069in solid #000000" style:writing-mode="lr-tb" fo:padding-top="0in" fo:padding-left="0in" fo:padding-bottom="0in" fo:padding-right="0in"/>
    </style:style>
    <style:style style:name="P5058" style:parent-style-name="TableParagraph" style:family="paragraph">
      <style:text-properties style:font-name="Times New Roman" fo:font-size="5pt" style:font-size-asian="5pt"/>
    </style:style>
    <style:style style:name="P5059" style:parent-style-name="TableParagraph" style:family="paragraph">
      <style:text-properties style:font-name="Times New Roman" fo:font-size="5pt" style:font-size-asian="5pt"/>
    </style:style>
    <style:style style:name="P5060" style:parent-style-name="TableParagraph" style:family="paragraph">
      <style:text-properties style:font-name="Times New Roman" fo:font-size="5pt" style:font-size-asian="5pt"/>
    </style:style>
    <style:style style:name="P5061" style:parent-style-name="TableParagraph" style:family="paragraph">
      <style:text-properties style:font-name="Times New Roman" fo:font-size="5pt" style:font-size-asian="5pt"/>
    </style:style>
    <style:style style:name="P5062" style:parent-style-name="TableParagraph" style:family="paragraph">
      <style:text-properties style:font-name="Times New Roman" fo:font-size="5pt" style:font-size-asian="5pt"/>
    </style:style>
    <style:style style:name="P5063" style:parent-style-name="TableParagraph" style:family="paragraph">
      <style:text-properties style:font-name="Times New Roman" fo:font-size="5pt" style:font-size-asian="5pt"/>
    </style:style>
    <style:style style:name="P5064" style:parent-style-name="TableParagraph" style:family="paragraph">
      <style:text-properties style:font-name="Times New Roman" fo:font-size="5pt" style:font-size-asian="5pt"/>
    </style:style>
    <style:style style:name="P5065" style:parent-style-name="TableParagraph" style:family="paragraph">
      <style:text-properties style:font-name="Times New Roman" fo:font-size="5pt" style:font-size-asian="5pt"/>
    </style:style>
    <style:style style:name="P5066" style:parent-style-name="TableParagraph" style:family="paragraph">
      <style:text-properties style:font-name="Times New Roman" fo:font-size="5pt" style:font-size-asian="5pt"/>
    </style:style>
    <style:style style:name="P5067" style:parent-style-name="TableParagraph" style:family="paragraph">
      <style:text-properties style:font-name="Times New Roman" fo:font-size="5pt" style:font-size-asian="5pt"/>
    </style:style>
    <style:style style:name="P5068" style:parent-style-name="TableParagraph" style:family="paragraph">
      <style:text-properties style:font-name="Times New Roman" fo:font-size="5pt" style:font-size-asian="5pt"/>
    </style:style>
    <style:style style:name="P5069" style:parent-style-name="TableParagraph" style:family="paragraph">
      <style:paragraph-properties fo:margin-top="0.0388in"/>
      <style:text-properties style:font-name="Times New Roman" fo:font-size="5pt" style:font-size-asian="5pt"/>
    </style:style>
    <style:style style:name="P5070" style:parent-style-name="TableParagraph" style:family="paragraph">
      <style:paragraph-properties fo:margin-left="0.018in">
        <style:tab-stops/>
      </style:paragraph-properties>
    </style:style>
    <style:style style:name="T5071" style:parent-style-name="Phôngmặcđịnhcủađoạnvăn" style:family="text">
      <style:text-properties fo:letter-spacing="-0.0013in" fo:font-size="5pt" style:font-size-asian="5pt"/>
    </style:style>
    <style:style style:name="TableCell5072" style:family="table-cell">
      <style:table-cell-properties fo:border="0.0069in solid #000000" style:writing-mode="lr-tb" fo:padding-top="0in" fo:padding-left="0in" fo:padding-bottom="0in" fo:padding-right="0in"/>
    </style:style>
    <style:style style:name="P5073" style:parent-style-name="TableParagraph" style:family="paragraph">
      <style:text-properties style:font-name="Times New Roman" fo:font-size="5pt" style:font-size-asian="5pt"/>
    </style:style>
    <style:style style:name="P5074" style:parent-style-name="TableParagraph" style:family="paragraph">
      <style:text-properties style:font-name="Times New Roman" fo:font-size="5pt" style:font-size-asian="5pt"/>
    </style:style>
    <style:style style:name="P5075" style:parent-style-name="TableParagraph" style:family="paragraph">
      <style:text-properties style:font-name="Times New Roman" fo:font-size="5pt" style:font-size-asian="5pt"/>
    </style:style>
    <style:style style:name="P5076" style:parent-style-name="TableParagraph" style:family="paragraph">
      <style:text-properties style:font-name="Times New Roman" fo:font-size="5pt" style:font-size-asian="5pt"/>
    </style:style>
    <style:style style:name="P5077" style:parent-style-name="TableParagraph" style:family="paragraph">
      <style:text-properties style:font-name="Times New Roman" fo:font-size="5pt" style:font-size-asian="5pt"/>
    </style:style>
    <style:style style:name="P5078" style:parent-style-name="TableParagraph" style:family="paragraph">
      <style:text-properties style:font-name="Times New Roman" fo:font-size="5pt" style:font-size-asian="5pt"/>
    </style:style>
    <style:style style:name="P5079" style:parent-style-name="TableParagraph" style:family="paragraph">
      <style:text-properties style:font-name="Times New Roman" fo:font-size="5pt" style:font-size-asian="5pt"/>
    </style:style>
    <style:style style:name="P5080" style:parent-style-name="TableParagraph" style:family="paragraph">
      <style:text-properties style:font-name="Times New Roman" fo:font-size="5pt" style:font-size-asian="5pt"/>
    </style:style>
    <style:style style:name="P5081" style:parent-style-name="TableParagraph" style:family="paragraph">
      <style:text-properties style:font-name="Times New Roman" fo:font-size="5pt" style:font-size-asian="5pt"/>
    </style:style>
    <style:style style:name="P5082" style:parent-style-name="TableParagraph" style:family="paragraph">
      <style:text-properties style:font-name="Times New Roman" fo:font-size="5pt" style:font-size-asian="5pt"/>
    </style:style>
    <style:style style:name="P5083" style:parent-style-name="TableParagraph" style:family="paragraph">
      <style:text-properties style:font-name="Times New Roman" fo:font-size="5pt" style:font-size-asian="5pt"/>
    </style:style>
    <style:style style:name="P5084" style:parent-style-name="TableParagraph" style:family="paragraph">
      <style:paragraph-properties fo:margin-top="0.0388in"/>
      <style:text-properties style:font-name="Times New Roman" fo:font-size="5pt" style:font-size-asian="5pt"/>
    </style:style>
    <style:style style:name="P5085" style:parent-style-name="TableParagraph" style:family="paragraph">
      <style:paragraph-properties fo:margin-left="0.0187in">
        <style:tab-stops/>
      </style:paragraph-properties>
    </style:style>
    <style:style style:name="T5086" style:parent-style-name="Phôngmặcđịnhcủađoạnvăn" style:family="text">
      <style:text-properties fo:letter-spacing="-0.0069in" style:text-scale="105%" fo:font-size="5pt" style:font-size-asian="5pt"/>
    </style:style>
    <style:style style:name="TableRow5087" style:family="table-row">
      <style:table-row-properties style:min-row-height="1.7027in" style:use-optimal-row-height="false"/>
    </style:style>
    <style:style style:name="TableCell5088" style:family="table-cell">
      <style:table-cell-properties fo:border="0.0069in solid #000000" style:writing-mode="lr-tb" fo:padding-top="0in" fo:padding-left="0in" fo:padding-bottom="0in" fo:padding-right="0in"/>
    </style:style>
    <style:style style:name="P5089" style:parent-style-name="TableParagraph" style:family="paragraph">
      <style:text-properties style:font-name="Times New Roman" fo:font-size="5pt" style:font-size-asian="5pt"/>
    </style:style>
    <style:style style:name="P5090" style:parent-style-name="TableParagraph" style:family="paragraph">
      <style:text-properties style:font-name="Times New Roman" fo:font-size="5pt" style:font-size-asian="5pt"/>
    </style:style>
    <style:style style:name="P5091" style:parent-style-name="TableParagraph" style:family="paragraph">
      <style:text-properties style:font-name="Times New Roman" fo:font-size="5pt" style:font-size-asian="5pt"/>
    </style:style>
    <style:style style:name="P5092" style:parent-style-name="TableParagraph" style:family="paragraph">
      <style:text-properties style:font-name="Times New Roman" fo:font-size="5pt" style:font-size-asian="5pt"/>
    </style:style>
    <style:style style:name="P5093" style:parent-style-name="TableParagraph" style:family="paragraph">
      <style:text-properties style:font-name="Times New Roman" fo:font-size="5pt" style:font-size-asian="5pt"/>
    </style:style>
    <style:style style:name="P5094" style:parent-style-name="TableParagraph" style:family="paragraph">
      <style:text-properties style:font-name="Times New Roman" fo:font-size="5pt" style:font-size-asian="5pt"/>
    </style:style>
    <style:style style:name="P5095" style:parent-style-name="TableParagraph" style:family="paragraph">
      <style:text-properties style:font-name="Times New Roman" fo:font-size="5pt" style:font-size-asian="5pt"/>
    </style:style>
    <style:style style:name="P5096" style:parent-style-name="TableParagraph" style:family="paragraph">
      <style:text-properties style:font-name="Times New Roman" fo:font-size="5pt" style:font-size-asian="5pt"/>
    </style:style>
    <style:style style:name="P5097" style:parent-style-name="TableParagraph" style:family="paragraph">
      <style:text-properties style:font-name="Times New Roman" fo:font-size="5pt" style:font-size-asian="5pt"/>
    </style:style>
    <style:style style:name="P5098" style:parent-style-name="TableParagraph" style:family="paragraph">
      <style:paragraph-properties fo:margin-top="0.0166in"/>
      <style:text-properties style:font-name="Times New Roman" fo:font-size="5pt" style:font-size-asian="5pt"/>
    </style:style>
    <style:style style:name="P5099" style:parent-style-name="TableParagraph" style:family="paragraph">
      <style:paragraph-properties fo:margin-left="0.0159in">
        <style:tab-stops/>
      </style:paragraph-properties>
    </style:style>
    <style:style style:name="T5100" style:parent-style-name="Phôngmặcđịnhcủađoạnvăn" style:family="text">
      <style:text-properties fo:letter-spacing="-0.0013in" fo:font-size="5pt" style:font-size-asian="5pt"/>
    </style:style>
    <style:style style:name="TableCell5101" style:family="table-cell">
      <style:table-cell-properties fo:border="0.0069in solid #000000" style:writing-mode="lr-tb" fo:padding-top="0in" fo:padding-left="0in" fo:padding-bottom="0in" fo:padding-right="0in"/>
    </style:style>
    <style:style style:name="P5102" style:parent-style-name="TableParagraph" style:family="paragraph">
      <style:text-properties style:font-name="Times New Roman" fo:font-size="5pt" style:font-size-asian="5pt"/>
    </style:style>
    <style:style style:name="P5103" style:parent-style-name="TableParagraph" style:family="paragraph">
      <style:text-properties style:font-name="Times New Roman" fo:font-size="5pt" style:font-size-asian="5pt"/>
    </style:style>
    <style:style style:name="P5104" style:parent-style-name="TableParagraph" style:family="paragraph">
      <style:text-properties style:font-name="Times New Roman" fo:font-size="5pt" style:font-size-asian="5pt"/>
    </style:style>
    <style:style style:name="P5105" style:parent-style-name="TableParagraph" style:family="paragraph">
      <style:text-properties style:font-name="Times New Roman" fo:font-size="5pt" style:font-size-asian="5pt"/>
    </style:style>
    <style:style style:name="P5106" style:parent-style-name="TableParagraph" style:family="paragraph">
      <style:text-properties style:font-name="Times New Roman" fo:font-size="5pt" style:font-size-asian="5pt"/>
    </style:style>
    <style:style style:name="P5107" style:parent-style-name="TableParagraph" style:family="paragraph">
      <style:text-properties style:font-name="Times New Roman" fo:font-size="5pt" style:font-size-asian="5pt"/>
    </style:style>
    <style:style style:name="P5108" style:parent-style-name="TableParagraph" style:family="paragraph">
      <style:text-properties style:font-name="Times New Roman" fo:font-size="5pt" style:font-size-asian="5pt"/>
    </style:style>
    <style:style style:name="P5109" style:parent-style-name="TableParagraph" style:family="paragraph">
      <style:text-properties style:font-name="Times New Roman" fo:font-size="5pt" style:font-size-asian="5pt"/>
    </style:style>
    <style:style style:name="P5110" style:parent-style-name="TableParagraph" style:family="paragraph">
      <style:text-properties style:font-name="Times New Roman" fo:font-size="5pt" style:font-size-asian="5pt"/>
    </style:style>
    <style:style style:name="P5111" style:parent-style-name="TableParagraph" style:family="paragraph">
      <style:paragraph-properties fo:margin-top="0.0166in"/>
      <style:text-properties style:font-name="Times New Roman" fo:font-size="5pt" style:font-size-asian="5pt"/>
    </style:style>
    <style:style style:name="P5112" style:parent-style-name="TableParagraph" style:family="paragraph">
      <style:paragraph-properties fo:margin-left="0.0159in">
        <style:tab-stops/>
      </style:paragraph-properties>
    </style:style>
    <style:style style:name="T5113" style:parent-style-name="Phôngmặcđịnhcủađoạnvăn" style:family="text">
      <style:text-properties fo:letter-spacing="-0.0013in" fo:font-size="5pt" style:font-size-asian="5pt"/>
    </style:style>
    <style:style style:name="T5114" style:parent-style-name="Phôngmặcđịnhcủađoạnvăn" style:family="text">
      <style:text-properties fo:letter-spacing="-0.002in" fo:font-size="5pt" style:font-size-asian="5pt"/>
    </style:style>
    <style:style style:name="T5115" style:parent-style-name="Phôngmặcđịnhcủađoạnvăn" style:family="text">
      <style:text-properties fo:letter-spacing="-0.0013in" fo:font-size="5pt" style:font-size-asian="5pt"/>
    </style:style>
    <style:style style:name="TableCell5116" style:family="table-cell">
      <style:table-cell-properties fo:border="0.0069in solid #000000" style:writing-mode="lr-tb" fo:padding-top="0in" fo:padding-left="0in" fo:padding-bottom="0in" fo:padding-right="0in"/>
    </style:style>
    <style:style style:name="P5117" style:parent-style-name="TableParagraph" style:family="paragraph">
      <style:paragraph-properties fo:margin-top="0.0152in" fo:line-height="117%" fo:margin-left="0.0166in" fo:margin-right="1.1069in">
        <style:tab-stops/>
      </style:paragraph-properties>
    </style:style>
    <style:style style:name="T5118" style:parent-style-name="Phôngmặcđịnhcủađoạnvăn" style:family="text">
      <style:text-properties fo:font-size="5pt" style:font-size-asian="5pt"/>
    </style:style>
    <style:style style:name="T5119" style:parent-style-name="Phôngmặcđịnhcủađoạnvăn" style:family="text">
      <style:text-properties fo:letter-spacing="-0.0034in" fo:font-size="5pt" style:font-size-asian="5pt"/>
    </style:style>
    <style:style style:name="T5120" style:parent-style-name="Phôngmặcđịnhcủađoạnvăn" style:family="text">
      <style:text-properties fo:font-size="5pt" style:font-size-asian="5pt"/>
    </style:style>
    <style:style style:name="T5121" style:parent-style-name="Phôngmặcđịnhcủađoạnvăn" style:family="text">
      <style:text-properties fo:letter-spacing="-0.0027in" fo:font-size="5pt" style:font-size-asian="5pt"/>
    </style:style>
    <style:style style:name="T5122" style:parent-style-name="Phôngmặcđịnhcủađoạnvăn" style:family="text">
      <style:text-properties fo:font-size="5pt" style:font-size-asian="5pt"/>
    </style:style>
    <style:style style:name="T5123" style:parent-style-name="Phôngmặcđịnhcủađoạnvăn" style:family="text">
      <style:text-properties fo:letter-spacing="-0.0027in" fo:font-size="5pt" style:font-size-asian="5pt"/>
    </style:style>
    <style:style style:name="T5124" style:parent-style-name="Phôngmặcđịnhcủađoạnvăn" style:family="text">
      <style:text-properties fo:font-size="5pt" style:font-size-asian="5pt"/>
    </style:style>
    <style:style style:name="T5125" style:parent-style-name="Phôngmặcđịnhcủađoạnvăn" style:family="text">
      <style:text-properties fo:letter-spacing="-0.0041in" fo:font-size="5pt" style:font-size-asian="5pt"/>
    </style:style>
    <style:style style:name="T5126" style:parent-style-name="Phôngmặcđịnhcủađoạnvăn" style:family="text">
      <style:text-properties fo:font-size="5pt" style:font-size-asian="5pt"/>
    </style:style>
    <style:style style:name="T5127" style:parent-style-name="Phôngmặcđịnhcủađoạnvăn" style:family="text">
      <style:text-properties fo:letter-spacing="-0.0027in" fo:font-size="5pt" style:font-size-asian="5pt"/>
    </style:style>
    <style:style style:name="T5128" style:parent-style-name="Phôngmặcđịnhcủađoạnvăn" style:family="text">
      <style:text-properties fo:font-size="5pt" style:font-size-asian="5pt"/>
    </style:style>
    <style:style style:name="T5129" style:parent-style-name="Phôngmặcđịnhcủađoạnvăn" style:family="text">
      <style:text-properties fo:letter-spacing="-0.0041in" fo:font-size="5pt" style:font-size-asian="5pt"/>
    </style:style>
    <style:style style:name="T5130" style:parent-style-name="Phôngmặcđịnhcủađoạnvăn" style:family="text">
      <style:text-properties fo:font-size="5pt" style:font-size-asian="5pt"/>
    </style:style>
    <style:style style:name="T5131" style:parent-style-name="Phôngmặcđịnhcủađoạnvăn" style:family="text">
      <style:text-properties fo:letter-spacing="-0.002in" fo:font-size="5pt" style:font-size-asian="5pt"/>
    </style:style>
    <style:style style:name="T5132" style:parent-style-name="Phôngmặcđịnhcủađoạnvăn" style:family="text">
      <style:text-properties fo:font-size="5pt" style:font-size-asian="5pt"/>
    </style:style>
    <style:style style:name="T5133" style:parent-style-name="Phôngmặcđịnhcủađoạnvăn" style:family="text">
      <style:text-properties fo:letter-spacing="-0.0027in" fo:font-size="5pt" style:font-size-asian="5pt"/>
    </style:style>
    <style:style style:name="T5134" style:parent-style-name="Phôngmặcđịnhcủađoạnvăn" style:family="text">
      <style:text-properties fo:font-size="5pt" style:font-size-asian="5pt"/>
    </style:style>
    <style:style style:name="T5135" style:parent-style-name="Phôngmặcđịnhcủađoạnvăn" style:family="text">
      <style:text-properties fo:letter-spacing="-0.0034in" fo:font-size="5pt" style:font-size-asian="5pt"/>
    </style:style>
    <style:style style:name="T5136" style:parent-style-name="Phôngmặcđịnhcủađoạnvăn" style:family="text">
      <style:text-properties fo:font-size="5pt" style:font-size-asian="5pt"/>
    </style:style>
    <style:style style:name="T5137" style:parent-style-name="Phôngmặcđịnhcủađoạnvăn" style:family="text">
      <style:text-properties fo:letter-spacing="-0.0034in" fo:font-size="5pt" style:font-size-asian="5pt"/>
    </style:style>
    <style:style style:name="T5138" style:parent-style-name="Phôngmặcđịnhcủađoạnvăn" style:family="text">
      <style:text-properties fo:font-size="5pt" style:font-size-asian="5pt"/>
    </style:style>
    <style:style style:name="T5139" style:parent-style-name="Phôngmặcđịnhcủađoạnvăn" style:family="text">
      <style:text-properties fo:letter-spacing="-0.0034in" fo:font-size="5pt" style:font-size-asian="5pt"/>
    </style:style>
    <style:style style:name="T5140" style:parent-style-name="Phôngmặcđịnhcủađoạnvăn" style:family="text">
      <style:text-properties fo:font-size="5pt" style:font-size-asian="5pt"/>
    </style:style>
    <style:style style:name="T5141" style:parent-style-name="Phôngmặcđịnhcủađoạnvăn" style:family="text">
      <style:text-properties fo:letter-spacing="-0.0034in" fo:font-size="5pt" style:font-size-asian="5pt"/>
    </style:style>
    <style:style style:name="T5142" style:parent-style-name="Phôngmặcđịnhcủađoạnvăn" style:family="text">
      <style:text-properties fo:font-size="5pt" style:font-size-asian="5pt"/>
    </style:style>
    <style:style style:name="T5143" style:parent-style-name="Phôngmặcđịnhcủađoạnvăn" style:family="text">
      <style:text-properties fo:letter-spacing="-0.0041in" fo:font-size="5pt" style:font-size-asian="5pt"/>
    </style:style>
    <style:style style:name="T5144" style:parent-style-name="Phôngmặcđịnhcủađoạnvăn" style:family="text">
      <style:text-properties fo:font-size="5pt" style:font-size-asian="5pt"/>
    </style:style>
    <style:style style:name="T5145" style:parent-style-name="Phôngmặcđịnhcủađoạnvăn" style:family="text">
      <style:text-properties fo:letter-spacing="-0.0027in" fo:font-size="5pt" style:font-size-asian="5pt"/>
    </style:style>
    <style:style style:name="T5146" style:parent-style-name="Phôngmặcđịnhcủađoạnvăn" style:family="text">
      <style:text-properties fo:font-size="5pt" style:font-size-asian="5pt"/>
    </style:style>
    <style:style style:name="T5147" style:parent-style-name="Phôngmặcđịnhcủađoạnvăn" style:family="text">
      <style:text-properties fo:letter-spacing="-0.0034in" fo:font-size="5pt" style:font-size-asian="5pt"/>
    </style:style>
    <style:style style:name="T5148" style:parent-style-name="Phôngmặcđịnhcủađoạnvăn" style:family="text">
      <style:text-properties fo:font-size="5pt" style:font-size-asian="5pt"/>
    </style:style>
    <style:style style:name="T5149" style:parent-style-name="Phôngmặcđịnhcủađoạnvăn" style:family="text">
      <style:text-properties fo:letter-spacing="-0.0034in" fo:font-size="5pt" style:font-size-asian="5pt"/>
    </style:style>
    <style:style style:name="T5150" style:parent-style-name="Phôngmặcđịnhcủađoạnvăn" style:family="text">
      <style:text-properties fo:font-size="5pt" style:font-size-asian="5pt"/>
    </style:style>
    <style:style style:name="T5151" style:parent-style-name="Phôngmặcđịnhcủađoạnvăn" style:family="text">
      <style:text-properties fo:letter-spacing="-0.0027in" fo:font-size="5pt" style:font-size-asian="5pt"/>
    </style:style>
    <style:style style:name="T5152" style:parent-style-name="Phôngmặcđịnhcủađoạnvăn" style:family="text">
      <style:text-properties fo:font-size="5pt" style:font-size-asian="5pt"/>
    </style:style>
    <style:style style:name="T5153" style:parent-style-name="Phôngmặcđịnhcủađoạnvăn" style:family="text">
      <style:text-properties fo:letter-spacing="-0.0027in" fo:font-size="5pt" style:font-size-asian="5pt"/>
    </style:style>
    <style:style style:name="T5154" style:parent-style-name="Phôngmặcđịnhcủađoạnvăn" style:family="text">
      <style:text-properties fo:font-size="5pt" style:font-size-asian="5pt"/>
    </style:style>
    <style:style style:name="T5155" style:parent-style-name="Phôngmặcđịnhcủađoạnvăn" style:family="text">
      <style:text-properties fo:letter-spacing="-0.0041in" fo:font-size="5pt" style:font-size-asian="5pt"/>
    </style:style>
    <style:style style:name="T5156" style:parent-style-name="Phôngmặcđịnhcủađoạnvăn" style:family="text">
      <style:text-properties fo:font-size="5pt" style:font-size-asian="5pt"/>
    </style:style>
    <style:style style:name="T5157" style:parent-style-name="Phôngmặcđịnhcủađoạnvăn" style:family="text">
      <style:text-properties fo:letter-spacing="-0.002in" fo:font-size="5pt" style:font-size-asian="5pt"/>
    </style:style>
    <style:style style:name="T5158" style:parent-style-name="Phôngmặcđịnhcủađoạnvăn" style:family="text">
      <style:text-properties fo:font-size="5pt" style:font-size-asian="5pt"/>
    </style:style>
    <style:style style:name="T5159" style:parent-style-name="Phôngmặcđịnhcủađoạnvăn" style:family="text">
      <style:text-properties fo:letter-spacing="-0.0027in" fo:font-size="5pt" style:font-size-asian="5pt"/>
    </style:style>
    <style:style style:name="T5160" style:parent-style-name="Phôngmặcđịnhcủađoạnvăn" style:family="text">
      <style:text-properties fo:font-size="5pt" style:font-size-asian="5pt"/>
    </style:style>
    <style:style style:name="T5161" style:parent-style-name="Phôngmặcđịnhcủađoạnvăn" style:family="text">
      <style:text-properties fo:letter-spacing="-0.0034in" fo:font-size="5pt" style:font-size-asian="5pt"/>
    </style:style>
    <style:style style:name="T5162" style:parent-style-name="Phôngmặcđịnhcủađoạnvăn" style:family="text">
      <style:text-properties fo:font-size="5pt" style:font-size-asian="5pt"/>
    </style:style>
    <style:style style:name="T5163" style:parent-style-name="Phôngmặcđịnhcủađoạnvăn" style:family="text">
      <style:text-properties fo:letter-spacing="-0.0034in" fo:font-size="5pt" style:font-size-asian="5pt"/>
    </style:style>
    <style:style style:name="T5164" style:parent-style-name="Phôngmặcđịnhcủađoạnvăn" style:family="text">
      <style:text-properties fo:font-size="5pt" style:font-size-asian="5pt"/>
    </style:style>
    <style:style style:name="T5165" style:parent-style-name="Phôngmặcđịnhcủađoạnvăn" style:family="text">
      <style:text-properties fo:letter-spacing="-0.0027in" fo:font-size="5pt" style:font-size-asian="5pt"/>
    </style:style>
    <style:style style:name="T5166" style:parent-style-name="Phôngmặcđịnhcủađoạnvăn" style:family="text">
      <style:text-properties fo:font-size="5pt" style:font-size-asian="5pt"/>
    </style:style>
    <style:style style:name="T5167" style:parent-style-name="Phôngmặcđịnhcủađoạnvăn" style:family="text">
      <style:text-properties fo:letter-spacing="-0.0041in" fo:font-size="5pt" style:font-size-asian="5pt"/>
    </style:style>
    <style:style style:name="T5168" style:parent-style-name="Phôngmặcđịnhcủađoạnvăn" style:family="text">
      <style:text-properties fo:font-size="5pt" style:font-size-asian="5pt"/>
    </style:style>
    <style:style style:name="T5169" style:parent-style-name="Phôngmặcđịnhcủađoạnvăn" style:family="text">
      <style:text-properties fo:letter-spacing="-0.0027in" fo:font-size="5pt" style:font-size-asian="5pt"/>
    </style:style>
    <style:style style:name="T5170" style:parent-style-name="Phôngmặcđịnhcủađoạnvăn" style:family="text">
      <style:text-properties fo:font-size="5pt" style:font-size-asian="5pt"/>
    </style:style>
    <style:style style:name="T5171" style:parent-style-name="Phôngmặcđịnhcủađoạnvăn" style:family="text">
      <style:text-properties fo:letter-spacing="-0.0034in" fo:font-size="5pt" style:font-size-asian="5pt"/>
    </style:style>
    <style:style style:name="T5172" style:parent-style-name="Phôngmặcđịnhcủađoạnvăn" style:family="text">
      <style:text-properties fo:font-size="5pt" style:font-size-asian="5pt"/>
    </style:style>
    <style:style style:name="T5173" style:parent-style-name="Phôngmặcđịnhcủađoạnvăn" style:family="text">
      <style:text-properties fo:letter-spacing="0.0277in" fo:font-size="5pt" style:font-size-asian="5pt"/>
    </style:style>
    <style:style style:name="T5174" style:parent-style-name="Phôngmặcđịnhcủađoạnvăn" style:family="text">
      <style:text-properties fo:font-size="5pt" style:font-size-asian="5pt"/>
    </style:style>
    <style:style style:name="P5175" style:parent-style-name="TableParagraph" style:family="paragraph">
      <style:paragraph-properties fo:margin-left="0.0166in">
        <style:tab-stops/>
      </style:paragraph-properties>
    </style:style>
    <style:style style:name="T5176" style:parent-style-name="Phôngmặcđịnhcủađoạnvăn" style:family="text">
      <style:text-properties fo:font-size="5pt" style:font-size-asian="5pt"/>
    </style:style>
    <style:style style:name="T5177" style:parent-style-name="Phôngmặcđịnhcủađoạnvăn" style:family="text">
      <style:text-properties fo:letter-spacing="-0.0013in" fo:font-size="5pt" style:font-size-asian="5pt"/>
    </style:style>
    <style:style style:name="T5178" style:parent-style-name="Phôngmặcđịnhcủađoạnvăn" style:family="text">
      <style:text-properties fo:font-size="5pt" style:font-size-asian="5pt"/>
    </style:style>
    <style:style style:name="T5179" style:parent-style-name="Phôngmặcđịnhcủađoạnvăn" style:family="text">
      <style:text-properties fo:letter-spacing="0.0006in" fo:font-size="5pt" style:font-size-asian="5pt"/>
    </style:style>
    <style:style style:name="T5180" style:parent-style-name="Phôngmặcđịnhcủađoạnvăn" style:family="text">
      <style:text-properties fo:font-size="5pt" style:font-size-asian="5pt"/>
    </style:style>
    <style:style style:name="T5181" style:parent-style-name="Phôngmặcđịnhcủađoạnvăn" style:family="text">
      <style:text-properties fo:letter-spacing="-0.0006in" fo:font-size="5pt" style:font-size-asian="5pt"/>
    </style:style>
    <style:style style:name="T5182" style:parent-style-name="Phôngmặcđịnhcủađoạnvăn" style:family="text">
      <style:text-properties fo:font-size="5pt" style:font-size-asian="5pt"/>
    </style:style>
    <style:style style:name="T5183" style:parent-style-name="Phôngmặcđịnhcủađoạnvăn" style:family="text">
      <style:text-properties fo:letter-spacing="-0.0006in" fo:font-size="5pt" style:font-size-asian="5pt"/>
    </style:style>
    <style:style style:name="T5184" style:parent-style-name="Phôngmặcđịnhcủađoạnvăn" style:family="text">
      <style:text-properties fo:font-size="5pt" style:font-size-asian="5pt"/>
    </style:style>
    <style:style style:name="T5185" style:parent-style-name="Phôngmặcđịnhcủađoạnvăn" style:family="text">
      <style:text-properties fo:letter-spacing="-0.0006in" fo:font-size="5pt" style:font-size-asian="5pt"/>
    </style:style>
    <style:style style:name="T5186" style:parent-style-name="Phôngmặcđịnhcủađoạnvăn" style:family="text">
      <style:text-properties fo:letter-spacing="-0.0013in" fo:font-size="5pt" style:font-size-asian="5pt"/>
    </style:style>
    <style:style style:name="P5187" style:parent-style-name="TableParagraph" style:family="paragraph">
      <style:paragraph-properties fo:margin-top="0.0152in" fo:margin-left="0.0166in">
        <style:tab-stops/>
      </style:paragraph-properties>
    </style:style>
    <style:style style:name="T5188" style:parent-style-name="Phôngmặcđịnhcủađoạnvăn" style:family="text">
      <style:text-properties fo:font-size="5pt" style:font-size-asian="5pt"/>
    </style:style>
    <style:style style:name="T5189" style:parent-style-name="Phôngmặcđịnhcủađoạnvăn" style:family="text">
      <style:text-properties fo:letter-spacing="-0.002in" fo:font-size="5pt" style:font-size-asian="5pt"/>
    </style:style>
    <style:style style:name="T5190" style:parent-style-name="Phôngmặcđịnhcủađoạnvăn" style:family="text">
      <style:text-properties fo:font-size="5pt" style:font-size-asian="5pt"/>
    </style:style>
    <style:style style:name="T5191" style:parent-style-name="Phôngmặcđịnhcủađoạnvăn" style:family="text">
      <style:text-properties fo:letter-spacing="-0.002in" fo:font-size="5pt" style:font-size-asian="5pt"/>
    </style:style>
    <style:style style:name="T5192" style:parent-style-name="Phôngmặcđịnhcủađoạnvăn" style:family="text">
      <style:text-properties fo:letter-spacing="-0.0034in" fo:font-size="5pt" style:font-size-asian="5pt"/>
    </style:style>
    <style:style style:name="P5193" style:parent-style-name="TableParagraph" style:family="paragraph">
      <style:paragraph-properties fo:margin-top="0.0152in" fo:margin-left="0.0166in">
        <style:tab-stops/>
      </style:paragraph-properties>
    </style:style>
    <style:style style:name="T5194" style:parent-style-name="Phôngmặcđịnhcủađoạnvăn" style:family="text">
      <style:text-properties fo:font-size="5pt" style:font-size-asian="5pt"/>
    </style:style>
    <style:style style:name="T5195" style:parent-style-name="Phôngmặcđịnhcủađoạnvăn" style:family="text">
      <style:text-properties fo:letter-spacing="-0.002in" fo:font-size="5pt" style:font-size-asian="5pt"/>
    </style:style>
    <style:style style:name="T5196" style:parent-style-name="Phôngmặcđịnhcủađoạnvăn" style:family="text">
      <style:text-properties fo:font-size="5pt" style:font-size-asian="5pt"/>
    </style:style>
    <style:style style:name="T5197" style:parent-style-name="Phôngmặcđịnhcủađoạnvăn" style:family="text">
      <style:text-properties fo:letter-spacing="-0.002in" fo:font-size="5pt" style:font-size-asian="5pt"/>
    </style:style>
    <style:style style:name="T5198" style:parent-style-name="Phôngmặcđịnhcủađoạnvăn" style:family="text">
      <style:text-properties fo:letter-spacing="-0.0027in" fo:font-size="5pt" style:font-size-asian="5pt"/>
    </style:style>
    <style:style style:name="P5199" style:parent-style-name="TableParagraph" style:family="paragraph">
      <style:paragraph-properties fo:margin-top="0.0152in" fo:margin-left="0.0166in">
        <style:tab-stops/>
      </style:paragraph-properties>
    </style:style>
    <style:style style:name="T5200" style:parent-style-name="Phôngmặcđịnhcủađoạnvăn" style:family="text">
      <style:text-properties fo:letter-spacing="-0.0013in" fo:font-size="5pt" style:font-size-asian="5pt"/>
    </style:style>
    <style:style style:name="T5201" style:parent-style-name="Phôngmặcđịnhcủađoạnvăn" style:family="text">
      <style:text-properties fo:letter-spacing="0.0006in" fo:font-size="5pt" style:font-size-asian="5pt"/>
    </style:style>
    <style:style style:name="T5202" style:parent-style-name="Phôngmặcđịnhcủađoạnvăn" style:family="text">
      <style:text-properties fo:letter-spacing="-0.0013in" fo:font-size="5pt" style:font-size-asian="5pt"/>
    </style:style>
    <style:style style:name="T5203" style:parent-style-name="Phôngmặcđịnhcủađoạnvăn" style:family="text">
      <style:text-properties fo:letter-spacing="0.0013in" fo:font-size="5pt" style:font-size-asian="5pt"/>
    </style:style>
    <style:style style:name="T5204" style:parent-style-name="Phôngmặcđịnhcủađoạnvăn" style:family="text">
      <style:text-properties fo:letter-spacing="-0.0027in" fo:font-size="5pt" style:font-size-asian="5pt"/>
    </style:style>
    <style:style style:name="P5205" style:parent-style-name="TableParagraph" style:family="paragraph">
      <style:paragraph-properties fo:margin-top="0.0152in" fo:margin-left="0.0166in">
        <style:tab-stops/>
      </style:paragraph-properties>
    </style:style>
    <style:style style:name="T5206" style:parent-style-name="Phôngmặcđịnhcủađoạnvăn" style:family="text">
      <style:text-properties style:text-scale="105%" fo:font-size="5pt" style:font-size-asian="5pt"/>
    </style:style>
    <style:style style:name="T5207" style:parent-style-name="Phôngmặcđịnhcủađoạnvăn" style:family="text">
      <style:text-properties fo:letter-spacing="-0.0034in" style:text-scale="105%" fo:font-size="5pt" style:font-size-asian="5pt"/>
    </style:style>
    <style:style style:name="T5208" style:parent-style-name="Phôngmặcđịnhcủađoạnvăn" style:family="text">
      <style:text-properties fo:letter-spacing="-0.0027in" style:text-scale="105%" fo:font-size="5pt" style:font-size-asian="5pt"/>
    </style:style>
    <style:style style:name="P5209" style:parent-style-name="TableParagraph" style:family="paragraph">
      <style:paragraph-properties fo:margin-top="0.0145in" fo:margin-left="0.0166in">
        <style:tab-stops/>
      </style:paragraph-properties>
    </style:style>
    <style:style style:name="T5210" style:parent-style-name="Phôngmặcđịnhcủađoạnvăn" style:family="text">
      <style:text-properties fo:font-size="5pt" style:font-size-asian="5pt"/>
    </style:style>
    <style:style style:name="T5211" style:parent-style-name="Phôngmặcđịnhcủađoạnvăn" style:family="text">
      <style:text-properties fo:letter-spacing="-0.0013in" fo:font-size="5pt" style:font-size-asian="5pt"/>
    </style:style>
    <style:style style:name="T5212" style:parent-style-name="Phôngmặcđịnhcủađoạnvăn" style:family="text">
      <style:text-properties fo:font-size="5pt" style:font-size-asian="5pt"/>
    </style:style>
    <style:style style:name="T5213" style:parent-style-name="Phôngmặcđịnhcủađoạnvăn" style:family="text">
      <style:text-properties fo:letter-spacing="-0.002in" fo:font-size="5pt" style:font-size-asian="5pt"/>
    </style:style>
    <style:style style:name="T5214" style:parent-style-name="Phôngmặcđịnhcủađoạnvăn" style:family="text">
      <style:text-properties fo:letter-spacing="-0.0013in" fo:font-size="5pt" style:font-size-asian="5pt"/>
    </style:style>
    <style:style style:name="P5215" style:parent-style-name="TableParagraph" style:family="paragraph">
      <style:paragraph-properties fo:margin-top="0.0152in" fo:margin-left="0.0166in">
        <style:tab-stops/>
      </style:paragraph-properties>
    </style:style>
    <style:style style:name="T5216" style:parent-style-name="Phôngmặcđịnhcủađoạnvăn" style:family="text">
      <style:text-properties style:text-scale="105%" fo:font-size="5pt" style:font-size-asian="5pt"/>
    </style:style>
    <style:style style:name="T5217" style:parent-style-name="Phôngmặcđịnhcủađoạnvăn" style:family="text">
      <style:text-properties fo:letter-spacing="-0.0034in" style:text-scale="105%" fo:font-size="5pt" style:font-size-asian="5pt"/>
    </style:style>
    <style:style style:name="T5218" style:parent-style-name="Phôngmặcđịnhcủađoạnvăn" style:family="text">
      <style:text-properties fo:letter-spacing="-0.0013in" style:text-scale="105%" fo:font-size="5pt" style:font-size-asian="5pt"/>
    </style:style>
    <style:style style:name="P5219" style:parent-style-name="TableParagraph" style:family="paragraph">
      <style:paragraph-properties fo:margin-top="0.0152in" fo:margin-left="0.0166in">
        <style:tab-stops/>
      </style:paragraph-properties>
    </style:style>
    <style:style style:name="T5220" style:parent-style-name="Phôngmặcđịnhcủađoạnvăn" style:family="text">
      <style:text-properties fo:font-size="5pt" style:font-size-asian="5pt"/>
    </style:style>
    <style:style style:name="T5221" style:parent-style-name="Phôngmặcđịnhcủađoạnvăn" style:family="text">
      <style:text-properties fo:letter-spacing="-0.0041in" fo:font-size="5pt" style:font-size-asian="5pt"/>
    </style:style>
    <style:style style:name="T5222" style:parent-style-name="Phôngmặcđịnhcủađoạnvăn" style:family="text">
      <style:text-properties fo:font-size="5pt" style:font-size-asian="5pt"/>
    </style:style>
    <style:style style:name="T5223" style:parent-style-name="Phôngmặcđịnhcủađoạnvăn" style:family="text">
      <style:text-properties fo:letter-spacing="-0.0027in" fo:font-size="5pt" style:font-size-asian="5pt"/>
    </style:style>
    <style:style style:name="T5224" style:parent-style-name="Phôngmặcđịnhcủađoạnvăn" style:family="text">
      <style:text-properties fo:font-size="5pt" style:font-size-asian="5pt"/>
    </style:style>
    <style:style style:name="T5225" style:parent-style-name="Phôngmặcđịnhcủađoạnvăn" style:family="text">
      <style:text-properties fo:letter-spacing="-0.0034in" fo:font-size="5pt" style:font-size-asian="5pt"/>
    </style:style>
    <style:style style:name="T5226" style:parent-style-name="Phôngmặcđịnhcủađoạnvăn" style:family="text">
      <style:text-properties fo:font-size="5pt" style:font-size-asian="5pt"/>
    </style:style>
    <style:style style:name="T5227" style:parent-style-name="Phôngmặcđịnhcủađoạnvăn" style:family="text">
      <style:text-properties fo:letter-spacing="-0.0034in" fo:font-size="5pt" style:font-size-asian="5pt"/>
    </style:style>
    <style:style style:name="T5228" style:parent-style-name="Phôngmặcđịnhcủađoạnvăn" style:family="text">
      <style:text-properties fo:font-size="5pt" style:font-size-asian="5pt"/>
    </style:style>
    <style:style style:name="T5229" style:parent-style-name="Phôngmặcđịnhcủađoạnvăn" style:family="text">
      <style:text-properties fo:letter-spacing="-0.0034in" fo:font-size="5pt" style:font-size-asian="5pt"/>
    </style:style>
    <style:style style:name="T5230" style:parent-style-name="Phôngmặcđịnhcủađoạnvăn" style:family="text">
      <style:text-properties fo:font-size="5pt" style:font-size-asian="5pt"/>
    </style:style>
    <style:style style:name="T5231" style:parent-style-name="Phôngmặcđịnhcủađoạnvăn" style:family="text">
      <style:text-properties fo:letter-spacing="-0.0034in" fo:font-size="5pt" style:font-size-asian="5pt"/>
    </style:style>
    <style:style style:name="T5232" style:parent-style-name="Phôngmặcđịnhcủađoạnvăn" style:family="text">
      <style:text-properties fo:font-size="5pt" style:font-size-asian="5pt"/>
    </style:style>
    <style:style style:name="T5233" style:parent-style-name="Phôngmặcđịnhcủađoạnvăn" style:family="text">
      <style:text-properties fo:letter-spacing="-0.0034in" fo:font-size="5pt" style:font-size-asian="5pt"/>
    </style:style>
    <style:style style:name="T5234" style:parent-style-name="Phôngmặcđịnhcủađoạnvăn" style:family="text">
      <style:text-properties fo:font-size="5pt" style:font-size-asian="5pt"/>
    </style:style>
    <style:style style:name="T5235" style:parent-style-name="Phôngmặcđịnhcủađoạnvăn" style:family="text">
      <style:text-properties fo:letter-spacing="-0.0034in" fo:font-size="5pt" style:font-size-asian="5pt"/>
    </style:style>
    <style:style style:name="T5236" style:parent-style-name="Phôngmặcđịnhcủađoạnvăn" style:family="text">
      <style:text-properties fo:font-size="5pt" style:font-size-asian="5pt"/>
    </style:style>
    <style:style style:name="T5237" style:parent-style-name="Phôngmặcđịnhcủađoạnvăn" style:family="text">
      <style:text-properties fo:letter-spacing="-0.0034in" fo:font-size="5pt" style:font-size-asian="5pt"/>
    </style:style>
    <style:style style:name="T5238" style:parent-style-name="Phôngmặcđịnhcủađoạnvăn" style:family="text">
      <style:text-properties fo:letter-spacing="-0.0013in" fo:font-size="5pt" style:font-size-asian="5pt"/>
    </style:style>
    <style:style style:name="P5239" style:parent-style-name="TableParagraph" style:family="paragraph">
      <style:paragraph-properties fo:margin-top="0.0152in" fo:margin-left="0.0166in">
        <style:tab-stops/>
      </style:paragraph-properties>
    </style:style>
    <style:style style:name="T5240" style:parent-style-name="Phôngmặcđịnhcủađoạnvăn" style:family="text">
      <style:text-properties fo:font-size="5pt" style:font-size-asian="5pt"/>
    </style:style>
    <style:style style:name="T5241" style:parent-style-name="Phôngmặcđịnhcủađoạnvăn" style:family="text">
      <style:text-properties fo:letter-spacing="-0.0034in" fo:font-size="5pt" style:font-size-asian="5pt"/>
    </style:style>
    <style:style style:name="T5242" style:parent-style-name="Phôngmặcđịnhcủađoạnvăn" style:family="text">
      <style:text-properties fo:font-size="5pt" style:font-size-asian="5pt"/>
    </style:style>
    <style:style style:name="T5243" style:parent-style-name="Phôngmặcđịnhcủađoạnvăn" style:family="text">
      <style:text-properties fo:letter-spacing="-0.0034in" fo:font-size="5pt" style:font-size-asian="5pt"/>
    </style:style>
    <style:style style:name="T5244" style:parent-style-name="Phôngmặcđịnhcủađoạnvăn" style:family="text">
      <style:text-properties fo:font-size="5pt" style:font-size-asian="5pt"/>
    </style:style>
    <style:style style:name="T5245" style:parent-style-name="Phôngmặcđịnhcủađoạnvăn" style:family="text">
      <style:text-properties fo:letter-spacing="-0.0034in" fo:font-size="5pt" style:font-size-asian="5pt"/>
    </style:style>
    <style:style style:name="T5246" style:parent-style-name="Phôngmặcđịnhcủađoạnvăn" style:family="text">
      <style:text-properties fo:font-size="5pt" style:font-size-asian="5pt"/>
    </style:style>
    <style:style style:name="T5247" style:parent-style-name="Phôngmặcđịnhcủađoạnvăn" style:family="text">
      <style:text-properties fo:letter-spacing="-0.0027in" fo:font-size="5pt" style:font-size-asian="5pt"/>
    </style:style>
    <style:style style:name="T5248" style:parent-style-name="Phôngmặcđịnhcủađoạnvăn" style:family="text">
      <style:text-properties fo:font-size="5pt" style:font-size-asian="5pt"/>
    </style:style>
    <style:style style:name="T5249" style:parent-style-name="Phôngmặcđịnhcủađoạnvăn" style:family="text">
      <style:text-properties fo:letter-spacing="-0.0034in" fo:font-size="5pt" style:font-size-asian="5pt"/>
    </style:style>
    <style:style style:name="T5250" style:parent-style-name="Phôngmặcđịnhcủađoạnvăn" style:family="text">
      <style:text-properties fo:font-size="5pt" style:font-size-asian="5pt"/>
    </style:style>
    <style:style style:name="T5251" style:parent-style-name="Phôngmặcđịnhcủađoạnvăn" style:family="text">
      <style:text-properties fo:letter-spacing="-0.0027in" fo:font-size="5pt" style:font-size-asian="5pt"/>
    </style:style>
    <style:style style:name="T5252" style:parent-style-name="Phôngmặcđịnhcủađoạnvăn" style:family="text">
      <style:text-properties fo:font-size="5pt" style:font-size-asian="5pt"/>
    </style:style>
    <style:style style:name="T5253" style:parent-style-name="Phôngmặcđịnhcủađoạnvăn" style:family="text">
      <style:text-properties fo:letter-spacing="-0.0034in" fo:font-size="5pt" style:font-size-asian="5pt"/>
    </style:style>
    <style:style style:name="T5254" style:parent-style-name="Phôngmặcđịnhcủađoạnvăn" style:family="text">
      <style:text-properties fo:letter-spacing="-0.0013in" fo:font-size="5pt" style:font-size-asian="5pt"/>
    </style:style>
    <style:style style:name="P5255" style:parent-style-name="TableParagraph" style:family="paragraph">
      <style:paragraph-properties fo:margin-top="0.0152in" fo:margin-left="0.0166in">
        <style:tab-stops/>
      </style:paragraph-properties>
    </style:style>
    <style:style style:name="T5256" style:parent-style-name="Phôngmặcđịnhcủađoạnvăn" style:family="text">
      <style:text-properties fo:font-size="5pt" style:font-size-asian="5pt"/>
    </style:style>
    <style:style style:name="T5257" style:parent-style-name="Phôngmặcđịnhcủađoạnvăn" style:family="text">
      <style:text-properties fo:letter-spacing="-0.0027in" fo:font-size="5pt" style:font-size-asian="5pt"/>
    </style:style>
    <style:style style:name="T5258" style:parent-style-name="Phôngmặcđịnhcủađoạnvăn" style:family="text">
      <style:text-properties fo:font-size="5pt" style:font-size-asian="5pt"/>
    </style:style>
    <style:style style:name="T5259" style:parent-style-name="Phôngmặcđịnhcủađoạnvăn" style:family="text">
      <style:text-properties fo:letter-spacing="-0.0034in" fo:font-size="5pt" style:font-size-asian="5pt"/>
    </style:style>
    <style:style style:name="T5260" style:parent-style-name="Phôngmặcđịnhcủađoạnvăn" style:family="text">
      <style:text-properties fo:font-size="5pt" style:font-size-asian="5pt"/>
    </style:style>
    <style:style style:name="T5261" style:parent-style-name="Phôngmặcđịnhcủađoạnvăn" style:family="text">
      <style:text-properties fo:letter-spacing="-0.0027in" fo:font-size="5pt" style:font-size-asian="5pt"/>
    </style:style>
    <style:style style:name="T5262" style:parent-style-name="Phôngmặcđịnhcủađoạnvăn" style:family="text">
      <style:text-properties fo:font-size="5pt" style:font-size-asian="5pt"/>
    </style:style>
    <style:style style:name="T5263" style:parent-style-name="Phôngmặcđịnhcủađoạnvăn" style:family="text">
      <style:text-properties fo:letter-spacing="-0.0027in" fo:font-size="5pt" style:font-size-asian="5pt"/>
    </style:style>
    <style:style style:name="T5264" style:parent-style-name="Phôngmặcđịnhcủađoạnvăn" style:family="text">
      <style:text-properties fo:font-size="5pt" style:font-size-asian="5pt"/>
    </style:style>
    <style:style style:name="T5265" style:parent-style-name="Phôngmặcđịnhcủađoạnvăn" style:family="text">
      <style:text-properties fo:letter-spacing="-0.0027in" fo:font-size="5pt" style:font-size-asian="5pt"/>
    </style:style>
    <style:style style:name="T5266" style:parent-style-name="Phôngmặcđịnhcủađoạnvăn" style:family="text">
      <style:text-properties fo:font-size="5pt" style:font-size-asian="5pt"/>
    </style:style>
    <style:style style:name="T5267" style:parent-style-name="Phôngmặcđịnhcủađoạnvăn" style:family="text">
      <style:text-properties fo:letter-spacing="-0.0034in" fo:font-size="5pt" style:font-size-asian="5pt"/>
    </style:style>
    <style:style style:name="T5268" style:parent-style-name="Phôngmặcđịnhcủađoạnvăn" style:family="text">
      <style:text-properties fo:font-size="5pt" style:font-size-asian="5pt"/>
    </style:style>
    <style:style style:name="T5269" style:parent-style-name="Phôngmặcđịnhcủađoạnvăn" style:family="text">
      <style:text-properties fo:letter-spacing="-0.0027in" fo:font-size="5pt" style:font-size-asian="5pt"/>
    </style:style>
    <style:style style:name="T5270" style:parent-style-name="Phôngmặcđịnhcủađoạnvăn" style:family="text">
      <style:text-properties fo:letter-spacing="-0.0013in" fo:font-size="5pt" style:font-size-asian="5pt"/>
    </style:style>
    <style:style style:name="P5271" style:parent-style-name="TableParagraph" style:family="paragraph">
      <style:paragraph-properties fo:margin-top="0.0152in" fo:line-height="117%" fo:margin-left="0.0166in" fo:margin-right="3.2388in">
        <style:tab-stops/>
      </style:paragraph-properties>
    </style:style>
    <style:style style:name="T5272" style:parent-style-name="Phôngmặcđịnhcủađoạnvăn" style:family="text">
      <style:text-properties fo:font-size="5pt" style:font-size-asian="5pt"/>
    </style:style>
    <style:style style:name="T5273" style:parent-style-name="Phôngmặcđịnhcủađoạnvăn" style:family="text">
      <style:text-properties fo:letter-spacing="-0.002in" fo:font-size="5pt" style:font-size-asian="5pt"/>
    </style:style>
    <style:style style:name="T5274" style:parent-style-name="Phôngmặcđịnhcủađoạnvăn" style:family="text">
      <style:text-properties fo:font-size="5pt" style:font-size-asian="5pt"/>
    </style:style>
    <style:style style:name="T5275" style:parent-style-name="Phôngmặcđịnhcủađoạnvăn" style:family="text">
      <style:text-properties fo:letter-spacing="-0.0013in" fo:font-size="5pt" style:font-size-asian="5pt"/>
    </style:style>
    <style:style style:name="T5276" style:parent-style-name="Phôngmặcđịnhcủađoạnvăn" style:family="text">
      <style:text-properties fo:font-size="5pt" style:font-size-asian="5pt"/>
    </style:style>
    <style:style style:name="T5277" style:parent-style-name="Phôngmặcđịnhcủađoạnvăn" style:family="text">
      <style:text-properties fo:letter-spacing="-0.0013in" fo:font-size="5pt" style:font-size-asian="5pt"/>
    </style:style>
    <style:style style:name="T5278" style:parent-style-name="Phôngmặcđịnhcủađoạnvăn" style:family="text">
      <style:text-properties fo:font-size="5pt" style:font-size-asian="5pt"/>
    </style:style>
    <style:style style:name="T5279" style:parent-style-name="Phôngmặcđịnhcủađoạnvăn" style:family="text">
      <style:text-properties fo:letter-spacing="-0.002in" fo:font-size="5pt" style:font-size-asian="5pt"/>
    </style:style>
    <style:style style:name="T5280" style:parent-style-name="Phôngmặcđịnhcủađoạnvăn" style:family="text">
      <style:text-properties fo:font-size="5pt" style:font-size-asian="5pt"/>
    </style:style>
    <style:style style:name="T5281" style:parent-style-name="Phôngmặcđịnhcủađoạnvăn" style:family="text">
      <style:text-properties fo:letter-spacing="-0.0013in" fo:font-size="5pt" style:font-size-asian="5pt"/>
    </style:style>
    <style:style style:name="T5282" style:parent-style-name="Phôngmặcđịnhcủađoạnvăn" style:family="text">
      <style:text-properties fo:font-size="5pt" style:font-size-asian="5pt"/>
    </style:style>
    <style:style style:name="T5283" style:parent-style-name="Phôngmặcđịnhcủađoạnvăn" style:family="text">
      <style:text-properties fo:letter-spacing="-0.002in" fo:font-size="5pt" style:font-size-asian="5pt"/>
    </style:style>
    <style:style style:name="T5284" style:parent-style-name="Phôngmặcđịnhcủađoạnvăn" style:family="text">
      <style:text-properties fo:font-size="5pt" style:font-size-asian="5pt"/>
    </style:style>
    <style:style style:name="T5285" style:parent-style-name="Phôngmặcđịnhcủađoạnvăn" style:family="text">
      <style:text-properties fo:letter-spacing="-0.0013in" fo:font-size="5pt" style:font-size-asian="5pt"/>
    </style:style>
    <style:style style:name="T5286" style:parent-style-name="Phôngmặcđịnhcủađoạnvăn" style:family="text">
      <style:text-properties fo:font-size="5pt" style:font-size-asian="5pt"/>
    </style:style>
    <style:style style:name="T5287" style:parent-style-name="Phôngmặcđịnhcủađoạnvăn" style:family="text">
      <style:text-properties fo:letter-spacing="-0.0013in" fo:font-size="5pt" style:font-size-asian="5pt"/>
    </style:style>
    <style:style style:name="T5288" style:parent-style-name="Phôngmặcđịnhcủađoạnvăn" style:family="text">
      <style:text-properties fo:font-size="5pt" style:font-size-asian="5pt"/>
    </style:style>
    <style:style style:name="T5289" style:parent-style-name="Phôngmặcđịnhcủađoạnvăn" style:family="text">
      <style:text-properties fo:letter-spacing="-0.002in" fo:font-size="5pt" style:font-size-asian="5pt"/>
    </style:style>
    <style:style style:name="T5290" style:parent-style-name="Phôngmặcđịnhcủađoạnvăn" style:family="text">
      <style:text-properties fo:font-size="5pt" style:font-size-asian="5pt"/>
    </style:style>
    <style:style style:name="T5291" style:parent-style-name="Phôngmặcđịnhcủađoạnvăn" style:family="text">
      <style:text-properties fo:letter-spacing="-0.0013in" fo:font-size="5pt" style:font-size-asian="5pt"/>
    </style:style>
    <style:style style:name="T5292" style:parent-style-name="Phôngmặcđịnhcủađoạnvăn" style:family="text">
      <style:text-properties fo:font-size="5pt" style:font-size-asian="5pt"/>
    </style:style>
    <style:style style:name="T5293" style:parent-style-name="Phôngmặcđịnhcủađoạnvăn" style:family="text">
      <style:text-properties fo:letter-spacing="-0.002in" fo:font-size="5pt" style:font-size-asian="5pt"/>
    </style:style>
    <style:style style:name="T5294" style:parent-style-name="Phôngmặcđịnhcủađoạnvăn" style:family="text">
      <style:text-properties fo:font-size="5pt" style:font-size-asian="5pt"/>
    </style:style>
    <style:style style:name="T5295" style:parent-style-name="Phôngmặcđịnhcủađoạnvăn" style:family="text">
      <style:text-properties fo:letter-spacing="-0.002in" fo:font-size="5pt" style:font-size-asian="5pt"/>
    </style:style>
    <style:style style:name="T5296" style:parent-style-name="Phôngmặcđịnhcủađoạnvăn" style:family="text">
      <style:text-properties fo:font-size="5pt" style:font-size-asian="5pt"/>
    </style:style>
    <style:style style:name="T5297" style:parent-style-name="Phôngmặcđịnhcủađoạnvăn" style:family="text">
      <style:text-properties fo:letter-spacing="-0.002in" fo:font-size="5pt" style:font-size-asian="5pt"/>
    </style:style>
    <style:style style:name="T5298" style:parent-style-name="Phôngmặcđịnhcủađoạnvăn" style:family="text">
      <style:text-properties fo:font-size="5pt" style:font-size-asian="5pt"/>
    </style:style>
    <style:style style:name="T5299" style:parent-style-name="Phôngmặcđịnhcủađoạnvăn" style:family="text">
      <style:text-properties fo:letter-spacing="0.0277in" fo:font-size="5pt" style:font-size-asian="5pt"/>
    </style:style>
    <style:style style:name="T5300" style:parent-style-name="Phôngmặcđịnhcủađoạnvăn" style:family="text">
      <style:text-properties fo:font-size="5pt" style:font-size-asian="5pt"/>
    </style:style>
    <style:style style:name="P5301" style:parent-style-name="TableParagraph" style:family="paragraph">
      <style:paragraph-properties fo:line-height="117%" fo:margin-left="0.0166in" fo:margin-right="1.9743in">
        <style:tab-stops/>
      </style:paragraph-properties>
    </style:style>
    <style:style style:name="T5302" style:parent-style-name="Phôngmặcđịnhcủađoạnvăn" style:family="text">
      <style:text-properties fo:font-size="5pt" style:font-size-asian="5pt"/>
    </style:style>
    <style:style style:name="T5303" style:parent-style-name="Phôngmặcđịnhcủađoạnvăn" style:family="text">
      <style:text-properties fo:letter-spacing="-0.0006in" fo:font-size="5pt" style:font-size-asian="5pt"/>
    </style:style>
    <style:style style:name="T5304" style:parent-style-name="Phôngmặcđịnhcủađoạnvăn" style:family="text">
      <style:text-properties fo:font-size="5pt" style:font-size-asian="5pt"/>
    </style:style>
    <style:style style:name="T5305" style:parent-style-name="Phôngmặcđịnhcủađoạnvăn" style:family="text">
      <style:text-properties fo:letter-spacing="-0.002in" fo:font-size="5pt" style:font-size-asian="5pt"/>
    </style:style>
    <style:style style:name="T5306" style:parent-style-name="Phôngmặcđịnhcủađoạnvăn" style:family="text">
      <style:text-properties fo:font-size="5pt" style:font-size-asian="5pt"/>
    </style:style>
    <style:style style:name="T5307" style:parent-style-name="Phôngmặcđịnhcủađoạnvăn" style:family="text">
      <style:text-properties fo:letter-spacing="-0.0006in" fo:font-size="5pt" style:font-size-asian="5pt"/>
    </style:style>
    <style:style style:name="T5308" style:parent-style-name="Phôngmặcđịnhcủađoạnvăn" style:family="text">
      <style:text-properties fo:font-size="5pt" style:font-size-asian="5pt"/>
    </style:style>
    <style:style style:name="T5309" style:parent-style-name="Phôngmặcđịnhcủađoạnvăn" style:family="text">
      <style:text-properties fo:letter-spacing="-0.0006in" fo:font-size="5pt" style:font-size-asian="5pt"/>
    </style:style>
    <style:style style:name="T5310" style:parent-style-name="Phôngmặcđịnhcủađoạnvăn" style:family="text">
      <style:text-properties fo:font-size="5pt" style:font-size-asian="5pt"/>
    </style:style>
    <style:style style:name="T5311" style:parent-style-name="Phôngmặcđịnhcủađoạnvăn" style:family="text">
      <style:text-properties fo:letter-spacing="-0.0006in" fo:font-size="5pt" style:font-size-asian="5pt"/>
    </style:style>
    <style:style style:name="T5312" style:parent-style-name="Phôngmặcđịnhcủađoạnvăn" style:family="text">
      <style:text-properties fo:font-size="5pt" style:font-size-asian="5pt"/>
    </style:style>
    <style:style style:name="T5313" style:parent-style-name="Phôngmặcđịnhcủađoạnvăn" style:family="text">
      <style:text-properties fo:letter-spacing="-0.002in" fo:font-size="5pt" style:font-size-asian="5pt"/>
    </style:style>
    <style:style style:name="T5314" style:parent-style-name="Phôngmặcđịnhcủađoạnvăn" style:family="text">
      <style:text-properties fo:font-size="5pt" style:font-size-asian="5pt"/>
    </style:style>
    <style:style style:name="T5315" style:parent-style-name="Phôngmặcđịnhcủađoạnvăn" style:family="text">
      <style:text-properties fo:letter-spacing="-0.0006in" fo:font-size="5pt" style:font-size-asian="5pt"/>
    </style:style>
    <style:style style:name="T5316" style:parent-style-name="Phôngmặcđịnhcủađoạnvăn" style:family="text">
      <style:text-properties fo:font-size="5pt" style:font-size-asian="5pt"/>
    </style:style>
    <style:style style:name="T5317" style:parent-style-name="Phôngmặcđịnhcủađoạnvăn" style:family="text">
      <style:text-properties fo:letter-spacing="-0.0006in" fo:font-size="5pt" style:font-size-asian="5pt"/>
    </style:style>
    <style:style style:name="T5318" style:parent-style-name="Phôngmặcđịnhcủađoạnvăn" style:family="text">
      <style:text-properties fo:font-size="5pt" style:font-size-asian="5pt"/>
    </style:style>
    <style:style style:name="T5319" style:parent-style-name="Phôngmặcđịnhcủađoạnvăn" style:family="text">
      <style:text-properties fo:letter-spacing="-0.002in" fo:font-size="5pt" style:font-size-asian="5pt"/>
    </style:style>
    <style:style style:name="T5320" style:parent-style-name="Phôngmặcđịnhcủađoạnvăn" style:family="text">
      <style:text-properties fo:font-size="5pt" style:font-size-asian="5pt"/>
    </style:style>
    <style:style style:name="T5321" style:parent-style-name="Phôngmặcđịnhcủađoạnvăn" style:family="text">
      <style:text-properties fo:letter-spacing="-0.0006in" fo:font-size="5pt" style:font-size-asian="5pt"/>
    </style:style>
    <style:style style:name="T5322" style:parent-style-name="Phôngmặcđịnhcủađoạnvăn" style:family="text">
      <style:text-properties fo:font-size="5pt" style:font-size-asian="5pt"/>
    </style:style>
    <style:style style:name="T5323" style:parent-style-name="Phôngmặcđịnhcủađoạnvăn" style:family="text">
      <style:text-properties fo:letter-spacing="-0.0006in" fo:font-size="5pt" style:font-size-asian="5pt"/>
    </style:style>
    <style:style style:name="T5324" style:parent-style-name="Phôngmặcđịnhcủađoạnvăn" style:family="text">
      <style:text-properties fo:font-size="5pt" style:font-size-asian="5pt"/>
    </style:style>
    <style:style style:name="T5325" style:parent-style-name="Phôngmặcđịnhcủađoạnvăn" style:family="text">
      <style:text-properties fo:letter-spacing="-0.0006in" fo:font-size="5pt" style:font-size-asian="5pt"/>
    </style:style>
    <style:style style:name="T5326" style:parent-style-name="Phôngmặcđịnhcủađoạnvăn" style:family="text">
      <style:text-properties fo:font-size="5pt" style:font-size-asian="5pt"/>
    </style:style>
    <style:style style:name="T5327" style:parent-style-name="Phôngmặcđịnhcủađoạnvăn" style:family="text">
      <style:text-properties fo:letter-spacing="-0.0006in" fo:font-size="5pt" style:font-size-asian="5pt"/>
    </style:style>
    <style:style style:name="T5328" style:parent-style-name="Phôngmặcđịnhcủađoạnvăn" style:family="text">
      <style:text-properties fo:font-size="5pt" style:font-size-asian="5pt"/>
    </style:style>
    <style:style style:name="T5329" style:parent-style-name="Phôngmặcđịnhcủađoạnvăn" style:family="text">
      <style:text-properties fo:letter-spacing="-0.0006in" fo:font-size="5pt" style:font-size-asian="5pt"/>
    </style:style>
    <style:style style:name="T5330" style:parent-style-name="Phôngmặcđịnhcủađoạnvăn" style:family="text">
      <style:text-properties fo:font-size="5pt" style:font-size-asian="5pt"/>
    </style:style>
    <style:style style:name="T5331" style:parent-style-name="Phôngmặcđịnhcủađoạnvăn" style:family="text">
      <style:text-properties fo:letter-spacing="-0.0006in" fo:font-size="5pt" style:font-size-asian="5pt"/>
    </style:style>
    <style:style style:name="T5332" style:parent-style-name="Phôngmặcđịnhcủađoạnvăn" style:family="text">
      <style:text-properties fo:font-size="5pt" style:font-size-asian="5pt"/>
    </style:style>
    <style:style style:name="T5333" style:parent-style-name="Phôngmặcđịnhcủađoạnvăn" style:family="text">
      <style:text-properties fo:letter-spacing="0.0277in" fo:font-size="5pt" style:font-size-asian="5pt"/>
    </style:style>
    <style:style style:name="T5334" style:parent-style-name="Phôngmặcđịnhcủađoạnvăn" style:family="text">
      <style:text-properties fo:font-size="5pt" style:font-size-asian="5pt"/>
    </style:style>
    <style:style style:name="TableCell5335" style:family="table-cell">
      <style:table-cell-properties fo:border="0.0069in solid #000000" style:writing-mode="lr-tb" fo:padding-top="0in" fo:padding-left="0in" fo:padding-bottom="0in" fo:padding-right="0in"/>
    </style:style>
    <style:style style:name="P5336" style:parent-style-name="TableParagraph" style:family="paragraph">
      <style:text-properties style:font-name="Times New Roman" fo:font-size="5pt" style:font-size-asian="5pt"/>
    </style:style>
    <style:style style:name="P5337" style:parent-style-name="TableParagraph" style:family="paragraph">
      <style:text-properties style:font-name="Times New Roman" fo:font-size="5pt" style:font-size-asian="5pt"/>
    </style:style>
    <style:style style:name="P5338" style:parent-style-name="TableParagraph" style:family="paragraph">
      <style:text-properties style:font-name="Times New Roman" fo:font-size="5pt" style:font-size-asian="5pt"/>
    </style:style>
    <style:style style:name="P5339" style:parent-style-name="TableParagraph" style:family="paragraph">
      <style:text-properties style:font-name="Times New Roman" fo:font-size="5pt" style:font-size-asian="5pt"/>
    </style:style>
    <style:style style:name="P5340" style:parent-style-name="TableParagraph" style:family="paragraph">
      <style:text-properties style:font-name="Times New Roman" fo:font-size="5pt" style:font-size-asian="5pt"/>
    </style:style>
    <style:style style:name="P5341" style:parent-style-name="TableParagraph" style:family="paragraph">
      <style:text-properties style:font-name="Times New Roman" fo:font-size="5pt" style:font-size-asian="5pt"/>
    </style:style>
    <style:style style:name="P5342" style:parent-style-name="TableParagraph" style:family="paragraph">
      <style:text-properties style:font-name="Times New Roman" fo:font-size="5pt" style:font-size-asian="5pt"/>
    </style:style>
    <style:style style:name="P5343" style:parent-style-name="TableParagraph" style:family="paragraph">
      <style:text-properties style:font-name="Times New Roman" fo:font-size="5pt" style:font-size-asian="5pt"/>
    </style:style>
    <style:style style:name="P5344" style:parent-style-name="TableParagraph" style:family="paragraph">
      <style:text-properties style:font-name="Times New Roman" fo:font-size="5pt" style:font-size-asian="5pt"/>
    </style:style>
    <style:style style:name="P5345" style:parent-style-name="TableParagraph" style:family="paragraph">
      <style:paragraph-properties fo:margin-top="0.0166in"/>
      <style:text-properties style:font-name="Times New Roman" fo:font-size="5pt" style:font-size-asian="5pt"/>
    </style:style>
    <style:style style:name="P5346" style:parent-style-name="TableParagraph" style:family="paragraph">
      <style:paragraph-properties fo:margin-left="0.0173in">
        <style:tab-stops/>
      </style:paragraph-properties>
    </style:style>
    <style:style style:name="T5347" style:parent-style-name="Phôngmặcđịnhcủađoạnvăn" style:family="text">
      <style:text-properties fo:letter-spacing="-0.0034in" fo:font-size="5pt" style:font-size-asian="5pt"/>
    </style:style>
    <style:style style:name="TableCell5348" style:family="table-cell">
      <style:table-cell-properties fo:border="0.0069in solid #000000" style:writing-mode="lr-tb" fo:padding-top="0in" fo:padding-left="0in" fo:padding-bottom="0in" fo:padding-right="0in"/>
    </style:style>
    <style:style style:name="P5349" style:parent-style-name="TableParagraph" style:family="paragraph">
      <style:text-properties style:font-name="Times New Roman" fo:font-size="5pt" style:font-size-asian="5pt"/>
    </style:style>
    <style:style style:name="P5350" style:parent-style-name="TableParagraph" style:family="paragraph">
      <style:text-properties style:font-name="Times New Roman" fo:font-size="5pt" style:font-size-asian="5pt"/>
    </style:style>
    <style:style style:name="P5351" style:parent-style-name="TableParagraph" style:family="paragraph">
      <style:text-properties style:font-name="Times New Roman" fo:font-size="5pt" style:font-size-asian="5pt"/>
    </style:style>
    <style:style style:name="P5352" style:parent-style-name="TableParagraph" style:family="paragraph">
      <style:text-properties style:font-name="Times New Roman" fo:font-size="5pt" style:font-size-asian="5pt"/>
    </style:style>
    <style:style style:name="P5353" style:parent-style-name="TableParagraph" style:family="paragraph">
      <style:text-properties style:font-name="Times New Roman" fo:font-size="5pt" style:font-size-asian="5pt"/>
    </style:style>
    <style:style style:name="P5354" style:parent-style-name="TableParagraph" style:family="paragraph">
      <style:text-properties style:font-name="Times New Roman" fo:font-size="5pt" style:font-size-asian="5pt"/>
    </style:style>
    <style:style style:name="P5355" style:parent-style-name="TableParagraph" style:family="paragraph">
      <style:text-properties style:font-name="Times New Roman" fo:font-size="5pt" style:font-size-asian="5pt"/>
    </style:style>
    <style:style style:name="P5356" style:parent-style-name="TableParagraph" style:family="paragraph">
      <style:text-properties style:font-name="Times New Roman" fo:font-size="5pt" style:font-size-asian="5pt"/>
    </style:style>
    <style:style style:name="P5357" style:parent-style-name="TableParagraph" style:family="paragraph">
      <style:text-properties style:font-name="Times New Roman" fo:font-size="5pt" style:font-size-asian="5pt"/>
    </style:style>
    <style:style style:name="P5358" style:parent-style-name="TableParagraph" style:family="paragraph">
      <style:paragraph-properties fo:margin-top="0.0166in"/>
      <style:text-properties style:font-name="Times New Roman" fo:font-size="5pt" style:font-size-asian="5pt"/>
    </style:style>
    <style:style style:name="P5359" style:parent-style-name="TableParagraph" style:family="paragraph">
      <style:paragraph-properties fo:margin-left="0.0173in">
        <style:tab-stops/>
      </style:paragraph-properties>
    </style:style>
    <style:style style:name="T5360" style:parent-style-name="Phôngmặcđịnhcủađoạnvăn" style:family="text">
      <style:text-properties fo:letter-spacing="-0.0034in" style:text-scale="105%" fo:font-size="5pt" style:font-size-asian="5pt"/>
    </style:style>
    <style:style style:name="TableCell5361" style:family="table-cell">
      <style:table-cell-properties fo:border="0.0069in solid #000000" style:writing-mode="lr-tb" fo:padding-top="0in" fo:padding-left="0in" fo:padding-bottom="0in" fo:padding-right="0in"/>
    </style:style>
    <style:style style:name="P5362" style:parent-style-name="TableParagraph" style:family="paragraph">
      <style:text-properties style:font-name="Times New Roman" fo:font-size="5pt" style:font-size-asian="5pt"/>
    </style:style>
    <style:style style:name="P5363" style:parent-style-name="TableParagraph" style:family="paragraph">
      <style:text-properties style:font-name="Times New Roman" fo:font-size="5pt" style:font-size-asian="5pt"/>
    </style:style>
    <style:style style:name="P5364" style:parent-style-name="TableParagraph" style:family="paragraph">
      <style:text-properties style:font-name="Times New Roman" fo:font-size="5pt" style:font-size-asian="5pt"/>
    </style:style>
    <style:style style:name="P5365" style:parent-style-name="TableParagraph" style:family="paragraph">
      <style:text-properties style:font-name="Times New Roman" fo:font-size="5pt" style:font-size-asian="5pt"/>
    </style:style>
    <style:style style:name="P5366" style:parent-style-name="TableParagraph" style:family="paragraph">
      <style:text-properties style:font-name="Times New Roman" fo:font-size="5pt" style:font-size-asian="5pt"/>
    </style:style>
    <style:style style:name="P5367" style:parent-style-name="TableParagraph" style:family="paragraph">
      <style:text-properties style:font-name="Times New Roman" fo:font-size="5pt" style:font-size-asian="5pt"/>
    </style:style>
    <style:style style:name="P5368" style:parent-style-name="TableParagraph" style:family="paragraph">
      <style:text-properties style:font-name="Times New Roman" fo:font-size="5pt" style:font-size-asian="5pt"/>
    </style:style>
    <style:style style:name="P5369" style:parent-style-name="TableParagraph" style:family="paragraph">
      <style:text-properties style:font-name="Times New Roman" fo:font-size="5pt" style:font-size-asian="5pt"/>
    </style:style>
    <style:style style:name="P5370" style:parent-style-name="TableParagraph" style:family="paragraph">
      <style:text-properties style:font-name="Times New Roman" fo:font-size="5pt" style:font-size-asian="5pt"/>
    </style:style>
    <style:style style:name="P5371" style:parent-style-name="TableParagraph" style:family="paragraph">
      <style:paragraph-properties fo:margin-top="0.0166in"/>
      <style:text-properties style:font-name="Times New Roman" fo:font-size="5pt" style:font-size-asian="5pt"/>
    </style:style>
    <style:style style:name="P5372" style:parent-style-name="TableParagraph" style:family="paragraph">
      <style:paragraph-properties fo:margin-left="0.018in">
        <style:tab-stops/>
      </style:paragraph-properties>
    </style:style>
    <style:style style:name="T5373" style:parent-style-name="Phôngmặcđịnhcủađoạnvăn" style:family="text">
      <style:text-properties fo:letter-spacing="-0.0013in" fo:font-size="5pt" style:font-size-asian="5pt"/>
    </style:style>
    <style:style style:name="TableCell5374" style:family="table-cell">
      <style:table-cell-properties fo:border="0.0069in solid #000000" style:writing-mode="lr-tb" fo:padding-top="0in" fo:padding-left="0in" fo:padding-bottom="0in" fo:padding-right="0in"/>
    </style:style>
    <style:style style:name="P5375" style:parent-style-name="TableParagraph" style:family="paragraph">
      <style:text-properties style:font-name="Times New Roman" fo:font-size="5pt" style:font-size-asian="5pt"/>
    </style:style>
    <style:style style:name="P5376" style:parent-style-name="TableParagraph" style:family="paragraph">
      <style:text-properties style:font-name="Times New Roman" fo:font-size="5pt" style:font-size-asian="5pt"/>
    </style:style>
    <style:style style:name="P5377" style:parent-style-name="TableParagraph" style:family="paragraph">
      <style:text-properties style:font-name="Times New Roman" fo:font-size="5pt" style:font-size-asian="5pt"/>
    </style:style>
    <style:style style:name="P5378" style:parent-style-name="TableParagraph" style:family="paragraph">
      <style:text-properties style:font-name="Times New Roman" fo:font-size="5pt" style:font-size-asian="5pt"/>
    </style:style>
    <style:style style:name="P5379" style:parent-style-name="TableParagraph" style:family="paragraph">
      <style:text-properties style:font-name="Times New Roman" fo:font-size="5pt" style:font-size-asian="5pt"/>
    </style:style>
    <style:style style:name="P5380" style:parent-style-name="TableParagraph" style:family="paragraph">
      <style:text-properties style:font-name="Times New Roman" fo:font-size="5pt" style:font-size-asian="5pt"/>
    </style:style>
    <style:style style:name="P5381" style:parent-style-name="TableParagraph" style:family="paragraph">
      <style:text-properties style:font-name="Times New Roman" fo:font-size="5pt" style:font-size-asian="5pt"/>
    </style:style>
    <style:style style:name="P5382" style:parent-style-name="TableParagraph" style:family="paragraph">
      <style:text-properties style:font-name="Times New Roman" fo:font-size="5pt" style:font-size-asian="5pt"/>
    </style:style>
    <style:style style:name="P5383" style:parent-style-name="TableParagraph" style:family="paragraph">
      <style:text-properties style:font-name="Times New Roman" fo:font-size="5pt" style:font-size-asian="5pt"/>
    </style:style>
    <style:style style:name="P5384" style:parent-style-name="TableParagraph" style:family="paragraph">
      <style:paragraph-properties fo:margin-top="0.0166in"/>
      <style:text-properties style:font-name="Times New Roman" fo:font-size="5pt" style:font-size-asian="5pt"/>
    </style:style>
    <style:style style:name="P5385" style:parent-style-name="TableParagraph" style:family="paragraph">
      <style:paragraph-properties fo:margin-left="0.0187in">
        <style:tab-stops/>
      </style:paragraph-properties>
    </style:style>
    <style:style style:name="T5386" style:parent-style-name="Phôngmặcđịnhcủađoạnvăn" style:family="text">
      <style:text-properties fo:letter-spacing="-0.0069in" style:text-scale="105%" fo:font-size="5pt" style:font-size-asian="5pt"/>
    </style:style>
    <style:style style:name="TableRow5387" style:family="table-row">
      <style:table-row-properties style:min-row-height="2.3069in" style:use-optimal-row-height="false"/>
    </style:style>
    <style:style style:name="TableCell5388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5389" style:parent-style-name="TableParagraph" style:family="paragraph">
      <style:text-properties style:font-name="Times New Roman" fo:font-size="5pt" style:font-size-asian="5pt"/>
    </style:style>
    <style:style style:name="P5390" style:parent-style-name="TableParagraph" style:family="paragraph">
      <style:text-properties style:font-name="Times New Roman" fo:font-size="5pt" style:font-size-asian="5pt"/>
    </style:style>
    <style:style style:name="P5391" style:parent-style-name="TableParagraph" style:family="paragraph">
      <style:text-properties style:font-name="Times New Roman" fo:font-size="5pt" style:font-size-asian="5pt"/>
    </style:style>
    <style:style style:name="P5392" style:parent-style-name="TableParagraph" style:family="paragraph">
      <style:text-properties style:font-name="Times New Roman" fo:font-size="5pt" style:font-size-asian="5pt"/>
    </style:style>
    <style:style style:name="P5393" style:parent-style-name="TableParagraph" style:family="paragraph">
      <style:text-properties style:font-name="Times New Roman" fo:font-size="5pt" style:font-size-asian="5pt"/>
    </style:style>
    <style:style style:name="P5394" style:parent-style-name="TableParagraph" style:family="paragraph">
      <style:text-properties style:font-name="Times New Roman" fo:font-size="5pt" style:font-size-asian="5pt"/>
    </style:style>
    <style:style style:name="P5395" style:parent-style-name="TableParagraph" style:family="paragraph">
      <style:text-properties style:font-name="Times New Roman" fo:font-size="5pt" style:font-size-asian="5pt"/>
    </style:style>
    <style:style style:name="P5396" style:parent-style-name="TableParagraph" style:family="paragraph">
      <style:text-properties style:font-name="Times New Roman" fo:font-size="5pt" style:font-size-asian="5pt"/>
    </style:style>
    <style:style style:name="P5397" style:parent-style-name="TableParagraph" style:family="paragraph">
      <style:text-properties style:font-name="Times New Roman" fo:font-size="5pt" style:font-size-asian="5pt"/>
    </style:style>
    <style:style style:name="P5398" style:parent-style-name="TableParagraph" style:family="paragraph">
      <style:text-properties style:font-name="Times New Roman" fo:font-size="5pt" style:font-size-asian="5pt"/>
    </style:style>
    <style:style style:name="P5399" style:parent-style-name="TableParagraph" style:family="paragraph">
      <style:text-properties style:font-name="Times New Roman" fo:font-size="5pt" style:font-size-asian="5pt"/>
    </style:style>
    <style:style style:name="P5400" style:parent-style-name="TableParagraph" style:family="paragraph">
      <style:text-properties style:font-name="Times New Roman" fo:font-size="5pt" style:font-size-asian="5pt"/>
    </style:style>
    <style:style style:name="P5401" style:parent-style-name="TableParagraph" style:family="paragraph">
      <style:paragraph-properties fo:margin-top="0.075in"/>
      <style:text-properties style:font-name="Times New Roman" fo:font-size="5pt" style:font-size-asian="5pt"/>
    </style:style>
    <style:style style:name="P5402" style:parent-style-name="TableParagraph" style:family="paragraph">
      <style:paragraph-properties fo:margin-top="0.0006in" fo:margin-left="0.0159in">
        <style:tab-stops/>
      </style:paragraph-properties>
    </style:style>
    <style:style style:name="T5403" style:parent-style-name="Phôngmặcđịnhcủađoạnvăn" style:family="text">
      <style:text-properties fo:letter-spacing="-0.0013in" fo:font-size="5pt" style:font-size-asian="5pt"/>
    </style:style>
    <style:style style:name="TableCell5404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5405" style:parent-style-name="TableParagraph" style:family="paragraph">
      <style:text-properties style:font-name="Times New Roman" fo:font-size="5pt" style:font-size-asian="5pt"/>
    </style:style>
    <style:style style:name="P5406" style:parent-style-name="TableParagraph" style:family="paragraph">
      <style:text-properties style:font-name="Times New Roman" fo:font-size="5pt" style:font-size-asian="5pt"/>
    </style:style>
    <style:style style:name="P5407" style:parent-style-name="TableParagraph" style:family="paragraph">
      <style:text-properties style:font-name="Times New Roman" fo:font-size="5pt" style:font-size-asian="5pt"/>
    </style:style>
    <style:style style:name="P5408" style:parent-style-name="TableParagraph" style:family="paragraph">
      <style:text-properties style:font-name="Times New Roman" fo:font-size="5pt" style:font-size-asian="5pt"/>
    </style:style>
    <style:style style:name="P5409" style:parent-style-name="TableParagraph" style:family="paragraph">
      <style:text-properties style:font-name="Times New Roman" fo:font-size="5pt" style:font-size-asian="5pt"/>
    </style:style>
    <style:style style:name="P5410" style:parent-style-name="TableParagraph" style:family="paragraph">
      <style:text-properties style:font-name="Times New Roman" fo:font-size="5pt" style:font-size-asian="5pt"/>
    </style:style>
    <style:style style:name="P5411" style:parent-style-name="TableParagraph" style:family="paragraph">
      <style:text-properties style:font-name="Times New Roman" fo:font-size="5pt" style:font-size-asian="5pt"/>
    </style:style>
    <style:style style:name="P5412" style:parent-style-name="TableParagraph" style:family="paragraph">
      <style:text-properties style:font-name="Times New Roman" fo:font-size="5pt" style:font-size-asian="5pt"/>
    </style:style>
    <style:style style:name="P5413" style:parent-style-name="TableParagraph" style:family="paragraph">
      <style:text-properties style:font-name="Times New Roman" fo:font-size="5pt" style:font-size-asian="5pt"/>
    </style:style>
    <style:style style:name="P5414" style:parent-style-name="TableParagraph" style:family="paragraph">
      <style:text-properties style:font-name="Times New Roman" fo:font-size="5pt" style:font-size-asian="5pt"/>
    </style:style>
    <style:style style:name="P5415" style:parent-style-name="TableParagraph" style:family="paragraph">
      <style:text-properties style:font-name="Times New Roman" fo:font-size="5pt" style:font-size-asian="5pt"/>
    </style:style>
    <style:style style:name="P5416" style:parent-style-name="TableParagraph" style:family="paragraph">
      <style:text-properties style:font-name="Times New Roman" fo:font-size="5pt" style:font-size-asian="5pt"/>
    </style:style>
    <style:style style:name="P5417" style:parent-style-name="TableParagraph" style:family="paragraph">
      <style:paragraph-properties fo:margin-top="0.075in"/>
      <style:text-properties style:font-name="Times New Roman" fo:font-size="5pt" style:font-size-asian="5pt"/>
    </style:style>
    <style:style style:name="P5418" style:parent-style-name="TableParagraph" style:family="paragraph">
      <style:paragraph-properties fo:margin-top="0.0006in" fo:margin-left="0.0159in">
        <style:tab-stops/>
      </style:paragraph-properties>
    </style:style>
    <style:style style:name="T5419" style:parent-style-name="Phôngmặcđịnhcủađoạnvăn" style:family="text">
      <style:text-properties fo:letter-spacing="-0.0013in" fo:font-size="5pt" style:font-size-asian="5pt"/>
    </style:style>
    <style:style style:name="T5420" style:parent-style-name="Phôngmặcđịnhcủađoạnvăn" style:family="text">
      <style:text-properties fo:letter-spacing="-0.0027in" fo:font-size="5pt" style:font-size-asian="5pt"/>
    </style:style>
    <style:style style:name="T5421" style:parent-style-name="Phôngmặcđịnhcủađoạnvăn" style:family="text">
      <style:text-properties fo:letter-spacing="-0.0013in" fo:font-size="5pt" style:font-size-asian="5pt"/>
    </style:style>
    <style:style style:name="TableCell5422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5423" style:parent-style-name="TableParagraph" style:family="paragraph">
      <style:paragraph-properties fo:margin-top="0.0131in" fo:line-height="117%" fo:margin-left="0.0166in" fo:margin-right="1.0104in">
        <style:tab-stops/>
      </style:paragraph-properties>
    </style:style>
    <style:style style:name="T5424" style:parent-style-name="Phôngmặcđịnhcủađoạnvăn" style:family="text">
      <style:text-properties fo:font-size="5pt" style:font-size-asian="5pt"/>
    </style:style>
    <style:style style:name="T5425" style:parent-style-name="Phôngmặcđịnhcủađoạnvăn" style:family="text">
      <style:text-properties fo:letter-spacing="-0.002in" fo:font-size="5pt" style:font-size-asian="5pt"/>
    </style:style>
    <style:style style:name="T5426" style:parent-style-name="Phôngmặcđịnhcủađoạnvăn" style:family="text">
      <style:text-properties fo:font-size="5pt" style:font-size-asian="5pt"/>
    </style:style>
    <style:style style:name="T5427" style:parent-style-name="Phôngmặcđịnhcủađoạnvăn" style:family="text">
      <style:text-properties fo:letter-spacing="-0.0013in" fo:font-size="5pt" style:font-size-asian="5pt"/>
    </style:style>
    <style:style style:name="T5428" style:parent-style-name="Phôngmặcđịnhcủađoạnvăn" style:family="text">
      <style:text-properties fo:font-size="5pt" style:font-size-asian="5pt"/>
    </style:style>
    <style:style style:name="T5429" style:parent-style-name="Phôngmặcđịnhcủađoạnvăn" style:family="text">
      <style:text-properties fo:letter-spacing="-0.0013in" fo:font-size="5pt" style:font-size-asian="5pt"/>
    </style:style>
    <style:style style:name="T5430" style:parent-style-name="Phôngmặcđịnhcủađoạnvăn" style:family="text">
      <style:text-properties fo:font-size="5pt" style:font-size-asian="5pt"/>
    </style:style>
    <style:style style:name="T5431" style:parent-style-name="Phôngmặcđịnhcủađoạnvăn" style:family="text">
      <style:text-properties fo:letter-spacing="-0.0027in" fo:font-size="5pt" style:font-size-asian="5pt"/>
    </style:style>
    <style:style style:name="T5432" style:parent-style-name="Phôngmặcđịnhcủađoạnvăn" style:family="text">
      <style:text-properties fo:font-size="5pt" style:font-size-asian="5pt"/>
    </style:style>
    <style:style style:name="T5433" style:parent-style-name="Phôngmặcđịnhcủađoạnvăn" style:family="text">
      <style:text-properties fo:letter-spacing="-0.002in" fo:font-size="5pt" style:font-size-asian="5pt"/>
    </style:style>
    <style:style style:name="T5434" style:parent-style-name="Phôngmặcđịnhcủađoạnvăn" style:family="text">
      <style:text-properties fo:font-size="5pt" style:font-size-asian="5pt"/>
    </style:style>
    <style:style style:name="T5435" style:parent-style-name="Phôngmặcđịnhcủađoạnvăn" style:family="text">
      <style:text-properties fo:letter-spacing="-0.0027in" fo:font-size="5pt" style:font-size-asian="5pt"/>
    </style:style>
    <style:style style:name="T5436" style:parent-style-name="Phôngmặcđịnhcủađoạnvăn" style:family="text">
      <style:text-properties fo:font-size="5pt" style:font-size-asian="5pt"/>
    </style:style>
    <style:style style:name="T5437" style:parent-style-name="Phôngmặcđịnhcủađoạnvăn" style:family="text">
      <style:text-properties fo:letter-spacing="-0.0013in" fo:font-size="5pt" style:font-size-asian="5pt"/>
    </style:style>
    <style:style style:name="T5438" style:parent-style-name="Phôngmặcđịnhcủađoạnvăn" style:family="text">
      <style:text-properties fo:font-size="5pt" style:font-size-asian="5pt"/>
    </style:style>
    <style:style style:name="T5439" style:parent-style-name="Phôngmặcđịnhcủađoạnvăn" style:family="text">
      <style:text-properties fo:letter-spacing="-0.0013in" fo:font-size="5pt" style:font-size-asian="5pt"/>
    </style:style>
    <style:style style:name="T5440" style:parent-style-name="Phôngmặcđịnhcủađoạnvăn" style:family="text">
      <style:text-properties fo:font-size="5pt" style:font-size-asian="5pt"/>
    </style:style>
    <style:style style:name="T5441" style:parent-style-name="Phôngmặcđịnhcủađoạnvăn" style:family="text">
      <style:text-properties fo:letter-spacing="-0.002in" fo:font-size="5pt" style:font-size-asian="5pt"/>
    </style:style>
    <style:style style:name="T5442" style:parent-style-name="Phôngmặcđịnhcủađoạnvăn" style:family="text">
      <style:text-properties fo:font-size="5pt" style:font-size-asian="5pt"/>
    </style:style>
    <style:style style:name="T5443" style:parent-style-name="Phôngmặcđịnhcủađoạnvăn" style:family="text">
      <style:text-properties fo:letter-spacing="-0.002in" fo:font-size="5pt" style:font-size-asian="5pt"/>
    </style:style>
    <style:style style:name="T5444" style:parent-style-name="Phôngmặcđịnhcủađoạnvăn" style:family="text">
      <style:text-properties fo:font-size="5pt" style:font-size-asian="5pt"/>
    </style:style>
    <style:style style:name="T5445" style:parent-style-name="Phôngmặcđịnhcủađoạnvăn" style:family="text">
      <style:text-properties fo:letter-spacing="-0.002in" fo:font-size="5pt" style:font-size-asian="5pt"/>
    </style:style>
    <style:style style:name="T5446" style:parent-style-name="Phôngmặcđịnhcủađoạnvăn" style:family="text">
      <style:text-properties fo:font-size="5pt" style:font-size-asian="5pt"/>
    </style:style>
    <style:style style:name="T5447" style:parent-style-name="Phôngmặcđịnhcủađoạnvăn" style:family="text">
      <style:text-properties fo:letter-spacing="-0.002in" fo:font-size="5pt" style:font-size-asian="5pt"/>
    </style:style>
    <style:style style:name="T5448" style:parent-style-name="Phôngmặcđịnhcủađoạnvăn" style:family="text">
      <style:text-properties fo:font-size="5pt" style:font-size-asian="5pt"/>
    </style:style>
    <style:style style:name="T5449" style:parent-style-name="Phôngmặcđịnhcủađoạnvăn" style:family="text">
      <style:text-properties fo:letter-spacing="-0.0013in" fo:font-size="5pt" style:font-size-asian="5pt"/>
    </style:style>
    <style:style style:name="T5450" style:parent-style-name="Phôngmặcđịnhcủađoạnvăn" style:family="text">
      <style:text-properties fo:font-size="5pt" style:font-size-asian="5pt"/>
    </style:style>
    <style:style style:name="T5451" style:parent-style-name="Phôngmặcđịnhcủađoạnvăn" style:family="text">
      <style:text-properties fo:letter-spacing="-0.0027in" fo:font-size="5pt" style:font-size-asian="5pt"/>
    </style:style>
    <style:style style:name="T5452" style:parent-style-name="Phôngmặcđịnhcủađoạnvăn" style:family="text">
      <style:text-properties fo:font-size="5pt" style:font-size-asian="5pt"/>
    </style:style>
    <style:style style:name="T5453" style:parent-style-name="Phôngmặcđịnhcủađoạnvăn" style:family="text">
      <style:text-properties fo:letter-spacing="-0.0027in" fo:font-size="5pt" style:font-size-asian="5pt"/>
    </style:style>
    <style:style style:name="T5454" style:parent-style-name="Phôngmặcđịnhcủađoạnvăn" style:family="text">
      <style:text-properties fo:font-size="5pt" style:font-size-asian="5pt"/>
    </style:style>
    <style:style style:name="T5455" style:parent-style-name="Phôngmặcđịnhcủađoạnvăn" style:family="text">
      <style:text-properties fo:letter-spacing="-0.002in" fo:font-size="5pt" style:font-size-asian="5pt"/>
    </style:style>
    <style:style style:name="T5456" style:parent-style-name="Phôngmặcđịnhcủađoạnvăn" style:family="text">
      <style:text-properties fo:font-size="5pt" style:font-size-asian="5pt"/>
    </style:style>
    <style:style style:name="T5457" style:parent-style-name="Phôngmặcđịnhcủađoạnvăn" style:family="text">
      <style:text-properties fo:letter-spacing="-0.0013in" fo:font-size="5pt" style:font-size-asian="5pt"/>
    </style:style>
    <style:style style:name="T5458" style:parent-style-name="Phôngmặcđịnhcủađoạnvăn" style:family="text">
      <style:text-properties fo:font-size="5pt" style:font-size-asian="5pt"/>
    </style:style>
    <style:style style:name="T5459" style:parent-style-name="Phôngmặcđịnhcủađoạnvăn" style:family="text">
      <style:text-properties fo:letter-spacing="-0.002in" fo:font-size="5pt" style:font-size-asian="5pt"/>
    </style:style>
    <style:style style:name="T5460" style:parent-style-name="Phôngmặcđịnhcủađoạnvăn" style:family="text">
      <style:text-properties fo:font-size="5pt" style:font-size-asian="5pt"/>
    </style:style>
    <style:style style:name="T5461" style:parent-style-name="Phôngmặcđịnhcủađoạnvăn" style:family="text">
      <style:text-properties fo:letter-spacing="-0.0013in" fo:font-size="5pt" style:font-size-asian="5pt"/>
    </style:style>
    <style:style style:name="T5462" style:parent-style-name="Phôngmặcđịnhcủađoạnvăn" style:family="text">
      <style:text-properties fo:font-size="5pt" style:font-size-asian="5pt"/>
    </style:style>
    <style:style style:name="T5463" style:parent-style-name="Phôngmặcđịnhcủađoạnvăn" style:family="text">
      <style:text-properties fo:letter-spacing="-0.0013in" fo:font-size="5pt" style:font-size-asian="5pt"/>
    </style:style>
    <style:style style:name="T5464" style:parent-style-name="Phôngmặcđịnhcủađoạnvăn" style:family="text">
      <style:text-properties fo:font-size="5pt" style:font-size-asian="5pt"/>
    </style:style>
    <style:style style:name="T5465" style:parent-style-name="Phôngmặcđịnhcủađoạnvăn" style:family="text">
      <style:text-properties fo:letter-spacing="-0.002in" fo:font-size="5pt" style:font-size-asian="5pt"/>
    </style:style>
    <style:style style:name="T5466" style:parent-style-name="Phôngmặcđịnhcủađoạnvăn" style:family="text">
      <style:text-properties fo:font-size="5pt" style:font-size-asian="5pt"/>
    </style:style>
    <style:style style:name="T5467" style:parent-style-name="Phôngmặcđịnhcủađoạnvăn" style:family="text">
      <style:text-properties fo:letter-spacing="-0.002in" fo:font-size="5pt" style:font-size-asian="5pt"/>
    </style:style>
    <style:style style:name="T5468" style:parent-style-name="Phôngmặcđịnhcủađoạnvăn" style:family="text">
      <style:text-properties fo:font-size="5pt" style:font-size-asian="5pt"/>
    </style:style>
    <style:style style:name="T5469" style:parent-style-name="Phôngmặcđịnhcủađoạnvăn" style:family="text">
      <style:text-properties fo:letter-spacing="-0.0013in" fo:font-size="5pt" style:font-size-asian="5pt"/>
    </style:style>
    <style:style style:name="T5470" style:parent-style-name="Phôngmặcđịnhcủađoạnvăn" style:family="text">
      <style:text-properties fo:font-size="5pt" style:font-size-asian="5pt"/>
    </style:style>
    <style:style style:name="T5471" style:parent-style-name="Phôngmặcđịnhcủađoạnvăn" style:family="text">
      <style:text-properties fo:letter-spacing="-0.002in" fo:font-size="5pt" style:font-size-asian="5pt"/>
    </style:style>
    <style:style style:name="T5472" style:parent-style-name="Phôngmặcđịnhcủađoạnvăn" style:family="text">
      <style:text-properties fo:font-size="5pt" style:font-size-asian="5pt"/>
    </style:style>
    <style:style style:name="T5473" style:parent-style-name="Phôngmặcđịnhcủađoạnvăn" style:family="text">
      <style:text-properties fo:letter-spacing="-0.002in" fo:font-size="5pt" style:font-size-asian="5pt"/>
    </style:style>
    <style:style style:name="T5474" style:parent-style-name="Phôngmặcđịnhcủađoạnvăn" style:family="text">
      <style:text-properties fo:font-size="5pt" style:font-size-asian="5pt"/>
    </style:style>
    <style:style style:name="T5475" style:parent-style-name="Phôngmặcđịnhcủađoạnvăn" style:family="text">
      <style:text-properties fo:letter-spacing="-0.002in" fo:font-size="5pt" style:font-size-asian="5pt"/>
    </style:style>
    <style:style style:name="T5476" style:parent-style-name="Phôngmặcđịnhcủađoạnvăn" style:family="text">
      <style:text-properties fo:font-size="5pt" style:font-size-asian="5pt"/>
    </style:style>
    <style:style style:name="T5477" style:parent-style-name="Phôngmặcđịnhcủađoạnvăn" style:family="text">
      <style:text-properties fo:letter-spacing="-0.002in" fo:font-size="5pt" style:font-size-asian="5pt"/>
    </style:style>
    <style:style style:name="T5478" style:parent-style-name="Phôngmặcđịnhcủađoạnvăn" style:family="text">
      <style:text-properties fo:font-size="5pt" style:font-size-asian="5pt"/>
    </style:style>
    <style:style style:name="T5479" style:parent-style-name="Phôngmặcđịnhcủađoạnvăn" style:family="text">
      <style:text-properties fo:letter-spacing="-0.0013in" fo:font-size="5pt" style:font-size-asian="5pt"/>
    </style:style>
    <style:style style:name="T5480" style:parent-style-name="Phôngmặcđịnhcủađoạnvăn" style:family="text">
      <style:text-properties fo:font-size="5pt" style:font-size-asian="5pt"/>
    </style:style>
    <style:style style:name="T5481" style:parent-style-name="Phôngmặcđịnhcủađoạnvăn" style:family="text">
      <style:text-properties fo:letter-spacing="-0.002in" fo:font-size="5pt" style:font-size-asian="5pt"/>
    </style:style>
    <style:style style:name="T5482" style:parent-style-name="Phôngmặcđịnhcủađoạnvăn" style:family="text">
      <style:text-properties fo:font-size="5pt" style:font-size-asian="5pt"/>
    </style:style>
    <style:style style:name="T5483" style:parent-style-name="Phôngmặcđịnhcủađoạnvăn" style:family="text">
      <style:text-properties fo:letter-spacing="0.0277in" fo:font-size="5pt" style:font-size-asian="5pt"/>
    </style:style>
    <style:style style:name="T5484" style:parent-style-name="Phôngmặcđịnhcủađoạnvăn" style:family="text">
      <style:text-properties fo:font-size="5pt" style:font-size-asian="5pt"/>
    </style:style>
    <style:style style:name="P5485" style:parent-style-name="TableParagraph" style:family="paragraph">
      <style:paragraph-properties fo:margin-left="0.0166in">
        <style:tab-stops/>
      </style:paragraph-properties>
    </style:style>
    <style:style style:name="T5486" style:parent-style-name="Phôngmặcđịnhcủađoạnvăn" style:family="text">
      <style:text-properties fo:font-size="5pt" style:font-size-asian="5pt"/>
    </style:style>
    <style:style style:name="T5487" style:parent-style-name="Phôngmặcđịnhcủađoạnvăn" style:family="text">
      <style:text-properties fo:letter-spacing="-0.002in" fo:font-size="5pt" style:font-size-asian="5pt"/>
    </style:style>
    <style:style style:name="T5488" style:parent-style-name="Phôngmặcđịnhcủađoạnvăn" style:family="text">
      <style:text-properties fo:font-size="5pt" style:font-size-asian="5pt"/>
    </style:style>
    <style:style style:name="T5489" style:parent-style-name="Phôngmặcđịnhcủađoạnvăn" style:family="text">
      <style:text-properties fo:letter-spacing="-0.0027in" fo:font-size="5pt" style:font-size-asian="5pt"/>
    </style:style>
    <style:style style:name="T5490" style:parent-style-name="Phôngmặcđịnhcủađoạnvăn" style:family="text">
      <style:text-properties fo:font-size="5pt" style:font-size-asian="5pt"/>
    </style:style>
    <style:style style:name="T5491" style:parent-style-name="Phôngmặcđịnhcủađoạnvăn" style:family="text">
      <style:text-properties fo:letter-spacing="-0.0027in" fo:font-size="5pt" style:font-size-asian="5pt"/>
    </style:style>
    <style:style style:name="T5492" style:parent-style-name="Phôngmặcđịnhcủađoạnvăn" style:family="text">
      <style:text-properties fo:letter-spacing="-0.0013in" fo:font-size="5pt" style:font-size-asian="5pt"/>
    </style:style>
    <style:style style:name="P5493" style:parent-style-name="TableParagraph" style:family="paragraph">
      <style:paragraph-properties fo:margin-top="0.0152in" fo:margin-left="0.0166in">
        <style:tab-stops/>
      </style:paragraph-properties>
    </style:style>
    <style:style style:name="T5494" style:parent-style-name="Phôngmặcđịnhcủađoạnvăn" style:family="text">
      <style:text-properties fo:letter-spacing="-0.0013in" fo:font-size="5pt" style:font-size-asian="5pt"/>
    </style:style>
    <style:style style:name="T5495" style:parent-style-name="Phôngmặcđịnhcủađoạnvăn" style:family="text">
      <style:text-properties fo:letter-spacing="0.002in" fo:font-size="5pt" style:font-size-asian="5pt"/>
    </style:style>
    <style:style style:name="T5496" style:parent-style-name="Phôngmặcđịnhcủađoạnvăn" style:family="text">
      <style:text-properties fo:letter-spacing="-0.0013in" fo:font-size="5pt" style:font-size-asian="5pt"/>
    </style:style>
    <style:style style:name="T5497" style:parent-style-name="Phôngmặcđịnhcủađoạnvăn" style:family="text">
      <style:text-properties fo:letter-spacing="0.0027in" fo:font-size="5pt" style:font-size-asian="5pt"/>
    </style:style>
    <style:style style:name="T5498" style:parent-style-name="Phôngmặcđịnhcủađoạnvăn" style:family="text">
      <style:text-properties fo:letter-spacing="-0.0013in" fo:font-size="5pt" style:font-size-asian="5pt"/>
    </style:style>
    <style:style style:name="T5499" style:parent-style-name="Phôngmặcđịnhcủađoạnvăn" style:family="text">
      <style:text-properties fo:font-size="5pt" style:font-size-asian="5pt"/>
    </style:style>
    <style:style style:name="T5500" style:parent-style-name="Phôngmặcđịnhcủađoạnvăn" style:family="text">
      <style:text-properties fo:letter-spacing="-0.0013in" fo:font-size="5pt" style:font-size-asian="5pt"/>
    </style:style>
    <style:style style:name="T5501" style:parent-style-name="Phôngmặcđịnhcủađoạnvăn" style:family="text">
      <style:text-properties fo:letter-spacing="0.002in" fo:font-size="5pt" style:font-size-asian="5pt"/>
    </style:style>
    <style:style style:name="T5502" style:parent-style-name="Phôngmặcđịnhcủađoạnvăn" style:family="text">
      <style:text-properties fo:letter-spacing="-0.0013in" fo:font-size="5pt" style:font-size-asian="5pt"/>
    </style:style>
    <style:style style:name="P5503" style:parent-style-name="TableParagraph" style:family="paragraph">
      <style:paragraph-properties fo:margin-top="0.0152in" fo:margin-left="0.0166in">
        <style:tab-stops/>
      </style:paragraph-properties>
    </style:style>
    <style:style style:name="T5504" style:parent-style-name="Phôngmặcđịnhcủađoạnvăn" style:family="text">
      <style:text-properties fo:letter-spacing="-0.0013in" fo:font-size="5pt" style:font-size-asian="5pt"/>
    </style:style>
    <style:style style:name="T5505" style:parent-style-name="Phôngmặcđịnhcủađoạnvăn" style:family="text">
      <style:text-properties fo:letter-spacing="0.0034in" fo:font-size="5pt" style:font-size-asian="5pt"/>
    </style:style>
    <style:style style:name="T5506" style:parent-style-name="Phôngmặcđịnhcủađoạnvăn" style:family="text">
      <style:text-properties fo:letter-spacing="-0.0013in" fo:font-size="5pt" style:font-size-asian="5pt"/>
    </style:style>
    <style:style style:name="T5507" style:parent-style-name="Phôngmặcđịnhcủađoạnvăn" style:family="text">
      <style:text-properties fo:letter-spacing="0.002in" fo:font-size="5pt" style:font-size-asian="5pt"/>
    </style:style>
    <style:style style:name="T5508" style:parent-style-name="Phôngmặcđịnhcủađoạnvăn" style:family="text">
      <style:text-properties fo:letter-spacing="-0.0013in" fo:font-size="5pt" style:font-size-asian="5pt"/>
    </style:style>
    <style:style style:name="T5509" style:parent-style-name="Phôngmặcđịnhcủađoạnvăn" style:family="text">
      <style:text-properties fo:letter-spacing="0.002in" fo:font-size="5pt" style:font-size-asian="5pt"/>
    </style:style>
    <style:style style:name="T5510" style:parent-style-name="Phôngmặcđịnhcủađoạnvăn" style:family="text">
      <style:text-properties fo:letter-spacing="-0.0013in" fo:font-size="5pt" style:font-size-asian="5pt"/>
    </style:style>
    <style:style style:name="T5511" style:parent-style-name="Phôngmặcđịnhcủađoạnvăn" style:family="text">
      <style:text-properties fo:letter-spacing="0.0034in" fo:font-size="5pt" style:font-size-asian="5pt"/>
    </style:style>
    <style:style style:name="T5512" style:parent-style-name="Phôngmặcđịnhcủađoạnvăn" style:family="text">
      <style:text-properties fo:letter-spacing="-0.0013in" fo:font-size="5pt" style:font-size-asian="5pt"/>
    </style:style>
    <style:style style:name="T5513" style:parent-style-name="Phôngmặcđịnhcủađoạnvăn" style:family="text">
      <style:text-properties fo:letter-spacing="0.0027in" fo:font-size="5pt" style:font-size-asian="5pt"/>
    </style:style>
    <style:style style:name="T5514" style:parent-style-name="Phôngmặcđịnhcủađoạnvăn" style:family="text">
      <style:text-properties fo:letter-spacing="-0.0013in" fo:font-size="5pt" style:font-size-asian="5pt"/>
    </style:style>
    <style:style style:name="T5515" style:parent-style-name="Phôngmặcđịnhcủađoạnvăn" style:family="text">
      <style:text-properties fo:letter-spacing="0.0013in" fo:font-size="5pt" style:font-size-asian="5pt"/>
    </style:style>
    <style:style style:name="T5516" style:parent-style-name="Phôngmặcđịnhcủađoạnvăn" style:family="text">
      <style:text-properties fo:letter-spacing="-0.0013in" fo:font-size="5pt" style:font-size-asian="5pt"/>
    </style:style>
    <style:style style:name="T5517" style:parent-style-name="Phôngmặcđịnhcủađoạnvăn" style:family="text">
      <style:text-properties fo:letter-spacing="0.0027in" fo:font-size="5pt" style:font-size-asian="5pt"/>
    </style:style>
    <style:style style:name="T5518" style:parent-style-name="Phôngmặcđịnhcủađoạnvăn" style:family="text">
      <style:text-properties fo:letter-spacing="-0.0013in" fo:font-size="5pt" style:font-size-asian="5pt"/>
    </style:style>
    <style:style style:name="P5519" style:parent-style-name="TableParagraph" style:family="paragraph">
      <style:paragraph-properties fo:margin-top="0.0152in" fo:margin-left="0.0166in">
        <style:tab-stops/>
      </style:paragraph-properties>
    </style:style>
    <style:style style:name="T5520" style:parent-style-name="Phôngmặcđịnhcủađoạnvăn" style:family="text">
      <style:text-properties fo:font-size="5pt" style:font-size-asian="5pt"/>
    </style:style>
    <style:style style:name="T5521" style:parent-style-name="Phôngmặcđịnhcủađoạnvăn" style:family="text">
      <style:text-properties fo:letter-spacing="-0.0041in" fo:font-size="5pt" style:font-size-asian="5pt"/>
    </style:style>
    <style:style style:name="T5522" style:parent-style-name="Phôngmặcđịnhcủađoạnvăn" style:family="text">
      <style:text-properties fo:font-size="5pt" style:font-size-asian="5pt"/>
    </style:style>
    <style:style style:name="T5523" style:parent-style-name="Phôngmặcđịnhcủađoạnvăn" style:family="text">
      <style:text-properties fo:letter-spacing="-0.0034in" fo:font-size="5pt" style:font-size-asian="5pt"/>
    </style:style>
    <style:style style:name="T5524" style:parent-style-name="Phôngmặcđịnhcủađoạnvăn" style:family="text">
      <style:text-properties fo:font-size="5pt" style:font-size-asian="5pt"/>
    </style:style>
    <style:style style:name="T5525" style:parent-style-name="Phôngmặcđịnhcủađoạnvăn" style:family="text">
      <style:text-properties fo:letter-spacing="-0.0041in" fo:font-size="5pt" style:font-size-asian="5pt"/>
    </style:style>
    <style:style style:name="T5526" style:parent-style-name="Phôngmặcđịnhcủađoạnvăn" style:family="text">
      <style:text-properties fo:font-size="5pt" style:font-size-asian="5pt"/>
    </style:style>
    <style:style style:name="T5527" style:parent-style-name="Phôngmặcđịnhcủađoạnvăn" style:family="text">
      <style:text-properties fo:letter-spacing="-0.0034in" fo:font-size="5pt" style:font-size-asian="5pt"/>
    </style:style>
    <style:style style:name="T5528" style:parent-style-name="Phôngmặcđịnhcủađoạnvăn" style:family="text">
      <style:text-properties fo:font-size="5pt" style:font-size-asian="5pt"/>
    </style:style>
    <style:style style:name="T5529" style:parent-style-name="Phôngmặcđịnhcủađoạnvăn" style:family="text">
      <style:text-properties fo:letter-spacing="-0.0041in" fo:font-size="5pt" style:font-size-asian="5pt"/>
    </style:style>
    <style:style style:name="T5530" style:parent-style-name="Phôngmặcđịnhcủađoạnvăn" style:family="text">
      <style:text-properties fo:letter-spacing="-0.0013in" fo:font-size="5pt" style:font-size-asian="5pt"/>
    </style:style>
    <style:style style:name="P5531" style:parent-style-name="TableParagraph" style:family="paragraph">
      <style:paragraph-properties fo:margin-top="0.0152in" fo:margin-left="0.0166in">
        <style:tab-stops/>
      </style:paragraph-properties>
    </style:style>
    <style:style style:name="T5532" style:parent-style-name="Phôngmặcđịnhcủađoạnvăn" style:family="text">
      <style:text-properties fo:letter-spacing="-0.0013in" style:text-scale="105%" fo:font-size="5pt" style:font-size-asian="5pt"/>
    </style:style>
    <style:style style:name="T5533" style:parent-style-name="Phôngmặcđịnhcủađoạnvăn" style:family="text">
      <style:text-properties fo:letter-spacing="-0.0006in" fo:font-size="5pt" style:font-size-asian="5pt"/>
    </style:style>
    <style:style style:name="T5534" style:parent-style-name="Phôngmặcđịnhcủađoạnvăn" style:family="text">
      <style:text-properties fo:letter-spacing="-0.0013in" style:text-scale="105%" fo:font-size="5pt" style:font-size-asian="5pt"/>
    </style:style>
    <style:style style:name="T5535" style:parent-style-name="Phôngmặcđịnhcủađoạnvăn" style:family="text">
      <style:text-properties fo:letter-spacing="-0.002in" style:text-scale="105%" fo:font-size="5pt" style:font-size-asian="5pt"/>
    </style:style>
    <style:style style:name="T5536" style:parent-style-name="Phôngmặcđịnhcủađoạnvăn" style:family="text">
      <style:text-properties fo:letter-spacing="-0.0013in" style:text-scale="105%" fo:font-size="5pt" style:font-size-asian="5pt"/>
    </style:style>
    <style:style style:name="P5537" style:parent-style-name="TableParagraph" style:family="paragraph">
      <style:paragraph-properties fo:margin-top="0.0152in" fo:margin-left="0.0166in">
        <style:tab-stops/>
      </style:paragraph-properties>
    </style:style>
    <style:style style:name="T5538" style:parent-style-name="Phôngmặcđịnhcủađoạnvăn" style:family="text">
      <style:text-properties fo:letter-spacing="-0.0013in" fo:font-size="5pt" style:font-size-asian="5pt"/>
    </style:style>
    <style:style style:name="T5539" style:parent-style-name="Phôngmặcđịnhcủađoạnvăn" style:family="text">
      <style:text-properties fo:letter-spacing="0.002in" fo:font-size="5pt" style:font-size-asian="5pt"/>
    </style:style>
    <style:style style:name="T5540" style:parent-style-name="Phôngmặcđịnhcủađoạnvăn" style:family="text">
      <style:text-properties fo:letter-spacing="-0.0013in" fo:font-size="5pt" style:font-size-asian="5pt"/>
    </style:style>
    <style:style style:name="T5541" style:parent-style-name="Phôngmặcđịnhcủađoạnvăn" style:family="text">
      <style:text-properties fo:letter-spacing="0.002in" fo:font-size="5pt" style:font-size-asian="5pt"/>
    </style:style>
    <style:style style:name="T5542" style:parent-style-name="Phôngmặcđịnhcủađoạnvăn" style:family="text">
      <style:text-properties fo:letter-spacing="-0.0013in" fo:font-size="5pt" style:font-size-asian="5pt"/>
    </style:style>
    <style:style style:name="T5543" style:parent-style-name="Phôngmặcđịnhcủađoạnvăn" style:family="text">
      <style:text-properties fo:letter-spacing="0.0013in" fo:font-size="5pt" style:font-size-asian="5pt"/>
    </style:style>
    <style:style style:name="T5544" style:parent-style-name="Phôngmặcđịnhcủađoạnvăn" style:family="text">
      <style:text-properties fo:letter-spacing="-0.0013in" fo:font-size="5pt" style:font-size-asian="5pt"/>
    </style:style>
    <style:style style:name="T5545" style:parent-style-name="Phôngmặcđịnhcủađoạnvăn" style:family="text">
      <style:text-properties fo:letter-spacing="0.0006in" fo:font-size="5pt" style:font-size-asian="5pt"/>
    </style:style>
    <style:style style:name="T5546" style:parent-style-name="Phôngmặcđịnhcủađoạnvăn" style:family="text">
      <style:text-properties fo:letter-spacing="-0.0013in" fo:font-size="5pt" style:font-size-asian="5pt"/>
    </style:style>
    <style:style style:name="T5547" style:parent-style-name="Phôngmặcđịnhcủađoạnvăn" style:family="text">
      <style:text-properties fo:letter-spacing="0.0013in" fo:font-size="5pt" style:font-size-asian="5pt"/>
    </style:style>
    <style:style style:name="T5548" style:parent-style-name="Phôngmặcđịnhcủađoạnvăn" style:family="text">
      <style:text-properties fo:letter-spacing="-0.0013in" fo:font-size="5pt" style:font-size-asian="5pt"/>
    </style:style>
    <style:style style:name="P5549" style:parent-style-name="TableParagraph" style:family="paragraph">
      <style:paragraph-properties fo:margin-top="0.0152in" fo:margin-left="0.0166in">
        <style:tab-stops/>
      </style:paragraph-properties>
    </style:style>
    <style:style style:name="T5550" style:parent-style-name="Phôngmặcđịnhcủađoạnvăn" style:family="text">
      <style:text-properties fo:letter-spacing="-0.0013in" fo:font-size="5pt" style:font-size-asian="5pt"/>
    </style:style>
    <style:style style:name="T5551" style:parent-style-name="Phôngmặcđịnhcủađoạnvăn" style:family="text">
      <style:text-properties fo:letter-spacing="0.0013in" fo:font-size="5pt" style:font-size-asian="5pt"/>
    </style:style>
    <style:style style:name="T5552" style:parent-style-name="Phôngmặcđịnhcủađoạnvăn" style:family="text">
      <style:text-properties fo:letter-spacing="-0.0013in" fo:font-size="5pt" style:font-size-asian="5pt"/>
    </style:style>
    <style:style style:name="T5553" style:parent-style-name="Phôngmặcđịnhcủađoạnvăn" style:family="text">
      <style:text-properties fo:letter-spacing="0.002in" fo:font-size="5pt" style:font-size-asian="5pt"/>
    </style:style>
    <style:style style:name="T5554" style:parent-style-name="Phôngmặcđịnhcủađoạnvăn" style:family="text">
      <style:text-properties fo:letter-spacing="-0.0013in" fo:font-size="5pt" style:font-size-asian="5pt"/>
    </style:style>
    <style:style style:name="T5555" style:parent-style-name="Phôngmặcđịnhcủađoạnvăn" style:family="text">
      <style:text-properties fo:letter-spacing="0.0006in" fo:font-size="5pt" style:font-size-asian="5pt"/>
    </style:style>
    <style:style style:name="T5556" style:parent-style-name="Phôngmặcđịnhcủađoạnvăn" style:family="text">
      <style:text-properties fo:letter-spacing="-0.0013in" fo:font-size="5pt" style:font-size-asian="5pt"/>
    </style:style>
    <style:style style:name="T5557" style:parent-style-name="Phôngmặcđịnhcủađoạnvăn" style:family="text">
      <style:text-properties fo:font-size="5pt" style:font-size-asian="5pt"/>
    </style:style>
    <style:style style:name="T5558" style:parent-style-name="Phôngmặcđịnhcủađoạnvăn" style:family="text">
      <style:text-properties fo:letter-spacing="-0.0013in" fo:font-size="5pt" style:font-size-asian="5pt"/>
    </style:style>
    <style:style style:name="T5559" style:parent-style-name="Phôngmặcđịnhcủađoạnvăn" style:family="text">
      <style:text-properties fo:letter-spacing="0.0006in" fo:font-size="5pt" style:font-size-asian="5pt"/>
    </style:style>
    <style:style style:name="T5560" style:parent-style-name="Phôngmặcđịnhcủađoạnvăn" style:family="text">
      <style:text-properties fo:letter-spacing="-0.0013in" fo:font-size="5pt" style:font-size-asian="5pt"/>
    </style:style>
    <style:style style:name="P5561" style:parent-style-name="TableParagraph" style:family="paragraph">
      <style:paragraph-properties fo:margin-top="0.0152in" fo:margin-left="0.0166in">
        <style:tab-stops/>
      </style:paragraph-properties>
    </style:style>
    <style:style style:name="T5562" style:parent-style-name="Phôngmặcđịnhcủađoạnvăn" style:family="text">
      <style:text-properties fo:letter-spacing="-0.0013in" fo:font-size="5pt" style:font-size-asian="5pt"/>
    </style:style>
    <style:style style:name="T5563" style:parent-style-name="Phôngmặcđịnhcủađoạnvăn" style:family="text">
      <style:text-properties fo:letter-spacing="0.0013in" fo:font-size="5pt" style:font-size-asian="5pt"/>
    </style:style>
    <style:style style:name="T5564" style:parent-style-name="Phôngmặcđịnhcủađoạnvăn" style:family="text">
      <style:text-properties fo:letter-spacing="-0.0013in" fo:font-size="5pt" style:font-size-asian="5pt"/>
    </style:style>
    <style:style style:name="T5565" style:parent-style-name="Phôngmặcđịnhcủađoạnvăn" style:family="text">
      <style:text-properties fo:font-size="5pt" style:font-size-asian="5pt"/>
    </style:style>
    <style:style style:name="T5566" style:parent-style-name="Phôngmặcđịnhcủađoạnvăn" style:family="text">
      <style:text-properties fo:letter-spacing="-0.0013in" fo:font-size="5pt" style:font-size-asian="5pt"/>
    </style:style>
    <style:style style:name="T5567" style:parent-style-name="Phôngmặcđịnhcủađoạnvăn" style:family="text">
      <style:text-properties fo:font-size="5pt" style:font-size-asian="5pt"/>
    </style:style>
    <style:style style:name="T5568" style:parent-style-name="Phôngmặcđịnhcủađoạnvăn" style:family="text">
      <style:text-properties fo:letter-spacing="-0.0013in" fo:font-size="5pt" style:font-size-asian="5pt"/>
    </style:style>
    <style:style style:name="T5569" style:parent-style-name="Phôngmặcđịnhcủađoạnvăn" style:family="text">
      <style:text-properties fo:letter-spacing="0.0013in" fo:font-size="5pt" style:font-size-asian="5pt"/>
    </style:style>
    <style:style style:name="T5570" style:parent-style-name="Phôngmặcđịnhcủađoạnvăn" style:family="text">
      <style:text-properties fo:letter-spacing="-0.0013in" fo:font-size="5pt" style:font-size-asian="5pt"/>
    </style:style>
    <style:style style:name="P5571" style:parent-style-name="TableParagraph" style:family="paragraph">
      <style:paragraph-properties fo:margin-top="0.0152in" fo:margin-left="0.0166in">
        <style:tab-stops/>
      </style:paragraph-properties>
    </style:style>
    <style:style style:name="T5572" style:parent-style-name="Phôngmặcđịnhcủađoạnvăn" style:family="text">
      <style:text-properties fo:letter-spacing="-0.0013in" fo:font-size="5pt" style:font-size-asian="5pt"/>
    </style:style>
    <style:style style:name="T5573" style:parent-style-name="Phôngmặcđịnhcủađoạnvăn" style:family="text">
      <style:text-properties fo:letter-spacing="0.0013in" fo:font-size="5pt" style:font-size-asian="5pt"/>
    </style:style>
    <style:style style:name="T5574" style:parent-style-name="Phôngmặcđịnhcủađoạnvăn" style:family="text">
      <style:text-properties fo:letter-spacing="-0.0013in" fo:font-size="5pt" style:font-size-asian="5pt"/>
    </style:style>
    <style:style style:name="T5575" style:parent-style-name="Phôngmặcđịnhcủađoạnvăn" style:family="text">
      <style:text-properties fo:letter-spacing="0.0006in" fo:font-size="5pt" style:font-size-asian="5pt"/>
    </style:style>
    <style:style style:name="T5576" style:parent-style-name="Phôngmặcđịnhcủađoạnvăn" style:family="text">
      <style:text-properties fo:letter-spacing="-0.0013in" fo:font-size="5pt" style:font-size-asian="5pt"/>
    </style:style>
    <style:style style:name="T5577" style:parent-style-name="Phôngmặcđịnhcủađoạnvăn" style:family="text">
      <style:text-properties fo:letter-spacing="0.0006in" fo:font-size="5pt" style:font-size-asian="5pt"/>
    </style:style>
    <style:style style:name="T5578" style:parent-style-name="Phôngmặcđịnhcủađoạnvăn" style:family="text">
      <style:text-properties fo:letter-spacing="-0.0013in" fo:font-size="5pt" style:font-size-asian="5pt"/>
    </style:style>
    <style:style style:name="T5579" style:parent-style-name="Phôngmặcđịnhcủađoạnvăn" style:family="text">
      <style:text-properties fo:font-size="5pt" style:font-size-asian="5pt"/>
    </style:style>
    <style:style style:name="T5580" style:parent-style-name="Phôngmặcđịnhcủađoạnvăn" style:family="text">
      <style:text-properties fo:letter-spacing="-0.0013in" fo:font-size="5pt" style:font-size-asian="5pt"/>
    </style:style>
    <style:style style:name="T5581" style:parent-style-name="Phôngmặcđịnhcủađoạnvăn" style:family="text">
      <style:text-properties fo:letter-spacing="0.0006in" fo:font-size="5pt" style:font-size-asian="5pt"/>
    </style:style>
    <style:style style:name="T5582" style:parent-style-name="Phôngmặcđịnhcủađoạnvăn" style:family="text">
      <style:text-properties fo:letter-spacing="-0.0013in" fo:font-size="5pt" style:font-size-asian="5pt"/>
    </style:style>
    <style:style style:name="P5583" style:parent-style-name="TableParagraph" style:family="paragraph">
      <style:paragraph-properties fo:margin-top="0.0152in" fo:margin-left="0.0166in">
        <style:tab-stops/>
      </style:paragraph-properties>
    </style:style>
    <style:style style:name="T5584" style:parent-style-name="Phôngmặcđịnhcủađoạnvăn" style:family="text">
      <style:text-properties fo:letter-spacing="-0.0013in" fo:font-size="5pt" style:font-size-asian="5pt"/>
    </style:style>
    <style:style style:name="T5585" style:parent-style-name="Phôngmặcđịnhcủađoạnvăn" style:family="text">
      <style:text-properties fo:letter-spacing="0.0013in" fo:font-size="5pt" style:font-size-asian="5pt"/>
    </style:style>
    <style:style style:name="T5586" style:parent-style-name="Phôngmặcđịnhcủađoạnvăn" style:family="text">
      <style:text-properties fo:letter-spacing="-0.0013in" fo:font-size="5pt" style:font-size-asian="5pt"/>
    </style:style>
    <style:style style:name="T5587" style:parent-style-name="Phôngmặcđịnhcủađoạnvăn" style:family="text">
      <style:text-properties fo:letter-spacing="0.0006in" fo:font-size="5pt" style:font-size-asian="5pt"/>
    </style:style>
    <style:style style:name="T5588" style:parent-style-name="Phôngmặcđịnhcủađoạnvăn" style:family="text">
      <style:text-properties fo:letter-spacing="-0.0013in" fo:font-size="5pt" style:font-size-asian="5pt"/>
    </style:style>
    <style:style style:name="T5589" style:parent-style-name="Phôngmặcđịnhcủađoạnvăn" style:family="text">
      <style:text-properties fo:font-size="5pt" style:font-size-asian="5pt"/>
    </style:style>
    <style:style style:name="T5590" style:parent-style-name="Phôngmặcđịnhcủađoạnvăn" style:family="text">
      <style:text-properties fo:letter-spacing="-0.0013in" fo:font-size="5pt" style:font-size-asian="5pt"/>
    </style:style>
    <style:style style:name="T5591" style:parent-style-name="Phôngmặcđịnhcủađoạnvăn" style:family="text">
      <style:text-properties fo:letter-spacing="0.0013in" fo:font-size="5pt" style:font-size-asian="5pt"/>
    </style:style>
    <style:style style:name="T5592" style:parent-style-name="Phôngmặcđịnhcủađoạnvăn" style:family="text">
      <style:text-properties fo:letter-spacing="-0.0013in" fo:font-size="5pt" style:font-size-asian="5pt"/>
    </style:style>
    <style:style style:name="P5593" style:parent-style-name="TableParagraph" style:family="paragraph">
      <style:paragraph-properties fo:margin-top="0.0152in" fo:margin-left="0.0166in">
        <style:tab-stops/>
      </style:paragraph-properties>
    </style:style>
    <style:style style:name="T5594" style:parent-style-name="Phôngmặcđịnhcủađoạnvăn" style:family="text">
      <style:text-properties fo:font-size="5pt" style:font-size-asian="5pt"/>
    </style:style>
    <style:style style:name="T5595" style:parent-style-name="Phôngmặcđịnhcủađoạnvăn" style:family="text">
      <style:text-properties fo:letter-spacing="0.002in" fo:font-size="5pt" style:font-size-asian="5pt"/>
    </style:style>
    <style:style style:name="T5596" style:parent-style-name="Phôngmặcđịnhcủađoạnvăn" style:family="text">
      <style:text-properties fo:font-size="5pt" style:font-size-asian="5pt"/>
    </style:style>
    <style:style style:name="T5597" style:parent-style-name="Phôngmặcđịnhcủađoạnvăn" style:family="text">
      <style:text-properties fo:letter-spacing="0.0013in" fo:font-size="5pt" style:font-size-asian="5pt"/>
    </style:style>
    <style:style style:name="T5598" style:parent-style-name="Phôngmặcđịnhcủađoạnvăn" style:family="text">
      <style:text-properties fo:letter-spacing="-0.0013in" fo:font-size="5pt" style:font-size-asian="5pt"/>
    </style:style>
    <style:style style:name="P5599" style:parent-style-name="TableParagraph" style:family="paragraph">
      <style:paragraph-properties fo:margin-top="0.0152in" fo:margin-left="0.0166in">
        <style:tab-stops/>
      </style:paragraph-properties>
    </style:style>
    <style:style style:name="T5600" style:parent-style-name="Phôngmặcđịnhcủađoạnvăn" style:family="text">
      <style:text-properties fo:font-size="5pt" style:font-size-asian="5pt"/>
    </style:style>
    <style:style style:name="T5601" style:parent-style-name="Phôngmặcđịnhcủađoạnvăn" style:family="text">
      <style:text-properties fo:letter-spacing="-0.0027in" fo:font-size="5pt" style:font-size-asian="5pt"/>
    </style:style>
    <style:style style:name="T5602" style:parent-style-name="Phôngmặcđịnhcủađoạnvăn" style:family="text">
      <style:text-properties fo:font-size="5pt" style:font-size-asian="5pt"/>
    </style:style>
    <style:style style:name="T5603" style:parent-style-name="Phôngmặcđịnhcủađoạnvăn" style:family="text">
      <style:text-properties fo:letter-spacing="-0.0041in" fo:font-size="5pt" style:font-size-asian="5pt"/>
    </style:style>
    <style:style style:name="T5604" style:parent-style-name="Phôngmặcđịnhcủađoạnvăn" style:family="text">
      <style:text-properties fo:font-size="5pt" style:font-size-asian="5pt"/>
    </style:style>
    <style:style style:name="T5605" style:parent-style-name="Phôngmặcđịnhcủađoạnvăn" style:family="text">
      <style:text-properties fo:letter-spacing="-0.002in" fo:font-size="5pt" style:font-size-asian="5pt"/>
    </style:style>
    <style:style style:name="T5606" style:parent-style-name="Phôngmặcđịnhcủađoạnvăn" style:family="text">
      <style:text-properties fo:font-size="5pt" style:font-size-asian="5pt"/>
    </style:style>
    <style:style style:name="T5607" style:parent-style-name="Phôngmặcđịnhcủađoạnvăn" style:family="text">
      <style:text-properties fo:letter-spacing="-0.0034in" fo:font-size="5pt" style:font-size-asian="5pt"/>
    </style:style>
    <style:style style:name="T5608" style:parent-style-name="Phôngmặcđịnhcủađoạnvăn" style:family="text">
      <style:text-properties fo:font-size="5pt" style:font-size-asian="5pt"/>
    </style:style>
    <style:style style:name="T5609" style:parent-style-name="Phôngmặcđịnhcủađoạnvăn" style:family="text">
      <style:text-properties fo:letter-spacing="-0.0027in" fo:font-size="5pt" style:font-size-asian="5pt"/>
    </style:style>
    <style:style style:name="T5610" style:parent-style-name="Phôngmặcđịnhcủađoạnvăn" style:family="text">
      <style:text-properties fo:letter-spacing="-0.0013in" fo:font-size="5pt" style:font-size-asian="5pt"/>
    </style:style>
    <style:style style:name="P5611" style:parent-style-name="TableParagraph" style:family="paragraph">
      <style:paragraph-properties fo:margin-top="0.0152in" fo:margin-left="0.0166in">
        <style:tab-stops/>
      </style:paragraph-properties>
    </style:style>
    <style:style style:name="T5612" style:parent-style-name="Phôngmặcđịnhcủađoạnvăn" style:family="text">
      <style:text-properties fo:font-size="5pt" style:font-size-asian="5pt"/>
    </style:style>
    <style:style style:name="T5613" style:parent-style-name="Phôngmặcđịnhcủađoạnvăn" style:family="text">
      <style:text-properties fo:letter-spacing="-0.0006in" fo:font-size="5pt" style:font-size-asian="5pt"/>
    </style:style>
    <style:style style:name="T5614" style:parent-style-name="Phôngmặcđịnhcủađoạnvăn" style:family="text">
      <style:text-properties fo:font-size="5pt" style:font-size-asian="5pt"/>
    </style:style>
    <style:style style:name="T5615" style:parent-style-name="Phôngmặcđịnhcủađoạnvăn" style:family="text">
      <style:text-properties fo:letter-spacing="-0.0006in" fo:font-size="5pt" style:font-size-asian="5pt"/>
    </style:style>
    <style:style style:name="T5616" style:parent-style-name="Phôngmặcđịnhcủađoạnvăn" style:family="text">
      <style:text-properties fo:font-size="5pt" style:font-size-asian="5pt"/>
    </style:style>
    <style:style style:name="T5617" style:parent-style-name="Phôngmặcđịnhcủađoạnvăn" style:family="text">
      <style:text-properties fo:letter-spacing="-0.0006in" fo:font-size="5pt" style:font-size-asian="5pt"/>
    </style:style>
    <style:style style:name="T5618" style:parent-style-name="Phôngmặcđịnhcủađoạnvăn" style:family="text">
      <style:text-properties fo:font-size="5pt" style:font-size-asian="5pt"/>
    </style:style>
    <style:style style:name="T5619" style:parent-style-name="Phôngmặcđịnhcủađoạnvăn" style:family="text">
      <style:text-properties fo:letter-spacing="-0.0013in" fo:font-size="5pt" style:font-size-asian="5pt"/>
    </style:style>
    <style:style style:name="P5620" style:parent-style-name="TableParagraph" style:family="paragraph">
      <style:paragraph-properties fo:margin-top="0.0145in" fo:margin-left="0.0166in">
        <style:tab-stops/>
      </style:paragraph-properties>
    </style:style>
    <style:style style:name="T5621" style:parent-style-name="Phôngmặcđịnhcủađoạnvăn" style:family="text">
      <style:text-properties fo:font-size="5pt" style:font-size-asian="5pt"/>
    </style:style>
    <style:style style:name="T5622" style:parent-style-name="Phôngmặcđịnhcủađoạnvăn" style:family="text">
      <style:text-properties fo:letter-spacing="-0.0006in" fo:font-size="5pt" style:font-size-asian="5pt"/>
    </style:style>
    <style:style style:name="T5623" style:parent-style-name="Phôngmặcđịnhcủađoạnvăn" style:family="text">
      <style:text-properties fo:font-size="5pt" style:font-size-asian="5pt"/>
    </style:style>
    <style:style style:name="T5624" style:parent-style-name="Phôngmặcđịnhcủađoạnvăn" style:family="text">
      <style:text-properties fo:letter-spacing="-0.0006in" fo:font-size="5pt" style:font-size-asian="5pt"/>
    </style:style>
    <style:style style:name="T5625" style:parent-style-name="Phôngmặcđịnhcủađoạnvăn" style:family="text">
      <style:text-properties fo:font-size="5pt" style:font-size-asian="5pt"/>
    </style:style>
    <style:style style:name="T5626" style:parent-style-name="Phôngmặcđịnhcủađoạnvăn" style:family="text">
      <style:text-properties fo:letter-spacing="-0.0013in" fo:font-size="5pt" style:font-size-asian="5pt"/>
    </style:style>
    <style:style style:name="T5627" style:parent-style-name="Phôngmặcđịnhcủađoạnvăn" style:family="text">
      <style:text-properties fo:font-size="5pt" style:font-size-asian="5pt"/>
    </style:style>
    <style:style style:name="T5628" style:parent-style-name="Phôngmặcđịnhcủađoạnvăn" style:family="text">
      <style:text-properties fo:letter-spacing="-0.0006in" fo:font-size="5pt" style:font-size-asian="5pt"/>
    </style:style>
    <style:style style:name="T5629" style:parent-style-name="Phôngmặcđịnhcủađoạnvăn" style:family="text">
      <style:text-properties fo:font-size="5pt" style:font-size-asian="5pt"/>
    </style:style>
    <style:style style:name="T5630" style:parent-style-name="Phôngmặcđịnhcủađoạnvăn" style:family="text">
      <style:text-properties fo:letter-spacing="-0.0006in" fo:font-size="5pt" style:font-size-asian="5pt"/>
    </style:style>
    <style:style style:name="T5631" style:parent-style-name="Phôngmặcđịnhcủađoạnvăn" style:family="text">
      <style:text-properties fo:letter-spacing="-0.0013in" fo:font-size="5pt" style:font-size-asian="5pt"/>
    </style:style>
    <style:style style:name="P5632" style:parent-style-name="TableParagraph" style:family="paragraph">
      <style:paragraph-properties fo:margin-top="0.0152in" fo:margin-left="0.0166in">
        <style:tab-stops/>
      </style:paragraph-properties>
    </style:style>
    <style:style style:name="T5633" style:parent-style-name="Phôngmặcđịnhcủađoạnvăn" style:family="text">
      <style:text-properties fo:font-size="5pt" style:font-size-asian="5pt"/>
    </style:style>
    <style:style style:name="T5634" style:parent-style-name="Phôngmặcđịnhcủađoạnvăn" style:family="text">
      <style:text-properties fo:letter-spacing="0.0006in" fo:font-size="5pt" style:font-size-asian="5pt"/>
    </style:style>
    <style:style style:name="T5635" style:parent-style-name="Phôngmặcđịnhcủađoạnvăn" style:family="text">
      <style:text-properties fo:font-size="5pt" style:font-size-asian="5pt"/>
    </style:style>
    <style:style style:name="T5636" style:parent-style-name="Phôngmặcđịnhcủađoạnvăn" style:family="text">
      <style:text-properties fo:letter-spacing="-0.0006in" fo:font-size="5pt" style:font-size-asian="5pt"/>
    </style:style>
    <style:style style:name="T5637" style:parent-style-name="Phôngmặcđịnhcủađoạnvăn" style:family="text">
      <style:text-properties fo:font-size="5pt" style:font-size-asian="5pt"/>
    </style:style>
    <style:style style:name="T5638" style:parent-style-name="Phôngmặcđịnhcủađoạnvăn" style:family="text">
      <style:text-properties fo:letter-spacing="0.0006in" fo:font-size="5pt" style:font-size-asian="5pt"/>
    </style:style>
    <style:style style:name="T5639" style:parent-style-name="Phôngmặcđịnhcủađoạnvăn" style:family="text">
      <style:text-properties fo:letter-spacing="-0.0027in" fo:font-size="5pt" style:font-size-asian="5pt"/>
    </style:style>
    <style:style style:name="P5640" style:parent-style-name="TableParagraph" style:family="paragraph">
      <style:paragraph-properties fo:margin-top="0.0159in" fo:margin-left="0.0166in">
        <style:tab-stops/>
      </style:paragraph-properties>
    </style:style>
    <style:style style:name="T5641" style:parent-style-name="Phôngmặcđịnhcủađoạnvăn" style:family="text">
      <style:text-properties fo:font-size="5pt" style:font-size-asian="5pt"/>
    </style:style>
    <style:style style:name="T5642" style:parent-style-name="Phôngmặcđịnhcủađoạnvăn" style:family="text">
      <style:text-properties fo:letter-spacing="-0.0027in" fo:font-size="5pt" style:font-size-asian="5pt"/>
    </style:style>
    <style:style style:name="T5643" style:parent-style-name="Phôngmặcđịnhcủađoạnvăn" style:family="text">
      <style:text-properties fo:font-size="5pt" style:font-size-asian="5pt"/>
    </style:style>
    <style:style style:name="T5644" style:parent-style-name="Phôngmặcđịnhcủađoạnvăn" style:family="text">
      <style:text-properties fo:letter-spacing="-0.0034in" fo:font-size="5pt" style:font-size-asian="5pt"/>
    </style:style>
    <style:style style:name="T5645" style:parent-style-name="Phôngmặcđịnhcủađoạnvăn" style:family="text">
      <style:text-properties fo:font-size="5pt" style:font-size-asian="5pt"/>
    </style:style>
    <style:style style:name="T5646" style:parent-style-name="Phôngmặcđịnhcủađoạnvăn" style:family="text">
      <style:text-properties fo:letter-spacing="-0.0027in" fo:font-size="5pt" style:font-size-asian="5pt"/>
    </style:style>
    <style:style style:name="T5647" style:parent-style-name="Phôngmặcđịnhcủađoạnvăn" style:family="text">
      <style:text-properties fo:font-size="5pt" style:font-size-asian="5pt"/>
    </style:style>
    <style:style style:name="T5648" style:parent-style-name="Phôngmặcđịnhcủađoạnvăn" style:family="text">
      <style:text-properties fo:letter-spacing="-0.0034in" fo:font-size="5pt" style:font-size-asian="5pt"/>
    </style:style>
    <style:style style:name="T5649" style:parent-style-name="Phôngmặcđịnhcủađoạnvăn" style:family="text">
      <style:text-properties fo:font-size="5pt" style:font-size-asian="5pt"/>
    </style:style>
    <style:style style:name="T5650" style:parent-style-name="Phôngmặcđịnhcủađoạnvăn" style:family="text">
      <style:text-properties fo:letter-spacing="-0.0027in" fo:font-size="5pt" style:font-size-asian="5pt"/>
    </style:style>
    <style:style style:name="T5651" style:parent-style-name="Phôngmặcđịnhcủađoạnvăn" style:family="text">
      <style:text-properties fo:font-size="5pt" style:font-size-asian="5pt"/>
    </style:style>
    <style:style style:name="T5652" style:parent-style-name="Phôngmặcđịnhcủađoạnvăn" style:family="text">
      <style:text-properties fo:letter-spacing="-0.0027in" fo:font-size="5pt" style:font-size-asian="5pt"/>
    </style:style>
    <style:style style:name="T5653" style:parent-style-name="Phôngmặcđịnhcủađoạnvăn" style:family="text">
      <style:text-properties fo:letter-spacing="-0.0013in" fo:font-size="5pt" style:font-size-asian="5pt"/>
    </style:style>
    <style:style style:name="P5654" style:parent-style-name="TableParagraph" style:family="paragraph">
      <style:paragraph-properties fo:margin-top="0.0152in" fo:margin-left="0.0166in">
        <style:tab-stops/>
      </style:paragraph-properties>
    </style:style>
    <style:style style:name="T5655" style:parent-style-name="Phôngmặcđịnhcủađoạnvăn" style:family="text">
      <style:text-properties fo:font-size="5pt" style:font-size-asian="5pt"/>
    </style:style>
    <style:style style:name="T5656" style:parent-style-name="Phôngmặcđịnhcủađoạnvăn" style:family="text">
      <style:text-properties fo:letter-spacing="-0.002in" fo:font-size="5pt" style:font-size-asian="5pt"/>
    </style:style>
    <style:style style:name="T5657" style:parent-style-name="Phôngmặcđịnhcủađoạnvăn" style:family="text">
      <style:text-properties fo:font-size="5pt" style:font-size-asian="5pt"/>
    </style:style>
    <style:style style:name="T5658" style:parent-style-name="Phôngmặcđịnhcủađoạnvăn" style:family="text">
      <style:text-properties fo:letter-spacing="-0.002in" fo:font-size="5pt" style:font-size-asian="5pt"/>
    </style:style>
    <style:style style:name="T5659" style:parent-style-name="Phôngmặcđịnhcủađoạnvăn" style:family="text">
      <style:text-properties fo:font-size="5pt" style:font-size-asian="5pt"/>
    </style:style>
    <style:style style:name="T5660" style:parent-style-name="Phôngmặcđịnhcủađoạnvăn" style:family="text">
      <style:text-properties fo:letter-spacing="-0.0013in" fo:font-size="5pt" style:font-size-asian="5pt"/>
    </style:style>
    <style:style style:name="T5661" style:parent-style-name="Phôngmặcđịnhcủađoạnvăn" style:family="text">
      <style:text-properties fo:font-size="5pt" style:font-size-asian="5pt"/>
    </style:style>
    <style:style style:name="T5662" style:parent-style-name="Phôngmặcđịnhcủađoạnvăn" style:family="text">
      <style:text-properties fo:letter-spacing="-0.0027in" fo:font-size="5pt" style:font-size-asian="5pt"/>
    </style:style>
    <style:style style:name="T5663" style:parent-style-name="Phôngmặcđịnhcủađoạnvăn" style:family="text">
      <style:text-properties fo:font-size="5pt" style:font-size-asian="5pt"/>
    </style:style>
    <style:style style:name="T5664" style:parent-style-name="Phôngmặcđịnhcủađoạnvăn" style:family="text">
      <style:text-properties fo:letter-spacing="-0.0027in" fo:font-size="5pt" style:font-size-asian="5pt"/>
    </style:style>
    <style:style style:name="T5665" style:parent-style-name="Phôngmặcđịnhcủađoạnvăn" style:family="text">
      <style:text-properties fo:font-size="5pt" style:font-size-asian="5pt"/>
    </style:style>
    <style:style style:name="T5666" style:parent-style-name="Phôngmặcđịnhcủađoạnvăn" style:family="text">
      <style:text-properties fo:letter-spacing="-0.0027in" fo:font-size="5pt" style:font-size-asian="5pt"/>
    </style:style>
    <style:style style:name="T5667" style:parent-style-name="Phôngmặcđịnhcủađoạnvăn" style:family="text">
      <style:text-properties fo:font-size="5pt" style:font-size-asian="5pt"/>
    </style:style>
    <style:style style:name="T5668" style:parent-style-name="Phôngmặcđịnhcủađoạnvăn" style:family="text">
      <style:text-properties fo:letter-spacing="-0.0013in" fo:font-size="5pt" style:font-size-asian="5pt"/>
    </style:style>
    <style:style style:name="T5669" style:parent-style-name="Phôngmặcđịnhcủađoạnvăn" style:family="text">
      <style:text-properties fo:font-size="5pt" style:font-size-asian="5pt"/>
    </style:style>
    <style:style style:name="T5670" style:parent-style-name="Phôngmặcđịnhcủađoạnvăn" style:family="text">
      <style:text-properties fo:letter-spacing="-0.002in" fo:font-size="5pt" style:font-size-asian="5pt"/>
    </style:style>
    <style:style style:name="T5671" style:parent-style-name="Phôngmặcđịnhcủađoạnvăn" style:family="text">
      <style:text-properties fo:font-size="5pt" style:font-size-asian="5pt"/>
    </style:style>
    <style:style style:name="T5672" style:parent-style-name="Phôngmặcđịnhcủađoạnvăn" style:family="text">
      <style:text-properties fo:letter-spacing="-0.0027in" fo:font-size="5pt" style:font-size-asian="5pt"/>
    </style:style>
    <style:style style:name="T5673" style:parent-style-name="Phôngmặcđịnhcủađoạnvăn" style:family="text">
      <style:text-properties fo:letter-spacing="-0.0013in" fo:font-size="5pt" style:font-size-asian="5pt"/>
    </style:style>
    <style:style style:name="P5674" style:parent-style-name="TableParagraph" style:family="paragraph">
      <style:paragraph-properties fo:margin-top="0.0152in" fo:line-height="117%" fo:margin-left="0.0166in" fo:margin-right="1.6409in">
        <style:tab-stops/>
      </style:paragraph-properties>
    </style:style>
    <style:style style:name="T5675" style:parent-style-name="Phôngmặcđịnhcủađoạnvăn" style:family="text">
      <style:text-properties fo:font-size="5pt" style:font-size-asian="5pt"/>
    </style:style>
    <style:style style:name="T5676" style:parent-style-name="Phôngmặcđịnhcủađoạnvăn" style:family="text">
      <style:text-properties fo:letter-spacing="-0.0006in" fo:font-size="5pt" style:font-size-asian="5pt"/>
    </style:style>
    <style:style style:name="T5677" style:parent-style-name="Phôngmặcđịnhcủađoạnvăn" style:family="text">
      <style:text-properties fo:font-size="5pt" style:font-size-asian="5pt"/>
    </style:style>
    <style:style style:name="T5678" style:parent-style-name="Phôngmặcđịnhcủađoạnvăn" style:family="text">
      <style:text-properties fo:letter-spacing="-0.0006in" fo:font-size="5pt" style:font-size-asian="5pt"/>
    </style:style>
    <style:style style:name="T5679" style:parent-style-name="Phôngmặcđịnhcủađoạnvăn" style:family="text">
      <style:text-properties fo:font-size="5pt" style:font-size-asian="5pt"/>
    </style:style>
    <style:style style:name="T5680" style:parent-style-name="Phôngmặcđịnhcủađoạnvăn" style:family="text">
      <style:text-properties fo:letter-spacing="0.0277in" fo:font-size="5pt" style:font-size-asian="5pt"/>
    </style:style>
    <style:style style:name="T5681" style:parent-style-name="Phôngmặcđịnhcủađoạnvăn" style:family="text">
      <style:text-properties fo:font-size="5pt" style:font-size-asian="5pt"/>
    </style:style>
    <style:style style:name="P5682" style:parent-style-name="TableParagraph" style:family="paragraph">
      <style:paragraph-properties fo:margin-left="0.0166in">
        <style:tab-stops/>
      </style:paragraph-properties>
    </style:style>
    <style:style style:name="T5683" style:parent-style-name="Phôngmặcđịnhcủađoạnvăn" style:family="text">
      <style:text-properties fo:font-size="5pt" style:font-size-asian="5pt"/>
    </style:style>
    <style:style style:name="T5684" style:parent-style-name="Phôngmặcđịnhcủađoạnvăn" style:family="text">
      <style:text-properties fo:letter-spacing="-0.0013in" fo:font-size="5pt" style:font-size-asian="5pt"/>
    </style:style>
    <style:style style:name="T5685" style:parent-style-name="Phôngmặcđịnhcủađoạnvăn" style:family="text">
      <style:text-properties fo:font-size="5pt" style:font-size-asian="5pt"/>
    </style:style>
    <style:style style:name="T5686" style:parent-style-name="Phôngmặcđịnhcủađoạnvăn" style:family="text">
      <style:text-properties fo:letter-spacing="0.0006in" fo:font-size="5pt" style:font-size-asian="5pt"/>
    </style:style>
    <style:style style:name="T5687" style:parent-style-name="Phôngmặcđịnhcủađoạnvăn" style:family="text">
      <style:text-properties fo:font-size="5pt" style:font-size-asian="5pt"/>
    </style:style>
    <style:style style:name="T5688" style:parent-style-name="Phôngmặcđịnhcủađoạnvăn" style:family="text">
      <style:text-properties fo:letter-spacing="-0.0006in" fo:font-size="5pt" style:font-size-asian="5pt"/>
    </style:style>
    <style:style style:name="T5689" style:parent-style-name="Phôngmặcđịnhcủađoạnvăn" style:family="text">
      <style:text-properties fo:font-size="5pt" style:font-size-asian="5pt"/>
    </style:style>
    <style:style style:name="T5690" style:parent-style-name="Phôngmặcđịnhcủađoạnvăn" style:family="text">
      <style:text-properties fo:letter-spacing="-0.0013in" fo:font-size="5pt" style:font-size-asian="5pt"/>
    </style:style>
    <style:style style:name="T5691" style:parent-style-name="Phôngmặcđịnhcủađoạnvăn" style:family="text">
      <style:text-properties fo:font-size="5pt" style:font-size-asian="5pt"/>
    </style:style>
    <style:style style:name="T5692" style:parent-style-name="Phôngmặcđịnhcủađoạnvăn" style:family="text">
      <style:text-properties fo:letter-spacing="-0.002in" fo:font-size="5pt" style:font-size-asian="5pt"/>
    </style:style>
    <style:style style:name="T5693" style:parent-style-name="Phôngmặcđịnhcủađoạnvăn" style:family="text">
      <style:text-properties fo:font-size="5pt" style:font-size-asian="5pt"/>
    </style:style>
    <style:style style:name="T5694" style:parent-style-name="Phôngmặcđịnhcủađoạnvăn" style:family="text">
      <style:text-properties fo:letter-spacing="-0.0006in" fo:font-size="5pt" style:font-size-asian="5pt"/>
    </style:style>
    <style:style style:name="T5695" style:parent-style-name="Phôngmặcđịnhcủađoạnvăn" style:family="text">
      <style:text-properties fo:font-size="5pt" style:font-size-asian="5pt"/>
    </style:style>
    <style:style style:name="T5696" style:parent-style-name="Phôngmặcđịnhcủađoạnvăn" style:family="text">
      <style:text-properties fo:letter-spacing="0.0006in" fo:font-size="5pt" style:font-size-asian="5pt"/>
    </style:style>
    <style:style style:name="T5697" style:parent-style-name="Phôngmặcđịnhcủađoạnvăn" style:family="text">
      <style:text-properties fo:font-size="5pt" style:font-size-asian="5pt"/>
    </style:style>
    <style:style style:name="T5698" style:parent-style-name="Phôngmặcđịnhcủađoạnvăn" style:family="text">
      <style:text-properties fo:letter-spacing="-0.0013in" fo:font-size="5pt" style:font-size-asian="5pt"/>
    </style:style>
    <style:style style:name="T5699" style:parent-style-name="Phôngmặcđịnhcủađoạnvăn" style:family="text">
      <style:text-properties fo:font-size="5pt" style:font-size-asian="5pt"/>
    </style:style>
    <style:style style:name="T5700" style:parent-style-name="Phôngmặcđịnhcủađoạnvăn" style:family="text">
      <style:text-properties fo:letter-spacing="-0.0006in" fo:font-size="5pt" style:font-size-asian="5pt"/>
    </style:style>
    <style:style style:name="T5701" style:parent-style-name="Phôngmặcđịnhcủađoạnvăn" style:family="text">
      <style:text-properties fo:letter-spacing="-0.0013in" fo:font-size="5pt" style:font-size-asian="5pt"/>
    </style:style>
    <style:style style:name="TableCell5702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5703" style:parent-style-name="TableParagraph" style:family="paragraph">
      <style:text-properties style:font-name="Times New Roman" fo:font-size="5pt" style:font-size-asian="5pt"/>
    </style:style>
    <style:style style:name="P5704" style:parent-style-name="TableParagraph" style:family="paragraph">
      <style:text-properties style:font-name="Times New Roman" fo:font-size="5pt" style:font-size-asian="5pt"/>
    </style:style>
    <style:style style:name="P5705" style:parent-style-name="TableParagraph" style:family="paragraph">
      <style:text-properties style:font-name="Times New Roman" fo:font-size="5pt" style:font-size-asian="5pt"/>
    </style:style>
    <style:style style:name="P5706" style:parent-style-name="TableParagraph" style:family="paragraph">
      <style:text-properties style:font-name="Times New Roman" fo:font-size="5pt" style:font-size-asian="5pt"/>
    </style:style>
    <style:style style:name="P5707" style:parent-style-name="TableParagraph" style:family="paragraph">
      <style:text-properties style:font-name="Times New Roman" fo:font-size="5pt" style:font-size-asian="5pt"/>
    </style:style>
    <style:style style:name="P5708" style:parent-style-name="TableParagraph" style:family="paragraph">
      <style:text-properties style:font-name="Times New Roman" fo:font-size="5pt" style:font-size-asian="5pt"/>
    </style:style>
    <style:style style:name="P5709" style:parent-style-name="TableParagraph" style:family="paragraph">
      <style:text-properties style:font-name="Times New Roman" fo:font-size="5pt" style:font-size-asian="5pt"/>
    </style:style>
    <style:style style:name="P5710" style:parent-style-name="TableParagraph" style:family="paragraph">
      <style:text-properties style:font-name="Times New Roman" fo:font-size="5pt" style:font-size-asian="5pt"/>
    </style:style>
    <style:style style:name="P5711" style:parent-style-name="TableParagraph" style:family="paragraph">
      <style:text-properties style:font-name="Times New Roman" fo:font-size="5pt" style:font-size-asian="5pt"/>
    </style:style>
    <style:style style:name="P5712" style:parent-style-name="TableParagraph" style:family="paragraph">
      <style:text-properties style:font-name="Times New Roman" fo:font-size="5pt" style:font-size-asian="5pt"/>
    </style:style>
    <style:style style:name="P5713" style:parent-style-name="TableParagraph" style:family="paragraph">
      <style:text-properties style:font-name="Times New Roman" fo:font-size="5pt" style:font-size-asian="5pt"/>
    </style:style>
    <style:style style:name="P5714" style:parent-style-name="TableParagraph" style:family="paragraph">
      <style:text-properties style:font-name="Times New Roman" fo:font-size="5pt" style:font-size-asian="5pt"/>
    </style:style>
    <style:style style:name="P5715" style:parent-style-name="TableParagraph" style:family="paragraph">
      <style:paragraph-properties fo:margin-top="0.075in"/>
      <style:text-properties style:font-name="Times New Roman" fo:font-size="5pt" style:font-size-asian="5pt"/>
    </style:style>
    <style:style style:name="P5716" style:parent-style-name="TableParagraph" style:family="paragraph">
      <style:paragraph-properties fo:margin-top="0.0006in" fo:margin-left="0.0173in">
        <style:tab-stops/>
      </style:paragraph-properties>
    </style:style>
    <style:style style:name="T5717" style:parent-style-name="Phôngmặcđịnhcủađoạnvăn" style:family="text">
      <style:text-properties fo:letter-spacing="-0.0034in" fo:font-size="5pt" style:font-size-asian="5pt"/>
    </style:style>
    <style:style style:name="TableCell5718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5719" style:parent-style-name="TableParagraph" style:family="paragraph">
      <style:text-properties style:font-name="Times New Roman" fo:font-size="5pt" style:font-size-asian="5pt"/>
    </style:style>
    <style:style style:name="P5720" style:parent-style-name="TableParagraph" style:family="paragraph">
      <style:text-properties style:font-name="Times New Roman" fo:font-size="5pt" style:font-size-asian="5pt"/>
    </style:style>
    <style:style style:name="P5721" style:parent-style-name="TableParagraph" style:family="paragraph">
      <style:text-properties style:font-name="Times New Roman" fo:font-size="5pt" style:font-size-asian="5pt"/>
    </style:style>
    <style:style style:name="P5722" style:parent-style-name="TableParagraph" style:family="paragraph">
      <style:text-properties style:font-name="Times New Roman" fo:font-size="5pt" style:font-size-asian="5pt"/>
    </style:style>
    <style:style style:name="P5723" style:parent-style-name="TableParagraph" style:family="paragraph">
      <style:text-properties style:font-name="Times New Roman" fo:font-size="5pt" style:font-size-asian="5pt"/>
    </style:style>
    <style:style style:name="P5724" style:parent-style-name="TableParagraph" style:family="paragraph">
      <style:text-properties style:font-name="Times New Roman" fo:font-size="5pt" style:font-size-asian="5pt"/>
    </style:style>
    <style:style style:name="P5725" style:parent-style-name="TableParagraph" style:family="paragraph">
      <style:text-properties style:font-name="Times New Roman" fo:font-size="5pt" style:font-size-asian="5pt"/>
    </style:style>
    <style:style style:name="P5726" style:parent-style-name="TableParagraph" style:family="paragraph">
      <style:text-properties style:font-name="Times New Roman" fo:font-size="5pt" style:font-size-asian="5pt"/>
    </style:style>
    <style:style style:name="P5727" style:parent-style-name="TableParagraph" style:family="paragraph">
      <style:text-properties style:font-name="Times New Roman" fo:font-size="5pt" style:font-size-asian="5pt"/>
    </style:style>
    <style:style style:name="P5728" style:parent-style-name="TableParagraph" style:family="paragraph">
      <style:text-properties style:font-name="Times New Roman" fo:font-size="5pt" style:font-size-asian="5pt"/>
    </style:style>
    <style:style style:name="P5729" style:parent-style-name="TableParagraph" style:family="paragraph">
      <style:text-properties style:font-name="Times New Roman" fo:font-size="5pt" style:font-size-asian="5pt"/>
    </style:style>
    <style:style style:name="P5730" style:parent-style-name="TableParagraph" style:family="paragraph">
      <style:text-properties style:font-name="Times New Roman" fo:font-size="5pt" style:font-size-asian="5pt"/>
    </style:style>
    <style:style style:name="P5731" style:parent-style-name="TableParagraph" style:family="paragraph">
      <style:paragraph-properties fo:margin-top="0.075in"/>
      <style:text-properties style:font-name="Times New Roman" fo:font-size="5pt" style:font-size-asian="5pt"/>
    </style:style>
    <style:style style:name="P5732" style:parent-style-name="TableParagraph" style:family="paragraph">
      <style:paragraph-properties fo:margin-top="0.0006in" fo:margin-left="0.0173in">
        <style:tab-stops/>
      </style:paragraph-properties>
    </style:style>
    <style:style style:name="T5733" style:parent-style-name="Phôngmặcđịnhcủađoạnvăn" style:family="text">
      <style:text-properties fo:letter-spacing="-0.0034in" style:text-scale="105%" fo:font-size="5pt" style:font-size-asian="5pt"/>
    </style:style>
    <style:style style:name="TableCell5734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5735" style:parent-style-name="TableParagraph" style:family="paragraph">
      <style:text-properties style:font-name="Times New Roman" fo:font-size="5pt" style:font-size-asian="5pt"/>
    </style:style>
    <style:style style:name="P5736" style:parent-style-name="TableParagraph" style:family="paragraph">
      <style:text-properties style:font-name="Times New Roman" fo:font-size="5pt" style:font-size-asian="5pt"/>
    </style:style>
    <style:style style:name="P5737" style:parent-style-name="TableParagraph" style:family="paragraph">
      <style:text-properties style:font-name="Times New Roman" fo:font-size="5pt" style:font-size-asian="5pt"/>
    </style:style>
    <style:style style:name="P5738" style:parent-style-name="TableParagraph" style:family="paragraph">
      <style:text-properties style:font-name="Times New Roman" fo:font-size="5pt" style:font-size-asian="5pt"/>
    </style:style>
    <style:style style:name="P5739" style:parent-style-name="TableParagraph" style:family="paragraph">
      <style:text-properties style:font-name="Times New Roman" fo:font-size="5pt" style:font-size-asian="5pt"/>
    </style:style>
    <style:style style:name="P5740" style:parent-style-name="TableParagraph" style:family="paragraph">
      <style:text-properties style:font-name="Times New Roman" fo:font-size="5pt" style:font-size-asian="5pt"/>
    </style:style>
    <style:style style:name="P5741" style:parent-style-name="TableParagraph" style:family="paragraph">
      <style:text-properties style:font-name="Times New Roman" fo:font-size="5pt" style:font-size-asian="5pt"/>
    </style:style>
    <style:style style:name="P5742" style:parent-style-name="TableParagraph" style:family="paragraph">
      <style:text-properties style:font-name="Times New Roman" fo:font-size="5pt" style:font-size-asian="5pt"/>
    </style:style>
    <style:style style:name="P5743" style:parent-style-name="TableParagraph" style:family="paragraph">
      <style:text-properties style:font-name="Times New Roman" fo:font-size="5pt" style:font-size-asian="5pt"/>
    </style:style>
    <style:style style:name="P5744" style:parent-style-name="TableParagraph" style:family="paragraph">
      <style:text-properties style:font-name="Times New Roman" fo:font-size="5pt" style:font-size-asian="5pt"/>
    </style:style>
    <style:style style:name="P5745" style:parent-style-name="TableParagraph" style:family="paragraph">
      <style:text-properties style:font-name="Times New Roman" fo:font-size="5pt" style:font-size-asian="5pt"/>
    </style:style>
    <style:style style:name="P5746" style:parent-style-name="TableParagraph" style:family="paragraph">
      <style:text-properties style:font-name="Times New Roman" fo:font-size="5pt" style:font-size-asian="5pt"/>
    </style:style>
    <style:style style:name="P5747" style:parent-style-name="TableParagraph" style:family="paragraph">
      <style:paragraph-properties fo:margin-top="0.075in"/>
      <style:text-properties style:font-name="Times New Roman" fo:font-size="5pt" style:font-size-asian="5pt"/>
    </style:style>
    <style:style style:name="P5748" style:parent-style-name="TableParagraph" style:family="paragraph">
      <style:paragraph-properties fo:margin-top="0.0006in" fo:margin-left="0.018in">
        <style:tab-stops/>
      </style:paragraph-properties>
    </style:style>
    <style:style style:name="T5749" style:parent-style-name="Phôngmặcđịnhcủađoạnvăn" style:family="text">
      <style:text-properties fo:letter-spacing="-0.0034in" fo:font-size="5pt" style:font-size-asian="5pt"/>
    </style:style>
    <style:style style:name="TableCell5750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5751" style:parent-style-name="TableParagraph" style:family="paragraph">
      <style:text-properties style:font-name="Times New Roman" fo:font-size="5pt" style:font-size-asian="5pt"/>
    </style:style>
    <style:style style:name="P5752" style:parent-style-name="TableParagraph" style:family="paragraph">
      <style:text-properties style:font-name="Times New Roman" fo:font-size="5pt" style:font-size-asian="5pt"/>
    </style:style>
    <style:style style:name="P5753" style:parent-style-name="TableParagraph" style:family="paragraph">
      <style:text-properties style:font-name="Times New Roman" fo:font-size="5pt" style:font-size-asian="5pt"/>
    </style:style>
    <style:style style:name="P5754" style:parent-style-name="TableParagraph" style:family="paragraph">
      <style:text-properties style:font-name="Times New Roman" fo:font-size="5pt" style:font-size-asian="5pt"/>
    </style:style>
    <style:style style:name="P5755" style:parent-style-name="TableParagraph" style:family="paragraph">
      <style:text-properties style:font-name="Times New Roman" fo:font-size="5pt" style:font-size-asian="5pt"/>
    </style:style>
    <style:style style:name="P5756" style:parent-style-name="TableParagraph" style:family="paragraph">
      <style:text-properties style:font-name="Times New Roman" fo:font-size="5pt" style:font-size-asian="5pt"/>
    </style:style>
    <style:style style:name="P5757" style:parent-style-name="TableParagraph" style:family="paragraph">
      <style:text-properties style:font-name="Times New Roman" fo:font-size="5pt" style:font-size-asian="5pt"/>
    </style:style>
    <style:style style:name="P5758" style:parent-style-name="TableParagraph" style:family="paragraph">
      <style:text-properties style:font-name="Times New Roman" fo:font-size="5pt" style:font-size-asian="5pt"/>
    </style:style>
    <style:style style:name="P5759" style:parent-style-name="TableParagraph" style:family="paragraph">
      <style:text-properties style:font-name="Times New Roman" fo:font-size="5pt" style:font-size-asian="5pt"/>
    </style:style>
    <style:style style:name="P5760" style:parent-style-name="TableParagraph" style:family="paragraph">
      <style:text-properties style:font-name="Times New Roman" fo:font-size="5pt" style:font-size-asian="5pt"/>
    </style:style>
    <style:style style:name="P5761" style:parent-style-name="TableParagraph" style:family="paragraph">
      <style:text-properties style:font-name="Times New Roman" fo:font-size="5pt" style:font-size-asian="5pt"/>
    </style:style>
    <style:style style:name="P5762" style:parent-style-name="TableParagraph" style:family="paragraph">
      <style:text-properties style:font-name="Times New Roman" fo:font-size="5pt" style:font-size-asian="5pt"/>
    </style:style>
    <style:style style:name="P5763" style:parent-style-name="TableParagraph" style:family="paragraph">
      <style:paragraph-properties fo:margin-top="0.075in"/>
      <style:text-properties style:font-name="Times New Roman" fo:font-size="5pt" style:font-size-asian="5pt"/>
    </style:style>
    <style:style style:name="P5764" style:parent-style-name="TableParagraph" style:family="paragraph">
      <style:paragraph-properties fo:margin-top="0.0006in" fo:margin-left="0.0187in">
        <style:tab-stops/>
      </style:paragraph-properties>
    </style:style>
    <style:style style:name="T5765" style:parent-style-name="Phôngmặcđịnhcủađoạnvăn" style:family="text">
      <style:text-properties fo:letter-spacing="-0.0069in" style:text-scale="105%" fo:font-size="5pt" style:font-size-asian="5pt"/>
    </style:style>
    <style:style style:name="P5766" style:parent-style-name="Bìnhthường" style:master-page-name="MP5" style:family="paragraph">
      <style:paragraph-properties fo:break-before="page" fo:margin-top="0.0006in"/>
      <style:text-properties style:font-name="Times New Roman" fo:font-size="1pt" style:font-size-asian="1pt"/>
    </style:style>
    <style:style style:name="TableColumn5768" style:family="table-column">
      <style:table-column-properties style:column-width="0.6784in" style:use-optimal-column-width="false"/>
    </style:style>
    <style:style style:name="TableColumn5769" style:family="table-column">
      <style:table-column-properties style:column-width="0.9145in" style:use-optimal-column-width="false"/>
    </style:style>
    <style:style style:name="TableColumn5770" style:family="table-column">
      <style:table-column-properties style:column-width="5.7069in" style:use-optimal-column-width="false"/>
    </style:style>
    <style:style style:name="TableColumn5771" style:family="table-column">
      <style:table-column-properties style:column-width="0.6534in" style:use-optimal-column-width="false"/>
    </style:style>
    <style:style style:name="TableColumn5772" style:family="table-column">
      <style:table-column-properties style:column-width="0.6527in" style:use-optimal-column-width="false"/>
    </style:style>
    <style:style style:name="TableColumn5773" style:family="table-column">
      <style:table-column-properties style:column-width="0.3361in" style:use-optimal-column-width="false"/>
    </style:style>
    <style:style style:name="TableColumn5774" style:family="table-column">
      <style:table-column-properties style:column-width="0.4944in" style:use-optimal-column-width="false"/>
    </style:style>
    <style:style style:name="Table5767" style:family="table">
      <style:table-properties style:width="9.4368in" fo:margin-left="0.2097in" table:align="left"/>
    </style:style>
    <style:style style:name="TableRow5775" style:family="table-row">
      <style:table-row-properties style:min-row-height="2.1618in" style:use-optimal-row-height="false"/>
    </style:style>
    <style:style style:name="TableCell5776" style:family="table-cell">
      <style:table-cell-properties fo:border="0.0069in solid #000000" style:writing-mode="lr-tb" fo:padding-top="0in" fo:padding-left="0in" fo:padding-bottom="0in" fo:padding-right="0in"/>
    </style:style>
    <style:style style:name="P5777" style:parent-style-name="TableParagraph" style:family="paragraph">
      <style:text-properties style:font-name="Times New Roman" fo:font-size="5pt" style:font-size-asian="5pt"/>
    </style:style>
    <style:style style:name="P5778" style:parent-style-name="TableParagraph" style:family="paragraph">
      <style:text-properties style:font-name="Times New Roman" fo:font-size="5pt" style:font-size-asian="5pt"/>
    </style:style>
    <style:style style:name="P5779" style:parent-style-name="TableParagraph" style:family="paragraph">
      <style:text-properties style:font-name="Times New Roman" fo:font-size="5pt" style:font-size-asian="5pt"/>
    </style:style>
    <style:style style:name="P5780" style:parent-style-name="TableParagraph" style:family="paragraph">
      <style:text-properties style:font-name="Times New Roman" fo:font-size="5pt" style:font-size-asian="5pt"/>
    </style:style>
    <style:style style:name="P5781" style:parent-style-name="TableParagraph" style:family="paragraph">
      <style:text-properties style:font-name="Times New Roman" fo:font-size="5pt" style:font-size-asian="5pt"/>
    </style:style>
    <style:style style:name="P5782" style:parent-style-name="TableParagraph" style:family="paragraph">
      <style:text-properties style:font-name="Times New Roman" fo:font-size="5pt" style:font-size-asian="5pt"/>
    </style:style>
    <style:style style:name="P5783" style:parent-style-name="TableParagraph" style:family="paragraph">
      <style:text-properties style:font-name="Times New Roman" fo:font-size="5pt" style:font-size-asian="5pt"/>
    </style:style>
    <style:style style:name="P5784" style:parent-style-name="TableParagraph" style:family="paragraph">
      <style:text-properties style:font-name="Times New Roman" fo:font-size="5pt" style:font-size-asian="5pt"/>
    </style:style>
    <style:style style:name="P5785" style:parent-style-name="TableParagraph" style:family="paragraph">
      <style:text-properties style:font-name="Times New Roman" fo:font-size="5pt" style:font-size-asian="5pt"/>
    </style:style>
    <style:style style:name="P5786" style:parent-style-name="TableParagraph" style:family="paragraph">
      <style:text-properties style:font-name="Times New Roman" fo:font-size="5pt" style:font-size-asian="5pt"/>
    </style:style>
    <style:style style:name="P5787" style:parent-style-name="TableParagraph" style:family="paragraph">
      <style:text-properties style:font-name="Times New Roman" fo:font-size="5pt" style:font-size-asian="5pt"/>
    </style:style>
    <style:style style:name="P5788" style:parent-style-name="TableParagraph" style:family="paragraph">
      <style:text-properties style:font-name="Times New Roman" fo:font-size="5pt" style:font-size-asian="5pt"/>
    </style:style>
    <style:style style:name="P5789" style:parent-style-name="TableParagraph" style:family="paragraph">
      <style:paragraph-properties fo:margin-top="0.0055in"/>
      <style:text-properties style:font-name="Times New Roman" fo:font-size="5pt" style:font-size-asian="5pt"/>
    </style:style>
    <style:style style:name="P5790" style:parent-style-name="TableParagraph" style:family="paragraph">
      <style:paragraph-properties fo:margin-left="0.0159in">
        <style:tab-stops/>
      </style:paragraph-properties>
    </style:style>
    <style:style style:name="T5791" style:parent-style-name="Phôngmặcđịnhcủađoạnvăn" style:family="text">
      <style:text-properties fo:letter-spacing="-0.0013in" fo:font-size="5pt" style:font-size-asian="5pt"/>
    </style:style>
    <style:style style:name="TableCell5792" style:family="table-cell">
      <style:table-cell-properties fo:border="0.0069in solid #000000" style:writing-mode="lr-tb" fo:padding-top="0in" fo:padding-left="0in" fo:padding-bottom="0in" fo:padding-right="0in"/>
    </style:style>
    <style:style style:name="P5793" style:parent-style-name="TableParagraph" style:family="paragraph">
      <style:text-properties style:font-name="Times New Roman" fo:font-size="5pt" style:font-size-asian="5pt"/>
    </style:style>
    <style:style style:name="P5794" style:parent-style-name="TableParagraph" style:family="paragraph">
      <style:text-properties style:font-name="Times New Roman" fo:font-size="5pt" style:font-size-asian="5pt"/>
    </style:style>
    <style:style style:name="P5795" style:parent-style-name="TableParagraph" style:family="paragraph">
      <style:text-properties style:font-name="Times New Roman" fo:font-size="5pt" style:font-size-asian="5pt"/>
    </style:style>
    <style:style style:name="P5796" style:parent-style-name="TableParagraph" style:family="paragraph">
      <style:text-properties style:font-name="Times New Roman" fo:font-size="5pt" style:font-size-asian="5pt"/>
    </style:style>
    <style:style style:name="P5797" style:parent-style-name="TableParagraph" style:family="paragraph">
      <style:text-properties style:font-name="Times New Roman" fo:font-size="5pt" style:font-size-asian="5pt"/>
    </style:style>
    <style:style style:name="P5798" style:parent-style-name="TableParagraph" style:family="paragraph">
      <style:text-properties style:font-name="Times New Roman" fo:font-size="5pt" style:font-size-asian="5pt"/>
    </style:style>
    <style:style style:name="P5799" style:parent-style-name="TableParagraph" style:family="paragraph">
      <style:text-properties style:font-name="Times New Roman" fo:font-size="5pt" style:font-size-asian="5pt"/>
    </style:style>
    <style:style style:name="P5800" style:parent-style-name="TableParagraph" style:family="paragraph">
      <style:text-properties style:font-name="Times New Roman" fo:font-size="5pt" style:font-size-asian="5pt"/>
    </style:style>
    <style:style style:name="P5801" style:parent-style-name="TableParagraph" style:family="paragraph">
      <style:text-properties style:font-name="Times New Roman" fo:font-size="5pt" style:font-size-asian="5pt"/>
    </style:style>
    <style:style style:name="P5802" style:parent-style-name="TableParagraph" style:family="paragraph">
      <style:text-properties style:font-name="Times New Roman" fo:font-size="5pt" style:font-size-asian="5pt"/>
    </style:style>
    <style:style style:name="P5803" style:parent-style-name="TableParagraph" style:family="paragraph">
      <style:text-properties style:font-name="Times New Roman" fo:font-size="5pt" style:font-size-asian="5pt"/>
    </style:style>
    <style:style style:name="P5804" style:parent-style-name="TableParagraph" style:family="paragraph">
      <style:text-properties style:font-name="Times New Roman" fo:font-size="5pt" style:font-size-asian="5pt"/>
    </style:style>
    <style:style style:name="P5805" style:parent-style-name="TableParagraph" style:family="paragraph">
      <style:paragraph-properties fo:margin-top="0.0055in"/>
      <style:text-properties style:font-name="Times New Roman" fo:font-size="5pt" style:font-size-asian="5pt"/>
    </style:style>
    <style:style style:name="P5806" style:parent-style-name="TableParagraph" style:family="paragraph">
      <style:paragraph-properties fo:margin-left="0.0159in">
        <style:tab-stops/>
      </style:paragraph-properties>
    </style:style>
    <style:style style:name="T5807" style:parent-style-name="Phôngmặcđịnhcủađoạnvăn" style:family="text">
      <style:text-properties fo:font-size="5pt" style:font-size-asian="5pt"/>
    </style:style>
    <style:style style:name="T5808" style:parent-style-name="Phôngmặcđịnhcủađoạnvăn" style:family="text">
      <style:text-properties fo:letter-spacing="-0.0034in" fo:font-size="5pt" style:font-size-asian="5pt"/>
    </style:style>
    <style:style style:name="T5809" style:parent-style-name="Phôngmặcđịnhcủađoạnvăn" style:family="text">
      <style:text-properties fo:letter-spacing="-0.0013in" fo:font-size="5pt" style:font-size-asian="5pt"/>
    </style:style>
    <style:style style:name="TableCell5810" style:family="table-cell">
      <style:table-cell-properties fo:border="0.0069in solid #000000" style:writing-mode="lr-tb" fo:padding-top="0in" fo:padding-left="0in" fo:padding-bottom="0in" fo:padding-right="0in"/>
    </style:style>
    <style:style style:name="P5811" style:parent-style-name="TableParagraph" style:family="paragraph">
      <style:paragraph-properties fo:margin-top="0.0437in" fo:margin-left="0.0166in">
        <style:tab-stops/>
      </style:paragraph-properties>
    </style:style>
    <style:style style:name="T5812" style:parent-style-name="Phôngmặcđịnhcủađoạnvăn" style:family="text">
      <style:text-properties fo:font-size="5pt" style:font-size-asian="5pt"/>
    </style:style>
    <style:style style:name="T5813" style:parent-style-name="Phôngmặcđịnhcủađoạnvăn" style:family="text">
      <style:text-properties fo:letter-spacing="-0.0034in" fo:font-size="5pt" style:font-size-asian="5pt"/>
    </style:style>
    <style:style style:name="T5814" style:parent-style-name="Phôngmặcđịnhcủađoạnvăn" style:family="text">
      <style:text-properties fo:font-size="5pt" style:font-size-asian="5pt"/>
    </style:style>
    <style:style style:name="T5815" style:parent-style-name="Phôngmặcđịnhcủađoạnvăn" style:family="text">
      <style:text-properties fo:letter-spacing="-0.002in" fo:font-size="5pt" style:font-size-asian="5pt"/>
    </style:style>
    <style:style style:name="T5816" style:parent-style-name="Phôngmặcđịnhcủađoạnvăn" style:family="text">
      <style:text-properties fo:font-size="5pt" style:font-size-asian="5pt"/>
    </style:style>
    <style:style style:name="T5817" style:parent-style-name="Phôngmặcđịnhcủađoạnvăn" style:family="text">
      <style:text-properties fo:letter-spacing="-0.002in" fo:font-size="5pt" style:font-size-asian="5pt"/>
    </style:style>
    <style:style style:name="T5818" style:parent-style-name="Phôngmặcđịnhcủađoạnvăn" style:family="text">
      <style:text-properties fo:font-size="5pt" style:font-size-asian="5pt"/>
    </style:style>
    <style:style style:name="T5819" style:parent-style-name="Phôngmặcđịnhcủađoạnvăn" style:family="text">
      <style:text-properties fo:letter-spacing="-0.0034in" fo:font-size="5pt" style:font-size-asian="5pt"/>
    </style:style>
    <style:style style:name="T5820" style:parent-style-name="Phôngmặcđịnhcủađoạnvăn" style:family="text">
      <style:text-properties fo:font-size="5pt" style:font-size-asian="5pt"/>
    </style:style>
    <style:style style:name="T5821" style:parent-style-name="Phôngmặcđịnhcủađoạnvăn" style:family="text">
      <style:text-properties fo:letter-spacing="-0.0027in" fo:font-size="5pt" style:font-size-asian="5pt"/>
    </style:style>
    <style:style style:name="T5822" style:parent-style-name="Phôngmặcđịnhcủađoạnvăn" style:family="text">
      <style:text-properties fo:font-size="5pt" style:font-size-asian="5pt"/>
    </style:style>
    <style:style style:name="T5823" style:parent-style-name="Phôngmặcđịnhcủađoạnvăn" style:family="text">
      <style:text-properties fo:letter-spacing="-0.0034in" fo:font-size="5pt" style:font-size-asian="5pt"/>
    </style:style>
    <style:style style:name="T5824" style:parent-style-name="Phôngmặcđịnhcủađoạnvăn" style:family="text">
      <style:text-properties fo:font-size="5pt" style:font-size-asian="5pt"/>
    </style:style>
    <style:style style:name="T5825" style:parent-style-name="Phôngmặcđịnhcủađoạnvăn" style:family="text">
      <style:text-properties fo:letter-spacing="-0.002in" fo:font-size="5pt" style:font-size-asian="5pt"/>
    </style:style>
    <style:style style:name="T5826" style:parent-style-name="Phôngmặcđịnhcủađoạnvăn" style:family="text">
      <style:text-properties fo:font-size="5pt" style:font-size-asian="5pt"/>
    </style:style>
    <style:style style:name="T5827" style:parent-style-name="Phôngmặcđịnhcủađoạnvăn" style:family="text">
      <style:text-properties fo:letter-spacing="-0.002in" fo:font-size="5pt" style:font-size-asian="5pt"/>
    </style:style>
    <style:style style:name="T5828" style:parent-style-name="Phôngmặcđịnhcủađoạnvăn" style:family="text">
      <style:text-properties fo:font-size="5pt" style:font-size-asian="5pt"/>
    </style:style>
    <style:style style:name="T5829" style:parent-style-name="Phôngmặcđịnhcủađoạnvăn" style:family="text">
      <style:text-properties fo:letter-spacing="-0.002in" fo:font-size="5pt" style:font-size-asian="5pt"/>
    </style:style>
    <style:style style:name="T5830" style:parent-style-name="Phôngmặcđịnhcủađoạnvăn" style:family="text">
      <style:text-properties fo:font-size="5pt" style:font-size-asian="5pt"/>
    </style:style>
    <style:style style:name="T5831" style:parent-style-name="Phôngmặcđịnhcủađoạnvăn" style:family="text">
      <style:text-properties fo:letter-spacing="-0.002in" fo:font-size="5pt" style:font-size-asian="5pt"/>
    </style:style>
    <style:style style:name="T5832" style:parent-style-name="Phôngmặcđịnhcủađoạnvăn" style:family="text">
      <style:text-properties fo:font-size="5pt" style:font-size-asian="5pt"/>
    </style:style>
    <style:style style:name="T5833" style:parent-style-name="Phôngmặcđịnhcủađoạnvăn" style:family="text">
      <style:text-properties fo:letter-spacing="-0.0027in" fo:font-size="5pt" style:font-size-asian="5pt"/>
    </style:style>
    <style:style style:name="T5834" style:parent-style-name="Phôngmặcđịnhcủađoạnvăn" style:family="text">
      <style:text-properties fo:font-size="5pt" style:font-size-asian="5pt"/>
    </style:style>
    <style:style style:name="T5835" style:parent-style-name="Phôngmặcđịnhcủađoạnvăn" style:family="text">
      <style:text-properties fo:letter-spacing="-0.0034in" fo:font-size="5pt" style:font-size-asian="5pt"/>
    </style:style>
    <style:style style:name="T5836" style:parent-style-name="Phôngmặcđịnhcủađoạnvăn" style:family="text">
      <style:text-properties fo:font-size="5pt" style:font-size-asian="5pt"/>
    </style:style>
    <style:style style:name="T5837" style:parent-style-name="Phôngmặcđịnhcủađoạnvăn" style:family="text">
      <style:text-properties fo:letter-spacing="-0.0027in" fo:font-size="5pt" style:font-size-asian="5pt"/>
    </style:style>
    <style:style style:name="T5838" style:parent-style-name="Phôngmặcđịnhcủađoạnvăn" style:family="text">
      <style:text-properties fo:font-size="5pt" style:font-size-asian="5pt"/>
    </style:style>
    <style:style style:name="T5839" style:parent-style-name="Phôngmặcđịnhcủađoạnvăn" style:family="text">
      <style:text-properties fo:letter-spacing="-0.002in" fo:font-size="5pt" style:font-size-asian="5pt"/>
    </style:style>
    <style:style style:name="T5840" style:parent-style-name="Phôngmặcđịnhcủađoạnvăn" style:family="text">
      <style:text-properties fo:font-size="5pt" style:font-size-asian="5pt"/>
    </style:style>
    <style:style style:name="T5841" style:parent-style-name="Phôngmặcđịnhcủađoạnvăn" style:family="text">
      <style:text-properties fo:letter-spacing="-0.0027in" fo:font-size="5pt" style:font-size-asian="5pt"/>
    </style:style>
    <style:style style:name="T5842" style:parent-style-name="Phôngmặcđịnhcủađoạnvăn" style:family="text">
      <style:text-properties fo:font-size="5pt" style:font-size-asian="5pt"/>
    </style:style>
    <style:style style:name="T5843" style:parent-style-name="Phôngmặcđịnhcủađoạnvăn" style:family="text">
      <style:text-properties fo:letter-spacing="-0.0027in" fo:font-size="5pt" style:font-size-asian="5pt"/>
    </style:style>
    <style:style style:name="T5844" style:parent-style-name="Phôngmặcđịnhcủađoạnvăn" style:family="text">
      <style:text-properties fo:font-size="5pt" style:font-size-asian="5pt"/>
    </style:style>
    <style:style style:name="T5845" style:parent-style-name="Phôngmặcđịnhcủađoạnvăn" style:family="text">
      <style:text-properties fo:letter-spacing="-0.002in" fo:font-size="5pt" style:font-size-asian="5pt"/>
    </style:style>
    <style:style style:name="T5846" style:parent-style-name="Phôngmặcđịnhcủađoạnvăn" style:family="text">
      <style:text-properties fo:font-size="5pt" style:font-size-asian="5pt"/>
    </style:style>
    <style:style style:name="T5847" style:parent-style-name="Phôngmặcđịnhcủađoạnvăn" style:family="text">
      <style:text-properties fo:letter-spacing="-0.0034in" fo:font-size="5pt" style:font-size-asian="5pt"/>
    </style:style>
    <style:style style:name="T5848" style:parent-style-name="Phôngmặcđịnhcủađoạnvăn" style:family="text">
      <style:text-properties fo:font-size="5pt" style:font-size-asian="5pt"/>
    </style:style>
    <style:style style:name="T5849" style:parent-style-name="Phôngmặcđịnhcủađoạnvăn" style:family="text">
      <style:text-properties fo:letter-spacing="-0.002in" fo:font-size="5pt" style:font-size-asian="5pt"/>
    </style:style>
    <style:style style:name="T5850" style:parent-style-name="Phôngmặcđịnhcủađoạnvăn" style:family="text">
      <style:text-properties fo:font-size="5pt" style:font-size-asian="5pt"/>
    </style:style>
    <style:style style:name="T5851" style:parent-style-name="Phôngmặcđịnhcủađoạnvăn" style:family="text">
      <style:text-properties fo:letter-spacing="-0.0027in" fo:font-size="5pt" style:font-size-asian="5pt"/>
    </style:style>
    <style:style style:name="T5852" style:parent-style-name="Phôngmặcđịnhcủađoạnvăn" style:family="text">
      <style:text-properties fo:font-size="5pt" style:font-size-asian="5pt"/>
    </style:style>
    <style:style style:name="T5853" style:parent-style-name="Phôngmặcđịnhcủađoạnvăn" style:family="text">
      <style:text-properties fo:letter-spacing="-0.0027in" fo:font-size="5pt" style:font-size-asian="5pt"/>
    </style:style>
    <style:style style:name="T5854" style:parent-style-name="Phôngmặcđịnhcủađoạnvăn" style:family="text">
      <style:text-properties fo:font-size="5pt" style:font-size-asian="5pt"/>
    </style:style>
    <style:style style:name="T5855" style:parent-style-name="Phôngmặcđịnhcủađoạnvăn" style:family="text">
      <style:text-properties fo:letter-spacing="-0.0027in" fo:font-size="5pt" style:font-size-asian="5pt"/>
    </style:style>
    <style:style style:name="T5856" style:parent-style-name="Phôngmặcđịnhcủađoạnvăn" style:family="text">
      <style:text-properties fo:font-size="5pt" style:font-size-asian="5pt"/>
    </style:style>
    <style:style style:name="T5857" style:parent-style-name="Phôngmặcđịnhcủađoạnvăn" style:family="text">
      <style:text-properties fo:letter-spacing="-0.0027in" fo:font-size="5pt" style:font-size-asian="5pt"/>
    </style:style>
    <style:style style:name="T5858" style:parent-style-name="Phôngmặcđịnhcủađoạnvăn" style:family="text">
      <style:text-properties fo:font-size="5pt" style:font-size-asian="5pt"/>
    </style:style>
    <style:style style:name="T5859" style:parent-style-name="Phôngmặcđịnhcủađoạnvăn" style:family="text">
      <style:text-properties fo:letter-spacing="-0.0027in" fo:font-size="5pt" style:font-size-asian="5pt"/>
    </style:style>
    <style:style style:name="T5860" style:parent-style-name="Phôngmặcđịnhcủađoạnvăn" style:family="text">
      <style:text-properties fo:font-size="5pt" style:font-size-asian="5pt"/>
    </style:style>
    <style:style style:name="T5861" style:parent-style-name="Phôngmặcđịnhcủađoạnvăn" style:family="text">
      <style:text-properties fo:letter-spacing="-0.0027in" fo:font-size="5pt" style:font-size-asian="5pt"/>
    </style:style>
    <style:style style:name="T5862" style:parent-style-name="Phôngmặcđịnhcủađoạnvăn" style:family="text">
      <style:text-properties fo:font-size="5pt" style:font-size-asian="5pt"/>
    </style:style>
    <style:style style:name="T5863" style:parent-style-name="Phôngmặcđịnhcủađoạnvăn" style:family="text">
      <style:text-properties fo:letter-spacing="-0.002in" fo:font-size="5pt" style:font-size-asian="5pt"/>
    </style:style>
    <style:style style:name="T5864" style:parent-style-name="Phôngmặcđịnhcủađoạnvăn" style:family="text">
      <style:text-properties fo:letter-spacing="-0.0013in" fo:font-size="5pt" style:font-size-asian="5pt"/>
    </style:style>
    <style:style style:name="P5865" style:parent-style-name="TableParagraph" style:family="paragraph">
      <style:paragraph-properties fo:margin-top="0.0152in" fo:margin-left="0.0166in">
        <style:tab-stops/>
      </style:paragraph-properties>
    </style:style>
    <style:style style:name="T5866" style:parent-style-name="Phôngmặcđịnhcủađoạnvăn" style:family="text">
      <style:text-properties fo:font-size="5pt" style:font-size-asian="5pt"/>
    </style:style>
    <style:style style:name="T5867" style:parent-style-name="Phôngmặcđịnhcủađoạnvăn" style:family="text">
      <style:text-properties fo:letter-spacing="-0.0027in" fo:font-size="5pt" style:font-size-asian="5pt"/>
    </style:style>
    <style:style style:name="T5868" style:parent-style-name="Phôngmặcđịnhcủađoạnvăn" style:family="text">
      <style:text-properties fo:font-size="5pt" style:font-size-asian="5pt"/>
    </style:style>
    <style:style style:name="T5869" style:parent-style-name="Phôngmặcđịnhcủađoạnvăn" style:family="text">
      <style:text-properties fo:letter-spacing="-0.002in" fo:font-size="5pt" style:font-size-asian="5pt"/>
    </style:style>
    <style:style style:name="T5870" style:parent-style-name="Phôngmặcđịnhcủađoạnvăn" style:family="text">
      <style:text-properties fo:font-size="5pt" style:font-size-asian="5pt"/>
    </style:style>
    <style:style style:name="T5871" style:parent-style-name="Phôngmặcđịnhcủađoạnvăn" style:family="text">
      <style:text-properties fo:letter-spacing="-0.0013in" fo:font-size="5pt" style:font-size-asian="5pt"/>
    </style:style>
    <style:style style:name="T5872" style:parent-style-name="Phôngmặcđịnhcủađoạnvăn" style:family="text">
      <style:text-properties fo:font-size="5pt" style:font-size-asian="5pt"/>
    </style:style>
    <style:style style:name="T5873" style:parent-style-name="Phôngmặcđịnhcủađoạnvăn" style:family="text">
      <style:text-properties fo:letter-spacing="-0.002in" fo:font-size="5pt" style:font-size-asian="5pt"/>
    </style:style>
    <style:style style:name="T5874" style:parent-style-name="Phôngmặcđịnhcủađoạnvăn" style:family="text">
      <style:text-properties fo:font-size="5pt" style:font-size-asian="5pt"/>
    </style:style>
    <style:style style:name="T5875" style:parent-style-name="Phôngmặcđịnhcủađoạnvăn" style:family="text">
      <style:text-properties fo:letter-spacing="-0.002in" fo:font-size="5pt" style:font-size-asian="5pt"/>
    </style:style>
    <style:style style:name="T5876" style:parent-style-name="Phôngmặcđịnhcủađoạnvăn" style:family="text">
      <style:text-properties fo:font-size="5pt" style:font-size-asian="5pt"/>
    </style:style>
    <style:style style:name="T5877" style:parent-style-name="Phôngmặcđịnhcủađoạnvăn" style:family="text">
      <style:text-properties fo:letter-spacing="-0.002in" fo:font-size="5pt" style:font-size-asian="5pt"/>
    </style:style>
    <style:style style:name="T5878" style:parent-style-name="Phôngmặcđịnhcủađoạnvăn" style:family="text">
      <style:text-properties fo:font-size="5pt" style:font-size-asian="5pt"/>
    </style:style>
    <style:style style:name="T5879" style:parent-style-name="Phôngmặcđịnhcủađoạnvăn" style:family="text">
      <style:text-properties fo:letter-spacing="-0.002in" fo:font-size="5pt" style:font-size-asian="5pt"/>
    </style:style>
    <style:style style:name="T5880" style:parent-style-name="Phôngmặcđịnhcủađoạnvăn" style:family="text">
      <style:text-properties fo:font-size="5pt" style:font-size-asian="5pt"/>
    </style:style>
    <style:style style:name="T5881" style:parent-style-name="Phôngmặcđịnhcủađoạnvăn" style:family="text">
      <style:text-properties fo:letter-spacing="-0.002in" fo:font-size="5pt" style:font-size-asian="5pt"/>
    </style:style>
    <style:style style:name="T5882" style:parent-style-name="Phôngmặcđịnhcủađoạnvăn" style:family="text">
      <style:text-properties fo:font-size="5pt" style:font-size-asian="5pt"/>
    </style:style>
    <style:style style:name="T5883" style:parent-style-name="Phôngmặcđịnhcủađoạnvăn" style:family="text">
      <style:text-properties fo:letter-spacing="-0.002in" fo:font-size="5pt" style:font-size-asian="5pt"/>
    </style:style>
    <style:style style:name="T5884" style:parent-style-name="Phôngmặcđịnhcủađoạnvăn" style:family="text">
      <style:text-properties fo:font-size="5pt" style:font-size-asian="5pt"/>
    </style:style>
    <style:style style:name="T5885" style:parent-style-name="Phôngmặcđịnhcủađoạnvăn" style:family="text">
      <style:text-properties fo:letter-spacing="-0.0027in" fo:font-size="5pt" style:font-size-asian="5pt"/>
    </style:style>
    <style:style style:name="T5886" style:parent-style-name="Phôngmặcđịnhcủađoạnvăn" style:family="text">
      <style:text-properties fo:letter-spacing="-0.0013in" fo:font-size="5pt" style:font-size-asian="5pt"/>
    </style:style>
    <style:style style:name="P5887" style:parent-style-name="TableParagraph" style:family="paragraph">
      <style:paragraph-properties fo:margin-top="0.0152in" fo:margin-left="0.0166in">
        <style:tab-stops/>
      </style:paragraph-properties>
    </style:style>
    <style:style style:name="T5888" style:parent-style-name="Phôngmặcđịnhcủađoạnvăn" style:family="text">
      <style:text-properties fo:letter-spacing="-0.0013in" fo:font-size="5pt" style:font-size-asian="5pt"/>
    </style:style>
    <style:style style:name="T5889" style:parent-style-name="Phôngmặcđịnhcủađoạnvăn" style:family="text">
      <style:text-properties fo:letter-spacing="0.002in" fo:font-size="5pt" style:font-size-asian="5pt"/>
    </style:style>
    <style:style style:name="T5890" style:parent-style-name="Phôngmặcđịnhcủađoạnvăn" style:family="text">
      <style:text-properties fo:letter-spacing="-0.0013in" fo:font-size="5pt" style:font-size-asian="5pt"/>
    </style:style>
    <style:style style:name="T5891" style:parent-style-name="Phôngmặcđịnhcủađoạnvăn" style:family="text">
      <style:text-properties fo:letter-spacing="0.002in" fo:font-size="5pt" style:font-size-asian="5pt"/>
    </style:style>
    <style:style style:name="T5892" style:parent-style-name="Phôngmặcđịnhcủađoạnvăn" style:family="text">
      <style:text-properties fo:letter-spacing="-0.0013in" fo:font-size="5pt" style:font-size-asian="5pt"/>
    </style:style>
    <style:style style:name="T5893" style:parent-style-name="Phôngmặcđịnhcủađoạnvăn" style:family="text">
      <style:text-properties fo:letter-spacing="0.0027in" fo:font-size="5pt" style:font-size-asian="5pt"/>
    </style:style>
    <style:style style:name="T5894" style:parent-style-name="Phôngmặcđịnhcủađoạnvăn" style:family="text">
      <style:text-properties fo:letter-spacing="-0.0013in" fo:font-size="5pt" style:font-size-asian="5pt"/>
    </style:style>
    <style:style style:name="T5895" style:parent-style-name="Phôngmặcđịnhcủađoạnvăn" style:family="text">
      <style:text-properties fo:letter-spacing="0.0027in" fo:font-size="5pt" style:font-size-asian="5pt"/>
    </style:style>
    <style:style style:name="T5896" style:parent-style-name="Phôngmặcđịnhcủađoạnvăn" style:family="text">
      <style:text-properties fo:letter-spacing="-0.0013in" fo:font-size="5pt" style:font-size-asian="5pt"/>
    </style:style>
    <style:style style:name="T5897" style:parent-style-name="Phôngmặcđịnhcủađoạnvăn" style:family="text">
      <style:text-properties fo:letter-spacing="0.002in" fo:font-size="5pt" style:font-size-asian="5pt"/>
    </style:style>
    <style:style style:name="T5898" style:parent-style-name="Phôngmặcđịnhcủađoạnvăn" style:family="text">
      <style:text-properties fo:letter-spacing="-0.0013in" fo:font-size="5pt" style:font-size-asian="5pt"/>
    </style:style>
    <style:style style:name="P5899" style:parent-style-name="TableParagraph" style:family="paragraph">
      <style:paragraph-properties fo:margin-top="0.0152in" fo:margin-left="0.0166in">
        <style:tab-stops/>
      </style:paragraph-properties>
    </style:style>
    <style:style style:name="T5900" style:parent-style-name="Phôngmặcđịnhcủađoạnvăn" style:family="text">
      <style:text-properties fo:font-size="5pt" style:font-size-asian="5pt"/>
    </style:style>
    <style:style style:name="T5901" style:parent-style-name="Phôngmặcđịnhcủađoạnvăn" style:family="text">
      <style:text-properties fo:letter-spacing="0.0006in" fo:font-size="5pt" style:font-size-asian="5pt"/>
    </style:style>
    <style:style style:name="T5902" style:parent-style-name="Phôngmặcđịnhcủađoạnvăn" style:family="text">
      <style:text-properties fo:font-size="5pt" style:font-size-asian="5pt"/>
    </style:style>
    <style:style style:name="T5903" style:parent-style-name="Phôngmặcđịnhcủađoạnvăn" style:family="text">
      <style:text-properties fo:letter-spacing="-0.0013in" fo:font-size="5pt" style:font-size-asian="5pt"/>
    </style:style>
    <style:style style:name="P5904" style:parent-style-name="TableParagraph" style:family="paragraph">
      <style:paragraph-properties fo:margin-top="0.0152in" fo:margin-left="0.0166in">
        <style:tab-stops/>
      </style:paragraph-properties>
    </style:style>
    <style:style style:name="T5905" style:parent-style-name="Phôngmặcđịnhcủađoạnvăn" style:family="text">
      <style:text-properties style:text-scale="105%" fo:font-size="5pt" style:font-size-asian="5pt"/>
    </style:style>
    <style:style style:name="T5906" style:parent-style-name="Phôngmặcđịnhcủađoạnvăn" style:family="text">
      <style:text-properties fo:letter-spacing="-0.0034in" style:text-scale="105%" fo:font-size="5pt" style:font-size-asian="5pt"/>
    </style:style>
    <style:style style:name="T5907" style:parent-style-name="Phôngmặcđịnhcủađoạnvăn" style:family="text">
      <style:text-properties fo:letter-spacing="-0.0013in" style:text-scale="105%" fo:font-size="5pt" style:font-size-asian="5pt"/>
    </style:style>
    <style:style style:name="P5908" style:parent-style-name="TableParagraph" style:family="paragraph">
      <style:paragraph-properties fo:margin-top="0.0152in" fo:margin-left="0.0166in">
        <style:tab-stops/>
      </style:paragraph-properties>
    </style:style>
    <style:style style:name="T5909" style:parent-style-name="Phôngmặcđịnhcủađoạnvăn" style:family="text">
      <style:text-properties fo:font-size="5pt" style:font-size-asian="5pt"/>
    </style:style>
    <style:style style:name="T5910" style:parent-style-name="Phôngmặcđịnhcủađoạnvăn" style:family="text">
      <style:text-properties fo:letter-spacing="-0.0006in" fo:font-size="5pt" style:font-size-asian="5pt"/>
    </style:style>
    <style:style style:name="T5911" style:parent-style-name="Phôngmặcđịnhcủađoạnvăn" style:family="text">
      <style:text-properties fo:font-size="5pt" style:font-size-asian="5pt"/>
    </style:style>
    <style:style style:name="T5912" style:parent-style-name="Phôngmặcđịnhcủađoạnvăn" style:family="text">
      <style:text-properties fo:letter-spacing="-0.0013in" fo:font-size="5pt" style:font-size-asian="5pt"/>
    </style:style>
    <style:style style:name="P5913" style:parent-style-name="TableParagraph" style:family="paragraph">
      <style:paragraph-properties fo:margin-top="0.0152in" fo:margin-left="0.0166in">
        <style:tab-stops/>
      </style:paragraph-properties>
    </style:style>
    <style:style style:name="T5914" style:parent-style-name="Phôngmặcđịnhcủađoạnvăn" style:family="text">
      <style:text-properties style:text-scale="105%" fo:font-size="5pt" style:font-size-asian="5pt"/>
    </style:style>
    <style:style style:name="T5915" style:parent-style-name="Phôngmặcđịnhcủađoạnvăn" style:family="text">
      <style:text-properties fo:letter-spacing="-0.0041in" style:text-scale="105%" fo:font-size="5pt" style:font-size-asian="5pt"/>
    </style:style>
    <style:style style:name="T5916" style:parent-style-name="Phôngmặcđịnhcủađoạnvăn" style:family="text">
      <style:text-properties style:text-scale="105%" fo:font-size="5pt" style:font-size-asian="5pt"/>
    </style:style>
    <style:style style:name="T5917" style:parent-style-name="Phôngmặcđịnhcủađoạnvăn" style:family="text">
      <style:text-properties fo:letter-spacing="-0.0041in" style:text-scale="105%" fo:font-size="5pt" style:font-size-asian="5pt"/>
    </style:style>
    <style:style style:name="T5918" style:parent-style-name="Phôngmặcđịnhcủađoạnvăn" style:family="text">
      <style:text-properties fo:letter-spacing="-0.0027in" style:text-scale="105%" fo:font-size="5pt" style:font-size-asian="5pt"/>
    </style:style>
    <style:style style:name="P5919" style:parent-style-name="TableParagraph" style:family="paragraph">
      <style:paragraph-properties fo:margin-top="0.0152in" fo:margin-left="0.0166in">
        <style:tab-stops/>
      </style:paragraph-properties>
    </style:style>
    <style:style style:name="T5920" style:parent-style-name="Phôngmặcđịnhcủađoạnvăn" style:family="text">
      <style:text-properties fo:font-size="5pt" style:font-size-asian="5pt"/>
    </style:style>
    <style:style style:name="T5921" style:parent-style-name="Phôngmặcđịnhcủađoạnvăn" style:family="text">
      <style:text-properties fo:letter-spacing="-0.0027in" fo:font-size="5pt" style:font-size-asian="5pt"/>
    </style:style>
    <style:style style:name="T5922" style:parent-style-name="Phôngmặcđịnhcủađoạnvăn" style:family="text">
      <style:text-properties fo:font-size="5pt" style:font-size-asian="5pt"/>
    </style:style>
    <style:style style:name="T5923" style:parent-style-name="Phôngmặcđịnhcủađoạnvăn" style:family="text">
      <style:text-properties fo:letter-spacing="-0.0027in" fo:font-size="5pt" style:font-size-asian="5pt"/>
    </style:style>
    <style:style style:name="T5924" style:parent-style-name="Phôngmặcđịnhcủađoạnvăn" style:family="text">
      <style:text-properties fo:font-size="5pt" style:font-size-asian="5pt"/>
    </style:style>
    <style:style style:name="T5925" style:parent-style-name="Phôngmặcđịnhcủađoạnvăn" style:family="text">
      <style:text-properties fo:letter-spacing="-0.0027in" fo:font-size="5pt" style:font-size-asian="5pt"/>
    </style:style>
    <style:style style:name="T5926" style:parent-style-name="Phôngmặcđịnhcủađoạnvăn" style:family="text">
      <style:text-properties fo:letter-spacing="-0.0013in" fo:font-size="5pt" style:font-size-asian="5pt"/>
    </style:style>
    <style:style style:name="P5927" style:parent-style-name="TableParagraph" style:family="paragraph">
      <style:paragraph-properties fo:margin-top="0.0152in" fo:margin-left="0.0166in">
        <style:tab-stops/>
      </style:paragraph-properties>
    </style:style>
    <style:style style:name="T5928" style:parent-style-name="Phôngmặcđịnhcủađoạnvăn" style:family="text">
      <style:text-properties style:text-scale="105%" fo:font-size="5pt" style:font-size-asian="5pt"/>
    </style:style>
    <style:style style:name="T5929" style:parent-style-name="Phôngmặcđịnhcủađoạnvăn" style:family="text">
      <style:text-properties fo:letter-spacing="-0.0034in" style:text-scale="105%" fo:font-size="5pt" style:font-size-asian="5pt"/>
    </style:style>
    <style:style style:name="P5930" style:parent-style-name="TableParagraph" style:family="paragraph">
      <style:paragraph-properties fo:margin-top="0.0145in" fo:margin-left="0.0166in">
        <style:tab-stops/>
      </style:paragraph-properties>
    </style:style>
    <style:style style:name="T5931" style:parent-style-name="Phôngmặcđịnhcủađoạnvăn" style:family="text">
      <style:text-properties style:text-scale="105%" fo:font-size="5pt" style:font-size-asian="5pt"/>
    </style:style>
    <style:style style:name="T5932" style:parent-style-name="Phôngmặcđịnhcủađoạnvăn" style:family="text">
      <style:text-properties fo:letter-spacing="-0.0034in" style:text-scale="105%" fo:font-size="5pt" style:font-size-asian="5pt"/>
    </style:style>
    <style:style style:name="T5933" style:parent-style-name="Phôngmặcđịnhcủađoạnvăn" style:family="text">
      <style:text-properties fo:letter-spacing="-0.0027in" style:text-scale="105%" fo:font-size="5pt" style:font-size-asian="5pt"/>
    </style:style>
    <style:style style:name="P5934" style:parent-style-name="TableParagraph" style:family="paragraph">
      <style:paragraph-properties fo:margin-top="0.0152in" fo:margin-left="0.0166in">
        <style:tab-stops/>
      </style:paragraph-properties>
    </style:style>
    <style:style style:name="T5935" style:parent-style-name="Phôngmặcđịnhcủađoạnvăn" style:family="text">
      <style:text-properties fo:letter-spacing="-0.0013in" fo:font-size="5pt" style:font-size-asian="5pt"/>
    </style:style>
    <style:style style:name="T5936" style:parent-style-name="Phôngmặcđịnhcủađoạnvăn" style:family="text">
      <style:text-properties fo:letter-spacing="0.0006in" fo:font-size="5pt" style:font-size-asian="5pt"/>
    </style:style>
    <style:style style:name="T5937" style:parent-style-name="Phôngmặcđịnhcủađoạnvăn" style:family="text">
      <style:text-properties fo:letter-spacing="-0.0013in" fo:font-size="5pt" style:font-size-asian="5pt"/>
    </style:style>
    <style:style style:name="T5938" style:parent-style-name="Phôngmặcđịnhcủađoạnvăn" style:family="text">
      <style:text-properties fo:letter-spacing="0.0013in" fo:font-size="5pt" style:font-size-asian="5pt"/>
    </style:style>
    <style:style style:name="T5939" style:parent-style-name="Phôngmặcđịnhcủađoạnvăn" style:family="text">
      <style:text-properties fo:letter-spacing="-0.0027in" fo:font-size="5pt" style:font-size-asian="5pt"/>
    </style:style>
    <style:style style:name="P5940" style:parent-style-name="TableParagraph" style:family="paragraph">
      <style:paragraph-properties fo:margin-top="0.0152in" fo:margin-left="0.0166in">
        <style:tab-stops/>
      </style:paragraph-properties>
    </style:style>
    <style:style style:name="T5941" style:parent-style-name="Phôngmặcđịnhcủađoạnvăn" style:family="text">
      <style:text-properties fo:font-size="5pt" style:font-size-asian="5pt"/>
    </style:style>
    <style:style style:name="T5942" style:parent-style-name="Phôngmặcđịnhcủađoạnvăn" style:family="text">
      <style:text-properties fo:letter-spacing="-0.0013in" fo:font-size="5pt" style:font-size-asian="5pt"/>
    </style:style>
    <style:style style:name="T5943" style:parent-style-name="Phôngmặcđịnhcủađoạnvăn" style:family="text">
      <style:text-properties fo:font-size="5pt" style:font-size-asian="5pt"/>
    </style:style>
    <style:style style:name="T5944" style:parent-style-name="Phôngmặcđịnhcủađoạnvăn" style:family="text">
      <style:text-properties fo:letter-spacing="-0.002in" fo:font-size="5pt" style:font-size-asian="5pt"/>
    </style:style>
    <style:style style:name="T5945" style:parent-style-name="Phôngmặcđịnhcủađoạnvăn" style:family="text">
      <style:text-properties fo:letter-spacing="-0.0013in" fo:font-size="5pt" style:font-size-asian="5pt"/>
    </style:style>
    <style:style style:name="P5946" style:parent-style-name="TableParagraph" style:family="paragraph">
      <style:paragraph-properties fo:margin-top="0.0152in" fo:margin-left="0.0166in">
        <style:tab-stops/>
      </style:paragraph-properties>
    </style:style>
    <style:style style:name="T5947" style:parent-style-name="Phôngmặcđịnhcủađoạnvăn" style:family="text">
      <style:text-properties style:text-scale="105%" fo:font-size="5pt" style:font-size-asian="5pt"/>
    </style:style>
    <style:style style:name="T5948" style:parent-style-name="Phôngmặcđịnhcủađoạnvăn" style:family="text">
      <style:text-properties fo:letter-spacing="-0.0034in" style:text-scale="105%" fo:font-size="5pt" style:font-size-asian="5pt"/>
    </style:style>
    <style:style style:name="T5949" style:parent-style-name="Phôngmặcđịnhcủađoạnvăn" style:family="text">
      <style:text-properties fo:letter-spacing="-0.0013in" style:text-scale="105%" fo:font-size="5pt" style:font-size-asian="5pt"/>
    </style:style>
    <style:style style:name="P5950" style:parent-style-name="TableParagraph" style:family="paragraph">
      <style:paragraph-properties fo:margin-top="0.0152in" fo:line-height="117%" fo:margin-left="0.0166in" fo:margin-right="3.4458in">
        <style:tab-stops/>
      </style:paragraph-properties>
    </style:style>
    <style:style style:name="T5951" style:parent-style-name="Phôngmặcđịnhcủađoạnvăn" style:family="text">
      <style:text-properties fo:font-size="5pt" style:font-size-asian="5pt"/>
    </style:style>
    <style:style style:name="T5952" style:parent-style-name="Phôngmặcđịnhcủađoạnvăn" style:family="text">
      <style:text-properties fo:letter-spacing="-0.0013in" fo:font-size="5pt" style:font-size-asian="5pt"/>
    </style:style>
    <style:style style:name="T5953" style:parent-style-name="Phôngmặcđịnhcủađoạnvăn" style:family="text">
      <style:text-properties fo:font-size="5pt" style:font-size-asian="5pt"/>
    </style:style>
    <style:style style:name="T5954" style:parent-style-name="Phôngmặcđịnhcủađoạnvăn" style:family="text">
      <style:text-properties fo:letter-spacing="-0.0013in" fo:font-size="5pt" style:font-size-asian="5pt"/>
    </style:style>
    <style:style style:name="T5955" style:parent-style-name="Phôngmặcđịnhcủađoạnvăn" style:family="text">
      <style:text-properties fo:font-size="5pt" style:font-size-asian="5pt"/>
    </style:style>
    <style:style style:name="T5956" style:parent-style-name="Phôngmặcđịnhcủađoạnvăn" style:family="text">
      <style:text-properties fo:letter-spacing="-0.0006in" fo:font-size="5pt" style:font-size-asian="5pt"/>
    </style:style>
    <style:style style:name="T5957" style:parent-style-name="Phôngmặcđịnhcủađoạnvăn" style:family="text">
      <style:text-properties fo:font-size="5pt" style:font-size-asian="5pt"/>
    </style:style>
    <style:style style:name="T5958" style:parent-style-name="Phôngmặcđịnhcủađoạnvăn" style:family="text">
      <style:text-properties fo:letter-spacing="-0.0013in" fo:font-size="5pt" style:font-size-asian="5pt"/>
    </style:style>
    <style:style style:name="T5959" style:parent-style-name="Phôngmặcđịnhcủađoạnvăn" style:family="text">
      <style:text-properties fo:font-size="5pt" style:font-size-asian="5pt"/>
    </style:style>
    <style:style style:name="T5960" style:parent-style-name="Phôngmặcđịnhcủađoạnvăn" style:family="text">
      <style:text-properties fo:letter-spacing="-0.0013in" fo:font-size="5pt" style:font-size-asian="5pt"/>
    </style:style>
    <style:style style:name="T5961" style:parent-style-name="Phôngmặcđịnhcủađoạnvăn" style:family="text">
      <style:text-properties fo:font-size="5pt" style:font-size-asian="5pt"/>
    </style:style>
    <style:style style:name="T5962" style:parent-style-name="Phôngmặcđịnhcủađoạnvăn" style:family="text">
      <style:text-properties fo:letter-spacing="-0.0006in" fo:font-size="5pt" style:font-size-asian="5pt"/>
    </style:style>
    <style:style style:name="T5963" style:parent-style-name="Phôngmặcđịnhcủađoạnvăn" style:family="text">
      <style:text-properties fo:font-size="5pt" style:font-size-asian="5pt"/>
    </style:style>
    <style:style style:name="T5964" style:parent-style-name="Phôngmặcđịnhcủađoạnvăn" style:family="text">
      <style:text-properties fo:letter-spacing="-0.0013in" fo:font-size="5pt" style:font-size-asian="5pt"/>
    </style:style>
    <style:style style:name="T5965" style:parent-style-name="Phôngmặcđịnhcủađoạnvăn" style:family="text">
      <style:text-properties fo:font-size="5pt" style:font-size-asian="5pt"/>
    </style:style>
    <style:style style:name="T5966" style:parent-style-name="Phôngmặcđịnhcủađoạnvăn" style:family="text">
      <style:text-properties fo:letter-spacing="-0.0006in" fo:font-size="5pt" style:font-size-asian="5pt"/>
    </style:style>
    <style:style style:name="T5967" style:parent-style-name="Phôngmặcđịnhcủađoạnvăn" style:family="text">
      <style:text-properties fo:font-size="5pt" style:font-size-asian="5pt"/>
    </style:style>
    <style:style style:name="T5968" style:parent-style-name="Phôngmặcđịnhcủađoạnvăn" style:family="text">
      <style:text-properties fo:letter-spacing="-0.0013in" fo:font-size="5pt" style:font-size-asian="5pt"/>
    </style:style>
    <style:style style:name="T5969" style:parent-style-name="Phôngmặcđịnhcủađoạnvăn" style:family="text">
      <style:text-properties fo:font-size="5pt" style:font-size-asian="5pt"/>
    </style:style>
    <style:style style:name="T5970" style:parent-style-name="Phôngmặcđịnhcủađoạnvăn" style:family="text">
      <style:text-properties fo:letter-spacing="-0.0013in" fo:font-size="5pt" style:font-size-asian="5pt"/>
    </style:style>
    <style:style style:name="T5971" style:parent-style-name="Phôngmặcđịnhcủađoạnvăn" style:family="text">
      <style:text-properties fo:font-size="5pt" style:font-size-asian="5pt"/>
    </style:style>
    <style:style style:name="T5972" style:parent-style-name="Phôngmặcđịnhcủađoạnvăn" style:family="text">
      <style:text-properties fo:letter-spacing="-0.0013in" fo:font-size="5pt" style:font-size-asian="5pt"/>
    </style:style>
    <style:style style:name="T5973" style:parent-style-name="Phôngmặcđịnhcủađoạnvăn" style:family="text">
      <style:text-properties fo:font-size="5pt" style:font-size-asian="5pt"/>
    </style:style>
    <style:style style:name="T5974" style:parent-style-name="Phôngmặcđịnhcủađoạnvăn" style:family="text">
      <style:text-properties fo:letter-spacing="-0.0013in" fo:font-size="5pt" style:font-size-asian="5pt"/>
    </style:style>
    <style:style style:name="T5975" style:parent-style-name="Phôngmặcđịnhcủađoạnvăn" style:family="text">
      <style:text-properties fo:font-size="5pt" style:font-size-asian="5pt"/>
    </style:style>
    <style:style style:name="T5976" style:parent-style-name="Phôngmặcđịnhcủađoạnvăn" style:family="text">
      <style:text-properties fo:letter-spacing="-0.0013in" fo:font-size="5pt" style:font-size-asian="5pt"/>
    </style:style>
    <style:style style:name="T5977" style:parent-style-name="Phôngmặcđịnhcủađoạnvăn" style:family="text">
      <style:text-properties fo:font-size="5pt" style:font-size-asian="5pt"/>
    </style:style>
    <style:style style:name="T5978" style:parent-style-name="Phôngmặcđịnhcủađoạnvăn" style:family="text">
      <style:text-properties fo:letter-spacing="0.0277in" fo:font-size="5pt" style:font-size-asian="5pt"/>
    </style:style>
    <style:style style:name="T5979" style:parent-style-name="Phôngmặcđịnhcủađoạnvăn" style:family="text">
      <style:text-properties fo:font-size="5pt" style:font-size-asian="5pt"/>
    </style:style>
    <style:style style:name="P5980" style:parent-style-name="TableParagraph" style:family="paragraph">
      <style:paragraph-properties fo:margin-left="0.0166in">
        <style:tab-stops/>
      </style:paragraph-properties>
    </style:style>
    <style:style style:name="T5981" style:parent-style-name="Phôngmặcđịnhcủađoạnvăn" style:family="text">
      <style:text-properties fo:font-size="5pt" style:font-size-asian="5pt"/>
    </style:style>
    <style:style style:name="T5982" style:parent-style-name="Phôngmặcđịnhcủađoạnvăn" style:family="text">
      <style:text-properties fo:letter-spacing="-0.0006in" fo:font-size="5pt" style:font-size-asian="5pt"/>
    </style:style>
    <style:style style:name="T5983" style:parent-style-name="Phôngmặcđịnhcủađoạnvăn" style:family="text">
      <style:text-properties fo:font-size="5pt" style:font-size-asian="5pt"/>
    </style:style>
    <style:style style:name="T5984" style:parent-style-name="Phôngmặcđịnhcủađoạnvăn" style:family="text">
      <style:text-properties fo:letter-spacing="0.0006in" fo:font-size="5pt" style:font-size-asian="5pt"/>
    </style:style>
    <style:style style:name="T5985" style:parent-style-name="Phôngmặcđịnhcủađoạnvăn" style:family="text">
      <style:text-properties fo:font-size="5pt" style:font-size-asian="5pt"/>
    </style:style>
    <style:style style:name="T5986" style:parent-style-name="Phôngmặcđịnhcủađoạnvăn" style:family="text">
      <style:text-properties fo:letter-spacing="-0.0006in" fo:font-size="5pt" style:font-size-asian="5pt"/>
    </style:style>
    <style:style style:name="T5987" style:parent-style-name="Phôngmặcđịnhcủađoạnvăn" style:family="text">
      <style:text-properties fo:font-size="5pt" style:font-size-asian="5pt"/>
    </style:style>
    <style:style style:name="T5988" style:parent-style-name="Phôngmặcđịnhcủađoạnvăn" style:family="text">
      <style:text-properties fo:letter-spacing="-0.0006in" fo:font-size="5pt" style:font-size-asian="5pt"/>
    </style:style>
    <style:style style:name="T5989" style:parent-style-name="Phôngmặcđịnhcủađoạnvăn" style:family="text">
      <style:text-properties fo:font-size="5pt" style:font-size-asian="5pt"/>
    </style:style>
    <style:style style:name="T5990" style:parent-style-name="Phôngmặcđịnhcủađoạnvăn" style:family="text">
      <style:text-properties fo:letter-spacing="0.0006in" fo:font-size="5pt" style:font-size-asian="5pt"/>
    </style:style>
    <style:style style:name="T5991" style:parent-style-name="Phôngmặcđịnhcủađoạnvăn" style:family="text">
      <style:text-properties fo:letter-spacing="-0.0027in" fo:font-size="5pt" style:font-size-asian="5pt"/>
    </style:style>
    <style:style style:name="P5992" style:parent-style-name="TableParagraph" style:family="paragraph">
      <style:paragraph-properties fo:margin-top="0.0152in" fo:margin-left="0.0166in">
        <style:tab-stops/>
      </style:paragraph-properties>
    </style:style>
    <style:style style:name="T5993" style:parent-style-name="Phôngmặcđịnhcủađoạnvăn" style:family="text">
      <style:text-properties fo:font-size="5pt" style:font-size-asian="5pt"/>
    </style:style>
    <style:style style:name="T5994" style:parent-style-name="Phôngmặcđịnhcủađoạnvăn" style:family="text">
      <style:text-properties fo:letter-spacing="-0.002in" fo:font-size="5pt" style:font-size-asian="5pt"/>
    </style:style>
    <style:style style:name="T5995" style:parent-style-name="Phôngmặcđịnhcủađoạnvăn" style:family="text">
      <style:text-properties fo:font-size="5pt" style:font-size-asian="5pt"/>
    </style:style>
    <style:style style:name="T5996" style:parent-style-name="Phôngmặcđịnhcủađoạnvăn" style:family="text">
      <style:text-properties fo:letter-spacing="-0.0027in" fo:font-size="5pt" style:font-size-asian="5pt"/>
    </style:style>
    <style:style style:name="T5997" style:parent-style-name="Phôngmặcđịnhcủađoạnvăn" style:family="text">
      <style:text-properties fo:letter-spacing="-0.0013in" fo:font-size="5pt" style:font-size-asian="5pt"/>
    </style:style>
    <style:style style:name="P5998" style:parent-style-name="TableParagraph" style:family="paragraph">
      <style:paragraph-properties fo:margin-top="0.0152in" fo:margin-left="0.0166in">
        <style:tab-stops/>
      </style:paragraph-properties>
    </style:style>
    <style:style style:name="T5999" style:parent-style-name="Phôngmặcđịnhcủađoạnvăn" style:family="text">
      <style:text-properties fo:font-size="5pt" style:font-size-asian="5pt"/>
    </style:style>
    <style:style style:name="T6000" style:parent-style-name="Phôngmặcđịnhcủađoạnvăn" style:family="text">
      <style:text-properties fo:letter-spacing="-0.0041in" fo:font-size="5pt" style:font-size-asian="5pt"/>
    </style:style>
    <style:style style:name="T6001" style:parent-style-name="Phôngmặcđịnhcủađoạnvăn" style:family="text">
      <style:text-properties fo:font-size="5pt" style:font-size-asian="5pt"/>
    </style:style>
    <style:style style:name="T6002" style:parent-style-name="Phôngmặcđịnhcủađoạnvăn" style:family="text">
      <style:text-properties fo:letter-spacing="-0.0034in" fo:font-size="5pt" style:font-size-asian="5pt"/>
    </style:style>
    <style:style style:name="T6003" style:parent-style-name="Phôngmặcđịnhcủađoạnvăn" style:family="text">
      <style:text-properties fo:font-size="5pt" style:font-size-asian="5pt"/>
    </style:style>
    <style:style style:name="T6004" style:parent-style-name="Phôngmặcđịnhcủađoạnvăn" style:family="text">
      <style:text-properties fo:letter-spacing="-0.0041in" fo:font-size="5pt" style:font-size-asian="5pt"/>
    </style:style>
    <style:style style:name="T6005" style:parent-style-name="Phôngmặcđịnhcủađoạnvăn" style:family="text">
      <style:text-properties fo:font-size="5pt" style:font-size-asian="5pt"/>
    </style:style>
    <style:style style:name="T6006" style:parent-style-name="Phôngmặcđịnhcủađoạnvăn" style:family="text">
      <style:text-properties fo:letter-spacing="-0.0034in" fo:font-size="5pt" style:font-size-asian="5pt"/>
    </style:style>
    <style:style style:name="T6007" style:parent-style-name="Phôngmặcđịnhcủađoạnvăn" style:family="text">
      <style:text-properties fo:font-size="5pt" style:font-size-asian="5pt"/>
    </style:style>
    <style:style style:name="T6008" style:parent-style-name="Phôngmặcđịnhcủađoạnvăn" style:family="text">
      <style:text-properties fo:letter-spacing="-0.0041in" fo:font-size="5pt" style:font-size-asian="5pt"/>
    </style:style>
    <style:style style:name="T6009" style:parent-style-name="Phôngmặcđịnhcủađoạnvăn" style:family="text">
      <style:text-properties fo:font-size="5pt" style:font-size-asian="5pt"/>
    </style:style>
    <style:style style:name="T6010" style:parent-style-name="Phôngmặcđịnhcủađoạnvăn" style:family="text">
      <style:text-properties fo:letter-spacing="-0.0034in" fo:font-size="5pt" style:font-size-asian="5pt"/>
    </style:style>
    <style:style style:name="T6011" style:parent-style-name="Phôngmặcđịnhcủađoạnvăn" style:family="text">
      <style:text-properties fo:font-size="5pt" style:font-size-asian="5pt"/>
    </style:style>
    <style:style style:name="T6012" style:parent-style-name="Phôngmặcđịnhcủađoạnvăn" style:family="text">
      <style:text-properties fo:letter-spacing="-0.0041in" fo:font-size="5pt" style:font-size-asian="5pt"/>
    </style:style>
    <style:style style:name="T6013" style:parent-style-name="Phôngmặcđịnhcủađoạnvăn" style:family="text">
      <style:text-properties fo:letter-spacing="-0.0013in" fo:font-size="5pt" style:font-size-asian="5pt"/>
    </style:style>
    <style:style style:name="P6014" style:parent-style-name="TableParagraph" style:family="paragraph">
      <style:paragraph-properties fo:margin-top="0.0152in" fo:margin-left="0.0166in">
        <style:tab-stops/>
      </style:paragraph-properties>
    </style:style>
    <style:style style:name="T6015" style:parent-style-name="Phôngmặcđịnhcủađoạnvăn" style:family="text">
      <style:text-properties fo:font-size="5pt" style:font-size-asian="5pt"/>
    </style:style>
    <style:style style:name="T6016" style:parent-style-name="Phôngmặcđịnhcủađoạnvăn" style:family="text">
      <style:text-properties fo:letter-spacing="-0.0006in" fo:font-size="5pt" style:font-size-asian="5pt"/>
    </style:style>
    <style:style style:name="T6017" style:parent-style-name="Phôngmặcđịnhcủađoạnvăn" style:family="text">
      <style:text-properties fo:font-size="5pt" style:font-size-asian="5pt"/>
    </style:style>
    <style:style style:name="T6018" style:parent-style-name="Phôngmặcđịnhcủađoạnvăn" style:family="text">
      <style:text-properties fo:letter-spacing="-0.0006in" fo:font-size="5pt" style:font-size-asian="5pt"/>
    </style:style>
    <style:style style:name="T6019" style:parent-style-name="Phôngmặcđịnhcủađoạnvăn" style:family="text">
      <style:text-properties fo:font-size="5pt" style:font-size-asian="5pt"/>
    </style:style>
    <style:style style:name="T6020" style:parent-style-name="Phôngmặcđịnhcủađoạnvăn" style:family="text">
      <style:text-properties fo:letter-spacing="-0.0006in" fo:font-size="5pt" style:font-size-asian="5pt"/>
    </style:style>
    <style:style style:name="T6021" style:parent-style-name="Phôngmặcđịnhcủađoạnvăn" style:family="text">
      <style:text-properties fo:font-size="5pt" style:font-size-asian="5pt"/>
    </style:style>
    <style:style style:name="T6022" style:parent-style-name="Phôngmặcđịnhcủađoạnvăn" style:family="text">
      <style:text-properties fo:letter-spacing="-0.0006in" fo:font-size="5pt" style:font-size-asian="5pt"/>
    </style:style>
    <style:style style:name="T6023" style:parent-style-name="Phôngmặcđịnhcủađoạnvăn" style:family="text">
      <style:text-properties fo:font-size="5pt" style:font-size-asian="5pt"/>
    </style:style>
    <style:style style:name="T6024" style:parent-style-name="Phôngmặcđịnhcủađoạnvăn" style:family="text">
      <style:text-properties fo:letter-spacing="-0.0006in" fo:font-size="5pt" style:font-size-asian="5pt"/>
    </style:style>
    <style:style style:name="T6025" style:parent-style-name="Phôngmặcđịnhcủađoạnvăn" style:family="text">
      <style:text-properties fo:letter-spacing="-0.0013in" fo:font-size="5pt" style:font-size-asian="5pt"/>
    </style:style>
    <style:style style:name="P6026" style:parent-style-name="TableParagraph" style:family="paragraph">
      <style:paragraph-properties fo:margin-top="0.0152in" fo:line-height="117%" fo:margin-left="0.0166in" fo:margin-right="2.9652in">
        <style:tab-stops/>
      </style:paragraph-properties>
    </style:style>
    <style:style style:name="T6027" style:parent-style-name="Phôngmặcđịnhcủađoạnvăn" style:family="text">
      <style:text-properties fo:font-size="5pt" style:font-size-asian="5pt"/>
    </style:style>
    <style:style style:name="T6028" style:parent-style-name="Phôngmặcđịnhcủađoạnvăn" style:family="text">
      <style:text-properties fo:letter-spacing="-0.0006in" fo:font-size="5pt" style:font-size-asian="5pt"/>
    </style:style>
    <style:style style:name="T6029" style:parent-style-name="Phôngmặcđịnhcủađoạnvăn" style:family="text">
      <style:text-properties fo:font-size="5pt" style:font-size-asian="5pt"/>
    </style:style>
    <style:style style:name="T6030" style:parent-style-name="Phôngmặcđịnhcủađoạnvăn" style:family="text">
      <style:text-properties fo:letter-spacing="-0.0013in" fo:font-size="5pt" style:font-size-asian="5pt"/>
    </style:style>
    <style:style style:name="T6031" style:parent-style-name="Phôngmặcđịnhcủađoạnvăn" style:family="text">
      <style:text-properties fo:font-size="5pt" style:font-size-asian="5pt"/>
    </style:style>
    <style:style style:name="T6032" style:parent-style-name="Phôngmặcđịnhcủađoạnvăn" style:family="text">
      <style:text-properties fo:letter-spacing="-0.0006in" fo:font-size="5pt" style:font-size-asian="5pt"/>
    </style:style>
    <style:style style:name="T6033" style:parent-style-name="Phôngmặcđịnhcủađoạnvăn" style:family="text">
      <style:text-properties fo:font-size="5pt" style:font-size-asian="5pt"/>
    </style:style>
    <style:style style:name="T6034" style:parent-style-name="Phôngmặcđịnhcủađoạnvăn" style:family="text">
      <style:text-properties fo:letter-spacing="-0.0006in" fo:font-size="5pt" style:font-size-asian="5pt"/>
    </style:style>
    <style:style style:name="T6035" style:parent-style-name="Phôngmặcđịnhcủađoạnvăn" style:family="text">
      <style:text-properties fo:font-size="5pt" style:font-size-asian="5pt"/>
    </style:style>
    <style:style style:name="T6036" style:parent-style-name="Phôngmặcđịnhcủađoạnvăn" style:family="text">
      <style:text-properties fo:letter-spacing="-0.0006in" fo:font-size="5pt" style:font-size-asian="5pt"/>
    </style:style>
    <style:style style:name="T6037" style:parent-style-name="Phôngmặcđịnhcủađoạnvăn" style:family="text">
      <style:text-properties fo:font-size="5pt" style:font-size-asian="5pt"/>
    </style:style>
    <style:style style:name="T6038" style:parent-style-name="Phôngmặcđịnhcủađoạnvăn" style:family="text">
      <style:text-properties fo:letter-spacing="-0.0006in" fo:font-size="5pt" style:font-size-asian="5pt"/>
    </style:style>
    <style:style style:name="T6039" style:parent-style-name="Phôngmặcđịnhcủađoạnvăn" style:family="text">
      <style:text-properties fo:font-size="5pt" style:font-size-asian="5pt"/>
    </style:style>
    <style:style style:name="T6040" style:parent-style-name="Phôngmặcđịnhcủađoạnvăn" style:family="text">
      <style:text-properties fo:letter-spacing="-0.0013in" fo:font-size="5pt" style:font-size-asian="5pt"/>
    </style:style>
    <style:style style:name="T6041" style:parent-style-name="Phôngmặcđịnhcủađoạnvăn" style:family="text">
      <style:text-properties fo:font-size="5pt" style:font-size-asian="5pt"/>
    </style:style>
    <style:style style:name="T6042" style:parent-style-name="Phôngmặcđịnhcủađoạnvăn" style:family="text">
      <style:text-properties fo:letter-spacing="0.0277in" fo:font-size="5pt" style:font-size-asian="5pt"/>
    </style:style>
    <style:style style:name="T6043" style:parent-style-name="Phôngmặcđịnhcủađoạnvăn" style:family="text">
      <style:text-properties fo:font-size="5pt" style:font-size-asian="5pt"/>
    </style:style>
    <style:style style:name="TableCell6044" style:family="table-cell">
      <style:table-cell-properties fo:border="0.0069in solid #000000" style:writing-mode="lr-tb" fo:padding-top="0in" fo:padding-left="0in" fo:padding-bottom="0in" fo:padding-right="0in"/>
    </style:style>
    <style:style style:name="P6045" style:parent-style-name="TableParagraph" style:family="paragraph">
      <style:text-properties style:font-name="Times New Roman" fo:font-size="5pt" style:font-size-asian="5pt"/>
    </style:style>
    <style:style style:name="P6046" style:parent-style-name="TableParagraph" style:family="paragraph">
      <style:text-properties style:font-name="Times New Roman" fo:font-size="5pt" style:font-size-asian="5pt"/>
    </style:style>
    <style:style style:name="P6047" style:parent-style-name="TableParagraph" style:family="paragraph">
      <style:text-properties style:font-name="Times New Roman" fo:font-size="5pt" style:font-size-asian="5pt"/>
    </style:style>
    <style:style style:name="P6048" style:parent-style-name="TableParagraph" style:family="paragraph">
      <style:text-properties style:font-name="Times New Roman" fo:font-size="5pt" style:font-size-asian="5pt"/>
    </style:style>
    <style:style style:name="P6049" style:parent-style-name="TableParagraph" style:family="paragraph">
      <style:text-properties style:font-name="Times New Roman" fo:font-size="5pt" style:font-size-asian="5pt"/>
    </style:style>
    <style:style style:name="P6050" style:parent-style-name="TableParagraph" style:family="paragraph">
      <style:text-properties style:font-name="Times New Roman" fo:font-size="5pt" style:font-size-asian="5pt"/>
    </style:style>
    <style:style style:name="P6051" style:parent-style-name="TableParagraph" style:family="paragraph">
      <style:text-properties style:font-name="Times New Roman" fo:font-size="5pt" style:font-size-asian="5pt"/>
    </style:style>
    <style:style style:name="P6052" style:parent-style-name="TableParagraph" style:family="paragraph">
      <style:text-properties style:font-name="Times New Roman" fo:font-size="5pt" style:font-size-asian="5pt"/>
    </style:style>
    <style:style style:name="P6053" style:parent-style-name="TableParagraph" style:family="paragraph">
      <style:text-properties style:font-name="Times New Roman" fo:font-size="5pt" style:font-size-asian="5pt"/>
    </style:style>
    <style:style style:name="P6054" style:parent-style-name="TableParagraph" style:family="paragraph">
      <style:text-properties style:font-name="Times New Roman" fo:font-size="5pt" style:font-size-asian="5pt"/>
    </style:style>
    <style:style style:name="P6055" style:parent-style-name="TableParagraph" style:family="paragraph">
      <style:text-properties style:font-name="Times New Roman" fo:font-size="5pt" style:font-size-asian="5pt"/>
    </style:style>
    <style:style style:name="P6056" style:parent-style-name="TableParagraph" style:family="paragraph">
      <style:text-properties style:font-name="Times New Roman" fo:font-size="5pt" style:font-size-asian="5pt"/>
    </style:style>
    <style:style style:name="P6057" style:parent-style-name="TableParagraph" style:family="paragraph">
      <style:paragraph-properties fo:margin-top="0.0055in"/>
      <style:text-properties style:font-name="Times New Roman" fo:font-size="5pt" style:font-size-asian="5pt"/>
    </style:style>
    <style:style style:name="P6058" style:parent-style-name="TableParagraph" style:family="paragraph">
      <style:paragraph-properties fo:margin-left="0.0173in">
        <style:tab-stops/>
      </style:paragraph-properties>
    </style:style>
    <style:style style:name="T6059" style:parent-style-name="Phôngmặcđịnhcủađoạnvăn" style:family="text">
      <style:text-properties fo:letter-spacing="-0.0034in" fo:font-size="5pt" style:font-size-asian="5pt"/>
    </style:style>
    <style:style style:name="TableCell6060" style:family="table-cell">
      <style:table-cell-properties fo:border="0.0069in solid #000000" style:writing-mode="lr-tb" fo:padding-top="0in" fo:padding-left="0in" fo:padding-bottom="0in" fo:padding-right="0in"/>
    </style:style>
    <style:style style:name="P6061" style:parent-style-name="TableParagraph" style:family="paragraph">
      <style:text-properties style:font-name="Times New Roman" fo:font-size="5pt" style:font-size-asian="5pt"/>
    </style:style>
    <style:style style:name="P6062" style:parent-style-name="TableParagraph" style:family="paragraph">
      <style:text-properties style:font-name="Times New Roman" fo:font-size="5pt" style:font-size-asian="5pt"/>
    </style:style>
    <style:style style:name="P6063" style:parent-style-name="TableParagraph" style:family="paragraph">
      <style:text-properties style:font-name="Times New Roman" fo:font-size="5pt" style:font-size-asian="5pt"/>
    </style:style>
    <style:style style:name="P6064" style:parent-style-name="TableParagraph" style:family="paragraph">
      <style:text-properties style:font-name="Times New Roman" fo:font-size="5pt" style:font-size-asian="5pt"/>
    </style:style>
    <style:style style:name="P6065" style:parent-style-name="TableParagraph" style:family="paragraph">
      <style:text-properties style:font-name="Times New Roman" fo:font-size="5pt" style:font-size-asian="5pt"/>
    </style:style>
    <style:style style:name="P6066" style:parent-style-name="TableParagraph" style:family="paragraph">
      <style:text-properties style:font-name="Times New Roman" fo:font-size="5pt" style:font-size-asian="5pt"/>
    </style:style>
    <style:style style:name="P6067" style:parent-style-name="TableParagraph" style:family="paragraph">
      <style:text-properties style:font-name="Times New Roman" fo:font-size="5pt" style:font-size-asian="5pt"/>
    </style:style>
    <style:style style:name="P6068" style:parent-style-name="TableParagraph" style:family="paragraph">
      <style:text-properties style:font-name="Times New Roman" fo:font-size="5pt" style:font-size-asian="5pt"/>
    </style:style>
    <style:style style:name="P6069" style:parent-style-name="TableParagraph" style:family="paragraph">
      <style:text-properties style:font-name="Times New Roman" fo:font-size="5pt" style:font-size-asian="5pt"/>
    </style:style>
    <style:style style:name="P6070" style:parent-style-name="TableParagraph" style:family="paragraph">
      <style:text-properties style:font-name="Times New Roman" fo:font-size="5pt" style:font-size-asian="5pt"/>
    </style:style>
    <style:style style:name="P6071" style:parent-style-name="TableParagraph" style:family="paragraph">
      <style:text-properties style:font-name="Times New Roman" fo:font-size="5pt" style:font-size-asian="5pt"/>
    </style:style>
    <style:style style:name="P6072" style:parent-style-name="TableParagraph" style:family="paragraph">
      <style:text-properties style:font-name="Times New Roman" fo:font-size="5pt" style:font-size-asian="5pt"/>
    </style:style>
    <style:style style:name="P6073" style:parent-style-name="TableParagraph" style:family="paragraph">
      <style:paragraph-properties fo:margin-top="0.0055in"/>
      <style:text-properties style:font-name="Times New Roman" fo:font-size="5pt" style:font-size-asian="5pt"/>
    </style:style>
    <style:style style:name="P6074" style:parent-style-name="TableParagraph" style:family="paragraph">
      <style:paragraph-properties fo:margin-left="0.0173in">
        <style:tab-stops/>
      </style:paragraph-properties>
    </style:style>
    <style:style style:name="T6075" style:parent-style-name="Phôngmặcđịnhcủađoạnvăn" style:family="text">
      <style:text-properties fo:letter-spacing="-0.0034in" style:text-scale="105%" fo:font-size="5pt" style:font-size-asian="5pt"/>
    </style:style>
    <style:style style:name="TableCell6076" style:family="table-cell">
      <style:table-cell-properties fo:border="0.0069in solid #000000" style:writing-mode="lr-tb" fo:padding-top="0in" fo:padding-left="0in" fo:padding-bottom="0in" fo:padding-right="0in"/>
    </style:style>
    <style:style style:name="P6077" style:parent-style-name="TableParagraph" style:family="paragraph">
      <style:text-properties style:font-name="Times New Roman" fo:font-size="5pt" style:font-size-asian="5pt"/>
    </style:style>
    <style:style style:name="P6078" style:parent-style-name="TableParagraph" style:family="paragraph">
      <style:text-properties style:font-name="Times New Roman" fo:font-size="5pt" style:font-size-asian="5pt"/>
    </style:style>
    <style:style style:name="P6079" style:parent-style-name="TableParagraph" style:family="paragraph">
      <style:text-properties style:font-name="Times New Roman" fo:font-size="5pt" style:font-size-asian="5pt"/>
    </style:style>
    <style:style style:name="P6080" style:parent-style-name="TableParagraph" style:family="paragraph">
      <style:text-properties style:font-name="Times New Roman" fo:font-size="5pt" style:font-size-asian="5pt"/>
    </style:style>
    <style:style style:name="P6081" style:parent-style-name="TableParagraph" style:family="paragraph">
      <style:text-properties style:font-name="Times New Roman" fo:font-size="5pt" style:font-size-asian="5pt"/>
    </style:style>
    <style:style style:name="P6082" style:parent-style-name="TableParagraph" style:family="paragraph">
      <style:text-properties style:font-name="Times New Roman" fo:font-size="5pt" style:font-size-asian="5pt"/>
    </style:style>
    <style:style style:name="P6083" style:parent-style-name="TableParagraph" style:family="paragraph">
      <style:text-properties style:font-name="Times New Roman" fo:font-size="5pt" style:font-size-asian="5pt"/>
    </style:style>
    <style:style style:name="P6084" style:parent-style-name="TableParagraph" style:family="paragraph">
      <style:text-properties style:font-name="Times New Roman" fo:font-size="5pt" style:font-size-asian="5pt"/>
    </style:style>
    <style:style style:name="P6085" style:parent-style-name="TableParagraph" style:family="paragraph">
      <style:text-properties style:font-name="Times New Roman" fo:font-size="5pt" style:font-size-asian="5pt"/>
    </style:style>
    <style:style style:name="P6086" style:parent-style-name="TableParagraph" style:family="paragraph">
      <style:text-properties style:font-name="Times New Roman" fo:font-size="5pt" style:font-size-asian="5pt"/>
    </style:style>
    <style:style style:name="P6087" style:parent-style-name="TableParagraph" style:family="paragraph">
      <style:text-properties style:font-name="Times New Roman" fo:font-size="5pt" style:font-size-asian="5pt"/>
    </style:style>
    <style:style style:name="P6088" style:parent-style-name="TableParagraph" style:family="paragraph">
      <style:text-properties style:font-name="Times New Roman" fo:font-size="5pt" style:font-size-asian="5pt"/>
    </style:style>
    <style:style style:name="P6089" style:parent-style-name="TableParagraph" style:family="paragraph">
      <style:paragraph-properties fo:margin-top="0.0055in"/>
      <style:text-properties style:font-name="Times New Roman" fo:font-size="5pt" style:font-size-asian="5pt"/>
    </style:style>
    <style:style style:name="P6090" style:parent-style-name="TableParagraph" style:family="paragraph">
      <style:paragraph-properties fo:margin-left="0.018in">
        <style:tab-stops/>
      </style:paragraph-properties>
    </style:style>
    <style:style style:name="T6091" style:parent-style-name="Phôngmặcđịnhcủađoạnvăn" style:family="text">
      <style:text-properties fo:letter-spacing="-0.0034in" fo:font-size="5pt" style:font-size-asian="5pt"/>
    </style:style>
    <style:style style:name="TableCell6092" style:family="table-cell">
      <style:table-cell-properties fo:border="0.0069in solid #000000" style:writing-mode="lr-tb" fo:padding-top="0in" fo:padding-left="0in" fo:padding-bottom="0in" fo:padding-right="0in"/>
    </style:style>
    <style:style style:name="P6093" style:parent-style-name="TableParagraph" style:family="paragraph">
      <style:text-properties style:font-name="Times New Roman" fo:font-size="5pt" style:font-size-asian="5pt"/>
    </style:style>
    <style:style style:name="P6094" style:parent-style-name="TableParagraph" style:family="paragraph">
      <style:text-properties style:font-name="Times New Roman" fo:font-size="5pt" style:font-size-asian="5pt"/>
    </style:style>
    <style:style style:name="P6095" style:parent-style-name="TableParagraph" style:family="paragraph">
      <style:text-properties style:font-name="Times New Roman" fo:font-size="5pt" style:font-size-asian="5pt"/>
    </style:style>
    <style:style style:name="P6096" style:parent-style-name="TableParagraph" style:family="paragraph">
      <style:text-properties style:font-name="Times New Roman" fo:font-size="5pt" style:font-size-asian="5pt"/>
    </style:style>
    <style:style style:name="P6097" style:parent-style-name="TableParagraph" style:family="paragraph">
      <style:text-properties style:font-name="Times New Roman" fo:font-size="5pt" style:font-size-asian="5pt"/>
    </style:style>
    <style:style style:name="P6098" style:parent-style-name="TableParagraph" style:family="paragraph">
      <style:text-properties style:font-name="Times New Roman" fo:font-size="5pt" style:font-size-asian="5pt"/>
    </style:style>
    <style:style style:name="P6099" style:parent-style-name="TableParagraph" style:family="paragraph">
      <style:text-properties style:font-name="Times New Roman" fo:font-size="5pt" style:font-size-asian="5pt"/>
    </style:style>
    <style:style style:name="P6100" style:parent-style-name="TableParagraph" style:family="paragraph">
      <style:text-properties style:font-name="Times New Roman" fo:font-size="5pt" style:font-size-asian="5pt"/>
    </style:style>
    <style:style style:name="P6101" style:parent-style-name="TableParagraph" style:family="paragraph">
      <style:text-properties style:font-name="Times New Roman" fo:font-size="5pt" style:font-size-asian="5pt"/>
    </style:style>
    <style:style style:name="P6102" style:parent-style-name="TableParagraph" style:family="paragraph">
      <style:text-properties style:font-name="Times New Roman" fo:font-size="5pt" style:font-size-asian="5pt"/>
    </style:style>
    <style:style style:name="P6103" style:parent-style-name="TableParagraph" style:family="paragraph">
      <style:text-properties style:font-name="Times New Roman" fo:font-size="5pt" style:font-size-asian="5pt"/>
    </style:style>
    <style:style style:name="P6104" style:parent-style-name="TableParagraph" style:family="paragraph">
      <style:text-properties style:font-name="Times New Roman" fo:font-size="5pt" style:font-size-asian="5pt"/>
    </style:style>
    <style:style style:name="P6105" style:parent-style-name="TableParagraph" style:family="paragraph">
      <style:paragraph-properties fo:margin-top="0.0055in"/>
      <style:text-properties style:font-name="Times New Roman" fo:font-size="5pt" style:font-size-asian="5pt"/>
    </style:style>
    <style:style style:name="P6106" style:parent-style-name="TableParagraph" style:family="paragraph">
      <style:paragraph-properties fo:margin-left="0.0187in">
        <style:tab-stops/>
      </style:paragraph-properties>
    </style:style>
    <style:style style:name="T6107" style:parent-style-name="Phôngmặcđịnhcủađoạnvăn" style:family="text">
      <style:text-properties fo:letter-spacing="-0.0069in" style:text-scale="105%" fo:font-size="5pt" style:font-size-asian="5pt"/>
    </style:style>
    <style:style style:name="TableRow6108" style:family="table-row">
      <style:table-row-properties style:min-row-height="0.6041in" style:use-optimal-row-height="false"/>
    </style:style>
    <style:style style:name="TableCell6109" style:family="table-cell">
      <style:table-cell-properties fo:border="0.0069in solid #000000" style:writing-mode="lr-tb" fo:padding-top="0in" fo:padding-left="0in" fo:padding-bottom="0in" fo:padding-right="0in"/>
    </style:style>
    <style:style style:name="P6110" style:parent-style-name="TableParagraph" style:family="paragraph">
      <style:text-properties style:font-name="Times New Roman" fo:font-size="5pt" style:font-size-asian="5pt"/>
    </style:style>
    <style:style style:name="P6111" style:parent-style-name="TableParagraph" style:family="paragraph">
      <style:text-properties style:font-name="Times New Roman" fo:font-size="5pt" style:font-size-asian="5pt"/>
    </style:style>
    <style:style style:name="P6112" style:parent-style-name="TableParagraph" style:family="paragraph">
      <style:paragraph-properties fo:margin-top="0.0256in"/>
      <style:text-properties style:font-name="Times New Roman" fo:font-size="5pt" style:font-size-asian="5pt"/>
    </style:style>
    <style:style style:name="P6113" style:parent-style-name="TableParagraph" style:family="paragraph">
      <style:paragraph-properties fo:margin-left="0.0159in">
        <style:tab-stops/>
      </style:paragraph-properties>
    </style:style>
    <style:style style:name="T6114" style:parent-style-name="Phôngmặcđịnhcủađoạnvăn" style:family="text">
      <style:text-properties fo:letter-spacing="-0.0013in" fo:font-size="5pt" style:font-size-asian="5pt"/>
    </style:style>
    <style:style style:name="TableCell6115" style:family="table-cell">
      <style:table-cell-properties fo:border="0.0069in solid #000000" style:writing-mode="lr-tb" fo:padding-top="0in" fo:padding-left="0in" fo:padding-bottom="0in" fo:padding-right="0in"/>
    </style:style>
    <style:style style:name="P6116" style:parent-style-name="TableParagraph" style:family="paragraph">
      <style:text-properties style:font-name="Times New Roman" fo:font-size="5pt" style:font-size-asian="5pt"/>
    </style:style>
    <style:style style:name="P6117" style:parent-style-name="TableParagraph" style:family="paragraph">
      <style:text-properties style:font-name="Times New Roman" fo:font-size="5pt" style:font-size-asian="5pt"/>
    </style:style>
    <style:style style:name="P6118" style:parent-style-name="TableParagraph" style:family="paragraph">
      <style:paragraph-properties fo:margin-top="0.0256in"/>
      <style:text-properties style:font-name="Times New Roman" fo:font-size="5pt" style:font-size-asian="5pt"/>
    </style:style>
    <style:style style:name="P6119" style:parent-style-name="TableParagraph" style:family="paragraph">
      <style:paragraph-properties fo:margin-left="0.0159in">
        <style:tab-stops/>
      </style:paragraph-properties>
    </style:style>
    <style:style style:name="T6120" style:parent-style-name="Phôngmặcđịnhcủađoạnvăn" style:family="text">
      <style:text-properties fo:font-size="5pt" style:font-size-asian="5pt"/>
    </style:style>
    <style:style style:name="T6121" style:parent-style-name="Phôngmặcđịnhcủađoạnvăn" style:family="text">
      <style:text-properties fo:letter-spacing="-0.0027in" fo:font-size="5pt" style:font-size-asian="5pt"/>
    </style:style>
    <style:style style:name="T6122" style:parent-style-name="Phôngmặcđịnhcủađoạnvăn" style:family="text">
      <style:text-properties fo:letter-spacing="-0.0013in" fo:font-size="5pt" style:font-size-asian="5pt"/>
    </style:style>
    <style:style style:name="TableCell6123" style:family="table-cell">
      <style:table-cell-properties fo:border="0.0069in solid #000000" style:writing-mode="lr-tb" fo:padding-top="0in" fo:padding-left="0in" fo:padding-bottom="0in" fo:padding-right="0in"/>
    </style:style>
    <style:style style:name="P6124" style:parent-style-name="TableParagraph" style:family="paragraph">
      <style:paragraph-properties fo:margin-top="0.0652in" fo:line-height="117%" fo:margin-left="0.0166in" fo:margin-right="2.1513in">
        <style:tab-stops/>
      </style:paragraph-properties>
    </style:style>
    <style:style style:name="T6125" style:parent-style-name="Phôngmặcđịnhcủađoạnvăn" style:family="text">
      <style:text-properties fo:font-size="5pt" style:font-size-asian="5pt"/>
    </style:style>
    <style:style style:name="T6126" style:parent-style-name="Phôngmặcđịnhcủađoạnvăn" style:family="text">
      <style:text-properties fo:letter-spacing="-0.0027in" fo:font-size="5pt" style:font-size-asian="5pt"/>
    </style:style>
    <style:style style:name="T6127" style:parent-style-name="Phôngmặcđịnhcủađoạnvăn" style:family="text">
      <style:text-properties fo:font-size="5pt" style:font-size-asian="5pt"/>
    </style:style>
    <style:style style:name="T6128" style:parent-style-name="Phôngmặcđịnhcủađoạnvăn" style:family="text">
      <style:text-properties fo:letter-spacing="-0.0013in" fo:font-size="5pt" style:font-size-asian="5pt"/>
    </style:style>
    <style:style style:name="T6129" style:parent-style-name="Phôngmặcđịnhcủađoạnvăn" style:family="text">
      <style:text-properties fo:font-size="5pt" style:font-size-asian="5pt"/>
    </style:style>
    <style:style style:name="T6130" style:parent-style-name="Phôngmặcđịnhcủađoạnvăn" style:family="text">
      <style:text-properties fo:letter-spacing="-0.0027in" fo:font-size="5pt" style:font-size-asian="5pt"/>
    </style:style>
    <style:style style:name="T6131" style:parent-style-name="Phôngmặcđịnhcủađoạnvăn" style:family="text">
      <style:text-properties fo:font-size="5pt" style:font-size-asian="5pt"/>
    </style:style>
    <style:style style:name="T6132" style:parent-style-name="Phôngmặcđịnhcủađoạnvăn" style:family="text">
      <style:text-properties fo:letter-spacing="-0.0034in" fo:font-size="5pt" style:font-size-asian="5pt"/>
    </style:style>
    <style:style style:name="T6133" style:parent-style-name="Phôngmặcđịnhcủađoạnvăn" style:family="text">
      <style:text-properties fo:font-size="5pt" style:font-size-asian="5pt"/>
    </style:style>
    <style:style style:name="T6134" style:parent-style-name="Phôngmặcđịnhcủađoạnvăn" style:family="text">
      <style:text-properties fo:letter-spacing="-0.0013in" fo:font-size="5pt" style:font-size-asian="5pt"/>
    </style:style>
    <style:style style:name="T6135" style:parent-style-name="Phôngmặcđịnhcủađoạnvăn" style:family="text">
      <style:text-properties fo:font-size="5pt" style:font-size-asian="5pt"/>
    </style:style>
    <style:style style:name="T6136" style:parent-style-name="Phôngmặcđịnhcủađoạnvăn" style:family="text">
      <style:text-properties fo:letter-spacing="-0.0013in" fo:font-size="5pt" style:font-size-asian="5pt"/>
    </style:style>
    <style:style style:name="T6137" style:parent-style-name="Phôngmặcđịnhcủađoạnvăn" style:family="text">
      <style:text-properties fo:font-size="5pt" style:font-size-asian="5pt"/>
    </style:style>
    <style:style style:name="T6138" style:parent-style-name="Phôngmặcđịnhcủađoạnvăn" style:family="text">
      <style:text-properties fo:letter-spacing="-0.0013in" fo:font-size="5pt" style:font-size-asian="5pt"/>
    </style:style>
    <style:style style:name="T6139" style:parent-style-name="Phôngmặcđịnhcủađoạnvăn" style:family="text">
      <style:text-properties fo:font-size="5pt" style:font-size-asian="5pt"/>
    </style:style>
    <style:style style:name="T6140" style:parent-style-name="Phôngmặcđịnhcủađoạnvăn" style:family="text">
      <style:text-properties fo:letter-spacing="-0.0027in" fo:font-size="5pt" style:font-size-asian="5pt"/>
    </style:style>
    <style:style style:name="T6141" style:parent-style-name="Phôngmặcđịnhcủađoạnvăn" style:family="text">
      <style:text-properties fo:font-size="5pt" style:font-size-asian="5pt"/>
    </style:style>
    <style:style style:name="T6142" style:parent-style-name="Phôngmặcđịnhcủađoạnvăn" style:family="text">
      <style:text-properties fo:letter-spacing="-0.0027in" fo:font-size="5pt" style:font-size-asian="5pt"/>
    </style:style>
    <style:style style:name="T6143" style:parent-style-name="Phôngmặcđịnhcủađoạnvăn" style:family="text">
      <style:text-properties fo:font-size="5pt" style:font-size-asian="5pt"/>
    </style:style>
    <style:style style:name="T6144" style:parent-style-name="Phôngmặcđịnhcủađoạnvăn" style:family="text">
      <style:text-properties fo:letter-spacing="-0.0027in" fo:font-size="5pt" style:font-size-asian="5pt"/>
    </style:style>
    <style:style style:name="T6145" style:parent-style-name="Phôngmặcđịnhcủađoạnvăn" style:family="text">
      <style:text-properties fo:font-size="5pt" style:font-size-asian="5pt"/>
    </style:style>
    <style:style style:name="T6146" style:parent-style-name="Phôngmặcđịnhcủađoạnvăn" style:family="text">
      <style:text-properties fo:letter-spacing="-0.0027in" fo:font-size="5pt" style:font-size-asian="5pt"/>
    </style:style>
    <style:style style:name="T6147" style:parent-style-name="Phôngmặcđịnhcủađoạnvăn" style:family="text">
      <style:text-properties fo:font-size="5pt" style:font-size-asian="5pt"/>
    </style:style>
    <style:style style:name="T6148" style:parent-style-name="Phôngmặcđịnhcủađoạnvăn" style:family="text">
      <style:text-properties fo:letter-spacing="-0.0013in" fo:font-size="5pt" style:font-size-asian="5pt"/>
    </style:style>
    <style:style style:name="T6149" style:parent-style-name="Phôngmặcđịnhcủađoạnvăn" style:family="text">
      <style:text-properties fo:font-size="5pt" style:font-size-asian="5pt"/>
    </style:style>
    <style:style style:name="T6150" style:parent-style-name="Phôngmặcđịnhcủađoạnvăn" style:family="text">
      <style:text-properties fo:letter-spacing="-0.0013in" fo:font-size="5pt" style:font-size-asian="5pt"/>
    </style:style>
    <style:style style:name="T6151" style:parent-style-name="Phôngmặcđịnhcủađoạnvăn" style:family="text">
      <style:text-properties fo:font-size="5pt" style:font-size-asian="5pt"/>
    </style:style>
    <style:style style:name="T6152" style:parent-style-name="Phôngmặcđịnhcủađoạnvăn" style:family="text">
      <style:text-properties fo:letter-spacing="-0.0027in" fo:font-size="5pt" style:font-size-asian="5pt"/>
    </style:style>
    <style:style style:name="T6153" style:parent-style-name="Phôngmặcđịnhcủađoạnvăn" style:family="text">
      <style:text-properties fo:font-size="5pt" style:font-size-asian="5pt"/>
    </style:style>
    <style:style style:name="T6154" style:parent-style-name="Phôngmặcđịnhcủađoạnvăn" style:family="text">
      <style:text-properties fo:letter-spacing="-0.0034in" fo:font-size="5pt" style:font-size-asian="5pt"/>
    </style:style>
    <style:style style:name="T6155" style:parent-style-name="Phôngmặcđịnhcủađoạnvăn" style:family="text">
      <style:text-properties fo:font-size="5pt" style:font-size-asian="5pt"/>
    </style:style>
    <style:style style:name="T6156" style:parent-style-name="Phôngmặcđịnhcủađoạnvăn" style:family="text">
      <style:text-properties fo:letter-spacing="-0.0027in" fo:font-size="5pt" style:font-size-asian="5pt"/>
    </style:style>
    <style:style style:name="T6157" style:parent-style-name="Phôngmặcđịnhcủađoạnvăn" style:family="text">
      <style:text-properties fo:font-size="5pt" style:font-size-asian="5pt"/>
    </style:style>
    <style:style style:name="T6158" style:parent-style-name="Phôngmặcđịnhcủađoạnvăn" style:family="text">
      <style:text-properties fo:letter-spacing="-0.0027in" fo:font-size="5pt" style:font-size-asian="5pt"/>
    </style:style>
    <style:style style:name="T6159" style:parent-style-name="Phôngmặcđịnhcủađoạnvăn" style:family="text">
      <style:text-properties fo:font-size="5pt" style:font-size-asian="5pt"/>
    </style:style>
    <style:style style:name="T6160" style:parent-style-name="Phôngmặcđịnhcủađoạnvăn" style:family="text">
      <style:text-properties fo:letter-spacing="-0.0027in" fo:font-size="5pt" style:font-size-asian="5pt"/>
    </style:style>
    <style:style style:name="T6161" style:parent-style-name="Phôngmặcđịnhcủađoạnvăn" style:family="text">
      <style:text-properties fo:font-size="5pt" style:font-size-asian="5pt"/>
    </style:style>
    <style:style style:name="T6162" style:parent-style-name="Phôngmặcđịnhcủađoạnvăn" style:family="text">
      <style:text-properties fo:letter-spacing="-0.0027in" fo:font-size="5pt" style:font-size-asian="5pt"/>
    </style:style>
    <style:style style:name="T6163" style:parent-style-name="Phôngmặcđịnhcủađoạnvăn" style:family="text">
      <style:text-properties fo:font-size="5pt" style:font-size-asian="5pt"/>
    </style:style>
    <style:style style:name="T6164" style:parent-style-name="Phôngmặcđịnhcủađoạnvăn" style:family="text">
      <style:text-properties fo:letter-spacing="-0.0013in" fo:font-size="5pt" style:font-size-asian="5pt"/>
    </style:style>
    <style:style style:name="T6165" style:parent-style-name="Phôngmặcđịnhcủađoạnvăn" style:family="text">
      <style:text-properties fo:font-size="5pt" style:font-size-asian="5pt"/>
    </style:style>
    <style:style style:name="T6166" style:parent-style-name="Phôngmặcđịnhcủađoạnvăn" style:family="text">
      <style:text-properties fo:letter-spacing="-0.0027in" fo:font-size="5pt" style:font-size-asian="5pt"/>
    </style:style>
    <style:style style:name="T6167" style:parent-style-name="Phôngmặcđịnhcủađoạnvăn" style:family="text">
      <style:text-properties fo:font-size="5pt" style:font-size-asian="5pt"/>
    </style:style>
    <style:style style:name="T6168" style:parent-style-name="Phôngmặcđịnhcủađoạnvăn" style:family="text">
      <style:text-properties fo:letter-spacing="0.0277in" fo:font-size="5pt" style:font-size-asian="5pt"/>
    </style:style>
    <style:style style:name="T6169" style:parent-style-name="Phôngmặcđịnhcủađoạnvăn" style:family="text">
      <style:text-properties fo:font-size="5pt" style:font-size-asian="5pt"/>
    </style:style>
    <style:style style:name="T6170" style:parent-style-name="Phôngmặcđịnhcủađoạnvăn" style:family="text">
      <style:text-properties fo:letter-spacing="0.0277in" fo:font-size="5pt" style:font-size-asian="5pt"/>
    </style:style>
    <style:style style:name="T6171" style:parent-style-name="Phôngmặcđịnhcủađoạnvăn" style:family="text">
      <style:text-properties fo:font-size="5pt" style:font-size-asian="5pt"/>
    </style:style>
    <style:style style:name="P6172" style:parent-style-name="TableParagraph" style:family="paragraph">
      <style:paragraph-properties fo:line-height="117%" fo:margin-left="0.0166in" fo:margin-right="2.9791in">
        <style:tab-stops/>
      </style:paragraph-properties>
    </style:style>
    <style:style style:name="T6173" style:parent-style-name="Phôngmặcđịnhcủađoạnvăn" style:family="text">
      <style:text-properties fo:font-size="5pt" style:font-size-asian="5pt"/>
    </style:style>
    <style:style style:name="T6174" style:parent-style-name="Phôngmặcđịnhcủađoạnvăn" style:family="text">
      <style:text-properties fo:letter-spacing="0.0277in" fo:font-size="5pt" style:font-size-asian="5pt"/>
    </style:style>
    <style:style style:name="T6175" style:parent-style-name="Phôngmặcđịnhcủađoạnvăn" style:family="text">
      <style:text-properties fo:font-size="5pt" style:font-size-asian="5pt"/>
    </style:style>
    <style:style style:name="T6176" style:parent-style-name="Phôngmặcđịnhcủađoạnvăn" style:family="text">
      <style:text-properties fo:letter-spacing="-0.0013in" fo:font-size="5pt" style:font-size-asian="5pt"/>
    </style:style>
    <style:style style:name="T6177" style:parent-style-name="Phôngmặcđịnhcủađoạnvăn" style:family="text">
      <style:text-properties fo:font-size="5pt" style:font-size-asian="5pt"/>
    </style:style>
    <style:style style:name="T6178" style:parent-style-name="Phôngmặcđịnhcủađoạnvăn" style:family="text">
      <style:text-properties fo:letter-spacing="-0.0006in" fo:font-size="5pt" style:font-size-asian="5pt"/>
    </style:style>
    <style:style style:name="T6179" style:parent-style-name="Phôngmặcđịnhcủađoạnvăn" style:family="text">
      <style:text-properties fo:font-size="5pt" style:font-size-asian="5pt"/>
    </style:style>
    <style:style style:name="T6180" style:parent-style-name="Phôngmặcđịnhcủađoạnvăn" style:family="text">
      <style:text-properties fo:letter-spacing="-0.002in" fo:font-size="5pt" style:font-size-asian="5pt"/>
    </style:style>
    <style:style style:name="T6181" style:parent-style-name="Phôngmặcđịnhcủađoạnvăn" style:family="text">
      <style:text-properties fo:font-size="5pt" style:font-size-asian="5pt"/>
    </style:style>
    <style:style style:name="T6182" style:parent-style-name="Phôngmặcđịnhcủađoạnvăn" style:family="text">
      <style:text-properties fo:letter-spacing="-0.0013in" fo:font-size="5pt" style:font-size-asian="5pt"/>
    </style:style>
    <style:style style:name="T6183" style:parent-style-name="Phôngmặcđịnhcủađoạnvăn" style:family="text">
      <style:text-properties fo:font-size="5pt" style:font-size-asian="5pt"/>
    </style:style>
    <style:style style:name="T6184" style:parent-style-name="Phôngmặcđịnhcủađoạnvăn" style:family="text">
      <style:text-properties fo:letter-spacing="-0.0013in" fo:font-size="5pt" style:font-size-asian="5pt"/>
    </style:style>
    <style:style style:name="T6185" style:parent-style-name="Phôngmặcđịnhcủađoạnvăn" style:family="text">
      <style:text-properties fo:font-size="5pt" style:font-size-asian="5pt"/>
    </style:style>
    <style:style style:name="T6186" style:parent-style-name="Phôngmặcđịnhcủađoạnvăn" style:family="text">
      <style:text-properties fo:letter-spacing="-0.0006in" fo:font-size="5pt" style:font-size-asian="5pt"/>
    </style:style>
    <style:style style:name="T6187" style:parent-style-name="Phôngmặcđịnhcủađoạnvăn" style:family="text">
      <style:text-properties fo:font-size="5pt" style:font-size-asian="5pt"/>
    </style:style>
    <style:style style:name="T6188" style:parent-style-name="Phôngmặcđịnhcủađoạnvăn" style:family="text">
      <style:text-properties fo:letter-spacing="-0.0006in" fo:font-size="5pt" style:font-size-asian="5pt"/>
    </style:style>
    <style:style style:name="T6189" style:parent-style-name="Phôngmặcđịnhcủađoạnvăn" style:family="text">
      <style:text-properties fo:font-size="5pt" style:font-size-asian="5pt"/>
    </style:style>
    <style:style style:name="T6190" style:parent-style-name="Phôngmặcđịnhcủađoạnvăn" style:family="text">
      <style:text-properties fo:letter-spacing="-0.002in" fo:font-size="5pt" style:font-size-asian="5pt"/>
    </style:style>
    <style:style style:name="T6191" style:parent-style-name="Phôngmặcđịnhcủađoạnvăn" style:family="text">
      <style:text-properties fo:font-size="5pt" style:font-size-asian="5pt"/>
    </style:style>
    <style:style style:name="T6192" style:parent-style-name="Phôngmặcđịnhcủađoạnvăn" style:family="text">
      <style:text-properties fo:letter-spacing="-0.0013in" fo:font-size="5pt" style:font-size-asian="5pt"/>
    </style:style>
    <style:style style:name="T6193" style:parent-style-name="Phôngmặcđịnhcủađoạnvăn" style:family="text">
      <style:text-properties fo:font-size="5pt" style:font-size-asian="5pt"/>
    </style:style>
    <style:style style:name="T6194" style:parent-style-name="Phôngmặcđịnhcủađoạnvăn" style:family="text">
      <style:text-properties fo:letter-spacing="-0.0006in" fo:font-size="5pt" style:font-size-asian="5pt"/>
    </style:style>
    <style:style style:name="T6195" style:parent-style-name="Phôngmặcđịnhcủađoạnvăn" style:family="text">
      <style:text-properties fo:font-size="5pt" style:font-size-asian="5pt"/>
    </style:style>
    <style:style style:name="T6196" style:parent-style-name="Phôngmặcđịnhcủađoạnvăn" style:family="text">
      <style:text-properties fo:letter-spacing="-0.0013in" fo:font-size="5pt" style:font-size-asian="5pt"/>
    </style:style>
    <style:style style:name="T6197" style:parent-style-name="Phôngmặcđịnhcủađoạnvăn" style:family="text">
      <style:text-properties fo:font-size="5pt" style:font-size-asian="5pt"/>
    </style:style>
    <style:style style:name="T6198" style:parent-style-name="Phôngmặcđịnhcủađoạnvăn" style:family="text">
      <style:text-properties fo:letter-spacing="-0.0006in" fo:font-size="5pt" style:font-size-asian="5pt"/>
    </style:style>
    <style:style style:name="T6199" style:parent-style-name="Phôngmặcđịnhcủađoạnvăn" style:family="text">
      <style:text-properties fo:font-size="5pt" style:font-size-asian="5pt"/>
    </style:style>
    <style:style style:name="T6200" style:parent-style-name="Phôngmặcđịnhcủađoạnvăn" style:family="text">
      <style:text-properties fo:letter-spacing="-0.0006in" fo:font-size="5pt" style:font-size-asian="5pt"/>
    </style:style>
    <style:style style:name="T6201" style:parent-style-name="Phôngmặcđịnhcủađoạnvăn" style:family="text">
      <style:text-properties fo:font-size="5pt" style:font-size-asian="5pt"/>
    </style:style>
    <style:style style:name="T6202" style:parent-style-name="Phôngmặcđịnhcủađoạnvăn" style:family="text">
      <style:text-properties fo:letter-spacing="-0.0013in" fo:font-size="5pt" style:font-size-asian="5pt"/>
    </style:style>
    <style:style style:name="T6203" style:parent-style-name="Phôngmặcđịnhcủađoạnvăn" style:family="text">
      <style:text-properties fo:font-size="5pt" style:font-size-asian="5pt"/>
    </style:style>
    <style:style style:name="T6204" style:parent-style-name="Phôngmặcđịnhcủađoạnvăn" style:family="text">
      <style:text-properties fo:letter-spacing="-0.0013in" fo:font-size="5pt" style:font-size-asian="5pt"/>
    </style:style>
    <style:style style:name="T6205" style:parent-style-name="Phôngmặcđịnhcủađoạnvăn" style:family="text">
      <style:text-properties fo:font-size="5pt" style:font-size-asian="5pt"/>
    </style:style>
    <style:style style:name="T6206" style:parent-style-name="Phôngmặcđịnhcủađoạnvăn" style:family="text">
      <style:text-properties fo:letter-spacing="-0.0006in" fo:font-size="5pt" style:font-size-asian="5pt"/>
    </style:style>
    <style:style style:name="T6207" style:parent-style-name="Phôngmặcđịnhcủađoạnvăn" style:family="text">
      <style:text-properties fo:font-size="5pt" style:font-size-asian="5pt"/>
    </style:style>
    <style:style style:name="TableCell6208" style:family="table-cell">
      <style:table-cell-properties fo:border="0.0069in solid #000000" style:writing-mode="lr-tb" fo:padding-top="0in" fo:padding-left="0in" fo:padding-bottom="0in" fo:padding-right="0in"/>
    </style:style>
    <style:style style:name="P6209" style:parent-style-name="TableParagraph" style:family="paragraph">
      <style:text-properties style:font-name="Times New Roman" fo:font-size="5pt" style:font-size-asian="5pt"/>
    </style:style>
    <style:style style:name="P6210" style:parent-style-name="TableParagraph" style:family="paragraph">
      <style:text-properties style:font-name="Times New Roman" fo:font-size="5pt" style:font-size-asian="5pt"/>
    </style:style>
    <style:style style:name="P6211" style:parent-style-name="TableParagraph" style:family="paragraph">
      <style:paragraph-properties fo:margin-top="0.0256in"/>
      <style:text-properties style:font-name="Times New Roman" fo:font-size="5pt" style:font-size-asian="5pt"/>
    </style:style>
    <style:style style:name="P6212" style:parent-style-name="TableParagraph" style:family="paragraph">
      <style:paragraph-properties fo:margin-left="0.0173in">
        <style:tab-stops/>
      </style:paragraph-properties>
    </style:style>
    <style:style style:name="T6213" style:parent-style-name="Phôngmặcđịnhcủađoạnvăn" style:family="text">
      <style:text-properties fo:letter-spacing="-0.0034in" fo:font-size="5pt" style:font-size-asian="5pt"/>
    </style:style>
    <style:style style:name="TableCell6214" style:family="table-cell">
      <style:table-cell-properties fo:border="0.0069in solid #000000" style:writing-mode="lr-tb" fo:padding-top="0in" fo:padding-left="0in" fo:padding-bottom="0in" fo:padding-right="0in"/>
    </style:style>
    <style:style style:name="P6215" style:parent-style-name="TableParagraph" style:family="paragraph">
      <style:text-properties style:font-name="Times New Roman" fo:font-size="5pt" style:font-size-asian="5pt"/>
    </style:style>
    <style:style style:name="P6216" style:parent-style-name="TableParagraph" style:family="paragraph">
      <style:text-properties style:font-name="Times New Roman" fo:font-size="5pt" style:font-size-asian="5pt"/>
    </style:style>
    <style:style style:name="P6217" style:parent-style-name="TableParagraph" style:family="paragraph">
      <style:paragraph-properties fo:margin-top="0.0256in"/>
      <style:text-properties style:font-name="Times New Roman" fo:font-size="5pt" style:font-size-asian="5pt"/>
    </style:style>
    <style:style style:name="P6218" style:parent-style-name="TableParagraph" style:family="paragraph">
      <style:paragraph-properties fo:margin-left="0.0173in">
        <style:tab-stops/>
      </style:paragraph-properties>
    </style:style>
    <style:style style:name="T6219" style:parent-style-name="Phôngmặcđịnhcủađoạnvăn" style:family="text">
      <style:text-properties fo:letter-spacing="-0.0034in" style:text-scale="105%" fo:font-size="5pt" style:font-size-asian="5pt"/>
    </style:style>
    <style:style style:name="TableCell6220" style:family="table-cell">
      <style:table-cell-properties fo:border="0.0069in solid #000000" style:writing-mode="lr-tb" fo:padding-top="0in" fo:padding-left="0in" fo:padding-bottom="0in" fo:padding-right="0in"/>
    </style:style>
    <style:style style:name="P6221" style:parent-style-name="TableParagraph" style:family="paragraph">
      <style:text-properties style:font-name="Times New Roman" fo:font-size="5pt" style:font-size-asian="5pt"/>
    </style:style>
    <style:style style:name="P6222" style:parent-style-name="TableParagraph" style:family="paragraph">
      <style:text-properties style:font-name="Times New Roman" fo:font-size="5pt" style:font-size-asian="5pt"/>
    </style:style>
    <style:style style:name="P6223" style:parent-style-name="TableParagraph" style:family="paragraph">
      <style:paragraph-properties fo:margin-top="0.0256in"/>
      <style:text-properties style:font-name="Times New Roman" fo:font-size="5pt" style:font-size-asian="5pt"/>
    </style:style>
    <style:style style:name="P6224" style:parent-style-name="TableParagraph" style:family="paragraph">
      <style:paragraph-properties fo:margin-left="0.018in">
        <style:tab-stops/>
      </style:paragraph-properties>
    </style:style>
    <style:style style:name="T6225" style:parent-style-name="Phôngmặcđịnhcủađoạnvăn" style:family="text">
      <style:text-properties fo:letter-spacing="-0.0034in" fo:font-size="5pt" style:font-size-asian="5pt"/>
    </style:style>
    <style:style style:name="TableCell6226" style:family="table-cell">
      <style:table-cell-properties fo:border="0.0069in solid #000000" style:writing-mode="lr-tb" fo:padding-top="0in" fo:padding-left="0in" fo:padding-bottom="0in" fo:padding-right="0in"/>
    </style:style>
    <style:style style:name="P6227" style:parent-style-name="TableParagraph" style:family="paragraph">
      <style:text-properties style:font-name="Times New Roman" fo:font-size="5pt" style:font-size-asian="5pt"/>
    </style:style>
    <style:style style:name="P6228" style:parent-style-name="TableParagraph" style:family="paragraph">
      <style:text-properties style:font-name="Times New Roman" fo:font-size="5pt" style:font-size-asian="5pt"/>
    </style:style>
    <style:style style:name="P6229" style:parent-style-name="TableParagraph" style:family="paragraph">
      <style:paragraph-properties fo:margin-top="0.0256in"/>
      <style:text-properties style:font-name="Times New Roman" fo:font-size="5pt" style:font-size-asian="5pt"/>
    </style:style>
    <style:style style:name="P6230" style:parent-style-name="TableParagraph" style:family="paragraph">
      <style:paragraph-properties fo:margin-left="0.0187in">
        <style:tab-stops/>
      </style:paragraph-properties>
    </style:style>
    <style:style style:name="T6231" style:parent-style-name="Phôngmặcđịnhcủađoạnvăn" style:family="text">
      <style:text-properties fo:letter-spacing="-0.0069in" style:text-scale="105%" fo:font-size="5pt" style:font-size-asian="5pt"/>
    </style:style>
    <style:style style:name="TableRow6232" style:family="table-row">
      <style:table-row-properties style:min-row-height="0.8375in" style:use-optimal-row-height="false"/>
    </style:style>
    <style:style style:name="TableCell6233" style:family="table-cell">
      <style:table-cell-properties fo:border="0.0069in solid #000000" style:writing-mode="lr-tb" fo:padding-top="0in" fo:padding-left="0in" fo:padding-bottom="0in" fo:padding-right="0in"/>
    </style:style>
    <style:style style:name="P6234" style:parent-style-name="TableParagraph" style:family="paragraph">
      <style:text-properties style:font-name="Times New Roman" fo:font-size="5pt" style:font-size-asian="5pt"/>
    </style:style>
    <style:style style:name="P6235" style:parent-style-name="TableParagraph" style:family="paragraph">
      <style:text-properties style:font-name="Times New Roman" fo:font-size="5pt" style:font-size-asian="5pt"/>
    </style:style>
    <style:style style:name="P6236" style:parent-style-name="TableParagraph" style:family="paragraph">
      <style:text-properties style:font-name="Times New Roman" fo:font-size="5pt" style:font-size-asian="5pt"/>
    </style:style>
    <style:style style:name="P6237" style:parent-style-name="TableParagraph" style:family="paragraph">
      <style:paragraph-properties fo:margin-top="0.0625in"/>
      <style:text-properties style:font-name="Times New Roman" fo:font-size="5pt" style:font-size-asian="5pt"/>
    </style:style>
    <style:style style:name="P6238" style:parent-style-name="TableParagraph" style:family="paragraph">
      <style:paragraph-properties fo:margin-left="0.0159in">
        <style:tab-stops/>
      </style:paragraph-properties>
    </style:style>
    <style:style style:name="T6239" style:parent-style-name="Phôngmặcđịnhcủađoạnvăn" style:family="text">
      <style:text-properties fo:letter-spacing="-0.0013in" fo:font-size="5pt" style:font-size-asian="5pt"/>
    </style:style>
    <style:style style:name="TableCell6240" style:family="table-cell">
      <style:table-cell-properties fo:border="0.0069in solid #000000" style:writing-mode="lr-tb" fo:padding-top="0in" fo:padding-left="0in" fo:padding-bottom="0in" fo:padding-right="0in"/>
    </style:style>
    <style:style style:name="P6241" style:parent-style-name="TableParagraph" style:family="paragraph">
      <style:text-properties style:font-name="Times New Roman" fo:font-size="5pt" style:font-size-asian="5pt"/>
    </style:style>
    <style:style style:name="P6242" style:parent-style-name="TableParagraph" style:family="paragraph">
      <style:text-properties style:font-name="Times New Roman" fo:font-size="5pt" style:font-size-asian="5pt"/>
    </style:style>
    <style:style style:name="P6243" style:parent-style-name="TableParagraph" style:family="paragraph">
      <style:text-properties style:font-name="Times New Roman" fo:font-size="5pt" style:font-size-asian="5pt"/>
    </style:style>
    <style:style style:name="P6244" style:parent-style-name="TableParagraph" style:family="paragraph">
      <style:paragraph-properties fo:margin-top="0.0625in"/>
      <style:text-properties style:font-name="Times New Roman" fo:font-size="5pt" style:font-size-asian="5pt"/>
    </style:style>
    <style:style style:name="P6245" style:parent-style-name="TableParagraph" style:family="paragraph">
      <style:paragraph-properties fo:margin-left="0.0159in">
        <style:tab-stops/>
      </style:paragraph-properties>
    </style:style>
    <style:style style:name="T6246" style:parent-style-name="Phôngmặcđịnhcủađoạnvăn" style:family="text">
      <style:text-properties fo:font-size="5pt" style:font-size-asian="5pt"/>
    </style:style>
    <style:style style:name="T6247" style:parent-style-name="Phôngmặcđịnhcủađoạnvăn" style:family="text">
      <style:text-properties fo:letter-spacing="-0.0027in" fo:font-size="5pt" style:font-size-asian="5pt"/>
    </style:style>
    <style:style style:name="T6248" style:parent-style-name="Phôngmặcđịnhcủađoạnvăn" style:family="text">
      <style:text-properties fo:letter-spacing="-0.0013in" fo:font-size="5pt" style:font-size-asian="5pt"/>
    </style:style>
    <style:style style:name="TableCell6249" style:family="table-cell">
      <style:table-cell-properties fo:border="0.0069in solid #000000" style:writing-mode="lr-tb" fo:padding-top="0in" fo:padding-left="0in" fo:padding-bottom="0in" fo:padding-right="0in"/>
    </style:style>
    <style:style style:name="P6250" style:parent-style-name="TableParagraph" style:family="paragraph">
      <style:paragraph-properties fo:margin-top="0.002in"/>
      <style:text-properties style:font-name="Times New Roman" fo:font-size="5pt" style:font-size-asian="5pt"/>
    </style:style>
    <style:style style:name="P6251" style:parent-style-name="TableParagraph" style:family="paragraph">
      <style:paragraph-properties fo:line-height="117%" fo:margin-left="0.0166in" fo:margin-right="0.3013in">
        <style:tab-stops/>
      </style:paragraph-properties>
    </style:style>
    <style:style style:name="T6252" style:parent-style-name="Phôngmặcđịnhcủađoạnvăn" style:family="text">
      <style:text-properties fo:font-size="5pt" style:font-size-asian="5pt"/>
    </style:style>
    <style:style style:name="T6253" style:parent-style-name="Phôngmặcđịnhcủađoạnvăn" style:family="text">
      <style:text-properties fo:letter-spacing="-0.002in" fo:font-size="5pt" style:font-size-asian="5pt"/>
    </style:style>
    <style:style style:name="T6254" style:parent-style-name="Phôngmặcđịnhcủađoạnvăn" style:family="text">
      <style:text-properties fo:font-size="5pt" style:font-size-asian="5pt"/>
    </style:style>
    <style:style style:name="T6255" style:parent-style-name="Phôngmặcđịnhcủađoạnvăn" style:family="text">
      <style:text-properties fo:letter-spacing="-0.0006in" fo:font-size="5pt" style:font-size-asian="5pt"/>
    </style:style>
    <style:style style:name="T6256" style:parent-style-name="Phôngmặcđịnhcủađoạnvăn" style:family="text">
      <style:text-properties fo:font-size="5pt" style:font-size-asian="5pt"/>
    </style:style>
    <style:style style:name="T6257" style:parent-style-name="Phôngmặcđịnhcủađoạnvăn" style:family="text">
      <style:text-properties fo:letter-spacing="-0.0006in" fo:font-size="5pt" style:font-size-asian="5pt"/>
    </style:style>
    <style:style style:name="T6258" style:parent-style-name="Phôngmặcđịnhcủađoạnvăn" style:family="text">
      <style:text-properties fo:font-size="5pt" style:font-size-asian="5pt"/>
    </style:style>
    <style:style style:name="T6259" style:parent-style-name="Phôngmặcđịnhcủađoạnvăn" style:family="text">
      <style:text-properties fo:letter-spacing="-0.0027in" fo:font-size="5pt" style:font-size-asian="5pt"/>
    </style:style>
    <style:style style:name="T6260" style:parent-style-name="Phôngmặcđịnhcủađoạnvăn" style:family="text">
      <style:text-properties fo:font-size="5pt" style:font-size-asian="5pt"/>
    </style:style>
    <style:style style:name="T6261" style:parent-style-name="Phôngmặcđịnhcủađoạnvăn" style:family="text">
      <style:text-properties fo:letter-spacing="-0.002in" fo:font-size="5pt" style:font-size-asian="5pt"/>
    </style:style>
    <style:style style:name="T6262" style:parent-style-name="Phôngmặcđịnhcủađoạnvăn" style:family="text">
      <style:text-properties fo:font-size="5pt" style:font-size-asian="5pt"/>
    </style:style>
    <style:style style:name="T6263" style:parent-style-name="Phôngmặcđịnhcủađoạnvăn" style:family="text">
      <style:text-properties fo:letter-spacing="-0.0027in" fo:font-size="5pt" style:font-size-asian="5pt"/>
    </style:style>
    <style:style style:name="T6264" style:parent-style-name="Phôngmặcđịnhcủađoạnvăn" style:family="text">
      <style:text-properties fo:font-size="5pt" style:font-size-asian="5pt"/>
    </style:style>
    <style:style style:name="T6265" style:parent-style-name="Phôngmặcđịnhcủađoạnvăn" style:family="text">
      <style:text-properties fo:letter-spacing="-0.0006in" fo:font-size="5pt" style:font-size-asian="5pt"/>
    </style:style>
    <style:style style:name="T6266" style:parent-style-name="Phôngmặcđịnhcủađoạnvăn" style:family="text">
      <style:text-properties fo:font-size="5pt" style:font-size-asian="5pt"/>
    </style:style>
    <style:style style:name="T6267" style:parent-style-name="Phôngmặcđịnhcủađoạnvăn" style:family="text">
      <style:text-properties fo:letter-spacing="-0.0006in" fo:font-size="5pt" style:font-size-asian="5pt"/>
    </style:style>
    <style:style style:name="T6268" style:parent-style-name="Phôngmặcđịnhcủađoạnvăn" style:family="text">
      <style:text-properties fo:font-size="5pt" style:font-size-asian="5pt"/>
    </style:style>
    <style:style style:name="T6269" style:parent-style-name="Phôngmặcđịnhcủađoạnvăn" style:family="text">
      <style:text-properties fo:letter-spacing="-0.002in" fo:font-size="5pt" style:font-size-asian="5pt"/>
    </style:style>
    <style:style style:name="T6270" style:parent-style-name="Phôngmặcđịnhcủađoạnvăn" style:family="text">
      <style:text-properties fo:font-size="5pt" style:font-size-asian="5pt"/>
    </style:style>
    <style:style style:name="T6271" style:parent-style-name="Phôngmặcđịnhcủađoạnvăn" style:family="text">
      <style:text-properties fo:letter-spacing="-0.0006in" fo:font-size="5pt" style:font-size-asian="5pt"/>
    </style:style>
    <style:style style:name="T6272" style:parent-style-name="Phôngmặcđịnhcủađoạnvăn" style:family="text">
      <style:text-properties fo:font-size="5pt" style:font-size-asian="5pt"/>
    </style:style>
    <style:style style:name="T6273" style:parent-style-name="Phôngmặcđịnhcủađoạnvăn" style:family="text">
      <style:text-properties fo:letter-spacing="-0.002in" fo:font-size="5pt" style:font-size-asian="5pt"/>
    </style:style>
    <style:style style:name="T6274" style:parent-style-name="Phôngmặcđịnhcủađoạnvăn" style:family="text">
      <style:text-properties fo:font-size="5pt" style:font-size-asian="5pt"/>
    </style:style>
    <style:style style:name="T6275" style:parent-style-name="Phôngmặcđịnhcủađoạnvăn" style:family="text">
      <style:text-properties fo:letter-spacing="-0.0006in" fo:font-size="5pt" style:font-size-asian="5pt"/>
    </style:style>
    <style:style style:name="T6276" style:parent-style-name="Phôngmặcđịnhcủađoạnvăn" style:family="text">
      <style:text-properties fo:font-size="5pt" style:font-size-asian="5pt"/>
    </style:style>
    <style:style style:name="T6277" style:parent-style-name="Phôngmặcđịnhcủađoạnvăn" style:family="text">
      <style:text-properties fo:letter-spacing="-0.0006in" fo:font-size="5pt" style:font-size-asian="5pt"/>
    </style:style>
    <style:style style:name="T6278" style:parent-style-name="Phôngmặcđịnhcủađoạnvăn" style:family="text">
      <style:text-properties fo:font-size="5pt" style:font-size-asian="5pt"/>
    </style:style>
    <style:style style:name="T6279" style:parent-style-name="Phôngmặcđịnhcủađoạnvăn" style:family="text">
      <style:text-properties fo:letter-spacing="-0.0027in" fo:font-size="5pt" style:font-size-asian="5pt"/>
    </style:style>
    <style:style style:name="T6280" style:parent-style-name="Phôngmặcđịnhcủađoạnvăn" style:family="text">
      <style:text-properties fo:font-size="5pt" style:font-size-asian="5pt"/>
    </style:style>
    <style:style style:name="T6281" style:parent-style-name="Phôngmặcđịnhcủađoạnvăn" style:family="text">
      <style:text-properties fo:letter-spacing="-0.0006in" fo:font-size="5pt" style:font-size-asian="5pt"/>
    </style:style>
    <style:style style:name="T6282" style:parent-style-name="Phôngmặcđịnhcủađoạnvăn" style:family="text">
      <style:text-properties fo:font-size="5pt" style:font-size-asian="5pt"/>
    </style:style>
    <style:style style:name="T6283" style:parent-style-name="Phôngmặcđịnhcủađoạnvăn" style:family="text">
      <style:text-properties fo:letter-spacing="-0.002in" fo:font-size="5pt" style:font-size-asian="5pt"/>
    </style:style>
    <style:style style:name="T6284" style:parent-style-name="Phôngmặcđịnhcủađoạnvăn" style:family="text">
      <style:text-properties fo:font-size="5pt" style:font-size-asian="5pt"/>
    </style:style>
    <style:style style:name="T6285" style:parent-style-name="Phôngmặcđịnhcủađoạnvăn" style:family="text">
      <style:text-properties fo:letter-spacing="-0.002in" fo:font-size="5pt" style:font-size-asian="5pt"/>
    </style:style>
    <style:style style:name="T6286" style:parent-style-name="Phôngmặcđịnhcủađoạnvăn" style:family="text">
      <style:text-properties fo:font-size="5pt" style:font-size-asian="5pt"/>
    </style:style>
    <style:style style:name="T6287" style:parent-style-name="Phôngmặcđịnhcủađoạnvăn" style:family="text">
      <style:text-properties fo:letter-spacing="-0.0006in" fo:font-size="5pt" style:font-size-asian="5pt"/>
    </style:style>
    <style:style style:name="T6288" style:parent-style-name="Phôngmặcđịnhcủađoạnvăn" style:family="text">
      <style:text-properties fo:font-size="5pt" style:font-size-asian="5pt"/>
    </style:style>
    <style:style style:name="T6289" style:parent-style-name="Phôngmặcđịnhcủađoạnvăn" style:family="text">
      <style:text-properties fo:letter-spacing="-0.0006in" fo:font-size="5pt" style:font-size-asian="5pt"/>
    </style:style>
    <style:style style:name="T6290" style:parent-style-name="Phôngmặcđịnhcủađoạnvăn" style:family="text">
      <style:text-properties fo:font-size="5pt" style:font-size-asian="5pt"/>
    </style:style>
    <style:style style:name="T6291" style:parent-style-name="Phôngmặcđịnhcủađoạnvăn" style:family="text">
      <style:text-properties fo:letter-spacing="-0.002in" fo:font-size="5pt" style:font-size-asian="5pt"/>
    </style:style>
    <style:style style:name="T6292" style:parent-style-name="Phôngmặcđịnhcủađoạnvăn" style:family="text">
      <style:text-properties fo:font-size="5pt" style:font-size-asian="5pt"/>
    </style:style>
    <style:style style:name="T6293" style:parent-style-name="Phôngmặcđịnhcủađoạnvăn" style:family="text">
      <style:text-properties fo:letter-spacing="-0.002in" fo:font-size="5pt" style:font-size-asian="5pt"/>
    </style:style>
    <style:style style:name="T6294" style:parent-style-name="Phôngmặcđịnhcủađoạnvăn" style:family="text">
      <style:text-properties fo:font-size="5pt" style:font-size-asian="5pt"/>
    </style:style>
    <style:style style:name="T6295" style:parent-style-name="Phôngmặcđịnhcủađoạnvăn" style:family="text">
      <style:text-properties fo:letter-spacing="-0.0006in" fo:font-size="5pt" style:font-size-asian="5pt"/>
    </style:style>
    <style:style style:name="T6296" style:parent-style-name="Phôngmặcđịnhcủađoạnvăn" style:family="text">
      <style:text-properties fo:font-size="5pt" style:font-size-asian="5pt"/>
    </style:style>
    <style:style style:name="T6297" style:parent-style-name="Phôngmặcđịnhcủađoạnvăn" style:family="text">
      <style:text-properties fo:letter-spacing="-0.0027in" fo:font-size="5pt" style:font-size-asian="5pt"/>
    </style:style>
    <style:style style:name="T6298" style:parent-style-name="Phôngmặcđịnhcủađoạnvăn" style:family="text">
      <style:text-properties fo:font-size="5pt" style:font-size-asian="5pt"/>
    </style:style>
    <style:style style:name="T6299" style:parent-style-name="Phôngmặcđịnhcủađoạnvăn" style:family="text">
      <style:text-properties fo:letter-spacing="-0.002in" fo:font-size="5pt" style:font-size-asian="5pt"/>
    </style:style>
    <style:style style:name="T6300" style:parent-style-name="Phôngmặcđịnhcủađoạnvăn" style:family="text">
      <style:text-properties fo:font-size="5pt" style:font-size-asian="5pt"/>
    </style:style>
    <style:style style:name="T6301" style:parent-style-name="Phôngmặcđịnhcủađoạnvăn" style:family="text">
      <style:text-properties fo:letter-spacing="-0.002in" fo:font-size="5pt" style:font-size-asian="5pt"/>
    </style:style>
    <style:style style:name="T6302" style:parent-style-name="Phôngmặcđịnhcủađoạnvăn" style:family="text">
      <style:text-properties fo:font-size="5pt" style:font-size-asian="5pt"/>
    </style:style>
    <style:style style:name="T6303" style:parent-style-name="Phôngmặcđịnhcủađoạnvăn" style:family="text">
      <style:text-properties fo:letter-spacing="-0.0006in" fo:font-size="5pt" style:font-size-asian="5pt"/>
    </style:style>
    <style:style style:name="T6304" style:parent-style-name="Phôngmặcđịnhcủađoạnvăn" style:family="text">
      <style:text-properties fo:font-size="5pt" style:font-size-asian="5pt"/>
    </style:style>
    <style:style style:name="T6305" style:parent-style-name="Phôngmặcđịnhcủađoạnvăn" style:family="text">
      <style:text-properties fo:letter-spacing="-0.002in" fo:font-size="5pt" style:font-size-asian="5pt"/>
    </style:style>
    <style:style style:name="T6306" style:parent-style-name="Phôngmặcđịnhcủađoạnvăn" style:family="text">
      <style:text-properties fo:font-size="5pt" style:font-size-asian="5pt"/>
    </style:style>
    <style:style style:name="T6307" style:parent-style-name="Phôngmặcđịnhcủađoạnvăn" style:family="text">
      <style:text-properties fo:letter-spacing="-0.002in" fo:font-size="5pt" style:font-size-asian="5pt"/>
    </style:style>
    <style:style style:name="T6308" style:parent-style-name="Phôngmặcđịnhcủađoạnvăn" style:family="text">
      <style:text-properties fo:font-size="5pt" style:font-size-asian="5pt"/>
    </style:style>
    <style:style style:name="T6309" style:parent-style-name="Phôngmặcđịnhcủađoạnvăn" style:family="text">
      <style:text-properties fo:letter-spacing="-0.002in" fo:font-size="5pt" style:font-size-asian="5pt"/>
    </style:style>
    <style:style style:name="T6310" style:parent-style-name="Phôngmặcđịnhcủađoạnvăn" style:family="text">
      <style:text-properties fo:font-size="5pt" style:font-size-asian="5pt"/>
    </style:style>
    <style:style style:name="T6311" style:parent-style-name="Phôngmặcđịnhcủađoạnvăn" style:family="text">
      <style:text-properties fo:letter-spacing="-0.002in" fo:font-size="5pt" style:font-size-asian="5pt"/>
    </style:style>
    <style:style style:name="T6312" style:parent-style-name="Phôngmặcđịnhcủađoạnvăn" style:family="text">
      <style:text-properties fo:font-size="5pt" style:font-size-asian="5pt"/>
    </style:style>
    <style:style style:name="T6313" style:parent-style-name="Phôngmặcđịnhcủađoạnvăn" style:family="text">
      <style:text-properties fo:letter-spacing="-0.0006in" fo:font-size="5pt" style:font-size-asian="5pt"/>
    </style:style>
    <style:style style:name="T6314" style:parent-style-name="Phôngmặcđịnhcủađoạnvăn" style:family="text">
      <style:text-properties fo:font-size="5pt" style:font-size-asian="5pt"/>
    </style:style>
    <style:style style:name="T6315" style:parent-style-name="Phôngmặcđịnhcủađoạnvăn" style:family="text">
      <style:text-properties fo:letter-spacing="-0.002in" fo:font-size="5pt" style:font-size-asian="5pt"/>
    </style:style>
    <style:style style:name="T6316" style:parent-style-name="Phôngmặcđịnhcủađoạnvăn" style:family="text">
      <style:text-properties fo:font-size="5pt" style:font-size-asian="5pt"/>
    </style:style>
    <style:style style:name="T6317" style:parent-style-name="Phôngmặcđịnhcủađoạnvăn" style:family="text">
      <style:text-properties fo:letter-spacing="-0.0006in" fo:font-size="5pt" style:font-size-asian="5pt"/>
    </style:style>
    <style:style style:name="T6318" style:parent-style-name="Phôngmặcđịnhcủađoạnvăn" style:family="text">
      <style:text-properties fo:font-size="5pt" style:font-size-asian="5pt"/>
    </style:style>
    <style:style style:name="T6319" style:parent-style-name="Phôngmặcđịnhcủađoạnvăn" style:family="text">
      <style:text-properties fo:letter-spacing="-0.0027in" fo:font-size="5pt" style:font-size-asian="5pt"/>
    </style:style>
    <style:style style:name="T6320" style:parent-style-name="Phôngmặcđịnhcủađoạnvăn" style:family="text">
      <style:text-properties fo:font-size="5pt" style:font-size-asian="5pt"/>
    </style:style>
    <style:style style:name="T6321" style:parent-style-name="Phôngmặcđịnhcủađoạnvăn" style:family="text">
      <style:text-properties fo:letter-spacing="-0.002in" fo:font-size="5pt" style:font-size-asian="5pt"/>
    </style:style>
    <style:style style:name="T6322" style:parent-style-name="Phôngmặcđịnhcủađoạnvăn" style:family="text">
      <style:text-properties fo:font-size="5pt" style:font-size-asian="5pt"/>
    </style:style>
    <style:style style:name="T6323" style:parent-style-name="Phôngmặcđịnhcủađoạnvăn" style:family="text">
      <style:text-properties fo:letter-spacing="0.0277in" fo:font-size="5pt" style:font-size-asian="5pt"/>
    </style:style>
    <style:style style:name="T6324" style:parent-style-name="Phôngmặcđịnhcủađoạnvăn" style:family="text">
      <style:text-properties fo:font-size="5pt" style:font-size-asian="5pt"/>
    </style:style>
    <style:style style:name="T6325" style:parent-style-name="Phôngmặcđịnhcủađoạnvăn" style:family="text">
      <style:text-properties fo:letter-spacing="0.0277in" fo:font-size="5pt" style:font-size-asian="5pt"/>
    </style:style>
    <style:style style:name="T6326" style:parent-style-name="Phôngmặcđịnhcủađoạnvăn" style:family="text">
      <style:text-properties fo:font-size="5pt" style:font-size-asian="5pt"/>
    </style:style>
    <style:style style:name="P6327" style:parent-style-name="TableParagraph" style:family="paragraph">
      <style:paragraph-properties fo:margin-left="0.0166in">
        <style:tab-stops/>
      </style:paragraph-properties>
    </style:style>
    <style:style style:name="T6328" style:parent-style-name="Phôngmặcđịnhcủađoạnvăn" style:family="text">
      <style:text-properties fo:font-size="5pt" style:font-size-asian="5pt"/>
    </style:style>
    <style:style style:name="T6329" style:parent-style-name="Phôngmặcđịnhcủađoạnvăn" style:family="text">
      <style:text-properties fo:letter-spacing="-0.0013in" fo:font-size="5pt" style:font-size-asian="5pt"/>
    </style:style>
    <style:style style:name="T6330" style:parent-style-name="Phôngmặcđịnhcủađoạnvăn" style:family="text">
      <style:text-properties fo:font-size="5pt" style:font-size-asian="5pt"/>
    </style:style>
    <style:style style:name="T6331" style:parent-style-name="Phôngmặcđịnhcủađoạnvăn" style:family="text">
      <style:text-properties fo:letter-spacing="-0.002in" fo:font-size="5pt" style:font-size-asian="5pt"/>
    </style:style>
    <style:style style:name="T6332" style:parent-style-name="Phôngmặcđịnhcủađoạnvăn" style:family="text">
      <style:text-properties fo:font-size="5pt" style:font-size-asian="5pt"/>
    </style:style>
    <style:style style:name="T6333" style:parent-style-name="Phôngmặcđịnhcủađoạnvăn" style:family="text">
      <style:text-properties fo:letter-spacing="-0.002in" fo:font-size="5pt" style:font-size-asian="5pt"/>
    </style:style>
    <style:style style:name="T6334" style:parent-style-name="Phôngmặcđịnhcủađoạnvăn" style:family="text">
      <style:text-properties fo:font-size="5pt" style:font-size-asian="5pt"/>
    </style:style>
    <style:style style:name="T6335" style:parent-style-name="Phôngmặcđịnhcủađoạnvăn" style:family="text">
      <style:text-properties fo:letter-spacing="-0.0013in" fo:font-size="5pt" style:font-size-asian="5pt"/>
    </style:style>
    <style:style style:name="T6336" style:parent-style-name="Phôngmặcđịnhcủađoạnvăn" style:family="text">
      <style:text-properties fo:font-size="5pt" style:font-size-asian="5pt"/>
    </style:style>
    <style:style style:name="T6337" style:parent-style-name="Phôngmặcđịnhcủađoạnvăn" style:family="text">
      <style:text-properties fo:letter-spacing="-0.002in" fo:font-size="5pt" style:font-size-asian="5pt"/>
    </style:style>
    <style:style style:name="T6338" style:parent-style-name="Phôngmặcđịnhcủađoạnvăn" style:family="text">
      <style:text-properties fo:font-size="5pt" style:font-size-asian="5pt"/>
    </style:style>
    <style:style style:name="T6339" style:parent-style-name="Phôngmặcđịnhcủađoạnvăn" style:family="text">
      <style:text-properties fo:letter-spacing="-0.0013in" fo:font-size="5pt" style:font-size-asian="5pt"/>
    </style:style>
    <style:style style:name="T6340" style:parent-style-name="Phôngmặcđịnhcủađoạnvăn" style:family="text">
      <style:text-properties fo:font-size="5pt" style:font-size-asian="5pt"/>
    </style:style>
    <style:style style:name="T6341" style:parent-style-name="Phôngmặcđịnhcủađoạnvăn" style:family="text">
      <style:text-properties fo:letter-spacing="-0.0013in" fo:font-size="5pt" style:font-size-asian="5pt"/>
    </style:style>
    <style:style style:name="T6342" style:parent-style-name="Phôngmặcđịnhcủađoạnvăn" style:family="text">
      <style:text-properties fo:font-size="5pt" style:font-size-asian="5pt"/>
    </style:style>
    <style:style style:name="T6343" style:parent-style-name="Phôngmặcđịnhcủađoạnvăn" style:family="text">
      <style:text-properties fo:letter-spacing="-0.002in" fo:font-size="5pt" style:font-size-asian="5pt"/>
    </style:style>
    <style:style style:name="T6344" style:parent-style-name="Phôngmặcđịnhcủađoạnvăn" style:family="text">
      <style:text-properties fo:font-size="5pt" style:font-size-asian="5pt"/>
    </style:style>
    <style:style style:name="T6345" style:parent-style-name="Phôngmặcđịnhcủađoạnvăn" style:family="text">
      <style:text-properties fo:letter-spacing="-0.0013in" fo:font-size="5pt" style:font-size-asian="5pt"/>
    </style:style>
    <style:style style:name="T6346" style:parent-style-name="Phôngmặcđịnhcủađoạnvăn" style:family="text">
      <style:text-properties fo:font-size="5pt" style:font-size-asian="5pt"/>
    </style:style>
    <style:style style:name="T6347" style:parent-style-name="Phôngmặcđịnhcủađoạnvăn" style:family="text">
      <style:text-properties fo:letter-spacing="-0.0013in" fo:font-size="5pt" style:font-size-asian="5pt"/>
    </style:style>
    <style:style style:name="T6348" style:parent-style-name="Phôngmặcđịnhcủađoạnvăn" style:family="text">
      <style:text-properties fo:letter-spacing="-0.0034in" fo:font-size="5pt" style:font-size-asian="5pt"/>
    </style:style>
    <style:style style:name="P6349" style:parent-style-name="TableParagraph" style:family="paragraph">
      <style:paragraph-properties fo:margin-top="0.0152in" fo:margin-left="0.0166in">
        <style:tab-stops/>
      </style:paragraph-properties>
    </style:style>
    <style:style style:name="T6350" style:parent-style-name="Phôngmặcđịnhcủađoạnvăn" style:family="text">
      <style:text-properties fo:font-size="5pt" style:font-size-asian="5pt"/>
    </style:style>
    <style:style style:name="T6351" style:parent-style-name="Phôngmặcđịnhcủađoạnvăn" style:family="text">
      <style:text-properties fo:letter-spacing="-0.0027in" fo:font-size="5pt" style:font-size-asian="5pt"/>
    </style:style>
    <style:style style:name="T6352" style:parent-style-name="Phôngmặcđịnhcủađoạnvăn" style:family="text">
      <style:text-properties fo:font-size="5pt" style:font-size-asian="5pt"/>
    </style:style>
    <style:style style:name="T6353" style:parent-style-name="Phôngmặcđịnhcủađoạnvăn" style:family="text">
      <style:text-properties fo:letter-spacing="-0.0027in" fo:font-size="5pt" style:font-size-asian="5pt"/>
    </style:style>
    <style:style style:name="T6354" style:parent-style-name="Phôngmặcđịnhcủađoạnvăn" style:family="text">
      <style:text-properties fo:font-size="5pt" style:font-size-asian="5pt"/>
    </style:style>
    <style:style style:name="T6355" style:parent-style-name="Phôngmặcđịnhcủađoạnvăn" style:family="text">
      <style:text-properties fo:letter-spacing="-0.002in" fo:font-size="5pt" style:font-size-asian="5pt"/>
    </style:style>
    <style:style style:name="T6356" style:parent-style-name="Phôngmặcđịnhcủađoạnvăn" style:family="text">
      <style:text-properties fo:font-size="5pt" style:font-size-asian="5pt"/>
    </style:style>
    <style:style style:name="T6357" style:parent-style-name="Phôngmặcđịnhcủađoạnvăn" style:family="text">
      <style:text-properties fo:letter-spacing="-0.0034in" fo:font-size="5pt" style:font-size-asian="5pt"/>
    </style:style>
    <style:style style:name="T6358" style:parent-style-name="Phôngmặcđịnhcủađoạnvăn" style:family="text">
      <style:text-properties fo:font-size="5pt" style:font-size-asian="5pt"/>
    </style:style>
    <style:style style:name="T6359" style:parent-style-name="Phôngmặcđịnhcủađoạnvăn" style:family="text">
      <style:text-properties fo:letter-spacing="-0.0027in" fo:font-size="5pt" style:font-size-asian="5pt"/>
    </style:style>
    <style:style style:name="T6360" style:parent-style-name="Phôngmặcđịnhcủađoạnvăn" style:family="text">
      <style:text-properties fo:font-size="5pt" style:font-size-asian="5pt"/>
    </style:style>
    <style:style style:name="T6361" style:parent-style-name="Phôngmặcđịnhcủađoạnvăn" style:family="text">
      <style:text-properties fo:letter-spacing="-0.0034in" fo:font-size="5pt" style:font-size-asian="5pt"/>
    </style:style>
    <style:style style:name="T6362" style:parent-style-name="Phôngmặcđịnhcủađoạnvăn" style:family="text">
      <style:text-properties fo:font-size="5pt" style:font-size-asian="5pt"/>
    </style:style>
    <style:style style:name="T6363" style:parent-style-name="Phôngmặcđịnhcủađoạnvăn" style:family="text">
      <style:text-properties fo:letter-spacing="-0.002in" fo:font-size="5pt" style:font-size-asian="5pt"/>
    </style:style>
    <style:style style:name="T6364" style:parent-style-name="Phôngmặcđịnhcủađoạnvăn" style:family="text">
      <style:text-properties fo:letter-spacing="-0.0013in" fo:font-size="5pt" style:font-size-asian="5pt"/>
    </style:style>
    <style:style style:name="P6365" style:parent-style-name="TableParagraph" style:family="paragraph">
      <style:paragraph-properties fo:margin-top="0.0152in" fo:line-height="117%" fo:margin-left="0.0166in" fo:margin-right="2.5958in">
        <style:tab-stops/>
      </style:paragraph-properties>
    </style:style>
    <style:style style:name="T6366" style:parent-style-name="Phôngmặcđịnhcủađoạnvăn" style:family="text">
      <style:text-properties fo:font-size="5pt" style:font-size-asian="5pt"/>
    </style:style>
    <style:style style:name="T6367" style:parent-style-name="Phôngmặcđịnhcủađoạnvăn" style:family="text">
      <style:text-properties fo:letter-spacing="-0.002in" fo:font-size="5pt" style:font-size-asian="5pt"/>
    </style:style>
    <style:style style:name="T6368" style:parent-style-name="Phôngmặcđịnhcủađoạnvăn" style:family="text">
      <style:text-properties fo:font-size="5pt" style:font-size-asian="5pt"/>
    </style:style>
    <style:style style:name="T6369" style:parent-style-name="Phôngmặcđịnhcủađoạnvăn" style:family="text">
      <style:text-properties fo:letter-spacing="-0.0013in" fo:font-size="5pt" style:font-size-asian="5pt"/>
    </style:style>
    <style:style style:name="T6370" style:parent-style-name="Phôngmặcđịnhcủađoạnvăn" style:family="text">
      <style:text-properties fo:font-size="5pt" style:font-size-asian="5pt"/>
    </style:style>
    <style:style style:name="T6371" style:parent-style-name="Phôngmặcđịnhcủađoạnvăn" style:family="text">
      <style:text-properties fo:letter-spacing="-0.0027in" fo:font-size="5pt" style:font-size-asian="5pt"/>
    </style:style>
    <style:style style:name="T6372" style:parent-style-name="Phôngmặcđịnhcủađoạnvăn" style:family="text">
      <style:text-properties fo:font-size="5pt" style:font-size-asian="5pt"/>
    </style:style>
    <style:style style:name="T6373" style:parent-style-name="Phôngmặcđịnhcủađoạnvăn" style:family="text">
      <style:text-properties fo:letter-spacing="-0.002in" fo:font-size="5pt" style:font-size-asian="5pt"/>
    </style:style>
    <style:style style:name="T6374" style:parent-style-name="Phôngmặcđịnhcủađoạnvăn" style:family="text">
      <style:text-properties fo:font-size="5pt" style:font-size-asian="5pt"/>
    </style:style>
    <style:style style:name="T6375" style:parent-style-name="Phôngmặcđịnhcủađoạnvăn" style:family="text">
      <style:text-properties fo:letter-spacing="-0.002in" fo:font-size="5pt" style:font-size-asian="5pt"/>
    </style:style>
    <style:style style:name="T6376" style:parent-style-name="Phôngmặcđịnhcủađoạnvăn" style:family="text">
      <style:text-properties fo:font-size="5pt" style:font-size-asian="5pt"/>
    </style:style>
    <style:style style:name="T6377" style:parent-style-name="Phôngmặcđịnhcủađoạnvăn" style:family="text">
      <style:text-properties fo:letter-spacing="-0.0013in" fo:font-size="5pt" style:font-size-asian="5pt"/>
    </style:style>
    <style:style style:name="T6378" style:parent-style-name="Phôngmặcđịnhcủađoạnvăn" style:family="text">
      <style:text-properties fo:font-size="5pt" style:font-size-asian="5pt"/>
    </style:style>
    <style:style style:name="T6379" style:parent-style-name="Phôngmặcđịnhcủađoạnvăn" style:family="text">
      <style:text-properties fo:letter-spacing="-0.0013in" fo:font-size="5pt" style:font-size-asian="5pt"/>
    </style:style>
    <style:style style:name="T6380" style:parent-style-name="Phôngmặcđịnhcủađoạnvăn" style:family="text">
      <style:text-properties fo:font-size="5pt" style:font-size-asian="5pt"/>
    </style:style>
    <style:style style:name="T6381" style:parent-style-name="Phôngmặcđịnhcủađoạnvăn" style:family="text">
      <style:text-properties fo:letter-spacing="-0.0013in" fo:font-size="5pt" style:font-size-asian="5pt"/>
    </style:style>
    <style:style style:name="T6382" style:parent-style-name="Phôngmặcđịnhcủađoạnvăn" style:family="text">
      <style:text-properties fo:font-size="5pt" style:font-size-asian="5pt"/>
    </style:style>
    <style:style style:name="T6383" style:parent-style-name="Phôngmặcđịnhcủađoạnvăn" style:family="text">
      <style:text-properties fo:letter-spacing="-0.002in" fo:font-size="5pt" style:font-size-asian="5pt"/>
    </style:style>
    <style:style style:name="T6384" style:parent-style-name="Phôngmặcđịnhcủađoạnvăn" style:family="text">
      <style:text-properties fo:font-size="5pt" style:font-size-asian="5pt"/>
    </style:style>
    <style:style style:name="T6385" style:parent-style-name="Phôngmặcđịnhcủađoạnvăn" style:family="text">
      <style:text-properties fo:letter-spacing="-0.002in" fo:font-size="5pt" style:font-size-asian="5pt"/>
    </style:style>
    <style:style style:name="T6386" style:parent-style-name="Phôngmặcđịnhcủađoạnvăn" style:family="text">
      <style:text-properties fo:font-size="5pt" style:font-size-asian="5pt"/>
    </style:style>
    <style:style style:name="T6387" style:parent-style-name="Phôngmặcđịnhcủađoạnvăn" style:family="text">
      <style:text-properties fo:letter-spacing="-0.0013in" fo:font-size="5pt" style:font-size-asian="5pt"/>
    </style:style>
    <style:style style:name="T6388" style:parent-style-name="Phôngmặcđịnhcủađoạnvăn" style:family="text">
      <style:text-properties fo:font-size="5pt" style:font-size-asian="5pt"/>
    </style:style>
    <style:style style:name="T6389" style:parent-style-name="Phôngmặcđịnhcủađoạnvăn" style:family="text">
      <style:text-properties fo:letter-spacing="-0.002in" fo:font-size="5pt" style:font-size-asian="5pt"/>
    </style:style>
    <style:style style:name="T6390" style:parent-style-name="Phôngmặcđịnhcủađoạnvăn" style:family="text">
      <style:text-properties fo:font-size="5pt" style:font-size-asian="5pt"/>
    </style:style>
    <style:style style:name="T6391" style:parent-style-name="Phôngmặcđịnhcủađoạnvăn" style:family="text">
      <style:text-properties fo:letter-spacing="-0.002in" fo:font-size="5pt" style:font-size-asian="5pt"/>
    </style:style>
    <style:style style:name="T6392" style:parent-style-name="Phôngmặcđịnhcủađoạnvăn" style:family="text">
      <style:text-properties fo:font-size="5pt" style:font-size-asian="5pt"/>
    </style:style>
    <style:style style:name="T6393" style:parent-style-name="Phôngmặcđịnhcủađoạnvăn" style:family="text">
      <style:text-properties fo:letter-spacing="-0.0013in" fo:font-size="5pt" style:font-size-asian="5pt"/>
    </style:style>
    <style:style style:name="T6394" style:parent-style-name="Phôngmặcđịnhcủađoạnvăn" style:family="text">
      <style:text-properties fo:font-size="5pt" style:font-size-asian="5pt"/>
    </style:style>
    <style:style style:name="T6395" style:parent-style-name="Phôngmặcđịnhcủađoạnvăn" style:family="text">
      <style:text-properties fo:letter-spacing="-0.0013in" fo:font-size="5pt" style:font-size-asian="5pt"/>
    </style:style>
    <style:style style:name="T6396" style:parent-style-name="Phôngmặcđịnhcủađoạnvăn" style:family="text">
      <style:text-properties fo:font-size="5pt" style:font-size-asian="5pt"/>
    </style:style>
    <style:style style:name="T6397" style:parent-style-name="Phôngmặcđịnhcủađoạnvăn" style:family="text">
      <style:text-properties fo:letter-spacing="-0.0027in" fo:font-size="5pt" style:font-size-asian="5pt"/>
    </style:style>
    <style:style style:name="T6398" style:parent-style-name="Phôngmặcđịnhcủađoạnvăn" style:family="text">
      <style:text-properties fo:font-size="5pt" style:font-size-asian="5pt"/>
    </style:style>
    <style:style style:name="T6399" style:parent-style-name="Phôngmặcđịnhcủađoạnvăn" style:family="text">
      <style:text-properties fo:letter-spacing="0.0277in" fo:font-size="5pt" style:font-size-asian="5pt"/>
    </style:style>
    <style:style style:name="T6400" style:parent-style-name="Phôngmặcđịnhcủađoạnvăn" style:family="text">
      <style:text-properties fo:font-size="5pt" style:font-size-asian="5pt"/>
    </style:style>
    <style:style style:name="TableCell6401" style:family="table-cell">
      <style:table-cell-properties fo:border="0.0069in solid #000000" style:writing-mode="lr-tb" fo:padding-top="0in" fo:padding-left="0in" fo:padding-bottom="0in" fo:padding-right="0in"/>
    </style:style>
    <style:style style:name="P6402" style:parent-style-name="TableParagraph" style:family="paragraph">
      <style:text-properties style:font-name="Times New Roman" fo:font-size="5pt" style:font-size-asian="5pt"/>
    </style:style>
    <style:style style:name="P6403" style:parent-style-name="TableParagraph" style:family="paragraph">
      <style:text-properties style:font-name="Times New Roman" fo:font-size="5pt" style:font-size-asian="5pt"/>
    </style:style>
    <style:style style:name="P6404" style:parent-style-name="TableParagraph" style:family="paragraph">
      <style:text-properties style:font-name="Times New Roman" fo:font-size="5pt" style:font-size-asian="5pt"/>
    </style:style>
    <style:style style:name="P6405" style:parent-style-name="TableParagraph" style:family="paragraph">
      <style:paragraph-properties fo:margin-top="0.0625in"/>
      <style:text-properties style:font-name="Times New Roman" fo:font-size="5pt" style:font-size-asian="5pt"/>
    </style:style>
    <style:style style:name="P6406" style:parent-style-name="TableParagraph" style:family="paragraph">
      <style:paragraph-properties fo:margin-left="0.0173in">
        <style:tab-stops/>
      </style:paragraph-properties>
    </style:style>
    <style:style style:name="T6407" style:parent-style-name="Phôngmặcđịnhcủađoạnvăn" style:family="text">
      <style:text-properties fo:letter-spacing="-0.0034in" fo:font-size="5pt" style:font-size-asian="5pt"/>
    </style:style>
    <style:style style:name="TableCell6408" style:family="table-cell">
      <style:table-cell-properties fo:border="0.0069in solid #000000" style:writing-mode="lr-tb" fo:padding-top="0in" fo:padding-left="0in" fo:padding-bottom="0in" fo:padding-right="0in"/>
    </style:style>
    <style:style style:name="P6409" style:parent-style-name="TableParagraph" style:family="paragraph">
      <style:text-properties style:font-name="Times New Roman" fo:font-size="5pt" style:font-size-asian="5pt"/>
    </style:style>
    <style:style style:name="P6410" style:parent-style-name="TableParagraph" style:family="paragraph">
      <style:text-properties style:font-name="Times New Roman" fo:font-size="5pt" style:font-size-asian="5pt"/>
    </style:style>
    <style:style style:name="P6411" style:parent-style-name="TableParagraph" style:family="paragraph">
      <style:text-properties style:font-name="Times New Roman" fo:font-size="5pt" style:font-size-asian="5pt"/>
    </style:style>
    <style:style style:name="P6412" style:parent-style-name="TableParagraph" style:family="paragraph">
      <style:paragraph-properties fo:margin-top="0.0625in"/>
      <style:text-properties style:font-name="Times New Roman" fo:font-size="5pt" style:font-size-asian="5pt"/>
    </style:style>
    <style:style style:name="P6413" style:parent-style-name="TableParagraph" style:family="paragraph">
      <style:paragraph-properties fo:margin-left="0.0173in">
        <style:tab-stops/>
      </style:paragraph-properties>
    </style:style>
    <style:style style:name="T6414" style:parent-style-name="Phôngmặcđịnhcủađoạnvăn" style:family="text">
      <style:text-properties fo:letter-spacing="-0.0034in" style:text-scale="105%" fo:font-size="5pt" style:font-size-asian="5pt"/>
    </style:style>
    <style:style style:name="TableCell6415" style:family="table-cell">
      <style:table-cell-properties fo:border="0.0069in solid #000000" style:writing-mode="lr-tb" fo:padding-top="0in" fo:padding-left="0in" fo:padding-bottom="0in" fo:padding-right="0in"/>
    </style:style>
    <style:style style:name="P6416" style:parent-style-name="TableParagraph" style:family="paragraph">
      <style:text-properties style:font-name="Times New Roman" fo:font-size="5pt" style:font-size-asian="5pt"/>
    </style:style>
    <style:style style:name="P6417" style:parent-style-name="TableParagraph" style:family="paragraph">
      <style:text-properties style:font-name="Times New Roman" fo:font-size="5pt" style:font-size-asian="5pt"/>
    </style:style>
    <style:style style:name="P6418" style:parent-style-name="TableParagraph" style:family="paragraph">
      <style:text-properties style:font-name="Times New Roman" fo:font-size="5pt" style:font-size-asian="5pt"/>
    </style:style>
    <style:style style:name="P6419" style:parent-style-name="TableParagraph" style:family="paragraph">
      <style:paragraph-properties fo:margin-top="0.0625in"/>
      <style:text-properties style:font-name="Times New Roman" fo:font-size="5pt" style:font-size-asian="5pt"/>
    </style:style>
    <style:style style:name="P6420" style:parent-style-name="TableParagraph" style:family="paragraph">
      <style:paragraph-properties fo:margin-left="0.018in">
        <style:tab-stops/>
      </style:paragraph-properties>
    </style:style>
    <style:style style:name="T6421" style:parent-style-name="Phôngmặcđịnhcủađoạnvăn" style:family="text">
      <style:text-properties fo:letter-spacing="-0.0034in" fo:font-size="5pt" style:font-size-asian="5pt"/>
    </style:style>
    <style:style style:name="TableCell6422" style:family="table-cell">
      <style:table-cell-properties fo:border="0.0069in solid #000000" style:writing-mode="lr-tb" fo:padding-top="0in" fo:padding-left="0in" fo:padding-bottom="0in" fo:padding-right="0in"/>
    </style:style>
    <style:style style:name="P6423" style:parent-style-name="TableParagraph" style:family="paragraph">
      <style:text-properties style:font-name="Times New Roman" fo:font-size="5pt" style:font-size-asian="5pt"/>
    </style:style>
    <style:style style:name="P6424" style:parent-style-name="TableParagraph" style:family="paragraph">
      <style:text-properties style:font-name="Times New Roman" fo:font-size="5pt" style:font-size-asian="5pt"/>
    </style:style>
    <style:style style:name="P6425" style:parent-style-name="TableParagraph" style:family="paragraph">
      <style:text-properties style:font-name="Times New Roman" fo:font-size="5pt" style:font-size-asian="5pt"/>
    </style:style>
    <style:style style:name="P6426" style:parent-style-name="TableParagraph" style:family="paragraph">
      <style:paragraph-properties fo:margin-top="0.0625in"/>
      <style:text-properties style:font-name="Times New Roman" fo:font-size="5pt" style:font-size-asian="5pt"/>
    </style:style>
    <style:style style:name="P6427" style:parent-style-name="TableParagraph" style:family="paragraph">
      <style:paragraph-properties fo:margin-left="0.0187in">
        <style:tab-stops/>
      </style:paragraph-properties>
    </style:style>
    <style:style style:name="T6428" style:parent-style-name="Phôngmặcđịnhcủađoạnvăn" style:family="text">
      <style:text-properties fo:letter-spacing="-0.0069in" style:text-scale="105%" fo:font-size="5pt" style:font-size-asian="5pt"/>
    </style:style>
    <style:style style:name="TableRow6429" style:family="table-row">
      <style:table-row-properties style:min-row-height="1.3395in" style:use-optimal-row-height="false"/>
    </style:style>
    <style:style style:name="TableCell6430" style:family="table-cell">
      <style:table-cell-properties fo:border="0.0069in solid #000000" style:writing-mode="lr-tb" fo:padding-top="0in" fo:padding-left="0in" fo:padding-bottom="0in" fo:padding-right="0in"/>
    </style:style>
    <style:style style:name="P6431" style:parent-style-name="TableParagraph" style:family="paragraph">
      <style:text-properties style:font-name="Times New Roman" fo:font-size="5pt" style:font-size-asian="5pt"/>
    </style:style>
    <style:style style:name="P6432" style:parent-style-name="TableParagraph" style:family="paragraph">
      <style:text-properties style:font-name="Times New Roman" fo:font-size="5pt" style:font-size-asian="5pt"/>
    </style:style>
    <style:style style:name="P6433" style:parent-style-name="TableParagraph" style:family="paragraph">
      <style:text-properties style:font-name="Times New Roman" fo:font-size="5pt" style:font-size-asian="5pt"/>
    </style:style>
    <style:style style:name="P6434" style:parent-style-name="TableParagraph" style:family="paragraph">
      <style:text-properties style:font-name="Times New Roman" fo:font-size="5pt" style:font-size-asian="5pt"/>
    </style:style>
    <style:style style:name="P6435" style:parent-style-name="TableParagraph" style:family="paragraph">
      <style:text-properties style:font-name="Times New Roman" fo:font-size="5pt" style:font-size-asian="5pt"/>
    </style:style>
    <style:style style:name="P6436" style:parent-style-name="TableParagraph" style:family="paragraph">
      <style:text-properties style:font-name="Times New Roman" fo:font-size="5pt" style:font-size-asian="5pt"/>
    </style:style>
    <style:style style:name="P6437" style:parent-style-name="TableParagraph" style:family="paragraph">
      <style:paragraph-properties fo:margin-top="0.075in"/>
      <style:text-properties style:font-name="Times New Roman" fo:font-size="5pt" style:font-size-asian="5pt"/>
    </style:style>
    <style:style style:name="P6438" style:parent-style-name="TableParagraph" style:family="paragraph">
      <style:paragraph-properties fo:margin-left="0.0159in">
        <style:tab-stops/>
      </style:paragraph-properties>
    </style:style>
    <style:style style:name="T6439" style:parent-style-name="Phôngmặcđịnhcủađoạnvăn" style:family="text">
      <style:text-properties fo:letter-spacing="-0.0013in" fo:font-size="5pt" style:font-size-asian="5pt"/>
    </style:style>
    <style:style style:name="TableCell6440" style:family="table-cell">
      <style:table-cell-properties fo:border="0.0069in solid #000000" style:writing-mode="lr-tb" fo:padding-top="0in" fo:padding-left="0in" fo:padding-bottom="0in" fo:padding-right="0in"/>
    </style:style>
    <style:style style:name="P6441" style:parent-style-name="TableParagraph" style:family="paragraph">
      <style:text-properties style:font-name="Times New Roman" fo:font-size="5pt" style:font-size-asian="5pt"/>
    </style:style>
    <style:style style:name="P6442" style:parent-style-name="TableParagraph" style:family="paragraph">
      <style:text-properties style:font-name="Times New Roman" fo:font-size="5pt" style:font-size-asian="5pt"/>
    </style:style>
    <style:style style:name="P6443" style:parent-style-name="TableParagraph" style:family="paragraph">
      <style:text-properties style:font-name="Times New Roman" fo:font-size="5pt" style:font-size-asian="5pt"/>
    </style:style>
    <style:style style:name="P6444" style:parent-style-name="TableParagraph" style:family="paragraph">
      <style:text-properties style:font-name="Times New Roman" fo:font-size="5pt" style:font-size-asian="5pt"/>
    </style:style>
    <style:style style:name="P6445" style:parent-style-name="TableParagraph" style:family="paragraph">
      <style:text-properties style:font-name="Times New Roman" fo:font-size="5pt" style:font-size-asian="5pt"/>
    </style:style>
    <style:style style:name="P6446" style:parent-style-name="TableParagraph" style:family="paragraph">
      <style:text-properties style:font-name="Times New Roman" fo:font-size="5pt" style:font-size-asian="5pt"/>
    </style:style>
    <style:style style:name="P6447" style:parent-style-name="TableParagraph" style:family="paragraph">
      <style:paragraph-properties fo:margin-top="0.075in"/>
      <style:text-properties style:font-name="Times New Roman" fo:font-size="5pt" style:font-size-asian="5pt"/>
    </style:style>
    <style:style style:name="P6448" style:parent-style-name="TableParagraph" style:family="paragraph">
      <style:paragraph-properties fo:margin-left="0.0159in">
        <style:tab-stops/>
      </style:paragraph-properties>
    </style:style>
    <style:style style:name="T6449" style:parent-style-name="Phôngmặcđịnhcủađoạnvăn" style:family="text">
      <style:text-properties fo:font-size="5pt" style:font-size-asian="5pt"/>
    </style:style>
    <style:style style:name="T6450" style:parent-style-name="Phôngmặcđịnhcủađoạnvăn" style:family="text">
      <style:text-properties fo:letter-spacing="0.0006in" fo:font-size="5pt" style:font-size-asian="5pt"/>
    </style:style>
    <style:style style:name="T6451" style:parent-style-name="Phôngmặcđịnhcủađoạnvăn" style:family="text">
      <style:text-properties fo:font-size="5pt" style:font-size-asian="5pt"/>
    </style:style>
    <style:style style:name="T6452" style:parent-style-name="Phôngmặcđịnhcủađoạnvăn" style:family="text">
      <style:text-properties fo:letter-spacing="-0.0013in" fo:font-size="5pt" style:font-size-asian="5pt"/>
    </style:style>
    <style:style style:name="TableCell6453" style:family="table-cell">
      <style:table-cell-properties fo:border="0.0069in solid #000000" style:writing-mode="lr-tb" fo:padding-top="0in" fo:padding-left="0in" fo:padding-bottom="0in" fo:padding-right="0in"/>
    </style:style>
    <style:style style:name="P6454" style:parent-style-name="TableParagraph" style:family="paragraph">
      <style:paragraph-properties fo:margin-top="0.0041in"/>
      <style:text-properties style:font-name="Times New Roman" fo:font-size="5pt" style:font-size-asian="5pt"/>
    </style:style>
    <style:style style:name="P6455" style:parent-style-name="TableParagraph" style:family="paragraph">
      <style:paragraph-properties fo:line-height="117%" fo:margin-left="0.0166in" fo:margin-right="0.5805in">
        <style:tab-stops/>
      </style:paragraph-properties>
    </style:style>
    <style:style style:name="T6456" style:parent-style-name="Phôngmặcđịnhcủađoạnvăn" style:family="text">
      <style:text-properties fo:font-size="5pt" style:font-size-asian="5pt"/>
    </style:style>
    <style:style style:name="T6457" style:parent-style-name="Phôngmặcđịnhcủađoạnvăn" style:family="text">
      <style:text-properties fo:letter-spacing="-0.0013in" fo:font-size="5pt" style:font-size-asian="5pt"/>
    </style:style>
    <style:style style:name="T6458" style:parent-style-name="Phôngmặcđịnhcủađoạnvăn" style:family="text">
      <style:text-properties fo:font-size="5pt" style:font-size-asian="5pt"/>
    </style:style>
    <style:style style:name="T6459" style:parent-style-name="Phôngmặcđịnhcủađoạnvăn" style:family="text">
      <style:text-properties fo:letter-spacing="-0.0006in" fo:font-size="5pt" style:font-size-asian="5pt"/>
    </style:style>
    <style:style style:name="T6460" style:parent-style-name="Phôngmặcđịnhcủađoạnvăn" style:family="text">
      <style:text-properties fo:font-size="5pt" style:font-size-asian="5pt"/>
    </style:style>
    <style:style style:name="T6461" style:parent-style-name="Phôngmặcđịnhcủađoạnvăn" style:family="text">
      <style:text-properties fo:letter-spacing="-0.0013in" fo:font-size="5pt" style:font-size-asian="5pt"/>
    </style:style>
    <style:style style:name="T6462" style:parent-style-name="Phôngmặcđịnhcủađoạnvăn" style:family="text">
      <style:text-properties fo:font-size="5pt" style:font-size-asian="5pt"/>
    </style:style>
    <style:style style:name="T6463" style:parent-style-name="Phôngmặcđịnhcủađoạnvăn" style:family="text">
      <style:text-properties fo:letter-spacing="-0.002in" fo:font-size="5pt" style:font-size-asian="5pt"/>
    </style:style>
    <style:style style:name="T6464" style:parent-style-name="Phôngmặcđịnhcủađoạnvăn" style:family="text">
      <style:text-properties fo:font-size="5pt" style:font-size-asian="5pt"/>
    </style:style>
    <style:style style:name="T6465" style:parent-style-name="Phôngmặcđịnhcủađoạnvăn" style:family="text">
      <style:text-properties fo:letter-spacing="-0.0006in" fo:font-size="5pt" style:font-size-asian="5pt"/>
    </style:style>
    <style:style style:name="T6466" style:parent-style-name="Phôngmặcđịnhcủađoạnvăn" style:family="text">
      <style:text-properties fo:font-size="5pt" style:font-size-asian="5pt"/>
    </style:style>
    <style:style style:name="T6467" style:parent-style-name="Phôngmặcđịnhcủađoạnvăn" style:family="text">
      <style:text-properties fo:letter-spacing="-0.0006in" fo:font-size="5pt" style:font-size-asian="5pt"/>
    </style:style>
    <style:style style:name="T6468" style:parent-style-name="Phôngmặcđịnhcủađoạnvăn" style:family="text">
      <style:text-properties fo:font-size="5pt" style:font-size-asian="5pt"/>
    </style:style>
    <style:style style:name="T6469" style:parent-style-name="Phôngmặcđịnhcủađoạnvăn" style:family="text">
      <style:text-properties fo:letter-spacing="-0.0013in" fo:font-size="5pt" style:font-size-asian="5pt"/>
    </style:style>
    <style:style style:name="T6470" style:parent-style-name="Phôngmặcđịnhcủađoạnvăn" style:family="text">
      <style:text-properties fo:font-size="5pt" style:font-size-asian="5pt"/>
    </style:style>
    <style:style style:name="T6471" style:parent-style-name="Phôngmặcđịnhcủađoạnvăn" style:family="text">
      <style:text-properties fo:letter-spacing="-0.0013in" fo:font-size="5pt" style:font-size-asian="5pt"/>
    </style:style>
    <style:style style:name="T6472" style:parent-style-name="Phôngmặcđịnhcủađoạnvăn" style:family="text">
      <style:text-properties fo:font-size="5pt" style:font-size-asian="5pt"/>
    </style:style>
    <style:style style:name="T6473" style:parent-style-name="Phôngmặcđịnhcủađoạnvăn" style:family="text">
      <style:text-properties fo:letter-spacing="-0.0013in" fo:font-size="5pt" style:font-size-asian="5pt"/>
    </style:style>
    <style:style style:name="T6474" style:parent-style-name="Phôngmặcđịnhcủađoạnvăn" style:family="text">
      <style:text-properties fo:font-size="5pt" style:font-size-asian="5pt"/>
    </style:style>
    <style:style style:name="T6475" style:parent-style-name="Phôngmặcđịnhcủađoạnvăn" style:family="text">
      <style:text-properties fo:letter-spacing="-0.0013in" fo:font-size="5pt" style:font-size-asian="5pt"/>
    </style:style>
    <style:style style:name="T6476" style:parent-style-name="Phôngmặcđịnhcủađoạnvăn" style:family="text">
      <style:text-properties fo:font-size="5pt" style:font-size-asian="5pt"/>
    </style:style>
    <style:style style:name="T6477" style:parent-style-name="Phôngmặcđịnhcủađoạnvăn" style:family="text">
      <style:text-properties fo:letter-spacing="-0.0013in" fo:font-size="5pt" style:font-size-asian="5pt"/>
    </style:style>
    <style:style style:name="T6478" style:parent-style-name="Phôngmặcđịnhcủađoạnvăn" style:family="text">
      <style:text-properties fo:font-size="5pt" style:font-size-asian="5pt"/>
    </style:style>
    <style:style style:name="T6479" style:parent-style-name="Phôngmặcđịnhcủađoạnvăn" style:family="text">
      <style:text-properties fo:letter-spacing="-0.0013in" fo:font-size="5pt" style:font-size-asian="5pt"/>
    </style:style>
    <style:style style:name="T6480" style:parent-style-name="Phôngmặcđịnhcủađoạnvăn" style:family="text">
      <style:text-properties fo:font-size="5pt" style:font-size-asian="5pt"/>
    </style:style>
    <style:style style:name="T6481" style:parent-style-name="Phôngmặcđịnhcủađoạnvăn" style:family="text">
      <style:text-properties fo:letter-spacing="-0.0013in" fo:font-size="5pt" style:font-size-asian="5pt"/>
    </style:style>
    <style:style style:name="T6482" style:parent-style-name="Phôngmặcđịnhcủađoạnvăn" style:family="text">
      <style:text-properties fo:font-size="5pt" style:font-size-asian="5pt"/>
    </style:style>
    <style:style style:name="T6483" style:parent-style-name="Phôngmặcđịnhcủađoạnvăn" style:family="text">
      <style:text-properties fo:letter-spacing="-0.002in" fo:font-size="5pt" style:font-size-asian="5pt"/>
    </style:style>
    <style:style style:name="T6484" style:parent-style-name="Phôngmặcđịnhcủađoạnvăn" style:family="text">
      <style:text-properties fo:font-size="5pt" style:font-size-asian="5pt"/>
    </style:style>
    <style:style style:name="T6485" style:parent-style-name="Phôngmặcđịnhcủađoạnvăn" style:family="text">
      <style:text-properties fo:letter-spacing="-0.0006in" fo:font-size="5pt" style:font-size-asian="5pt"/>
    </style:style>
    <style:style style:name="T6486" style:parent-style-name="Phôngmặcđịnhcủađoạnvăn" style:family="text">
      <style:text-properties fo:font-size="5pt" style:font-size-asian="5pt"/>
    </style:style>
    <style:style style:name="T6487" style:parent-style-name="Phôngmặcđịnhcủađoạnvăn" style:family="text">
      <style:text-properties fo:letter-spacing="-0.0013in" fo:font-size="5pt" style:font-size-asian="5pt"/>
    </style:style>
    <style:style style:name="T6488" style:parent-style-name="Phôngmặcđịnhcủađoạnvăn" style:family="text">
      <style:text-properties fo:font-size="5pt" style:font-size-asian="5pt"/>
    </style:style>
    <style:style style:name="T6489" style:parent-style-name="Phôngmặcđịnhcủađoạnvăn" style:family="text">
      <style:text-properties fo:letter-spacing="-0.0006in" fo:font-size="5pt" style:font-size-asian="5pt"/>
    </style:style>
    <style:style style:name="T6490" style:parent-style-name="Phôngmặcđịnhcủađoạnvăn" style:family="text">
      <style:text-properties fo:font-size="5pt" style:font-size-asian="5pt"/>
    </style:style>
    <style:style style:name="T6491" style:parent-style-name="Phôngmặcđịnhcủađoạnvăn" style:family="text">
      <style:text-properties fo:letter-spacing="-0.0006in" fo:font-size="5pt" style:font-size-asian="5pt"/>
    </style:style>
    <style:style style:name="T6492" style:parent-style-name="Phôngmặcđịnhcủađoạnvăn" style:family="text">
      <style:text-properties fo:font-size="5pt" style:font-size-asian="5pt"/>
    </style:style>
    <style:style style:name="T6493" style:parent-style-name="Phôngmặcđịnhcủađoạnvăn" style:family="text">
      <style:text-properties fo:letter-spacing="-0.002in" fo:font-size="5pt" style:font-size-asian="5pt"/>
    </style:style>
    <style:style style:name="T6494" style:parent-style-name="Phôngmặcđịnhcủađoạnvăn" style:family="text">
      <style:text-properties fo:font-size="5pt" style:font-size-asian="5pt"/>
    </style:style>
    <style:style style:name="T6495" style:parent-style-name="Phôngmặcđịnhcủađoạnvăn" style:family="text">
      <style:text-properties fo:letter-spacing="-0.0006in" fo:font-size="5pt" style:font-size-asian="5pt"/>
    </style:style>
    <style:style style:name="T6496" style:parent-style-name="Phôngmặcđịnhcủađoạnvăn" style:family="text">
      <style:text-properties fo:font-size="5pt" style:font-size-asian="5pt"/>
    </style:style>
    <style:style style:name="T6497" style:parent-style-name="Phôngmặcđịnhcủađoạnvăn" style:family="text">
      <style:text-properties fo:letter-spacing="-0.0013in" fo:font-size="5pt" style:font-size-asian="5pt"/>
    </style:style>
    <style:style style:name="T6498" style:parent-style-name="Phôngmặcđịnhcủađoạnvăn" style:family="text">
      <style:text-properties fo:font-size="5pt" style:font-size-asian="5pt"/>
    </style:style>
    <style:style style:name="T6499" style:parent-style-name="Phôngmặcđịnhcủađoạnvăn" style:family="text">
      <style:text-properties fo:letter-spacing="-0.0013in" fo:font-size="5pt" style:font-size-asian="5pt"/>
    </style:style>
    <style:style style:name="T6500" style:parent-style-name="Phôngmặcđịnhcủađoạnvăn" style:family="text">
      <style:text-properties fo:font-size="5pt" style:font-size-asian="5pt"/>
    </style:style>
    <style:style style:name="T6501" style:parent-style-name="Phôngmặcđịnhcủađoạnvăn" style:family="text">
      <style:text-properties fo:letter-spacing="-0.0013in" fo:font-size="5pt" style:font-size-asian="5pt"/>
    </style:style>
    <style:style style:name="T6502" style:parent-style-name="Phôngmặcđịnhcủađoạnvăn" style:family="text">
      <style:text-properties fo:font-size="5pt" style:font-size-asian="5pt"/>
    </style:style>
    <style:style style:name="T6503" style:parent-style-name="Phôngmặcđịnhcủađoạnvăn" style:family="text">
      <style:text-properties fo:letter-spacing="-0.0013in" fo:font-size="5pt" style:font-size-asian="5pt"/>
    </style:style>
    <style:style style:name="T6504" style:parent-style-name="Phôngmặcđịnhcủađoạnvăn" style:family="text">
      <style:text-properties fo:font-size="5pt" style:font-size-asian="5pt"/>
    </style:style>
    <style:style style:name="T6505" style:parent-style-name="Phôngmặcđịnhcủađoạnvăn" style:family="text">
      <style:text-properties fo:letter-spacing="-0.002in" fo:font-size="5pt" style:font-size-asian="5pt"/>
    </style:style>
    <style:style style:name="T6506" style:parent-style-name="Phôngmặcđịnhcủađoạnvăn" style:family="text">
      <style:text-properties fo:font-size="5pt" style:font-size-asian="5pt"/>
    </style:style>
    <style:style style:name="T6507" style:parent-style-name="Phôngmặcđịnhcủađoạnvăn" style:family="text">
      <style:text-properties fo:letter-spacing="-0.0006in" fo:font-size="5pt" style:font-size-asian="5pt"/>
    </style:style>
    <style:style style:name="T6508" style:parent-style-name="Phôngmặcđịnhcủađoạnvăn" style:family="text">
      <style:text-properties fo:font-size="5pt" style:font-size-asian="5pt"/>
    </style:style>
    <style:style style:name="T6509" style:parent-style-name="Phôngmặcđịnhcủađoạnvăn" style:family="text">
      <style:text-properties fo:letter-spacing="-0.0013in" fo:font-size="5pt" style:font-size-asian="5pt"/>
    </style:style>
    <style:style style:name="T6510" style:parent-style-name="Phôngmặcđịnhcủađoạnvăn" style:family="text">
      <style:text-properties fo:font-size="5pt" style:font-size-asian="5pt"/>
    </style:style>
    <style:style style:name="T6511" style:parent-style-name="Phôngmặcđịnhcủađoạnvăn" style:family="text">
      <style:text-properties fo:letter-spacing="-0.002in" fo:font-size="5pt" style:font-size-asian="5pt"/>
    </style:style>
    <style:style style:name="T6512" style:parent-style-name="Phôngmặcđịnhcủađoạnvăn" style:family="text">
      <style:text-properties fo:font-size="5pt" style:font-size-asian="5pt"/>
    </style:style>
    <style:style style:name="T6513" style:parent-style-name="Phôngmặcđịnhcủađoạnvăn" style:family="text">
      <style:text-properties fo:letter-spacing="-0.0013in" fo:font-size="5pt" style:font-size-asian="5pt"/>
    </style:style>
    <style:style style:name="T6514" style:parent-style-name="Phôngmặcđịnhcủađoạnvăn" style:family="text">
      <style:text-properties fo:font-size="5pt" style:font-size-asian="5pt"/>
    </style:style>
    <style:style style:name="T6515" style:parent-style-name="Phôngmặcđịnhcủađoạnvăn" style:family="text">
      <style:text-properties fo:letter-spacing="0.0277in" fo:font-size="5pt" style:font-size-asian="5pt"/>
    </style:style>
    <style:style style:name="T6516" style:parent-style-name="Phôngmặcđịnhcủađoạnvăn" style:family="text">
      <style:text-properties fo:font-size="5pt" style:font-size-asian="5pt"/>
    </style:style>
    <style:style style:name="P6517" style:parent-style-name="TableParagraph" style:family="paragraph">
      <style:paragraph-properties fo:margin-left="0.0166in">
        <style:tab-stops/>
      </style:paragraph-properties>
    </style:style>
    <style:style style:name="T6518" style:parent-style-name="Phôngmặcđịnhcủađoạnvăn" style:family="text">
      <style:text-properties fo:font-size="5pt" style:font-size-asian="5pt"/>
    </style:style>
    <style:style style:name="T6519" style:parent-style-name="Phôngmặcđịnhcủađoạnvăn" style:family="text">
      <style:text-properties fo:letter-spacing="0.0013in" fo:font-size="5pt" style:font-size-asian="5pt"/>
    </style:style>
    <style:style style:name="T6520" style:parent-style-name="Phôngmặcđịnhcủađoạnvăn" style:family="text">
      <style:text-properties fo:font-size="5pt" style:font-size-asian="5pt"/>
    </style:style>
    <style:style style:name="T6521" style:parent-style-name="Phôngmặcđịnhcủađoạnvăn" style:family="text">
      <style:text-properties fo:letter-spacing="0.0013in" fo:font-size="5pt" style:font-size-asian="5pt"/>
    </style:style>
    <style:style style:name="T6522" style:parent-style-name="Phôngmặcđịnhcủađoạnvăn" style:family="text">
      <style:text-properties fo:font-size="5pt" style:font-size-asian="5pt"/>
    </style:style>
    <style:style style:name="T6523" style:parent-style-name="Phôngmặcđịnhcủađoạnvăn" style:family="text">
      <style:text-properties fo:letter-spacing="0.0013in" fo:font-size="5pt" style:font-size-asian="5pt"/>
    </style:style>
    <style:style style:name="T6524" style:parent-style-name="Phôngmặcđịnhcủađoạnvăn" style:family="text">
      <style:text-properties fo:letter-spacing="-0.0034in" fo:font-size="5pt" style:font-size-asian="5pt"/>
    </style:style>
    <style:style style:name="P6525" style:parent-style-name="TableParagraph" style:family="paragraph">
      <style:paragraph-properties fo:margin-top="0.0152in" fo:margin-left="0.0166in">
        <style:tab-stops/>
      </style:paragraph-properties>
    </style:style>
    <style:style style:name="T6526" style:parent-style-name="Phôngmặcđịnhcủađoạnvăn" style:family="text">
      <style:text-properties fo:font-size="5pt" style:font-size-asian="5pt"/>
    </style:style>
    <style:style style:name="T6527" style:parent-style-name="Phôngmặcđịnhcủađoạnvăn" style:family="text">
      <style:text-properties fo:letter-spacing="0.0013in" fo:font-size="5pt" style:font-size-asian="5pt"/>
    </style:style>
    <style:style style:name="T6528" style:parent-style-name="Phôngmặcđịnhcủađoạnvăn" style:family="text">
      <style:text-properties fo:font-size="5pt" style:font-size-asian="5pt"/>
    </style:style>
    <style:style style:name="T6529" style:parent-style-name="Phôngmặcđịnhcủađoạnvăn" style:family="text">
      <style:text-properties fo:letter-spacing="0.0013in" fo:font-size="5pt" style:font-size-asian="5pt"/>
    </style:style>
    <style:style style:name="T6530" style:parent-style-name="Phôngmặcđịnhcủađoạnvăn" style:family="text">
      <style:text-properties fo:font-size="5pt" style:font-size-asian="5pt"/>
    </style:style>
    <style:style style:name="T6531" style:parent-style-name="Phôngmặcđịnhcủađoạnvăn" style:family="text">
      <style:text-properties fo:letter-spacing="0.0013in" fo:font-size="5pt" style:font-size-asian="5pt"/>
    </style:style>
    <style:style style:name="T6532" style:parent-style-name="Phôngmặcđịnhcủađoạnvăn" style:family="text">
      <style:text-properties fo:letter-spacing="-0.0027in" fo:font-size="5pt" style:font-size-asian="5pt"/>
    </style:style>
    <style:style style:name="P6533" style:parent-style-name="TableParagraph" style:family="paragraph">
      <style:paragraph-properties fo:margin-top="0.0145in" fo:margin-left="0.0166in">
        <style:tab-stops/>
      </style:paragraph-properties>
    </style:style>
    <style:style style:name="T6534" style:parent-style-name="Phôngmặcđịnhcủađoạnvăn" style:family="text">
      <style:text-properties fo:font-size="5pt" style:font-size-asian="5pt"/>
    </style:style>
    <style:style style:name="T6535" style:parent-style-name="Phôngmặcđịnhcủađoạnvăn" style:family="text">
      <style:text-properties fo:letter-spacing="0.0006in" fo:font-size="5pt" style:font-size-asian="5pt"/>
    </style:style>
    <style:style style:name="T6536" style:parent-style-name="Phôngmặcđịnhcủađoạnvăn" style:family="text">
      <style:text-properties fo:letter-spacing="-0.0013in" fo:font-size="5pt" style:font-size-asian="5pt"/>
    </style:style>
    <style:style style:name="P6537" style:parent-style-name="TableParagraph" style:family="paragraph">
      <style:paragraph-properties fo:margin-top="0.0152in" fo:margin-left="0.0166in">
        <style:tab-stops/>
      </style:paragraph-properties>
    </style:style>
    <style:style style:name="T6538" style:parent-style-name="Phôngmặcđịnhcủađoạnvăn" style:family="text">
      <style:text-properties fo:font-size="5pt" style:font-size-asian="5pt"/>
    </style:style>
    <style:style style:name="T6539" style:parent-style-name="Phôngmặcđịnhcủađoạnvăn" style:family="text">
      <style:text-properties fo:letter-spacing="-0.0034in" fo:font-size="5pt" style:font-size-asian="5pt"/>
    </style:style>
    <style:style style:name="T6540" style:parent-style-name="Phôngmặcđịnhcủađoạnvăn" style:family="text">
      <style:text-properties fo:font-size="5pt" style:font-size-asian="5pt"/>
    </style:style>
    <style:style style:name="T6541" style:parent-style-name="Phôngmặcđịnhcủađoạnvăn" style:family="text">
      <style:text-properties fo:letter-spacing="-0.002in" fo:font-size="5pt" style:font-size-asian="5pt"/>
    </style:style>
    <style:style style:name="T6542" style:parent-style-name="Phôngmặcđịnhcủađoạnvăn" style:family="text">
      <style:text-properties fo:font-size="5pt" style:font-size-asian="5pt"/>
    </style:style>
    <style:style style:name="T6543" style:parent-style-name="Phôngmặcđịnhcủađoạnvăn" style:family="text">
      <style:text-properties fo:letter-spacing="-0.0027in" fo:font-size="5pt" style:font-size-asian="5pt"/>
    </style:style>
    <style:style style:name="T6544" style:parent-style-name="Phôngmặcđịnhcủađoạnvăn" style:family="text">
      <style:text-properties fo:font-size="5pt" style:font-size-asian="5pt"/>
    </style:style>
    <style:style style:name="T6545" style:parent-style-name="Phôngmặcđịnhcủađoạnvăn" style:family="text">
      <style:text-properties fo:letter-spacing="-0.0027in" fo:font-size="5pt" style:font-size-asian="5pt"/>
    </style:style>
    <style:style style:name="T6546" style:parent-style-name="Phôngmặcđịnhcủađoạnvăn" style:family="text">
      <style:text-properties fo:font-size="5pt" style:font-size-asian="5pt"/>
    </style:style>
    <style:style style:name="T6547" style:parent-style-name="Phôngmặcđịnhcủađoạnvăn" style:family="text">
      <style:text-properties fo:letter-spacing="-0.002in" fo:font-size="5pt" style:font-size-asian="5pt"/>
    </style:style>
    <style:style style:name="T6548" style:parent-style-name="Phôngmặcđịnhcủađoạnvăn" style:family="text">
      <style:text-properties fo:font-size="5pt" style:font-size-asian="5pt"/>
    </style:style>
    <style:style style:name="T6549" style:parent-style-name="Phôngmặcđịnhcủađoạnvăn" style:family="text">
      <style:text-properties fo:letter-spacing="-0.002in" fo:font-size="5pt" style:font-size-asian="5pt"/>
    </style:style>
    <style:style style:name="T6550" style:parent-style-name="Phôngmặcđịnhcủađoạnvăn" style:family="text">
      <style:text-properties fo:font-size="5pt" style:font-size-asian="5pt"/>
    </style:style>
    <style:style style:name="T6551" style:parent-style-name="Phôngmặcđịnhcủađoạnvăn" style:family="text">
      <style:text-properties fo:letter-spacing="-0.0034in" fo:font-size="5pt" style:font-size-asian="5pt"/>
    </style:style>
    <style:style style:name="T6552" style:parent-style-name="Phôngmặcđịnhcủađoạnvăn" style:family="text">
      <style:text-properties fo:font-size="5pt" style:font-size-asian="5pt"/>
    </style:style>
    <style:style style:name="T6553" style:parent-style-name="Phôngmặcđịnhcủađoạnvăn" style:family="text">
      <style:text-properties fo:letter-spacing="-0.0027in" fo:font-size="5pt" style:font-size-asian="5pt"/>
    </style:style>
    <style:style style:name="T6554" style:parent-style-name="Phôngmặcđịnhcủađoạnvăn" style:family="text">
      <style:text-properties fo:font-size="5pt" style:font-size-asian="5pt"/>
    </style:style>
    <style:style style:name="T6555" style:parent-style-name="Phôngmặcđịnhcủađoạnvăn" style:family="text">
      <style:text-properties fo:letter-spacing="-0.002in" fo:font-size="5pt" style:font-size-asian="5pt"/>
    </style:style>
    <style:style style:name="T6556" style:parent-style-name="Phôngmặcđịnhcủađoạnvăn" style:family="text">
      <style:text-properties fo:font-size="5pt" style:font-size-asian="5pt"/>
    </style:style>
    <style:style style:name="T6557" style:parent-style-name="Phôngmặcđịnhcủađoạnvăn" style:family="text">
      <style:text-properties fo:letter-spacing="-0.0027in" fo:font-size="5pt" style:font-size-asian="5pt"/>
    </style:style>
    <style:style style:name="T6558" style:parent-style-name="Phôngmặcđịnhcủađoạnvăn" style:family="text">
      <style:text-properties fo:font-size="5pt" style:font-size-asian="5pt"/>
    </style:style>
    <style:style style:name="T6559" style:parent-style-name="Phôngmặcđịnhcủađoạnvăn" style:family="text">
      <style:text-properties fo:letter-spacing="-0.002in" fo:font-size="5pt" style:font-size-asian="5pt"/>
    </style:style>
    <style:style style:name="T6560" style:parent-style-name="Phôngmặcđịnhcủađoạnvăn" style:family="text">
      <style:text-properties fo:letter-spacing="-0.0027in" fo:font-size="5pt" style:font-size-asian="5pt"/>
    </style:style>
    <style:style style:name="P6561" style:parent-style-name="TableParagraph" style:family="paragraph">
      <style:paragraph-properties fo:margin-top="0.0152in" fo:margin-left="0.0166in">
        <style:tab-stops/>
      </style:paragraph-properties>
    </style:style>
    <style:style style:name="T6562" style:parent-style-name="Phôngmặcđịnhcủađoạnvăn" style:family="text">
      <style:text-properties fo:font-size="5pt" style:font-size-asian="5pt"/>
    </style:style>
    <style:style style:name="T6563" style:parent-style-name="Phôngmặcđịnhcủađoạnvăn" style:family="text">
      <style:text-properties fo:letter-spacing="-0.0006in" fo:font-size="5pt" style:font-size-asian="5pt"/>
    </style:style>
    <style:style style:name="T6564" style:parent-style-name="Phôngmặcđịnhcủađoạnvăn" style:family="text">
      <style:text-properties fo:font-size="5pt" style:font-size-asian="5pt"/>
    </style:style>
    <style:style style:name="T6565" style:parent-style-name="Phôngmặcđịnhcủađoạnvăn" style:family="text">
      <style:text-properties fo:letter-spacing="-0.0006in" fo:font-size="5pt" style:font-size-asian="5pt"/>
    </style:style>
    <style:style style:name="T6566" style:parent-style-name="Phôngmặcđịnhcủađoạnvăn" style:family="text">
      <style:text-properties fo:font-size="5pt" style:font-size-asian="5pt"/>
    </style:style>
    <style:style style:name="T6567" style:parent-style-name="Phôngmặcđịnhcủađoạnvăn" style:family="text">
      <style:text-properties fo:letter-spacing="-0.0006in" fo:font-size="5pt" style:font-size-asian="5pt"/>
    </style:style>
    <style:style style:name="T6568" style:parent-style-name="Phôngmặcđịnhcủađoạnvăn" style:family="text">
      <style:text-properties fo:font-size="5pt" style:font-size-asian="5pt"/>
    </style:style>
    <style:style style:name="T6569" style:parent-style-name="Phôngmặcđịnhcủađoạnvăn" style:family="text">
      <style:text-properties fo:letter-spacing="-0.0013in" fo:font-size="5pt" style:font-size-asian="5pt"/>
    </style:style>
    <style:style style:name="T6570" style:parent-style-name="Phôngmặcđịnhcủađoạnvăn" style:family="text">
      <style:text-properties fo:font-size="5pt" style:font-size-asian="5pt"/>
    </style:style>
    <style:style style:name="T6571" style:parent-style-name="Phôngmặcđịnhcủađoạnvăn" style:family="text">
      <style:text-properties fo:letter-spacing="-0.0013in" fo:font-size="5pt" style:font-size-asian="5pt"/>
    </style:style>
    <style:style style:name="P6572" style:parent-style-name="TableParagraph" style:family="paragraph">
      <style:paragraph-properties fo:margin-top="0.0152in" fo:margin-left="0.0166in">
        <style:tab-stops/>
      </style:paragraph-properties>
    </style:style>
    <style:style style:name="T6573" style:parent-style-name="Phôngmặcđịnhcủađoạnvăn" style:family="text">
      <style:text-properties fo:font-size="5pt" style:font-size-asian="5pt"/>
    </style:style>
    <style:style style:name="T6574" style:parent-style-name="Phôngmặcđịnhcủađoạnvăn" style:family="text">
      <style:text-properties fo:letter-spacing="-0.0027in" fo:font-size="5pt" style:font-size-asian="5pt"/>
    </style:style>
    <style:style style:name="T6575" style:parent-style-name="Phôngmặcđịnhcủađoạnvăn" style:family="text">
      <style:text-properties fo:font-size="5pt" style:font-size-asian="5pt"/>
    </style:style>
    <style:style style:name="T6576" style:parent-style-name="Phôngmặcđịnhcủađoạnvăn" style:family="text">
      <style:text-properties fo:letter-spacing="-0.0034in" fo:font-size="5pt" style:font-size-asian="5pt"/>
    </style:style>
    <style:style style:name="T6577" style:parent-style-name="Phôngmặcđịnhcủađoạnvăn" style:family="text">
      <style:text-properties fo:font-size="5pt" style:font-size-asian="5pt"/>
    </style:style>
    <style:style style:name="T6578" style:parent-style-name="Phôngmặcđịnhcủađoạnvăn" style:family="text">
      <style:text-properties fo:letter-spacing="-0.0041in" fo:font-size="5pt" style:font-size-asian="5pt"/>
    </style:style>
    <style:style style:name="T6579" style:parent-style-name="Phôngmặcđịnhcủađoạnvăn" style:family="text">
      <style:text-properties fo:font-size="5pt" style:font-size-asian="5pt"/>
    </style:style>
    <style:style style:name="T6580" style:parent-style-name="Phôngmặcđịnhcủađoạnvăn" style:family="text">
      <style:text-properties fo:letter-spacing="-0.0027in" fo:font-size="5pt" style:font-size-asian="5pt"/>
    </style:style>
    <style:style style:name="T6581" style:parent-style-name="Phôngmặcđịnhcủađoạnvăn" style:family="text">
      <style:text-properties fo:font-size="5pt" style:font-size-asian="5pt"/>
    </style:style>
    <style:style style:name="T6582" style:parent-style-name="Phôngmặcđịnhcủađoạnvăn" style:family="text">
      <style:text-properties fo:letter-spacing="-0.0041in" fo:font-size="5pt" style:font-size-asian="5pt"/>
    </style:style>
    <style:style style:name="T6583" style:parent-style-name="Phôngmặcđịnhcủađoạnvăn" style:family="text">
      <style:text-properties fo:font-size="5pt" style:font-size-asian="5pt"/>
    </style:style>
    <style:style style:name="T6584" style:parent-style-name="Phôngmặcđịnhcủađoạnvăn" style:family="text">
      <style:text-properties fo:letter-spacing="-0.0034in" fo:font-size="5pt" style:font-size-asian="5pt"/>
    </style:style>
    <style:style style:name="T6585" style:parent-style-name="Phôngmặcđịnhcủađoạnvăn" style:family="text">
      <style:text-properties fo:font-size="5pt" style:font-size-asian="5pt"/>
    </style:style>
    <style:style style:name="T6586" style:parent-style-name="Phôngmặcđịnhcủađoạnvăn" style:family="text">
      <style:text-properties fo:letter-spacing="-0.002in" fo:font-size="5pt" style:font-size-asian="5pt"/>
    </style:style>
    <style:style style:name="T6587" style:parent-style-name="Phôngmặcđịnhcủađoạnvăn" style:family="text">
      <style:text-properties fo:font-size="5pt" style:font-size-asian="5pt"/>
    </style:style>
    <style:style style:name="T6588" style:parent-style-name="Phôngmặcđịnhcủađoạnvăn" style:family="text">
      <style:text-properties fo:letter-spacing="-0.0034in" fo:font-size="5pt" style:font-size-asian="5pt"/>
    </style:style>
    <style:style style:name="T6589" style:parent-style-name="Phôngmặcđịnhcủađoạnvăn" style:family="text">
      <style:text-properties fo:font-size="5pt" style:font-size-asian="5pt"/>
    </style:style>
    <style:style style:name="T6590" style:parent-style-name="Phôngmặcđịnhcủađoạnvăn" style:family="text">
      <style:text-properties fo:letter-spacing="-0.0041in" fo:font-size="5pt" style:font-size-asian="5pt"/>
    </style:style>
    <style:style style:name="T6591" style:parent-style-name="Phôngmặcđịnhcủađoạnvăn" style:family="text">
      <style:text-properties fo:font-size="5pt" style:font-size-asian="5pt"/>
    </style:style>
    <style:style style:name="T6592" style:parent-style-name="Phôngmặcđịnhcủađoạnvăn" style:family="text">
      <style:text-properties fo:letter-spacing="-0.0027in" fo:font-size="5pt" style:font-size-asian="5pt"/>
    </style:style>
    <style:style style:name="T6593" style:parent-style-name="Phôngmặcđịnhcủađoạnvăn" style:family="text">
      <style:text-properties fo:font-size="5pt" style:font-size-asian="5pt"/>
    </style:style>
    <style:style style:name="T6594" style:parent-style-name="Phôngmặcđịnhcủađoạnvăn" style:family="text">
      <style:text-properties fo:letter-spacing="-0.0034in" fo:font-size="5pt" style:font-size-asian="5pt"/>
    </style:style>
    <style:style style:name="T6595" style:parent-style-name="Phôngmặcđịnhcủađoạnvăn" style:family="text">
      <style:text-properties fo:letter-spacing="-0.0013in" fo:font-size="5pt" style:font-size-asian="5pt"/>
    </style:style>
    <style:style style:name="P6596" style:parent-style-name="TableParagraph" style:family="paragraph">
      <style:paragraph-properties fo:margin-top="0.0152in" fo:margin-left="0.0166in">
        <style:tab-stops/>
      </style:paragraph-properties>
    </style:style>
    <style:style style:name="T6597" style:parent-style-name="Phôngmặcđịnhcủađoạnvăn" style:family="text">
      <style:text-properties fo:font-size="5pt" style:font-size-asian="5pt"/>
    </style:style>
    <style:style style:name="T6598" style:parent-style-name="Phôngmặcđịnhcủađoạnvăn" style:family="text">
      <style:text-properties fo:letter-spacing="-0.0027in" fo:font-size="5pt" style:font-size-asian="5pt"/>
    </style:style>
    <style:style style:name="T6599" style:parent-style-name="Phôngmặcđịnhcủađoạnvăn" style:family="text">
      <style:text-properties fo:font-size="5pt" style:font-size-asian="5pt"/>
    </style:style>
    <style:style style:name="T6600" style:parent-style-name="Phôngmặcđịnhcủađoạnvăn" style:family="text">
      <style:text-properties fo:letter-spacing="-0.0027in" fo:font-size="5pt" style:font-size-asian="5pt"/>
    </style:style>
    <style:style style:name="T6601" style:parent-style-name="Phôngmặcđịnhcủađoạnvăn" style:family="text">
      <style:text-properties fo:font-size="5pt" style:font-size-asian="5pt"/>
    </style:style>
    <style:style style:name="T6602" style:parent-style-name="Phôngmặcđịnhcủađoạnvăn" style:family="text">
      <style:text-properties fo:letter-spacing="-0.002in" fo:font-size="5pt" style:font-size-asian="5pt"/>
    </style:style>
    <style:style style:name="T6603" style:parent-style-name="Phôngmặcđịnhcủađoạnvăn" style:family="text">
      <style:text-properties fo:font-size="5pt" style:font-size-asian="5pt"/>
    </style:style>
    <style:style style:name="T6604" style:parent-style-name="Phôngmặcđịnhcủađoạnvăn" style:family="text">
      <style:text-properties fo:letter-spacing="-0.002in" fo:font-size="5pt" style:font-size-asian="5pt"/>
    </style:style>
    <style:style style:name="T6605" style:parent-style-name="Phôngmặcđịnhcủađoạnvăn" style:family="text">
      <style:text-properties fo:font-size="5pt" style:font-size-asian="5pt"/>
    </style:style>
    <style:style style:name="T6606" style:parent-style-name="Phôngmặcđịnhcủađoạnvăn" style:family="text">
      <style:text-properties fo:letter-spacing="-0.0027in" fo:font-size="5pt" style:font-size-asian="5pt"/>
    </style:style>
    <style:style style:name="T6607" style:parent-style-name="Phôngmặcđịnhcủađoạnvăn" style:family="text">
      <style:text-properties fo:font-size="5pt" style:font-size-asian="5pt"/>
    </style:style>
    <style:style style:name="T6608" style:parent-style-name="Phôngmặcđịnhcủađoạnvăn" style:family="text">
      <style:text-properties fo:letter-spacing="-0.002in" fo:font-size="5pt" style:font-size-asian="5pt"/>
    </style:style>
    <style:style style:name="T6609" style:parent-style-name="Phôngmặcđịnhcủađoạnvăn" style:family="text">
      <style:text-properties fo:font-size="5pt" style:font-size-asian="5pt"/>
    </style:style>
    <style:style style:name="T6610" style:parent-style-name="Phôngmặcđịnhcủađoạnvăn" style:family="text">
      <style:text-properties fo:letter-spacing="-0.0027in" fo:font-size="5pt" style:font-size-asian="5pt"/>
    </style:style>
    <style:style style:name="T6611" style:parent-style-name="Phôngmặcđịnhcủađoạnvăn" style:family="text">
      <style:text-properties fo:font-size="5pt" style:font-size-asian="5pt"/>
    </style:style>
    <style:style style:name="T6612" style:parent-style-name="Phôngmặcđịnhcủađoạnvăn" style:family="text">
      <style:text-properties fo:letter-spacing="-0.002in" fo:font-size="5pt" style:font-size-asian="5pt"/>
    </style:style>
    <style:style style:name="T6613" style:parent-style-name="Phôngmặcđịnhcủađoạnvăn" style:family="text">
      <style:text-properties fo:font-size="5pt" style:font-size-asian="5pt"/>
    </style:style>
    <style:style style:name="T6614" style:parent-style-name="Phôngmặcđịnhcủađoạnvăn" style:family="text">
      <style:text-properties fo:letter-spacing="-0.002in" fo:font-size="5pt" style:font-size-asian="5pt"/>
    </style:style>
    <style:style style:name="T6615" style:parent-style-name="Phôngmặcđịnhcủađoạnvăn" style:family="text">
      <style:text-properties fo:font-size="5pt" style:font-size-asian="5pt"/>
    </style:style>
    <style:style style:name="T6616" style:parent-style-name="Phôngmặcđịnhcủađoạnvăn" style:family="text">
      <style:text-properties fo:letter-spacing="-0.002in" fo:font-size="5pt" style:font-size-asian="5pt"/>
    </style:style>
    <style:style style:name="T6617" style:parent-style-name="Phôngmặcđịnhcủađoạnvăn" style:family="text">
      <style:text-properties fo:font-size="5pt" style:font-size-asian="5pt"/>
    </style:style>
    <style:style style:name="T6618" style:parent-style-name="Phôngmặcđịnhcủađoạnvăn" style:family="text">
      <style:text-properties fo:letter-spacing="-0.002in" fo:font-size="5pt" style:font-size-asian="5pt"/>
    </style:style>
    <style:style style:name="T6619" style:parent-style-name="Phôngmặcđịnhcủađoạnvăn" style:family="text">
      <style:text-properties fo:font-size="5pt" style:font-size-asian="5pt"/>
    </style:style>
    <style:style style:name="T6620" style:parent-style-name="Phôngmặcđịnhcủađoạnvăn" style:family="text">
      <style:text-properties fo:letter-spacing="-0.0027in" fo:font-size="5pt" style:font-size-asian="5pt"/>
    </style:style>
    <style:style style:name="T6621" style:parent-style-name="Phôngmặcđịnhcủađoạnvăn" style:family="text">
      <style:text-properties fo:font-size="5pt" style:font-size-asian="5pt"/>
    </style:style>
    <style:style style:name="T6622" style:parent-style-name="Phôngmặcđịnhcủađoạnvăn" style:family="text">
      <style:text-properties fo:letter-spacing="-0.0034in" fo:font-size="5pt" style:font-size-asian="5pt"/>
    </style:style>
    <style:style style:name="T6623" style:parent-style-name="Phôngmặcđịnhcủađoạnvăn" style:family="text">
      <style:text-properties fo:font-size="5pt" style:font-size-asian="5pt"/>
    </style:style>
    <style:style style:name="T6624" style:parent-style-name="Phôngmặcđịnhcủađoạnvăn" style:family="text">
      <style:text-properties fo:letter-spacing="-0.0027in" fo:font-size="5pt" style:font-size-asian="5pt"/>
    </style:style>
    <style:style style:name="T6625" style:parent-style-name="Phôngmặcđịnhcủađoạnvăn" style:family="text">
      <style:text-properties fo:letter-spacing="-0.0013in" fo:font-size="5pt" style:font-size-asian="5pt"/>
    </style:style>
    <style:style style:name="P6626" style:parent-style-name="TableParagraph" style:family="paragraph">
      <style:paragraph-properties fo:margin-top="0.0152in" fo:line-height="117%" fo:margin-left="0.0166in" fo:margin-right="0.2069in">
        <style:tab-stops/>
      </style:paragraph-properties>
    </style:style>
    <style:style style:name="T6627" style:parent-style-name="Phôngmặcđịnhcủađoạnvăn" style:family="text">
      <style:text-properties fo:font-size="5pt" style:font-size-asian="5pt"/>
    </style:style>
    <style:style style:name="T6628" style:parent-style-name="Phôngmặcđịnhcủađoạnvăn" style:family="text">
      <style:text-properties fo:letter-spacing="-0.0006in" fo:font-size="5pt" style:font-size-asian="5pt"/>
    </style:style>
    <style:style style:name="T6629" style:parent-style-name="Phôngmặcđịnhcủađoạnvăn" style:family="text">
      <style:text-properties fo:font-size="5pt" style:font-size-asian="5pt"/>
    </style:style>
    <style:style style:name="T6630" style:parent-style-name="Phôngmặcđịnhcủađoạnvăn" style:family="text">
      <style:text-properties fo:letter-spacing="-0.0006in" fo:font-size="5pt" style:font-size-asian="5pt"/>
    </style:style>
    <style:style style:name="T6631" style:parent-style-name="Phôngmặcđịnhcủađoạnvăn" style:family="text">
      <style:text-properties fo:font-size="5pt" style:font-size-asian="5pt"/>
    </style:style>
    <style:style style:name="T6632" style:parent-style-name="Phôngmặcđịnhcủađoạnvăn" style:family="text">
      <style:text-properties fo:letter-spacing="-0.0006in" fo:font-size="5pt" style:font-size-asian="5pt"/>
    </style:style>
    <style:style style:name="T6633" style:parent-style-name="Phôngmặcđịnhcủađoạnvăn" style:family="text">
      <style:text-properties fo:font-size="5pt" style:font-size-asian="5pt"/>
    </style:style>
    <style:style style:name="T6634" style:parent-style-name="Phôngmặcđịnhcủađoạnvăn" style:family="text">
      <style:text-properties fo:letter-spacing="-0.0006in" fo:font-size="5pt" style:font-size-asian="5pt"/>
    </style:style>
    <style:style style:name="T6635" style:parent-style-name="Phôngmặcđịnhcủađoạnvăn" style:family="text">
      <style:text-properties fo:font-size="5pt" style:font-size-asian="5pt"/>
    </style:style>
    <style:style style:name="T6636" style:parent-style-name="Phôngmặcđịnhcủađoạnvăn" style:family="text">
      <style:text-properties fo:letter-spacing="-0.0013in" fo:font-size="5pt" style:font-size-asian="5pt"/>
    </style:style>
    <style:style style:name="T6637" style:parent-style-name="Phôngmặcđịnhcủađoạnvăn" style:family="text">
      <style:text-properties fo:font-size="5pt" style:font-size-asian="5pt"/>
    </style:style>
    <style:style style:name="T6638" style:parent-style-name="Phôngmặcđịnhcủađoạnvăn" style:family="text">
      <style:text-properties fo:letter-spacing="-0.0006in" fo:font-size="5pt" style:font-size-asian="5pt"/>
    </style:style>
    <style:style style:name="T6639" style:parent-style-name="Phôngmặcđịnhcủađoạnvăn" style:family="text">
      <style:text-properties fo:font-size="5pt" style:font-size-asian="5pt"/>
    </style:style>
    <style:style style:name="T6640" style:parent-style-name="Phôngmặcđịnhcủađoạnvăn" style:family="text">
      <style:text-properties fo:letter-spacing="-0.0006in" fo:font-size="5pt" style:font-size-asian="5pt"/>
    </style:style>
    <style:style style:name="T6641" style:parent-style-name="Phôngmặcđịnhcủađoạnvăn" style:family="text">
      <style:text-properties fo:font-size="5pt" style:font-size-asian="5pt"/>
    </style:style>
    <style:style style:name="T6642" style:parent-style-name="Phôngmặcđịnhcủađoạnvăn" style:family="text">
      <style:text-properties fo:letter-spacing="-0.0013in" fo:font-size="5pt" style:font-size-asian="5pt"/>
    </style:style>
    <style:style style:name="T6643" style:parent-style-name="Phôngmặcđịnhcủađoạnvăn" style:family="text">
      <style:text-properties fo:font-size="5pt" style:font-size-asian="5pt"/>
    </style:style>
    <style:style style:name="T6644" style:parent-style-name="Phôngmặcđịnhcủađoạnvăn" style:family="text">
      <style:text-properties fo:letter-spacing="-0.0006in" fo:font-size="5pt" style:font-size-asian="5pt"/>
    </style:style>
    <style:style style:name="T6645" style:parent-style-name="Phôngmặcđịnhcủađoạnvăn" style:family="text">
      <style:text-properties fo:font-size="5pt" style:font-size-asian="5pt"/>
    </style:style>
    <style:style style:name="T6646" style:parent-style-name="Phôngmặcđịnhcủađoạnvăn" style:family="text">
      <style:text-properties fo:letter-spacing="-0.0006in" fo:font-size="5pt" style:font-size-asian="5pt"/>
    </style:style>
    <style:style style:name="T6647" style:parent-style-name="Phôngmặcđịnhcủađoạnvăn" style:family="text">
      <style:text-properties fo:font-size="5pt" style:font-size-asian="5pt"/>
    </style:style>
    <style:style style:name="T6648" style:parent-style-name="Phôngmặcđịnhcủađoạnvăn" style:family="text">
      <style:text-properties fo:letter-spacing="-0.0006in" fo:font-size="5pt" style:font-size-asian="5pt"/>
    </style:style>
    <style:style style:name="T6649" style:parent-style-name="Phôngmặcđịnhcủađoạnvăn" style:family="text">
      <style:text-properties fo:font-size="5pt" style:font-size-asian="5pt"/>
    </style:style>
    <style:style style:name="T6650" style:parent-style-name="Phôngmặcđịnhcủađoạnvăn" style:family="text">
      <style:text-properties fo:letter-spacing="-0.0006in" fo:font-size="5pt" style:font-size-asian="5pt"/>
    </style:style>
    <style:style style:name="T6651" style:parent-style-name="Phôngmặcđịnhcủađoạnvăn" style:family="text">
      <style:text-properties fo:font-size="5pt" style:font-size-asian="5pt"/>
    </style:style>
    <style:style style:name="T6652" style:parent-style-name="Phôngmặcđịnhcủađoạnvăn" style:family="text">
      <style:text-properties fo:letter-spacing="-0.0006in" fo:font-size="5pt" style:font-size-asian="5pt"/>
    </style:style>
    <style:style style:name="T6653" style:parent-style-name="Phôngmặcđịnhcủađoạnvăn" style:family="text">
      <style:text-properties fo:font-size="5pt" style:font-size-asian="5pt"/>
    </style:style>
    <style:style style:name="T6654" style:parent-style-name="Phôngmặcđịnhcủađoạnvăn" style:family="text">
      <style:text-properties fo:letter-spacing="-0.0006in" fo:font-size="5pt" style:font-size-asian="5pt"/>
    </style:style>
    <style:style style:name="T6655" style:parent-style-name="Phôngmặcđịnhcủađoạnvăn" style:family="text">
      <style:text-properties fo:font-size="5pt" style:font-size-asian="5pt"/>
    </style:style>
    <style:style style:name="T6656" style:parent-style-name="Phôngmặcđịnhcủađoạnvăn" style:family="text">
      <style:text-properties fo:letter-spacing="-0.0006in" fo:font-size="5pt" style:font-size-asian="5pt"/>
    </style:style>
    <style:style style:name="T6657" style:parent-style-name="Phôngmặcđịnhcủađoạnvăn" style:family="text">
      <style:text-properties fo:font-size="5pt" style:font-size-asian="5pt"/>
    </style:style>
    <style:style style:name="T6658" style:parent-style-name="Phôngmặcđịnhcủađoạnvăn" style:family="text">
      <style:text-properties fo:letter-spacing="-0.0006in" fo:font-size="5pt" style:font-size-asian="5pt"/>
    </style:style>
    <style:style style:name="T6659" style:parent-style-name="Phôngmặcđịnhcủađoạnvăn" style:family="text">
      <style:text-properties fo:font-size="5pt" style:font-size-asian="5pt"/>
    </style:style>
    <style:style style:name="T6660" style:parent-style-name="Phôngmặcđịnhcủađoạnvăn" style:family="text">
      <style:text-properties fo:letter-spacing="-0.0013in" fo:font-size="5pt" style:font-size-asian="5pt"/>
    </style:style>
    <style:style style:name="T6661" style:parent-style-name="Phôngmặcđịnhcủađoạnvăn" style:family="text">
      <style:text-properties fo:font-size="5pt" style:font-size-asian="5pt"/>
    </style:style>
    <style:style style:name="T6662" style:parent-style-name="Phôngmặcđịnhcủađoạnvăn" style:family="text">
      <style:text-properties fo:letter-spacing="0.0277in" fo:font-size="5pt" style:font-size-asian="5pt"/>
    </style:style>
    <style:style style:name="T6663" style:parent-style-name="Phôngmặcđịnhcủađoạnvăn" style:family="text">
      <style:text-properties fo:font-size="5pt" style:font-size-asian="5pt"/>
    </style:style>
    <style:style style:name="P6664" style:parent-style-name="TableParagraph" style:family="paragraph">
      <style:paragraph-properties fo:margin-left="0.0166in">
        <style:tab-stops/>
      </style:paragraph-properties>
    </style:style>
    <style:style style:name="T6665" style:parent-style-name="Phôngmặcđịnhcủađoạnvăn" style:family="text">
      <style:text-properties fo:font-size="5pt" style:font-size-asian="5pt"/>
    </style:style>
    <style:style style:name="T6666" style:parent-style-name="Phôngmặcđịnhcủađoạnvăn" style:family="text">
      <style:text-properties fo:letter-spacing="0.0006in" fo:font-size="5pt" style:font-size-asian="5pt"/>
    </style:style>
    <style:style style:name="T6667" style:parent-style-name="Phôngmặcđịnhcủađoạnvăn" style:family="text">
      <style:text-properties fo:font-size="5pt" style:font-size-asian="5pt"/>
    </style:style>
    <style:style style:name="T6668" style:parent-style-name="Phôngmặcđịnhcủađoạnvăn" style:family="text">
      <style:text-properties fo:letter-spacing="0.002in" fo:font-size="5pt" style:font-size-asian="5pt"/>
    </style:style>
    <style:style style:name="T6669" style:parent-style-name="Phôngmặcđịnhcủađoạnvăn" style:family="text">
      <style:text-properties fo:font-size="5pt" style:font-size-asian="5pt"/>
    </style:style>
    <style:style style:name="T6670" style:parent-style-name="Phôngmặcđịnhcủađoạnvăn" style:family="text">
      <style:text-properties fo:letter-spacing="0.0006in" fo:font-size="5pt" style:font-size-asian="5pt"/>
    </style:style>
    <style:style style:name="T6671" style:parent-style-name="Phôngmặcđịnhcủađoạnvăn" style:family="text">
      <style:text-properties fo:font-size="5pt" style:font-size-asian="5pt"/>
    </style:style>
    <style:style style:name="T6672" style:parent-style-name="Phôngmặcđịnhcủađoạnvăn" style:family="text">
      <style:text-properties fo:letter-spacing="0.002in" fo:font-size="5pt" style:font-size-asian="5pt"/>
    </style:style>
    <style:style style:name="T6673" style:parent-style-name="Phôngmặcđịnhcủađoạnvăn" style:family="text">
      <style:text-properties fo:font-size="5pt" style:font-size-asian="5pt"/>
    </style:style>
    <style:style style:name="T6674" style:parent-style-name="Phôngmặcđịnhcủađoạnvăn" style:family="text">
      <style:text-properties fo:letter-spacing="0.0006in" fo:font-size="5pt" style:font-size-asian="5pt"/>
    </style:style>
    <style:style style:name="T6675" style:parent-style-name="Phôngmặcđịnhcủađoạnvăn" style:family="text">
      <style:text-properties fo:font-size="5pt" style:font-size-asian="5pt"/>
    </style:style>
    <style:style style:name="T6676" style:parent-style-name="Phôngmặcđịnhcủađoạnvăn" style:family="text">
      <style:text-properties fo:letter-spacing="0.0013in" fo:font-size="5pt" style:font-size-asian="5pt"/>
    </style:style>
    <style:style style:name="T6677" style:parent-style-name="Phôngmặcđịnhcủađoạnvăn" style:family="text">
      <style:text-properties fo:font-size="5pt" style:font-size-asian="5pt"/>
    </style:style>
    <style:style style:name="T6678" style:parent-style-name="Phôngmặcđịnhcủađoạnvăn" style:family="text">
      <style:text-properties fo:letter-spacing="0.0013in" fo:font-size="5pt" style:font-size-asian="5pt"/>
    </style:style>
    <style:style style:name="T6679" style:parent-style-name="Phôngmặcđịnhcủađoạnvăn" style:family="text">
      <style:text-properties fo:font-size="5pt" style:font-size-asian="5pt"/>
    </style:style>
    <style:style style:name="T6680" style:parent-style-name="Phôngmặcđịnhcủađoạnvăn" style:family="text">
      <style:text-properties fo:letter-spacing="0.0013in" fo:font-size="5pt" style:font-size-asian="5pt"/>
    </style:style>
    <style:style style:name="T6681" style:parent-style-name="Phôngmặcđịnhcủađoạnvăn" style:family="text">
      <style:text-properties fo:font-size="5pt" style:font-size-asian="5pt"/>
    </style:style>
    <style:style style:name="T6682" style:parent-style-name="Phôngmặcđịnhcủađoạnvăn" style:family="text">
      <style:text-properties fo:letter-spacing="0.0013in" fo:font-size="5pt" style:font-size-asian="5pt"/>
    </style:style>
    <style:style style:name="T6683" style:parent-style-name="Phôngmặcđịnhcủađoạnvăn" style:family="text">
      <style:text-properties fo:font-size="5pt" style:font-size-asian="5pt"/>
    </style:style>
    <style:style style:name="T6684" style:parent-style-name="Phôngmặcđịnhcủađoạnvăn" style:family="text">
      <style:text-properties fo:letter-spacing="0.0013in" fo:font-size="5pt" style:font-size-asian="5pt"/>
    </style:style>
    <style:style style:name="T6685" style:parent-style-name="Phôngmặcđịnhcủađoạnvăn" style:family="text">
      <style:text-properties fo:letter-spacing="-0.0013in" fo:font-size="5pt" style:font-size-asian="5pt"/>
    </style:style>
    <style:style style:name="TableCell6686" style:family="table-cell">
      <style:table-cell-properties fo:border="0.0069in solid #000000" style:writing-mode="lr-tb" fo:padding-top="0in" fo:padding-left="0in" fo:padding-bottom="0in" fo:padding-right="0in"/>
    </style:style>
    <style:style style:name="P6687" style:parent-style-name="TableParagraph" style:family="paragraph">
      <style:text-properties style:font-name="Times New Roman" fo:font-size="5pt" style:font-size-asian="5pt"/>
    </style:style>
    <style:style style:name="P6688" style:parent-style-name="TableParagraph" style:family="paragraph">
      <style:text-properties style:font-name="Times New Roman" fo:font-size="5pt" style:font-size-asian="5pt"/>
    </style:style>
    <style:style style:name="P6689" style:parent-style-name="TableParagraph" style:family="paragraph">
      <style:text-properties style:font-name="Times New Roman" fo:font-size="5pt" style:font-size-asian="5pt"/>
    </style:style>
    <style:style style:name="P6690" style:parent-style-name="TableParagraph" style:family="paragraph">
      <style:text-properties style:font-name="Times New Roman" fo:font-size="5pt" style:font-size-asian="5pt"/>
    </style:style>
    <style:style style:name="P6691" style:parent-style-name="TableParagraph" style:family="paragraph">
      <style:text-properties style:font-name="Times New Roman" fo:font-size="5pt" style:font-size-asian="5pt"/>
    </style:style>
    <style:style style:name="P6692" style:parent-style-name="TableParagraph" style:family="paragraph">
      <style:text-properties style:font-name="Times New Roman" fo:font-size="5pt" style:font-size-asian="5pt"/>
    </style:style>
    <style:style style:name="P6693" style:parent-style-name="TableParagraph" style:family="paragraph">
      <style:paragraph-properties fo:margin-top="0.075in"/>
      <style:text-properties style:font-name="Times New Roman" fo:font-size="5pt" style:font-size-asian="5pt"/>
    </style:style>
    <style:style style:name="P6694" style:parent-style-name="TableParagraph" style:family="paragraph">
      <style:paragraph-properties fo:margin-left="0.0173in">
        <style:tab-stops/>
      </style:paragraph-properties>
    </style:style>
    <style:style style:name="T6695" style:parent-style-name="Phôngmặcđịnhcủađoạnvăn" style:family="text">
      <style:text-properties fo:letter-spacing="-0.0034in" fo:font-size="5pt" style:font-size-asian="5pt"/>
    </style:style>
    <style:style style:name="TableCell6696" style:family="table-cell">
      <style:table-cell-properties fo:border="0.0069in solid #000000" style:writing-mode="lr-tb" fo:padding-top="0in" fo:padding-left="0in" fo:padding-bottom="0in" fo:padding-right="0in"/>
    </style:style>
    <style:style style:name="P6697" style:parent-style-name="TableParagraph" style:family="paragraph">
      <style:text-properties style:font-name="Times New Roman" fo:font-size="5pt" style:font-size-asian="5pt"/>
    </style:style>
    <style:style style:name="P6698" style:parent-style-name="TableParagraph" style:family="paragraph">
      <style:text-properties style:font-name="Times New Roman" fo:font-size="5pt" style:font-size-asian="5pt"/>
    </style:style>
    <style:style style:name="P6699" style:parent-style-name="TableParagraph" style:family="paragraph">
      <style:text-properties style:font-name="Times New Roman" fo:font-size="5pt" style:font-size-asian="5pt"/>
    </style:style>
    <style:style style:name="P6700" style:parent-style-name="TableParagraph" style:family="paragraph">
      <style:text-properties style:font-name="Times New Roman" fo:font-size="5pt" style:font-size-asian="5pt"/>
    </style:style>
    <style:style style:name="P6701" style:parent-style-name="TableParagraph" style:family="paragraph">
      <style:text-properties style:font-name="Times New Roman" fo:font-size="5pt" style:font-size-asian="5pt"/>
    </style:style>
    <style:style style:name="P6702" style:parent-style-name="TableParagraph" style:family="paragraph">
      <style:text-properties style:font-name="Times New Roman" fo:font-size="5pt" style:font-size-asian="5pt"/>
    </style:style>
    <style:style style:name="P6703" style:parent-style-name="TableParagraph" style:family="paragraph">
      <style:paragraph-properties fo:margin-top="0.075in"/>
      <style:text-properties style:font-name="Times New Roman" fo:font-size="5pt" style:font-size-asian="5pt"/>
    </style:style>
    <style:style style:name="P6704" style:parent-style-name="TableParagraph" style:family="paragraph">
      <style:paragraph-properties fo:margin-left="0.0173in">
        <style:tab-stops/>
      </style:paragraph-properties>
    </style:style>
    <style:style style:name="T6705" style:parent-style-name="Phôngmặcđịnhcủađoạnvăn" style:family="text">
      <style:text-properties fo:letter-spacing="-0.0034in" style:text-scale="105%" fo:font-size="5pt" style:font-size-asian="5pt"/>
    </style:style>
    <style:style style:name="TableCell6706" style:family="table-cell">
      <style:table-cell-properties fo:border="0.0069in solid #000000" style:writing-mode="lr-tb" fo:padding-top="0in" fo:padding-left="0in" fo:padding-bottom="0in" fo:padding-right="0in"/>
    </style:style>
    <style:style style:name="P6707" style:parent-style-name="TableParagraph" style:family="paragraph">
      <style:text-properties style:font-name="Times New Roman" fo:font-size="5pt" style:font-size-asian="5pt"/>
    </style:style>
    <style:style style:name="P6708" style:parent-style-name="TableParagraph" style:family="paragraph">
      <style:text-properties style:font-name="Times New Roman" fo:font-size="5pt" style:font-size-asian="5pt"/>
    </style:style>
    <style:style style:name="P6709" style:parent-style-name="TableParagraph" style:family="paragraph">
      <style:text-properties style:font-name="Times New Roman" fo:font-size="5pt" style:font-size-asian="5pt"/>
    </style:style>
    <style:style style:name="P6710" style:parent-style-name="TableParagraph" style:family="paragraph">
      <style:text-properties style:font-name="Times New Roman" fo:font-size="5pt" style:font-size-asian="5pt"/>
    </style:style>
    <style:style style:name="P6711" style:parent-style-name="TableParagraph" style:family="paragraph">
      <style:text-properties style:font-name="Times New Roman" fo:font-size="5pt" style:font-size-asian="5pt"/>
    </style:style>
    <style:style style:name="P6712" style:parent-style-name="TableParagraph" style:family="paragraph">
      <style:text-properties style:font-name="Times New Roman" fo:font-size="5pt" style:font-size-asian="5pt"/>
    </style:style>
    <style:style style:name="P6713" style:parent-style-name="TableParagraph" style:family="paragraph">
      <style:paragraph-properties fo:margin-top="0.075in"/>
      <style:text-properties style:font-name="Times New Roman" fo:font-size="5pt" style:font-size-asian="5pt"/>
    </style:style>
    <style:style style:name="P6714" style:parent-style-name="TableParagraph" style:family="paragraph">
      <style:paragraph-properties fo:margin-left="0.018in">
        <style:tab-stops/>
      </style:paragraph-properties>
    </style:style>
    <style:style style:name="T6715" style:parent-style-name="Phôngmặcđịnhcủađoạnvăn" style:family="text">
      <style:text-properties fo:letter-spacing="-0.0034in" fo:font-size="5pt" style:font-size-asian="5pt"/>
    </style:style>
    <style:style style:name="TableCell6716" style:family="table-cell">
      <style:table-cell-properties fo:border="0.0069in solid #000000" style:writing-mode="lr-tb" fo:padding-top="0in" fo:padding-left="0in" fo:padding-bottom="0in" fo:padding-right="0in"/>
    </style:style>
    <style:style style:name="P6717" style:parent-style-name="TableParagraph" style:family="paragraph">
      <style:text-properties style:font-name="Times New Roman" fo:font-size="5pt" style:font-size-asian="5pt"/>
    </style:style>
    <style:style style:name="P6718" style:parent-style-name="TableParagraph" style:family="paragraph">
      <style:text-properties style:font-name="Times New Roman" fo:font-size="5pt" style:font-size-asian="5pt"/>
    </style:style>
    <style:style style:name="P6719" style:parent-style-name="TableParagraph" style:family="paragraph">
      <style:text-properties style:font-name="Times New Roman" fo:font-size="5pt" style:font-size-asian="5pt"/>
    </style:style>
    <style:style style:name="P6720" style:parent-style-name="TableParagraph" style:family="paragraph">
      <style:text-properties style:font-name="Times New Roman" fo:font-size="5pt" style:font-size-asian="5pt"/>
    </style:style>
    <style:style style:name="P6721" style:parent-style-name="TableParagraph" style:family="paragraph">
      <style:text-properties style:font-name="Times New Roman" fo:font-size="5pt" style:font-size-asian="5pt"/>
    </style:style>
    <style:style style:name="P6722" style:parent-style-name="TableParagraph" style:family="paragraph">
      <style:text-properties style:font-name="Times New Roman" fo:font-size="5pt" style:font-size-asian="5pt"/>
    </style:style>
    <style:style style:name="P6723" style:parent-style-name="TableParagraph" style:family="paragraph">
      <style:paragraph-properties fo:margin-top="0.075in"/>
      <style:text-properties style:font-name="Times New Roman" fo:font-size="5pt" style:font-size-asian="5pt"/>
    </style:style>
    <style:style style:name="P6724" style:parent-style-name="TableParagraph" style:family="paragraph">
      <style:paragraph-properties fo:margin-left="0.0187in">
        <style:tab-stops/>
      </style:paragraph-properties>
    </style:style>
    <style:style style:name="T6725" style:parent-style-name="Phôngmặcđịnhcủađoạnvăn" style:family="text">
      <style:text-properties fo:letter-spacing="-0.0069in" style:text-scale="105%" fo:font-size="5pt" style:font-size-asian="5pt"/>
    </style:style>
    <style:style style:name="TableRow6726" style:family="table-row">
      <style:table-row-properties style:min-row-height="1.1868in" style:use-optimal-row-height="false"/>
    </style:style>
    <style:style style:name="TableCell6727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6728" style:parent-style-name="TableParagraph" style:family="paragraph">
      <style:text-properties style:font-name="Times New Roman" fo:font-size="5pt" style:font-size-asian="5pt"/>
    </style:style>
    <style:style style:name="P6729" style:parent-style-name="TableParagraph" style:family="paragraph">
      <style:text-properties style:font-name="Times New Roman" fo:font-size="5pt" style:font-size-asian="5pt"/>
    </style:style>
    <style:style style:name="P6730" style:parent-style-name="TableParagraph" style:family="paragraph">
      <style:text-properties style:font-name="Times New Roman" fo:font-size="5pt" style:font-size-asian="5pt"/>
    </style:style>
    <style:style style:name="P6731" style:parent-style-name="TableParagraph" style:family="paragraph">
      <style:text-properties style:font-name="Times New Roman" fo:font-size="5pt" style:font-size-asian="5pt"/>
    </style:style>
    <style:style style:name="P6732" style:parent-style-name="TableParagraph" style:family="paragraph">
      <style:text-properties style:font-name="Times New Roman" fo:font-size="5pt" style:font-size-asian="5pt"/>
    </style:style>
    <style:style style:name="P6733" style:parent-style-name="TableParagraph" style:family="paragraph">
      <style:paragraph-properties fo:margin-top="0.0777in"/>
      <style:text-properties style:font-name="Times New Roman" fo:font-size="5pt" style:font-size-asian="5pt"/>
    </style:style>
    <style:style style:name="P6734" style:parent-style-name="TableParagraph" style:family="paragraph">
      <style:paragraph-properties fo:margin-top="0.0006in" fo:margin-left="0.0159in">
        <style:tab-stops/>
      </style:paragraph-properties>
    </style:style>
    <style:style style:name="T6735" style:parent-style-name="Phôngmặcđịnhcủađoạnvăn" style:family="text">
      <style:text-properties fo:letter-spacing="-0.0013in" fo:font-size="5pt" style:font-size-asian="5pt"/>
    </style:style>
    <style:style style:name="TableCell6736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6737" style:parent-style-name="TableParagraph" style:family="paragraph">
      <style:text-properties style:font-name="Times New Roman" fo:font-size="5pt" style:font-size-asian="5pt"/>
    </style:style>
    <style:style style:name="P6738" style:parent-style-name="TableParagraph" style:family="paragraph">
      <style:text-properties style:font-name="Times New Roman" fo:font-size="5pt" style:font-size-asian="5pt"/>
    </style:style>
    <style:style style:name="P6739" style:parent-style-name="TableParagraph" style:family="paragraph">
      <style:text-properties style:font-name="Times New Roman" fo:font-size="5pt" style:font-size-asian="5pt"/>
    </style:style>
    <style:style style:name="P6740" style:parent-style-name="TableParagraph" style:family="paragraph">
      <style:text-properties style:font-name="Times New Roman" fo:font-size="5pt" style:font-size-asian="5pt"/>
    </style:style>
    <style:style style:name="P6741" style:parent-style-name="TableParagraph" style:family="paragraph">
      <style:text-properties style:font-name="Times New Roman" fo:font-size="5pt" style:font-size-asian="5pt"/>
    </style:style>
    <style:style style:name="P6742" style:parent-style-name="TableParagraph" style:family="paragraph">
      <style:paragraph-properties fo:margin-top="0.0777in"/>
      <style:text-properties style:font-name="Times New Roman" fo:font-size="5pt" style:font-size-asian="5pt"/>
    </style:style>
    <style:style style:name="P6743" style:parent-style-name="TableParagraph" style:family="paragraph">
      <style:paragraph-properties fo:margin-top="0.0006in" fo:margin-left="0.0159in">
        <style:tab-stops/>
      </style:paragraph-properties>
    </style:style>
    <style:style style:name="T6744" style:parent-style-name="Phôngmặcđịnhcủađoạnvăn" style:family="text">
      <style:text-properties fo:font-size="5pt" style:font-size-asian="5pt"/>
    </style:style>
    <style:style style:name="T6745" style:parent-style-name="Phôngmặcđịnhcủađoạnvăn" style:family="text">
      <style:text-properties fo:letter-spacing="-0.0006in" fo:font-size="5pt" style:font-size-asian="5pt"/>
    </style:style>
    <style:style style:name="T6746" style:parent-style-name="Phôngmặcđịnhcủađoạnvăn" style:family="text">
      <style:text-properties fo:font-size="5pt" style:font-size-asian="5pt"/>
    </style:style>
    <style:style style:name="T6747" style:parent-style-name="Phôngmặcđịnhcủađoạnvăn" style:family="text">
      <style:text-properties fo:letter-spacing="0.0006in" fo:font-size="5pt" style:font-size-asian="5pt"/>
    </style:style>
    <style:style style:name="T6748" style:parent-style-name="Phôngmặcđịnhcủađoạnvăn" style:family="text">
      <style:text-properties fo:letter-spacing="-0.0013in" fo:font-size="5pt" style:font-size-asian="5pt"/>
    </style:style>
    <style:style style:name="TableCell6749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6750" style:parent-style-name="TableParagraph" style:family="paragraph">
      <style:paragraph-properties fo:margin-top="0.0569in" fo:line-height="117%" fo:margin-left="0.0166in" fo:margin-right="0.8784in">
        <style:tab-stops/>
      </style:paragraph-properties>
    </style:style>
    <style:style style:name="T6751" style:parent-style-name="Phôngmặcđịnhcủađoạnvăn" style:family="text">
      <style:text-properties fo:font-size="5pt" style:font-size-asian="5pt"/>
    </style:style>
    <style:style style:name="T6752" style:parent-style-name="Phôngmặcđịnhcủađoạnvăn" style:family="text">
      <style:text-properties fo:letter-spacing="-0.0013in" fo:font-size="5pt" style:font-size-asian="5pt"/>
    </style:style>
    <style:style style:name="T6753" style:parent-style-name="Phôngmặcđịnhcủađoạnvăn" style:family="text">
      <style:text-properties fo:font-size="5pt" style:font-size-asian="5pt"/>
    </style:style>
    <style:style style:name="T6754" style:parent-style-name="Phôngmặcđịnhcủađoạnvăn" style:family="text">
      <style:text-properties fo:letter-spacing="-0.0006in" fo:font-size="5pt" style:font-size-asian="5pt"/>
    </style:style>
    <style:style style:name="T6755" style:parent-style-name="Phôngmặcđịnhcủađoạnvăn" style:family="text">
      <style:text-properties fo:font-size="5pt" style:font-size-asian="5pt"/>
    </style:style>
    <style:style style:name="T6756" style:parent-style-name="Phôngmặcđịnhcủađoạnvăn" style:family="text">
      <style:text-properties fo:letter-spacing="-0.0013in" fo:font-size="5pt" style:font-size-asian="5pt"/>
    </style:style>
    <style:style style:name="T6757" style:parent-style-name="Phôngmặcđịnhcủađoạnvăn" style:family="text">
      <style:text-properties fo:font-size="5pt" style:font-size-asian="5pt"/>
    </style:style>
    <style:style style:name="T6758" style:parent-style-name="Phôngmặcđịnhcủađoạnvăn" style:family="text">
      <style:text-properties fo:letter-spacing="-0.0027in" fo:font-size="5pt" style:font-size-asian="5pt"/>
    </style:style>
    <style:style style:name="T6759" style:parent-style-name="Phôngmặcđịnhcủađoạnvăn" style:family="text">
      <style:text-properties fo:font-size="5pt" style:font-size-asian="5pt"/>
    </style:style>
    <style:style style:name="T6760" style:parent-style-name="Phôngmặcđịnhcủađoạnvăn" style:family="text">
      <style:text-properties fo:letter-spacing="-0.0006in" fo:font-size="5pt" style:font-size-asian="5pt"/>
    </style:style>
    <style:style style:name="T6761" style:parent-style-name="Phôngmặcđịnhcủađoạnvăn" style:family="text">
      <style:text-properties fo:font-size="5pt" style:font-size-asian="5pt"/>
    </style:style>
    <style:style style:name="T6762" style:parent-style-name="Phôngmặcđịnhcủađoạnvăn" style:family="text">
      <style:text-properties fo:letter-spacing="-0.0006in" fo:font-size="5pt" style:font-size-asian="5pt"/>
    </style:style>
    <style:style style:name="T6763" style:parent-style-name="Phôngmặcđịnhcủađoạnvăn" style:family="text">
      <style:text-properties fo:font-size="5pt" style:font-size-asian="5pt"/>
    </style:style>
    <style:style style:name="T6764" style:parent-style-name="Phôngmặcđịnhcủađoạnvăn" style:family="text">
      <style:text-properties fo:letter-spacing="-0.0013in" fo:font-size="5pt" style:font-size-asian="5pt"/>
    </style:style>
    <style:style style:name="T6765" style:parent-style-name="Phôngmặcđịnhcủađoạnvăn" style:family="text">
      <style:text-properties fo:font-size="5pt" style:font-size-asian="5pt"/>
    </style:style>
    <style:style style:name="T6766" style:parent-style-name="Phôngmặcđịnhcủađoạnvăn" style:family="text">
      <style:text-properties fo:letter-spacing="-0.0013in" fo:font-size="5pt" style:font-size-asian="5pt"/>
    </style:style>
    <style:style style:name="T6767" style:parent-style-name="Phôngmặcđịnhcủađoạnvăn" style:family="text">
      <style:text-properties fo:font-size="5pt" style:font-size-asian="5pt"/>
    </style:style>
    <style:style style:name="T6768" style:parent-style-name="Phôngmặcđịnhcủađoạnvăn" style:family="text">
      <style:text-properties fo:letter-spacing="-0.0006in" fo:font-size="5pt" style:font-size-asian="5pt"/>
    </style:style>
    <style:style style:name="T6769" style:parent-style-name="Phôngmặcđịnhcủađoạnvăn" style:family="text">
      <style:text-properties fo:font-size="5pt" style:font-size-asian="5pt"/>
    </style:style>
    <style:style style:name="T6770" style:parent-style-name="Phôngmặcđịnhcủađoạnvăn" style:family="text">
      <style:text-properties fo:letter-spacing="-0.0013in" fo:font-size="5pt" style:font-size-asian="5pt"/>
    </style:style>
    <style:style style:name="T6771" style:parent-style-name="Phôngmặcđịnhcủađoạnvăn" style:family="text">
      <style:text-properties fo:font-size="5pt" style:font-size-asian="5pt"/>
    </style:style>
    <style:style style:name="T6772" style:parent-style-name="Phôngmặcđịnhcủađoạnvăn" style:family="text">
      <style:text-properties fo:letter-spacing="-0.0006in" fo:font-size="5pt" style:font-size-asian="5pt"/>
    </style:style>
    <style:style style:name="T6773" style:parent-style-name="Phôngmặcđịnhcủađoạnvăn" style:family="text">
      <style:text-properties fo:font-size="5pt" style:font-size-asian="5pt"/>
    </style:style>
    <style:style style:name="T6774" style:parent-style-name="Phôngmặcđịnhcủađoạnvăn" style:family="text">
      <style:text-properties fo:letter-spacing="-0.0013in" fo:font-size="5pt" style:font-size-asian="5pt"/>
    </style:style>
    <style:style style:name="T6775" style:parent-style-name="Phôngmặcđịnhcủađoạnvăn" style:family="text">
      <style:text-properties fo:font-size="5pt" style:font-size-asian="5pt"/>
    </style:style>
    <style:style style:name="T6776" style:parent-style-name="Phôngmặcđịnhcủađoạnvăn" style:family="text">
      <style:text-properties fo:letter-spacing="-0.0013in" fo:font-size="5pt" style:font-size-asian="5pt"/>
    </style:style>
    <style:style style:name="T6777" style:parent-style-name="Phôngmặcđịnhcủađoạnvăn" style:family="text">
      <style:text-properties fo:font-size="5pt" style:font-size-asian="5pt"/>
    </style:style>
    <style:style style:name="T6778" style:parent-style-name="Phôngmặcđịnhcủađoạnvăn" style:family="text">
      <style:text-properties fo:letter-spacing="-0.0013in" fo:font-size="5pt" style:font-size-asian="5pt"/>
    </style:style>
    <style:style style:name="T6779" style:parent-style-name="Phôngmặcđịnhcủađoạnvăn" style:family="text">
      <style:text-properties fo:font-size="5pt" style:font-size-asian="5pt"/>
    </style:style>
    <style:style style:name="T6780" style:parent-style-name="Phôngmặcđịnhcủađoạnvăn" style:family="text">
      <style:text-properties fo:letter-spacing="-0.0013in" fo:font-size="5pt" style:font-size-asian="5pt"/>
    </style:style>
    <style:style style:name="T6781" style:parent-style-name="Phôngmặcđịnhcủađoạnvăn" style:family="text">
      <style:text-properties fo:font-size="5pt" style:font-size-asian="5pt"/>
    </style:style>
    <style:style style:name="T6782" style:parent-style-name="Phôngmặcđịnhcủađoạnvăn" style:family="text">
      <style:text-properties fo:letter-spacing="-0.0006in" fo:font-size="5pt" style:font-size-asian="5pt"/>
    </style:style>
    <style:style style:name="T6783" style:parent-style-name="Phôngmặcđịnhcủađoạnvăn" style:family="text">
      <style:text-properties fo:font-size="5pt" style:font-size-asian="5pt"/>
    </style:style>
    <style:style style:name="T6784" style:parent-style-name="Phôngmặcđịnhcủađoạnvăn" style:family="text">
      <style:text-properties fo:letter-spacing="-0.0013in" fo:font-size="5pt" style:font-size-asian="5pt"/>
    </style:style>
    <style:style style:name="T6785" style:parent-style-name="Phôngmặcđịnhcủađoạnvăn" style:family="text">
      <style:text-properties fo:font-size="5pt" style:font-size-asian="5pt"/>
    </style:style>
    <style:style style:name="T6786" style:parent-style-name="Phôngmặcđịnhcủađoạnvăn" style:family="text">
      <style:text-properties fo:letter-spacing="-0.0013in" fo:font-size="5pt" style:font-size-asian="5pt"/>
    </style:style>
    <style:style style:name="T6787" style:parent-style-name="Phôngmặcđịnhcủađoạnvăn" style:family="text">
      <style:text-properties fo:font-size="5pt" style:font-size-asian="5pt"/>
    </style:style>
    <style:style style:name="T6788" style:parent-style-name="Phôngmặcđịnhcủađoạnvăn" style:family="text">
      <style:text-properties fo:letter-spacing="-0.0013in" fo:font-size="5pt" style:font-size-asian="5pt"/>
    </style:style>
    <style:style style:name="T6789" style:parent-style-name="Phôngmặcđịnhcủađoạnvăn" style:family="text">
      <style:text-properties fo:font-size="5pt" style:font-size-asian="5pt"/>
    </style:style>
    <style:style style:name="T6790" style:parent-style-name="Phôngmặcđịnhcủađoạnvăn" style:family="text">
      <style:text-properties fo:letter-spacing="-0.0013in" fo:font-size="5pt" style:font-size-asian="5pt"/>
    </style:style>
    <style:style style:name="T6791" style:parent-style-name="Phôngmặcđịnhcủađoạnvăn" style:family="text">
      <style:text-properties fo:font-size="5pt" style:font-size-asian="5pt"/>
    </style:style>
    <style:style style:name="T6792" style:parent-style-name="Phôngmặcđịnhcủađoạnvăn" style:family="text">
      <style:text-properties fo:letter-spacing="-0.0006in" fo:font-size="5pt" style:font-size-asian="5pt"/>
    </style:style>
    <style:style style:name="T6793" style:parent-style-name="Phôngmặcđịnhcủađoạnvăn" style:family="text">
      <style:text-properties fo:font-size="5pt" style:font-size-asian="5pt"/>
    </style:style>
    <style:style style:name="T6794" style:parent-style-name="Phôngmặcđịnhcủađoạnvăn" style:family="text">
      <style:text-properties fo:letter-spacing="-0.0006in" fo:font-size="5pt" style:font-size-asian="5pt"/>
    </style:style>
    <style:style style:name="T6795" style:parent-style-name="Phôngmặcđịnhcủađoạnvăn" style:family="text">
      <style:text-properties fo:font-size="5pt" style:font-size-asian="5pt"/>
    </style:style>
    <style:style style:name="T6796" style:parent-style-name="Phôngmặcđịnhcủađoạnvăn" style:family="text">
      <style:text-properties fo:letter-spacing="-0.0027in" fo:font-size="5pt" style:font-size-asian="5pt"/>
    </style:style>
    <style:style style:name="T6797" style:parent-style-name="Phôngmặcđịnhcủađoạnvăn" style:family="text">
      <style:text-properties fo:font-size="5pt" style:font-size-asian="5pt"/>
    </style:style>
    <style:style style:name="T6798" style:parent-style-name="Phôngmặcđịnhcủađoạnvăn" style:family="text">
      <style:text-properties fo:letter-spacing="-0.0006in" fo:font-size="5pt" style:font-size-asian="5pt"/>
    </style:style>
    <style:style style:name="T6799" style:parent-style-name="Phôngmặcđịnhcủađoạnvăn" style:family="text">
      <style:text-properties fo:font-size="5pt" style:font-size-asian="5pt"/>
    </style:style>
    <style:style style:name="T6800" style:parent-style-name="Phôngmặcđịnhcủađoạnvăn" style:family="text">
      <style:text-properties fo:letter-spacing="-0.0013in" fo:font-size="5pt" style:font-size-asian="5pt"/>
    </style:style>
    <style:style style:name="T6801" style:parent-style-name="Phôngmặcđịnhcủađoạnvăn" style:family="text">
      <style:text-properties fo:font-size="5pt" style:font-size-asian="5pt"/>
    </style:style>
    <style:style style:name="T6802" style:parent-style-name="Phôngmặcđịnhcủađoạnvăn" style:family="text">
      <style:text-properties fo:letter-spacing="-0.0013in" fo:font-size="5pt" style:font-size-asian="5pt"/>
    </style:style>
    <style:style style:name="T6803" style:parent-style-name="Phôngmặcđịnhcủađoạnvăn" style:family="text">
      <style:text-properties fo:font-size="5pt" style:font-size-asian="5pt"/>
    </style:style>
    <style:style style:name="T6804" style:parent-style-name="Phôngmặcđịnhcủađoạnvăn" style:family="text">
      <style:text-properties fo:letter-spacing="-0.0006in" fo:font-size="5pt" style:font-size-asian="5pt"/>
    </style:style>
    <style:style style:name="T6805" style:parent-style-name="Phôngmặcđịnhcủađoạnvăn" style:family="text">
      <style:text-properties fo:font-size="5pt" style:font-size-asian="5pt"/>
    </style:style>
    <style:style style:name="T6806" style:parent-style-name="Phôngmặcđịnhcủađoạnvăn" style:family="text">
      <style:text-properties fo:letter-spacing="-0.0006in" fo:font-size="5pt" style:font-size-asian="5pt"/>
    </style:style>
    <style:style style:name="T6807" style:parent-style-name="Phôngmặcđịnhcủađoạnvăn" style:family="text">
      <style:text-properties fo:font-size="5pt" style:font-size-asian="5pt"/>
    </style:style>
    <style:style style:name="T6808" style:parent-style-name="Phôngmặcđịnhcủađoạnvăn" style:family="text">
      <style:text-properties fo:letter-spacing="-0.0006in" fo:font-size="5pt" style:font-size-asian="5pt"/>
    </style:style>
    <style:style style:name="T6809" style:parent-style-name="Phôngmặcđịnhcủađoạnvăn" style:family="text">
      <style:text-properties fo:font-size="5pt" style:font-size-asian="5pt"/>
    </style:style>
    <style:style style:name="T6810" style:parent-style-name="Phôngmặcđịnhcủađoạnvăn" style:family="text">
      <style:text-properties fo:letter-spacing="-0.0027in" fo:font-size="5pt" style:font-size-asian="5pt"/>
    </style:style>
    <style:style style:name="T6811" style:parent-style-name="Phôngmặcđịnhcủađoạnvăn" style:family="text">
      <style:text-properties fo:font-size="5pt" style:font-size-asian="5pt"/>
    </style:style>
    <style:style style:name="T6812" style:parent-style-name="Phôngmặcđịnhcủađoạnvăn" style:family="text">
      <style:text-properties fo:letter-spacing="-0.0006in" fo:font-size="5pt" style:font-size-asian="5pt"/>
    </style:style>
    <style:style style:name="T6813" style:parent-style-name="Phôngmặcđịnhcủađoạnvăn" style:family="text">
      <style:text-properties fo:font-size="5pt" style:font-size-asian="5pt"/>
    </style:style>
    <style:style style:name="T6814" style:parent-style-name="Phôngmặcđịnhcủađoạnvăn" style:family="text">
      <style:text-properties fo:letter-spacing="0.0277in" fo:font-size="5pt" style:font-size-asian="5pt"/>
    </style:style>
    <style:style style:name="T6815" style:parent-style-name="Phôngmặcđịnhcủađoạnvăn" style:family="text">
      <style:text-properties fo:font-size="5pt" style:font-size-asian="5pt"/>
    </style:style>
    <style:style style:name="P6816" style:parent-style-name="TableParagraph" style:family="paragraph">
      <style:paragraph-properties fo:line-height="117%" fo:margin-left="0.0166in" fo:margin-right="2.377in">
        <style:tab-stops/>
      </style:paragraph-properties>
    </style:style>
    <style:style style:name="T6817" style:parent-style-name="Phôngmặcđịnhcủađoạnvăn" style:family="text">
      <style:text-properties fo:font-size="5pt" style:font-size-asian="5pt"/>
    </style:style>
    <style:style style:name="T6818" style:parent-style-name="Phôngmặcđịnhcủađoạnvăn" style:family="text">
      <style:text-properties fo:letter-spacing="0.0277in" fo:font-size="5pt" style:font-size-asian="5pt"/>
    </style:style>
    <style:style style:name="T6819" style:parent-style-name="Phôngmặcđịnhcủađoạnvăn" style:family="text">
      <style:text-properties fo:font-size="5pt" style:font-size-asian="5pt"/>
    </style:style>
    <style:style style:name="T6820" style:parent-style-name="Phôngmặcđịnhcủađoạnvăn" style:family="text">
      <style:text-properties fo:letter-spacing="-0.0013in" fo:font-size="5pt" style:font-size-asian="5pt"/>
    </style:style>
    <style:style style:name="T6821" style:parent-style-name="Phôngmặcđịnhcủađoạnvăn" style:family="text">
      <style:text-properties fo:font-size="5pt" style:font-size-asian="5pt"/>
    </style:style>
    <style:style style:name="T6822" style:parent-style-name="Phôngmặcđịnhcủađoạnvăn" style:family="text">
      <style:text-properties fo:letter-spacing="-0.0013in" fo:font-size="5pt" style:font-size-asian="5pt"/>
    </style:style>
    <style:style style:name="T6823" style:parent-style-name="Phôngmặcđịnhcủađoạnvăn" style:family="text">
      <style:text-properties fo:font-size="5pt" style:font-size-asian="5pt"/>
    </style:style>
    <style:style style:name="T6824" style:parent-style-name="Phôngmặcđịnhcủađoạnvăn" style:family="text">
      <style:text-properties fo:letter-spacing="-0.0013in" fo:font-size="5pt" style:font-size-asian="5pt"/>
    </style:style>
    <style:style style:name="T6825" style:parent-style-name="Phôngmặcđịnhcủađoạnvăn" style:family="text">
      <style:text-properties fo:font-size="5pt" style:font-size-asian="5pt"/>
    </style:style>
    <style:style style:name="T6826" style:parent-style-name="Phôngmặcđịnhcủađoạnvăn" style:family="text">
      <style:text-properties fo:letter-spacing="-0.0013in" fo:font-size="5pt" style:font-size-asian="5pt"/>
    </style:style>
    <style:style style:name="T6827" style:parent-style-name="Phôngmặcđịnhcủađoạnvăn" style:family="text">
      <style:text-properties fo:font-size="5pt" style:font-size-asian="5pt"/>
    </style:style>
    <style:style style:name="T6828" style:parent-style-name="Phôngmặcđịnhcủađoạnvăn" style:family="text">
      <style:text-properties fo:letter-spacing="0.0277in" fo:font-size="5pt" style:font-size-asian="5pt"/>
    </style:style>
    <style:style style:name="T6829" style:parent-style-name="Phôngmặcđịnhcủađoạnvăn" style:family="text">
      <style:text-properties fo:font-size="5pt" style:font-size-asian="5pt"/>
    </style:style>
    <style:style style:name="P6830" style:parent-style-name="TableParagraph" style:family="paragraph">
      <style:paragraph-properties fo:margin-left="0.0166in">
        <style:tab-stops/>
      </style:paragraph-properties>
    </style:style>
    <style:style style:name="T6831" style:parent-style-name="Phôngmặcđịnhcủađoạnvăn" style:family="text">
      <style:text-properties fo:font-size="5pt" style:font-size-asian="5pt"/>
    </style:style>
    <style:style style:name="T6832" style:parent-style-name="Phôngmặcđịnhcủađoạnvăn" style:family="text">
      <style:text-properties fo:letter-spacing="-0.0027in" fo:font-size="5pt" style:font-size-asian="5pt"/>
    </style:style>
    <style:style style:name="T6833" style:parent-style-name="Phôngmặcđịnhcủađoạnvăn" style:family="text">
      <style:text-properties fo:font-size="5pt" style:font-size-asian="5pt"/>
    </style:style>
    <style:style style:name="T6834" style:parent-style-name="Phôngmặcđịnhcủađoạnvăn" style:family="text">
      <style:text-properties fo:letter-spacing="-0.0034in" fo:font-size="5pt" style:font-size-asian="5pt"/>
    </style:style>
    <style:style style:name="T6835" style:parent-style-name="Phôngmặcđịnhcủađoạnvăn" style:family="text">
      <style:text-properties fo:font-size="5pt" style:font-size-asian="5pt"/>
    </style:style>
    <style:style style:name="T6836" style:parent-style-name="Phôngmặcđịnhcủađoạnvăn" style:family="text">
      <style:text-properties fo:letter-spacing="-0.0034in" fo:font-size="5pt" style:font-size-asian="5pt"/>
    </style:style>
    <style:style style:name="T6837" style:parent-style-name="Phôngmặcđịnhcủađoạnvăn" style:family="text">
      <style:text-properties fo:font-size="5pt" style:font-size-asian="5pt"/>
    </style:style>
    <style:style style:name="T6838" style:parent-style-name="Phôngmặcđịnhcủađoạnvăn" style:family="text">
      <style:text-properties fo:letter-spacing="-0.0027in" fo:font-size="5pt" style:font-size-asian="5pt"/>
    </style:style>
    <style:style style:name="T6839" style:parent-style-name="Phôngmặcđịnhcủađoạnvăn" style:family="text">
      <style:text-properties fo:font-size="5pt" style:font-size-asian="5pt"/>
    </style:style>
    <style:style style:name="T6840" style:parent-style-name="Phôngmặcđịnhcủađoạnvăn" style:family="text">
      <style:text-properties fo:letter-spacing="-0.0034in" fo:font-size="5pt" style:font-size-asian="5pt"/>
    </style:style>
    <style:style style:name="T6841" style:parent-style-name="Phôngmặcđịnhcủađoạnvăn" style:family="text">
      <style:text-properties fo:font-size="5pt" style:font-size-asian="5pt"/>
    </style:style>
    <style:style style:name="T6842" style:parent-style-name="Phôngmặcđịnhcủađoạnvăn" style:family="text">
      <style:text-properties fo:letter-spacing="-0.0027in" fo:font-size="5pt" style:font-size-asian="5pt"/>
    </style:style>
    <style:style style:name="T6843" style:parent-style-name="Phôngmặcđịnhcủađoạnvăn" style:family="text">
      <style:text-properties fo:font-size="5pt" style:font-size-asian="5pt"/>
    </style:style>
    <style:style style:name="T6844" style:parent-style-name="Phôngmặcđịnhcủađoạnvăn" style:family="text">
      <style:text-properties fo:letter-spacing="-0.0034in" fo:font-size="5pt" style:font-size-asian="5pt"/>
    </style:style>
    <style:style style:name="T6845" style:parent-style-name="Phôngmặcđịnhcủađoạnvăn" style:family="text">
      <style:text-properties fo:letter-spacing="-0.0013in" fo:font-size="5pt" style:font-size-asian="5pt"/>
    </style:style>
    <style:style style:name="P6846" style:parent-style-name="TableParagraph" style:family="paragraph">
      <style:paragraph-properties fo:margin-top="0.0152in" fo:margin-left="0.0166in">
        <style:tab-stops/>
      </style:paragraph-properties>
    </style:style>
    <style:style style:name="T6847" style:parent-style-name="Phôngmặcđịnhcủađoạnvăn" style:family="text">
      <style:text-properties fo:font-size="5pt" style:font-size-asian="5pt"/>
    </style:style>
    <style:style style:name="T6848" style:parent-style-name="Phôngmặcđịnhcủađoạnvăn" style:family="text">
      <style:text-properties fo:letter-spacing="-0.0034in" fo:font-size="5pt" style:font-size-asian="5pt"/>
    </style:style>
    <style:style style:name="T6849" style:parent-style-name="Phôngmặcđịnhcủađoạnvăn" style:family="text">
      <style:text-properties fo:font-size="5pt" style:font-size-asian="5pt"/>
    </style:style>
    <style:style style:name="T6850" style:parent-style-name="Phôngmặcđịnhcủađoạnvăn" style:family="text">
      <style:text-properties fo:letter-spacing="-0.0027in" fo:font-size="5pt" style:font-size-asian="5pt"/>
    </style:style>
    <style:style style:name="T6851" style:parent-style-name="Phôngmặcđịnhcủađoạnvăn" style:family="text">
      <style:text-properties fo:font-size="5pt" style:font-size-asian="5pt"/>
    </style:style>
    <style:style style:name="T6852" style:parent-style-name="Phôngmặcđịnhcủađoạnvăn" style:family="text">
      <style:text-properties fo:letter-spacing="-0.0027in" fo:font-size="5pt" style:font-size-asian="5pt"/>
    </style:style>
    <style:style style:name="T6853" style:parent-style-name="Phôngmặcđịnhcủađoạnvăn" style:family="text">
      <style:text-properties fo:font-size="5pt" style:font-size-asian="5pt"/>
    </style:style>
    <style:style style:name="T6854" style:parent-style-name="Phôngmặcđịnhcủađoạnvăn" style:family="text">
      <style:text-properties fo:letter-spacing="-0.0041in" fo:font-size="5pt" style:font-size-asian="5pt"/>
    </style:style>
    <style:style style:name="T6855" style:parent-style-name="Phôngmặcđịnhcủađoạnvăn" style:family="text">
      <style:text-properties fo:font-size="5pt" style:font-size-asian="5pt"/>
    </style:style>
    <style:style style:name="T6856" style:parent-style-name="Phôngmặcđịnhcủađoạnvăn" style:family="text">
      <style:text-properties fo:letter-spacing="-0.0034in" fo:font-size="5pt" style:font-size-asian="5pt"/>
    </style:style>
    <style:style style:name="T6857" style:parent-style-name="Phôngmặcđịnhcủađoạnvăn" style:family="text">
      <style:text-properties fo:font-size="5pt" style:font-size-asian="5pt"/>
    </style:style>
    <style:style style:name="T6858" style:parent-style-name="Phôngmặcđịnhcủađoạnvăn" style:family="text">
      <style:text-properties fo:letter-spacing="-0.0027in" fo:font-size="5pt" style:font-size-asian="5pt"/>
    </style:style>
    <style:style style:name="T6859" style:parent-style-name="Phôngmặcđịnhcủađoạnvăn" style:family="text">
      <style:text-properties fo:font-size="5pt" style:font-size-asian="5pt"/>
    </style:style>
    <style:style style:name="T6860" style:parent-style-name="Phôngmặcđịnhcủađoạnvăn" style:family="text">
      <style:text-properties fo:letter-spacing="-0.0027in" fo:font-size="5pt" style:font-size-asian="5pt"/>
    </style:style>
    <style:style style:name="T6861" style:parent-style-name="Phôngmặcđịnhcủađoạnvăn" style:family="text">
      <style:text-properties fo:letter-spacing="-0.0013in" fo:font-size="5pt" style:font-size-asian="5pt"/>
    </style:style>
    <style:style style:name="P6862" style:parent-style-name="TableParagraph" style:family="paragraph">
      <style:paragraph-properties fo:margin-top="0.0152in" fo:margin-left="0.0166in">
        <style:tab-stops/>
      </style:paragraph-properties>
    </style:style>
    <style:style style:name="T6863" style:parent-style-name="Phôngmặcđịnhcủađoạnvăn" style:family="text">
      <style:text-properties fo:font-size="5pt" style:font-size-asian="5pt"/>
    </style:style>
    <style:style style:name="T6864" style:parent-style-name="Phôngmặcđịnhcủađoạnvăn" style:family="text">
      <style:text-properties fo:letter-spacing="-0.0006in" fo:font-size="5pt" style:font-size-asian="5pt"/>
    </style:style>
    <style:style style:name="T6865" style:parent-style-name="Phôngmặcđịnhcủađoạnvăn" style:family="text">
      <style:text-properties fo:font-size="5pt" style:font-size-asian="5pt"/>
    </style:style>
    <style:style style:name="T6866" style:parent-style-name="Phôngmặcđịnhcủađoạnvăn" style:family="text">
      <style:text-properties fo:letter-spacing="-0.0006in" fo:font-size="5pt" style:font-size-asian="5pt"/>
    </style:style>
    <style:style style:name="T6867" style:parent-style-name="Phôngmặcđịnhcủađoạnvăn" style:family="text">
      <style:text-properties fo:font-size="5pt" style:font-size-asian="5pt"/>
    </style:style>
    <style:style style:name="T6868" style:parent-style-name="Phôngmặcđịnhcủađoạnvăn" style:family="text">
      <style:text-properties fo:letter-spacing="-0.0006in" fo:font-size="5pt" style:font-size-asian="5pt"/>
    </style:style>
    <style:style style:name="T6869" style:parent-style-name="Phôngmặcđịnhcủađoạnvăn" style:family="text">
      <style:text-properties fo:font-size="5pt" style:font-size-asian="5pt"/>
    </style:style>
    <style:style style:name="T6870" style:parent-style-name="Phôngmặcđịnhcủađoạnvăn" style:family="text">
      <style:text-properties fo:letter-spacing="-0.0006in" fo:font-size="5pt" style:font-size-asian="5pt"/>
    </style:style>
    <style:style style:name="T6871" style:parent-style-name="Phôngmặcđịnhcủađoạnvăn" style:family="text">
      <style:text-properties fo:font-size="5pt" style:font-size-asian="5pt"/>
    </style:style>
    <style:style style:name="T6872" style:parent-style-name="Phôngmặcđịnhcủađoạnvăn" style:family="text">
      <style:text-properties fo:letter-spacing="-0.002in" fo:font-size="5pt" style:font-size-asian="5pt"/>
    </style:style>
    <style:style style:name="T6873" style:parent-style-name="Phôngmặcđịnhcủađoạnvăn" style:family="text">
      <style:text-properties fo:letter-spacing="-0.0013in" fo:font-size="5pt" style:font-size-asian="5pt"/>
    </style:style>
    <style:style style:name="P6874" style:parent-style-name="TableParagraph" style:family="paragraph">
      <style:paragraph-properties fo:margin-top="0.0152in" fo:line-height="117%" fo:margin-left="0.0166in" fo:margin-right="2.7236in">
        <style:tab-stops/>
      </style:paragraph-properties>
    </style:style>
    <style:style style:name="T6875" style:parent-style-name="Phôngmặcđịnhcủađoạnvăn" style:family="text">
      <style:text-properties fo:font-size="5pt" style:font-size-asian="5pt"/>
    </style:style>
    <style:style style:name="T6876" style:parent-style-name="Phôngmặcđịnhcủađoạnvăn" style:family="text">
      <style:text-properties fo:letter-spacing="-0.0006in" fo:font-size="5pt" style:font-size-asian="5pt"/>
    </style:style>
    <style:style style:name="T6877" style:parent-style-name="Phôngmặcđịnhcủađoạnvăn" style:family="text">
      <style:text-properties fo:font-size="5pt" style:font-size-asian="5pt"/>
    </style:style>
    <style:style style:name="T6878" style:parent-style-name="Phôngmặcđịnhcủađoạnvăn" style:family="text">
      <style:text-properties fo:letter-spacing="-0.0006in" fo:font-size="5pt" style:font-size-asian="5pt"/>
    </style:style>
    <style:style style:name="T6879" style:parent-style-name="Phôngmặcđịnhcủađoạnvăn" style:family="text">
      <style:text-properties fo:font-size="5pt" style:font-size-asian="5pt"/>
    </style:style>
    <style:style style:name="T6880" style:parent-style-name="Phôngmặcđịnhcủađoạnvăn" style:family="text">
      <style:text-properties fo:letter-spacing="-0.0006in" fo:font-size="5pt" style:font-size-asian="5pt"/>
    </style:style>
    <style:style style:name="T6881" style:parent-style-name="Phôngmặcđịnhcủađoạnvăn" style:family="text">
      <style:text-properties fo:font-size="5pt" style:font-size-asian="5pt"/>
    </style:style>
    <style:style style:name="T6882" style:parent-style-name="Phôngmặcđịnhcủađoạnvăn" style:family="text">
      <style:text-properties fo:letter-spacing="-0.0006in" fo:font-size="5pt" style:font-size-asian="5pt"/>
    </style:style>
    <style:style style:name="T6883" style:parent-style-name="Phôngmặcđịnhcủađoạnvăn" style:family="text">
      <style:text-properties fo:font-size="5pt" style:font-size-asian="5pt"/>
    </style:style>
    <style:style style:name="T6884" style:parent-style-name="Phôngmặcđịnhcủađoạnvăn" style:family="text">
      <style:text-properties fo:letter-spacing="-0.0006in" fo:font-size="5pt" style:font-size-asian="5pt"/>
    </style:style>
    <style:style style:name="T6885" style:parent-style-name="Phôngmặcđịnhcủađoạnvăn" style:family="text">
      <style:text-properties fo:font-size="5pt" style:font-size-asian="5pt"/>
    </style:style>
    <style:style style:name="T6886" style:parent-style-name="Phôngmặcđịnhcủađoạnvăn" style:family="text">
      <style:text-properties fo:letter-spacing="-0.0006in" fo:font-size="5pt" style:font-size-asian="5pt"/>
    </style:style>
    <style:style style:name="T6887" style:parent-style-name="Phôngmặcđịnhcủađoạnvăn" style:family="text">
      <style:text-properties fo:font-size="5pt" style:font-size-asian="5pt"/>
    </style:style>
    <style:style style:name="T6888" style:parent-style-name="Phôngmặcđịnhcủađoạnvăn" style:family="text">
      <style:text-properties fo:letter-spacing="-0.0006in" fo:font-size="5pt" style:font-size-asian="5pt"/>
    </style:style>
    <style:style style:name="T6889" style:parent-style-name="Phôngmặcđịnhcủađoạnvăn" style:family="text">
      <style:text-properties fo:font-size="5pt" style:font-size-asian="5pt"/>
    </style:style>
    <style:style style:name="T6890" style:parent-style-name="Phôngmặcđịnhcủađoạnvăn" style:family="text">
      <style:text-properties fo:letter-spacing="-0.0006in" fo:font-size="5pt" style:font-size-asian="5pt"/>
    </style:style>
    <style:style style:name="T6891" style:parent-style-name="Phôngmặcđịnhcủađoạnvăn" style:family="text">
      <style:text-properties fo:font-size="5pt" style:font-size-asian="5pt"/>
    </style:style>
    <style:style style:name="T6892" style:parent-style-name="Phôngmặcđịnhcủađoạnvăn" style:family="text">
      <style:text-properties fo:letter-spacing="-0.0013in" fo:font-size="5pt" style:font-size-asian="5pt"/>
    </style:style>
    <style:style style:name="T6893" style:parent-style-name="Phôngmặcđịnhcủađoạnvăn" style:family="text">
      <style:text-properties fo:font-size="5pt" style:font-size-asian="5pt"/>
    </style:style>
    <style:style style:name="T6894" style:parent-style-name="Phôngmặcđịnhcủađoạnvăn" style:family="text">
      <style:text-properties fo:letter-spacing="0.0277in" fo:font-size="5pt" style:font-size-asian="5pt"/>
    </style:style>
    <style:style style:name="T6895" style:parent-style-name="Phôngmặcđịnhcủađoạnvăn" style:family="text">
      <style:text-properties fo:font-size="5pt" style:font-size-asian="5pt"/>
    </style:style>
    <style:style style:name="P6896" style:parent-style-name="TableParagraph" style:family="paragraph">
      <style:paragraph-properties fo:margin-left="0.0166in">
        <style:tab-stops/>
      </style:paragraph-properties>
    </style:style>
    <style:style style:name="T6897" style:parent-style-name="Phôngmặcđịnhcủađoạnvăn" style:family="text">
      <style:text-properties fo:font-size="5pt" style:font-size-asian="5pt"/>
    </style:style>
    <style:style style:name="T6898" style:parent-style-name="Phôngmặcđịnhcủađoạnvăn" style:family="text">
      <style:text-properties fo:letter-spacing="0.0013in" fo:font-size="5pt" style:font-size-asian="5pt"/>
    </style:style>
    <style:style style:name="T6899" style:parent-style-name="Phôngmặcđịnhcủađoạnvăn" style:family="text">
      <style:text-properties fo:font-size="5pt" style:font-size-asian="5pt"/>
    </style:style>
    <style:style style:name="T6900" style:parent-style-name="Phôngmặcđịnhcủađoạnvăn" style:family="text">
      <style:text-properties fo:letter-spacing="0.0013in" fo:font-size="5pt" style:font-size-asian="5pt"/>
    </style:style>
    <style:style style:name="T6901" style:parent-style-name="Phôngmặcđịnhcủađoạnvăn" style:family="text">
      <style:text-properties fo:font-size="5pt" style:font-size-asian="5pt"/>
    </style:style>
    <style:style style:name="T6902" style:parent-style-name="Phôngmặcđịnhcủađoạnvăn" style:family="text">
      <style:text-properties fo:letter-spacing="0.0006in" fo:font-size="5pt" style:font-size-asian="5pt"/>
    </style:style>
    <style:style style:name="T6903" style:parent-style-name="Phôngmặcđịnhcủađoạnvăn" style:family="text">
      <style:text-properties fo:font-size="5pt" style:font-size-asian="5pt"/>
    </style:style>
    <style:style style:name="T6904" style:parent-style-name="Phôngmặcđịnhcủađoạnvăn" style:family="text">
      <style:text-properties fo:letter-spacing="0.0013in" fo:font-size="5pt" style:font-size-asian="5pt"/>
    </style:style>
    <style:style style:name="T6905" style:parent-style-name="Phôngmặcđịnhcủađoạnvăn" style:family="text">
      <style:text-properties fo:font-size="5pt" style:font-size-asian="5pt"/>
    </style:style>
    <style:style style:name="T6906" style:parent-style-name="Phôngmặcđịnhcủađoạnvăn" style:family="text">
      <style:text-properties fo:letter-spacing="0.0006in" fo:font-size="5pt" style:font-size-asian="5pt"/>
    </style:style>
    <style:style style:name="T6907" style:parent-style-name="Phôngmặcđịnhcủađoạnvăn" style:family="text">
      <style:text-properties fo:font-size="5pt" style:font-size-asian="5pt"/>
    </style:style>
    <style:style style:name="T6908" style:parent-style-name="Phôngmặcđịnhcủađoạnvăn" style:family="text">
      <style:text-properties fo:letter-spacing="0.0013in" fo:font-size="5pt" style:font-size-asian="5pt"/>
    </style:style>
    <style:style style:name="T6909" style:parent-style-name="Phôngmặcđịnhcủađoạnvăn" style:family="text">
      <style:text-properties fo:font-size="5pt" style:font-size-asian="5pt"/>
    </style:style>
    <style:style style:name="T6910" style:parent-style-name="Phôngmặcđịnhcủađoạnvăn" style:family="text">
      <style:text-properties fo:letter-spacing="0.0006in" fo:font-size="5pt" style:font-size-asian="5pt"/>
    </style:style>
    <style:style style:name="T6911" style:parent-style-name="Phôngmặcđịnhcủađoạnvăn" style:family="text">
      <style:text-properties fo:font-size="5pt" style:font-size-asian="5pt"/>
    </style:style>
    <style:style style:name="T6912" style:parent-style-name="Phôngmặcđịnhcủađoạnvăn" style:family="text">
      <style:text-properties fo:letter-spacing="0.0013in" fo:font-size="5pt" style:font-size-asian="5pt"/>
    </style:style>
    <style:style style:name="T6913" style:parent-style-name="Phôngmặcđịnhcủađoạnvăn" style:family="text">
      <style:text-properties fo:font-size="5pt" style:font-size-asian="5pt"/>
    </style:style>
    <style:style style:name="T6914" style:parent-style-name="Phôngmặcđịnhcủađoạnvăn" style:family="text">
      <style:text-properties fo:letter-spacing="-0.0013in" fo:font-size="5pt" style:font-size-asian="5pt"/>
    </style:style>
    <style:style style:name="TableCell6915" style:family="table-cell">
      <style:table-cell-properties fo:border="0.0069in solid #000000" style:writing-mode="lr-tb" fo:padding-top="0in" fo:padding-left="0in" fo:padding-bottom="0in" fo:padding-right="0in"/>
    </style:style>
    <style:style style:name="P6916" style:parent-style-name="TableParagraph" style:family="paragraph">
      <style:text-properties style:font-name="Times New Roman" fo:font-size="5pt" style:font-size-asian="5pt"/>
    </style:style>
    <style:style style:name="P6917" style:parent-style-name="TableParagraph" style:family="paragraph">
      <style:text-properties style:font-name="Times New Roman" fo:font-size="5pt" style:font-size-asian="5pt"/>
    </style:style>
    <style:style style:name="P6918" style:parent-style-name="TableParagraph" style:family="paragraph">
      <style:text-properties style:font-name="Times New Roman" fo:font-size="5pt" style:font-size-asian="5pt"/>
    </style:style>
    <style:style style:name="P6919" style:parent-style-name="TableParagraph" style:family="paragraph">
      <style:text-properties style:font-name="Times New Roman" fo:font-size="5pt" style:font-size-asian="5pt"/>
    </style:style>
    <style:style style:name="P6920" style:parent-style-name="TableParagraph" style:family="paragraph">
      <style:text-properties style:font-name="Times New Roman" fo:font-size="5pt" style:font-size-asian="5pt"/>
    </style:style>
    <style:style style:name="P6921" style:parent-style-name="TableParagraph" style:family="paragraph">
      <style:paragraph-properties fo:margin-top="0.0777in"/>
      <style:text-properties style:font-name="Times New Roman" fo:font-size="5pt" style:font-size-asian="5pt"/>
    </style:style>
    <style:style style:name="P6922" style:parent-style-name="TableParagraph" style:family="paragraph">
      <style:paragraph-properties fo:margin-top="0.0006in" fo:margin-left="0.0173in">
        <style:tab-stops/>
      </style:paragraph-properties>
    </style:style>
    <style:style style:name="T6923" style:parent-style-name="Phôngmặcđịnhcủađoạnvăn" style:family="text">
      <style:text-properties fo:letter-spacing="-0.0034in" fo:font-size="5pt" style:font-size-asian="5pt"/>
    </style:style>
    <style:style style:name="TableCell6924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6925" style:parent-style-name="TableParagraph" style:family="paragraph">
      <style:text-properties style:font-name="Times New Roman" fo:font-size="5pt" style:font-size-asian="5pt"/>
    </style:style>
    <style:style style:name="P6926" style:parent-style-name="TableParagraph" style:family="paragraph">
      <style:text-properties style:font-name="Times New Roman" fo:font-size="5pt" style:font-size-asian="5pt"/>
    </style:style>
    <style:style style:name="P6927" style:parent-style-name="TableParagraph" style:family="paragraph">
      <style:text-properties style:font-name="Times New Roman" fo:font-size="5pt" style:font-size-asian="5pt"/>
    </style:style>
    <style:style style:name="P6928" style:parent-style-name="TableParagraph" style:family="paragraph">
      <style:text-properties style:font-name="Times New Roman" fo:font-size="5pt" style:font-size-asian="5pt"/>
    </style:style>
    <style:style style:name="P6929" style:parent-style-name="TableParagraph" style:family="paragraph">
      <style:text-properties style:font-name="Times New Roman" fo:font-size="5pt" style:font-size-asian="5pt"/>
    </style:style>
    <style:style style:name="P6930" style:parent-style-name="TableParagraph" style:family="paragraph">
      <style:paragraph-properties fo:margin-top="0.0777in"/>
      <style:text-properties style:font-name="Times New Roman" fo:font-size="5pt" style:font-size-asian="5pt"/>
    </style:style>
    <style:style style:name="P6931" style:parent-style-name="TableParagraph" style:family="paragraph">
      <style:paragraph-properties fo:margin-top="0.0006in" fo:margin-left="0.0173in">
        <style:tab-stops/>
      </style:paragraph-properties>
    </style:style>
    <style:style style:name="T6932" style:parent-style-name="Phôngmặcđịnhcủađoạnvăn" style:family="text">
      <style:text-properties fo:letter-spacing="-0.0034in" style:text-scale="105%" fo:font-size="5pt" style:font-size-asian="5pt"/>
    </style:style>
    <style:style style:name="TableCell6933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6934" style:parent-style-name="TableParagraph" style:family="paragraph">
      <style:text-properties style:font-name="Times New Roman" fo:font-size="5pt" style:font-size-asian="5pt"/>
    </style:style>
    <style:style style:name="P6935" style:parent-style-name="TableParagraph" style:family="paragraph">
      <style:text-properties style:font-name="Times New Roman" fo:font-size="5pt" style:font-size-asian="5pt"/>
    </style:style>
    <style:style style:name="P6936" style:parent-style-name="TableParagraph" style:family="paragraph">
      <style:text-properties style:font-name="Times New Roman" fo:font-size="5pt" style:font-size-asian="5pt"/>
    </style:style>
    <style:style style:name="P6937" style:parent-style-name="TableParagraph" style:family="paragraph">
      <style:text-properties style:font-name="Times New Roman" fo:font-size="5pt" style:font-size-asian="5pt"/>
    </style:style>
    <style:style style:name="P6938" style:parent-style-name="TableParagraph" style:family="paragraph">
      <style:text-properties style:font-name="Times New Roman" fo:font-size="5pt" style:font-size-asian="5pt"/>
    </style:style>
    <style:style style:name="P6939" style:parent-style-name="TableParagraph" style:family="paragraph">
      <style:paragraph-properties fo:margin-top="0.0777in"/>
      <style:text-properties style:font-name="Times New Roman" fo:font-size="5pt" style:font-size-asian="5pt"/>
    </style:style>
    <style:style style:name="P6940" style:parent-style-name="TableParagraph" style:family="paragraph">
      <style:paragraph-properties fo:margin-top="0.0006in" fo:margin-left="0.018in">
        <style:tab-stops/>
      </style:paragraph-properties>
    </style:style>
    <style:style style:name="T6941" style:parent-style-name="Phôngmặcđịnhcủađoạnvăn" style:family="text">
      <style:text-properties fo:letter-spacing="-0.0013in" fo:font-size="5pt" style:font-size-asian="5pt"/>
    </style:style>
    <style:style style:name="TableCell6942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6943" style:parent-style-name="TableParagraph" style:family="paragraph">
      <style:text-properties style:font-name="Times New Roman" fo:font-size="5pt" style:font-size-asian="5pt"/>
    </style:style>
    <style:style style:name="P6944" style:parent-style-name="TableParagraph" style:family="paragraph">
      <style:text-properties style:font-name="Times New Roman" fo:font-size="5pt" style:font-size-asian="5pt"/>
    </style:style>
    <style:style style:name="P6945" style:parent-style-name="TableParagraph" style:family="paragraph">
      <style:text-properties style:font-name="Times New Roman" fo:font-size="5pt" style:font-size-asian="5pt"/>
    </style:style>
    <style:style style:name="P6946" style:parent-style-name="TableParagraph" style:family="paragraph">
      <style:text-properties style:font-name="Times New Roman" fo:font-size="5pt" style:font-size-asian="5pt"/>
    </style:style>
    <style:style style:name="P6947" style:parent-style-name="TableParagraph" style:family="paragraph">
      <style:text-properties style:font-name="Times New Roman" fo:font-size="5pt" style:font-size-asian="5pt"/>
    </style:style>
    <style:style style:name="P6948" style:parent-style-name="TableParagraph" style:family="paragraph">
      <style:paragraph-properties fo:margin-top="0.0777in"/>
      <style:text-properties style:font-name="Times New Roman" fo:font-size="5pt" style:font-size-asian="5pt"/>
    </style:style>
    <style:style style:name="P6949" style:parent-style-name="TableParagraph" style:family="paragraph">
      <style:paragraph-properties fo:margin-top="0.0006in" fo:margin-left="0.0187in">
        <style:tab-stops/>
      </style:paragraph-properties>
    </style:style>
    <style:style style:name="T6950" style:parent-style-name="Phôngmặcđịnhcủađoạnvăn" style:family="text">
      <style:text-properties fo:letter-spacing="-0.0034in" style:text-scale="105%" fo:font-size="5pt" style:font-size-asian="5pt"/>
    </style:style>
    <style:style style:name="P6951" style:parent-style-name="Bìnhthường" style:master-page-name="MP6" style:family="paragraph">
      <style:paragraph-properties fo:break-before="page" fo:margin-top="0.0006in"/>
      <style:text-properties style:font-name="Times New Roman" fo:font-size="1pt" style:font-size-asian="1pt"/>
    </style:style>
    <style:style style:name="TableColumn6953" style:family="table-column">
      <style:table-column-properties style:column-width="0.6784in" style:use-optimal-column-width="false"/>
    </style:style>
    <style:style style:name="TableColumn6954" style:family="table-column">
      <style:table-column-properties style:column-width="0.9145in" style:use-optimal-column-width="false"/>
    </style:style>
    <style:style style:name="TableColumn6955" style:family="table-column">
      <style:table-column-properties style:column-width="5.7069in" style:use-optimal-column-width="false"/>
    </style:style>
    <style:style style:name="TableColumn6956" style:family="table-column">
      <style:table-column-properties style:column-width="0.6534in" style:use-optimal-column-width="false"/>
    </style:style>
    <style:style style:name="TableColumn6957" style:family="table-column">
      <style:table-column-properties style:column-width="0.6527in" style:use-optimal-column-width="false"/>
    </style:style>
    <style:style style:name="TableColumn6958" style:family="table-column">
      <style:table-column-properties style:column-width="0.3361in" style:use-optimal-column-width="false"/>
    </style:style>
    <style:style style:name="TableColumn6959" style:family="table-column">
      <style:table-column-properties style:column-width="0.4944in" style:use-optimal-column-width="false"/>
    </style:style>
    <style:style style:name="Table6952" style:family="table">
      <style:table-properties style:width="9.4368in" fo:margin-left="0.2097in" table:align="left"/>
    </style:style>
    <style:style style:name="TableRow6960" style:family="table-row">
      <style:table-row-properties style:min-row-height="1.0513in" style:use-optimal-row-height="false"/>
    </style:style>
    <style:style style:name="TableCell6961" style:family="table-cell">
      <style:table-cell-properties fo:border="0.0069in solid #000000" style:writing-mode="lr-tb" fo:padding-top="0in" fo:padding-left="0in" fo:padding-bottom="0in" fo:padding-right="0in"/>
    </style:style>
    <style:style style:name="P6962" style:parent-style-name="TableParagraph" style:family="paragraph">
      <style:text-properties style:font-name="Times New Roman" fo:font-size="5pt" style:font-size-asian="5pt"/>
    </style:style>
    <style:style style:name="P6963" style:parent-style-name="TableParagraph" style:family="paragraph">
      <style:text-properties style:font-name="Times New Roman" fo:font-size="5pt" style:font-size-asian="5pt"/>
    </style:style>
    <style:style style:name="P6964" style:parent-style-name="TableParagraph" style:family="paragraph">
      <style:text-properties style:font-name="Times New Roman" fo:font-size="5pt" style:font-size-asian="5pt"/>
    </style:style>
    <style:style style:name="P6965" style:parent-style-name="TableParagraph" style:family="paragraph">
      <style:text-properties style:font-name="Times New Roman" fo:font-size="5pt" style:font-size-asian="5pt"/>
    </style:style>
    <style:style style:name="P6966" style:parent-style-name="TableParagraph" style:family="paragraph">
      <style:text-properties style:font-name="Times New Roman" fo:font-size="5pt" style:font-size-asian="5pt"/>
    </style:style>
    <style:style style:name="P6967" style:parent-style-name="TableParagraph" style:family="paragraph">
      <style:paragraph-properties fo:margin-top="0.0097in"/>
      <style:text-properties style:font-name="Times New Roman" fo:font-size="5pt" style:font-size-asian="5pt"/>
    </style:style>
    <style:style style:name="P6968" style:parent-style-name="TableParagraph" style:family="paragraph">
      <style:paragraph-properties fo:margin-left="0.0159in">
        <style:tab-stops/>
      </style:paragraph-properties>
    </style:style>
    <style:style style:name="T6969" style:parent-style-name="Phôngmặcđịnhcủađoạnvăn" style:family="text">
      <style:text-properties fo:letter-spacing="-0.0013in" fo:font-size="5pt" style:font-size-asian="5pt"/>
    </style:style>
    <style:style style:name="TableCell6970" style:family="table-cell">
      <style:table-cell-properties fo:border="0.0069in solid #000000" style:writing-mode="lr-tb" fo:padding-top="0in" fo:padding-left="0in" fo:padding-bottom="0in" fo:padding-right="0in"/>
    </style:style>
    <style:style style:name="P6971" style:parent-style-name="TableParagraph" style:family="paragraph">
      <style:text-properties style:font-name="Times New Roman" fo:font-size="5pt" style:font-size-asian="5pt"/>
    </style:style>
    <style:style style:name="P6972" style:parent-style-name="TableParagraph" style:family="paragraph">
      <style:text-properties style:font-name="Times New Roman" fo:font-size="5pt" style:font-size-asian="5pt"/>
    </style:style>
    <style:style style:name="P6973" style:parent-style-name="TableParagraph" style:family="paragraph">
      <style:text-properties style:font-name="Times New Roman" fo:font-size="5pt" style:font-size-asian="5pt"/>
    </style:style>
    <style:style style:name="P6974" style:parent-style-name="TableParagraph" style:family="paragraph">
      <style:text-properties style:font-name="Times New Roman" fo:font-size="5pt" style:font-size-asian="5pt"/>
    </style:style>
    <style:style style:name="P6975" style:parent-style-name="TableParagraph" style:family="paragraph">
      <style:text-properties style:font-name="Times New Roman" fo:font-size="5pt" style:font-size-asian="5pt"/>
    </style:style>
    <style:style style:name="P6976" style:parent-style-name="TableParagraph" style:family="paragraph">
      <style:paragraph-properties fo:margin-top="0.0097in"/>
      <style:text-properties style:font-name="Times New Roman" fo:font-size="5pt" style:font-size-asian="5pt"/>
    </style:style>
    <style:style style:name="P6977" style:parent-style-name="TableParagraph" style:family="paragraph">
      <style:paragraph-properties fo:margin-left="0.0159in">
        <style:tab-stops/>
      </style:paragraph-properties>
    </style:style>
    <style:style style:name="T6978" style:parent-style-name="Phôngmặcđịnhcủađoạnvăn" style:family="text">
      <style:text-properties fo:letter-spacing="-0.0013in" fo:font-size="5pt" style:font-size-asian="5pt"/>
    </style:style>
    <style:style style:name="T6979" style:parent-style-name="Phôngmặcđịnhcủađoạnvăn" style:family="text">
      <style:text-properties fo:font-size="5pt" style:font-size-asian="5pt"/>
    </style:style>
    <style:style style:name="T6980" style:parent-style-name="Phôngmặcđịnhcủađoạnvăn" style:family="text">
      <style:text-properties fo:letter-spacing="-0.0013in" fo:font-size="5pt" style:font-size-asian="5pt"/>
    </style:style>
    <style:style style:name="T6981" style:parent-style-name="Phôngmặcđịnhcủađoạnvăn" style:family="text">
      <style:text-properties fo:font-size="5pt" style:font-size-asian="5pt"/>
    </style:style>
    <style:style style:name="T6982" style:parent-style-name="Phôngmặcđịnhcủađoạnvăn" style:family="text">
      <style:text-properties fo:letter-spacing="-0.0027in" fo:font-size="5pt" style:font-size-asian="5pt"/>
    </style:style>
    <style:style style:name="TableCell6983" style:family="table-cell">
      <style:table-cell-properties fo:border="0.0069in solid #000000" style:writing-mode="lr-tb" fo:padding-top="0in" fo:padding-left="0in" fo:padding-bottom="0in" fo:padding-right="0in"/>
    </style:style>
    <style:style style:name="P6984" style:parent-style-name="TableParagraph" style:family="paragraph">
      <style:paragraph-properties fo:margin-top="0.0388in" fo:line-height="117%" fo:margin-left="0.0166in" fo:margin-right="1.1965in">
        <style:tab-stops/>
      </style:paragraph-properties>
    </style:style>
    <style:style style:name="T6985" style:parent-style-name="Phôngmặcđịnhcủađoạnvăn" style:family="text">
      <style:text-properties fo:font-size="5pt" style:font-size-asian="5pt"/>
    </style:style>
    <style:style style:name="T6986" style:parent-style-name="Phôngmặcđịnhcủađoạnvăn" style:family="text">
      <style:text-properties fo:letter-spacing="-0.002in" fo:font-size="5pt" style:font-size-asian="5pt"/>
    </style:style>
    <style:style style:name="T6987" style:parent-style-name="Phôngmặcđịnhcủađoạnvăn" style:family="text">
      <style:text-properties fo:font-size="5pt" style:font-size-asian="5pt"/>
    </style:style>
    <style:style style:name="T6988" style:parent-style-name="Phôngmặcđịnhcủađoạnvăn" style:family="text">
      <style:text-properties fo:letter-spacing="-0.0013in" fo:font-size="5pt" style:font-size-asian="5pt"/>
    </style:style>
    <style:style style:name="T6989" style:parent-style-name="Phôngmặcđịnhcủađoạnvăn" style:family="text">
      <style:text-properties fo:font-size="5pt" style:font-size-asian="5pt"/>
    </style:style>
    <style:style style:name="T6990" style:parent-style-name="Phôngmặcđịnhcủađoạnvăn" style:family="text">
      <style:text-properties fo:letter-spacing="-0.0013in" fo:font-size="5pt" style:font-size-asian="5pt"/>
    </style:style>
    <style:style style:name="T6991" style:parent-style-name="Phôngmặcđịnhcủađoạnvăn" style:family="text">
      <style:text-properties fo:font-size="5pt" style:font-size-asian="5pt"/>
    </style:style>
    <style:style style:name="T6992" style:parent-style-name="Phôngmặcđịnhcủađoạnvăn" style:family="text">
      <style:text-properties fo:letter-spacing="-0.0027in" fo:font-size="5pt" style:font-size-asian="5pt"/>
    </style:style>
    <style:style style:name="T6993" style:parent-style-name="Phôngmặcđịnhcủađoạnvăn" style:family="text">
      <style:text-properties fo:font-size="5pt" style:font-size-asian="5pt"/>
    </style:style>
    <style:style style:name="T6994" style:parent-style-name="Phôngmặcđịnhcủađoạnvăn" style:family="text">
      <style:text-properties fo:letter-spacing="-0.002in" fo:font-size="5pt" style:font-size-asian="5pt"/>
    </style:style>
    <style:style style:name="T6995" style:parent-style-name="Phôngmặcđịnhcủađoạnvăn" style:family="text">
      <style:text-properties fo:font-size="5pt" style:font-size-asian="5pt"/>
    </style:style>
    <style:style style:name="T6996" style:parent-style-name="Phôngmặcđịnhcủađoạnvăn" style:family="text">
      <style:text-properties fo:letter-spacing="-0.0027in" fo:font-size="5pt" style:font-size-asian="5pt"/>
    </style:style>
    <style:style style:name="T6997" style:parent-style-name="Phôngmặcđịnhcủađoạnvăn" style:family="text">
      <style:text-properties fo:font-size="5pt" style:font-size-asian="5pt"/>
    </style:style>
    <style:style style:name="T6998" style:parent-style-name="Phôngmặcđịnhcủađoạnvăn" style:family="text">
      <style:text-properties fo:letter-spacing="-0.0013in" fo:font-size="5pt" style:font-size-asian="5pt"/>
    </style:style>
    <style:style style:name="T6999" style:parent-style-name="Phôngmặcđịnhcủađoạnvăn" style:family="text">
      <style:text-properties fo:font-size="5pt" style:font-size-asian="5pt"/>
    </style:style>
    <style:style style:name="T7000" style:parent-style-name="Phôngmặcđịnhcủađoạnvăn" style:family="text">
      <style:text-properties fo:letter-spacing="-0.0013in" fo:font-size="5pt" style:font-size-asian="5pt"/>
    </style:style>
    <style:style style:name="T7001" style:parent-style-name="Phôngmặcđịnhcủađoạnvăn" style:family="text">
      <style:text-properties fo:font-size="5pt" style:font-size-asian="5pt"/>
    </style:style>
    <style:style style:name="T7002" style:parent-style-name="Phôngmặcđịnhcủađoạnvăn" style:family="text">
      <style:text-properties fo:letter-spacing="-0.002in" fo:font-size="5pt" style:font-size-asian="5pt"/>
    </style:style>
    <style:style style:name="T7003" style:parent-style-name="Phôngmặcđịnhcủađoạnvăn" style:family="text">
      <style:text-properties fo:font-size="5pt" style:font-size-asian="5pt"/>
    </style:style>
    <style:style style:name="T7004" style:parent-style-name="Phôngmặcđịnhcủađoạnvăn" style:family="text">
      <style:text-properties fo:letter-spacing="-0.002in" fo:font-size="5pt" style:font-size-asian="5pt"/>
    </style:style>
    <style:style style:name="T7005" style:parent-style-name="Phôngmặcđịnhcủađoạnvăn" style:family="text">
      <style:text-properties fo:font-size="5pt" style:font-size-asian="5pt"/>
    </style:style>
    <style:style style:name="T7006" style:parent-style-name="Phôngmặcđịnhcủađoạnvăn" style:family="text">
      <style:text-properties fo:letter-spacing="-0.0013in" fo:font-size="5pt" style:font-size-asian="5pt"/>
    </style:style>
    <style:style style:name="T7007" style:parent-style-name="Phôngmặcđịnhcủađoạnvăn" style:family="text">
      <style:text-properties fo:font-size="5pt" style:font-size-asian="5pt"/>
    </style:style>
    <style:style style:name="T7008" style:parent-style-name="Phôngmặcđịnhcủađoạnvăn" style:family="text">
      <style:text-properties fo:letter-spacing="-0.002in" fo:font-size="5pt" style:font-size-asian="5pt"/>
    </style:style>
    <style:style style:name="T7009" style:parent-style-name="Phôngmặcđịnhcủađoạnvăn" style:family="text">
      <style:text-properties fo:font-size="5pt" style:font-size-asian="5pt"/>
    </style:style>
    <style:style style:name="T7010" style:parent-style-name="Phôngmặcđịnhcủađoạnvăn" style:family="text">
      <style:text-properties fo:letter-spacing="-0.002in" fo:font-size="5pt" style:font-size-asian="5pt"/>
    </style:style>
    <style:style style:name="T7011" style:parent-style-name="Phôngmặcđịnhcủađoạnvăn" style:family="text">
      <style:text-properties fo:font-size="5pt" style:font-size-asian="5pt"/>
    </style:style>
    <style:style style:name="T7012" style:parent-style-name="Phôngmặcđịnhcủađoạnvăn" style:family="text">
      <style:text-properties fo:letter-spacing="-0.002in" fo:font-size="5pt" style:font-size-asian="5pt"/>
    </style:style>
    <style:style style:name="T7013" style:parent-style-name="Phôngmặcđịnhcủađoạnvăn" style:family="text">
      <style:text-properties fo:font-size="5pt" style:font-size-asian="5pt"/>
    </style:style>
    <style:style style:name="T7014" style:parent-style-name="Phôngmặcđịnhcủađoạnvăn" style:family="text">
      <style:text-properties fo:letter-spacing="-0.0013in" fo:font-size="5pt" style:font-size-asian="5pt"/>
    </style:style>
    <style:style style:name="T7015" style:parent-style-name="Phôngmặcđịnhcủađoạnvăn" style:family="text">
      <style:text-properties fo:font-size="5pt" style:font-size-asian="5pt"/>
    </style:style>
    <style:style style:name="T7016" style:parent-style-name="Phôngmặcđịnhcủađoạnvăn" style:family="text">
      <style:text-properties fo:letter-spacing="-0.0027in" fo:font-size="5pt" style:font-size-asian="5pt"/>
    </style:style>
    <style:style style:name="T7017" style:parent-style-name="Phôngmặcđịnhcủađoạnvăn" style:family="text">
      <style:text-properties fo:font-size="5pt" style:font-size-asian="5pt"/>
    </style:style>
    <style:style style:name="T7018" style:parent-style-name="Phôngmặcđịnhcủađoạnvăn" style:family="text">
      <style:text-properties fo:letter-spacing="-0.002in" fo:font-size="5pt" style:font-size-asian="5pt"/>
    </style:style>
    <style:style style:name="T7019" style:parent-style-name="Phôngmặcđịnhcủađoạnvăn" style:family="text">
      <style:text-properties fo:font-size="5pt" style:font-size-asian="5pt"/>
    </style:style>
    <style:style style:name="T7020" style:parent-style-name="Phôngmặcđịnhcủađoạnvăn" style:family="text">
      <style:text-properties fo:letter-spacing="-0.0013in" fo:font-size="5pt" style:font-size-asian="5pt"/>
    </style:style>
    <style:style style:name="T7021" style:parent-style-name="Phôngmặcđịnhcủađoạnvăn" style:family="text">
      <style:text-properties fo:font-size="5pt" style:font-size-asian="5pt"/>
    </style:style>
    <style:style style:name="T7022" style:parent-style-name="Phôngmặcđịnhcủađoạnvăn" style:family="text">
      <style:text-properties fo:letter-spacing="-0.0013in" fo:font-size="5pt" style:font-size-asian="5pt"/>
    </style:style>
    <style:style style:name="T7023" style:parent-style-name="Phôngmặcđịnhcủađoạnvăn" style:family="text">
      <style:text-properties fo:font-size="5pt" style:font-size-asian="5pt"/>
    </style:style>
    <style:style style:name="T7024" style:parent-style-name="Phôngmặcđịnhcủađoạnvăn" style:family="text">
      <style:text-properties fo:letter-spacing="-0.0027in" fo:font-size="5pt" style:font-size-asian="5pt"/>
    </style:style>
    <style:style style:name="T7025" style:parent-style-name="Phôngmặcđịnhcủađoạnvăn" style:family="text">
      <style:text-properties fo:font-size="5pt" style:font-size-asian="5pt"/>
    </style:style>
    <style:style style:name="T7026" style:parent-style-name="Phôngmặcđịnhcủađoạnvăn" style:family="text">
      <style:text-properties fo:letter-spacing="-0.0013in" fo:font-size="5pt" style:font-size-asian="5pt"/>
    </style:style>
    <style:style style:name="T7027" style:parent-style-name="Phôngmặcđịnhcủađoạnvăn" style:family="text">
      <style:text-properties fo:font-size="5pt" style:font-size-asian="5pt"/>
    </style:style>
    <style:style style:name="T7028" style:parent-style-name="Phôngmặcđịnhcủađoạnvăn" style:family="text">
      <style:text-properties fo:letter-spacing="-0.002in" fo:font-size="5pt" style:font-size-asian="5pt"/>
    </style:style>
    <style:style style:name="T7029" style:parent-style-name="Phôngmặcđịnhcủađoạnvăn" style:family="text">
      <style:text-properties fo:font-size="5pt" style:font-size-asian="5pt"/>
    </style:style>
    <style:style style:name="T7030" style:parent-style-name="Phôngmặcđịnhcủađoạnvăn" style:family="text">
      <style:text-properties fo:letter-spacing="-0.002in" fo:font-size="5pt" style:font-size-asian="5pt"/>
    </style:style>
    <style:style style:name="T7031" style:parent-style-name="Phôngmặcđịnhcủađoạnvăn" style:family="text">
      <style:text-properties fo:font-size="5pt" style:font-size-asian="5pt"/>
    </style:style>
    <style:style style:name="T7032" style:parent-style-name="Phôngmặcđịnhcủađoạnvăn" style:family="text">
      <style:text-properties fo:letter-spacing="-0.002in" fo:font-size="5pt" style:font-size-asian="5pt"/>
    </style:style>
    <style:style style:name="T7033" style:parent-style-name="Phôngmặcđịnhcủađoạnvăn" style:family="text">
      <style:text-properties fo:font-size="5pt" style:font-size-asian="5pt"/>
    </style:style>
    <style:style style:name="T7034" style:parent-style-name="Phôngmặcđịnhcủađoạnvăn" style:family="text">
      <style:text-properties fo:letter-spacing="-0.0027in" fo:font-size="5pt" style:font-size-asian="5pt"/>
    </style:style>
    <style:style style:name="T7035" style:parent-style-name="Phôngmặcđịnhcủađoạnvăn" style:family="text">
      <style:text-properties fo:font-size="5pt" style:font-size-asian="5pt"/>
    </style:style>
    <style:style style:name="T7036" style:parent-style-name="Phôngmặcđịnhcủađoạnvăn" style:family="text">
      <style:text-properties fo:letter-spacing="-0.0027in" fo:font-size="5pt" style:font-size-asian="5pt"/>
    </style:style>
    <style:style style:name="T7037" style:parent-style-name="Phôngmặcđịnhcủađoạnvăn" style:family="text">
      <style:text-properties fo:font-size="5pt" style:font-size-asian="5pt"/>
    </style:style>
    <style:style style:name="T7038" style:parent-style-name="Phôngmặcđịnhcủađoạnvăn" style:family="text">
      <style:text-properties fo:letter-spacing="-0.0027in" fo:font-size="5pt" style:font-size-asian="5pt"/>
    </style:style>
    <style:style style:name="T7039" style:parent-style-name="Phôngmặcđịnhcủađoạnvăn" style:family="text">
      <style:text-properties fo:font-size="5pt" style:font-size-asian="5pt"/>
    </style:style>
    <style:style style:name="T7040" style:parent-style-name="Phôngmặcđịnhcủađoạnvăn" style:family="text">
      <style:text-properties fo:letter-spacing="-0.0027in" fo:font-size="5pt" style:font-size-asian="5pt"/>
    </style:style>
    <style:style style:name="T7041" style:parent-style-name="Phôngmặcđịnhcủađoạnvăn" style:family="text">
      <style:text-properties fo:font-size="5pt" style:font-size-asian="5pt"/>
    </style:style>
    <style:style style:name="T7042" style:parent-style-name="Phôngmặcđịnhcủađoạnvăn" style:family="text">
      <style:text-properties fo:letter-spacing="0.0277in" fo:font-size="5pt" style:font-size-asian="5pt"/>
    </style:style>
    <style:style style:name="T7043" style:parent-style-name="Phôngmặcđịnhcủađoạnvăn" style:family="text">
      <style:text-properties fo:font-size="5pt" style:font-size-asian="5pt"/>
    </style:style>
    <style:style style:name="P7044" style:parent-style-name="TableParagraph" style:family="paragraph">
      <style:paragraph-properties fo:margin-left="0.0166in">
        <style:tab-stops/>
      </style:paragraph-properties>
    </style:style>
    <style:style style:name="T7045" style:parent-style-name="Phôngmặcđịnhcủađoạnvăn" style:family="text">
      <style:text-properties fo:letter-spacing="-0.0027in" fo:font-size="5pt" style:font-size-asian="5pt"/>
    </style:style>
    <style:style style:name="T7046" style:parent-style-name="Phôngmặcđịnhcủađoạnvăn" style:family="text">
      <style:text-properties fo:letter-spacing="0.0013in" fo:font-size="5pt" style:font-size-asian="5pt"/>
    </style:style>
    <style:style style:name="T7047" style:parent-style-name="Phôngmặcđịnhcủađoạnvăn" style:family="text">
      <style:text-properties fo:letter-spacing="-0.0027in" fo:font-size="5pt" style:font-size-asian="5pt"/>
    </style:style>
    <style:style style:name="T7048" style:parent-style-name="Phôngmặcđịnhcủađoạnvăn" style:family="text">
      <style:text-properties fo:letter-spacing="0.0013in" fo:font-size="5pt" style:font-size-asian="5pt"/>
    </style:style>
    <style:style style:name="T7049" style:parent-style-name="Phôngmặcđịnhcủađoạnvăn" style:family="text">
      <style:text-properties fo:letter-spacing="-0.0027in" fo:font-size="5pt" style:font-size-asian="5pt"/>
    </style:style>
    <style:style style:name="P7050" style:parent-style-name="TableParagraph" style:family="paragraph">
      <style:paragraph-properties fo:margin-top="0.0152in" fo:margin-left="0.0166in">
        <style:tab-stops/>
      </style:paragraph-properties>
    </style:style>
    <style:style style:name="T7051" style:parent-style-name="Phôngmặcđịnhcủađoạnvăn" style:family="text">
      <style:text-properties fo:font-size="5pt" style:font-size-asian="5pt"/>
    </style:style>
    <style:style style:name="T7052" style:parent-style-name="Phôngmặcđịnhcủađoạnvăn" style:family="text">
      <style:text-properties fo:letter-spacing="0.002in" fo:font-size="5pt" style:font-size-asian="5pt"/>
    </style:style>
    <style:style style:name="T7053" style:parent-style-name="Phôngmặcđịnhcủađoạnvăn" style:family="text">
      <style:text-properties fo:font-size="5pt" style:font-size-asian="5pt"/>
    </style:style>
    <style:style style:name="T7054" style:parent-style-name="Phôngmặcđịnhcủađoạnvăn" style:family="text">
      <style:text-properties fo:letter-spacing="0.0006in" fo:font-size="5pt" style:font-size-asian="5pt"/>
    </style:style>
    <style:style style:name="T7055" style:parent-style-name="Phôngmặcđịnhcủađoạnvăn" style:family="text">
      <style:text-properties fo:letter-spacing="-0.0027in" fo:font-size="5pt" style:font-size-asian="5pt"/>
    </style:style>
    <style:style style:name="P7056" style:parent-style-name="TableParagraph" style:family="paragraph">
      <style:paragraph-properties fo:margin-top="0.0152in" fo:margin-left="0.0166in">
        <style:tab-stops/>
      </style:paragraph-properties>
    </style:style>
    <style:style style:name="T7057" style:parent-style-name="Phôngmặcđịnhcủađoạnvăn" style:family="text">
      <style:text-properties fo:letter-spacing="-0.0013in" fo:font-size="5pt" style:font-size-asian="5pt"/>
    </style:style>
    <style:style style:name="T7058" style:parent-style-name="Phôngmặcđịnhcủađoạnvăn" style:family="text">
      <style:text-properties fo:letter-spacing="0.002in" fo:font-size="5pt" style:font-size-asian="5pt"/>
    </style:style>
    <style:style style:name="T7059" style:parent-style-name="Phôngmặcđịnhcủađoạnvăn" style:family="text">
      <style:text-properties fo:letter-spacing="-0.0013in" fo:font-size="5pt" style:font-size-asian="5pt"/>
    </style:style>
    <style:style style:name="T7060" style:parent-style-name="Phôngmặcđịnhcủađoạnvăn" style:family="text">
      <style:text-properties fo:letter-spacing="0.0013in" fo:font-size="5pt" style:font-size-asian="5pt"/>
    </style:style>
    <style:style style:name="T7061" style:parent-style-name="Phôngmặcđịnhcủađoạnvăn" style:family="text">
      <style:text-properties fo:letter-spacing="-0.0013in" fo:font-size="5pt" style:font-size-asian="5pt"/>
    </style:style>
    <style:style style:name="T7062" style:parent-style-name="Phôngmặcđịnhcủađoạnvăn" style:family="text">
      <style:text-properties fo:letter-spacing="0.0027in" fo:font-size="5pt" style:font-size-asian="5pt"/>
    </style:style>
    <style:style style:name="T7063" style:parent-style-name="Phôngmặcđịnhcủađoạnvăn" style:family="text">
      <style:text-properties fo:letter-spacing="-0.0013in" fo:font-size="5pt" style:font-size-asian="5pt"/>
    </style:style>
    <style:style style:name="P7064" style:parent-style-name="TableParagraph" style:family="paragraph">
      <style:paragraph-properties fo:margin-top="0.0152in" fo:margin-left="0.0166in">
        <style:tab-stops/>
      </style:paragraph-properties>
    </style:style>
    <style:style style:name="T7065" style:parent-style-name="Phôngmặcđịnhcủađoạnvăn" style:family="text">
      <style:text-properties fo:letter-spacing="-0.0013in" fo:font-size="5pt" style:font-size-asian="5pt"/>
    </style:style>
    <style:style style:name="T7066" style:parent-style-name="Phôngmặcđịnhcủađoạnvăn" style:family="text">
      <style:text-properties fo:letter-spacing="0.0006in" fo:font-size="5pt" style:font-size-asian="5pt"/>
    </style:style>
    <style:style style:name="T7067" style:parent-style-name="Phôngmặcđịnhcủađoạnvăn" style:family="text">
      <style:text-properties fo:letter-spacing="-0.0013in" fo:font-size="5pt" style:font-size-asian="5pt"/>
    </style:style>
    <style:style style:name="T7068" style:parent-style-name="Phôngmặcđịnhcủađoạnvăn" style:family="text">
      <style:text-properties fo:font-size="5pt" style:font-size-asian="5pt"/>
    </style:style>
    <style:style style:name="T7069" style:parent-style-name="Phôngmặcđịnhcủađoạnvăn" style:family="text">
      <style:text-properties fo:letter-spacing="-0.0013in" fo:font-size="5pt" style:font-size-asian="5pt"/>
    </style:style>
    <style:style style:name="T7070" style:parent-style-name="Phôngmặcđịnhcủađoạnvăn" style:family="text">
      <style:text-properties fo:letter-spacing="-0.0027in" fo:font-size="5pt" style:font-size-asian="5pt"/>
    </style:style>
    <style:style style:name="P7071" style:parent-style-name="TableParagraph" style:family="paragraph">
      <style:paragraph-properties fo:margin-top="0.0152in" fo:margin-left="0.0166in">
        <style:tab-stops/>
      </style:paragraph-properties>
    </style:style>
    <style:style style:name="T7072" style:parent-style-name="Phôngmặcđịnhcủađoạnvăn" style:family="text">
      <style:text-properties fo:font-size="5pt" style:font-size-asian="5pt"/>
    </style:style>
    <style:style style:name="T7073" style:parent-style-name="Phôngmặcđịnhcủađoạnvăn" style:family="text">
      <style:text-properties fo:letter-spacing="-0.002in" fo:font-size="5pt" style:font-size-asian="5pt"/>
    </style:style>
    <style:style style:name="T7074" style:parent-style-name="Phôngmặcđịnhcủađoạnvăn" style:family="text">
      <style:text-properties fo:font-size="5pt" style:font-size-asian="5pt"/>
    </style:style>
    <style:style style:name="T7075" style:parent-style-name="Phôngmặcđịnhcủađoạnvăn" style:family="text">
      <style:text-properties fo:letter-spacing="-0.0013in" fo:font-size="5pt" style:font-size-asian="5pt"/>
    </style:style>
    <style:style style:name="T7076" style:parent-style-name="Phôngmặcđịnhcủađoạnvăn" style:family="text">
      <style:text-properties fo:font-size="5pt" style:font-size-asian="5pt"/>
    </style:style>
    <style:style style:name="T7077" style:parent-style-name="Phôngmặcđịnhcủađoạnvăn" style:family="text">
      <style:text-properties fo:letter-spacing="-0.002in" fo:font-size="5pt" style:font-size-asian="5pt"/>
    </style:style>
    <style:style style:name="T7078" style:parent-style-name="Phôngmặcđịnhcủađoạnvăn" style:family="text">
      <style:text-properties fo:font-size="5pt" style:font-size-asian="5pt"/>
    </style:style>
    <style:style style:name="T7079" style:parent-style-name="Phôngmặcđịnhcủađoạnvăn" style:family="text">
      <style:text-properties fo:letter-spacing="-0.002in" fo:font-size="5pt" style:font-size-asian="5pt"/>
    </style:style>
    <style:style style:name="T7080" style:parent-style-name="Phôngmặcđịnhcủađoạnvăn" style:family="text">
      <style:text-properties fo:letter-spacing="-0.0027in" fo:font-size="5pt" style:font-size-asian="5pt"/>
    </style:style>
    <style:style style:name="P7081" style:parent-style-name="TableParagraph" style:family="paragraph">
      <style:paragraph-properties fo:margin-top="0.0145in" fo:line-height="117%" fo:margin-left="0.0166in" fo:margin-right="1.3277in">
        <style:tab-stops/>
      </style:paragraph-properties>
    </style:style>
    <style:style style:name="T7082" style:parent-style-name="Phôngmặcđịnhcủađoạnvăn" style:family="text">
      <style:text-properties fo:font-size="5pt" style:font-size-asian="5pt"/>
    </style:style>
    <style:style style:name="T7083" style:parent-style-name="Phôngmặcđịnhcủađoạnvăn" style:family="text">
      <style:text-properties fo:letter-spacing="-0.002in" fo:font-size="5pt" style:font-size-asian="5pt"/>
    </style:style>
    <style:style style:name="T7084" style:parent-style-name="Phôngmặcđịnhcủađoạnvăn" style:family="text">
      <style:text-properties fo:font-size="5pt" style:font-size-asian="5pt"/>
    </style:style>
    <style:style style:name="T7085" style:parent-style-name="Phôngmặcđịnhcủađoạnvăn" style:family="text">
      <style:text-properties fo:letter-spacing="-0.0013in" fo:font-size="5pt" style:font-size-asian="5pt"/>
    </style:style>
    <style:style style:name="T7086" style:parent-style-name="Phôngmặcđịnhcủađoạnvăn" style:family="text">
      <style:text-properties fo:font-size="5pt" style:font-size-asian="5pt"/>
    </style:style>
    <style:style style:name="T7087" style:parent-style-name="Phôngmặcđịnhcủađoạnvăn" style:family="text">
      <style:text-properties fo:letter-spacing="-0.002in" fo:font-size="5pt" style:font-size-asian="5pt"/>
    </style:style>
    <style:style style:name="T7088" style:parent-style-name="Phôngmặcđịnhcủađoạnvăn" style:family="text">
      <style:text-properties fo:font-size="5pt" style:font-size-asian="5pt"/>
    </style:style>
    <style:style style:name="T7089" style:parent-style-name="Phôngmặcđịnhcủađoạnvăn" style:family="text">
      <style:text-properties fo:letter-spacing="-0.0013in" fo:font-size="5pt" style:font-size-asian="5pt"/>
    </style:style>
    <style:style style:name="T7090" style:parent-style-name="Phôngmặcđịnhcủađoạnvăn" style:family="text">
      <style:text-properties fo:font-size="5pt" style:font-size-asian="5pt"/>
    </style:style>
    <style:style style:name="T7091" style:parent-style-name="Phôngmặcđịnhcủađoạnvăn" style:family="text">
      <style:text-properties fo:letter-spacing="-0.0013in" fo:font-size="5pt" style:font-size-asian="5pt"/>
    </style:style>
    <style:style style:name="T7092" style:parent-style-name="Phôngmặcđịnhcủađoạnvăn" style:family="text">
      <style:text-properties fo:font-size="5pt" style:font-size-asian="5pt"/>
    </style:style>
    <style:style style:name="T7093" style:parent-style-name="Phôngmặcđịnhcủađoạnvăn" style:family="text">
      <style:text-properties fo:letter-spacing="-0.002in" fo:font-size="5pt" style:font-size-asian="5pt"/>
    </style:style>
    <style:style style:name="T7094" style:parent-style-name="Phôngmặcđịnhcủađoạnvăn" style:family="text">
      <style:text-properties fo:font-size="5pt" style:font-size-asian="5pt"/>
    </style:style>
    <style:style style:name="T7095" style:parent-style-name="Phôngmặcđịnhcủađoạnvăn" style:family="text">
      <style:text-properties fo:letter-spacing="-0.0013in" fo:font-size="5pt" style:font-size-asian="5pt"/>
    </style:style>
    <style:style style:name="T7096" style:parent-style-name="Phôngmặcđịnhcủađoạnvăn" style:family="text">
      <style:text-properties fo:font-size="5pt" style:font-size-asian="5pt"/>
    </style:style>
    <style:style style:name="T7097" style:parent-style-name="Phôngmặcđịnhcủađoạnvăn" style:family="text">
      <style:text-properties fo:letter-spacing="-0.0013in" fo:font-size="5pt" style:font-size-asian="5pt"/>
    </style:style>
    <style:style style:name="T7098" style:parent-style-name="Phôngmặcđịnhcủađoạnvăn" style:family="text">
      <style:text-properties fo:font-size="5pt" style:font-size-asian="5pt"/>
    </style:style>
    <style:style style:name="T7099" style:parent-style-name="Phôngmặcđịnhcủađoạnvăn" style:family="text">
      <style:text-properties fo:letter-spacing="-0.002in" fo:font-size="5pt" style:font-size-asian="5pt"/>
    </style:style>
    <style:style style:name="T7100" style:parent-style-name="Phôngmặcđịnhcủađoạnvăn" style:family="text">
      <style:text-properties fo:font-size="5pt" style:font-size-asian="5pt"/>
    </style:style>
    <style:style style:name="T7101" style:parent-style-name="Phôngmặcđịnhcủađoạnvăn" style:family="text">
      <style:text-properties fo:letter-spacing="-0.0013in" fo:font-size="5pt" style:font-size-asian="5pt"/>
    </style:style>
    <style:style style:name="T7102" style:parent-style-name="Phôngmặcđịnhcủađoạnvăn" style:family="text">
      <style:text-properties fo:font-size="5pt" style:font-size-asian="5pt"/>
    </style:style>
    <style:style style:name="T7103" style:parent-style-name="Phôngmặcđịnhcủađoạnvăn" style:family="text">
      <style:text-properties fo:letter-spacing="-0.0027in" fo:font-size="5pt" style:font-size-asian="5pt"/>
    </style:style>
    <style:style style:name="T7104" style:parent-style-name="Phôngmặcđịnhcủađoạnvăn" style:family="text">
      <style:text-properties fo:font-size="5pt" style:font-size-asian="5pt"/>
    </style:style>
    <style:style style:name="T7105" style:parent-style-name="Phôngmặcđịnhcủađoạnvăn" style:family="text">
      <style:text-properties fo:letter-spacing="-0.002in" fo:font-size="5pt" style:font-size-asian="5pt"/>
    </style:style>
    <style:style style:name="T7106" style:parent-style-name="Phôngmặcđịnhcủađoạnvăn" style:family="text">
      <style:text-properties fo:font-size="5pt" style:font-size-asian="5pt"/>
    </style:style>
    <style:style style:name="T7107" style:parent-style-name="Phôngmặcđịnhcủađoạnvăn" style:family="text">
      <style:text-properties fo:letter-spacing="-0.002in" fo:font-size="5pt" style:font-size-asian="5pt"/>
    </style:style>
    <style:style style:name="T7108" style:parent-style-name="Phôngmặcđịnhcủađoạnvăn" style:family="text">
      <style:text-properties fo:font-size="5pt" style:font-size-asian="5pt"/>
    </style:style>
    <style:style style:name="T7109" style:parent-style-name="Phôngmặcđịnhcủađoạnvăn" style:family="text">
      <style:text-properties fo:letter-spacing="-0.0013in" fo:font-size="5pt" style:font-size-asian="5pt"/>
    </style:style>
    <style:style style:name="T7110" style:parent-style-name="Phôngmặcđịnhcủađoạnvăn" style:family="text">
      <style:text-properties fo:font-size="5pt" style:font-size-asian="5pt"/>
    </style:style>
    <style:style style:name="T7111" style:parent-style-name="Phôngmặcđịnhcủađoạnvăn" style:family="text">
      <style:text-properties fo:letter-spacing="-0.0013in" fo:font-size="5pt" style:font-size-asian="5pt"/>
    </style:style>
    <style:style style:name="T7112" style:parent-style-name="Phôngmặcđịnhcủađoạnvăn" style:family="text">
      <style:text-properties fo:font-size="5pt" style:font-size-asian="5pt"/>
    </style:style>
    <style:style style:name="T7113" style:parent-style-name="Phôngmặcđịnhcủađoạnvăn" style:family="text">
      <style:text-properties fo:letter-spacing="-0.0013in" fo:font-size="5pt" style:font-size-asian="5pt"/>
    </style:style>
    <style:style style:name="T7114" style:parent-style-name="Phôngmặcđịnhcủađoạnvăn" style:family="text">
      <style:text-properties fo:font-size="5pt" style:font-size-asian="5pt"/>
    </style:style>
    <style:style style:name="T7115" style:parent-style-name="Phôngmặcđịnhcủađoạnvăn" style:family="text">
      <style:text-properties fo:letter-spacing="-0.0013in" fo:font-size="5pt" style:font-size-asian="5pt"/>
    </style:style>
    <style:style style:name="T7116" style:parent-style-name="Phôngmặcđịnhcủađoạnvăn" style:family="text">
      <style:text-properties fo:font-size="5pt" style:font-size-asian="5pt"/>
    </style:style>
    <style:style style:name="T7117" style:parent-style-name="Phôngmặcđịnhcủađoạnvăn" style:family="text">
      <style:text-properties fo:letter-spacing="-0.002in" fo:font-size="5pt" style:font-size-asian="5pt"/>
    </style:style>
    <style:style style:name="T7118" style:parent-style-name="Phôngmặcđịnhcủađoạnvăn" style:family="text">
      <style:text-properties fo:font-size="5pt" style:font-size-asian="5pt"/>
    </style:style>
    <style:style style:name="T7119" style:parent-style-name="Phôngmặcđịnhcủađoạnvăn" style:family="text">
      <style:text-properties fo:letter-spacing="-0.0013in" fo:font-size="5pt" style:font-size-asian="5pt"/>
    </style:style>
    <style:style style:name="T7120" style:parent-style-name="Phôngmặcđịnhcủađoạnvăn" style:family="text">
      <style:text-properties fo:font-size="5pt" style:font-size-asian="5pt"/>
    </style:style>
    <style:style style:name="T7121" style:parent-style-name="Phôngmặcđịnhcủađoạnvăn" style:family="text">
      <style:text-properties fo:letter-spacing="-0.002in" fo:font-size="5pt" style:font-size-asian="5pt"/>
    </style:style>
    <style:style style:name="T7122" style:parent-style-name="Phôngmặcđịnhcủađoạnvăn" style:family="text">
      <style:text-properties fo:font-size="5pt" style:font-size-asian="5pt"/>
    </style:style>
    <style:style style:name="T7123" style:parent-style-name="Phôngmặcđịnhcủađoạnvăn" style:family="text">
      <style:text-properties fo:letter-spacing="-0.002in" fo:font-size="5pt" style:font-size-asian="5pt"/>
    </style:style>
    <style:style style:name="T7124" style:parent-style-name="Phôngmặcđịnhcủađoạnvăn" style:family="text">
      <style:text-properties fo:font-size="5pt" style:font-size-asian="5pt"/>
    </style:style>
    <style:style style:name="T7125" style:parent-style-name="Phôngmặcđịnhcủađoạnvăn" style:family="text">
      <style:text-properties fo:letter-spacing="-0.0013in" fo:font-size="5pt" style:font-size-asian="5pt"/>
    </style:style>
    <style:style style:name="T7126" style:parent-style-name="Phôngmặcđịnhcủađoạnvăn" style:family="text">
      <style:text-properties fo:font-size="5pt" style:font-size-asian="5pt"/>
    </style:style>
    <style:style style:name="T7127" style:parent-style-name="Phôngmặcđịnhcủađoạnvăn" style:family="text">
      <style:text-properties fo:letter-spacing="-0.002in" fo:font-size="5pt" style:font-size-asian="5pt"/>
    </style:style>
    <style:style style:name="T7128" style:parent-style-name="Phôngmặcđịnhcủađoạnvăn" style:family="text">
      <style:text-properties fo:font-size="5pt" style:font-size-asian="5pt"/>
    </style:style>
    <style:style style:name="T7129" style:parent-style-name="Phôngmặcđịnhcủađoạnvăn" style:family="text">
      <style:text-properties fo:letter-spacing="-0.002in" fo:font-size="5pt" style:font-size-asian="5pt"/>
    </style:style>
    <style:style style:name="T7130" style:parent-style-name="Phôngmặcđịnhcủađoạnvăn" style:family="text">
      <style:text-properties fo:font-size="5pt" style:font-size-asian="5pt"/>
    </style:style>
    <style:style style:name="T7131" style:parent-style-name="Phôngmặcđịnhcủađoạnvăn" style:family="text">
      <style:text-properties fo:letter-spacing="-0.002in" fo:font-size="5pt" style:font-size-asian="5pt"/>
    </style:style>
    <style:style style:name="T7132" style:parent-style-name="Phôngmặcđịnhcủađoạnvăn" style:family="text">
      <style:text-properties fo:font-size="5pt" style:font-size-asian="5pt"/>
    </style:style>
    <style:style style:name="T7133" style:parent-style-name="Phôngmặcđịnhcủađoạnvăn" style:family="text">
      <style:text-properties fo:letter-spacing="0.0277in" fo:font-size="5pt" style:font-size-asian="5pt"/>
    </style:style>
    <style:style style:name="T7134" style:parent-style-name="Phôngmặcđịnhcủađoạnvăn" style:family="text">
      <style:text-properties fo:font-size="5pt" style:font-size-asian="5pt"/>
    </style:style>
    <style:style style:name="T7135" style:parent-style-name="Phôngmặcđịnhcủađoạnvăn" style:family="text">
      <style:text-properties fo:letter-spacing="-0.0006in" fo:font-size="5pt" style:font-size-asian="5pt"/>
    </style:style>
    <style:style style:name="T7136" style:parent-style-name="Phôngmặcđịnhcủađoạnvăn" style:family="text">
      <style:text-properties fo:font-size="5pt" style:font-size-asian="5pt"/>
    </style:style>
    <style:style style:name="T7137" style:parent-style-name="Phôngmặcđịnhcủađoạnvăn" style:family="text">
      <style:text-properties fo:letter-spacing="-0.0006in" fo:font-size="5pt" style:font-size-asian="5pt"/>
    </style:style>
    <style:style style:name="T7138" style:parent-style-name="Phôngmặcđịnhcủađoạnvăn" style:family="text">
      <style:text-properties fo:font-size="5pt" style:font-size-asian="5pt"/>
    </style:style>
    <style:style style:name="T7139" style:parent-style-name="Phôngmặcđịnhcủađoạnvăn" style:family="text">
      <style:text-properties fo:letter-spacing="-0.0006in" fo:font-size="5pt" style:font-size-asian="5pt"/>
    </style:style>
    <style:style style:name="T7140" style:parent-style-name="Phôngmặcđịnhcủađoạnvăn" style:family="text">
      <style:text-properties fo:font-size="5pt" style:font-size-asian="5pt"/>
    </style:style>
    <style:style style:name="T7141" style:parent-style-name="Phôngmặcđịnhcủađoạnvăn" style:family="text">
      <style:text-properties fo:letter-spacing="-0.0006in" fo:font-size="5pt" style:font-size-asian="5pt"/>
    </style:style>
    <style:style style:name="T7142" style:parent-style-name="Phôngmặcđịnhcủađoạnvăn" style:family="text">
      <style:text-properties fo:font-size="5pt" style:font-size-asian="5pt"/>
    </style:style>
    <style:style style:name="T7143" style:parent-style-name="Phôngmặcđịnhcủađoạnvăn" style:family="text">
      <style:text-properties fo:letter-spacing="-0.0006in" fo:font-size="5pt" style:font-size-asian="5pt"/>
    </style:style>
    <style:style style:name="T7144" style:parent-style-name="Phôngmặcđịnhcủađoạnvăn" style:family="text">
      <style:text-properties fo:font-size="5pt" style:font-size-asian="5pt"/>
    </style:style>
    <style:style style:name="T7145" style:parent-style-name="Phôngmặcđịnhcủađoạnvăn" style:family="text">
      <style:text-properties fo:letter-spacing="-0.0006in" fo:font-size="5pt" style:font-size-asian="5pt"/>
    </style:style>
    <style:style style:name="T7146" style:parent-style-name="Phôngmặcđịnhcủađoạnvăn" style:family="text">
      <style:text-properties fo:font-size="5pt" style:font-size-asian="5pt"/>
    </style:style>
    <style:style style:name="T7147" style:parent-style-name="Phôngmặcđịnhcủađoạnvăn" style:family="text">
      <style:text-properties fo:letter-spacing="-0.0013in" fo:font-size="5pt" style:font-size-asian="5pt"/>
    </style:style>
    <style:style style:name="T7148" style:parent-style-name="Phôngmặcđịnhcủađoạnvăn" style:family="text">
      <style:text-properties fo:font-size="5pt" style:font-size-asian="5pt"/>
    </style:style>
    <style:style style:name="T7149" style:parent-style-name="Phôngmặcđịnhcủađoạnvăn" style:family="text">
      <style:text-properties fo:letter-spacing="-0.0006in" fo:font-size="5pt" style:font-size-asian="5pt"/>
    </style:style>
    <style:style style:name="T7150" style:parent-style-name="Phôngmặcđịnhcủađoạnvăn" style:family="text">
      <style:text-properties fo:font-size="5pt" style:font-size-asian="5pt"/>
    </style:style>
    <style:style style:name="T7151" style:parent-style-name="Phôngmặcđịnhcủađoạnvăn" style:family="text">
      <style:text-properties fo:letter-spacing="-0.0006in" fo:font-size="5pt" style:font-size-asian="5pt"/>
    </style:style>
    <style:style style:name="T7152" style:parent-style-name="Phôngmặcđịnhcủađoạnvăn" style:family="text">
      <style:text-properties fo:font-size="5pt" style:font-size-asian="5pt"/>
    </style:style>
    <style:style style:name="T7153" style:parent-style-name="Phôngmặcđịnhcủađoạnvăn" style:family="text">
      <style:text-properties fo:letter-spacing="-0.0006in" fo:font-size="5pt" style:font-size-asian="5pt"/>
    </style:style>
    <style:style style:name="T7154" style:parent-style-name="Phôngmặcđịnhcủađoạnvăn" style:family="text">
      <style:text-properties fo:font-size="5pt" style:font-size-asian="5pt"/>
    </style:style>
    <style:style style:name="T7155" style:parent-style-name="Phôngmặcđịnhcủađoạnvăn" style:family="text">
      <style:text-properties fo:letter-spacing="-0.0006in" fo:font-size="5pt" style:font-size-asian="5pt"/>
    </style:style>
    <style:style style:name="T7156" style:parent-style-name="Phôngmặcđịnhcủađoạnvăn" style:family="text">
      <style:text-properties fo:font-size="5pt" style:font-size-asian="5pt"/>
    </style:style>
    <style:style style:name="T7157" style:parent-style-name="Phôngmặcđịnhcủađoạnvăn" style:family="text">
      <style:text-properties fo:letter-spacing="-0.0006in" fo:font-size="5pt" style:font-size-asian="5pt"/>
    </style:style>
    <style:style style:name="T7158" style:parent-style-name="Phôngmặcđịnhcủađoạnvăn" style:family="text">
      <style:text-properties fo:font-size="5pt" style:font-size-asian="5pt"/>
    </style:style>
    <style:style style:name="T7159" style:parent-style-name="Phôngmặcđịnhcủađoạnvăn" style:family="text">
      <style:text-properties fo:letter-spacing="-0.0006in" fo:font-size="5pt" style:font-size-asian="5pt"/>
    </style:style>
    <style:style style:name="T7160" style:parent-style-name="Phôngmặcđịnhcủađoạnvăn" style:family="text">
      <style:text-properties fo:font-size="5pt" style:font-size-asian="5pt"/>
    </style:style>
    <style:style style:name="P7161" style:parent-style-name="TableParagraph" style:family="paragraph">
      <style:paragraph-properties fo:margin-left="0.0166in">
        <style:tab-stops/>
      </style:paragraph-properties>
    </style:style>
    <style:style style:name="T7162" style:parent-style-name="Phôngmặcđịnhcủađoạnvăn" style:family="text">
      <style:text-properties fo:font-size="5pt" style:font-size-asian="5pt"/>
    </style:style>
    <style:style style:name="T7163" style:parent-style-name="Phôngmặcđịnhcủađoạnvăn" style:family="text">
      <style:text-properties fo:letter-spacing="-0.0013in" fo:font-size="5pt" style:font-size-asian="5pt"/>
    </style:style>
    <style:style style:name="T7164" style:parent-style-name="Phôngmặcđịnhcủađoạnvăn" style:family="text">
      <style:text-properties fo:font-size="5pt" style:font-size-asian="5pt"/>
    </style:style>
    <style:style style:name="T7165" style:parent-style-name="Phôngmặcđịnhcủađoạnvăn" style:family="text">
      <style:text-properties fo:letter-spacing="-0.0006in" fo:font-size="5pt" style:font-size-asian="5pt"/>
    </style:style>
    <style:style style:name="T7166" style:parent-style-name="Phôngmặcđịnhcủađoạnvăn" style:family="text">
      <style:text-properties fo:font-size="5pt" style:font-size-asian="5pt"/>
    </style:style>
    <style:style style:name="T7167" style:parent-style-name="Phôngmặcđịnhcủađoạnvăn" style:family="text">
      <style:text-properties fo:letter-spacing="-0.0006in" fo:font-size="5pt" style:font-size-asian="5pt"/>
    </style:style>
    <style:style style:name="T7168" style:parent-style-name="Phôngmặcđịnhcủađoạnvăn" style:family="text">
      <style:text-properties fo:font-size="5pt" style:font-size-asian="5pt"/>
    </style:style>
    <style:style style:name="T7169" style:parent-style-name="Phôngmặcđịnhcủađoạnvăn" style:family="text">
      <style:text-properties fo:letter-spacing="-0.0006in" fo:font-size="5pt" style:font-size-asian="5pt"/>
    </style:style>
    <style:style style:name="T7170" style:parent-style-name="Phôngmặcđịnhcủađoạnvăn" style:family="text">
      <style:text-properties fo:font-size="5pt" style:font-size-asian="5pt"/>
    </style:style>
    <style:style style:name="T7171" style:parent-style-name="Phôngmặcđịnhcủađoạnvăn" style:family="text">
      <style:text-properties fo:letter-spacing="-0.002in" fo:font-size="5pt" style:font-size-asian="5pt"/>
    </style:style>
    <style:style style:name="T7172" style:parent-style-name="Phôngmặcđịnhcủađoạnvăn" style:family="text">
      <style:text-properties fo:font-size="5pt" style:font-size-asian="5pt"/>
    </style:style>
    <style:style style:name="T7173" style:parent-style-name="Phôngmặcđịnhcủađoạnvăn" style:family="text">
      <style:text-properties fo:letter-spacing="-0.002in" fo:font-size="5pt" style:font-size-asian="5pt"/>
    </style:style>
    <style:style style:name="T7174" style:parent-style-name="Phôngmặcđịnhcủađoạnvăn" style:family="text">
      <style:text-properties fo:font-size="5pt" style:font-size-asian="5pt"/>
    </style:style>
    <style:style style:name="T7175" style:parent-style-name="Phôngmặcđịnhcủađoạnvăn" style:family="text">
      <style:text-properties fo:letter-spacing="-0.0013in" fo:font-size="5pt" style:font-size-asian="5pt"/>
    </style:style>
    <style:style style:name="T7176" style:parent-style-name="Phôngmặcđịnhcủađoạnvăn" style:family="text">
      <style:text-properties fo:font-size="5pt" style:font-size-asian="5pt"/>
    </style:style>
    <style:style style:name="T7177" style:parent-style-name="Phôngmặcđịnhcủađoạnvăn" style:family="text">
      <style:text-properties fo:letter-spacing="-0.0013in" fo:font-size="5pt" style:font-size-asian="5pt"/>
    </style:style>
    <style:style style:name="T7178" style:parent-style-name="Phôngmặcđịnhcủađoạnvăn" style:family="text">
      <style:text-properties fo:font-size="5pt" style:font-size-asian="5pt"/>
    </style:style>
    <style:style style:name="T7179" style:parent-style-name="Phôngmặcđịnhcủađoạnvăn" style:family="text">
      <style:text-properties fo:letter-spacing="-0.0013in" fo:font-size="5pt" style:font-size-asian="5pt"/>
    </style:style>
    <style:style style:name="T7180" style:parent-style-name="Phôngmặcđịnhcủađoạnvăn" style:family="text">
      <style:text-properties fo:font-size="5pt" style:font-size-asian="5pt"/>
    </style:style>
    <style:style style:name="T7181" style:parent-style-name="Phôngmặcđịnhcủađoạnvăn" style:family="text">
      <style:text-properties fo:letter-spacing="-0.0013in" fo:font-size="5pt" style:font-size-asian="5pt"/>
    </style:style>
    <style:style style:name="T7182" style:parent-style-name="Phôngmặcđịnhcủađoạnvăn" style:family="text">
      <style:text-properties fo:font-size="5pt" style:font-size-asian="5pt"/>
    </style:style>
    <style:style style:name="T7183" style:parent-style-name="Phôngmặcđịnhcủađoạnvăn" style:family="text">
      <style:text-properties fo:letter-spacing="-0.0013in" fo:font-size="5pt" style:font-size-asian="5pt"/>
    </style:style>
    <style:style style:name="TableCell7184" style:family="table-cell">
      <style:table-cell-properties fo:border="0.0069in solid #000000" style:writing-mode="lr-tb" fo:padding-top="0in" fo:padding-left="0in" fo:padding-bottom="0in" fo:padding-right="0in"/>
    </style:style>
    <style:style style:name="P7185" style:parent-style-name="TableParagraph" style:family="paragraph">
      <style:text-properties style:font-name="Times New Roman" fo:font-size="5pt" style:font-size-asian="5pt"/>
    </style:style>
    <style:style style:name="P7186" style:parent-style-name="TableParagraph" style:family="paragraph">
      <style:text-properties style:font-name="Times New Roman" fo:font-size="5pt" style:font-size-asian="5pt"/>
    </style:style>
    <style:style style:name="P7187" style:parent-style-name="TableParagraph" style:family="paragraph">
      <style:text-properties style:font-name="Times New Roman" fo:font-size="5pt" style:font-size-asian="5pt"/>
    </style:style>
    <style:style style:name="P7188" style:parent-style-name="TableParagraph" style:family="paragraph">
      <style:text-properties style:font-name="Times New Roman" fo:font-size="5pt" style:font-size-asian="5pt"/>
    </style:style>
    <style:style style:name="P7189" style:parent-style-name="TableParagraph" style:family="paragraph">
      <style:text-properties style:font-name="Times New Roman" fo:font-size="5pt" style:font-size-asian="5pt"/>
    </style:style>
    <style:style style:name="P7190" style:parent-style-name="TableParagraph" style:family="paragraph">
      <style:paragraph-properties fo:margin-top="0.0097in"/>
      <style:text-properties style:font-name="Times New Roman" fo:font-size="5pt" style:font-size-asian="5pt"/>
    </style:style>
    <style:style style:name="P7191" style:parent-style-name="TableParagraph" style:family="paragraph">
      <style:paragraph-properties fo:margin-left="0.0173in">
        <style:tab-stops/>
      </style:paragraph-properties>
    </style:style>
    <style:style style:name="T7192" style:parent-style-name="Phôngmặcđịnhcủađoạnvăn" style:family="text">
      <style:text-properties fo:letter-spacing="-0.0034in" fo:font-size="5pt" style:font-size-asian="5pt"/>
    </style:style>
    <style:style style:name="TableCell7193" style:family="table-cell">
      <style:table-cell-properties fo:border="0.0069in solid #000000" style:writing-mode="lr-tb" fo:padding-top="0in" fo:padding-left="0in" fo:padding-bottom="0in" fo:padding-right="0in"/>
    </style:style>
    <style:style style:name="P7194" style:parent-style-name="TableParagraph" style:family="paragraph">
      <style:text-properties style:font-name="Times New Roman" fo:font-size="5pt" style:font-size-asian="5pt"/>
    </style:style>
    <style:style style:name="P7195" style:parent-style-name="TableParagraph" style:family="paragraph">
      <style:text-properties style:font-name="Times New Roman" fo:font-size="5pt" style:font-size-asian="5pt"/>
    </style:style>
    <style:style style:name="P7196" style:parent-style-name="TableParagraph" style:family="paragraph">
      <style:text-properties style:font-name="Times New Roman" fo:font-size="5pt" style:font-size-asian="5pt"/>
    </style:style>
    <style:style style:name="P7197" style:parent-style-name="TableParagraph" style:family="paragraph">
      <style:text-properties style:font-name="Times New Roman" fo:font-size="5pt" style:font-size-asian="5pt"/>
    </style:style>
    <style:style style:name="P7198" style:parent-style-name="TableParagraph" style:family="paragraph">
      <style:text-properties style:font-name="Times New Roman" fo:font-size="5pt" style:font-size-asian="5pt"/>
    </style:style>
    <style:style style:name="P7199" style:parent-style-name="TableParagraph" style:family="paragraph">
      <style:paragraph-properties fo:margin-top="0.0097in"/>
      <style:text-properties style:font-name="Times New Roman" fo:font-size="5pt" style:font-size-asian="5pt"/>
    </style:style>
    <style:style style:name="P7200" style:parent-style-name="TableParagraph" style:family="paragraph">
      <style:paragraph-properties fo:margin-left="0.0173in">
        <style:tab-stops/>
      </style:paragraph-properties>
    </style:style>
    <style:style style:name="T7201" style:parent-style-name="Phôngmặcđịnhcủađoạnvăn" style:family="text">
      <style:text-properties fo:letter-spacing="-0.0034in" style:text-scale="105%" fo:font-size="5pt" style:font-size-asian="5pt"/>
    </style:style>
    <style:style style:name="TableCell7202" style:family="table-cell">
      <style:table-cell-properties fo:border="0.0069in solid #000000" style:writing-mode="lr-tb" fo:padding-top="0in" fo:padding-left="0in" fo:padding-bottom="0in" fo:padding-right="0in"/>
    </style:style>
    <style:style style:name="P7203" style:parent-style-name="TableParagraph" style:family="paragraph">
      <style:text-properties style:font-name="Times New Roman" fo:font-size="5pt" style:font-size-asian="5pt"/>
    </style:style>
    <style:style style:name="P7204" style:parent-style-name="TableParagraph" style:family="paragraph">
      <style:text-properties style:font-name="Times New Roman" fo:font-size="5pt" style:font-size-asian="5pt"/>
    </style:style>
    <style:style style:name="P7205" style:parent-style-name="TableParagraph" style:family="paragraph">
      <style:text-properties style:font-name="Times New Roman" fo:font-size="5pt" style:font-size-asian="5pt"/>
    </style:style>
    <style:style style:name="P7206" style:parent-style-name="TableParagraph" style:family="paragraph">
      <style:text-properties style:font-name="Times New Roman" fo:font-size="5pt" style:font-size-asian="5pt"/>
    </style:style>
    <style:style style:name="P7207" style:parent-style-name="TableParagraph" style:family="paragraph">
      <style:text-properties style:font-name="Times New Roman" fo:font-size="5pt" style:font-size-asian="5pt"/>
    </style:style>
    <style:style style:name="P7208" style:parent-style-name="TableParagraph" style:family="paragraph">
      <style:paragraph-properties fo:margin-top="0.0097in"/>
      <style:text-properties style:font-name="Times New Roman" fo:font-size="5pt" style:font-size-asian="5pt"/>
    </style:style>
    <style:style style:name="P7209" style:parent-style-name="TableParagraph" style:family="paragraph">
      <style:paragraph-properties fo:margin-left="0.018in">
        <style:tab-stops/>
      </style:paragraph-properties>
    </style:style>
    <style:style style:name="T7210" style:parent-style-name="Phôngmặcđịnhcủađoạnvăn" style:family="text">
      <style:text-properties fo:letter-spacing="-0.0034in" fo:font-size="5pt" style:font-size-asian="5pt"/>
    </style:style>
    <style:style style:name="TableCell7211" style:family="table-cell">
      <style:table-cell-properties fo:border="0.0069in solid #000000" style:writing-mode="lr-tb" fo:padding-top="0in" fo:padding-left="0in" fo:padding-bottom="0in" fo:padding-right="0in"/>
    </style:style>
    <style:style style:name="P7212" style:parent-style-name="TableParagraph" style:family="paragraph">
      <style:text-properties style:font-name="Times New Roman" fo:font-size="5pt" style:font-size-asian="5pt"/>
    </style:style>
    <style:style style:name="P7213" style:parent-style-name="TableParagraph" style:family="paragraph">
      <style:text-properties style:font-name="Times New Roman" fo:font-size="5pt" style:font-size-asian="5pt"/>
    </style:style>
    <style:style style:name="P7214" style:parent-style-name="TableParagraph" style:family="paragraph">
      <style:text-properties style:font-name="Times New Roman" fo:font-size="5pt" style:font-size-asian="5pt"/>
    </style:style>
    <style:style style:name="P7215" style:parent-style-name="TableParagraph" style:family="paragraph">
      <style:text-properties style:font-name="Times New Roman" fo:font-size="5pt" style:font-size-asian="5pt"/>
    </style:style>
    <style:style style:name="P7216" style:parent-style-name="TableParagraph" style:family="paragraph">
      <style:text-properties style:font-name="Times New Roman" fo:font-size="5pt" style:font-size-asian="5pt"/>
    </style:style>
    <style:style style:name="P7217" style:parent-style-name="TableParagraph" style:family="paragraph">
      <style:paragraph-properties fo:margin-top="0.0097in"/>
      <style:text-properties style:font-name="Times New Roman" fo:font-size="5pt" style:font-size-asian="5pt"/>
    </style:style>
    <style:style style:name="P7218" style:parent-style-name="TableParagraph" style:family="paragraph">
      <style:paragraph-properties fo:margin-left="0.0187in">
        <style:tab-stops/>
      </style:paragraph-properties>
    </style:style>
    <style:style style:name="T7219" style:parent-style-name="Phôngmặcđịnhcủađoạnvăn" style:family="text">
      <style:text-properties fo:letter-spacing="-0.0069in" style:text-scale="105%" fo:font-size="5pt" style:font-size-asian="5pt"/>
    </style:style>
    <style:style style:name="TableRow7220" style:family="table-row">
      <style:table-row-properties style:min-row-height="2.6048in" style:use-optimal-row-height="false"/>
    </style:style>
    <style:style style:name="TableCell7221" style:family="table-cell">
      <style:table-cell-properties fo:border="0.0069in solid #000000" style:writing-mode="lr-tb" fo:padding-top="0in" fo:padding-left="0in" fo:padding-bottom="0in" fo:padding-right="0in"/>
    </style:style>
    <style:style style:name="P7222" style:parent-style-name="TableParagraph" style:family="paragraph">
      <style:text-properties style:font-name="Times New Roman" fo:font-size="5pt" style:font-size-asian="5pt"/>
    </style:style>
    <style:style style:name="P7223" style:parent-style-name="TableParagraph" style:family="paragraph">
      <style:text-properties style:font-name="Times New Roman" fo:font-size="5pt" style:font-size-asian="5pt"/>
    </style:style>
    <style:style style:name="P7224" style:parent-style-name="TableParagraph" style:family="paragraph">
      <style:text-properties style:font-name="Times New Roman" fo:font-size="5pt" style:font-size-asian="5pt"/>
    </style:style>
    <style:style style:name="P7225" style:parent-style-name="TableParagraph" style:family="paragraph">
      <style:text-properties style:font-name="Times New Roman" fo:font-size="5pt" style:font-size-asian="5pt"/>
    </style:style>
    <style:style style:name="P7226" style:parent-style-name="TableParagraph" style:family="paragraph">
      <style:text-properties style:font-name="Times New Roman" fo:font-size="5pt" style:font-size-asian="5pt"/>
    </style:style>
    <style:style style:name="P7227" style:parent-style-name="TableParagraph" style:family="paragraph">
      <style:text-properties style:font-name="Times New Roman" fo:font-size="5pt" style:font-size-asian="5pt"/>
    </style:style>
    <style:style style:name="P7228" style:parent-style-name="TableParagraph" style:family="paragraph">
      <style:text-properties style:font-name="Times New Roman" fo:font-size="5pt" style:font-size-asian="5pt"/>
    </style:style>
    <style:style style:name="P7229" style:parent-style-name="TableParagraph" style:family="paragraph">
      <style:text-properties style:font-name="Times New Roman" fo:font-size="5pt" style:font-size-asian="5pt"/>
    </style:style>
    <style:style style:name="P7230" style:parent-style-name="TableParagraph" style:family="paragraph">
      <style:text-properties style:font-name="Times New Roman" fo:font-size="5pt" style:font-size-asian="5pt"/>
    </style:style>
    <style:style style:name="P7231" style:parent-style-name="TableParagraph" style:family="paragraph">
      <style:text-properties style:font-name="Times New Roman" fo:font-size="5pt" style:font-size-asian="5pt"/>
    </style:style>
    <style:style style:name="P7232" style:parent-style-name="TableParagraph" style:family="paragraph">
      <style:text-properties style:font-name="Times New Roman" fo:font-size="5pt" style:font-size-asian="5pt"/>
    </style:style>
    <style:style style:name="P7233" style:parent-style-name="TableParagraph" style:family="paragraph">
      <style:text-properties style:font-name="Times New Roman" fo:font-size="5pt" style:font-size-asian="5pt"/>
    </style:style>
    <style:style style:name="P7234" style:parent-style-name="TableParagraph" style:family="paragraph">
      <style:text-properties style:font-name="Times New Roman" fo:font-size="5pt" style:font-size-asian="5pt"/>
    </style:style>
    <style:style style:name="P7235" style:parent-style-name="TableParagraph" style:family="paragraph">
      <style:text-properties style:font-name="Times New Roman" fo:font-size="5pt" style:font-size-asian="5pt"/>
    </style:style>
    <style:style style:name="P7236" style:parent-style-name="TableParagraph" style:family="paragraph">
      <style:paragraph-properties fo:margin-top="0.0673in"/>
      <style:text-properties style:font-name="Times New Roman" fo:font-size="5pt" style:font-size-asian="5pt"/>
    </style:style>
    <style:style style:name="P7237" style:parent-style-name="TableParagraph" style:family="paragraph">
      <style:paragraph-properties fo:margin-top="0.0006in" fo:margin-left="0.0159in">
        <style:tab-stops/>
      </style:paragraph-properties>
    </style:style>
    <style:style style:name="T7238" style:parent-style-name="Phôngmặcđịnhcủađoạnvăn" style:family="text">
      <style:text-properties fo:letter-spacing="-0.0013in" fo:font-size="5pt" style:font-size-asian="5pt"/>
    </style:style>
    <style:style style:name="TableCell7239" style:family="table-cell">
      <style:table-cell-properties fo:border="0.0069in solid #000000" style:writing-mode="lr-tb" fo:padding-top="0in" fo:padding-left="0in" fo:padding-bottom="0in" fo:padding-right="0in"/>
    </style:style>
    <style:style style:name="P7240" style:parent-style-name="TableParagraph" style:family="paragraph">
      <style:text-properties style:font-name="Times New Roman" fo:font-size="5pt" style:font-size-asian="5pt"/>
    </style:style>
    <style:style style:name="P7241" style:parent-style-name="TableParagraph" style:family="paragraph">
      <style:text-properties style:font-name="Times New Roman" fo:font-size="5pt" style:font-size-asian="5pt"/>
    </style:style>
    <style:style style:name="P7242" style:parent-style-name="TableParagraph" style:family="paragraph">
      <style:text-properties style:font-name="Times New Roman" fo:font-size="5pt" style:font-size-asian="5pt"/>
    </style:style>
    <style:style style:name="P7243" style:parent-style-name="TableParagraph" style:family="paragraph">
      <style:text-properties style:font-name="Times New Roman" fo:font-size="5pt" style:font-size-asian="5pt"/>
    </style:style>
    <style:style style:name="P7244" style:parent-style-name="TableParagraph" style:family="paragraph">
      <style:text-properties style:font-name="Times New Roman" fo:font-size="5pt" style:font-size-asian="5pt"/>
    </style:style>
    <style:style style:name="P7245" style:parent-style-name="TableParagraph" style:family="paragraph">
      <style:text-properties style:font-name="Times New Roman" fo:font-size="5pt" style:font-size-asian="5pt"/>
    </style:style>
    <style:style style:name="P7246" style:parent-style-name="TableParagraph" style:family="paragraph">
      <style:text-properties style:font-name="Times New Roman" fo:font-size="5pt" style:font-size-asian="5pt"/>
    </style:style>
    <style:style style:name="P7247" style:parent-style-name="TableParagraph" style:family="paragraph">
      <style:text-properties style:font-name="Times New Roman" fo:font-size="5pt" style:font-size-asian="5pt"/>
    </style:style>
    <style:style style:name="P7248" style:parent-style-name="TableParagraph" style:family="paragraph">
      <style:text-properties style:font-name="Times New Roman" fo:font-size="5pt" style:font-size-asian="5pt"/>
    </style:style>
    <style:style style:name="P7249" style:parent-style-name="TableParagraph" style:family="paragraph">
      <style:text-properties style:font-name="Times New Roman" fo:font-size="5pt" style:font-size-asian="5pt"/>
    </style:style>
    <style:style style:name="P7250" style:parent-style-name="TableParagraph" style:family="paragraph">
      <style:text-properties style:font-name="Times New Roman" fo:font-size="5pt" style:font-size-asian="5pt"/>
    </style:style>
    <style:style style:name="P7251" style:parent-style-name="TableParagraph" style:family="paragraph">
      <style:text-properties style:font-name="Times New Roman" fo:font-size="5pt" style:font-size-asian="5pt"/>
    </style:style>
    <style:style style:name="P7252" style:parent-style-name="TableParagraph" style:family="paragraph">
      <style:text-properties style:font-name="Times New Roman" fo:font-size="5pt" style:font-size-asian="5pt"/>
    </style:style>
    <style:style style:name="P7253" style:parent-style-name="TableParagraph" style:family="paragraph">
      <style:text-properties style:font-name="Times New Roman" fo:font-size="5pt" style:font-size-asian="5pt"/>
    </style:style>
    <style:style style:name="P7254" style:parent-style-name="TableParagraph" style:family="paragraph">
      <style:paragraph-properties fo:margin-top="0.0673in"/>
      <style:text-properties style:font-name="Times New Roman" fo:font-size="5pt" style:font-size-asian="5pt"/>
    </style:style>
    <style:style style:name="P7255" style:parent-style-name="TableParagraph" style:family="paragraph">
      <style:paragraph-properties fo:margin-top="0.0006in" fo:margin-left="0.0159in">
        <style:tab-stops/>
      </style:paragraph-properties>
    </style:style>
    <style:style style:name="T7256" style:parent-style-name="Phôngmặcđịnhcủađoạnvăn" style:family="text">
      <style:text-properties fo:letter-spacing="-0.0013in" fo:font-size="5pt" style:font-size-asian="5pt"/>
    </style:style>
    <style:style style:name="T7257" style:parent-style-name="Phôngmặcđịnhcủađoạnvăn" style:family="text">
      <style:text-properties fo:letter-spacing="-0.0027in" fo:font-size="5pt" style:font-size-asian="5pt"/>
    </style:style>
    <style:style style:name="T7258" style:parent-style-name="Phôngmặcđịnhcủađoạnvăn" style:family="text">
      <style:text-properties fo:letter-spacing="-0.0013in" fo:font-size="5pt" style:font-size-asian="5pt"/>
    </style:style>
    <style:style style:name="TableCell7259" style:family="table-cell">
      <style:table-cell-properties fo:border="0.0069in solid #000000" style:writing-mode="lr-tb" fo:padding-top="0in" fo:padding-left="0in" fo:padding-bottom="0in" fo:padding-right="0in"/>
    </style:style>
    <style:style style:name="P7260" style:parent-style-name="TableParagraph" style:family="paragraph">
      <style:paragraph-properties fo:margin-top="0.0354in"/>
      <style:text-properties style:font-name="Times New Roman" fo:font-size="5pt" style:font-size-asian="5pt"/>
    </style:style>
    <style:style style:name="P7261" style:parent-style-name="TableParagraph" style:family="paragraph">
      <style:paragraph-properties fo:line-height="117%" fo:margin-left="0.0166in" fo:margin-right="1.1798in">
        <style:tab-stops/>
      </style:paragraph-properties>
    </style:style>
    <style:style style:name="T7262" style:parent-style-name="Phôngmặcđịnhcủađoạnvăn" style:family="text">
      <style:text-properties fo:font-size="5pt" style:font-size-asian="5pt"/>
    </style:style>
    <style:style style:name="T7263" style:parent-style-name="Phôngmặcđịnhcủađoạnvăn" style:family="text">
      <style:text-properties fo:letter-spacing="-0.0027in" fo:font-size="5pt" style:font-size-asian="5pt"/>
    </style:style>
    <style:style style:name="T7264" style:parent-style-name="Phôngmặcđịnhcủađoạnvăn" style:family="text">
      <style:text-properties fo:font-size="5pt" style:font-size-asian="5pt"/>
    </style:style>
    <style:style style:name="T7265" style:parent-style-name="Phôngmặcđịnhcủađoạnvăn" style:family="text">
      <style:text-properties fo:letter-spacing="-0.002in" fo:font-size="5pt" style:font-size-asian="5pt"/>
    </style:style>
    <style:style style:name="T7266" style:parent-style-name="Phôngmặcđịnhcủađoạnvăn" style:family="text">
      <style:text-properties fo:font-size="5pt" style:font-size-asian="5pt"/>
    </style:style>
    <style:style style:name="T7267" style:parent-style-name="Phôngmặcđịnhcủađoạnvăn" style:family="text">
      <style:text-properties fo:letter-spacing="-0.002in" fo:font-size="5pt" style:font-size-asian="5pt"/>
    </style:style>
    <style:style style:name="T7268" style:parent-style-name="Phôngmặcđịnhcủađoạnvăn" style:family="text">
      <style:text-properties fo:font-size="5pt" style:font-size-asian="5pt"/>
    </style:style>
    <style:style style:name="T7269" style:parent-style-name="Phôngmặcđịnhcủađoạnvăn" style:family="text">
      <style:text-properties fo:letter-spacing="-0.0034in" fo:font-size="5pt" style:font-size-asian="5pt"/>
    </style:style>
    <style:style style:name="T7270" style:parent-style-name="Phôngmặcđịnhcủađoạnvăn" style:family="text">
      <style:text-properties fo:font-size="5pt" style:font-size-asian="5pt"/>
    </style:style>
    <style:style style:name="T7271" style:parent-style-name="Phôngmặcđịnhcủađoạnvăn" style:family="text">
      <style:text-properties fo:letter-spacing="-0.0027in" fo:font-size="5pt" style:font-size-asian="5pt"/>
    </style:style>
    <style:style style:name="T7272" style:parent-style-name="Phôngmặcđịnhcủađoạnvăn" style:family="text">
      <style:text-properties fo:font-size="5pt" style:font-size-asian="5pt"/>
    </style:style>
    <style:style style:name="T7273" style:parent-style-name="Phôngmặcđịnhcủađoạnvăn" style:family="text">
      <style:text-properties fo:letter-spacing="-0.0034in" fo:font-size="5pt" style:font-size-asian="5pt"/>
    </style:style>
    <style:style style:name="T7274" style:parent-style-name="Phôngmặcđịnhcủađoạnvăn" style:family="text">
      <style:text-properties fo:font-size="5pt" style:font-size-asian="5pt"/>
    </style:style>
    <style:style style:name="T7275" style:parent-style-name="Phôngmặcđịnhcủađoạnvăn" style:family="text">
      <style:text-properties fo:letter-spacing="-0.002in" fo:font-size="5pt" style:font-size-asian="5pt"/>
    </style:style>
    <style:style style:name="T7276" style:parent-style-name="Phôngmặcđịnhcủađoạnvăn" style:family="text">
      <style:text-properties fo:font-size="5pt" style:font-size-asian="5pt"/>
    </style:style>
    <style:style style:name="T7277" style:parent-style-name="Phôngmặcđịnhcủađoạnvăn" style:family="text">
      <style:text-properties fo:letter-spacing="-0.002in" fo:font-size="5pt" style:font-size-asian="5pt"/>
    </style:style>
    <style:style style:name="T7278" style:parent-style-name="Phôngmặcđịnhcủađoạnvăn" style:family="text">
      <style:text-properties fo:font-size="5pt" style:font-size-asian="5pt"/>
    </style:style>
    <style:style style:name="T7279" style:parent-style-name="Phôngmặcđịnhcủađoạnvăn" style:family="text">
      <style:text-properties fo:letter-spacing="-0.002in" fo:font-size="5pt" style:font-size-asian="5pt"/>
    </style:style>
    <style:style style:name="T7280" style:parent-style-name="Phôngmặcđịnhcủađoạnvăn" style:family="text">
      <style:text-properties fo:font-size="5pt" style:font-size-asian="5pt"/>
    </style:style>
    <style:style style:name="T7281" style:parent-style-name="Phôngmặcđịnhcủađoạnvăn" style:family="text">
      <style:text-properties fo:letter-spacing="-0.0034in" fo:font-size="5pt" style:font-size-asian="5pt"/>
    </style:style>
    <style:style style:name="T7282" style:parent-style-name="Phôngmặcđịnhcủađoạnvăn" style:family="text">
      <style:text-properties fo:font-size="5pt" style:font-size-asian="5pt"/>
    </style:style>
    <style:style style:name="T7283" style:parent-style-name="Phôngmặcđịnhcủađoạnvăn" style:family="text">
      <style:text-properties fo:letter-spacing="-0.0027in" fo:font-size="5pt" style:font-size-asian="5pt"/>
    </style:style>
    <style:style style:name="T7284" style:parent-style-name="Phôngmặcđịnhcủađoạnvăn" style:family="text">
      <style:text-properties fo:font-size="5pt" style:font-size-asian="5pt"/>
    </style:style>
    <style:style style:name="T7285" style:parent-style-name="Phôngmặcđịnhcủađoạnvăn" style:family="text">
      <style:text-properties fo:letter-spacing="-0.002in" fo:font-size="5pt" style:font-size-asian="5pt"/>
    </style:style>
    <style:style style:name="T7286" style:parent-style-name="Phôngmặcđịnhcủađoạnvăn" style:family="text">
      <style:text-properties fo:font-size="5pt" style:font-size-asian="5pt"/>
    </style:style>
    <style:style style:name="T7287" style:parent-style-name="Phôngmặcđịnhcủađoạnvăn" style:family="text">
      <style:text-properties fo:letter-spacing="-0.0027in" fo:font-size="5pt" style:font-size-asian="5pt"/>
    </style:style>
    <style:style style:name="T7288" style:parent-style-name="Phôngmặcđịnhcủađoạnvăn" style:family="text">
      <style:text-properties fo:font-size="5pt" style:font-size-asian="5pt"/>
    </style:style>
    <style:style style:name="T7289" style:parent-style-name="Phôngmặcđịnhcủađoạnvăn" style:family="text">
      <style:text-properties fo:letter-spacing="-0.002in" fo:font-size="5pt" style:font-size-asian="5pt"/>
    </style:style>
    <style:style style:name="T7290" style:parent-style-name="Phôngmặcđịnhcủađoạnvăn" style:family="text">
      <style:text-properties fo:font-size="5pt" style:font-size-asian="5pt"/>
    </style:style>
    <style:style style:name="T7291" style:parent-style-name="Phôngmặcđịnhcủađoạnvăn" style:family="text">
      <style:text-properties fo:letter-spacing="-0.002in" fo:font-size="5pt" style:font-size-asian="5pt"/>
    </style:style>
    <style:style style:name="T7292" style:parent-style-name="Phôngmặcđịnhcủađoạnvăn" style:family="text">
      <style:text-properties fo:font-size="5pt" style:font-size-asian="5pt"/>
    </style:style>
    <style:style style:name="T7293" style:parent-style-name="Phôngmặcđịnhcủađoạnvăn" style:family="text">
      <style:text-properties fo:letter-spacing="-0.002in" fo:font-size="5pt" style:font-size-asian="5pt"/>
    </style:style>
    <style:style style:name="T7294" style:parent-style-name="Phôngmặcđịnhcủađoạnvăn" style:family="text">
      <style:text-properties fo:font-size="5pt" style:font-size-asian="5pt"/>
    </style:style>
    <style:style style:name="T7295" style:parent-style-name="Phôngmặcđịnhcủađoạnvăn" style:family="text">
      <style:text-properties fo:letter-spacing="-0.0027in" fo:font-size="5pt" style:font-size-asian="5pt"/>
    </style:style>
    <style:style style:name="T7296" style:parent-style-name="Phôngmặcđịnhcủađoạnvăn" style:family="text">
      <style:text-properties fo:font-size="5pt" style:font-size-asian="5pt"/>
    </style:style>
    <style:style style:name="T7297" style:parent-style-name="Phôngmặcđịnhcủađoạnvăn" style:family="text">
      <style:text-properties fo:letter-spacing="-0.0027in" fo:font-size="5pt" style:font-size-asian="5pt"/>
    </style:style>
    <style:style style:name="T7298" style:parent-style-name="Phôngmặcđịnhcủađoạnvăn" style:family="text">
      <style:text-properties fo:font-size="5pt" style:font-size-asian="5pt"/>
    </style:style>
    <style:style style:name="T7299" style:parent-style-name="Phôngmặcđịnhcủađoạnvăn" style:family="text">
      <style:text-properties fo:letter-spacing="-0.002in" fo:font-size="5pt" style:font-size-asian="5pt"/>
    </style:style>
    <style:style style:name="T7300" style:parent-style-name="Phôngmặcđịnhcủađoạnvăn" style:family="text">
      <style:text-properties fo:font-size="5pt" style:font-size-asian="5pt"/>
    </style:style>
    <style:style style:name="T7301" style:parent-style-name="Phôngmặcđịnhcủađoạnvăn" style:family="text">
      <style:text-properties fo:letter-spacing="-0.002in" fo:font-size="5pt" style:font-size-asian="5pt"/>
    </style:style>
    <style:style style:name="T7302" style:parent-style-name="Phôngmặcđịnhcủađoạnvăn" style:family="text">
      <style:text-properties fo:font-size="5pt" style:font-size-asian="5pt"/>
    </style:style>
    <style:style style:name="T7303" style:parent-style-name="Phôngmặcđịnhcủađoạnvăn" style:family="text">
      <style:text-properties fo:letter-spacing="-0.0027in" fo:font-size="5pt" style:font-size-asian="5pt"/>
    </style:style>
    <style:style style:name="T7304" style:parent-style-name="Phôngmặcđịnhcủađoạnvăn" style:family="text">
      <style:text-properties fo:font-size="5pt" style:font-size-asian="5pt"/>
    </style:style>
    <style:style style:name="T7305" style:parent-style-name="Phôngmặcđịnhcủađoạnvăn" style:family="text">
      <style:text-properties fo:letter-spacing="-0.0027in" fo:font-size="5pt" style:font-size-asian="5pt"/>
    </style:style>
    <style:style style:name="T7306" style:parent-style-name="Phôngmặcđịnhcủađoạnvăn" style:family="text">
      <style:text-properties fo:font-size="5pt" style:font-size-asian="5pt"/>
    </style:style>
    <style:style style:name="T7307" style:parent-style-name="Phôngmặcđịnhcủađoạnvăn" style:family="text">
      <style:text-properties fo:letter-spacing="-0.002in" fo:font-size="5pt" style:font-size-asian="5pt"/>
    </style:style>
    <style:style style:name="T7308" style:parent-style-name="Phôngmặcđịnhcủađoạnvăn" style:family="text">
      <style:text-properties fo:font-size="5pt" style:font-size-asian="5pt"/>
    </style:style>
    <style:style style:name="T7309" style:parent-style-name="Phôngmặcđịnhcủađoạnvăn" style:family="text">
      <style:text-properties fo:letter-spacing="-0.0027in" fo:font-size="5pt" style:font-size-asian="5pt"/>
    </style:style>
    <style:style style:name="T7310" style:parent-style-name="Phôngmặcđịnhcủađoạnvăn" style:family="text">
      <style:text-properties fo:font-size="5pt" style:font-size-asian="5pt"/>
    </style:style>
    <style:style style:name="T7311" style:parent-style-name="Phôngmặcđịnhcủađoạnvăn" style:family="text">
      <style:text-properties fo:letter-spacing="-0.0027in" fo:font-size="5pt" style:font-size-asian="5pt"/>
    </style:style>
    <style:style style:name="T7312" style:parent-style-name="Phôngmặcđịnhcủađoạnvăn" style:family="text">
      <style:text-properties fo:font-size="5pt" style:font-size-asian="5pt"/>
    </style:style>
    <style:style style:name="T7313" style:parent-style-name="Phôngmặcđịnhcủađoạnvăn" style:family="text">
      <style:text-properties fo:letter-spacing="-0.0027in" fo:font-size="5pt" style:font-size-asian="5pt"/>
    </style:style>
    <style:style style:name="T7314" style:parent-style-name="Phôngmặcđịnhcủađoạnvăn" style:family="text">
      <style:text-properties fo:font-size="5pt" style:font-size-asian="5pt"/>
    </style:style>
    <style:style style:name="T7315" style:parent-style-name="Phôngmặcđịnhcủađoạnvăn" style:family="text">
      <style:text-properties fo:letter-spacing="-0.0027in" fo:font-size="5pt" style:font-size-asian="5pt"/>
    </style:style>
    <style:style style:name="T7316" style:parent-style-name="Phôngmặcđịnhcủađoạnvăn" style:family="text">
      <style:text-properties fo:font-size="5pt" style:font-size-asian="5pt"/>
    </style:style>
    <style:style style:name="T7317" style:parent-style-name="Phôngmặcđịnhcủađoạnvăn" style:family="text">
      <style:text-properties fo:letter-spacing="-0.0027in" fo:font-size="5pt" style:font-size-asian="5pt"/>
    </style:style>
    <style:style style:name="T7318" style:parent-style-name="Phôngmặcđịnhcủađoạnvăn" style:family="text">
      <style:text-properties fo:font-size="5pt" style:font-size-asian="5pt"/>
    </style:style>
    <style:style style:name="T7319" style:parent-style-name="Phôngmặcđịnhcủađoạnvăn" style:family="text">
      <style:text-properties fo:letter-spacing="-0.0034in" fo:font-size="5pt" style:font-size-asian="5pt"/>
    </style:style>
    <style:style style:name="T7320" style:parent-style-name="Phôngmặcđịnhcủađoạnvăn" style:family="text">
      <style:text-properties fo:font-size="5pt" style:font-size-asian="5pt"/>
    </style:style>
    <style:style style:name="T7321" style:parent-style-name="Phôngmặcđịnhcủađoạnvăn" style:family="text">
      <style:text-properties fo:letter-spacing="0.0277in" fo:font-size="5pt" style:font-size-asian="5pt"/>
    </style:style>
    <style:style style:name="T7322" style:parent-style-name="Phôngmặcđịnhcủađoạnvăn" style:family="text">
      <style:text-properties fo:font-size="5pt" style:font-size-asian="5pt"/>
    </style:style>
    <style:style style:name="P7323" style:parent-style-name="TableParagraph" style:family="paragraph">
      <style:paragraph-properties fo:margin-left="0.0166in">
        <style:tab-stops/>
      </style:paragraph-properties>
    </style:style>
    <style:style style:name="T7324" style:parent-style-name="Phôngmặcđịnhcủađoạnvăn" style:family="text">
      <style:text-properties fo:letter-spacing="-0.0027in" fo:font-size="5pt" style:font-size-asian="5pt"/>
    </style:style>
    <style:style style:name="T7325" style:parent-style-name="Phôngmặcđịnhcủađoạnvăn" style:family="text">
      <style:text-properties fo:letter-spacing="0.0013in" fo:font-size="5pt" style:font-size-asian="5pt"/>
    </style:style>
    <style:style style:name="T7326" style:parent-style-name="Phôngmặcđịnhcủađoạnvăn" style:family="text">
      <style:text-properties fo:letter-spacing="-0.0027in" fo:font-size="5pt" style:font-size-asian="5pt"/>
    </style:style>
    <style:style style:name="T7327" style:parent-style-name="Phôngmặcđịnhcủađoạnvăn" style:family="text">
      <style:text-properties fo:letter-spacing="0.0013in" fo:font-size="5pt" style:font-size-asian="5pt"/>
    </style:style>
    <style:style style:name="T7328" style:parent-style-name="Phôngmặcđịnhcủađoạnvăn" style:family="text">
      <style:text-properties fo:letter-spacing="-0.0027in" fo:font-size="5pt" style:font-size-asian="5pt"/>
    </style:style>
    <style:style style:name="P7329" style:parent-style-name="TableParagraph" style:family="paragraph">
      <style:paragraph-properties fo:margin-top="0.0152in" fo:margin-left="0.0166in">
        <style:tab-stops/>
      </style:paragraph-properties>
    </style:style>
    <style:style style:name="T7330" style:parent-style-name="Phôngmặcđịnhcủađoạnvăn" style:family="text">
      <style:text-properties fo:font-size="5pt" style:font-size-asian="5pt"/>
    </style:style>
    <style:style style:name="T7331" style:parent-style-name="Phôngmặcđịnhcủađoạnvăn" style:family="text">
      <style:text-properties fo:letter-spacing="-0.0027in" fo:font-size="5pt" style:font-size-asian="5pt"/>
    </style:style>
    <style:style style:name="T7332" style:parent-style-name="Phôngmặcđịnhcủađoạnvăn" style:family="text">
      <style:text-properties fo:font-size="5pt" style:font-size-asian="5pt"/>
    </style:style>
    <style:style style:name="T7333" style:parent-style-name="Phôngmặcđịnhcủađoạnvăn" style:family="text">
      <style:text-properties fo:letter-spacing="-0.0027in" fo:font-size="5pt" style:font-size-asian="5pt"/>
    </style:style>
    <style:style style:name="T7334" style:parent-style-name="Phôngmặcđịnhcủađoạnvăn" style:family="text">
      <style:text-properties fo:font-size="5pt" style:font-size-asian="5pt"/>
    </style:style>
    <style:style style:name="T7335" style:parent-style-name="Phôngmặcđịnhcủađoạnvăn" style:family="text">
      <style:text-properties fo:letter-spacing="-0.0027in" fo:font-size="5pt" style:font-size-asian="5pt"/>
    </style:style>
    <style:style style:name="T7336" style:parent-style-name="Phôngmặcđịnhcủađoạnvăn" style:family="text">
      <style:text-properties fo:font-size="5pt" style:font-size-asian="5pt"/>
    </style:style>
    <style:style style:name="T7337" style:parent-style-name="Phôngmặcđịnhcủađoạnvăn" style:family="text">
      <style:text-properties fo:letter-spacing="-0.0027in" fo:font-size="5pt" style:font-size-asian="5pt"/>
    </style:style>
    <style:style style:name="T7338" style:parent-style-name="Phôngmặcđịnhcủađoạnvăn" style:family="text">
      <style:text-properties fo:font-size="5pt" style:font-size-asian="5pt"/>
    </style:style>
    <style:style style:name="T7339" style:parent-style-name="Phôngmặcđịnhcủađoạnvăn" style:family="text">
      <style:text-properties fo:letter-spacing="-0.0034in" fo:font-size="5pt" style:font-size-asian="5pt"/>
    </style:style>
    <style:style style:name="T7340" style:parent-style-name="Phôngmặcđịnhcủađoạnvăn" style:family="text">
      <style:text-properties fo:letter-spacing="-0.0013in" fo:font-size="5pt" style:font-size-asian="5pt"/>
    </style:style>
    <style:style style:name="P7341" style:parent-style-name="TableParagraph" style:family="paragraph">
      <style:paragraph-properties fo:margin-top="0.0152in" fo:margin-left="0.0166in">
        <style:tab-stops/>
      </style:paragraph-properties>
    </style:style>
    <style:style style:name="T7342" style:parent-style-name="Phôngmặcđịnhcủađoạnvăn" style:family="text">
      <style:text-properties fo:font-size="5pt" style:font-size-asian="5pt"/>
    </style:style>
    <style:style style:name="T7343" style:parent-style-name="Phôngmặcđịnhcủađoạnvăn" style:family="text">
      <style:text-properties fo:letter-spacing="-0.0034in" fo:font-size="5pt" style:font-size-asian="5pt"/>
    </style:style>
    <style:style style:name="T7344" style:parent-style-name="Phôngmặcđịnhcủađoạnvăn" style:family="text">
      <style:text-properties fo:font-size="5pt" style:font-size-asian="5pt"/>
    </style:style>
    <style:style style:name="T7345" style:parent-style-name="Phôngmặcđịnhcủađoạnvăn" style:family="text">
      <style:text-properties fo:letter-spacing="-0.0027in" fo:font-size="5pt" style:font-size-asian="5pt"/>
    </style:style>
    <style:style style:name="T7346" style:parent-style-name="Phôngmặcđịnhcủađoạnvăn" style:family="text">
      <style:text-properties fo:font-size="5pt" style:font-size-asian="5pt"/>
    </style:style>
    <style:style style:name="T7347" style:parent-style-name="Phôngmặcđịnhcủađoạnvăn" style:family="text">
      <style:text-properties fo:letter-spacing="-0.0034in" fo:font-size="5pt" style:font-size-asian="5pt"/>
    </style:style>
    <style:style style:name="T7348" style:parent-style-name="Phôngmặcđịnhcủađoạnvăn" style:family="text">
      <style:text-properties fo:font-size="5pt" style:font-size-asian="5pt"/>
    </style:style>
    <style:style style:name="T7349" style:parent-style-name="Phôngmặcđịnhcủađoạnvăn" style:family="text">
      <style:text-properties fo:letter-spacing="-0.0034in" fo:font-size="5pt" style:font-size-asian="5pt"/>
    </style:style>
    <style:style style:name="T7350" style:parent-style-name="Phôngmặcđịnhcủađoạnvăn" style:family="text">
      <style:text-properties fo:font-size="5pt" style:font-size-asian="5pt"/>
    </style:style>
    <style:style style:name="T7351" style:parent-style-name="Phôngmặcđịnhcủađoạnvăn" style:family="text">
      <style:text-properties fo:letter-spacing="-0.0041in" fo:font-size="5pt" style:font-size-asian="5pt"/>
    </style:style>
    <style:style style:name="T7352" style:parent-style-name="Phôngmặcđịnhcủađoạnvăn" style:family="text">
      <style:text-properties fo:letter-spacing="-0.0013in" fo:font-size="5pt" style:font-size-asian="5pt"/>
    </style:style>
    <style:style style:name="P7353" style:parent-style-name="TableParagraph" style:family="paragraph">
      <style:paragraph-properties fo:margin-top="0.0152in" fo:margin-left="0.0166in">
        <style:tab-stops/>
      </style:paragraph-properties>
    </style:style>
    <style:style style:name="T7354" style:parent-style-name="Phôngmặcđịnhcủađoạnvăn" style:family="text">
      <style:text-properties style:text-scale="105%" fo:font-size="5pt" style:font-size-asian="5pt"/>
    </style:style>
    <style:style style:name="T7355" style:parent-style-name="Phôngmặcđịnhcủađoạnvăn" style:family="text">
      <style:text-properties fo:letter-spacing="-0.0034in" style:text-scale="105%" fo:font-size="5pt" style:font-size-asian="5pt"/>
    </style:style>
    <style:style style:name="T7356" style:parent-style-name="Phôngmặcđịnhcủađoạnvăn" style:family="text">
      <style:text-properties fo:letter-spacing="-0.0013in" style:text-scale="105%" fo:font-size="5pt" style:font-size-asian="5pt"/>
    </style:style>
    <style:style style:name="P7357" style:parent-style-name="TableParagraph" style:family="paragraph">
      <style:paragraph-properties fo:margin-top="0.0152in" fo:margin-left="0.0166in">
        <style:tab-stops/>
      </style:paragraph-properties>
    </style:style>
    <style:style style:name="T7358" style:parent-style-name="Phôngmặcđịnhcủađoạnvăn" style:family="text">
      <style:text-properties fo:letter-spacing="-0.0013in" fo:font-size="5pt" style:font-size-asian="5pt"/>
    </style:style>
    <style:style style:name="T7359" style:parent-style-name="Phôngmặcđịnhcủađoạnvăn" style:family="text">
      <style:text-properties fo:letter-spacing="0.002in" fo:font-size="5pt" style:font-size-asian="5pt"/>
    </style:style>
    <style:style style:name="T7360" style:parent-style-name="Phôngmặcđịnhcủađoạnvăn" style:family="text">
      <style:text-properties fo:letter-spacing="-0.0013in" fo:font-size="5pt" style:font-size-asian="5pt"/>
    </style:style>
    <style:style style:name="T7361" style:parent-style-name="Phôngmặcđịnhcủađoạnvăn" style:family="text">
      <style:text-properties fo:letter-spacing="0.0013in" fo:font-size="5pt" style:font-size-asian="5pt"/>
    </style:style>
    <style:style style:name="T7362" style:parent-style-name="Phôngmặcđịnhcủađoạnvăn" style:family="text">
      <style:text-properties fo:letter-spacing="-0.0013in" fo:font-size="5pt" style:font-size-asian="5pt"/>
    </style:style>
    <style:style style:name="T7363" style:parent-style-name="Phôngmặcđịnhcủađoạnvăn" style:family="text">
      <style:text-properties fo:letter-spacing="0.0027in" fo:font-size="5pt" style:font-size-asian="5pt"/>
    </style:style>
    <style:style style:name="T7364" style:parent-style-name="Phôngmặcđịnhcủađoạnvăn" style:family="text">
      <style:text-properties fo:letter-spacing="-0.0013in" fo:font-size="5pt" style:font-size-asian="5pt"/>
    </style:style>
    <style:style style:name="P7365" style:parent-style-name="TableParagraph" style:family="paragraph">
      <style:paragraph-properties fo:margin-top="0.0152in" fo:margin-left="0.0166in">
        <style:tab-stops/>
      </style:paragraph-properties>
    </style:style>
    <style:style style:name="T7366" style:parent-style-name="Phôngmặcđịnhcủađoạnvăn" style:family="text">
      <style:text-properties fo:font-size="5pt" style:font-size-asian="5pt"/>
    </style:style>
    <style:style style:name="T7367" style:parent-style-name="Phôngmặcđịnhcủađoạnvăn" style:family="text">
      <style:text-properties fo:letter-spacing="-0.0006in" fo:font-size="5pt" style:font-size-asian="5pt"/>
    </style:style>
    <style:style style:name="T7368" style:parent-style-name="Phôngmặcđịnhcủađoạnvăn" style:family="text">
      <style:text-properties fo:letter-spacing="-0.0013in" fo:font-size="5pt" style:font-size-asian="5pt"/>
    </style:style>
    <style:style style:name="P7369" style:parent-style-name="TableParagraph" style:family="paragraph">
      <style:paragraph-properties fo:margin-top="0.0152in" fo:margin-left="0.0166in">
        <style:tab-stops/>
      </style:paragraph-properties>
    </style:style>
    <style:style style:name="T7370" style:parent-style-name="Phôngmặcđịnhcủađoạnvăn" style:family="text">
      <style:text-properties fo:font-size="5pt" style:font-size-asian="5pt"/>
    </style:style>
    <style:style style:name="T7371" style:parent-style-name="Phôngmặcđịnhcủađoạnvăn" style:family="text">
      <style:text-properties fo:letter-spacing="-0.0027in" fo:font-size="5pt" style:font-size-asian="5pt"/>
    </style:style>
    <style:style style:name="T7372" style:parent-style-name="Phôngmặcđịnhcủađoạnvăn" style:family="text">
      <style:text-properties fo:font-size="5pt" style:font-size-asian="5pt"/>
    </style:style>
    <style:style style:name="T7373" style:parent-style-name="Phôngmặcđịnhcủađoạnvăn" style:family="text">
      <style:text-properties fo:letter-spacing="-0.0041in" fo:font-size="5pt" style:font-size-asian="5pt"/>
    </style:style>
    <style:style style:name="T7374" style:parent-style-name="Phôngmặcđịnhcủađoạnvăn" style:family="text">
      <style:text-properties fo:font-size="5pt" style:font-size-asian="5pt"/>
    </style:style>
    <style:style style:name="T7375" style:parent-style-name="Phôngmặcđịnhcủađoạnvăn" style:family="text">
      <style:text-properties fo:letter-spacing="-0.0027in" fo:font-size="5pt" style:font-size-asian="5pt"/>
    </style:style>
    <style:style style:name="T7376" style:parent-style-name="Phôngmặcđịnhcủađoạnvăn" style:family="text">
      <style:text-properties fo:letter-spacing="-0.0013in" fo:font-size="5pt" style:font-size-asian="5pt"/>
    </style:style>
    <style:style style:name="P7377" style:parent-style-name="TableParagraph" style:family="paragraph">
      <style:paragraph-properties fo:margin-top="0.0152in" fo:margin-left="0.0166in">
        <style:tab-stops/>
      </style:paragraph-properties>
    </style:style>
    <style:style style:name="T7378" style:parent-style-name="Phôngmặcđịnhcủađoạnvăn" style:family="text">
      <style:text-properties fo:font-size="5pt" style:font-size-asian="5pt"/>
    </style:style>
    <style:style style:name="T7379" style:parent-style-name="Phôngmặcđịnhcủađoạnvăn" style:family="text">
      <style:text-properties fo:letter-spacing="-0.002in" fo:font-size="5pt" style:font-size-asian="5pt"/>
    </style:style>
    <style:style style:name="T7380" style:parent-style-name="Phôngmặcđịnhcủađoạnvăn" style:family="text">
      <style:text-properties fo:font-size="5pt" style:font-size-asian="5pt"/>
    </style:style>
    <style:style style:name="T7381" style:parent-style-name="Phôngmặcđịnhcủađoạnvăn" style:family="text">
      <style:text-properties fo:letter-spacing="-0.0013in" fo:font-size="5pt" style:font-size-asian="5pt"/>
    </style:style>
    <style:style style:name="T7382" style:parent-style-name="Phôngmặcđịnhcủađoạnvăn" style:family="text">
      <style:text-properties fo:font-size="5pt" style:font-size-asian="5pt"/>
    </style:style>
    <style:style style:name="T7383" style:parent-style-name="Phôngmặcđịnhcủađoạnvăn" style:family="text">
      <style:text-properties fo:letter-spacing="-0.0034in" fo:font-size="5pt" style:font-size-asian="5pt"/>
    </style:style>
    <style:style style:name="T7384" style:parent-style-name="Phôngmặcđịnhcủađoạnvăn" style:family="text">
      <style:text-properties fo:font-size="5pt" style:font-size-asian="5pt"/>
    </style:style>
    <style:style style:name="T7385" style:parent-style-name="Phôngmặcđịnhcủađoạnvăn" style:family="text">
      <style:text-properties fo:letter-spacing="-0.0027in" fo:font-size="5pt" style:font-size-asian="5pt"/>
    </style:style>
    <style:style style:name="T7386" style:parent-style-name="Phôngmặcđịnhcủađoạnvăn" style:family="text">
      <style:text-properties fo:font-size="5pt" style:font-size-asian="5pt"/>
    </style:style>
    <style:style style:name="T7387" style:parent-style-name="Phôngmặcđịnhcủađoạnvăn" style:family="text">
      <style:text-properties fo:letter-spacing="-0.0027in" fo:font-size="5pt" style:font-size-asian="5pt"/>
    </style:style>
    <style:style style:name="T7388" style:parent-style-name="Phôngmặcđịnhcủađoạnvăn" style:family="text">
      <style:text-properties fo:font-size="5pt" style:font-size-asian="5pt"/>
    </style:style>
    <style:style style:name="T7389" style:parent-style-name="Phôngmặcđịnhcủađoạnvăn" style:family="text">
      <style:text-properties fo:letter-spacing="-0.002in" fo:font-size="5pt" style:font-size-asian="5pt"/>
    </style:style>
    <style:style style:name="T7390" style:parent-style-name="Phôngmặcđịnhcủađoạnvăn" style:family="text">
      <style:text-properties fo:letter-spacing="-0.0027in" fo:font-size="5pt" style:font-size-asian="5pt"/>
    </style:style>
    <style:style style:name="P7391" style:parent-style-name="TableParagraph" style:family="paragraph">
      <style:paragraph-properties fo:margin-top="0.0152in" fo:margin-left="0.0166in">
        <style:tab-stops/>
      </style:paragraph-properties>
    </style:style>
    <style:style style:name="T7392" style:parent-style-name="Phôngmặcđịnhcủađoạnvăn" style:family="text">
      <style:text-properties fo:letter-spacing="-0.0013in" fo:font-size="5pt" style:font-size-asian="5pt"/>
    </style:style>
    <style:style style:name="T7393" style:parent-style-name="Phôngmặcđịnhcủađoạnvăn" style:family="text">
      <style:text-properties fo:letter-spacing="0.0013in" fo:font-size="5pt" style:font-size-asian="5pt"/>
    </style:style>
    <style:style style:name="T7394" style:parent-style-name="Phôngmặcđịnhcủađoạnvăn" style:family="text">
      <style:text-properties fo:letter-spacing="-0.0013in" fo:font-size="5pt" style:font-size-asian="5pt"/>
    </style:style>
    <style:style style:name="T7395" style:parent-style-name="Phôngmặcđịnhcủađoạnvăn" style:family="text">
      <style:text-properties fo:font-size="5pt" style:font-size-asian="5pt"/>
    </style:style>
    <style:style style:name="T7396" style:parent-style-name="Phôngmặcđịnhcủađoạnvăn" style:family="text">
      <style:text-properties fo:letter-spacing="-0.0013in" fo:font-size="5pt" style:font-size-asian="5pt"/>
    </style:style>
    <style:style style:name="T7397" style:parent-style-name="Phôngmặcđịnhcủađoạnvăn" style:family="text">
      <style:text-properties fo:letter-spacing="0.0006in" fo:font-size="5pt" style:font-size-asian="5pt"/>
    </style:style>
    <style:style style:name="T7398" style:parent-style-name="Phôngmặcđịnhcủađoạnvăn" style:family="text">
      <style:text-properties fo:letter-spacing="-0.0013in" fo:font-size="5pt" style:font-size-asian="5pt"/>
    </style:style>
    <style:style style:name="T7399" style:parent-style-name="Phôngmặcđịnhcủađoạnvăn" style:family="text">
      <style:text-properties fo:letter-spacing="-0.0006in" fo:font-size="5pt" style:font-size-asian="5pt"/>
    </style:style>
    <style:style style:name="T7400" style:parent-style-name="Phôngmặcđịnhcủađoạnvăn" style:family="text">
      <style:text-properties fo:letter-spacing="-0.0013in" fo:font-size="5pt" style:font-size-asian="5pt"/>
    </style:style>
    <style:style style:name="P7401" style:parent-style-name="TableParagraph" style:family="paragraph">
      <style:paragraph-properties fo:margin-top="0.0152in" fo:margin-left="0.0166in">
        <style:tab-stops/>
      </style:paragraph-properties>
    </style:style>
    <style:style style:name="T7402" style:parent-style-name="Phôngmặcđịnhcủađoạnvăn" style:family="text">
      <style:text-properties fo:font-size="5pt" style:font-size-asian="5pt"/>
    </style:style>
    <style:style style:name="T7403" style:parent-style-name="Phôngmặcđịnhcủađoạnvăn" style:family="text">
      <style:text-properties fo:letter-spacing="-0.0013in" fo:font-size="5pt" style:font-size-asian="5pt"/>
    </style:style>
    <style:style style:name="T7404" style:parent-style-name="Phôngmặcđịnhcủađoạnvăn" style:family="text">
      <style:text-properties fo:font-size="5pt" style:font-size-asian="5pt"/>
    </style:style>
    <style:style style:name="T7405" style:parent-style-name="Phôngmặcđịnhcủađoạnvăn" style:family="text">
      <style:text-properties fo:letter-spacing="-0.0013in" fo:font-size="5pt" style:font-size-asian="5pt"/>
    </style:style>
    <style:style style:name="T7406" style:parent-style-name="Phôngmặcđịnhcủađoạnvăn" style:family="text">
      <style:text-properties fo:font-size="5pt" style:font-size-asian="5pt"/>
    </style:style>
    <style:style style:name="T7407" style:parent-style-name="Phôngmặcđịnhcủađoạnvăn" style:family="text">
      <style:text-properties fo:letter-spacing="-0.0027in" fo:font-size="5pt" style:font-size-asian="5pt"/>
    </style:style>
    <style:style style:name="T7408" style:parent-style-name="Phôngmặcđịnhcủađoạnvăn" style:family="text">
      <style:text-properties fo:font-size="5pt" style:font-size-asian="5pt"/>
    </style:style>
    <style:style style:name="T7409" style:parent-style-name="Phôngmặcđịnhcủađoạnvăn" style:family="text">
      <style:text-properties fo:letter-spacing="-0.002in" fo:font-size="5pt" style:font-size-asian="5pt"/>
    </style:style>
    <style:style style:name="T7410" style:parent-style-name="Phôngmặcđịnhcủađoạnvăn" style:family="text">
      <style:text-properties fo:letter-spacing="-0.0013in" fo:font-size="5pt" style:font-size-asian="5pt"/>
    </style:style>
    <style:style style:name="P7411" style:parent-style-name="TableParagraph" style:family="paragraph">
      <style:paragraph-properties fo:margin-top="0.0152in" fo:margin-left="0.0166in">
        <style:tab-stops/>
      </style:paragraph-properties>
    </style:style>
    <style:style style:name="T7412" style:parent-style-name="Phôngmặcđịnhcủađoạnvăn" style:family="text">
      <style:text-properties fo:font-size="5pt" style:font-size-asian="5pt"/>
    </style:style>
    <style:style style:name="T7413" style:parent-style-name="Phôngmặcđịnhcủađoạnvăn" style:family="text">
      <style:text-properties fo:letter-spacing="0.0013in" fo:font-size="5pt" style:font-size-asian="5pt"/>
    </style:style>
    <style:style style:name="T7414" style:parent-style-name="Phôngmặcđịnhcủađoạnvăn" style:family="text">
      <style:text-properties fo:font-size="5pt" style:font-size-asian="5pt"/>
    </style:style>
    <style:style style:name="T7415" style:parent-style-name="Phôngmặcđịnhcủađoạnvăn" style:family="text">
      <style:text-properties fo:letter-spacing="0.0013in" fo:font-size="5pt" style:font-size-asian="5pt"/>
    </style:style>
    <style:style style:name="T7416" style:parent-style-name="Phôngmặcđịnhcủađoạnvăn" style:family="text">
      <style:text-properties fo:font-size="5pt" style:font-size-asian="5pt"/>
    </style:style>
    <style:style style:name="T7417" style:parent-style-name="Phôngmặcđịnhcủađoạnvăn" style:family="text">
      <style:text-properties fo:letter-spacing="0.0013in" fo:font-size="5pt" style:font-size-asian="5pt"/>
    </style:style>
    <style:style style:name="T7418" style:parent-style-name="Phôngmặcđịnhcủađoạnvăn" style:family="text">
      <style:text-properties fo:letter-spacing="-0.0013in" fo:font-size="5pt" style:font-size-asian="5pt"/>
    </style:style>
    <style:style style:name="P7419" style:parent-style-name="TableParagraph" style:family="paragraph">
      <style:paragraph-properties fo:margin-top="0.0152in" fo:margin-left="0.0166in">
        <style:tab-stops/>
      </style:paragraph-properties>
    </style:style>
    <style:style style:name="T7420" style:parent-style-name="Phôngmặcđịnhcủađoạnvăn" style:family="text">
      <style:text-properties fo:font-size="5pt" style:font-size-asian="5pt"/>
    </style:style>
    <style:style style:name="T7421" style:parent-style-name="Phôngmặcđịnhcủađoạnvăn" style:family="text">
      <style:text-properties fo:letter-spacing="-0.0027in" fo:font-size="5pt" style:font-size-asian="5pt"/>
    </style:style>
    <style:style style:name="T7422" style:parent-style-name="Phôngmặcđịnhcủađoạnvăn" style:family="text">
      <style:text-properties fo:font-size="5pt" style:font-size-asian="5pt"/>
    </style:style>
    <style:style style:name="T7423" style:parent-style-name="Phôngmặcđịnhcủađoạnvăn" style:family="text">
      <style:text-properties fo:letter-spacing="-0.0027in" fo:font-size="5pt" style:font-size-asian="5pt"/>
    </style:style>
    <style:style style:name="T7424" style:parent-style-name="Phôngmặcđịnhcủađoạnvăn" style:family="text">
      <style:text-properties fo:letter-spacing="-0.0013in" fo:font-size="5pt" style:font-size-asian="5pt"/>
    </style:style>
    <style:style style:name="P7425" style:parent-style-name="TableParagraph" style:family="paragraph">
      <style:paragraph-properties fo:margin-top="0.0152in" fo:margin-left="0.0166in">
        <style:tab-stops/>
      </style:paragraph-properties>
    </style:style>
    <style:style style:name="T7426" style:parent-style-name="Phôngmặcđịnhcủađoạnvăn" style:family="text">
      <style:text-properties fo:font-size="5pt" style:font-size-asian="5pt"/>
    </style:style>
    <style:style style:name="T7427" style:parent-style-name="Phôngmặcđịnhcủađoạnvăn" style:family="text">
      <style:text-properties fo:letter-spacing="-0.002in" fo:font-size="5pt" style:font-size-asian="5pt"/>
    </style:style>
    <style:style style:name="T7428" style:parent-style-name="Phôngmặcđịnhcủađoạnvăn" style:family="text">
      <style:text-properties fo:font-size="5pt" style:font-size-asian="5pt"/>
    </style:style>
    <style:style style:name="T7429" style:parent-style-name="Phôngmặcđịnhcủađoạnvăn" style:family="text">
      <style:text-properties fo:letter-spacing="-0.002in" fo:font-size="5pt" style:font-size-asian="5pt"/>
    </style:style>
    <style:style style:name="T7430" style:parent-style-name="Phôngmặcđịnhcủađoạnvăn" style:family="text">
      <style:text-properties fo:font-size="5pt" style:font-size-asian="5pt"/>
    </style:style>
    <style:style style:name="T7431" style:parent-style-name="Phôngmặcđịnhcủađoạnvăn" style:family="text">
      <style:text-properties fo:letter-spacing="-0.002in" fo:font-size="5pt" style:font-size-asian="5pt"/>
    </style:style>
    <style:style style:name="T7432" style:parent-style-name="Phôngmặcđịnhcủađoạnvăn" style:family="text">
      <style:text-properties fo:letter-spacing="-0.0013in" fo:font-size="5pt" style:font-size-asian="5pt"/>
    </style:style>
    <style:style style:name="P7433" style:parent-style-name="TableParagraph" style:family="paragraph">
      <style:paragraph-properties fo:margin-top="0.0145in" fo:margin-left="0.0166in">
        <style:tab-stops/>
      </style:paragraph-properties>
    </style:style>
    <style:style style:name="T7434" style:parent-style-name="Phôngmặcđịnhcủađoạnvăn" style:family="text">
      <style:text-properties fo:font-size="5pt" style:font-size-asian="5pt"/>
    </style:style>
    <style:style style:name="T7435" style:parent-style-name="Phôngmặcđịnhcủađoạnvăn" style:family="text">
      <style:text-properties fo:letter-spacing="-0.0013in" fo:font-size="5pt" style:font-size-asian="5pt"/>
    </style:style>
    <style:style style:name="T7436" style:parent-style-name="Phôngmặcđịnhcủađoạnvăn" style:family="text">
      <style:text-properties fo:font-size="5pt" style:font-size-asian="5pt"/>
    </style:style>
    <style:style style:name="T7437" style:parent-style-name="Phôngmặcđịnhcủađoạnvăn" style:family="text">
      <style:text-properties fo:letter-spacing="-0.0013in" fo:font-size="5pt" style:font-size-asian="5pt"/>
    </style:style>
    <style:style style:name="T7438" style:parent-style-name="Phôngmặcđịnhcủađoạnvăn" style:family="text">
      <style:text-properties fo:font-size="5pt" style:font-size-asian="5pt"/>
    </style:style>
    <style:style style:name="T7439" style:parent-style-name="Phôngmặcđịnhcủađoạnvăn" style:family="text">
      <style:text-properties fo:letter-spacing="-0.0013in" fo:font-size="5pt" style:font-size-asian="5pt"/>
    </style:style>
    <style:style style:name="T7440" style:parent-style-name="Phôngmặcđịnhcủađoạnvăn" style:family="text">
      <style:text-properties fo:font-size="5pt" style:font-size-asian="5pt"/>
    </style:style>
    <style:style style:name="T7441" style:parent-style-name="Phôngmặcđịnhcủađoạnvăn" style:family="text">
      <style:text-properties fo:letter-spacing="-0.0013in" fo:font-size="5pt" style:font-size-asian="5pt"/>
    </style:style>
    <style:style style:name="T7442" style:parent-style-name="Phôngmặcđịnhcủađoạnvăn" style:family="text">
      <style:text-properties fo:font-size="5pt" style:font-size-asian="5pt"/>
    </style:style>
    <style:style style:name="T7443" style:parent-style-name="Phôngmặcđịnhcủađoạnvăn" style:family="text">
      <style:text-properties fo:letter-spacing="-0.0013in" fo:font-size="5pt" style:font-size-asian="5pt"/>
    </style:style>
    <style:style style:name="T7444" style:parent-style-name="Phôngmặcđịnhcủađoạnvăn" style:family="text">
      <style:text-properties fo:font-size="5pt" style:font-size-asian="5pt"/>
    </style:style>
    <style:style style:name="T7445" style:parent-style-name="Phôngmặcđịnhcủađoạnvăn" style:family="text">
      <style:text-properties fo:letter-spacing="-0.0013in" fo:font-size="5pt" style:font-size-asian="5pt"/>
    </style:style>
    <style:style style:name="T7446" style:parent-style-name="Phôngmặcđịnhcủađoạnvăn" style:family="text">
      <style:text-properties fo:font-size="5pt" style:font-size-asian="5pt"/>
    </style:style>
    <style:style style:name="T7447" style:parent-style-name="Phôngmặcđịnhcủađoạnvăn" style:family="text">
      <style:text-properties fo:letter-spacing="-0.002in" fo:font-size="5pt" style:font-size-asian="5pt"/>
    </style:style>
    <style:style style:name="T7448" style:parent-style-name="Phôngmặcđịnhcủađoạnvăn" style:family="text">
      <style:text-properties fo:letter-spacing="-0.0013in" fo:font-size="5pt" style:font-size-asian="5pt"/>
    </style:style>
    <style:style style:name="P7449" style:parent-style-name="TableParagraph" style:family="paragraph">
      <style:paragraph-properties fo:margin-top="0.0152in" fo:line-height="117%" fo:margin-left="0.0166in" fo:margin-right="2.2576in">
        <style:tab-stops/>
      </style:paragraph-properties>
    </style:style>
    <style:style style:name="T7450" style:parent-style-name="Phôngmặcđịnhcủađoạnvăn" style:family="text">
      <style:text-properties fo:font-size="5pt" style:font-size-asian="5pt"/>
    </style:style>
    <style:style style:name="T7451" style:parent-style-name="Phôngmặcđịnhcủađoạnvăn" style:family="text">
      <style:text-properties fo:letter-spacing="-0.0013in" fo:font-size="5pt" style:font-size-asian="5pt"/>
    </style:style>
    <style:style style:name="T7452" style:parent-style-name="Phôngmặcđịnhcủađoạnvăn" style:family="text">
      <style:text-properties fo:font-size="5pt" style:font-size-asian="5pt"/>
    </style:style>
    <style:style style:name="T7453" style:parent-style-name="Phôngmặcđịnhcủađoạnvăn" style:family="text">
      <style:text-properties fo:letter-spacing="-0.0013in" fo:font-size="5pt" style:font-size-asian="5pt"/>
    </style:style>
    <style:style style:name="T7454" style:parent-style-name="Phôngmặcđịnhcủađoạnvăn" style:family="text">
      <style:text-properties fo:font-size="5pt" style:font-size-asian="5pt"/>
    </style:style>
    <style:style style:name="T7455" style:parent-style-name="Phôngmặcđịnhcủađoạnvăn" style:family="text">
      <style:text-properties fo:letter-spacing="-0.0006in" fo:font-size="5pt" style:font-size-asian="5pt"/>
    </style:style>
    <style:style style:name="T7456" style:parent-style-name="Phôngmặcđịnhcủađoạnvăn" style:family="text">
      <style:text-properties fo:font-size="5pt" style:font-size-asian="5pt"/>
    </style:style>
    <style:style style:name="T7457" style:parent-style-name="Phôngmặcđịnhcủađoạnvăn" style:family="text">
      <style:text-properties fo:letter-spacing="-0.0006in" fo:font-size="5pt" style:font-size-asian="5pt"/>
    </style:style>
    <style:style style:name="T7458" style:parent-style-name="Phôngmặcđịnhcủađoạnvăn" style:family="text">
      <style:text-properties fo:font-size="5pt" style:font-size-asian="5pt"/>
    </style:style>
    <style:style style:name="T7459" style:parent-style-name="Phôngmặcđịnhcủađoạnvăn" style:family="text">
      <style:text-properties fo:letter-spacing="-0.0013in" fo:font-size="5pt" style:font-size-asian="5pt"/>
    </style:style>
    <style:style style:name="T7460" style:parent-style-name="Phôngmặcđịnhcủađoạnvăn" style:family="text">
      <style:text-properties fo:font-size="5pt" style:font-size-asian="5pt"/>
    </style:style>
    <style:style style:name="T7461" style:parent-style-name="Phôngmặcđịnhcủađoạnvăn" style:family="text">
      <style:text-properties fo:letter-spacing="-0.002in" fo:font-size="5pt" style:font-size-asian="5pt"/>
    </style:style>
    <style:style style:name="T7462" style:parent-style-name="Phôngmặcđịnhcủađoạnvăn" style:family="text">
      <style:text-properties fo:font-size="5pt" style:font-size-asian="5pt"/>
    </style:style>
    <style:style style:name="T7463" style:parent-style-name="Phôngmặcđịnhcủađoạnvăn" style:family="text">
      <style:text-properties fo:letter-spacing="-0.0006in" fo:font-size="5pt" style:font-size-asian="5pt"/>
    </style:style>
    <style:style style:name="T7464" style:parent-style-name="Phôngmặcđịnhcủađoạnvăn" style:family="text">
      <style:text-properties fo:font-size="5pt" style:font-size-asian="5pt"/>
    </style:style>
    <style:style style:name="T7465" style:parent-style-name="Phôngmặcđịnhcủađoạnvăn" style:family="text">
      <style:text-properties fo:letter-spacing="-0.0013in" fo:font-size="5pt" style:font-size-asian="5pt"/>
    </style:style>
    <style:style style:name="T7466" style:parent-style-name="Phôngmặcđịnhcủađoạnvăn" style:family="text">
      <style:text-properties fo:font-size="5pt" style:font-size-asian="5pt"/>
    </style:style>
    <style:style style:name="T7467" style:parent-style-name="Phôngmặcđịnhcủađoạnvăn" style:family="text">
      <style:text-properties fo:letter-spacing="-0.0013in" fo:font-size="5pt" style:font-size-asian="5pt"/>
    </style:style>
    <style:style style:name="T7468" style:parent-style-name="Phôngmặcđịnhcủađoạnvăn" style:family="text">
      <style:text-properties fo:font-size="5pt" style:font-size-asian="5pt"/>
    </style:style>
    <style:style style:name="T7469" style:parent-style-name="Phôngmặcđịnhcủađoạnvăn" style:family="text">
      <style:text-properties fo:letter-spacing="-0.0013in" fo:font-size="5pt" style:font-size-asian="5pt"/>
    </style:style>
    <style:style style:name="T7470" style:parent-style-name="Phôngmặcđịnhcủađoạnvăn" style:family="text">
      <style:text-properties fo:font-size="5pt" style:font-size-asian="5pt"/>
    </style:style>
    <style:style style:name="T7471" style:parent-style-name="Phôngmặcđịnhcủađoạnvăn" style:family="text">
      <style:text-properties fo:letter-spacing="-0.0006in" fo:font-size="5pt" style:font-size-asian="5pt"/>
    </style:style>
    <style:style style:name="T7472" style:parent-style-name="Phôngmặcđịnhcủađoạnvăn" style:family="text">
      <style:text-properties fo:font-size="5pt" style:font-size-asian="5pt"/>
    </style:style>
    <style:style style:name="T7473" style:parent-style-name="Phôngmặcđịnhcủađoạnvăn" style:family="text">
      <style:text-properties fo:letter-spacing="-0.0006in" fo:font-size="5pt" style:font-size-asian="5pt"/>
    </style:style>
    <style:style style:name="T7474" style:parent-style-name="Phôngmặcđịnhcủađoạnvăn" style:family="text">
      <style:text-properties fo:font-size="5pt" style:font-size-asian="5pt"/>
    </style:style>
    <style:style style:name="T7475" style:parent-style-name="Phôngmặcđịnhcủađoạnvăn" style:family="text">
      <style:text-properties fo:letter-spacing="-0.0013in" fo:font-size="5pt" style:font-size-asian="5pt"/>
    </style:style>
    <style:style style:name="T7476" style:parent-style-name="Phôngmặcđịnhcủađoạnvăn" style:family="text">
      <style:text-properties fo:font-size="5pt" style:font-size-asian="5pt"/>
    </style:style>
    <style:style style:name="T7477" style:parent-style-name="Phôngmặcđịnhcủađoạnvăn" style:family="text">
      <style:text-properties fo:letter-spacing="-0.0013in" fo:font-size="5pt" style:font-size-asian="5pt"/>
    </style:style>
    <style:style style:name="T7478" style:parent-style-name="Phôngmặcđịnhcủađoạnvăn" style:family="text">
      <style:text-properties fo:font-size="5pt" style:font-size-asian="5pt"/>
    </style:style>
    <style:style style:name="T7479" style:parent-style-name="Phôngmặcđịnhcủađoạnvăn" style:family="text">
      <style:text-properties fo:letter-spacing="-0.002in" fo:font-size="5pt" style:font-size-asian="5pt"/>
    </style:style>
    <style:style style:name="T7480" style:parent-style-name="Phôngmặcđịnhcủađoạnvăn" style:family="text">
      <style:text-properties fo:font-size="5pt" style:font-size-asian="5pt"/>
    </style:style>
    <style:style style:name="T7481" style:parent-style-name="Phôngmặcđịnhcủađoạnvăn" style:family="text">
      <style:text-properties fo:letter-spacing="-0.0013in" fo:font-size="5pt" style:font-size-asian="5pt"/>
    </style:style>
    <style:style style:name="T7482" style:parent-style-name="Phôngmặcđịnhcủađoạnvăn" style:family="text">
      <style:text-properties fo:font-size="5pt" style:font-size-asian="5pt"/>
    </style:style>
    <style:style style:name="T7483" style:parent-style-name="Phôngmặcđịnhcủađoạnvăn" style:family="text">
      <style:text-properties fo:letter-spacing="-0.0013in" fo:font-size="5pt" style:font-size-asian="5pt"/>
    </style:style>
    <style:style style:name="T7484" style:parent-style-name="Phôngmặcđịnhcủađoạnvăn" style:family="text">
      <style:text-properties fo:font-size="5pt" style:font-size-asian="5pt"/>
    </style:style>
    <style:style style:name="T7485" style:parent-style-name="Phôngmặcđịnhcủađoạnvăn" style:family="text">
      <style:text-properties fo:letter-spacing="0.0277in" fo:font-size="5pt" style:font-size-asian="5pt"/>
    </style:style>
    <style:style style:name="T7486" style:parent-style-name="Phôngmặcđịnhcủađoạnvăn" style:family="text">
      <style:text-properties fo:font-size="5pt" style:font-size-asian="5pt"/>
    </style:style>
    <style:style style:name="P7487" style:parent-style-name="TableParagraph" style:family="paragraph">
      <style:paragraph-properties fo:margin-left="0.0166in">
        <style:tab-stops/>
      </style:paragraph-properties>
    </style:style>
    <style:style style:name="T7488" style:parent-style-name="Phôngmặcđịnhcủađoạnvăn" style:family="text">
      <style:text-properties fo:font-size="5pt" style:font-size-asian="5pt"/>
    </style:style>
    <style:style style:name="T7489" style:parent-style-name="Phôngmặcđịnhcủađoạnvăn" style:family="text">
      <style:text-properties fo:letter-spacing="-0.0034in" fo:font-size="5pt" style:font-size-asian="5pt"/>
    </style:style>
    <style:style style:name="T7490" style:parent-style-name="Phôngmặcđịnhcủađoạnvăn" style:family="text">
      <style:text-properties fo:font-size="5pt" style:font-size-asian="5pt"/>
    </style:style>
    <style:style style:name="T7491" style:parent-style-name="Phôngmặcđịnhcủađoạnvăn" style:family="text">
      <style:text-properties fo:letter-spacing="-0.0034in" fo:font-size="5pt" style:font-size-asian="5pt"/>
    </style:style>
    <style:style style:name="T7492" style:parent-style-name="Phôngmặcđịnhcủađoạnvăn" style:family="text">
      <style:text-properties fo:font-size="5pt" style:font-size-asian="5pt"/>
    </style:style>
    <style:style style:name="T7493" style:parent-style-name="Phôngmặcđịnhcủađoạnvăn" style:family="text">
      <style:text-properties fo:letter-spacing="-0.0041in" fo:font-size="5pt" style:font-size-asian="5pt"/>
    </style:style>
    <style:style style:name="T7494" style:parent-style-name="Phôngmặcđịnhcủađoạnvăn" style:family="text">
      <style:text-properties fo:font-size="5pt" style:font-size-asian="5pt"/>
    </style:style>
    <style:style style:name="T7495" style:parent-style-name="Phôngmặcđịnhcủađoạnvăn" style:family="text">
      <style:text-properties fo:letter-spacing="-0.0027in" fo:font-size="5pt" style:font-size-asian="5pt"/>
    </style:style>
    <style:style style:name="T7496" style:parent-style-name="Phôngmặcđịnhcủađoạnvăn" style:family="text">
      <style:text-properties fo:font-size="5pt" style:font-size-asian="5pt"/>
    </style:style>
    <style:style style:name="T7497" style:parent-style-name="Phôngmặcđịnhcủađoạnvăn" style:family="text">
      <style:text-properties fo:letter-spacing="-0.0034in" fo:font-size="5pt" style:font-size-asian="5pt"/>
    </style:style>
    <style:style style:name="T7498" style:parent-style-name="Phôngmặcđịnhcủađoạnvăn" style:family="text">
      <style:text-properties fo:font-size="5pt" style:font-size-asian="5pt"/>
    </style:style>
    <style:style style:name="T7499" style:parent-style-name="Phôngmặcđịnhcủađoạnvăn" style:family="text">
      <style:text-properties fo:letter-spacing="-0.0041in" fo:font-size="5pt" style:font-size-asian="5pt"/>
    </style:style>
    <style:style style:name="T7500" style:parent-style-name="Phôngmặcđịnhcủađoạnvăn" style:family="text">
      <style:text-properties fo:font-size="5pt" style:font-size-asian="5pt"/>
    </style:style>
    <style:style style:name="T7501" style:parent-style-name="Phôngmặcđịnhcủađoạnvăn" style:family="text">
      <style:text-properties fo:letter-spacing="-0.0027in" fo:font-size="5pt" style:font-size-asian="5pt"/>
    </style:style>
    <style:style style:name="T7502" style:parent-style-name="Phôngmặcđịnhcủađoạnvăn" style:family="text">
      <style:text-properties fo:font-size="5pt" style:font-size-asian="5pt"/>
    </style:style>
    <style:style style:name="T7503" style:parent-style-name="Phôngmặcđịnhcủađoạnvăn" style:family="text">
      <style:text-properties fo:letter-spacing="-0.0034in" fo:font-size="5pt" style:font-size-asian="5pt"/>
    </style:style>
    <style:style style:name="T7504" style:parent-style-name="Phôngmặcđịnhcủađoạnvăn" style:family="text">
      <style:text-properties fo:letter-spacing="-0.0013in" fo:font-size="5pt" style:font-size-asian="5pt"/>
    </style:style>
    <style:style style:name="P7505" style:parent-style-name="TableParagraph" style:family="paragraph">
      <style:paragraph-properties fo:margin-top="0.0152in" fo:line-height="117%" fo:margin-left="0.0166in" fo:margin-right="3.6861in">
        <style:tab-stops/>
      </style:paragraph-properties>
    </style:style>
    <style:style style:name="T7506" style:parent-style-name="Phôngmặcđịnhcủađoạnvăn" style:family="text">
      <style:text-properties fo:font-size="5pt" style:font-size-asian="5pt"/>
    </style:style>
    <style:style style:name="T7507" style:parent-style-name="Phôngmặcđịnhcủađoạnvăn" style:family="text">
      <style:text-properties fo:letter-spacing="-0.0041in" fo:font-size="5pt" style:font-size-asian="5pt"/>
    </style:style>
    <style:style style:name="T7508" style:parent-style-name="Phôngmặcđịnhcủađoạnvăn" style:family="text">
      <style:text-properties fo:font-size="5pt" style:font-size-asian="5pt"/>
    </style:style>
    <style:style style:name="T7509" style:parent-style-name="Phôngmặcđịnhcủađoạnvăn" style:family="text">
      <style:text-properties fo:letter-spacing="-0.0041in" fo:font-size="5pt" style:font-size-asian="5pt"/>
    </style:style>
    <style:style style:name="T7510" style:parent-style-name="Phôngmặcđịnhcủađoạnvăn" style:family="text">
      <style:text-properties fo:font-size="5pt" style:font-size-asian="5pt"/>
    </style:style>
    <style:style style:name="T7511" style:parent-style-name="Phôngmặcđịnhcủađoạnvăn" style:family="text">
      <style:text-properties fo:letter-spacing="-0.0034in" fo:font-size="5pt" style:font-size-asian="5pt"/>
    </style:style>
    <style:style style:name="T7512" style:parent-style-name="Phôngmặcđịnhcủađoạnvăn" style:family="text">
      <style:text-properties fo:font-size="5pt" style:font-size-asian="5pt"/>
    </style:style>
    <style:style style:name="T7513" style:parent-style-name="Phôngmặcđịnhcủađoạnvăn" style:family="text">
      <style:text-properties fo:letter-spacing="-0.0041in" fo:font-size="5pt" style:font-size-asian="5pt"/>
    </style:style>
    <style:style style:name="T7514" style:parent-style-name="Phôngmặcđịnhcủađoạnvăn" style:family="text">
      <style:text-properties fo:font-size="5pt" style:font-size-asian="5pt"/>
    </style:style>
    <style:style style:name="T7515" style:parent-style-name="Phôngmặcđịnhcủađoạnvăn" style:family="text">
      <style:text-properties fo:letter-spacing="-0.0041in" fo:font-size="5pt" style:font-size-asian="5pt"/>
    </style:style>
    <style:style style:name="T7516" style:parent-style-name="Phôngmặcđịnhcủađoạnvăn" style:family="text">
      <style:text-properties fo:font-size="5pt" style:font-size-asian="5pt"/>
    </style:style>
    <style:style style:name="T7517" style:parent-style-name="Phôngmặcđịnhcủađoạnvăn" style:family="text">
      <style:text-properties fo:letter-spacing="-0.0034in" fo:font-size="5pt" style:font-size-asian="5pt"/>
    </style:style>
    <style:style style:name="T7518" style:parent-style-name="Phôngmặcđịnhcủađoạnvăn" style:family="text">
      <style:text-properties fo:font-size="5pt" style:font-size-asian="5pt"/>
    </style:style>
    <style:style style:name="T7519" style:parent-style-name="Phôngmặcđịnhcủađoạnvăn" style:family="text">
      <style:text-properties fo:letter-spacing="-0.0041in" fo:font-size="5pt" style:font-size-asian="5pt"/>
    </style:style>
    <style:style style:name="T7520" style:parent-style-name="Phôngmặcđịnhcủađoạnvăn" style:family="text">
      <style:text-properties fo:font-size="5pt" style:font-size-asian="5pt"/>
    </style:style>
    <style:style style:name="T7521" style:parent-style-name="Phôngmặcđịnhcủađoạnvăn" style:family="text">
      <style:text-properties fo:letter-spacing="-0.0041in" fo:font-size="5pt" style:font-size-asian="5pt"/>
    </style:style>
    <style:style style:name="T7522" style:parent-style-name="Phôngmặcđịnhcủađoạnvăn" style:family="text">
      <style:text-properties fo:font-size="5pt" style:font-size-asian="5pt"/>
    </style:style>
    <style:style style:name="T7523" style:parent-style-name="Phôngmặcđịnhcủađoạnvăn" style:family="text">
      <style:text-properties fo:letter-spacing="-0.0034in" fo:font-size="5pt" style:font-size-asian="5pt"/>
    </style:style>
    <style:style style:name="T7524" style:parent-style-name="Phôngmặcđịnhcủađoạnvăn" style:family="text">
      <style:text-properties fo:font-size="5pt" style:font-size-asian="5pt"/>
    </style:style>
    <style:style style:name="T7525" style:parent-style-name="Phôngmặcđịnhcủađoạnvăn" style:family="text">
      <style:text-properties fo:letter-spacing="-0.0041in" fo:font-size="5pt" style:font-size-asian="5pt"/>
    </style:style>
    <style:style style:name="T7526" style:parent-style-name="Phôngmặcđịnhcủađoạnvăn" style:family="text">
      <style:text-properties fo:font-size="5pt" style:font-size-asian="5pt"/>
    </style:style>
    <style:style style:name="T7527" style:parent-style-name="Phôngmặcđịnhcủađoạnvăn" style:family="text">
      <style:text-properties fo:letter-spacing="-0.0041in" fo:font-size="5pt" style:font-size-asian="5pt"/>
    </style:style>
    <style:style style:name="T7528" style:parent-style-name="Phôngmặcđịnhcủađoạnvăn" style:family="text">
      <style:text-properties fo:font-size="5pt" style:font-size-asian="5pt"/>
    </style:style>
    <style:style style:name="T7529" style:parent-style-name="Phôngmặcđịnhcủađoạnvăn" style:family="text">
      <style:text-properties fo:letter-spacing="0.0277in" fo:font-size="5pt" style:font-size-asian="5pt"/>
    </style:style>
    <style:style style:name="T7530" style:parent-style-name="Phôngmặcđịnhcủađoạnvăn" style:family="text">
      <style:text-properties fo:font-size="5pt" style:font-size-asian="5pt"/>
    </style:style>
    <style:style style:name="P7531" style:parent-style-name="TableParagraph" style:family="paragraph">
      <style:paragraph-properties fo:margin-left="0.0166in">
        <style:tab-stops/>
      </style:paragraph-properties>
    </style:style>
    <style:style style:name="T7532" style:parent-style-name="Phôngmặcđịnhcủađoạnvăn" style:family="text">
      <style:text-properties fo:font-size="5pt" style:font-size-asian="5pt"/>
    </style:style>
    <style:style style:name="T7533" style:parent-style-name="Phôngmặcđịnhcủađoạnvăn" style:family="text">
      <style:text-properties fo:letter-spacing="-0.0034in" fo:font-size="5pt" style:font-size-asian="5pt"/>
    </style:style>
    <style:style style:name="T7534" style:parent-style-name="Phôngmặcđịnhcủađoạnvăn" style:family="text">
      <style:text-properties fo:font-size="5pt" style:font-size-asian="5pt"/>
    </style:style>
    <style:style style:name="T7535" style:parent-style-name="Phôngmặcđịnhcủađoạnvăn" style:family="text">
      <style:text-properties fo:letter-spacing="-0.0034in" fo:font-size="5pt" style:font-size-asian="5pt"/>
    </style:style>
    <style:style style:name="T7536" style:parent-style-name="Phôngmặcđịnhcủađoạnvăn" style:family="text">
      <style:text-properties fo:font-size="5pt" style:font-size-asian="5pt"/>
    </style:style>
    <style:style style:name="T7537" style:parent-style-name="Phôngmặcđịnhcủađoạnvăn" style:family="text">
      <style:text-properties fo:letter-spacing="-0.0027in" fo:font-size="5pt" style:font-size-asian="5pt"/>
    </style:style>
    <style:style style:name="T7538" style:parent-style-name="Phôngmặcđịnhcủađoạnvăn" style:family="text">
      <style:text-properties fo:font-size="5pt" style:font-size-asian="5pt"/>
    </style:style>
    <style:style style:name="T7539" style:parent-style-name="Phôngmặcđịnhcủađoạnvăn" style:family="text">
      <style:text-properties fo:letter-spacing="-0.0034in" fo:font-size="5pt" style:font-size-asian="5pt"/>
    </style:style>
    <style:style style:name="T7540" style:parent-style-name="Phôngmặcđịnhcủađoạnvăn" style:family="text">
      <style:text-properties fo:font-size="5pt" style:font-size-asian="5pt"/>
    </style:style>
    <style:style style:name="T7541" style:parent-style-name="Phôngmặcđịnhcủađoạnvăn" style:family="text">
      <style:text-properties fo:letter-spacing="-0.0027in" fo:font-size="5pt" style:font-size-asian="5pt"/>
    </style:style>
    <style:style style:name="T7542" style:parent-style-name="Phôngmặcđịnhcủađoạnvăn" style:family="text">
      <style:text-properties fo:font-size="5pt" style:font-size-asian="5pt"/>
    </style:style>
    <style:style style:name="T7543" style:parent-style-name="Phôngmặcđịnhcủađoạnvăn" style:family="text">
      <style:text-properties fo:letter-spacing="-0.0034in" fo:font-size="5pt" style:font-size-asian="5pt"/>
    </style:style>
    <style:style style:name="T7544" style:parent-style-name="Phôngmặcđịnhcủađoạnvăn" style:family="text">
      <style:text-properties fo:font-size="5pt" style:font-size-asian="5pt"/>
    </style:style>
    <style:style style:name="T7545" style:parent-style-name="Phôngmặcđịnhcủađoạnvăn" style:family="text">
      <style:text-properties fo:letter-spacing="-0.0027in" fo:font-size="5pt" style:font-size-asian="5pt"/>
    </style:style>
    <style:style style:name="T7546" style:parent-style-name="Phôngmặcđịnhcủađoạnvăn" style:family="text">
      <style:text-properties fo:font-size="5pt" style:font-size-asian="5pt"/>
    </style:style>
    <style:style style:name="T7547" style:parent-style-name="Phôngmặcđịnhcủađoạnvăn" style:family="text">
      <style:text-properties fo:letter-spacing="-0.0041in" fo:font-size="5pt" style:font-size-asian="5pt"/>
    </style:style>
    <style:style style:name="T7548" style:parent-style-name="Phôngmặcđịnhcủađoạnvăn" style:family="text">
      <style:text-properties fo:letter-spacing="-0.0013in" fo:font-size="5pt" style:font-size-asian="5pt"/>
    </style:style>
    <style:style style:name="P7549" style:parent-style-name="TableParagraph" style:family="paragraph">
      <style:paragraph-properties fo:margin-top="0.0152in" fo:margin-left="0.0166in">
        <style:tab-stops/>
      </style:paragraph-properties>
    </style:style>
    <style:style style:name="T7550" style:parent-style-name="Phôngmặcđịnhcủađoạnvăn" style:family="text">
      <style:text-properties fo:font-size="5pt" style:font-size-asian="5pt"/>
    </style:style>
    <style:style style:name="T7551" style:parent-style-name="Phôngmặcđịnhcủađoạnvăn" style:family="text">
      <style:text-properties fo:letter-spacing="-0.0034in" fo:font-size="5pt" style:font-size-asian="5pt"/>
    </style:style>
    <style:style style:name="T7552" style:parent-style-name="Phôngmặcđịnhcủađoạnvăn" style:family="text">
      <style:text-properties fo:font-size="5pt" style:font-size-asian="5pt"/>
    </style:style>
    <style:style style:name="T7553" style:parent-style-name="Phôngmặcđịnhcủađoạnvăn" style:family="text">
      <style:text-properties fo:letter-spacing="-0.0034in" fo:font-size="5pt" style:font-size-asian="5pt"/>
    </style:style>
    <style:style style:name="T7554" style:parent-style-name="Phôngmặcđịnhcủađoạnvăn" style:family="text">
      <style:text-properties fo:font-size="5pt" style:font-size-asian="5pt"/>
    </style:style>
    <style:style style:name="T7555" style:parent-style-name="Phôngmặcđịnhcủađoạnvăn" style:family="text">
      <style:text-properties fo:letter-spacing="-0.0034in" fo:font-size="5pt" style:font-size-asian="5pt"/>
    </style:style>
    <style:style style:name="T7556" style:parent-style-name="Phôngmặcđịnhcủađoạnvăn" style:family="text">
      <style:text-properties fo:font-size="5pt" style:font-size-asian="5pt"/>
    </style:style>
    <style:style style:name="T7557" style:parent-style-name="Phôngmặcđịnhcủađoạnvăn" style:family="text">
      <style:text-properties fo:letter-spacing="-0.0034in" fo:font-size="5pt" style:font-size-asian="5pt"/>
    </style:style>
    <style:style style:name="T7558" style:parent-style-name="Phôngmặcđịnhcủađoạnvăn" style:family="text">
      <style:text-properties fo:font-size="5pt" style:font-size-asian="5pt"/>
    </style:style>
    <style:style style:name="T7559" style:parent-style-name="Phôngmặcđịnhcủađoạnvăn" style:family="text">
      <style:text-properties fo:letter-spacing="-0.0027in" fo:font-size="5pt" style:font-size-asian="5pt"/>
    </style:style>
    <style:style style:name="T7560" style:parent-style-name="Phôngmặcđịnhcủađoạnvăn" style:family="text">
      <style:text-properties fo:font-size="5pt" style:font-size-asian="5pt"/>
    </style:style>
    <style:style style:name="T7561" style:parent-style-name="Phôngmặcđịnhcủađoạnvăn" style:family="text">
      <style:text-properties fo:letter-spacing="-0.0034in" fo:font-size="5pt" style:font-size-asian="5pt"/>
    </style:style>
    <style:style style:name="T7562" style:parent-style-name="Phôngmặcđịnhcủađoạnvăn" style:family="text">
      <style:text-properties fo:letter-spacing="-0.0013in" fo:font-size="5pt" style:font-size-asian="5pt"/>
    </style:style>
    <style:style style:name="P7563" style:parent-style-name="TableParagraph" style:family="paragraph">
      <style:paragraph-properties fo:margin-top="0.0152in" fo:margin-left="0.0166in">
        <style:tab-stops/>
      </style:paragraph-properties>
    </style:style>
    <style:style style:name="T7564" style:parent-style-name="Phôngmặcđịnhcủađoạnvăn" style:family="text">
      <style:text-properties fo:font-size="5pt" style:font-size-asian="5pt"/>
    </style:style>
    <style:style style:name="T7565" style:parent-style-name="Phôngmặcđịnhcủađoạnvăn" style:family="text">
      <style:text-properties fo:letter-spacing="-0.0027in" fo:font-size="5pt" style:font-size-asian="5pt"/>
    </style:style>
    <style:style style:name="T7566" style:parent-style-name="Phôngmặcđịnhcủađoạnvăn" style:family="text">
      <style:text-properties fo:font-size="5pt" style:font-size-asian="5pt"/>
    </style:style>
    <style:style style:name="T7567" style:parent-style-name="Phôngmặcđịnhcủađoạnvăn" style:family="text">
      <style:text-properties fo:letter-spacing="-0.0013in" fo:font-size="5pt" style:font-size-asian="5pt"/>
    </style:style>
    <style:style style:name="T7568" style:parent-style-name="Phôngmặcđịnhcủađoạnvăn" style:family="text">
      <style:text-properties fo:font-size="5pt" style:font-size-asian="5pt"/>
    </style:style>
    <style:style style:name="T7569" style:parent-style-name="Phôngmặcđịnhcủađoạnvăn" style:family="text">
      <style:text-properties fo:letter-spacing="-0.0027in" fo:font-size="5pt" style:font-size-asian="5pt"/>
    </style:style>
    <style:style style:name="T7570" style:parent-style-name="Phôngmặcđịnhcủađoạnvăn" style:family="text">
      <style:text-properties fo:font-size="5pt" style:font-size-asian="5pt"/>
    </style:style>
    <style:style style:name="T7571" style:parent-style-name="Phôngmặcđịnhcủađoạnvăn" style:family="text">
      <style:text-properties fo:letter-spacing="-0.0013in" fo:font-size="5pt" style:font-size-asian="5pt"/>
    </style:style>
    <style:style style:name="T7572" style:parent-style-name="Phôngmặcđịnhcủađoạnvăn" style:family="text">
      <style:text-properties fo:font-size="5pt" style:font-size-asian="5pt"/>
    </style:style>
    <style:style style:name="T7573" style:parent-style-name="Phôngmặcđịnhcủađoạnvăn" style:family="text">
      <style:text-properties fo:letter-spacing="-0.0013in" fo:font-size="5pt" style:font-size-asian="5pt"/>
    </style:style>
    <style:style style:name="T7574" style:parent-style-name="Phôngmặcđịnhcủađoạnvăn" style:family="text">
      <style:text-properties fo:font-size="5pt" style:font-size-asian="5pt"/>
    </style:style>
    <style:style style:name="T7575" style:parent-style-name="Phôngmặcđịnhcủađoạnvăn" style:family="text">
      <style:text-properties fo:letter-spacing="-0.0034in" fo:font-size="5pt" style:font-size-asian="5pt"/>
    </style:style>
    <style:style style:name="T7576" style:parent-style-name="Phôngmặcđịnhcủađoạnvăn" style:family="text">
      <style:text-properties fo:font-size="5pt" style:font-size-asian="5pt"/>
    </style:style>
    <style:style style:name="T7577" style:parent-style-name="Phôngmặcđịnhcủađoạnvăn" style:family="text">
      <style:text-properties fo:letter-spacing="-0.0027in" fo:font-size="5pt" style:font-size-asian="5pt"/>
    </style:style>
    <style:style style:name="T7578" style:parent-style-name="Phôngmặcđịnhcủađoạnvăn" style:family="text">
      <style:text-properties fo:font-size="5pt" style:font-size-asian="5pt"/>
    </style:style>
    <style:style style:name="T7579" style:parent-style-name="Phôngmặcđịnhcủađoạnvăn" style:family="text">
      <style:text-properties fo:letter-spacing="-0.0027in" fo:font-size="5pt" style:font-size-asian="5pt"/>
    </style:style>
    <style:style style:name="T7580" style:parent-style-name="Phôngmặcđịnhcủađoạnvăn" style:family="text">
      <style:text-properties fo:font-size="5pt" style:font-size-asian="5pt"/>
    </style:style>
    <style:style style:name="T7581" style:parent-style-name="Phôngmặcđịnhcủađoạnvăn" style:family="text">
      <style:text-properties fo:letter-spacing="-0.002in" fo:font-size="5pt" style:font-size-asian="5pt"/>
    </style:style>
    <style:style style:name="T7582" style:parent-style-name="Phôngmặcđịnhcủađoạnvăn" style:family="text">
      <style:text-properties fo:font-size="5pt" style:font-size-asian="5pt"/>
    </style:style>
    <style:style style:name="T7583" style:parent-style-name="Phôngmặcđịnhcủađoạnvăn" style:family="text">
      <style:text-properties fo:letter-spacing="-0.0027in" fo:font-size="5pt" style:font-size-asian="5pt"/>
    </style:style>
    <style:style style:name="T7584" style:parent-style-name="Phôngmặcđịnhcủađoạnvăn" style:family="text">
      <style:text-properties fo:font-size="5pt" style:font-size-asian="5pt"/>
    </style:style>
    <style:style style:name="T7585" style:parent-style-name="Phôngmặcđịnhcủađoạnvăn" style:family="text">
      <style:text-properties fo:letter-spacing="-0.0013in" fo:font-size="5pt" style:font-size-asian="5pt"/>
    </style:style>
    <style:style style:name="T7586" style:parent-style-name="Phôngmặcđịnhcủađoạnvăn" style:family="text">
      <style:text-properties fo:font-size="5pt" style:font-size-asian="5pt"/>
    </style:style>
    <style:style style:name="T7587" style:parent-style-name="Phôngmặcđịnhcủađoạnvăn" style:family="text">
      <style:text-properties fo:letter-spacing="-0.002in" fo:font-size="5pt" style:font-size-asian="5pt"/>
    </style:style>
    <style:style style:name="T7588" style:parent-style-name="Phôngmặcđịnhcủađoạnvăn" style:family="text">
      <style:text-properties fo:font-size="5pt" style:font-size-asian="5pt"/>
    </style:style>
    <style:style style:name="T7589" style:parent-style-name="Phôngmặcđịnhcủađoạnvăn" style:family="text">
      <style:text-properties fo:letter-spacing="-0.0027in" fo:font-size="5pt" style:font-size-asian="5pt"/>
    </style:style>
    <style:style style:name="T7590" style:parent-style-name="Phôngmặcđịnhcủađoạnvăn" style:family="text">
      <style:text-properties fo:font-size="5pt" style:font-size-asian="5pt"/>
    </style:style>
    <style:style style:name="T7591" style:parent-style-name="Phôngmặcđịnhcủađoạnvăn" style:family="text">
      <style:text-properties fo:letter-spacing="-0.0013in" fo:font-size="5pt" style:font-size-asian="5pt"/>
    </style:style>
    <style:style style:name="T7592" style:parent-style-name="Phôngmặcđịnhcủađoạnvăn" style:family="text">
      <style:text-properties fo:font-size="5pt" style:font-size-asian="5pt"/>
    </style:style>
    <style:style style:name="T7593" style:parent-style-name="Phôngmặcđịnhcủađoạnvăn" style:family="text">
      <style:text-properties fo:letter-spacing="-0.0027in" fo:font-size="5pt" style:font-size-asian="5pt"/>
    </style:style>
    <style:style style:name="T7594" style:parent-style-name="Phôngmặcđịnhcủađoạnvăn" style:family="text">
      <style:text-properties fo:font-size="5pt" style:font-size-asian="5pt"/>
    </style:style>
    <style:style style:name="T7595" style:parent-style-name="Phôngmặcđịnhcủađoạnvăn" style:family="text">
      <style:text-properties fo:letter-spacing="-0.0013in" fo:font-size="5pt" style:font-size-asian="5pt"/>
    </style:style>
    <style:style style:name="TableCell7596" style:family="table-cell">
      <style:table-cell-properties fo:border="0.0069in solid #000000" style:writing-mode="lr-tb" fo:padding-top="0in" fo:padding-left="0in" fo:padding-bottom="0in" fo:padding-right="0in"/>
    </style:style>
    <style:style style:name="P7597" style:parent-style-name="TableParagraph" style:family="paragraph">
      <style:text-properties style:font-name="Times New Roman" fo:font-size="5pt" style:font-size-asian="5pt"/>
    </style:style>
    <style:style style:name="P7598" style:parent-style-name="TableParagraph" style:family="paragraph">
      <style:text-properties style:font-name="Times New Roman" fo:font-size="5pt" style:font-size-asian="5pt"/>
    </style:style>
    <style:style style:name="P7599" style:parent-style-name="TableParagraph" style:family="paragraph">
      <style:text-properties style:font-name="Times New Roman" fo:font-size="5pt" style:font-size-asian="5pt"/>
    </style:style>
    <style:style style:name="P7600" style:parent-style-name="TableParagraph" style:family="paragraph">
      <style:text-properties style:font-name="Times New Roman" fo:font-size="5pt" style:font-size-asian="5pt"/>
    </style:style>
    <style:style style:name="P7601" style:parent-style-name="TableParagraph" style:family="paragraph">
      <style:text-properties style:font-name="Times New Roman" fo:font-size="5pt" style:font-size-asian="5pt"/>
    </style:style>
    <style:style style:name="P7602" style:parent-style-name="TableParagraph" style:family="paragraph">
      <style:text-properties style:font-name="Times New Roman" fo:font-size="5pt" style:font-size-asian="5pt"/>
    </style:style>
    <style:style style:name="P7603" style:parent-style-name="TableParagraph" style:family="paragraph">
      <style:text-properties style:font-name="Times New Roman" fo:font-size="5pt" style:font-size-asian="5pt"/>
    </style:style>
    <style:style style:name="P7604" style:parent-style-name="TableParagraph" style:family="paragraph">
      <style:text-properties style:font-name="Times New Roman" fo:font-size="5pt" style:font-size-asian="5pt"/>
    </style:style>
    <style:style style:name="P7605" style:parent-style-name="TableParagraph" style:family="paragraph">
      <style:text-properties style:font-name="Times New Roman" fo:font-size="5pt" style:font-size-asian="5pt"/>
    </style:style>
    <style:style style:name="P7606" style:parent-style-name="TableParagraph" style:family="paragraph">
      <style:text-properties style:font-name="Times New Roman" fo:font-size="5pt" style:font-size-asian="5pt"/>
    </style:style>
    <style:style style:name="P7607" style:parent-style-name="TableParagraph" style:family="paragraph">
      <style:text-properties style:font-name="Times New Roman" fo:font-size="5pt" style:font-size-asian="5pt"/>
    </style:style>
    <style:style style:name="P7608" style:parent-style-name="TableParagraph" style:family="paragraph">
      <style:text-properties style:font-name="Times New Roman" fo:font-size="5pt" style:font-size-asian="5pt"/>
    </style:style>
    <style:style style:name="P7609" style:parent-style-name="TableParagraph" style:family="paragraph">
      <style:text-properties style:font-name="Times New Roman" fo:font-size="5pt" style:font-size-asian="5pt"/>
    </style:style>
    <style:style style:name="P7610" style:parent-style-name="TableParagraph" style:family="paragraph">
      <style:text-properties style:font-name="Times New Roman" fo:font-size="5pt" style:font-size-asian="5pt"/>
    </style:style>
    <style:style style:name="P7611" style:parent-style-name="TableParagraph" style:family="paragraph">
      <style:paragraph-properties fo:margin-top="0.0673in"/>
      <style:text-properties style:font-name="Times New Roman" fo:font-size="5pt" style:font-size-asian="5pt"/>
    </style:style>
    <style:style style:name="P7612" style:parent-style-name="TableParagraph" style:family="paragraph">
      <style:paragraph-properties fo:margin-top="0.0006in" fo:margin-left="0.0173in">
        <style:tab-stops/>
      </style:paragraph-properties>
    </style:style>
    <style:style style:name="T7613" style:parent-style-name="Phôngmặcđịnhcủađoạnvăn" style:family="text">
      <style:text-properties fo:letter-spacing="-0.0034in" fo:font-size="5pt" style:font-size-asian="5pt"/>
    </style:style>
    <style:style style:name="TableCell7614" style:family="table-cell">
      <style:table-cell-properties fo:border="0.0069in solid #000000" style:writing-mode="lr-tb" fo:padding-top="0in" fo:padding-left="0in" fo:padding-bottom="0in" fo:padding-right="0in"/>
    </style:style>
    <style:style style:name="P7615" style:parent-style-name="TableParagraph" style:family="paragraph">
      <style:text-properties style:font-name="Times New Roman" fo:font-size="5pt" style:font-size-asian="5pt"/>
    </style:style>
    <style:style style:name="P7616" style:parent-style-name="TableParagraph" style:family="paragraph">
      <style:text-properties style:font-name="Times New Roman" fo:font-size="5pt" style:font-size-asian="5pt"/>
    </style:style>
    <style:style style:name="P7617" style:parent-style-name="TableParagraph" style:family="paragraph">
      <style:text-properties style:font-name="Times New Roman" fo:font-size="5pt" style:font-size-asian="5pt"/>
    </style:style>
    <style:style style:name="P7618" style:parent-style-name="TableParagraph" style:family="paragraph">
      <style:text-properties style:font-name="Times New Roman" fo:font-size="5pt" style:font-size-asian="5pt"/>
    </style:style>
    <style:style style:name="P7619" style:parent-style-name="TableParagraph" style:family="paragraph">
      <style:text-properties style:font-name="Times New Roman" fo:font-size="5pt" style:font-size-asian="5pt"/>
    </style:style>
    <style:style style:name="P7620" style:parent-style-name="TableParagraph" style:family="paragraph">
      <style:text-properties style:font-name="Times New Roman" fo:font-size="5pt" style:font-size-asian="5pt"/>
    </style:style>
    <style:style style:name="P7621" style:parent-style-name="TableParagraph" style:family="paragraph">
      <style:text-properties style:font-name="Times New Roman" fo:font-size="5pt" style:font-size-asian="5pt"/>
    </style:style>
    <style:style style:name="P7622" style:parent-style-name="TableParagraph" style:family="paragraph">
      <style:text-properties style:font-name="Times New Roman" fo:font-size="5pt" style:font-size-asian="5pt"/>
    </style:style>
    <style:style style:name="P7623" style:parent-style-name="TableParagraph" style:family="paragraph">
      <style:text-properties style:font-name="Times New Roman" fo:font-size="5pt" style:font-size-asian="5pt"/>
    </style:style>
    <style:style style:name="P7624" style:parent-style-name="TableParagraph" style:family="paragraph">
      <style:text-properties style:font-name="Times New Roman" fo:font-size="5pt" style:font-size-asian="5pt"/>
    </style:style>
    <style:style style:name="P7625" style:parent-style-name="TableParagraph" style:family="paragraph">
      <style:text-properties style:font-name="Times New Roman" fo:font-size="5pt" style:font-size-asian="5pt"/>
    </style:style>
    <style:style style:name="P7626" style:parent-style-name="TableParagraph" style:family="paragraph">
      <style:text-properties style:font-name="Times New Roman" fo:font-size="5pt" style:font-size-asian="5pt"/>
    </style:style>
    <style:style style:name="P7627" style:parent-style-name="TableParagraph" style:family="paragraph">
      <style:text-properties style:font-name="Times New Roman" fo:font-size="5pt" style:font-size-asian="5pt"/>
    </style:style>
    <style:style style:name="P7628" style:parent-style-name="TableParagraph" style:family="paragraph">
      <style:text-properties style:font-name="Times New Roman" fo:font-size="5pt" style:font-size-asian="5pt"/>
    </style:style>
    <style:style style:name="P7629" style:parent-style-name="TableParagraph" style:family="paragraph">
      <style:paragraph-properties fo:margin-top="0.0673in"/>
      <style:text-properties style:font-name="Times New Roman" fo:font-size="5pt" style:font-size-asian="5pt"/>
    </style:style>
    <style:style style:name="P7630" style:parent-style-name="TableParagraph" style:family="paragraph">
      <style:paragraph-properties fo:margin-top="0.0006in" fo:margin-left="0.0173in">
        <style:tab-stops/>
      </style:paragraph-properties>
    </style:style>
    <style:style style:name="T7631" style:parent-style-name="Phôngmặcđịnhcủađoạnvăn" style:family="text">
      <style:text-properties fo:letter-spacing="-0.0034in" style:text-scale="105%" fo:font-size="5pt" style:font-size-asian="5pt"/>
    </style:style>
    <style:style style:name="TableCell7632" style:family="table-cell">
      <style:table-cell-properties fo:border="0.0069in solid #000000" style:writing-mode="lr-tb" fo:padding-top="0in" fo:padding-left="0in" fo:padding-bottom="0in" fo:padding-right="0in"/>
    </style:style>
    <style:style style:name="P7633" style:parent-style-name="TableParagraph" style:family="paragraph">
      <style:text-properties style:font-name="Times New Roman" fo:font-size="5pt" style:font-size-asian="5pt"/>
    </style:style>
    <style:style style:name="P7634" style:parent-style-name="TableParagraph" style:family="paragraph">
      <style:text-properties style:font-name="Times New Roman" fo:font-size="5pt" style:font-size-asian="5pt"/>
    </style:style>
    <style:style style:name="P7635" style:parent-style-name="TableParagraph" style:family="paragraph">
      <style:text-properties style:font-name="Times New Roman" fo:font-size="5pt" style:font-size-asian="5pt"/>
    </style:style>
    <style:style style:name="P7636" style:parent-style-name="TableParagraph" style:family="paragraph">
      <style:text-properties style:font-name="Times New Roman" fo:font-size="5pt" style:font-size-asian="5pt"/>
    </style:style>
    <style:style style:name="P7637" style:parent-style-name="TableParagraph" style:family="paragraph">
      <style:text-properties style:font-name="Times New Roman" fo:font-size="5pt" style:font-size-asian="5pt"/>
    </style:style>
    <style:style style:name="P7638" style:parent-style-name="TableParagraph" style:family="paragraph">
      <style:text-properties style:font-name="Times New Roman" fo:font-size="5pt" style:font-size-asian="5pt"/>
    </style:style>
    <style:style style:name="P7639" style:parent-style-name="TableParagraph" style:family="paragraph">
      <style:text-properties style:font-name="Times New Roman" fo:font-size="5pt" style:font-size-asian="5pt"/>
    </style:style>
    <style:style style:name="P7640" style:parent-style-name="TableParagraph" style:family="paragraph">
      <style:text-properties style:font-name="Times New Roman" fo:font-size="5pt" style:font-size-asian="5pt"/>
    </style:style>
    <style:style style:name="P7641" style:parent-style-name="TableParagraph" style:family="paragraph">
      <style:text-properties style:font-name="Times New Roman" fo:font-size="5pt" style:font-size-asian="5pt"/>
    </style:style>
    <style:style style:name="P7642" style:parent-style-name="TableParagraph" style:family="paragraph">
      <style:text-properties style:font-name="Times New Roman" fo:font-size="5pt" style:font-size-asian="5pt"/>
    </style:style>
    <style:style style:name="P7643" style:parent-style-name="TableParagraph" style:family="paragraph">
      <style:text-properties style:font-name="Times New Roman" fo:font-size="5pt" style:font-size-asian="5pt"/>
    </style:style>
    <style:style style:name="P7644" style:parent-style-name="TableParagraph" style:family="paragraph">
      <style:text-properties style:font-name="Times New Roman" fo:font-size="5pt" style:font-size-asian="5pt"/>
    </style:style>
    <style:style style:name="P7645" style:parent-style-name="TableParagraph" style:family="paragraph">
      <style:text-properties style:font-name="Times New Roman" fo:font-size="5pt" style:font-size-asian="5pt"/>
    </style:style>
    <style:style style:name="P7646" style:parent-style-name="TableParagraph" style:family="paragraph">
      <style:text-properties style:font-name="Times New Roman" fo:font-size="5pt" style:font-size-asian="5pt"/>
    </style:style>
    <style:style style:name="P7647" style:parent-style-name="TableParagraph" style:family="paragraph">
      <style:paragraph-properties fo:margin-top="0.0673in"/>
      <style:text-properties style:font-name="Times New Roman" fo:font-size="5pt" style:font-size-asian="5pt"/>
    </style:style>
    <style:style style:name="P7648" style:parent-style-name="TableParagraph" style:family="paragraph">
      <style:paragraph-properties fo:margin-top="0.0006in" fo:margin-left="0.018in">
        <style:tab-stops/>
      </style:paragraph-properties>
    </style:style>
    <style:style style:name="T7649" style:parent-style-name="Phôngmặcđịnhcủađoạnvăn" style:family="text">
      <style:text-properties fo:letter-spacing="-0.0013in" fo:font-size="5pt" style:font-size-asian="5pt"/>
    </style:style>
    <style:style style:name="TableCell7650" style:family="table-cell">
      <style:table-cell-properties fo:border="0.0069in solid #000000" style:writing-mode="lr-tb" fo:padding-top="0in" fo:padding-left="0in" fo:padding-bottom="0in" fo:padding-right="0in"/>
    </style:style>
    <style:style style:name="P7651" style:parent-style-name="TableParagraph" style:family="paragraph">
      <style:text-properties style:font-name="Times New Roman" fo:font-size="5pt" style:font-size-asian="5pt"/>
    </style:style>
    <style:style style:name="P7652" style:parent-style-name="TableParagraph" style:family="paragraph">
      <style:text-properties style:font-name="Times New Roman" fo:font-size="5pt" style:font-size-asian="5pt"/>
    </style:style>
    <style:style style:name="P7653" style:parent-style-name="TableParagraph" style:family="paragraph">
      <style:text-properties style:font-name="Times New Roman" fo:font-size="5pt" style:font-size-asian="5pt"/>
    </style:style>
    <style:style style:name="P7654" style:parent-style-name="TableParagraph" style:family="paragraph">
      <style:text-properties style:font-name="Times New Roman" fo:font-size="5pt" style:font-size-asian="5pt"/>
    </style:style>
    <style:style style:name="P7655" style:parent-style-name="TableParagraph" style:family="paragraph">
      <style:text-properties style:font-name="Times New Roman" fo:font-size="5pt" style:font-size-asian="5pt"/>
    </style:style>
    <style:style style:name="P7656" style:parent-style-name="TableParagraph" style:family="paragraph">
      <style:text-properties style:font-name="Times New Roman" fo:font-size="5pt" style:font-size-asian="5pt"/>
    </style:style>
    <style:style style:name="P7657" style:parent-style-name="TableParagraph" style:family="paragraph">
      <style:text-properties style:font-name="Times New Roman" fo:font-size="5pt" style:font-size-asian="5pt"/>
    </style:style>
    <style:style style:name="P7658" style:parent-style-name="TableParagraph" style:family="paragraph">
      <style:text-properties style:font-name="Times New Roman" fo:font-size="5pt" style:font-size-asian="5pt"/>
    </style:style>
    <style:style style:name="P7659" style:parent-style-name="TableParagraph" style:family="paragraph">
      <style:text-properties style:font-name="Times New Roman" fo:font-size="5pt" style:font-size-asian="5pt"/>
    </style:style>
    <style:style style:name="P7660" style:parent-style-name="TableParagraph" style:family="paragraph">
      <style:text-properties style:font-name="Times New Roman" fo:font-size="5pt" style:font-size-asian="5pt"/>
    </style:style>
    <style:style style:name="P7661" style:parent-style-name="TableParagraph" style:family="paragraph">
      <style:text-properties style:font-name="Times New Roman" fo:font-size="5pt" style:font-size-asian="5pt"/>
    </style:style>
    <style:style style:name="P7662" style:parent-style-name="TableParagraph" style:family="paragraph">
      <style:text-properties style:font-name="Times New Roman" fo:font-size="5pt" style:font-size-asian="5pt"/>
    </style:style>
    <style:style style:name="P7663" style:parent-style-name="TableParagraph" style:family="paragraph">
      <style:text-properties style:font-name="Times New Roman" fo:font-size="5pt" style:font-size-asian="5pt"/>
    </style:style>
    <style:style style:name="P7664" style:parent-style-name="TableParagraph" style:family="paragraph">
      <style:text-properties style:font-name="Times New Roman" fo:font-size="5pt" style:font-size-asian="5pt"/>
    </style:style>
    <style:style style:name="P7665" style:parent-style-name="TableParagraph" style:family="paragraph">
      <style:paragraph-properties fo:margin-top="0.0673in"/>
      <style:text-properties style:font-name="Times New Roman" fo:font-size="5pt" style:font-size-asian="5pt"/>
    </style:style>
    <style:style style:name="P7666" style:parent-style-name="TableParagraph" style:family="paragraph">
      <style:paragraph-properties fo:margin-top="0.0006in" fo:margin-left="0.0187in">
        <style:tab-stops/>
      </style:paragraph-properties>
    </style:style>
    <style:style style:name="T7667" style:parent-style-name="Phôngmặcđịnhcủađoạnvăn" style:family="text">
      <style:text-properties fo:letter-spacing="-0.0069in" style:text-scale="105%" fo:font-size="5pt" style:font-size-asian="5pt"/>
    </style:style>
    <style:style style:name="TableRow7668" style:family="table-row">
      <style:table-row-properties style:min-row-height="2.6486in" style:use-optimal-row-height="false"/>
    </style:style>
    <style:style style:name="TableCell7669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7670" style:parent-style-name="TableParagraph" style:family="paragraph">
      <style:text-properties style:font-name="Times New Roman" fo:font-size="5pt" style:font-size-asian="5pt"/>
    </style:style>
    <style:style style:name="P7671" style:parent-style-name="TableParagraph" style:family="paragraph">
      <style:text-properties style:font-name="Times New Roman" fo:font-size="5pt" style:font-size-asian="5pt"/>
    </style:style>
    <style:style style:name="P7672" style:parent-style-name="TableParagraph" style:family="paragraph">
      <style:text-properties style:font-name="Times New Roman" fo:font-size="5pt" style:font-size-asian="5pt"/>
    </style:style>
    <style:style style:name="P7673" style:parent-style-name="TableParagraph" style:family="paragraph">
      <style:text-properties style:font-name="Times New Roman" fo:font-size="5pt" style:font-size-asian="5pt"/>
    </style:style>
    <style:style style:name="P7674" style:parent-style-name="TableParagraph" style:family="paragraph">
      <style:text-properties style:font-name="Times New Roman" fo:font-size="5pt" style:font-size-asian="5pt"/>
    </style:style>
    <style:style style:name="P7675" style:parent-style-name="TableParagraph" style:family="paragraph">
      <style:text-properties style:font-name="Times New Roman" fo:font-size="5pt" style:font-size-asian="5pt"/>
    </style:style>
    <style:style style:name="P7676" style:parent-style-name="TableParagraph" style:family="paragraph">
      <style:text-properties style:font-name="Times New Roman" fo:font-size="5pt" style:font-size-asian="5pt"/>
    </style:style>
    <style:style style:name="P7677" style:parent-style-name="TableParagraph" style:family="paragraph">
      <style:text-properties style:font-name="Times New Roman" fo:font-size="5pt" style:font-size-asian="5pt"/>
    </style:style>
    <style:style style:name="P7678" style:parent-style-name="TableParagraph" style:family="paragraph">
      <style:text-properties style:font-name="Times New Roman" fo:font-size="5pt" style:font-size-asian="5pt"/>
    </style:style>
    <style:style style:name="P7679" style:parent-style-name="TableParagraph" style:family="paragraph">
      <style:text-properties style:font-name="Times New Roman" fo:font-size="5pt" style:font-size-asian="5pt"/>
    </style:style>
    <style:style style:name="P7680" style:parent-style-name="TableParagraph" style:family="paragraph">
      <style:text-properties style:font-name="Times New Roman" fo:font-size="5pt" style:font-size-asian="5pt"/>
    </style:style>
    <style:style style:name="P7681" style:parent-style-name="TableParagraph" style:family="paragraph">
      <style:text-properties style:font-name="Times New Roman" fo:font-size="5pt" style:font-size-asian="5pt"/>
    </style:style>
    <style:style style:name="P7682" style:parent-style-name="TableParagraph" style:family="paragraph">
      <style:text-properties style:font-name="Times New Roman" fo:font-size="5pt" style:font-size-asian="5pt"/>
    </style:style>
    <style:style style:name="P7683" style:parent-style-name="TableParagraph" style:family="paragraph">
      <style:text-properties style:font-name="Times New Roman" fo:font-size="5pt" style:font-size-asian="5pt"/>
    </style:style>
    <style:style style:name="P7684" style:parent-style-name="TableParagraph" style:family="paragraph">
      <style:text-properties style:font-name="Times New Roman" fo:font-size="5pt" style:font-size-asian="5pt"/>
    </style:style>
    <style:style style:name="P7685" style:parent-style-name="TableParagraph" style:family="paragraph">
      <style:paragraph-properties fo:margin-top="0.0076in"/>
      <style:text-properties style:font-name="Times New Roman" fo:font-size="5pt" style:font-size-asian="5pt"/>
    </style:style>
    <style:style style:name="P7686" style:parent-style-name="TableParagraph" style:family="paragraph">
      <style:paragraph-properties fo:margin-left="0.0159in">
        <style:tab-stops/>
      </style:paragraph-properties>
    </style:style>
    <style:style style:name="T7687" style:parent-style-name="Phôngmặcđịnhcủađoạnvăn" style:family="text">
      <style:text-properties fo:letter-spacing="-0.0013in" fo:font-size="5pt" style:font-size-asian="5pt"/>
    </style:style>
    <style:style style:name="TableCell7688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7689" style:parent-style-name="TableParagraph" style:family="paragraph">
      <style:text-properties style:font-name="Times New Roman" fo:font-size="5pt" style:font-size-asian="5pt"/>
    </style:style>
    <style:style style:name="P7690" style:parent-style-name="TableParagraph" style:family="paragraph">
      <style:text-properties style:font-name="Times New Roman" fo:font-size="5pt" style:font-size-asian="5pt"/>
    </style:style>
    <style:style style:name="P7691" style:parent-style-name="TableParagraph" style:family="paragraph">
      <style:text-properties style:font-name="Times New Roman" fo:font-size="5pt" style:font-size-asian="5pt"/>
    </style:style>
    <style:style style:name="P7692" style:parent-style-name="TableParagraph" style:family="paragraph">
      <style:text-properties style:font-name="Times New Roman" fo:font-size="5pt" style:font-size-asian="5pt"/>
    </style:style>
    <style:style style:name="P7693" style:parent-style-name="TableParagraph" style:family="paragraph">
      <style:text-properties style:font-name="Times New Roman" fo:font-size="5pt" style:font-size-asian="5pt"/>
    </style:style>
    <style:style style:name="P7694" style:parent-style-name="TableParagraph" style:family="paragraph">
      <style:text-properties style:font-name="Times New Roman" fo:font-size="5pt" style:font-size-asian="5pt"/>
    </style:style>
    <style:style style:name="P7695" style:parent-style-name="TableParagraph" style:family="paragraph">
      <style:text-properties style:font-name="Times New Roman" fo:font-size="5pt" style:font-size-asian="5pt"/>
    </style:style>
    <style:style style:name="P7696" style:parent-style-name="TableParagraph" style:family="paragraph">
      <style:text-properties style:font-name="Times New Roman" fo:font-size="5pt" style:font-size-asian="5pt"/>
    </style:style>
    <style:style style:name="P7697" style:parent-style-name="TableParagraph" style:family="paragraph">
      <style:text-properties style:font-name="Times New Roman" fo:font-size="5pt" style:font-size-asian="5pt"/>
    </style:style>
    <style:style style:name="P7698" style:parent-style-name="TableParagraph" style:family="paragraph">
      <style:text-properties style:font-name="Times New Roman" fo:font-size="5pt" style:font-size-asian="5pt"/>
    </style:style>
    <style:style style:name="P7699" style:parent-style-name="TableParagraph" style:family="paragraph">
      <style:text-properties style:font-name="Times New Roman" fo:font-size="5pt" style:font-size-asian="5pt"/>
    </style:style>
    <style:style style:name="P7700" style:parent-style-name="TableParagraph" style:family="paragraph">
      <style:text-properties style:font-name="Times New Roman" fo:font-size="5pt" style:font-size-asian="5pt"/>
    </style:style>
    <style:style style:name="P7701" style:parent-style-name="TableParagraph" style:family="paragraph">
      <style:text-properties style:font-name="Times New Roman" fo:font-size="5pt" style:font-size-asian="5pt"/>
    </style:style>
    <style:style style:name="P7702" style:parent-style-name="TableParagraph" style:family="paragraph">
      <style:text-properties style:font-name="Times New Roman" fo:font-size="5pt" style:font-size-asian="5pt"/>
    </style:style>
    <style:style style:name="P7703" style:parent-style-name="TableParagraph" style:family="paragraph">
      <style:text-properties style:font-name="Times New Roman" fo:font-size="5pt" style:font-size-asian="5pt"/>
    </style:style>
    <style:style style:name="P7704" style:parent-style-name="TableParagraph" style:family="paragraph">
      <style:paragraph-properties fo:margin-top="0.0027in"/>
      <style:text-properties style:font-name="Times New Roman" fo:font-size="5pt" style:font-size-asian="5pt"/>
    </style:style>
    <style:style style:name="P7705" style:parent-style-name="TableParagraph" style:family="paragraph">
      <style:paragraph-properties fo:margin-left="0.0159in">
        <style:tab-stops/>
      </style:paragraph-properties>
    </style:style>
    <style:style style:name="T7706" style:parent-style-name="Phôngmặcđịnhcủađoạnvăn" style:family="text">
      <style:text-properties fo:font-size="5pt" style:font-size-asian="5pt"/>
    </style:style>
    <style:style style:name="T7707" style:parent-style-name="Phôngmặcđịnhcủađoạnvăn" style:family="text">
      <style:text-properties fo:letter-spacing="-0.0041in" fo:font-size="5pt" style:font-size-asian="5pt"/>
    </style:style>
    <style:style style:name="T7708" style:parent-style-name="Phôngmặcđịnhcủađoạnvăn" style:family="text">
      <style:text-properties fo:font-size="5pt" style:font-size-asian="5pt"/>
    </style:style>
    <style:style style:name="T7709" style:parent-style-name="Phôngmặcđịnhcủađoạnvăn" style:family="text">
      <style:text-properties fo:letter-spacing="-0.0041in" fo:font-size="5pt" style:font-size-asian="5pt"/>
    </style:style>
    <style:style style:name="T7710" style:parent-style-name="Phôngmặcđịnhcủađoạnvăn" style:family="text">
      <style:text-properties fo:letter-spacing="-0.0013in" fo:font-size="5pt" style:font-size-asian="5pt"/>
    </style:style>
    <style:style style:name="TableCell7711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7712" style:parent-style-name="TableParagraph" style:family="paragraph">
      <style:paragraph-properties fo:margin-top="0.0055in"/>
      <style:text-properties style:font-name="Times New Roman" fo:font-size="5pt" style:font-size-asian="5pt"/>
    </style:style>
    <style:style style:name="P7713" style:parent-style-name="TableParagraph" style:family="paragraph">
      <style:paragraph-properties fo:line-height="117%" fo:margin-left="0.0166in" fo:margin-right="1.3562in">
        <style:tab-stops/>
      </style:paragraph-properties>
    </style:style>
    <style:style style:name="T7714" style:parent-style-name="Phôngmặcđịnhcủađoạnvăn" style:family="text">
      <style:text-properties fo:font-size="5pt" style:font-size-asian="5pt"/>
    </style:style>
    <style:style style:name="T7715" style:parent-style-name="Phôngmặcđịnhcủađoạnvăn" style:family="text">
      <style:text-properties fo:letter-spacing="-0.0027in" fo:font-size="5pt" style:font-size-asian="5pt"/>
    </style:style>
    <style:style style:name="T7716" style:parent-style-name="Phôngmặcđịnhcủađoạnvăn" style:family="text">
      <style:text-properties fo:font-size="5pt" style:font-size-asian="5pt"/>
    </style:style>
    <style:style style:name="T7717" style:parent-style-name="Phôngmặcđịnhcủađoạnvăn" style:family="text">
      <style:text-properties fo:letter-spacing="-0.002in" fo:font-size="5pt" style:font-size-asian="5pt"/>
    </style:style>
    <style:style style:name="T7718" style:parent-style-name="Phôngmặcđịnhcủađoạnvăn" style:family="text">
      <style:text-properties fo:font-size="5pt" style:font-size-asian="5pt"/>
    </style:style>
    <style:style style:name="T7719" style:parent-style-name="Phôngmặcđịnhcủađoạnvăn" style:family="text">
      <style:text-properties fo:letter-spacing="-0.002in" fo:font-size="5pt" style:font-size-asian="5pt"/>
    </style:style>
    <style:style style:name="T7720" style:parent-style-name="Phôngmặcđịnhcủađoạnvăn" style:family="text">
      <style:text-properties fo:font-size="5pt" style:font-size-asian="5pt"/>
    </style:style>
    <style:style style:name="T7721" style:parent-style-name="Phôngmặcđịnhcủađoạnvăn" style:family="text">
      <style:text-properties fo:letter-spacing="-0.0034in" fo:font-size="5pt" style:font-size-asian="5pt"/>
    </style:style>
    <style:style style:name="T7722" style:parent-style-name="Phôngmặcđịnhcủađoạnvăn" style:family="text">
      <style:text-properties fo:font-size="5pt" style:font-size-asian="5pt"/>
    </style:style>
    <style:style style:name="T7723" style:parent-style-name="Phôngmặcđịnhcủađoạnvăn" style:family="text">
      <style:text-properties fo:letter-spacing="-0.0027in" fo:font-size="5pt" style:font-size-asian="5pt"/>
    </style:style>
    <style:style style:name="T7724" style:parent-style-name="Phôngmặcđịnhcủađoạnvăn" style:family="text">
      <style:text-properties fo:font-size="5pt" style:font-size-asian="5pt"/>
    </style:style>
    <style:style style:name="T7725" style:parent-style-name="Phôngmặcđịnhcủađoạnvăn" style:family="text">
      <style:text-properties fo:letter-spacing="-0.0034in" fo:font-size="5pt" style:font-size-asian="5pt"/>
    </style:style>
    <style:style style:name="T7726" style:parent-style-name="Phôngmặcđịnhcủađoạnvăn" style:family="text">
      <style:text-properties fo:font-size="5pt" style:font-size-asian="5pt"/>
    </style:style>
    <style:style style:name="T7727" style:parent-style-name="Phôngmặcđịnhcủađoạnvăn" style:family="text">
      <style:text-properties fo:letter-spacing="-0.002in" fo:font-size="5pt" style:font-size-asian="5pt"/>
    </style:style>
    <style:style style:name="T7728" style:parent-style-name="Phôngmặcđịnhcủađoạnvăn" style:family="text">
      <style:text-properties fo:font-size="5pt" style:font-size-asian="5pt"/>
    </style:style>
    <style:style style:name="T7729" style:parent-style-name="Phôngmặcđịnhcủađoạnvăn" style:family="text">
      <style:text-properties fo:letter-spacing="-0.002in" fo:font-size="5pt" style:font-size-asian="5pt"/>
    </style:style>
    <style:style style:name="T7730" style:parent-style-name="Phôngmặcđịnhcủađoạnvăn" style:family="text">
      <style:text-properties fo:font-size="5pt" style:font-size-asian="5pt"/>
    </style:style>
    <style:style style:name="T7731" style:parent-style-name="Phôngmặcđịnhcủađoạnvăn" style:family="text">
      <style:text-properties fo:letter-spacing="-0.0027in" fo:font-size="5pt" style:font-size-asian="5pt"/>
    </style:style>
    <style:style style:name="T7732" style:parent-style-name="Phôngmặcđịnhcủađoạnvăn" style:family="text">
      <style:text-properties fo:font-size="5pt" style:font-size-asian="5pt"/>
    </style:style>
    <style:style style:name="T7733" style:parent-style-name="Phôngmặcđịnhcủađoạnvăn" style:family="text">
      <style:text-properties fo:letter-spacing="-0.0034in" fo:font-size="5pt" style:font-size-asian="5pt"/>
    </style:style>
    <style:style style:name="T7734" style:parent-style-name="Phôngmặcđịnhcủađoạnvăn" style:family="text">
      <style:text-properties fo:font-size="5pt" style:font-size-asian="5pt"/>
    </style:style>
    <style:style style:name="T7735" style:parent-style-name="Phôngmặcđịnhcủađoạnvăn" style:family="text">
      <style:text-properties fo:letter-spacing="-0.0027in" fo:font-size="5pt" style:font-size-asian="5pt"/>
    </style:style>
    <style:style style:name="T7736" style:parent-style-name="Phôngmặcđịnhcủađoạnvăn" style:family="text">
      <style:text-properties fo:font-size="5pt" style:font-size-asian="5pt"/>
    </style:style>
    <style:style style:name="T7737" style:parent-style-name="Phôngmặcđịnhcủađoạnvăn" style:family="text">
      <style:text-properties fo:letter-spacing="-0.0027in" fo:font-size="5pt" style:font-size-asian="5pt"/>
    </style:style>
    <style:style style:name="T7738" style:parent-style-name="Phôngmặcđịnhcủađoạnvăn" style:family="text">
      <style:text-properties fo:font-size="5pt" style:font-size-asian="5pt"/>
    </style:style>
    <style:style style:name="T7739" style:parent-style-name="Phôngmặcđịnhcủađoạnvăn" style:family="text">
      <style:text-properties fo:letter-spacing="-0.002in" fo:font-size="5pt" style:font-size-asian="5pt"/>
    </style:style>
    <style:style style:name="T7740" style:parent-style-name="Phôngmặcđịnhcủađoạnvăn" style:family="text">
      <style:text-properties fo:font-size="5pt" style:font-size-asian="5pt"/>
    </style:style>
    <style:style style:name="T7741" style:parent-style-name="Phôngmặcđịnhcủađoạnvăn" style:family="text">
      <style:text-properties fo:letter-spacing="-0.002in" fo:font-size="5pt" style:font-size-asian="5pt"/>
    </style:style>
    <style:style style:name="T7742" style:parent-style-name="Phôngmặcđịnhcủađoạnvăn" style:family="text">
      <style:text-properties fo:font-size="5pt" style:font-size-asian="5pt"/>
    </style:style>
    <style:style style:name="T7743" style:parent-style-name="Phôngmặcđịnhcủađoạnvăn" style:family="text">
      <style:text-properties fo:letter-spacing="-0.0027in" fo:font-size="5pt" style:font-size-asian="5pt"/>
    </style:style>
    <style:style style:name="T7744" style:parent-style-name="Phôngmặcđịnhcủađoạnvăn" style:family="text">
      <style:text-properties fo:font-size="5pt" style:font-size-asian="5pt"/>
    </style:style>
    <style:style style:name="T7745" style:parent-style-name="Phôngmặcđịnhcủađoạnvăn" style:family="text">
      <style:text-properties fo:letter-spacing="-0.0027in" fo:font-size="5pt" style:font-size-asian="5pt"/>
    </style:style>
    <style:style style:name="T7746" style:parent-style-name="Phôngmặcđịnhcủađoạnvăn" style:family="text">
      <style:text-properties fo:font-size="5pt" style:font-size-asian="5pt"/>
    </style:style>
    <style:style style:name="T7747" style:parent-style-name="Phôngmặcđịnhcủađoạnvăn" style:family="text">
      <style:text-properties fo:letter-spacing="-0.0027in" fo:font-size="5pt" style:font-size-asian="5pt"/>
    </style:style>
    <style:style style:name="T7748" style:parent-style-name="Phôngmặcđịnhcủađoạnvăn" style:family="text">
      <style:text-properties fo:font-size="5pt" style:font-size-asian="5pt"/>
    </style:style>
    <style:style style:name="T7749" style:parent-style-name="Phôngmặcđịnhcủađoạnvăn" style:family="text">
      <style:text-properties fo:letter-spacing="-0.002in" fo:font-size="5pt" style:font-size-asian="5pt"/>
    </style:style>
    <style:style style:name="T7750" style:parent-style-name="Phôngmặcđịnhcủađoạnvăn" style:family="text">
      <style:text-properties fo:font-size="5pt" style:font-size-asian="5pt"/>
    </style:style>
    <style:style style:name="T7751" style:parent-style-name="Phôngmặcđịnhcủađoạnvăn" style:family="text">
      <style:text-properties fo:letter-spacing="-0.0027in" fo:font-size="5pt" style:font-size-asian="5pt"/>
    </style:style>
    <style:style style:name="T7752" style:parent-style-name="Phôngmặcđịnhcủađoạnvăn" style:family="text">
      <style:text-properties fo:font-size="5pt" style:font-size-asian="5pt"/>
    </style:style>
    <style:style style:name="T7753" style:parent-style-name="Phôngmặcđịnhcủađoạnvăn" style:family="text">
      <style:text-properties fo:letter-spacing="-0.0027in" fo:font-size="5pt" style:font-size-asian="5pt"/>
    </style:style>
    <style:style style:name="T7754" style:parent-style-name="Phôngmặcđịnhcủađoạnvăn" style:family="text">
      <style:text-properties fo:font-size="5pt" style:font-size-asian="5pt"/>
    </style:style>
    <style:style style:name="T7755" style:parent-style-name="Phôngmặcđịnhcủađoạnvăn" style:family="text">
      <style:text-properties fo:letter-spacing="-0.0027in" fo:font-size="5pt" style:font-size-asian="5pt"/>
    </style:style>
    <style:style style:name="T7756" style:parent-style-name="Phôngmặcđịnhcủađoạnvăn" style:family="text">
      <style:text-properties fo:font-size="5pt" style:font-size-asian="5pt"/>
    </style:style>
    <style:style style:name="T7757" style:parent-style-name="Phôngmặcđịnhcủađoạnvăn" style:family="text">
      <style:text-properties fo:letter-spacing="-0.002in" fo:font-size="5pt" style:font-size-asian="5pt"/>
    </style:style>
    <style:style style:name="T7758" style:parent-style-name="Phôngmặcđịnhcủađoạnvăn" style:family="text">
      <style:text-properties fo:font-size="5pt" style:font-size-asian="5pt"/>
    </style:style>
    <style:style style:name="T7759" style:parent-style-name="Phôngmặcđịnhcủađoạnvăn" style:family="text">
      <style:text-properties fo:letter-spacing="-0.0027in" fo:font-size="5pt" style:font-size-asian="5pt"/>
    </style:style>
    <style:style style:name="T7760" style:parent-style-name="Phôngmặcđịnhcủađoạnvăn" style:family="text">
      <style:text-properties fo:font-size="5pt" style:font-size-asian="5pt"/>
    </style:style>
    <style:style style:name="T7761" style:parent-style-name="Phôngmặcđịnhcủađoạnvăn" style:family="text">
      <style:text-properties fo:letter-spacing="-0.0034in" fo:font-size="5pt" style:font-size-asian="5pt"/>
    </style:style>
    <style:style style:name="T7762" style:parent-style-name="Phôngmặcđịnhcủađoạnvăn" style:family="text">
      <style:text-properties fo:font-size="5pt" style:font-size-asian="5pt"/>
    </style:style>
    <style:style style:name="T7763" style:parent-style-name="Phôngmặcđịnhcủađoạnvăn" style:family="text">
      <style:text-properties fo:letter-spacing="-0.0027in" fo:font-size="5pt" style:font-size-asian="5pt"/>
    </style:style>
    <style:style style:name="T7764" style:parent-style-name="Phôngmặcđịnhcủađoạnvăn" style:family="text">
      <style:text-properties fo:font-size="5pt" style:font-size-asian="5pt"/>
    </style:style>
    <style:style style:name="T7765" style:parent-style-name="Phôngmặcđịnhcủađoạnvăn" style:family="text">
      <style:text-properties fo:letter-spacing="-0.0027in" fo:font-size="5pt" style:font-size-asian="5pt"/>
    </style:style>
    <style:style style:name="T7766" style:parent-style-name="Phôngmặcđịnhcủađoạnvăn" style:family="text">
      <style:text-properties fo:font-size="5pt" style:font-size-asian="5pt"/>
    </style:style>
    <style:style style:name="T7767" style:parent-style-name="Phôngmặcđịnhcủađoạnvăn" style:family="text">
      <style:text-properties fo:letter-spacing="0.0277in" fo:font-size="5pt" style:font-size-asian="5pt"/>
    </style:style>
    <style:style style:name="T7768" style:parent-style-name="Phôngmặcđịnhcủađoạnvăn" style:family="text">
      <style:text-properties fo:font-size="5pt" style:font-size-asian="5pt"/>
    </style:style>
    <style:style style:name="P7769" style:parent-style-name="TableParagraph" style:family="paragraph">
      <style:paragraph-properties fo:margin-left="0.0166in">
        <style:tab-stops/>
      </style:paragraph-properties>
    </style:style>
    <style:style style:name="T7770" style:parent-style-name="Phôngmặcđịnhcủađoạnvăn" style:family="text">
      <style:text-properties fo:letter-spacing="-0.0027in" fo:font-size="5pt" style:font-size-asian="5pt"/>
    </style:style>
    <style:style style:name="T7771" style:parent-style-name="Phôngmặcđịnhcủađoạnvăn" style:family="text">
      <style:text-properties fo:letter-spacing="0.0013in" fo:font-size="5pt" style:font-size-asian="5pt"/>
    </style:style>
    <style:style style:name="T7772" style:parent-style-name="Phôngmặcđịnhcủađoạnvăn" style:family="text">
      <style:text-properties fo:letter-spacing="-0.0027in" fo:font-size="5pt" style:font-size-asian="5pt"/>
    </style:style>
    <style:style style:name="T7773" style:parent-style-name="Phôngmặcđịnhcủađoạnvăn" style:family="text">
      <style:text-properties fo:letter-spacing="0.0013in" fo:font-size="5pt" style:font-size-asian="5pt"/>
    </style:style>
    <style:style style:name="T7774" style:parent-style-name="Phôngmặcđịnhcủađoạnvăn" style:family="text">
      <style:text-properties fo:letter-spacing="-0.0027in" fo:font-size="5pt" style:font-size-asian="5pt"/>
    </style:style>
    <style:style style:name="P7775" style:parent-style-name="TableParagraph" style:family="paragraph">
      <style:paragraph-properties fo:margin-top="0.0152in" fo:margin-left="0.0166in">
        <style:tab-stops/>
      </style:paragraph-properties>
    </style:style>
    <style:style style:name="T7776" style:parent-style-name="Phôngmặcđịnhcủađoạnvăn" style:family="text">
      <style:text-properties fo:font-size="5pt" style:font-size-asian="5pt"/>
    </style:style>
    <style:style style:name="T7777" style:parent-style-name="Phôngmặcđịnhcủađoạnvăn" style:family="text">
      <style:text-properties fo:letter-spacing="-0.002in" fo:font-size="5pt" style:font-size-asian="5pt"/>
    </style:style>
    <style:style style:name="T7778" style:parent-style-name="Phôngmặcđịnhcủađoạnvăn" style:family="text">
      <style:text-properties fo:font-size="5pt" style:font-size-asian="5pt"/>
    </style:style>
    <style:style style:name="T7779" style:parent-style-name="Phôngmặcđịnhcủađoạnvăn" style:family="text">
      <style:text-properties fo:letter-spacing="-0.0013in" fo:font-size="5pt" style:font-size-asian="5pt"/>
    </style:style>
    <style:style style:name="T7780" style:parent-style-name="Phôngmặcđịnhcủađoạnvăn" style:family="text">
      <style:text-properties fo:letter-spacing="-0.0027in" fo:font-size="5pt" style:font-size-asian="5pt"/>
    </style:style>
    <style:style style:name="P7781" style:parent-style-name="TableParagraph" style:family="paragraph">
      <style:paragraph-properties fo:margin-top="0.0152in" fo:margin-left="0.0166in">
        <style:tab-stops/>
      </style:paragraph-properties>
    </style:style>
    <style:style style:name="T7782" style:parent-style-name="Phôngmặcđịnhcủađoạnvăn" style:family="text">
      <style:text-properties fo:font-size="5pt" style:font-size-asian="5pt"/>
    </style:style>
    <style:style style:name="T7783" style:parent-style-name="Phôngmặcđịnhcủađoạnvăn" style:family="text">
      <style:text-properties fo:letter-spacing="-0.0034in" fo:font-size="5pt" style:font-size-asian="5pt"/>
    </style:style>
    <style:style style:name="T7784" style:parent-style-name="Phôngmặcđịnhcủađoạnvăn" style:family="text">
      <style:text-properties fo:font-size="5pt" style:font-size-asian="5pt"/>
    </style:style>
    <style:style style:name="T7785" style:parent-style-name="Phôngmặcđịnhcủađoạnvăn" style:family="text">
      <style:text-properties fo:letter-spacing="-0.0027in" fo:font-size="5pt" style:font-size-asian="5pt"/>
    </style:style>
    <style:style style:name="P7786" style:parent-style-name="TableParagraph" style:family="paragraph">
      <style:paragraph-properties fo:margin-top="0.0152in" fo:margin-left="0.0166in">
        <style:tab-stops/>
      </style:paragraph-properties>
    </style:style>
    <style:style style:name="T7787" style:parent-style-name="Phôngmặcđịnhcủađoạnvăn" style:family="text">
      <style:text-properties style:text-scale="105%" fo:font-size="5pt" style:font-size-asian="5pt"/>
    </style:style>
    <style:style style:name="T7788" style:parent-style-name="Phôngmặcđịnhcủađoạnvăn" style:family="text">
      <style:text-properties fo:letter-spacing="-0.0034in" style:text-scale="105%" fo:font-size="5pt" style:font-size-asian="5pt"/>
    </style:style>
    <style:style style:name="T7789" style:parent-style-name="Phôngmặcđịnhcủađoạnvăn" style:family="text">
      <style:text-properties fo:letter-spacing="-0.0013in" style:text-scale="105%" fo:font-size="5pt" style:font-size-asian="5pt"/>
    </style:style>
    <style:style style:name="P7790" style:parent-style-name="TableParagraph" style:family="paragraph">
      <style:paragraph-properties fo:margin-top="0.0152in" fo:margin-left="0.0166in">
        <style:tab-stops/>
      </style:paragraph-properties>
    </style:style>
    <style:style style:name="T7791" style:parent-style-name="Phôngmặcđịnhcủađoạnvăn" style:family="text">
      <style:text-properties fo:letter-spacing="-0.0013in" fo:font-size="5pt" style:font-size-asian="5pt"/>
    </style:style>
    <style:style style:name="T7792" style:parent-style-name="Phôngmặcđịnhcủađoạnvăn" style:family="text">
      <style:text-properties fo:letter-spacing="0.002in" fo:font-size="5pt" style:font-size-asian="5pt"/>
    </style:style>
    <style:style style:name="T7793" style:parent-style-name="Phôngmặcđịnhcủađoạnvăn" style:family="text">
      <style:text-properties fo:letter-spacing="-0.0013in" fo:font-size="5pt" style:font-size-asian="5pt"/>
    </style:style>
    <style:style style:name="T7794" style:parent-style-name="Phôngmặcđịnhcủađoạnvăn" style:family="text">
      <style:text-properties fo:letter-spacing="0.0013in" fo:font-size="5pt" style:font-size-asian="5pt"/>
    </style:style>
    <style:style style:name="T7795" style:parent-style-name="Phôngmặcđịnhcủađoạnvăn" style:family="text">
      <style:text-properties fo:letter-spacing="-0.0013in" fo:font-size="5pt" style:font-size-asian="5pt"/>
    </style:style>
    <style:style style:name="T7796" style:parent-style-name="Phôngmặcđịnhcủađoạnvăn" style:family="text">
      <style:text-properties fo:letter-spacing="0.0027in" fo:font-size="5pt" style:font-size-asian="5pt"/>
    </style:style>
    <style:style style:name="T7797" style:parent-style-name="Phôngmặcđịnhcủađoạnvăn" style:family="text">
      <style:text-properties fo:letter-spacing="-0.0013in" fo:font-size="5pt" style:font-size-asian="5pt"/>
    </style:style>
    <style:style style:name="P7798" style:parent-style-name="TableParagraph" style:family="paragraph">
      <style:paragraph-properties fo:margin-top="0.0152in" fo:margin-left="0.0166in">
        <style:tab-stops/>
      </style:paragraph-properties>
    </style:style>
    <style:style style:name="T7799" style:parent-style-name="Phôngmặcđịnhcủađoạnvăn" style:family="text">
      <style:text-properties fo:font-size="5pt" style:font-size-asian="5pt"/>
    </style:style>
    <style:style style:name="T7800" style:parent-style-name="Phôngmặcđịnhcủađoạnvăn" style:family="text">
      <style:text-properties fo:letter-spacing="-0.0006in" fo:font-size="5pt" style:font-size-asian="5pt"/>
    </style:style>
    <style:style style:name="T7801" style:parent-style-name="Phôngmặcđịnhcủađoạnvăn" style:family="text">
      <style:text-properties fo:letter-spacing="-0.0013in" fo:font-size="5pt" style:font-size-asian="5pt"/>
    </style:style>
    <style:style style:name="P7802" style:parent-style-name="TableParagraph" style:family="paragraph">
      <style:paragraph-properties fo:margin-top="0.0152in" fo:margin-left="0.0166in">
        <style:tab-stops/>
      </style:paragraph-properties>
    </style:style>
    <style:style style:name="T7803" style:parent-style-name="Phôngmặcđịnhcủađoạnvăn" style:family="text">
      <style:text-properties fo:font-size="5pt" style:font-size-asian="5pt"/>
    </style:style>
    <style:style style:name="T7804" style:parent-style-name="Phôngmặcđịnhcủađoạnvăn" style:family="text">
      <style:text-properties fo:letter-spacing="-0.002in" fo:font-size="5pt" style:font-size-asian="5pt"/>
    </style:style>
    <style:style style:name="T7805" style:parent-style-name="Phôngmặcđịnhcủađoạnvăn" style:family="text">
      <style:text-properties fo:font-size="5pt" style:font-size-asian="5pt"/>
    </style:style>
    <style:style style:name="T7806" style:parent-style-name="Phôngmặcđịnhcủađoạnvăn" style:family="text">
      <style:text-properties fo:letter-spacing="-0.0027in" fo:font-size="5pt" style:font-size-asian="5pt"/>
    </style:style>
    <style:style style:name="P7807" style:parent-style-name="TableParagraph" style:family="paragraph">
      <style:paragraph-properties fo:margin-top="0.0152in" fo:margin-left="0.0166in">
        <style:tab-stops/>
      </style:paragraph-properties>
    </style:style>
    <style:style style:name="T7808" style:parent-style-name="Phôngmặcđịnhcủađoạnvăn" style:family="text">
      <style:text-properties fo:font-size="5pt" style:font-size-asian="5pt"/>
    </style:style>
    <style:style style:name="T7809" style:parent-style-name="Phôngmặcđịnhcủađoạnvăn" style:family="text">
      <style:text-properties fo:letter-spacing="-0.0006in" fo:font-size="5pt" style:font-size-asian="5pt"/>
    </style:style>
    <style:style style:name="T7810" style:parent-style-name="Phôngmặcđịnhcủađoạnvăn" style:family="text">
      <style:text-properties fo:font-size="5pt" style:font-size-asian="5pt"/>
    </style:style>
    <style:style style:name="T7811" style:parent-style-name="Phôngmặcđịnhcủađoạnvăn" style:family="text">
      <style:text-properties fo:letter-spacing="-0.0006in" fo:font-size="5pt" style:font-size-asian="5pt"/>
    </style:style>
    <style:style style:name="T7812" style:parent-style-name="Phôngmặcđịnhcủađoạnvăn" style:family="text">
      <style:text-properties fo:font-size="5pt" style:font-size-asian="5pt"/>
    </style:style>
    <style:style style:name="T7813" style:parent-style-name="Phôngmặcđịnhcủađoạnvăn" style:family="text">
      <style:text-properties fo:letter-spacing="-0.0013in" fo:font-size="5pt" style:font-size-asian="5pt"/>
    </style:style>
    <style:style style:name="T7814" style:parent-style-name="Phôngmặcđịnhcủađoạnvăn" style:family="text">
      <style:text-properties fo:font-size="5pt" style:font-size-asian="5pt"/>
    </style:style>
    <style:style style:name="T7815" style:parent-style-name="Phôngmặcđịnhcủađoạnvăn" style:family="text">
      <style:text-properties fo:letter-spacing="-0.0013in" fo:font-size="5pt" style:font-size-asian="5pt"/>
    </style:style>
    <style:style style:name="P7816" style:parent-style-name="TableParagraph" style:family="paragraph">
      <style:paragraph-properties fo:margin-top="0.0145in" fo:margin-left="0.0166in">
        <style:tab-stops/>
      </style:paragraph-properties>
    </style:style>
    <style:style style:name="T7817" style:parent-style-name="Phôngmặcđịnhcủađoạnvăn" style:family="text">
      <style:text-properties fo:font-size="5pt" style:font-size-asian="5pt"/>
    </style:style>
    <style:style style:name="T7818" style:parent-style-name="Phôngmặcđịnhcủađoạnvăn" style:family="text">
      <style:text-properties fo:letter-spacing="-0.0034in" fo:font-size="5pt" style:font-size-asian="5pt"/>
    </style:style>
    <style:style style:name="T7819" style:parent-style-name="Phôngmặcđịnhcủađoạnvăn" style:family="text">
      <style:text-properties fo:font-size="5pt" style:font-size-asian="5pt"/>
    </style:style>
    <style:style style:name="T7820" style:parent-style-name="Phôngmặcđịnhcủađoạnvăn" style:family="text">
      <style:text-properties fo:letter-spacing="-0.0034in" fo:font-size="5pt" style:font-size-asian="5pt"/>
    </style:style>
    <style:style style:name="T7821" style:parent-style-name="Phôngmặcđịnhcủađoạnvăn" style:family="text">
      <style:text-properties fo:font-size="5pt" style:font-size-asian="5pt"/>
    </style:style>
    <style:style style:name="T7822" style:parent-style-name="Phôngmặcđịnhcủađoạnvăn" style:family="text">
      <style:text-properties fo:letter-spacing="-0.0027in" fo:font-size="5pt" style:font-size-asian="5pt"/>
    </style:style>
    <style:style style:name="T7823" style:parent-style-name="Phôngmặcđịnhcủađoạnvăn" style:family="text">
      <style:text-properties fo:font-size="5pt" style:font-size-asian="5pt"/>
    </style:style>
    <style:style style:name="T7824" style:parent-style-name="Phôngmặcđịnhcủađoạnvăn" style:family="text">
      <style:text-properties fo:letter-spacing="-0.0041in" fo:font-size="5pt" style:font-size-asian="5pt"/>
    </style:style>
    <style:style style:name="T7825" style:parent-style-name="Phôngmặcđịnhcủađoạnvăn" style:family="text">
      <style:text-properties fo:font-size="5pt" style:font-size-asian="5pt"/>
    </style:style>
    <style:style style:name="T7826" style:parent-style-name="Phôngmặcđịnhcủađoạnvăn" style:family="text">
      <style:text-properties fo:letter-spacing="-0.0034in" fo:font-size="5pt" style:font-size-asian="5pt"/>
    </style:style>
    <style:style style:name="T7827" style:parent-style-name="Phôngmặcđịnhcủađoạnvăn" style:family="text">
      <style:text-properties fo:letter-spacing="-0.0013in" fo:font-size="5pt" style:font-size-asian="5pt"/>
    </style:style>
    <style:style style:name="P7828" style:parent-style-name="TableParagraph" style:family="paragraph">
      <style:paragraph-properties fo:margin-top="0.0152in" fo:margin-left="0.0166in">
        <style:tab-stops/>
      </style:paragraph-properties>
    </style:style>
    <style:style style:name="T7829" style:parent-style-name="Phôngmặcđịnhcủađoạnvăn" style:family="text">
      <style:text-properties fo:letter-spacing="-0.0013in" fo:font-size="5pt" style:font-size-asian="5pt"/>
    </style:style>
    <style:style style:name="T7830" style:parent-style-name="Phôngmặcđịnhcủađoạnvăn" style:family="text">
      <style:text-properties fo:letter-spacing="0.0013in" fo:font-size="5pt" style:font-size-asian="5pt"/>
    </style:style>
    <style:style style:name="T7831" style:parent-style-name="Phôngmặcđịnhcủađoạnvăn" style:family="text">
      <style:text-properties fo:letter-spacing="-0.0013in" fo:font-size="5pt" style:font-size-asian="5pt"/>
    </style:style>
    <style:style style:name="T7832" style:parent-style-name="Phôngmặcđịnhcủađoạnvăn" style:family="text">
      <style:text-properties fo:font-size="5pt" style:font-size-asian="5pt"/>
    </style:style>
    <style:style style:name="T7833" style:parent-style-name="Phôngmặcđịnhcủađoạnvăn" style:family="text">
      <style:text-properties fo:letter-spacing="-0.0013in" fo:font-size="5pt" style:font-size-asian="5pt"/>
    </style:style>
    <style:style style:name="T7834" style:parent-style-name="Phôngmặcđịnhcủađoạnvăn" style:family="text">
      <style:text-properties fo:letter-spacing="0.0006in" fo:font-size="5pt" style:font-size-asian="5pt"/>
    </style:style>
    <style:style style:name="T7835" style:parent-style-name="Phôngmặcđịnhcủađoạnvăn" style:family="text">
      <style:text-properties fo:letter-spacing="-0.0013in" fo:font-size="5pt" style:font-size-asian="5pt"/>
    </style:style>
    <style:style style:name="T7836" style:parent-style-name="Phôngmặcđịnhcủađoạnvăn" style:family="text">
      <style:text-properties fo:letter-spacing="0.0006in" fo:font-size="5pt" style:font-size-asian="5pt"/>
    </style:style>
    <style:style style:name="T7837" style:parent-style-name="Phôngmặcđịnhcủađoạnvăn" style:family="text">
      <style:text-properties fo:letter-spacing="-0.0013in" fo:font-size="5pt" style:font-size-asian="5pt"/>
    </style:style>
    <style:style style:name="T7838" style:parent-style-name="Phôngmặcđịnhcủađoạnvăn" style:family="text">
      <style:text-properties fo:letter-spacing="0.0006in" fo:font-size="5pt" style:font-size-asian="5pt"/>
    </style:style>
    <style:style style:name="T7839" style:parent-style-name="Phôngmặcđịnhcủađoạnvăn" style:family="text">
      <style:text-properties fo:letter-spacing="-0.0013in" fo:font-size="5pt" style:font-size-asian="5pt"/>
    </style:style>
    <style:style style:name="P7840" style:parent-style-name="TableParagraph" style:family="paragraph">
      <style:paragraph-properties fo:margin-top="0.0152in" fo:margin-left="0.0166in">
        <style:tab-stops/>
      </style:paragraph-properties>
    </style:style>
    <style:style style:name="T7841" style:parent-style-name="Phôngmặcđịnhcủađoạnvăn" style:family="text">
      <style:text-properties fo:font-size="5pt" style:font-size-asian="5pt"/>
    </style:style>
    <style:style style:name="T7842" style:parent-style-name="Phôngmặcđịnhcủađoạnvăn" style:family="text">
      <style:text-properties fo:letter-spacing="0.002in" fo:font-size="5pt" style:font-size-asian="5pt"/>
    </style:style>
    <style:style style:name="T7843" style:parent-style-name="Phôngmặcđịnhcủađoạnvăn" style:family="text">
      <style:text-properties fo:font-size="5pt" style:font-size-asian="5pt"/>
    </style:style>
    <style:style style:name="T7844" style:parent-style-name="Phôngmặcđịnhcủađoạnvăn" style:family="text">
      <style:text-properties fo:letter-spacing="0.0013in" fo:font-size="5pt" style:font-size-asian="5pt"/>
    </style:style>
    <style:style style:name="T7845" style:parent-style-name="Phôngmặcđịnhcủađoạnvăn" style:family="text">
      <style:text-properties fo:font-size="5pt" style:font-size-asian="5pt"/>
    </style:style>
    <style:style style:name="T7846" style:parent-style-name="Phôngmặcđịnhcủađoạnvăn" style:family="text">
      <style:text-properties fo:letter-spacing="0.002in" fo:font-size="5pt" style:font-size-asian="5pt"/>
    </style:style>
    <style:style style:name="T7847" style:parent-style-name="Phôngmặcđịnhcủađoạnvăn" style:family="text">
      <style:text-properties fo:font-size="5pt" style:font-size-asian="5pt"/>
    </style:style>
    <style:style style:name="T7848" style:parent-style-name="Phôngmặcđịnhcủađoạnvăn" style:family="text">
      <style:text-properties fo:letter-spacing="0.0013in" fo:font-size="5pt" style:font-size-asian="5pt"/>
    </style:style>
    <style:style style:name="T7849" style:parent-style-name="Phôngmặcđịnhcủađoạnvăn" style:family="text">
      <style:text-properties fo:font-size="5pt" style:font-size-asian="5pt"/>
    </style:style>
    <style:style style:name="T7850" style:parent-style-name="Phôngmặcđịnhcủađoạnvăn" style:family="text">
      <style:text-properties fo:letter-spacing="0.0013in" fo:font-size="5pt" style:font-size-asian="5pt"/>
    </style:style>
    <style:style style:name="T7851" style:parent-style-name="Phôngmặcđịnhcủađoạnvăn" style:family="text">
      <style:text-properties fo:letter-spacing="-0.0013in" fo:font-size="5pt" style:font-size-asian="5pt"/>
    </style:style>
    <style:style style:name="P7852" style:parent-style-name="TableParagraph" style:family="paragraph">
      <style:paragraph-properties fo:margin-top="0.0152in" fo:margin-left="0.0166in">
        <style:tab-stops/>
      </style:paragraph-properties>
    </style:style>
    <style:style style:name="T7853" style:parent-style-name="Phôngmặcđịnhcủađoạnvăn" style:family="text">
      <style:text-properties fo:font-size="5pt" style:font-size-asian="5pt"/>
    </style:style>
    <style:style style:name="T7854" style:parent-style-name="Phôngmặcđịnhcủađoạnvăn" style:family="text">
      <style:text-properties fo:letter-spacing="-0.0006in" fo:font-size="5pt" style:font-size-asian="5pt"/>
    </style:style>
    <style:style style:name="T7855" style:parent-style-name="Phôngmặcđịnhcủađoạnvăn" style:family="text">
      <style:text-properties fo:letter-spacing="-0.0013in" fo:font-size="5pt" style:font-size-asian="5pt"/>
    </style:style>
    <style:style style:name="P7856" style:parent-style-name="TableParagraph" style:family="paragraph">
      <style:paragraph-properties fo:margin-top="0.0152in" fo:margin-left="0.0166in">
        <style:tab-stops/>
      </style:paragraph-properties>
    </style:style>
    <style:style style:name="T7857" style:parent-style-name="Phôngmặcđịnhcủađoạnvăn" style:family="text">
      <style:text-properties fo:letter-spacing="-0.0027in" fo:font-size="5pt" style:font-size-asian="5pt"/>
    </style:style>
    <style:style style:name="T7858" style:parent-style-name="Phôngmặcđịnhcủađoạnvăn" style:family="text">
      <style:text-properties fo:letter-spacing="0.0013in" fo:font-size="5pt" style:font-size-asian="5pt"/>
    </style:style>
    <style:style style:name="T7859" style:parent-style-name="Phôngmặcđịnhcủađoạnvăn" style:family="text">
      <style:text-properties fo:letter-spacing="-0.0027in" fo:font-size="5pt" style:font-size-asian="5pt"/>
    </style:style>
    <style:style style:name="T7860" style:parent-style-name="Phôngmặcđịnhcủađoạnvăn" style:family="text">
      <style:text-properties fo:letter-spacing="0.0013in" fo:font-size="5pt" style:font-size-asian="5pt"/>
    </style:style>
    <style:style style:name="T7861" style:parent-style-name="Phôngmặcđịnhcủađoạnvăn" style:family="text">
      <style:text-properties fo:letter-spacing="-0.0027in" fo:font-size="5pt" style:font-size-asian="5pt"/>
    </style:style>
    <style:style style:name="P7862" style:parent-style-name="TableParagraph" style:family="paragraph">
      <style:paragraph-properties fo:margin-top="0.0152in" fo:margin-left="0.0166in">
        <style:tab-stops/>
      </style:paragraph-properties>
    </style:style>
    <style:style style:name="T7863" style:parent-style-name="Phôngmặcđịnhcủađoạnvăn" style:family="text">
      <style:text-properties fo:font-size="5pt" style:font-size-asian="5pt"/>
    </style:style>
    <style:style style:name="T7864" style:parent-style-name="Phôngmặcđịnhcủađoạnvăn" style:family="text">
      <style:text-properties fo:letter-spacing="-0.0013in" fo:font-size="5pt" style:font-size-asian="5pt"/>
    </style:style>
    <style:style style:name="T7865" style:parent-style-name="Phôngmặcđịnhcủađoạnvăn" style:family="text">
      <style:text-properties fo:font-size="5pt" style:font-size-asian="5pt"/>
    </style:style>
    <style:style style:name="T7866" style:parent-style-name="Phôngmặcđịnhcủađoạnvăn" style:family="text">
      <style:text-properties fo:letter-spacing="-0.002in" fo:font-size="5pt" style:font-size-asian="5pt"/>
    </style:style>
    <style:style style:name="T7867" style:parent-style-name="Phôngmặcđịnhcủađoạnvăn" style:family="text">
      <style:text-properties fo:font-size="5pt" style:font-size-asian="5pt"/>
    </style:style>
    <style:style style:name="T7868" style:parent-style-name="Phôngmặcđịnhcủađoạnvăn" style:family="text">
      <style:text-properties fo:letter-spacing="-0.002in" fo:font-size="5pt" style:font-size-asian="5pt"/>
    </style:style>
    <style:style style:name="T7869" style:parent-style-name="Phôngmặcđịnhcủađoạnvăn" style:family="text">
      <style:text-properties fo:font-size="5pt" style:font-size-asian="5pt"/>
    </style:style>
    <style:style style:name="T7870" style:parent-style-name="Phôngmặcđịnhcủađoạnvăn" style:family="text">
      <style:text-properties fo:letter-spacing="-0.0027in" fo:font-size="5pt" style:font-size-asian="5pt"/>
    </style:style>
    <style:style style:name="T7871" style:parent-style-name="Phôngmặcđịnhcủađoạnvăn" style:family="text">
      <style:text-properties fo:font-size="5pt" style:font-size-asian="5pt"/>
    </style:style>
    <style:style style:name="T7872" style:parent-style-name="Phôngmặcđịnhcủađoạnvăn" style:family="text">
      <style:text-properties fo:letter-spacing="-0.0027in" fo:font-size="5pt" style:font-size-asian="5pt"/>
    </style:style>
    <style:style style:name="T7873" style:parent-style-name="Phôngmặcđịnhcủađoạnvăn" style:family="text">
      <style:text-properties fo:font-size="5pt" style:font-size-asian="5pt"/>
    </style:style>
    <style:style style:name="T7874" style:parent-style-name="Phôngmặcđịnhcủađoạnvăn" style:family="text">
      <style:text-properties fo:letter-spacing="-0.002in" fo:font-size="5pt" style:font-size-asian="5pt"/>
    </style:style>
    <style:style style:name="T7875" style:parent-style-name="Phôngmặcđịnhcủađoạnvăn" style:family="text">
      <style:text-properties fo:letter-spacing="-0.0027in" fo:font-size="5pt" style:font-size-asian="5pt"/>
    </style:style>
    <style:style style:name="P7876" style:parent-style-name="TableParagraph" style:family="paragraph">
      <style:paragraph-properties fo:margin-top="0.0152in" fo:line-height="117%" fo:margin-left="0.0166in" fo:margin-right="2.8701in">
        <style:tab-stops/>
      </style:paragraph-properties>
    </style:style>
    <style:style style:name="T7877" style:parent-style-name="Phôngmặcđịnhcủađoạnvăn" style:family="text">
      <style:text-properties fo:font-size="5pt" style:font-size-asian="5pt"/>
    </style:style>
    <style:style style:name="T7878" style:parent-style-name="Phôngmặcđịnhcủađoạnvăn" style:family="text">
      <style:text-properties fo:letter-spacing="-0.0034in" fo:font-size="5pt" style:font-size-asian="5pt"/>
    </style:style>
    <style:style style:name="T7879" style:parent-style-name="Phôngmặcđịnhcủađoạnvăn" style:family="text">
      <style:text-properties fo:font-size="5pt" style:font-size-asian="5pt"/>
    </style:style>
    <style:style style:name="T7880" style:parent-style-name="Phôngmặcđịnhcủađoạnvăn" style:family="text">
      <style:text-properties fo:letter-spacing="-0.0034in" fo:font-size="5pt" style:font-size-asian="5pt"/>
    </style:style>
    <style:style style:name="T7881" style:parent-style-name="Phôngmặcđịnhcủađoạnvăn" style:family="text">
      <style:text-properties fo:font-size="5pt" style:font-size-asian="5pt"/>
    </style:style>
    <style:style style:name="T7882" style:parent-style-name="Phôngmặcđịnhcủađoạnvăn" style:family="text">
      <style:text-properties fo:letter-spacing="-0.0034in" fo:font-size="5pt" style:font-size-asian="5pt"/>
    </style:style>
    <style:style style:name="T7883" style:parent-style-name="Phôngmặcđịnhcủađoạnvăn" style:family="text">
      <style:text-properties fo:font-size="5pt" style:font-size-asian="5pt"/>
    </style:style>
    <style:style style:name="T7884" style:parent-style-name="Phôngmặcđịnhcủađoạnvăn" style:family="text">
      <style:text-properties fo:letter-spacing="-0.0034in" fo:font-size="5pt" style:font-size-asian="5pt"/>
    </style:style>
    <style:style style:name="T7885" style:parent-style-name="Phôngmặcđịnhcủađoạnvăn" style:family="text">
      <style:text-properties fo:font-size="5pt" style:font-size-asian="5pt"/>
    </style:style>
    <style:style style:name="T7886" style:parent-style-name="Phôngmặcđịnhcủađoạnvăn" style:family="text">
      <style:text-properties fo:letter-spacing="-0.0027in" fo:font-size="5pt" style:font-size-asian="5pt"/>
    </style:style>
    <style:style style:name="T7887" style:parent-style-name="Phôngmặcđịnhcủađoạnvăn" style:family="text">
      <style:text-properties fo:font-size="5pt" style:font-size-asian="5pt"/>
    </style:style>
    <style:style style:name="T7888" style:parent-style-name="Phôngmặcđịnhcủađoạnvăn" style:family="text">
      <style:text-properties fo:letter-spacing="-0.0027in" fo:font-size="5pt" style:font-size-asian="5pt"/>
    </style:style>
    <style:style style:name="T7889" style:parent-style-name="Phôngmặcđịnhcủađoạnvăn" style:family="text">
      <style:text-properties fo:font-size="5pt" style:font-size-asian="5pt"/>
    </style:style>
    <style:style style:name="T7890" style:parent-style-name="Phôngmặcđịnhcủađoạnvăn" style:family="text">
      <style:text-properties fo:letter-spacing="-0.0027in" fo:font-size="5pt" style:font-size-asian="5pt"/>
    </style:style>
    <style:style style:name="T7891" style:parent-style-name="Phôngmặcđịnhcủađoạnvăn" style:family="text">
      <style:text-properties fo:font-size="5pt" style:font-size-asian="5pt"/>
    </style:style>
    <style:style style:name="T7892" style:parent-style-name="Phôngmặcđịnhcủađoạnvăn" style:family="text">
      <style:text-properties fo:letter-spacing="-0.0034in" fo:font-size="5pt" style:font-size-asian="5pt"/>
    </style:style>
    <style:style style:name="T7893" style:parent-style-name="Phôngmặcđịnhcủađoạnvăn" style:family="text">
      <style:text-properties fo:font-size="5pt" style:font-size-asian="5pt"/>
    </style:style>
    <style:style style:name="T7894" style:parent-style-name="Phôngmặcđịnhcủađoạnvăn" style:family="text">
      <style:text-properties fo:letter-spacing="-0.0041in" fo:font-size="5pt" style:font-size-asian="5pt"/>
    </style:style>
    <style:style style:name="T7895" style:parent-style-name="Phôngmặcđịnhcủađoạnvăn" style:family="text">
      <style:text-properties fo:font-size="5pt" style:font-size-asian="5pt"/>
    </style:style>
    <style:style style:name="T7896" style:parent-style-name="Phôngmặcđịnhcủađoạnvăn" style:family="text">
      <style:text-properties fo:letter-spacing="-0.0027in" fo:font-size="5pt" style:font-size-asian="5pt"/>
    </style:style>
    <style:style style:name="T7897" style:parent-style-name="Phôngmặcđịnhcủađoạnvăn" style:family="text">
      <style:text-properties fo:font-size="5pt" style:font-size-asian="5pt"/>
    </style:style>
    <style:style style:name="T7898" style:parent-style-name="Phôngmặcđịnhcủađoạnvăn" style:family="text">
      <style:text-properties fo:letter-spacing="-0.0034in" fo:font-size="5pt" style:font-size-asian="5pt"/>
    </style:style>
    <style:style style:name="T7899" style:parent-style-name="Phôngmặcđịnhcủađoạnvăn" style:family="text">
      <style:text-properties fo:font-size="5pt" style:font-size-asian="5pt"/>
    </style:style>
    <style:style style:name="T7900" style:parent-style-name="Phôngmặcđịnhcủađoạnvăn" style:family="text">
      <style:text-properties fo:letter-spacing="-0.0041in" fo:font-size="5pt" style:font-size-asian="5pt"/>
    </style:style>
    <style:style style:name="T7901" style:parent-style-name="Phôngmặcđịnhcủađoạnvăn" style:family="text">
      <style:text-properties fo:font-size="5pt" style:font-size-asian="5pt"/>
    </style:style>
    <style:style style:name="T7902" style:parent-style-name="Phôngmặcđịnhcủađoạnvăn" style:family="text">
      <style:text-properties fo:letter-spacing="-0.0027in" fo:font-size="5pt" style:font-size-asian="5pt"/>
    </style:style>
    <style:style style:name="T7903" style:parent-style-name="Phôngmặcđịnhcủađoạnvăn" style:family="text">
      <style:text-properties fo:font-size="5pt" style:font-size-asian="5pt"/>
    </style:style>
    <style:style style:name="T7904" style:parent-style-name="Phôngmặcđịnhcủađoạnvăn" style:family="text">
      <style:text-properties fo:letter-spacing="-0.0034in" fo:font-size="5pt" style:font-size-asian="5pt"/>
    </style:style>
    <style:style style:name="T7905" style:parent-style-name="Phôngmặcđịnhcủađoạnvăn" style:family="text">
      <style:text-properties fo:font-size="5pt" style:font-size-asian="5pt"/>
    </style:style>
    <style:style style:name="T7906" style:parent-style-name="Phôngmặcđịnhcủađoạnvăn" style:family="text">
      <style:text-properties fo:letter-spacing="0.0277in" fo:font-size="5pt" style:font-size-asian="5pt"/>
    </style:style>
    <style:style style:name="T7907" style:parent-style-name="Phôngmặcđịnhcủađoạnvăn" style:family="text">
      <style:text-properties fo:font-size="5pt" style:font-size-asian="5pt"/>
    </style:style>
    <style:style style:name="P7908" style:parent-style-name="TableParagraph" style:family="paragraph">
      <style:paragraph-properties fo:margin-top="0.0006in" fo:margin-left="0.0166in">
        <style:tab-stops/>
      </style:paragraph-properties>
    </style:style>
    <style:style style:name="T7909" style:parent-style-name="Phôngmặcđịnhcủađoạnvăn" style:family="text">
      <style:text-properties fo:font-size="5pt" style:font-size-asian="5pt"/>
    </style:style>
    <style:style style:name="T7910" style:parent-style-name="Phôngmặcđịnhcủađoạnvăn" style:family="text">
      <style:text-properties fo:letter-spacing="-0.0041in" fo:font-size="5pt" style:font-size-asian="5pt"/>
    </style:style>
    <style:style style:name="T7911" style:parent-style-name="Phôngmặcđịnhcủađoạnvăn" style:family="text">
      <style:text-properties fo:font-size="5pt" style:font-size-asian="5pt"/>
    </style:style>
    <style:style style:name="T7912" style:parent-style-name="Phôngmặcđịnhcủađoạnvăn" style:family="text">
      <style:text-properties fo:letter-spacing="-0.0041in" fo:font-size="5pt" style:font-size-asian="5pt"/>
    </style:style>
    <style:style style:name="T7913" style:parent-style-name="Phôngmặcđịnhcủađoạnvăn" style:family="text">
      <style:text-properties fo:font-size="5pt" style:font-size-asian="5pt"/>
    </style:style>
    <style:style style:name="T7914" style:parent-style-name="Phôngmặcđịnhcủađoạnvăn" style:family="text">
      <style:text-properties fo:letter-spacing="-0.0034in" fo:font-size="5pt" style:font-size-asian="5pt"/>
    </style:style>
    <style:style style:name="T7915" style:parent-style-name="Phôngmặcđịnhcủađoạnvăn" style:family="text">
      <style:text-properties fo:font-size="5pt" style:font-size-asian="5pt"/>
    </style:style>
    <style:style style:name="T7916" style:parent-style-name="Phôngmặcđịnhcủađoạnvăn" style:family="text">
      <style:text-properties fo:letter-spacing="-0.0041in" fo:font-size="5pt" style:font-size-asian="5pt"/>
    </style:style>
    <style:style style:name="T7917" style:parent-style-name="Phôngmặcđịnhcủađoạnvăn" style:family="text">
      <style:text-properties fo:font-size="5pt" style:font-size-asian="5pt"/>
    </style:style>
    <style:style style:name="T7918" style:parent-style-name="Phôngmặcđịnhcủađoạnvăn" style:family="text">
      <style:text-properties fo:letter-spacing="-0.0034in" fo:font-size="5pt" style:font-size-asian="5pt"/>
    </style:style>
    <style:style style:name="T7919" style:parent-style-name="Phôngmặcđịnhcủađoạnvăn" style:family="text">
      <style:text-properties fo:font-size="5pt" style:font-size-asian="5pt"/>
    </style:style>
    <style:style style:name="T7920" style:parent-style-name="Phôngmặcđịnhcủađoạnvăn" style:family="text">
      <style:text-properties fo:letter-spacing="-0.0034in" fo:font-size="5pt" style:font-size-asian="5pt"/>
    </style:style>
    <style:style style:name="T7921" style:parent-style-name="Phôngmặcđịnhcủađoạnvăn" style:family="text">
      <style:text-properties fo:font-size="5pt" style:font-size-asian="5pt"/>
    </style:style>
    <style:style style:name="T7922" style:parent-style-name="Phôngmặcđịnhcủađoạnvăn" style:family="text">
      <style:text-properties fo:letter-spacing="-0.0041in" fo:font-size="5pt" style:font-size-asian="5pt"/>
    </style:style>
    <style:style style:name="T7923" style:parent-style-name="Phôngmặcđịnhcủađoạnvăn" style:family="text">
      <style:text-properties fo:font-size="5pt" style:font-size-asian="5pt"/>
    </style:style>
    <style:style style:name="T7924" style:parent-style-name="Phôngmặcđịnhcủađoạnvăn" style:family="text">
      <style:text-properties fo:letter-spacing="-0.0034in" fo:font-size="5pt" style:font-size-asian="5pt"/>
    </style:style>
    <style:style style:name="T7925" style:parent-style-name="Phôngmặcđịnhcủađoạnvăn" style:family="text">
      <style:text-properties fo:font-size="5pt" style:font-size-asian="5pt"/>
    </style:style>
    <style:style style:name="T7926" style:parent-style-name="Phôngmặcđịnhcủađoạnvăn" style:family="text">
      <style:text-properties fo:letter-spacing="-0.0041in" fo:font-size="5pt" style:font-size-asian="5pt"/>
    </style:style>
    <style:style style:name="T7927" style:parent-style-name="Phôngmặcđịnhcủađoạnvăn" style:family="text">
      <style:text-properties fo:letter-spacing="-0.0013in" fo:font-size="5pt" style:font-size-asian="5pt"/>
    </style:style>
    <style:style style:name="P7928" style:parent-style-name="TableParagraph" style:family="paragraph">
      <style:paragraph-properties fo:margin-top="0.0145in" fo:line-height="117%" fo:margin-left="0.0166in" fo:margin-right="3.7791in">
        <style:tab-stops/>
      </style:paragraph-properties>
    </style:style>
    <style:style style:name="T7929" style:parent-style-name="Phôngmặcđịnhcủađoạnvăn" style:family="text">
      <style:text-properties fo:font-size="5pt" style:font-size-asian="5pt"/>
    </style:style>
    <style:style style:name="T7930" style:parent-style-name="Phôngmặcđịnhcủađoạnvăn" style:family="text">
      <style:text-properties fo:letter-spacing="-0.0041in" fo:font-size="5pt" style:font-size-asian="5pt"/>
    </style:style>
    <style:style style:name="T7931" style:parent-style-name="Phôngmặcđịnhcủađoạnvăn" style:family="text">
      <style:text-properties fo:font-size="5pt" style:font-size-asian="5pt"/>
    </style:style>
    <style:style style:name="T7932" style:parent-style-name="Phôngmặcđịnhcủađoạnvăn" style:family="text">
      <style:text-properties fo:letter-spacing="-0.0041in" fo:font-size="5pt" style:font-size-asian="5pt"/>
    </style:style>
    <style:style style:name="T7933" style:parent-style-name="Phôngmặcđịnhcủađoạnvăn" style:family="text">
      <style:text-properties fo:font-size="5pt" style:font-size-asian="5pt"/>
    </style:style>
    <style:style style:name="T7934" style:parent-style-name="Phôngmặcđịnhcủađoạnvăn" style:family="text">
      <style:text-properties fo:letter-spacing="-0.0034in" fo:font-size="5pt" style:font-size-asian="5pt"/>
    </style:style>
    <style:style style:name="T7935" style:parent-style-name="Phôngmặcđịnhcủađoạnvăn" style:family="text">
      <style:text-properties fo:font-size="5pt" style:font-size-asian="5pt"/>
    </style:style>
    <style:style style:name="T7936" style:parent-style-name="Phôngmặcđịnhcủađoạnvăn" style:family="text">
      <style:text-properties fo:letter-spacing="-0.0041in" fo:font-size="5pt" style:font-size-asian="5pt"/>
    </style:style>
    <style:style style:name="T7937" style:parent-style-name="Phôngmặcđịnhcủađoạnvăn" style:family="text">
      <style:text-properties fo:font-size="5pt" style:font-size-asian="5pt"/>
    </style:style>
    <style:style style:name="T7938" style:parent-style-name="Phôngmặcđịnhcủađoạnvăn" style:family="text">
      <style:text-properties fo:letter-spacing="-0.0041in" fo:font-size="5pt" style:font-size-asian="5pt"/>
    </style:style>
    <style:style style:name="T7939" style:parent-style-name="Phôngmặcđịnhcủađoạnvăn" style:family="text">
      <style:text-properties fo:font-size="5pt" style:font-size-asian="5pt"/>
    </style:style>
    <style:style style:name="T7940" style:parent-style-name="Phôngmặcđịnhcủađoạnvăn" style:family="text">
      <style:text-properties fo:letter-spacing="-0.0034in" fo:font-size="5pt" style:font-size-asian="5pt"/>
    </style:style>
    <style:style style:name="T7941" style:parent-style-name="Phôngmặcđịnhcủađoạnvăn" style:family="text">
      <style:text-properties fo:font-size="5pt" style:font-size-asian="5pt"/>
    </style:style>
    <style:style style:name="T7942" style:parent-style-name="Phôngmặcđịnhcủađoạnvăn" style:family="text">
      <style:text-properties fo:letter-spacing="-0.0041in" fo:font-size="5pt" style:font-size-asian="5pt"/>
    </style:style>
    <style:style style:name="T7943" style:parent-style-name="Phôngmặcđịnhcủađoạnvăn" style:family="text">
      <style:text-properties fo:font-size="5pt" style:font-size-asian="5pt"/>
    </style:style>
    <style:style style:name="T7944" style:parent-style-name="Phôngmặcđịnhcủađoạnvăn" style:family="text">
      <style:text-properties fo:letter-spacing="-0.0041in" fo:font-size="5pt" style:font-size-asian="5pt"/>
    </style:style>
    <style:style style:name="T7945" style:parent-style-name="Phôngmặcđịnhcủađoạnvăn" style:family="text">
      <style:text-properties fo:font-size="5pt" style:font-size-asian="5pt"/>
    </style:style>
    <style:style style:name="T7946" style:parent-style-name="Phôngmặcđịnhcủađoạnvăn" style:family="text">
      <style:text-properties fo:letter-spacing="-0.0034in" fo:font-size="5pt" style:font-size-asian="5pt"/>
    </style:style>
    <style:style style:name="T7947" style:parent-style-name="Phôngmặcđịnhcủađoạnvăn" style:family="text">
      <style:text-properties fo:font-size="5pt" style:font-size-asian="5pt"/>
    </style:style>
    <style:style style:name="T7948" style:parent-style-name="Phôngmặcđịnhcủađoạnvăn" style:family="text">
      <style:text-properties fo:letter-spacing="-0.0041in" fo:font-size="5pt" style:font-size-asian="5pt"/>
    </style:style>
    <style:style style:name="T7949" style:parent-style-name="Phôngmặcđịnhcủađoạnvăn" style:family="text">
      <style:text-properties fo:font-size="5pt" style:font-size-asian="5pt"/>
    </style:style>
    <style:style style:name="T7950" style:parent-style-name="Phôngmặcđịnhcủađoạnvăn" style:family="text">
      <style:text-properties fo:letter-spacing="0.0277in" fo:font-size="5pt" style:font-size-asian="5pt"/>
    </style:style>
    <style:style style:name="T7951" style:parent-style-name="Phôngmặcđịnhcủađoạnvăn" style:family="text">
      <style:text-properties fo:font-size="5pt" style:font-size-asian="5pt"/>
    </style:style>
    <style:style style:name="P7952" style:parent-style-name="TableParagraph" style:family="paragraph">
      <style:paragraph-properties fo:margin-left="0.0166in">
        <style:tab-stops/>
      </style:paragraph-properties>
    </style:style>
    <style:style style:name="T7953" style:parent-style-name="Phôngmặcđịnhcủađoạnvăn" style:family="text">
      <style:text-properties fo:font-size="5pt" style:font-size-asian="5pt"/>
    </style:style>
    <style:style style:name="T7954" style:parent-style-name="Phôngmặcđịnhcủađoạnvăn" style:family="text">
      <style:text-properties fo:letter-spacing="-0.0041in" fo:font-size="5pt" style:font-size-asian="5pt"/>
    </style:style>
    <style:style style:name="T7955" style:parent-style-name="Phôngmặcđịnhcủađoạnvăn" style:family="text">
      <style:text-properties fo:font-size="5pt" style:font-size-asian="5pt"/>
    </style:style>
    <style:style style:name="T7956" style:parent-style-name="Phôngmặcđịnhcủađoạnvăn" style:family="text">
      <style:text-properties fo:letter-spacing="-0.0041in" fo:font-size="5pt" style:font-size-asian="5pt"/>
    </style:style>
    <style:style style:name="T7957" style:parent-style-name="Phôngmặcđịnhcủađoạnvăn" style:family="text">
      <style:text-properties fo:font-size="5pt" style:font-size-asian="5pt"/>
    </style:style>
    <style:style style:name="T7958" style:parent-style-name="Phôngmặcđịnhcủađoạnvăn" style:family="text">
      <style:text-properties fo:letter-spacing="-0.0027in" fo:font-size="5pt" style:font-size-asian="5pt"/>
    </style:style>
    <style:style style:name="T7959" style:parent-style-name="Phôngmặcđịnhcủađoạnvăn" style:family="text">
      <style:text-properties fo:font-size="5pt" style:font-size-asian="5pt"/>
    </style:style>
    <style:style style:name="T7960" style:parent-style-name="Phôngmặcđịnhcủađoạnvăn" style:family="text">
      <style:text-properties fo:letter-spacing="-0.0034in" fo:font-size="5pt" style:font-size-asian="5pt"/>
    </style:style>
    <style:style style:name="T7961" style:parent-style-name="Phôngmặcđịnhcủađoạnvăn" style:family="text">
      <style:text-properties fo:font-size="5pt" style:font-size-asian="5pt"/>
    </style:style>
    <style:style style:name="T7962" style:parent-style-name="Phôngmặcđịnhcủađoạnvăn" style:family="text">
      <style:text-properties fo:letter-spacing="-0.0034in" fo:font-size="5pt" style:font-size-asian="5pt"/>
    </style:style>
    <style:style style:name="T7963" style:parent-style-name="Phôngmặcđịnhcủađoạnvăn" style:family="text">
      <style:text-properties fo:font-size="5pt" style:font-size-asian="5pt"/>
    </style:style>
    <style:style style:name="T7964" style:parent-style-name="Phôngmặcđịnhcủađoạnvăn" style:family="text">
      <style:text-properties fo:letter-spacing="-0.0027in" fo:font-size="5pt" style:font-size-asian="5pt"/>
    </style:style>
    <style:style style:name="T7965" style:parent-style-name="Phôngmặcđịnhcủađoạnvăn" style:family="text">
      <style:text-properties fo:font-size="5pt" style:font-size-asian="5pt"/>
    </style:style>
    <style:style style:name="T7966" style:parent-style-name="Phôngmặcđịnhcủađoạnvăn" style:family="text">
      <style:text-properties fo:letter-spacing="-0.0041in" fo:font-size="5pt" style:font-size-asian="5pt"/>
    </style:style>
    <style:style style:name="T7967" style:parent-style-name="Phôngmặcđịnhcủađoạnvăn" style:family="text">
      <style:text-properties fo:font-size="5pt" style:font-size-asian="5pt"/>
    </style:style>
    <style:style style:name="T7968" style:parent-style-name="Phôngmặcđịnhcủađoạnvăn" style:family="text">
      <style:text-properties fo:letter-spacing="-0.0041in" fo:font-size="5pt" style:font-size-asian="5pt"/>
    </style:style>
    <style:style style:name="T7969" style:parent-style-name="Phôngmặcđịnhcủađoạnvăn" style:family="text">
      <style:text-properties fo:letter-spacing="-0.0013in" fo:font-size="5pt" style:font-size-asian="5pt"/>
    </style:style>
    <style:style style:name="P7970" style:parent-style-name="TableParagraph" style:family="paragraph">
      <style:paragraph-properties fo:margin-top="0.0152in" fo:margin-left="0.0166in">
        <style:tab-stops/>
      </style:paragraph-properties>
    </style:style>
    <style:style style:name="T7971" style:parent-style-name="Phôngmặcđịnhcủađoạnvăn" style:family="text">
      <style:text-properties fo:font-size="5pt" style:font-size-asian="5pt"/>
    </style:style>
    <style:style style:name="T7972" style:parent-style-name="Phôngmặcđịnhcủađoạnvăn" style:family="text">
      <style:text-properties fo:letter-spacing="-0.0013in" fo:font-size="5pt" style:font-size-asian="5pt"/>
    </style:style>
    <style:style style:name="T7973" style:parent-style-name="Phôngmặcđịnhcủađoạnvăn" style:family="text">
      <style:text-properties fo:font-size="5pt" style:font-size-asian="5pt"/>
    </style:style>
    <style:style style:name="T7974" style:parent-style-name="Phôngmặcđịnhcủađoạnvăn" style:family="text">
      <style:text-properties fo:letter-spacing="-0.0013in" fo:font-size="5pt" style:font-size-asian="5pt"/>
    </style:style>
    <style:style style:name="T7975" style:parent-style-name="Phôngmặcđịnhcủađoạnvăn" style:family="text">
      <style:text-properties fo:font-size="5pt" style:font-size-asian="5pt"/>
    </style:style>
    <style:style style:name="T7976" style:parent-style-name="Phôngmặcđịnhcủađoạnvăn" style:family="text">
      <style:text-properties fo:letter-spacing="-0.0013in" fo:font-size="5pt" style:font-size-asian="5pt"/>
    </style:style>
    <style:style style:name="T7977" style:parent-style-name="Phôngmặcđịnhcủađoạnvăn" style:family="text">
      <style:text-properties fo:font-size="5pt" style:font-size-asian="5pt"/>
    </style:style>
    <style:style style:name="T7978" style:parent-style-name="Phôngmặcđịnhcủađoạnvăn" style:family="text">
      <style:text-properties fo:letter-spacing="-0.0013in" fo:font-size="5pt" style:font-size-asian="5pt"/>
    </style:style>
    <style:style style:name="T7979" style:parent-style-name="Phôngmặcđịnhcủađoạnvăn" style:family="text">
      <style:text-properties fo:font-size="5pt" style:font-size-asian="5pt"/>
    </style:style>
    <style:style style:name="T7980" style:parent-style-name="Phôngmặcđịnhcủađoạnvăn" style:family="text">
      <style:text-properties fo:letter-spacing="-0.002in" fo:font-size="5pt" style:font-size-asian="5pt"/>
    </style:style>
    <style:style style:name="T7981" style:parent-style-name="Phôngmặcđịnhcủađoạnvăn" style:family="text">
      <style:text-properties fo:font-size="5pt" style:font-size-asian="5pt"/>
    </style:style>
    <style:style style:name="T7982" style:parent-style-name="Phôngmặcđịnhcủađoạnvăn" style:family="text">
      <style:text-properties fo:letter-spacing="-0.0013in" fo:font-size="5pt" style:font-size-asian="5pt"/>
    </style:style>
    <style:style style:name="T7983" style:parent-style-name="Phôngmặcđịnhcủađoạnvăn" style:family="text">
      <style:text-properties fo:font-size="5pt" style:font-size-asian="5pt"/>
    </style:style>
    <style:style style:name="T7984" style:parent-style-name="Phôngmặcđịnhcủađoạnvăn" style:family="text">
      <style:text-properties fo:letter-spacing="-0.0027in" fo:font-size="5pt" style:font-size-asian="5pt"/>
    </style:style>
    <style:style style:name="T7985" style:parent-style-name="Phôngmặcđịnhcủađoạnvăn" style:family="text">
      <style:text-properties fo:font-size="5pt" style:font-size-asian="5pt"/>
    </style:style>
    <style:style style:name="T7986" style:parent-style-name="Phôngmặcđịnhcủađoạnvăn" style:family="text">
      <style:text-properties fo:letter-spacing="-0.002in" fo:font-size="5pt" style:font-size-asian="5pt"/>
    </style:style>
    <style:style style:name="T7987" style:parent-style-name="Phôngmặcđịnhcủađoạnvăn" style:family="text">
      <style:text-properties fo:font-size="5pt" style:font-size-asian="5pt"/>
    </style:style>
    <style:style style:name="T7988" style:parent-style-name="Phôngmặcđịnhcủađoạnvăn" style:family="text">
      <style:text-properties fo:letter-spacing="-0.002in" fo:font-size="5pt" style:font-size-asian="5pt"/>
    </style:style>
    <style:style style:name="T7989" style:parent-style-name="Phôngmặcđịnhcủađoạnvăn" style:family="text">
      <style:text-properties fo:letter-spacing="-0.0013in" fo:font-size="5pt" style:font-size-asian="5pt"/>
    </style:style>
    <style:style style:name="P7990" style:parent-style-name="TableParagraph" style:family="paragraph">
      <style:paragraph-properties fo:margin-top="0.0152in" fo:line-height="117%" fo:margin-left="0.0166in" fo:margin-right="2.8402in">
        <style:tab-stops/>
      </style:paragraph-properties>
    </style:style>
    <style:style style:name="T7991" style:parent-style-name="Phôngmặcđịnhcủađoạnvăn" style:family="text">
      <style:text-properties fo:font-size="5pt" style:font-size-asian="5pt"/>
    </style:style>
    <style:style style:name="T7992" style:parent-style-name="Phôngmặcđịnhcủađoạnvăn" style:family="text">
      <style:text-properties fo:letter-spacing="-0.002in" fo:font-size="5pt" style:font-size-asian="5pt"/>
    </style:style>
    <style:style style:name="T7993" style:parent-style-name="Phôngmặcđịnhcủađoạnvăn" style:family="text">
      <style:text-properties fo:font-size="5pt" style:font-size-asian="5pt"/>
    </style:style>
    <style:style style:name="T7994" style:parent-style-name="Phôngmặcđịnhcủađoạnvăn" style:family="text">
      <style:text-properties fo:letter-spacing="-0.0027in" fo:font-size="5pt" style:font-size-asian="5pt"/>
    </style:style>
    <style:style style:name="T7995" style:parent-style-name="Phôngmặcđịnhcủađoạnvăn" style:family="text">
      <style:text-properties fo:font-size="5pt" style:font-size-asian="5pt"/>
    </style:style>
    <style:style style:name="T7996" style:parent-style-name="Phôngmặcđịnhcủađoạnvăn" style:family="text">
      <style:text-properties fo:letter-spacing="-0.002in" fo:font-size="5pt" style:font-size-asian="5pt"/>
    </style:style>
    <style:style style:name="T7997" style:parent-style-name="Phôngmặcđịnhcủađoạnvăn" style:family="text">
      <style:text-properties fo:font-size="5pt" style:font-size-asian="5pt"/>
    </style:style>
    <style:style style:name="T7998" style:parent-style-name="Phôngmặcđịnhcủađoạnvăn" style:family="text">
      <style:text-properties fo:letter-spacing="-0.0013in" fo:font-size="5pt" style:font-size-asian="5pt"/>
    </style:style>
    <style:style style:name="T7999" style:parent-style-name="Phôngmặcđịnhcủađoạnvăn" style:family="text">
      <style:text-properties fo:font-size="5pt" style:font-size-asian="5pt"/>
    </style:style>
    <style:style style:name="T8000" style:parent-style-name="Phôngmặcđịnhcủađoạnvăn" style:family="text">
      <style:text-properties fo:letter-spacing="-0.0013in" fo:font-size="5pt" style:font-size-asian="5pt"/>
    </style:style>
    <style:style style:name="T8001" style:parent-style-name="Phôngmặcđịnhcủađoạnvăn" style:family="text">
      <style:text-properties fo:font-size="5pt" style:font-size-asian="5pt"/>
    </style:style>
    <style:style style:name="T8002" style:parent-style-name="Phôngmặcđịnhcủađoạnvăn" style:family="text">
      <style:text-properties fo:letter-spacing="-0.002in" fo:font-size="5pt" style:font-size-asian="5pt"/>
    </style:style>
    <style:style style:name="T8003" style:parent-style-name="Phôngmặcđịnhcủađoạnvăn" style:family="text">
      <style:text-properties fo:font-size="5pt" style:font-size-asian="5pt"/>
    </style:style>
    <style:style style:name="T8004" style:parent-style-name="Phôngmặcđịnhcủađoạnvăn" style:family="text">
      <style:text-properties fo:letter-spacing="-0.002in" fo:font-size="5pt" style:font-size-asian="5pt"/>
    </style:style>
    <style:style style:name="T8005" style:parent-style-name="Phôngmặcđịnhcủađoạnvăn" style:family="text">
      <style:text-properties fo:font-size="5pt" style:font-size-asian="5pt"/>
    </style:style>
    <style:style style:name="T8006" style:parent-style-name="Phôngmặcđịnhcủađoạnvăn" style:family="text">
      <style:text-properties fo:letter-spacing="-0.0013in" fo:font-size="5pt" style:font-size-asian="5pt"/>
    </style:style>
    <style:style style:name="T8007" style:parent-style-name="Phôngmặcđịnhcủađoạnvăn" style:family="text">
      <style:text-properties fo:font-size="5pt" style:font-size-asian="5pt"/>
    </style:style>
    <style:style style:name="T8008" style:parent-style-name="Phôngmặcđịnhcủađoạnvăn" style:family="text">
      <style:text-properties fo:letter-spacing="-0.002in" fo:font-size="5pt" style:font-size-asian="5pt"/>
    </style:style>
    <style:style style:name="T8009" style:parent-style-name="Phôngmặcđịnhcủađoạnvăn" style:family="text">
      <style:text-properties fo:font-size="5pt" style:font-size-asian="5pt"/>
    </style:style>
    <style:style style:name="T8010" style:parent-style-name="Phôngmặcđịnhcủađoạnvăn" style:family="text">
      <style:text-properties fo:letter-spacing="-0.002in" fo:font-size="5pt" style:font-size-asian="5pt"/>
    </style:style>
    <style:style style:name="T8011" style:parent-style-name="Phôngmặcđịnhcủađoạnvăn" style:family="text">
      <style:text-properties fo:font-size="5pt" style:font-size-asian="5pt"/>
    </style:style>
    <style:style style:name="T8012" style:parent-style-name="Phôngmặcđịnhcủađoạnvăn" style:family="text">
      <style:text-properties fo:letter-spacing="-0.0013in" fo:font-size="5pt" style:font-size-asian="5pt"/>
    </style:style>
    <style:style style:name="T8013" style:parent-style-name="Phôngmặcđịnhcủađoạnvăn" style:family="text">
      <style:text-properties fo:font-size="5pt" style:font-size-asian="5pt"/>
    </style:style>
    <style:style style:name="T8014" style:parent-style-name="Phôngmặcđịnhcủađoạnvăn" style:family="text">
      <style:text-properties fo:letter-spacing="-0.0013in" fo:font-size="5pt" style:font-size-asian="5pt"/>
    </style:style>
    <style:style style:name="T8015" style:parent-style-name="Phôngmặcđịnhcủađoạnvăn" style:family="text">
      <style:text-properties fo:font-size="5pt" style:font-size-asian="5pt"/>
    </style:style>
    <style:style style:name="T8016" style:parent-style-name="Phôngmặcđịnhcủađoạnvăn" style:family="text">
      <style:text-properties fo:letter-spacing="-0.0013in" fo:font-size="5pt" style:font-size-asian="5pt"/>
    </style:style>
    <style:style style:name="T8017" style:parent-style-name="Phôngmặcđịnhcủađoạnvăn" style:family="text">
      <style:text-properties fo:font-size="5pt" style:font-size-asian="5pt"/>
    </style:style>
    <style:style style:name="T8018" style:parent-style-name="Phôngmặcđịnhcủađoạnvăn" style:family="text">
      <style:text-properties fo:letter-spacing="-0.0027in" fo:font-size="5pt" style:font-size-asian="5pt"/>
    </style:style>
    <style:style style:name="T8019" style:parent-style-name="Phôngmặcđịnhcủađoạnvăn" style:family="text">
      <style:text-properties fo:font-size="5pt" style:font-size-asian="5pt"/>
    </style:style>
    <style:style style:name="T8020" style:parent-style-name="Phôngmặcđịnhcủađoạnvăn" style:family="text">
      <style:text-properties fo:letter-spacing="0.0277in" fo:font-size="5pt" style:font-size-asian="5pt"/>
    </style:style>
    <style:style style:name="T8021" style:parent-style-name="Phôngmặcđịnhcủađoạnvăn" style:family="text">
      <style:text-properties fo:font-size="5pt" style:font-size-asian="5pt"/>
    </style:style>
    <style:style style:name="TableCell8022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8023" style:parent-style-name="TableParagraph" style:family="paragraph">
      <style:text-properties style:font-name="Times New Roman" fo:font-size="5pt" style:font-size-asian="5pt"/>
    </style:style>
    <style:style style:name="P8024" style:parent-style-name="TableParagraph" style:family="paragraph">
      <style:text-properties style:font-name="Times New Roman" fo:font-size="5pt" style:font-size-asian="5pt"/>
    </style:style>
    <style:style style:name="P8025" style:parent-style-name="TableParagraph" style:family="paragraph">
      <style:text-properties style:font-name="Times New Roman" fo:font-size="5pt" style:font-size-asian="5pt"/>
    </style:style>
    <style:style style:name="P8026" style:parent-style-name="TableParagraph" style:family="paragraph">
      <style:text-properties style:font-name="Times New Roman" fo:font-size="5pt" style:font-size-asian="5pt"/>
    </style:style>
    <style:style style:name="P8027" style:parent-style-name="TableParagraph" style:family="paragraph">
      <style:text-properties style:font-name="Times New Roman" fo:font-size="5pt" style:font-size-asian="5pt"/>
    </style:style>
    <style:style style:name="P8028" style:parent-style-name="TableParagraph" style:family="paragraph">
      <style:text-properties style:font-name="Times New Roman" fo:font-size="5pt" style:font-size-asian="5pt"/>
    </style:style>
    <style:style style:name="P8029" style:parent-style-name="TableParagraph" style:family="paragraph">
      <style:text-properties style:font-name="Times New Roman" fo:font-size="5pt" style:font-size-asian="5pt"/>
    </style:style>
    <style:style style:name="P8030" style:parent-style-name="TableParagraph" style:family="paragraph">
      <style:text-properties style:font-name="Times New Roman" fo:font-size="5pt" style:font-size-asian="5pt"/>
    </style:style>
    <style:style style:name="P8031" style:parent-style-name="TableParagraph" style:family="paragraph">
      <style:text-properties style:font-name="Times New Roman" fo:font-size="5pt" style:font-size-asian="5pt"/>
    </style:style>
    <style:style style:name="P8032" style:parent-style-name="TableParagraph" style:family="paragraph">
      <style:text-properties style:font-name="Times New Roman" fo:font-size="5pt" style:font-size-asian="5pt"/>
    </style:style>
    <style:style style:name="P8033" style:parent-style-name="TableParagraph" style:family="paragraph">
      <style:text-properties style:font-name="Times New Roman" fo:font-size="5pt" style:font-size-asian="5pt"/>
    </style:style>
    <style:style style:name="P8034" style:parent-style-name="TableParagraph" style:family="paragraph">
      <style:text-properties style:font-name="Times New Roman" fo:font-size="5pt" style:font-size-asian="5pt"/>
    </style:style>
    <style:style style:name="P8035" style:parent-style-name="TableParagraph" style:family="paragraph">
      <style:text-properties style:font-name="Times New Roman" fo:font-size="5pt" style:font-size-asian="5pt"/>
    </style:style>
    <style:style style:name="P8036" style:parent-style-name="TableParagraph" style:family="paragraph">
      <style:text-properties style:font-name="Times New Roman" fo:font-size="5pt" style:font-size-asian="5pt"/>
    </style:style>
    <style:style style:name="P8037" style:parent-style-name="TableParagraph" style:family="paragraph">
      <style:text-properties style:font-name="Times New Roman" fo:font-size="5pt" style:font-size-asian="5pt"/>
    </style:style>
    <style:style style:name="P8038" style:parent-style-name="TableParagraph" style:family="paragraph">
      <style:paragraph-properties fo:margin-top="0.0076in"/>
      <style:text-properties style:font-name="Times New Roman" fo:font-size="5pt" style:font-size-asian="5pt"/>
    </style:style>
    <style:style style:name="P8039" style:parent-style-name="TableParagraph" style:family="paragraph">
      <style:paragraph-properties fo:margin-left="0.0173in">
        <style:tab-stops/>
      </style:paragraph-properties>
    </style:style>
    <style:style style:name="T8040" style:parent-style-name="Phôngmặcđịnhcủađoạnvăn" style:family="text">
      <style:text-properties fo:letter-spacing="-0.0034in" fo:font-size="5pt" style:font-size-asian="5pt"/>
    </style:style>
    <style:style style:name="TableCell8041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8042" style:parent-style-name="TableParagraph" style:family="paragraph">
      <style:text-properties style:font-name="Times New Roman" fo:font-size="5pt" style:font-size-asian="5pt"/>
    </style:style>
    <style:style style:name="P8043" style:parent-style-name="TableParagraph" style:family="paragraph">
      <style:text-properties style:font-name="Times New Roman" fo:font-size="5pt" style:font-size-asian="5pt"/>
    </style:style>
    <style:style style:name="P8044" style:parent-style-name="TableParagraph" style:family="paragraph">
      <style:text-properties style:font-name="Times New Roman" fo:font-size="5pt" style:font-size-asian="5pt"/>
    </style:style>
    <style:style style:name="P8045" style:parent-style-name="TableParagraph" style:family="paragraph">
      <style:text-properties style:font-name="Times New Roman" fo:font-size="5pt" style:font-size-asian="5pt"/>
    </style:style>
    <style:style style:name="P8046" style:parent-style-name="TableParagraph" style:family="paragraph">
      <style:text-properties style:font-name="Times New Roman" fo:font-size="5pt" style:font-size-asian="5pt"/>
    </style:style>
    <style:style style:name="P8047" style:parent-style-name="TableParagraph" style:family="paragraph">
      <style:text-properties style:font-name="Times New Roman" fo:font-size="5pt" style:font-size-asian="5pt"/>
    </style:style>
    <style:style style:name="P8048" style:parent-style-name="TableParagraph" style:family="paragraph">
      <style:text-properties style:font-name="Times New Roman" fo:font-size="5pt" style:font-size-asian="5pt"/>
    </style:style>
    <style:style style:name="P8049" style:parent-style-name="TableParagraph" style:family="paragraph">
      <style:text-properties style:font-name="Times New Roman" fo:font-size="5pt" style:font-size-asian="5pt"/>
    </style:style>
    <style:style style:name="P8050" style:parent-style-name="TableParagraph" style:family="paragraph">
      <style:text-properties style:font-name="Times New Roman" fo:font-size="5pt" style:font-size-asian="5pt"/>
    </style:style>
    <style:style style:name="P8051" style:parent-style-name="TableParagraph" style:family="paragraph">
      <style:text-properties style:font-name="Times New Roman" fo:font-size="5pt" style:font-size-asian="5pt"/>
    </style:style>
    <style:style style:name="P8052" style:parent-style-name="TableParagraph" style:family="paragraph">
      <style:text-properties style:font-name="Times New Roman" fo:font-size="5pt" style:font-size-asian="5pt"/>
    </style:style>
    <style:style style:name="P8053" style:parent-style-name="TableParagraph" style:family="paragraph">
      <style:text-properties style:font-name="Times New Roman" fo:font-size="5pt" style:font-size-asian="5pt"/>
    </style:style>
    <style:style style:name="P8054" style:parent-style-name="TableParagraph" style:family="paragraph">
      <style:text-properties style:font-name="Times New Roman" fo:font-size="5pt" style:font-size-asian="5pt"/>
    </style:style>
    <style:style style:name="P8055" style:parent-style-name="TableParagraph" style:family="paragraph">
      <style:text-properties style:font-name="Times New Roman" fo:font-size="5pt" style:font-size-asian="5pt"/>
    </style:style>
    <style:style style:name="P8056" style:parent-style-name="TableParagraph" style:family="paragraph">
      <style:text-properties style:font-name="Times New Roman" fo:font-size="5pt" style:font-size-asian="5pt"/>
    </style:style>
    <style:style style:name="P8057" style:parent-style-name="TableParagraph" style:family="paragraph">
      <style:paragraph-properties fo:margin-top="0.0076in"/>
      <style:text-properties style:font-name="Times New Roman" fo:font-size="5pt" style:font-size-asian="5pt"/>
    </style:style>
    <style:style style:name="P8058" style:parent-style-name="TableParagraph" style:family="paragraph">
      <style:paragraph-properties fo:margin-left="0.0173in">
        <style:tab-stops/>
      </style:paragraph-properties>
    </style:style>
    <style:style style:name="T8059" style:parent-style-name="Phôngmặcđịnhcủađoạnvăn" style:family="text">
      <style:text-properties fo:letter-spacing="-0.0034in" style:text-scale="105%" fo:font-size="5pt" style:font-size-asian="5pt"/>
    </style:style>
    <style:style style:name="TableCell8060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8061" style:parent-style-name="TableParagraph" style:family="paragraph">
      <style:text-properties style:font-name="Times New Roman" fo:font-size="5pt" style:font-size-asian="5pt"/>
    </style:style>
    <style:style style:name="P8062" style:parent-style-name="TableParagraph" style:family="paragraph">
      <style:text-properties style:font-name="Times New Roman" fo:font-size="5pt" style:font-size-asian="5pt"/>
    </style:style>
    <style:style style:name="P8063" style:parent-style-name="TableParagraph" style:family="paragraph">
      <style:text-properties style:font-name="Times New Roman" fo:font-size="5pt" style:font-size-asian="5pt"/>
    </style:style>
    <style:style style:name="P8064" style:parent-style-name="TableParagraph" style:family="paragraph">
      <style:text-properties style:font-name="Times New Roman" fo:font-size="5pt" style:font-size-asian="5pt"/>
    </style:style>
    <style:style style:name="P8065" style:parent-style-name="TableParagraph" style:family="paragraph">
      <style:text-properties style:font-name="Times New Roman" fo:font-size="5pt" style:font-size-asian="5pt"/>
    </style:style>
    <style:style style:name="P8066" style:parent-style-name="TableParagraph" style:family="paragraph">
      <style:text-properties style:font-name="Times New Roman" fo:font-size="5pt" style:font-size-asian="5pt"/>
    </style:style>
    <style:style style:name="P8067" style:parent-style-name="TableParagraph" style:family="paragraph">
      <style:text-properties style:font-name="Times New Roman" fo:font-size="5pt" style:font-size-asian="5pt"/>
    </style:style>
    <style:style style:name="P8068" style:parent-style-name="TableParagraph" style:family="paragraph">
      <style:text-properties style:font-name="Times New Roman" fo:font-size="5pt" style:font-size-asian="5pt"/>
    </style:style>
    <style:style style:name="P8069" style:parent-style-name="TableParagraph" style:family="paragraph">
      <style:text-properties style:font-name="Times New Roman" fo:font-size="5pt" style:font-size-asian="5pt"/>
    </style:style>
    <style:style style:name="P8070" style:parent-style-name="TableParagraph" style:family="paragraph">
      <style:text-properties style:font-name="Times New Roman" fo:font-size="5pt" style:font-size-asian="5pt"/>
    </style:style>
    <style:style style:name="P8071" style:parent-style-name="TableParagraph" style:family="paragraph">
      <style:text-properties style:font-name="Times New Roman" fo:font-size="5pt" style:font-size-asian="5pt"/>
    </style:style>
    <style:style style:name="P8072" style:parent-style-name="TableParagraph" style:family="paragraph">
      <style:text-properties style:font-name="Times New Roman" fo:font-size="5pt" style:font-size-asian="5pt"/>
    </style:style>
    <style:style style:name="P8073" style:parent-style-name="TableParagraph" style:family="paragraph">
      <style:text-properties style:font-name="Times New Roman" fo:font-size="5pt" style:font-size-asian="5pt"/>
    </style:style>
    <style:style style:name="P8074" style:parent-style-name="TableParagraph" style:family="paragraph">
      <style:text-properties style:font-name="Times New Roman" fo:font-size="5pt" style:font-size-asian="5pt"/>
    </style:style>
    <style:style style:name="P8075" style:parent-style-name="TableParagraph" style:family="paragraph">
      <style:text-properties style:font-name="Times New Roman" fo:font-size="5pt" style:font-size-asian="5pt"/>
    </style:style>
    <style:style style:name="P8076" style:parent-style-name="TableParagraph" style:family="paragraph">
      <style:paragraph-properties fo:margin-top="0.0027in"/>
      <style:text-properties style:font-name="Times New Roman" fo:font-size="5pt" style:font-size-asian="5pt"/>
    </style:style>
    <style:style style:name="P8077" style:parent-style-name="TableParagraph" style:family="paragraph">
      <style:paragraph-properties fo:margin-left="0.018in">
        <style:tab-stops/>
      </style:paragraph-properties>
    </style:style>
    <style:style style:name="T8078" style:parent-style-name="Phôngmặcđịnhcủađoạnvăn" style:family="text">
      <style:text-properties fo:letter-spacing="-0.0013in" fo:font-size="5pt" style:font-size-asian="5pt"/>
    </style:style>
    <style:style style:name="TableCell8079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8080" style:parent-style-name="TableParagraph" style:family="paragraph">
      <style:text-properties style:font-name="Times New Roman" fo:font-size="5pt" style:font-size-asian="5pt"/>
    </style:style>
    <style:style style:name="P8081" style:parent-style-name="TableParagraph" style:family="paragraph">
      <style:text-properties style:font-name="Times New Roman" fo:font-size="5pt" style:font-size-asian="5pt"/>
    </style:style>
    <style:style style:name="P8082" style:parent-style-name="TableParagraph" style:family="paragraph">
      <style:text-properties style:font-name="Times New Roman" fo:font-size="5pt" style:font-size-asian="5pt"/>
    </style:style>
    <style:style style:name="P8083" style:parent-style-name="TableParagraph" style:family="paragraph">
      <style:text-properties style:font-name="Times New Roman" fo:font-size="5pt" style:font-size-asian="5pt"/>
    </style:style>
    <style:style style:name="P8084" style:parent-style-name="TableParagraph" style:family="paragraph">
      <style:text-properties style:font-name="Times New Roman" fo:font-size="5pt" style:font-size-asian="5pt"/>
    </style:style>
    <style:style style:name="P8085" style:parent-style-name="TableParagraph" style:family="paragraph">
      <style:text-properties style:font-name="Times New Roman" fo:font-size="5pt" style:font-size-asian="5pt"/>
    </style:style>
    <style:style style:name="P8086" style:parent-style-name="TableParagraph" style:family="paragraph">
      <style:text-properties style:font-name="Times New Roman" fo:font-size="5pt" style:font-size-asian="5pt"/>
    </style:style>
    <style:style style:name="P8087" style:parent-style-name="TableParagraph" style:family="paragraph">
      <style:text-properties style:font-name="Times New Roman" fo:font-size="5pt" style:font-size-asian="5pt"/>
    </style:style>
    <style:style style:name="P8088" style:parent-style-name="TableParagraph" style:family="paragraph">
      <style:text-properties style:font-name="Times New Roman" fo:font-size="5pt" style:font-size-asian="5pt"/>
    </style:style>
    <style:style style:name="P8089" style:parent-style-name="TableParagraph" style:family="paragraph">
      <style:text-properties style:font-name="Times New Roman" fo:font-size="5pt" style:font-size-asian="5pt"/>
    </style:style>
    <style:style style:name="P8090" style:parent-style-name="TableParagraph" style:family="paragraph">
      <style:text-properties style:font-name="Times New Roman" fo:font-size="5pt" style:font-size-asian="5pt"/>
    </style:style>
    <style:style style:name="P8091" style:parent-style-name="TableParagraph" style:family="paragraph">
      <style:text-properties style:font-name="Times New Roman" fo:font-size="5pt" style:font-size-asian="5pt"/>
    </style:style>
    <style:style style:name="P8092" style:parent-style-name="TableParagraph" style:family="paragraph">
      <style:text-properties style:font-name="Times New Roman" fo:font-size="5pt" style:font-size-asian="5pt"/>
    </style:style>
    <style:style style:name="P8093" style:parent-style-name="TableParagraph" style:family="paragraph">
      <style:text-properties style:font-name="Times New Roman" fo:font-size="5pt" style:font-size-asian="5pt"/>
    </style:style>
    <style:style style:name="P8094" style:parent-style-name="TableParagraph" style:family="paragraph">
      <style:text-properties style:font-name="Times New Roman" fo:font-size="5pt" style:font-size-asian="5pt"/>
    </style:style>
    <style:style style:name="P8095" style:parent-style-name="TableParagraph" style:family="paragraph">
      <style:paragraph-properties fo:margin-top="0.0027in"/>
      <style:text-properties style:font-name="Times New Roman" fo:font-size="5pt" style:font-size-asian="5pt"/>
    </style:style>
    <style:style style:name="P8096" style:parent-style-name="TableParagraph" style:family="paragraph">
      <style:paragraph-properties fo:margin-left="0.0187in">
        <style:tab-stops/>
      </style:paragraph-properties>
    </style:style>
    <style:style style:name="T8097" style:parent-style-name="Phôngmặcđịnhcủađoạnvăn" style:family="text">
      <style:text-properties fo:letter-spacing="-0.0069in" style:text-scale="105%" fo:font-size="5pt" style:font-size-asian="5pt"/>
    </style:style>
    <style:style style:name="P8098" style:parent-style-name="Bìnhthường" style:master-page-name="MP7" style:family="paragraph">
      <style:paragraph-properties fo:break-before="page" fo:margin-top="0.0006in"/>
      <style:text-properties style:font-name="Times New Roman" fo:font-size="1pt" style:font-size-asian="1pt"/>
    </style:style>
    <style:style style:name="TableColumn8100" style:family="table-column">
      <style:table-column-properties style:column-width="0.6784in" style:use-optimal-column-width="false"/>
    </style:style>
    <style:style style:name="TableColumn8101" style:family="table-column">
      <style:table-column-properties style:column-width="0.9145in" style:use-optimal-column-width="false"/>
    </style:style>
    <style:style style:name="TableColumn8102" style:family="table-column">
      <style:table-column-properties style:column-width="5.7069in" style:use-optimal-column-width="false"/>
    </style:style>
    <style:style style:name="TableColumn8103" style:family="table-column">
      <style:table-column-properties style:column-width="0.6534in" style:use-optimal-column-width="false"/>
    </style:style>
    <style:style style:name="TableColumn8104" style:family="table-column">
      <style:table-column-properties style:column-width="0.6527in" style:use-optimal-column-width="false"/>
    </style:style>
    <style:style style:name="TableColumn8105" style:family="table-column">
      <style:table-column-properties style:column-width="0.3361in" style:use-optimal-column-width="false"/>
    </style:style>
    <style:style style:name="TableColumn8106" style:family="table-column">
      <style:table-column-properties style:column-width="0.4944in" style:use-optimal-column-width="false"/>
    </style:style>
    <style:style style:name="Table8099" style:family="table">
      <style:table-properties style:width="9.4368in" fo:margin-left="0.2097in" table:align="left"/>
    </style:style>
    <style:style style:name="TableRow8107" style:family="table-row">
      <style:table-row-properties style:min-row-height="1.0631in" style:use-optimal-row-height="false"/>
    </style:style>
    <style:style style:name="TableCell8108" style:family="table-cell">
      <style:table-cell-properties fo:border="0.0069in solid #000000" style:writing-mode="lr-tb" fo:padding-top="0in" fo:padding-left="0in" fo:padding-bottom="0in" fo:padding-right="0in"/>
    </style:style>
    <style:style style:name="P8109" style:parent-style-name="TableParagraph" style:family="paragraph">
      <style:text-properties style:font-name="Times New Roman" fo:font-size="5pt" style:font-size-asian="5pt"/>
    </style:style>
    <style:style style:name="P8110" style:parent-style-name="TableParagraph" style:family="paragraph">
      <style:text-properties style:font-name="Times New Roman" fo:font-size="5pt" style:font-size-asian="5pt"/>
    </style:style>
    <style:style style:name="P8111" style:parent-style-name="TableParagraph" style:family="paragraph">
      <style:text-properties style:font-name="Times New Roman" fo:font-size="5pt" style:font-size-asian="5pt"/>
    </style:style>
    <style:style style:name="P8112" style:parent-style-name="TableParagraph" style:family="paragraph">
      <style:text-properties style:font-name="Times New Roman" fo:font-size="5pt" style:font-size-asian="5pt"/>
    </style:style>
    <style:style style:name="P8113" style:parent-style-name="TableParagraph" style:family="paragraph">
      <style:text-properties style:font-name="Times New Roman" fo:font-size="5pt" style:font-size-asian="5pt"/>
    </style:style>
    <style:style style:name="P8114" style:parent-style-name="TableParagraph" style:family="paragraph">
      <style:paragraph-properties fo:margin-top="0.0159in"/>
      <style:text-properties style:font-name="Times New Roman" fo:font-size="5pt" style:font-size-asian="5pt"/>
    </style:style>
    <style:style style:name="P8115" style:parent-style-name="TableParagraph" style:family="paragraph">
      <style:paragraph-properties fo:margin-top="0.0006in" fo:margin-left="0.0159in">
        <style:tab-stops/>
      </style:paragraph-properties>
    </style:style>
    <style:style style:name="T8116" style:parent-style-name="Phôngmặcđịnhcủađoạnvăn" style:family="text">
      <style:text-properties fo:letter-spacing="-0.0013in" fo:font-size="5pt" style:font-size-asian="5pt"/>
    </style:style>
    <style:style style:name="TableCell8117" style:family="table-cell">
      <style:table-cell-properties fo:border="0.0069in solid #000000" style:writing-mode="lr-tb" fo:padding-top="0in" fo:padding-left="0in" fo:padding-bottom="0in" fo:padding-right="0in"/>
    </style:style>
    <style:style style:name="P8118" style:parent-style-name="TableParagraph" style:family="paragraph">
      <style:text-properties style:font-name="Times New Roman" fo:font-size="5pt" style:font-size-asian="5pt"/>
    </style:style>
    <style:style style:name="P8119" style:parent-style-name="TableParagraph" style:family="paragraph">
      <style:text-properties style:font-name="Times New Roman" fo:font-size="5pt" style:font-size-asian="5pt"/>
    </style:style>
    <style:style style:name="P8120" style:parent-style-name="TableParagraph" style:family="paragraph">
      <style:text-properties style:font-name="Times New Roman" fo:font-size="5pt" style:font-size-asian="5pt"/>
    </style:style>
    <style:style style:name="P8121" style:parent-style-name="TableParagraph" style:family="paragraph">
      <style:text-properties style:font-name="Times New Roman" fo:font-size="5pt" style:font-size-asian="5pt"/>
    </style:style>
    <style:style style:name="P8122" style:parent-style-name="TableParagraph" style:family="paragraph">
      <style:text-properties style:font-name="Times New Roman" fo:font-size="5pt" style:font-size-asian="5pt"/>
    </style:style>
    <style:style style:name="P8123" style:parent-style-name="TableParagraph" style:family="paragraph">
      <style:paragraph-properties fo:margin-top="0.0159in"/>
      <style:text-properties style:font-name="Times New Roman" fo:font-size="5pt" style:font-size-asian="5pt"/>
    </style:style>
    <style:style style:name="P8124" style:parent-style-name="TableParagraph" style:family="paragraph">
      <style:paragraph-properties fo:margin-top="0.0006in" fo:margin-left="0.0159in">
        <style:tab-stops/>
      </style:paragraph-properties>
    </style:style>
    <style:style style:name="T8125" style:parent-style-name="Phôngmặcđịnhcủađoạnvăn" style:family="text">
      <style:text-properties fo:font-size="5pt" style:font-size-asian="5pt"/>
    </style:style>
    <style:style style:name="T8126" style:parent-style-name="Phôngmặcđịnhcủađoạnvăn" style:family="text">
      <style:text-properties fo:letter-spacing="-0.0027in" fo:font-size="5pt" style:font-size-asian="5pt"/>
    </style:style>
    <style:style style:name="T8127" style:parent-style-name="Phôngmặcđịnhcủađoạnvăn" style:family="text">
      <style:text-properties fo:letter-spacing="-0.0013in" fo:font-size="5pt" style:font-size-asian="5pt"/>
    </style:style>
    <style:style style:name="TableCell8128" style:family="table-cell">
      <style:table-cell-properties fo:border="0.0069in solid #000000" style:writing-mode="lr-tb" fo:padding-top="0in" fo:padding-left="0in" fo:padding-bottom="0in" fo:padding-right="0in"/>
    </style:style>
    <style:style style:name="P8129" style:parent-style-name="TableParagraph" style:family="paragraph">
      <style:paragraph-properties fo:margin-top="0.0451in" fo:line-height="117%" fo:margin-left="0.0166in" fo:margin-right="1.5236in">
        <style:tab-stops/>
      </style:paragraph-properties>
    </style:style>
    <style:style style:name="T8130" style:parent-style-name="Phôngmặcđịnhcủađoạnvăn" style:family="text">
      <style:text-properties fo:font-size="5pt" style:font-size-asian="5pt"/>
    </style:style>
    <style:style style:name="T8131" style:parent-style-name="Phôngmặcđịnhcủađoạnvăn" style:family="text">
      <style:text-properties fo:letter-spacing="-0.0027in" fo:font-size="5pt" style:font-size-asian="5pt"/>
    </style:style>
    <style:style style:name="T8132" style:parent-style-name="Phôngmặcđịnhcủađoạnvăn" style:family="text">
      <style:text-properties fo:font-size="5pt" style:font-size-asian="5pt"/>
    </style:style>
    <style:style style:name="T8133" style:parent-style-name="Phôngmặcđịnhcủađoạnvăn" style:family="text">
      <style:text-properties fo:letter-spacing="-0.002in" fo:font-size="5pt" style:font-size-asian="5pt"/>
    </style:style>
    <style:style style:name="T8134" style:parent-style-name="Phôngmặcđịnhcủađoạnvăn" style:family="text">
      <style:text-properties fo:font-size="5pt" style:font-size-asian="5pt"/>
    </style:style>
    <style:style style:name="T8135" style:parent-style-name="Phôngmặcđịnhcủađoạnvăn" style:family="text">
      <style:text-properties fo:letter-spacing="-0.0027in" fo:font-size="5pt" style:font-size-asian="5pt"/>
    </style:style>
    <style:style style:name="T8136" style:parent-style-name="Phôngmặcđịnhcủađoạnvăn" style:family="text">
      <style:text-properties fo:font-size="5pt" style:font-size-asian="5pt"/>
    </style:style>
    <style:style style:name="T8137" style:parent-style-name="Phôngmặcđịnhcủađoạnvăn" style:family="text">
      <style:text-properties fo:letter-spacing="-0.0034in" fo:font-size="5pt" style:font-size-asian="5pt"/>
    </style:style>
    <style:style style:name="T8138" style:parent-style-name="Phôngmặcđịnhcủađoạnvăn" style:family="text">
      <style:text-properties fo:font-size="5pt" style:font-size-asian="5pt"/>
    </style:style>
    <style:style style:name="T8139" style:parent-style-name="Phôngmặcđịnhcủađoạnvăn" style:family="text">
      <style:text-properties fo:letter-spacing="-0.002in" fo:font-size="5pt" style:font-size-asian="5pt"/>
    </style:style>
    <style:style style:name="T8140" style:parent-style-name="Phôngmặcđịnhcủađoạnvăn" style:family="text">
      <style:text-properties fo:font-size="5pt" style:font-size-asian="5pt"/>
    </style:style>
    <style:style style:name="T8141" style:parent-style-name="Phôngmặcđịnhcủađoạnvăn" style:family="text">
      <style:text-properties fo:letter-spacing="-0.002in" fo:font-size="5pt" style:font-size-asian="5pt"/>
    </style:style>
    <style:style style:name="T8142" style:parent-style-name="Phôngmặcđịnhcủađoạnvăn" style:family="text">
      <style:text-properties fo:font-size="5pt" style:font-size-asian="5pt"/>
    </style:style>
    <style:style style:name="T8143" style:parent-style-name="Phôngmặcđịnhcủađoạnvăn" style:family="text">
      <style:text-properties fo:letter-spacing="-0.0027in" fo:font-size="5pt" style:font-size-asian="5pt"/>
    </style:style>
    <style:style style:name="T8144" style:parent-style-name="Phôngmặcđịnhcủađoạnvăn" style:family="text">
      <style:text-properties fo:font-size="5pt" style:font-size-asian="5pt"/>
    </style:style>
    <style:style style:name="T8145" style:parent-style-name="Phôngmặcđịnhcủađoạnvăn" style:family="text">
      <style:text-properties fo:letter-spacing="-0.0027in" fo:font-size="5pt" style:font-size-asian="5pt"/>
    </style:style>
    <style:style style:name="T8146" style:parent-style-name="Phôngmặcđịnhcủađoạnvăn" style:family="text">
      <style:text-properties fo:font-size="5pt" style:font-size-asian="5pt"/>
    </style:style>
    <style:style style:name="T8147" style:parent-style-name="Phôngmặcđịnhcủađoạnvăn" style:family="text">
      <style:text-properties fo:letter-spacing="-0.0027in" fo:font-size="5pt" style:font-size-asian="5pt"/>
    </style:style>
    <style:style style:name="T8148" style:parent-style-name="Phôngmặcđịnhcủađoạnvăn" style:family="text">
      <style:text-properties fo:font-size="5pt" style:font-size-asian="5pt"/>
    </style:style>
    <style:style style:name="T8149" style:parent-style-name="Phôngmặcđịnhcủađoạnvăn" style:family="text">
      <style:text-properties fo:letter-spacing="-0.002in" fo:font-size="5pt" style:font-size-asian="5pt"/>
    </style:style>
    <style:style style:name="T8150" style:parent-style-name="Phôngmặcđịnhcủađoạnvăn" style:family="text">
      <style:text-properties fo:font-size="5pt" style:font-size-asian="5pt"/>
    </style:style>
    <style:style style:name="T8151" style:parent-style-name="Phôngmặcđịnhcủađoạnvăn" style:family="text">
      <style:text-properties fo:letter-spacing="-0.0027in" fo:font-size="5pt" style:font-size-asian="5pt"/>
    </style:style>
    <style:style style:name="T8152" style:parent-style-name="Phôngmặcđịnhcủađoạnvăn" style:family="text">
      <style:text-properties fo:font-size="5pt" style:font-size-asian="5pt"/>
    </style:style>
    <style:style style:name="T8153" style:parent-style-name="Phôngmặcđịnhcủađoạnvăn" style:family="text">
      <style:text-properties fo:letter-spacing="-0.0027in" fo:font-size="5pt" style:font-size-asian="5pt"/>
    </style:style>
    <style:style style:name="T8154" style:parent-style-name="Phôngmặcđịnhcủađoạnvăn" style:family="text">
      <style:text-properties fo:font-size="5pt" style:font-size-asian="5pt"/>
    </style:style>
    <style:style style:name="T8155" style:parent-style-name="Phôngmặcđịnhcủađoạnvăn" style:family="text">
      <style:text-properties fo:letter-spacing="-0.002in" fo:font-size="5pt" style:font-size-asian="5pt"/>
    </style:style>
    <style:style style:name="T8156" style:parent-style-name="Phôngmặcđịnhcủađoạnvăn" style:family="text">
      <style:text-properties fo:font-size="5pt" style:font-size-asian="5pt"/>
    </style:style>
    <style:style style:name="T8157" style:parent-style-name="Phôngmặcđịnhcủađoạnvăn" style:family="text">
      <style:text-properties fo:letter-spacing="-0.002in" fo:font-size="5pt" style:font-size-asian="5pt"/>
    </style:style>
    <style:style style:name="T8158" style:parent-style-name="Phôngmặcđịnhcủađoạnvăn" style:family="text">
      <style:text-properties fo:font-size="5pt" style:font-size-asian="5pt"/>
    </style:style>
    <style:style style:name="T8159" style:parent-style-name="Phôngmặcđịnhcủađoạnvăn" style:family="text">
      <style:text-properties fo:letter-spacing="-0.0027in" fo:font-size="5pt" style:font-size-asian="5pt"/>
    </style:style>
    <style:style style:name="T8160" style:parent-style-name="Phôngmặcđịnhcủađoạnvăn" style:family="text">
      <style:text-properties fo:font-size="5pt" style:font-size-asian="5pt"/>
    </style:style>
    <style:style style:name="T8161" style:parent-style-name="Phôngmặcđịnhcủađoạnvăn" style:family="text">
      <style:text-properties fo:letter-spacing="-0.0034in" fo:font-size="5pt" style:font-size-asian="5pt"/>
    </style:style>
    <style:style style:name="T8162" style:parent-style-name="Phôngmặcđịnhcủađoạnvăn" style:family="text">
      <style:text-properties fo:font-size="5pt" style:font-size-asian="5pt"/>
    </style:style>
    <style:style style:name="T8163" style:parent-style-name="Phôngmặcđịnhcủađoạnvăn" style:family="text">
      <style:text-properties fo:letter-spacing="-0.002in" fo:font-size="5pt" style:font-size-asian="5pt"/>
    </style:style>
    <style:style style:name="T8164" style:parent-style-name="Phôngmặcđịnhcủađoạnvăn" style:family="text">
      <style:text-properties fo:font-size="5pt" style:font-size-asian="5pt"/>
    </style:style>
    <style:style style:name="T8165" style:parent-style-name="Phôngmặcđịnhcủađoạnvăn" style:family="text">
      <style:text-properties fo:letter-spacing="-0.0027in" fo:font-size="5pt" style:font-size-asian="5pt"/>
    </style:style>
    <style:style style:name="T8166" style:parent-style-name="Phôngmặcđịnhcủađoạnvăn" style:family="text">
      <style:text-properties fo:font-size="5pt" style:font-size-asian="5pt"/>
    </style:style>
    <style:style style:name="T8167" style:parent-style-name="Phôngmặcđịnhcủađoạnvăn" style:family="text">
      <style:text-properties fo:letter-spacing="-0.0027in" fo:font-size="5pt" style:font-size-asian="5pt"/>
    </style:style>
    <style:style style:name="T8168" style:parent-style-name="Phôngmặcđịnhcủađoạnvăn" style:family="text">
      <style:text-properties fo:font-size="5pt" style:font-size-asian="5pt"/>
    </style:style>
    <style:style style:name="T8169" style:parent-style-name="Phôngmặcđịnhcủađoạnvăn" style:family="text">
      <style:text-properties fo:letter-spacing="-0.0027in" fo:font-size="5pt" style:font-size-asian="5pt"/>
    </style:style>
    <style:style style:name="T8170" style:parent-style-name="Phôngmặcđịnhcủađoạnvăn" style:family="text">
      <style:text-properties fo:font-size="5pt" style:font-size-asian="5pt"/>
    </style:style>
    <style:style style:name="T8171" style:parent-style-name="Phôngmặcđịnhcủađoạnvăn" style:family="text">
      <style:text-properties fo:letter-spacing="-0.002in" fo:font-size="5pt" style:font-size-asian="5pt"/>
    </style:style>
    <style:style style:name="T8172" style:parent-style-name="Phôngmặcđịnhcủađoạnvăn" style:family="text">
      <style:text-properties fo:font-size="5pt" style:font-size-asian="5pt"/>
    </style:style>
    <style:style style:name="T8173" style:parent-style-name="Phôngmặcđịnhcủađoạnvăn" style:family="text">
      <style:text-properties fo:letter-spacing="-0.0034in" fo:font-size="5pt" style:font-size-asian="5pt"/>
    </style:style>
    <style:style style:name="T8174" style:parent-style-name="Phôngmặcđịnhcủađoạnvăn" style:family="text">
      <style:text-properties fo:font-size="5pt" style:font-size-asian="5pt"/>
    </style:style>
    <style:style style:name="T8175" style:parent-style-name="Phôngmặcđịnhcủađoạnvăn" style:family="text">
      <style:text-properties fo:letter-spacing="-0.002in" fo:font-size="5pt" style:font-size-asian="5pt"/>
    </style:style>
    <style:style style:name="T8176" style:parent-style-name="Phôngmặcđịnhcủađoạnvăn" style:family="text">
      <style:text-properties fo:font-size="5pt" style:font-size-asian="5pt"/>
    </style:style>
    <style:style style:name="T8177" style:parent-style-name="Phôngmặcđịnhcủađoạnvăn" style:family="text">
      <style:text-properties fo:letter-spacing="-0.0034in" fo:font-size="5pt" style:font-size-asian="5pt"/>
    </style:style>
    <style:style style:name="T8178" style:parent-style-name="Phôngmặcđịnhcủađoạnvăn" style:family="text">
      <style:text-properties fo:font-size="5pt" style:font-size-asian="5pt"/>
    </style:style>
    <style:style style:name="T8179" style:parent-style-name="Phôngmặcđịnhcủađoạnvăn" style:family="text">
      <style:text-properties fo:letter-spacing="-0.0027in" fo:font-size="5pt" style:font-size-asian="5pt"/>
    </style:style>
    <style:style style:name="T8180" style:parent-style-name="Phôngmặcđịnhcủađoạnvăn" style:family="text">
      <style:text-properties fo:font-size="5pt" style:font-size-asian="5pt"/>
    </style:style>
    <style:style style:name="T8181" style:parent-style-name="Phôngmặcđịnhcủađoạnvăn" style:family="text">
      <style:text-properties fo:letter-spacing="-0.0034in" fo:font-size="5pt" style:font-size-asian="5pt"/>
    </style:style>
    <style:style style:name="T8182" style:parent-style-name="Phôngmặcđịnhcủađoạnvăn" style:family="text">
      <style:text-properties fo:font-size="5pt" style:font-size-asian="5pt"/>
    </style:style>
    <style:style style:name="T8183" style:parent-style-name="Phôngmặcđịnhcủađoạnvăn" style:family="text">
      <style:text-properties fo:letter-spacing="0.0277in" fo:font-size="5pt" style:font-size-asian="5pt"/>
    </style:style>
    <style:style style:name="T8184" style:parent-style-name="Phôngmặcđịnhcủađoạnvăn" style:family="text">
      <style:text-properties fo:font-size="5pt" style:font-size-asian="5pt"/>
    </style:style>
    <style:style style:name="P8185" style:parent-style-name="TableParagraph" style:family="paragraph">
      <style:paragraph-properties fo:margin-left="0.0166in">
        <style:tab-stops/>
      </style:paragraph-properties>
    </style:style>
    <style:style style:name="T8186" style:parent-style-name="Phôngmặcđịnhcủađoạnvăn" style:family="text">
      <style:text-properties fo:font-size="5pt" style:font-size-asian="5pt"/>
    </style:style>
    <style:style style:name="T8187" style:parent-style-name="Phôngmặcđịnhcủađoạnvăn" style:family="text">
      <style:text-properties fo:letter-spacing="-0.0013in" fo:font-size="5pt" style:font-size-asian="5pt"/>
    </style:style>
    <style:style style:name="T8188" style:parent-style-name="Phôngmặcđịnhcủađoạnvăn" style:family="text">
      <style:text-properties fo:font-size="5pt" style:font-size-asian="5pt"/>
    </style:style>
    <style:style style:name="T8189" style:parent-style-name="Phôngmặcđịnhcủađoạnvăn" style:family="text">
      <style:text-properties fo:letter-spacing="-0.0006in" fo:font-size="5pt" style:font-size-asian="5pt"/>
    </style:style>
    <style:style style:name="T8190" style:parent-style-name="Phôngmặcđịnhcủađoạnvăn" style:family="text">
      <style:text-properties fo:font-size="5pt" style:font-size-asian="5pt"/>
    </style:style>
    <style:style style:name="T8191" style:parent-style-name="Phôngmặcđịnhcủađoạnvăn" style:family="text">
      <style:text-properties fo:letter-spacing="-0.0006in" fo:font-size="5pt" style:font-size-asian="5pt"/>
    </style:style>
    <style:style style:name="T8192" style:parent-style-name="Phôngmặcđịnhcủađoạnvăn" style:family="text">
      <style:text-properties fo:font-size="5pt" style:font-size-asian="5pt"/>
    </style:style>
    <style:style style:name="T8193" style:parent-style-name="Phôngmặcđịnhcủađoạnvăn" style:family="text">
      <style:text-properties fo:letter-spacing="-0.0006in" fo:font-size="5pt" style:font-size-asian="5pt"/>
    </style:style>
    <style:style style:name="T8194" style:parent-style-name="Phôngmặcđịnhcủađoạnvăn" style:family="text">
      <style:text-properties fo:letter-spacing="-0.0027in" fo:font-size="5pt" style:font-size-asian="5pt"/>
    </style:style>
    <style:style style:name="P8195" style:parent-style-name="TableParagraph" style:family="paragraph">
      <style:paragraph-properties fo:margin-top="0.0152in" fo:margin-left="0.0166in">
        <style:tab-stops/>
      </style:paragraph-properties>
    </style:style>
    <style:style style:name="T8196" style:parent-style-name="Phôngmặcđịnhcủađoạnvăn" style:family="text">
      <style:text-properties fo:font-size="5pt" style:font-size-asian="5pt"/>
    </style:style>
    <style:style style:name="T8197" style:parent-style-name="Phôngmặcđịnhcủađoạnvăn" style:family="text">
      <style:text-properties fo:letter-spacing="-0.0027in" fo:font-size="5pt" style:font-size-asian="5pt"/>
    </style:style>
    <style:style style:name="T8198" style:parent-style-name="Phôngmặcđịnhcủađoạnvăn" style:family="text">
      <style:text-properties fo:font-size="5pt" style:font-size-asian="5pt"/>
    </style:style>
    <style:style style:name="T8199" style:parent-style-name="Phôngmặcđịnhcủađoạnvăn" style:family="text">
      <style:text-properties fo:letter-spacing="-0.0034in" fo:font-size="5pt" style:font-size-asian="5pt"/>
    </style:style>
    <style:style style:name="T8200" style:parent-style-name="Phôngmặcđịnhcủađoạnvăn" style:family="text">
      <style:text-properties fo:font-size="5pt" style:font-size-asian="5pt"/>
    </style:style>
    <style:style style:name="T8201" style:parent-style-name="Phôngmặcđịnhcủađoạnvăn" style:family="text">
      <style:text-properties fo:letter-spacing="-0.0034in" fo:font-size="5pt" style:font-size-asian="5pt"/>
    </style:style>
    <style:style style:name="T8202" style:parent-style-name="Phôngmặcđịnhcủađoạnvăn" style:family="text">
      <style:text-properties fo:font-size="5pt" style:font-size-asian="5pt"/>
    </style:style>
    <style:style style:name="T8203" style:parent-style-name="Phôngmặcđịnhcủađoạnvăn" style:family="text">
      <style:text-properties fo:letter-spacing="-0.0027in" fo:font-size="5pt" style:font-size-asian="5pt"/>
    </style:style>
    <style:style style:name="T8204" style:parent-style-name="Phôngmặcđịnhcủađoạnvăn" style:family="text">
      <style:text-properties fo:font-size="5pt" style:font-size-asian="5pt"/>
    </style:style>
    <style:style style:name="T8205" style:parent-style-name="Phôngmặcđịnhcủađoạnvăn" style:family="text">
      <style:text-properties fo:letter-spacing="-0.0027in" fo:font-size="5pt" style:font-size-asian="5pt"/>
    </style:style>
    <style:style style:name="T8206" style:parent-style-name="Phôngmặcđịnhcủađoạnvăn" style:family="text">
      <style:text-properties fo:font-size="5pt" style:font-size-asian="5pt"/>
    </style:style>
    <style:style style:name="T8207" style:parent-style-name="Phôngmặcđịnhcủađoạnvăn" style:family="text">
      <style:text-properties fo:letter-spacing="-0.0034in" fo:font-size="5pt" style:font-size-asian="5pt"/>
    </style:style>
    <style:style style:name="T8208" style:parent-style-name="Phôngmặcđịnhcủađoạnvăn" style:family="text">
      <style:text-properties fo:font-size="5pt" style:font-size-asian="5pt"/>
    </style:style>
    <style:style style:name="T8209" style:parent-style-name="Phôngmặcđịnhcủađoạnvăn" style:family="text">
      <style:text-properties fo:letter-spacing="-0.002in" fo:font-size="5pt" style:font-size-asian="5pt"/>
    </style:style>
    <style:style style:name="T8210" style:parent-style-name="Phôngmặcđịnhcủađoạnvăn" style:family="text">
      <style:text-properties fo:font-size="5pt" style:font-size-asian="5pt"/>
    </style:style>
    <style:style style:name="T8211" style:parent-style-name="Phôngmặcđịnhcủađoạnvăn" style:family="text">
      <style:text-properties fo:letter-spacing="-0.0034in" fo:font-size="5pt" style:font-size-asian="5pt"/>
    </style:style>
    <style:style style:name="T8212" style:parent-style-name="Phôngmặcđịnhcủađoạnvăn" style:family="text">
      <style:text-properties fo:font-size="5pt" style:font-size-asian="5pt"/>
    </style:style>
    <style:style style:name="T8213" style:parent-style-name="Phôngmặcđịnhcủađoạnvăn" style:family="text">
      <style:text-properties fo:letter-spacing="-0.0027in" fo:font-size="5pt" style:font-size-asian="5pt"/>
    </style:style>
    <style:style style:name="T8214" style:parent-style-name="Phôngmặcđịnhcủađoạnvăn" style:family="text">
      <style:text-properties fo:font-size="5pt" style:font-size-asian="5pt"/>
    </style:style>
    <style:style style:name="T8215" style:parent-style-name="Phôngmặcđịnhcủađoạnvăn" style:family="text">
      <style:text-properties fo:letter-spacing="-0.0027in" fo:font-size="5pt" style:font-size-asian="5pt"/>
    </style:style>
    <style:style style:name="T8216" style:parent-style-name="Phôngmặcđịnhcủađoạnvăn" style:family="text">
      <style:text-properties fo:font-size="5pt" style:font-size-asian="5pt"/>
    </style:style>
    <style:style style:name="T8217" style:parent-style-name="Phôngmặcđịnhcủađoạnvăn" style:family="text">
      <style:text-properties fo:letter-spacing="-0.0027in" fo:font-size="5pt" style:font-size-asian="5pt"/>
    </style:style>
    <style:style style:name="T8218" style:parent-style-name="Phôngmặcđịnhcủađoạnvăn" style:family="text">
      <style:text-properties fo:letter-spacing="-0.0013in" fo:font-size="5pt" style:font-size-asian="5pt"/>
    </style:style>
    <style:style style:name="P8219" style:parent-style-name="TableParagraph" style:family="paragraph">
      <style:paragraph-properties fo:margin-top="0.0152in" fo:margin-left="0.0166in">
        <style:tab-stops/>
      </style:paragraph-properties>
    </style:style>
    <style:style style:name="T8220" style:parent-style-name="Phôngmặcđịnhcủađoạnvăn" style:family="text">
      <style:text-properties fo:font-size="5pt" style:font-size-asian="5pt"/>
    </style:style>
    <style:style style:name="T8221" style:parent-style-name="Phôngmặcđịnhcủađoạnvăn" style:family="text">
      <style:text-properties fo:letter-spacing="-0.0034in" fo:font-size="5pt" style:font-size-asian="5pt"/>
    </style:style>
    <style:style style:name="T8222" style:parent-style-name="Phôngmặcđịnhcủađoạnvăn" style:family="text">
      <style:text-properties fo:font-size="5pt" style:font-size-asian="5pt"/>
    </style:style>
    <style:style style:name="T8223" style:parent-style-name="Phôngmặcđịnhcủađoạnvăn" style:family="text">
      <style:text-properties fo:letter-spacing="-0.0041in" fo:font-size="5pt" style:font-size-asian="5pt"/>
    </style:style>
    <style:style style:name="T8224" style:parent-style-name="Phôngmặcđịnhcủađoạnvăn" style:family="text">
      <style:text-properties fo:font-size="5pt" style:font-size-asian="5pt"/>
    </style:style>
    <style:style style:name="T8225" style:parent-style-name="Phôngmặcđịnhcủađoạnvăn" style:family="text">
      <style:text-properties fo:letter-spacing="-0.0034in" fo:font-size="5pt" style:font-size-asian="5pt"/>
    </style:style>
    <style:style style:name="T8226" style:parent-style-name="Phôngmặcđịnhcủađoạnvăn" style:family="text">
      <style:text-properties fo:font-size="5pt" style:font-size-asian="5pt"/>
    </style:style>
    <style:style style:name="T8227" style:parent-style-name="Phôngmặcđịnhcủađoạnvăn" style:family="text">
      <style:text-properties fo:letter-spacing="-0.0027in" fo:font-size="5pt" style:font-size-asian="5pt"/>
    </style:style>
    <style:style style:name="T8228" style:parent-style-name="Phôngmặcđịnhcủađoạnvăn" style:family="text">
      <style:text-properties fo:font-size="5pt" style:font-size-asian="5pt"/>
    </style:style>
    <style:style style:name="T8229" style:parent-style-name="Phôngmặcđịnhcủađoạnvăn" style:family="text">
      <style:text-properties fo:letter-spacing="-0.0034in" fo:font-size="5pt" style:font-size-asian="5pt"/>
    </style:style>
    <style:style style:name="T8230" style:parent-style-name="Phôngmặcđịnhcủađoạnvăn" style:family="text">
      <style:text-properties fo:font-size="5pt" style:font-size-asian="5pt"/>
    </style:style>
    <style:style style:name="T8231" style:parent-style-name="Phôngmặcđịnhcủađoạnvăn" style:family="text">
      <style:text-properties fo:letter-spacing="-0.0034in" fo:font-size="5pt" style:font-size-asian="5pt"/>
    </style:style>
    <style:style style:name="T8232" style:parent-style-name="Phôngmặcđịnhcủađoạnvăn" style:family="text">
      <style:text-properties fo:font-size="5pt" style:font-size-asian="5pt"/>
    </style:style>
    <style:style style:name="T8233" style:parent-style-name="Phôngmặcđịnhcủađoạnvăn" style:family="text">
      <style:text-properties fo:letter-spacing="-0.0041in" fo:font-size="5pt" style:font-size-asian="5pt"/>
    </style:style>
    <style:style style:name="T8234" style:parent-style-name="Phôngmặcđịnhcủađoạnvăn" style:family="text">
      <style:text-properties fo:font-size="5pt" style:font-size-asian="5pt"/>
    </style:style>
    <style:style style:name="T8235" style:parent-style-name="Phôngmặcđịnhcủađoạnvăn" style:family="text">
      <style:text-properties fo:letter-spacing="-0.0034in" fo:font-size="5pt" style:font-size-asian="5pt"/>
    </style:style>
    <style:style style:name="T8236" style:parent-style-name="Phôngmặcđịnhcủađoạnvăn" style:family="text">
      <style:text-properties fo:font-size="5pt" style:font-size-asian="5pt"/>
    </style:style>
    <style:style style:name="T8237" style:parent-style-name="Phôngmặcđịnhcủađoạnvăn" style:family="text">
      <style:text-properties fo:letter-spacing="-0.0034in" fo:font-size="5pt" style:font-size-asian="5pt"/>
    </style:style>
    <style:style style:name="T8238" style:parent-style-name="Phôngmặcđịnhcủađoạnvăn" style:family="text">
      <style:text-properties fo:letter-spacing="-0.0013in" fo:font-size="5pt" style:font-size-asian="5pt"/>
    </style:style>
    <style:style style:name="P8239" style:parent-style-name="TableParagraph" style:family="paragraph">
      <style:paragraph-properties fo:margin-top="0.0152in" fo:line-height="117%" fo:margin-left="0.0166in" fo:margin-right="3.8569in">
        <style:tab-stops/>
      </style:paragraph-properties>
    </style:style>
    <style:style style:name="T8240" style:parent-style-name="Phôngmặcđịnhcủađoạnvăn" style:family="text">
      <style:text-properties fo:font-size="5pt" style:font-size-asian="5pt"/>
    </style:style>
    <style:style style:name="T8241" style:parent-style-name="Phôngmặcđịnhcủađoạnvăn" style:family="text">
      <style:text-properties fo:letter-spacing="-0.0013in" fo:font-size="5pt" style:font-size-asian="5pt"/>
    </style:style>
    <style:style style:name="T8242" style:parent-style-name="Phôngmặcđịnhcủađoạnvăn" style:family="text">
      <style:text-properties fo:font-size="5pt" style:font-size-asian="5pt"/>
    </style:style>
    <style:style style:name="T8243" style:parent-style-name="Phôngmặcđịnhcủađoạnvăn" style:family="text">
      <style:text-properties fo:letter-spacing="-0.0013in" fo:font-size="5pt" style:font-size-asian="5pt"/>
    </style:style>
    <style:style style:name="T8244" style:parent-style-name="Phôngmặcđịnhcủađoạnvăn" style:family="text">
      <style:text-properties fo:font-size="5pt" style:font-size-asian="5pt"/>
    </style:style>
    <style:style style:name="T8245" style:parent-style-name="Phôngmặcđịnhcủađoạnvăn" style:family="text">
      <style:text-properties fo:letter-spacing="-0.0013in" fo:font-size="5pt" style:font-size-asian="5pt"/>
    </style:style>
    <style:style style:name="T8246" style:parent-style-name="Phôngmặcđịnhcủađoạnvăn" style:family="text">
      <style:text-properties fo:font-size="5pt" style:font-size-asian="5pt"/>
    </style:style>
    <style:style style:name="T8247" style:parent-style-name="Phôngmặcđịnhcủađoạnvăn" style:family="text">
      <style:text-properties fo:letter-spacing="-0.002in" fo:font-size="5pt" style:font-size-asian="5pt"/>
    </style:style>
    <style:style style:name="T8248" style:parent-style-name="Phôngmặcđịnhcủađoạnvăn" style:family="text">
      <style:text-properties fo:font-size="5pt" style:font-size-asian="5pt"/>
    </style:style>
    <style:style style:name="T8249" style:parent-style-name="Phôngmặcđịnhcủađoạnvăn" style:family="text">
      <style:text-properties fo:letter-spacing="-0.0013in" fo:font-size="5pt" style:font-size-asian="5pt"/>
    </style:style>
    <style:style style:name="T8250" style:parent-style-name="Phôngmặcđịnhcủađoạnvăn" style:family="text">
      <style:text-properties fo:font-size="5pt" style:font-size-asian="5pt"/>
    </style:style>
    <style:style style:name="T8251" style:parent-style-name="Phôngmặcđịnhcủađoạnvăn" style:family="text">
      <style:text-properties fo:letter-spacing="-0.0013in" fo:font-size="5pt" style:font-size-asian="5pt"/>
    </style:style>
    <style:style style:name="T8252" style:parent-style-name="Phôngmặcđịnhcủađoạnvăn" style:family="text">
      <style:text-properties fo:font-size="5pt" style:font-size-asian="5pt"/>
    </style:style>
    <style:style style:name="T8253" style:parent-style-name="Phôngmặcđịnhcủađoạnvăn" style:family="text">
      <style:text-properties fo:letter-spacing="0.0277in" fo:font-size="5pt" style:font-size-asian="5pt"/>
    </style:style>
    <style:style style:name="T8254" style:parent-style-name="Phôngmặcđịnhcủađoạnvăn" style:family="text">
      <style:text-properties fo:font-size="5pt" style:font-size-asian="5pt"/>
    </style:style>
    <style:style style:name="P8255" style:parent-style-name="TableParagraph" style:family="paragraph">
      <style:paragraph-properties fo:margin-left="0.0166in">
        <style:tab-stops/>
      </style:paragraph-properties>
    </style:style>
    <style:style style:name="T8256" style:parent-style-name="Phôngmặcđịnhcủađoạnvăn" style:family="text">
      <style:text-properties fo:font-size="5pt" style:font-size-asian="5pt"/>
    </style:style>
    <style:style style:name="T8257" style:parent-style-name="Phôngmặcđịnhcủađoạnvăn" style:family="text">
      <style:text-properties fo:letter-spacing="-0.0027in" fo:font-size="5pt" style:font-size-asian="5pt"/>
    </style:style>
    <style:style style:name="T8258" style:parent-style-name="Phôngmặcđịnhcủađoạnvăn" style:family="text">
      <style:text-properties fo:font-size="5pt" style:font-size-asian="5pt"/>
    </style:style>
    <style:style style:name="T8259" style:parent-style-name="Phôngmặcđịnhcủađoạnvăn" style:family="text">
      <style:text-properties fo:letter-spacing="-0.0034in" fo:font-size="5pt" style:font-size-asian="5pt"/>
    </style:style>
    <style:style style:name="T8260" style:parent-style-name="Phôngmặcđịnhcủađoạnvăn" style:family="text">
      <style:text-properties fo:font-size="5pt" style:font-size-asian="5pt"/>
    </style:style>
    <style:style style:name="T8261" style:parent-style-name="Phôngmặcđịnhcủađoạnvăn" style:family="text">
      <style:text-properties fo:letter-spacing="-0.0027in" fo:font-size="5pt" style:font-size-asian="5pt"/>
    </style:style>
    <style:style style:name="T8262" style:parent-style-name="Phôngmặcđịnhcủađoạnvăn" style:family="text">
      <style:text-properties fo:font-size="5pt" style:font-size-asian="5pt"/>
    </style:style>
    <style:style style:name="T8263" style:parent-style-name="Phôngmặcđịnhcủađoạnvăn" style:family="text">
      <style:text-properties fo:letter-spacing="-0.0034in" fo:font-size="5pt" style:font-size-asian="5pt"/>
    </style:style>
    <style:style style:name="T8264" style:parent-style-name="Phôngmặcđịnhcủađoạnvăn" style:family="text">
      <style:text-properties fo:font-size="5pt" style:font-size-asian="5pt"/>
    </style:style>
    <style:style style:name="T8265" style:parent-style-name="Phôngmặcđịnhcủađoạnvăn" style:family="text">
      <style:text-properties fo:letter-spacing="-0.0027in" fo:font-size="5pt" style:font-size-asian="5pt"/>
    </style:style>
    <style:style style:name="T8266" style:parent-style-name="Phôngmặcđịnhcủađoạnvăn" style:family="text">
      <style:text-properties fo:letter-spacing="-0.0013in" fo:font-size="5pt" style:font-size-asian="5pt"/>
    </style:style>
    <style:style style:name="P8267" style:parent-style-name="TableParagraph" style:family="paragraph">
      <style:paragraph-properties fo:margin-top="0.0152in" fo:line-height="117%" fo:margin-left="0.0166in" fo:margin-right="3.4131in">
        <style:tab-stops/>
      </style:paragraph-properties>
    </style:style>
    <style:style style:name="T8268" style:parent-style-name="Phôngmặcđịnhcủađoạnvăn" style:family="text">
      <style:text-properties fo:font-size="5pt" style:font-size-asian="5pt"/>
    </style:style>
    <style:style style:name="T8269" style:parent-style-name="Phôngmặcđịnhcủađoạnvăn" style:family="text">
      <style:text-properties fo:letter-spacing="-0.0034in" fo:font-size="5pt" style:font-size-asian="5pt"/>
    </style:style>
    <style:style style:name="T8270" style:parent-style-name="Phôngmặcđịnhcủađoạnvăn" style:family="text">
      <style:text-properties fo:font-size="5pt" style:font-size-asian="5pt"/>
    </style:style>
    <style:style style:name="T8271" style:parent-style-name="Phôngmặcđịnhcủađoạnvăn" style:family="text">
      <style:text-properties fo:letter-spacing="-0.0034in" fo:font-size="5pt" style:font-size-asian="5pt"/>
    </style:style>
    <style:style style:name="T8272" style:parent-style-name="Phôngmặcđịnhcủađoạnvăn" style:family="text">
      <style:text-properties fo:font-size="5pt" style:font-size-asian="5pt"/>
    </style:style>
    <style:style style:name="T8273" style:parent-style-name="Phôngmặcđịnhcủađoạnvăn" style:family="text">
      <style:text-properties fo:letter-spacing="-0.0034in" fo:font-size="5pt" style:font-size-asian="5pt"/>
    </style:style>
    <style:style style:name="T8274" style:parent-style-name="Phôngmặcđịnhcủađoạnvăn" style:family="text">
      <style:text-properties fo:font-size="5pt" style:font-size-asian="5pt"/>
    </style:style>
    <style:style style:name="T8275" style:parent-style-name="Phôngmặcđịnhcủađoạnvăn" style:family="text">
      <style:text-properties fo:letter-spacing="-0.0034in" fo:font-size="5pt" style:font-size-asian="5pt"/>
    </style:style>
    <style:style style:name="T8276" style:parent-style-name="Phôngmặcđịnhcủađoạnvăn" style:family="text">
      <style:text-properties fo:font-size="5pt" style:font-size-asian="5pt"/>
    </style:style>
    <style:style style:name="T8277" style:parent-style-name="Phôngmặcđịnhcủađoạnvăn" style:family="text">
      <style:text-properties fo:letter-spacing="-0.0034in" fo:font-size="5pt" style:font-size-asian="5pt"/>
    </style:style>
    <style:style style:name="T8278" style:parent-style-name="Phôngmặcđịnhcủađoạnvăn" style:family="text">
      <style:text-properties fo:font-size="5pt" style:font-size-asian="5pt"/>
    </style:style>
    <style:style style:name="T8279" style:parent-style-name="Phôngmặcđịnhcủađoạnvăn" style:family="text">
      <style:text-properties fo:letter-spacing="-0.0034in" fo:font-size="5pt" style:font-size-asian="5pt"/>
    </style:style>
    <style:style style:name="T8280" style:parent-style-name="Phôngmặcđịnhcủađoạnvăn" style:family="text">
      <style:text-properties fo:font-size="5pt" style:font-size-asian="5pt"/>
    </style:style>
    <style:style style:name="T8281" style:parent-style-name="Phôngmặcđịnhcủađoạnvăn" style:family="text">
      <style:text-properties fo:letter-spacing="-0.0034in" fo:font-size="5pt" style:font-size-asian="5pt"/>
    </style:style>
    <style:style style:name="T8282" style:parent-style-name="Phôngmặcđịnhcủađoạnvăn" style:family="text">
      <style:text-properties fo:font-size="5pt" style:font-size-asian="5pt"/>
    </style:style>
    <style:style style:name="T8283" style:parent-style-name="Phôngmặcđịnhcủađoạnvăn" style:family="text">
      <style:text-properties fo:letter-spacing="-0.0034in" fo:font-size="5pt" style:font-size-asian="5pt"/>
    </style:style>
    <style:style style:name="T8284" style:parent-style-name="Phôngmặcđịnhcủađoạnvăn" style:family="text">
      <style:text-properties fo:font-size="5pt" style:font-size-asian="5pt"/>
    </style:style>
    <style:style style:name="T8285" style:parent-style-name="Phôngmặcđịnhcủađoạnvăn" style:family="text">
      <style:text-properties fo:letter-spacing="-0.0034in" fo:font-size="5pt" style:font-size-asian="5pt"/>
    </style:style>
    <style:style style:name="T8286" style:parent-style-name="Phôngmặcđịnhcủađoạnvăn" style:family="text">
      <style:text-properties fo:font-size="5pt" style:font-size-asian="5pt"/>
    </style:style>
    <style:style style:name="T8287" style:parent-style-name="Phôngmặcđịnhcủađoạnvăn" style:family="text">
      <style:text-properties fo:letter-spacing="-0.0034in" fo:font-size="5pt" style:font-size-asian="5pt"/>
    </style:style>
    <style:style style:name="T8288" style:parent-style-name="Phôngmặcđịnhcủađoạnvăn" style:family="text">
      <style:text-properties fo:font-size="5pt" style:font-size-asian="5pt"/>
    </style:style>
    <style:style style:name="T8289" style:parent-style-name="Phôngmặcđịnhcủađoạnvăn" style:family="text">
      <style:text-properties fo:letter-spacing="-0.0034in" fo:font-size="5pt" style:font-size-asian="5pt"/>
    </style:style>
    <style:style style:name="T8290" style:parent-style-name="Phôngmặcđịnhcủađoạnvăn" style:family="text">
      <style:text-properties fo:font-size="5pt" style:font-size-asian="5pt"/>
    </style:style>
    <style:style style:name="T8291" style:parent-style-name="Phôngmặcđịnhcủađoạnvăn" style:family="text">
      <style:text-properties fo:letter-spacing="-0.0041in" fo:font-size="5pt" style:font-size-asian="5pt"/>
    </style:style>
    <style:style style:name="T8292" style:parent-style-name="Phôngmặcđịnhcủađoạnvăn" style:family="text">
      <style:text-properties fo:font-size="5pt" style:font-size-asian="5pt"/>
    </style:style>
    <style:style style:name="T8293" style:parent-style-name="Phôngmặcđịnhcủađoạnvăn" style:family="text">
      <style:text-properties fo:letter-spacing="-0.0027in" fo:font-size="5pt" style:font-size-asian="5pt"/>
    </style:style>
    <style:style style:name="T8294" style:parent-style-name="Phôngmặcđịnhcủađoạnvăn" style:family="text">
      <style:text-properties fo:font-size="5pt" style:font-size-asian="5pt"/>
    </style:style>
    <style:style style:name="T8295" style:parent-style-name="Phôngmặcđịnhcủađoạnvăn" style:family="text">
      <style:text-properties fo:letter-spacing="0.0277in" fo:font-size="5pt" style:font-size-asian="5pt"/>
    </style:style>
    <style:style style:name="T8296" style:parent-style-name="Phôngmặcđịnhcủađoạnvăn" style:family="text">
      <style:text-properties fo:font-size="5pt" style:font-size-asian="5pt"/>
    </style:style>
    <style:style style:name="TableCell8297" style:family="table-cell">
      <style:table-cell-properties fo:border="0.0069in solid #000000" style:writing-mode="lr-tb" fo:padding-top="0in" fo:padding-left="0in" fo:padding-bottom="0in" fo:padding-right="0in"/>
    </style:style>
    <style:style style:name="P8298" style:parent-style-name="TableParagraph" style:family="paragraph">
      <style:text-properties style:font-name="Times New Roman" fo:font-size="5pt" style:font-size-asian="5pt"/>
    </style:style>
    <style:style style:name="P8299" style:parent-style-name="TableParagraph" style:family="paragraph">
      <style:text-properties style:font-name="Times New Roman" fo:font-size="5pt" style:font-size-asian="5pt"/>
    </style:style>
    <style:style style:name="P8300" style:parent-style-name="TableParagraph" style:family="paragraph">
      <style:text-properties style:font-name="Times New Roman" fo:font-size="5pt" style:font-size-asian="5pt"/>
    </style:style>
    <style:style style:name="P8301" style:parent-style-name="TableParagraph" style:family="paragraph">
      <style:text-properties style:font-name="Times New Roman" fo:font-size="5pt" style:font-size-asian="5pt"/>
    </style:style>
    <style:style style:name="P8302" style:parent-style-name="TableParagraph" style:family="paragraph">
      <style:text-properties style:font-name="Times New Roman" fo:font-size="5pt" style:font-size-asian="5pt"/>
    </style:style>
    <style:style style:name="P8303" style:parent-style-name="TableParagraph" style:family="paragraph">
      <style:paragraph-properties fo:margin-top="0.0159in"/>
      <style:text-properties style:font-name="Times New Roman" fo:font-size="5pt" style:font-size-asian="5pt"/>
    </style:style>
    <style:style style:name="P8304" style:parent-style-name="TableParagraph" style:family="paragraph">
      <style:paragraph-properties fo:margin-top="0.0006in" fo:margin-left="0.0173in">
        <style:tab-stops/>
      </style:paragraph-properties>
    </style:style>
    <style:style style:name="T8305" style:parent-style-name="Phôngmặcđịnhcủađoạnvăn" style:family="text">
      <style:text-properties fo:letter-spacing="-0.0034in" fo:font-size="5pt" style:font-size-asian="5pt"/>
    </style:style>
    <style:style style:name="TableCell8306" style:family="table-cell">
      <style:table-cell-properties fo:border="0.0069in solid #000000" style:writing-mode="lr-tb" fo:padding-top="0in" fo:padding-left="0in" fo:padding-bottom="0in" fo:padding-right="0in"/>
    </style:style>
    <style:style style:name="P8307" style:parent-style-name="TableParagraph" style:family="paragraph">
      <style:text-properties style:font-name="Times New Roman" fo:font-size="5pt" style:font-size-asian="5pt"/>
    </style:style>
    <style:style style:name="P8308" style:parent-style-name="TableParagraph" style:family="paragraph">
      <style:text-properties style:font-name="Times New Roman" fo:font-size="5pt" style:font-size-asian="5pt"/>
    </style:style>
    <style:style style:name="P8309" style:parent-style-name="TableParagraph" style:family="paragraph">
      <style:text-properties style:font-name="Times New Roman" fo:font-size="5pt" style:font-size-asian="5pt"/>
    </style:style>
    <style:style style:name="P8310" style:parent-style-name="TableParagraph" style:family="paragraph">
      <style:text-properties style:font-name="Times New Roman" fo:font-size="5pt" style:font-size-asian="5pt"/>
    </style:style>
    <style:style style:name="P8311" style:parent-style-name="TableParagraph" style:family="paragraph">
      <style:text-properties style:font-name="Times New Roman" fo:font-size="5pt" style:font-size-asian="5pt"/>
    </style:style>
    <style:style style:name="P8312" style:parent-style-name="TableParagraph" style:family="paragraph">
      <style:paragraph-properties fo:margin-top="0.0159in"/>
      <style:text-properties style:font-name="Times New Roman" fo:font-size="5pt" style:font-size-asian="5pt"/>
    </style:style>
    <style:style style:name="P8313" style:parent-style-name="TableParagraph" style:family="paragraph">
      <style:paragraph-properties fo:margin-top="0.0006in" fo:margin-left="0.0173in">
        <style:tab-stops/>
      </style:paragraph-properties>
    </style:style>
    <style:style style:name="T8314" style:parent-style-name="Phôngmặcđịnhcủađoạnvăn" style:family="text">
      <style:text-properties fo:letter-spacing="-0.0034in" style:text-scale="105%" fo:font-size="5pt" style:font-size-asian="5pt"/>
    </style:style>
    <style:style style:name="TableCell8315" style:family="table-cell">
      <style:table-cell-properties fo:border="0.0069in solid #000000" style:writing-mode="lr-tb" fo:padding-top="0in" fo:padding-left="0in" fo:padding-bottom="0in" fo:padding-right="0in"/>
    </style:style>
    <style:style style:name="P8316" style:parent-style-name="TableParagraph" style:family="paragraph">
      <style:text-properties style:font-name="Times New Roman" fo:font-size="5pt" style:font-size-asian="5pt"/>
    </style:style>
    <style:style style:name="P8317" style:parent-style-name="TableParagraph" style:family="paragraph">
      <style:text-properties style:font-name="Times New Roman" fo:font-size="5pt" style:font-size-asian="5pt"/>
    </style:style>
    <style:style style:name="P8318" style:parent-style-name="TableParagraph" style:family="paragraph">
      <style:text-properties style:font-name="Times New Roman" fo:font-size="5pt" style:font-size-asian="5pt"/>
    </style:style>
    <style:style style:name="P8319" style:parent-style-name="TableParagraph" style:family="paragraph">
      <style:text-properties style:font-name="Times New Roman" fo:font-size="5pt" style:font-size-asian="5pt"/>
    </style:style>
    <style:style style:name="P8320" style:parent-style-name="TableParagraph" style:family="paragraph">
      <style:text-properties style:font-name="Times New Roman" fo:font-size="5pt" style:font-size-asian="5pt"/>
    </style:style>
    <style:style style:name="P8321" style:parent-style-name="TableParagraph" style:family="paragraph">
      <style:paragraph-properties fo:margin-top="0.0159in"/>
      <style:text-properties style:font-name="Times New Roman" fo:font-size="5pt" style:font-size-asian="5pt"/>
    </style:style>
    <style:style style:name="P8322" style:parent-style-name="TableParagraph" style:family="paragraph">
      <style:paragraph-properties fo:margin-top="0.0006in" fo:margin-left="0.018in">
        <style:tab-stops/>
      </style:paragraph-properties>
    </style:style>
    <style:style style:name="T8323" style:parent-style-name="Phôngmặcđịnhcủađoạnvăn" style:family="text">
      <style:text-properties fo:letter-spacing="-0.0034in" fo:font-size="5pt" style:font-size-asian="5pt"/>
    </style:style>
    <style:style style:name="TableCell8324" style:family="table-cell">
      <style:table-cell-properties fo:border="0.0069in solid #000000" style:writing-mode="lr-tb" fo:padding-top="0in" fo:padding-left="0in" fo:padding-bottom="0in" fo:padding-right="0in"/>
    </style:style>
    <style:style style:name="P8325" style:parent-style-name="TableParagraph" style:family="paragraph">
      <style:text-properties style:font-name="Times New Roman" fo:font-size="5pt" style:font-size-asian="5pt"/>
    </style:style>
    <style:style style:name="P8326" style:parent-style-name="TableParagraph" style:family="paragraph">
      <style:text-properties style:font-name="Times New Roman" fo:font-size="5pt" style:font-size-asian="5pt"/>
    </style:style>
    <style:style style:name="P8327" style:parent-style-name="TableParagraph" style:family="paragraph">
      <style:text-properties style:font-name="Times New Roman" fo:font-size="5pt" style:font-size-asian="5pt"/>
    </style:style>
    <style:style style:name="P8328" style:parent-style-name="TableParagraph" style:family="paragraph">
      <style:text-properties style:font-name="Times New Roman" fo:font-size="5pt" style:font-size-asian="5pt"/>
    </style:style>
    <style:style style:name="P8329" style:parent-style-name="TableParagraph" style:family="paragraph">
      <style:text-properties style:font-name="Times New Roman" fo:font-size="5pt" style:font-size-asian="5pt"/>
    </style:style>
    <style:style style:name="P8330" style:parent-style-name="TableParagraph" style:family="paragraph">
      <style:paragraph-properties fo:margin-top="0.0159in"/>
      <style:text-properties style:font-name="Times New Roman" fo:font-size="5pt" style:font-size-asian="5pt"/>
    </style:style>
    <style:style style:name="P8331" style:parent-style-name="TableParagraph" style:family="paragraph">
      <style:paragraph-properties fo:margin-top="0.0006in" fo:margin-left="0.0187in">
        <style:tab-stops/>
      </style:paragraph-properties>
    </style:style>
    <style:style style:name="T8332" style:parent-style-name="Phôngmặcđịnhcủađoạnvăn" style:family="text">
      <style:text-properties fo:letter-spacing="-0.0069in" style:text-scale="105%" fo:font-size="5pt" style:font-size-asian="5pt"/>
    </style:style>
    <style:style style:name="TableRow8333" style:family="table-row">
      <style:table-row-properties style:min-row-height="1.5347in" style:use-optimal-row-height="false"/>
    </style:style>
    <style:style style:name="TableCell8334" style:family="table-cell">
      <style:table-cell-properties fo:border="0.0069in solid #000000" style:writing-mode="lr-tb" fo:padding-top="0in" fo:padding-left="0in" fo:padding-bottom="0in" fo:padding-right="0in"/>
    </style:style>
    <style:style style:name="P8335" style:parent-style-name="TableParagraph" style:family="paragraph">
      <style:text-properties style:font-name="Times New Roman" fo:font-size="5pt" style:font-size-asian="5pt"/>
    </style:style>
    <style:style style:name="P8336" style:parent-style-name="TableParagraph" style:family="paragraph">
      <style:text-properties style:font-name="Times New Roman" fo:font-size="5pt" style:font-size-asian="5pt"/>
    </style:style>
    <style:style style:name="P8337" style:parent-style-name="TableParagraph" style:family="paragraph">
      <style:text-properties style:font-name="Times New Roman" fo:font-size="5pt" style:font-size-asian="5pt"/>
    </style:style>
    <style:style style:name="P8338" style:parent-style-name="TableParagraph" style:family="paragraph">
      <style:text-properties style:font-name="Times New Roman" fo:font-size="5pt" style:font-size-asian="5pt"/>
    </style:style>
    <style:style style:name="P8339" style:parent-style-name="TableParagraph" style:family="paragraph">
      <style:text-properties style:font-name="Times New Roman" fo:font-size="5pt" style:font-size-asian="5pt"/>
    </style:style>
    <style:style style:name="P8340" style:parent-style-name="TableParagraph" style:family="paragraph">
      <style:text-properties style:font-name="Times New Roman" fo:font-size="5pt" style:font-size-asian="5pt"/>
    </style:style>
    <style:style style:name="P8341" style:parent-style-name="TableParagraph" style:family="paragraph">
      <style:text-properties style:font-name="Times New Roman" fo:font-size="5pt" style:font-size-asian="5pt"/>
    </style:style>
    <style:style style:name="P8342" style:parent-style-name="TableParagraph" style:family="paragraph">
      <style:text-properties style:font-name="Times New Roman" fo:font-size="5pt" style:font-size-asian="5pt"/>
    </style:style>
    <style:style style:name="P8343" style:parent-style-name="TableParagraph" style:family="paragraph">
      <style:paragraph-properties fo:margin-top="0.0111in"/>
      <style:text-properties style:font-name="Times New Roman" fo:font-size="5pt" style:font-size-asian="5pt"/>
    </style:style>
    <style:style style:name="P8344" style:parent-style-name="TableParagraph" style:family="paragraph">
      <style:paragraph-properties fo:margin-top="0.0006in" fo:margin-left="0.0159in">
        <style:tab-stops/>
      </style:paragraph-properties>
    </style:style>
    <style:style style:name="T8345" style:parent-style-name="Phôngmặcđịnhcủađoạnvăn" style:family="text">
      <style:text-properties fo:letter-spacing="-0.0013in" fo:font-size="5pt" style:font-size-asian="5pt"/>
    </style:style>
    <style:style style:name="TableCell8346" style:family="table-cell">
      <style:table-cell-properties fo:border="0.0069in solid #000000" style:writing-mode="lr-tb" fo:padding-top="0in" fo:padding-left="0in" fo:padding-bottom="0in" fo:padding-right="0in"/>
    </style:style>
    <style:style style:name="P8347" style:parent-style-name="TableParagraph" style:family="paragraph">
      <style:text-properties style:font-name="Times New Roman" fo:font-size="5pt" style:font-size-asian="5pt"/>
    </style:style>
    <style:style style:name="P8348" style:parent-style-name="TableParagraph" style:family="paragraph">
      <style:text-properties style:font-name="Times New Roman" fo:font-size="5pt" style:font-size-asian="5pt"/>
    </style:style>
    <style:style style:name="P8349" style:parent-style-name="TableParagraph" style:family="paragraph">
      <style:text-properties style:font-name="Times New Roman" fo:font-size="5pt" style:font-size-asian="5pt"/>
    </style:style>
    <style:style style:name="P8350" style:parent-style-name="TableParagraph" style:family="paragraph">
      <style:text-properties style:font-name="Times New Roman" fo:font-size="5pt" style:font-size-asian="5pt"/>
    </style:style>
    <style:style style:name="P8351" style:parent-style-name="TableParagraph" style:family="paragraph">
      <style:text-properties style:font-name="Times New Roman" fo:font-size="5pt" style:font-size-asian="5pt"/>
    </style:style>
    <style:style style:name="P8352" style:parent-style-name="TableParagraph" style:family="paragraph">
      <style:text-properties style:font-name="Times New Roman" fo:font-size="5pt" style:font-size-asian="5pt"/>
    </style:style>
    <style:style style:name="P8353" style:parent-style-name="TableParagraph" style:family="paragraph">
      <style:text-properties style:font-name="Times New Roman" fo:font-size="5pt" style:font-size-asian="5pt"/>
    </style:style>
    <style:style style:name="P8354" style:parent-style-name="TableParagraph" style:family="paragraph">
      <style:text-properties style:font-name="Times New Roman" fo:font-size="5pt" style:font-size-asian="5pt"/>
    </style:style>
    <style:style style:name="P8355" style:parent-style-name="TableParagraph" style:family="paragraph">
      <style:paragraph-properties fo:margin-top="0.0111in"/>
      <style:text-properties style:font-name="Times New Roman" fo:font-size="5pt" style:font-size-asian="5pt"/>
    </style:style>
    <style:style style:name="P8356" style:parent-style-name="TableParagraph" style:family="paragraph">
      <style:paragraph-properties fo:margin-top="0.0006in" fo:margin-left="0.0159in">
        <style:tab-stops/>
      </style:paragraph-properties>
    </style:style>
    <style:style style:name="T8357" style:parent-style-name="Phôngmặcđịnhcủađoạnvăn" style:family="text">
      <style:text-properties fo:letter-spacing="-0.0013in" fo:font-size="5pt" style:font-size-asian="5pt"/>
    </style:style>
    <style:style style:name="T8358" style:parent-style-name="Phôngmặcđịnhcủađoạnvăn" style:family="text">
      <style:text-properties fo:font-size="5pt" style:font-size-asian="5pt"/>
    </style:style>
    <style:style style:name="T8359" style:parent-style-name="Phôngmặcđịnhcủađoạnvăn" style:family="text">
      <style:text-properties fo:letter-spacing="-0.0013in" fo:font-size="5pt" style:font-size-asian="5pt"/>
    </style:style>
    <style:style style:name="T8360" style:parent-style-name="Phôngmặcđịnhcủađoạnvăn" style:family="text">
      <style:text-properties fo:letter-spacing="0.0006in" fo:font-size="5pt" style:font-size-asian="5pt"/>
    </style:style>
    <style:style style:name="T8361" style:parent-style-name="Phôngmặcđịnhcủađoạnvăn" style:family="text">
      <style:text-properties fo:letter-spacing="-0.0027in" fo:font-size="5pt" style:font-size-asian="5pt"/>
    </style:style>
    <style:style style:name="TableCell8362" style:family="table-cell">
      <style:table-cell-properties fo:border="0.0069in solid #000000" style:writing-mode="lr-tb" fo:padding-top="0in" fo:padding-left="0in" fo:padding-bottom="0in" fo:padding-right="0in"/>
    </style:style>
    <style:style style:name="P8363" style:parent-style-name="TableParagraph" style:family="paragraph">
      <style:paragraph-properties fo:margin-top="0.0298in" fo:line-height="117%" fo:margin-left="0.0166in" fo:margin-right="1.0916in">
        <style:tab-stops/>
      </style:paragraph-properties>
    </style:style>
    <style:style style:name="T8364" style:parent-style-name="Phôngmặcđịnhcủađoạnvăn" style:family="text">
      <style:text-properties fo:font-size="5pt" style:font-size-asian="5pt"/>
    </style:style>
    <style:style style:name="T8365" style:parent-style-name="Phôngmặcđịnhcủađoạnvăn" style:family="text">
      <style:text-properties fo:letter-spacing="-0.0013in" fo:font-size="5pt" style:font-size-asian="5pt"/>
    </style:style>
    <style:style style:name="T8366" style:parent-style-name="Phôngmặcđịnhcủađoạnvăn" style:family="text">
      <style:text-properties fo:font-size="5pt" style:font-size-asian="5pt"/>
    </style:style>
    <style:style style:name="T8367" style:parent-style-name="Phôngmặcđịnhcủađoạnvăn" style:family="text">
      <style:text-properties fo:letter-spacing="-0.0006in" fo:font-size="5pt" style:font-size-asian="5pt"/>
    </style:style>
    <style:style style:name="T8368" style:parent-style-name="Phôngmặcđịnhcủađoạnvăn" style:family="text">
      <style:text-properties fo:font-size="5pt" style:font-size-asian="5pt"/>
    </style:style>
    <style:style style:name="T8369" style:parent-style-name="Phôngmặcđịnhcủađoạnvăn" style:family="text">
      <style:text-properties fo:letter-spacing="-0.0013in" fo:font-size="5pt" style:font-size-asian="5pt"/>
    </style:style>
    <style:style style:name="T8370" style:parent-style-name="Phôngmặcđịnhcủađoạnvăn" style:family="text">
      <style:text-properties fo:font-size="5pt" style:font-size-asian="5pt"/>
    </style:style>
    <style:style style:name="T8371" style:parent-style-name="Phôngmặcđịnhcủađoạnvăn" style:family="text">
      <style:text-properties fo:letter-spacing="-0.002in" fo:font-size="5pt" style:font-size-asian="5pt"/>
    </style:style>
    <style:style style:name="T8372" style:parent-style-name="Phôngmặcđịnhcủađoạnvăn" style:family="text">
      <style:text-properties fo:font-size="5pt" style:font-size-asian="5pt"/>
    </style:style>
    <style:style style:name="T8373" style:parent-style-name="Phôngmặcđịnhcủađoạnvăn" style:family="text">
      <style:text-properties fo:letter-spacing="-0.0006in" fo:font-size="5pt" style:font-size-asian="5pt"/>
    </style:style>
    <style:style style:name="T8374" style:parent-style-name="Phôngmặcđịnhcủađoạnvăn" style:family="text">
      <style:text-properties fo:font-size="5pt" style:font-size-asian="5pt"/>
    </style:style>
    <style:style style:name="T8375" style:parent-style-name="Phôngmặcđịnhcủađoạnvăn" style:family="text">
      <style:text-properties fo:letter-spacing="-0.0006in" fo:font-size="5pt" style:font-size-asian="5pt"/>
    </style:style>
    <style:style style:name="T8376" style:parent-style-name="Phôngmặcđịnhcủađoạnvăn" style:family="text">
      <style:text-properties fo:font-size="5pt" style:font-size-asian="5pt"/>
    </style:style>
    <style:style style:name="T8377" style:parent-style-name="Phôngmặcđịnhcủađoạnvăn" style:family="text">
      <style:text-properties fo:letter-spacing="-0.0013in" fo:font-size="5pt" style:font-size-asian="5pt"/>
    </style:style>
    <style:style style:name="T8378" style:parent-style-name="Phôngmặcđịnhcủađoạnvăn" style:family="text">
      <style:text-properties fo:font-size="5pt" style:font-size-asian="5pt"/>
    </style:style>
    <style:style style:name="T8379" style:parent-style-name="Phôngmặcđịnhcủađoạnvăn" style:family="text">
      <style:text-properties fo:letter-spacing="-0.0013in" fo:font-size="5pt" style:font-size-asian="5pt"/>
    </style:style>
    <style:style style:name="T8380" style:parent-style-name="Phôngmặcđịnhcủađoạnvăn" style:family="text">
      <style:text-properties fo:font-size="5pt" style:font-size-asian="5pt"/>
    </style:style>
    <style:style style:name="T8381" style:parent-style-name="Phôngmặcđịnhcủađoạnvăn" style:family="text">
      <style:text-properties fo:letter-spacing="-0.0013in" fo:font-size="5pt" style:font-size-asian="5pt"/>
    </style:style>
    <style:style style:name="T8382" style:parent-style-name="Phôngmặcđịnhcủađoạnvăn" style:family="text">
      <style:text-properties fo:font-size="5pt" style:font-size-asian="5pt"/>
    </style:style>
    <style:style style:name="T8383" style:parent-style-name="Phôngmặcđịnhcủađoạnvăn" style:family="text">
      <style:text-properties fo:letter-spacing="-0.0013in" fo:font-size="5pt" style:font-size-asian="5pt"/>
    </style:style>
    <style:style style:name="T8384" style:parent-style-name="Phôngmặcđịnhcủađoạnvăn" style:family="text">
      <style:text-properties fo:font-size="5pt" style:font-size-asian="5pt"/>
    </style:style>
    <style:style style:name="T8385" style:parent-style-name="Phôngmặcđịnhcủađoạnvăn" style:family="text">
      <style:text-properties fo:letter-spacing="-0.002in" fo:font-size="5pt" style:font-size-asian="5pt"/>
    </style:style>
    <style:style style:name="T8386" style:parent-style-name="Phôngmặcđịnhcủađoạnvăn" style:family="text">
      <style:text-properties fo:font-size="5pt" style:font-size-asian="5pt"/>
    </style:style>
    <style:style style:name="T8387" style:parent-style-name="Phôngmặcđịnhcủađoạnvăn" style:family="text">
      <style:text-properties fo:letter-spacing="-0.0013in" fo:font-size="5pt" style:font-size-asian="5pt"/>
    </style:style>
    <style:style style:name="T8388" style:parent-style-name="Phôngmặcđịnhcủađoạnvăn" style:family="text">
      <style:text-properties fo:font-size="5pt" style:font-size-asian="5pt"/>
    </style:style>
    <style:style style:name="T8389" style:parent-style-name="Phôngmặcđịnhcủađoạnvăn" style:family="text">
      <style:text-properties fo:letter-spacing="-0.0013in" fo:font-size="5pt" style:font-size-asian="5pt"/>
    </style:style>
    <style:style style:name="T8390" style:parent-style-name="Phôngmặcđịnhcủađoạnvăn" style:family="text">
      <style:text-properties fo:font-size="5pt" style:font-size-asian="5pt"/>
    </style:style>
    <style:style style:name="T8391" style:parent-style-name="Phôngmặcđịnhcủađoạnvăn" style:family="text">
      <style:text-properties fo:letter-spacing="-0.0006in" fo:font-size="5pt" style:font-size-asian="5pt"/>
    </style:style>
    <style:style style:name="T8392" style:parent-style-name="Phôngmặcđịnhcủađoạnvăn" style:family="text">
      <style:text-properties fo:font-size="5pt" style:font-size-asian="5pt"/>
    </style:style>
    <style:style style:name="T8393" style:parent-style-name="Phôngmặcđịnhcủađoạnvăn" style:family="text">
      <style:text-properties fo:letter-spacing="-0.0006in" fo:font-size="5pt" style:font-size-asian="5pt"/>
    </style:style>
    <style:style style:name="T8394" style:parent-style-name="Phôngmặcđịnhcủađoạnvăn" style:family="text">
      <style:text-properties fo:font-size="5pt" style:font-size-asian="5pt"/>
    </style:style>
    <style:style style:name="T8395" style:parent-style-name="Phôngmặcđịnhcủađoạnvăn" style:family="text">
      <style:text-properties fo:letter-spacing="-0.002in" fo:font-size="5pt" style:font-size-asian="5pt"/>
    </style:style>
    <style:style style:name="T8396" style:parent-style-name="Phôngmặcđịnhcủađoạnvăn" style:family="text">
      <style:text-properties fo:font-size="5pt" style:font-size-asian="5pt"/>
    </style:style>
    <style:style style:name="T8397" style:parent-style-name="Phôngmặcđịnhcủađoạnvăn" style:family="text">
      <style:text-properties fo:letter-spacing="-0.0006in" fo:font-size="5pt" style:font-size-asian="5pt"/>
    </style:style>
    <style:style style:name="T8398" style:parent-style-name="Phôngmặcđịnhcủađoạnvăn" style:family="text">
      <style:text-properties fo:font-size="5pt" style:font-size-asian="5pt"/>
    </style:style>
    <style:style style:name="T8399" style:parent-style-name="Phôngmặcđịnhcủađoạnvăn" style:family="text">
      <style:text-properties fo:letter-spacing="-0.0013in" fo:font-size="5pt" style:font-size-asian="5pt"/>
    </style:style>
    <style:style style:name="T8400" style:parent-style-name="Phôngmặcđịnhcủađoạnvăn" style:family="text">
      <style:text-properties fo:font-size="5pt" style:font-size-asian="5pt"/>
    </style:style>
    <style:style style:name="T8401" style:parent-style-name="Phôngmặcđịnhcủađoạnvăn" style:family="text">
      <style:text-properties fo:letter-spacing="-0.002in" fo:font-size="5pt" style:font-size-asian="5pt"/>
    </style:style>
    <style:style style:name="T8402" style:parent-style-name="Phôngmặcđịnhcủađoạnvăn" style:family="text">
      <style:text-properties fo:font-size="5pt" style:font-size-asian="5pt"/>
    </style:style>
    <style:style style:name="T8403" style:parent-style-name="Phôngmặcđịnhcủađoạnvăn" style:family="text">
      <style:text-properties fo:letter-spacing="-0.0013in" fo:font-size="5pt" style:font-size-asian="5pt"/>
    </style:style>
    <style:style style:name="T8404" style:parent-style-name="Phôngmặcđịnhcủađoạnvăn" style:family="text">
      <style:text-properties fo:font-size="5pt" style:font-size-asian="5pt"/>
    </style:style>
    <style:style style:name="T8405" style:parent-style-name="Phôngmặcđịnhcủađoạnvăn" style:family="text">
      <style:text-properties fo:letter-spacing="-0.0013in" fo:font-size="5pt" style:font-size-asian="5pt"/>
    </style:style>
    <style:style style:name="T8406" style:parent-style-name="Phôngmặcđịnhcủađoạnvăn" style:family="text">
      <style:text-properties fo:font-size="5pt" style:font-size-asian="5pt"/>
    </style:style>
    <style:style style:name="T8407" style:parent-style-name="Phôngmặcđịnhcủađoạnvăn" style:family="text">
      <style:text-properties fo:letter-spacing="-0.0006in" fo:font-size="5pt" style:font-size-asian="5pt"/>
    </style:style>
    <style:style style:name="T8408" style:parent-style-name="Phôngmặcđịnhcủađoạnvăn" style:family="text">
      <style:text-properties fo:font-size="5pt" style:font-size-asian="5pt"/>
    </style:style>
    <style:style style:name="T8409" style:parent-style-name="Phôngmặcđịnhcủađoạnvăn" style:family="text">
      <style:text-properties fo:letter-spacing="-0.0013in" fo:font-size="5pt" style:font-size-asian="5pt"/>
    </style:style>
    <style:style style:name="T8410" style:parent-style-name="Phôngmặcđịnhcủađoạnvăn" style:family="text">
      <style:text-properties fo:font-size="5pt" style:font-size-asian="5pt"/>
    </style:style>
    <style:style style:name="T8411" style:parent-style-name="Phôngmặcđịnhcủađoạnvăn" style:family="text">
      <style:text-properties fo:letter-spacing="-0.0013in" fo:font-size="5pt" style:font-size-asian="5pt"/>
    </style:style>
    <style:style style:name="T8412" style:parent-style-name="Phôngmặcđịnhcủađoạnvăn" style:family="text">
      <style:text-properties fo:font-size="5pt" style:font-size-asian="5pt"/>
    </style:style>
    <style:style style:name="T8413" style:parent-style-name="Phôngmặcđịnhcủađoạnvăn" style:family="text">
      <style:text-properties fo:letter-spacing="-0.0013in" fo:font-size="5pt" style:font-size-asian="5pt"/>
    </style:style>
    <style:style style:name="T8414" style:parent-style-name="Phôngmặcđịnhcủađoạnvăn" style:family="text">
      <style:text-properties fo:font-size="5pt" style:font-size-asian="5pt"/>
    </style:style>
    <style:style style:name="T8415" style:parent-style-name="Phôngmặcđịnhcủađoạnvăn" style:family="text">
      <style:text-properties fo:letter-spacing="-0.0013in" fo:font-size="5pt" style:font-size-asian="5pt"/>
    </style:style>
    <style:style style:name="T8416" style:parent-style-name="Phôngmặcđịnhcủađoạnvăn" style:family="text">
      <style:text-properties fo:font-size="5pt" style:font-size-asian="5pt"/>
    </style:style>
    <style:style style:name="T8417" style:parent-style-name="Phôngmặcđịnhcủađoạnvăn" style:family="text">
      <style:text-properties fo:letter-spacing="-0.002in" fo:font-size="5pt" style:font-size-asian="5pt"/>
    </style:style>
    <style:style style:name="T8418" style:parent-style-name="Phôngmặcđịnhcủađoạnvăn" style:family="text">
      <style:text-properties fo:font-size="5pt" style:font-size-asian="5pt"/>
    </style:style>
    <style:style style:name="T8419" style:parent-style-name="Phôngmặcđịnhcủađoạnvăn" style:family="text">
      <style:text-properties fo:letter-spacing="0.0277in" fo:font-size="5pt" style:font-size-asian="5pt"/>
    </style:style>
    <style:style style:name="T8420" style:parent-style-name="Phôngmặcđịnhcủađoạnvăn" style:family="text">
      <style:text-properties fo:font-size="5pt" style:font-size-asian="5pt"/>
    </style:style>
    <style:style style:name="P8421" style:parent-style-name="TableParagraph" style:family="paragraph">
      <style:paragraph-properties fo:margin-left="0.0166in">
        <style:tab-stops/>
      </style:paragraph-properties>
    </style:style>
    <style:style style:name="T8422" style:parent-style-name="Phôngmặcđịnhcủađoạnvăn" style:family="text">
      <style:text-properties fo:font-size="5pt" style:font-size-asian="5pt"/>
    </style:style>
    <style:style style:name="T8423" style:parent-style-name="Phôngmặcđịnhcủađoạnvăn" style:family="text">
      <style:text-properties fo:letter-spacing="-0.0006in" fo:font-size="5pt" style:font-size-asian="5pt"/>
    </style:style>
    <style:style style:name="T8424" style:parent-style-name="Phôngmặcđịnhcủađoạnvăn" style:family="text">
      <style:text-properties fo:letter-spacing="-0.0027in" fo:font-size="5pt" style:font-size-asian="5pt"/>
    </style:style>
    <style:style style:name="P8425" style:parent-style-name="TableParagraph" style:family="paragraph">
      <style:paragraph-properties fo:margin-top="0.0152in" fo:margin-left="0.0166in">
        <style:tab-stops/>
      </style:paragraph-properties>
    </style:style>
    <style:style style:name="T8426" style:parent-style-name="Phôngmặcđịnhcủađoạnvăn" style:family="text">
      <style:text-properties fo:font-size="5pt" style:font-size-asian="5pt"/>
    </style:style>
    <style:style style:name="T8427" style:parent-style-name="Phôngmặcđịnhcủađoạnvăn" style:family="text">
      <style:text-properties fo:letter-spacing="-0.002in" fo:font-size="5pt" style:font-size-asian="5pt"/>
    </style:style>
    <style:style style:name="T8428" style:parent-style-name="Phôngmặcđịnhcủađoạnvăn" style:family="text">
      <style:text-properties fo:font-size="5pt" style:font-size-asian="5pt"/>
    </style:style>
    <style:style style:name="T8429" style:parent-style-name="Phôngmặcđịnhcủađoạnvăn" style:family="text">
      <style:text-properties fo:letter-spacing="-0.002in" fo:font-size="5pt" style:font-size-asian="5pt"/>
    </style:style>
    <style:style style:name="T8430" style:parent-style-name="Phôngmặcđịnhcủađoạnvăn" style:family="text">
      <style:text-properties fo:letter-spacing="-0.0027in" fo:font-size="5pt" style:font-size-asian="5pt"/>
    </style:style>
    <style:style style:name="P8431" style:parent-style-name="TableParagraph" style:family="paragraph">
      <style:paragraph-properties fo:margin-top="0.0152in" fo:margin-left="0.0166in">
        <style:tab-stops/>
      </style:paragraph-properties>
    </style:style>
    <style:style style:name="T8432" style:parent-style-name="Phôngmặcđịnhcủađoạnvăn" style:family="text">
      <style:text-properties fo:font-size="5pt" style:font-size-asian="5pt"/>
    </style:style>
    <style:style style:name="T8433" style:parent-style-name="Phôngmặcđịnhcủađoạnvăn" style:family="text">
      <style:text-properties fo:letter-spacing="-0.0006in" fo:font-size="5pt" style:font-size-asian="5pt"/>
    </style:style>
    <style:style style:name="T8434" style:parent-style-name="Phôngmặcđịnhcủađoạnvăn" style:family="text">
      <style:text-properties fo:font-size="5pt" style:font-size-asian="5pt"/>
    </style:style>
    <style:style style:name="T8435" style:parent-style-name="Phôngmặcđịnhcủađoạnvăn" style:family="text">
      <style:text-properties fo:letter-spacing="-0.0006in" fo:font-size="5pt" style:font-size-asian="5pt"/>
    </style:style>
    <style:style style:name="T8436" style:parent-style-name="Phôngmặcđịnhcủađoạnvăn" style:family="text">
      <style:text-properties fo:letter-spacing="-0.0027in" fo:font-size="5pt" style:font-size-asian="5pt"/>
    </style:style>
    <style:style style:name="P8437" style:parent-style-name="TableParagraph" style:family="paragraph">
      <style:paragraph-properties fo:margin-top="0.0152in" fo:margin-left="0.0166in">
        <style:tab-stops/>
      </style:paragraph-properties>
    </style:style>
    <style:style style:name="T8438" style:parent-style-name="Phôngmặcđịnhcủađoạnvăn" style:family="text">
      <style:text-properties fo:font-size="5pt" style:font-size-asian="5pt"/>
    </style:style>
    <style:style style:name="T8439" style:parent-style-name="Phôngmặcđịnhcủađoạnvăn" style:family="text">
      <style:text-properties fo:letter-spacing="-0.0041in" fo:font-size="5pt" style:font-size-asian="5pt"/>
    </style:style>
    <style:style style:name="T8440" style:parent-style-name="Phôngmặcđịnhcủađoạnvăn" style:family="text">
      <style:text-properties fo:font-size="5pt" style:font-size-asian="5pt"/>
    </style:style>
    <style:style style:name="T8441" style:parent-style-name="Phôngmặcđịnhcủađoạnvăn" style:family="text">
      <style:text-properties fo:letter-spacing="-0.0034in" fo:font-size="5pt" style:font-size-asian="5pt"/>
    </style:style>
    <style:style style:name="T8442" style:parent-style-name="Phôngmặcđịnhcủađoạnvăn" style:family="text">
      <style:text-properties fo:letter-spacing="-0.0013in" fo:font-size="5pt" style:font-size-asian="5pt"/>
    </style:style>
    <style:style style:name="P8443" style:parent-style-name="TableParagraph" style:family="paragraph">
      <style:paragraph-properties fo:margin-top="0.0152in" fo:margin-left="0.0166in">
        <style:tab-stops/>
      </style:paragraph-properties>
    </style:style>
    <style:style style:name="T8444" style:parent-style-name="Phôngmặcđịnhcủađoạnvăn" style:family="text">
      <style:text-properties fo:font-size="5pt" style:font-size-asian="5pt"/>
    </style:style>
    <style:style style:name="T8445" style:parent-style-name="Phôngmặcđịnhcủađoạnvăn" style:family="text">
      <style:text-properties fo:letter-spacing="-0.0006in" fo:font-size="5pt" style:font-size-asian="5pt"/>
    </style:style>
    <style:style style:name="T8446" style:parent-style-name="Phôngmặcđịnhcủađoạnvăn" style:family="text">
      <style:text-properties fo:font-size="5pt" style:font-size-asian="5pt"/>
    </style:style>
    <style:style style:name="T8447" style:parent-style-name="Phôngmặcđịnhcủađoạnvăn" style:family="text">
      <style:text-properties fo:letter-spacing="-0.0013in" fo:font-size="5pt" style:font-size-asian="5pt"/>
    </style:style>
    <style:style style:name="P8448" style:parent-style-name="TableParagraph" style:family="paragraph">
      <style:paragraph-properties fo:margin-top="0.0152in" fo:margin-left="0.0166in">
        <style:tab-stops/>
      </style:paragraph-properties>
    </style:style>
    <style:style style:name="T8449" style:parent-style-name="Phôngmặcđịnhcủađoạnvăn" style:family="text">
      <style:text-properties fo:font-size="5pt" style:font-size-asian="5pt"/>
    </style:style>
    <style:style style:name="T8450" style:parent-style-name="Phôngmặcđịnhcủađoạnvăn" style:family="text">
      <style:text-properties fo:letter-spacing="-0.0034in" fo:font-size="5pt" style:font-size-asian="5pt"/>
    </style:style>
    <style:style style:name="T8451" style:parent-style-name="Phôngmặcđịnhcủađoạnvăn" style:family="text">
      <style:text-properties fo:font-size="5pt" style:font-size-asian="5pt"/>
    </style:style>
    <style:style style:name="T8452" style:parent-style-name="Phôngmặcđịnhcủađoạnvăn" style:family="text">
      <style:text-properties fo:letter-spacing="-0.0027in" fo:font-size="5pt" style:font-size-asian="5pt"/>
    </style:style>
    <style:style style:name="T8453" style:parent-style-name="Phôngmặcđịnhcủađoạnvăn" style:family="text">
      <style:text-properties fo:font-size="5pt" style:font-size-asian="5pt"/>
    </style:style>
    <style:style style:name="T8454" style:parent-style-name="Phôngmặcđịnhcủađoạnvăn" style:family="text">
      <style:text-properties fo:letter-spacing="-0.002in" fo:font-size="5pt" style:font-size-asian="5pt"/>
    </style:style>
    <style:style style:name="T8455" style:parent-style-name="Phôngmặcđịnhcủađoạnvăn" style:family="text">
      <style:text-properties fo:font-size="5pt" style:font-size-asian="5pt"/>
    </style:style>
    <style:style style:name="T8456" style:parent-style-name="Phôngmặcđịnhcủađoạnvăn" style:family="text">
      <style:text-properties fo:letter-spacing="-0.0027in" fo:font-size="5pt" style:font-size-asian="5pt"/>
    </style:style>
    <style:style style:name="T8457" style:parent-style-name="Phôngmặcđịnhcủađoạnvăn" style:family="text">
      <style:text-properties fo:font-size="5pt" style:font-size-asian="5pt"/>
    </style:style>
    <style:style style:name="T8458" style:parent-style-name="Phôngmặcđịnhcủađoạnvăn" style:family="text">
      <style:text-properties fo:letter-spacing="-0.002in" fo:font-size="5pt" style:font-size-asian="5pt"/>
    </style:style>
    <style:style style:name="T8459" style:parent-style-name="Phôngmặcđịnhcủađoạnvăn" style:family="text">
      <style:text-properties fo:font-size="5pt" style:font-size-asian="5pt"/>
    </style:style>
    <style:style style:name="T8460" style:parent-style-name="Phôngmặcđịnhcủađoạnvăn" style:family="text">
      <style:text-properties fo:letter-spacing="-0.0027in" fo:font-size="5pt" style:font-size-asian="5pt"/>
    </style:style>
    <style:style style:name="T8461" style:parent-style-name="Phôngmặcđịnhcủađoạnvăn" style:family="text">
      <style:text-properties fo:font-size="5pt" style:font-size-asian="5pt"/>
    </style:style>
    <style:style style:name="T8462" style:parent-style-name="Phôngmặcđịnhcủađoạnvăn" style:family="text">
      <style:text-properties fo:letter-spacing="-0.002in" fo:font-size="5pt" style:font-size-asian="5pt"/>
    </style:style>
    <style:style style:name="T8463" style:parent-style-name="Phôngmặcđịnhcủađoạnvăn" style:family="text">
      <style:text-properties fo:font-size="5pt" style:font-size-asian="5pt"/>
    </style:style>
    <style:style style:name="T8464" style:parent-style-name="Phôngmặcđịnhcủađoạnvăn" style:family="text">
      <style:text-properties fo:letter-spacing="-0.0027in" fo:font-size="5pt" style:font-size-asian="5pt"/>
    </style:style>
    <style:style style:name="T8465" style:parent-style-name="Phôngmặcđịnhcủađoạnvăn" style:family="text">
      <style:text-properties fo:font-size="5pt" style:font-size-asian="5pt"/>
    </style:style>
    <style:style style:name="T8466" style:parent-style-name="Phôngmặcđịnhcủađoạnvăn" style:family="text">
      <style:text-properties fo:letter-spacing="-0.0027in" fo:font-size="5pt" style:font-size-asian="5pt"/>
    </style:style>
    <style:style style:name="T8467" style:parent-style-name="Phôngmặcđịnhcủađoạnvăn" style:family="text">
      <style:text-properties fo:font-size="5pt" style:font-size-asian="5pt"/>
    </style:style>
    <style:style style:name="T8468" style:parent-style-name="Phôngmặcđịnhcủađoạnvăn" style:family="text">
      <style:text-properties fo:letter-spacing="-0.0027in" fo:font-size="5pt" style:font-size-asian="5pt"/>
    </style:style>
    <style:style style:name="T8469" style:parent-style-name="Phôngmặcđịnhcủađoạnvăn" style:family="text">
      <style:text-properties fo:font-size="5pt" style:font-size-asian="5pt"/>
    </style:style>
    <style:style style:name="T8470" style:parent-style-name="Phôngmặcđịnhcủađoạnvăn" style:family="text">
      <style:text-properties fo:letter-spacing="-0.002in" fo:font-size="5pt" style:font-size-asian="5pt"/>
    </style:style>
    <style:style style:name="T8471" style:parent-style-name="Phôngmặcđịnhcủađoạnvăn" style:family="text">
      <style:text-properties fo:font-size="5pt" style:font-size-asian="5pt"/>
    </style:style>
    <style:style style:name="T8472" style:parent-style-name="Phôngmặcđịnhcủađoạnvăn" style:family="text">
      <style:text-properties fo:letter-spacing="-0.002in" fo:font-size="5pt" style:font-size-asian="5pt"/>
    </style:style>
    <style:style style:name="T8473" style:parent-style-name="Phôngmặcđịnhcủađoạnvăn" style:family="text">
      <style:text-properties fo:font-size="5pt" style:font-size-asian="5pt"/>
    </style:style>
    <style:style style:name="T8474" style:parent-style-name="Phôngmặcđịnhcủađoạnvăn" style:family="text">
      <style:text-properties fo:letter-spacing="-0.0027in" fo:font-size="5pt" style:font-size-asian="5pt"/>
    </style:style>
    <style:style style:name="T8475" style:parent-style-name="Phôngmặcđịnhcủađoạnvăn" style:family="text">
      <style:text-properties fo:font-size="5pt" style:font-size-asian="5pt"/>
    </style:style>
    <style:style style:name="T8476" style:parent-style-name="Phôngmặcđịnhcủađoạnvăn" style:family="text">
      <style:text-properties fo:letter-spacing="-0.0027in" fo:font-size="5pt" style:font-size-asian="5pt"/>
    </style:style>
    <style:style style:name="T8477" style:parent-style-name="Phôngmặcđịnhcủađoạnvăn" style:family="text">
      <style:text-properties fo:font-size="5pt" style:font-size-asian="5pt"/>
    </style:style>
    <style:style style:name="T8478" style:parent-style-name="Phôngmặcđịnhcủađoạnvăn" style:family="text">
      <style:text-properties fo:letter-spacing="-0.002in" fo:font-size="5pt" style:font-size-asian="5pt"/>
    </style:style>
    <style:style style:name="T8479" style:parent-style-name="Phôngmặcđịnhcủađoạnvăn" style:family="text">
      <style:text-properties fo:font-size="5pt" style:font-size-asian="5pt"/>
    </style:style>
    <style:style style:name="T8480" style:parent-style-name="Phôngmặcđịnhcủađoạnvăn" style:family="text">
      <style:text-properties fo:letter-spacing="-0.0027in" fo:font-size="5pt" style:font-size-asian="5pt"/>
    </style:style>
    <style:style style:name="T8481" style:parent-style-name="Phôngmặcđịnhcủađoạnvăn" style:family="text">
      <style:text-properties fo:font-size="5pt" style:font-size-asian="5pt"/>
    </style:style>
    <style:style style:name="T8482" style:parent-style-name="Phôngmặcđịnhcủađoạnvăn" style:family="text">
      <style:text-properties fo:letter-spacing="-0.0027in" fo:font-size="5pt" style:font-size-asian="5pt"/>
    </style:style>
    <style:style style:name="T8483" style:parent-style-name="Phôngmặcđịnhcủađoạnvăn" style:family="text">
      <style:text-properties fo:font-size="5pt" style:font-size-asian="5pt"/>
    </style:style>
    <style:style style:name="T8484" style:parent-style-name="Phôngmặcđịnhcủađoạnvăn" style:family="text">
      <style:text-properties fo:letter-spacing="-0.002in" fo:font-size="5pt" style:font-size-asian="5pt"/>
    </style:style>
    <style:style style:name="T8485" style:parent-style-name="Phôngmặcđịnhcủađoạnvăn" style:family="text">
      <style:text-properties fo:font-size="5pt" style:font-size-asian="5pt"/>
    </style:style>
    <style:style style:name="T8486" style:parent-style-name="Phôngmặcđịnhcủađoạnvăn" style:family="text">
      <style:text-properties fo:letter-spacing="-0.0027in" fo:font-size="5pt" style:font-size-asian="5pt"/>
    </style:style>
    <style:style style:name="T8487" style:parent-style-name="Phôngmặcđịnhcủađoạnvăn" style:family="text">
      <style:text-properties fo:letter-spacing="-0.0034in" fo:font-size="5pt" style:font-size-asian="5pt"/>
    </style:style>
    <style:style style:name="P8488" style:parent-style-name="TableParagraph" style:family="paragraph">
      <style:paragraph-properties fo:margin-top="0.0159in" fo:margin-left="0.0166in">
        <style:tab-stops/>
      </style:paragraph-properties>
    </style:style>
    <style:style style:name="T8489" style:parent-style-name="Phôngmặcđịnhcủađoạnvăn" style:family="text">
      <style:text-properties fo:font-size="5pt" style:font-size-asian="5pt"/>
    </style:style>
    <style:style style:name="T8490" style:parent-style-name="Phôngmặcđịnhcủađoạnvăn" style:family="text">
      <style:text-properties fo:letter-spacing="-0.0041in" fo:font-size="5pt" style:font-size-asian="5pt"/>
    </style:style>
    <style:style style:name="T8491" style:parent-style-name="Phôngmặcđịnhcủađoạnvăn" style:family="text">
      <style:text-properties fo:font-size="5pt" style:font-size-asian="5pt"/>
    </style:style>
    <style:style style:name="T8492" style:parent-style-name="Phôngmặcđịnhcủađoạnvăn" style:family="text">
      <style:text-properties fo:letter-spacing="-0.0034in" fo:font-size="5pt" style:font-size-asian="5pt"/>
    </style:style>
    <style:style style:name="T8493" style:parent-style-name="Phôngmặcđịnhcủađoạnvăn" style:family="text">
      <style:text-properties fo:letter-spacing="-0.0013in" fo:font-size="5pt" style:font-size-asian="5pt"/>
    </style:style>
    <style:style style:name="P8494" style:parent-style-name="TableParagraph" style:family="paragraph">
      <style:paragraph-properties fo:margin-top="0.0152in" fo:margin-left="0.0166in">
        <style:tab-stops/>
      </style:paragraph-properties>
    </style:style>
    <style:style style:name="T8495" style:parent-style-name="Phôngmặcđịnhcủađoạnvăn" style:family="text">
      <style:text-properties fo:font-size="5pt" style:font-size-asian="5pt"/>
    </style:style>
    <style:style style:name="T8496" style:parent-style-name="Phôngmặcđịnhcủađoạnvăn" style:family="text">
      <style:text-properties fo:letter-spacing="-0.0041in" fo:font-size="5pt" style:font-size-asian="5pt"/>
    </style:style>
    <style:style style:name="T8497" style:parent-style-name="Phôngmặcđịnhcủađoạnvăn" style:family="text">
      <style:text-properties fo:font-size="5pt" style:font-size-asian="5pt"/>
    </style:style>
    <style:style style:name="T8498" style:parent-style-name="Phôngmặcđịnhcủađoạnvăn" style:family="text">
      <style:text-properties fo:letter-spacing="-0.0034in" fo:font-size="5pt" style:font-size-asian="5pt"/>
    </style:style>
    <style:style style:name="T8499" style:parent-style-name="Phôngmặcđịnhcủađoạnvăn" style:family="text">
      <style:text-properties fo:letter-spacing="-0.0013in" fo:font-size="5pt" style:font-size-asian="5pt"/>
    </style:style>
    <style:style style:name="P8500" style:parent-style-name="TableParagraph" style:family="paragraph">
      <style:paragraph-properties fo:margin-top="0.0145in" fo:margin-left="0.0166in">
        <style:tab-stops/>
      </style:paragraph-properties>
    </style:style>
    <style:style style:name="T8501" style:parent-style-name="Phôngmặcđịnhcủađoạnvăn" style:family="text">
      <style:text-properties fo:font-size="5pt" style:font-size-asian="5pt"/>
    </style:style>
    <style:style style:name="T8502" style:parent-style-name="Phôngmặcđịnhcủađoạnvăn" style:family="text">
      <style:text-properties fo:letter-spacing="-0.0041in" fo:font-size="5pt" style:font-size-asian="5pt"/>
    </style:style>
    <style:style style:name="T8503" style:parent-style-name="Phôngmặcđịnhcủađoạnvăn" style:family="text">
      <style:text-properties fo:font-size="5pt" style:font-size-asian="5pt"/>
    </style:style>
    <style:style style:name="T8504" style:parent-style-name="Phôngmặcđịnhcủađoạnvăn" style:family="text">
      <style:text-properties fo:letter-spacing="-0.0034in" fo:font-size="5pt" style:font-size-asian="5pt"/>
    </style:style>
    <style:style style:name="T8505" style:parent-style-name="Phôngmặcđịnhcủađoạnvăn" style:family="text">
      <style:text-properties fo:letter-spacing="-0.0013in" fo:font-size="5pt" style:font-size-asian="5pt"/>
    </style:style>
    <style:style style:name="P8506" style:parent-style-name="TableParagraph" style:family="paragraph">
      <style:paragraph-properties fo:margin-top="0.0152in" fo:margin-left="0.0166in">
        <style:tab-stops/>
      </style:paragraph-properties>
    </style:style>
    <style:style style:name="T8507" style:parent-style-name="Phôngmặcđịnhcủađoạnvăn" style:family="text">
      <style:text-properties fo:font-size="5pt" style:font-size-asian="5pt"/>
    </style:style>
    <style:style style:name="T8508" style:parent-style-name="Phôngmặcđịnhcủađoạnvăn" style:family="text">
      <style:text-properties fo:letter-spacing="-0.0041in" fo:font-size="5pt" style:font-size-asian="5pt"/>
    </style:style>
    <style:style style:name="T8509" style:parent-style-name="Phôngmặcđịnhcủađoạnvăn" style:family="text">
      <style:text-properties fo:font-size="5pt" style:font-size-asian="5pt"/>
    </style:style>
    <style:style style:name="T8510" style:parent-style-name="Phôngmặcđịnhcủađoạnvăn" style:family="text">
      <style:text-properties fo:letter-spacing="-0.0041in" fo:font-size="5pt" style:font-size-asian="5pt"/>
    </style:style>
    <style:style style:name="T8511" style:parent-style-name="Phôngmặcđịnhcủađoạnvăn" style:family="text">
      <style:text-properties fo:font-size="5pt" style:font-size-asian="5pt"/>
    </style:style>
    <style:style style:name="T8512" style:parent-style-name="Phôngmặcđịnhcủađoạnvăn" style:family="text">
      <style:text-properties fo:letter-spacing="-0.0034in" fo:font-size="5pt" style:font-size-asian="5pt"/>
    </style:style>
    <style:style style:name="T8513" style:parent-style-name="Phôngmặcđịnhcủađoạnvăn" style:family="text">
      <style:text-properties fo:font-size="5pt" style:font-size-asian="5pt"/>
    </style:style>
    <style:style style:name="T8514" style:parent-style-name="Phôngmặcđịnhcủađoạnvăn" style:family="text">
      <style:text-properties fo:letter-spacing="-0.0041in" fo:font-size="5pt" style:font-size-asian="5pt"/>
    </style:style>
    <style:style style:name="T8515" style:parent-style-name="Phôngmặcđịnhcủađoạnvăn" style:family="text">
      <style:text-properties fo:font-size="5pt" style:font-size-asian="5pt"/>
    </style:style>
    <style:style style:name="T8516" style:parent-style-name="Phôngmặcđịnhcủađoạnvăn" style:family="text">
      <style:text-properties fo:letter-spacing="-0.0041in" fo:font-size="5pt" style:font-size-asian="5pt"/>
    </style:style>
    <style:style style:name="T8517" style:parent-style-name="Phôngmặcđịnhcủađoạnvăn" style:family="text">
      <style:text-properties fo:font-size="5pt" style:font-size-asian="5pt"/>
    </style:style>
    <style:style style:name="T8518" style:parent-style-name="Phôngmặcđịnhcủađoạnvăn" style:family="text">
      <style:text-properties fo:letter-spacing="-0.0027in" fo:font-size="5pt" style:font-size-asian="5pt"/>
    </style:style>
    <style:style style:name="T8519" style:parent-style-name="Phôngmặcđịnhcủađoạnvăn" style:family="text">
      <style:text-properties fo:font-size="5pt" style:font-size-asian="5pt"/>
    </style:style>
    <style:style style:name="T8520" style:parent-style-name="Phôngmặcđịnhcủađoạnvăn" style:family="text">
      <style:text-properties fo:letter-spacing="-0.0034in" fo:font-size="5pt" style:font-size-asian="5pt"/>
    </style:style>
    <style:style style:name="T8521" style:parent-style-name="Phôngmặcđịnhcủađoạnvăn" style:family="text">
      <style:text-properties fo:font-size="5pt" style:font-size-asian="5pt"/>
    </style:style>
    <style:style style:name="T8522" style:parent-style-name="Phôngmặcđịnhcủađoạnvăn" style:family="text">
      <style:text-properties fo:letter-spacing="-0.0041in" fo:font-size="5pt" style:font-size-asian="5pt"/>
    </style:style>
    <style:style style:name="T8523" style:parent-style-name="Phôngmặcđịnhcủađoạnvăn" style:family="text">
      <style:text-properties fo:font-size="5pt" style:font-size-asian="5pt"/>
    </style:style>
    <style:style style:name="T8524" style:parent-style-name="Phôngmặcđịnhcủađoạnvăn" style:family="text">
      <style:text-properties fo:letter-spacing="-0.0034in" fo:font-size="5pt" style:font-size-asian="5pt"/>
    </style:style>
    <style:style style:name="T8525" style:parent-style-name="Phôngmặcđịnhcủađoạnvăn" style:family="text">
      <style:text-properties fo:font-size="5pt" style:font-size-asian="5pt"/>
    </style:style>
    <style:style style:name="T8526" style:parent-style-name="Phôngmặcđịnhcủađoạnvăn" style:family="text">
      <style:text-properties fo:letter-spacing="-0.0027in" fo:font-size="5pt" style:font-size-asian="5pt"/>
    </style:style>
    <style:style style:name="T8527" style:parent-style-name="Phôngmặcđịnhcủađoạnvăn" style:family="text">
      <style:text-properties fo:font-size="5pt" style:font-size-asian="5pt"/>
    </style:style>
    <style:style style:name="T8528" style:parent-style-name="Phôngmặcđịnhcủađoạnvăn" style:family="text">
      <style:text-properties fo:letter-spacing="-0.0041in" fo:font-size="5pt" style:font-size-asian="5pt"/>
    </style:style>
    <style:style style:name="T8529" style:parent-style-name="Phôngmặcđịnhcủađoạnvăn" style:family="text">
      <style:text-properties fo:font-size="5pt" style:font-size-asian="5pt"/>
    </style:style>
    <style:style style:name="T8530" style:parent-style-name="Phôngmặcđịnhcủađoạnvăn" style:family="text">
      <style:text-properties fo:letter-spacing="-0.0041in" fo:font-size="5pt" style:font-size-asian="5pt"/>
    </style:style>
    <style:style style:name="T8531" style:parent-style-name="Phôngmặcđịnhcủađoạnvăn" style:family="text">
      <style:text-properties fo:font-size="5pt" style:font-size-asian="5pt"/>
    </style:style>
    <style:style style:name="T8532" style:parent-style-name="Phôngmặcđịnhcủađoạnvăn" style:family="text">
      <style:text-properties fo:letter-spacing="-0.0027in" fo:font-size="5pt" style:font-size-asian="5pt"/>
    </style:style>
    <style:style style:name="T8533" style:parent-style-name="Phôngmặcđịnhcủađoạnvăn" style:family="text">
      <style:text-properties fo:letter-spacing="-0.0013in" fo:font-size="5pt" style:font-size-asian="5pt"/>
    </style:style>
    <style:style style:name="P8534" style:parent-style-name="TableParagraph" style:family="paragraph">
      <style:paragraph-properties fo:margin-top="0.0152in" fo:line-height="117%" fo:margin-left="0.0166in" fo:margin-right="1.8375in">
        <style:tab-stops/>
      </style:paragraph-properties>
    </style:style>
    <style:style style:name="T8535" style:parent-style-name="Phôngmặcđịnhcủađoạnvăn" style:family="text">
      <style:text-properties fo:font-size="5pt" style:font-size-asian="5pt"/>
    </style:style>
    <style:style style:name="T8536" style:parent-style-name="Phôngmặcđịnhcủađoạnvăn" style:family="text">
      <style:text-properties fo:letter-spacing="-0.0027in" fo:font-size="5pt" style:font-size-asian="5pt"/>
    </style:style>
    <style:style style:name="T8537" style:parent-style-name="Phôngmặcđịnhcủađoạnvăn" style:family="text">
      <style:text-properties fo:font-size="5pt" style:font-size-asian="5pt"/>
    </style:style>
    <style:style style:name="T8538" style:parent-style-name="Phôngmặcđịnhcủađoạnvăn" style:family="text">
      <style:text-properties fo:letter-spacing="-0.0034in" fo:font-size="5pt" style:font-size-asian="5pt"/>
    </style:style>
    <style:style style:name="T8539" style:parent-style-name="Phôngmặcđịnhcủađoạnvăn" style:family="text">
      <style:text-properties fo:font-size="5pt" style:font-size-asian="5pt"/>
    </style:style>
    <style:style style:name="T8540" style:parent-style-name="Phôngmặcđịnhcủađoạnvăn" style:family="text">
      <style:text-properties fo:letter-spacing="-0.0027in" fo:font-size="5pt" style:font-size-asian="5pt"/>
    </style:style>
    <style:style style:name="T8541" style:parent-style-name="Phôngmặcđịnhcủađoạnvăn" style:family="text">
      <style:text-properties fo:font-size="5pt" style:font-size-asian="5pt"/>
    </style:style>
    <style:style style:name="T8542" style:parent-style-name="Phôngmặcđịnhcủađoạnvăn" style:family="text">
      <style:text-properties fo:letter-spacing="-0.002in" fo:font-size="5pt" style:font-size-asian="5pt"/>
    </style:style>
    <style:style style:name="T8543" style:parent-style-name="Phôngmặcđịnhcủađoạnvăn" style:family="text">
      <style:text-properties fo:font-size="5pt" style:font-size-asian="5pt"/>
    </style:style>
    <style:style style:name="T8544" style:parent-style-name="Phôngmặcđịnhcủađoạnvăn" style:family="text">
      <style:text-properties fo:letter-spacing="-0.002in" fo:font-size="5pt" style:font-size-asian="5pt"/>
    </style:style>
    <style:style style:name="T8545" style:parent-style-name="Phôngmặcđịnhcủađoạnvăn" style:family="text">
      <style:text-properties fo:font-size="5pt" style:font-size-asian="5pt"/>
    </style:style>
    <style:style style:name="T8546" style:parent-style-name="Phôngmặcđịnhcủađoạnvăn" style:family="text">
      <style:text-properties fo:letter-spacing="-0.0027in" fo:font-size="5pt" style:font-size-asian="5pt"/>
    </style:style>
    <style:style style:name="T8547" style:parent-style-name="Phôngmặcđịnhcủađoạnvăn" style:family="text">
      <style:text-properties fo:font-size="5pt" style:font-size-asian="5pt"/>
    </style:style>
    <style:style style:name="T8548" style:parent-style-name="Phôngmặcđịnhcủađoạnvăn" style:family="text">
      <style:text-properties fo:letter-spacing="-0.0027in" fo:font-size="5pt" style:font-size-asian="5pt"/>
    </style:style>
    <style:style style:name="T8549" style:parent-style-name="Phôngmặcđịnhcủađoạnvăn" style:family="text">
      <style:text-properties fo:font-size="5pt" style:font-size-asian="5pt"/>
    </style:style>
    <style:style style:name="T8550" style:parent-style-name="Phôngmặcđịnhcủađoạnvăn" style:family="text">
      <style:text-properties fo:letter-spacing="-0.002in" fo:font-size="5pt" style:font-size-asian="5pt"/>
    </style:style>
    <style:style style:name="T8551" style:parent-style-name="Phôngmặcđịnhcủađoạnvăn" style:family="text">
      <style:text-properties fo:font-size="5pt" style:font-size-asian="5pt"/>
    </style:style>
    <style:style style:name="T8552" style:parent-style-name="Phôngmặcđịnhcủađoạnvăn" style:family="text">
      <style:text-properties fo:letter-spacing="-0.002in" fo:font-size="5pt" style:font-size-asian="5pt"/>
    </style:style>
    <style:style style:name="T8553" style:parent-style-name="Phôngmặcđịnhcủađoạnvăn" style:family="text">
      <style:text-properties fo:font-size="5pt" style:font-size-asian="5pt"/>
    </style:style>
    <style:style style:name="T8554" style:parent-style-name="Phôngmặcđịnhcủađoạnvăn" style:family="text">
      <style:text-properties fo:letter-spacing="-0.002in" fo:font-size="5pt" style:font-size-asian="5pt"/>
    </style:style>
    <style:style style:name="T8555" style:parent-style-name="Phôngmặcđịnhcủađoạnvăn" style:family="text">
      <style:text-properties fo:font-size="5pt" style:font-size-asian="5pt"/>
    </style:style>
    <style:style style:name="T8556" style:parent-style-name="Phôngmặcđịnhcủađoạnvăn" style:family="text">
      <style:text-properties fo:letter-spacing="-0.0027in" fo:font-size="5pt" style:font-size-asian="5pt"/>
    </style:style>
    <style:style style:name="T8557" style:parent-style-name="Phôngmặcđịnhcủađoạnvăn" style:family="text">
      <style:text-properties fo:font-size="5pt" style:font-size-asian="5pt"/>
    </style:style>
    <style:style style:name="T8558" style:parent-style-name="Phôngmặcđịnhcủađoạnvăn" style:family="text">
      <style:text-properties fo:letter-spacing="-0.002in" fo:font-size="5pt" style:font-size-asian="5pt"/>
    </style:style>
    <style:style style:name="T8559" style:parent-style-name="Phôngmặcđịnhcủađoạnvăn" style:family="text">
      <style:text-properties fo:font-size="5pt" style:font-size-asian="5pt"/>
    </style:style>
    <style:style style:name="T8560" style:parent-style-name="Phôngmặcđịnhcủađoạnvăn" style:family="text">
      <style:text-properties fo:letter-spacing="-0.002in" fo:font-size="5pt" style:font-size-asian="5pt"/>
    </style:style>
    <style:style style:name="T8561" style:parent-style-name="Phôngmặcđịnhcủađoạnvăn" style:family="text">
      <style:text-properties fo:font-size="5pt" style:font-size-asian="5pt"/>
    </style:style>
    <style:style style:name="T8562" style:parent-style-name="Phôngmặcđịnhcủađoạnvăn" style:family="text">
      <style:text-properties fo:letter-spacing="-0.0027in" fo:font-size="5pt" style:font-size-asian="5pt"/>
    </style:style>
    <style:style style:name="T8563" style:parent-style-name="Phôngmặcđịnhcủađoạnvăn" style:family="text">
      <style:text-properties fo:font-size="5pt" style:font-size-asian="5pt"/>
    </style:style>
    <style:style style:name="T8564" style:parent-style-name="Phôngmặcđịnhcủađoạnvăn" style:family="text">
      <style:text-properties fo:letter-spacing="-0.002in" fo:font-size="5pt" style:font-size-asian="5pt"/>
    </style:style>
    <style:style style:name="T8565" style:parent-style-name="Phôngmặcđịnhcủađoạnvăn" style:family="text">
      <style:text-properties fo:font-size="5pt" style:font-size-asian="5pt"/>
    </style:style>
    <style:style style:name="T8566" style:parent-style-name="Phôngmặcđịnhcủađoạnvăn" style:family="text">
      <style:text-properties fo:letter-spacing="-0.002in" fo:font-size="5pt" style:font-size-asian="5pt"/>
    </style:style>
    <style:style style:name="T8567" style:parent-style-name="Phôngmặcđịnhcủađoạnvăn" style:family="text">
      <style:text-properties fo:font-size="5pt" style:font-size-asian="5pt"/>
    </style:style>
    <style:style style:name="T8568" style:parent-style-name="Phôngmặcđịnhcủađoạnvăn" style:family="text">
      <style:text-properties fo:letter-spacing="-0.002in" fo:font-size="5pt" style:font-size-asian="5pt"/>
    </style:style>
    <style:style style:name="T8569" style:parent-style-name="Phôngmặcđịnhcủađoạnvăn" style:family="text">
      <style:text-properties fo:font-size="5pt" style:font-size-asian="5pt"/>
    </style:style>
    <style:style style:name="T8570" style:parent-style-name="Phôngmặcđịnhcủađoạnvăn" style:family="text">
      <style:text-properties fo:letter-spacing="-0.002in" fo:font-size="5pt" style:font-size-asian="5pt"/>
    </style:style>
    <style:style style:name="T8571" style:parent-style-name="Phôngmặcđịnhcủađoạnvăn" style:family="text">
      <style:text-properties fo:font-size="5pt" style:font-size-asian="5pt"/>
    </style:style>
    <style:style style:name="T8572" style:parent-style-name="Phôngmặcđịnhcủađoạnvăn" style:family="text">
      <style:text-properties fo:letter-spacing="-0.0027in" fo:font-size="5pt" style:font-size-asian="5pt"/>
    </style:style>
    <style:style style:name="T8573" style:parent-style-name="Phôngmặcđịnhcủađoạnvăn" style:family="text">
      <style:text-properties fo:font-size="5pt" style:font-size-asian="5pt"/>
    </style:style>
    <style:style style:name="T8574" style:parent-style-name="Phôngmặcđịnhcủađoạnvăn" style:family="text">
      <style:text-properties fo:letter-spacing="-0.002in" fo:font-size="5pt" style:font-size-asian="5pt"/>
    </style:style>
    <style:style style:name="T8575" style:parent-style-name="Phôngmặcđịnhcủađoạnvăn" style:family="text">
      <style:text-properties fo:font-size="5pt" style:font-size-asian="5pt"/>
    </style:style>
    <style:style style:name="T8576" style:parent-style-name="Phôngmặcđịnhcủađoạnvăn" style:family="text">
      <style:text-properties fo:letter-spacing="0.0277in" fo:font-size="5pt" style:font-size-asian="5pt"/>
    </style:style>
    <style:style style:name="T8577" style:parent-style-name="Phôngmặcđịnhcủađoạnvăn" style:family="text">
      <style:text-properties fo:font-size="5pt" style:font-size-asian="5pt"/>
    </style:style>
    <style:style style:name="P8578" style:parent-style-name="TableParagraph" style:family="paragraph">
      <style:paragraph-properties fo:margin-left="0.0166in">
        <style:tab-stops/>
      </style:paragraph-properties>
    </style:style>
    <style:style style:name="T8579" style:parent-style-name="Phôngmặcđịnhcủađoạnvăn" style:family="text">
      <style:text-properties fo:font-size="5pt" style:font-size-asian="5pt"/>
    </style:style>
    <style:style style:name="T8580" style:parent-style-name="Phôngmặcđịnhcủađoạnvăn" style:family="text">
      <style:text-properties fo:letter-spacing="-0.0013in" fo:font-size="5pt" style:font-size-asian="5pt"/>
    </style:style>
    <style:style style:name="T8581" style:parent-style-name="Phôngmặcđịnhcủađoạnvăn" style:family="text">
      <style:text-properties fo:font-size="5pt" style:font-size-asian="5pt"/>
    </style:style>
    <style:style style:name="T8582" style:parent-style-name="Phôngmặcđịnhcủađoạnvăn" style:family="text">
      <style:text-properties fo:letter-spacing="-0.0006in" fo:font-size="5pt" style:font-size-asian="5pt"/>
    </style:style>
    <style:style style:name="T8583" style:parent-style-name="Phôngmặcđịnhcủađoạnvăn" style:family="text">
      <style:text-properties fo:font-size="5pt" style:font-size-asian="5pt"/>
    </style:style>
    <style:style style:name="T8584" style:parent-style-name="Phôngmặcđịnhcủađoạnvăn" style:family="text">
      <style:text-properties fo:letter-spacing="-0.0013in" fo:font-size="5pt" style:font-size-asian="5pt"/>
    </style:style>
    <style:style style:name="T8585" style:parent-style-name="Phôngmặcđịnhcủađoạnvăn" style:family="text">
      <style:text-properties fo:font-size="5pt" style:font-size-asian="5pt"/>
    </style:style>
    <style:style style:name="T8586" style:parent-style-name="Phôngmặcđịnhcủađoạnvăn" style:family="text">
      <style:text-properties fo:letter-spacing="-0.0006in" fo:font-size="5pt" style:font-size-asian="5pt"/>
    </style:style>
    <style:style style:name="T8587" style:parent-style-name="Phôngmặcđịnhcủađoạnvăn" style:family="text">
      <style:text-properties fo:font-size="5pt" style:font-size-asian="5pt"/>
    </style:style>
    <style:style style:name="T8588" style:parent-style-name="Phôngmặcđịnhcủađoạnvăn" style:family="text">
      <style:text-properties fo:letter-spacing="-0.0013in" fo:font-size="5pt" style:font-size-asian="5pt"/>
    </style:style>
    <style:style style:name="T8589" style:parent-style-name="Phôngmặcđịnhcủađoạnvăn" style:family="text">
      <style:text-properties fo:font-size="5pt" style:font-size-asian="5pt"/>
    </style:style>
    <style:style style:name="T8590" style:parent-style-name="Phôngmặcđịnhcủađoạnvăn" style:family="text">
      <style:text-properties fo:letter-spacing="-0.0013in" fo:font-size="5pt" style:font-size-asian="5pt"/>
    </style:style>
    <style:style style:name="T8591" style:parent-style-name="Phôngmặcđịnhcủađoạnvăn" style:family="text">
      <style:text-properties fo:font-size="5pt" style:font-size-asian="5pt"/>
    </style:style>
    <style:style style:name="T8592" style:parent-style-name="Phôngmặcđịnhcủađoạnvăn" style:family="text">
      <style:text-properties fo:letter-spacing="-0.0013in" fo:font-size="5pt" style:font-size-asian="5pt"/>
    </style:style>
    <style:style style:name="T8593" style:parent-style-name="Phôngmặcđịnhcủađoạnvăn" style:family="text">
      <style:text-properties fo:font-size="5pt" style:font-size-asian="5pt"/>
    </style:style>
    <style:style style:name="T8594" style:parent-style-name="Phôngmặcđịnhcủađoạnvăn" style:family="text">
      <style:text-properties fo:letter-spacing="-0.0013in" fo:font-size="5pt" style:font-size-asian="5pt"/>
    </style:style>
    <style:style style:name="T8595" style:parent-style-name="Phôngmặcđịnhcủađoạnvăn" style:family="text">
      <style:text-properties fo:font-size="5pt" style:font-size-asian="5pt"/>
    </style:style>
    <style:style style:name="T8596" style:parent-style-name="Phôngmặcđịnhcủađoạnvăn" style:family="text">
      <style:text-properties fo:letter-spacing="-0.0013in" fo:font-size="5pt" style:font-size-asian="5pt"/>
    </style:style>
    <style:style style:name="T8597" style:parent-style-name="Phôngmặcđịnhcủađoạnvăn" style:family="text">
      <style:text-properties fo:font-size="5pt" style:font-size-asian="5pt"/>
    </style:style>
    <style:style style:name="T8598" style:parent-style-name="Phôngmặcđịnhcủađoạnvăn" style:family="text">
      <style:text-properties fo:letter-spacing="-0.0013in" fo:font-size="5pt" style:font-size-asian="5pt"/>
    </style:style>
    <style:style style:name="T8599" style:parent-style-name="Phôngmặcđịnhcủađoạnvăn" style:family="text">
      <style:text-properties fo:font-size="5pt" style:font-size-asian="5pt"/>
    </style:style>
    <style:style style:name="T8600" style:parent-style-name="Phôngmặcđịnhcủađoạnvăn" style:family="text">
      <style:text-properties fo:letter-spacing="-0.0006in" fo:font-size="5pt" style:font-size-asian="5pt"/>
    </style:style>
    <style:style style:name="T8601" style:parent-style-name="Phôngmặcđịnhcủađoạnvăn" style:family="text">
      <style:text-properties fo:letter-spacing="-0.0013in" fo:font-size="5pt" style:font-size-asian="5pt"/>
    </style:style>
    <style:style style:name="TableCell8602" style:family="table-cell">
      <style:table-cell-properties fo:border="0.0069in solid #000000" style:writing-mode="lr-tb" fo:padding-top="0in" fo:padding-left="0in" fo:padding-bottom="0in" fo:padding-right="0in"/>
    </style:style>
    <style:style style:name="P8603" style:parent-style-name="TableParagraph" style:family="paragraph">
      <style:text-properties style:font-name="Times New Roman" fo:font-size="5pt" style:font-size-asian="5pt"/>
    </style:style>
    <style:style style:name="P8604" style:parent-style-name="TableParagraph" style:family="paragraph">
      <style:text-properties style:font-name="Times New Roman" fo:font-size="5pt" style:font-size-asian="5pt"/>
    </style:style>
    <style:style style:name="P8605" style:parent-style-name="TableParagraph" style:family="paragraph">
      <style:text-properties style:font-name="Times New Roman" fo:font-size="5pt" style:font-size-asian="5pt"/>
    </style:style>
    <style:style style:name="P8606" style:parent-style-name="TableParagraph" style:family="paragraph">
      <style:text-properties style:font-name="Times New Roman" fo:font-size="5pt" style:font-size-asian="5pt"/>
    </style:style>
    <style:style style:name="P8607" style:parent-style-name="TableParagraph" style:family="paragraph">
      <style:text-properties style:font-name="Times New Roman" fo:font-size="5pt" style:font-size-asian="5pt"/>
    </style:style>
    <style:style style:name="P8608" style:parent-style-name="TableParagraph" style:family="paragraph">
      <style:text-properties style:font-name="Times New Roman" fo:font-size="5pt" style:font-size-asian="5pt"/>
    </style:style>
    <style:style style:name="P8609" style:parent-style-name="TableParagraph" style:family="paragraph">
      <style:text-properties style:font-name="Times New Roman" fo:font-size="5pt" style:font-size-asian="5pt"/>
    </style:style>
    <style:style style:name="P8610" style:parent-style-name="TableParagraph" style:family="paragraph">
      <style:text-properties style:font-name="Times New Roman" fo:font-size="5pt" style:font-size-asian="5pt"/>
    </style:style>
    <style:style style:name="P8611" style:parent-style-name="TableParagraph" style:family="paragraph">
      <style:paragraph-properties fo:margin-top="0.0111in"/>
      <style:text-properties style:font-name="Times New Roman" fo:font-size="5pt" style:font-size-asian="5pt"/>
    </style:style>
    <style:style style:name="P8612" style:parent-style-name="TableParagraph" style:family="paragraph">
      <style:paragraph-properties fo:margin-top="0.0006in" fo:margin-left="0.0173in">
        <style:tab-stops/>
      </style:paragraph-properties>
    </style:style>
    <style:style style:name="T8613" style:parent-style-name="Phôngmặcđịnhcủađoạnvăn" style:family="text">
      <style:text-properties fo:letter-spacing="-0.0034in" fo:font-size="5pt" style:font-size-asian="5pt"/>
    </style:style>
    <style:style style:name="TableCell8614" style:family="table-cell">
      <style:table-cell-properties fo:border="0.0069in solid #000000" style:writing-mode="lr-tb" fo:padding-top="0in" fo:padding-left="0in" fo:padding-bottom="0in" fo:padding-right="0in"/>
    </style:style>
    <style:style style:name="P8615" style:parent-style-name="TableParagraph" style:family="paragraph">
      <style:text-properties style:font-name="Times New Roman" fo:font-size="5pt" style:font-size-asian="5pt"/>
    </style:style>
    <style:style style:name="P8616" style:parent-style-name="TableParagraph" style:family="paragraph">
      <style:text-properties style:font-name="Times New Roman" fo:font-size="5pt" style:font-size-asian="5pt"/>
    </style:style>
    <style:style style:name="P8617" style:parent-style-name="TableParagraph" style:family="paragraph">
      <style:text-properties style:font-name="Times New Roman" fo:font-size="5pt" style:font-size-asian="5pt"/>
    </style:style>
    <style:style style:name="P8618" style:parent-style-name="TableParagraph" style:family="paragraph">
      <style:text-properties style:font-name="Times New Roman" fo:font-size="5pt" style:font-size-asian="5pt"/>
    </style:style>
    <style:style style:name="P8619" style:parent-style-name="TableParagraph" style:family="paragraph">
      <style:text-properties style:font-name="Times New Roman" fo:font-size="5pt" style:font-size-asian="5pt"/>
    </style:style>
    <style:style style:name="P8620" style:parent-style-name="TableParagraph" style:family="paragraph">
      <style:text-properties style:font-name="Times New Roman" fo:font-size="5pt" style:font-size-asian="5pt"/>
    </style:style>
    <style:style style:name="P8621" style:parent-style-name="TableParagraph" style:family="paragraph">
      <style:text-properties style:font-name="Times New Roman" fo:font-size="5pt" style:font-size-asian="5pt"/>
    </style:style>
    <style:style style:name="P8622" style:parent-style-name="TableParagraph" style:family="paragraph">
      <style:text-properties style:font-name="Times New Roman" fo:font-size="5pt" style:font-size-asian="5pt"/>
    </style:style>
    <style:style style:name="P8623" style:parent-style-name="TableParagraph" style:family="paragraph">
      <style:paragraph-properties fo:margin-top="0.0111in"/>
      <style:text-properties style:font-name="Times New Roman" fo:font-size="5pt" style:font-size-asian="5pt"/>
    </style:style>
    <style:style style:name="P8624" style:parent-style-name="TableParagraph" style:family="paragraph">
      <style:paragraph-properties fo:margin-top="0.0006in" fo:margin-left="0.0173in">
        <style:tab-stops/>
      </style:paragraph-properties>
    </style:style>
    <style:style style:name="T8625" style:parent-style-name="Phôngmặcđịnhcủađoạnvăn" style:family="text">
      <style:text-properties fo:letter-spacing="-0.0034in" style:text-scale="105%" fo:font-size="5pt" style:font-size-asian="5pt"/>
    </style:style>
    <style:style style:name="TableCell8626" style:family="table-cell">
      <style:table-cell-properties fo:border="0.0069in solid #000000" style:writing-mode="lr-tb" fo:padding-top="0in" fo:padding-left="0in" fo:padding-bottom="0in" fo:padding-right="0in"/>
    </style:style>
    <style:style style:name="P8627" style:parent-style-name="TableParagraph" style:family="paragraph">
      <style:text-properties style:font-name="Times New Roman" fo:font-size="5pt" style:font-size-asian="5pt"/>
    </style:style>
    <style:style style:name="P8628" style:parent-style-name="TableParagraph" style:family="paragraph">
      <style:text-properties style:font-name="Times New Roman" fo:font-size="5pt" style:font-size-asian="5pt"/>
    </style:style>
    <style:style style:name="P8629" style:parent-style-name="TableParagraph" style:family="paragraph">
      <style:text-properties style:font-name="Times New Roman" fo:font-size="5pt" style:font-size-asian="5pt"/>
    </style:style>
    <style:style style:name="P8630" style:parent-style-name="TableParagraph" style:family="paragraph">
      <style:text-properties style:font-name="Times New Roman" fo:font-size="5pt" style:font-size-asian="5pt"/>
    </style:style>
    <style:style style:name="P8631" style:parent-style-name="TableParagraph" style:family="paragraph">
      <style:text-properties style:font-name="Times New Roman" fo:font-size="5pt" style:font-size-asian="5pt"/>
    </style:style>
    <style:style style:name="P8632" style:parent-style-name="TableParagraph" style:family="paragraph">
      <style:text-properties style:font-name="Times New Roman" fo:font-size="5pt" style:font-size-asian="5pt"/>
    </style:style>
    <style:style style:name="P8633" style:parent-style-name="TableParagraph" style:family="paragraph">
      <style:text-properties style:font-name="Times New Roman" fo:font-size="5pt" style:font-size-asian="5pt"/>
    </style:style>
    <style:style style:name="P8634" style:parent-style-name="TableParagraph" style:family="paragraph">
      <style:text-properties style:font-name="Times New Roman" fo:font-size="5pt" style:font-size-asian="5pt"/>
    </style:style>
    <style:style style:name="P8635" style:parent-style-name="TableParagraph" style:family="paragraph">
      <style:paragraph-properties fo:margin-top="0.0111in"/>
      <style:text-properties style:font-name="Times New Roman" fo:font-size="5pt" style:font-size-asian="5pt"/>
    </style:style>
    <style:style style:name="P8636" style:parent-style-name="TableParagraph" style:family="paragraph">
      <style:paragraph-properties fo:margin-top="0.0006in" fo:margin-left="0.018in">
        <style:tab-stops/>
      </style:paragraph-properties>
    </style:style>
    <style:style style:name="T8637" style:parent-style-name="Phôngmặcđịnhcủađoạnvăn" style:family="text">
      <style:text-properties fo:letter-spacing="-0.0034in" fo:font-size="5pt" style:font-size-asian="5pt"/>
    </style:style>
    <style:style style:name="TableCell8638" style:family="table-cell">
      <style:table-cell-properties fo:border="0.0069in solid #000000" style:writing-mode="lr-tb" fo:padding-top="0in" fo:padding-left="0in" fo:padding-bottom="0in" fo:padding-right="0in"/>
    </style:style>
    <style:style style:name="P8639" style:parent-style-name="TableParagraph" style:family="paragraph">
      <style:text-properties style:font-name="Times New Roman" fo:font-size="5pt" style:font-size-asian="5pt"/>
    </style:style>
    <style:style style:name="P8640" style:parent-style-name="TableParagraph" style:family="paragraph">
      <style:text-properties style:font-name="Times New Roman" fo:font-size="5pt" style:font-size-asian="5pt"/>
    </style:style>
    <style:style style:name="P8641" style:parent-style-name="TableParagraph" style:family="paragraph">
      <style:text-properties style:font-name="Times New Roman" fo:font-size="5pt" style:font-size-asian="5pt"/>
    </style:style>
    <style:style style:name="P8642" style:parent-style-name="TableParagraph" style:family="paragraph">
      <style:text-properties style:font-name="Times New Roman" fo:font-size="5pt" style:font-size-asian="5pt"/>
    </style:style>
    <style:style style:name="P8643" style:parent-style-name="TableParagraph" style:family="paragraph">
      <style:text-properties style:font-name="Times New Roman" fo:font-size="5pt" style:font-size-asian="5pt"/>
    </style:style>
    <style:style style:name="P8644" style:parent-style-name="TableParagraph" style:family="paragraph">
      <style:text-properties style:font-name="Times New Roman" fo:font-size="5pt" style:font-size-asian="5pt"/>
    </style:style>
    <style:style style:name="P8645" style:parent-style-name="TableParagraph" style:family="paragraph">
      <style:text-properties style:font-name="Times New Roman" fo:font-size="5pt" style:font-size-asian="5pt"/>
    </style:style>
    <style:style style:name="P8646" style:parent-style-name="TableParagraph" style:family="paragraph">
      <style:text-properties style:font-name="Times New Roman" fo:font-size="5pt" style:font-size-asian="5pt"/>
    </style:style>
    <style:style style:name="P8647" style:parent-style-name="TableParagraph" style:family="paragraph">
      <style:paragraph-properties fo:margin-top="0.0111in"/>
      <style:text-properties style:font-name="Times New Roman" fo:font-size="5pt" style:font-size-asian="5pt"/>
    </style:style>
    <style:style style:name="P8648" style:parent-style-name="TableParagraph" style:family="paragraph">
      <style:paragraph-properties fo:margin-top="0.0006in" fo:margin-left="0.0187in">
        <style:tab-stops/>
      </style:paragraph-properties>
    </style:style>
    <style:style style:name="T8649" style:parent-style-name="Phôngmặcđịnhcủađoạnvăn" style:family="text">
      <style:text-properties fo:letter-spacing="-0.0069in" style:text-scale="105%" fo:font-size="5pt" style:font-size-asian="5pt"/>
    </style:style>
    <style:style style:name="TableRow8650" style:family="table-row">
      <style:table-row-properties style:min-row-height="1.5743in" style:use-optimal-row-height="false"/>
    </style:style>
    <style:style style:name="TableCell8651" style:family="table-cell">
      <style:table-cell-properties fo:border="0.0069in solid #000000" style:writing-mode="lr-tb" fo:padding-top="0in" fo:padding-left="0in" fo:padding-bottom="0in" fo:padding-right="0in"/>
    </style:style>
    <style:style style:name="P8652" style:parent-style-name="TableParagraph" style:family="paragraph">
      <style:text-properties style:font-name="Times New Roman" fo:font-size="5pt" style:font-size-asian="5pt"/>
    </style:style>
    <style:style style:name="P8653" style:parent-style-name="TableParagraph" style:family="paragraph">
      <style:text-properties style:font-name="Times New Roman" fo:font-size="5pt" style:font-size-asian="5pt"/>
    </style:style>
    <style:style style:name="P8654" style:parent-style-name="TableParagraph" style:family="paragraph">
      <style:text-properties style:font-name="Times New Roman" fo:font-size="5pt" style:font-size-asian="5pt"/>
    </style:style>
    <style:style style:name="P8655" style:parent-style-name="TableParagraph" style:family="paragraph">
      <style:text-properties style:font-name="Times New Roman" fo:font-size="5pt" style:font-size-asian="5pt"/>
    </style:style>
    <style:style style:name="P8656" style:parent-style-name="TableParagraph" style:family="paragraph">
      <style:text-properties style:font-name="Times New Roman" fo:font-size="5pt" style:font-size-asian="5pt"/>
    </style:style>
    <style:style style:name="P8657" style:parent-style-name="TableParagraph" style:family="paragraph">
      <style:text-properties style:font-name="Times New Roman" fo:font-size="5pt" style:font-size-asian="5pt"/>
    </style:style>
    <style:style style:name="P8658" style:parent-style-name="TableParagraph" style:family="paragraph">
      <style:text-properties style:font-name="Times New Roman" fo:font-size="5pt" style:font-size-asian="5pt"/>
    </style:style>
    <style:style style:name="P8659" style:parent-style-name="TableParagraph" style:family="paragraph">
      <style:text-properties style:font-name="Times New Roman" fo:font-size="5pt" style:font-size-asian="5pt"/>
    </style:style>
    <style:style style:name="P8660" style:parent-style-name="TableParagraph" style:family="paragraph">
      <style:paragraph-properties fo:margin-top="0.0312in"/>
      <style:text-properties style:font-name="Times New Roman" fo:font-size="5pt" style:font-size-asian="5pt"/>
    </style:style>
    <style:style style:name="P8661" style:parent-style-name="TableParagraph" style:family="paragraph">
      <style:paragraph-properties fo:margin-left="0.0159in">
        <style:tab-stops/>
      </style:paragraph-properties>
    </style:style>
    <style:style style:name="T8662" style:parent-style-name="Phôngmặcđịnhcủađoạnvăn" style:family="text">
      <style:text-properties fo:letter-spacing="-0.0013in" fo:font-size="5pt" style:font-size-asian="5pt"/>
    </style:style>
    <style:style style:name="TableCell8663" style:family="table-cell">
      <style:table-cell-properties fo:border="0.0069in solid #000000" style:writing-mode="lr-tb" fo:padding-top="0in" fo:padding-left="0in" fo:padding-bottom="0in" fo:padding-right="0in"/>
    </style:style>
    <style:style style:name="P8664" style:parent-style-name="TableParagraph" style:family="paragraph">
      <style:text-properties style:font-name="Times New Roman" fo:font-size="5pt" style:font-size-asian="5pt"/>
    </style:style>
    <style:style style:name="P8665" style:parent-style-name="TableParagraph" style:family="paragraph">
      <style:text-properties style:font-name="Times New Roman" fo:font-size="5pt" style:font-size-asian="5pt"/>
    </style:style>
    <style:style style:name="P8666" style:parent-style-name="TableParagraph" style:family="paragraph">
      <style:text-properties style:font-name="Times New Roman" fo:font-size="5pt" style:font-size-asian="5pt"/>
    </style:style>
    <style:style style:name="P8667" style:parent-style-name="TableParagraph" style:family="paragraph">
      <style:text-properties style:font-name="Times New Roman" fo:font-size="5pt" style:font-size-asian="5pt"/>
    </style:style>
    <style:style style:name="P8668" style:parent-style-name="TableParagraph" style:family="paragraph">
      <style:text-properties style:font-name="Times New Roman" fo:font-size="5pt" style:font-size-asian="5pt"/>
    </style:style>
    <style:style style:name="P8669" style:parent-style-name="TableParagraph" style:family="paragraph">
      <style:text-properties style:font-name="Times New Roman" fo:font-size="5pt" style:font-size-asian="5pt"/>
    </style:style>
    <style:style style:name="P8670" style:parent-style-name="TableParagraph" style:family="paragraph">
      <style:text-properties style:font-name="Times New Roman" fo:font-size="5pt" style:font-size-asian="5pt"/>
    </style:style>
    <style:style style:name="P8671" style:parent-style-name="TableParagraph" style:family="paragraph">
      <style:text-properties style:font-name="Times New Roman" fo:font-size="5pt" style:font-size-asian="5pt"/>
    </style:style>
    <style:style style:name="P8672" style:parent-style-name="TableParagraph" style:family="paragraph">
      <style:paragraph-properties fo:margin-top="0.0312in"/>
      <style:text-properties style:font-name="Times New Roman" fo:font-size="5pt" style:font-size-asian="5pt"/>
    </style:style>
    <style:style style:name="P8673" style:parent-style-name="TableParagraph" style:family="paragraph">
      <style:paragraph-properties fo:margin-left="0.0159in">
        <style:tab-stops/>
      </style:paragraph-properties>
    </style:style>
    <style:style style:name="T8674" style:parent-style-name="Phôngmặcđịnhcủađoạnvăn" style:family="text">
      <style:text-properties fo:letter-spacing="-0.0013in" fo:font-size="5pt" style:font-size-asian="5pt"/>
    </style:style>
    <style:style style:name="T8675" style:parent-style-name="Phôngmặcđịnhcủađoạnvăn" style:family="text">
      <style:text-properties fo:letter-spacing="-0.0027in" fo:font-size="5pt" style:font-size-asian="5pt"/>
    </style:style>
    <style:style style:name="T8676" style:parent-style-name="Phôngmặcđịnhcủađoạnvăn" style:family="text">
      <style:text-properties fo:letter-spacing="-0.0013in" fo:font-size="5pt" style:font-size-asian="5pt"/>
    </style:style>
    <style:style style:name="TableCell8677" style:family="table-cell">
      <style:table-cell-properties fo:border="0.0069in solid #000000" style:writing-mode="lr-tb" fo:padding-top="0in" fo:padding-left="0in" fo:padding-bottom="0in" fo:padding-right="0in"/>
    </style:style>
    <style:style style:name="P8678" style:parent-style-name="TableParagraph" style:family="paragraph">
      <style:paragraph-properties fo:margin-top="0.05in" fo:line-height="117%" fo:margin-left="0.0166in" fo:margin-right="1.3034in">
        <style:tab-stops/>
      </style:paragraph-properties>
    </style:style>
    <style:style style:name="T8679" style:parent-style-name="Phôngmặcđịnhcủađoạnvăn" style:family="text">
      <style:text-properties fo:font-size="5pt" style:font-size-asian="5pt"/>
    </style:style>
    <style:style style:name="T8680" style:parent-style-name="Phôngmặcđịnhcủađoạnvăn" style:family="text">
      <style:text-properties fo:letter-spacing="-0.002in" fo:font-size="5pt" style:font-size-asian="5pt"/>
    </style:style>
    <style:style style:name="T8681" style:parent-style-name="Phôngmặcđịnhcủađoạnvăn" style:family="text">
      <style:text-properties fo:font-size="5pt" style:font-size-asian="5pt"/>
    </style:style>
    <style:style style:name="T8682" style:parent-style-name="Phôngmặcđịnhcủađoạnvăn" style:family="text">
      <style:text-properties fo:letter-spacing="-0.0013in" fo:font-size="5pt" style:font-size-asian="5pt"/>
    </style:style>
    <style:style style:name="T8683" style:parent-style-name="Phôngmặcđịnhcủađoạnvăn" style:family="text">
      <style:text-properties fo:font-size="5pt" style:font-size-asian="5pt"/>
    </style:style>
    <style:style style:name="T8684" style:parent-style-name="Phôngmặcđịnhcủađoạnvăn" style:family="text">
      <style:text-properties fo:letter-spacing="-0.002in" fo:font-size="5pt" style:font-size-asian="5pt"/>
    </style:style>
    <style:style style:name="T8685" style:parent-style-name="Phôngmặcđịnhcủađoạnvăn" style:family="text">
      <style:text-properties fo:font-size="5pt" style:font-size-asian="5pt"/>
    </style:style>
    <style:style style:name="T8686" style:parent-style-name="Phôngmặcđịnhcủađoạnvăn" style:family="text">
      <style:text-properties fo:letter-spacing="-0.0027in" fo:font-size="5pt" style:font-size-asian="5pt"/>
    </style:style>
    <style:style style:name="T8687" style:parent-style-name="Phôngmặcđịnhcủađoạnvăn" style:family="text">
      <style:text-properties fo:font-size="5pt" style:font-size-asian="5pt"/>
    </style:style>
    <style:style style:name="T8688" style:parent-style-name="Phôngmặcđịnhcủađoạnvăn" style:family="text">
      <style:text-properties fo:letter-spacing="-0.0013in" fo:font-size="5pt" style:font-size-asian="5pt"/>
    </style:style>
    <style:style style:name="T8689" style:parent-style-name="Phôngmặcđịnhcủađoạnvăn" style:family="text">
      <style:text-properties fo:font-size="5pt" style:font-size-asian="5pt"/>
    </style:style>
    <style:style style:name="T8690" style:parent-style-name="Phôngmặcđịnhcủađoạnvăn" style:family="text">
      <style:text-properties fo:letter-spacing="-0.0013in" fo:font-size="5pt" style:font-size-asian="5pt"/>
    </style:style>
    <style:style style:name="T8691" style:parent-style-name="Phôngmặcđịnhcủađoạnvăn" style:family="text">
      <style:text-properties fo:font-size="5pt" style:font-size-asian="5pt"/>
    </style:style>
    <style:style style:name="T8692" style:parent-style-name="Phôngmặcđịnhcủađoạnvăn" style:family="text">
      <style:text-properties fo:letter-spacing="-0.002in" fo:font-size="5pt" style:font-size-asian="5pt"/>
    </style:style>
    <style:style style:name="T8693" style:parent-style-name="Phôngmặcđịnhcủađoạnvăn" style:family="text">
      <style:text-properties fo:font-size="5pt" style:font-size-asian="5pt"/>
    </style:style>
    <style:style style:name="T8694" style:parent-style-name="Phôngmặcđịnhcủađoạnvăn" style:family="text">
      <style:text-properties fo:letter-spacing="-0.002in" fo:font-size="5pt" style:font-size-asian="5pt"/>
    </style:style>
    <style:style style:name="T8695" style:parent-style-name="Phôngmặcđịnhcủađoạnvăn" style:family="text">
      <style:text-properties fo:font-size="5pt" style:font-size-asian="5pt"/>
    </style:style>
    <style:style style:name="T8696" style:parent-style-name="Phôngmặcđịnhcủađoạnvăn" style:family="text">
      <style:text-properties fo:letter-spacing="-0.002in" fo:font-size="5pt" style:font-size-asian="5pt"/>
    </style:style>
    <style:style style:name="T8697" style:parent-style-name="Phôngmặcđịnhcủađoạnvăn" style:family="text">
      <style:text-properties fo:font-size="5pt" style:font-size-asian="5pt"/>
    </style:style>
    <style:style style:name="T8698" style:parent-style-name="Phôngmặcđịnhcủađoạnvăn" style:family="text">
      <style:text-properties fo:letter-spacing="-0.0013in" fo:font-size="5pt" style:font-size-asian="5pt"/>
    </style:style>
    <style:style style:name="T8699" style:parent-style-name="Phôngmặcđịnhcủađoạnvăn" style:family="text">
      <style:text-properties fo:font-size="5pt" style:font-size-asian="5pt"/>
    </style:style>
    <style:style style:name="T8700" style:parent-style-name="Phôngmặcđịnhcủađoạnvăn" style:family="text">
      <style:text-properties fo:letter-spacing="-0.0013in" fo:font-size="5pt" style:font-size-asian="5pt"/>
    </style:style>
    <style:style style:name="T8701" style:parent-style-name="Phôngmặcđịnhcủađoạnvăn" style:family="text">
      <style:text-properties fo:font-size="5pt" style:font-size-asian="5pt"/>
    </style:style>
    <style:style style:name="T8702" style:parent-style-name="Phôngmặcđịnhcủađoạnvăn" style:family="text">
      <style:text-properties fo:letter-spacing="-0.0013in" fo:font-size="5pt" style:font-size-asian="5pt"/>
    </style:style>
    <style:style style:name="T8703" style:parent-style-name="Phôngmặcđịnhcủađoạnvăn" style:family="text">
      <style:text-properties fo:font-size="5pt" style:font-size-asian="5pt"/>
    </style:style>
    <style:style style:name="T8704" style:parent-style-name="Phôngmặcđịnhcủađoạnvăn" style:family="text">
      <style:text-properties fo:letter-spacing="-0.002in" fo:font-size="5pt" style:font-size-asian="5pt"/>
    </style:style>
    <style:style style:name="T8705" style:parent-style-name="Phôngmặcđịnhcủađoạnvăn" style:family="text">
      <style:text-properties fo:font-size="5pt" style:font-size-asian="5pt"/>
    </style:style>
    <style:style style:name="T8706" style:parent-style-name="Phôngmặcđịnhcủađoạnvăn" style:family="text">
      <style:text-properties fo:letter-spacing="-0.0013in" fo:font-size="5pt" style:font-size-asian="5pt"/>
    </style:style>
    <style:style style:name="T8707" style:parent-style-name="Phôngmặcđịnhcủađoạnvăn" style:family="text">
      <style:text-properties fo:font-size="5pt" style:font-size-asian="5pt"/>
    </style:style>
    <style:style style:name="T8708" style:parent-style-name="Phôngmặcđịnhcủađoạnvăn" style:family="text">
      <style:text-properties fo:letter-spacing="-0.0013in" fo:font-size="5pt" style:font-size-asian="5pt"/>
    </style:style>
    <style:style style:name="T8709" style:parent-style-name="Phôngmặcđịnhcủađoạnvăn" style:family="text">
      <style:text-properties fo:font-size="5pt" style:font-size-asian="5pt"/>
    </style:style>
    <style:style style:name="T8710" style:parent-style-name="Phôngmặcđịnhcủađoạnvăn" style:family="text">
      <style:text-properties fo:letter-spacing="-0.002in" fo:font-size="5pt" style:font-size-asian="5pt"/>
    </style:style>
    <style:style style:name="T8711" style:parent-style-name="Phôngmặcđịnhcủađoạnvăn" style:family="text">
      <style:text-properties fo:font-size="5pt" style:font-size-asian="5pt"/>
    </style:style>
    <style:style style:name="T8712" style:parent-style-name="Phôngmặcđịnhcủađoạnvăn" style:family="text">
      <style:text-properties fo:letter-spacing="-0.0013in" fo:font-size="5pt" style:font-size-asian="5pt"/>
    </style:style>
    <style:style style:name="T8713" style:parent-style-name="Phôngmặcđịnhcủađoạnvăn" style:family="text">
      <style:text-properties fo:font-size="5pt" style:font-size-asian="5pt"/>
    </style:style>
    <style:style style:name="T8714" style:parent-style-name="Phôngmặcđịnhcủađoạnvăn" style:family="text">
      <style:text-properties fo:letter-spacing="-0.0013in" fo:font-size="5pt" style:font-size-asian="5pt"/>
    </style:style>
    <style:style style:name="T8715" style:parent-style-name="Phôngmặcđịnhcủađoạnvăn" style:family="text">
      <style:text-properties fo:font-size="5pt" style:font-size-asian="5pt"/>
    </style:style>
    <style:style style:name="T8716" style:parent-style-name="Phôngmặcđịnhcủađoạnvăn" style:family="text">
      <style:text-properties fo:letter-spacing="-0.0027in" fo:font-size="5pt" style:font-size-asian="5pt"/>
    </style:style>
    <style:style style:name="T8717" style:parent-style-name="Phôngmặcđịnhcủađoạnvăn" style:family="text">
      <style:text-properties fo:font-size="5pt" style:font-size-asian="5pt"/>
    </style:style>
    <style:style style:name="T8718" style:parent-style-name="Phôngmặcđịnhcủađoạnvăn" style:family="text">
      <style:text-properties fo:letter-spacing="-0.002in" fo:font-size="5pt" style:font-size-asian="5pt"/>
    </style:style>
    <style:style style:name="T8719" style:parent-style-name="Phôngmặcđịnhcủađoạnvăn" style:family="text">
      <style:text-properties fo:font-size="5pt" style:font-size-asian="5pt"/>
    </style:style>
    <style:style style:name="T8720" style:parent-style-name="Phôngmặcđịnhcủađoạnvăn" style:family="text">
      <style:text-properties fo:letter-spacing="-0.0027in" fo:font-size="5pt" style:font-size-asian="5pt"/>
    </style:style>
    <style:style style:name="T8721" style:parent-style-name="Phôngmặcđịnhcủađoạnvăn" style:family="text">
      <style:text-properties fo:font-size="5pt" style:font-size-asian="5pt"/>
    </style:style>
    <style:style style:name="T8722" style:parent-style-name="Phôngmặcđịnhcủađoạnvăn" style:family="text">
      <style:text-properties fo:letter-spacing="-0.002in" fo:font-size="5pt" style:font-size-asian="5pt"/>
    </style:style>
    <style:style style:name="T8723" style:parent-style-name="Phôngmặcđịnhcủađoạnvăn" style:family="text">
      <style:text-properties fo:font-size="5pt" style:font-size-asian="5pt"/>
    </style:style>
    <style:style style:name="T8724" style:parent-style-name="Phôngmặcđịnhcủađoạnvăn" style:family="text">
      <style:text-properties fo:letter-spacing="-0.0013in" fo:font-size="5pt" style:font-size-asian="5pt"/>
    </style:style>
    <style:style style:name="T8725" style:parent-style-name="Phôngmặcđịnhcủađoạnvăn" style:family="text">
      <style:text-properties fo:font-size="5pt" style:font-size-asian="5pt"/>
    </style:style>
    <style:style style:name="T8726" style:parent-style-name="Phôngmặcđịnhcủađoạnvăn" style:family="text">
      <style:text-properties fo:letter-spacing="-0.002in" fo:font-size="5pt" style:font-size-asian="5pt"/>
    </style:style>
    <style:style style:name="T8727" style:parent-style-name="Phôngmặcđịnhcủađoạnvăn" style:family="text">
      <style:text-properties fo:font-size="5pt" style:font-size-asian="5pt"/>
    </style:style>
    <style:style style:name="T8728" style:parent-style-name="Phôngmặcđịnhcủađoạnvăn" style:family="text">
      <style:text-properties fo:letter-spacing="-0.0027in" fo:font-size="5pt" style:font-size-asian="5pt"/>
    </style:style>
    <style:style style:name="T8729" style:parent-style-name="Phôngmặcđịnhcủađoạnvăn" style:family="text">
      <style:text-properties fo:font-size="5pt" style:font-size-asian="5pt"/>
    </style:style>
    <style:style style:name="T8730" style:parent-style-name="Phôngmặcđịnhcủađoạnvăn" style:family="text">
      <style:text-properties fo:letter-spacing="-0.002in" fo:font-size="5pt" style:font-size-asian="5pt"/>
    </style:style>
    <style:style style:name="T8731" style:parent-style-name="Phôngmặcđịnhcủađoạnvăn" style:family="text">
      <style:text-properties fo:font-size="5pt" style:font-size-asian="5pt"/>
    </style:style>
    <style:style style:name="T8732" style:parent-style-name="Phôngmặcđịnhcủađoạnvăn" style:family="text">
      <style:text-properties fo:letter-spacing="-0.0027in" fo:font-size="5pt" style:font-size-asian="5pt"/>
    </style:style>
    <style:style style:name="T8733" style:parent-style-name="Phôngmặcđịnhcủađoạnvăn" style:family="text">
      <style:text-properties fo:font-size="5pt" style:font-size-asian="5pt"/>
    </style:style>
    <style:style style:name="T8734" style:parent-style-name="Phôngmặcđịnhcủađoạnvăn" style:family="text">
      <style:text-properties fo:letter-spacing="0.0277in" fo:font-size="5pt" style:font-size-asian="5pt"/>
    </style:style>
    <style:style style:name="T8735" style:parent-style-name="Phôngmặcđịnhcủađoạnvăn" style:family="text">
      <style:text-properties fo:font-size="5pt" style:font-size-asian="5pt"/>
    </style:style>
    <style:style style:name="P8736" style:parent-style-name="TableParagraph" style:family="paragraph">
      <style:paragraph-properties fo:margin-left="0.0166in">
        <style:tab-stops/>
      </style:paragraph-properties>
    </style:style>
    <style:style style:name="T8737" style:parent-style-name="Phôngmặcđịnhcủađoạnvăn" style:family="text">
      <style:text-properties fo:letter-spacing="-0.0013in" fo:font-size="5pt" style:font-size-asian="5pt"/>
    </style:style>
    <style:style style:name="T8738" style:parent-style-name="Phôngmặcđịnhcủađoạnvăn" style:family="text">
      <style:text-properties fo:letter-spacing="0.0013in" fo:font-size="5pt" style:font-size-asian="5pt"/>
    </style:style>
    <style:style style:name="T8739" style:parent-style-name="Phôngmặcđịnhcủađoạnvăn" style:family="text">
      <style:text-properties fo:letter-spacing="-0.0013in" fo:font-size="5pt" style:font-size-asian="5pt"/>
    </style:style>
    <style:style style:name="T8740" style:parent-style-name="Phôngmặcđịnhcủađoạnvăn" style:family="text">
      <style:text-properties fo:font-size="5pt" style:font-size-asian="5pt"/>
    </style:style>
    <style:style style:name="T8741" style:parent-style-name="Phôngmặcđịnhcủađoạnvăn" style:family="text">
      <style:text-properties fo:letter-spacing="-0.0013in" fo:font-size="5pt" style:font-size-asian="5pt"/>
    </style:style>
    <style:style style:name="T8742" style:parent-style-name="Phôngmặcđịnhcủađoạnvăn" style:family="text">
      <style:text-properties fo:letter-spacing="0.0013in" fo:font-size="5pt" style:font-size-asian="5pt"/>
    </style:style>
    <style:style style:name="T8743" style:parent-style-name="Phôngmặcđịnhcủađoạnvăn" style:family="text">
      <style:text-properties fo:letter-spacing="-0.0013in" fo:font-size="5pt" style:font-size-asian="5pt"/>
    </style:style>
    <style:style style:name="T8744" style:parent-style-name="Phôngmặcđịnhcủađoạnvăn" style:family="text">
      <style:text-properties fo:letter-spacing="0.002in" fo:font-size="5pt" style:font-size-asian="5pt"/>
    </style:style>
    <style:style style:name="T8745" style:parent-style-name="Phôngmặcđịnhcủađoạnvăn" style:family="text">
      <style:text-properties fo:letter-spacing="-0.0013in" fo:font-size="5pt" style:font-size-asian="5pt"/>
    </style:style>
    <style:style style:name="P8746" style:parent-style-name="TableParagraph" style:family="paragraph">
      <style:paragraph-properties fo:margin-top="0.0152in" fo:margin-left="0.0166in">
        <style:tab-stops/>
      </style:paragraph-properties>
    </style:style>
    <style:style style:name="T8747" style:parent-style-name="Phôngmặcđịnhcủađoạnvăn" style:family="text">
      <style:text-properties fo:letter-spacing="-0.0013in" fo:font-size="5pt" style:font-size-asian="5pt"/>
    </style:style>
    <style:style style:name="T8748" style:parent-style-name="Phôngmặcđịnhcủađoạnvăn" style:family="text">
      <style:text-properties fo:letter-spacing="-0.002in" fo:font-size="5pt" style:font-size-asian="5pt"/>
    </style:style>
    <style:style style:name="T8749" style:parent-style-name="Phôngmặcđịnhcủađoạnvăn" style:family="text">
      <style:text-properties fo:letter-spacing="-0.0013in" fo:font-size="5pt" style:font-size-asian="5pt"/>
    </style:style>
    <style:style style:name="T8750" style:parent-style-name="Phôngmặcđịnhcủađoạnvăn" style:family="text">
      <style:text-properties fo:letter-spacing="-0.002in" fo:font-size="5pt" style:font-size-asian="5pt"/>
    </style:style>
    <style:style style:name="T8751" style:parent-style-name="Phôngmặcđịnhcủađoạnvăn" style:family="text">
      <style:text-properties fo:letter-spacing="-0.0013in" fo:font-size="5pt" style:font-size-asian="5pt"/>
    </style:style>
    <style:style style:name="P8752" style:parent-style-name="TableParagraph" style:family="paragraph">
      <style:paragraph-properties fo:margin-top="0.0152in" fo:margin-left="0.0166in">
        <style:tab-stops/>
      </style:paragraph-properties>
    </style:style>
    <style:style style:name="T8753" style:parent-style-name="Phôngmặcđịnhcủađoạnvăn" style:family="text">
      <style:text-properties fo:font-size="5pt" style:font-size-asian="5pt"/>
    </style:style>
    <style:style style:name="T8754" style:parent-style-name="Phôngmặcđịnhcủađoạnvăn" style:family="text">
      <style:text-properties fo:letter-spacing="-0.0027in" fo:font-size="5pt" style:font-size-asian="5pt"/>
    </style:style>
    <style:style style:name="T8755" style:parent-style-name="Phôngmặcđịnhcủađoạnvăn" style:family="text">
      <style:text-properties fo:font-size="5pt" style:font-size-asian="5pt"/>
    </style:style>
    <style:style style:name="T8756" style:parent-style-name="Phôngmặcđịnhcủađoạnvăn" style:family="text">
      <style:text-properties fo:letter-spacing="-0.002in" fo:font-size="5pt" style:font-size-asian="5pt"/>
    </style:style>
    <style:style style:name="T8757" style:parent-style-name="Phôngmặcđịnhcủađoạnvăn" style:family="text">
      <style:text-properties fo:font-size="5pt" style:font-size-asian="5pt"/>
    </style:style>
    <style:style style:name="T8758" style:parent-style-name="Phôngmặcđịnhcủađoạnvăn" style:family="text">
      <style:text-properties fo:letter-spacing="-0.0027in" fo:font-size="5pt" style:font-size-asian="5pt"/>
    </style:style>
    <style:style style:name="T8759" style:parent-style-name="Phôngmặcđịnhcủađoạnvăn" style:family="text">
      <style:text-properties fo:font-size="5pt" style:font-size-asian="5pt"/>
    </style:style>
    <style:style style:name="T8760" style:parent-style-name="Phôngmặcđịnhcủađoạnvăn" style:family="text">
      <style:text-properties fo:letter-spacing="-0.0041in" fo:font-size="5pt" style:font-size-asian="5pt"/>
    </style:style>
    <style:style style:name="T8761" style:parent-style-name="Phôngmặcđịnhcủađoạnvăn" style:family="text">
      <style:text-properties fo:font-size="5pt" style:font-size-asian="5pt"/>
    </style:style>
    <style:style style:name="T8762" style:parent-style-name="Phôngmặcđịnhcủađoạnvăn" style:family="text">
      <style:text-properties fo:letter-spacing="-0.0027in" fo:font-size="5pt" style:font-size-asian="5pt"/>
    </style:style>
    <style:style style:name="T8763" style:parent-style-name="Phôngmặcđịnhcủađoạnvăn" style:family="text">
      <style:text-properties fo:letter-spacing="-0.0013in" fo:font-size="5pt" style:font-size-asian="5pt"/>
    </style:style>
    <style:style style:name="P8764" style:parent-style-name="TableParagraph" style:family="paragraph">
      <style:paragraph-properties fo:margin-top="0.0152in" fo:margin-left="0.0166in">
        <style:tab-stops/>
      </style:paragraph-properties>
    </style:style>
    <style:style style:name="T8765" style:parent-style-name="Phôngmặcđịnhcủađoạnvăn" style:family="text">
      <style:text-properties fo:font-size="5pt" style:font-size-asian="5pt"/>
    </style:style>
    <style:style style:name="T8766" style:parent-style-name="Phôngmặcđịnhcủađoạnvăn" style:family="text">
      <style:text-properties fo:letter-spacing="-0.002in" fo:font-size="5pt" style:font-size-asian="5pt"/>
    </style:style>
    <style:style style:name="T8767" style:parent-style-name="Phôngmặcđịnhcủađoạnvăn" style:family="text">
      <style:text-properties fo:font-size="5pt" style:font-size-asian="5pt"/>
    </style:style>
    <style:style style:name="T8768" style:parent-style-name="Phôngmặcđịnhcủađoạnvăn" style:family="text">
      <style:text-properties fo:letter-spacing="-0.002in" fo:font-size="5pt" style:font-size-asian="5pt"/>
    </style:style>
    <style:style style:name="T8769" style:parent-style-name="Phôngmặcđịnhcủađoạnvăn" style:family="text">
      <style:text-properties fo:font-size="5pt" style:font-size-asian="5pt"/>
    </style:style>
    <style:style style:name="T8770" style:parent-style-name="Phôngmặcđịnhcủađoạnvăn" style:family="text">
      <style:text-properties fo:letter-spacing="-0.0027in" fo:font-size="5pt" style:font-size-asian="5pt"/>
    </style:style>
    <style:style style:name="T8771" style:parent-style-name="Phôngmặcđịnhcủađoạnvăn" style:family="text">
      <style:text-properties fo:font-size="5pt" style:font-size-asian="5pt"/>
    </style:style>
    <style:style style:name="T8772" style:parent-style-name="Phôngmặcđịnhcủađoạnvăn" style:family="text">
      <style:text-properties fo:letter-spacing="-0.0027in" fo:font-size="5pt" style:font-size-asian="5pt"/>
    </style:style>
    <style:style style:name="T8773" style:parent-style-name="Phôngmặcđịnhcủađoạnvăn" style:family="text">
      <style:text-properties fo:font-size="5pt" style:font-size-asian="5pt"/>
    </style:style>
    <style:style style:name="T8774" style:parent-style-name="Phôngmặcđịnhcủađoạnvăn" style:family="text">
      <style:text-properties fo:letter-spacing="-0.0027in" fo:font-size="5pt" style:font-size-asian="5pt"/>
    </style:style>
    <style:style style:name="T8775" style:parent-style-name="Phôngmặcđịnhcủađoạnvăn" style:family="text">
      <style:text-properties fo:letter-spacing="-0.0013in" fo:font-size="5pt" style:font-size-asian="5pt"/>
    </style:style>
    <style:style style:name="P8776" style:parent-style-name="TableParagraph" style:family="paragraph">
      <style:paragraph-properties fo:margin-top="0.0152in" fo:margin-left="0.0166in">
        <style:tab-stops/>
      </style:paragraph-properties>
    </style:style>
    <style:style style:name="T8777" style:parent-style-name="Phôngmặcđịnhcủađoạnvăn" style:family="text">
      <style:text-properties fo:letter-spacing="-0.0013in" fo:font-size="5pt" style:font-size-asian="5pt"/>
    </style:style>
    <style:style style:name="T8778" style:parent-style-name="Phôngmặcđịnhcủađoạnvăn" style:family="text">
      <style:text-properties fo:letter-spacing="0.0034in" fo:font-size="5pt" style:font-size-asian="5pt"/>
    </style:style>
    <style:style style:name="T8779" style:parent-style-name="Phôngmặcđịnhcủađoạnvăn" style:family="text">
      <style:text-properties fo:letter-spacing="-0.0013in" fo:font-size="5pt" style:font-size-asian="5pt"/>
    </style:style>
    <style:style style:name="T8780" style:parent-style-name="Phôngmặcđịnhcủađoạnvăn" style:family="text">
      <style:text-properties fo:letter-spacing="0.0041in" fo:font-size="5pt" style:font-size-asian="5pt"/>
    </style:style>
    <style:style style:name="T8781" style:parent-style-name="Phôngmặcđịnhcủađoạnvăn" style:family="text">
      <style:text-properties fo:letter-spacing="-0.0013in" fo:font-size="5pt" style:font-size-asian="5pt"/>
    </style:style>
    <style:style style:name="T8782" style:parent-style-name="Phôngmặcđịnhcủađoạnvăn" style:family="text">
      <style:text-properties fo:letter-spacing="0.002in" fo:font-size="5pt" style:font-size-asian="5pt"/>
    </style:style>
    <style:style style:name="T8783" style:parent-style-name="Phôngmặcđịnhcủađoạnvăn" style:family="text">
      <style:text-properties fo:letter-spacing="-0.0013in" fo:font-size="5pt" style:font-size-asian="5pt"/>
    </style:style>
    <style:style style:name="T8784" style:parent-style-name="Phôngmặcđịnhcủađoạnvăn" style:family="text">
      <style:text-properties fo:letter-spacing="0.0027in" fo:font-size="5pt" style:font-size-asian="5pt"/>
    </style:style>
    <style:style style:name="T8785" style:parent-style-name="Phôngmặcđịnhcủađoạnvăn" style:family="text">
      <style:text-properties fo:letter-spacing="-0.0013in" fo:font-size="5pt" style:font-size-asian="5pt"/>
    </style:style>
    <style:style style:name="T8786" style:parent-style-name="Phôngmặcđịnhcủađoạnvăn" style:family="text">
      <style:text-properties fo:letter-spacing="0.0027in" fo:font-size="5pt" style:font-size-asian="5pt"/>
    </style:style>
    <style:style style:name="T8787" style:parent-style-name="Phôngmặcđịnhcủađoạnvăn" style:family="text">
      <style:text-properties fo:letter-spacing="-0.0013in" fo:font-size="5pt" style:font-size-asian="5pt"/>
    </style:style>
    <style:style style:name="T8788" style:parent-style-name="Phôngmặcđịnhcủađoạnvăn" style:family="text">
      <style:text-properties fo:letter-spacing="0.002in" fo:font-size="5pt" style:font-size-asian="5pt"/>
    </style:style>
    <style:style style:name="T8789" style:parent-style-name="Phôngmặcđịnhcủađoạnvăn" style:family="text">
      <style:text-properties fo:letter-spacing="-0.0013in" fo:font-size="5pt" style:font-size-asian="5pt"/>
    </style:style>
    <style:style style:name="T8790" style:parent-style-name="Phôngmặcđịnhcủađoạnvăn" style:family="text">
      <style:text-properties fo:letter-spacing="0.0041in" fo:font-size="5pt" style:font-size-asian="5pt"/>
    </style:style>
    <style:style style:name="T8791" style:parent-style-name="Phôngmặcđịnhcủađoạnvăn" style:family="text">
      <style:text-properties fo:letter-spacing="-0.0013in" fo:font-size="5pt" style:font-size-asian="5pt"/>
    </style:style>
    <style:style style:name="T8792" style:parent-style-name="Phôngmặcđịnhcủađoạnvăn" style:family="text">
      <style:text-properties fo:letter-spacing="0.002in" fo:font-size="5pt" style:font-size-asian="5pt"/>
    </style:style>
    <style:style style:name="T8793" style:parent-style-name="Phôngmặcđịnhcủađoạnvăn" style:family="text">
      <style:text-properties fo:letter-spacing="-0.0013in" fo:font-size="5pt" style:font-size-asian="5pt"/>
    </style:style>
    <style:style style:name="P8794" style:parent-style-name="TableParagraph" style:family="paragraph">
      <style:paragraph-properties fo:margin-top="0.0152in" fo:margin-left="0.0166in">
        <style:tab-stops/>
      </style:paragraph-properties>
    </style:style>
    <style:style style:name="T8795" style:parent-style-name="Phôngmặcđịnhcủađoạnvăn" style:family="text">
      <style:text-properties fo:letter-spacing="-0.0013in" fo:font-size="5pt" style:font-size-asian="5pt"/>
    </style:style>
    <style:style style:name="T8796" style:parent-style-name="Phôngmặcđịnhcủađoạnvăn" style:family="text">
      <style:text-properties fo:letter-spacing="0.0006in" fo:font-size="5pt" style:font-size-asian="5pt"/>
    </style:style>
    <style:style style:name="T8797" style:parent-style-name="Phôngmặcđịnhcủađoạnvăn" style:family="text">
      <style:text-properties fo:letter-spacing="-0.0013in" fo:font-size="5pt" style:font-size-asian="5pt"/>
    </style:style>
    <style:style style:name="T8798" style:parent-style-name="Phôngmặcđịnhcủađoạnvăn" style:family="text">
      <style:text-properties fo:letter-spacing="-0.0006in" fo:font-size="5pt" style:font-size-asian="5pt"/>
    </style:style>
    <style:style style:name="T8799" style:parent-style-name="Phôngmặcđịnhcủađoạnvăn" style:family="text">
      <style:text-properties fo:letter-spacing="-0.0013in" fo:font-size="5pt" style:font-size-asian="5pt"/>
    </style:style>
    <style:style style:name="T8800" style:parent-style-name="Phôngmặcđịnhcủađoạnvăn" style:family="text">
      <style:text-properties fo:letter-spacing="-0.0006in" fo:font-size="5pt" style:font-size-asian="5pt"/>
    </style:style>
    <style:style style:name="T8801" style:parent-style-name="Phôngmặcđịnhcủađoạnvăn" style:family="text">
      <style:text-properties fo:letter-spacing="-0.0013in" fo:font-size="5pt" style:font-size-asian="5pt"/>
    </style:style>
    <style:style style:name="T8802" style:parent-style-name="Phôngmặcđịnhcủađoạnvăn" style:family="text">
      <style:text-properties fo:letter-spacing="0.0006in" fo:font-size="5pt" style:font-size-asian="5pt"/>
    </style:style>
    <style:style style:name="T8803" style:parent-style-name="Phôngmặcđịnhcủađoạnvăn" style:family="text">
      <style:text-properties fo:letter-spacing="-0.0013in" fo:font-size="5pt" style:font-size-asian="5pt"/>
    </style:style>
    <style:style style:name="P8804" style:parent-style-name="TableParagraph" style:family="paragraph">
      <style:paragraph-properties fo:margin-top="0.0152in" fo:margin-left="0.0166in">
        <style:tab-stops/>
      </style:paragraph-properties>
    </style:style>
    <style:style style:name="T8805" style:parent-style-name="Phôngmặcđịnhcủađoạnvăn" style:family="text">
      <style:text-properties fo:font-size="5pt" style:font-size-asian="5pt"/>
    </style:style>
    <style:style style:name="T8806" style:parent-style-name="Phôngmặcđịnhcủađoạnvăn" style:family="text">
      <style:text-properties fo:letter-spacing="-0.0027in" fo:font-size="5pt" style:font-size-asian="5pt"/>
    </style:style>
    <style:style style:name="T8807" style:parent-style-name="Phôngmặcđịnhcủađoạnvăn" style:family="text">
      <style:text-properties fo:font-size="5pt" style:font-size-asian="5pt"/>
    </style:style>
    <style:style style:name="T8808" style:parent-style-name="Phôngmặcđịnhcủađoạnvăn" style:family="text">
      <style:text-properties fo:letter-spacing="-0.002in" fo:font-size="5pt" style:font-size-asian="5pt"/>
    </style:style>
    <style:style style:name="T8809" style:parent-style-name="Phôngmặcđịnhcủađoạnvăn" style:family="text">
      <style:text-properties fo:font-size="5pt" style:font-size-asian="5pt"/>
    </style:style>
    <style:style style:name="T8810" style:parent-style-name="Phôngmặcđịnhcủađoạnvăn" style:family="text">
      <style:text-properties fo:letter-spacing="-0.002in" fo:font-size="5pt" style:font-size-asian="5pt"/>
    </style:style>
    <style:style style:name="T8811" style:parent-style-name="Phôngmặcđịnhcủađoạnvăn" style:family="text">
      <style:text-properties fo:font-size="5pt" style:font-size-asian="5pt"/>
    </style:style>
    <style:style style:name="T8812" style:parent-style-name="Phôngmặcđịnhcủađoạnvăn" style:family="text">
      <style:text-properties fo:letter-spacing="-0.002in" fo:font-size="5pt" style:font-size-asian="5pt"/>
    </style:style>
    <style:style style:name="T8813" style:parent-style-name="Phôngmặcđịnhcủađoạnvăn" style:family="text">
      <style:text-properties fo:font-size="5pt" style:font-size-asian="5pt"/>
    </style:style>
    <style:style style:name="T8814" style:parent-style-name="Phôngmặcđịnhcủađoạnvăn" style:family="text">
      <style:text-properties fo:letter-spacing="-0.002in" fo:font-size="5pt" style:font-size-asian="5pt"/>
    </style:style>
    <style:style style:name="T8815" style:parent-style-name="Phôngmặcđịnhcủađoạnvăn" style:family="text">
      <style:text-properties fo:font-size="5pt" style:font-size-asian="5pt"/>
    </style:style>
    <style:style style:name="T8816" style:parent-style-name="Phôngmặcđịnhcủađoạnvăn" style:family="text">
      <style:text-properties fo:letter-spacing="-0.0034in" fo:font-size="5pt" style:font-size-asian="5pt"/>
    </style:style>
    <style:style style:name="T8817" style:parent-style-name="Phôngmặcđịnhcủađoạnvăn" style:family="text">
      <style:text-properties fo:font-size="5pt" style:font-size-asian="5pt"/>
    </style:style>
    <style:style style:name="T8818" style:parent-style-name="Phôngmặcđịnhcủađoạnvăn" style:family="text">
      <style:text-properties fo:letter-spacing="-0.002in" fo:font-size="5pt" style:font-size-asian="5pt"/>
    </style:style>
    <style:style style:name="T8819" style:parent-style-name="Phôngmặcđịnhcủađoạnvăn" style:family="text">
      <style:text-properties fo:font-size="5pt" style:font-size-asian="5pt"/>
    </style:style>
    <style:style style:name="T8820" style:parent-style-name="Phôngmặcđịnhcủađoạnvăn" style:family="text">
      <style:text-properties fo:letter-spacing="-0.002in" fo:font-size="5pt" style:font-size-asian="5pt"/>
    </style:style>
    <style:style style:name="T8821" style:parent-style-name="Phôngmặcđịnhcủađoạnvăn" style:family="text">
      <style:text-properties fo:font-size="5pt" style:font-size-asian="5pt"/>
    </style:style>
    <style:style style:name="T8822" style:parent-style-name="Phôngmặcđịnhcủađoạnvăn" style:family="text">
      <style:text-properties fo:letter-spacing="-0.0013in" fo:font-size="5pt" style:font-size-asian="5pt"/>
    </style:style>
    <style:style style:name="T8823" style:parent-style-name="Phôngmặcđịnhcủađoạnvăn" style:family="text">
      <style:text-properties fo:font-size="5pt" style:font-size-asian="5pt"/>
    </style:style>
    <style:style style:name="T8824" style:parent-style-name="Phôngmặcđịnhcủađoạnvăn" style:family="text">
      <style:text-properties fo:letter-spacing="-0.0027in" fo:font-size="5pt" style:font-size-asian="5pt"/>
    </style:style>
    <style:style style:name="T8825" style:parent-style-name="Phôngmặcđịnhcủađoạnvăn" style:family="text">
      <style:text-properties fo:font-size="5pt" style:font-size-asian="5pt"/>
    </style:style>
    <style:style style:name="T8826" style:parent-style-name="Phôngmặcđịnhcủađoạnvăn" style:family="text">
      <style:text-properties fo:letter-spacing="-0.0034in" fo:font-size="5pt" style:font-size-asian="5pt"/>
    </style:style>
    <style:style style:name="T8827" style:parent-style-name="Phôngmặcđịnhcủađoạnvăn" style:family="text">
      <style:text-properties fo:font-size="5pt" style:font-size-asian="5pt"/>
    </style:style>
    <style:style style:name="T8828" style:parent-style-name="Phôngmặcđịnhcủađoạnvăn" style:family="text">
      <style:text-properties fo:letter-spacing="-0.002in" fo:font-size="5pt" style:font-size-asian="5pt"/>
    </style:style>
    <style:style style:name="T8829" style:parent-style-name="Phôngmặcđịnhcủađoạnvăn" style:family="text">
      <style:text-properties fo:letter-spacing="-0.0013in" fo:font-size="5pt" style:font-size-asian="5pt"/>
    </style:style>
    <style:style style:name="P8830" style:parent-style-name="TableParagraph" style:family="paragraph">
      <style:paragraph-properties fo:margin-top="0.0152in" fo:margin-left="0.0166in">
        <style:tab-stops/>
      </style:paragraph-properties>
    </style:style>
    <style:style style:name="T8831" style:parent-style-name="Phôngmặcđịnhcủađoạnvăn" style:family="text">
      <style:text-properties fo:font-size="5pt" style:font-size-asian="5pt"/>
    </style:style>
    <style:style style:name="T8832" style:parent-style-name="Phôngmặcđịnhcủađoạnvăn" style:family="text">
      <style:text-properties fo:letter-spacing="-0.0041in" fo:font-size="5pt" style:font-size-asian="5pt"/>
    </style:style>
    <style:style style:name="T8833" style:parent-style-name="Phôngmặcđịnhcủađoạnvăn" style:family="text">
      <style:text-properties fo:font-size="5pt" style:font-size-asian="5pt"/>
    </style:style>
    <style:style style:name="T8834" style:parent-style-name="Phôngmặcđịnhcủađoạnvăn" style:family="text">
      <style:text-properties fo:letter-spacing="-0.0041in" fo:font-size="5pt" style:font-size-asian="5pt"/>
    </style:style>
    <style:style style:name="T8835" style:parent-style-name="Phôngmặcđịnhcủađoạnvăn" style:family="text">
      <style:text-properties fo:font-size="5pt" style:font-size-asian="5pt"/>
    </style:style>
    <style:style style:name="T8836" style:parent-style-name="Phôngmặcđịnhcủađoạnvăn" style:family="text">
      <style:text-properties fo:letter-spacing="-0.0034in" fo:font-size="5pt" style:font-size-asian="5pt"/>
    </style:style>
    <style:style style:name="T8837" style:parent-style-name="Phôngmặcđịnhcủađoạnvăn" style:family="text">
      <style:text-properties fo:font-size="5pt" style:font-size-asian="5pt"/>
    </style:style>
    <style:style style:name="T8838" style:parent-style-name="Phôngmặcđịnhcủađoạnvăn" style:family="text">
      <style:text-properties fo:letter-spacing="-0.0041in" fo:font-size="5pt" style:font-size-asian="5pt"/>
    </style:style>
    <style:style style:name="T8839" style:parent-style-name="Phôngmặcđịnhcủađoạnvăn" style:family="text">
      <style:text-properties fo:font-size="5pt" style:font-size-asian="5pt"/>
    </style:style>
    <style:style style:name="T8840" style:parent-style-name="Phôngmặcđịnhcủađoạnvăn" style:family="text">
      <style:text-properties fo:letter-spacing="-0.0041in" fo:font-size="5pt" style:font-size-asian="5pt"/>
    </style:style>
    <style:style style:name="T8841" style:parent-style-name="Phôngmặcđịnhcủađoạnvăn" style:family="text">
      <style:text-properties fo:font-size="5pt" style:font-size-asian="5pt"/>
    </style:style>
    <style:style style:name="T8842" style:parent-style-name="Phôngmặcđịnhcủađoạnvăn" style:family="text">
      <style:text-properties fo:letter-spacing="-0.0034in" fo:font-size="5pt" style:font-size-asian="5pt"/>
    </style:style>
    <style:style style:name="T8843" style:parent-style-name="Phôngmặcđịnhcủađoạnvăn" style:family="text">
      <style:text-properties fo:font-size="5pt" style:font-size-asian="5pt"/>
    </style:style>
    <style:style style:name="T8844" style:parent-style-name="Phôngmặcđịnhcủađoạnvăn" style:family="text">
      <style:text-properties fo:letter-spacing="-0.0034in" fo:font-size="5pt" style:font-size-asian="5pt"/>
    </style:style>
    <style:style style:name="T8845" style:parent-style-name="Phôngmặcđịnhcủađoạnvăn" style:family="text">
      <style:text-properties fo:font-size="5pt" style:font-size-asian="5pt"/>
    </style:style>
    <style:style style:name="T8846" style:parent-style-name="Phôngmặcđịnhcủađoạnvăn" style:family="text">
      <style:text-properties fo:letter-spacing="-0.0041in" fo:font-size="5pt" style:font-size-asian="5pt"/>
    </style:style>
    <style:style style:name="T8847" style:parent-style-name="Phôngmặcđịnhcủađoạnvăn" style:family="text">
      <style:text-properties fo:font-size="5pt" style:font-size-asian="5pt"/>
    </style:style>
    <style:style style:name="T8848" style:parent-style-name="Phôngmặcđịnhcủađoạnvăn" style:family="text">
      <style:text-properties fo:letter-spacing="-0.0041in" fo:font-size="5pt" style:font-size-asian="5pt"/>
    </style:style>
    <style:style style:name="T8849" style:parent-style-name="Phôngmặcđịnhcủađoạnvăn" style:family="text">
      <style:text-properties fo:font-size="5pt" style:font-size-asian="5pt"/>
    </style:style>
    <style:style style:name="T8850" style:parent-style-name="Phôngmặcđịnhcủađoạnvăn" style:family="text">
      <style:text-properties fo:letter-spacing="-0.0034in" fo:font-size="5pt" style:font-size-asian="5pt"/>
    </style:style>
    <style:style style:name="T8851" style:parent-style-name="Phôngmặcđịnhcủađoạnvăn" style:family="text">
      <style:text-properties fo:font-size="5pt" style:font-size-asian="5pt"/>
    </style:style>
    <style:style style:name="T8852" style:parent-style-name="Phôngmặcđịnhcủađoạnvăn" style:family="text">
      <style:text-properties fo:letter-spacing="-0.0034in" fo:font-size="5pt" style:font-size-asian="5pt"/>
    </style:style>
    <style:style style:name="T8853" style:parent-style-name="Phôngmặcđịnhcủađoạnvăn" style:family="text">
      <style:text-properties fo:font-size="5pt" style:font-size-asian="5pt"/>
    </style:style>
    <style:style style:name="T8854" style:parent-style-name="Phôngmặcđịnhcủađoạnvăn" style:family="text">
      <style:text-properties fo:letter-spacing="-0.0034in" fo:font-size="5pt" style:font-size-asian="5pt"/>
    </style:style>
    <style:style style:name="T8855" style:parent-style-name="Phôngmặcđịnhcủađoạnvăn" style:family="text">
      <style:text-properties fo:font-size="5pt" style:font-size-asian="5pt"/>
    </style:style>
    <style:style style:name="T8856" style:parent-style-name="Phôngmặcđịnhcủađoạnvăn" style:family="text">
      <style:text-properties fo:letter-spacing="-0.0041in" fo:font-size="5pt" style:font-size-asian="5pt"/>
    </style:style>
    <style:style style:name="T8857" style:parent-style-name="Phôngmặcđịnhcủađoạnvăn" style:family="text">
      <style:text-properties fo:font-size="5pt" style:font-size-asian="5pt"/>
    </style:style>
    <style:style style:name="T8858" style:parent-style-name="Phôngmặcđịnhcủađoạnvăn" style:family="text">
      <style:text-properties fo:letter-spacing="-0.0034in" fo:font-size="5pt" style:font-size-asian="5pt"/>
    </style:style>
    <style:style style:name="T8859" style:parent-style-name="Phôngmặcđịnhcủađoạnvăn" style:family="text">
      <style:text-properties fo:font-size="5pt" style:font-size-asian="5pt"/>
    </style:style>
    <style:style style:name="T8860" style:parent-style-name="Phôngmặcđịnhcủađoạnvăn" style:family="text">
      <style:text-properties fo:letter-spacing="-0.0027in" fo:font-size="5pt" style:font-size-asian="5pt"/>
    </style:style>
    <style:style style:name="T8861" style:parent-style-name="Phôngmặcđịnhcủađoạnvăn" style:family="text">
      <style:text-properties fo:letter-spacing="-0.0013in" fo:font-size="5pt" style:font-size-asian="5pt"/>
    </style:style>
    <style:style style:name="P8862" style:parent-style-name="TableParagraph" style:family="paragraph">
      <style:paragraph-properties fo:margin-top="0.0152in" fo:line-height="117%" fo:margin-left="0.0166in" fo:margin-right="2.9687in">
        <style:tab-stops/>
      </style:paragraph-properties>
    </style:style>
    <style:style style:name="T8863" style:parent-style-name="Phôngmặcđịnhcủađoạnvăn" style:family="text">
      <style:text-properties fo:font-size="5pt" style:font-size-asian="5pt"/>
    </style:style>
    <style:style style:name="T8864" style:parent-style-name="Phôngmặcđịnhcủađoạnvăn" style:family="text">
      <style:text-properties fo:letter-spacing="-0.0013in" fo:font-size="5pt" style:font-size-asian="5pt"/>
    </style:style>
    <style:style style:name="T8865" style:parent-style-name="Phôngmặcđịnhcủađoạnvăn" style:family="text">
      <style:text-properties fo:font-size="5pt" style:font-size-asian="5pt"/>
    </style:style>
    <style:style style:name="T8866" style:parent-style-name="Phôngmặcđịnhcủađoạnvăn" style:family="text">
      <style:text-properties fo:letter-spacing="-0.002in" fo:font-size="5pt" style:font-size-asian="5pt"/>
    </style:style>
    <style:style style:name="T8867" style:parent-style-name="Phôngmặcđịnhcủađoạnvăn" style:family="text">
      <style:text-properties fo:font-size="5pt" style:font-size-asian="5pt"/>
    </style:style>
    <style:style style:name="T8868" style:parent-style-name="Phôngmặcđịnhcủađoạnvăn" style:family="text">
      <style:text-properties fo:letter-spacing="-0.002in" fo:font-size="5pt" style:font-size-asian="5pt"/>
    </style:style>
    <style:style style:name="T8869" style:parent-style-name="Phôngmặcđịnhcủađoạnvăn" style:family="text">
      <style:text-properties fo:font-size="5pt" style:font-size-asian="5pt"/>
    </style:style>
    <style:style style:name="T8870" style:parent-style-name="Phôngmặcđịnhcủađoạnvăn" style:family="text">
      <style:text-properties fo:letter-spacing="-0.0027in" fo:font-size="5pt" style:font-size-asian="5pt"/>
    </style:style>
    <style:style style:name="T8871" style:parent-style-name="Phôngmặcđịnhcủađoạnvăn" style:family="text">
      <style:text-properties fo:font-size="5pt" style:font-size-asian="5pt"/>
    </style:style>
    <style:style style:name="T8872" style:parent-style-name="Phôngmặcđịnhcủađoạnvăn" style:family="text">
      <style:text-properties fo:letter-spacing="-0.0013in" fo:font-size="5pt" style:font-size-asian="5pt"/>
    </style:style>
    <style:style style:name="T8873" style:parent-style-name="Phôngmặcđịnhcủađoạnvăn" style:family="text">
      <style:text-properties fo:font-size="5pt" style:font-size-asian="5pt"/>
    </style:style>
    <style:style style:name="T8874" style:parent-style-name="Phôngmặcđịnhcủađoạnvăn" style:family="text">
      <style:text-properties fo:letter-spacing="-0.002in" fo:font-size="5pt" style:font-size-asian="5pt"/>
    </style:style>
    <style:style style:name="T8875" style:parent-style-name="Phôngmặcđịnhcủađoạnvăn" style:family="text">
      <style:text-properties fo:font-size="5pt" style:font-size-asian="5pt"/>
    </style:style>
    <style:style style:name="T8876" style:parent-style-name="Phôngmặcđịnhcủađoạnvăn" style:family="text">
      <style:text-properties fo:letter-spacing="-0.002in" fo:font-size="5pt" style:font-size-asian="5pt"/>
    </style:style>
    <style:style style:name="T8877" style:parent-style-name="Phôngmặcđịnhcủađoạnvăn" style:family="text">
      <style:text-properties fo:font-size="5pt" style:font-size-asian="5pt"/>
    </style:style>
    <style:style style:name="T8878" style:parent-style-name="Phôngmặcđịnhcủađoạnvăn" style:family="text">
      <style:text-properties fo:letter-spacing="-0.0013in" fo:font-size="5pt" style:font-size-asian="5pt"/>
    </style:style>
    <style:style style:name="T8879" style:parent-style-name="Phôngmặcđịnhcủađoạnvăn" style:family="text">
      <style:text-properties fo:font-size="5pt" style:font-size-asian="5pt"/>
    </style:style>
    <style:style style:name="T8880" style:parent-style-name="Phôngmặcđịnhcủađoạnvăn" style:family="text">
      <style:text-properties fo:letter-spacing="-0.0013in" fo:font-size="5pt" style:font-size-asian="5pt"/>
    </style:style>
    <style:style style:name="T8881" style:parent-style-name="Phôngmặcđịnhcủađoạnvăn" style:family="text">
      <style:text-properties fo:font-size="5pt" style:font-size-asian="5pt"/>
    </style:style>
    <style:style style:name="T8882" style:parent-style-name="Phôngmặcđịnhcủađoạnvăn" style:family="text">
      <style:text-properties fo:letter-spacing="-0.002in" fo:font-size="5pt" style:font-size-asian="5pt"/>
    </style:style>
    <style:style style:name="T8883" style:parent-style-name="Phôngmặcđịnhcủađoạnvăn" style:family="text">
      <style:text-properties fo:font-size="5pt" style:font-size-asian="5pt"/>
    </style:style>
    <style:style style:name="T8884" style:parent-style-name="Phôngmặcđịnhcủađoạnvăn" style:family="text">
      <style:text-properties fo:letter-spacing="-0.002in" fo:font-size="5pt" style:font-size-asian="5pt"/>
    </style:style>
    <style:style style:name="T8885" style:parent-style-name="Phôngmặcđịnhcủađoạnvăn" style:family="text">
      <style:text-properties fo:font-size="5pt" style:font-size-asian="5pt"/>
    </style:style>
    <style:style style:name="T8886" style:parent-style-name="Phôngmặcđịnhcủađoạnvăn" style:family="text">
      <style:text-properties fo:letter-spacing="-0.0013in" fo:font-size="5pt" style:font-size-asian="5pt"/>
    </style:style>
    <style:style style:name="T8887" style:parent-style-name="Phôngmặcđịnhcủađoạnvăn" style:family="text">
      <style:text-properties fo:font-size="5pt" style:font-size-asian="5pt"/>
    </style:style>
    <style:style style:name="T8888" style:parent-style-name="Phôngmặcđịnhcủađoạnvăn" style:family="text">
      <style:text-properties fo:letter-spacing="-0.0013in" fo:font-size="5pt" style:font-size-asian="5pt"/>
    </style:style>
    <style:style style:name="T8889" style:parent-style-name="Phôngmặcđịnhcủađoạnvăn" style:family="text">
      <style:text-properties fo:font-size="5pt" style:font-size-asian="5pt"/>
    </style:style>
    <style:style style:name="T8890" style:parent-style-name="Phôngmặcđịnhcủađoạnvăn" style:family="text">
      <style:text-properties fo:letter-spacing="-0.002in" fo:font-size="5pt" style:font-size-asian="5pt"/>
    </style:style>
    <style:style style:name="T8891" style:parent-style-name="Phôngmặcđịnhcủađoạnvăn" style:family="text">
      <style:text-properties fo:font-size="5pt" style:font-size-asian="5pt"/>
    </style:style>
    <style:style style:name="T8892" style:parent-style-name="Phôngmặcđịnhcủađoạnvăn" style:family="text">
      <style:text-properties fo:letter-spacing="-0.0013in" fo:font-size="5pt" style:font-size-asian="5pt"/>
    </style:style>
    <style:style style:name="T8893" style:parent-style-name="Phôngmặcđịnhcủađoạnvăn" style:family="text">
      <style:text-properties fo:font-size="5pt" style:font-size-asian="5pt"/>
    </style:style>
    <style:style style:name="T8894" style:parent-style-name="Phôngmặcđịnhcủađoạnvăn" style:family="text">
      <style:text-properties fo:letter-spacing="-0.002in" fo:font-size="5pt" style:font-size-asian="5pt"/>
    </style:style>
    <style:style style:name="T8895" style:parent-style-name="Phôngmặcđịnhcủađoạnvăn" style:family="text">
      <style:text-properties fo:font-size="5pt" style:font-size-asian="5pt"/>
    </style:style>
    <style:style style:name="T8896" style:parent-style-name="Phôngmặcđịnhcủađoạnvăn" style:family="text">
      <style:text-properties fo:letter-spacing="0.0277in" fo:font-size="5pt" style:font-size-asian="5pt"/>
    </style:style>
    <style:style style:name="T8897" style:parent-style-name="Phôngmặcđịnhcủađoạnvăn" style:family="text">
      <style:text-properties fo:font-size="5pt" style:font-size-asian="5pt"/>
    </style:style>
    <style:style style:name="T8898" style:parent-style-name="Phôngmặcđịnhcủađoạnvăn" style:family="text">
      <style:text-properties fo:letter-spacing="-0.0041in" fo:font-size="5pt" style:font-size-asian="5pt"/>
    </style:style>
    <style:style style:name="T8899" style:parent-style-name="Phôngmặcđịnhcủađoạnvăn" style:family="text">
      <style:text-properties fo:font-size="5pt" style:font-size-asian="5pt"/>
    </style:style>
    <style:style style:name="P8900" style:parent-style-name="TableParagraph" style:family="paragraph">
      <style:paragraph-properties fo:line-height="117%" fo:margin-left="0.0166in" fo:margin-right="2.6395in">
        <style:tab-stops/>
      </style:paragraph-properties>
    </style:style>
    <style:style style:name="T8901" style:parent-style-name="Phôngmặcđịnhcủađoạnvăn" style:family="text">
      <style:text-properties fo:font-size="5pt" style:font-size-asian="5pt"/>
    </style:style>
    <style:style style:name="T8902" style:parent-style-name="Phôngmặcđịnhcủađoạnvăn" style:family="text">
      <style:text-properties fo:letter-spacing="-0.0027in" fo:font-size="5pt" style:font-size-asian="5pt"/>
    </style:style>
    <style:style style:name="T8903" style:parent-style-name="Phôngmặcđịnhcủađoạnvăn" style:family="text">
      <style:text-properties fo:font-size="5pt" style:font-size-asian="5pt"/>
    </style:style>
    <style:style style:name="T8904" style:parent-style-name="Phôngmặcđịnhcủađoạnvăn" style:family="text">
      <style:text-properties fo:letter-spacing="-0.0027in" fo:font-size="5pt" style:font-size-asian="5pt"/>
    </style:style>
    <style:style style:name="T8905" style:parent-style-name="Phôngmặcđịnhcủađoạnvăn" style:family="text">
      <style:text-properties fo:font-size="5pt" style:font-size-asian="5pt"/>
    </style:style>
    <style:style style:name="T8906" style:parent-style-name="Phôngmặcđịnhcủađoạnvăn" style:family="text">
      <style:text-properties fo:letter-spacing="-0.0027in" fo:font-size="5pt" style:font-size-asian="5pt"/>
    </style:style>
    <style:style style:name="T8907" style:parent-style-name="Phôngmặcđịnhcủađoạnvăn" style:family="text">
      <style:text-properties fo:font-size="5pt" style:font-size-asian="5pt"/>
    </style:style>
    <style:style style:name="T8908" style:parent-style-name="Phôngmặcđịnhcủađoạnvăn" style:family="text">
      <style:text-properties fo:letter-spacing="-0.0013in" fo:font-size="5pt" style:font-size-asian="5pt"/>
    </style:style>
    <style:style style:name="T8909" style:parent-style-name="Phôngmặcđịnhcủađoạnvăn" style:family="text">
      <style:text-properties fo:font-size="5pt" style:font-size-asian="5pt"/>
    </style:style>
    <style:style style:name="T8910" style:parent-style-name="Phôngmặcđịnhcủađoạnvăn" style:family="text">
      <style:text-properties fo:letter-spacing="-0.002in" fo:font-size="5pt" style:font-size-asian="5pt"/>
    </style:style>
    <style:style style:name="T8911" style:parent-style-name="Phôngmặcđịnhcủađoạnvăn" style:family="text">
      <style:text-properties fo:font-size="5pt" style:font-size-asian="5pt"/>
    </style:style>
    <style:style style:name="T8912" style:parent-style-name="Phôngmặcđịnhcủađoạnvăn" style:family="text">
      <style:text-properties fo:letter-spacing="-0.0013in" fo:font-size="5pt" style:font-size-asian="5pt"/>
    </style:style>
    <style:style style:name="T8913" style:parent-style-name="Phôngmặcđịnhcủađoạnvăn" style:family="text">
      <style:text-properties fo:font-size="5pt" style:font-size-asian="5pt"/>
    </style:style>
    <style:style style:name="T8914" style:parent-style-name="Phôngmặcđịnhcủađoạnvăn" style:family="text">
      <style:text-properties fo:letter-spacing="-0.0027in" fo:font-size="5pt" style:font-size-asian="5pt"/>
    </style:style>
    <style:style style:name="T8915" style:parent-style-name="Phôngmặcđịnhcủađoạnvăn" style:family="text">
      <style:text-properties fo:font-size="5pt" style:font-size-asian="5pt"/>
    </style:style>
    <style:style style:name="T8916" style:parent-style-name="Phôngmặcđịnhcủađoạnvăn" style:family="text">
      <style:text-properties fo:letter-spacing="-0.0027in" fo:font-size="5pt" style:font-size-asian="5pt"/>
    </style:style>
    <style:style style:name="T8917" style:parent-style-name="Phôngmặcđịnhcủađoạnvăn" style:family="text">
      <style:text-properties fo:font-size="5pt" style:font-size-asian="5pt"/>
    </style:style>
    <style:style style:name="T8918" style:parent-style-name="Phôngmặcđịnhcủađoạnvăn" style:family="text">
      <style:text-properties fo:letter-spacing="-0.0013in" fo:font-size="5pt" style:font-size-asian="5pt"/>
    </style:style>
    <style:style style:name="T8919" style:parent-style-name="Phôngmặcđịnhcủađoạnvăn" style:family="text">
      <style:text-properties fo:font-size="5pt" style:font-size-asian="5pt"/>
    </style:style>
    <style:style style:name="T8920" style:parent-style-name="Phôngmặcđịnhcủađoạnvăn" style:family="text">
      <style:text-properties fo:letter-spacing="-0.0027in" fo:font-size="5pt" style:font-size-asian="5pt"/>
    </style:style>
    <style:style style:name="T8921" style:parent-style-name="Phôngmặcđịnhcủađoạnvăn" style:family="text">
      <style:text-properties fo:font-size="5pt" style:font-size-asian="5pt"/>
    </style:style>
    <style:style style:name="T8922" style:parent-style-name="Phôngmặcđịnhcủađoạnvăn" style:family="text">
      <style:text-properties fo:letter-spacing="-0.0027in" fo:font-size="5pt" style:font-size-asian="5pt"/>
    </style:style>
    <style:style style:name="T8923" style:parent-style-name="Phôngmặcđịnhcủađoạnvăn" style:family="text">
      <style:text-properties fo:font-size="5pt" style:font-size-asian="5pt"/>
    </style:style>
    <style:style style:name="T8924" style:parent-style-name="Phôngmặcđịnhcủađoạnvăn" style:family="text">
      <style:text-properties fo:letter-spacing="-0.0013in" fo:font-size="5pt" style:font-size-asian="5pt"/>
    </style:style>
    <style:style style:name="T8925" style:parent-style-name="Phôngmặcđịnhcủađoạnvăn" style:family="text">
      <style:text-properties fo:font-size="5pt" style:font-size-asian="5pt"/>
    </style:style>
    <style:style style:name="T8926" style:parent-style-name="Phôngmặcđịnhcủađoạnvăn" style:family="text">
      <style:text-properties fo:letter-spacing="-0.002in" fo:font-size="5pt" style:font-size-asian="5pt"/>
    </style:style>
    <style:style style:name="T8927" style:parent-style-name="Phôngmặcđịnhcủađoạnvăn" style:family="text">
      <style:text-properties fo:font-size="5pt" style:font-size-asian="5pt"/>
    </style:style>
    <style:style style:name="T8928" style:parent-style-name="Phôngmặcđịnhcủađoạnvăn" style:family="text">
      <style:text-properties fo:letter-spacing="-0.0013in" fo:font-size="5pt" style:font-size-asian="5pt"/>
    </style:style>
    <style:style style:name="T8929" style:parent-style-name="Phôngmặcđịnhcủađoạnvăn" style:family="text">
      <style:text-properties fo:font-size="5pt" style:font-size-asian="5pt"/>
    </style:style>
    <style:style style:name="T8930" style:parent-style-name="Phôngmặcđịnhcủađoạnvăn" style:family="text">
      <style:text-properties fo:letter-spacing="-0.002in" fo:font-size="5pt" style:font-size-asian="5pt"/>
    </style:style>
    <style:style style:name="T8931" style:parent-style-name="Phôngmặcđịnhcủađoạnvăn" style:family="text">
      <style:text-properties fo:font-size="5pt" style:font-size-asian="5pt"/>
    </style:style>
    <style:style style:name="T8932" style:parent-style-name="Phôngmặcđịnhcủađoạnvăn" style:family="text">
      <style:text-properties fo:letter-spacing="-0.0034in" fo:font-size="5pt" style:font-size-asian="5pt"/>
    </style:style>
    <style:style style:name="T8933" style:parent-style-name="Phôngmặcđịnhcủađoạnvăn" style:family="text">
      <style:text-properties fo:font-size="5pt" style:font-size-asian="5pt"/>
    </style:style>
    <style:style style:name="T8934" style:parent-style-name="Phôngmặcđịnhcủađoạnvăn" style:family="text">
      <style:text-properties fo:letter-spacing="-0.0013in" fo:font-size="5pt" style:font-size-asian="5pt"/>
    </style:style>
    <style:style style:name="T8935" style:parent-style-name="Phôngmặcđịnhcủađoạnvăn" style:family="text">
      <style:text-properties fo:font-size="5pt" style:font-size-asian="5pt"/>
    </style:style>
    <style:style style:name="T8936" style:parent-style-name="Phôngmặcđịnhcủađoạnvăn" style:family="text">
      <style:text-properties fo:letter-spacing="0.0277in" fo:font-size="5pt" style:font-size-asian="5pt"/>
    </style:style>
    <style:style style:name="T8937" style:parent-style-name="Phôngmặcđịnhcủađoạnvăn" style:family="text">
      <style:text-properties fo:font-size="5pt" style:font-size-asian="5pt"/>
    </style:style>
    <style:style style:name="P8938" style:parent-style-name="TableParagraph" style:family="paragraph">
      <style:paragraph-properties fo:margin-left="0.0166in">
        <style:tab-stops/>
      </style:paragraph-properties>
    </style:style>
    <style:style style:name="T8939" style:parent-style-name="Phôngmặcđịnhcủađoạnvăn" style:family="text">
      <style:text-properties fo:font-size="5pt" style:font-size-asian="5pt"/>
    </style:style>
    <style:style style:name="T8940" style:parent-style-name="Phôngmặcđịnhcủađoạnvăn" style:family="text">
      <style:text-properties fo:letter-spacing="-0.0006in" fo:font-size="5pt" style:font-size-asian="5pt"/>
    </style:style>
    <style:style style:name="T8941" style:parent-style-name="Phôngmặcđịnhcủađoạnvăn" style:family="text">
      <style:text-properties fo:font-size="5pt" style:font-size-asian="5pt"/>
    </style:style>
    <style:style style:name="T8942" style:parent-style-name="Phôngmặcđịnhcủađoạnvăn" style:family="text">
      <style:text-properties fo:letter-spacing="0.0006in" fo:font-size="5pt" style:font-size-asian="5pt"/>
    </style:style>
    <style:style style:name="T8943" style:parent-style-name="Phôngmặcđịnhcủađoạnvăn" style:family="text">
      <style:text-properties fo:font-size="5pt" style:font-size-asian="5pt"/>
    </style:style>
    <style:style style:name="T8944" style:parent-style-name="Phôngmặcđịnhcủađoạnvăn" style:family="text">
      <style:text-properties fo:letter-spacing="0.0006in" fo:font-size="5pt" style:font-size-asian="5pt"/>
    </style:style>
    <style:style style:name="T8945" style:parent-style-name="Phôngmặcđịnhcủađoạnvăn" style:family="text">
      <style:text-properties fo:font-size="5pt" style:font-size-asian="5pt"/>
    </style:style>
    <style:style style:name="T8946" style:parent-style-name="Phôngmặcđịnhcủađoạnvăn" style:family="text">
      <style:text-properties fo:letter-spacing="0.0006in" fo:font-size="5pt" style:font-size-asian="5pt"/>
    </style:style>
    <style:style style:name="T8947" style:parent-style-name="Phôngmặcđịnhcủađoạnvăn" style:family="text">
      <style:text-properties fo:font-size="5pt" style:font-size-asian="5pt"/>
    </style:style>
    <style:style style:name="T8948" style:parent-style-name="Phôngmặcđịnhcủađoạnvăn" style:family="text">
      <style:text-properties fo:letter-spacing="-0.0006in" fo:font-size="5pt" style:font-size-asian="5pt"/>
    </style:style>
    <style:style style:name="T8949" style:parent-style-name="Phôngmặcđịnhcủađoạnvăn" style:family="text">
      <style:text-properties fo:font-size="5pt" style:font-size-asian="5pt"/>
    </style:style>
    <style:style style:name="T8950" style:parent-style-name="Phôngmặcđịnhcủađoạnvăn" style:family="text">
      <style:text-properties fo:letter-spacing="-0.0013in" fo:font-size="5pt" style:font-size-asian="5pt"/>
    </style:style>
    <style:style style:name="TableCell8951" style:family="table-cell">
      <style:table-cell-properties fo:border="0.0069in solid #000000" style:writing-mode="lr-tb" fo:padding-top="0in" fo:padding-left="0in" fo:padding-bottom="0in" fo:padding-right="0in"/>
    </style:style>
    <style:style style:name="P8952" style:parent-style-name="TableParagraph" style:family="paragraph">
      <style:text-properties style:font-name="Times New Roman" fo:font-size="5pt" style:font-size-asian="5pt"/>
    </style:style>
    <style:style style:name="P8953" style:parent-style-name="TableParagraph" style:family="paragraph">
      <style:text-properties style:font-name="Times New Roman" fo:font-size="5pt" style:font-size-asian="5pt"/>
    </style:style>
    <style:style style:name="P8954" style:parent-style-name="TableParagraph" style:family="paragraph">
      <style:text-properties style:font-name="Times New Roman" fo:font-size="5pt" style:font-size-asian="5pt"/>
    </style:style>
    <style:style style:name="P8955" style:parent-style-name="TableParagraph" style:family="paragraph">
      <style:text-properties style:font-name="Times New Roman" fo:font-size="5pt" style:font-size-asian="5pt"/>
    </style:style>
    <style:style style:name="P8956" style:parent-style-name="TableParagraph" style:family="paragraph">
      <style:text-properties style:font-name="Times New Roman" fo:font-size="5pt" style:font-size-asian="5pt"/>
    </style:style>
    <style:style style:name="P8957" style:parent-style-name="TableParagraph" style:family="paragraph">
      <style:text-properties style:font-name="Times New Roman" fo:font-size="5pt" style:font-size-asian="5pt"/>
    </style:style>
    <style:style style:name="P8958" style:parent-style-name="TableParagraph" style:family="paragraph">
      <style:text-properties style:font-name="Times New Roman" fo:font-size="5pt" style:font-size-asian="5pt"/>
    </style:style>
    <style:style style:name="P8959" style:parent-style-name="TableParagraph" style:family="paragraph">
      <style:text-properties style:font-name="Times New Roman" fo:font-size="5pt" style:font-size-asian="5pt"/>
    </style:style>
    <style:style style:name="P8960" style:parent-style-name="TableParagraph" style:family="paragraph">
      <style:paragraph-properties fo:margin-top="0.0312in"/>
      <style:text-properties style:font-name="Times New Roman" fo:font-size="5pt" style:font-size-asian="5pt"/>
    </style:style>
    <style:style style:name="P8961" style:parent-style-name="TableParagraph" style:family="paragraph">
      <style:paragraph-properties fo:margin-left="0.0173in">
        <style:tab-stops/>
      </style:paragraph-properties>
    </style:style>
    <style:style style:name="T8962" style:parent-style-name="Phôngmặcđịnhcủađoạnvăn" style:family="text">
      <style:text-properties fo:letter-spacing="-0.0034in" fo:font-size="5pt" style:font-size-asian="5pt"/>
    </style:style>
    <style:style style:name="TableCell8963" style:family="table-cell">
      <style:table-cell-properties fo:border="0.0069in solid #000000" style:writing-mode="lr-tb" fo:padding-top="0in" fo:padding-left="0in" fo:padding-bottom="0in" fo:padding-right="0in"/>
    </style:style>
    <style:style style:name="P8964" style:parent-style-name="TableParagraph" style:family="paragraph">
      <style:text-properties style:font-name="Times New Roman" fo:font-size="5pt" style:font-size-asian="5pt"/>
    </style:style>
    <style:style style:name="P8965" style:parent-style-name="TableParagraph" style:family="paragraph">
      <style:text-properties style:font-name="Times New Roman" fo:font-size="5pt" style:font-size-asian="5pt"/>
    </style:style>
    <style:style style:name="P8966" style:parent-style-name="TableParagraph" style:family="paragraph">
      <style:text-properties style:font-name="Times New Roman" fo:font-size="5pt" style:font-size-asian="5pt"/>
    </style:style>
    <style:style style:name="P8967" style:parent-style-name="TableParagraph" style:family="paragraph">
      <style:text-properties style:font-name="Times New Roman" fo:font-size="5pt" style:font-size-asian="5pt"/>
    </style:style>
    <style:style style:name="P8968" style:parent-style-name="TableParagraph" style:family="paragraph">
      <style:text-properties style:font-name="Times New Roman" fo:font-size="5pt" style:font-size-asian="5pt"/>
    </style:style>
    <style:style style:name="P8969" style:parent-style-name="TableParagraph" style:family="paragraph">
      <style:text-properties style:font-name="Times New Roman" fo:font-size="5pt" style:font-size-asian="5pt"/>
    </style:style>
    <style:style style:name="P8970" style:parent-style-name="TableParagraph" style:family="paragraph">
      <style:text-properties style:font-name="Times New Roman" fo:font-size="5pt" style:font-size-asian="5pt"/>
    </style:style>
    <style:style style:name="P8971" style:parent-style-name="TableParagraph" style:family="paragraph">
      <style:text-properties style:font-name="Times New Roman" fo:font-size="5pt" style:font-size-asian="5pt"/>
    </style:style>
    <style:style style:name="P8972" style:parent-style-name="TableParagraph" style:family="paragraph">
      <style:paragraph-properties fo:margin-top="0.0312in"/>
      <style:text-properties style:font-name="Times New Roman" fo:font-size="5pt" style:font-size-asian="5pt"/>
    </style:style>
    <style:style style:name="P8973" style:parent-style-name="TableParagraph" style:family="paragraph">
      <style:paragraph-properties fo:margin-left="0.0173in">
        <style:tab-stops/>
      </style:paragraph-properties>
    </style:style>
    <style:style style:name="T8974" style:parent-style-name="Phôngmặcđịnhcủađoạnvăn" style:family="text">
      <style:text-properties fo:letter-spacing="-0.0034in" style:text-scale="105%" fo:font-size="5pt" style:font-size-asian="5pt"/>
    </style:style>
    <style:style style:name="TableCell8975" style:family="table-cell">
      <style:table-cell-properties fo:border="0.0069in solid #000000" style:writing-mode="lr-tb" fo:padding-top="0in" fo:padding-left="0in" fo:padding-bottom="0in" fo:padding-right="0in"/>
    </style:style>
    <style:style style:name="P8976" style:parent-style-name="TableParagraph" style:family="paragraph">
      <style:text-properties style:font-name="Times New Roman" fo:font-size="5pt" style:font-size-asian="5pt"/>
    </style:style>
    <style:style style:name="P8977" style:parent-style-name="TableParagraph" style:family="paragraph">
      <style:text-properties style:font-name="Times New Roman" fo:font-size="5pt" style:font-size-asian="5pt"/>
    </style:style>
    <style:style style:name="P8978" style:parent-style-name="TableParagraph" style:family="paragraph">
      <style:text-properties style:font-name="Times New Roman" fo:font-size="5pt" style:font-size-asian="5pt"/>
    </style:style>
    <style:style style:name="P8979" style:parent-style-name="TableParagraph" style:family="paragraph">
      <style:text-properties style:font-name="Times New Roman" fo:font-size="5pt" style:font-size-asian="5pt"/>
    </style:style>
    <style:style style:name="P8980" style:parent-style-name="TableParagraph" style:family="paragraph">
      <style:text-properties style:font-name="Times New Roman" fo:font-size="5pt" style:font-size-asian="5pt"/>
    </style:style>
    <style:style style:name="P8981" style:parent-style-name="TableParagraph" style:family="paragraph">
      <style:text-properties style:font-name="Times New Roman" fo:font-size="5pt" style:font-size-asian="5pt"/>
    </style:style>
    <style:style style:name="P8982" style:parent-style-name="TableParagraph" style:family="paragraph">
      <style:text-properties style:font-name="Times New Roman" fo:font-size="5pt" style:font-size-asian="5pt"/>
    </style:style>
    <style:style style:name="P8983" style:parent-style-name="TableParagraph" style:family="paragraph">
      <style:text-properties style:font-name="Times New Roman" fo:font-size="5pt" style:font-size-asian="5pt"/>
    </style:style>
    <style:style style:name="P8984" style:parent-style-name="TableParagraph" style:family="paragraph">
      <style:paragraph-properties fo:margin-top="0.0312in"/>
      <style:text-properties style:font-name="Times New Roman" fo:font-size="5pt" style:font-size-asian="5pt"/>
    </style:style>
    <style:style style:name="P8985" style:parent-style-name="TableParagraph" style:family="paragraph">
      <style:paragraph-properties fo:margin-left="0.018in">
        <style:tab-stops/>
      </style:paragraph-properties>
    </style:style>
    <style:style style:name="T8986" style:parent-style-name="Phôngmặcđịnhcủađoạnvăn" style:family="text">
      <style:text-properties fo:letter-spacing="-0.0034in" fo:font-size="5pt" style:font-size-asian="5pt"/>
    </style:style>
    <style:style style:name="TableCell8987" style:family="table-cell">
      <style:table-cell-properties fo:border="0.0069in solid #000000" style:writing-mode="lr-tb" fo:padding-top="0in" fo:padding-left="0in" fo:padding-bottom="0in" fo:padding-right="0in"/>
    </style:style>
    <style:style style:name="P8988" style:parent-style-name="TableParagraph" style:family="paragraph">
      <style:text-properties style:font-name="Times New Roman" fo:font-size="5pt" style:font-size-asian="5pt"/>
    </style:style>
    <style:style style:name="P8989" style:parent-style-name="TableParagraph" style:family="paragraph">
      <style:text-properties style:font-name="Times New Roman" fo:font-size="5pt" style:font-size-asian="5pt"/>
    </style:style>
    <style:style style:name="P8990" style:parent-style-name="TableParagraph" style:family="paragraph">
      <style:text-properties style:font-name="Times New Roman" fo:font-size="5pt" style:font-size-asian="5pt"/>
    </style:style>
    <style:style style:name="P8991" style:parent-style-name="TableParagraph" style:family="paragraph">
      <style:text-properties style:font-name="Times New Roman" fo:font-size="5pt" style:font-size-asian="5pt"/>
    </style:style>
    <style:style style:name="P8992" style:parent-style-name="TableParagraph" style:family="paragraph">
      <style:text-properties style:font-name="Times New Roman" fo:font-size="5pt" style:font-size-asian="5pt"/>
    </style:style>
    <style:style style:name="P8993" style:parent-style-name="TableParagraph" style:family="paragraph">
      <style:text-properties style:font-name="Times New Roman" fo:font-size="5pt" style:font-size-asian="5pt"/>
    </style:style>
    <style:style style:name="P8994" style:parent-style-name="TableParagraph" style:family="paragraph">
      <style:text-properties style:font-name="Times New Roman" fo:font-size="5pt" style:font-size-asian="5pt"/>
    </style:style>
    <style:style style:name="P8995" style:parent-style-name="TableParagraph" style:family="paragraph">
      <style:text-properties style:font-name="Times New Roman" fo:font-size="5pt" style:font-size-asian="5pt"/>
    </style:style>
    <style:style style:name="P8996" style:parent-style-name="TableParagraph" style:family="paragraph">
      <style:paragraph-properties fo:margin-top="0.0312in"/>
      <style:text-properties style:font-name="Times New Roman" fo:font-size="5pt" style:font-size-asian="5pt"/>
    </style:style>
    <style:style style:name="P8997" style:parent-style-name="TableParagraph" style:family="paragraph">
      <style:paragraph-properties fo:margin-left="0.0187in">
        <style:tab-stops/>
      </style:paragraph-properties>
    </style:style>
    <style:style style:name="T8998" style:parent-style-name="Phôngmặcđịnhcủađoạnvăn" style:family="text">
      <style:text-properties fo:letter-spacing="-0.0069in" style:text-scale="105%" fo:font-size="5pt" style:font-size-asian="5pt"/>
    </style:style>
    <style:style style:name="TableRow8999" style:family="table-row">
      <style:table-row-properties style:min-row-height="1.5298in" style:use-optimal-row-height="false"/>
    </style:style>
    <style:style style:name="TableCell9000" style:family="table-cell">
      <style:table-cell-properties fo:border="0.0069in solid #000000" style:writing-mode="lr-tb" fo:padding-top="0in" fo:padding-left="0in" fo:padding-bottom="0in" fo:padding-right="0in"/>
    </style:style>
    <style:style style:name="P9001" style:parent-style-name="TableParagraph" style:family="paragraph">
      <style:text-properties style:font-name="Times New Roman" fo:font-size="5pt" style:font-size-asian="5pt"/>
    </style:style>
    <style:style style:name="P9002" style:parent-style-name="TableParagraph" style:family="paragraph">
      <style:text-properties style:font-name="Times New Roman" fo:font-size="5pt" style:font-size-asian="5pt"/>
    </style:style>
    <style:style style:name="P9003" style:parent-style-name="TableParagraph" style:family="paragraph">
      <style:text-properties style:font-name="Times New Roman" fo:font-size="5pt" style:font-size-asian="5pt"/>
    </style:style>
    <style:style style:name="P9004" style:parent-style-name="TableParagraph" style:family="paragraph">
      <style:text-properties style:font-name="Times New Roman" fo:font-size="5pt" style:font-size-asian="5pt"/>
    </style:style>
    <style:style style:name="P9005" style:parent-style-name="TableParagraph" style:family="paragraph">
      <style:text-properties style:font-name="Times New Roman" fo:font-size="5pt" style:font-size-asian="5pt"/>
    </style:style>
    <style:style style:name="P9006" style:parent-style-name="TableParagraph" style:family="paragraph">
      <style:text-properties style:font-name="Times New Roman" fo:font-size="5pt" style:font-size-asian="5pt"/>
    </style:style>
    <style:style style:name="P9007" style:parent-style-name="TableParagraph" style:family="paragraph">
      <style:text-properties style:font-name="Times New Roman" fo:font-size="5pt" style:font-size-asian="5pt"/>
    </style:style>
    <style:style style:name="P9008" style:parent-style-name="TableParagraph" style:family="paragraph">
      <style:text-properties style:font-name="Times New Roman" fo:font-size="5pt" style:font-size-asian="5pt"/>
    </style:style>
    <style:style style:name="P9009" style:parent-style-name="TableParagraph" style:family="paragraph">
      <style:paragraph-properties fo:margin-top="0.0097in"/>
      <style:text-properties style:font-name="Times New Roman" fo:font-size="5pt" style:font-size-asian="5pt"/>
    </style:style>
    <style:style style:name="P9010" style:parent-style-name="TableParagraph" style:family="paragraph">
      <style:paragraph-properties fo:margin-left="0.0159in">
        <style:tab-stops/>
      </style:paragraph-properties>
    </style:style>
    <style:style style:name="T9011" style:parent-style-name="Phôngmặcđịnhcủađoạnvăn" style:family="text">
      <style:text-properties fo:letter-spacing="-0.0013in" fo:font-size="5pt" style:font-size-asian="5pt"/>
    </style:style>
    <style:style style:name="TableCell9012" style:family="table-cell">
      <style:table-cell-properties fo:border="0.0069in solid #000000" style:writing-mode="lr-tb" fo:padding-top="0in" fo:padding-left="0in" fo:padding-bottom="0in" fo:padding-right="0in"/>
    </style:style>
    <style:style style:name="P9013" style:parent-style-name="TableParagraph" style:family="paragraph">
      <style:text-properties style:font-name="Times New Roman" fo:font-size="5pt" style:font-size-asian="5pt"/>
    </style:style>
    <style:style style:name="P9014" style:parent-style-name="TableParagraph" style:family="paragraph">
      <style:text-properties style:font-name="Times New Roman" fo:font-size="5pt" style:font-size-asian="5pt"/>
    </style:style>
    <style:style style:name="P9015" style:parent-style-name="TableParagraph" style:family="paragraph">
      <style:text-properties style:font-name="Times New Roman" fo:font-size="5pt" style:font-size-asian="5pt"/>
    </style:style>
    <style:style style:name="P9016" style:parent-style-name="TableParagraph" style:family="paragraph">
      <style:text-properties style:font-name="Times New Roman" fo:font-size="5pt" style:font-size-asian="5pt"/>
    </style:style>
    <style:style style:name="P9017" style:parent-style-name="TableParagraph" style:family="paragraph">
      <style:text-properties style:font-name="Times New Roman" fo:font-size="5pt" style:font-size-asian="5pt"/>
    </style:style>
    <style:style style:name="P9018" style:parent-style-name="TableParagraph" style:family="paragraph">
      <style:text-properties style:font-name="Times New Roman" fo:font-size="5pt" style:font-size-asian="5pt"/>
    </style:style>
    <style:style style:name="P9019" style:parent-style-name="TableParagraph" style:family="paragraph">
      <style:text-properties style:font-name="Times New Roman" fo:font-size="5pt" style:font-size-asian="5pt"/>
    </style:style>
    <style:style style:name="P9020" style:parent-style-name="TableParagraph" style:family="paragraph">
      <style:text-properties style:font-name="Times New Roman" fo:font-size="5pt" style:font-size-asian="5pt"/>
    </style:style>
    <style:style style:name="P9021" style:parent-style-name="TableParagraph" style:family="paragraph">
      <style:paragraph-properties fo:margin-top="0.0097in"/>
      <style:text-properties style:font-name="Times New Roman" fo:font-size="5pt" style:font-size-asian="5pt"/>
    </style:style>
    <style:style style:name="P9022" style:parent-style-name="TableParagraph" style:family="paragraph">
      <style:paragraph-properties fo:margin-left="0.0159in">
        <style:tab-stops/>
      </style:paragraph-properties>
    </style:style>
    <style:style style:name="T9023" style:parent-style-name="Phôngmặcđịnhcủađoạnvăn" style:family="text">
      <style:text-properties fo:font-size="5pt" style:font-size-asian="5pt"/>
    </style:style>
    <style:style style:name="T9024" style:parent-style-name="Phôngmặcđịnhcủađoạnvăn" style:family="text">
      <style:text-properties fo:letter-spacing="-0.0034in" fo:font-size="5pt" style:font-size-asian="5pt"/>
    </style:style>
    <style:style style:name="T9025" style:parent-style-name="Phôngmặcđịnhcủađoạnvăn" style:family="text">
      <style:text-properties fo:letter-spacing="-0.0013in" fo:font-size="5pt" style:font-size-asian="5pt"/>
    </style:style>
    <style:style style:name="TableCell9026" style:family="table-cell">
      <style:table-cell-properties fo:border="0.0069in solid #000000" style:writing-mode="lr-tb" fo:padding-top="0in" fo:padding-left="0in" fo:padding-bottom="0in" fo:padding-right="0in"/>
    </style:style>
    <style:style style:name="P9027" style:parent-style-name="TableParagraph" style:family="paragraph">
      <style:paragraph-properties fo:margin-top="0.0784in" fo:line-height="117%" fo:margin-left="0.0166in" fo:margin-right="1.6708in">
        <style:tab-stops/>
      </style:paragraph-properties>
    </style:style>
    <style:style style:name="T9028" style:parent-style-name="Phôngmặcđịnhcủađoạnvăn" style:family="text">
      <style:text-properties fo:font-size="5pt" style:font-size-asian="5pt"/>
    </style:style>
    <style:style style:name="T9029" style:parent-style-name="Phôngmặcđịnhcủađoạnvăn" style:family="text">
      <style:text-properties fo:letter-spacing="-0.0027in" fo:font-size="5pt" style:font-size-asian="5pt"/>
    </style:style>
    <style:style style:name="T9030" style:parent-style-name="Phôngmặcđịnhcủađoạnvăn" style:family="text">
      <style:text-properties fo:font-size="5pt" style:font-size-asian="5pt"/>
    </style:style>
    <style:style style:name="T9031" style:parent-style-name="Phôngmặcđịnhcủađoạnvăn" style:family="text">
      <style:text-properties fo:letter-spacing="-0.002in" fo:font-size="5pt" style:font-size-asian="5pt"/>
    </style:style>
    <style:style style:name="T9032" style:parent-style-name="Phôngmặcđịnhcủađoạnvăn" style:family="text">
      <style:text-properties fo:font-size="5pt" style:font-size-asian="5pt"/>
    </style:style>
    <style:style style:name="T9033" style:parent-style-name="Phôngmặcđịnhcủađoạnvăn" style:family="text">
      <style:text-properties fo:letter-spacing="-0.0027in" fo:font-size="5pt" style:font-size-asian="5pt"/>
    </style:style>
    <style:style style:name="T9034" style:parent-style-name="Phôngmặcđịnhcủađoạnvăn" style:family="text">
      <style:text-properties fo:font-size="5pt" style:font-size-asian="5pt"/>
    </style:style>
    <style:style style:name="T9035" style:parent-style-name="Phôngmặcđịnhcủađoạnvăn" style:family="text">
      <style:text-properties fo:letter-spacing="-0.0034in" fo:font-size="5pt" style:font-size-asian="5pt"/>
    </style:style>
    <style:style style:name="T9036" style:parent-style-name="Phôngmặcđịnhcủađoạnvăn" style:family="text">
      <style:text-properties fo:font-size="5pt" style:font-size-asian="5pt"/>
    </style:style>
    <style:style style:name="T9037" style:parent-style-name="Phôngmặcđịnhcủađoạnvăn" style:family="text">
      <style:text-properties fo:letter-spacing="-0.002in" fo:font-size="5pt" style:font-size-asian="5pt"/>
    </style:style>
    <style:style style:name="T9038" style:parent-style-name="Phôngmặcđịnhcủađoạnvăn" style:family="text">
      <style:text-properties fo:font-size="5pt" style:font-size-asian="5pt"/>
    </style:style>
    <style:style style:name="T9039" style:parent-style-name="Phôngmặcđịnhcủađoạnvăn" style:family="text">
      <style:text-properties fo:letter-spacing="-0.002in" fo:font-size="5pt" style:font-size-asian="5pt"/>
    </style:style>
    <style:style style:name="T9040" style:parent-style-name="Phôngmặcđịnhcủađoạnvăn" style:family="text">
      <style:text-properties fo:font-size="5pt" style:font-size-asian="5pt"/>
    </style:style>
    <style:style style:name="T9041" style:parent-style-name="Phôngmặcđịnhcủađoạnvăn" style:family="text">
      <style:text-properties fo:letter-spacing="-0.0027in" fo:font-size="5pt" style:font-size-asian="5pt"/>
    </style:style>
    <style:style style:name="T9042" style:parent-style-name="Phôngmặcđịnhcủađoạnvăn" style:family="text">
      <style:text-properties fo:font-size="5pt" style:font-size-asian="5pt"/>
    </style:style>
    <style:style style:name="T9043" style:parent-style-name="Phôngmặcđịnhcủađoạnvăn" style:family="text">
      <style:text-properties fo:letter-spacing="-0.0027in" fo:font-size="5pt" style:font-size-asian="5pt"/>
    </style:style>
    <style:style style:name="T9044" style:parent-style-name="Phôngmặcđịnhcủađoạnvăn" style:family="text">
      <style:text-properties fo:font-size="5pt" style:font-size-asian="5pt"/>
    </style:style>
    <style:style style:name="T9045" style:parent-style-name="Phôngmặcđịnhcủađoạnvăn" style:family="text">
      <style:text-properties fo:letter-spacing="-0.002in" fo:font-size="5pt" style:font-size-asian="5pt"/>
    </style:style>
    <style:style style:name="T9046" style:parent-style-name="Phôngmặcđịnhcủađoạnvăn" style:family="text">
      <style:text-properties fo:font-size="5pt" style:font-size-asian="5pt"/>
    </style:style>
    <style:style style:name="T9047" style:parent-style-name="Phôngmặcđịnhcủađoạnvăn" style:family="text">
      <style:text-properties fo:letter-spacing="-0.0027in" fo:font-size="5pt" style:font-size-asian="5pt"/>
    </style:style>
    <style:style style:name="T9048" style:parent-style-name="Phôngmặcđịnhcủađoạnvăn" style:family="text">
      <style:text-properties fo:font-size="5pt" style:font-size-asian="5pt"/>
    </style:style>
    <style:style style:name="T9049" style:parent-style-name="Phôngmặcđịnhcủađoạnvăn" style:family="text">
      <style:text-properties fo:letter-spacing="-0.002in" fo:font-size="5pt" style:font-size-asian="5pt"/>
    </style:style>
    <style:style style:name="T9050" style:parent-style-name="Phôngmặcđịnhcủađoạnvăn" style:family="text">
      <style:text-properties fo:font-size="5pt" style:font-size-asian="5pt"/>
    </style:style>
    <style:style style:name="T9051" style:parent-style-name="Phôngmặcđịnhcủađoạnvăn" style:family="text">
      <style:text-properties fo:letter-spacing="-0.0034in" fo:font-size="5pt" style:font-size-asian="5pt"/>
    </style:style>
    <style:style style:name="T9052" style:parent-style-name="Phôngmặcđịnhcủađoạnvăn" style:family="text">
      <style:text-properties fo:font-size="5pt" style:font-size-asian="5pt"/>
    </style:style>
    <style:style style:name="T9053" style:parent-style-name="Phôngmặcđịnhcủađoạnvăn" style:family="text">
      <style:text-properties fo:letter-spacing="-0.0027in" fo:font-size="5pt" style:font-size-asian="5pt"/>
    </style:style>
    <style:style style:name="T9054" style:parent-style-name="Phôngmặcđịnhcủađoạnvăn" style:family="text">
      <style:text-properties fo:font-size="5pt" style:font-size-asian="5pt"/>
    </style:style>
    <style:style style:name="T9055" style:parent-style-name="Phôngmặcđịnhcủađoạnvăn" style:family="text">
      <style:text-properties fo:letter-spacing="-0.002in" fo:font-size="5pt" style:font-size-asian="5pt"/>
    </style:style>
    <style:style style:name="T9056" style:parent-style-name="Phôngmặcđịnhcủađoạnvăn" style:family="text">
      <style:text-properties fo:font-size="5pt" style:font-size-asian="5pt"/>
    </style:style>
    <style:style style:name="T9057" style:parent-style-name="Phôngmặcđịnhcủađoạnvăn" style:family="text">
      <style:text-properties fo:letter-spacing="-0.002in" fo:font-size="5pt" style:font-size-asian="5pt"/>
    </style:style>
    <style:style style:name="T9058" style:parent-style-name="Phôngmặcđịnhcủađoạnvăn" style:family="text">
      <style:text-properties fo:font-size="5pt" style:font-size-asian="5pt"/>
    </style:style>
    <style:style style:name="T9059" style:parent-style-name="Phôngmặcđịnhcủađoạnvăn" style:family="text">
      <style:text-properties fo:letter-spacing="-0.0034in" fo:font-size="5pt" style:font-size-asian="5pt"/>
    </style:style>
    <style:style style:name="T9060" style:parent-style-name="Phôngmặcđịnhcủađoạnvăn" style:family="text">
      <style:text-properties fo:font-size="5pt" style:font-size-asian="5pt"/>
    </style:style>
    <style:style style:name="T9061" style:parent-style-name="Phôngmặcđịnhcủađoạnvăn" style:family="text">
      <style:text-properties fo:letter-spacing="-0.002in" fo:font-size="5pt" style:font-size-asian="5pt"/>
    </style:style>
    <style:style style:name="T9062" style:parent-style-name="Phôngmặcđịnhcủađoạnvăn" style:family="text">
      <style:text-properties fo:font-size="5pt" style:font-size-asian="5pt"/>
    </style:style>
    <style:style style:name="T9063" style:parent-style-name="Phôngmặcđịnhcủađoạnvăn" style:family="text">
      <style:text-properties fo:letter-spacing="-0.0027in" fo:font-size="5pt" style:font-size-asian="5pt"/>
    </style:style>
    <style:style style:name="T9064" style:parent-style-name="Phôngmặcđịnhcủađoạnvăn" style:family="text">
      <style:text-properties fo:font-size="5pt" style:font-size-asian="5pt"/>
    </style:style>
    <style:style style:name="T9065" style:parent-style-name="Phôngmặcđịnhcủađoạnvăn" style:family="text">
      <style:text-properties fo:letter-spacing="-0.0034in" fo:font-size="5pt" style:font-size-asian="5pt"/>
    </style:style>
    <style:style style:name="T9066" style:parent-style-name="Phôngmặcđịnhcủađoạnvăn" style:family="text">
      <style:text-properties fo:font-size="5pt" style:font-size-asian="5pt"/>
    </style:style>
    <style:style style:name="T9067" style:parent-style-name="Phôngmặcđịnhcủađoạnvăn" style:family="text">
      <style:text-properties fo:letter-spacing="-0.0027in" fo:font-size="5pt" style:font-size-asian="5pt"/>
    </style:style>
    <style:style style:name="T9068" style:parent-style-name="Phôngmặcđịnhcủađoạnvăn" style:family="text">
      <style:text-properties fo:font-size="5pt" style:font-size-asian="5pt"/>
    </style:style>
    <style:style style:name="T9069" style:parent-style-name="Phôngmặcđịnhcủađoạnvăn" style:family="text">
      <style:text-properties fo:letter-spacing="-0.0027in" fo:font-size="5pt" style:font-size-asian="5pt"/>
    </style:style>
    <style:style style:name="T9070" style:parent-style-name="Phôngmặcđịnhcủađoạnvăn" style:family="text">
      <style:text-properties fo:font-size="5pt" style:font-size-asian="5pt"/>
    </style:style>
    <style:style style:name="T9071" style:parent-style-name="Phôngmặcđịnhcủađoạnvăn" style:family="text">
      <style:text-properties fo:letter-spacing="-0.0027in" fo:font-size="5pt" style:font-size-asian="5pt"/>
    </style:style>
    <style:style style:name="T9072" style:parent-style-name="Phôngmặcđịnhcủađoạnvăn" style:family="text">
      <style:text-properties fo:font-size="5pt" style:font-size-asian="5pt"/>
    </style:style>
    <style:style style:name="T9073" style:parent-style-name="Phôngmặcđịnhcủađoạnvăn" style:family="text">
      <style:text-properties fo:letter-spacing="-0.002in" fo:font-size="5pt" style:font-size-asian="5pt"/>
    </style:style>
    <style:style style:name="T9074" style:parent-style-name="Phôngmặcđịnhcủađoạnvăn" style:family="text">
      <style:text-properties fo:font-size="5pt" style:font-size-asian="5pt"/>
    </style:style>
    <style:style style:name="T9075" style:parent-style-name="Phôngmặcđịnhcủađoạnvăn" style:family="text">
      <style:text-properties fo:letter-spacing="-0.0034in" fo:font-size="5pt" style:font-size-asian="5pt"/>
    </style:style>
    <style:style style:name="T9076" style:parent-style-name="Phôngmặcđịnhcủađoạnvăn" style:family="text">
      <style:text-properties fo:font-size="5pt" style:font-size-asian="5pt"/>
    </style:style>
    <style:style style:name="T9077" style:parent-style-name="Phôngmặcđịnhcủađoạnvăn" style:family="text">
      <style:text-properties fo:letter-spacing="0.0277in" fo:font-size="5pt" style:font-size-asian="5pt"/>
    </style:style>
    <style:style style:name="T9078" style:parent-style-name="Phôngmặcđịnhcủađoạnvăn" style:family="text">
      <style:text-properties fo:font-size="5pt" style:font-size-asian="5pt"/>
    </style:style>
    <style:style style:name="T9079" style:parent-style-name="Phôngmặcđịnhcủađoạnvăn" style:family="text">
      <style:text-properties fo:letter-spacing="-0.0006in" fo:font-size="5pt" style:font-size-asian="5pt"/>
    </style:style>
    <style:style style:name="T9080" style:parent-style-name="Phôngmặcđịnhcủađoạnvăn" style:family="text">
      <style:text-properties fo:font-size="5pt" style:font-size-asian="5pt"/>
    </style:style>
    <style:style style:name="P9081" style:parent-style-name="TableParagraph" style:family="paragraph">
      <style:paragraph-properties fo:margin-left="0.0166in">
        <style:tab-stops/>
      </style:paragraph-properties>
    </style:style>
    <style:style style:name="T9082" style:parent-style-name="Phôngmặcđịnhcủađoạnvăn" style:family="text">
      <style:text-properties fo:font-size="5pt" style:font-size-asian="5pt"/>
    </style:style>
    <style:style style:name="T9083" style:parent-style-name="Phôngmặcđịnhcủađoạnvăn" style:family="text">
      <style:text-properties fo:letter-spacing="-0.002in" fo:font-size="5pt" style:font-size-asian="5pt"/>
    </style:style>
    <style:style style:name="T9084" style:parent-style-name="Phôngmặcđịnhcủađoạnvăn" style:family="text">
      <style:text-properties fo:font-size="5pt" style:font-size-asian="5pt"/>
    </style:style>
    <style:style style:name="T9085" style:parent-style-name="Phôngmặcđịnhcủađoạnvăn" style:family="text">
      <style:text-properties fo:letter-spacing="-0.0027in" fo:font-size="5pt" style:font-size-asian="5pt"/>
    </style:style>
    <style:style style:name="T9086" style:parent-style-name="Phôngmặcđịnhcủađoạnvăn" style:family="text">
      <style:text-properties fo:font-size="5pt" style:font-size-asian="5pt"/>
    </style:style>
    <style:style style:name="T9087" style:parent-style-name="Phôngmặcđịnhcủađoạnvăn" style:family="text">
      <style:text-properties fo:letter-spacing="-0.0027in" fo:font-size="5pt" style:font-size-asian="5pt"/>
    </style:style>
    <style:style style:name="T9088" style:parent-style-name="Phôngmặcđịnhcủađoạnvăn" style:family="text">
      <style:text-properties fo:letter-spacing="-0.0013in" fo:font-size="5pt" style:font-size-asian="5pt"/>
    </style:style>
    <style:style style:name="P9089" style:parent-style-name="TableParagraph" style:family="paragraph">
      <style:paragraph-properties fo:margin-top="0.0152in" fo:margin-left="0.0166in">
        <style:tab-stops/>
      </style:paragraph-properties>
    </style:style>
    <style:style style:name="T9090" style:parent-style-name="Phôngmặcđịnhcủađoạnvăn" style:family="text">
      <style:text-properties fo:letter-spacing="-0.0013in" fo:font-size="5pt" style:font-size-asian="5pt"/>
    </style:style>
    <style:style style:name="T9091" style:parent-style-name="Phôngmặcđịnhcủađoạnvăn" style:family="text">
      <style:text-properties fo:letter-spacing="-0.002in" fo:font-size="5pt" style:font-size-asian="5pt"/>
    </style:style>
    <style:style style:name="T9092" style:parent-style-name="Phôngmặcđịnhcủađoạnvăn" style:family="text">
      <style:text-properties fo:letter-spacing="-0.0013in" fo:font-size="5pt" style:font-size-asian="5pt"/>
    </style:style>
    <style:style style:name="T9093" style:parent-style-name="Phôngmặcđịnhcủađoạnvăn" style:family="text">
      <style:text-properties fo:letter-spacing="-0.002in" fo:font-size="5pt" style:font-size-asian="5pt"/>
    </style:style>
    <style:style style:name="T9094" style:parent-style-name="Phôngmặcđịnhcủađoạnvăn" style:family="text">
      <style:text-properties fo:letter-spacing="-0.0013in" fo:font-size="5pt" style:font-size-asian="5pt"/>
    </style:style>
    <style:style style:name="P9095" style:parent-style-name="TableParagraph" style:family="paragraph">
      <style:paragraph-properties fo:margin-top="0.0152in" fo:margin-left="0.0166in">
        <style:tab-stops/>
      </style:paragraph-properties>
    </style:style>
    <style:style style:name="T9096" style:parent-style-name="Phôngmặcđịnhcủađoạnvăn" style:family="text">
      <style:text-properties fo:font-size="5pt" style:font-size-asian="5pt"/>
    </style:style>
    <style:style style:name="T9097" style:parent-style-name="Phôngmặcđịnhcủađoạnvăn" style:family="text">
      <style:text-properties fo:letter-spacing="-0.0027in" fo:font-size="5pt" style:font-size-asian="5pt"/>
    </style:style>
    <style:style style:name="T9098" style:parent-style-name="Phôngmặcđịnhcủađoạnvăn" style:family="text">
      <style:text-properties fo:font-size="5pt" style:font-size-asian="5pt"/>
    </style:style>
    <style:style style:name="T9099" style:parent-style-name="Phôngmặcđịnhcủađoạnvăn" style:family="text">
      <style:text-properties fo:letter-spacing="-0.0027in" fo:font-size="5pt" style:font-size-asian="5pt"/>
    </style:style>
    <style:style style:name="T9100" style:parent-style-name="Phôngmặcđịnhcủađoạnvăn" style:family="text">
      <style:text-properties fo:font-size="5pt" style:font-size-asian="5pt"/>
    </style:style>
    <style:style style:name="T9101" style:parent-style-name="Phôngmặcđịnhcủađoạnvăn" style:family="text">
      <style:text-properties fo:letter-spacing="-0.0034in" fo:font-size="5pt" style:font-size-asian="5pt"/>
    </style:style>
    <style:style style:name="T9102" style:parent-style-name="Phôngmặcđịnhcủađoạnvăn" style:family="text">
      <style:text-properties fo:letter-spacing="-0.0013in" fo:font-size="5pt" style:font-size-asian="5pt"/>
    </style:style>
    <style:style style:name="P9103" style:parent-style-name="TableParagraph" style:family="paragraph">
      <style:paragraph-properties fo:margin-top="0.0152in" fo:margin-left="0.0166in">
        <style:tab-stops/>
      </style:paragraph-properties>
    </style:style>
    <style:style style:name="T9104" style:parent-style-name="Phôngmặcđịnhcủađoạnvăn" style:family="text">
      <style:text-properties fo:font-size="5pt" style:font-size-asian="5pt"/>
    </style:style>
    <style:style style:name="T9105" style:parent-style-name="Phôngmặcđịnhcủađoạnvăn" style:family="text">
      <style:text-properties fo:letter-spacing="-0.002in" fo:font-size="5pt" style:font-size-asian="5pt"/>
    </style:style>
    <style:style style:name="T9106" style:parent-style-name="Phôngmặcđịnhcủađoạnvăn" style:family="text">
      <style:text-properties fo:font-size="5pt" style:font-size-asian="5pt"/>
    </style:style>
    <style:style style:name="T9107" style:parent-style-name="Phôngmặcđịnhcủađoạnvăn" style:family="text">
      <style:text-properties fo:letter-spacing="-0.002in" fo:font-size="5pt" style:font-size-asian="5pt"/>
    </style:style>
    <style:style style:name="T9108" style:parent-style-name="Phôngmặcđịnhcủađoạnvăn" style:family="text">
      <style:text-properties fo:font-size="5pt" style:font-size-asian="5pt"/>
    </style:style>
    <style:style style:name="T9109" style:parent-style-name="Phôngmặcđịnhcủađoạnvăn" style:family="text">
      <style:text-properties fo:letter-spacing="-0.002in" fo:font-size="5pt" style:font-size-asian="5pt"/>
    </style:style>
    <style:style style:name="T9110" style:parent-style-name="Phôngmặcđịnhcủađoạnvăn" style:family="text">
      <style:text-properties fo:letter-spacing="-0.0013in" fo:font-size="5pt" style:font-size-asian="5pt"/>
    </style:style>
    <style:style style:name="P9111" style:parent-style-name="TableParagraph" style:family="paragraph">
      <style:paragraph-properties fo:margin-top="0.0152in" fo:margin-left="0.0166in">
        <style:tab-stops/>
      </style:paragraph-properties>
    </style:style>
    <style:style style:name="T9112" style:parent-style-name="Phôngmặcđịnhcủađoạnvăn" style:family="text">
      <style:text-properties fo:letter-spacing="-0.0013in" fo:font-size="5pt" style:font-size-asian="5pt"/>
    </style:style>
    <style:style style:name="T9113" style:parent-style-name="Phôngmặcđịnhcủađoạnvăn" style:family="text">
      <style:text-properties fo:font-size="5pt" style:font-size-asian="5pt"/>
    </style:style>
    <style:style style:name="T9114" style:parent-style-name="Phôngmặcđịnhcủađoạnvăn" style:family="text">
      <style:text-properties fo:letter-spacing="-0.0013in" fo:font-size="5pt" style:font-size-asian="5pt"/>
    </style:style>
    <style:style style:name="T9115" style:parent-style-name="Phôngmặcđịnhcủađoạnvăn" style:family="text">
      <style:text-properties fo:font-size="5pt" style:font-size-asian="5pt"/>
    </style:style>
    <style:style style:name="T9116" style:parent-style-name="Phôngmặcđịnhcủađoạnvăn" style:family="text">
      <style:text-properties fo:letter-spacing="-0.0013in" fo:font-size="5pt" style:font-size-asian="5pt"/>
    </style:style>
    <style:style style:name="T9117" style:parent-style-name="Phôngmặcđịnhcủađoạnvăn" style:family="text">
      <style:text-properties fo:letter-spacing="-0.0006in" fo:font-size="5pt" style:font-size-asian="5pt"/>
    </style:style>
    <style:style style:name="T9118" style:parent-style-name="Phôngmặcđịnhcủađoạnvăn" style:family="text">
      <style:text-properties fo:letter-spacing="-0.0013in" fo:font-size="5pt" style:font-size-asian="5pt"/>
    </style:style>
    <style:style style:name="T9119" style:parent-style-name="Phôngmặcđịnhcủađoạnvăn" style:family="text">
      <style:text-properties fo:letter-spacing="-0.0006in" fo:font-size="5pt" style:font-size-asian="5pt"/>
    </style:style>
    <style:style style:name="T9120" style:parent-style-name="Phôngmặcđịnhcủađoạnvăn" style:family="text">
      <style:text-properties fo:letter-spacing="-0.0013in" fo:font-size="5pt" style:font-size-asian="5pt"/>
    </style:style>
    <style:style style:name="P9121" style:parent-style-name="TableParagraph" style:family="paragraph">
      <style:paragraph-properties fo:margin-top="0.0152in" fo:margin-left="0.0166in">
        <style:tab-stops/>
      </style:paragraph-properties>
    </style:style>
    <style:style style:name="T9122" style:parent-style-name="Phôngmặcđịnhcủađoạnvăn" style:family="text">
      <style:text-properties fo:letter-spacing="-0.0013in" fo:font-size="5pt" style:font-size-asian="5pt"/>
    </style:style>
    <style:style style:name="T9123" style:parent-style-name="Phôngmặcđịnhcủađoạnvăn" style:family="text">
      <style:text-properties fo:letter-spacing="0.0006in" fo:font-size="5pt" style:font-size-asian="5pt"/>
    </style:style>
    <style:style style:name="T9124" style:parent-style-name="Phôngmặcđịnhcủađoạnvăn" style:family="text">
      <style:text-properties fo:letter-spacing="-0.0013in" fo:font-size="5pt" style:font-size-asian="5pt"/>
    </style:style>
    <style:style style:name="T9125" style:parent-style-name="Phôngmặcđịnhcủađoạnvăn" style:family="text">
      <style:text-properties fo:letter-spacing="-0.0006in" fo:font-size="5pt" style:font-size-asian="5pt"/>
    </style:style>
    <style:style style:name="T9126" style:parent-style-name="Phôngmặcđịnhcủađoạnvăn" style:family="text">
      <style:text-properties fo:letter-spacing="-0.0013in" fo:font-size="5pt" style:font-size-asian="5pt"/>
    </style:style>
    <style:style style:name="T9127" style:parent-style-name="Phôngmặcđịnhcủađoạnvăn" style:family="text">
      <style:text-properties fo:letter-spacing="-0.0006in" fo:font-size="5pt" style:font-size-asian="5pt"/>
    </style:style>
    <style:style style:name="T9128" style:parent-style-name="Phôngmặcđịnhcủađoạnvăn" style:family="text">
      <style:text-properties fo:letter-spacing="-0.0013in" fo:font-size="5pt" style:font-size-asian="5pt"/>
    </style:style>
    <style:style style:name="T9129" style:parent-style-name="Phôngmặcđịnhcủađoạnvăn" style:family="text">
      <style:text-properties fo:letter-spacing="0.0006in" fo:font-size="5pt" style:font-size-asian="5pt"/>
    </style:style>
    <style:style style:name="T9130" style:parent-style-name="Phôngmặcđịnhcủađoạnvăn" style:family="text">
      <style:text-properties fo:letter-spacing="-0.0013in" fo:font-size="5pt" style:font-size-asian="5pt"/>
    </style:style>
    <style:style style:name="P9131" style:parent-style-name="TableParagraph" style:family="paragraph">
      <style:paragraph-properties fo:margin-top="0.0152in" fo:margin-left="0.0166in">
        <style:tab-stops/>
      </style:paragraph-properties>
    </style:style>
    <style:style style:name="T9132" style:parent-style-name="Phôngmặcđịnhcủađoạnvăn" style:family="text">
      <style:text-properties fo:font-size="5pt" style:font-size-asian="5pt"/>
    </style:style>
    <style:style style:name="T9133" style:parent-style-name="Phôngmặcđịnhcủađoạnvăn" style:family="text">
      <style:text-properties fo:letter-spacing="-0.0027in" fo:font-size="5pt" style:font-size-asian="5pt"/>
    </style:style>
    <style:style style:name="T9134" style:parent-style-name="Phôngmặcđịnhcủađoạnvăn" style:family="text">
      <style:text-properties fo:font-size="5pt" style:font-size-asian="5pt"/>
    </style:style>
    <style:style style:name="T9135" style:parent-style-name="Phôngmặcđịnhcủađoạnvăn" style:family="text">
      <style:text-properties fo:letter-spacing="-0.0013in" fo:font-size="5pt" style:font-size-asian="5pt"/>
    </style:style>
    <style:style style:name="T9136" style:parent-style-name="Phôngmặcđịnhcủađoạnvăn" style:family="text">
      <style:text-properties fo:font-size="5pt" style:font-size-asian="5pt"/>
    </style:style>
    <style:style style:name="T9137" style:parent-style-name="Phôngmặcđịnhcủađoạnvăn" style:family="text">
      <style:text-properties fo:letter-spacing="-0.002in" fo:font-size="5pt" style:font-size-asian="5pt"/>
    </style:style>
    <style:style style:name="T9138" style:parent-style-name="Phôngmặcđịnhcủađoạnvăn" style:family="text">
      <style:text-properties fo:font-size="5pt" style:font-size-asian="5pt"/>
    </style:style>
    <style:style style:name="T9139" style:parent-style-name="Phôngmặcđịnhcủađoạnvăn" style:family="text">
      <style:text-properties fo:letter-spacing="-0.0013in" fo:font-size="5pt" style:font-size-asian="5pt"/>
    </style:style>
    <style:style style:name="T9140" style:parent-style-name="Phôngmặcđịnhcủađoạnvăn" style:family="text">
      <style:text-properties fo:font-size="5pt" style:font-size-asian="5pt"/>
    </style:style>
    <style:style style:name="T9141" style:parent-style-name="Phôngmặcđịnhcủađoạnvăn" style:family="text">
      <style:text-properties fo:letter-spacing="-0.002in" fo:font-size="5pt" style:font-size-asian="5pt"/>
    </style:style>
    <style:style style:name="T9142" style:parent-style-name="Phôngmặcđịnhcủađoạnvăn" style:family="text">
      <style:text-properties fo:font-size="5pt" style:font-size-asian="5pt"/>
    </style:style>
    <style:style style:name="T9143" style:parent-style-name="Phôngmặcđịnhcủađoạnvăn" style:family="text">
      <style:text-properties fo:letter-spacing="-0.0027in" fo:font-size="5pt" style:font-size-asian="5pt"/>
    </style:style>
    <style:style style:name="T9144" style:parent-style-name="Phôngmặcđịnhcủađoạnvăn" style:family="text">
      <style:text-properties fo:font-size="5pt" style:font-size-asian="5pt"/>
    </style:style>
    <style:style style:name="T9145" style:parent-style-name="Phôngmặcđịnhcủađoạnvăn" style:family="text">
      <style:text-properties fo:letter-spacing="-0.002in" fo:font-size="5pt" style:font-size-asian="5pt"/>
    </style:style>
    <style:style style:name="T9146" style:parent-style-name="Phôngmặcđịnhcủađoạnvăn" style:family="text">
      <style:text-properties fo:font-size="5pt" style:font-size-asian="5pt"/>
    </style:style>
    <style:style style:name="T9147" style:parent-style-name="Phôngmặcđịnhcủađoạnvăn" style:family="text">
      <style:text-properties fo:letter-spacing="-0.0013in" fo:font-size="5pt" style:font-size-asian="5pt"/>
    </style:style>
    <style:style style:name="T9148" style:parent-style-name="Phôngmặcđịnhcủađoạnvăn" style:family="text">
      <style:text-properties fo:font-size="5pt" style:font-size-asian="5pt"/>
    </style:style>
    <style:style style:name="T9149" style:parent-style-name="Phôngmặcđịnhcủađoạnvăn" style:family="text">
      <style:text-properties fo:letter-spacing="-0.0013in" fo:font-size="5pt" style:font-size-asian="5pt"/>
    </style:style>
    <style:style style:name="T9150" style:parent-style-name="Phôngmặcđịnhcủađoạnvăn" style:family="text">
      <style:text-properties fo:font-size="5pt" style:font-size-asian="5pt"/>
    </style:style>
    <style:style style:name="T9151" style:parent-style-name="Phôngmặcđịnhcủađoạnvăn" style:family="text">
      <style:text-properties fo:letter-spacing="-0.002in" fo:font-size="5pt" style:font-size-asian="5pt"/>
    </style:style>
    <style:style style:name="T9152" style:parent-style-name="Phôngmặcđịnhcủađoạnvăn" style:family="text">
      <style:text-properties fo:font-size="5pt" style:font-size-asian="5pt"/>
    </style:style>
    <style:style style:name="T9153" style:parent-style-name="Phôngmặcđịnhcủađoạnvăn" style:family="text">
      <style:text-properties fo:letter-spacing="-0.0034in" fo:font-size="5pt" style:font-size-asian="5pt"/>
    </style:style>
    <style:style style:name="T9154" style:parent-style-name="Phôngmặcđịnhcủađoạnvăn" style:family="text">
      <style:text-properties fo:font-size="5pt" style:font-size-asian="5pt"/>
    </style:style>
    <style:style style:name="T9155" style:parent-style-name="Phôngmặcđịnhcủađoạnvăn" style:family="text">
      <style:text-properties fo:letter-spacing="-0.002in" fo:font-size="5pt" style:font-size-asian="5pt"/>
    </style:style>
    <style:style style:name="T9156" style:parent-style-name="Phôngmặcđịnhcủađoạnvăn" style:family="text">
      <style:text-properties fo:letter-spacing="-0.0013in" fo:font-size="5pt" style:font-size-asian="5pt"/>
    </style:style>
    <style:style style:name="P9157" style:parent-style-name="TableParagraph" style:family="paragraph">
      <style:paragraph-properties fo:margin-top="0.0152in" fo:margin-left="0.0166in">
        <style:tab-stops/>
      </style:paragraph-properties>
    </style:style>
    <style:style style:name="T9158" style:parent-style-name="Phôngmặcđịnhcủađoạnvăn" style:family="text">
      <style:text-properties fo:font-size="5pt" style:font-size-asian="5pt"/>
    </style:style>
    <style:style style:name="T9159" style:parent-style-name="Phôngmặcđịnhcủađoạnvăn" style:family="text">
      <style:text-properties fo:letter-spacing="-0.0027in" fo:font-size="5pt" style:font-size-asian="5pt"/>
    </style:style>
    <style:style style:name="T9160" style:parent-style-name="Phôngmặcđịnhcủađoạnvăn" style:family="text">
      <style:text-properties fo:font-size="5pt" style:font-size-asian="5pt"/>
    </style:style>
    <style:style style:name="T9161" style:parent-style-name="Phôngmặcđịnhcủađoạnvăn" style:family="text">
      <style:text-properties fo:letter-spacing="-0.0027in" fo:font-size="5pt" style:font-size-asian="5pt"/>
    </style:style>
    <style:style style:name="T9162" style:parent-style-name="Phôngmặcđịnhcủađoạnvăn" style:family="text">
      <style:text-properties fo:font-size="5pt" style:font-size-asian="5pt"/>
    </style:style>
    <style:style style:name="T9163" style:parent-style-name="Phôngmặcđịnhcủađoạnvăn" style:family="text">
      <style:text-properties fo:letter-spacing="-0.0034in" fo:font-size="5pt" style:font-size-asian="5pt"/>
    </style:style>
    <style:style style:name="T9164" style:parent-style-name="Phôngmặcđịnhcủađoạnvăn" style:family="text">
      <style:text-properties fo:font-size="5pt" style:font-size-asian="5pt"/>
    </style:style>
    <style:style style:name="T9165" style:parent-style-name="Phôngmặcđịnhcủađoạnvăn" style:family="text">
      <style:text-properties fo:letter-spacing="-0.0027in" fo:font-size="5pt" style:font-size-asian="5pt"/>
    </style:style>
    <style:style style:name="T9166" style:parent-style-name="Phôngmặcđịnhcủađoạnvăn" style:family="text">
      <style:text-properties fo:font-size="5pt" style:font-size-asian="5pt"/>
    </style:style>
    <style:style style:name="T9167" style:parent-style-name="Phôngmặcđịnhcủađoạnvăn" style:family="text">
      <style:text-properties fo:letter-spacing="-0.0027in" fo:font-size="5pt" style:font-size-asian="5pt"/>
    </style:style>
    <style:style style:name="T9168" style:parent-style-name="Phôngmặcđịnhcủađoạnvăn" style:family="text">
      <style:text-properties fo:font-size="5pt" style:font-size-asian="5pt"/>
    </style:style>
    <style:style style:name="T9169" style:parent-style-name="Phôngmặcđịnhcủađoạnvăn" style:family="text">
      <style:text-properties fo:letter-spacing="-0.002in" fo:font-size="5pt" style:font-size-asian="5pt"/>
    </style:style>
    <style:style style:name="T9170" style:parent-style-name="Phôngmặcđịnhcủađoạnvăn" style:family="text">
      <style:text-properties fo:font-size="5pt" style:font-size-asian="5pt"/>
    </style:style>
    <style:style style:name="T9171" style:parent-style-name="Phôngmặcđịnhcủađoạnvăn" style:family="text">
      <style:text-properties fo:letter-spacing="-0.002in" fo:font-size="5pt" style:font-size-asian="5pt"/>
    </style:style>
    <style:style style:name="T9172" style:parent-style-name="Phôngmặcđịnhcủađoạnvăn" style:family="text">
      <style:text-properties fo:font-size="5pt" style:font-size-asian="5pt"/>
    </style:style>
    <style:style style:name="T9173" style:parent-style-name="Phôngmặcđịnhcủađoạnvăn" style:family="text">
      <style:text-properties fo:letter-spacing="-0.0027in" fo:font-size="5pt" style:font-size-asian="5pt"/>
    </style:style>
    <style:style style:name="T9174" style:parent-style-name="Phôngmặcđịnhcủađoạnvăn" style:family="text">
      <style:text-properties fo:font-size="5pt" style:font-size-asian="5pt"/>
    </style:style>
    <style:style style:name="T9175" style:parent-style-name="Phôngmặcđịnhcủađoạnvăn" style:family="text">
      <style:text-properties fo:letter-spacing="-0.0027in" fo:font-size="5pt" style:font-size-asian="5pt"/>
    </style:style>
    <style:style style:name="T9176" style:parent-style-name="Phôngmặcđịnhcủađoạnvăn" style:family="text">
      <style:text-properties fo:font-size="5pt" style:font-size-asian="5pt"/>
    </style:style>
    <style:style style:name="T9177" style:parent-style-name="Phôngmặcđịnhcủađoạnvăn" style:family="text">
      <style:text-properties fo:letter-spacing="-0.0027in" fo:font-size="5pt" style:font-size-asian="5pt"/>
    </style:style>
    <style:style style:name="T9178" style:parent-style-name="Phôngmặcđịnhcủađoạnvăn" style:family="text">
      <style:text-properties fo:font-size="5pt" style:font-size-asian="5pt"/>
    </style:style>
    <style:style style:name="T9179" style:parent-style-name="Phôngmặcđịnhcủađoạnvăn" style:family="text">
      <style:text-properties fo:letter-spacing="-0.002in" fo:font-size="5pt" style:font-size-asian="5pt"/>
    </style:style>
    <style:style style:name="T9180" style:parent-style-name="Phôngmặcđịnhcủađoạnvăn" style:family="text">
      <style:text-properties fo:font-size="5pt" style:font-size-asian="5pt"/>
    </style:style>
    <style:style style:name="T9181" style:parent-style-name="Phôngmặcđịnhcủađoạnvăn" style:family="text">
      <style:text-properties fo:letter-spacing="-0.0034in" fo:font-size="5pt" style:font-size-asian="5pt"/>
    </style:style>
    <style:style style:name="T9182" style:parent-style-name="Phôngmặcđịnhcủađoạnvăn" style:family="text">
      <style:text-properties fo:font-size="5pt" style:font-size-asian="5pt"/>
    </style:style>
    <style:style style:name="T9183" style:parent-style-name="Phôngmặcđịnhcủađoạnvăn" style:family="text">
      <style:text-properties fo:letter-spacing="-0.0027in" fo:font-size="5pt" style:font-size-asian="5pt"/>
    </style:style>
    <style:style style:name="T9184" style:parent-style-name="Phôngmặcđịnhcủađoạnvăn" style:family="text">
      <style:text-properties fo:font-size="5pt" style:font-size-asian="5pt"/>
    </style:style>
    <style:style style:name="T9185" style:parent-style-name="Phôngmặcđịnhcủađoạnvăn" style:family="text">
      <style:text-properties fo:letter-spacing="-0.002in" fo:font-size="5pt" style:font-size-asian="5pt"/>
    </style:style>
    <style:style style:name="T9186" style:parent-style-name="Phôngmặcđịnhcủađoạnvăn" style:family="text">
      <style:text-properties fo:font-size="5pt" style:font-size-asian="5pt"/>
    </style:style>
    <style:style style:name="T9187" style:parent-style-name="Phôngmặcđịnhcủađoạnvăn" style:family="text">
      <style:text-properties fo:letter-spacing="-0.002in" fo:font-size="5pt" style:font-size-asian="5pt"/>
    </style:style>
    <style:style style:name="T9188" style:parent-style-name="Phôngmặcđịnhcủađoạnvăn" style:family="text">
      <style:text-properties fo:font-size="5pt" style:font-size-asian="5pt"/>
    </style:style>
    <style:style style:name="T9189" style:parent-style-name="Phôngmặcđịnhcủađoạnvăn" style:family="text">
      <style:text-properties fo:letter-spacing="-0.0027in" fo:font-size="5pt" style:font-size-asian="5pt"/>
    </style:style>
    <style:style style:name="T9190" style:parent-style-name="Phôngmặcđịnhcủađoạnvăn" style:family="text">
      <style:text-properties fo:font-size="5pt" style:font-size-asian="5pt"/>
    </style:style>
    <style:style style:name="T9191" style:parent-style-name="Phôngmặcđịnhcủađoạnvăn" style:family="text">
      <style:text-properties fo:letter-spacing="-0.002in" fo:font-size="5pt" style:font-size-asian="5pt"/>
    </style:style>
    <style:style style:name="T9192" style:parent-style-name="Phôngmặcđịnhcủađoạnvăn" style:family="text">
      <style:text-properties fo:font-size="5pt" style:font-size-asian="5pt"/>
    </style:style>
    <style:style style:name="T9193" style:parent-style-name="Phôngmặcđịnhcủađoạnvăn" style:family="text">
      <style:text-properties fo:letter-spacing="-0.0027in" fo:font-size="5pt" style:font-size-asian="5pt"/>
    </style:style>
    <style:style style:name="T9194" style:parent-style-name="Phôngmặcđịnhcủađoạnvăn" style:family="text">
      <style:text-properties fo:font-size="5pt" style:font-size-asian="5pt"/>
    </style:style>
    <style:style style:name="T9195" style:parent-style-name="Phôngmặcđịnhcủađoạnvăn" style:family="text">
      <style:text-properties fo:letter-spacing="-0.002in" fo:font-size="5pt" style:font-size-asian="5pt"/>
    </style:style>
    <style:style style:name="T9196" style:parent-style-name="Phôngmặcđịnhcủađoạnvăn" style:family="text">
      <style:text-properties fo:font-size="5pt" style:font-size-asian="5pt"/>
    </style:style>
    <style:style style:name="T9197" style:parent-style-name="Phôngmặcđịnhcủađoạnvăn" style:family="text">
      <style:text-properties fo:letter-spacing="-0.0027in" fo:font-size="5pt" style:font-size-asian="5pt"/>
    </style:style>
    <style:style style:name="T9198" style:parent-style-name="Phôngmặcđịnhcủađoạnvăn" style:family="text">
      <style:text-properties fo:font-size="5pt" style:font-size-asian="5pt"/>
    </style:style>
    <style:style style:name="T9199" style:parent-style-name="Phôngmặcđịnhcủađoạnvăn" style:family="text">
      <style:text-properties fo:letter-spacing="-0.0027in" fo:font-size="5pt" style:font-size-asian="5pt"/>
    </style:style>
    <style:style style:name="T9200" style:parent-style-name="Phôngmặcđịnhcủađoạnvăn" style:family="text">
      <style:text-properties fo:font-size="5pt" style:font-size-asian="5pt"/>
    </style:style>
    <style:style style:name="T9201" style:parent-style-name="Phôngmặcđịnhcủađoạnvăn" style:family="text">
      <style:text-properties fo:letter-spacing="-0.002in" fo:font-size="5pt" style:font-size-asian="5pt"/>
    </style:style>
    <style:style style:name="T9202" style:parent-style-name="Phôngmặcđịnhcủađoạnvăn" style:family="text">
      <style:text-properties fo:font-size="5pt" style:font-size-asian="5pt"/>
    </style:style>
    <style:style style:name="T9203" style:parent-style-name="Phôngmặcđịnhcủađoạnvăn" style:family="text">
      <style:text-properties fo:letter-spacing="-0.0027in" fo:font-size="5pt" style:font-size-asian="5pt"/>
    </style:style>
    <style:style style:name="T9204" style:parent-style-name="Phôngmặcđịnhcủađoạnvăn" style:family="text">
      <style:text-properties fo:font-size="5pt" style:font-size-asian="5pt"/>
    </style:style>
    <style:style style:name="T9205" style:parent-style-name="Phôngmặcđịnhcủađoạnvăn" style:family="text">
      <style:text-properties fo:letter-spacing="-0.0027in" fo:font-size="5pt" style:font-size-asian="5pt"/>
    </style:style>
    <style:style style:name="T9206" style:parent-style-name="Phôngmặcđịnhcủađoạnvăn" style:family="text">
      <style:text-properties fo:font-size="5pt" style:font-size-asian="5pt"/>
    </style:style>
    <style:style style:name="T9207" style:parent-style-name="Phôngmặcđịnhcủađoạnvăn" style:family="text">
      <style:text-properties fo:letter-spacing="-0.002in" fo:font-size="5pt" style:font-size-asian="5pt"/>
    </style:style>
    <style:style style:name="T9208" style:parent-style-name="Phôngmặcđịnhcủađoạnvăn" style:family="text">
      <style:text-properties fo:font-size="5pt" style:font-size-asian="5pt"/>
    </style:style>
    <style:style style:name="T9209" style:parent-style-name="Phôngmặcđịnhcủađoạnvăn" style:family="text">
      <style:text-properties fo:letter-spacing="-0.002in" fo:font-size="5pt" style:font-size-asian="5pt"/>
    </style:style>
    <style:style style:name="T9210" style:parent-style-name="Phôngmặcđịnhcủađoạnvăn" style:family="text">
      <style:text-properties fo:letter-spacing="-0.0013in" fo:font-size="5pt" style:font-size-asian="5pt"/>
    </style:style>
    <style:style style:name="P9211" style:parent-style-name="TableParagraph" style:family="paragraph">
      <style:paragraph-properties fo:margin-top="0.0145in" fo:line-height="117%" fo:margin-left="0.0166in" fo:margin-right="1.1916in">
        <style:tab-stops/>
      </style:paragraph-properties>
    </style:style>
    <style:style style:name="T9212" style:parent-style-name="Phôngmặcđịnhcủađoạnvăn" style:family="text">
      <style:text-properties fo:font-size="5pt" style:font-size-asian="5pt"/>
    </style:style>
    <style:style style:name="T9213" style:parent-style-name="Phôngmặcđịnhcủađoạnvăn" style:family="text">
      <style:text-properties fo:letter-spacing="-0.0013in" fo:font-size="5pt" style:font-size-asian="5pt"/>
    </style:style>
    <style:style style:name="T9214" style:parent-style-name="Phôngmặcđịnhcủađoạnvăn" style:family="text">
      <style:text-properties fo:font-size="5pt" style:font-size-asian="5pt"/>
    </style:style>
    <style:style style:name="T9215" style:parent-style-name="Phôngmặcđịnhcủađoạnvăn" style:family="text">
      <style:text-properties fo:letter-spacing="-0.002in" fo:font-size="5pt" style:font-size-asian="5pt"/>
    </style:style>
    <style:style style:name="T9216" style:parent-style-name="Phôngmặcđịnhcủađoạnvăn" style:family="text">
      <style:text-properties fo:font-size="5pt" style:font-size-asian="5pt"/>
    </style:style>
    <style:style style:name="T9217" style:parent-style-name="Phôngmặcđịnhcủađoạnvăn" style:family="text">
      <style:text-properties fo:letter-spacing="-0.002in" fo:font-size="5pt" style:font-size-asian="5pt"/>
    </style:style>
    <style:style style:name="T9218" style:parent-style-name="Phôngmặcđịnhcủađoạnvăn" style:family="text">
      <style:text-properties fo:font-size="5pt" style:font-size-asian="5pt"/>
    </style:style>
    <style:style style:name="T9219" style:parent-style-name="Phôngmặcđịnhcủađoạnvăn" style:family="text">
      <style:text-properties fo:letter-spacing="-0.0027in" fo:font-size="5pt" style:font-size-asian="5pt"/>
    </style:style>
    <style:style style:name="T9220" style:parent-style-name="Phôngmặcđịnhcủađoạnvăn" style:family="text">
      <style:text-properties fo:font-size="5pt" style:font-size-asian="5pt"/>
    </style:style>
    <style:style style:name="T9221" style:parent-style-name="Phôngmặcđịnhcủađoạnvăn" style:family="text">
      <style:text-properties fo:letter-spacing="-0.002in" fo:font-size="5pt" style:font-size-asian="5pt"/>
    </style:style>
    <style:style style:name="T9222" style:parent-style-name="Phôngmặcđịnhcủađoạnvăn" style:family="text">
      <style:text-properties fo:font-size="5pt" style:font-size-asian="5pt"/>
    </style:style>
    <style:style style:name="T9223" style:parent-style-name="Phôngmặcđịnhcủađoạnvăn" style:family="text">
      <style:text-properties fo:letter-spacing="-0.002in" fo:font-size="5pt" style:font-size-asian="5pt"/>
    </style:style>
    <style:style style:name="T9224" style:parent-style-name="Phôngmặcđịnhcủađoạnvăn" style:family="text">
      <style:text-properties fo:font-size="5pt" style:font-size-asian="5pt"/>
    </style:style>
    <style:style style:name="T9225" style:parent-style-name="Phôngmặcđịnhcủađoạnvăn" style:family="text">
      <style:text-properties fo:letter-spacing="-0.002in" fo:font-size="5pt" style:font-size-asian="5pt"/>
    </style:style>
    <style:style style:name="T9226" style:parent-style-name="Phôngmặcđịnhcủađoạnvăn" style:family="text">
      <style:text-properties fo:font-size="5pt" style:font-size-asian="5pt"/>
    </style:style>
    <style:style style:name="T9227" style:parent-style-name="Phôngmặcđịnhcủađoạnvăn" style:family="text">
      <style:text-properties fo:letter-spacing="-0.0013in" fo:font-size="5pt" style:font-size-asian="5pt"/>
    </style:style>
    <style:style style:name="T9228" style:parent-style-name="Phôngmặcđịnhcủađoạnvăn" style:family="text">
      <style:text-properties fo:font-size="5pt" style:font-size-asian="5pt"/>
    </style:style>
    <style:style style:name="T9229" style:parent-style-name="Phôngmặcđịnhcủađoạnvăn" style:family="text">
      <style:text-properties fo:letter-spacing="-0.0013in" fo:font-size="5pt" style:font-size-asian="5pt"/>
    </style:style>
    <style:style style:name="T9230" style:parent-style-name="Phôngmặcđịnhcủađoạnvăn" style:family="text">
      <style:text-properties fo:font-size="5pt" style:font-size-asian="5pt"/>
    </style:style>
    <style:style style:name="T9231" style:parent-style-name="Phôngmặcđịnhcủađoạnvăn" style:family="text">
      <style:text-properties fo:letter-spacing="-0.002in" fo:font-size="5pt" style:font-size-asian="5pt"/>
    </style:style>
    <style:style style:name="T9232" style:parent-style-name="Phôngmặcđịnhcủađoạnvăn" style:family="text">
      <style:text-properties fo:font-size="5pt" style:font-size-asian="5pt"/>
    </style:style>
    <style:style style:name="T9233" style:parent-style-name="Phôngmặcđịnhcủađoạnvăn" style:family="text">
      <style:text-properties fo:letter-spacing="-0.0013in" fo:font-size="5pt" style:font-size-asian="5pt"/>
    </style:style>
    <style:style style:name="T9234" style:parent-style-name="Phôngmặcđịnhcủađoạnvăn" style:family="text">
      <style:text-properties fo:font-size="5pt" style:font-size-asian="5pt"/>
    </style:style>
    <style:style style:name="T9235" style:parent-style-name="Phôngmặcđịnhcủađoạnvăn" style:family="text">
      <style:text-properties fo:letter-spacing="-0.0013in" fo:font-size="5pt" style:font-size-asian="5pt"/>
    </style:style>
    <style:style style:name="T9236" style:parent-style-name="Phôngmặcđịnhcủađoạnvăn" style:family="text">
      <style:text-properties fo:font-size="5pt" style:font-size-asian="5pt"/>
    </style:style>
    <style:style style:name="T9237" style:parent-style-name="Phôngmặcđịnhcủađoạnvăn" style:family="text">
      <style:text-properties fo:letter-spacing="-0.0013in" fo:font-size="5pt" style:font-size-asian="5pt"/>
    </style:style>
    <style:style style:name="T9238" style:parent-style-name="Phôngmặcđịnhcủađoạnvăn" style:family="text">
      <style:text-properties fo:font-size="5pt" style:font-size-asian="5pt"/>
    </style:style>
    <style:style style:name="T9239" style:parent-style-name="Phôngmặcđịnhcủađoạnvăn" style:family="text">
      <style:text-properties fo:letter-spacing="-0.002in" fo:font-size="5pt" style:font-size-asian="5pt"/>
    </style:style>
    <style:style style:name="T9240" style:parent-style-name="Phôngmặcđịnhcủađoạnvăn" style:family="text">
      <style:text-properties fo:font-size="5pt" style:font-size-asian="5pt"/>
    </style:style>
    <style:style style:name="T9241" style:parent-style-name="Phôngmặcđịnhcủađoạnvăn" style:family="text">
      <style:text-properties fo:letter-spacing="-0.0013in" fo:font-size="5pt" style:font-size-asian="5pt"/>
    </style:style>
    <style:style style:name="T9242" style:parent-style-name="Phôngmặcđịnhcủađoạnvăn" style:family="text">
      <style:text-properties fo:font-size="5pt" style:font-size-asian="5pt"/>
    </style:style>
    <style:style style:name="T9243" style:parent-style-name="Phôngmặcđịnhcủađoạnvăn" style:family="text">
      <style:text-properties fo:letter-spacing="-0.002in" fo:font-size="5pt" style:font-size-asian="5pt"/>
    </style:style>
    <style:style style:name="T9244" style:parent-style-name="Phôngmặcđịnhcủađoạnvăn" style:family="text">
      <style:text-properties fo:font-size="5pt" style:font-size-asian="5pt"/>
    </style:style>
    <style:style style:name="T9245" style:parent-style-name="Phôngmặcđịnhcủađoạnvăn" style:family="text">
      <style:text-properties fo:letter-spacing="-0.002in" fo:font-size="5pt" style:font-size-asian="5pt"/>
    </style:style>
    <style:style style:name="T9246" style:parent-style-name="Phôngmặcđịnhcủađoạnvăn" style:family="text">
      <style:text-properties fo:font-size="5pt" style:font-size-asian="5pt"/>
    </style:style>
    <style:style style:name="T9247" style:parent-style-name="Phôngmặcđịnhcủađoạnvăn" style:family="text">
      <style:text-properties fo:letter-spacing="-0.0013in" fo:font-size="5pt" style:font-size-asian="5pt"/>
    </style:style>
    <style:style style:name="T9248" style:parent-style-name="Phôngmặcđịnhcủađoạnvăn" style:family="text">
      <style:text-properties fo:font-size="5pt" style:font-size-asian="5pt"/>
    </style:style>
    <style:style style:name="T9249" style:parent-style-name="Phôngmặcđịnhcủađoạnvăn" style:family="text">
      <style:text-properties fo:letter-spacing="-0.0013in" fo:font-size="5pt" style:font-size-asian="5pt"/>
    </style:style>
    <style:style style:name="T9250" style:parent-style-name="Phôngmặcđịnhcủađoạnvăn" style:family="text">
      <style:text-properties fo:font-size="5pt" style:font-size-asian="5pt"/>
    </style:style>
    <style:style style:name="T9251" style:parent-style-name="Phôngmặcđịnhcủađoạnvăn" style:family="text">
      <style:text-properties fo:letter-spacing="-0.0013in" fo:font-size="5pt" style:font-size-asian="5pt"/>
    </style:style>
    <style:style style:name="T9252" style:parent-style-name="Phôngmặcđịnhcủađoạnvăn" style:family="text">
      <style:text-properties fo:font-size="5pt" style:font-size-asian="5pt"/>
    </style:style>
    <style:style style:name="T9253" style:parent-style-name="Phôngmặcđịnhcủađoạnvăn" style:family="text">
      <style:text-properties fo:letter-spacing="-0.0013in" fo:font-size="5pt" style:font-size-asian="5pt"/>
    </style:style>
    <style:style style:name="T9254" style:parent-style-name="Phôngmặcđịnhcủađoạnvăn" style:family="text">
      <style:text-properties fo:font-size="5pt" style:font-size-asian="5pt"/>
    </style:style>
    <style:style style:name="T9255" style:parent-style-name="Phôngmặcđịnhcủađoạnvăn" style:family="text">
      <style:text-properties fo:letter-spacing="-0.0013in" fo:font-size="5pt" style:font-size-asian="5pt"/>
    </style:style>
    <style:style style:name="T9256" style:parent-style-name="Phôngmặcđịnhcủađoạnvăn" style:family="text">
      <style:text-properties fo:font-size="5pt" style:font-size-asian="5pt"/>
    </style:style>
    <style:style style:name="T9257" style:parent-style-name="Phôngmặcđịnhcủađoạnvăn" style:family="text">
      <style:text-properties fo:letter-spacing="-0.002in" fo:font-size="5pt" style:font-size-asian="5pt"/>
    </style:style>
    <style:style style:name="T9258" style:parent-style-name="Phôngmặcđịnhcủađoạnvăn" style:family="text">
      <style:text-properties fo:font-size="5pt" style:font-size-asian="5pt"/>
    </style:style>
    <style:style style:name="T9259" style:parent-style-name="Phôngmặcđịnhcủađoạnvăn" style:family="text">
      <style:text-properties fo:letter-spacing="0.0277in" fo:font-size="5pt" style:font-size-asian="5pt"/>
    </style:style>
    <style:style style:name="T9260" style:parent-style-name="Phôngmặcđịnhcủađoạnvăn" style:family="text">
      <style:text-properties fo:font-size="5pt" style:font-size-asian="5pt"/>
    </style:style>
    <style:style style:name="P9261" style:parent-style-name="TableParagraph" style:family="paragraph">
      <style:paragraph-properties fo:margin-top="0.0006in" fo:line-height="117%" fo:margin-left="0.0166in" fo:margin-right="3.4618in">
        <style:tab-stops/>
      </style:paragraph-properties>
    </style:style>
    <style:style style:name="T9262" style:parent-style-name="Phôngmặcđịnhcủađoạnvăn" style:family="text">
      <style:text-properties fo:font-size="5pt" style:font-size-asian="5pt"/>
    </style:style>
    <style:style style:name="T9263" style:parent-style-name="Phôngmặcđịnhcủađoạnvăn" style:family="text">
      <style:text-properties fo:letter-spacing="-0.0034in" fo:font-size="5pt" style:font-size-asian="5pt"/>
    </style:style>
    <style:style style:name="T9264" style:parent-style-name="Phôngmặcđịnhcủađoạnvăn" style:family="text">
      <style:text-properties fo:font-size="5pt" style:font-size-asian="5pt"/>
    </style:style>
    <style:style style:name="T9265" style:parent-style-name="Phôngmặcđịnhcủađoạnvăn" style:family="text">
      <style:text-properties fo:letter-spacing="-0.0034in" fo:font-size="5pt" style:font-size-asian="5pt"/>
    </style:style>
    <style:style style:name="T9266" style:parent-style-name="Phôngmặcđịnhcủađoạnvăn" style:family="text">
      <style:text-properties fo:font-size="5pt" style:font-size-asian="5pt"/>
    </style:style>
    <style:style style:name="T9267" style:parent-style-name="Phôngmặcđịnhcủađoạnvăn" style:family="text">
      <style:text-properties fo:letter-spacing="-0.0027in" fo:font-size="5pt" style:font-size-asian="5pt"/>
    </style:style>
    <style:style style:name="T9268" style:parent-style-name="Phôngmặcđịnhcủađoạnvăn" style:family="text">
      <style:text-properties fo:font-size="5pt" style:font-size-asian="5pt"/>
    </style:style>
    <style:style style:name="T9269" style:parent-style-name="Phôngmặcđịnhcủađoạnvăn" style:family="text">
      <style:text-properties fo:letter-spacing="-0.0027in" fo:font-size="5pt" style:font-size-asian="5pt"/>
    </style:style>
    <style:style style:name="T9270" style:parent-style-name="Phôngmặcđịnhcủađoạnvăn" style:family="text">
      <style:text-properties fo:font-size="5pt" style:font-size-asian="5pt"/>
    </style:style>
    <style:style style:name="T9271" style:parent-style-name="Phôngmặcđịnhcủađoạnvăn" style:family="text">
      <style:text-properties fo:letter-spacing="-0.0027in" fo:font-size="5pt" style:font-size-asian="5pt"/>
    </style:style>
    <style:style style:name="T9272" style:parent-style-name="Phôngmặcđịnhcủađoạnvăn" style:family="text">
      <style:text-properties fo:font-size="5pt" style:font-size-asian="5pt"/>
    </style:style>
    <style:style style:name="T9273" style:parent-style-name="Phôngmặcđịnhcủađoạnvăn" style:family="text">
      <style:text-properties fo:letter-spacing="-0.0034in" fo:font-size="5pt" style:font-size-asian="5pt"/>
    </style:style>
    <style:style style:name="T9274" style:parent-style-name="Phôngmặcđịnhcủađoạnvăn" style:family="text">
      <style:text-properties fo:font-size="5pt" style:font-size-asian="5pt"/>
    </style:style>
    <style:style style:name="T9275" style:parent-style-name="Phôngmặcđịnhcủađoạnvăn" style:family="text">
      <style:text-properties fo:letter-spacing="-0.0034in" fo:font-size="5pt" style:font-size-asian="5pt"/>
    </style:style>
    <style:style style:name="T9276" style:parent-style-name="Phôngmặcđịnhcủađoạnvăn" style:family="text">
      <style:text-properties fo:font-size="5pt" style:font-size-asian="5pt"/>
    </style:style>
    <style:style style:name="T9277" style:parent-style-name="Phôngmặcđịnhcủađoạnvăn" style:family="text">
      <style:text-properties fo:letter-spacing="-0.0027in" fo:font-size="5pt" style:font-size-asian="5pt"/>
    </style:style>
    <style:style style:name="T9278" style:parent-style-name="Phôngmặcđịnhcủađoạnvăn" style:family="text">
      <style:text-properties fo:font-size="5pt" style:font-size-asian="5pt"/>
    </style:style>
    <style:style style:name="T9279" style:parent-style-name="Phôngmặcđịnhcủađoạnvăn" style:family="text">
      <style:text-properties fo:letter-spacing="-0.0034in" fo:font-size="5pt" style:font-size-asian="5pt"/>
    </style:style>
    <style:style style:name="T9280" style:parent-style-name="Phôngmặcđịnhcủađoạnvăn" style:family="text">
      <style:text-properties fo:font-size="5pt" style:font-size-asian="5pt"/>
    </style:style>
    <style:style style:name="T9281" style:parent-style-name="Phôngmặcđịnhcủađoạnvăn" style:family="text">
      <style:text-properties fo:letter-spacing="-0.0027in" fo:font-size="5pt" style:font-size-asian="5pt"/>
    </style:style>
    <style:style style:name="T9282" style:parent-style-name="Phôngmặcđịnhcủađoạnvăn" style:family="text">
      <style:text-properties fo:font-size="5pt" style:font-size-asian="5pt"/>
    </style:style>
    <style:style style:name="T9283" style:parent-style-name="Phôngmặcđịnhcủađoạnvăn" style:family="text">
      <style:text-properties fo:letter-spacing="-0.0034in" fo:font-size="5pt" style:font-size-asian="5pt"/>
    </style:style>
    <style:style style:name="T9284" style:parent-style-name="Phôngmặcđịnhcủađoạnvăn" style:family="text">
      <style:text-properties fo:font-size="5pt" style:font-size-asian="5pt"/>
    </style:style>
    <style:style style:name="T9285" style:parent-style-name="Phôngmặcđịnhcủađoạnvăn" style:family="text">
      <style:text-properties fo:letter-spacing="-0.0041in" fo:font-size="5pt" style:font-size-asian="5pt"/>
    </style:style>
    <style:style style:name="T9286" style:parent-style-name="Phôngmặcđịnhcủađoạnvăn" style:family="text">
      <style:text-properties fo:font-size="5pt" style:font-size-asian="5pt"/>
    </style:style>
    <style:style style:name="T9287" style:parent-style-name="Phôngmặcđịnhcủađoạnvăn" style:family="text">
      <style:text-properties fo:letter-spacing="-0.0027in" fo:font-size="5pt" style:font-size-asian="5pt"/>
    </style:style>
    <style:style style:name="T9288" style:parent-style-name="Phôngmặcđịnhcủađoạnvăn" style:family="text">
      <style:text-properties fo:font-size="5pt" style:font-size-asian="5pt"/>
    </style:style>
    <style:style style:name="T9289" style:parent-style-name="Phôngmặcđịnhcủađoạnvăn" style:family="text">
      <style:text-properties fo:letter-spacing="-0.0034in" fo:font-size="5pt" style:font-size-asian="5pt"/>
    </style:style>
    <style:style style:name="T9290" style:parent-style-name="Phôngmặcđịnhcủađoạnvăn" style:family="text">
      <style:text-properties fo:font-size="5pt" style:font-size-asian="5pt"/>
    </style:style>
    <style:style style:name="T9291" style:parent-style-name="Phôngmặcđịnhcủađoạnvăn" style:family="text">
      <style:text-properties fo:letter-spacing="-0.0034in" fo:font-size="5pt" style:font-size-asian="5pt"/>
    </style:style>
    <style:style style:name="T9292" style:parent-style-name="Phôngmặcđịnhcủađoạnvăn" style:family="text">
      <style:text-properties fo:font-size="5pt" style:font-size-asian="5pt"/>
    </style:style>
    <style:style style:name="T9293" style:parent-style-name="Phôngmặcđịnhcủađoạnvăn" style:family="text">
      <style:text-properties fo:letter-spacing="0.0277in" fo:font-size="5pt" style:font-size-asian="5pt"/>
    </style:style>
    <style:style style:name="T9294" style:parent-style-name="Phôngmặcđịnhcủađoạnvăn" style:family="text">
      <style:text-properties fo:font-size="5pt" style:font-size-asian="5pt"/>
    </style:style>
    <style:style style:name="TableCell9295" style:family="table-cell">
      <style:table-cell-properties fo:border="0.0069in solid #000000" style:writing-mode="lr-tb" fo:padding-top="0in" fo:padding-left="0in" fo:padding-bottom="0in" fo:padding-right="0in"/>
    </style:style>
    <style:style style:name="P9296" style:parent-style-name="TableParagraph" style:family="paragraph">
      <style:text-properties style:font-name="Times New Roman" fo:font-size="5pt" style:font-size-asian="5pt"/>
    </style:style>
    <style:style style:name="P9297" style:parent-style-name="TableParagraph" style:family="paragraph">
      <style:text-properties style:font-name="Times New Roman" fo:font-size="5pt" style:font-size-asian="5pt"/>
    </style:style>
    <style:style style:name="P9298" style:parent-style-name="TableParagraph" style:family="paragraph">
      <style:text-properties style:font-name="Times New Roman" fo:font-size="5pt" style:font-size-asian="5pt"/>
    </style:style>
    <style:style style:name="P9299" style:parent-style-name="TableParagraph" style:family="paragraph">
      <style:text-properties style:font-name="Times New Roman" fo:font-size="5pt" style:font-size-asian="5pt"/>
    </style:style>
    <style:style style:name="P9300" style:parent-style-name="TableParagraph" style:family="paragraph">
      <style:text-properties style:font-name="Times New Roman" fo:font-size="5pt" style:font-size-asian="5pt"/>
    </style:style>
    <style:style style:name="P9301" style:parent-style-name="TableParagraph" style:family="paragraph">
      <style:text-properties style:font-name="Times New Roman" fo:font-size="5pt" style:font-size-asian="5pt"/>
    </style:style>
    <style:style style:name="P9302" style:parent-style-name="TableParagraph" style:family="paragraph">
      <style:text-properties style:font-name="Times New Roman" fo:font-size="5pt" style:font-size-asian="5pt"/>
    </style:style>
    <style:style style:name="P9303" style:parent-style-name="TableParagraph" style:family="paragraph">
      <style:text-properties style:font-name="Times New Roman" fo:font-size="5pt" style:font-size-asian="5pt"/>
    </style:style>
    <style:style style:name="P9304" style:parent-style-name="TableParagraph" style:family="paragraph">
      <style:paragraph-properties fo:margin-top="0.0097in"/>
      <style:text-properties style:font-name="Times New Roman" fo:font-size="5pt" style:font-size-asian="5pt"/>
    </style:style>
    <style:style style:name="P9305" style:parent-style-name="TableParagraph" style:family="paragraph">
      <style:paragraph-properties fo:margin-left="0.0173in">
        <style:tab-stops/>
      </style:paragraph-properties>
    </style:style>
    <style:style style:name="T9306" style:parent-style-name="Phôngmặcđịnhcủađoạnvăn" style:family="text">
      <style:text-properties fo:letter-spacing="-0.0034in" fo:font-size="5pt" style:font-size-asian="5pt"/>
    </style:style>
    <style:style style:name="TableCell9307" style:family="table-cell">
      <style:table-cell-properties fo:border="0.0069in solid #000000" style:writing-mode="lr-tb" fo:padding-top="0in" fo:padding-left="0in" fo:padding-bottom="0in" fo:padding-right="0in"/>
    </style:style>
    <style:style style:name="P9308" style:parent-style-name="TableParagraph" style:family="paragraph">
      <style:text-properties style:font-name="Times New Roman" fo:font-size="5pt" style:font-size-asian="5pt"/>
    </style:style>
    <style:style style:name="P9309" style:parent-style-name="TableParagraph" style:family="paragraph">
      <style:text-properties style:font-name="Times New Roman" fo:font-size="5pt" style:font-size-asian="5pt"/>
    </style:style>
    <style:style style:name="P9310" style:parent-style-name="TableParagraph" style:family="paragraph">
      <style:text-properties style:font-name="Times New Roman" fo:font-size="5pt" style:font-size-asian="5pt"/>
    </style:style>
    <style:style style:name="P9311" style:parent-style-name="TableParagraph" style:family="paragraph">
      <style:text-properties style:font-name="Times New Roman" fo:font-size="5pt" style:font-size-asian="5pt"/>
    </style:style>
    <style:style style:name="P9312" style:parent-style-name="TableParagraph" style:family="paragraph">
      <style:text-properties style:font-name="Times New Roman" fo:font-size="5pt" style:font-size-asian="5pt"/>
    </style:style>
    <style:style style:name="P9313" style:parent-style-name="TableParagraph" style:family="paragraph">
      <style:text-properties style:font-name="Times New Roman" fo:font-size="5pt" style:font-size-asian="5pt"/>
    </style:style>
    <style:style style:name="P9314" style:parent-style-name="TableParagraph" style:family="paragraph">
      <style:text-properties style:font-name="Times New Roman" fo:font-size="5pt" style:font-size-asian="5pt"/>
    </style:style>
    <style:style style:name="P9315" style:parent-style-name="TableParagraph" style:family="paragraph">
      <style:text-properties style:font-name="Times New Roman" fo:font-size="5pt" style:font-size-asian="5pt"/>
    </style:style>
    <style:style style:name="P9316" style:parent-style-name="TableParagraph" style:family="paragraph">
      <style:paragraph-properties fo:margin-top="0.0097in"/>
      <style:text-properties style:font-name="Times New Roman" fo:font-size="5pt" style:font-size-asian="5pt"/>
    </style:style>
    <style:style style:name="P9317" style:parent-style-name="TableParagraph" style:family="paragraph">
      <style:paragraph-properties fo:margin-left="0.0173in">
        <style:tab-stops/>
      </style:paragraph-properties>
    </style:style>
    <style:style style:name="T9318" style:parent-style-name="Phôngmặcđịnhcủađoạnvăn" style:family="text">
      <style:text-properties fo:letter-spacing="-0.0034in" style:text-scale="105%" fo:font-size="5pt" style:font-size-asian="5pt"/>
    </style:style>
    <style:style style:name="TableCell9319" style:family="table-cell">
      <style:table-cell-properties fo:border="0.0069in solid #000000" style:writing-mode="lr-tb" fo:padding-top="0in" fo:padding-left="0in" fo:padding-bottom="0in" fo:padding-right="0in"/>
    </style:style>
    <style:style style:name="P9320" style:parent-style-name="TableParagraph" style:family="paragraph">
      <style:text-properties style:font-name="Times New Roman" fo:font-size="5pt" style:font-size-asian="5pt"/>
    </style:style>
    <style:style style:name="P9321" style:parent-style-name="TableParagraph" style:family="paragraph">
      <style:text-properties style:font-name="Times New Roman" fo:font-size="5pt" style:font-size-asian="5pt"/>
    </style:style>
    <style:style style:name="P9322" style:parent-style-name="TableParagraph" style:family="paragraph">
      <style:text-properties style:font-name="Times New Roman" fo:font-size="5pt" style:font-size-asian="5pt"/>
    </style:style>
    <style:style style:name="P9323" style:parent-style-name="TableParagraph" style:family="paragraph">
      <style:text-properties style:font-name="Times New Roman" fo:font-size="5pt" style:font-size-asian="5pt"/>
    </style:style>
    <style:style style:name="P9324" style:parent-style-name="TableParagraph" style:family="paragraph">
      <style:text-properties style:font-name="Times New Roman" fo:font-size="5pt" style:font-size-asian="5pt"/>
    </style:style>
    <style:style style:name="P9325" style:parent-style-name="TableParagraph" style:family="paragraph">
      <style:text-properties style:font-name="Times New Roman" fo:font-size="5pt" style:font-size-asian="5pt"/>
    </style:style>
    <style:style style:name="P9326" style:parent-style-name="TableParagraph" style:family="paragraph">
      <style:text-properties style:font-name="Times New Roman" fo:font-size="5pt" style:font-size-asian="5pt"/>
    </style:style>
    <style:style style:name="P9327" style:parent-style-name="TableParagraph" style:family="paragraph">
      <style:text-properties style:font-name="Times New Roman" fo:font-size="5pt" style:font-size-asian="5pt"/>
    </style:style>
    <style:style style:name="P9328" style:parent-style-name="TableParagraph" style:family="paragraph">
      <style:paragraph-properties fo:margin-top="0.0097in"/>
      <style:text-properties style:font-name="Times New Roman" fo:font-size="5pt" style:font-size-asian="5pt"/>
    </style:style>
    <style:style style:name="P9329" style:parent-style-name="TableParagraph" style:family="paragraph">
      <style:paragraph-properties fo:margin-left="0.018in">
        <style:tab-stops/>
      </style:paragraph-properties>
    </style:style>
    <style:style style:name="T9330" style:parent-style-name="Phôngmặcđịnhcủađoạnvăn" style:family="text">
      <style:text-properties fo:letter-spacing="-0.0034in" fo:font-size="5pt" style:font-size-asian="5pt"/>
    </style:style>
    <style:style style:name="TableCell9331" style:family="table-cell">
      <style:table-cell-properties fo:border="0.0069in solid #000000" style:writing-mode="lr-tb" fo:padding-top="0in" fo:padding-left="0in" fo:padding-bottom="0in" fo:padding-right="0in"/>
    </style:style>
    <style:style style:name="P9332" style:parent-style-name="TableParagraph" style:family="paragraph">
      <style:text-properties style:font-name="Times New Roman" fo:font-size="5pt" style:font-size-asian="5pt"/>
    </style:style>
    <style:style style:name="P9333" style:parent-style-name="TableParagraph" style:family="paragraph">
      <style:text-properties style:font-name="Times New Roman" fo:font-size="5pt" style:font-size-asian="5pt"/>
    </style:style>
    <style:style style:name="P9334" style:parent-style-name="TableParagraph" style:family="paragraph">
      <style:text-properties style:font-name="Times New Roman" fo:font-size="5pt" style:font-size-asian="5pt"/>
    </style:style>
    <style:style style:name="P9335" style:parent-style-name="TableParagraph" style:family="paragraph">
      <style:text-properties style:font-name="Times New Roman" fo:font-size="5pt" style:font-size-asian="5pt"/>
    </style:style>
    <style:style style:name="P9336" style:parent-style-name="TableParagraph" style:family="paragraph">
      <style:text-properties style:font-name="Times New Roman" fo:font-size="5pt" style:font-size-asian="5pt"/>
    </style:style>
    <style:style style:name="P9337" style:parent-style-name="TableParagraph" style:family="paragraph">
      <style:text-properties style:font-name="Times New Roman" fo:font-size="5pt" style:font-size-asian="5pt"/>
    </style:style>
    <style:style style:name="P9338" style:parent-style-name="TableParagraph" style:family="paragraph">
      <style:text-properties style:font-name="Times New Roman" fo:font-size="5pt" style:font-size-asian="5pt"/>
    </style:style>
    <style:style style:name="P9339" style:parent-style-name="TableParagraph" style:family="paragraph">
      <style:text-properties style:font-name="Times New Roman" fo:font-size="5pt" style:font-size-asian="5pt"/>
    </style:style>
    <style:style style:name="P9340" style:parent-style-name="TableParagraph" style:family="paragraph">
      <style:paragraph-properties fo:margin-top="0.0097in"/>
      <style:text-properties style:font-name="Times New Roman" fo:font-size="5pt" style:font-size-asian="5pt"/>
    </style:style>
    <style:style style:name="P9341" style:parent-style-name="TableParagraph" style:family="paragraph">
      <style:paragraph-properties fo:margin-left="0.0187in">
        <style:tab-stops/>
      </style:paragraph-properties>
    </style:style>
    <style:style style:name="T9342" style:parent-style-name="Phôngmặcđịnhcủađoạnvăn" style:family="text">
      <style:text-properties fo:letter-spacing="-0.0069in" style:text-scale="105%" fo:font-size="5pt" style:font-size-asian="5pt"/>
    </style:style>
    <style:style style:name="TableRow9343" style:family="table-row">
      <style:table-row-properties style:min-row-height="1.1562in" style:use-optimal-row-height="false"/>
    </style:style>
    <style:style style:name="TableCell9344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9345" style:parent-style-name="TableParagraph" style:family="paragraph">
      <style:text-properties style:font-name="Times New Roman" fo:font-size="5pt" style:font-size-asian="5pt"/>
    </style:style>
    <style:style style:name="P9346" style:parent-style-name="TableParagraph" style:family="paragraph">
      <style:text-properties style:font-name="Times New Roman" fo:font-size="5pt" style:font-size-asian="5pt"/>
    </style:style>
    <style:style style:name="P9347" style:parent-style-name="TableParagraph" style:family="paragraph">
      <style:text-properties style:font-name="Times New Roman" fo:font-size="5pt" style:font-size-asian="5pt"/>
    </style:style>
    <style:style style:name="P9348" style:parent-style-name="TableParagraph" style:family="paragraph">
      <style:text-properties style:font-name="Times New Roman" fo:font-size="5pt" style:font-size-asian="5pt"/>
    </style:style>
    <style:style style:name="P9349" style:parent-style-name="TableParagraph" style:family="paragraph">
      <style:text-properties style:font-name="Times New Roman" fo:font-size="5pt" style:font-size-asian="5pt"/>
    </style:style>
    <style:style style:name="P9350" style:parent-style-name="TableParagraph" style:family="paragraph">
      <style:paragraph-properties fo:margin-top="0.059in"/>
      <style:text-properties style:font-name="Times New Roman" fo:font-size="5pt" style:font-size-asian="5pt"/>
    </style:style>
    <style:style style:name="P9351" style:parent-style-name="TableParagraph" style:family="paragraph">
      <style:paragraph-properties fo:margin-top="0.0006in" fo:margin-left="0.0159in">
        <style:tab-stops/>
      </style:paragraph-properties>
    </style:style>
    <style:style style:name="T9352" style:parent-style-name="Phôngmặcđịnhcủađoạnvăn" style:family="text">
      <style:text-properties fo:letter-spacing="-0.0013in" fo:font-size="5pt" style:font-size-asian="5pt"/>
    </style:style>
    <style:style style:name="TableCell9353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9354" style:parent-style-name="TableParagraph" style:family="paragraph">
      <style:text-properties style:font-name="Times New Roman" fo:font-size="5pt" style:font-size-asian="5pt"/>
    </style:style>
    <style:style style:name="P9355" style:parent-style-name="TableParagraph" style:family="paragraph">
      <style:text-properties style:font-name="Times New Roman" fo:font-size="5pt" style:font-size-asian="5pt"/>
    </style:style>
    <style:style style:name="P9356" style:parent-style-name="TableParagraph" style:family="paragraph">
      <style:text-properties style:font-name="Times New Roman" fo:font-size="5pt" style:font-size-asian="5pt"/>
    </style:style>
    <style:style style:name="P9357" style:parent-style-name="TableParagraph" style:family="paragraph">
      <style:text-properties style:font-name="Times New Roman" fo:font-size="5pt" style:font-size-asian="5pt"/>
    </style:style>
    <style:style style:name="P9358" style:parent-style-name="TableParagraph" style:family="paragraph">
      <style:text-properties style:font-name="Times New Roman" fo:font-size="5pt" style:font-size-asian="5pt"/>
    </style:style>
    <style:style style:name="P9359" style:parent-style-name="TableParagraph" style:family="paragraph">
      <style:paragraph-properties fo:margin-top="0.059in"/>
      <style:text-properties style:font-name="Times New Roman" fo:font-size="5pt" style:font-size-asian="5pt"/>
    </style:style>
    <style:style style:name="P9360" style:parent-style-name="TableParagraph" style:family="paragraph">
      <style:paragraph-properties fo:margin-top="0.0006in" fo:margin-left="0.0159in">
        <style:tab-stops/>
      </style:paragraph-properties>
    </style:style>
    <style:style style:name="T9361" style:parent-style-name="Phôngmặcđịnhcủađoạnvăn" style:family="text">
      <style:text-properties fo:font-size="5pt" style:font-size-asian="5pt"/>
    </style:style>
    <style:style style:name="T9362" style:parent-style-name="Phôngmặcđịnhcủađoạnvăn" style:family="text">
      <style:text-properties fo:letter-spacing="-0.0027in" fo:font-size="5pt" style:font-size-asian="5pt"/>
    </style:style>
    <style:style style:name="T9363" style:parent-style-name="Phôngmặcđịnhcủađoạnvăn" style:family="text">
      <style:text-properties fo:letter-spacing="-0.0013in" fo:font-size="5pt" style:font-size-asian="5pt"/>
    </style:style>
    <style:style style:name="TableCell9364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9365" style:parent-style-name="TableParagraph" style:family="paragraph">
      <style:paragraph-properties fo:margin-top="0.0381in" fo:line-height="117%" fo:margin-left="0.0166in" fo:margin-right="1.575in">
        <style:tab-stops/>
      </style:paragraph-properties>
    </style:style>
    <style:style style:name="T9366" style:parent-style-name="Phôngmặcđịnhcủađoạnvăn" style:family="text">
      <style:text-properties fo:font-size="5pt" style:font-size-asian="5pt"/>
    </style:style>
    <style:style style:name="T9367" style:parent-style-name="Phôngmặcđịnhcủađoạnvăn" style:family="text">
      <style:text-properties fo:letter-spacing="-0.0027in" fo:font-size="5pt" style:font-size-asian="5pt"/>
    </style:style>
    <style:style style:name="T9368" style:parent-style-name="Phôngmặcđịnhcủađoạnvăn" style:family="text">
      <style:text-properties fo:font-size="5pt" style:font-size-asian="5pt"/>
    </style:style>
    <style:style style:name="T9369" style:parent-style-name="Phôngmặcđịnhcủađoạnvăn" style:family="text">
      <style:text-properties fo:letter-spacing="-0.0013in" fo:font-size="5pt" style:font-size-asian="5pt"/>
    </style:style>
    <style:style style:name="T9370" style:parent-style-name="Phôngmặcđịnhcủađoạnvăn" style:family="text">
      <style:text-properties fo:font-size="5pt" style:font-size-asian="5pt"/>
    </style:style>
    <style:style style:name="T9371" style:parent-style-name="Phôngmặcđịnhcủađoạnvăn" style:family="text">
      <style:text-properties fo:letter-spacing="-0.0027in" fo:font-size="5pt" style:font-size-asian="5pt"/>
    </style:style>
    <style:style style:name="T9372" style:parent-style-name="Phôngmặcđịnhcủađoạnvăn" style:family="text">
      <style:text-properties fo:font-size="5pt" style:font-size-asian="5pt"/>
    </style:style>
    <style:style style:name="T9373" style:parent-style-name="Phôngmặcđịnhcủađoạnvăn" style:family="text">
      <style:text-properties fo:letter-spacing="-0.0034in" fo:font-size="5pt" style:font-size-asian="5pt"/>
    </style:style>
    <style:style style:name="T9374" style:parent-style-name="Phôngmặcđịnhcủađoạnvăn" style:family="text">
      <style:text-properties fo:font-size="5pt" style:font-size-asian="5pt"/>
    </style:style>
    <style:style style:name="T9375" style:parent-style-name="Phôngmặcđịnhcủađoạnvăn" style:family="text">
      <style:text-properties fo:letter-spacing="-0.0013in" fo:font-size="5pt" style:font-size-asian="5pt"/>
    </style:style>
    <style:style style:name="T9376" style:parent-style-name="Phôngmặcđịnhcủađoạnvăn" style:family="text">
      <style:text-properties fo:font-size="5pt" style:font-size-asian="5pt"/>
    </style:style>
    <style:style style:name="T9377" style:parent-style-name="Phôngmặcđịnhcủađoạnvăn" style:family="text">
      <style:text-properties fo:letter-spacing="-0.0013in" fo:font-size="5pt" style:font-size-asian="5pt"/>
    </style:style>
    <style:style style:name="T9378" style:parent-style-name="Phôngmặcđịnhcủađoạnvăn" style:family="text">
      <style:text-properties fo:font-size="5pt" style:font-size-asian="5pt"/>
    </style:style>
    <style:style style:name="T9379" style:parent-style-name="Phôngmặcđịnhcủađoạnvăn" style:family="text">
      <style:text-properties fo:letter-spacing="-0.0027in" fo:font-size="5pt" style:font-size-asian="5pt"/>
    </style:style>
    <style:style style:name="T9380" style:parent-style-name="Phôngmặcđịnhcủađoạnvăn" style:family="text">
      <style:text-properties fo:font-size="5pt" style:font-size-asian="5pt"/>
    </style:style>
    <style:style style:name="T9381" style:parent-style-name="Phôngmặcđịnhcủađoạnvăn" style:family="text">
      <style:text-properties fo:letter-spacing="-0.0027in" fo:font-size="5pt" style:font-size-asian="5pt"/>
    </style:style>
    <style:style style:name="T9382" style:parent-style-name="Phôngmặcđịnhcủađoạnvăn" style:family="text">
      <style:text-properties fo:font-size="5pt" style:font-size-asian="5pt"/>
    </style:style>
    <style:style style:name="T9383" style:parent-style-name="Phôngmặcđịnhcủađoạnvăn" style:family="text">
      <style:text-properties fo:letter-spacing="-0.0034in" fo:font-size="5pt" style:font-size-asian="5pt"/>
    </style:style>
    <style:style style:name="T9384" style:parent-style-name="Phôngmặcđịnhcủađoạnvăn" style:family="text">
      <style:text-properties fo:font-size="5pt" style:font-size-asian="5pt"/>
    </style:style>
    <style:style style:name="T9385" style:parent-style-name="Phôngmặcđịnhcủađoạnvăn" style:family="text">
      <style:text-properties fo:letter-spacing="-0.0013in" fo:font-size="5pt" style:font-size-asian="5pt"/>
    </style:style>
    <style:style style:name="T9386" style:parent-style-name="Phôngmặcđịnhcủađoạnvăn" style:family="text">
      <style:text-properties fo:font-size="5pt" style:font-size-asian="5pt"/>
    </style:style>
    <style:style style:name="T9387" style:parent-style-name="Phôngmặcđịnhcủađoạnvăn" style:family="text">
      <style:text-properties fo:letter-spacing="-0.0027in" fo:font-size="5pt" style:font-size-asian="5pt"/>
    </style:style>
    <style:style style:name="T9388" style:parent-style-name="Phôngmặcđịnhcủađoạnvăn" style:family="text">
      <style:text-properties fo:font-size="5pt" style:font-size-asian="5pt"/>
    </style:style>
    <style:style style:name="T9389" style:parent-style-name="Phôngmặcđịnhcủađoạnvăn" style:family="text">
      <style:text-properties fo:letter-spacing="-0.0013in" fo:font-size="5pt" style:font-size-asian="5pt"/>
    </style:style>
    <style:style style:name="T9390" style:parent-style-name="Phôngmặcđịnhcủađoạnvăn" style:family="text">
      <style:text-properties fo:font-size="5pt" style:font-size-asian="5pt"/>
    </style:style>
    <style:style style:name="T9391" style:parent-style-name="Phôngmặcđịnhcủađoạnvăn" style:family="text">
      <style:text-properties fo:letter-spacing="-0.0013in" fo:font-size="5pt" style:font-size-asian="5pt"/>
    </style:style>
    <style:style style:name="T9392" style:parent-style-name="Phôngmặcđịnhcủađoạnvăn" style:family="text">
      <style:text-properties fo:font-size="5pt" style:font-size-asian="5pt"/>
    </style:style>
    <style:style style:name="T9393" style:parent-style-name="Phôngmặcđịnhcủađoạnvăn" style:family="text">
      <style:text-properties fo:letter-spacing="-0.0027in" fo:font-size="5pt" style:font-size-asian="5pt"/>
    </style:style>
    <style:style style:name="T9394" style:parent-style-name="Phôngmặcđịnhcủađoạnvăn" style:family="text">
      <style:text-properties fo:font-size="5pt" style:font-size-asian="5pt"/>
    </style:style>
    <style:style style:name="T9395" style:parent-style-name="Phôngmặcđịnhcủađoạnvăn" style:family="text">
      <style:text-properties fo:letter-spacing="-0.0013in" fo:font-size="5pt" style:font-size-asian="5pt"/>
    </style:style>
    <style:style style:name="T9396" style:parent-style-name="Phôngmặcđịnhcủađoạnvăn" style:family="text">
      <style:text-properties fo:font-size="5pt" style:font-size-asian="5pt"/>
    </style:style>
    <style:style style:name="T9397" style:parent-style-name="Phôngmặcđịnhcủađoạnvăn" style:family="text">
      <style:text-properties fo:letter-spacing="-0.0013in" fo:font-size="5pt" style:font-size-asian="5pt"/>
    </style:style>
    <style:style style:name="T9398" style:parent-style-name="Phôngmặcđịnhcủađoạnvăn" style:family="text">
      <style:text-properties fo:font-size="5pt" style:font-size-asian="5pt"/>
    </style:style>
    <style:style style:name="T9399" style:parent-style-name="Phôngmặcđịnhcủađoạnvăn" style:family="text">
      <style:text-properties fo:letter-spacing="-0.0027in" fo:font-size="5pt" style:font-size-asian="5pt"/>
    </style:style>
    <style:style style:name="T9400" style:parent-style-name="Phôngmặcđịnhcủađoạnvăn" style:family="text">
      <style:text-properties fo:font-size="5pt" style:font-size-asian="5pt"/>
    </style:style>
    <style:style style:name="T9401" style:parent-style-name="Phôngmặcđịnhcủađoạnvăn" style:family="text">
      <style:text-properties fo:letter-spacing="-0.0027in" fo:font-size="5pt" style:font-size-asian="5pt"/>
    </style:style>
    <style:style style:name="T9402" style:parent-style-name="Phôngmặcđịnhcủađoạnvăn" style:family="text">
      <style:text-properties fo:font-size="5pt" style:font-size-asian="5pt"/>
    </style:style>
    <style:style style:name="T9403" style:parent-style-name="Phôngmặcđịnhcủađoạnvăn" style:family="text">
      <style:text-properties fo:letter-spacing="-0.0027in" fo:font-size="5pt" style:font-size-asian="5pt"/>
    </style:style>
    <style:style style:name="T9404" style:parent-style-name="Phôngmặcđịnhcủađoạnvăn" style:family="text">
      <style:text-properties fo:font-size="5pt" style:font-size-asian="5pt"/>
    </style:style>
    <style:style style:name="T9405" style:parent-style-name="Phôngmặcđịnhcủađoạnvăn" style:family="text">
      <style:text-properties fo:letter-spacing="-0.0027in" fo:font-size="5pt" style:font-size-asian="5pt"/>
    </style:style>
    <style:style style:name="T9406" style:parent-style-name="Phôngmặcđịnhcủađoạnvăn" style:family="text">
      <style:text-properties fo:font-size="5pt" style:font-size-asian="5pt"/>
    </style:style>
    <style:style style:name="T9407" style:parent-style-name="Phôngmặcđịnhcủađoạnvăn" style:family="text">
      <style:text-properties fo:letter-spacing="-0.0034in" fo:font-size="5pt" style:font-size-asian="5pt"/>
    </style:style>
    <style:style style:name="T9408" style:parent-style-name="Phôngmặcđịnhcủađoạnvăn" style:family="text">
      <style:text-properties fo:font-size="5pt" style:font-size-asian="5pt"/>
    </style:style>
    <style:style style:name="T9409" style:parent-style-name="Phôngmặcđịnhcủađoạnvăn" style:family="text">
      <style:text-properties fo:letter-spacing="-0.0027in" fo:font-size="5pt" style:font-size-asian="5pt"/>
    </style:style>
    <style:style style:name="T9410" style:parent-style-name="Phôngmặcđịnhcủađoạnvăn" style:family="text">
      <style:text-properties fo:font-size="5pt" style:font-size-asian="5pt"/>
    </style:style>
    <style:style style:name="T9411" style:parent-style-name="Phôngmặcđịnhcủađoạnvăn" style:family="text">
      <style:text-properties fo:letter-spacing="-0.0013in" fo:font-size="5pt" style:font-size-asian="5pt"/>
    </style:style>
    <style:style style:name="T9412" style:parent-style-name="Phôngmặcđịnhcủađoạnvăn" style:family="text">
      <style:text-properties fo:font-size="5pt" style:font-size-asian="5pt"/>
    </style:style>
    <style:style style:name="T9413" style:parent-style-name="Phôngmặcđịnhcủađoạnvăn" style:family="text">
      <style:text-properties fo:letter-spacing="0.0277in" fo:font-size="5pt" style:font-size-asian="5pt"/>
    </style:style>
    <style:style style:name="T9414" style:parent-style-name="Phôngmặcđịnhcủađoạnvăn" style:family="text">
      <style:text-properties fo:font-size="5pt" style:font-size-asian="5pt"/>
    </style:style>
    <style:style style:name="T9415" style:parent-style-name="Phôngmặcđịnhcủađoạnvăn" style:family="text">
      <style:text-properties fo:letter-spacing="-0.0006in" fo:font-size="5pt" style:font-size-asian="5pt"/>
    </style:style>
    <style:style style:name="T9416" style:parent-style-name="Phôngmặcđịnhcủađoạnvăn" style:family="text">
      <style:text-properties fo:font-size="5pt" style:font-size-asian="5pt"/>
    </style:style>
    <style:style style:name="P9417" style:parent-style-name="TableParagraph" style:family="paragraph">
      <style:paragraph-properties fo:margin-left="0.0166in">
        <style:tab-stops/>
      </style:paragraph-properties>
    </style:style>
    <style:style style:name="T9418" style:parent-style-name="Phôngmặcđịnhcủađoạnvăn" style:family="text">
      <style:text-properties fo:font-size="5pt" style:font-size-asian="5pt"/>
    </style:style>
    <style:style style:name="T9419" style:parent-style-name="Phôngmặcđịnhcủađoạnvăn" style:family="text">
      <style:text-properties fo:letter-spacing="-0.0027in" fo:font-size="5pt" style:font-size-asian="5pt"/>
    </style:style>
    <style:style style:name="T9420" style:parent-style-name="Phôngmặcđịnhcủađoạnvăn" style:family="text">
      <style:text-properties fo:font-size="5pt" style:font-size-asian="5pt"/>
    </style:style>
    <style:style style:name="T9421" style:parent-style-name="Phôngmặcđịnhcủađoạnvăn" style:family="text">
      <style:text-properties fo:letter-spacing="-0.0027in" fo:font-size="5pt" style:font-size-asian="5pt"/>
    </style:style>
    <style:style style:name="T9422" style:parent-style-name="Phôngmặcđịnhcủađoạnvăn" style:family="text">
      <style:text-properties fo:font-size="5pt" style:font-size-asian="5pt"/>
    </style:style>
    <style:style style:name="T9423" style:parent-style-name="Phôngmặcđịnhcủađoạnvăn" style:family="text">
      <style:text-properties fo:letter-spacing="-0.0027in" fo:font-size="5pt" style:font-size-asian="5pt"/>
    </style:style>
    <style:style style:name="T9424" style:parent-style-name="Phôngmặcđịnhcủađoạnvăn" style:family="text">
      <style:text-properties fo:font-size="5pt" style:font-size-asian="5pt"/>
    </style:style>
    <style:style style:name="T9425" style:parent-style-name="Phôngmặcđịnhcủađoạnvăn" style:family="text">
      <style:text-properties fo:letter-spacing="-0.0013in" fo:font-size="5pt" style:font-size-asian="5pt"/>
    </style:style>
    <style:style style:name="T9426" style:parent-style-name="Phôngmặcđịnhcủađoạnvăn" style:family="text">
      <style:text-properties fo:font-size="5pt" style:font-size-asian="5pt"/>
    </style:style>
    <style:style style:name="T9427" style:parent-style-name="Phôngmặcđịnhcủađoạnvăn" style:family="text">
      <style:text-properties fo:letter-spacing="-0.0027in" fo:font-size="5pt" style:font-size-asian="5pt"/>
    </style:style>
    <style:style style:name="T9428" style:parent-style-name="Phôngmặcđịnhcủađoạnvăn" style:family="text">
      <style:text-properties fo:font-size="5pt" style:font-size-asian="5pt"/>
    </style:style>
    <style:style style:name="T9429" style:parent-style-name="Phôngmặcđịnhcủađoạnvăn" style:family="text">
      <style:text-properties fo:letter-spacing="-0.0027in" fo:font-size="5pt" style:font-size-asian="5pt"/>
    </style:style>
    <style:style style:name="T9430" style:parent-style-name="Phôngmặcđịnhcủađoạnvăn" style:family="text">
      <style:text-properties fo:font-size="5pt" style:font-size-asian="5pt"/>
    </style:style>
    <style:style style:name="T9431" style:parent-style-name="Phôngmặcđịnhcủađoạnvăn" style:family="text">
      <style:text-properties fo:letter-spacing="-0.0027in" fo:font-size="5pt" style:font-size-asian="5pt"/>
    </style:style>
    <style:style style:name="T9432" style:parent-style-name="Phôngmặcđịnhcủađoạnvăn" style:family="text">
      <style:text-properties fo:font-size="5pt" style:font-size-asian="5pt"/>
    </style:style>
    <style:style style:name="T9433" style:parent-style-name="Phôngmặcđịnhcủađoạnvăn" style:family="text">
      <style:text-properties fo:letter-spacing="-0.0013in" fo:font-size="5pt" style:font-size-asian="5pt"/>
    </style:style>
    <style:style style:name="T9434" style:parent-style-name="Phôngmặcđịnhcủađoạnvăn" style:family="text">
      <style:text-properties fo:letter-spacing="-0.0027in" fo:font-size="5pt" style:font-size-asian="5pt"/>
    </style:style>
    <style:style style:name="P9435" style:parent-style-name="TableParagraph" style:family="paragraph">
      <style:paragraph-properties fo:margin-top="0.0152in" fo:margin-left="0.0166in">
        <style:tab-stops/>
      </style:paragraph-properties>
    </style:style>
    <style:style style:name="T9436" style:parent-style-name="Phôngmặcđịnhcủađoạnvăn" style:family="text">
      <style:text-properties fo:font-size="5pt" style:font-size-asian="5pt"/>
    </style:style>
    <style:style style:name="T9437" style:parent-style-name="Phôngmặcđịnhcủađoạnvăn" style:family="text">
      <style:text-properties fo:letter-spacing="-0.0034in" fo:font-size="5pt" style:font-size-asian="5pt"/>
    </style:style>
    <style:style style:name="T9438" style:parent-style-name="Phôngmặcđịnhcủađoạnvăn" style:family="text">
      <style:text-properties fo:font-size="5pt" style:font-size-asian="5pt"/>
    </style:style>
    <style:style style:name="T9439" style:parent-style-name="Phôngmặcđịnhcủađoạnvăn" style:family="text">
      <style:text-properties fo:letter-spacing="-0.0034in" fo:font-size="5pt" style:font-size-asian="5pt"/>
    </style:style>
    <style:style style:name="T9440" style:parent-style-name="Phôngmặcđịnhcủađoạnvăn" style:family="text">
      <style:text-properties fo:font-size="5pt" style:font-size-asian="5pt"/>
    </style:style>
    <style:style style:name="T9441" style:parent-style-name="Phôngmặcđịnhcủađoạnvăn" style:family="text">
      <style:text-properties fo:letter-spacing="-0.0034in" fo:font-size="5pt" style:font-size-asian="5pt"/>
    </style:style>
    <style:style style:name="T9442" style:parent-style-name="Phôngmặcđịnhcủađoạnvăn" style:family="text">
      <style:text-properties fo:font-size="5pt" style:font-size-asian="5pt"/>
    </style:style>
    <style:style style:name="T9443" style:parent-style-name="Phôngmặcđịnhcủađoạnvăn" style:family="text">
      <style:text-properties fo:letter-spacing="-0.0034in" fo:font-size="5pt" style:font-size-asian="5pt"/>
    </style:style>
    <style:style style:name="T9444" style:parent-style-name="Phôngmặcđịnhcủađoạnvăn" style:family="text">
      <style:text-properties fo:font-size="5pt" style:font-size-asian="5pt"/>
    </style:style>
    <style:style style:name="T9445" style:parent-style-name="Phôngmặcđịnhcủađoạnvăn" style:family="text">
      <style:text-properties fo:letter-spacing="-0.0027in" fo:font-size="5pt" style:font-size-asian="5pt"/>
    </style:style>
    <style:style style:name="T9446" style:parent-style-name="Phôngmặcđịnhcủađoạnvăn" style:family="text">
      <style:text-properties fo:font-size="5pt" style:font-size-asian="5pt"/>
    </style:style>
    <style:style style:name="T9447" style:parent-style-name="Phôngmặcđịnhcủađoạnvăn" style:family="text">
      <style:text-properties fo:letter-spacing="-0.0027in" fo:font-size="5pt" style:font-size-asian="5pt"/>
    </style:style>
    <style:style style:name="T9448" style:parent-style-name="Phôngmặcđịnhcủađoạnvăn" style:family="text">
      <style:text-properties fo:font-size="5pt" style:font-size-asian="5pt"/>
    </style:style>
    <style:style style:name="T9449" style:parent-style-name="Phôngmặcđịnhcủađoạnvăn" style:family="text">
      <style:text-properties fo:letter-spacing="-0.0041in" fo:font-size="5pt" style:font-size-asian="5pt"/>
    </style:style>
    <style:style style:name="T9450" style:parent-style-name="Phôngmặcđịnhcủađoạnvăn" style:family="text">
      <style:text-properties fo:letter-spacing="-0.0013in" fo:font-size="5pt" style:font-size-asian="5pt"/>
    </style:style>
    <style:style style:name="P9451" style:parent-style-name="TableParagraph" style:family="paragraph">
      <style:paragraph-properties fo:margin-top="0.0152in" fo:margin-left="0.0166in">
        <style:tab-stops/>
      </style:paragraph-properties>
    </style:style>
    <style:style style:name="T9452" style:parent-style-name="Phôngmặcđịnhcủađoạnvăn" style:family="text">
      <style:text-properties fo:font-size="5pt" style:font-size-asian="5pt"/>
    </style:style>
    <style:style style:name="T9453" style:parent-style-name="Phôngmặcđịnhcủađoạnvăn" style:family="text">
      <style:text-properties fo:letter-spacing="-0.0034in" fo:font-size="5pt" style:font-size-asian="5pt"/>
    </style:style>
    <style:style style:name="T9454" style:parent-style-name="Phôngmặcđịnhcủađoạnvăn" style:family="text">
      <style:text-properties fo:font-size="5pt" style:font-size-asian="5pt"/>
    </style:style>
    <style:style style:name="T9455" style:parent-style-name="Phôngmặcđịnhcủađoạnvăn" style:family="text">
      <style:text-properties fo:letter-spacing="-0.0027in" fo:font-size="5pt" style:font-size-asian="5pt"/>
    </style:style>
    <style:style style:name="T9456" style:parent-style-name="Phôngmặcđịnhcủađoạnvăn" style:family="text">
      <style:text-properties fo:font-size="5pt" style:font-size-asian="5pt"/>
    </style:style>
    <style:style style:name="T9457" style:parent-style-name="Phôngmặcđịnhcủađoạnvăn" style:family="text">
      <style:text-properties fo:letter-spacing="-0.0041in" fo:font-size="5pt" style:font-size-asian="5pt"/>
    </style:style>
    <style:style style:name="T9458" style:parent-style-name="Phôngmặcđịnhcủađoạnvăn" style:family="text">
      <style:text-properties fo:font-size="5pt" style:font-size-asian="5pt"/>
    </style:style>
    <style:style style:name="T9459" style:parent-style-name="Phôngmặcđịnhcủađoạnvăn" style:family="text">
      <style:text-properties fo:letter-spacing="-0.0027in" fo:font-size="5pt" style:font-size-asian="5pt"/>
    </style:style>
    <style:style style:name="T9460" style:parent-style-name="Phôngmặcđịnhcủađoạnvăn" style:family="text">
      <style:text-properties fo:font-size="5pt" style:font-size-asian="5pt"/>
    </style:style>
    <style:style style:name="T9461" style:parent-style-name="Phôngmặcđịnhcủađoạnvăn" style:family="text">
      <style:text-properties fo:letter-spacing="-0.0034in" fo:font-size="5pt" style:font-size-asian="5pt"/>
    </style:style>
    <style:style style:name="T9462" style:parent-style-name="Phôngmặcđịnhcủađoạnvăn" style:family="text">
      <style:text-properties fo:font-size="5pt" style:font-size-asian="5pt"/>
    </style:style>
    <style:style style:name="T9463" style:parent-style-name="Phôngmặcđịnhcủađoạnvăn" style:family="text">
      <style:text-properties fo:letter-spacing="-0.0034in" fo:font-size="5pt" style:font-size-asian="5pt"/>
    </style:style>
    <style:style style:name="T9464" style:parent-style-name="Phôngmặcđịnhcủađoạnvăn" style:family="text">
      <style:text-properties fo:font-size="5pt" style:font-size-asian="5pt"/>
    </style:style>
    <style:style style:name="T9465" style:parent-style-name="Phôngmặcđịnhcủađoạnvăn" style:family="text">
      <style:text-properties fo:letter-spacing="-0.0034in" fo:font-size="5pt" style:font-size-asian="5pt"/>
    </style:style>
    <style:style style:name="T9466" style:parent-style-name="Phôngmặcđịnhcủađoạnvăn" style:family="text">
      <style:text-properties fo:font-size="5pt" style:font-size-asian="5pt"/>
    </style:style>
    <style:style style:name="T9467" style:parent-style-name="Phôngmặcđịnhcủađoạnvăn" style:family="text">
      <style:text-properties fo:letter-spacing="-0.0027in" fo:font-size="5pt" style:font-size-asian="5pt"/>
    </style:style>
    <style:style style:name="T9468" style:parent-style-name="Phôngmặcđịnhcủađoạnvăn" style:family="text">
      <style:text-properties fo:letter-spacing="-0.0013in" fo:font-size="5pt" style:font-size-asian="5pt"/>
    </style:style>
    <style:style style:name="P9469" style:parent-style-name="TableParagraph" style:family="paragraph">
      <style:paragraph-properties fo:margin-top="0.0152in" fo:line-height="117%" fo:margin-left="0.0166in" fo:margin-right="3.5986in">
        <style:tab-stops/>
      </style:paragraph-properties>
    </style:style>
    <style:style style:name="T9470" style:parent-style-name="Phôngmặcđịnhcủađoạnvăn" style:family="text">
      <style:text-properties fo:font-size="5pt" style:font-size-asian="5pt"/>
    </style:style>
    <style:style style:name="T9471" style:parent-style-name="Phôngmặcđịnhcủađoạnvăn" style:family="text">
      <style:text-properties fo:letter-spacing="0.0277in" fo:font-size="5pt" style:font-size-asian="5pt"/>
    </style:style>
    <style:style style:name="T9472" style:parent-style-name="Phôngmặcđịnhcủađoạnvăn" style:family="text">
      <style:text-properties fo:font-size="5pt" style:font-size-asian="5pt"/>
    </style:style>
    <style:style style:name="P9473" style:parent-style-name="TableParagraph" style:family="paragraph">
      <style:paragraph-properties fo:margin-left="0.0166in">
        <style:tab-stops/>
      </style:paragraph-properties>
    </style:style>
    <style:style style:name="T9474" style:parent-style-name="Phôngmặcđịnhcủađoạnvăn" style:family="text">
      <style:text-properties fo:font-size="5pt" style:font-size-asian="5pt"/>
    </style:style>
    <style:style style:name="T9475" style:parent-style-name="Phôngmặcđịnhcủađoạnvăn" style:family="text">
      <style:text-properties fo:letter-spacing="-0.0006in" fo:font-size="5pt" style:font-size-asian="5pt"/>
    </style:style>
    <style:style style:name="T9476" style:parent-style-name="Phôngmặcđịnhcủađoạnvăn" style:family="text">
      <style:text-properties fo:font-size="5pt" style:font-size-asian="5pt"/>
    </style:style>
    <style:style style:name="T9477" style:parent-style-name="Phôngmặcđịnhcủađoạnvăn" style:family="text">
      <style:text-properties fo:letter-spacing="-0.0006in" fo:font-size="5pt" style:font-size-asian="5pt"/>
    </style:style>
    <style:style style:name="T9478" style:parent-style-name="Phôngmặcđịnhcủađoạnvăn" style:family="text">
      <style:text-properties fo:font-size="5pt" style:font-size-asian="5pt"/>
    </style:style>
    <style:style style:name="T9479" style:parent-style-name="Phôngmặcđịnhcủađoạnvăn" style:family="text">
      <style:text-properties fo:letter-spacing="-0.0013in" fo:font-size="5pt" style:font-size-asian="5pt"/>
    </style:style>
    <style:style style:name="T9480" style:parent-style-name="Phôngmặcđịnhcủađoạnvăn" style:family="text">
      <style:text-properties fo:font-size="5pt" style:font-size-asian="5pt"/>
    </style:style>
    <style:style style:name="T9481" style:parent-style-name="Phôngmặcđịnhcủađoạnvăn" style:family="text">
      <style:text-properties fo:letter-spacing="-0.0013in" fo:font-size="5pt" style:font-size-asian="5pt"/>
    </style:style>
    <style:style style:name="P9482" style:parent-style-name="TableParagraph" style:family="paragraph">
      <style:paragraph-properties fo:margin-top="0.0152in" fo:margin-left="0.0166in">
        <style:tab-stops/>
      </style:paragraph-properties>
    </style:style>
    <style:style style:name="T9483" style:parent-style-name="Phôngmặcđịnhcủađoạnvăn" style:family="text">
      <style:text-properties fo:font-size="5pt" style:font-size-asian="5pt"/>
    </style:style>
    <style:style style:name="T9484" style:parent-style-name="Phôngmặcđịnhcủađoạnvăn" style:family="text">
      <style:text-properties fo:letter-spacing="-0.0013in" fo:font-size="5pt" style:font-size-asian="5pt"/>
    </style:style>
    <style:style style:name="T9485" style:parent-style-name="Phôngmặcđịnhcủađoạnvăn" style:family="text">
      <style:text-properties fo:font-size="5pt" style:font-size-asian="5pt"/>
    </style:style>
    <style:style style:name="T9486" style:parent-style-name="Phôngmặcđịnhcủađoạnvăn" style:family="text">
      <style:text-properties fo:letter-spacing="-0.0013in" fo:font-size="5pt" style:font-size-asian="5pt"/>
    </style:style>
    <style:style style:name="T9487" style:parent-style-name="Phôngmặcđịnhcủađoạnvăn" style:family="text">
      <style:text-properties fo:font-size="5pt" style:font-size-asian="5pt"/>
    </style:style>
    <style:style style:name="T9488" style:parent-style-name="Phôngmặcđịnhcủađoạnvăn" style:family="text">
      <style:text-properties fo:letter-spacing="-0.0013in" fo:font-size="5pt" style:font-size-asian="5pt"/>
    </style:style>
    <style:style style:name="T9489" style:parent-style-name="Phôngmặcđịnhcủađoạnvăn" style:family="text">
      <style:text-properties fo:font-size="5pt" style:font-size-asian="5pt"/>
    </style:style>
    <style:style style:name="T9490" style:parent-style-name="Phôngmặcđịnhcủađoạnvăn" style:family="text">
      <style:text-properties fo:letter-spacing="-0.002in" fo:font-size="5pt" style:font-size-asian="5pt"/>
    </style:style>
    <style:style style:name="T9491" style:parent-style-name="Phôngmặcđịnhcủađoạnvăn" style:family="text">
      <style:text-properties fo:font-size="5pt" style:font-size-asian="5pt"/>
    </style:style>
    <style:style style:name="T9492" style:parent-style-name="Phôngmặcđịnhcủađoạnvăn" style:family="text">
      <style:text-properties fo:letter-spacing="-0.0006in" fo:font-size="5pt" style:font-size-asian="5pt"/>
    </style:style>
    <style:style style:name="T9493" style:parent-style-name="Phôngmặcđịnhcủađoạnvăn" style:family="text">
      <style:text-properties fo:font-size="5pt" style:font-size-asian="5pt"/>
    </style:style>
    <style:style style:name="T9494" style:parent-style-name="Phôngmặcđịnhcủađoạnvăn" style:family="text">
      <style:text-properties fo:letter-spacing="-0.0013in" fo:font-size="5pt" style:font-size-asian="5pt"/>
    </style:style>
    <style:style style:name="T9495" style:parent-style-name="Phôngmặcđịnhcủađoạnvăn" style:family="text">
      <style:text-properties fo:font-size="5pt" style:font-size-asian="5pt"/>
    </style:style>
    <style:style style:name="T9496" style:parent-style-name="Phôngmặcđịnhcủađoạnvăn" style:family="text">
      <style:text-properties fo:letter-spacing="-0.0013in" fo:font-size="5pt" style:font-size-asian="5pt"/>
    </style:style>
    <style:style style:name="T9497" style:parent-style-name="Phôngmặcđịnhcủađoạnvăn" style:family="text">
      <style:text-properties fo:font-size="5pt" style:font-size-asian="5pt"/>
    </style:style>
    <style:style style:name="T9498" style:parent-style-name="Phôngmặcđịnhcủađoạnvăn" style:family="text">
      <style:text-properties fo:letter-spacing="-0.0013in" fo:font-size="5pt" style:font-size-asian="5pt"/>
    </style:style>
    <style:style style:name="T9499" style:parent-style-name="Phôngmặcđịnhcủađoạnvăn" style:family="text">
      <style:text-properties fo:font-size="5pt" style:font-size-asian="5pt"/>
    </style:style>
    <style:style style:name="T9500" style:parent-style-name="Phôngmặcđịnhcủađoạnvăn" style:family="text">
      <style:text-properties fo:letter-spacing="-0.0013in" fo:font-size="5pt" style:font-size-asian="5pt"/>
    </style:style>
    <style:style style:name="T9501" style:parent-style-name="Phôngmặcđịnhcủađoạnvăn" style:family="text">
      <style:text-properties fo:font-size="5pt" style:font-size-asian="5pt"/>
    </style:style>
    <style:style style:name="T9502" style:parent-style-name="Phôngmặcđịnhcủađoạnvăn" style:family="text">
      <style:text-properties fo:letter-spacing="-0.0013in" fo:font-size="5pt" style:font-size-asian="5pt"/>
    </style:style>
    <style:style style:name="P9503" style:parent-style-name="TableParagraph" style:family="paragraph">
      <style:paragraph-properties fo:margin-top="0.0152in" fo:margin-left="0.0166in">
        <style:tab-stops/>
      </style:paragraph-properties>
    </style:style>
    <style:style style:name="T9504" style:parent-style-name="Phôngmặcđịnhcủađoạnvăn" style:family="text">
      <style:text-properties fo:font-size="5pt" style:font-size-asian="5pt"/>
    </style:style>
    <style:style style:name="T9505" style:parent-style-name="Phôngmặcđịnhcủađoạnvăn" style:family="text">
      <style:text-properties fo:letter-spacing="-0.0041in" fo:font-size="5pt" style:font-size-asian="5pt"/>
    </style:style>
    <style:style style:name="T9506" style:parent-style-name="Phôngmặcđịnhcủađoạnvăn" style:family="text">
      <style:text-properties fo:font-size="5pt" style:font-size-asian="5pt"/>
    </style:style>
    <style:style style:name="T9507" style:parent-style-name="Phôngmặcđịnhcủađoạnvăn" style:family="text">
      <style:text-properties fo:letter-spacing="-0.0041in" fo:font-size="5pt" style:font-size-asian="5pt"/>
    </style:style>
    <style:style style:name="T9508" style:parent-style-name="Phôngmặcđịnhcủađoạnvăn" style:family="text">
      <style:text-properties fo:font-size="5pt" style:font-size-asian="5pt"/>
    </style:style>
    <style:style style:name="T9509" style:parent-style-name="Phôngmặcđịnhcủađoạnvăn" style:family="text">
      <style:text-properties fo:letter-spacing="-0.0034in" fo:font-size="5pt" style:font-size-asian="5pt"/>
    </style:style>
    <style:style style:name="T9510" style:parent-style-name="Phôngmặcđịnhcủađoạnvăn" style:family="text">
      <style:text-properties fo:font-size="5pt" style:font-size-asian="5pt"/>
    </style:style>
    <style:style style:name="T9511" style:parent-style-name="Phôngmặcđịnhcủađoạnvăn" style:family="text">
      <style:text-properties fo:letter-spacing="-0.0041in" fo:font-size="5pt" style:font-size-asian="5pt"/>
    </style:style>
    <style:style style:name="T9512" style:parent-style-name="Phôngmặcđịnhcủađoạnvăn" style:family="text">
      <style:text-properties fo:font-size="5pt" style:font-size-asian="5pt"/>
    </style:style>
    <style:style style:name="T9513" style:parent-style-name="Phôngmặcđịnhcủađoạnvăn" style:family="text">
      <style:text-properties fo:letter-spacing="-0.0041in" fo:font-size="5pt" style:font-size-asian="5pt"/>
    </style:style>
    <style:style style:name="T9514" style:parent-style-name="Phôngmặcđịnhcủađoạnvăn" style:family="text">
      <style:text-properties fo:font-size="5pt" style:font-size-asian="5pt"/>
    </style:style>
    <style:style style:name="T9515" style:parent-style-name="Phôngmặcđịnhcủađoạnvăn" style:family="text">
      <style:text-properties fo:letter-spacing="-0.0034in" fo:font-size="5pt" style:font-size-asian="5pt"/>
    </style:style>
    <style:style style:name="T9516" style:parent-style-name="Phôngmặcđịnhcủađoạnvăn" style:family="text">
      <style:text-properties fo:font-size="5pt" style:font-size-asian="5pt"/>
    </style:style>
    <style:style style:name="T9517" style:parent-style-name="Phôngmặcđịnhcủađoạnvăn" style:family="text">
      <style:text-properties fo:letter-spacing="-0.0041in" fo:font-size="5pt" style:font-size-asian="5pt"/>
    </style:style>
    <style:style style:name="T9518" style:parent-style-name="Phôngmặcđịnhcủađoạnvăn" style:family="text">
      <style:text-properties fo:font-size="5pt" style:font-size-asian="5pt"/>
    </style:style>
    <style:style style:name="T9519" style:parent-style-name="Phôngmặcđịnhcủađoạnvăn" style:family="text">
      <style:text-properties fo:letter-spacing="-0.0041in" fo:font-size="5pt" style:font-size-asian="5pt"/>
    </style:style>
    <style:style style:name="T9520" style:parent-style-name="Phôngmặcđịnhcủađoạnvăn" style:family="text">
      <style:text-properties fo:font-size="5pt" style:font-size-asian="5pt"/>
    </style:style>
    <style:style style:name="T9521" style:parent-style-name="Phôngmặcđịnhcủađoạnvăn" style:family="text">
      <style:text-properties fo:letter-spacing="-0.0034in" fo:font-size="5pt" style:font-size-asian="5pt"/>
    </style:style>
    <style:style style:name="T9522" style:parent-style-name="Phôngmặcđịnhcủađoạnvăn" style:family="text">
      <style:text-properties fo:font-size="5pt" style:font-size-asian="5pt"/>
    </style:style>
    <style:style style:name="T9523" style:parent-style-name="Phôngmặcđịnhcủađoạnvăn" style:family="text">
      <style:text-properties fo:letter-spacing="-0.0034in" fo:font-size="5pt" style:font-size-asian="5pt"/>
    </style:style>
    <style:style style:name="T9524" style:parent-style-name="Phôngmặcđịnhcủađoạnvăn" style:family="text">
      <style:text-properties fo:font-size="5pt" style:font-size-asian="5pt"/>
    </style:style>
    <style:style style:name="T9525" style:parent-style-name="Phôngmặcđịnhcủađoạnvăn" style:family="text">
      <style:text-properties fo:letter-spacing="-0.0034in" fo:font-size="5pt" style:font-size-asian="5pt"/>
    </style:style>
    <style:style style:name="T9526" style:parent-style-name="Phôngmặcđịnhcủađoạnvăn" style:family="text">
      <style:text-properties fo:font-size="5pt" style:font-size-asian="5pt"/>
    </style:style>
    <style:style style:name="T9527" style:parent-style-name="Phôngmặcđịnhcủađoạnvăn" style:family="text">
      <style:text-properties fo:letter-spacing="-0.0041in" fo:font-size="5pt" style:font-size-asian="5pt"/>
    </style:style>
    <style:style style:name="T9528" style:parent-style-name="Phôngmặcđịnhcủađoạnvăn" style:family="text">
      <style:text-properties fo:letter-spacing="-0.0013in" fo:font-size="5pt" style:font-size-asian="5pt"/>
    </style:style>
    <style:style style:name="P9529" style:parent-style-name="TableParagraph" style:family="paragraph">
      <style:paragraph-properties fo:margin-top="0.0152in" fo:margin-left="0.0166in">
        <style:tab-stops/>
      </style:paragraph-properties>
    </style:style>
    <style:style style:name="T9530" style:parent-style-name="Phôngmặcđịnhcủađoạnvăn" style:family="text">
      <style:text-properties fo:font-size="5pt" style:font-size-asian="5pt"/>
    </style:style>
    <style:style style:name="T9531" style:parent-style-name="Phôngmặcđịnhcủađoạnvăn" style:family="text">
      <style:text-properties fo:letter-spacing="-0.0034in" fo:font-size="5pt" style:font-size-asian="5pt"/>
    </style:style>
    <style:style style:name="T9532" style:parent-style-name="Phôngmặcđịnhcủađoạnvăn" style:family="text">
      <style:text-properties fo:font-size="5pt" style:font-size-asian="5pt"/>
    </style:style>
    <style:style style:name="T9533" style:parent-style-name="Phôngmặcđịnhcủađoạnvăn" style:family="text">
      <style:text-properties fo:letter-spacing="-0.0027in" fo:font-size="5pt" style:font-size-asian="5pt"/>
    </style:style>
    <style:style style:name="T9534" style:parent-style-name="Phôngmặcđịnhcủađoạnvăn" style:family="text">
      <style:text-properties fo:font-size="5pt" style:font-size-asian="5pt"/>
    </style:style>
    <style:style style:name="T9535" style:parent-style-name="Phôngmặcđịnhcủađoạnvăn" style:family="text">
      <style:text-properties fo:letter-spacing="-0.002in" fo:font-size="5pt" style:font-size-asian="5pt"/>
    </style:style>
    <style:style style:name="T9536" style:parent-style-name="Phôngmặcđịnhcủađoạnvăn" style:family="text">
      <style:text-properties fo:font-size="5pt" style:font-size-asian="5pt"/>
    </style:style>
    <style:style style:name="T9537" style:parent-style-name="Phôngmặcđịnhcủađoạnvăn" style:family="text">
      <style:text-properties fo:letter-spacing="-0.0027in" fo:font-size="5pt" style:font-size-asian="5pt"/>
    </style:style>
    <style:style style:name="T9538" style:parent-style-name="Phôngmặcđịnhcủađoạnvăn" style:family="text">
      <style:text-properties fo:font-size="5pt" style:font-size-asian="5pt"/>
    </style:style>
    <style:style style:name="T9539" style:parent-style-name="Phôngmặcđịnhcủađoạnvăn" style:family="text">
      <style:text-properties fo:letter-spacing="-0.002in" fo:font-size="5pt" style:font-size-asian="5pt"/>
    </style:style>
    <style:style style:name="T9540" style:parent-style-name="Phôngmặcđịnhcủađoạnvăn" style:family="text">
      <style:text-properties fo:font-size="5pt" style:font-size-asian="5pt"/>
    </style:style>
    <style:style style:name="T9541" style:parent-style-name="Phôngmặcđịnhcủađoạnvăn" style:family="text">
      <style:text-properties fo:letter-spacing="-0.002in" fo:font-size="5pt" style:font-size-asian="5pt"/>
    </style:style>
    <style:style style:name="T9542" style:parent-style-name="Phôngmặcđịnhcủađoạnvăn" style:family="text">
      <style:text-properties fo:font-size="5pt" style:font-size-asian="5pt"/>
    </style:style>
    <style:style style:name="T9543" style:parent-style-name="Phôngmặcđịnhcủađoạnvăn" style:family="text">
      <style:text-properties fo:letter-spacing="-0.0034in" fo:font-size="5pt" style:font-size-asian="5pt"/>
    </style:style>
    <style:style style:name="T9544" style:parent-style-name="Phôngmặcđịnhcủađoạnvăn" style:family="text">
      <style:text-properties fo:font-size="5pt" style:font-size-asian="5pt"/>
    </style:style>
    <style:style style:name="T9545" style:parent-style-name="Phôngmặcđịnhcủađoạnvăn" style:family="text">
      <style:text-properties fo:letter-spacing="-0.0027in" fo:font-size="5pt" style:font-size-asian="5pt"/>
    </style:style>
    <style:style style:name="T9546" style:parent-style-name="Phôngmặcđịnhcủađoạnvăn" style:family="text">
      <style:text-properties fo:font-size="5pt" style:font-size-asian="5pt"/>
    </style:style>
    <style:style style:name="T9547" style:parent-style-name="Phôngmặcđịnhcủađoạnvăn" style:family="text">
      <style:text-properties fo:letter-spacing="-0.002in" fo:font-size="5pt" style:font-size-asian="5pt"/>
    </style:style>
    <style:style style:name="T9548" style:parent-style-name="Phôngmặcđịnhcủađoạnvăn" style:family="text">
      <style:text-properties fo:font-size="5pt" style:font-size-asian="5pt"/>
    </style:style>
    <style:style style:name="T9549" style:parent-style-name="Phôngmặcđịnhcủađoạnvăn" style:family="text">
      <style:text-properties fo:letter-spacing="-0.0027in" fo:font-size="5pt" style:font-size-asian="5pt"/>
    </style:style>
    <style:style style:name="T9550" style:parent-style-name="Phôngmặcđịnhcủađoạnvăn" style:family="text">
      <style:text-properties fo:font-size="5pt" style:font-size-asian="5pt"/>
    </style:style>
    <style:style style:name="T9551" style:parent-style-name="Phôngmặcđịnhcủađoạnvăn" style:family="text">
      <style:text-properties fo:letter-spacing="-0.0027in" fo:font-size="5pt" style:font-size-asian="5pt"/>
    </style:style>
    <style:style style:name="T9552" style:parent-style-name="Phôngmặcđịnhcủađoạnvăn" style:family="text">
      <style:text-properties fo:font-size="5pt" style:font-size-asian="5pt"/>
    </style:style>
    <style:style style:name="T9553" style:parent-style-name="Phôngmặcđịnhcủađoạnvăn" style:family="text">
      <style:text-properties fo:letter-spacing="-0.0027in" fo:font-size="5pt" style:font-size-asian="5pt"/>
    </style:style>
    <style:style style:name="T9554" style:parent-style-name="Phôngmặcđịnhcủađoạnvăn" style:family="text">
      <style:text-properties fo:font-size="5pt" style:font-size-asian="5pt"/>
    </style:style>
    <style:style style:name="T9555" style:parent-style-name="Phôngmặcđịnhcủađoạnvăn" style:family="text">
      <style:text-properties fo:letter-spacing="-0.002in" fo:font-size="5pt" style:font-size-asian="5pt"/>
    </style:style>
    <style:style style:name="T9556" style:parent-style-name="Phôngmặcđịnhcủađoạnvăn" style:family="text">
      <style:text-properties fo:font-size="5pt" style:font-size-asian="5pt"/>
    </style:style>
    <style:style style:name="T9557" style:parent-style-name="Phôngmặcđịnhcủađoạnvăn" style:family="text">
      <style:text-properties fo:letter-spacing="-0.0034in" fo:font-size="5pt" style:font-size-asian="5pt"/>
    </style:style>
    <style:style style:name="T9558" style:parent-style-name="Phôngmặcđịnhcủađoạnvăn" style:family="text">
      <style:text-properties fo:font-size="5pt" style:font-size-asian="5pt"/>
    </style:style>
    <style:style style:name="T9559" style:parent-style-name="Phôngmặcđịnhcủađoạnvăn" style:family="text">
      <style:text-properties fo:letter-spacing="-0.002in" fo:font-size="5pt" style:font-size-asian="5pt"/>
    </style:style>
    <style:style style:name="T9560" style:parent-style-name="Phôngmặcđịnhcủađoạnvăn" style:family="text">
      <style:text-properties fo:font-size="5pt" style:font-size-asian="5pt"/>
    </style:style>
    <style:style style:name="T9561" style:parent-style-name="Phôngmặcđịnhcủađoạnvăn" style:family="text">
      <style:text-properties fo:letter-spacing="-0.002in" fo:font-size="5pt" style:font-size-asian="5pt"/>
    </style:style>
    <style:style style:name="T9562" style:parent-style-name="Phôngmặcđịnhcủađoạnvăn" style:family="text">
      <style:text-properties fo:font-size="5pt" style:font-size-asian="5pt"/>
    </style:style>
    <style:style style:name="T9563" style:parent-style-name="Phôngmặcđịnhcủađoạnvăn" style:family="text">
      <style:text-properties fo:letter-spacing="-0.0034in" fo:font-size="5pt" style:font-size-asian="5pt"/>
    </style:style>
    <style:style style:name="T9564" style:parent-style-name="Phôngmặcđịnhcủađoạnvăn" style:family="text">
      <style:text-properties fo:font-size="5pt" style:font-size-asian="5pt"/>
    </style:style>
    <style:style style:name="T9565" style:parent-style-name="Phôngmặcđịnhcủađoạnvăn" style:family="text">
      <style:text-properties fo:letter-spacing="-0.002in" fo:font-size="5pt" style:font-size-asian="5pt"/>
    </style:style>
    <style:style style:name="T9566" style:parent-style-name="Phôngmặcđịnhcủađoạnvăn" style:family="text">
      <style:text-properties fo:font-size="5pt" style:font-size-asian="5pt"/>
    </style:style>
    <style:style style:name="T9567" style:parent-style-name="Phôngmặcđịnhcủađoạnvăn" style:family="text">
      <style:text-properties fo:letter-spacing="-0.0034in" fo:font-size="5pt" style:font-size-asian="5pt"/>
    </style:style>
    <style:style style:name="T9568" style:parent-style-name="Phôngmặcđịnhcủađoạnvăn" style:family="text">
      <style:text-properties fo:font-size="5pt" style:font-size-asian="5pt"/>
    </style:style>
    <style:style style:name="T9569" style:parent-style-name="Phôngmặcđịnhcủađoạnvăn" style:family="text">
      <style:text-properties fo:letter-spacing="-0.0027in" fo:font-size="5pt" style:font-size-asian="5pt"/>
    </style:style>
    <style:style style:name="T9570" style:parent-style-name="Phôngmặcđịnhcủađoạnvăn" style:family="text">
      <style:text-properties fo:font-size="5pt" style:font-size-asian="5pt"/>
    </style:style>
    <style:style style:name="T9571" style:parent-style-name="Phôngmặcđịnhcủađoạnvăn" style:family="text">
      <style:text-properties fo:letter-spacing="-0.0034in" fo:font-size="5pt" style:font-size-asian="5pt"/>
    </style:style>
    <style:style style:name="T9572" style:parent-style-name="Phôngmặcđịnhcủađoạnvăn" style:family="text">
      <style:text-properties fo:letter-spacing="-0.0013in" fo:font-size="5pt" style:font-size-asian="5pt"/>
    </style:style>
    <style:style style:name="TableCell9573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9574" style:parent-style-name="TableParagraph" style:family="paragraph">
      <style:text-properties style:font-name="Times New Roman" fo:font-size="5pt" style:font-size-asian="5pt"/>
    </style:style>
    <style:style style:name="P9575" style:parent-style-name="TableParagraph" style:family="paragraph">
      <style:text-properties style:font-name="Times New Roman" fo:font-size="5pt" style:font-size-asian="5pt"/>
    </style:style>
    <style:style style:name="P9576" style:parent-style-name="TableParagraph" style:family="paragraph">
      <style:text-properties style:font-name="Times New Roman" fo:font-size="5pt" style:font-size-asian="5pt"/>
    </style:style>
    <style:style style:name="P9577" style:parent-style-name="TableParagraph" style:family="paragraph">
      <style:text-properties style:font-name="Times New Roman" fo:font-size="5pt" style:font-size-asian="5pt"/>
    </style:style>
    <style:style style:name="P9578" style:parent-style-name="TableParagraph" style:family="paragraph">
      <style:text-properties style:font-name="Times New Roman" fo:font-size="5pt" style:font-size-asian="5pt"/>
    </style:style>
    <style:style style:name="P9579" style:parent-style-name="TableParagraph" style:family="paragraph">
      <style:paragraph-properties fo:margin-top="0.059in"/>
      <style:text-properties style:font-name="Times New Roman" fo:font-size="5pt" style:font-size-asian="5pt"/>
    </style:style>
    <style:style style:name="P9580" style:parent-style-name="TableParagraph" style:family="paragraph">
      <style:paragraph-properties fo:margin-top="0.0006in" fo:margin-left="0.0173in">
        <style:tab-stops/>
      </style:paragraph-properties>
    </style:style>
    <style:style style:name="T9581" style:parent-style-name="Phôngmặcđịnhcủađoạnvăn" style:family="text">
      <style:text-properties fo:letter-spacing="-0.0034in" fo:font-size="5pt" style:font-size-asian="5pt"/>
    </style:style>
    <style:style style:name="TableCell9582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9583" style:parent-style-name="TableParagraph" style:family="paragraph">
      <style:text-properties style:font-name="Times New Roman" fo:font-size="5pt" style:font-size-asian="5pt"/>
    </style:style>
    <style:style style:name="P9584" style:parent-style-name="TableParagraph" style:family="paragraph">
      <style:text-properties style:font-name="Times New Roman" fo:font-size="5pt" style:font-size-asian="5pt"/>
    </style:style>
    <style:style style:name="P9585" style:parent-style-name="TableParagraph" style:family="paragraph">
      <style:text-properties style:font-name="Times New Roman" fo:font-size="5pt" style:font-size-asian="5pt"/>
    </style:style>
    <style:style style:name="P9586" style:parent-style-name="TableParagraph" style:family="paragraph">
      <style:text-properties style:font-name="Times New Roman" fo:font-size="5pt" style:font-size-asian="5pt"/>
    </style:style>
    <style:style style:name="P9587" style:parent-style-name="TableParagraph" style:family="paragraph">
      <style:text-properties style:font-name="Times New Roman" fo:font-size="5pt" style:font-size-asian="5pt"/>
    </style:style>
    <style:style style:name="P9588" style:parent-style-name="TableParagraph" style:family="paragraph">
      <style:paragraph-properties fo:margin-top="0.059in"/>
      <style:text-properties style:font-name="Times New Roman" fo:font-size="5pt" style:font-size-asian="5pt"/>
    </style:style>
    <style:style style:name="P9589" style:parent-style-name="TableParagraph" style:family="paragraph">
      <style:paragraph-properties fo:margin-top="0.0006in" fo:margin-left="0.0173in">
        <style:tab-stops/>
      </style:paragraph-properties>
    </style:style>
    <style:style style:name="T9590" style:parent-style-name="Phôngmặcđịnhcủađoạnvăn" style:family="text">
      <style:text-properties fo:letter-spacing="-0.0034in" style:text-scale="105%" fo:font-size="5pt" style:font-size-asian="5pt"/>
    </style:style>
    <style:style style:name="TableCell9591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9592" style:parent-style-name="TableParagraph" style:family="paragraph">
      <style:text-properties style:font-name="Times New Roman" fo:font-size="5pt" style:font-size-asian="5pt"/>
    </style:style>
    <style:style style:name="P9593" style:parent-style-name="TableParagraph" style:family="paragraph">
      <style:text-properties style:font-name="Times New Roman" fo:font-size="5pt" style:font-size-asian="5pt"/>
    </style:style>
    <style:style style:name="P9594" style:parent-style-name="TableParagraph" style:family="paragraph">
      <style:text-properties style:font-name="Times New Roman" fo:font-size="5pt" style:font-size-asian="5pt"/>
    </style:style>
    <style:style style:name="P9595" style:parent-style-name="TableParagraph" style:family="paragraph">
      <style:text-properties style:font-name="Times New Roman" fo:font-size="5pt" style:font-size-asian="5pt"/>
    </style:style>
    <style:style style:name="P9596" style:parent-style-name="TableParagraph" style:family="paragraph">
      <style:text-properties style:font-name="Times New Roman" fo:font-size="5pt" style:font-size-asian="5pt"/>
    </style:style>
    <style:style style:name="P9597" style:parent-style-name="TableParagraph" style:family="paragraph">
      <style:paragraph-properties fo:margin-top="0.059in"/>
      <style:text-properties style:font-name="Times New Roman" fo:font-size="5pt" style:font-size-asian="5pt"/>
    </style:style>
    <style:style style:name="P9598" style:parent-style-name="TableParagraph" style:family="paragraph">
      <style:paragraph-properties fo:margin-top="0.0006in" fo:margin-left="0.018in">
        <style:tab-stops/>
      </style:paragraph-properties>
    </style:style>
    <style:style style:name="T9599" style:parent-style-name="Phôngmặcđịnhcủađoạnvăn" style:family="text">
      <style:text-properties fo:letter-spacing="-0.0034in" fo:font-size="5pt" style:font-size-asian="5pt"/>
    </style:style>
    <style:style style:name="TableCell9600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9601" style:parent-style-name="TableParagraph" style:family="paragraph">
      <style:text-properties style:font-name="Times New Roman" fo:font-size="5pt" style:font-size-asian="5pt"/>
    </style:style>
    <style:style style:name="P9602" style:parent-style-name="TableParagraph" style:family="paragraph">
      <style:text-properties style:font-name="Times New Roman" fo:font-size="5pt" style:font-size-asian="5pt"/>
    </style:style>
    <style:style style:name="P9603" style:parent-style-name="TableParagraph" style:family="paragraph">
      <style:text-properties style:font-name="Times New Roman" fo:font-size="5pt" style:font-size-asian="5pt"/>
    </style:style>
    <style:style style:name="P9604" style:parent-style-name="TableParagraph" style:family="paragraph">
      <style:text-properties style:font-name="Times New Roman" fo:font-size="5pt" style:font-size-asian="5pt"/>
    </style:style>
    <style:style style:name="P9605" style:parent-style-name="TableParagraph" style:family="paragraph">
      <style:text-properties style:font-name="Times New Roman" fo:font-size="5pt" style:font-size-asian="5pt"/>
    </style:style>
    <style:style style:name="P9606" style:parent-style-name="TableParagraph" style:family="paragraph">
      <style:paragraph-properties fo:margin-top="0.059in"/>
      <style:text-properties style:font-name="Times New Roman" fo:font-size="5pt" style:font-size-asian="5pt"/>
    </style:style>
    <style:style style:name="P9607" style:parent-style-name="TableParagraph" style:family="paragraph">
      <style:paragraph-properties fo:margin-top="0.0006in" fo:margin-left="0.0187in">
        <style:tab-stops/>
      </style:paragraph-properties>
    </style:style>
    <style:style style:name="T9608" style:parent-style-name="Phôngmặcđịnhcủađoạnvăn" style:family="text">
      <style:text-properties fo:letter-spacing="-0.0069in" style:text-scale="105%" fo:font-size="5pt" style:font-size-asian="5pt"/>
    </style:style>
    <style:style style:name="P9609" style:parent-style-name="Bìnhthường" style:master-page-name="MP8" style:family="paragraph">
      <style:paragraph-properties fo:break-before="page" fo:margin-top="0.0006in"/>
      <style:text-properties style:font-name="Times New Roman" fo:font-size="1pt" style:font-size-asian="1pt"/>
    </style:style>
    <style:style style:name="TableColumn9611" style:family="table-column">
      <style:table-column-properties style:column-width="0.6784in" style:use-optimal-column-width="false"/>
    </style:style>
    <style:style style:name="TableColumn9612" style:family="table-column">
      <style:table-column-properties style:column-width="0.9145in" style:use-optimal-column-width="false"/>
    </style:style>
    <style:style style:name="TableColumn9613" style:family="table-column">
      <style:table-column-properties style:column-width="5.7069in" style:use-optimal-column-width="false"/>
    </style:style>
    <style:style style:name="TableColumn9614" style:family="table-column">
      <style:table-column-properties style:column-width="0.6534in" style:use-optimal-column-width="false"/>
    </style:style>
    <style:style style:name="TableColumn9615" style:family="table-column">
      <style:table-column-properties style:column-width="0.6527in" style:use-optimal-column-width="false"/>
    </style:style>
    <style:style style:name="TableColumn9616" style:family="table-column">
      <style:table-column-properties style:column-width="0.3361in" style:use-optimal-column-width="false"/>
    </style:style>
    <style:style style:name="TableColumn9617" style:family="table-column">
      <style:table-column-properties style:column-width="0.4944in" style:use-optimal-column-width="false"/>
    </style:style>
    <style:style style:name="Table9610" style:family="table">
      <style:table-properties style:width="9.4368in" fo:margin-left="0.2097in" table:align="left"/>
    </style:style>
    <style:style style:name="TableRow9618" style:family="table-row">
      <style:table-row-properties style:min-row-height="0.093in" style:use-optimal-row-height="false"/>
    </style:style>
    <style:style style:name="TableCell9619" style:family="table-cell">
      <style:table-cell-properties fo:border-top="0.0069in solid #000000" fo:border-left="0.0069in solid #000000" fo:border-bottom="none" fo:border-right="0.0069in solid #000000" style:writing-mode="lr-tb" fo:padding-top="0in" fo:padding-left="0in" fo:padding-bottom="0in" fo:padding-right="0in"/>
    </style:style>
    <style:style style:name="P9620" style:parent-style-name="TableParagraph" style:family="paragraph">
      <style:paragraph-properties fo:margin-top="0.0104in" fo:line-height="0.0687in" fo:margin-left="0.0159in">
        <style:tab-stops/>
      </style:paragraph-properties>
    </style:style>
    <style:style style:name="T9621" style:parent-style-name="Phôngmặcđịnhcủađoạnvăn" style:family="text">
      <style:text-properties fo:letter-spacing="-0.0013in" fo:font-size="5pt" style:font-size-asian="5pt"/>
    </style:style>
    <style:style style:name="TableCell9622" style:family="table-cell">
      <style:table-cell-properties fo:border="0.0069in solid #000000" style:writing-mode="lr-tb" fo:padding-top="0in" fo:padding-left="0in" fo:padding-bottom="0in" fo:padding-right="0in"/>
    </style:style>
    <style:style style:name="P9623" style:parent-style-name="TableParagraph" style:family="paragraph">
      <style:paragraph-properties fo:margin-top="0.0104in" fo:line-height="0.0687in" fo:margin-left="0.0159in">
        <style:tab-stops/>
      </style:paragraph-properties>
    </style:style>
    <style:style style:name="T9624" style:parent-style-name="Phôngmặcđịnhcủađoạnvăn" style:family="text">
      <style:text-properties fo:letter-spacing="-0.0013in" fo:font-size="5pt" style:font-size-asian="5pt"/>
    </style:style>
    <style:style style:name="TableCell9625" style:family="table-cell">
      <style:table-cell-properties fo:border="0.0069in solid #000000" style:writing-mode="lr-tb" fo:padding-top="0in" fo:padding-left="0in" fo:padding-bottom="0in" fo:padding-right="0in"/>
    </style:style>
    <style:style style:name="P9626" style:parent-style-name="TableParagraph" style:family="paragraph">
      <style:paragraph-properties fo:margin-top="0.0104in" fo:line-height="0.0687in" fo:margin-left="0.0166in">
        <style:tab-stops/>
      </style:paragraph-properties>
    </style:style>
    <style:style style:name="T9627" style:parent-style-name="Phôngmặcđịnhcủađoạnvăn" style:family="text">
      <style:text-properties fo:font-size="5pt" style:font-size-asian="5pt"/>
    </style:style>
    <style:style style:name="T9628" style:parent-style-name="Phôngmặcđịnhcủađoạnvăn" style:family="text">
      <style:text-properties fo:letter-spacing="-0.002in" fo:font-size="5pt" style:font-size-asian="5pt"/>
    </style:style>
    <style:style style:name="T9629" style:parent-style-name="Phôngmặcđịnhcủađoạnvăn" style:family="text">
      <style:text-properties fo:font-size="5pt" style:font-size-asian="5pt"/>
    </style:style>
    <style:style style:name="T9630" style:parent-style-name="Phôngmặcđịnhcủađoạnvăn" style:family="text">
      <style:text-properties fo:letter-spacing="-0.002in" fo:font-size="5pt" style:font-size-asian="5pt"/>
    </style:style>
    <style:style style:name="T9631" style:parent-style-name="Phôngmặcđịnhcủađoạnvăn" style:family="text">
      <style:text-properties fo:font-size="5pt" style:font-size-asian="5pt"/>
    </style:style>
    <style:style style:name="T9632" style:parent-style-name="Phôngmặcđịnhcủađoạnvăn" style:family="text">
      <style:text-properties fo:letter-spacing="-0.002in" fo:font-size="5pt" style:font-size-asian="5pt"/>
    </style:style>
    <style:style style:name="T9633" style:parent-style-name="Phôngmặcđịnhcủađoạnvăn" style:family="text">
      <style:text-properties fo:font-size="5pt" style:font-size-asian="5pt"/>
    </style:style>
    <style:style style:name="T9634" style:parent-style-name="Phôngmặcđịnhcủađoạnvăn" style:family="text">
      <style:text-properties fo:letter-spacing="-0.0013in" fo:font-size="5pt" style:font-size-asian="5pt"/>
    </style:style>
    <style:style style:name="T9635" style:parent-style-name="Phôngmặcđịnhcủađoạnvăn" style:family="text">
      <style:text-properties fo:letter-spacing="-0.0027in" fo:font-size="5pt" style:font-size-asian="5pt"/>
    </style:style>
    <style:style style:name="TableCell9636" style:family="table-cell">
      <style:table-cell-properties fo:border="0.0069in solid #000000" style:writing-mode="lr-tb" fo:padding-top="0in" fo:padding-left="0in" fo:padding-bottom="0in" fo:padding-right="0in"/>
    </style:style>
    <style:style style:name="P9637" style:parent-style-name="TableParagraph" style:family="paragraph">
      <style:paragraph-properties fo:margin-top="0.0104in" fo:line-height="0.0687in" fo:margin-left="0.0173in">
        <style:tab-stops/>
      </style:paragraph-properties>
    </style:style>
    <style:style style:name="T9638" style:parent-style-name="Phôngmặcđịnhcủađoạnvăn" style:family="text">
      <style:text-properties fo:letter-spacing="-0.0034in" fo:font-size="5pt" style:font-size-asian="5pt"/>
    </style:style>
    <style:style style:name="TableCell9639" style:family="table-cell">
      <style:table-cell-properties fo:border="0.0069in solid #000000" style:writing-mode="lr-tb" fo:padding-top="0in" fo:padding-left="0in" fo:padding-bottom="0in" fo:padding-right="0in"/>
    </style:style>
    <style:style style:name="P9640" style:parent-style-name="TableParagraph" style:family="paragraph">
      <style:text-properties style:font-name="Times New Roman" fo:font-size="4pt" style:font-size-asian="4pt"/>
    </style:style>
    <style:style style:name="TableCell9641" style:family="table-cell">
      <style:table-cell-properties fo:border="0.0069in solid #000000" style:writing-mode="lr-tb" fo:padding-top="0in" fo:padding-left="0in" fo:padding-bottom="0in" fo:padding-right="0in"/>
    </style:style>
    <style:style style:name="P9642" style:parent-style-name="TableParagraph" style:family="paragraph">
      <style:paragraph-properties fo:margin-top="0.0104in" fo:line-height="0.0687in" fo:margin-left="0.018in">
        <style:tab-stops/>
      </style:paragraph-properties>
    </style:style>
    <style:style style:name="T9643" style:parent-style-name="Phôngmặcđịnhcủađoạnvăn" style:family="text">
      <style:text-properties fo:letter-spacing="-0.0027in" fo:font-size="5pt" style:font-size-asian="5pt"/>
    </style:style>
    <style:style style:name="TableCell9644" style:family="table-cell">
      <style:table-cell-properties fo:border="0.0069in solid #000000" style:writing-mode="lr-tb" fo:padding-top="0in" fo:padding-left="0in" fo:padding-bottom="0in" fo:padding-right="0in"/>
    </style:style>
    <style:style style:name="P9645" style:parent-style-name="TableParagraph" style:family="paragraph">
      <style:paragraph-properties fo:margin-top="0.0104in" fo:line-height="0.0687in" fo:margin-left="0.0187in">
        <style:tab-stops/>
      </style:paragraph-properties>
    </style:style>
    <style:style style:name="T9646" style:parent-style-name="Phôngmặcđịnhcủađoạnvăn" style:family="text">
      <style:text-properties fo:letter-spacing="-0.0069in" style:text-scale="105%" fo:font-size="5pt" style:font-size-asian="5p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Issue</text:span><text:span text:style-name="T14"><text:s/></text:span><text:span text:style-name="T15">Type</text:span></text:p>
          </table:table-cell>
          <table:table-cell table:style-name="TableCell16">
            <text:p text:style-name="P17"><text:span text:style-name="T18">Summary</text:span></text:p>
          </table:table-cell>
          <table:table-cell table:style-name="TableCell19">
            <text:p text:style-name="P20"><text:span text:style-name="T21">Description</text:span></text:p>
          </table:table-cell>
          <table:table-cell table:style-name="TableCell22">
            <text:p text:style-name="P23"><text:span text:style-name="T24">Issue</text:span><text:span text:style-name="T25"><text:s/></text:span><text:span text:style-name="T26">Id</text:span></text:p>
          </table:table-cell>
          <table:table-cell table:style-name="TableCell27">
            <text:p text:style-name="P28"><text:span text:style-name="T29">Parent</text:span></text:p>
          </table:table-cell>
          <table:table-cell table:style-name="TableCell30">
            <text:p text:style-name="P31"><text:span text:style-name="T32">Priority</text:span></text:p>
          </table:table-cell>
          <table:table-cell table:style-name="TableCell33">
            <text:p text:style-name="P34"><text:span text:style-name="T35">Story</text:span><text:span text:style-name="T36"><text:s/></text:span><text:span text:style-name="T37">Point</text:span></text:p>
            <text:p text:style-name="P38"><text:span text:style-name="T39">Estimate</text:span></text:p>
          </table:table-cell>
        </table:table-row>
        <table:table-row table:style-name="TableRow40">
          <table:table-cell table:style-name="TableCell41">
            <text:p text:style-name="P42"><text:span text:style-name="T43">Epic</text:span></text:p>
          </table:table-cell>
          <table:table-cell table:style-name="TableCell44">
            <text:p text:style-name="P45"><text:span text:style-name="T46">User</text:span><text:span text:style-name="T47"><text:s/></text:span><text:span text:style-name="T48">Management</text:span></text:p>
          </table:table-cell>
          <table:table-cell table:style-name="TableCell49">
            <text:p text:style-name="P50"><text:span text:style-name="T51">The</text:span><text:span text:style-name="T52"><text:s/></text:span><text:span text:style-name="T53">user</text:span><text:span text:style-name="T54"><text:s/></text:span><text:span text:style-name="T55">can</text:span><text:span text:style-name="T56"><text:s/></text:span><text:span text:style-name="T57">login,</text:span><text:span text:style-name="T58"><text:s/></text:span><text:span text:style-name="T59">regist</text:span><text:span text:style-name="T60"><text:s/></text:span><text:span text:style-name="T61">system</text:span><text:span text:style-name="T62"><text:s/></text:span><text:span text:style-name="T63">and</text:span><text:span text:style-name="T64"><text:s/></text:span><text:span text:style-name="T65">view</text:span><text:span text:style-name="T66"><text:s/></text:span><text:span text:style-name="T67">all</text:span><text:span text:style-name="T68"><text:s/></text:span><text:span text:style-name="T69">information</text:span><text:span text:style-name="T70"><text:s/></text:span><text:span text:style-name="T71">then</text:span><text:span text:style-name="T72"><text:s/></text:span><text:span text:style-name="T73">edit</text:span><text:span text:style-name="T74"><text:s/></text:span><text:span text:style-name="T75">field</text:span><text:span text:style-name="T76"><text:s/></text:span><text:span text:style-name="T77">allowed.</text:span></text:p>
          </table:table-cell>
          <table:table-cell table:style-name="TableCell78">
            <text:p text:style-name="P79"/>
            <text:p text:style-name="P80"><text:span text:style-name="T81">E1</text:span>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<text:span text:style-name="T91">Epic</text:span></text:p>
          </table:table-cell>
          <table:table-cell table:style-name="TableCell92">
            <text:p text:style-name="P93"><text:span text:style-name="T94">Account</text:span><text:span text:style-name="T95"><text:s/></text:span><text:span text:style-name="T96">Management</text:span></text:p>
          </table:table-cell>
          <table:table-cell table:style-name="TableCell97">
            <text:p text:style-name="P98"><text:span text:style-name="T99">The</text:span><text:span text:style-name="T100"><text:s/></text:span><text:span text:style-name="T101">users</text:span><text:span text:style-name="T102"><text:s/></text:span><text:span text:style-name="T103">can</text:span><text:span text:style-name="T104"><text:s/></text:span><text:span text:style-name="T105">update</text:span><text:span text:style-name="T106"><text:s/></text:span><text:span text:style-name="T107">information,</text:span><text:span text:style-name="T108"><text:s/></text:span><text:span text:style-name="T109">change</text:span><text:span text:style-name="T110"><text:s/></text:span><text:span text:style-name="T111">password,</text:span><text:span text:style-name="T112"><text:s/></text:span><text:span text:style-name="T113">manage</text:span><text:span text:style-name="T114"><text:s/></text:span><text:span text:style-name="T115">ticket</text:span><text:span text:style-name="T116"><text:s/></text:span><text:span text:style-name="T117">booking,</text:span><text:span text:style-name="T118"><text:s/></text:span><text:span text:style-name="T119">view</text:span><text:span text:style-name="T120"><text:s/></text:span><text:span text:style-name="T121">detail</text:span><text:span text:style-name="T122"><text:s/></text:span><text:span text:style-name="T123">of</text:span><text:span text:style-name="T124"><text:s/></text:span><text:span text:style-name="T125">score</text:span><text:span text:style-name="T126"><text:s/></text:span><text:span text:style-name="T127">adding</text:span><text:span text:style-name="T128"><text:s/></text:span><text:span text:style-name="T129">and</text:span><text:span text:style-name="T130"><text:s/></text:span><text:span text:style-name="T131">use</text:span><text:span text:style-name="T132"><text:s/></text:span><text:span text:style-name="T133">the</text:span><text:span text:style-name="T134"><text:s/></text:span><text:span text:style-name="T135">score.</text:span></text:p>
          </table:table-cell>
          <table:table-cell table:style-name="TableCell136">
            <text:p text:style-name="P137"/>
            <text:p text:style-name="P138"><text:span text:style-name="T139">E2</text:span>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<text:span text:style-name="T149">Epic</text:span></text:p>
          </table:table-cell>
          <table:table-cell table:style-name="TableCell150">
            <text:p text:style-name="P151"><text:span text:style-name="T152">Booking</text:span><text:span text:style-name="T153"><text:s/></text:span><text:span text:style-name="T154">Ticket</text:span><text:span text:style-name="T155"><text:s/></text:span><text:span text:style-name="T156">Management</text:span></text:p>
          </table:table-cell>
          <table:table-cell table:style-name="TableCell157">
            <text:p text:style-name="P158"><text:span text:style-name="T159">The</text:span><text:span text:style-name="T160"><text:s/></text:span><text:span text:style-name="T161">users</text:span><text:span text:style-name="T162"><text:s/></text:span><text:span text:style-name="T163">can book</text:span><text:span text:style-name="T164"><text:s/>ticket</text:span></text:p>
          </table:table-cell>
          <table:table-cell table:style-name="TableCell165">
            <text:p text:style-name="P166"/>
            <text:p text:style-name="P167"><text:span text:style-name="T168">E3</text:span>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<text:span text:style-name="T178">Epic</text:span></text:p>
          </table:table-cell>
          <table:table-cell table:style-name="TableCell179">
            <text:p text:style-name="P180"><text:span text:style-name="T181">Ticket selling</text:span><text:span text:style-name="T182"><text:s/></text:span><text:span text:style-name="T183">Management</text:span></text:p>
          </table:table-cell>
          <table:table-cell table:style-name="TableCell184">
            <text:p text:style-name="P185"><text:span text:style-name="T186">The</text:span><text:span text:style-name="T187"><text:s/></text:span><text:span text:style-name="T188">user can</text:span><text:span text:style-name="T189"><text:s/></text:span><text:span text:style-name="T190">manage selling</text:span><text:span text:style-name="T191"><text:s/>ticket</text:span></text:p>
          </table:table-cell>
          <table:table-cell table:style-name="TableCell192">
            <text:p text:style-name="P193"/>
            <text:p text:style-name="P194"><text:span text:style-name="T195">E4</text:span></text:p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<text:span text:style-name="T205">Epic</text:span></text:p>
          </table:table-cell>
          <table:table-cell table:style-name="TableCell206">
            <text:p text:style-name="P207"><text:span text:style-name="T208">Employee</text:span><text:span text:style-name="T209"><text:s/></text:span><text:span text:style-name="T210">Management</text:span></text:p>
          </table:table-cell>
          <table:table-cell table:style-name="TableCell211">
            <text:p text:style-name="P212"><text:span text:style-name="T213">The</text:span><text:span text:style-name="T214"><text:s/></text:span><text:span text:style-name="T215">users</text:span><text:span text:style-name="T216"><text:s/></text:span><text:span text:style-name="T217">can</text:span><text:span text:style-name="T218"><text:s/></text:span><text:span text:style-name="T219">add,</text:span><text:span text:style-name="T220"><text:s/></text:span><text:span text:style-name="T221">edit,</text:span><text:span text:style-name="T222"><text:s/></text:span><text:span text:style-name="T223">delete,</text:span><text:span text:style-name="T224"><text:s/></text:span><text:span text:style-name="T225">change</text:span><text:span text:style-name="T226"><text:s/></text:span><text:span text:style-name="T227">password</text:span><text:span text:style-name="T228"><text:s/></text:span><text:span text:style-name="T229">of</text:span><text:span text:style-name="T230"><text:s/>employee.</text:span></text:p>
          </table:table-cell>
          <table:table-cell table:style-name="TableCell231">
            <text:p text:style-name="P232"/>
            <text:p text:style-name="P233"><text:span text:style-name="T234">E5</text:span>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<text:span text:style-name="T244">Epic</text:span></text:p>
          </table:table-cell>
          <table:table-cell table:style-name="TableCell245">
            <text:p text:style-name="P246"><text:span text:style-name="T247">Cinema</text:span><text:span text:style-name="T248"><text:s/></text:span><text:span text:style-name="T249">room</text:span><text:span text:style-name="T250"><text:s/></text:span><text:span text:style-name="T251">Management</text:span></text:p>
          </table:table-cell>
          <table:table-cell table:style-name="TableCell252">
            <text:p text:style-name="P253"><text:span text:style-name="T254">The</text:span><text:span text:style-name="T255"><text:s/></text:span><text:span text:style-name="T256">user can</text:span><text:span text:style-name="T257"><text:s/></text:span><text:span text:style-name="T258">add cinema</text:span><text:span text:style-name="T259"><text:s/></text:span><text:span text:style-name="T260">room</text:span></text:p>
          </table:table-cell>
          <table:table-cell table:style-name="TableCell261">
            <text:p text:style-name="P262"/>
            <text:p text:style-name="P263"><text:span text:style-name="T264">E6</text:span></text:p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><text:span text:style-name="T274">Epic</text:span></text:p>
          </table:table-cell>
          <table:table-cell table:style-name="TableCell275">
            <text:p text:style-name="P276"><text:span text:style-name="T277">Movie</text:span><text:span text:style-name="T278"><text:s/></text:span><text:span text:style-name="T279">Management</text:span></text:p>
          </table:table-cell>
          <table:table-cell table:style-name="TableCell280">
            <text:p text:style-name="P281"><text:span text:style-name="T282">Admin</text:span><text:span text:style-name="T283"><text:s/></text:span><text:span text:style-name="T284">can</text:span><text:span text:style-name="T285"><text:s/></text:span><text:span text:style-name="T286">view,</text:span><text:span text:style-name="T287"><text:s/></text:span><text:span text:style-name="T288">add,</text:span><text:span text:style-name="T289"><text:s/></text:span><text:span text:style-name="T290">edit</text:span><text:span text:style-name="T291"><text:s/></text:span><text:span text:style-name="T292">movie</text:span><text:span text:style-name="T293"><text:s/></text:span><text:span text:style-name="T294">information</text:span></text:p>
          </table:table-cell>
          <table:table-cell table:style-name="TableCell295">
            <text:p text:style-name="P296"><text:span text:style-name="T297">E7</text:span></text:p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><text:span text:style-name="T307">Epic</text:span></text:p>
          </table:table-cell>
          <table:table-cell table:style-name="TableCell308">
            <text:p text:style-name="P309"><text:span text:style-name="T310">Promotion</text:span><text:span text:style-name="T311"><text:s/></text:span><text:span text:style-name="T312">Management</text:span></text:p>
          </table:table-cell>
          <table:table-cell table:style-name="TableCell313">
            <text:p text:style-name="P314"><text:span text:style-name="T315">The</text:span><text:span text:style-name="T316"><text:s/></text:span><text:span text:style-name="T317">users</text:span><text:span text:style-name="T318"><text:s/></text:span><text:span text:style-name="T319">can</text:span><text:span text:style-name="T320"><text:s/></text:span><text:span text:style-name="T321">manage</text:span><text:span text:style-name="T322"><text:s/></text:span><text:span text:style-name="T323">promotion</text:span><text:span text:style-name="T324"><text:s/></text:span><text:span text:style-name="T325">programs</text:span><text:span text:style-name="T326"><text:s/></text:span><text:span text:style-name="T327">of</text:span><text:span text:style-name="T328"><text:s/></text:span><text:span text:style-name="T329">the</text:span><text:span text:style-name="T330"><text:s/></text:span><text:span text:style-name="T331">movie</text:span><text:span text:style-name="T332"><text:s/></text:span><text:span text:style-name="T333">theater</text:span></text:p>
          </table:table-cell>
          <table:table-cell table:style-name="TableCell334">
            <text:p text:style-name="P335"><text:span text:style-name="T336">E8</text:span></text:p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</table:table-row>
        <table:table-row table:style-name="TableRow343">
          <table:table-cell table:style-name="TableCell344">
            <text:p text:style-name="P345"/>
            <text:p text:style-name="P346"/>
            <text:p text:style-name="P347"/>
            <text:p text:style-name="P348"/>
            <text:p text:style-name="P349"/>
            <text:p text:style-name="P350"/>
            <text:p text:style-name="P351"><text:span text:style-name="T352">Story</text:span></text:p>
          </table:table-cell>
          <table:table-cell table:style-name="TableCell353">
            <text:p text:style-name="P354"/>
            <text:p text:style-name="P355"/>
            <text:p text:style-name="P356"/>
            <text:p text:style-name="P357"/>
            <text:p text:style-name="P358"/>
            <text:p text:style-name="P359"/>
            <text:p text:style-name="P360"><text:span text:style-name="T361">Login</text:span></text:p>
          </table:table-cell>
          <table:table-cell table:style-name="TableCell362">
            <text:p text:style-name="P363"><text:span text:style-name="T364">As</text:span><text:span text:style-name="T365"><text:s/></text:span><text:span text:style-name="T366">a</text:span><text:span text:style-name="T367"><text:s/></text:span><text:span text:style-name="T368">User,</text:span><text:span text:style-name="T369"><text:s/></text:span><text:span text:style-name="T370">I</text:span><text:span text:style-name="T371"><text:s/></text:span><text:span text:style-name="T372">want to login to system,</text:span><text:span text:style-name="T373"><text:s/></text:span><text:span text:style-name="T374">so that I</text:span><text:span text:style-name="T375"><text:s/></text:span><text:span text:style-name="T376">can securely access</text:span><text:span text:style-name="T377"><text:s/></text:span><text:span text:style-name="T378">my role-based</text:span><text:span text:style-name="T379"><text:s/></text:span><text:span text:style-name="T380">dashboard</text:span><text:span text:style-name="T381"><text:s/></text:span><text:span text:style-name="T382">and</text:span><text:span text:style-name="T383"><text:s/></text:span><text:span text:style-name="T384">proceed</text:span><text:span text:style-name="T385"><text:s/></text:span><text:span text:style-name="T386">with my tasks:</text:span><text:span text:style-name="T387"><text:s/></text:span><text:span text:style-name="T388">AC-01: System must show login page with secure input fields (username and password)</text:span></text:p>
            <text:p text:style-name="P389"><text:span text:style-name="T390">AC-02:System</text:span><text:span text:style-name="T391"><text:s/></text:span><text:span text:style-name="T392">must</text:span><text:span text:style-name="T393"><text:s/></text:span><text:span text:style-name="T394">validate against</text:span><text:span text:style-name="T395"><text:s/></text:span><text:span text:style-name="T396">user</text:span><text:span text:style-name="T397"><text:s/></text:span><text:span text:style-name="T398">database:</text:span></text:p>
            <text:p text:style-name="P399"><text:span text:style-name="T400">+</text:span><text:span text:style-name="T401"><text:s/></text:span><text:span text:style-name="T402">If</text:span><text:span text:style-name="T403"><text:s/></text:span><text:span text:style-name="T404">user</text:span><text:span text:style-name="T405"><text:s/></text:span><text:span text:style-name="T406">exists</text:span><text:span text:style-name="T407"><text:s/></text:span><text:span text:style-name="T408">and</text:span><text:span text:style-name="T409"><text:s/></text:span><text:span text:style-name="T410">password</text:span><text:span text:style-name="T411"><text:s/></text:span><text:span text:style-name="T412">is</text:span><text:span text:style-name="T413"><text:s/></text:span><text:span text:style-name="T414">correct</text:span><text:span text:style-name="T415"><text:s/></text:span><text:span text:style-name="T416">→</text:span><text:span text:style-name="T417"><text:s/></text:span><text:span text:style-name="T418">login</text:span><text:span text:style-name="T419"><text:s/></text:span><text:span text:style-name="T420">successful.</text:span></text:p>
            <text:p text:style-name="P421"><text:span text:style-name="T422">+ If not → show error: ""Username/ password is invalid. Please try again!</text:span><text:span text:style-name="T423"><text:s/></text:span><text:span text:style-name="T424">AC-03:</text:span><text:span text:style-name="T425"><text:s/></text:span><text:span text:style-name="T426">Show</text:span><text:span text:style-name="T427"><text:s/></text:span><text:span text:style-name="T428">error</text:span><text:span text:style-name="T429"><text:s/></text:span><text:span text:style-name="T430">"Account has</text:span><text:span text:style-name="T431"><text:s/></text:span><text:span text:style-name="T432">been locked!" if</text:span><text:span text:style-name="T433"><text:s/></text:span><text:span text:style-name="T434">the</text:span><text:span text:style-name="T435"><text:s/></text:span><text:span text:style-name="T436">account is</text:span><text:span text:style-name="T437"><text:s/></text:span><text:span text:style-name="T438">locked.</text:span><text:span text:style-name="T439"><text:s/></text:span><text:span text:style-name="T440">AC-04: Redirect users to their role-based dashboard:</text:span></text:p>
            <text:p text:style-name="P441"><text:span text:style-name="T442">+</text:span><text:span text:style-name="T443"><text:s/></text:span><text:span text:style-name="T444">Admin</text:span><text:span text:style-name="T445"><text:s/></text:span><text:span text:style-name="T446">→</text:span><text:span text:style-name="T447"><text:s/></text:span><text:span text:style-name="T448">Admin</text:span><text:span text:style-name="T449"><text:s/></text:span><text:span text:style-name="T450">Dashboard</text:span></text:p>
            <text:p text:style-name="P451"><text:span text:style-name="T452">+</text:span><text:span text:style-name="T453"><text:s/></text:span><text:span text:style-name="T454">Employee</text:span><text:span text:style-name="T455"><text:s/></text:span><text:span text:style-name="T456">→</text:span><text:span text:style-name="T457"><text:s/></text:span><text:span text:style-name="T458">Staff</text:span><text:span text:style-name="T459"><text:s/></text:span><text:span text:style-name="T460">Interface</text:span></text:p>
            <text:p text:style-name="P461"><text:span text:style-name="T462">+</text:span><text:span text:style-name="T463"><text:s/></text:span><text:span text:style-name="T464">Customer</text:span><text:span text:style-name="T465"><text:s/></text:span><text:span text:style-name="T466">(Member)</text:span><text:span text:style-name="T467"><text:s/></text:span><text:span text:style-name="T468">→</text:span><text:span text:style-name="T469"><text:s/></text:span><text:span text:style-name="T470">Member</text:span><text:span text:style-name="T471"><text:s/></text:span><text:span text:style-name="T472">Homepage</text:span></text:p>
          </table:table-cell>
          <table:table-cell table:style-name="TableCell473">
            <text:p text:style-name="P474"/>
            <text:p text:style-name="P475"/>
            <text:p text:style-name="P476"/>
            <text:p text:style-name="P477"/>
            <text:p text:style-name="P478"/>
            <text:p text:style-name="P479"/>
            <text:p text:style-name="P480"><text:span text:style-name="T481">T1</text:span></text:p>
          </table:table-cell>
          <table:table-cell table:style-name="TableCell482">
            <text:p text:style-name="P483"/>
            <text:p text:style-name="P484"/>
            <text:p text:style-name="P485"/>
            <text:p text:style-name="P486"/>
            <text:p text:style-name="P487"/>
            <text:p text:style-name="P488"/>
            <text:p text:style-name="P489"><text:span text:style-name="T490">E1</text:span></text:p>
          </table:table-cell>
          <table:table-cell table:style-name="TableCell491">
            <text:p text:style-name="P492"/>
            <text:p text:style-name="P493"/>
            <text:p text:style-name="P494"/>
            <text:p text:style-name="P495"/>
            <text:p text:style-name="P496"/>
            <text:p text:style-name="P497"/>
            <text:p text:style-name="P498"><text:span text:style-name="T499">High</text:span></text:p>
          </table:table-cell>
          <table:table-cell table:style-name="TableCell500">
            <text:p text:style-name="P501"/>
            <text:p text:style-name="P502"/>
            <text:p text:style-name="P503"/>
            <text:p text:style-name="P504"/>
            <text:p text:style-name="P505"/>
            <text:p text:style-name="P506"/>
            <text:p text:style-name="P507"><text:span text:style-name="T508">5</text:span></text:p>
          </table:table-cell>
        </table:table-row>
        <table:table-row table:style-name="TableRow509">
          <table:table-cell table:style-name="TableCell510">
            <text:p text:style-name="P511"/>
            <text:p text:style-name="P512"/>
            <text:p text:style-name="P513"/>
            <text:p text:style-name="P514"><text:span text:style-name="T515">Story</text:span></text:p>
          </table:table-cell>
          <table:table-cell table:style-name="TableCell516">
            <text:p text:style-name="P517"/>
            <text:p text:style-name="P518"/>
            <text:p text:style-name="P519"/>
            <text:p text:style-name="P520"><text:span text:style-name="T521">Register</text:span></text:p>
          </table:table-cell>
          <table:table-cell table:style-name="TableCell522">
            <text:p text:style-name="P523"><text:span text:style-name="T524">As</text:span><text:span text:style-name="T525"><text:s/></text:span><text:span text:style-name="T526">a</text:span><text:span text:style-name="T527"><text:s/></text:span><text:span text:style-name="T528">Guest,</text:span><text:span text:style-name="T529"><text:s/></text:span><text:span text:style-name="T530">I</text:span><text:span text:style-name="T531"><text:s/></text:span><text:span text:style-name="T532">want</text:span><text:span text:style-name="T533"><text:s/></text:span><text:span text:style-name="T534">to</text:span><text:span text:style-name="T535"><text:s/></text:span><text:span text:style-name="T536">register</text:span><text:span text:style-name="T537"><text:s/></text:span><text:span text:style-name="T538">an</text:span><text:span text:style-name="T539"><text:s/></text:span><text:span text:style-name="T540">account,</text:span><text:span text:style-name="T541"><text:s/></text:span><text:span text:style-name="T542">so</text:span><text:span text:style-name="T543"><text:s/></text:span><text:span text:style-name="T544">that</text:span><text:span text:style-name="T545"><text:s/></text:span><text:span text:style-name="T546">I</text:span><text:span text:style-name="T547"><text:s/></text:span><text:span text:style-name="T548">can</text:span><text:span text:style-name="T549"><text:s/></text:span><text:span text:style-name="T550">log</text:span><text:span text:style-name="T551"><text:s/></text:span><text:span text:style-name="T552">in</text:span><text:span text:style-name="T553"><text:s/></text:span><text:span text:style-name="T554">and</text:span><text:span text:style-name="T555"><text:s/></text:span><text:span text:style-name="T556">use</text:span><text:span text:style-name="T557"><text:s/></text:span><text:span text:style-name="T558">the</text:span><text:span text:style-name="T559"><text:s/></text:span><text:span text:style-name="T560">system</text:span><text:span text:style-name="T561"><text:s/></text:span><text:span text:style-name="T562">as</text:span><text:span text:style-name="T563"><text:s/></text:span><text:span text:style-name="T564">a</text:span><text:span text:style-name="T565"><text:s/>member:</text:span></text:p>
            <text:p text:style-name="P566"><text:span text:style-name="T567">AC-01: The registration form must contain all</text:span><text:span text:style-name="T568"><text:s/></text:span><text:span text:style-name="T569">required fields (Account, Password,</text:span><text:span text:style-name="T570"><text:s/></text:span><text:span text:style-name="T571">Confirm Password,</text:span><text:span text:style-name="T572"><text:s/></text:span><text:span text:style-name="T573">Full</text:span><text:span text:style-name="T574"><text:s/></text:span><text:span text:style-name="T575">Name, Date of Birth, Sex, Email, Identity Card,</text:span><text:span text:style-name="T576"><text:s/></text:span><text:span text:style-name="T577">Phone Number, Address).</text:span><text:span text:style-name="T578"><text:s/></text:span><text:span text:style-name="T579">AC-02: All fields must be validated before submission (empty fields should show error).</text:span></text:p>
            <text:p text:style-name="P580"><text:span text:style-name="T581">AC-03: Password and Confirm</text:span><text:span text:style-name="T582"><text:s/></text:span><text:span text:style-name="T583">Password fields must</text:span><text:span text:style-name="T584"><text:s/></text:span><text:span text:style-name="T585">match.</text:span></text:p>
            <text:p text:style-name="P586"><text:span text:style-name="T587">AC-04:</text:span><text:span text:style-name="T588"><text:s/></text:span><text:span text:style-name="T589">Upon</text:span><text:span text:style-name="T590"><text:s/></text:span><text:span text:style-name="T591">successful</text:span><text:span text:style-name="T592"><text:s/></text:span><text:span text:style-name="T593">registration,</text:span><text:span text:style-name="T594"><text:s/></text:span><text:span text:style-name="T595">the</text:span><text:span text:style-name="T596"><text:s/></text:span><text:span text:style-name="T597">user</text:span><text:span text:style-name="T598"><text:s/></text:span><text:span text:style-name="T599">is</text:span><text:span text:style-name="T600"><text:s/></text:span><text:span text:style-name="T601">redirected</text:span><text:span text:style-name="T602"><text:s/></text:span><text:span text:style-name="T603">to</text:span><text:span text:style-name="T604"><text:s/></text:span><text:span text:style-name="T605">the</text:span><text:span text:style-name="T606"><text:s/></text:span><text:span text:style-name="T607">login</text:span><text:span text:style-name="T608"><text:s/></text:span><text:span text:style-name="T609">page.</text:span></text:p>
            <text:p text:style-name="P610"><text:span text:style-name="T611">AC-05:</text:span><text:span text:style-name="T612"><text:s/></text:span><text:span text:style-name="T613">Log</text:span><text:span text:style-name="T614"><text:s/></text:span><text:span text:style-name="T615">registration</text:span><text:span text:style-name="T616"><text:s/></text:span><text:span text:style-name="T617">events</text:span><text:span text:style-name="T618"><text:s/></text:span><text:span text:style-name="T619">with</text:span><text:span text:style-name="T620"><text:s/></text:span><text:span text:style-name="T621">metadata</text:span><text:span text:style-name="T622"><text:s/></text:span><text:span text:style-name="T623">(timestamp,</text:span><text:span text:style-name="T624"><text:s/></text:span><text:span text:style-name="T625">account</text:span><text:span text:style-name="T626"><text:s/></text:span><text:span text:style-name="T627">name,</text:span><text:span text:style-name="T628"><text:s/></text:span><text:span text:style-name="T629">status).</text:span></text:p>
          </table:table-cell>
          <table:table-cell table:style-name="TableCell630">
            <text:p text:style-name="P631"/>
            <text:p text:style-name="P632"/>
            <text:p text:style-name="P633"/>
            <text:p text:style-name="P634"><text:span text:style-name="T635">T2</text:span></text:p>
          </table:table-cell>
          <table:table-cell table:style-name="TableCell636">
            <text:p text:style-name="P637"/>
            <text:p text:style-name="P638"/>
            <text:p text:style-name="P639"/>
            <text:p text:style-name="P640"><text:span text:style-name="T641">E1</text:span></text:p>
          </table:table-cell>
          <table:table-cell table:style-name="TableCell642">
            <text:p text:style-name="P643"/>
            <text:p text:style-name="P644"/>
            <text:p text:style-name="P645"/>
            <text:p text:style-name="P646"><text:span text:style-name="T647">High</text:span></text:p>
          </table:table-cell>
          <table:table-cell table:style-name="TableCell648">
            <text:p text:style-name="P649"/>
            <text:p text:style-name="P650"/>
            <text:p text:style-name="P651"/>
            <text:p text:style-name="P652"><text:span text:style-name="T653">5</text:span></text:p>
          </table:table-cell>
        </table:table-row>
        <table:table-row table:style-name="TableRow654">
          <table:table-cell table:style-name="TableCell655">
            <text:p text:style-name="P656"/>
            <text:p text:style-name="P657"/>
            <text:p text:style-name="P658"/>
            <text:p text:style-name="P659"><text:span text:style-name="T660">Story</text:span></text:p>
          </table:table-cell>
          <table:table-cell table:style-name="TableCell661">
            <text:p text:style-name="P662"/>
            <text:p text:style-name="P663"/>
            <text:p text:style-name="P664"/>
            <text:p text:style-name="P665"><text:span text:style-name="T666">Edit</text:span><text:span text:style-name="T667"><text:s/></text:span><text:span text:style-name="T668">profile</text:span></text:p>
          </table:table-cell>
          <table:table-cell table:style-name="TableCell669">
            <text:p text:style-name="P670"><text:span text:style-name="T671">As</text:span><text:span text:style-name="T672"><text:s/></text:span><text:span text:style-name="T673">a</text:span><text:span text:style-name="T674"><text:s/></text:span><text:span text:style-name="T675">User,</text:span><text:span text:style-name="T676"><text:s/></text:span><text:span text:style-name="T677">I</text:span><text:span text:style-name="T678"><text:s/></text:span><text:span text:style-name="T679">want</text:span><text:span text:style-name="T680"><text:s/></text:span><text:span text:style-name="T681">to</text:span><text:span text:style-name="T682"><text:s/></text:span><text:span text:style-name="T683">edit</text:span><text:span text:style-name="T684"><text:s/></text:span><text:span text:style-name="T685">my</text:span><text:span text:style-name="T686"><text:s/></text:span><text:span text:style-name="T687">profile,</text:span><text:span text:style-name="T688"><text:s/></text:span><text:span text:style-name="T689">so</text:span><text:span text:style-name="T690"><text:s/></text:span><text:span text:style-name="T691">that</text:span><text:span text:style-name="T692"><text:s/></text:span><text:span text:style-name="T693">I</text:span><text:span text:style-name="T694"><text:s/></text:span><text:span text:style-name="T695">can</text:span><text:span text:style-name="T696"><text:s/></text:span><text:span text:style-name="T697">keep</text:span><text:span text:style-name="T698"><text:s/></text:span><text:span text:style-name="T699">my</text:span><text:span text:style-name="T700"><text:s/></text:span><text:span text:style-name="T701">information</text:span><text:span text:style-name="T702"><text:s/></text:span><text:span text:style-name="T703">accurate</text:span><text:span text:style-name="T704"><text:s/></text:span><text:span text:style-name="T705">and</text:span><text:span text:style-name="T706"><text:s/></text:span><text:span text:style-name="T707">up</text:span><text:span text:style-name="T708"><text:s/></text:span><text:span text:style-name="T709">to</text:span><text:span text:style-name="T710"><text:s/></text:span><text:span text:style-name="T711">date:</text:span></text:p>
            <text:p text:style-name="P712"><text:span text:style-name="T713">AC-01: System must display editable fields: Account, Full Name, Password, Date of Birth, Sex, Email, Identity Card, Phone Number, Address.</text:span><text:span text:style-name="T714"><text:s/></text:span><text:span text:style-name="T715">AC-02: Fields cannot be submitted if required values are null.</text:span></text:p>
            <text:p text:style-name="P716"><text:span text:style-name="T717">AC-03: Upon valid submission, system must update member info and show message: "Update information successfully"</text:span><text:span text:style-name="T718"><text:s/></text:span><text:span text:style-name="T719">AC-04: Log all edit events with employee and member IDs, timestamp, and status.</text:span></text:p>
          </table:table-cell>
          <table:table-cell table:style-name="TableCell720">
            <text:p text:style-name="P721"/>
            <text:p text:style-name="P722"/>
            <text:p text:style-name="P723"/>
            <text:p text:style-name="P724"><text:span text:style-name="T725">T3</text:span></text:p>
          </table:table-cell>
          <table:table-cell table:style-name="TableCell726">
            <text:p text:style-name="P727"/>
            <text:p text:style-name="P728"/>
            <text:p text:style-name="P729"/>
            <text:p text:style-name="P730"><text:span text:style-name="T731">E1</text:span></text:p>
          </table:table-cell>
          <table:table-cell table:style-name="TableCell732">
            <text:p text:style-name="P733"/>
            <text:p text:style-name="P734"/>
            <text:p text:style-name="P735"/>
            <text:p text:style-name="P736"><text:span text:style-name="T737">Low</text:span></text:p>
          </table:table-cell>
          <table:table-cell table:style-name="TableCell738">
            <text:p text:style-name="P739"/>
            <text:p text:style-name="P740"/>
            <text:p text:style-name="P741"/>
            <text:p text:style-name="P742"><text:span text:style-name="T743">5</text:span></text:p>
          </table:table-cell>
        </table:table-row>
        <table:table-row table:style-name="TableRow744">
          <table:table-cell table:style-name="TableCell745">
            <text:p text:style-name="P746"/>
            <text:p text:style-name="P747"/>
            <text:p text:style-name="P748"><text:span text:style-name="T749">Story</text:span></text:p>
          </table:table-cell>
          <table:table-cell table:style-name="TableCell750">
            <text:p text:style-name="P751"/>
            <text:p text:style-name="P752"/>
            <text:p text:style-name="P753"><text:span text:style-name="T754">View</text:span><text:span text:style-name="T755"><text:s/></text:span><text:span text:style-name="T756">list</text:span><text:span text:style-name="T757"><text:s/></text:span><text:span text:style-name="T758">members</text:span></text:p>
          </table:table-cell>
          <table:table-cell table:style-name="TableCell759">
            <text:p text:style-name="P760"><text:span text:style-name="T761">As</text:span><text:span text:style-name="T762"><text:s/></text:span><text:span text:style-name="T763">a</text:span><text:span text:style-name="T764"><text:s/></text:span><text:span text:style-name="T765">Admin,</text:span><text:span text:style-name="T766"><text:s/></text:span><text:span text:style-name="T767">I</text:span><text:span text:style-name="T768"><text:s/></text:span><text:span text:style-name="T769">want</text:span><text:span text:style-name="T770"><text:s/></text:span><text:span text:style-name="T771">to</text:span><text:span text:style-name="T772"><text:s/></text:span><text:span text:style-name="T773">view</text:span><text:span text:style-name="T774"><text:s/></text:span><text:span text:style-name="T775">the</text:span><text:span text:style-name="T776"><text:s/></text:span><text:span text:style-name="T777">list</text:span><text:span text:style-name="T778"><text:s/></text:span><text:span text:style-name="T779">of</text:span><text:span text:style-name="T780"><text:s/></text:span><text:span text:style-name="T781">registered</text:span><text:span text:style-name="T782"><text:s/></text:span><text:span text:style-name="T783">members,</text:span><text:span text:style-name="T784"><text:s/></text:span><text:span text:style-name="T785">so</text:span><text:span text:style-name="T786"><text:s/></text:span><text:span text:style-name="T787">that</text:span><text:span text:style-name="T788"><text:s/></text:span><text:span text:style-name="T789">I</text:span><text:span text:style-name="T790"><text:s/></text:span><text:span text:style-name="T791">can</text:span><text:span text:style-name="T792"><text:s/></text:span><text:span text:style-name="T793">manage</text:span><text:span text:style-name="T794"><text:s/></text:span><text:span text:style-name="T795">member</text:span><text:span text:style-name="T796"><text:s/></text:span><text:span text:style-name="T797">information</text:span><text:span text:style-name="T798"><text:s/></text:span><text:span text:style-name="T799">efficiently:</text:span><text:span text:style-name="T800"><text:s/></text:span><text:span text:style-name="T801">AC-01: The employee can view a complete list of all registered members with necessary details.</text:span></text:p>
            <text:p text:style-name="P802"><text:span text:style-name="T803">AC-02:</text:span><text:span text:style-name="T804"><text:s/></text:span><text:span text:style-name="T805">If</text:span><text:span text:style-name="T806"><text:s/></text:span><text:span text:style-name="T807">no members</text:span><text:span text:style-name="T808"><text:s/></text:span><text:span text:style-name="T809">exist,</text:span><text:span text:style-name="T810"><text:s/></text:span><text:span text:style-name="T811">display a</text:span><text:span text:style-name="T812"><text:s/></text:span><text:span text:style-name="T813">message:</text:span><text:span text:style-name="T814"><text:s/></text:span><text:span text:style-name="T815">"Empty<text:s/></text:span><text:span text:style-name="T816">list!"</text:span></text:p>
            <text:p text:style-name="P817"><text:span text:style-name="T818">AC-03:</text:span><text:span text:style-name="T819"><text:s/></text:span><text:span text:style-name="T820">Links</text:span><text:span text:style-name="T821"><text:s/></text:span><text:span text:style-name="T822">to</text:span><text:span text:style-name="T823"><text:s/></text:span><text:span text:style-name="T824">related</text:span><text:span text:style-name="T825"><text:s/></text:span><text:span text:style-name="T826">actions</text:span><text:span text:style-name="T827"><text:s/></text:span><text:span text:style-name="T828">(Edit,</text:span><text:span text:style-name="T829"><text:s/></text:span><text:span text:style-name="T830">Ticket</text:span><text:span text:style-name="T831"><text:s/></text:span><text:span text:style-name="T832">Management,</text:span><text:span text:style-name="T833"><text:s/></text:span><text:span text:style-name="T834">Employee</text:span><text:span text:style-name="T835"><text:s/></text:span><text:span text:style-name="T836">Management,</text:span><text:span text:style-name="T837"><text:s/></text:span><text:span text:style-name="T838">etc.)</text:span><text:span text:style-name="T839"><text:s/></text:span><text:span text:style-name="T840">should</text:span><text:span text:style-name="T841"><text:s/></text:span><text:span text:style-name="T842">be</text:span><text:span text:style-name="T843"><text:s/></text:span><text:span text:style-name="T844">displayed</text:span><text:span text:style-name="T845"><text:s/></text:span><text:span text:style-name="T846">next</text:span><text:span text:style-name="T847"><text:s/></text:span><text:span text:style-name="T848">to</text:span><text:span text:style-name="T849"><text:s/></text:span><text:span text:style-name="T850">each</text:span><text:span text:style-name="T851"><text:s/></text:span><text:span text:style-name="T852">member.</text:span><text:span text:style-name="T853"><text:s/></text:span><text:span text:style-name="T854">AC-04: The admin must be able to click on the "Edit" button/link to edit member details.</text:span></text:p>
          </table:table-cell>
          <table:table-cell table:style-name="TableCell855">
            <text:p text:style-name="P856"/>
            <text:p text:style-name="P857"/>
            <text:p text:style-name="P858"><text:span text:style-name="T859">T4</text:span></text:p>
          </table:table-cell>
          <table:table-cell table:style-name="TableCell860">
            <text:p text:style-name="P861"/>
            <text:p text:style-name="P862"/>
            <text:p text:style-name="P863"><text:span text:style-name="T864">E1</text:span></text:p>
          </table:table-cell>
          <table:table-cell table:style-name="TableCell865">
            <text:p text:style-name="P866"/>
            <text:p text:style-name="P867"/>
            <text:p text:style-name="P868"><text:span text:style-name="T869">Low</text:span></text:p>
          </table:table-cell>
          <table:table-cell table:style-name="TableCell870">
            <text:p text:style-name="P871"/>
            <text:p text:style-name="P872"/>
            <text:p text:style-name="P873"><text:span text:style-name="T874">3</text:span></text:p>
          </table:table-cell>
        </table:table-row>
        <table:table-row table:style-name="TableRow875">
          <table:table-cell table:style-name="TableCell876">
            <text:p text:style-name="P877"/>
            <text:p text:style-name="P878"/>
            <text:p text:style-name="P879"><text:span text:style-name="T880">Story</text:span></text:p>
          </table:table-cell>
          <table:table-cell table:style-name="TableCell881">
            <text:p text:style-name="P882"/>
            <text:p text:style-name="P883"/>
            <text:p text:style-name="P884"><text:span text:style-name="T885">View</text:span><text:span text:style-name="T886"><text:s/></text:span><text:span text:style-name="T887">booked</text:span><text:span text:style-name="T888"><text:s/></text:span><text:span text:style-name="T889">ticket</text:span></text:p>
          </table:table-cell>
          <table:table-cell table:style-name="TableCell890">
            <text:p text:style-name="P891"><text:span text:style-name="T892">As</text:span><text:span text:style-name="T893"><text:s/></text:span><text:span text:style-name="T894">a</text:span><text:span text:style-name="T895"><text:s/></text:span><text:span text:style-name="T896">Member,</text:span><text:span text:style-name="T897"><text:s/></text:span><text:span text:style-name="T898">I</text:span><text:span text:style-name="T899"><text:s/></text:span><text:span text:style-name="T900">want</text:span><text:span text:style-name="T901"><text:s/></text:span><text:span text:style-name="T902">to</text:span><text:span text:style-name="T903"><text:s/></text:span><text:span text:style-name="T904">view</text:span><text:span text:style-name="T905"><text:s/></text:span><text:span text:style-name="T906">my</text:span><text:span text:style-name="T907"><text:s/></text:span><text:span text:style-name="T908">booked</text:span><text:span text:style-name="T909"><text:s/></text:span><text:span text:style-name="T910">tickets,</text:span><text:span text:style-name="T911"><text:s/></text:span><text:span text:style-name="T912">so</text:span><text:span text:style-name="T913"><text:s/></text:span><text:span text:style-name="T914">that</text:span><text:span text:style-name="T915"><text:s/></text:span><text:span text:style-name="T916">I</text:span><text:span text:style-name="T917"><text:s/></text:span><text:span text:style-name="T918">can</text:span><text:span text:style-name="T919"><text:s/></text:span><text:span text:style-name="T920">track</text:span><text:span text:style-name="T921"><text:s/></text:span><text:span text:style-name="T922">my</text:span><text:span text:style-name="T923"><text:s/></text:span><text:span text:style-name="T924">movie</text:span><text:span text:style-name="T925"><text:s/></text:span><text:span text:style-name="T926">bookings</text:span><text:span text:style-name="T927"><text:s/></text:span><text:span text:style-name="T928">and</text:span><text:span text:style-name="T929"><text:s/></text:span><text:span text:style-name="T930">check</text:span><text:span text:style-name="T931"><text:s/></text:span><text:span text:style-name="T932">their</text:span><text:span text:style-name="T933"><text:s/></text:span><text:span text:style-name="T934">status:</text:span></text:p>
            <text:p text:style-name="P935"><text:span text:style-name="T936">AC-01:</text:span><text:span text:style-name="T937"><text:s/></text:span><text:span text:style-name="T938">The</text:span><text:span text:style-name="T939"><text:s/></text:span><text:span text:style-name="T940">member</text:span><text:span text:style-name="T941"><text:s/></text:span><text:span text:style-name="T942">can view</text:span><text:span text:style-name="T943"><text:s/></text:span><text:span text:style-name="T944">all</text:span><text:span text:style-name="T945"><text:s/></text:span><text:span text:style-name="T946">their</text:span><text:span text:style-name="T947"><text:s/></text:span><text:span text:style-name="T948">booked</text:span><text:span text:style-name="T949"><text:s/></text:span><text:span text:style-name="T950">tickets</text:span><text:span text:style-name="T951"><text:s/></text:span><text:span text:style-name="T952">along</text:span><text:span text:style-name="T953"><text:s/></text:span><text:span text:style-name="T954">with the</text:span><text:span text:style-name="T955"><text:s/></text:span><text:span text:style-name="T956">necessary details</text:span><text:span text:style-name="T957"><text:s/></text:span><text:span text:style-name="T958">(movie</text:span><text:span text:style-name="T959"><text:s/></text:span><text:span text:style-name="T960">name,</text:span><text:span text:style-name="T961"><text:s/></text:span><text:span text:style-name="T962">booking</text:span><text:span text:style-name="T963"><text:s/></text:span><text:span text:style-name="T964">date,</text:span><text:span text:style-name="T965"><text:s/></text:span><text:span text:style-name="T966">status,</text:span><text:span text:style-name="T967"><text:s/></text:span><text:span text:style-name="T968">etc.).</text:span><text:span text:style-name="T969"><text:s/></text:span><text:span text:style-name="T970">AC-02: If no booked tickets exist, the system should display "No booked tickets found."</text:span></text:p>
            <text:p text:style-name="P971"><text:span text:style-name="T972">AC-03: The member can</text:span><text:span text:style-name="T973"><text:s/></text:span><text:span text:style-name="T974">click on</text:span><text:span text:style-name="T975"><text:s/></text:span><text:span text:style-name="T976">links</text:span><text:span text:style-name="T977"><text:s/></text:span><text:span text:style-name="T978">such</text:span><text:span text:style-name="T979"><text:s/></text:span><text:span text:style-name="T980">as Account</text:span><text:span text:style-name="T981"><text:s/></text:span><text:span text:style-name="T982">Information, History, Booked</text:span><text:span text:style-name="T983"><text:s/></text:span><text:span text:style-name="T984">Ticket, or</text:span><text:span text:style-name="T985"><text:s/></text:span><text:span text:style-name="T986">Canceled<text:s/></text:span><text:span text:style-name="T987">Ticket.</text:span></text:p>
            <text:p text:style-name="P988"><text:span text:style-name="T989">AC-04:</text:span><text:span text:style-name="T990"><text:s/></text:span><text:span text:style-name="T991">The</text:span><text:span text:style-name="T992"><text:s/></text:span><text:span text:style-name="T993">system</text:span><text:span text:style-name="T994"><text:s/></text:span><text:span text:style-name="T995">must</text:span><text:span text:style-name="T996"><text:s/></text:span><text:span text:style-name="T997">allow</text:span><text:span text:style-name="T998"><text:s/></text:span><text:span text:style-name="T999">members</text:span><text:span text:style-name="T1000"><text:s/></text:span><text:span text:style-name="T1001">to</text:span><text:span text:style-name="T1002"><text:s/></text:span><text:span text:style-name="T1003">cancel</text:span><text:span text:style-name="T1004"><text:s/></text:span><text:span text:style-name="T1005">tickets</text:span><text:span text:style-name="T1006"><text:s/></text:span><text:span text:style-name="T1007">by</text:span><text:span text:style-name="T1008"><text:s/></text:span><text:span text:style-name="T1009">updating</text:span><text:span text:style-name="T1010"><text:s/></text:span><text:span text:style-name="T1011">the</text:span><text:span text:style-name="T1012"><text:s/></text:span><text:span text:style-name="T1013">ticket</text:span><text:span text:style-name="T1014"><text:s/></text:span><text:span text:style-name="T1015">status.</text:span></text:p>
          </table:table-cell>
          <table:table-cell table:style-name="TableCell1016">
            <text:p text:style-name="P1017"/>
            <text:p text:style-name="P1018"/>
            <text:p text:style-name="P1019"><text:span text:style-name="T1020">T5</text:span></text:p>
          </table:table-cell>
          <table:table-cell table:style-name="TableCell1021">
            <text:p text:style-name="P1022"/>
            <text:p text:style-name="P1023"/>
            <text:p text:style-name="P1024"><text:span text:style-name="T1025">E2</text:span></text:p>
          </table:table-cell>
          <table:table-cell table:style-name="TableCell1026">
            <text:p text:style-name="P1027"/>
            <text:p text:style-name="P1028"/>
            <text:p text:style-name="P1029"><text:span text:style-name="T1030">Low</text:span></text:p>
          </table:table-cell>
          <table:table-cell table:style-name="TableCell1031">
            <text:p text:style-name="P1032"/>
            <text:p text:style-name="P1033"/>
            <text:p text:style-name="P1034"><text:span text:style-name="T1035">3</text:span></text:p>
          </table:table-cell>
        </table:table-row>
        <table:table-row table:style-name="TableRow1036">
          <table:table-cell table:style-name="TableCell1037">
            <text:p text:style-name="P1038"/>
            <text:p text:style-name="P1039"/>
            <text:p text:style-name="P1040"/>
            <text:p text:style-name="P1041"/>
            <text:p text:style-name="P1042"/>
            <text:p text:style-name="P1043"/>
            <text:p text:style-name="P1044"/>
            <text:p text:style-name="P1045"/>
            <text:p text:style-name="P1046"/>
            <text:p text:style-name="P1047"><text:span text:style-name="T1048">Story</text:span></text:p>
          </table:table-cell>
          <table:table-cell table:style-name="TableCell1049">
            <text:p text:style-name="P1050"/>
            <text:p text:style-name="P1051"/>
            <text:p text:style-name="P1052"/>
            <text:p text:style-name="P1053"/>
            <text:p text:style-name="P1054"/>
            <text:p text:style-name="P1055"/>
            <text:p text:style-name="P1056"/>
            <text:p text:style-name="P1057"/>
            <text:p text:style-name="P1058"/>
            <text:p text:style-name="P1059"><text:span text:style-name="T1060">View</text:span><text:span text:style-name="T1061"><text:s/></text:span><text:span text:style-name="T1062">history</text:span><text:span text:style-name="T1063"><text:s/></text:span><text:span text:style-name="T1064">of</text:span><text:span text:style-name="T1065"><text:s/></text:span><text:span text:style-name="T1066">score</text:span></text:p>
          </table:table-cell>
          <table:table-cell table:style-name="TableCell1067">
            <text:p text:style-name="P1068"><text:span text:style-name="T1069">As</text:span><text:span text:style-name="T1070"><text:s/></text:span><text:span text:style-name="T1071">a</text:span><text:span text:style-name="T1072"><text:s/></text:span><text:span text:style-name="T1073">Member,</text:span><text:span text:style-name="T1074"><text:s/></text:span><text:span text:style-name="T1075">I</text:span><text:span text:style-name="T1076"><text:s/></text:span><text:span text:style-name="T1077">want</text:span><text:span text:style-name="T1078"><text:s/></text:span><text:span text:style-name="T1079">to</text:span><text:span text:style-name="T1080"><text:s/></text:span><text:span text:style-name="T1081">view</text:span><text:span text:style-name="T1082"><text:s/></text:span><text:span text:style-name="T1083">the</text:span><text:span text:style-name="T1084"><text:s/></text:span><text:span text:style-name="T1085">history</text:span><text:span text:style-name="T1086"><text:s/></text:span><text:span text:style-name="T1087">of</text:span><text:span text:style-name="T1088"><text:s/></text:span><text:span text:style-name="T1089">my</text:span><text:span text:style-name="T1090"><text:s/></text:span><text:span text:style-name="T1091">score</text:span><text:span text:style-name="T1092"><text:s/></text:span><text:span text:style-name="T1093">additions</text:span><text:span text:style-name="T1094"><text:s/></text:span><text:span text:style-name="T1095">and</text:span><text:span text:style-name="T1096"><text:s/></text:span><text:span text:style-name="T1097">score</text:span><text:span text:style-name="T1098"><text:s/></text:span><text:span text:style-name="T1099">usage,</text:span><text:span text:style-name="T1100"><text:s/></text:span><text:span text:style-name="T1101">so</text:span><text:span text:style-name="T1102"><text:s/></text:span><text:span text:style-name="T1103">that</text:span><text:span text:style-name="T1104"><text:s/></text:span><text:span text:style-name="T1105">I</text:span><text:span text:style-name="T1106"><text:s/></text:span><text:span text:style-name="T1107">can</text:span><text:span text:style-name="T1108"><text:s/></text:span><text:span text:style-name="T1109">track</text:span><text:span text:style-name="T1110"><text:s/></text:span><text:span text:style-name="T1111">my</text:span><text:span text:style-name="T1112"><text:s/></text:span><text:span text:style-name="T1113">reward</text:span><text:span text:style-name="T1114"><text:s/></text:span><text:span text:style-name="T1115">points</text:span><text:span text:style-name="T1116"><text:s/></text:span><text:span text:style-name="T1117">for</text:span><text:span text:style-name="T1118"><text:s/></text:span><text:span text:style-name="T1119">movie</text:span><text:span text:style-name="T1120"><text:s/></text:span><text:span text:style-name="T1121">purchases</text:span><text:span text:style-name="T1122"><text:s/></text:span><text:span text:style-name="T1123">and</text:span><text:span text:style-name="T1124"><text:s/></text:span><text:span text:style-name="T1125">redemptions:</text:span><text:span text:style-name="T1126"><text:s/></text:span><text:span text:style-name="T1127">"AC-01: System must display filter inputs:</text:span></text:p>
            <text:p text:style-name="P1128"><text:span text:style-name="T1129">+</text:span><text:span text:style-name="T1130"><text:s/></text:span><text:span text:style-name="T1131">From</text:span><text:span text:style-name="T1132"><text:s/></text:span><text:span text:style-name="T1133">Date</text:span><text:span text:style-name="T1134"><text:s/></text:span><text:span text:style-name="T1135">and</text:span><text:span text:style-name="T1136"><text:s/></text:span><text:span text:style-name="T1137">To</text:span><text:span text:style-name="T1138"><text:s/></text:span><text:span text:style-name="T1139">Date</text:span><text:span text:style-name="T1140"><text:s/></text:span><text:span text:style-name="T1141">(Date</text:span><text:span text:style-name="T1142"><text:s/></text:span><text:span text:style-name="T1143">format:</text:span><text:span text:style-name="T1144"><text:s/></text:span><text:span text:style-name="T1145">DD/MM/YYYY).</text:span></text:p>
            <text:p text:style-name="P1146"><text:span text:style-name="T1147">+</text:span><text:span text:style-name="T1148"><text:s/></text:span><text:span text:style-name="T1149">History</text:span><text:span text:style-name="T1150"><text:s/></text:span><text:span text:style-name="T1151">of</text:span><text:span text:style-name="T1152"><text:s/></text:span><text:span text:style-name="T1153">Score</text:span><text:span text:style-name="T1154"><text:s/></text:span><text:span text:style-name="T1155">Adding</text:span><text:span text:style-name="T1156"><text:s/></text:span><text:span text:style-name="T1157">/</text:span><text:span text:style-name="T1158"><text:s/></text:span><text:span text:style-name="T1159">History</text:span><text:span text:style-name="T1160"><text:s/></text:span><text:span text:style-name="T1161">of</text:span><text:span text:style-name="T1162"><text:s/></text:span><text:span text:style-name="T1163">Score</text:span><text:span text:style-name="T1164"><text:s/></text:span><text:span text:style-name="T1165">Using</text:span><text:span text:style-name="T1166"><text:s/></text:span><text:span text:style-name="T1167">(Radio</text:span><text:span text:style-name="T1168"><text:s/></text:span><text:span text:style-name="T1169">Buttons)."</text:span></text:p>
            <text:p text:style-name="P1170"><text:span text:style-name="T1171">AC-02:</text:span><text:span text:style-name="T1172"><text:s/></text:span><text:span text:style-name="T1173">On selecting</text:span><text:span text:style-name="T1174"><text:s/></text:span><text:span text:style-name="T1175">a</text:span><text:span text:style-name="T1176"><text:s/></text:span><text:span text:style-name="T1177">filter</text:span><text:span text:style-name="T1178"><text:s/></text:span><text:span text:style-name="T1179">and</text:span><text:span text:style-name="T1180"><text:s/></text:span><text:span text:style-name="T1181">clicking</text:span><text:span text:style-name="T1182"><text:s/></text:span><text:span text:style-name="T1183">“View</text:span><text:span text:style-name="T1184"><text:s/></text:span><text:span text:style-name="T1185">Score”,</text:span><text:span text:style-name="T1186"><text:s/></text:span><text:span text:style-name="T1187">the</text:span><text:span text:style-name="T1188"><text:s/></text:span><text:span text:style-name="T1189">system must display corresponding</text:span><text:span text:style-name="T1190"><text:s/></text:span><text:span text:style-name="T1191">score</text:span><text:span text:style-name="T1192"><text:s/></text:span><text:span text:style-name="T1193">history<text:s/></text:span><text:span text:style-name="T1194">records.</text:span></text:p>
            <text:p text:style-name="P1195"><text:span text:style-name="T1196">"AC-03: Each</text:span><text:span text:style-name="T1197"><text:s/></text:span><text:span text:style-name="T1198">record</text:span><text:span text:style-name="T1199"><text:s/></text:span><text:span text:style-name="T1200">must</text:span><text:span text:style-name="T1201"><text:s/></text:span><text:span text:style-name="T1202">show:</text:span></text:p>
            <text:p text:style-name="P1203"><text:span text:style-name="T1204">+</text:span><text:span text:style-name="T1205"><text:s/></text:span><text:span text:style-name="T1206">Date</text:span><text:span text:style-name="T1207"><text:s/></text:span><text:span text:style-name="T1208">Created</text:span></text:p>
            <text:p text:style-name="P1209"><text:span text:style-name="T1210">+</text:span><text:span text:style-name="T1211"><text:s/></text:span><text:span text:style-name="T1212">Movie</text:span><text:span text:style-name="T1213"><text:s/></text:span><text:span text:style-name="T1214">Name</text:span></text:p>
            <text:p text:style-name="P1215"><text:span text:style-name="T1216">+</text:span><text:span text:style-name="T1217"><text:s/></text:span><text:span text:style-name="T1218">Added</text:span><text:span text:style-name="T1219"><text:s/></text:span><text:span text:style-name="T1220">or</text:span><text:span text:style-name="T1221"><text:s/></text:span><text:span text:style-name="T1222">Used</text:span><text:span text:style-name="T1223"><text:s/></text:span><text:span text:style-name="T1224">Score</text:span><text:span text:style-name="T1225"><text:s/></text:span><text:span text:style-name="T1226">(based</text:span><text:span text:style-name="T1227"><text:s/></text:span><text:span text:style-name="T1228">on</text:span><text:span text:style-name="T1229"><text:s/></text:span><text:span text:style-name="T1230">selected</text:span><text:span text:style-name="T1231"><text:s/></text:span><text:span text:style-name="T1232">filter)"</text:span></text:p>
            <text:p text:style-name="P1233"><text:span text:style-name="T1234">AC-04:</text:span><text:span text:style-name="T1235"><text:s/></text:span><text:span text:style-name="T1236">If</text:span><text:span text:style-name="T1237"><text:s/></text:span><text:span text:style-name="T1238">no</text:span><text:span text:style-name="T1239"><text:s/></text:span><text:span text:style-name="T1240">records</text:span><text:span text:style-name="T1241"><text:s/></text:span><text:span text:style-name="T1242">are</text:span><text:span text:style-name="T1243"><text:s/></text:span><text:span text:style-name="T1244">found</text:span><text:span text:style-name="T1245"><text:s/></text:span><text:span text:style-name="T1246">within</text:span><text:span text:style-name="T1247"><text:s/></text:span><text:span text:style-name="T1248">the</text:span><text:span text:style-name="T1249"><text:s/></text:span><text:span text:style-name="T1250">selected</text:span><text:span text:style-name="T1251"><text:s/></text:span><text:span text:style-name="T1252">date</text:span><text:span text:style-name="T1253"><text:s/></text:span><text:span text:style-name="T1254">range,</text:span><text:span text:style-name="T1255"><text:s/></text:span><text:span text:style-name="T1256">system</text:span><text:span text:style-name="T1257"><text:s/></text:span><text:span text:style-name="T1258">should</text:span><text:span text:style-name="T1259"><text:s/></text:span><text:span text:style-name="T1260">display:</text:span><text:span text:style-name="T1261"><text:s/></text:span><text:span text:style-name="T1262">"No</text:span><text:span text:style-name="T1263"><text:s/></text:span><text:span text:style-name="T1264">score</text:span><text:span text:style-name="T1265"><text:s/></text:span><text:span text:style-name="T1266">history</text:span><text:span text:style-name="T1267"><text:s/></text:span><text:span text:style-name="T1268">found</text:span><text:span text:style-name="T1269"><text:s/></text:span><text:span text:style-name="T1270">for</text:span><text:span text:style-name="T1271"><text:s/></text:span><text:span text:style-name="T1272">the</text:span><text:span text:style-name="T1273"><text:s/></text:span><text:span text:style-name="T1274">selected</text:span><text:span text:style-name="T1275"><text:s/></text:span><text:span text:style-name="T1276">period."</text:span><text:span text:style-name="T1277"><text:s/></text:span><text:span text:style-name="T1278">"AC-05: System must allow navigation through:</text:span></text:p>
            <text:p text:style-name="P1279"><text:span text:style-name="T1280">+</text:span><text:span text:style-name="T1281"><text:s/></text:span><text:span text:style-name="T1282">Account</text:span><text:span text:style-name="T1283"><text:s/></text:span><text:span text:style-name="T1284">Information</text:span></text:p>
            <text:p text:style-name="P1285"><text:span text:style-name="T1286">+</text:span><text:span text:style-name="T1287"><text:s/></text:span><text:span text:style-name="T1288">History</text:span></text:p>
            <text:p text:style-name="P1289"><text:span text:style-name="T1290">+</text:span><text:span text:style-name="T1291"><text:s/></text:span><text:span text:style-name="T1292">Booked</text:span><text:span text:style-name="T1293"><text:s/></text:span><text:span text:style-name="T1294">Ticket</text:span></text:p>
            <text:p text:style-name="P1295"><text:span text:style-name="T1296">+</text:span><text:span text:style-name="T1297"><text:s/></text:span><text:span text:style-name="T1298">Canceled</text:span><text:span text:style-name="T1299"><text:s/></text:span><text:span text:style-name="T1300">Ticket"</text:span></text:p>
          </table:table-cell>
          <table:table-cell table:style-name="TableCell1301">
            <text:p text:style-name="P1302"/>
            <text:p text:style-name="P1303"/>
            <text:p text:style-name="P1304"/>
            <text:p text:style-name="P1305"/>
            <text:p text:style-name="P1306"/>
            <text:p text:style-name="P1307"/>
            <text:p text:style-name="P1308"/>
            <text:p text:style-name="P1309"/>
            <text:p text:style-name="P1310"/>
            <text:p text:style-name="P1311"><text:span text:style-name="T1312">T6</text:span></text:p>
          </table:table-cell>
          <table:table-cell table:style-name="TableCell1313">
            <text:p text:style-name="P1314"/>
            <text:p text:style-name="P1315"/>
            <text:p text:style-name="P1316"/>
            <text:p text:style-name="P1317"/>
            <text:p text:style-name="P1318"/>
            <text:p text:style-name="P1319"/>
            <text:p text:style-name="P1320"/>
            <text:p text:style-name="P1321"/>
            <text:p text:style-name="P1322"/>
            <text:p text:style-name="P1323"><text:span text:style-name="T1324">E2</text:span></text:p>
          </table:table-cell>
          <table:table-cell table:style-name="TableCell1325">
            <text:p text:style-name="P1326"/>
            <text:p text:style-name="P1327"/>
            <text:p text:style-name="P1328"/>
            <text:p text:style-name="P1329"/>
            <text:p text:style-name="P1330"/>
            <text:p text:style-name="P1331"/>
            <text:p text:style-name="P1332"/>
            <text:p text:style-name="P1333"/>
            <text:p text:style-name="P1334"/>
            <text:p text:style-name="P1335"><text:span text:style-name="T1336">Low</text:span></text:p>
          </table:table-cell>
          <table:table-cell table:style-name="TableCell1337">
            <text:p text:style-name="P1338"/>
            <text:p text:style-name="P1339"/>
            <text:p text:style-name="P1340"/>
            <text:p text:style-name="P1341"/>
            <text:p text:style-name="P1342"/>
            <text:p text:style-name="P1343"/>
            <text:p text:style-name="P1344"/>
            <text:p text:style-name="P1345"/>
            <text:p text:style-name="P1346"/>
            <text:p text:style-name="P1347"><text:span text:style-name="T1348">3</text:span></text:p>
          </table:table-cell>
        </table:table-row>
      </table:table>
      <text:p text:style-name="P1349"/>
      <table:table table:style-name="Table1350">
        <table:table-columns>
          <table:table-column table:style-name="TableColumn1351"/>
          <table:table-column table:style-name="TableColumn1352"/>
          <table:table-column table:style-name="TableColumn1353"/>
          <table:table-column table:style-name="TableColumn1354"/>
          <table:table-column table:style-name="TableColumn1355"/>
          <table:table-column table:style-name="TableColumn1356"/>
          <table:table-column table:style-name="TableColumn1357"/>
        </table:table-columns>
        <table:table-row table:style-name="TableRow1358">
          <table:table-cell table:style-name="TableCell1359">
            <text:p text:style-name="P1360"/>
            <text:p text:style-name="P1361"/>
            <text:p text:style-name="P1362"/>
            <text:p text:style-name="P1363"><text:span text:style-name="T1364">Story</text:span></text:p>
          </table:table-cell>
          <table:table-cell table:style-name="TableCell1365">
            <text:p text:style-name="P1366"/>
            <text:p text:style-name="P1367"/>
            <text:p text:style-name="P1368"/>
            <text:p text:style-name="P1369"><text:span text:style-name="T1370">Search</text:span><text:span text:style-name="T1371"><text:s/></text:span><text:span text:style-name="T1372">movie</text:span></text:p>
          </table:table-cell>
          <table:table-cell table:style-name="TableCell1373">
            <text:p text:style-name="P1374"><text:span text:style-name="T1375">As</text:span><text:span text:style-name="T1376"><text:s/></text:span><text:span text:style-name="T1377">a</text:span><text:span text:style-name="T1378"><text:s/></text:span><text:span text:style-name="T1379">Member,</text:span><text:span text:style-name="T1380"><text:s/></text:span><text:span text:style-name="T1381">I</text:span><text:span text:style-name="T1382"><text:s/></text:span><text:span text:style-name="T1383">want</text:span><text:span text:style-name="T1384"><text:s/></text:span><text:span text:style-name="T1385">to</text:span><text:span text:style-name="T1386"><text:s/></text:span><text:span text:style-name="T1387">search</text:span><text:span text:style-name="T1388"><text:s/></text:span><text:span text:style-name="T1389">for</text:span><text:span text:style-name="T1390"><text:s/></text:span><text:span text:style-name="T1391">a</text:span><text:span text:style-name="T1392"><text:s/></text:span><text:span text:style-name="T1393">specific</text:span><text:span text:style-name="T1394"><text:s/></text:span><text:span text:style-name="T1395">movie</text:span><text:span text:style-name="T1396"><text:s/></text:span><text:span text:style-name="T1397">from</text:span><text:span text:style-name="T1398"><text:s/></text:span><text:span text:style-name="T1399">the</text:span><text:span text:style-name="T1400"><text:s/></text:span><text:span text:style-name="T1401">movie</text:span><text:span text:style-name="T1402"><text:s/></text:span><text:span text:style-name="T1403">list,</text:span><text:span text:style-name="T1404"><text:s/></text:span><text:span text:style-name="T1405">so</text:span><text:span text:style-name="T1406"><text:s/></text:span><text:span text:style-name="T1407">that</text:span><text:span text:style-name="T1408"><text:s/></text:span><text:span text:style-name="T1409">I</text:span><text:span text:style-name="T1410"><text:s/></text:span><text:span text:style-name="T1411">can</text:span><text:span text:style-name="T1412"><text:s/></text:span><text:span text:style-name="T1413">easily</text:span><text:span text:style-name="T1414"><text:s/></text:span><text:span text:style-name="T1415">find</text:span><text:span text:style-name="T1416"><text:s/></text:span><text:span text:style-name="T1417">and</text:span><text:span text:style-name="T1418"><text:s/></text:span><text:span text:style-name="T1419">view</text:span><text:span text:style-name="T1420"><text:s/></text:span><text:span text:style-name="T1421">the</text:span><text:span text:style-name="T1422"><text:s/></text:span><text:span text:style-name="T1423">details</text:span><text:span text:style-name="T1424"><text:s/></text:span><text:span text:style-name="T1425">of</text:span><text:span text:style-name="T1426"><text:s/></text:span><text:span text:style-name="T1427">the</text:span><text:span text:style-name="T1428"><text:s/></text:span><text:span text:style-name="T1429">movie</text:span><text:span text:style-name="T1430"><text:s/></text:span><text:span text:style-name="T1431">I</text:span><text:span text:style-name="T1432"><text:s/></text:span><text:span text:style-name="T1433">am</text:span><text:span text:style-name="T1434"><text:s/></text:span><text:span text:style-name="T1435">looking</text:span><text:span text:style-name="T1436"><text:s/></text:span><text:span text:style-name="T1437">for:</text:span><text:span text:style-name="T1438"><text:s/></text:span><text:span text:style-name="T1439">AC-01: System must display a Search Textbox where the user can input the movie name.</text:span></text:p>
            <text:p text:style-name="P1440"><text:span text:style-name="T1441">AC-02:</text:span><text:span text:style-name="T1442"><text:s/></text:span><text:span text:style-name="T1443">When</text:span><text:span text:style-name="T1444"><text:s/></text:span><text:span text:style-name="T1445">the</text:span><text:span text:style-name="T1446"><text:s/></text:span><text:span text:style-name="T1447">user</text:span><text:span text:style-name="T1448"><text:s/></text:span><text:span text:style-name="T1449">clicks</text:span><text:span text:style-name="T1450"><text:s/></text:span><text:span text:style-name="T1451">Search</text:span><text:span text:style-name="T1452"><text:s/></text:span><text:span text:style-name="T1453">button,</text:span><text:span text:style-name="T1454"><text:s/></text:span><text:span text:style-name="T1455">the</text:span><text:span text:style-name="T1456"><text:s/></text:span><text:span text:style-name="T1457">system</text:span><text:span text:style-name="T1458"><text:s/></text:span><text:span text:style-name="T1459">must</text:span><text:span text:style-name="T1460"><text:s/></text:span><text:span text:style-name="T1461">filter</text:span><text:span text:style-name="T1462"><text:s/></text:span><text:span text:style-name="T1463">the</text:span><text:span text:style-name="T1464"><text:s/></text:span><text:span text:style-name="T1465">movie</text:span><text:span text:style-name="T1466"><text:s/></text:span><text:span text:style-name="T1467">list</text:span><text:span text:style-name="T1468"><text:s/></text:span><text:span text:style-name="T1469">based</text:span><text:span text:style-name="T1470"><text:s/></text:span><text:span text:style-name="T1471">on</text:span><text:span text:style-name="T1472"><text:s/></text:span><text:span text:style-name="T1473">the</text:span><text:span text:style-name="T1474"><text:s/></text:span><text:span text:style-name="T1475">input.</text:span><text:span text:style-name="T1476"><text:s/></text:span><text:span text:style-name="T1477">The</text:span><text:span text:style-name="T1478"><text:s/></text:span><text:span text:style-name="T1479">list</text:span><text:span text:style-name="T1480"><text:s/></text:span><text:span text:style-name="T1481">must</text:span><text:span text:style-name="T1482"><text:s/></text:span><text:span text:style-name="T1483">be</text:span><text:span text:style-name="T1484"><text:s/></text:span><text:span text:style-name="T1485">displayed</text:span><text:span text:style-name="T1486"><text:s/></text:span><text:span text:style-name="T1487">from</text:span><text:span text:style-name="T1488"><text:s/></text:span><text:span text:style-name="T1489">top</text:span><text:span text:style-name="T1490"><text:s/></text:span><text:span text:style-name="T1491">to</text:span><text:span text:style-name="T1492"><text:s/></text:span><text:span text:style-name="T1493">bottom</text:span><text:span text:style-name="T1494"><text:s/></text:span><text:span text:style-name="T1495">sorted</text:span><text:span text:style-name="T1496"><text:s/></text:span><text:span text:style-name="T1497">alphabetically</text:span><text:span text:style-name="T1498"><text:s/></text:span><text:span text:style-name="T1499">(A-Z)</text:span><text:span text:style-name="T1500"><text:s/></text:span><text:span text:style-name="T1501">based</text:span><text:span text:style-name="T1502"><text:s/></text:span><text:span text:style-name="T1503">on</text:span><text:span text:style-name="T1504"><text:s/></text:span><text:span text:style-name="T1505">the</text:span><text:span text:style-name="T1506"><text:s/></text:span><text:span text:style-name="T1507">movie</text:span><text:span text:style-name="T1508"><text:s/></text:span><text:span text:style-name="T1509">names.</text:span></text:p>
            <text:p text:style-name="P1510"><text:span text:style-name="T1511">AC-03:</text:span><text:span text:style-name="T1512"><text:s/></text:span><text:span text:style-name="T1513">If</text:span><text:span text:style-name="T1514"><text:s/></text:span><text:span text:style-name="T1515">there</text:span><text:span text:style-name="T1516"><text:s/></text:span><text:span text:style-name="T1517">are</text:span><text:span text:style-name="T1518"><text:s/></text:span><text:span text:style-name="T1519">no</text:span><text:span text:style-name="T1520"><text:s/></text:span><text:span text:style-name="T1521">movies</text:span><text:span text:style-name="T1522"><text:s/></text:span><text:span text:style-name="T1523">found</text:span><text:span text:style-name="T1524"><text:s/></text:span><text:span text:style-name="T1525">that</text:span><text:span text:style-name="T1526"><text:s/></text:span><text:span text:style-name="T1527">match</text:span><text:span text:style-name="T1528"><text:s/></text:span><text:span text:style-name="T1529">the</text:span><text:span text:style-name="T1530"><text:s/></text:span><text:span text:style-name="T1531">search</text:span><text:span text:style-name="T1532"><text:s/></text:span><text:span text:style-name="T1533">input,</text:span><text:span text:style-name="T1534"><text:s/></text:span><text:span text:style-name="T1535">the</text:span><text:span text:style-name="T1536"><text:s/></text:span><text:span text:style-name="T1537">system</text:span><text:span text:style-name="T1538"><text:s/></text:span><text:span text:style-name="T1539">must</text:span><text:span text:style-name="T1540"><text:s/></text:span><text:span text:style-name="T1541">display</text:span><text:span text:style-name="T1542"><text:s/></text:span><text:span text:style-name="T1543">the</text:span><text:span text:style-name="T1544"><text:s/></text:span><text:span text:style-name="T1545">message:</text:span><text:span text:style-name="T1546"><text:s/></text:span><text:span text:style-name="T1547">"No</text:span><text:span text:style-name="T1548"><text:s/></text:span><text:span text:style-name="T1549">movies</text:span><text:span text:style-name="T1550"><text:s/></text:span><text:span text:style-name="T1551">found"</text:span></text:p>
            <text:p text:style-name="P1552"><text:span text:style-name="T1553">AC-04:</text:span><text:span text:style-name="T1554"><text:s/></text:span><text:span text:style-name="T1555">If</text:span><text:span text:style-name="T1556"><text:s/></text:span><text:span text:style-name="T1557">the</text:span><text:span text:style-name="T1558"><text:s/></text:span><text:span text:style-name="T1559">search</text:span><text:span text:style-name="T1560"><text:s/></text:span><text:span text:style-name="T1561">field</text:span><text:span text:style-name="T1562"><text:s/></text:span><text:span text:style-name="T1563">is</text:span><text:span text:style-name="T1564"><text:s/></text:span><text:span text:style-name="T1565">empty,</text:span><text:span text:style-name="T1566"><text:s/></text:span><text:span text:style-name="T1567">the</text:span><text:span text:style-name="T1568"><text:s/></text:span><text:span text:style-name="T1569">system</text:span><text:span text:style-name="T1570"><text:s/></text:span><text:span text:style-name="T1571">should</text:span><text:span text:style-name="T1572"><text:s/></text:span><text:span text:style-name="T1573">either</text:span><text:span text:style-name="T1574"><text:s/></text:span><text:span text:style-name="T1575">clear</text:span><text:span text:style-name="T1576"><text:s/></text:span><text:span text:style-name="T1577">previous</text:span><text:span text:style-name="T1578"><text:s/></text:span><text:span text:style-name="T1579">search</text:span><text:span text:style-name="T1580"><text:s/></text:span><text:span text:style-name="T1581">results</text:span><text:span text:style-name="T1582"><text:s/></text:span><text:span text:style-name="T1583">or</text:span><text:span text:style-name="T1584"><text:s/></text:span><text:span text:style-name="T1585">display</text:span><text:span text:style-name="T1586"><text:s/></text:span><text:span text:style-name="T1587">all</text:span><text:span text:style-name="T1588"><text:s/></text:span><text:span text:style-name="T1589">movies</text:span><text:span text:style-name="T1590"><text:s/></text:span><text:span text:style-name="T1591">by</text:span><text:span text:style-name="T1592"><text:s/></text:span><text:span text:style-name="T1593">default.</text:span></text:p>
          </table:table-cell>
          <table:table-cell table:style-name="TableCell1594">
            <text:p text:style-name="P1595"/>
            <text:p text:style-name="P1596"/>
            <text:p text:style-name="P1597"/>
            <text:p text:style-name="P1598"><text:span text:style-name="T1599">T7</text:span></text:p>
          </table:table-cell>
          <table:table-cell table:style-name="TableCell1600">
            <text:p text:style-name="P1601"/>
            <text:p text:style-name="P1602"/>
            <text:p text:style-name="P1603"/>
            <text:p text:style-name="P1604"><text:span text:style-name="T1605">E2</text:span></text:p>
          </table:table-cell>
          <table:table-cell table:style-name="TableCell1606">
            <text:p text:style-name="P1607"/>
            <text:p text:style-name="P1608"/>
            <text:p text:style-name="P1609"/>
            <text:p text:style-name="P1610"><text:span text:style-name="T1611">Low</text:span></text:p>
          </table:table-cell>
          <table:table-cell table:style-name="TableCell1612">
            <text:p text:style-name="P1613"/>
            <text:p text:style-name="P1614"/>
            <text:p text:style-name="P1615"/>
            <text:p text:style-name="P1616"><text:span text:style-name="T1617">3</text:span></text:p>
          </table:table-cell>
        </table:table-row>
        <table:table-row table:style-name="TableRow1618">
          <table:table-cell table:style-name="TableCell1619">
            <text:p text:style-name="P1620"/>
            <text:p text:style-name="P1621"/>
            <text:p text:style-name="P1622"/>
            <text:p text:style-name="P1623"/>
            <text:p text:style-name="P1624"/>
            <text:p text:style-name="P1625"/>
            <text:p text:style-name="P1626"/>
            <text:p text:style-name="P1627"><text:span text:style-name="T1628">Story</text:span></text:p>
          </table:table-cell>
          <table:table-cell table:style-name="TableCell1629">
            <text:p text:style-name="P1630"/>
            <text:p text:style-name="P1631"/>
            <text:p text:style-name="P1632"/>
            <text:p text:style-name="P1633"/>
            <text:p text:style-name="P1634"/>
            <text:p text:style-name="P1635"/>
            <text:p text:style-name="P1636"/>
            <text:p text:style-name="P1637"><text:span text:style-name="T1638">Select movie and</text:span><text:span text:style-name="T1639"><text:s/></text:span><text:span text:style-name="T1640">showtime</text:span></text:p>
          </table:table-cell>
          <table:table-cell table:style-name="TableCell1641">
            <text:p text:style-name="P1642"/>
            <text:p text:style-name="P1643"><text:span text:style-name="T1644">As</text:span><text:span text:style-name="T1645"><text:s/></text:span><text:span text:style-name="T1646">a</text:span><text:span text:style-name="T1647"><text:s/></text:span><text:span text:style-name="T1648">Member,</text:span><text:span text:style-name="T1649"><text:s/></text:span><text:span text:style-name="T1650">I</text:span><text:span text:style-name="T1651"><text:s/></text:span><text:span text:style-name="T1652">want</text:span><text:span text:style-name="T1653"><text:s/></text:span><text:span text:style-name="T1654">to</text:span><text:span text:style-name="T1655"><text:s/></text:span><text:span text:style-name="T1656">select</text:span><text:span text:style-name="T1657"><text:s/></text:span><text:span text:style-name="T1658">a</text:span><text:span text:style-name="T1659"><text:s/></text:span><text:span text:style-name="T1660">movie</text:span><text:span text:style-name="T1661"><text:s/></text:span><text:span text:style-name="T1662">and</text:span><text:span text:style-name="T1663"><text:s/></text:span><text:span text:style-name="T1664">its</text:span><text:span text:style-name="T1665"><text:s/></text:span><text:span text:style-name="T1666">showtime,</text:span><text:span text:style-name="T1667"><text:s/></text:span><text:span text:style-name="T1668">so</text:span><text:span text:style-name="T1669"><text:s/></text:span><text:span text:style-name="T1670">that</text:span><text:span text:style-name="T1671"><text:s/></text:span><text:span text:style-name="T1672">I</text:span><text:span text:style-name="T1673"><text:s/></text:span><text:span text:style-name="T1674">can</text:span><text:span text:style-name="T1675"><text:s/></text:span><text:span text:style-name="T1676">proceed</text:span><text:span text:style-name="T1677"><text:s/></text:span><text:span text:style-name="T1678">to</text:span><text:span text:style-name="T1679"><text:s/></text:span><text:span text:style-name="T1680">book</text:span><text:span text:style-name="T1681"><text:s/></text:span><text:span text:style-name="T1682">a</text:span><text:span text:style-name="T1683"><text:s/></text:span><text:span text:style-name="T1684">ticket</text:span><text:span text:style-name="T1685"><text:s/></text:span><text:span text:style-name="T1686">for</text:span><text:span text:style-name="T1687"><text:s/></text:span><text:span text:style-name="T1688">a</text:span><text:span text:style-name="T1689"><text:s/></text:span><text:span text:style-name="T1690">specific</text:span><text:span text:style-name="T1691"><text:s/></text:span><text:span text:style-name="T1692">screening:</text:span></text:p>
            <text:p text:style-name="P1693"><text:span text:style-name="T1694">AC-01: System must display a Select Movie combobox</text:span><text:span text:style-name="T1695"><text:s/></text:span><text:span text:style-name="T1696">containing</text:span><text:span text:style-name="T1697"><text:s/></text:span><text:span text:style-name="T1698">all</text:span><text:span text:style-name="T1699"><text:s/></text:span><text:span text:style-name="T1700">currently available movies.</text:span><text:span text:style-name="T1701"><text:s/></text:span><text:span text:style-name="T1702">AC-02: Upon selecting a movie:</text:span></text:p>
            <text:p text:style-name="P1703"><text:span text:style-name="T1704">+</text:span><text:span text:style-name="T1705"><text:s/></text:span><text:span text:style-name="T1706">System</text:span><text:span text:style-name="T1707"><text:s/></text:span><text:span text:style-name="T1708">must</text:span><text:span text:style-name="T1709"><text:s/></text:span><text:span text:style-name="T1710">populate</text:span><text:span text:style-name="T1711"><text:s/></text:span><text:span text:style-name="T1712">the</text:span><text:span text:style-name="T1713"><text:s/></text:span><text:span text:style-name="T1714">Select</text:span><text:span text:style-name="T1715"><text:s/></text:span><text:span text:style-name="T1716">Date</text:span><text:span text:style-name="T1717"><text:s/></text:span><text:span text:style-name="T1718">combobox</text:span><text:span text:style-name="T1719"><text:s/></text:span><text:span text:style-name="T1720">with</text:span><text:span text:style-name="T1721"><text:s/></text:span><text:span text:style-name="T1722">valid</text:span><text:span text:style-name="T1723"><text:s/></text:span><text:span text:style-name="T1724">show</text:span><text:span text:style-name="T1725"><text:s/></text:span><text:span text:style-name="T1726">dates</text:span><text:span text:style-name="T1727"><text:s/></text:span><text:span text:style-name="T1728">for</text:span><text:span text:style-name="T1729"><text:s/></text:span><text:span text:style-name="T1730">the</text:span><text:span text:style-name="T1731"><text:s/></text:span><text:span text:style-name="T1732">selected</text:span><text:span text:style-name="T1733"><text:s/></text:span><text:span text:style-name="T1734">movie.</text:span></text:p>
            <text:p text:style-name="P1735"><text:span text:style-name="T1736">+</text:span><text:span text:style-name="T1737"><text:s/></text:span><text:span text:style-name="T1738">If</text:span><text:span text:style-name="T1739"><text:s/></text:span><text:span text:style-name="T1740">no</text:span><text:span text:style-name="T1741"><text:s/></text:span><text:span text:style-name="T1742">show</text:span><text:span text:style-name="T1743"><text:s/></text:span><text:span text:style-name="T1744">dates</text:span><text:span text:style-name="T1745"><text:s/></text:span><text:span text:style-name="T1746">exist,</text:span><text:span text:style-name="T1747"><text:s/></text:span><text:span text:style-name="T1748">system</text:span><text:span text:style-name="T1749"><text:s/></text:span><text:span text:style-name="T1750">must</text:span><text:span text:style-name="T1751"><text:s/></text:span><text:span text:style-name="T1752">leave</text:span><text:span text:style-name="T1753"><text:s/></text:span><text:span text:style-name="T1754">the</text:span><text:span text:style-name="T1755"><text:s/></text:span><text:span text:style-name="T1756">combobox</text:span><text:span text:style-name="T1757"><text:s/></text:span><text:span text:style-name="T1758">empty</text:span><text:span text:style-name="T1759"><text:s/></text:span><text:span text:style-name="T1760">and</text:span><text:span text:style-name="T1761"><text:s/></text:span><text:span text:style-name="T1762">display</text:span><text:span text:style-name="T1763"><text:s/></text:span><text:span text:style-name="T1764">no</text:span><text:span text:style-name="T1765"><text:s/></text:span><text:span text:style-name="T1766">options."</text:span><text:span text:style-name="T1767"><text:s/></text:span><text:span text:style-name="T1768">"AC-03: Upon selecting a date:</text:span></text:p>
            <text:p text:style-name="P1769"><text:span text:style-name="T1770">+</text:span><text:span text:style-name="T1771"><text:s/></text:span><text:span text:style-name="T1772">System</text:span><text:span text:style-name="T1773"><text:s/></text:span><text:span text:style-name="T1774">must</text:span><text:span text:style-name="T1775"><text:s/></text:span><text:span text:style-name="T1776">populate</text:span><text:span text:style-name="T1777"><text:s/></text:span><text:span text:style-name="T1778">the</text:span><text:span text:style-name="T1779"><text:s/></text:span><text:span text:style-name="T1780">Select</text:span><text:span text:style-name="T1781"><text:s/></text:span><text:span text:style-name="T1782">Time</text:span><text:span text:style-name="T1783"><text:s/></text:span><text:span text:style-name="T1784">combobox</text:span><text:span text:style-name="T1785"><text:s/></text:span><text:span text:style-name="T1786">with</text:span><text:span text:style-name="T1787"><text:s/></text:span><text:span text:style-name="T1788">available</text:span><text:span text:style-name="T1789"><text:s/></text:span><text:span text:style-name="T1790">showtimes.</text:span></text:p>
            <text:p text:style-name="P1791"><text:span text:style-name="T1792">+</text:span><text:span text:style-name="T1793"><text:s/></text:span><text:span text:style-name="T1794">If</text:span><text:span text:style-name="T1795"><text:s/></text:span><text:span text:style-name="T1796">no</text:span><text:span text:style-name="T1797"><text:s/></text:span><text:span text:style-name="T1798">showtimes</text:span><text:span text:style-name="T1799"><text:s/></text:span><text:span text:style-name="T1800">are</text:span><text:span text:style-name="T1801"><text:s/></text:span><text:span text:style-name="T1802">available</text:span><text:span text:style-name="T1803"><text:s/></text:span><text:span text:style-name="T1804">for</text:span><text:span text:style-name="T1805"><text:s/></text:span><text:span text:style-name="T1806">the</text:span><text:span text:style-name="T1807"><text:s/></text:span><text:span text:style-name="T1808">date,</text:span><text:span text:style-name="T1809"><text:s/></text:span><text:span text:style-name="T1810">system</text:span><text:span text:style-name="T1811"><text:s/></text:span><text:span text:style-name="T1812">must</text:span><text:span text:style-name="T1813"><text:s/></text:span><text:span text:style-name="T1814">display</text:span><text:span text:style-name="T1815"><text:s/></text:span><text:span text:style-name="T1816">no</text:span><text:span text:style-name="T1817"><text:s/></text:span><text:span text:style-name="T1818">options."</text:span><text:span text:style-name="T1819"><text:s/></text:span><text:span text:style-name="T1820">AC-04: Clicking the Book Ticket button must:</text:span></text:p>
            <text:p text:style-name="P1821"><text:span text:style-name="T1822">+</text:span><text:span text:style-name="T1823"><text:s/></text:span><text:span text:style-name="T1824">Validate</text:span><text:span text:style-name="T1825"><text:s/></text:span><text:span text:style-name="T1826">that</text:span><text:span text:style-name="T1827"><text:s/></text:span><text:span text:style-name="T1828">all</text:span><text:span text:style-name="T1829"><text:s/></text:span><text:span text:style-name="T1830">three</text:span><text:span text:style-name="T1831"><text:s/></text:span><text:span text:style-name="T1832">fields</text:span><text:span text:style-name="T1833"><text:s/></text:span><text:span text:style-name="T1834">(movie,</text:span><text:span text:style-name="T1835"><text:s/></text:span><text:span text:style-name="T1836">date,</text:span><text:span text:style-name="T1837"><text:s/></text:span><text:span text:style-name="T1838">time)</text:span><text:span text:style-name="T1839"><text:s/></text:span><text:span text:style-name="T1840">are</text:span><text:span text:style-name="T1841"><text:s/></text:span><text:span text:style-name="T1842">selected.</text:span></text:p>
            <text:p text:style-name="P1843"><text:span text:style-name="T1844">+</text:span><text:span text:style-name="T1845"><text:s/></text:span><text:span text:style-name="T1846">On</text:span><text:span text:style-name="T1847"><text:s/></text:span><text:span text:style-name="T1848">success</text:span><text:span text:style-name="T1849"><text:s/></text:span><text:span text:style-name="T1850">→</text:span><text:span text:style-name="T1851"><text:s/></text:span><text:span text:style-name="T1852">redirect</text:span><text:span text:style-name="T1853"><text:s/></text:span><text:span text:style-name="T1854">to</text:span><text:span text:style-name="T1855"><text:s/></text:span><text:span text:style-name="T1856">the</text:span><text:span text:style-name="T1857"><text:s/></text:span><text:span text:style-name="T1858">Seat</text:span><text:span text:style-name="T1859"><text:s/></text:span><text:span text:style-name="T1860">Selection</text:span><text:span text:style-name="T1861"><text:s/>screen.</text:span></text:p>
            <text:p text:style-name="P1862"><text:span text:style-name="T1863">+</text:span><text:span text:style-name="T1864"><text:s/></text:span><text:span text:style-name="T1865">On</text:span><text:span text:style-name="T1866"><text:s/></text:span><text:span text:style-name="T1867">failure</text:span><text:span text:style-name="T1868"><text:s/></text:span><text:span text:style-name="T1869">→</text:span><text:span text:style-name="T1870"><text:s/></text:span><text:span text:style-name="T1871">show</text:span><text:span text:style-name="T1872"><text:s/></text:span><text:span text:style-name="T1873">appropriate</text:span><text:span text:style-name="T1874"><text:s/></text:span><text:span text:style-name="T1875">error</text:span><text:span text:style-name="T1876"><text:s/></text:span><text:span text:style-name="T1877">messages:</text:span><text:span text:style-name="T1878"><text:s/></text:span><text:span text:style-name="T1879">If</text:span><text:span text:style-name="T1880"><text:s/></text:span><text:span text:style-name="T1881">movie</text:span><text:span text:style-name="T1882"><text:s/></text:span><text:span text:style-name="T1883">is</text:span><text:span text:style-name="T1884"><text:s/></text:span><text:span text:style-name="T1885">missing</text:span><text:span text:style-name="T1886"><text:s/></text:span><text:span text:style-name="T1887">→</text:span><text:span text:style-name="T1888"><text:s/></text:span><text:span text:style-name="T1889">""Please</text:span><text:span text:style-name="T1890"><text:s/></text:span><text:span text:style-name="T1891">select</text:span><text:span text:style-name="T1892"><text:s/></text:span><text:span text:style-name="T1893">a</text:span><text:span text:style-name="T1894"><text:s/></text:span><text:span text:style-name="T1895">movie""</text:span><text:span text:style-name="T1896"><text:s/></text:span><text:span text:style-name="T1897">/</text:span><text:span text:style-name="T1898"><text:s/></text:span><text:span text:style-name="T1899">If</text:span><text:span text:style-name="T1900"><text:s/></text:span><text:span text:style-name="T1901">date</text:span><text:span text:style-name="T1902"><text:s/></text:span><text:span text:style-name="T1903">is</text:span><text:span text:style-name="T1904"><text:s/></text:span><text:span text:style-name="T1905">missing</text:span><text:span text:style-name="T1906"><text:s/></text:span><text:span text:style-name="T1907">→</text:span><text:span text:style-name="T1908"><text:s/></text:span><text:span text:style-name="T1909">""Please</text:span><text:span text:style-name="T1910"><text:s/></text:span><text:span text:style-name="T1911">select</text:span><text:span text:style-name="T1912"><text:s/></text:span><text:span text:style-name="T1913">the</text:span><text:span text:style-name="T1914"><text:s/></text:span><text:span text:style-name="T1915">show</text:span><text:span text:style-name="T1916"><text:s/></text:span><text:span text:style-name="T1917">date""</text:span><text:span text:style-name="T1918"><text:s/></text:span><text:span text:style-name="T1919">/</text:span><text:span text:style-name="T1920"><text:s/></text:span><text:span text:style-name="T1921">If</text:span><text:span text:style-name="T1922"><text:s/></text:span><text:span text:style-name="T1923">time</text:span><text:span text:style-name="T1924"><text:s/></text:span><text:span text:style-name="T1925">is</text:span><text:span text:style-name="T1926"><text:s/></text:span><text:span text:style-name="T1927">missing</text:span><text:span text:style-name="T1928"><text:s/></text:span><text:span text:style-name="T1929">→</text:span><text:span text:style-name="T1930"><text:s/></text:span><text:span text:style-name="T1931">""Please</text:span><text:span text:style-name="T1932"><text:s/></text:span><text:span text:style-name="T1933">select</text:span><text:span text:style-name="T1934"><text:s/></text:span><text:span text:style-name="T1935">showtime"</text:span></text:p>
          </table:table-cell>
          <table:table-cell table:style-name="TableCell1936">
            <text:p text:style-name="P1937"/>
            <text:p text:style-name="P1938"/>
            <text:p text:style-name="P1939"/>
            <text:p text:style-name="P1940"/>
            <text:p text:style-name="P1941"/>
            <text:p text:style-name="P1942"/>
            <text:p text:style-name="P1943"/>
            <text:p text:style-name="P1944"><text:span text:style-name="T1945">T8</text:span></text:p>
          </table:table-cell>
          <table:table-cell table:style-name="TableCell1946">
            <text:p text:style-name="P1947"/>
            <text:p text:style-name="P1948"/>
            <text:p text:style-name="P1949"/>
            <text:p text:style-name="P1950"/>
            <text:p text:style-name="P1951"/>
            <text:p text:style-name="P1952"/>
            <text:p text:style-name="P1953"/>
            <text:p text:style-name="P1954"><text:span text:style-name="T1955">E3</text:span></text:p>
          </table:table-cell>
          <table:table-cell table:style-name="TableCell1956">
            <text:p text:style-name="P1957"/>
            <text:p text:style-name="P1958"/>
            <text:p text:style-name="P1959"/>
            <text:p text:style-name="P1960"/>
            <text:p text:style-name="P1961"/>
            <text:p text:style-name="P1962"/>
            <text:p text:style-name="P1963"/>
            <text:p text:style-name="P1964"><text:span text:style-name="T1965">High</text:span></text:p>
          </table:table-cell>
          <table:table-cell table:style-name="TableCell1966">
            <text:p text:style-name="P1967"/>
            <text:p text:style-name="P1968"/>
            <text:p text:style-name="P1969"/>
            <text:p text:style-name="P1970"/>
            <text:p text:style-name="P1971"/>
            <text:p text:style-name="P1972"/>
            <text:p text:style-name="P1973"/>
            <text:p text:style-name="P1974"><text:span text:style-name="T1975">13</text:span></text:p>
          </table:table-cell>
        </table:table-row>
        <table:table-row table:style-name="TableRow1976">
          <table:table-cell table:style-name="TableCell1977">
            <text:p text:style-name="P1978"/>
            <text:p text:style-name="P1979"/>
            <text:p text:style-name="P1980"/>
            <text:p text:style-name="P1981"/>
            <text:p text:style-name="P1982"/>
            <text:p text:style-name="P1983"/>
            <text:p text:style-name="P1984"><text:span text:style-name="T1985">Story</text:span></text:p>
          </table:table-cell>
          <table:table-cell table:style-name="TableCell1986">
            <text:p text:style-name="P1987"/>
            <text:p text:style-name="P1988"/>
            <text:p text:style-name="P1989"/>
            <text:p text:style-name="P1990"/>
            <text:p text:style-name="P1991"/>
            <text:p text:style-name="P1992"/>
            <text:p text:style-name="P1993"><text:span text:style-name="T1994">Select</text:span><text:span text:style-name="T1995"><text:s/></text:span><text:span text:style-name="T1996">seat</text:span></text:p>
          </table:table-cell>
          <table:table-cell table:style-name="TableCell1997">
            <text:p text:style-name="P1998"><text:span text:style-name="T1999">As</text:span><text:span text:style-name="T2000"><text:s/></text:span><text:span text:style-name="T2001">a</text:span><text:span text:style-name="T2002"><text:s/></text:span><text:span text:style-name="T2003">Member,</text:span><text:span text:style-name="T2004"><text:s/></text:span><text:span text:style-name="T2005">I</text:span><text:span text:style-name="T2006"><text:s/></text:span><text:span text:style-name="T2007">want</text:span><text:span text:style-name="T2008"><text:s/></text:span><text:span text:style-name="T2009">to</text:span><text:span text:style-name="T2010"><text:s/></text:span><text:span text:style-name="T2011">select</text:span><text:span text:style-name="T2012"><text:s/></text:span><text:span text:style-name="T2013">the</text:span><text:span text:style-name="T2014"><text:s/></text:span><text:span text:style-name="T2015">number</text:span><text:span text:style-name="T2016"><text:s/></text:span><text:span text:style-name="T2017">of</text:span><text:span text:style-name="T2018"><text:s/></text:span><text:span text:style-name="T2019">seats</text:span><text:span text:style-name="T2020"><text:s/></text:span><text:span text:style-name="T2021">and</text:span><text:span text:style-name="T2022"><text:s/></text:span><text:span text:style-name="T2023">specific</text:span><text:span text:style-name="T2024"><text:s/></text:span><text:span text:style-name="T2025">seat</text:span><text:span text:style-name="T2026"><text:s/></text:span><text:span text:style-name="T2027">locations,</text:span><text:span text:style-name="T2028"><text:s/></text:span><text:span text:style-name="T2029">so</text:span><text:span text:style-name="T2030"><text:s/></text:span><text:span text:style-name="T2031">that</text:span><text:span text:style-name="T2032"><text:s/></text:span><text:span text:style-name="T2033">I</text:span><text:span text:style-name="T2034"><text:s/></text:span><text:span text:style-name="T2035">can</text:span><text:span text:style-name="T2036"><text:s/></text:span><text:span text:style-name="T2037">reserve</text:span><text:span text:style-name="T2038"><text:s/></text:span><text:span text:style-name="T2039">my</text:span><text:span text:style-name="T2040"><text:s/></text:span><text:span text:style-name="T2041">preferred</text:span><text:span text:style-name="T2042"><text:s/></text:span><text:span text:style-name="T2043">seats</text:span><text:span text:style-name="T2044"><text:s/></text:span><text:span text:style-name="T2045">before</text:span><text:span text:style-name="T2046"><text:s/></text:span><text:span text:style-name="T2047">confirming</text:span><text:span text:style-name="T2048"><text:s/></text:span><text:span text:style-name="T2049">my</text:span><text:span text:style-name="T2050"><text:s/></text:span><text:span text:style-name="T2051">movie</text:span><text:span text:style-name="T2052"><text:s/></text:span><text:span text:style-name="T2053">ticket</text:span><text:span text:style-name="T2054"><text:s/></text:span><text:span text:style-name="T2055">booking:</text:span><text:span text:style-name="T2056"><text:s/></text:span><text:span text:style-name="T2057">AC-01: System must show a Select Seat Quantity combobox with values ranging from 0 to 8.</text:span></text:p>
            <text:p text:style-name="P2058"><text:span text:style-name="T2059">AC-02: Upon selecting a quantity, a seat map must be displayed as a set of checkboxes, representing available and occupied seats.</text:span><text:span text:style-name="T2060"><text:s/></text:span><text:span text:style-name="T2061">"AC-03: System must enforce selection logic:</text:span></text:p>
            <text:p text:style-name="P2062"><text:span text:style-name="T2063">+</text:span><text:span text:style-name="T2064"><text:s/></text:span><text:span text:style-name="T2065">If</text:span><text:span text:style-name="T2066"><text:s/></text:span><text:span text:style-name="T2067">selected</text:span><text:span text:style-name="T2068"><text:s/></text:span><text:span text:style-name="T2069">seats</text:span><text:span text:style-name="T2070"><text:s/></text:span><text:span text:style-name="T2071">&lt;</text:span><text:span text:style-name="T2072"><text:s/></text:span><text:span text:style-name="T2073">seat</text:span><text:span text:style-name="T2074"><text:s/></text:span><text:span text:style-name="T2075">quantity</text:span><text:span text:style-name="T2076"><text:s/></text:span><text:span text:style-name="T2077">→</text:span><text:span text:style-name="T2078"><text:s/></text:span><text:span text:style-name="T2079">show:</text:span><text:span text:style-name="T2080"><text:s/></text:span><text:span text:style-name="T2081">""Please</text:span><text:span text:style-name="T2082"><text:s/></text:span><text:span text:style-name="T2083">select</text:span><text:span text:style-name="T2084"><text:s/></text:span><text:span text:style-name="T2085">x</text:span><text:span text:style-name="T2086"><text:s/></text:span><text:span text:style-name="T2087">seat</text:span><text:span text:style-name="T2088"><text:s/></text:span><text:span text:style-name="T2089">more""</text:span></text:p>
            <text:p text:style-name="P2090"><text:span text:style-name="T2091">+</text:span><text:span text:style-name="T2092"><text:s/></text:span><text:span text:style-name="T2093">If</text:span><text:span text:style-name="T2094"><text:s/></text:span><text:span text:style-name="T2095">selected</text:span><text:span text:style-name="T2096"><text:s/></text:span><text:span text:style-name="T2097">seats</text:span><text:span text:style-name="T2098"><text:s/></text:span><text:span text:style-name="T2099">&gt;</text:span><text:span text:style-name="T2100"><text:s/></text:span><text:span text:style-name="T2101">seat</text:span><text:span text:style-name="T2102"><text:s/></text:span><text:span text:style-name="T2103">quantity</text:span><text:span text:style-name="T2104"><text:s/></text:span><text:span text:style-name="T2105">→</text:span><text:span text:style-name="T2106"><text:s/></text:span><text:span text:style-name="T2107">show:</text:span><text:span text:style-name="T2108"><text:s/></text:span><text:span text:style-name="T2109">""Please</text:span><text:span text:style-name="T2110"><text:s/></text:span><text:span text:style-name="T2111">select</text:span><text:span text:style-name="T2112"><text:s/></text:span><text:span text:style-name="T2113">only</text:span><text:span text:style-name="T2114"><text:s/></text:span><text:span text:style-name="T2115">x</text:span><text:span text:style-name="T2116"><text:s/></text:span><text:span text:style-name="T2117">seat"""</text:span></text:p>
            <text:p text:style-name="P2118"><text:span text:style-name="T2119">AC-04:</text:span><text:span text:style-name="T2120"><text:s/></text:span><text:span text:style-name="T2121">When the</text:span><text:span text:style-name="T2122"><text:s/></text:span><text:span text:style-name="T2123">number</text:span><text:span text:style-name="T2124"><text:s/></text:span><text:span text:style-name="T2125">of</text:span><text:span text:style-name="T2126"><text:s/></text:span><text:span text:style-name="T2127">selected</text:span><text:span text:style-name="T2128"><text:s/></text:span><text:span text:style-name="T2129">seats</text:span><text:span text:style-name="T2130"><text:s/></text:span><text:span text:style-name="T2131">matches</text:span><text:span text:style-name="T2132"><text:s/></text:span><text:span text:style-name="T2133">the</text:span><text:span text:style-name="T2134"><text:s/></text:span><text:span text:style-name="T2135">chosen seat quantity,</text:span><text:span text:style-name="T2136"><text:s/></text:span><text:span text:style-name="T2137">the</text:span><text:span text:style-name="T2138"><text:s/></text:span><text:span text:style-name="T2139">system enables</text:span><text:span text:style-name="T2140"><text:s/></text:span><text:span text:style-name="T2141">the</text:span><text:span text:style-name="T2142"><text:s/></text:span><text:span text:style-name="T2143">Continue button.</text:span><text:span text:style-name="T2144"><text:s/></text:span><text:span text:style-name="T2145">"AC-05: On clicking Continue, the system:</text:span></text:p>
            <text:p text:style-name="P2146"><text:span text:style-name="T2147">+</text:span><text:span text:style-name="T2148"><text:s/></text:span><text:span text:style-name="T2149">Sends</text:span><text:span text:style-name="T2150"><text:s/></text:span><text:span text:style-name="T2151">seat</text:span><text:span text:style-name="T2152"><text:s/></text:span><text:span text:style-name="T2153">selection</text:span><text:span text:style-name="T2154"><text:s/></text:span><text:span text:style-name="T2155">data</text:span></text:p>
            <text:p text:style-name="P2156"><text:span text:style-name="T2157">+</text:span><text:span text:style-name="T2158"><text:s/></text:span><text:span text:style-name="T2159">Displays</text:span><text:span text:style-name="T2160"><text:s/></text:span><text:span text:style-name="T2161">the</text:span><text:span text:style-name="T2162"><text:s/></text:span><text:span text:style-name="T2163">Confirm</text:span><text:span text:style-name="T2164"><text:s/></text:span><text:span text:style-name="T2165">Booking</text:span><text:span text:style-name="T2166"><text:s/></text:span><text:span text:style-name="T2167">Information</text:span><text:span text:style-name="T2168"><text:s/></text:span><text:span text:style-name="T2169">screen"</text:span></text:p>
          </table:table-cell>
          <table:table-cell table:style-name="TableCell2170">
            <text:p text:style-name="P2171"/>
            <text:p text:style-name="P2172"/>
            <text:p text:style-name="P2173"/>
            <text:p text:style-name="P2174"/>
            <text:p text:style-name="P2175"/>
            <text:p text:style-name="P2176"/>
            <text:p text:style-name="P2177"><text:span text:style-name="T2178">T9</text:span></text:p>
          </table:table-cell>
          <table:table-cell table:style-name="TableCell2179">
            <text:p text:style-name="P2180"/>
            <text:p text:style-name="P2181"/>
            <text:p text:style-name="P2182"/>
            <text:p text:style-name="P2183"/>
            <text:p text:style-name="P2184"/>
            <text:p text:style-name="P2185"/>
            <text:p text:style-name="P2186"><text:span text:style-name="T2187">E3</text:span></text:p>
          </table:table-cell>
          <table:table-cell table:style-name="TableCell2188">
            <text:p text:style-name="P2189"/>
            <text:p text:style-name="P2190"/>
            <text:p text:style-name="P2191"/>
            <text:p text:style-name="P2192"/>
            <text:p text:style-name="P2193"/>
            <text:p text:style-name="P2194"/>
            <text:p text:style-name="P2195"><text:span text:style-name="T2196">High</text:span></text:p>
          </table:table-cell>
          <table:table-cell table:style-name="TableCell2197">
            <text:p text:style-name="P2198"/>
            <text:p text:style-name="P2199"/>
            <text:p text:style-name="P2200"/>
            <text:p text:style-name="P2201"/>
            <text:p text:style-name="P2202"/>
            <text:p text:style-name="P2203"/>
            <text:p text:style-name="P2204"><text:span text:style-name="T2205">8</text:span></text:p>
          </table:table-cell>
        </table:table-row>
        <table:table-row table:style-name="TableRow2206">
          <table:table-cell table:style-name="TableCell2207">
            <text:p text:style-name="P2208"/>
            <text:p text:style-name="P2209"/>
            <text:p text:style-name="P2210"/>
            <text:p text:style-name="P2211"/>
            <text:p text:style-name="P2212"/>
            <text:p text:style-name="P2213"/>
            <text:p text:style-name="P2214"/>
            <text:p text:style-name="P2215"/>
            <text:p text:style-name="P2216"/>
            <text:p text:style-name="P2217"/>
            <text:p text:style-name="P2218"/>
            <text:p text:style-name="P2219"><text:span text:style-name="T2220">Story</text:span></text:p>
          </table:table-cell>
          <table:table-cell table:style-name="TableCell2221">
            <text:p text:style-name="P2222"/>
            <text:p text:style-name="P2223"/>
            <text:p text:style-name="P2224"/>
            <text:p text:style-name="P2225"/>
            <text:p text:style-name="P2226"/>
            <text:p text:style-name="P2227"/>
            <text:p text:style-name="P2228"/>
            <text:p text:style-name="P2229"/>
            <text:p text:style-name="P2230"/>
            <text:p text:style-name="P2231"/>
            <text:p text:style-name="P2232"/>
            <text:p text:style-name="P2233"><text:span text:style-name="T2234">Confirm</text:span><text:span text:style-name="T2235"><text:s/></text:span><text:span text:style-name="T2236">booking</text:span><text:span text:style-name="T2237"><text:s/></text:span><text:span text:style-name="T2238">ticket</text:span></text:p>
          </table:table-cell>
          <table:table-cell table:style-name="TableCell2239">
            <text:p text:style-name="P2240"><text:span text:style-name="T2241">As</text:span><text:span text:style-name="T2242"><text:s/></text:span><text:span text:style-name="T2243">a</text:span><text:span text:style-name="T2244"><text:s/></text:span><text:span text:style-name="T2245">Member,</text:span><text:span text:style-name="T2246"><text:s/></text:span><text:span text:style-name="T2247">I</text:span><text:span text:style-name="T2248"><text:s/></text:span><text:span text:style-name="T2249">want</text:span><text:span text:style-name="T2250"><text:s/></text:span><text:span text:style-name="T2251">to</text:span><text:span text:style-name="T2252"><text:s/></text:span><text:span text:style-name="T2253">review</text:span><text:span text:style-name="T2254"><text:s/></text:span><text:span text:style-name="T2255">all</text:span><text:span text:style-name="T2256"><text:s/></text:span><text:span text:style-name="T2257">my</text:span><text:span text:style-name="T2258"><text:s/></text:span><text:span text:style-name="T2259">ticket</text:span><text:span text:style-name="T2260"><text:s/></text:span><text:span text:style-name="T2261">booking</text:span><text:span text:style-name="T2262"><text:s/></text:span><text:span text:style-name="T2263">information,</text:span><text:span text:style-name="T2264"><text:s/></text:span><text:span text:style-name="T2265">so</text:span><text:span text:style-name="T2266"><text:s/></text:span><text:span text:style-name="T2267">that</text:span><text:span text:style-name="T2268"><text:s/></text:span><text:span text:style-name="T2269">I</text:span><text:span text:style-name="T2270"><text:s/></text:span><text:span text:style-name="T2271">can</text:span><text:span text:style-name="T2272"><text:s/></text:span><text:span text:style-name="T2273">confirm</text:span><text:span text:style-name="T2274"><text:s/></text:span><text:span text:style-name="T2275">that</text:span><text:span text:style-name="T2276"><text:s/></text:span><text:span text:style-name="T2277">the</text:span><text:span text:style-name="T2278"><text:s/></text:span><text:span text:style-name="T2279">selected</text:span><text:span text:style-name="T2280"><text:s/></text:span><text:span text:style-name="T2281">details</text:span><text:span text:style-name="T2282"><text:s/></text:span><text:span text:style-name="T2283">are</text:span><text:span text:style-name="T2284"><text:s/></text:span><text:span text:style-name="T2285">correct</text:span><text:span text:style-name="T2286"><text:s/></text:span><text:span text:style-name="T2287">before</text:span><text:span text:style-name="T2288"><text:s/></text:span><text:span text:style-name="T2289">finalizing</text:span><text:span text:style-name="T2290"><text:s/></text:span><text:span text:style-name="T2291">the</text:span><text:span text:style-name="T2292"><text:s/></text:span><text:span text:style-name="T2293">booking:</text:span><text:span text:style-name="T2294"><text:s/></text:span><text:span text:style-name="T2295">"AC-01: System must display the following read-only booking details:</text:span></text:p>
            <text:p text:style-name="P2296"><text:span text:style-name="T2297">+</text:span><text:span text:style-name="T2298"><text:s/></text:span><text:span text:style-name="T2299">Movie</text:span><text:span text:style-name="T2300"><text:s/></text:span><text:span text:style-name="T2301">Name</text:span></text:p>
            <text:p text:style-name="P2302"><text:span text:style-name="T2303">+</text:span><text:span text:style-name="T2304"><text:s/></text:span><text:span text:style-name="T2305">Screen</text:span></text:p>
            <text:p text:style-name="P2306"><text:span text:style-name="T2307">+</text:span><text:span text:style-name="T2308"><text:s/></text:span><text:span text:style-name="T2309">Date</text:span></text:p>
            <text:p text:style-name="P2310"><text:span text:style-name="T2311">+</text:span><text:span text:style-name="T2312"><text:s/></text:span><text:span text:style-name="T2313">Time</text:span></text:p>
            <text:p text:style-name="P2314"><text:span text:style-name="T2315">+</text:span><text:span text:style-name="T2316"><text:s/></text:span><text:span text:style-name="T2317">Seat(s)</text:span></text:p>
            <text:p text:style-name="P2318"><text:span text:style-name="T2319">+</text:span><text:span text:style-name="T2320"><text:s/></text:span><text:span text:style-name="T2321">Price</text:span><text:span text:style-name="T2322"><text:s/></text:span><text:span text:style-name="T2323">per</text:span><text:span text:style-name="T2324"><text:s/></text:span><text:span text:style-name="T2325">ticket</text:span></text:p>
            <text:p text:style-name="P2326"><text:span text:style-name="T2327">+</text:span><text:span text:style-name="T2328"><text:s/></text:span><text:span text:style-name="T2329">Total</text:span><text:span text:style-name="T2330"><text:s/></text:span><text:span text:style-name="T2331">price</text:span></text:p>
            <text:p text:style-name="P2332"><text:span text:style-name="T2333">+</text:span><text:span text:style-name="T2334"><text:s/></text:span><text:span text:style-name="T2335">Full</text:span><text:span text:style-name="T2336"><text:s/></text:span><text:span text:style-name="T2337">Name</text:span></text:p>
            <text:p text:style-name="P2338"><text:span text:style-name="T2339">+</text:span><text:span text:style-name="T2340"><text:s/></text:span><text:span text:style-name="T2341">Email</text:span></text:p>
            <text:p text:style-name="P2342"><text:span text:style-name="T2343">+</text:span><text:span text:style-name="T2344"><text:s/></text:span><text:span text:style-name="T2345">Identity</text:span><text:span text:style-name="T2346"><text:s/></text:span><text:span text:style-name="T2347">Card</text:span><text:span text:style-name="T2348"><text:s/></text:span><text:span text:style-name="T2349">Number</text:span></text:p>
            <text:p text:style-name="P2350"><text:span text:style-name="T2351">+</text:span><text:span text:style-name="T2352"><text:s/></text:span><text:span text:style-name="T2353">Phone</text:span><text:span text:style-name="T2354"><text:s/></text:span><text:span text:style-name="T2355">Number"</text:span></text:p>
            <text:p text:style-name="P2356"><text:span text:style-name="T2357">AC-02: All</text:span><text:span text:style-name="T2358"><text:s/></text:span><text:span text:style-name="T2359">booking</text:span><text:span text:style-name="T2360"><text:s/></text:span><text:span text:style-name="T2361">details must be based on prior</text:span><text:span text:style-name="T2362"><text:s/></text:span><text:span text:style-name="T2363">selections and user</text:span><text:span text:style-name="T2364"><text:s/></text:span><text:span text:style-name="T2365">account data.</text:span><text:span text:style-name="T2366"><text:s/></text:span><text:span text:style-name="T2367">AC-03:</text:span><text:span text:style-name="T2368"><text:s/></text:span><text:span text:style-name="T2369">The</text:span><text:span text:style-name="T2370"><text:s/></text:span><text:span text:style-name="T2371">Confirm</text:span><text:span text:style-name="T2372"><text:s/></text:span><text:span text:style-name="T2373">Booking</text:span><text:span text:style-name="T2374"><text:s/></text:span><text:span text:style-name="T2375">Ticket</text:span><text:span text:style-name="T2376"><text:s/></text:span><text:span text:style-name="T2377">button</text:span><text:span text:style-name="T2378"><text:s/></text:span><text:span text:style-name="T2379">must</text:span><text:span text:style-name="T2380"><text:s/></text:span><text:span text:style-name="T2381">be</text:span><text:span text:style-name="T2382"><text:s/></text:span><text:span text:style-name="T2383">visible</text:span><text:span text:style-name="T2384"><text:s/></text:span><text:span text:style-name="T2385">and</text:span><text:span text:style-name="T2386"><text:s/></text:span><text:span text:style-name="T2387">clickable.</text:span></text:p>
            <text:p text:style-name="P2388"><text:span text:style-name="T2389">"AC-04:</text:span><text:span text:style-name="T2390"><text:s/></text:span><text:span text:style-name="T2391">When the</text:span><text:span text:style-name="T2392"><text:s/></text:span><text:span text:style-name="T2393">user</text:span><text:span text:style-name="T2394"><text:s/></text:span><text:span text:style-name="T2395">clicks</text:span><text:span text:style-name="T2396"><text:s/></text:span><text:span text:style-name="T2397">the</text:span><text:span text:style-name="T2398"><text:s/></text:span><text:span text:style-name="T2399">button:</text:span></text:p>
            <text:p text:style-name="P2400"><text:span text:style-name="T2401">+</text:span><text:span text:style-name="T2402"><text:s/></text:span><text:span text:style-name="T2403">The</text:span><text:span text:style-name="T2404"><text:s/></text:span><text:span text:style-name="T2405">system</text:span><text:span text:style-name="T2406"><text:s/></text:span><text:span text:style-name="T2407">must</text:span><text:span text:style-name="T2408"><text:s/></text:span><text:span text:style-name="T2409">submit</text:span><text:span text:style-name="T2410"><text:s/></text:span><text:span text:style-name="T2411">the</text:span><text:span text:style-name="T2412"><text:s/></text:span><text:span text:style-name="T2413">full</text:span><text:span text:style-name="T2414"><text:s/></text:span><text:span text:style-name="T2415">booking</text:span><text:span text:style-name="T2416"><text:s/></text:span><text:span text:style-name="T2417">data.</text:span></text:p>
            <text:p text:style-name="P2418"><text:span text:style-name="T2419">+</text:span><text:span text:style-name="T2420"><text:s/></text:span><text:span text:style-name="T2421">The</text:span><text:span text:style-name="T2422"><text:s/></text:span><text:span text:style-name="T2423">user</text:span><text:span text:style-name="T2424"><text:s/></text:span><text:span text:style-name="T2425">must</text:span><text:span text:style-name="T2426"><text:s/></text:span><text:span text:style-name="T2427">be</text:span><text:span text:style-name="T2428"><text:s/></text:span><text:span text:style-name="T2429">redirected</text:span><text:span text:style-name="T2430"><text:s/></text:span><text:span text:style-name="T2431">to</text:span><text:span text:style-name="T2432"><text:s/></text:span><text:span text:style-name="T2433">the</text:span><text:span text:style-name="T2434"><text:s/></text:span><text:span text:style-name="T2435">Booking</text:span><text:span text:style-name="T2436"><text:s/></text:span><text:span text:style-name="T2437">Information</text:span><text:span text:style-name="T2438"><text:s/></text:span><text:span text:style-name="T2439">/</text:span><text:span text:style-name="T2440"><text:s/></text:span><text:span text:style-name="T2441">Success</text:span><text:span text:style-name="T2442"><text:s/></text:span><text:span text:style-name="T2443">screen."</text:span></text:p>
            <text:p text:style-name="P2444"><text:span text:style-name="T2445">AC-05:</text:span><text:span text:style-name="T2446"><text:s/></text:span><text:span text:style-name="T2447">If</text:span><text:span text:style-name="T2448"><text:s/></text:span><text:span text:style-name="T2449">submission</text:span><text:span text:style-name="T2450"><text:s/></text:span><text:span text:style-name="T2451">fails</text:span><text:span text:style-name="T2452"><text:s/></text:span><text:span text:style-name="T2453">(e.g.,</text:span><text:span text:style-name="T2454"><text:s/></text:span><text:span text:style-name="T2455">due</text:span><text:span text:style-name="T2456"><text:s/></text:span><text:span text:style-name="T2457">to</text:span><text:span text:style-name="T2458"><text:s/></text:span><text:span text:style-name="T2459">a</text:span><text:span text:style-name="T2460"><text:s/></text:span><text:span text:style-name="T2461">network/server</text:span><text:span text:style-name="T2462"><text:s/></text:span><text:span text:style-name="T2463">error),</text:span><text:span text:style-name="T2464"><text:s/></text:span><text:span text:style-name="T2465">display</text:span><text:span text:style-name="T2466"><text:s/></text:span><text:span text:style-name="T2467">a</text:span><text:span text:style-name="T2468"><text:s/></text:span><text:span text:style-name="T2469">user-friendly</text:span><text:span text:style-name="T2470"><text:s/></text:span><text:span text:style-name="T2471">error</text:span><text:span text:style-name="T2472"><text:s/></text:span><text:span text:style-name="T2473">message</text:span><text:span text:style-name="T2474"><text:s/></text:span><text:span text:style-name="T2475">like:</text:span><text:span text:style-name="T2476"><text:s/></text:span><text:span text:style-name="T2477">"Booking</text:span><text:span text:style-name="T2478"><text:s/></text:span><text:span text:style-name="T2479">failed.</text:span><text:span text:style-name="T2480"><text:s/></text:span><text:span text:style-name="T2481">Please</text:span><text:span text:style-name="T2482"><text:s/></text:span><text:span text:style-name="T2483">try</text:span><text:span text:style-name="T2484"><text:s/></text:span><text:span text:style-name="T2485">again</text:span><text:span text:style-name="T2486"><text:s/></text:span><text:span text:style-name="T2487">later."</text:span></text:p>
          </table:table-cell>
          <table:table-cell table:style-name="TableCell2488">
            <text:p text:style-name="P2489"/>
            <text:p text:style-name="P2490"/>
            <text:p text:style-name="P2491"/>
            <text:p text:style-name="P2492"/>
            <text:p text:style-name="P2493"/>
            <text:p text:style-name="P2494"/>
            <text:p text:style-name="P2495"/>
            <text:p text:style-name="P2496"/>
            <text:p text:style-name="P2497"/>
            <text:p text:style-name="P2498"/>
            <text:p text:style-name="P2499"/>
            <text:p text:style-name="P2500"><text:span text:style-name="T2501">T10</text:span></text:p>
          </table:table-cell>
          <table:table-cell table:style-name="TableCell2502">
            <text:p text:style-name="P2503"/>
            <text:p text:style-name="P2504"/>
            <text:p text:style-name="P2505"/>
            <text:p text:style-name="P2506"/>
            <text:p text:style-name="P2507"/>
            <text:p text:style-name="P2508"/>
            <text:p text:style-name="P2509"/>
            <text:p text:style-name="P2510"/>
            <text:p text:style-name="P2511"/>
            <text:p text:style-name="P2512"/>
            <text:p text:style-name="P2513"/>
            <text:p text:style-name="P2514"><text:span text:style-name="T2515">E3</text:span></text:p>
          </table:table-cell>
          <table:table-cell table:style-name="TableCell2516">
            <text:p text:style-name="P2517"/>
            <text:p text:style-name="P2518"/>
            <text:p text:style-name="P2519"/>
            <text:p text:style-name="P2520"/>
            <text:p text:style-name="P2521"/>
            <text:p text:style-name="P2522"/>
            <text:p text:style-name="P2523"/>
            <text:p text:style-name="P2524"/>
            <text:p text:style-name="P2525"/>
            <text:p text:style-name="P2526"/>
            <text:p text:style-name="P2527"/>
            <text:p text:style-name="P2528"><text:span text:style-name="T2529">High</text:span></text:p>
          </table:table-cell>
          <table:table-cell table:style-name="TableCell2530">
            <text:p text:style-name="P2531"/>
            <text:p text:style-name="P2532"/>
            <text:p text:style-name="P2533"/>
            <text:p text:style-name="P2534"/>
            <text:p text:style-name="P2535"/>
            <text:p text:style-name="P2536"/>
            <text:p text:style-name="P2537"/>
            <text:p text:style-name="P2538"/>
            <text:p text:style-name="P2539"/>
            <text:p text:style-name="P2540"/>
            <text:p text:style-name="P2541"/>
            <text:p text:style-name="P2542"><text:span text:style-name="T2543">8</text:span></text:p>
          </table:table-cell>
        </table:table-row>
      </table:table>
      <text:p text:style-name="P2544"/>
      <table:table table:style-name="Table2545">
        <table:table-columns>
          <table:table-column table:style-name="TableColumn2546"/>
          <table:table-column table:style-name="TableColumn2547"/>
          <table:table-column table:style-name="TableColumn2548"/>
          <table:table-column table:style-name="TableColumn2549"/>
          <table:table-column table:style-name="TableColumn2550"/>
          <table:table-column table:style-name="TableColumn2551"/>
          <table:table-column table:style-name="TableColumn2552"/>
        </table:table-columns>
        <table:table-row table:style-name="TableRow2553">
          <table:table-cell table:style-name="TableCell2554">
            <text:p text:style-name="P2555"/>
            <text:p text:style-name="P2556"/>
            <text:p text:style-name="P2557"/>
            <text:p text:style-name="P2558"/>
            <text:p text:style-name="P2559"/>
            <text:p text:style-name="P2560"/>
            <text:p text:style-name="P2561"/>
            <text:p text:style-name="P2562"/>
            <text:p text:style-name="P2563"/>
            <text:p text:style-name="P2564"/>
            <text:p text:style-name="P2565"/>
            <text:p text:style-name="P2566"/>
            <text:p text:style-name="P2567"/>
            <text:p text:style-name="P2568"/>
            <text:p text:style-name="P2569"><text:span text:style-name="T2570">Story</text:span></text:p>
          </table:table-cell>
          <table:table-cell table:style-name="TableCell2571">
            <text:p text:style-name="P2572"/>
            <text:p text:style-name="P2573"/>
            <text:p text:style-name="P2574"/>
            <text:p text:style-name="P2575"/>
            <text:p text:style-name="P2576"/>
            <text:p text:style-name="P2577"/>
            <text:p text:style-name="P2578"/>
            <text:p text:style-name="P2579"/>
            <text:p text:style-name="P2580"/>
            <text:p text:style-name="P2581"/>
            <text:p text:style-name="P2582"/>
            <text:p text:style-name="P2583"/>
            <text:p text:style-name="P2584"/>
            <text:p text:style-name="P2585"/>
            <text:p text:style-name="P2586"><text:span text:style-name="T2587">Ticket</text:span><text:span text:style-name="T2588"><text:s/></text:span><text:span text:style-name="T2589">information</text:span></text:p>
          </table:table-cell>
          <table:table-cell table:style-name="TableCell2590">
            <text:p text:style-name="P2591"><text:span text:style-name="T2592">As</text:span><text:span text:style-name="T2593"><text:s/></text:span><text:span text:style-name="T2594">a</text:span><text:span text:style-name="T2595"><text:s/></text:span><text:span text:style-name="T2596">Member,</text:span><text:span text:style-name="T2597"><text:s/></text:span><text:span text:style-name="T2598">I</text:span><text:span text:style-name="T2599"><text:s/></text:span><text:span text:style-name="T2600">want</text:span><text:span text:style-name="T2601"><text:s/></text:span><text:span text:style-name="T2602">to</text:span><text:span text:style-name="T2603"><text:s/></text:span><text:span text:style-name="T2604">review</text:span><text:span text:style-name="T2605"><text:s/></text:span><text:span text:style-name="T2606">all</text:span><text:span text:style-name="T2607"><text:s/></text:span><text:span text:style-name="T2608">my</text:span><text:span text:style-name="T2609"><text:s/></text:span><text:span text:style-name="T2610">ticket</text:span><text:span text:style-name="T2611"><text:s/></text:span><text:span text:style-name="T2612">booking</text:span><text:span text:style-name="T2613"><text:s/></text:span><text:span text:style-name="T2614">details,</text:span><text:span text:style-name="T2615"><text:s/></text:span><text:span text:style-name="T2616">so</text:span><text:span text:style-name="T2617"><text:s/></text:span><text:span text:style-name="T2618">that</text:span><text:span text:style-name="T2619"><text:s/></text:span><text:span text:style-name="T2620">I</text:span><text:span text:style-name="T2621"><text:s/></text:span><text:span text:style-name="T2622">can</text:span><text:span text:style-name="T2623"><text:s/></text:span><text:span text:style-name="T2624">verify</text:span><text:span text:style-name="T2625"><text:s/></text:span><text:span text:style-name="T2626">the</text:span><text:span text:style-name="T2627"><text:s/></text:span><text:span text:style-name="T2628">accuracy</text:span><text:span text:style-name="T2629"><text:s/></text:span><text:span text:style-name="T2630">of</text:span><text:span text:style-name="T2631"><text:s/></text:span><text:span text:style-name="T2632">my</text:span><text:span text:style-name="T2633"><text:s/></text:span><text:span text:style-name="T2634">booking</text:span><text:span text:style-name="T2635"><text:s/></text:span><text:span text:style-name="T2636">before</text:span><text:span text:style-name="T2637"><text:s/></text:span><text:span text:style-name="T2638">finalizing</text:span><text:span text:style-name="T2639"><text:s/></text:span><text:span text:style-name="T2640">or</text:span><text:span text:style-name="T2641"><text:s/></text:span><text:span text:style-name="T2642">saving</text:span><text:span text:style-name="T2643"><text:s/></text:span><text:span text:style-name="T2644">the</text:span><text:span text:style-name="T2645"><text:s/></text:span><text:span text:style-name="T2646">ticket:</text:span><text:span text:style-name="T2647"><text:s/></text:span><text:span text:style-name="T2648">"AC-01: System must display the following booking summary data after seat selection:</text:span></text:p>
            <text:p text:style-name="P2649"><text:span text:style-name="T2650">+</text:span><text:span text:style-name="T2651"><text:s/></text:span><text:span text:style-name="T2652">Movie</text:span><text:span text:style-name="T2653"><text:s/></text:span><text:span text:style-name="T2654">Name</text:span></text:p>
            <text:p text:style-name="P2655"><text:span text:style-name="T2656">+</text:span><text:span text:style-name="T2657"><text:s/></text:span><text:span text:style-name="T2658">Booking</text:span><text:span text:style-name="T2659"><text:s/></text:span><text:span text:style-name="T2660">ID</text:span><text:span text:style-name="T2661"><text:s/></text:span><text:span text:style-name="T2662">(system-</text:span><text:span text:style-name="T2663">generated)</text:span></text:p>
            <text:p text:style-name="P2664"><text:span text:style-name="T2665">+</text:span><text:span text:style-name="T2666"><text:s/></text:span><text:span text:style-name="T2667">Screen</text:span></text:p>
            <text:p text:style-name="P2668"><text:span text:style-name="T2669">+</text:span><text:span text:style-name="T2670"><text:s/></text:span><text:span text:style-name="T2671">Date</text:span></text:p>
            <text:p text:style-name="P2672"><text:span text:style-name="T2673">+</text:span><text:span text:style-name="T2674"><text:s/></text:span><text:span text:style-name="T2675">Time</text:span></text:p>
            <text:p text:style-name="P2676"><text:span text:style-name="T2677">+</text:span><text:span text:style-name="T2678"><text:s/></text:span><text:span text:style-name="T2679">Seat</text:span><text:span text:style-name="T2680"><text:s/></text:span><text:span text:style-name="T2681">(or</text:span><text:span text:style-name="T2682"><text:s/></text:span><text:span text:style-name="T2683">list</text:span><text:span text:style-name="T2684"><text:s/></text:span><text:span text:style-name="T2685">of</text:span><text:span text:style-name="T2686"><text:s/></text:span><text:span text:style-name="T2687">seats)</text:span></text:p>
            <text:p text:style-name="P2688"><text:span text:style-name="T2689">+</text:span><text:span text:style-name="T2690"><text:s/></text:span><text:span text:style-name="T2691">Price</text:span><text:span text:style-name="T2692"><text:s/></text:span><text:span text:style-name="T2693">(unit</text:span><text:span text:style-name="T2694"><text:s/></text:span><text:span text:style-name="T2695">price</text:span><text:span text:style-name="T2696"><text:s/></text:span><text:span text:style-name="T2697">per</text:span><text:span text:style-name="T2698"><text:s/></text:span><text:span text:style-name="T2699">ticket)</text:span></text:p>
            <text:p text:style-name="P2700"><text:span text:style-name="T2701">+</text:span><text:span text:style-name="T2702"><text:s/></text:span><text:span text:style-name="T2703">Total</text:span><text:span text:style-name="T2704"><text:s/></text:span><text:span text:style-name="T2705">(calculated</text:span><text:span text:style-name="T2706"><text:s/></text:span><text:span text:style-name="T2707">from</text:span><text:span text:style-name="T2708"><text:s/></text:span><text:span text:style-name="T2709">seat</text:span><text:span text:style-name="T2710"><text:s/></text:span><text:span text:style-name="T2711">count</text:span><text:span text:style-name="T2712"><text:s/></text:span><text:span text:style-name="T2713">×</text:span><text:span text:style-name="T2714"><text:s/></text:span><text:span text:style-name="T2715">unit</text:span><text:span text:style-name="T2716"><text:s/></text:span><text:span text:style-name="T2717">price)</text:span></text:p>
            <text:p text:style-name="P2718"><text:span text:style-name="T2719">+</text:span><text:span text:style-name="T2720"><text:s/></text:span><text:span text:style-name="T2721">Full</text:span><text:span text:style-name="T2722"><text:s/></text:span><text:span text:style-name="T2723">Name</text:span><text:span text:style-name="T2724"><text:s/></text:span><text:span text:style-name="T2725">(from</text:span><text:span text:style-name="T2726"><text:s/></text:span><text:span text:style-name="T2727">member</text:span><text:span text:style-name="T2728"><text:s/></text:span><text:span text:style-name="T2729">profile)</text:span></text:p>
            <text:p text:style-name="P2730"><text:span text:style-name="T2731">+</text:span><text:span text:style-name="T2732"><text:s/></text:span><text:span text:style-name="T2733">Email</text:span><text:span text:style-name="T2734"><text:s/></text:span><text:span text:style-name="T2735">(from</text:span><text:span text:style-name="T2736"><text:s/></text:span><text:span text:style-name="T2737">member</text:span><text:span text:style-name="T2738"><text:s/></text:span><text:span text:style-name="T2739">profile)</text:span></text:p>
            <text:p text:style-name="P2740"><text:span text:style-name="T2741">+</text:span><text:span text:style-name="T2742"><text:s/></text:span><text:span text:style-name="T2743">Identity</text:span><text:span text:style-name="T2744"><text:s/></text:span><text:span text:style-name="T2745">Card</text:span><text:span text:style-name="T2746"><text:s/></text:span><text:span text:style-name="T2747">(from</text:span><text:span text:style-name="T2748"><text:s/></text:span><text:span text:style-name="T2749">member</text:span><text:span text:style-name="T2750"><text:s/></text:span><text:span text:style-name="T2751">profile)</text:span></text:p>
            <text:p text:style-name="P2752"><text:span text:style-name="T2753">+</text:span><text:span text:style-name="T2754"><text:s/></text:span><text:span text:style-name="T2755">Phone</text:span><text:span text:style-name="T2756"><text:s/></text:span><text:span text:style-name="T2757">Number</text:span><text:span text:style-name="T2758"><text:s/></text:span><text:span text:style-name="T2759">(from</text:span><text:span text:style-name="T2760"><text:s/></text:span><text:span text:style-name="T2761">member</text:span><text:span text:style-name="T2762"><text:s/></text:span><text:span text:style-name="T2763">profile)"</text:span></text:p>
            <text:p text:style-name="P2764"><text:span text:style-name="T2765">AC-02:</text:span><text:span text:style-name="T2766"><text:s/></text:span><text:span text:style-name="T2767">All</text:span><text:span text:style-name="T2768"><text:s/></text:span><text:span text:style-name="T2769">fields</text:span><text:span text:style-name="T2770"><text:s/></text:span><text:span text:style-name="T2771">must be</text:span><text:span text:style-name="T2772"><text:s/></text:span><text:span text:style-name="T2773">displayed</text:span><text:span text:style-name="T2774"><text:s/></text:span><text:span text:style-name="T2775">as</text:span><text:span text:style-name="T2776"><text:s/></text:span><text:span text:style-name="T2777">labels</text:span><text:span text:style-name="T2778"><text:s/></text:span><text:span text:style-name="T2779">(read-only),</text:span><text:span text:style-name="T2780"><text:s/></text:span><text:span text:style-name="T2781">not editable.</text:span><text:span text:style-name="T2782"><text:s/></text:span><text:span text:style-name="T2783">"AC-03: The screen must be automatically populated based on:</text:span></text:p>
            <text:p text:style-name="P2784"><text:span text:style-name="T2785">+</text:span><text:span text:style-name="T2786"><text:s/></text:span><text:span text:style-name="T2787">Previous</text:span><text:span text:style-name="T2788"><text:s/></text:span><text:span text:style-name="T2789">movie</text:span><text:span text:style-name="T2790"><text:s/></text:span><text:span text:style-name="T2791">and</text:span><text:span text:style-name="T2792"><text:s/></text:span><text:span text:style-name="T2793">showtime</text:span></text:p>
            <text:p text:style-name="P2794"><text:span text:style-name="T2795">+</text:span><text:span text:style-name="T2796"><text:s/></text:span><text:span text:style-name="T2797">Selected</text:span><text:span text:style-name="T2798"><text:s/></text:span><text:span text:style-name="T2799">seats</text:span></text:p>
            <text:p text:style-name="P2800"><text:span text:style-name="T2801">+</text:span><text:span text:style-name="T2802"><text:s/></text:span><text:span text:style-name="T2803">Logged-in</text:span><text:span text:style-name="T2804"><text:s/></text:span><text:span text:style-name="T2805">user’s</text:span><text:span text:style-name="T2806"><text:s/></text:span><text:span text:style-name="T2807">profile</text:span><text:span text:style-name="T2808"><text:s/></text:span><text:span text:style-name="T2809">information"</text:span></text:p>
            <text:p text:style-name="P2810"><text:span text:style-name="T2811">"AC-04:</text:span><text:span text:style-name="T2812"><text:s/></text:span><text:span text:style-name="T2813">If</text:span><text:span text:style-name="T2814"><text:s/></text:span><text:span text:style-name="T2815">any</text:span><text:span text:style-name="T2816"><text:s/></text:span><text:span text:style-name="T2817">data</text:span><text:span text:style-name="T2818"><text:s/></text:span><text:span text:style-name="T2819">is</text:span><text:span text:style-name="T2820"><text:s/></text:span><text:span text:style-name="T2821">missing</text:span><text:span text:style-name="T2822"><text:s/></text:span><text:span text:style-name="T2823">(e.g.,</text:span><text:span text:style-name="T2824"><text:s/></text:span><text:span text:style-name="T2825">booking</text:span><text:span text:style-name="T2826"><text:s/></text:span><text:span text:style-name="T2827">ID</text:span><text:span text:style-name="T2828"><text:s/></text:span><text:span text:style-name="T2829">not</text:span><text:span text:style-name="T2830"><text:s/></text:span><text:span text:style-name="T2831">generated,</text:span><text:span text:style-name="T2832"><text:s/></text:span><text:span text:style-name="T2833">seat</text:span><text:span text:style-name="T2834"><text:s/></text:span><text:span text:style-name="T2835">not</text:span><text:span text:style-name="T2836"><text:s/></text:span><text:span text:style-name="T2837">selected),</text:span><text:span text:style-name="T2838"><text:s/></text:span><text:span text:style-name="T2839">the</text:span><text:span text:style-name="T2840"><text:s/></text:span><text:span text:style-name="T2841">system</text:span><text:span text:style-name="T2842"><text:s/></text:span><text:span text:style-name="T2843">must:</text:span><text:span text:style-name="T2844"><text:s/></text:span><text:span text:style-name="T2845">Prevent progression to the next step</text:span></text:p>
            <text:p text:style-name="P2846"><text:span text:style-name="T2847">Display</text:span><text:span text:style-name="T2848"><text:s/></text:span><text:span text:style-name="T2849">a</text:span><text:span text:style-name="T2850"><text:s/></text:span><text:span text:style-name="T2851">user-friendly</text:span><text:span text:style-name="T2852"><text:s/></text:span><text:span text:style-name="T2853">error</text:span><text:span text:style-name="T2854"><text:s/></text:span><text:span text:style-name="T2855">message</text:span><text:span text:style-name="T2856"><text:s/></text:span><text:span text:style-name="T2857">like:</text:span><text:span text:style-name="T2858"><text:s/></text:span><text:span text:style-name="T2859">""Incomplete</text:span><text:span text:style-name="T2860"><text:s/></text:span><text:span text:style-name="T2861">booking</text:span><text:span text:style-name="T2862"><text:s/></text:span><text:span text:style-name="T2863">data.</text:span><text:span text:style-name="T2864"><text:s/></text:span><text:span text:style-name="T2865">Please</text:span><text:span text:style-name="T2866"><text:s/></text:span><text:span text:style-name="T2867">return</text:span><text:span text:style-name="T2868"><text:s/></text:span><text:span text:style-name="T2869">and</text:span><text:span text:style-name="T2870"><text:s/></text:span><text:span text:style-name="T2871">complete</text:span><text:span text:style-name="T2872"><text:s/></text:span><text:span text:style-name="T2873">seat</text:span><text:span text:style-name="T2874"><text:s/></text:span><text:span text:style-name="T2875">selection."""</text:span><text:span text:style-name="T2876"><text:s/></text:span><text:span text:style-name="T2877">"AC-05: This screen must precede either: The Payment step (if implemented), or</text:span></text:p>
            <text:p text:style-name="P2878"><text:span text:style-name="T2879">The Final</text:span><text:span text:style-name="T2880"><text:s/></text:span><text:span text:style-name="T2881">Confirmation</text:span><text:span text:style-name="T2882"><text:s/></text:span><text:span text:style-name="T2883">/</text:span><text:span text:style-name="T2884"><text:s/></text:span><text:span text:style-name="T2885">Booking</text:span><text:span text:style-name="T2886"><text:s/></text:span><text:span text:style-name="T2887">Success<text:s/></text:span><text:span text:style-name="T2888">page"</text:span></text:p>
          </table:table-cell>
          <table:table-cell table:style-name="TableCell2889">
            <text:p text:style-name="P2890"/>
            <text:p text:style-name="P2891"/>
            <text:p text:style-name="P2892"/>
            <text:p text:style-name="P2893"/>
            <text:p text:style-name="P2894"/>
            <text:p text:style-name="P2895"/>
            <text:p text:style-name="P2896"/>
            <text:p text:style-name="P2897"/>
            <text:p text:style-name="P2898"/>
            <text:p text:style-name="P2899"/>
            <text:p text:style-name="P2900"/>
            <text:p text:style-name="P2901"/>
            <text:p text:style-name="P2902"/>
            <text:p text:style-name="P2903"/>
            <text:p text:style-name="P2904"><text:span text:style-name="T2905">T11</text:span></text:p>
          </table:table-cell>
          <table:table-cell table:style-name="TableCell2906">
            <text:p text:style-name="P2907"/>
            <text:p text:style-name="P2908"/>
            <text:p text:style-name="P2909"/>
            <text:p text:style-name="P2910"/>
            <text:p text:style-name="P2911"/>
            <text:p text:style-name="P2912"/>
            <text:p text:style-name="P2913"/>
            <text:p text:style-name="P2914"/>
            <text:p text:style-name="P2915"/>
            <text:p text:style-name="P2916"/>
            <text:p text:style-name="P2917"/>
            <text:p text:style-name="P2918"/>
            <text:p text:style-name="P2919"/>
            <text:p text:style-name="P2920"/>
            <text:p text:style-name="P2921"><text:span text:style-name="T2922">E3</text:span></text:p>
          </table:table-cell>
          <table:table-cell table:style-name="TableCell2923">
            <text:p text:style-name="P2924"/>
            <text:p text:style-name="P2925"/>
            <text:p text:style-name="P2926"/>
            <text:p text:style-name="P2927"/>
            <text:p text:style-name="P2928"/>
            <text:p text:style-name="P2929"/>
            <text:p text:style-name="P2930"/>
            <text:p text:style-name="P2931"/>
            <text:p text:style-name="P2932"/>
            <text:p text:style-name="P2933"/>
            <text:p text:style-name="P2934"/>
            <text:p text:style-name="P2935"/>
            <text:p text:style-name="P2936"/>
            <text:p text:style-name="P2937"/>
            <text:p text:style-name="P2938"><text:span text:style-name="T2939">Medium</text:span></text:p>
          </table:table-cell>
          <table:table-cell table:style-name="TableCell2940">
            <text:p text:style-name="P2941"/>
            <text:p text:style-name="P2942"/>
            <text:p text:style-name="P2943"/>
            <text:p text:style-name="P2944"/>
            <text:p text:style-name="P2945"/>
            <text:p text:style-name="P2946"/>
            <text:p text:style-name="P2947"/>
            <text:p text:style-name="P2948"/>
            <text:p text:style-name="P2949"/>
            <text:p text:style-name="P2950"/>
            <text:p text:style-name="P2951"/>
            <text:p text:style-name="P2952"/>
            <text:p text:style-name="P2953"/>
            <text:p text:style-name="P2954"/>
            <text:p text:style-name="P2955"><text:span text:style-name="T2956">3</text:span></text:p>
          </table:table-cell>
        </table:table-row>
        <table:table-row table:style-name="TableRow2957">
          <table:table-cell table:style-name="TableCell2958">
            <text:p text:style-name="P2959"/>
            <text:p text:style-name="P2960"/>
            <text:p text:style-name="P2961"/>
            <text:p text:style-name="P2962"/>
            <text:p text:style-name="P2963"/>
            <text:p text:style-name="P2964"/>
            <text:p text:style-name="P2965"/>
            <text:p text:style-name="P2966"><text:span text:style-name="T2967">Story</text:span></text:p>
          </table:table-cell>
          <table:table-cell table:style-name="TableCell2968">
            <text:p text:style-name="P2969"/>
            <text:p text:style-name="P2970"/>
            <text:p text:style-name="P2971"/>
            <text:p text:style-name="P2972"/>
            <text:p text:style-name="P2973"/>
            <text:p text:style-name="P2974"/>
            <text:p text:style-name="P2975"/>
            <text:p text:style-name="P2976"><text:span text:style-name="T2977">Select movie and</text:span><text:span text:style-name="T2978"><text:s/></text:span><text:span text:style-name="T2979">showtime</text:span></text:p>
          </table:table-cell>
          <table:table-cell table:style-name="TableCell2980">
            <text:p text:style-name="P2981"><text:span text:style-name="T2982">As</text:span><text:span text:style-name="T2983"><text:s/></text:span><text:span text:style-name="T2984">a</text:span><text:span text:style-name="T2985"><text:s/></text:span><text:span text:style-name="T2986">Manager</text:span><text:span text:style-name="T2987"><text:s/></text:span><text:span text:style-name="T2988">/</text:span><text:span text:style-name="T2989"><text:s/></text:span><text:span text:style-name="T2990">Admin,</text:span><text:span text:style-name="T2991"><text:s/></text:span><text:span text:style-name="T2992">I</text:span><text:span text:style-name="T2993"><text:s/></text:span><text:span text:style-name="T2994">want</text:span><text:span text:style-name="T2995"><text:s/></text:span><text:span text:style-name="T2996">to</text:span><text:span text:style-name="T2997"><text:s/></text:span><text:span text:style-name="T2998">view</text:span><text:span text:style-name="T2999"><text:s/></text:span><text:span text:style-name="T3000">movie</text:span><text:span text:style-name="T3001"><text:s/></text:span><text:span text:style-name="T3002">showtimes</text:span><text:span text:style-name="T3003"><text:s/></text:span><text:span text:style-name="T3004">by</text:span><text:span text:style-name="T3005"><text:s/></text:span><text:span text:style-name="T3006">date,</text:span><text:span text:style-name="T3007"><text:s/></text:span><text:span text:style-name="T3008">so</text:span><text:span text:style-name="T3009"><text:s/></text:span><text:span text:style-name="T3010">that</text:span><text:span text:style-name="T3011"><text:s/></text:span><text:span text:style-name="T3012">I</text:span><text:span text:style-name="T3013"><text:s/></text:span><text:span text:style-name="T3014">can</text:span><text:span text:style-name="T3015"><text:s/></text:span><text:span text:style-name="T3016">quickly</text:span><text:span text:style-name="T3017"><text:s/></text:span><text:span text:style-name="T3018">select</text:span><text:span text:style-name="T3019"><text:s/></text:span><text:span text:style-name="T3020">a</text:span><text:span text:style-name="T3021"><text:s/></text:span><text:span text:style-name="T3022">showtime</text:span><text:span text:style-name="T3023"><text:s/></text:span><text:span text:style-name="T3024">and</text:span><text:span text:style-name="T3025"><text:s/></text:span><text:span text:style-name="T3026">proceed</text:span><text:span text:style-name="T3027"><text:s/></text:span><text:span text:style-name="T3028">to</text:span><text:span text:style-name="T3029"><text:s/></text:span><text:span text:style-name="T3030">seat</text:span><text:span text:style-name="T3031"><text:s/></text:span><text:span text:style-name="T3032">selection:</text:span><text:span text:style-name="T3033"><text:s/></text:span><text:span text:style-name="T3034">AC-01: System must display a Date Combobox listing valid screening dates.</text:span></text:p>
            <text:p text:style-name="P3035"><text:span text:style-name="T3036">"AC-02:</text:span><text:span text:style-name="T3037"><text:s/></text:span><text:span text:style-name="T3038">Upon selecting</text:span><text:span text:style-name="T3039"><text:s/></text:span><text:span text:style-name="T3040">a date,</text:span><text:span text:style-name="T3041"><text:s/></text:span><text:span text:style-name="T3042">system<text:s/></text:span><text:span text:style-name="T3043">must:</text:span></text:p>
            <text:p text:style-name="P3044"><text:span text:style-name="T3045">+</text:span><text:span text:style-name="T3046"><text:s/></text:span><text:span text:style-name="T3047">Display</text:span><text:span text:style-name="T3048"><text:s/></text:span><text:span text:style-name="T3049">a</text:span><text:span text:style-name="T3050"><text:s/></text:span><text:span text:style-name="T3051">list</text:span><text:span text:style-name="T3052"><text:s/></text:span><text:span text:style-name="T3053">of</text:span><text:span text:style-name="T3054"><text:s/></text:span><text:span text:style-name="T3055">current</text:span><text:span text:style-name="T3056"><text:s/></text:span><text:span text:style-name="T3057">movies</text:span><text:span text:style-name="T3058"><text:s/></text:span><text:span text:style-name="T3059">with</text:span><text:span text:style-name="T3060"><text:s/></text:span><text:span text:style-name="T3061">available</text:span><text:span text:style-name="T3062"><text:s/></text:span><text:span text:style-name="T3063">showtimes.</text:span></text:p>
            <text:p text:style-name="P3064"><text:span text:style-name="T3065">+ Show</text:span><text:span text:style-name="T3066"><text:s/></text:span><text:span text:style-name="T3067">movie</text:span><text:span text:style-name="T3068"><text:s/></text:span><text:span text:style-name="T3069">names</text:span><text:span text:style-name="T3070"><text:s/></text:span><text:span text:style-name="T3071">as</text:span><text:span text:style-name="T3072"><text:s/></text:span><text:span text:style-name="T3073">labels</text:span><text:span text:style-name="T3074"><text:s/></text:span><text:span text:style-name="T3075">and</text:span><text:span text:style-name="T3076"><text:s/></text:span><text:span text:style-name="T3077">showtimes</text:span><text:span text:style-name="T3078"><text:s/></text:span><text:span text:style-name="T3079">as</text:span><text:span text:style-name="T3080"><text:s/></text:span><text:span text:style-name="T3081">links</text:span><text:span text:style-name="T3082"><text:s/></text:span><text:span text:style-name="T3083">or</text:span><text:span text:style-name="T3084"><text:s/></text:span><text:span text:style-name="T3085">buttons."</text:span><text:span text:style-name="T3086"><text:s/></text:span><text:span text:style-name="T3087">"AC-03: Clicking a showtime must:</text:span></text:p>
            <text:p text:style-name="P3088"><text:span text:style-name="T3089">+</text:span><text:span text:style-name="T3090"><text:s/></text:span><text:span text:style-name="T3091">Send</text:span><text:span text:style-name="T3092"><text:s/></text:span><text:span text:style-name="T3093">the</text:span><text:span text:style-name="T3094"><text:s/></text:span><text:span text:style-name="T3095">selected</text:span><text:span text:style-name="T3096"><text:s/></text:span><text:span text:style-name="T3097">movie</text:span><text:span text:style-name="T3098"><text:s/></text:span><text:span text:style-name="T3099">ID,</text:span><text:span text:style-name="T3100"><text:s/></text:span><text:span text:style-name="T3101">date,</text:span><text:span text:style-name="T3102"><text:s/></text:span><text:span text:style-name="T3103">and</text:span><text:span text:style-name="T3104"><text:s/></text:span><text:span text:style-name="T3105">time</text:span></text:p>
            <text:p text:style-name="P3106"><text:span text:style-name="T3107">+</text:span><text:span text:style-name="T3108"><text:s/></text:span><text:span text:style-name="T3109">Redirect</text:span><text:span text:style-name="T3110"><text:s/></text:span><text:span text:style-name="T3111">user</text:span><text:span text:style-name="T3112"><text:s/></text:span><text:span text:style-name="T3113">to</text:span><text:span text:style-name="T3114"><text:s/></text:span><text:span text:style-name="T3115">the</text:span><text:span text:style-name="T3116"><text:s/></text:span><text:span text:style-name="T3117">Seat</text:span><text:span text:style-name="T3118"><text:s/></text:span><text:span text:style-name="T3119">Selection</text:span><text:span text:style-name="T3120"><text:s/></text:span><text:span text:style-name="T3121">screen"</text:span></text:p>
            <text:p text:style-name="P3122"><text:span text:style-name="T3123">AC-04:</text:span><text:span text:style-name="T3124"><text:s/></text:span><text:span text:style-name="T3125">If</text:span><text:span text:style-name="T3126"><text:s/></text:span><text:span text:style-name="T3127">no</text:span><text:span text:style-name="T3128"><text:s/></text:span><text:span text:style-name="T3129">showtimes</text:span><text:span text:style-name="T3130"><text:s/></text:span><text:span text:style-name="T3131">are</text:span><text:span text:style-name="T3132"><text:s/></text:span><text:span text:style-name="T3133">available</text:span><text:span text:style-name="T3134"><text:s/></text:span><text:span text:style-name="T3135">for</text:span><text:span text:style-name="T3136"><text:s/></text:span><text:span text:style-name="T3137">a</text:span><text:span text:style-name="T3138"><text:s/></text:span><text:span text:style-name="T3139">selected</text:span><text:span text:style-name="T3140"><text:s/></text:span><text:span text:style-name="T3141">date,</text:span><text:span text:style-name="T3142"><text:s/></text:span><text:span text:style-name="T3143">show:</text:span><text:span text:style-name="T3144"><text:s/></text:span><text:span text:style-name="T3145">"No</text:span><text:span text:style-name="T3146"><text:s/></text:span><text:span text:style-name="T3147">showtime"</text:span><text:span text:style-name="T3148"><text:s/></text:span><text:span text:style-name="T3149">message.</text:span><text:span text:style-name="T3150"><text:s/></text:span><text:span text:style-name="T3151">"AC-05: All displayed data must be based on:</text:span></text:p>
            <text:p text:style-name="P3152"><text:span text:style-name="T3153">+</text:span><text:span text:style-name="T3154"><text:s/></text:span><text:span text:style-name="T3155">Active</text:span><text:span text:style-name="T3156"><text:s/></text:span><text:span text:style-name="T3157">movie</text:span><text:span text:style-name="T3158"><text:s/></text:span><text:span text:style-name="T3159">schedule</text:span></text:p>
            <text:p text:style-name="P3160"><text:span text:style-name="T3161">+</text:span><text:span text:style-name="T3162"><text:s/></text:span><text:span text:style-name="T3163">Valid</text:span><text:span text:style-name="T3164"><text:s/></text:span><text:span text:style-name="T3165">showtime</text:span><text:span text:style-name="T3166"><text:s/></text:span><text:span text:style-name="T3167">configurations</text:span><text:span text:style-name="T3168"><text:s/></text:span><text:span text:style-name="T3169">in</text:span><text:span text:style-name="T3170"><text:s/></text:span><text:span text:style-name="T3171">the</text:span><text:span text:style-name="T3172"><text:s/></text:span><text:span text:style-name="T3173">system"</text:span></text:p>
          </table:table-cell>
          <table:table-cell table:style-name="TableCell3174">
            <text:p text:style-name="P3175"/>
            <text:p text:style-name="P3176"/>
            <text:p text:style-name="P3177"/>
            <text:p text:style-name="P3178"/>
            <text:p text:style-name="P3179"/>
            <text:p text:style-name="P3180"/>
            <text:p text:style-name="P3181"/>
            <text:p text:style-name="P3182"><text:span text:style-name="T3183">T12</text:span></text:p>
          </table:table-cell>
          <table:table-cell table:style-name="TableCell3184">
            <text:p text:style-name="P3185"/>
            <text:p text:style-name="P3186"/>
            <text:p text:style-name="P3187"/>
            <text:p text:style-name="P3188"/>
            <text:p text:style-name="P3189"/>
            <text:p text:style-name="P3190"/>
            <text:p text:style-name="P3191"/>
            <text:p text:style-name="P3192"><text:span text:style-name="T3193">E4</text:span></text:p>
          </table:table-cell>
          <table:table-cell table:style-name="TableCell3194">
            <text:p text:style-name="P3195"/>
            <text:p text:style-name="P3196"/>
            <text:p text:style-name="P3197"/>
            <text:p text:style-name="P3198"/>
            <text:p text:style-name="P3199"/>
            <text:p text:style-name="P3200"/>
            <text:p text:style-name="P3201"/>
            <text:p text:style-name="P3202"><text:span text:style-name="T3203">High</text:span></text:p>
          </table:table-cell>
          <table:table-cell table:style-name="TableCell3204">
            <text:p text:style-name="P3205"/>
            <text:p text:style-name="P3206"/>
            <text:p text:style-name="P3207"/>
            <text:p text:style-name="P3208"/>
            <text:p text:style-name="P3209"/>
            <text:p text:style-name="P3210"/>
            <text:p text:style-name="P3211"/>
            <text:p text:style-name="P3212"><text:span text:style-name="T3213">13</text:span></text:p>
          </table:table-cell>
        </table:table-row>
        <table:table-row table:style-name="TableRow3214">
          <table:table-cell table:style-name="TableCell3215">
            <text:p text:style-name="P3216"/>
            <text:p text:style-name="P3217"/>
            <text:p text:style-name="P3218"/>
            <text:p text:style-name="P3219"/>
            <text:p text:style-name="P3220"/>
            <text:p text:style-name="P3221"><text:span text:style-name="T3222">Story</text:span></text:p>
          </table:table-cell>
          <table:table-cell table:style-name="TableCell3223">
            <text:p text:style-name="P3224"/>
            <text:p text:style-name="P3225"/>
            <text:p text:style-name="P3226"/>
            <text:p text:style-name="P3227"/>
            <text:p text:style-name="P3228"/>
            <text:p text:style-name="P3229"><text:span text:style-name="T3230">Select</text:span><text:span text:style-name="T3231"><text:s/></text:span><text:span text:style-name="T3232">seat</text:span></text:p>
          </table:table-cell>
          <table:table-cell table:style-name="TableCell3233">
            <text:p text:style-name="P3234"><text:span text:style-name="T3235">As</text:span><text:span text:style-name="T3236"><text:s/></text:span><text:span text:style-name="T3237">a</text:span><text:span text:style-name="T3238"><text:s/></text:span><text:span text:style-name="T3239">Manager</text:span><text:span text:style-name="T3240"><text:s/></text:span><text:span text:style-name="T3241">/</text:span><text:span text:style-name="T3242"><text:s/></text:span><text:span text:style-name="T3243">Admin,</text:span><text:span text:style-name="T3244"><text:s/></text:span><text:span text:style-name="T3245">I</text:span><text:span text:style-name="T3246"><text:s/></text:span><text:span text:style-name="T3247">want</text:span><text:span text:style-name="T3248"><text:s/></text:span><text:span text:style-name="T3249">to</text:span><text:span text:style-name="T3250"><text:s/></text:span><text:span text:style-name="T3251">select</text:span><text:span text:style-name="T3252"><text:s/></text:span><text:span text:style-name="T3253">the</text:span><text:span text:style-name="T3254"><text:s/></text:span><text:span text:style-name="T3255">number</text:span><text:span text:style-name="T3256"><text:s/></text:span><text:span text:style-name="T3257">of</text:span><text:span text:style-name="T3258"><text:s/></text:span><text:span text:style-name="T3259">seats</text:span><text:span text:style-name="T3260"><text:s/></text:span><text:span text:style-name="T3261">and</text:span><text:span text:style-name="T3262"><text:s/></text:span><text:span text:style-name="T3263">specific</text:span><text:span text:style-name="T3264"><text:s/></text:span><text:span text:style-name="T3265">seat</text:span><text:span text:style-name="T3266"><text:s/></text:span><text:span text:style-name="T3267">locations,</text:span><text:span text:style-name="T3268"><text:s/></text:span><text:span text:style-name="T3269">so</text:span><text:span text:style-name="T3270"><text:s/></text:span><text:span text:style-name="T3271">that</text:span><text:span text:style-name="T3272"><text:s/></text:span><text:span text:style-name="T3273">I</text:span><text:span text:style-name="T3274"><text:s/></text:span><text:span text:style-name="T3275">can</text:span><text:span text:style-name="T3276"><text:s/></text:span><text:span text:style-name="T3277">proceed</text:span><text:span text:style-name="T3278"><text:s/></text:span><text:span text:style-name="T3279">with</text:span><text:span text:style-name="T3280"><text:s/></text:span><text:span text:style-name="T3281">my</text:span><text:span text:style-name="T3282"><text:s/></text:span><text:span text:style-name="T3283">ticket</text:span><text:span text:style-name="T3284"><text:s/></text:span><text:span text:style-name="T3285">booking</text:span><text:span text:style-name="T3286"><text:s/></text:span><text:span text:style-name="T3287">accurately:</text:span><text:span text:style-name="T3288"><text:s/></text:span><text:span text:style-name="T3289">AC-01:</text:span><text:span text:style-name="T3290"><text:s/></text:span><text:span text:style-name="T3291">System</text:span><text:span text:style-name="T3292"><text:s/></text:span><text:span text:style-name="T3293">must</text:span><text:span text:style-name="T3294"><text:s/></text:span><text:span text:style-name="T3295">display</text:span><text:span text:style-name="T3296"><text:s/></text:span><text:span text:style-name="T3297">a</text:span><text:span text:style-name="T3298"><text:s/></text:span><text:span text:style-name="T3299">seat</text:span><text:span text:style-name="T3300"><text:s/></text:span><text:span text:style-name="T3301">quantity</text:span><text:span text:style-name="T3302"><text:s/></text:span><text:span text:style-name="T3303">selection</text:span><text:span text:style-name="T3304"><text:s/></text:span><text:span text:style-name="T3305">combobox</text:span><text:span text:style-name="T3306"><text:s/></text:span><text:span text:style-name="T3307">with</text:span><text:span text:style-name="T3308"><text:s/></text:span><text:span text:style-name="T3309">values</text:span><text:span text:style-name="T3310"><text:s/></text:span><text:span text:style-name="T3311">from</text:span><text:span text:style-name="T3312"><text:s/></text:span><text:span text:style-name="T3313">0</text:span><text:span text:style-name="T3314"><text:s/></text:span><text:span text:style-name="T3315">to</text:span><text:span text:style-name="T3316"><text:s/></text:span><text:span text:style-name="T3317">8.</text:span></text:p>
            <text:p text:style-name="P3318"><text:span text:style-name="T3319">AC-02: System must show an interactive seat map using</text:span><text:span text:style-name="T3320"><text:s/></text:span><text:span text:style-name="T3321">checkboxes for</text:span><text:span text:style-name="T3322"><text:s/></text:span><text:span text:style-name="T3323">seat selection.</text:span><text:span text:style-name="T3324"><text:s/></text:span><text:span text:style-name="T3325">AC-03: User must be able to select a number of seats equal to the selected quantity.</text:span></text:p>
            <text:p text:style-name="P3326"><text:span text:style-name="T3327">AC-04: If selected seat count is less than the quantity, system shows: "Please select x</text:span><text:span text:style-name="T3328"><text:s/></text:span><text:span text:style-name="T3329">seat more"</text:span><text:span text:style-name="T3330"><text:s/></text:span><text:span text:style-name="T3331">AC-05:</text:span><text:span text:style-name="T3332"><text:s/></text:span><text:span text:style-name="T3333">If</text:span><text:span text:style-name="T3334"><text:s/></text:span><text:span text:style-name="T3335">selected</text:span><text:span text:style-name="T3336"><text:s/></text:span><text:span text:style-name="T3337">seat count is</text:span><text:span text:style-name="T3338"><text:s/></text:span><text:span text:style-name="T3339">more</text:span><text:span text:style-name="T3340"><text:s/></text:span><text:span text:style-name="T3341">than the</text:span><text:span text:style-name="T3342"><text:s/></text:span><text:span text:style-name="T3343">quantity,</text:span><text:span text:style-name="T3344"><text:s/></text:span><text:span text:style-name="T3345">system shows:</text:span><text:span text:style-name="T3346"><text:s/></text:span><text:span text:style-name="T3347">"Please</text:span><text:span text:style-name="T3348"><text:s/></text:span><text:span text:style-name="T3349">select only x</text:span><text:span text:style-name="T3350"><text:s/></text:span><text:span text:style-name="T3351">seat"</text:span><text:span text:style-name="T3352"><text:s/></text:span><text:span text:style-name="T3353">AC-06: Once the selected seats match the quantity, the Continue button becomes active.</text:span></text:p>
            <text:p text:style-name="P3354"><text:span text:style-name="T3355">AC-07:</text:span><text:span text:style-name="T3356"><text:s/></text:span><text:span text:style-name="T3357">Clicking</text:span><text:span text:style-name="T3358"><text:s/></text:span><text:span text:style-name="T3359">Continue</text:span><text:span text:style-name="T3360"><text:s/></text:span><text:span text:style-name="T3361">must send</text:span><text:span text:style-name="T3362"><text:s/></text:span><text:span text:style-name="T3363">the</text:span><text:span text:style-name="T3364"><text:s/></text:span><text:span text:style-name="T3365">selected</text:span><text:span text:style-name="T3366"><text:s/></text:span><text:span text:style-name="T3367">seat information</text:span><text:span text:style-name="T3368"><text:s/></text:span><text:span text:style-name="T3369">and</text:span><text:span text:style-name="T3370"><text:s/></text:span><text:span text:style-name="T3371">display the</text:span><text:span text:style-name="T3372"><text:s/></text:span><text:span text:style-name="T3373">Ticket Information</text:span><text:span text:style-name="T3374"><text:s/></text:span><text:span text:style-name="T3375">screen.</text:span></text:p>
          </table:table-cell>
          <table:table-cell table:style-name="TableCell3376">
            <text:p text:style-name="P3377"/>
            <text:p text:style-name="P3378"/>
            <text:p text:style-name="P3379"/>
            <text:p text:style-name="P3380"/>
            <text:p text:style-name="P3381"/>
            <text:p text:style-name="P3382"><text:span text:style-name="T3383">T13</text:span></text:p>
          </table:table-cell>
          <table:table-cell table:style-name="TableCell3384">
            <text:p text:style-name="P3385"/>
            <text:p text:style-name="P3386"/>
            <text:p text:style-name="P3387"/>
            <text:p text:style-name="P3388"/>
            <text:p text:style-name="P3389"/>
            <text:p text:style-name="P3390"><text:span text:style-name="T3391">E4</text:span></text:p>
          </table:table-cell>
          <table:table-cell table:style-name="TableCell3392">
            <text:p text:style-name="P3393"/>
            <text:p text:style-name="P3394"/>
            <text:p text:style-name="P3395"/>
            <text:p text:style-name="P3396"/>
            <text:p text:style-name="P3397"/>
            <text:p text:style-name="P3398"><text:span text:style-name="T3399">Medium</text:span></text:p>
          </table:table-cell>
          <table:table-cell table:style-name="TableCell3400">
            <text:p text:style-name="P3401"/>
            <text:p text:style-name="P3402"/>
            <text:p text:style-name="P3403"/>
            <text:p text:style-name="P3404"/>
            <text:p text:style-name="P3405"/>
            <text:p text:style-name="P3406"><text:span text:style-name="T3407">8</text:span></text:p>
          </table:table-cell>
        </table:table-row>
        <table:table-row table:style-name="TableRow3408">
          <table:table-cell table:style-name="TableCell3409">
            <text:p text:style-name="P3410"/>
            <text:p text:style-name="P3411"/>
            <text:p text:style-name="P3412"/>
            <text:p text:style-name="P3413"/>
            <text:p text:style-name="P3414"/>
            <text:p text:style-name="P3415"/>
            <text:p text:style-name="P3416"><text:span text:style-name="T3417">Story</text:span></text:p>
          </table:table-cell>
          <table:table-cell table:style-name="TableCell3418">
            <text:p text:style-name="P3419"/>
            <text:p text:style-name="P3420"/>
            <text:p text:style-name="P3421"/>
            <text:p text:style-name="P3422"/>
            <text:p text:style-name="P3423"/>
            <text:p text:style-name="P3424"/>
            <text:p text:style-name="P3425"><text:span text:style-name="T3426">Confirm</text:span><text:span text:style-name="T3427"><text:s/></text:span><text:span text:style-name="T3428">ticket</text:span></text:p>
          </table:table-cell>
          <table:table-cell table:style-name="TableCell3429">
            <text:p text:style-name="P3430"><text:span text:style-name="T3431">As</text:span><text:span text:style-name="T3432"><text:s/></text:span><text:span text:style-name="T3433">an</text:span><text:span text:style-name="T3434"><text:s/></text:span><text:span text:style-name="T3435">Manager</text:span><text:span text:style-name="T3436"><text:s/></text:span><text:span text:style-name="T3437">/</text:span><text:span text:style-name="T3438"><text:s/></text:span><text:span text:style-name="T3439">Admin,</text:span><text:span text:style-name="T3440"><text:s/></text:span><text:span text:style-name="T3441">I</text:span><text:span text:style-name="T3442"><text:s/></text:span><text:span text:style-name="T3443">want</text:span><text:span text:style-name="T3444"><text:s/></text:span><text:span text:style-name="T3445">to</text:span><text:span text:style-name="T3446"><text:s/></text:span><text:span text:style-name="T3447">confirm</text:span><text:span text:style-name="T3448"><text:s/></text:span><text:span text:style-name="T3449">ticket</text:span><text:span text:style-name="T3450"><text:s/></text:span><text:span text:style-name="T3451">selling</text:span><text:span text:style-name="T3452"><text:s/></text:span><text:span text:style-name="T3453">information</text:span><text:span text:style-name="T3454"><text:s/></text:span><text:span text:style-name="T3455">and</text:span><text:span text:style-name="T3456"><text:s/></text:span><text:span text:style-name="T3457">apply</text:span><text:span text:style-name="T3458"><text:s/></text:span><text:span text:style-name="T3459">member</text:span><text:span text:style-name="T3460"><text:s/></text:span><text:span text:style-name="T3461">benefits,</text:span><text:span text:style-name="T3462"><text:s/></text:span><text:span text:style-name="T3463">so</text:span><text:span text:style-name="T3464"><text:s/></text:span><text:span text:style-name="T3465">that</text:span><text:span text:style-name="T3466"><text:s/></text:span><text:span text:style-name="T3467">I</text:span><text:span text:style-name="T3468"><text:s/></text:span><text:span text:style-name="T3469">can</text:span><text:span text:style-name="T3470"><text:s/></text:span><text:span text:style-name="T3471">finalize</text:span><text:span text:style-name="T3472"><text:s/></text:span><text:span text:style-name="T3473">the</text:span><text:span text:style-name="T3474"><text:s/></text:span><text:span text:style-name="T3475">transaction</text:span><text:span text:style-name="T3476"><text:s/></text:span><text:span text:style-name="T3477">and</text:span><text:span text:style-name="T3478"><text:s/></text:span><text:span text:style-name="T3479">ensure</text:span><text:span text:style-name="T3480"><text:s/></text:span><text:span text:style-name="T3481">accurate</text:span><text:span text:style-name="T3482"><text:s/></text:span><text:span text:style-name="T3483">ticket</text:span><text:span text:style-name="T3484"><text:s/></text:span><text:span text:style-name="T3485">issuance:</text:span><text:span text:style-name="T3486"><text:s/></text:span><text:span text:style-name="T3487">AC-01: System must display the following ticket and showtime details (read-only): Movie Name, Screen, Date, Time, Seat, Price, Total</text:span></text:p>
            <text:p text:style-name="P3488"><text:span text:style-name="T3489">AC-02:</text:span><text:span text:style-name="T3490"><text:s/></text:span><text:span text:style-name="T3491">System</text:span><text:span text:style-name="T3492"><text:s/></text:span><text:span text:style-name="T3493">must</text:span><text:span text:style-name="T3494"><text:s/></text:span><text:span text:style-name="T3495">allow</text:span><text:span text:style-name="T3496"><text:s/></text:span><text:span text:style-name="T3497">the</text:span><text:span text:style-name="T3498"><text:s/></text:span><text:span text:style-name="T3499">Manager</text:span><text:span text:style-name="T3500"><text:s/></text:span><text:span text:style-name="T3501">/</text:span><text:span text:style-name="T3502"><text:s/></text:span><text:span text:style-name="T3503">Admin</text:span><text:span text:style-name="T3504"><text:s/></text:span><text:span text:style-name="T3505">to</text:span><text:span text:style-name="T3506"><text:s/></text:span><text:span text:style-name="T3507">input</text:span><text:span text:style-name="T3508"><text:s/></text:span><text:span text:style-name="T3509">Member</text:span><text:span text:style-name="T3510"><text:s/></text:span><text:span text:style-name="T3511">ID</text:span><text:span text:style-name="T3512"><text:s/></text:span><text:span text:style-name="T3513">or</text:span><text:span text:style-name="T3514"><text:s/></text:span><text:span text:style-name="T3515">Identity</text:span><text:span text:style-name="T3516"><text:s/></text:span><text:span text:style-name="T3517">Card</text:span><text:span text:style-name="T3518"><text:s/></text:span><text:span text:style-name="T3519">into</text:span><text:span text:style-name="T3520"><text:s/></text:span><text:span text:style-name="T3521">a</text:span><text:span text:style-name="T3522"><text:s/></text:span><text:span text:style-name="T3523">textbox</text:span><text:span text:style-name="T3524"><text:s/></text:span><text:span text:style-name="T3525">and</text:span><text:span text:style-name="T3526"><text:s/></text:span><text:span text:style-name="T3527">click</text:span><text:span text:style-name="T3528"><text:s/></text:span><text:span text:style-name="T3529">Check.</text:span></text:p>
            <text:p text:style-name="P3530"><text:span text:style-name="T3531">AC-03:</text:span><text:span text:style-name="T3532"><text:s/></text:span><text:span text:style-name="T3533">If</text:span><text:span text:style-name="T3534"><text:s/></text:span><text:span text:style-name="T3535">a</text:span><text:span text:style-name="T3536"><text:s/></text:span><text:span text:style-name="T3537">valid</text:span><text:span text:style-name="T3538"><text:s/></text:span><text:span text:style-name="T3539">member</text:span><text:span text:style-name="T3540"><text:s/></text:span><text:span text:style-name="T3541">is</text:span><text:span text:style-name="T3542"><text:s/></text:span><text:span text:style-name="T3543">found,</text:span><text:span text:style-name="T3544"><text:s/></text:span><text:span text:style-name="T3545">the</text:span><text:span text:style-name="T3546"><text:s/></text:span><text:span text:style-name="T3547">system</text:span><text:span text:style-name="T3548"><text:s/></text:span><text:span text:style-name="T3549">must</text:span><text:span text:style-name="T3550"><text:s/></text:span><text:span text:style-name="T3551">display:</text:span><text:span text:style-name="T3552"><text:s/></text:span><text:span text:style-name="T3553">Member</text:span><text:span text:style-name="T3554"><text:s/></text:span><text:span text:style-name="T3555">ID,</text:span><text:span text:style-name="T3556"><text:s/></text:span><text:span text:style-name="T3557">Full</text:span><text:span text:style-name="T3558"><text:s/></text:span><text:span text:style-name="T3559">Name,</text:span><text:span text:style-name="T3560"><text:s/></text:span><text:span text:style-name="T3561">Identity</text:span><text:span text:style-name="T3562"><text:s/></text:span><text:span text:style-name="T3563">Card,</text:span><text:span text:style-name="T3564"><text:s/></text:span><text:span text:style-name="T3565">Phone</text:span><text:span text:style-name="T3566"><text:s/></text:span><text:span text:style-name="T3567">Number,</text:span><text:span text:style-name="T3568"><text:s/></text:span><text:span text:style-name="T3569">Member</text:span><text:span text:style-name="T3570"><text:s/></text:span><text:span text:style-name="T3571">Score</text:span><text:span text:style-name="T3572"><text:s/></text:span><text:span text:style-name="T3573">AC-04: If no member is found, system must show: "No member has found!"</text:span></text:p>
            <text:p text:style-name="P3574"><text:span text:style-name="T3575">AC-05:</text:span><text:span text:style-name="T3576"><text:s/></text:span><text:span text:style-name="T3577">System</text:span><text:span text:style-name="T3578"><text:s/></text:span><text:span text:style-name="T3579">must</text:span><text:span text:style-name="T3580"><text:s/></text:span><text:span text:style-name="T3581">allow</text:span><text:span text:style-name="T3582"><text:s/></text:span><text:span text:style-name="T3583">the</text:span><text:span text:style-name="T3584"><text:s/></text:span><text:span text:style-name="T3585">employee</text:span><text:span text:style-name="T3586"><text:s/></text:span><text:span text:style-name="T3587">to</text:span><text:span text:style-name="T3588"><text:s/></text:span><text:span text:style-name="T3589">select</text:span><text:span text:style-name="T3590"><text:s/></text:span><text:span text:style-name="T3591">the</text:span><text:span text:style-name="T3592"><text:s/></text:span><text:span text:style-name="T3593">number</text:span><text:span text:style-name="T3594"><text:s/></text:span><text:span text:style-name="T3595">of</text:span><text:span text:style-name="T3596"><text:s/></text:span><text:span text:style-name="T3597">tickets</text:span><text:span text:style-name="T3598"><text:s/></text:span><text:span text:style-name="T3599">to</text:span><text:span text:style-name="T3600"><text:s/></text:span><text:span text:style-name="T3601">Convert</text:span><text:span text:style-name="T3602"><text:s/></text:span><text:span text:style-name="T3603">to</text:span><text:span text:style-name="T3604"><text:s/></text:span><text:span text:style-name="T3605">Ticket</text:span><text:span text:style-name="T3606"><text:s/></text:span><text:span text:style-name="T3607">using</text:span><text:span text:style-name="T3608"><text:s/></text:span><text:span text:style-name="T3609">member</text:span><text:span text:style-name="T3610"><text:s/></text:span><text:span text:style-name="T3611">score.</text:span><text:span text:style-name="T3612"><text:s/></text:span><text:span text:style-name="T3613">AC-06: If member score is insufficient, show: "Member score is not enough to convert into ticket"</text:span></text:p>
            <text:p text:style-name="P3614"><text:span text:style-name="T3615">"AC-07: Clicking</text:span><text:span text:style-name="T3616"><text:s/></text:span><text:span text:style-name="T3617">Confirm</text:span><text:span text:style-name="T3618"><text:s/></text:span><text:span text:style-name="T3619">Booking Ticket</text:span><text:span text:style-name="T3620"><text:s/></text:span><text:span text:style-name="T3621">must:</text:span></text:p>
            <text:p text:style-name="P3622"><text:span text:style-name="T3623">+</text:span><text:span text:style-name="T3624"><text:s/></text:span><text:span text:style-name="T3625">Submit</text:span><text:span text:style-name="T3626"><text:s/></text:span><text:span text:style-name="T3627">all</text:span><text:span text:style-name="T3628"><text:s/></text:span><text:span text:style-name="T3629">ticket</text:span><text:span text:style-name="T3630"><text:s/></text:span><text:span text:style-name="T3631">booking</text:span><text:span text:style-name="T3632"><text:s/></text:span><text:span text:style-name="T3633">data</text:span><text:span text:style-name="T3634"><text:s/></text:span><text:span text:style-name="T3635">(including</text:span><text:span text:style-name="T3636"><text:s/></text:span><text:span text:style-name="T3637">member</text:span><text:span text:style-name="T3638"><text:s/></text:span><text:span text:style-name="T3639">conversion</text:span><text:span text:style-name="T3640"><text:s/>status)</text:span></text:p>
            <text:p text:style-name="P3641"><text:span text:style-name="T3642">+</text:span><text:span text:style-name="T3643"><text:s/></text:span><text:span text:style-name="T3644">Redirect</text:span><text:span text:style-name="T3645"><text:s/></text:span><text:span text:style-name="T3646">to</text:span><text:span text:style-name="T3647"><text:s/></text:span><text:span text:style-name="T3648">the</text:span><text:span text:style-name="T3649"><text:s/></text:span><text:span text:style-name="T3650">final</text:span><text:span text:style-name="T3651"><text:s/></text:span><text:span text:style-name="T3652">ticket</text:span><text:span text:style-name="T3653"><text:s/></text:span><text:span text:style-name="T3654">booking</text:span><text:span text:style-name="T3655"><text:s/></text:span><text:span text:style-name="T3656">information</text:span><text:span text:style-name="T3657"><text:s/></text:span><text:span text:style-name="T3658">screen"</text:span></text:p>
          </table:table-cell>
          <table:table-cell table:style-name="TableCell3659">
            <text:p text:style-name="P3660"/>
            <text:p text:style-name="P3661"/>
            <text:p text:style-name="P3662"/>
            <text:p text:style-name="P3663"/>
            <text:p text:style-name="P3664"/>
            <text:p text:style-name="P3665"/>
            <text:p text:style-name="P3666"><text:span text:style-name="T3667">T14</text:span></text:p>
          </table:table-cell>
          <table:table-cell table:style-name="TableCell3668">
            <text:p text:style-name="P3669"/>
            <text:p text:style-name="P3670"/>
            <text:p text:style-name="P3671"/>
            <text:p text:style-name="P3672"/>
            <text:p text:style-name="P3673"/>
            <text:p text:style-name="P3674"/>
            <text:p text:style-name="P3675"><text:span text:style-name="T3676">E4</text:span></text:p>
          </table:table-cell>
          <table:table-cell table:style-name="TableCell3677">
            <text:p text:style-name="P3678"/>
            <text:p text:style-name="P3679"/>
            <text:p text:style-name="P3680"/>
            <text:p text:style-name="P3681"/>
            <text:p text:style-name="P3682"/>
            <text:p text:style-name="P3683"/>
            <text:p text:style-name="P3684"><text:span text:style-name="T3685">Medium</text:span></text:p>
          </table:table-cell>
          <table:table-cell table:style-name="TableCell3686">
            <text:p text:style-name="P3687"/>
            <text:p text:style-name="P3688"/>
            <text:p text:style-name="P3689"/>
            <text:p text:style-name="P3690"/>
            <text:p text:style-name="P3691"/>
            <text:p text:style-name="P3692"/>
            <text:p text:style-name="P3693"><text:span text:style-name="T3694">8</text:span></text:p>
          </table:table-cell>
        </table:table-row>
      </table:table>
      <text:p text:style-name="P3695"/>
      <table:table table:style-name="Table3696">
        <table:table-columns>
          <table:table-column table:style-name="TableColumn3697"/>
          <table:table-column table:style-name="TableColumn3698"/>
          <table:table-column table:style-name="TableColumn3699"/>
          <table:table-column table:style-name="TableColumn3700"/>
          <table:table-column table:style-name="TableColumn3701"/>
          <table:table-column table:style-name="TableColumn3702"/>
          <table:table-column table:style-name="TableColumn3703"/>
        </table:table-columns>
        <table:table-row table:style-name="TableRow3704">
          <table:table-cell table:style-name="TableCell3705">
            <text:p text:style-name="P3706"/>
            <text:p text:style-name="P3707"/>
            <text:p text:style-name="P3708"/>
            <text:p text:style-name="P3709"/>
            <text:p text:style-name="P3710"/>
            <text:p text:style-name="P3711"/>
            <text:p text:style-name="P3712"/>
            <text:p text:style-name="P3713"/>
            <text:p text:style-name="P3714"/>
            <text:p text:style-name="P3715"/>
            <text:p text:style-name="P3716"/>
            <text:p text:style-name="P3717"/>
            <text:p text:style-name="P3718"><text:span text:style-name="T3719">Story</text:span></text:p>
          </table:table-cell>
          <table:table-cell table:style-name="TableCell3720">
            <text:p text:style-name="P3721"/>
            <text:p text:style-name="P3722"/>
            <text:p text:style-name="P3723"/>
            <text:p text:style-name="P3724"/>
            <text:p text:style-name="P3725"/>
            <text:p text:style-name="P3726"/>
            <text:p text:style-name="P3727"/>
            <text:p text:style-name="P3728"/>
            <text:p text:style-name="P3729"/>
            <text:p text:style-name="P3730"/>
            <text:p text:style-name="P3731"/>
            <text:p text:style-name="P3732"/>
            <text:p text:style-name="P3733"><text:span text:style-name="T3734">Ticket</text:span><text:span text:style-name="T3735"><text:s/></text:span><text:span text:style-name="T3736">information</text:span></text:p>
          </table:table-cell>
          <table:table-cell table:style-name="TableCell3737">
            <text:p text:style-name="P3738"><text:span text:style-name="T3739">As</text:span><text:span text:style-name="T3740"><text:s/></text:span><text:span text:style-name="T3741">an</text:span><text:span text:style-name="T3742"><text:s/></text:span><text:span text:style-name="T3743">Employee,</text:span><text:span text:style-name="T3744"><text:s/></text:span><text:span text:style-name="T3745">I</text:span><text:span text:style-name="T3746"><text:s/></text:span><text:span text:style-name="T3747">want</text:span><text:span text:style-name="T3748"><text:s/></text:span><text:span text:style-name="T3749">to</text:span><text:span text:style-name="T3750"><text:s/></text:span><text:span text:style-name="T3751">view</text:span><text:span text:style-name="T3752"><text:s/></text:span><text:span text:style-name="T3753">a</text:span><text:span text:style-name="T3754"><text:s/></text:span><text:span text:style-name="T3755">detailed</text:span><text:span text:style-name="T3756"><text:s/></text:span><text:span text:style-name="T3757">summary</text:span><text:span text:style-name="T3758"><text:s/></text:span><text:span text:style-name="T3759">of</text:span><text:span text:style-name="T3760"><text:s/></text:span><text:span text:style-name="T3761">ticket</text:span><text:span text:style-name="T3762"><text:s/></text:span><text:span text:style-name="T3763">booking</text:span><text:span text:style-name="T3764"><text:s/></text:span><text:span text:style-name="T3765">and</text:span><text:span text:style-name="T3766"><text:s/></text:span><text:span text:style-name="T3767">member</text:span><text:span text:style-name="T3768"><text:s/></text:span><text:span text:style-name="T3769">information,</text:span><text:span text:style-name="T3770"><text:s/></text:span><text:span text:style-name="T3771">so</text:span><text:span text:style-name="T3772"><text:s/></text:span><text:span text:style-name="T3773">that</text:span><text:span text:style-name="T3774"><text:s/></text:span><text:span text:style-name="T3775">I</text:span><text:span text:style-name="T3776"><text:s/></text:span><text:span text:style-name="T3777">can</text:span><text:span text:style-name="T3778"><text:s/></text:span><text:span text:style-name="T3779">verify</text:span><text:span text:style-name="T3780"><text:s/></text:span><text:span text:style-name="T3781">all</text:span><text:span text:style-name="T3782"><text:s/></text:span><text:span text:style-name="T3783">details</text:span><text:span text:style-name="T3784"><text:s/></text:span><text:span text:style-name="T3785">before</text:span><text:span text:style-name="T3786"><text:s/></text:span><text:span text:style-name="T3787">completing</text:span><text:span text:style-name="T3788"><text:s/></text:span><text:span text:style-name="T3789">the</text:span><text:span text:style-name="T3790"><text:s/></text:span><text:span text:style-name="T3791">transaction:</text:span><text:span text:style-name="T3792"><text:s/></text:span><text:span text:style-name="T3793">"AC-01: System must display the following ticket information in read-only labels:</text:span></text:p>
            <text:p text:style-name="P3794"><text:span text:style-name="T3795">+</text:span><text:span text:style-name="T3796"><text:s/></text:span><text:span text:style-name="T3797">Movie</text:span><text:span text:style-name="T3798"><text:s/></text:span><text:span text:style-name="T3799">Name</text:span></text:p>
            <text:p text:style-name="P3800"><text:span text:style-name="T3801">+</text:span><text:span text:style-name="T3802"><text:s/></text:span><text:span text:style-name="T3803">Ticket</text:span><text:span text:style-name="T3804"><text:s/></text:span><text:span text:style-name="T3805">Booking</text:span><text:span text:style-name="T3806"><text:s/>ID</text:span></text:p>
            <text:p text:style-name="P3807"><text:span text:style-name="T3808">+</text:span><text:span text:style-name="T3809"><text:s/></text:span><text:span text:style-name="T3810">Screen</text:span></text:p>
            <text:p text:style-name="P3811"><text:span text:style-name="T3812">+</text:span><text:span text:style-name="T3813"><text:s/></text:span><text:span text:style-name="T3814">Date</text:span></text:p>
            <text:p text:style-name="P3815"><text:span text:style-name="T3816">+</text:span><text:span text:style-name="T3817"><text:s/></text:span><text:span text:style-name="T3818">Time</text:span></text:p>
            <text:p text:style-name="P3819"><text:span text:style-name="T3820">+</text:span><text:span text:style-name="T3821"><text:s/></text:span><text:span text:style-name="T3822">Seat</text:span></text:p>
            <text:p text:style-name="P3823"><text:span text:style-name="T3824">+</text:span><text:span text:style-name="T3825"><text:s/></text:span><text:span text:style-name="T3826">Price</text:span></text:p>
            <text:p text:style-name="P3827"><text:span text:style-name="T3828">+</text:span><text:span text:style-name="T3829"><text:s/></text:span><text:span text:style-name="T3830">Total"</text:span></text:p>
            <text:p text:style-name="P3831"><text:span text:style-name="T3832">"AC-02:</text:span><text:span text:style-name="T3833"><text:s/></text:span><text:span text:style-name="T3834">If</text:span><text:span text:style-name="T3835"><text:s/></text:span><text:span text:style-name="T3836">the</text:span><text:span text:style-name="T3837"><text:s/></text:span><text:span text:style-name="T3838">member</text:span><text:span text:style-name="T3839"><text:s/></text:span><text:span text:style-name="T3840">has</text:span><text:span text:style-name="T3841"><text:s/></text:span><text:span text:style-name="T3842">used</text:span><text:span text:style-name="T3843"><text:s/></text:span><text:span text:style-name="T3844">score</text:span><text:span text:style-name="T3845"><text:s/></text:span><text:span text:style-name="T3846">to</text:span><text:span text:style-name="T3847"><text:s/></text:span><text:span text:style-name="T3848">convert</text:span><text:span text:style-name="T3849"><text:s/></text:span><text:span text:style-name="T3850">to</text:span><text:span text:style-name="T3851"><text:s/></text:span><text:span text:style-name="T3852">ticket(s),</text:span><text:span text:style-name="T3853"><text:s/></text:span><text:span text:style-name="T3854">system</text:span><text:span text:style-name="T3855"><text:s/></text:span><text:span text:style-name="T3856">must</text:span><text:span text:style-name="T3857"><text:s/></text:span><text:span text:style-name="T3858">display:</text:span></text:p>
            <text:p text:style-name="P3859"><text:span text:style-name="T3860">+</text:span><text:span text:style-name="T3861"><text:s/></text:span><text:span text:style-name="T3862">Convert</text:span><text:span text:style-name="T3863"><text:s/></text:span><text:span text:style-name="T3864">to</text:span><text:span text:style-name="T3865"><text:s/></text:span><text:span text:style-name="T3866">Ticket</text:span><text:span text:style-name="T3867"><text:s/></text:span><text:span text:style-name="T3868">(number</text:span><text:span text:style-name="T3869"><text:s/></text:span><text:span text:style-name="T3870">of</text:span><text:span text:style-name="T3871"><text:s/></text:span><text:span text:style-name="T3872">tickets</text:span><text:span text:style-name="T3873"><text:s/></text:span><text:span text:style-name="T3874">converted)</text:span></text:p>
            <text:p text:style-name="P3875"><text:span text:style-name="T3876">+</text:span><text:span text:style-name="T3877"><text:s/></text:span><text:span text:style-name="T3878">Score</text:span><text:span text:style-name="T3879"><text:s/></text:span><text:span text:style-name="T3880">for</text:span><text:span text:style-name="T3881"><text:s/></text:span><text:span text:style-name="T3882">Ticket</text:span><text:span text:style-name="T3883"><text:s/>Converting"</text:span></text:p>
            <text:p text:style-name="P3884"><text:span text:style-name="T3885">"AC-03:</text:span><text:span text:style-name="T3886"><text:s/></text:span><text:span text:style-name="T3887">System</text:span><text:span text:style-name="T3888"><text:s/></text:span><text:span text:style-name="T3889">must</text:span><text:span text:style-name="T3890"><text:s/></text:span><text:span text:style-name="T3891">display</text:span><text:span text:style-name="T3892"><text:s/></text:span><text:span text:style-name="T3893">the</text:span><text:span text:style-name="T3894"><text:s/></text:span><text:span text:style-name="T3895">following</text:span><text:span text:style-name="T3896"><text:s/></text:span><text:span text:style-name="T3897">member</text:span><text:span text:style-name="T3898"><text:s/></text:span><text:span text:style-name="T3899">information:</text:span></text:p>
            <text:p text:style-name="P3900"><text:span text:style-name="T3901">+</text:span><text:span text:style-name="T3902"><text:s/></text:span><text:span text:style-name="T3903">Member</text:span><text:span text:style-name="T3904"><text:s/></text:span><text:span text:style-name="T3905">ID</text:span></text:p>
            <text:p text:style-name="P3906"><text:span text:style-name="T3907">+</text:span><text:span text:style-name="T3908"><text:s/></text:span><text:span text:style-name="T3909">Email</text:span></text:p>
            <text:p text:style-name="P3910"><text:span text:style-name="T3911">+</text:span><text:span text:style-name="T3912"><text:s/></text:span><text:span text:style-name="T3913">Identity</text:span><text:span text:style-name="T3914"><text:s/></text:span><text:span text:style-name="T3915">Card</text:span></text:p>
            <text:p text:style-name="P3916"><text:span text:style-name="T3917">+</text:span><text:span text:style-name="T3918"><text:s/></text:span><text:span text:style-name="T3919">Phone</text:span><text:span text:style-name="T3920"><text:s/></text:span><text:span text:style-name="T3921">Number"</text:span></text:p>
            <text:p text:style-name="P3922"><text:span text:style-name="T3923">AC-04:</text:span><text:span text:style-name="T3924"><text:s/></text:span><text:span text:style-name="T3925">Data</text:span><text:span text:style-name="T3926"><text:s/></text:span><text:span text:style-name="T3927">must</text:span><text:span text:style-name="T3928"><text:s/></text:span><text:span text:style-name="T3929">be</text:span><text:span text:style-name="T3930"><text:s/></text:span><text:span text:style-name="T3931">automatically</text:span><text:span text:style-name="T3932"><text:s/></text:span><text:span text:style-name="T3933">pulled</text:span><text:span text:style-name="T3934"><text:s/></text:span><text:span text:style-name="T3935">from</text:span><text:span text:style-name="T3936"><text:s/></text:span><text:span text:style-name="T3937">the</text:span><text:span text:style-name="T3938"><text:s/></text:span><text:span text:style-name="T3939">previous</text:span><text:span text:style-name="T3940"><text:s/></text:span><text:span text:style-name="T3941">booking</text:span><text:span text:style-name="T3942"><text:s/></text:span><text:span text:style-name="T3943">steps</text:span><text:span text:style-name="T3944"><text:s/></text:span><text:span text:style-name="T3945">and</text:span><text:span text:style-name="T3946"><text:s/></text:span><text:span text:style-name="T3947">member</text:span><text:span text:style-name="T3948"><text:s/></text:span><text:span text:style-name="T3949">profile.</text:span><text:span text:style-name="T3950"><text:s/></text:span><text:span text:style-name="T3951">AC-05: No fields on this screen are editable by the user.</text:span></text:p>
          </table:table-cell>
          <table:table-cell table:style-name="TableCell3952">
            <text:p text:style-name="P3953"/>
            <text:p text:style-name="P3954"/>
            <text:p text:style-name="P3955"/>
            <text:p text:style-name="P3956"/>
            <text:p text:style-name="P3957"/>
            <text:p text:style-name="P3958"/>
            <text:p text:style-name="P3959"/>
            <text:p text:style-name="P3960"/>
            <text:p text:style-name="P3961"/>
            <text:p text:style-name="P3962"/>
            <text:p text:style-name="P3963"/>
            <text:p text:style-name="P3964"/>
            <text:p text:style-name="P3965"><text:span text:style-name="T3966">T15</text:span></text:p>
          </table:table-cell>
          <table:table-cell table:style-name="TableCell3967">
            <text:p text:style-name="P3968"/>
            <text:p text:style-name="P3969"/>
            <text:p text:style-name="P3970"/>
            <text:p text:style-name="P3971"/>
            <text:p text:style-name="P3972"/>
            <text:p text:style-name="P3973"/>
            <text:p text:style-name="P3974"/>
            <text:p text:style-name="P3975"/>
            <text:p text:style-name="P3976"/>
            <text:p text:style-name="P3977"/>
            <text:p text:style-name="P3978"/>
            <text:p text:style-name="P3979"/>
            <text:p text:style-name="P3980"><text:span text:style-name="T3981">E4</text:span></text:p>
          </table:table-cell>
          <table:table-cell table:style-name="TableCell3982">
            <text:p text:style-name="P3983"/>
            <text:p text:style-name="P3984"/>
            <text:p text:style-name="P3985"/>
            <text:p text:style-name="P3986"/>
            <text:p text:style-name="P3987"/>
            <text:p text:style-name="P3988"/>
            <text:p text:style-name="P3989"/>
            <text:p text:style-name="P3990"/>
            <text:p text:style-name="P3991"/>
            <text:p text:style-name="P3992"/>
            <text:p text:style-name="P3993"/>
            <text:p text:style-name="P3994"/>
            <text:p text:style-name="P3995"><text:span text:style-name="T3996">Medium</text:span></text:p>
          </table:table-cell>
          <table:table-cell table:style-name="TableCell3997">
            <text:p text:style-name="P3998"/>
            <text:p text:style-name="P3999"/>
            <text:p text:style-name="P4000"/>
            <text:p text:style-name="P4001"/>
            <text:p text:style-name="P4002"/>
            <text:p text:style-name="P4003"/>
            <text:p text:style-name="P4004"/>
            <text:p text:style-name="P4005"/>
            <text:p text:style-name="P4006"/>
            <text:p text:style-name="P4007"/>
            <text:p text:style-name="P4008"/>
            <text:p text:style-name="P4009"/>
            <text:p text:style-name="P4010"><text:span text:style-name="T4011">3</text:span></text:p>
          </table:table-cell>
        </table:table-row>
        <table:table-row table:style-name="TableRow4012">
          <table:table-cell table:style-name="TableCell4013">
            <text:p text:style-name="P4014"/>
            <text:p text:style-name="P4015"/>
            <text:p text:style-name="P4016"/>
            <text:p text:style-name="P4017"/>
            <text:p text:style-name="P4018"/>
            <text:p text:style-name="P4019"/>
            <text:p text:style-name="P4020"><text:span text:style-name="T4021">Story</text:span></text:p>
          </table:table-cell>
          <table:table-cell table:style-name="TableCell4022">
            <text:p text:style-name="P4023"/>
            <text:p text:style-name="P4024"/>
            <text:p text:style-name="P4025"/>
            <text:p text:style-name="P4026"/>
            <text:p text:style-name="P4027"/>
            <text:p text:style-name="P4028"/>
            <text:p text:style-name="P4029"><text:span text:style-name="T4030">Search</text:span></text:p>
          </table:table-cell>
          <table:table-cell table:style-name="TableCell4031">
            <text:p text:style-name="P4032"><text:span text:style-name="T4033">As</text:span><text:span text:style-name="T4034"><text:s/></text:span><text:span text:style-name="T4035">an</text:span><text:span text:style-name="T4036"><text:s/></text:span><text:span text:style-name="T4037">Admin</text:span><text:span text:style-name="T4038"><text:s/></text:span><text:span text:style-name="T4039">/</text:span><text:span text:style-name="T4040"><text:s/></text:span><text:span text:style-name="T4041">Manager</text:span><text:span text:style-name="T4042"><text:s/></text:span><text:span text:style-name="T4043">/</text:span><text:span text:style-name="T4044"><text:s/></text:span><text:span text:style-name="T4045">Employee,</text:span><text:span text:style-name="T4046"><text:s/></text:span><text:span text:style-name="T4047">I</text:span><text:span text:style-name="T4048"><text:s/></text:span><text:span text:style-name="T4049">want</text:span><text:span text:style-name="T4050"><text:s/></text:span><text:span text:style-name="T4051">to</text:span><text:span text:style-name="T4052"><text:s/></text:span><text:span text:style-name="T4053">search</text:span><text:span text:style-name="T4054"><text:s/></text:span><text:span text:style-name="T4055">for</text:span><text:span text:style-name="T4056"><text:s/></text:span><text:span text:style-name="T4057">ticket</text:span><text:span text:style-name="T4058"><text:s/></text:span><text:span text:style-name="T4059">booking</text:span><text:span text:style-name="T4060"><text:s/></text:span><text:span text:style-name="T4061">records</text:span><text:span text:style-name="T4062"><text:s/></text:span><text:span text:style-name="T4063">using</text:span><text:span text:style-name="T4064"><text:s/></text:span><text:span text:style-name="T4065">various</text:span><text:span text:style-name="T4066"><text:s/></text:span><text:span text:style-name="T4067">identifiers,</text:span><text:span text:style-name="T4068"><text:s/></text:span><text:span text:style-name="T4069">so</text:span><text:span text:style-name="T4070"><text:s/></text:span><text:span text:style-name="T4071">that</text:span><text:span text:style-name="T4072"><text:s/></text:span><text:span text:style-name="T4073">I</text:span><text:span text:style-name="T4074"><text:s/></text:span><text:span text:style-name="T4075">can</text:span><text:span text:style-name="T4076"><text:s/></text:span><text:span text:style-name="T4077">quickly</text:span><text:span text:style-name="T4078"><text:s/></text:span><text:span text:style-name="T4079">find</text:span><text:span text:style-name="T4080"><text:s/></text:span><text:span text:style-name="T4081">and</text:span><text:span text:style-name="T4082"><text:s/></text:span><text:span text:style-name="T4083">manage</text:span><text:span text:style-name="T4084"><text:s/></text:span><text:span text:style-name="T4085">customer</text:span><text:span text:style-name="T4086"><text:s/></text:span><text:span text:style-name="T4087">bookings:</text:span><text:span text:style-name="T4088"><text:s/></text:span><text:span text:style-name="T4089">AC-01: System must display a search textbox for user input.</text:span></text:p>
            <text:p text:style-name="P4090"><text:span text:style-name="T4091">"AC-02:</text:span><text:span text:style-name="T4092"><text:s/></text:span><text:span text:style-name="T4093">User</text:span><text:span text:style-name="T4094"><text:s/></text:span><text:span text:style-name="T4095">must</text:span><text:span text:style-name="T4096"><text:s/></text:span><text:span text:style-name="T4097">be</text:span><text:span text:style-name="T4098"><text:s/></text:span><text:span text:style-name="T4099">able</text:span><text:span text:style-name="T4100"><text:s/></text:span><text:span text:style-name="T4101">to</text:span><text:span text:style-name="T4102"><text:s/></text:span><text:span text:style-name="T4103">enter</text:span><text:span text:style-name="T4104"><text:s/></text:span><text:span text:style-name="T4105">any</text:span><text:span text:style-name="T4106"><text:s/></text:span><text:span text:style-name="T4107">of</text:span><text:span text:style-name="T4108"><text:s/></text:span><text:span text:style-name="T4109">the</text:span><text:span text:style-name="T4110"><text:s/></text:span><text:span text:style-name="T4111">following</text:span><text:span text:style-name="T4112"><text:s/></text:span><text:span text:style-name="T4113">search</text:span><text:span text:style-name="T4114"><text:s/></text:span><text:span text:style-name="T4115">parameters:</text:span></text:p>
            <text:p text:style-name="P4116"><text:span text:style-name="T4117">+</text:span><text:span text:style-name="T4118"><text:s/></text:span><text:span text:style-name="T4119">Booking</text:span><text:span text:style-name="T4120"><text:s/>ID</text:span></text:p>
            <text:p text:style-name="P4121"><text:span text:style-name="T4122">+</text:span><text:span text:style-name="T4123"><text:s/></text:span><text:span text:style-name="T4124">Account</text:span><text:span text:style-name="T4125"><text:s/></text:span><text:span text:style-name="T4126">ID</text:span></text:p>
            <text:p text:style-name="P4127"><text:span text:style-name="T4128">+</text:span><text:span text:style-name="T4129"><text:s/></text:span><text:span text:style-name="T4130">Phone</text:span><text:span text:style-name="T4131"><text:s/></text:span><text:span text:style-name="T4132">Number</text:span></text:p>
            <text:p text:style-name="P4133"><text:span text:style-name="T4134">+</text:span><text:span text:style-name="T4135"><text:s/></text:span><text:span text:style-name="T4136">Identity</text:span><text:span text:style-name="T4137"><text:s/></text:span><text:span text:style-name="T4138">Card</text:span><text:span text:style-name="T4139"><text:s/></text:span><text:span text:style-name="T4140">Number"</text:span></text:p>
            <text:p text:style-name="P4141"><text:span text:style-name="T4142">AC-03:</text:span><text:span text:style-name="T4143"><text:s/></text:span><text:span text:style-name="T4144">System</text:span><text:span text:style-name="T4145"><text:s/></text:span><text:span text:style-name="T4146">must</text:span><text:span text:style-name="T4147"><text:s/></text:span><text:span text:style-name="T4148">filter</text:span><text:span text:style-name="T4149"><text:s/></text:span><text:span text:style-name="T4150">and</text:span><text:span text:style-name="T4151"><text:s/></text:span><text:span text:style-name="T4152">display</text:span><text:span text:style-name="T4153"><text:s/></text:span><text:span text:style-name="T4154">booking</text:span><text:span text:style-name="T4155"><text:s/></text:span><text:span text:style-name="T4156">records</text:span><text:span text:style-name="T4157"><text:s/></text:span><text:span text:style-name="T4158">that</text:span><text:span text:style-name="T4159"><text:s/></text:span><text:span text:style-name="T4160">match</text:span><text:span text:style-name="T4161"><text:s/></text:span><text:span text:style-name="T4162">the</text:span><text:span text:style-name="T4163"><text:s/></text:span><text:span text:style-name="T4164">entered</text:span><text:span text:style-name="T4165"><text:s/></text:span><text:span text:style-name="T4166">keyword.</text:span><text:span text:style-name="T4167"><text:s/></text:span><text:span text:style-name="T4168">AC-04: If matching records exist, display them in a booking list format.</text:span></text:p>
            <text:p text:style-name="P4169"><text:span text:style-name="T4170">AC-05:</text:span><text:span text:style-name="T4171"><text:s/></text:span><text:span text:style-name="T4172">If</text:span><text:span text:style-name="T4173"><text:s/></text:span><text:span text:style-name="T4174">no</text:span><text:span text:style-name="T4175"><text:s/></text:span><text:span text:style-name="T4176">records</text:span><text:span text:style-name="T4177"><text:s/></text:span><text:span text:style-name="T4178">are</text:span><text:span text:style-name="T4179"><text:s/></text:span><text:span text:style-name="T4180">found,</text:span><text:span text:style-name="T4181"><text:s/></text:span><text:span text:style-name="T4182">display</text:span><text:span text:style-name="T4183"><text:s/></text:span><text:span text:style-name="T4184">the</text:span><text:span text:style-name="T4185"><text:s/></text:span><text:span text:style-name="T4186">message:</text:span><text:span text:style-name="T4187"><text:s/></text:span><text:span text:style-name="T4188">"No</text:span><text:span text:style-name="T4189"><text:s/></text:span><text:span text:style-name="T4190">booking</text:span><text:span text:style-name="T4191"><text:s/></text:span><text:span text:style-name="T4192">found!"</text:span></text:p>
          </table:table-cell>
          <table:table-cell table:style-name="TableCell4193">
            <text:p text:style-name="P4194"/>
            <text:p text:style-name="P4195"/>
            <text:p text:style-name="P4196"/>
            <text:p text:style-name="P4197"/>
            <text:p text:style-name="P4198"/>
            <text:p text:style-name="P4199"/>
            <text:p text:style-name="P4200"><text:span text:style-name="T4201">T16</text:span></text:p>
          </table:table-cell>
          <table:table-cell table:style-name="TableCell4202">
            <text:p text:style-name="P4203"/>
            <text:p text:style-name="P4204"/>
            <text:p text:style-name="P4205"/>
            <text:p text:style-name="P4206"/>
            <text:p text:style-name="P4207"/>
            <text:p text:style-name="P4208"/>
            <text:p text:style-name="P4209"><text:span text:style-name="T4210">E4</text:span></text:p>
          </table:table-cell>
          <table:table-cell table:style-name="TableCell4211">
            <text:p text:style-name="P4212"/>
            <text:p text:style-name="P4213"/>
            <text:p text:style-name="P4214"/>
            <text:p text:style-name="P4215"/>
            <text:p text:style-name="P4216"/>
            <text:p text:style-name="P4217"/>
            <text:p text:style-name="P4218"><text:span text:style-name="T4219">Medium</text:span></text:p>
          </table:table-cell>
          <table:table-cell table:style-name="TableCell4220">
            <text:p text:style-name="P4221"/>
            <text:p text:style-name="P4222"/>
            <text:p text:style-name="P4223"/>
            <text:p text:style-name="P4224"/>
            <text:p text:style-name="P4225"/>
            <text:p text:style-name="P4226"/>
            <text:p text:style-name="P4227"><text:span text:style-name="T4228">3</text:span></text:p>
          </table:table-cell>
        </table:table-row>
        <table:table-row table:style-name="TableRow4229">
          <table:table-cell table:style-name="TableCell4230">
            <text:p text:style-name="P4231"/>
            <text:p text:style-name="P4232"/>
            <text:p text:style-name="P4233"/>
            <text:p text:style-name="P4234"/>
            <text:p text:style-name="P4235"/>
            <text:p text:style-name="P4236"/>
            <text:p text:style-name="P4237"><text:span text:style-name="T4238">Story</text:span></text:p>
          </table:table-cell>
          <table:table-cell table:style-name="TableCell4239">
            <text:p text:style-name="P4240"/>
            <text:p text:style-name="P4241"/>
            <text:p text:style-name="P4242"/>
            <text:p text:style-name="P4243"/>
            <text:p text:style-name="P4244"/>
            <text:p text:style-name="P4245"/>
            <text:p text:style-name="P4246"><text:span text:style-name="T4247">Booking</text:span><text:span text:style-name="T4248"><text:s/></text:span><text:span text:style-name="T4249">list</text:span></text:p>
          </table:table-cell>
          <table:table-cell table:style-name="TableCell4250">
            <text:p text:style-name="P4251"><text:span text:style-name="T4252">As</text:span><text:span text:style-name="T4253"><text:s/></text:span><text:span text:style-name="T4254">an</text:span><text:span text:style-name="T4255"><text:s/></text:span><text:span text:style-name="T4256">Admin</text:span><text:span text:style-name="T4257"><text:s/></text:span><text:span text:style-name="T4258">/</text:span><text:span text:style-name="T4259"><text:s/></text:span><text:span text:style-name="T4260">Manager</text:span><text:span text:style-name="T4261"><text:s/></text:span><text:span text:style-name="T4262">/</text:span><text:span text:style-name="T4263"><text:s/></text:span><text:span text:style-name="T4264">Employee,</text:span><text:span text:style-name="T4265"><text:s/></text:span><text:span text:style-name="T4266">I</text:span><text:span text:style-name="T4267"><text:s/></text:span><text:span text:style-name="T4268">want</text:span><text:span text:style-name="T4269"><text:s/></text:span><text:span text:style-name="T4270">to</text:span><text:span text:style-name="T4271"><text:s/></text:span><text:span text:style-name="T4272">view</text:span><text:span text:style-name="T4273"><text:s/></text:span><text:span text:style-name="T4274">a</text:span><text:span text:style-name="T4275"><text:s/></text:span><text:span text:style-name="T4276">list</text:span><text:span text:style-name="T4277"><text:s/></text:span><text:span text:style-name="T4278">of</text:span><text:span text:style-name="T4279"><text:s/></text:span><text:span text:style-name="T4280">customer</text:span><text:span text:style-name="T4281"><text:s/></text:span><text:span text:style-name="T4282">bookings,</text:span><text:span text:style-name="T4283"><text:s/></text:span><text:span text:style-name="T4284">so</text:span><text:span text:style-name="T4285"><text:s/></text:span><text:span text:style-name="T4286">that</text:span><text:span text:style-name="T4287"><text:s/></text:span><text:span text:style-name="T4288">I</text:span><text:span text:style-name="T4289"><text:s/></text:span><text:span text:style-name="T4290">can</text:span><text:span text:style-name="T4291"><text:s/></text:span><text:span text:style-name="T4292">review</text:span><text:span text:style-name="T4293"><text:s/></text:span><text:span text:style-name="T4294">booking</text:span><text:span text:style-name="T4295"><text:s/></text:span><text:span text:style-name="T4296">details</text:span><text:span text:style-name="T4297"><text:s/></text:span><text:span text:style-name="T4298">and</text:span><text:span text:style-name="T4299"><text:s/></text:span><text:span text:style-name="T4300">confirm</text:span><text:span text:style-name="T4301"><text:s/></text:span><text:span text:style-name="T4302">successful</text:span><text:span text:style-name="T4303"><text:s/></text:span><text:span text:style-name="T4304">transactions:</text:span><text:span text:style-name="T4305"><text:s/></text:span><text:span text:style-name="T4306">"AC-01: System must display a list of bookings, each showing:</text:span></text:p>
            <text:p text:style-name="P4307"><text:span text:style-name="T4308">+</text:span><text:span text:style-name="T4309"><text:s/></text:span><text:span text:style-name="T4310">Booking</text:span><text:span text:style-name="T4311"><text:s/>ID</text:span></text:p>
            <text:p text:style-name="P4312"><text:span text:style-name="T4313">+</text:span><text:span text:style-name="T4314"><text:s/></text:span><text:span text:style-name="T4315">Identity</text:span><text:span text:style-name="T4316"><text:s/></text:span><text:span text:style-name="T4317">Card</text:span><text:span text:style-name="T4318"><text:s/></text:span><text:span text:style-name="T4319">Number</text:span></text:p>
            <text:p text:style-name="P4320"><text:span text:style-name="T4321">+</text:span><text:span text:style-name="T4322"><text:s/></text:span><text:span text:style-name="T4323">Phone</text:span><text:span text:style-name="T4324"><text:s/></text:span><text:span text:style-name="T4325">Number</text:span></text:p>
            <text:p text:style-name="P4326"><text:span text:style-name="T4327">+</text:span><text:span text:style-name="T4328"><text:s/></text:span><text:span text:style-name="T4329">Movie</text:span><text:span text:style-name="T4330"><text:s/></text:span><text:span text:style-name="T4331">Title</text:span></text:p>
            <text:p text:style-name="P4332"><text:span text:style-name="T4333">+</text:span><text:span text:style-name="T4334"><text:s/></text:span><text:span text:style-name="T4335">Showtime"</text:span></text:p>
            <text:p text:style-name="P4336"><text:span text:style-name="T4337">AC-02: Each</text:span><text:span text:style-name="T4338"><text:s/></text:span><text:span text:style-name="T4339">booking</text:span><text:span text:style-name="T4340"><text:s/></text:span><text:span text:style-name="T4341">record</text:span><text:span text:style-name="T4342"><text:s/></text:span><text:span text:style-name="T4343">must</text:span><text:span text:style-name="T4344"><text:s/></text:span><text:span text:style-name="T4345">include</text:span><text:span text:style-name="T4346"><text:s/></text:span><text:span text:style-name="T4347">a</text:span><text:span text:style-name="T4348"><text:s/></text:span><text:span text:style-name="T4349">"Successful</text:span><text:span text:style-name="T4350"><text:s/></text:span><text:span text:style-name="T4351">Booking"</text:span><text:span text:style-name="T4352"><text:s/></text:span><text:span text:style-name="T4353">button.</text:span></text:p>
            <text:p text:style-name="P4354"><text:span text:style-name="T4355">AC-03:</text:span><text:span text:style-name="T4356"><text:s/></text:span><text:span text:style-name="T4357">When the</text:span><text:span text:style-name="T4358"><text:s/></text:span><text:span text:style-name="T4359">user</text:span><text:span text:style-name="T4360"><text:s/></text:span><text:span text:style-name="T4361">clicks</text:span><text:span text:style-name="T4362"><text:s/></text:span><text:span text:style-name="T4363">the</text:span><text:span text:style-name="T4364"><text:s/></text:span><text:span text:style-name="T4365">Confirm Booking</text:span><text:span text:style-name="T4366"><text:s/></text:span><text:span text:style-name="T4367">button:</text:span><text:span text:style-name="T4368"><text:s/></text:span><text:span text:style-name="T4369">The</text:span><text:span text:style-name="T4370"><text:s/></text:span><text:span text:style-name="T4371">system must display the</text:span><text:span text:style-name="T4372"><text:s/></text:span><text:span text:style-name="T4373">detailed</text:span><text:span text:style-name="T4374"><text:s/></text:span><text:span text:style-name="T4375">booking</text:span><text:span text:style-name="T4376"><text:s/></text:span><text:span text:style-name="T4377">information of</text:span><text:span text:style-name="T4378"><text:s/></text:span><text:span text:style-name="T4379">the</text:span><text:span text:style-name="T4380"><text:s/></text:span><text:span text:style-name="T4381">selected</text:span><text:span text:style-name="T4382"><text:s/></text:span><text:span text:style-name="T4383">customer.</text:span><text:span text:style-name="T4384"><text:s/></text:span><text:span text:style-name="T4385">AC-04: This feature must only be accessible to authorized roles: Admin / Manager / Employee.</text:span></text:p>
            <text:p text:style-name="P4386"><text:span text:style-name="T4387">AC-05:</text:span><text:span text:style-name="T4388"><text:s/></text:span><text:span text:style-name="T4389">The</text:span><text:span text:style-name="T4390"><text:s/></text:span><text:span text:style-name="T4391">booking</text:span><text:span text:style-name="T4392"><text:s/></text:span><text:span text:style-name="T4393">list</text:span><text:span text:style-name="T4394"><text:s/></text:span><text:span text:style-name="T4395">must</text:span><text:span text:style-name="T4396"><text:s/></text:span><text:span text:style-name="T4397">be</text:span><text:span text:style-name="T4398"><text:s/></text:span><text:span text:style-name="T4399">dynamically</text:span><text:span text:style-name="T4400"><text:s/></text:span><text:span text:style-name="T4401">updated</text:span><text:span text:style-name="T4402"><text:s/></text:span><text:span text:style-name="T4403">with</text:span><text:span text:style-name="T4404"><text:s/></text:span><text:span text:style-name="T4405">current</text:span><text:span text:style-name="T4406"><text:s/></text:span><text:span text:style-name="T4407">and</text:span><text:span text:style-name="T4408"><text:s/></text:span><text:span text:style-name="T4409">valid</text:span><text:span text:style-name="T4410"><text:s/></text:span><text:span text:style-name="T4411">booking</text:span><text:span text:style-name="T4412"><text:s/></text:span><text:span text:style-name="T4413">data.</text:span></text:p>
          </table:table-cell>
          <table:table-cell table:style-name="TableCell4414">
            <text:p text:style-name="P4415"/>
            <text:p text:style-name="P4416"/>
            <text:p text:style-name="P4417"/>
            <text:p text:style-name="P4418"/>
            <text:p text:style-name="P4419"/>
            <text:p text:style-name="P4420"/>
            <text:p text:style-name="P4421"><text:span text:style-name="T4422">T17</text:span></text:p>
          </table:table-cell>
          <table:table-cell table:style-name="TableCell4423">
            <text:p text:style-name="P4424"/>
            <text:p text:style-name="P4425"/>
            <text:p text:style-name="P4426"/>
            <text:p text:style-name="P4427"/>
            <text:p text:style-name="P4428"/>
            <text:p text:style-name="P4429"/>
            <text:p text:style-name="P4430"><text:span text:style-name="T4431">E4</text:span></text:p>
          </table:table-cell>
          <table:table-cell table:style-name="TableCell4432">
            <text:p text:style-name="P4433"/>
            <text:p text:style-name="P4434"/>
            <text:p text:style-name="P4435"/>
            <text:p text:style-name="P4436"/>
            <text:p text:style-name="P4437"/>
            <text:p text:style-name="P4438"/>
            <text:p text:style-name="P4439"><text:span text:style-name="T4440">Medium</text:span></text:p>
          </table:table-cell>
          <table:table-cell table:style-name="TableCell4441">
            <text:p text:style-name="P4442"/>
            <text:p text:style-name="P4443"/>
            <text:p text:style-name="P4444"/>
            <text:p text:style-name="P4445"/>
            <text:p text:style-name="P4446"/>
            <text:p text:style-name="P4447"/>
            <text:p text:style-name="P4448"><text:span text:style-name="T4449">3</text:span></text:p>
          </table:table-cell>
        </table:table-row>
        <table:table-row table:style-name="TableRow4450">
          <table:table-cell table:style-name="TableCell4451">
            <text:p text:style-name="P4452"/>
            <text:p text:style-name="P4453"/>
            <text:p text:style-name="P4454"/>
            <text:p text:style-name="P4455"/>
            <text:p text:style-name="P4456"/>
            <text:p text:style-name="P4457"/>
            <text:p text:style-name="P4458"/>
            <text:p text:style-name="P4459"><text:span text:style-name="T4460">Story</text:span></text:p>
          </table:table-cell>
          <table:table-cell table:style-name="TableCell4461">
            <text:p text:style-name="P4462"/>
            <text:p text:style-name="P4463"/>
            <text:p text:style-name="P4464"/>
            <text:p text:style-name="P4465"/>
            <text:p text:style-name="P4466"/>
            <text:p text:style-name="P4467"/>
            <text:p text:style-name="P4468"/>
            <text:p text:style-name="P4469"><text:span text:style-name="T4470">Confirm</text:span><text:span text:style-name="T4471"><text:s/></text:span><text:span text:style-name="T4472">booking</text:span></text:p>
          </table:table-cell>
          <table:table-cell table:style-name="TableCell4473">
            <text:p text:style-name="P4474"/>
            <text:p text:style-name="P4475"><text:span text:style-name="T4476">As</text:span><text:span text:style-name="T4477"><text:s/></text:span><text:span text:style-name="T4478">an</text:span><text:span text:style-name="T4479"><text:s/></text:span><text:span text:style-name="T4480">Admin</text:span><text:span text:style-name="T4481"><text:s/></text:span><text:span text:style-name="T4482">/</text:span><text:span text:style-name="T4483"><text:s/></text:span><text:span text:style-name="T4484">Manager</text:span><text:span text:style-name="T4485"><text:s/></text:span><text:span text:style-name="T4486">/</text:span><text:span text:style-name="T4487"><text:s/></text:span><text:span text:style-name="T4488">Employee,</text:span><text:span text:style-name="T4489"><text:s/></text:span><text:span text:style-name="T4490">I</text:span><text:span text:style-name="T4491"><text:s/></text:span><text:span text:style-name="T4492">want</text:span><text:span text:style-name="T4493"><text:s/></text:span><text:span text:style-name="T4494">to</text:span><text:span text:style-name="T4495"><text:s/></text:span><text:span text:style-name="T4496">confirm</text:span><text:span text:style-name="T4497"><text:s/></text:span><text:span text:style-name="T4498">a</text:span><text:span text:style-name="T4499"><text:s/></text:span><text:span text:style-name="T4500">customer’s</text:span><text:span text:style-name="T4501"><text:s/></text:span><text:span text:style-name="T4502">booking</text:span><text:span text:style-name="T4503"><text:s/></text:span><text:span text:style-name="T4504">and</text:span><text:span text:style-name="T4505"><text:s/></text:span><text:span text:style-name="T4506">optionally</text:span><text:span text:style-name="T4507"><text:s/></text:span><text:span text:style-name="T4508">convert</text:span><text:span text:style-name="T4509"><text:s/></text:span><text:span text:style-name="T4510">member</text:span><text:span text:style-name="T4511"><text:s/></text:span><text:span text:style-name="T4512">score</text:span><text:span text:style-name="T4513"><text:s/></text:span><text:span text:style-name="T4514">into</text:span><text:span text:style-name="T4515"><text:s/></text:span><text:span text:style-name="T4516">tickets,</text:span><text:span text:style-name="T4517"><text:s/></text:span><text:span text:style-name="T4518">so</text:span><text:span text:style-name="T4519"><text:s/></text:span><text:span text:style-name="T4520">that</text:span><text:span text:style-name="T4521"><text:s/></text:span><text:span text:style-name="T4522">I</text:span><text:span text:style-name="T4523"><text:s/></text:span><text:span text:style-name="T4524">can</text:span><text:span text:style-name="T4525"><text:s/></text:span><text:span text:style-name="T4526">finalize</text:span><text:span text:style-name="T4527"><text:s/></text:span><text:span text:style-name="T4528">the</text:span><text:span text:style-name="T4529"><text:s/></text:span><text:span text:style-name="T4530">transaction</text:span><text:span text:style-name="T4531"><text:s/></text:span><text:span text:style-name="T4532">and</text:span><text:span text:style-name="T4533"><text:s/></text:span><text:span text:style-name="T4534">apply</text:span><text:span text:style-name="T4535"><text:s/></text:span><text:span text:style-name="T4536">loyalty</text:span><text:span text:style-name="T4537"><text:s/></text:span><text:span text:style-name="T4538">benefits</text:span><text:span text:style-name="T4539"><text:s/></text:span><text:span text:style-name="T4540">accurately:</text:span></text:p>
            <text:p text:style-name="P4541"><text:span text:style-name="T4542">"AC-01:</text:span><text:span text:style-name="T4543"><text:s/></text:span><text:span text:style-name="T4544">System</text:span><text:span text:style-name="T4545"><text:s/></text:span><text:span text:style-name="T4546">must</text:span><text:span text:style-name="T4547"><text:s/></text:span><text:span text:style-name="T4548">display</text:span><text:span text:style-name="T4549"><text:s/></text:span><text:span text:style-name="T4550">the</text:span><text:span text:style-name="T4551"><text:s/></text:span><text:span text:style-name="T4552">following</text:span><text:span text:style-name="T4553"><text:s/></text:span><text:span text:style-name="T4554">booking</text:span><text:span text:style-name="T4555"><text:s/></text:span><text:span text:style-name="T4556">information</text:span><text:span text:style-name="T4557"><text:s/></text:span><text:span text:style-name="T4558">in</text:span><text:span text:style-name="T4559"><text:s/></text:span><text:span text:style-name="T4560">read-only</text:span><text:span text:style-name="T4561"><text:s/></text:span><text:span text:style-name="T4562">fields:</text:span></text:p>
            <text:p text:style-name="P4563"><text:span text:style-name="T4564">+</text:span><text:span text:style-name="T4565"><text:s/></text:span><text:span text:style-name="T4566">Movie</text:span><text:span text:style-name="T4567"><text:s/></text:span><text:span text:style-name="T4568">Name,</text:span><text:span text:style-name="T4569"><text:s/></text:span><text:span text:style-name="T4570">Booking</text:span><text:span text:style-name="T4571"><text:s/></text:span><text:span text:style-name="T4572">ID,</text:span><text:span text:style-name="T4573"><text:s/></text:span><text:span text:style-name="T4574">Screen,</text:span><text:span text:style-name="T4575"><text:s/></text:span><text:span text:style-name="T4576">Date,</text:span><text:span text:style-name="T4577"><text:s/></text:span><text:span text:style-name="T4578">Time,</text:span><text:span text:style-name="T4579"><text:s/></text:span><text:span text:style-name="T4580">Seat,</text:span><text:span text:style-name="T4581"><text:s/></text:span><text:span text:style-name="T4582">Price,</text:span><text:span text:style-name="T4583"><text:s/></text:span><text:span text:style-name="T4584">Total</text:span></text:p>
            <text:p text:style-name="P4585"><text:span text:style-name="T4586">+</text:span><text:span text:style-name="T4587"><text:s/></text:span><text:span text:style-name="T4588">Member</text:span><text:span text:style-name="T4589"><text:s/></text:span><text:span text:style-name="T4590">ID,</text:span><text:span text:style-name="T4591"><text:s/></text:span><text:span text:style-name="T4592">Full</text:span><text:span text:style-name="T4593"><text:s/></text:span><text:span text:style-name="T4594">Name,</text:span><text:span text:style-name="T4595"><text:s/></text:span><text:span text:style-name="T4596">Member</text:span><text:span text:style-name="T4597"><text:s/></text:span><text:span text:style-name="T4598">Score,</text:span><text:span text:style-name="T4599"><text:s/></text:span><text:span text:style-name="T4600">Identity</text:span><text:span text:style-name="T4601"><text:s/></text:span><text:span text:style-name="T4602">Card,</text:span><text:span text:style-name="T4603"><text:s/></text:span><text:span text:style-name="T4604">Phone</text:span><text:span text:style-name="T4605"><text:s/></text:span><text:span text:style-name="T4606">Number"</text:span></text:p>
            <text:p text:style-name="P4607"><text:span text:style-name="T4608">AC-02:</text:span><text:span text:style-name="T4609"><text:s/></text:span><text:span text:style-name="T4610">System</text:span><text:span text:style-name="T4611"><text:s/></text:span><text:span text:style-name="T4612">must</text:span><text:span text:style-name="T4613"><text:s/></text:span><text:span text:style-name="T4614">provide</text:span><text:span text:style-name="T4615"><text:s/></text:span><text:span text:style-name="T4616">a</text:span><text:span text:style-name="T4617"><text:s/></text:span><text:span text:style-name="T4618">radio</text:span><text:span text:style-name="T4619"><text:s/></text:span><text:span text:style-name="T4620">button</text:span><text:span text:style-name="T4621"><text:s/></text:span><text:span text:style-name="T4622">option</text:span><text:span text:style-name="T4623"><text:s/></text:span><text:span text:style-name="T4624">to</text:span><text:span text:style-name="T4625"><text:s/></text:span><text:span text:style-name="T4626">convert</text:span><text:span text:style-name="T4627"><text:s/></text:span><text:span text:style-name="T4628">member</text:span><text:span text:style-name="T4629"><text:s/></text:span><text:span text:style-name="T4630">score</text:span><text:span text:style-name="T4631"><text:s/></text:span><text:span text:style-name="T4632">into</text:span><text:span text:style-name="T4633"><text:s/></text:span><text:span text:style-name="T4634">tickets.</text:span></text:p>
            <text:p text:style-name="P4635"><text:span text:style-name="T4636">AC-03:</text:span><text:span text:style-name="T4637"><text:s/></text:span><text:span text:style-name="T4638">If</text:span><text:span text:style-name="T4639"><text:s/></text:span><text:span text:style-name="T4640">the</text:span><text:span text:style-name="T4641"><text:s/></text:span><text:span text:style-name="T4642">user</text:span><text:span text:style-name="T4643"><text:s/></text:span><text:span text:style-name="T4644">selects</text:span><text:span text:style-name="T4645"><text:s/></text:span><text:span text:style-name="T4646">score</text:span><text:span text:style-name="T4647"><text:s/></text:span><text:span text:style-name="T4648">conversion and</text:span><text:span text:style-name="T4649"><text:s/></text:span><text:span text:style-name="T4650">the</text:span><text:span text:style-name="T4651"><text:s/></text:span><text:span text:style-name="T4652">score</text:span><text:span text:style-name="T4653"><text:s/></text:span><text:span text:style-name="T4654">is</text:span><text:span text:style-name="T4655"><text:s/></text:span><text:span text:style-name="T4656">insufficient,</text:span><text:span text:style-name="T4657"><text:s/></text:span><text:span text:style-name="T4658">display:</text:span><text:span text:style-name="T4659"><text:s/></text:span><text:span text:style-name="T4660">"Not enough score</text:span><text:span text:style-name="T4661"><text:s/></text:span><text:span text:style-name="T4662">to convert into ticket"</text:span><text:span text:style-name="T4663"><text:s/></text:span><text:span text:style-name="T4664">"AC-04: If the score is sufficient and the user confirms the booking:</text:span></text:p>
            <text:p text:style-name="P4665"><text:span text:style-name="T4666">+</text:span><text:span text:style-name="T4667"><text:s/></text:span><text:span text:style-name="T4668">System</text:span><text:span text:style-name="T4669"><text:s/></text:span><text:span text:style-name="T4670">must</text:span><text:span text:style-name="T4671"><text:s/></text:span><text:span text:style-name="T4672">confirm</text:span><text:span text:style-name="T4673"><text:s/></text:span><text:span text:style-name="T4674">the</text:span><text:span text:style-name="T4675"><text:s/></text:span><text:span text:style-name="T4676">conversion</text:span></text:p>
            <text:p text:style-name="P4677"><text:span text:style-name="T4678">+</text:span><text:span text:style-name="T4679"><text:s/></text:span><text:span text:style-name="T4680">Update</text:span><text:span text:style-name="T4681"><text:s/></text:span><text:span text:style-name="T4682">the</text:span><text:span text:style-name="T4683"><text:s/></text:span><text:span text:style-name="T4684">member</text:span><text:span text:style-name="T4685"><text:s/></text:span><text:span text:style-name="T4686">score</text:span></text:p>
            <text:p text:style-name="P4687"><text:span text:style-name="T4688">+</text:span><text:span text:style-name="T4689"><text:s/></text:span><text:span text:style-name="T4690">Display</text:span><text:span text:style-name="T4691"><text:s/></text:span><text:span text:style-name="T4692">the</text:span><text:span text:style-name="T4693"><text:s/></text:span><text:span text:style-name="T4694">Ticket</text:span><text:span text:style-name="T4695"><text:s/></text:span><text:span text:style-name="T4696">Booking</text:span><text:span text:style-name="T4697"><text:s/></text:span><text:span text:style-name="T4698">Management</text:span><text:span text:style-name="T4699"><text:s/></text:span><text:span text:style-name="T4700">screen"</text:span></text:p>
            <text:p text:style-name="P4701"><text:span text:style-name="T4702">AC-05:</text:span><text:span text:style-name="T4703"><text:s/></text:span><text:span text:style-name="T4704">Clicking</text:span><text:span text:style-name="T4705"><text:s/></text:span><text:span text:style-name="T4706">Confirm Booking</text:span><text:span text:style-name="T4707"><text:s/></text:span><text:span text:style-name="T4708">must</text:span><text:span text:style-name="T4709"><text:s/></text:span><text:span text:style-name="T4710">finalize</text:span><text:span text:style-name="T4711"><text:s/></text:span><text:span text:style-name="T4712">the booking</text:span><text:span text:style-name="T4713"><text:s/></text:span><text:span text:style-name="T4714">regardless of</text:span><text:span text:style-name="T4715"><text:s/></text:span><text:span text:style-name="T4716">score usage, as</text:span><text:span text:style-name="T4717"><text:s/></text:span><text:span text:style-name="T4718">long</text:span><text:span text:style-name="T4719"><text:s/></text:span><text:span text:style-name="T4720">as</text:span><text:span text:style-name="T4721"><text:s/></text:span><text:span text:style-name="T4722">all</text:span><text:span text:style-name="T4723"><text:s/></text:span><text:span text:style-name="T4724">conditions</text:span><text:span text:style-name="T4725"><text:s/></text:span><text:span text:style-name="T4726">are<text:s/></text:span><text:span text:style-name="T4727">met.</text:span></text:p>
          </table:table-cell>
          <table:table-cell table:style-name="TableCell4728">
            <text:p text:style-name="P4729"/>
            <text:p text:style-name="P4730"/>
            <text:p text:style-name="P4731"/>
            <text:p text:style-name="P4732"/>
            <text:p text:style-name="P4733"/>
            <text:p text:style-name="P4734"/>
            <text:p text:style-name="P4735"/>
            <text:p text:style-name="P4736"><text:span text:style-name="T4737">T18</text:span></text:p>
          </table:table-cell>
          <table:table-cell table:style-name="TableCell4738">
            <text:p text:style-name="P4739"/>
            <text:p text:style-name="P4740"/>
            <text:p text:style-name="P4741"/>
            <text:p text:style-name="P4742"/>
            <text:p text:style-name="P4743"/>
            <text:p text:style-name="P4744"/>
            <text:p text:style-name="P4745"/>
            <text:p text:style-name="P4746"><text:span text:style-name="T4747">E4</text:span></text:p>
          </table:table-cell>
          <table:table-cell table:style-name="TableCell4748">
            <text:p text:style-name="P4749"/>
            <text:p text:style-name="P4750"/>
            <text:p text:style-name="P4751"/>
            <text:p text:style-name="P4752"/>
            <text:p text:style-name="P4753"/>
            <text:p text:style-name="P4754"/>
            <text:p text:style-name="P4755"/>
            <text:p text:style-name="P4756"><text:span text:style-name="T4757">Medium</text:span></text:p>
          </table:table-cell>
          <table:table-cell table:style-name="TableCell4758">
            <text:p text:style-name="P4759"/>
            <text:p text:style-name="P4760"/>
            <text:p text:style-name="P4761"/>
            <text:p text:style-name="P4762"/>
            <text:p text:style-name="P4763"/>
            <text:p text:style-name="P4764"/>
            <text:p text:style-name="P4765"/>
            <text:p text:style-name="P4766"><text:span text:style-name="T4767">3</text:span></text:p>
          </table:table-cell>
        </table:table-row>
      </table:table>
      <text:p text:style-name="P4768"/>
      <table:table table:style-name="Table4769">
        <table:table-columns>
          <table:table-column table:style-name="TableColumn4770"/>
          <table:table-column table:style-name="TableColumn4771"/>
          <table:table-column table:style-name="TableColumn4772"/>
          <table:table-column table:style-name="TableColumn4773"/>
          <table:table-column table:style-name="TableColumn4774"/>
          <table:table-column table:style-name="TableColumn4775"/>
          <table:table-column table:style-name="TableColumn4776"/>
        </table:table-columns>
        <table:table-row table:style-name="TableRow4777">
          <table:table-cell table:style-name="TableCell4778">
            <text:p text:style-name="P4779"/>
            <text:p text:style-name="P4780"/>
            <text:p text:style-name="P4781"/>
            <text:p text:style-name="P4782"/>
            <text:p text:style-name="P4783"/>
            <text:p text:style-name="P4784"/>
            <text:p text:style-name="P4785"/>
            <text:p text:style-name="P4786"/>
            <text:p text:style-name="P4787"/>
            <text:p text:style-name="P4788"/>
            <text:p text:style-name="P4789"/>
            <text:p text:style-name="P4790"/>
            <text:p text:style-name="P4791"><text:span text:style-name="T4792">Story</text:span></text:p>
          </table:table-cell>
          <table:table-cell table:style-name="TableCell4793">
            <text:p text:style-name="P4794"/>
            <text:p text:style-name="P4795"/>
            <text:p text:style-name="P4796"/>
            <text:p text:style-name="P4797"/>
            <text:p text:style-name="P4798"/>
            <text:p text:style-name="P4799"/>
            <text:p text:style-name="P4800"/>
            <text:p text:style-name="P4801"/>
            <text:p text:style-name="P4802"/>
            <text:p text:style-name="P4803"/>
            <text:p text:style-name="P4804"/>
            <text:p text:style-name="P4805"><text:span text:style-name="T4806">Information of converting into</text:span><text:span text:style-name="T4807"><text:s/></text:span><text:span text:style-name="T4808">ticket</text:span></text:p>
          </table:table-cell>
          <table:table-cell table:style-name="TableCell4809">
            <text:p text:style-name="P4810"/>
            <text:p text:style-name="P4811"><text:span text:style-name="T4812">As</text:span><text:span text:style-name="T4813"><text:s/></text:span><text:span text:style-name="T4814">an</text:span><text:span text:style-name="T4815"><text:s/></text:span><text:span text:style-name="T4816">Admin</text:span><text:span text:style-name="T4817"><text:s/></text:span><text:span text:style-name="T4818">/</text:span><text:span text:style-name="T4819"><text:s/></text:span><text:span text:style-name="T4820">Manager</text:span><text:span text:style-name="T4821"><text:s/></text:span><text:span text:style-name="T4822">/</text:span><text:span text:style-name="T4823"><text:s/></text:span><text:span text:style-name="T4824">Employee,</text:span><text:span text:style-name="T4825"><text:s/></text:span><text:span text:style-name="T4826">I</text:span><text:span text:style-name="T4827"><text:s/></text:span><text:span text:style-name="T4828">want</text:span><text:span text:style-name="T4829"><text:s/></text:span><text:span text:style-name="T4830">to</text:span><text:span text:style-name="T4831"><text:s/></text:span><text:span text:style-name="T4832">view</text:span><text:span text:style-name="T4833"><text:s/></text:span><text:span text:style-name="T4834">a</text:span><text:span text:style-name="T4835"><text:s/></text:span><text:span text:style-name="T4836">complete</text:span><text:span text:style-name="T4837"><text:s/></text:span><text:span text:style-name="T4838">summary</text:span><text:span text:style-name="T4839"><text:s/></text:span><text:span text:style-name="T4840">of</text:span><text:span text:style-name="T4841"><text:s/></text:span><text:span text:style-name="T4842">a</text:span><text:span text:style-name="T4843"><text:s/></text:span><text:span text:style-name="T4844">successfully</text:span><text:span text:style-name="T4845"><text:s/></text:span><text:span text:style-name="T4846">confirmed</text:span><text:span text:style-name="T4847"><text:s/></text:span><text:span text:style-name="T4848">booking,</text:span><text:span text:style-name="T4849"><text:s/></text:span><text:span text:style-name="T4850">so</text:span><text:span text:style-name="T4851"><text:s/></text:span><text:span text:style-name="T4852">that</text:span><text:span text:style-name="T4853"><text:s/></text:span><text:span text:style-name="T4854">I</text:span><text:span text:style-name="T4855"><text:s/></text:span><text:span text:style-name="T4856">can</text:span><text:span text:style-name="T4857"><text:s/></text:span><text:span text:style-name="T4858">verify</text:span><text:span text:style-name="T4859"><text:s/></text:span><text:span text:style-name="T4860">the</text:span><text:span text:style-name="T4861"><text:s/></text:span><text:span text:style-name="T4862">transaction</text:span><text:span text:style-name="T4863"><text:s/></text:span><text:span text:style-name="T4864">details</text:span><text:span text:style-name="T4865"><text:s/></text:span><text:span text:style-name="T4866">and</text:span><text:span text:style-name="T4867"><text:s/></text:span><text:span text:style-name="T4868">ensure</text:span><text:span text:style-name="T4869"><text:s/></text:span><text:span text:style-name="T4870">the</text:span><text:span text:style-name="T4871"><text:s/></text:span><text:span text:style-name="T4872">booking</text:span><text:span text:style-name="T4873"><text:s/></text:span><text:span text:style-name="T4874">was</text:span><text:span text:style-name="T4875"><text:s/></text:span><text:span text:style-name="T4876">processed</text:span><text:span text:style-name="T4877"><text:s/></text:span><text:span text:style-name="T4878">correctly:</text:span><text:span text:style-name="T4879"><text:s/></text:span><text:span text:style-name="T4880">"AC-01: System must display the following booking information in a read-only format:</text:span></text:p>
            <text:p text:style-name="P4881"><text:span text:style-name="T4882">+</text:span><text:span text:style-name="T4883"><text:s/></text:span><text:span text:style-name="T4884">Movie</text:span><text:span text:style-name="T4885"><text:s/></text:span><text:span text:style-name="T4886">Name</text:span></text:p>
            <text:p text:style-name="P4887"><text:span text:style-name="T4888">+</text:span><text:span text:style-name="T4889"><text:s/></text:span><text:span text:style-name="T4890">Booking</text:span><text:span text:style-name="T4891"><text:s/>ID</text:span></text:p>
            <text:p text:style-name="P4892"><text:span text:style-name="T4893">+</text:span><text:span text:style-name="T4894"><text:s/></text:span><text:span text:style-name="T4895">Screen</text:span></text:p>
            <text:p text:style-name="P4896"><text:span text:style-name="T4897">+</text:span><text:span text:style-name="T4898"><text:s/></text:span><text:span text:style-name="T4899">Date</text:span></text:p>
            <text:p text:style-name="P4900"><text:span text:style-name="T4901">+</text:span><text:span text:style-name="T4902"><text:s/></text:span><text:span text:style-name="T4903">Time</text:span></text:p>
            <text:p text:style-name="P4904"><text:span text:style-name="T4905">+</text:span><text:span text:style-name="T4906"><text:s/></text:span><text:span text:style-name="T4907">Seat</text:span></text:p>
            <text:p text:style-name="P4908"><text:span text:style-name="T4909">+</text:span><text:span text:style-name="T4910"><text:s/></text:span><text:span text:style-name="T4911">Price</text:span></text:p>
            <text:p text:style-name="P4912"><text:span text:style-name="T4913">+</text:span><text:span text:style-name="T4914"><text:s/></text:span><text:span text:style-name="T4915">Total"</text:span></text:p>
            <text:p text:style-name="P4916"><text:span text:style-name="T4917">"AC-02:</text:span><text:span text:style-name="T4918"><text:s/></text:span><text:span text:style-name="T4919">If</text:span><text:span text:style-name="T4920"><text:s/></text:span><text:span text:style-name="T4921">the</text:span><text:span text:style-name="T4922"><text:s/></text:span><text:span text:style-name="T4923">member</text:span><text:span text:style-name="T4924"><text:s/></text:span><text:span text:style-name="T4925">converted</text:span><text:span text:style-name="T4926"><text:s/></text:span><text:span text:style-name="T4927">score</text:span><text:span text:style-name="T4928"><text:s/></text:span><text:span text:style-name="T4929">into</text:span><text:span text:style-name="T4930"><text:s/></text:span><text:span text:style-name="T4931">tickets,</text:span><text:span text:style-name="T4932"><text:s/></text:span><text:span text:style-name="T4933">the</text:span><text:span text:style-name="T4934"><text:s/></text:span><text:span text:style-name="T4935">following</text:span><text:span text:style-name="T4936"><text:s/></text:span><text:span text:style-name="T4937">must</text:span><text:span text:style-name="T4938"><text:s/></text:span><text:span text:style-name="T4939">also</text:span><text:span text:style-name="T4940"><text:s/></text:span><text:span text:style-name="T4941">be</text:span><text:span text:style-name="T4942"><text:s/></text:span><text:span text:style-name="T4943">displayed:</text:span></text:p>
            <text:p text:style-name="P4944"><text:span text:style-name="T4945">+</text:span><text:span text:style-name="T4946"><text:s/></text:span><text:span text:style-name="T4947">Convert</text:span><text:span text:style-name="T4948"><text:s/></text:span><text:span text:style-name="T4949">to</text:span><text:span text:style-name="T4950"><text:s/></text:span><text:span text:style-name="T4951">Ticket</text:span><text:span text:style-name="T4952"><text:s/></text:span><text:span text:style-name="T4953">(number</text:span><text:span text:style-name="T4954"><text:s/></text:span><text:span text:style-name="T4955">of</text:span><text:span text:style-name="T4956"><text:s/></text:span><text:span text:style-name="T4957">tickets</text:span><text:span text:style-name="T4958"><text:s/></text:span><text:span text:style-name="T4959">converted)</text:span></text:p>
            <text:p text:style-name="P4960"><text:span text:style-name="T4961">+</text:span><text:span text:style-name="T4962"><text:s/></text:span><text:span text:style-name="T4963">Score</text:span><text:span text:style-name="T4964"><text:s/></text:span><text:span text:style-name="T4965">for</text:span><text:span text:style-name="T4966"><text:s/></text:span><text:span text:style-name="T4967">Ticket</text:span><text:span text:style-name="T4968"><text:s/>Converting"</text:span></text:p>
            <text:p text:style-name="P4969"><text:span text:style-name="T4970">"AC-03:</text:span><text:span text:style-name="T4971"><text:s/></text:span><text:span text:style-name="T4972">Member</text:span><text:span text:style-name="T4973"><text:s/></text:span><text:span text:style-name="T4974">details</text:span><text:span text:style-name="T4975"><text:s/></text:span><text:span text:style-name="T4976">must</text:span><text:span text:style-name="T4977"><text:s/></text:span><text:span text:style-name="T4978">be</text:span><text:span text:style-name="T4979"><text:s/></text:span><text:span text:style-name="T4980">shown</text:span><text:span text:style-name="T4981"><text:s/></text:span><text:span text:style-name="T4982">clearly:</text:span></text:p>
            <text:p text:style-name="P4983"><text:span text:style-name="T4984">+</text:span><text:span text:style-name="T4985"><text:s/></text:span><text:span text:style-name="T4986">Member</text:span><text:span text:style-name="T4987"><text:s/></text:span><text:span text:style-name="T4988">ID</text:span></text:p>
            <text:p text:style-name="P4989"><text:span text:style-name="T4990">+</text:span><text:span text:style-name="T4991"><text:s/></text:span><text:span text:style-name="T4992">Full</text:span><text:span text:style-name="T4993"><text:s/></text:span><text:span text:style-name="T4994">Name</text:span></text:p>
            <text:p text:style-name="P4995"><text:span text:style-name="T4996">+</text:span><text:span text:style-name="T4997"><text:s/></text:span><text:span text:style-name="T4998">Identity</text:span><text:span text:style-name="T4999"><text:s/></text:span><text:span text:style-name="T5000">Card</text:span></text:p>
            <text:p text:style-name="P5001"><text:span text:style-name="T5002">+</text:span><text:span text:style-name="T5003"><text:s/></text:span><text:span text:style-name="T5004">Phone</text:span><text:span text:style-name="T5005"><text:s/></text:span><text:span text:style-name="T5006">Number"</text:span></text:p>
            <text:p text:style-name="P5007"><text:span text:style-name="T5008">AC-04:</text:span><text:span text:style-name="T5009"><text:s/></text:span><text:span text:style-name="T5010">This screen</text:span><text:span text:style-name="T5011"><text:s/></text:span><text:span text:style-name="T5012">must</text:span><text:span text:style-name="T5013"><text:s/></text:span><text:span text:style-name="T5014">be displayed</text:span><text:span text:style-name="T5015"><text:s/></text:span><text:span text:style-name="T5016">only</text:span><text:span text:style-name="T5017"><text:s/></text:span><text:span text:style-name="T5018">after</text:span><text:span text:style-name="T5019"><text:s/></text:span><text:span text:style-name="T5020">a booking</text:span><text:span text:style-name="T5021"><text:s/></text:span><text:span text:style-name="T5022">has been</text:span><text:span text:style-name="T5023"><text:s/></text:span><text:span text:style-name="T5024">successfully</text:span><text:span text:style-name="T5025"><text:s/></text:span><text:span text:style-name="T5026">confirmed.</text:span></text:p>
          </table:table-cell>
          <table:table-cell table:style-name="TableCell5027">
            <text:p text:style-name="P5028"/>
            <text:p text:style-name="P5029"/>
            <text:p text:style-name="P5030"/>
            <text:p text:style-name="P5031"/>
            <text:p text:style-name="P5032"/>
            <text:p text:style-name="P5033"/>
            <text:p text:style-name="P5034"/>
            <text:p text:style-name="P5035"/>
            <text:p text:style-name="P5036"/>
            <text:p text:style-name="P5037"/>
            <text:p text:style-name="P5038"/>
            <text:p text:style-name="P5039"/>
            <text:p text:style-name="P5040"><text:span text:style-name="T5041">T19</text:span></text:p>
          </table:table-cell>
          <table:table-cell table:style-name="TableCell5042">
            <text:p text:style-name="P5043"/>
            <text:p text:style-name="P5044"/>
            <text:p text:style-name="P5045"/>
            <text:p text:style-name="P5046"/>
            <text:p text:style-name="P5047"/>
            <text:p text:style-name="P5048"/>
            <text:p text:style-name="P5049"/>
            <text:p text:style-name="P5050"/>
            <text:p text:style-name="P5051"/>
            <text:p text:style-name="P5052"/>
            <text:p text:style-name="P5053"/>
            <text:p text:style-name="P5054"/>
            <text:p text:style-name="P5055"><text:span text:style-name="T5056">E4</text:span></text:p>
          </table:table-cell>
          <table:table-cell table:style-name="TableCell5057">
            <text:p text:style-name="P5058"/>
            <text:p text:style-name="P5059"/>
            <text:p text:style-name="P5060"/>
            <text:p text:style-name="P5061"/>
            <text:p text:style-name="P5062"/>
            <text:p text:style-name="P5063"/>
            <text:p text:style-name="P5064"/>
            <text:p text:style-name="P5065"/>
            <text:p text:style-name="P5066"/>
            <text:p text:style-name="P5067"/>
            <text:p text:style-name="P5068"/>
            <text:p text:style-name="P5069"/>
            <text:p text:style-name="P5070"><text:span text:style-name="T5071">Medium</text:span></text:p>
          </table:table-cell>
          <table:table-cell table:style-name="TableCell5072">
            <text:p text:style-name="P5073"/>
            <text:p text:style-name="P5074"/>
            <text:p text:style-name="P5075"/>
            <text:p text:style-name="P5076"/>
            <text:p text:style-name="P5077"/>
            <text:p text:style-name="P5078"/>
            <text:p text:style-name="P5079"/>
            <text:p text:style-name="P5080"/>
            <text:p text:style-name="P5081"/>
            <text:p text:style-name="P5082"/>
            <text:p text:style-name="P5083"/>
            <text:p text:style-name="P5084"/>
            <text:p text:style-name="P5085"><text:span text:style-name="T5086">3</text:span></text:p>
          </table:table-cell>
        </table:table-row>
        <table:table-row table:style-name="TableRow5087">
          <table:table-cell table:style-name="TableCell5088">
            <text:p text:style-name="P5089"/>
            <text:p text:style-name="P5090"/>
            <text:p text:style-name="P5091"/>
            <text:p text:style-name="P5092"/>
            <text:p text:style-name="P5093"/>
            <text:p text:style-name="P5094"/>
            <text:p text:style-name="P5095"/>
            <text:p text:style-name="P5096"/>
            <text:p text:style-name="P5097"/>
            <text:p text:style-name="P5098"/>
            <text:p text:style-name="P5099"><text:span text:style-name="T5100">Story</text:span></text:p>
          </table:table-cell>
          <table:table-cell table:style-name="TableCell5101">
            <text:p text:style-name="P5102"/>
            <text:p text:style-name="P5103"/>
            <text:p text:style-name="P5104"/>
            <text:p text:style-name="P5105"/>
            <text:p text:style-name="P5106"/>
            <text:p text:style-name="P5107"/>
            <text:p text:style-name="P5108"/>
            <text:p text:style-name="P5109"/>
            <text:p text:style-name="P5110"/>
            <text:p text:style-name="P5111"/>
            <text:p text:style-name="P5112"><text:span text:style-name="T5113">View</text:span><text:span text:style-name="T5114"><text:s/></text:span><text:span text:style-name="T5115">Employee</text:span></text:p>
          </table:table-cell>
          <table:table-cell table:style-name="TableCell5116">
            <text:p text:style-name="P5117"><text:span text:style-name="T5118">As</text:span><text:span text:style-name="T5119"><text:s/></text:span><text:span text:style-name="T5120">an</text:span><text:span text:style-name="T5121"><text:s/></text:span><text:span text:style-name="T5122">Admin</text:span><text:span text:style-name="T5123"><text:s/></text:span><text:span text:style-name="T5124">/</text:span><text:span text:style-name="T5125"><text:s/></text:span><text:span text:style-name="T5126">Manager,</text:span><text:span text:style-name="T5127"><text:s/></text:span><text:span text:style-name="T5128">I</text:span><text:span text:style-name="T5129"><text:s/></text:span><text:span text:style-name="T5130">want</text:span><text:span text:style-name="T5131"><text:s/></text:span><text:span text:style-name="T5132">to</text:span><text:span text:style-name="T5133"><text:s/></text:span><text:span text:style-name="T5134">view,</text:span><text:span text:style-name="T5135"><text:s/></text:span><text:span text:style-name="T5136">search,</text:span><text:span text:style-name="T5137"><text:s/></text:span><text:span text:style-name="T5138">add,</text:span><text:span text:style-name="T5139"><text:s/></text:span><text:span text:style-name="T5140">edit,</text:span><text:span text:style-name="T5141"><text:s/></text:span><text:span text:style-name="T5142">or</text:span><text:span text:style-name="T5143"><text:s/></text:span><text:span text:style-name="T5144">delete</text:span><text:span text:style-name="T5145"><text:s/></text:span><text:span text:style-name="T5146">employee</text:span><text:span text:style-name="T5147"><text:s/></text:span><text:span text:style-name="T5148">records,</text:span><text:span text:style-name="T5149"><text:s/></text:span><text:span text:style-name="T5150">so</text:span><text:span text:style-name="T5151"><text:s/></text:span><text:span text:style-name="T5152">that</text:span><text:span text:style-name="T5153"><text:s/></text:span><text:span text:style-name="T5154">I</text:span><text:span text:style-name="T5155"><text:s/></text:span><text:span text:style-name="T5156">can</text:span><text:span text:style-name="T5157"><text:s/></text:span><text:span text:style-name="T5158">efficiently</text:span><text:span text:style-name="T5159"><text:s/></text:span><text:span text:style-name="T5160">manage</text:span><text:span text:style-name="T5161"><text:s/></text:span><text:span text:style-name="T5162">employee</text:span><text:span text:style-name="T5163"><text:s/></text:span><text:span text:style-name="T5164">information</text:span><text:span text:style-name="T5165"><text:s/></text:span><text:span text:style-name="T5166">for</text:span><text:span text:style-name="T5167"><text:s/></text:span><text:span text:style-name="T5168">the</text:span><text:span text:style-name="T5169"><text:s/></text:span><text:span text:style-name="T5170">movie</text:span><text:span text:style-name="T5171"><text:s/></text:span><text:span text:style-name="T5172">theater:</text:span><text:span text:style-name="T5173"><text:s/></text:span><text:span text:style-name="T5174">Retrieving data. Wait a few seconds and try to cut or copy again:</text:span></text:p>
            <text:p text:style-name="P5175"><text:span text:style-name="T5176">"AC-01:</text:span><text:span text:style-name="T5177"><text:s/></text:span><text:span text:style-name="T5178">System</text:span><text:span text:style-name="T5179"><text:s/></text:span><text:span text:style-name="T5180">must display a</text:span><text:span text:style-name="T5181"><text:s/></text:span><text:span text:style-name="T5182">list of</text:span><text:span text:style-name="T5183"><text:s/></text:span><text:span text:style-name="T5184">employees</text:span><text:span text:style-name="T5185"><text:s/></text:span><text:span text:style-name="T5186">showing:</text:span></text:p>
            <text:p text:style-name="P5187"><text:span text:style-name="T5188">+</text:span><text:span text:style-name="T5189"><text:s/></text:span><text:span text:style-name="T5190">Employee</text:span><text:span text:style-name="T5191"><text:s/></text:span><text:span text:style-name="T5192">ID</text:span></text:p>
            <text:p text:style-name="P5193"><text:span text:style-name="T5194">+</text:span><text:span text:style-name="T5195"><text:s/></text:span><text:span text:style-name="T5196">Employee</text:span><text:span text:style-name="T5197"><text:s/></text:span><text:span text:style-name="T5198">Name</text:span></text:p>
            <text:p text:style-name="P5199"><text:span text:style-name="T5200">+</text:span><text:span text:style-name="T5201"><text:s/></text:span><text:span text:style-name="T5202">Identity</text:span><text:span text:style-name="T5203"><text:s/></text:span><text:span text:style-name="T5204">Card</text:span></text:p>
            <text:p text:style-name="P5205"><text:span text:style-name="T5206">+</text:span><text:span text:style-name="T5207"><text:s/></text:span><text:span text:style-name="T5208">Email</text:span></text:p>
            <text:p text:style-name="P5209"><text:span text:style-name="T5210">+</text:span><text:span text:style-name="T5211"><text:s/></text:span><text:span text:style-name="T5212">Phone</text:span><text:span text:style-name="T5213"><text:s/></text:span><text:span text:style-name="T5214">Number</text:span></text:p>
            <text:p text:style-name="P5215"><text:span text:style-name="T5216">+</text:span><text:span text:style-name="T5217"><text:s/></text:span><text:span text:style-name="T5218">Address"</text:span></text:p>
            <text:p text:style-name="P5219"><text:span text:style-name="T5220">"AC-02:</text:span><text:span text:style-name="T5221"><text:s/></text:span><text:span text:style-name="T5222">System</text:span><text:span text:style-name="T5223"><text:s/></text:span><text:span text:style-name="T5224">must</text:span><text:span text:style-name="T5225"><text:s/></text:span><text:span text:style-name="T5226">provide</text:span><text:span text:style-name="T5227"><text:s/></text:span><text:span text:style-name="T5228">the</text:span><text:span text:style-name="T5229"><text:s/></text:span><text:span text:style-name="T5230">following</text:span><text:span text:style-name="T5231"><text:s/></text:span><text:span text:style-name="T5232">action</text:span><text:span text:style-name="T5233"><text:s/></text:span><text:span text:style-name="T5234">buttons</text:span><text:span text:style-name="T5235"><text:s/></text:span><text:span text:style-name="T5236">per</text:span><text:span text:style-name="T5237"><text:s/></text:span><text:span text:style-name="T5238">record:</text:span></text:p>
            <text:p text:style-name="P5239"><text:span text:style-name="T5240">+</text:span><text:span text:style-name="T5241"><text:s/></text:span><text:span text:style-name="T5242">Edit:</text:span><text:span text:style-name="T5243"><text:s/></text:span><text:span text:style-name="T5244">redirects</text:span><text:span text:style-name="T5245"><text:s/></text:span><text:span text:style-name="T5246">to</text:span><text:span text:style-name="T5247"><text:s/></text:span><text:span text:style-name="T5248">the</text:span><text:span text:style-name="T5249"><text:s/></text:span><text:span text:style-name="T5250">Edit</text:span><text:span text:style-name="T5251"><text:s/></text:span><text:span text:style-name="T5252">Employee</text:span><text:span text:style-name="T5253"><text:s/></text:span><text:span text:style-name="T5254">function</text:span></text:p>
            <text:p text:style-name="P5255"><text:span text:style-name="T5256">+</text:span><text:span text:style-name="T5257"><text:s/></text:span><text:span text:style-name="T5258">Delete:</text:span><text:span text:style-name="T5259"><text:s/></text:span><text:span text:style-name="T5260">redirects</text:span><text:span text:style-name="T5261"><text:s/></text:span><text:span text:style-name="T5262">to</text:span><text:span text:style-name="T5263"><text:s/></text:span><text:span text:style-name="T5264">the</text:span><text:span text:style-name="T5265"><text:s/></text:span><text:span text:style-name="T5266">Delete</text:span><text:span text:style-name="T5267"><text:s/></text:span><text:span text:style-name="T5268">Employee</text:span><text:span text:style-name="T5269"><text:s/></text:span><text:span text:style-name="T5270">function"</text:span></text:p>
            <text:p text:style-name="P5271"><text:span text:style-name="T5272">AC-03:</text:span><text:span text:style-name="T5273"><text:s/></text:span><text:span text:style-name="T5274">System</text:span><text:span text:style-name="T5275"><text:s/></text:span><text:span text:style-name="T5276">must</text:span><text:span text:style-name="T5277"><text:s/></text:span><text:span text:style-name="T5278">include</text:span><text:span text:style-name="T5279"><text:s/></text:span><text:span text:style-name="T5280">an</text:span><text:span text:style-name="T5281"><text:s/></text:span><text:span text:style-name="T5282">Add</text:span><text:span text:style-name="T5283"><text:s/></text:span><text:span text:style-name="T5284">button</text:span><text:span text:style-name="T5285"><text:s/></text:span><text:span text:style-name="T5286">that</text:span><text:span text:style-name="T5287"><text:s/></text:span><text:span text:style-name="T5288">redirects</text:span><text:span text:style-name="T5289"><text:s/></text:span><text:span text:style-name="T5290">to</text:span><text:span text:style-name="T5291"><text:s/></text:span><text:span text:style-name="T5292">the</text:span><text:span text:style-name="T5293"><text:s/></text:span><text:span text:style-name="T5294">Add</text:span><text:span text:style-name="T5295"><text:s/></text:span><text:span text:style-name="T5296">Employee</text:span><text:span text:style-name="T5297"><text:s/></text:span><text:span text:style-name="T5298">screen.</text:span><text:span text:style-name="T5299"><text:s/></text:span><text:span text:style-name="T5300">AC-04: System must include a Search textbox (max 28 characters, nvarchar).</text:span></text:p>
            <text:p text:style-name="P5301"><text:span text:style-name="T5302">AC-05:</text:span><text:span text:style-name="T5303"><text:s/></text:span><text:span text:style-name="T5304">On entering</text:span><text:span text:style-name="T5305"><text:s/></text:span><text:span text:style-name="T5306">a</text:span><text:span text:style-name="T5307"><text:s/></text:span><text:span text:style-name="T5308">keyword</text:span><text:span text:style-name="T5309"><text:s/></text:span><text:span text:style-name="T5310">and</text:span><text:span text:style-name="T5311"><text:s/></text:span><text:span text:style-name="T5312">clicking</text:span><text:span text:style-name="T5313"><text:s/></text:span><text:span text:style-name="T5314">Search,</text:span><text:span text:style-name="T5315"><text:s/></text:span><text:span text:style-name="T5316">the</text:span><text:span text:style-name="T5317"><text:s/></text:span><text:span text:style-name="T5318">system must filter</text:span><text:span text:style-name="T5319"><text:s/></text:span><text:span text:style-name="T5320">and</text:span><text:span text:style-name="T5321"><text:s/></text:span><text:span text:style-name="T5322">display employees</text:span><text:span text:style-name="T5323"><text:s/></text:span><text:span text:style-name="T5324">whose</text:span><text:span text:style-name="T5325"><text:s/></text:span><text:span text:style-name="T5326">data</text:span><text:span text:style-name="T5327"><text:s/></text:span><text:span text:style-name="T5328">matches</text:span><text:span text:style-name="T5329"><text:s/></text:span><text:span text:style-name="T5330">the</text:span><text:span text:style-name="T5331"><text:s/></text:span><text:span text:style-name="T5332">keyword.</text:span><text:span text:style-name="T5333"><text:s/></text:span><text:span text:style-name="T5334">AC-06: Only Admins and Managers can access this screen and perform these actions.</text:span></text:p>
          </table:table-cell>
          <table:table-cell table:style-name="TableCell5335">
            <text:p text:style-name="P5336"/>
            <text:p text:style-name="P5337"/>
            <text:p text:style-name="P5338"/>
            <text:p text:style-name="P5339"/>
            <text:p text:style-name="P5340"/>
            <text:p text:style-name="P5341"/>
            <text:p text:style-name="P5342"/>
            <text:p text:style-name="P5343"/>
            <text:p text:style-name="P5344"/>
            <text:p text:style-name="P5345"/>
            <text:p text:style-name="P5346"><text:span text:style-name="T5347">T20</text:span></text:p>
          </table:table-cell>
          <table:table-cell table:style-name="TableCell5348">
            <text:p text:style-name="P5349"/>
            <text:p text:style-name="P5350"/>
            <text:p text:style-name="P5351"/>
            <text:p text:style-name="P5352"/>
            <text:p text:style-name="P5353"/>
            <text:p text:style-name="P5354"/>
            <text:p text:style-name="P5355"/>
            <text:p text:style-name="P5356"/>
            <text:p text:style-name="P5357"/>
            <text:p text:style-name="P5358"/>
            <text:p text:style-name="P5359"><text:span text:style-name="T5360">E5</text:span></text:p>
          </table:table-cell>
          <table:table-cell table:style-name="TableCell5361">
            <text:p text:style-name="P5362"/>
            <text:p text:style-name="P5363"/>
            <text:p text:style-name="P5364"/>
            <text:p text:style-name="P5365"/>
            <text:p text:style-name="P5366"/>
            <text:p text:style-name="P5367"/>
            <text:p text:style-name="P5368"/>
            <text:p text:style-name="P5369"/>
            <text:p text:style-name="P5370"/>
            <text:p text:style-name="P5371"/>
            <text:p text:style-name="P5372"><text:span text:style-name="T5373">Medium</text:span></text:p>
          </table:table-cell>
          <table:table-cell table:style-name="TableCell5374">
            <text:p text:style-name="P5375"/>
            <text:p text:style-name="P5376"/>
            <text:p text:style-name="P5377"/>
            <text:p text:style-name="P5378"/>
            <text:p text:style-name="P5379"/>
            <text:p text:style-name="P5380"/>
            <text:p text:style-name="P5381"/>
            <text:p text:style-name="P5382"/>
            <text:p text:style-name="P5383"/>
            <text:p text:style-name="P5384"/>
            <text:p text:style-name="P5385"><text:span text:style-name="T5386">3</text:span></text:p>
          </table:table-cell>
        </table:table-row>
        <table:table-row table:style-name="TableRow5387">
          <table:table-cell table:style-name="TableCell5388">
            <text:p text:style-name="P5389"/>
            <text:p text:style-name="P5390"/>
            <text:p text:style-name="P5391"/>
            <text:p text:style-name="P5392"/>
            <text:p text:style-name="P5393"/>
            <text:p text:style-name="P5394"/>
            <text:p text:style-name="P5395"/>
            <text:p text:style-name="P5396"/>
            <text:p text:style-name="P5397"/>
            <text:p text:style-name="P5398"/>
            <text:p text:style-name="P5399"/>
            <text:p text:style-name="P5400"/>
            <text:p text:style-name="P5401"/>
            <text:p text:style-name="P5402"><text:span text:style-name="T5403">Story</text:span></text:p>
          </table:table-cell>
          <table:table-cell table:style-name="TableCell5404">
            <text:p text:style-name="P5405"/>
            <text:p text:style-name="P5406"/>
            <text:p text:style-name="P5407"/>
            <text:p text:style-name="P5408"/>
            <text:p text:style-name="P5409"/>
            <text:p text:style-name="P5410"/>
            <text:p text:style-name="P5411"/>
            <text:p text:style-name="P5412"/>
            <text:p text:style-name="P5413"/>
            <text:p text:style-name="P5414"/>
            <text:p text:style-name="P5415"/>
            <text:p text:style-name="P5416"/>
            <text:p text:style-name="P5417"/>
            <text:p text:style-name="P5418"><text:span text:style-name="T5419">Add</text:span><text:span text:style-name="T5420"><text:s/></text:span><text:span text:style-name="T5421">Employee</text:span></text:p>
          </table:table-cell>
          <table:table-cell table:style-name="TableCell5422">
            <text:p text:style-name="P5423"><text:span text:style-name="T5424">As</text:span><text:span text:style-name="T5425"><text:s/></text:span><text:span text:style-name="T5426">an</text:span><text:span text:style-name="T5427"><text:s/></text:span><text:span text:style-name="T5428">Admin</text:span><text:span text:style-name="T5429"><text:s/></text:span><text:span text:style-name="T5430">/</text:span><text:span text:style-name="T5431"><text:s/></text:span><text:span text:style-name="T5432">Manager,</text:span><text:span text:style-name="T5433"><text:s/></text:span><text:span text:style-name="T5434">I</text:span><text:span text:style-name="T5435"><text:s/></text:span><text:span text:style-name="T5436">want</text:span><text:span text:style-name="T5437"><text:s/></text:span><text:span text:style-name="T5438">to</text:span><text:span text:style-name="T5439"><text:s/></text:span><text:span text:style-name="T5440">add</text:span><text:span text:style-name="T5441"><text:s/></text:span><text:span text:style-name="T5442">a</text:span><text:span text:style-name="T5443"><text:s/></text:span><text:span text:style-name="T5444">new</text:span><text:span text:style-name="T5445"><text:s/></text:span><text:span text:style-name="T5446">employee</text:span><text:span text:style-name="T5447"><text:s/></text:span><text:span text:style-name="T5448">by</text:span><text:span text:style-name="T5449"><text:s/></text:span><text:span text:style-name="T5450">entering</text:span><text:span text:style-name="T5451"><text:s/></text:span><text:span text:style-name="T5452">personal</text:span><text:span text:style-name="T5453"><text:s/></text:span><text:span text:style-name="T5454">and</text:span><text:span text:style-name="T5455"><text:s/></text:span><text:span text:style-name="T5456">account</text:span><text:span text:style-name="T5457"><text:s/></text:span><text:span text:style-name="T5458">details,</text:span><text:span text:style-name="T5459"><text:s/></text:span><text:span text:style-name="T5460">so</text:span><text:span text:style-name="T5461"><text:s/></text:span><text:span text:style-name="T5462">that</text:span><text:span text:style-name="T5463"><text:s/></text:span><text:span text:style-name="T5464">the</text:span><text:span text:style-name="T5465"><text:s/></text:span><text:span text:style-name="T5466">employee</text:span><text:span text:style-name="T5467"><text:s/></text:span><text:span text:style-name="T5468">can</text:span><text:span text:style-name="T5469"><text:s/></text:span><text:span text:style-name="T5470">access</text:span><text:span text:style-name="T5471"><text:s/></text:span><text:span text:style-name="T5472">and</text:span><text:span text:style-name="T5473"><text:s/></text:span><text:span text:style-name="T5474">be</text:span><text:span text:style-name="T5475"><text:s/></text:span><text:span text:style-name="T5476">managed</text:span><text:span text:style-name="T5477"><text:s/></text:span><text:span text:style-name="T5478">within</text:span><text:span text:style-name="T5479"><text:s/></text:span><text:span text:style-name="T5480">the</text:span><text:span text:style-name="T5481"><text:s/></text:span><text:span text:style-name="T5482">system:</text:span><text:span text:style-name="T5483"><text:s/></text:span><text:span text:style-name="T5484">"AC-01: System must display the following input fields:</text:span></text:p>
            <text:p text:style-name="P5485"><text:span text:style-name="T5486">+</text:span><text:span text:style-name="T5487"><text:s/></text:span><text:span text:style-name="T5488">Image</text:span><text:span text:style-name="T5489"><text:s/></text:span><text:span text:style-name="T5490">Upload</text:span><text:span text:style-name="T5491"><text:s/></text:span><text:span text:style-name="T5492">Button</text:span></text:p>
            <text:p text:style-name="P5493"><text:span text:style-name="T5494">+</text:span><text:span text:style-name="T5495"><text:s/></text:span><text:span text:style-name="T5496">Account</text:span><text:span text:style-name="T5497"><text:s/></text:span><text:span text:style-name="T5498">(TextBox</text:span><text:span text:style-name="T5499"><text:s/></text:span><text:span text:style-name="T5500">–</text:span><text:span text:style-name="T5501"><text:s/></text:span><text:span text:style-name="T5502">nvarchar(28))</text:span></text:p>
            <text:p text:style-name="P5503"><text:span text:style-name="T5504">+</text:span><text:span text:style-name="T5505"><text:s/></text:span><text:span text:style-name="T5506">Password</text:span><text:span text:style-name="T5507"><text:s/></text:span><text:span text:style-name="T5508">&amp;</text:span><text:span text:style-name="T5509"><text:s/></text:span><text:span text:style-name="T5510">Confirm</text:span><text:span text:style-name="T5511"><text:s/></text:span><text:span text:style-name="T5512">Password</text:span><text:span text:style-name="T5513"><text:s/></text:span><text:span text:style-name="T5514">(TextBox</text:span><text:span text:style-name="T5515"><text:s/></text:span><text:span text:style-name="T5516">–</text:span><text:span text:style-name="T5517"><text:s/></text:span><text:span text:style-name="T5518">nvarchar(28))</text:span></text:p>
            <text:p text:style-name="P5519"><text:span text:style-name="T5520">+</text:span><text:span text:style-name="T5521"><text:s/></text:span><text:span text:style-name="T5522">Date</text:span><text:span text:style-name="T5523"><text:s/></text:span><text:span text:style-name="T5524">of</text:span><text:span text:style-name="T5525"><text:s/></text:span><text:span text:style-name="T5526">Birth</text:span><text:span text:style-name="T5527"><text:s/></text:span><text:span text:style-name="T5528">(DateTime</text:span><text:span text:style-name="T5529"><text:s/></text:span><text:span text:style-name="T5530">Picker)</text:span></text:p>
            <text:p text:style-name="P5531"><text:span text:style-name="T5532">+</text:span><text:span text:style-name="T5533"><text:s/></text:span><text:span text:style-name="T5534">Sex</text:span><text:span text:style-name="T5535"><text:s/></text:span><text:span text:style-name="T5536">(Checkbox)</text:span></text:p>
            <text:p text:style-name="P5537"><text:span text:style-name="T5538">+</text:span><text:span text:style-name="T5539"><text:s/></text:span><text:span text:style-name="T5540">Employee</text:span><text:span text:style-name="T5541"><text:s/></text:span><text:span text:style-name="T5542">Name</text:span><text:span text:style-name="T5543"><text:s/></text:span><text:span text:style-name="T5544">(TextBox</text:span><text:span text:style-name="T5545"><text:s/></text:span><text:span text:style-name="T5546">–</text:span><text:span text:style-name="T5547"><text:s/></text:span><text:span text:style-name="T5548">nvarchar(28))</text:span></text:p>
            <text:p text:style-name="P5549"><text:span text:style-name="T5550">+</text:span><text:span text:style-name="T5551"><text:s/></text:span><text:span text:style-name="T5552">Identity</text:span><text:span text:style-name="T5553"><text:s/></text:span><text:span text:style-name="T5554">Card</text:span><text:span text:style-name="T5555"><text:s/></text:span><text:span text:style-name="T5556">(TextBox</text:span><text:span text:style-name="T5557"><text:s/></text:span><text:span text:style-name="T5558">–</text:span><text:span text:style-name="T5559"><text:s/></text:span><text:span text:style-name="T5560">nvarchar(28))</text:span></text:p>
            <text:p text:style-name="P5561"><text:span text:style-name="T5562">+</text:span><text:span text:style-name="T5563"><text:s/></text:span><text:span text:style-name="T5564">Email</text:span><text:span text:style-name="T5565"><text:s/></text:span><text:span text:style-name="T5566">(TextBox</text:span><text:span text:style-name="T5567"><text:s/></text:span><text:span text:style-name="T5568">–</text:span><text:span text:style-name="T5569"><text:s/></text:span><text:span text:style-name="T5570">nvarchar(28))</text:span></text:p>
            <text:p text:style-name="P5571"><text:span text:style-name="T5572">+</text:span><text:span text:style-name="T5573"><text:s/></text:span><text:span text:style-name="T5574">Phone</text:span><text:span text:style-name="T5575"><text:s/></text:span><text:span text:style-name="T5576">Number</text:span><text:span text:style-name="T5577"><text:s/></text:span><text:span text:style-name="T5578">(TextBox</text:span><text:span text:style-name="T5579"><text:s/></text:span><text:span text:style-name="T5580">–</text:span><text:span text:style-name="T5581"><text:s/></text:span><text:span text:style-name="T5582">nvarchar(28))</text:span></text:p>
            <text:p text:style-name="P5583"><text:span text:style-name="T5584">+</text:span><text:span text:style-name="T5585"><text:s/></text:span><text:span text:style-name="T5586">Address</text:span><text:span text:style-name="T5587"><text:s/></text:span><text:span text:style-name="T5588">(TextBox</text:span><text:span text:style-name="T5589"><text:s/></text:span><text:span text:style-name="T5590">–</text:span><text:span text:style-name="T5591"><text:s/></text:span><text:span text:style-name="T5592">nvarchar(28))"</text:span></text:p>
            <text:p text:style-name="P5593"><text:span text:style-name="T5594">"AC-02: System</text:span><text:span text:style-name="T5595"><text:s/></text:span><text:span text:style-name="T5596">must</text:span><text:span text:style-name="T5597"><text:s/></text:span><text:span text:style-name="T5598">validate:</text:span></text:p>
            <text:p text:style-name="P5599"><text:span text:style-name="T5600">+</text:span><text:span text:style-name="T5601"><text:s/></text:span><text:span text:style-name="T5602">All</text:span><text:span text:style-name="T5603"><text:s/></text:span><text:span text:style-name="T5604">mandatory</text:span><text:span text:style-name="T5605"><text:s/></text:span><text:span text:style-name="T5606">fields</text:span><text:span text:style-name="T5607"><text:s/></text:span><text:span text:style-name="T5608">are</text:span><text:span text:style-name="T5609"><text:s/></text:span><text:span text:style-name="T5610">filled.</text:span></text:p>
            <text:p text:style-name="P5611"><text:span text:style-name="T5612">+</text:span><text:span text:style-name="T5613"><text:s/></text:span><text:span text:style-name="T5614">Password</text:span><text:span text:style-name="T5615"><text:s/></text:span><text:span text:style-name="T5616">and</text:span><text:span text:style-name="T5617"><text:s/></text:span><text:span text:style-name="T5618">Confirm Password</text:span><text:span text:style-name="T5619"><text:s/>match.</text:span></text:p>
            <text:p text:style-name="P5620"><text:span text:style-name="T5621">+</text:span><text:span text:style-name="T5622"><text:s/></text:span><text:span text:style-name="T5623">Account</text:span><text:span text:style-name="T5624"><text:s/></text:span><text:span text:style-name="T5625">name</text:span><text:span text:style-name="T5626"><text:s/></text:span><text:span text:style-name="T5627">must</text:span><text:span text:style-name="T5628"><text:s/></text:span><text:span text:style-name="T5629">be</text:span><text:span text:style-name="T5630"><text:s/></text:span><text:span text:style-name="T5631">unique."</text:span></text:p>
            <text:p text:style-name="P5632"><text:span text:style-name="T5633">"AC-03: On</text:span><text:span text:style-name="T5634"><text:s/></text:span><text:span text:style-name="T5635">clicking</text:span><text:span text:style-name="T5636"><text:s/></text:span><text:span text:style-name="T5637">Add, system</text:span><text:span text:style-name="T5638"><text:s/></text:span><text:span text:style-name="T5639">must:</text:span></text:p>
            <text:p text:style-name="P5640"><text:span text:style-name="T5641">+</text:span><text:span text:style-name="T5642"><text:s/></text:span><text:span text:style-name="T5643">Save</text:span><text:span text:style-name="T5644"><text:s/></text:span><text:span text:style-name="T5645">employee</text:span><text:span text:style-name="T5646"><text:s/></text:span><text:span text:style-name="T5647">data</text:span><text:span text:style-name="T5648"><text:s/></text:span><text:span text:style-name="T5649">to</text:span><text:span text:style-name="T5650"><text:s/></text:span><text:span text:style-name="T5651">the</text:span><text:span text:style-name="T5652"><text:s/></text:span><text:span text:style-name="T5653">database.</text:span></text:p>
            <text:p text:style-name="P5654"><text:span text:style-name="T5655">+</text:span><text:span text:style-name="T5656"><text:s/></text:span><text:span text:style-name="T5657">Redirect</text:span><text:span text:style-name="T5658"><text:s/></text:span><text:span text:style-name="T5659">to</text:span><text:span text:style-name="T5660"><text:s/></text:span><text:span text:style-name="T5661">the</text:span><text:span text:style-name="T5662"><text:s/></text:span><text:span text:style-name="T5663">View</text:span><text:span text:style-name="T5664"><text:s/></text:span><text:span text:style-name="T5665">Employee</text:span><text:span text:style-name="T5666"><text:s/></text:span><text:span text:style-name="T5667">List</text:span><text:span text:style-name="T5668"><text:s/></text:span><text:span text:style-name="T5669">screen</text:span><text:span text:style-name="T5670"><text:s/></text:span><text:span text:style-name="T5671">if</text:span><text:span text:style-name="T5672"><text:s/></text:span><text:span text:style-name="T5673">successful."</text:span></text:p>
            <text:p text:style-name="P5674"><text:span text:style-name="T5675">AC-04: If the account name already exists, show the message: "The inputted account is already existed,</text:span><text:span text:style-name="T5676"><text:s/></text:span><text:span text:style-name="T5677">please choose another</text:span><text:span text:style-name="T5678"><text:s/></text:span><text:span text:style-name="T5679">account name"</text:span><text:span text:style-name="T5680"><text:s/></text:span><text:span text:style-name="T5681">AC-05: Clicking Back must return the user to the previous screen without saving changes.</text:span></text:p>
            <text:p text:style-name="P5682"><text:span text:style-name="T5683">AC-06:</text:span><text:span text:style-name="T5684"><text:s/></text:span><text:span text:style-name="T5685">Only</text:span><text:span text:style-name="T5686"><text:s/></text:span><text:span text:style-name="T5687">users</text:span><text:span text:style-name="T5688"><text:s/></text:span><text:span text:style-name="T5689">with Admin or</text:span><text:span text:style-name="T5690"><text:s/></text:span><text:span text:style-name="T5691">Manager</text:span><text:span text:style-name="T5692"><text:s/></text:span><text:span text:style-name="T5693">roles</text:span><text:span text:style-name="T5694"><text:s/></text:span><text:span text:style-name="T5695">can</text:span><text:span text:style-name="T5696"><text:s/></text:span><text:span text:style-name="T5697">access</text:span><text:span text:style-name="T5698"><text:s/></text:span><text:span text:style-name="T5699">this</text:span><text:span text:style-name="T5700"><text:s/></text:span><text:span text:style-name="T5701">screen.</text:span></text:p>
          </table:table-cell>
          <table:table-cell table:style-name="TableCell5702">
            <text:p text:style-name="P5703"/>
            <text:p text:style-name="P5704"/>
            <text:p text:style-name="P5705"/>
            <text:p text:style-name="P5706"/>
            <text:p text:style-name="P5707"/>
            <text:p text:style-name="P5708"/>
            <text:p text:style-name="P5709"/>
            <text:p text:style-name="P5710"/>
            <text:p text:style-name="P5711"/>
            <text:p text:style-name="P5712"/>
            <text:p text:style-name="P5713"/>
            <text:p text:style-name="P5714"/>
            <text:p text:style-name="P5715"/>
            <text:p text:style-name="P5716"><text:span text:style-name="T5717">T21</text:span></text:p>
          </table:table-cell>
          <table:table-cell table:style-name="TableCell5718">
            <text:p text:style-name="P5719"/>
            <text:p text:style-name="P5720"/>
            <text:p text:style-name="P5721"/>
            <text:p text:style-name="P5722"/>
            <text:p text:style-name="P5723"/>
            <text:p text:style-name="P5724"/>
            <text:p text:style-name="P5725"/>
            <text:p text:style-name="P5726"/>
            <text:p text:style-name="P5727"/>
            <text:p text:style-name="P5728"/>
            <text:p text:style-name="P5729"/>
            <text:p text:style-name="P5730"/>
            <text:p text:style-name="P5731"/>
            <text:p text:style-name="P5732"><text:span text:style-name="T5733">E5</text:span></text:p>
          </table:table-cell>
          <table:table-cell table:style-name="TableCell5734">
            <text:p text:style-name="P5735"/>
            <text:p text:style-name="P5736"/>
            <text:p text:style-name="P5737"/>
            <text:p text:style-name="P5738"/>
            <text:p text:style-name="P5739"/>
            <text:p text:style-name="P5740"/>
            <text:p text:style-name="P5741"/>
            <text:p text:style-name="P5742"/>
            <text:p text:style-name="P5743"/>
            <text:p text:style-name="P5744"/>
            <text:p text:style-name="P5745"/>
            <text:p text:style-name="P5746"/>
            <text:p text:style-name="P5747"/>
            <text:p text:style-name="P5748"><text:span text:style-name="T5749">Low</text:span></text:p>
          </table:table-cell>
          <table:table-cell table:style-name="TableCell5750">
            <text:p text:style-name="P5751"/>
            <text:p text:style-name="P5752"/>
            <text:p text:style-name="P5753"/>
            <text:p text:style-name="P5754"/>
            <text:p text:style-name="P5755"/>
            <text:p text:style-name="P5756"/>
            <text:p text:style-name="P5757"/>
            <text:p text:style-name="P5758"/>
            <text:p text:style-name="P5759"/>
            <text:p text:style-name="P5760"/>
            <text:p text:style-name="P5761"/>
            <text:p text:style-name="P5762"/>
            <text:p text:style-name="P5763"/>
            <text:p text:style-name="P5764"><text:span text:style-name="T5765">5</text:span></text:p>
          </table:table-cell>
        </table:table-row>
      </table:table>
      <text:p text:style-name="P5766"/>
      <table:table table:style-name="Table5767">
        <table:table-columns>
          <table:table-column table:style-name="TableColumn5768"/>
          <table:table-column table:style-name="TableColumn5769"/>
          <table:table-column table:style-name="TableColumn5770"/>
          <table:table-column table:style-name="TableColumn5771"/>
          <table:table-column table:style-name="TableColumn5772"/>
          <table:table-column table:style-name="TableColumn5773"/>
          <table:table-column table:style-name="TableColumn5774"/>
        </table:table-columns>
        <table:table-row table:style-name="TableRow5775">
          <table:table-cell table:style-name="TableCell5776">
            <text:p text:style-name="P5777"/>
            <text:p text:style-name="P5778"/>
            <text:p text:style-name="P5779"/>
            <text:p text:style-name="P5780"/>
            <text:p text:style-name="P5781"/>
            <text:p text:style-name="P5782"/>
            <text:p text:style-name="P5783"/>
            <text:p text:style-name="P5784"/>
            <text:p text:style-name="P5785"/>
            <text:p text:style-name="P5786"/>
            <text:p text:style-name="P5787"/>
            <text:p text:style-name="P5788"/>
            <text:p text:style-name="P5789"/>
            <text:p text:style-name="P5790"><text:span text:style-name="T5791">Story</text:span></text:p>
          </table:table-cell>
          <table:table-cell table:style-name="TableCell5792">
            <text:p text:style-name="P5793"/>
            <text:p text:style-name="P5794"/>
            <text:p text:style-name="P5795"/>
            <text:p text:style-name="P5796"/>
            <text:p text:style-name="P5797"/>
            <text:p text:style-name="P5798"/>
            <text:p text:style-name="P5799"/>
            <text:p text:style-name="P5800"/>
            <text:p text:style-name="P5801"/>
            <text:p text:style-name="P5802"/>
            <text:p text:style-name="P5803"/>
            <text:p text:style-name="P5804"/>
            <text:p text:style-name="P5805"/>
            <text:p text:style-name="P5806"><text:span text:style-name="T5807">Edit</text:span><text:span text:style-name="T5808"><text:s/></text:span><text:span text:style-name="T5809">Employee</text:span></text:p>
          </table:table-cell>
          <table:table-cell table:style-name="TableCell5810">
            <text:p text:style-name="P5811"><text:span text:style-name="T5812">As</text:span><text:span text:style-name="T5813"><text:s/></text:span><text:span text:style-name="T5814">an</text:span><text:span text:style-name="T5815"><text:s/></text:span><text:span text:style-name="T5816">Admin</text:span><text:span text:style-name="T5817"><text:s/></text:span><text:span text:style-name="T5818">/</text:span><text:span text:style-name="T5819"><text:s/></text:span><text:span text:style-name="T5820">Manager,</text:span><text:span text:style-name="T5821"><text:s/></text:span><text:span text:style-name="T5822">I</text:span><text:span text:style-name="T5823"><text:s/></text:span><text:span text:style-name="T5824">want</text:span><text:span text:style-name="T5825"><text:s/></text:span><text:span text:style-name="T5826">to</text:span><text:span text:style-name="T5827"><text:s/></text:span><text:span text:style-name="T5828">edit</text:span><text:span text:style-name="T5829"><text:s/></text:span><text:span text:style-name="T5830">an</text:span><text:span text:style-name="T5831"><text:s/></text:span><text:span text:style-name="T5832">employee’s</text:span><text:span text:style-name="T5833"><text:s/></text:span><text:span text:style-name="T5834">personal</text:span><text:span text:style-name="T5835"><text:s/></text:span><text:span text:style-name="T5836">and</text:span><text:span text:style-name="T5837"><text:s/></text:span><text:span text:style-name="T5838">account</text:span><text:span text:style-name="T5839"><text:s/></text:span><text:span text:style-name="T5840">information,</text:span><text:span text:style-name="T5841"><text:s/></text:span><text:span text:style-name="T5842">so</text:span><text:span text:style-name="T5843"><text:s/></text:span><text:span text:style-name="T5844">that</text:span><text:span text:style-name="T5845"><text:s/></text:span><text:span text:style-name="T5846">I</text:span><text:span text:style-name="T5847"><text:s/></text:span><text:span text:style-name="T5848">can</text:span><text:span text:style-name="T5849"><text:s/></text:span><text:span text:style-name="T5850">keep</text:span><text:span text:style-name="T5851"><text:s/></text:span><text:span text:style-name="T5852">employee</text:span><text:span text:style-name="T5853"><text:s/></text:span><text:span text:style-name="T5854">records</text:span><text:span text:style-name="T5855"><text:s/></text:span><text:span text:style-name="T5856">accurate</text:span><text:span text:style-name="T5857"><text:s/></text:span><text:span text:style-name="T5858">and</text:span><text:span text:style-name="T5859"><text:s/></text:span><text:span text:style-name="T5860">up</text:span><text:span text:style-name="T5861"><text:s/></text:span><text:span text:style-name="T5862">to</text:span><text:span text:style-name="T5863"><text:s/></text:span><text:span text:style-name="T5864">date:</text:span></text:p>
            <text:p text:style-name="P5865"><text:span text:style-name="T5866">"AC-01:</text:span><text:span text:style-name="T5867"><text:s/></text:span><text:span text:style-name="T5868">System</text:span><text:span text:style-name="T5869"><text:s/></text:span><text:span text:style-name="T5870">must</text:span><text:span text:style-name="T5871"><text:s/></text:span><text:span text:style-name="T5872">display</text:span><text:span text:style-name="T5873"><text:s/></text:span><text:span text:style-name="T5874">current</text:span><text:span text:style-name="T5875"><text:s/></text:span><text:span text:style-name="T5876">employee</text:span><text:span text:style-name="T5877"><text:s/></text:span><text:span text:style-name="T5878">information</text:span><text:span text:style-name="T5879"><text:s/></text:span><text:span text:style-name="T5880">in</text:span><text:span text:style-name="T5881"><text:s/></text:span><text:span text:style-name="T5882">editable</text:span><text:span text:style-name="T5883"><text:s/></text:span><text:span text:style-name="T5884">fields,</text:span><text:span text:style-name="T5885"><text:s/></text:span><text:span text:style-name="T5886">including:</text:span></text:p>
            <text:p text:style-name="P5887"><text:span text:style-name="T5888">+</text:span><text:span text:style-name="T5889"><text:s/></text:span><text:span text:style-name="T5890">Image</text:span><text:span text:style-name="T5891"><text:s/></text:span><text:span text:style-name="T5892">(with</text:span><text:span text:style-name="T5893"><text:s/></text:span><text:span text:style-name="T5894">current</text:span><text:span text:style-name="T5895"><text:s/></text:span><text:span text:style-name="T5896">image</text:span><text:span text:style-name="T5897"><text:s/></text:span><text:span text:style-name="T5898">shown)</text:span></text:p>
            <text:p text:style-name="P5899"><text:span text:style-name="T5900">+ Account</text:span><text:span text:style-name="T5901"><text:s/></text:span><text:span text:style-name="T5902">(non-</text:span><text:span text:style-name="T5903">editable)</text:span></text:p>
            <text:p text:style-name="P5904"><text:span text:style-name="T5905">+</text:span><text:span text:style-name="T5906"><text:s/></text:span><text:span text:style-name="T5907">Password</text:span></text:p>
            <text:p text:style-name="P5908"><text:span text:style-name="T5909">+</text:span><text:span text:style-name="T5910"><text:s/></text:span><text:span text:style-name="T5911">Confirm<text:s/></text:span><text:span text:style-name="T5912">Password</text:span></text:p>
            <text:p text:style-name="P5913"><text:span text:style-name="T5914">+</text:span><text:span text:style-name="T5915"><text:s/></text:span><text:span text:style-name="T5916">Full</text:span><text:span text:style-name="T5917"><text:s/></text:span><text:span text:style-name="T5918">Name</text:span></text:p>
            <text:p text:style-name="P5919"><text:span text:style-name="T5920">+</text:span><text:span text:style-name="T5921"><text:s/></text:span><text:span text:style-name="T5922">Date</text:span><text:span text:style-name="T5923"><text:s/></text:span><text:span text:style-name="T5924">of</text:span><text:span text:style-name="T5925"><text:s/></text:span><text:span text:style-name="T5926">Birth</text:span></text:p>
            <text:p text:style-name="P5927"><text:span text:style-name="T5928">+</text:span><text:span text:style-name="T5929"><text:s/>Sex</text:span></text:p>
            <text:p text:style-name="P5930"><text:span text:style-name="T5931">+</text:span><text:span text:style-name="T5932"><text:s/></text:span><text:span text:style-name="T5933">Email</text:span></text:p>
            <text:p text:style-name="P5934"><text:span text:style-name="T5935">+</text:span><text:span text:style-name="T5936"><text:s/></text:span><text:span text:style-name="T5937">Identity</text:span><text:span text:style-name="T5938"><text:s/></text:span><text:span text:style-name="T5939">Card</text:span></text:p>
            <text:p text:style-name="P5940"><text:span text:style-name="T5941">+</text:span><text:span text:style-name="T5942"><text:s/></text:span><text:span text:style-name="T5943">Phone</text:span><text:span text:style-name="T5944"><text:s/></text:span><text:span text:style-name="T5945">Number</text:span></text:p>
            <text:p text:style-name="P5946"><text:span text:style-name="T5947">+</text:span><text:span text:style-name="T5948"><text:s/></text:span><text:span text:style-name="T5949">Address"</text:span></text:p>
            <text:p text:style-name="P5950"><text:span text:style-name="T5951">AC-02:</text:span><text:span text:style-name="T5952"><text:s/></text:span><text:span text:style-name="T5953">User</text:span><text:span text:style-name="T5954"><text:s/></text:span><text:span text:style-name="T5955">must</text:span><text:span text:style-name="T5956"><text:s/></text:span><text:span text:style-name="T5957">be</text:span><text:span text:style-name="T5958"><text:s/></text:span><text:span text:style-name="T5959">able</text:span><text:span text:style-name="T5960"><text:s/></text:span><text:span text:style-name="T5961">to</text:span><text:span text:style-name="T5962"><text:s/></text:span><text:span text:style-name="T5963">update</text:span><text:span text:style-name="T5964"><text:s/></text:span><text:span text:style-name="T5965">any</text:span><text:span text:style-name="T5966"><text:s/></text:span><text:span text:style-name="T5967">of</text:span><text:span text:style-name="T5968"><text:s/></text:span><text:span text:style-name="T5969">the</text:span><text:span text:style-name="T5970"><text:s/></text:span><text:span text:style-name="T5971">editable</text:span><text:span text:style-name="T5972"><text:s/></text:span><text:span text:style-name="T5973">fields</text:span><text:span text:style-name="T5974"><text:s/></text:span><text:span text:style-name="T5975">(except</text:span><text:span text:style-name="T5976"><text:s/></text:span><text:span text:style-name="T5977">account).</text:span><text:span text:style-name="T5978"><text:s/></text:span><text:span text:style-name="T5979">AC-03: If Password and Confirm Password are entered, they must match.</text:span></text:p>
            <text:p text:style-name="P5980"><text:span text:style-name="T5981">"AC-04:</text:span><text:span text:style-name="T5982"><text:s/></text:span><text:span text:style-name="T5983">On</text:span><text:span text:style-name="T5984"><text:s/></text:span><text:span text:style-name="T5985">clicking</text:span><text:span text:style-name="T5986"><text:s/></text:span><text:span text:style-name="T5987">Edit,</text:span><text:span text:style-name="T5988"><text:s/></text:span><text:span text:style-name="T5989">the system</text:span><text:span text:style-name="T5990"><text:s/></text:span><text:span text:style-name="T5991">must:</text:span></text:p>
            <text:p text:style-name="P5992"><text:span text:style-name="T5993">+</text:span><text:span text:style-name="T5994"><text:s/></text:span><text:span text:style-name="T5995">Validate</text:span><text:span text:style-name="T5996"><text:s/></text:span><text:span text:style-name="T5997">inputs</text:span></text:p>
            <text:p text:style-name="P5998"><text:span text:style-name="T5999">+</text:span><text:span text:style-name="T6000"><text:s/></text:span><text:span text:style-name="T6001">Update</text:span><text:span text:style-name="T6002"><text:s/></text:span><text:span text:style-name="T6003">the</text:span><text:span text:style-name="T6004"><text:s/></text:span><text:span text:style-name="T6005">employee's</text:span><text:span text:style-name="T6006"><text:s/></text:span><text:span text:style-name="T6007">record</text:span><text:span text:style-name="T6008"><text:s/></text:span><text:span text:style-name="T6009">in</text:span><text:span text:style-name="T6010"><text:s/></text:span><text:span text:style-name="T6011">the</text:span><text:span text:style-name="T6012"><text:s/></text:span><text:span text:style-name="T6013">database</text:span></text:p>
            <text:p text:style-name="P6014"><text:span text:style-name="T6015">+</text:span><text:span text:style-name="T6016"><text:s/></text:span><text:span text:style-name="T6017">Redirect to View</text:span><text:span text:style-name="T6018"><text:s/></text:span><text:span text:style-name="T6019">Employee</text:span><text:span text:style-name="T6020"><text:s/></text:span><text:span text:style-name="T6021">List with a</text:span><text:span text:style-name="T6022"><text:s/></text:span><text:span text:style-name="T6023">success</text:span><text:span text:style-name="T6024"><text:s/></text:span><text:span text:style-name="T6025">confirmation"</text:span></text:p>
            <text:p text:style-name="P6026"><text:span text:style-name="T6027">AC-05:</text:span><text:span text:style-name="T6028"><text:s/></text:span><text:span text:style-name="T6029">On clicking</text:span><text:span text:style-name="T6030"><text:s/></text:span><text:span text:style-name="T6031">Back,</text:span><text:span text:style-name="T6032"><text:s/></text:span><text:span text:style-name="T6033">the</text:span><text:span text:style-name="T6034"><text:s/></text:span><text:span text:style-name="T6035">system must return to the</text:span><text:span text:style-name="T6036"><text:s/></text:span><text:span text:style-name="T6037">previous</text:span><text:span text:style-name="T6038"><text:s/></text:span><text:span text:style-name="T6039">screen without saving</text:span><text:span text:style-name="T6040"><text:s/></text:span><text:span text:style-name="T6041">changes.</text:span><text:span text:style-name="T6042"><text:s/></text:span><text:span text:style-name="T6043">AC-06: Only users with Admin or Manager roles can access and perform this function.</text:span></text:p>
          </table:table-cell>
          <table:table-cell table:style-name="TableCell6044">
            <text:p text:style-name="P6045"/>
            <text:p text:style-name="P6046"/>
            <text:p text:style-name="P6047"/>
            <text:p text:style-name="P6048"/>
            <text:p text:style-name="P6049"/>
            <text:p text:style-name="P6050"/>
            <text:p text:style-name="P6051"/>
            <text:p text:style-name="P6052"/>
            <text:p text:style-name="P6053"/>
            <text:p text:style-name="P6054"/>
            <text:p text:style-name="P6055"/>
            <text:p text:style-name="P6056"/>
            <text:p text:style-name="P6057"/>
            <text:p text:style-name="P6058"><text:span text:style-name="T6059">T22</text:span></text:p>
          </table:table-cell>
          <table:table-cell table:style-name="TableCell6060">
            <text:p text:style-name="P6061"/>
            <text:p text:style-name="P6062"/>
            <text:p text:style-name="P6063"/>
            <text:p text:style-name="P6064"/>
            <text:p text:style-name="P6065"/>
            <text:p text:style-name="P6066"/>
            <text:p text:style-name="P6067"/>
            <text:p text:style-name="P6068"/>
            <text:p text:style-name="P6069"/>
            <text:p text:style-name="P6070"/>
            <text:p text:style-name="P6071"/>
            <text:p text:style-name="P6072"/>
            <text:p text:style-name="P6073"/>
            <text:p text:style-name="P6074"><text:span text:style-name="T6075">E5</text:span></text:p>
          </table:table-cell>
          <table:table-cell table:style-name="TableCell6076">
            <text:p text:style-name="P6077"/>
            <text:p text:style-name="P6078"/>
            <text:p text:style-name="P6079"/>
            <text:p text:style-name="P6080"/>
            <text:p text:style-name="P6081"/>
            <text:p text:style-name="P6082"/>
            <text:p text:style-name="P6083"/>
            <text:p text:style-name="P6084"/>
            <text:p text:style-name="P6085"/>
            <text:p text:style-name="P6086"/>
            <text:p text:style-name="P6087"/>
            <text:p text:style-name="P6088"/>
            <text:p text:style-name="P6089"/>
            <text:p text:style-name="P6090"><text:span text:style-name="T6091">Low</text:span></text:p>
          </table:table-cell>
          <table:table-cell table:style-name="TableCell6092">
            <text:p text:style-name="P6093"/>
            <text:p text:style-name="P6094"/>
            <text:p text:style-name="P6095"/>
            <text:p text:style-name="P6096"/>
            <text:p text:style-name="P6097"/>
            <text:p text:style-name="P6098"/>
            <text:p text:style-name="P6099"/>
            <text:p text:style-name="P6100"/>
            <text:p text:style-name="P6101"/>
            <text:p text:style-name="P6102"/>
            <text:p text:style-name="P6103"/>
            <text:p text:style-name="P6104"/>
            <text:p text:style-name="P6105"/>
            <text:p text:style-name="P6106"><text:span text:style-name="T6107">5</text:span></text:p>
          </table:table-cell>
        </table:table-row>
        <table:table-row table:style-name="TableRow6108">
          <table:table-cell table:style-name="TableCell6109">
            <text:p text:style-name="P6110"/>
            <text:p text:style-name="P6111"/>
            <text:p text:style-name="P6112"/>
            <text:p text:style-name="P6113"><text:span text:style-name="T6114">Story</text:span></text:p>
          </table:table-cell>
          <table:table-cell table:style-name="TableCell6115">
            <text:p text:style-name="P6116"/>
            <text:p text:style-name="P6117"/>
            <text:p text:style-name="P6118"/>
            <text:p text:style-name="P6119"><text:span text:style-name="T6120">Delete</text:span><text:span text:style-name="T6121"><text:s/></text:span><text:span text:style-name="T6122">Movie</text:span></text:p>
          </table:table-cell>
          <table:table-cell table:style-name="TableCell6123">
            <text:p text:style-name="P6124"><text:span text:style-name="T6125">As</text:span><text:span text:style-name="T6126"><text:s/></text:span><text:span text:style-name="T6127">an</text:span><text:span text:style-name="T6128"><text:s/></text:span><text:span text:style-name="T6129">Admin,</text:span><text:span text:style-name="T6130"><text:s/></text:span><text:span text:style-name="T6131">I</text:span><text:span text:style-name="T6132"><text:s/></text:span><text:span text:style-name="T6133">want</text:span><text:span text:style-name="T6134"><text:s/></text:span><text:span text:style-name="T6135">to</text:span><text:span text:style-name="T6136"><text:s/></text:span><text:span text:style-name="T6137">confirm</text:span><text:span text:style-name="T6138"><text:s/></text:span><text:span text:style-name="T6139">and</text:span><text:span text:style-name="T6140"><text:s/></text:span><text:span text:style-name="T6141">delete</text:span><text:span text:style-name="T6142"><text:s/></text:span><text:span text:style-name="T6143">movie</text:span><text:span text:style-name="T6144"><text:s/></text:span><text:span text:style-name="T6145">records,</text:span><text:span text:style-name="T6146"><text:s/></text:span><text:span text:style-name="T6147">so</text:span><text:span text:style-name="T6148"><text:s/></text:span><text:span text:style-name="T6149">that</text:span><text:span text:style-name="T6150"><text:s/></text:span><text:span text:style-name="T6151">outdated</text:span><text:span text:style-name="T6152"><text:s/></text:span><text:span text:style-name="T6153">or</text:span><text:span text:style-name="T6154"><text:s/></text:span><text:span text:style-name="T6155">canceled</text:span><text:span text:style-name="T6156"><text:s/></text:span><text:span text:style-name="T6157">movies</text:span><text:span text:style-name="T6158"><text:s/></text:span><text:span text:style-name="T6159">are</text:span><text:span text:style-name="T6160"><text:s/></text:span><text:span text:style-name="T6161">removed</text:span><text:span text:style-name="T6162"><text:s/></text:span><text:span text:style-name="T6163">from</text:span><text:span text:style-name="T6164"><text:s/></text:span><text:span text:style-name="T6165">the</text:span><text:span text:style-name="T6166"><text:s/></text:span><text:span text:style-name="T6167">system:</text:span><text:span text:style-name="T6168"><text:s/></text:span><text:span text:style-name="T6169">AC-01: When the admin selects to delete a movie, the system must display a confirmation screen with Yes and No buttons.</text:span><text:span text:style-name="T6170"><text:s/></text:span><text:span text:style-name="T6171">AC-02: On clicking Yes, the selected movie must be deleted from the database.</text:span></text:p>
            <text:p text:style-name="P6172"><text:span text:style-name="T6173">AC-03: After successful deletion, the system must redirect the user to the Movie List screen.</text:span><text:span text:style-name="T6174"><text:s/></text:span><text:span text:style-name="T6175">AC-04:</text:span><text:span text:style-name="T6176"><text:s/></text:span><text:span text:style-name="T6177">On</text:span><text:span text:style-name="T6178"><text:s/></text:span><text:span text:style-name="T6179">clicking</text:span><text:span text:style-name="T6180"><text:s/></text:span><text:span text:style-name="T6181">No,</text:span><text:span text:style-name="T6182"><text:s/></text:span><text:span text:style-name="T6183">the</text:span><text:span text:style-name="T6184"><text:s/></text:span><text:span text:style-name="T6185">system</text:span><text:span text:style-name="T6186"><text:s/></text:span><text:span text:style-name="T6187">must</text:span><text:span text:style-name="T6188"><text:s/></text:span><text:span text:style-name="T6189">cancel</text:span><text:span text:style-name="T6190"><text:s/></text:span><text:span text:style-name="T6191">the</text:span><text:span text:style-name="T6192"><text:s/></text:span><text:span text:style-name="T6193">deletion</text:span><text:span text:style-name="T6194"><text:s/></text:span><text:span text:style-name="T6195">and</text:span><text:span text:style-name="T6196"><text:s/></text:span><text:span text:style-name="T6197">return</text:span><text:span text:style-name="T6198"><text:s/></text:span><text:span text:style-name="T6199">to</text:span><text:span text:style-name="T6200"><text:s/></text:span><text:span text:style-name="T6201">the</text:span><text:span text:style-name="T6202"><text:s/></text:span><text:span text:style-name="T6203">Movie</text:span><text:span text:style-name="T6204"><text:s/></text:span><text:span text:style-name="T6205">List</text:span><text:span text:style-name="T6206"><text:s/></text:span><text:span text:style-name="T6207">screen.</text:span></text:p>
          </table:table-cell>
          <table:table-cell table:style-name="TableCell6208">
            <text:p text:style-name="P6209"/>
            <text:p text:style-name="P6210"/>
            <text:p text:style-name="P6211"/>
            <text:p text:style-name="P6212"><text:span text:style-name="T6213">T23</text:span></text:p>
          </table:table-cell>
          <table:table-cell table:style-name="TableCell6214">
            <text:p text:style-name="P6215"/>
            <text:p text:style-name="P6216"/>
            <text:p text:style-name="P6217"/>
            <text:p text:style-name="P6218"><text:span text:style-name="T6219">E5</text:span></text:p>
          </table:table-cell>
          <table:table-cell table:style-name="TableCell6220">
            <text:p text:style-name="P6221"/>
            <text:p text:style-name="P6222"/>
            <text:p text:style-name="P6223"/>
            <text:p text:style-name="P6224"><text:span text:style-name="T6225">Low</text:span></text:p>
          </table:table-cell>
          <table:table-cell table:style-name="TableCell6226">
            <text:p text:style-name="P6227"/>
            <text:p text:style-name="P6228"/>
            <text:p text:style-name="P6229"/>
            <text:p text:style-name="P6230"><text:span text:style-name="T6231">3</text:span></text:p>
          </table:table-cell>
        </table:table-row>
        <table:table-row table:style-name="TableRow6232">
          <table:table-cell table:style-name="TableCell6233">
            <text:p text:style-name="P6234"/>
            <text:p text:style-name="P6235"/>
            <text:p text:style-name="P6236"/>
            <text:p text:style-name="P6237"/>
            <text:p text:style-name="P6238"><text:span text:style-name="T6239">Story</text:span></text:p>
          </table:table-cell>
          <table:table-cell table:style-name="TableCell6240">
            <text:p text:style-name="P6241"/>
            <text:p text:style-name="P6242"/>
            <text:p text:style-name="P6243"/>
            <text:p text:style-name="P6244"/>
            <text:p text:style-name="P6245"><text:span text:style-name="T6246">Delete</text:span><text:span text:style-name="T6247"><text:s/></text:span><text:span text:style-name="T6248">Employee</text:span></text:p>
          </table:table-cell>
          <table:table-cell table:style-name="TableCell6249">
            <text:p text:style-name="P6250"/>
            <text:p text:style-name="P6251"><text:span text:style-name="T6252">As</text:span><text:span text:style-name="T6253"><text:s/></text:span><text:span text:style-name="T6254">an</text:span><text:span text:style-name="T6255"><text:s/></text:span><text:span text:style-name="T6256">Admin</text:span><text:span text:style-name="T6257"><text:s/></text:span><text:span text:style-name="T6258">/</text:span><text:span text:style-name="T6259"><text:s/></text:span><text:span text:style-name="T6260">Manager,</text:span><text:span text:style-name="T6261"><text:s/></text:span><text:span text:style-name="T6262">I</text:span><text:span text:style-name="T6263"><text:s/></text:span><text:span text:style-name="T6264">want</text:span><text:span text:style-name="T6265"><text:s/></text:span><text:span text:style-name="T6266">to</text:span><text:span text:style-name="T6267"><text:s/></text:span><text:span text:style-name="T6268">delete</text:span><text:span text:style-name="T6269"><text:s/></text:span><text:span text:style-name="T6270">an</text:span><text:span text:style-name="T6271"><text:s/></text:span><text:span text:style-name="T6272">employee’s</text:span><text:span text:style-name="T6273"><text:s/></text:span><text:span text:style-name="T6274">account</text:span><text:span text:style-name="T6275"><text:s/></text:span><text:span text:style-name="T6276">by</text:span><text:span text:style-name="T6277"><text:s/></text:span><text:span text:style-name="T6278">marking</text:span><text:span text:style-name="T6279"><text:s/></text:span><text:span text:style-name="T6280">it</text:span><text:span text:style-name="T6281"><text:s/></text:span><text:span text:style-name="T6282">as</text:span><text:span text:style-name="T6283"><text:s/></text:span><text:span text:style-name="T6284">inactive,</text:span><text:span text:style-name="T6285"><text:s/></text:span><text:span text:style-name="T6286">so</text:span><text:span text:style-name="T6287"><text:s/></text:span><text:span text:style-name="T6288">that</text:span><text:span text:style-name="T6289"><text:s/></text:span><text:span text:style-name="T6290">the</text:span><text:span text:style-name="T6291"><text:s/></text:span><text:span text:style-name="T6292">employee</text:span><text:span text:style-name="T6293"><text:s/></text:span><text:span text:style-name="T6294">no</text:span><text:span text:style-name="T6295"><text:s/></text:span><text:span text:style-name="T6296">longer</text:span><text:span text:style-name="T6297"><text:s/></text:span><text:span text:style-name="T6298">has</text:span><text:span text:style-name="T6299"><text:s/></text:span><text:span text:style-name="T6300">access</text:span><text:span text:style-name="T6301"><text:s/></text:span><text:span text:style-name="T6302">but</text:span><text:span text:style-name="T6303"><text:s/></text:span><text:span text:style-name="T6304">the</text:span><text:span text:style-name="T6305"><text:s/></text:span><text:span text:style-name="T6306">data</text:span><text:span text:style-name="T6307"><text:s/></text:span><text:span text:style-name="T6308">is</text:span><text:span text:style-name="T6309"><text:s/></text:span><text:span text:style-name="T6310">retained</text:span><text:span text:style-name="T6311"><text:s/></text:span><text:span text:style-name="T6312">in</text:span><text:span text:style-name="T6313"><text:s/></text:span><text:span text:style-name="T6314">the</text:span><text:span text:style-name="T6315"><text:s/></text:span><text:span text:style-name="T6316">system</text:span><text:span text:style-name="T6317"><text:s/></text:span><text:span text:style-name="T6318">for</text:span><text:span text:style-name="T6319"><text:s/></text:span><text:span text:style-name="T6320">record</text:span><text:span text:style-name="T6321"><text:s/></text:span><text:span text:style-name="T6322">purposes:</text:span><text:span text:style-name="T6323"><text:s/></text:span><text:span text:style-name="T6324">AC-01: System must display a form showing current employee information in read-only fields: Image, Account, Full Name, Date of Birth, Sex, Email, Identity Card, Phone Number, Address</text:span><text:span text:style-name="T6325"><text:s/></text:span><text:span text:style-name="T6326">"AC-02: On clicking Delete, the system must:</text:span></text:p>
            <text:p text:style-name="P6327"><text:span text:style-name="T6328">+</text:span><text:span text:style-name="T6329"><text:s/></text:span><text:span text:style-name="T6330">Change</text:span><text:span text:style-name="T6331"><text:s/></text:span><text:span text:style-name="T6332">the</text:span><text:span text:style-name="T6333"><text:s/></text:span><text:span text:style-name="T6334">employee's</text:span><text:span text:style-name="T6335"><text:s/></text:span><text:span text:style-name="T6336">status</text:span><text:span text:style-name="T6337"><text:s/></text:span><text:span text:style-name="T6338">in</text:span><text:span text:style-name="T6339"><text:s/></text:span><text:span text:style-name="T6340">the</text:span><text:span text:style-name="T6341"><text:s/></text:span><text:span text:style-name="T6342">database</text:span><text:span text:style-name="T6343"><text:s/></text:span><text:span text:style-name="T6344">to</text:span><text:span text:style-name="T6345"><text:s/></text:span><text:span text:style-name="T6346">""Disable:</text:span><text:span text:style-name="T6347"><text:s/></text:span><text:span text:style-name="T6348">2""</text:span></text:p>
            <text:p text:style-name="P6349"><text:span text:style-name="T6350">+</text:span><text:span text:style-name="T6351"><text:s/></text:span><text:span text:style-name="T6352">Redirect</text:span><text:span text:style-name="T6353"><text:s/></text:span><text:span text:style-name="T6354">to</text:span><text:span text:style-name="T6355"><text:s/></text:span><text:span text:style-name="T6356">the</text:span><text:span text:style-name="T6357"><text:s/></text:span><text:span text:style-name="T6358">View</text:span><text:span text:style-name="T6359"><text:s/></text:span><text:span text:style-name="T6360">Employee</text:span><text:span text:style-name="T6361"><text:s/></text:span><text:span text:style-name="T6362">List</text:span><text:span text:style-name="T6363"><text:s/></text:span><text:span text:style-name="T6364">screen"</text:span></text:p>
            <text:p text:style-name="P6365"><text:span text:style-name="T6366">AC-03:</text:span><text:span text:style-name="T6367"><text:s/></text:span><text:span text:style-name="T6368">On</text:span><text:span text:style-name="T6369"><text:s/></text:span><text:span text:style-name="T6370">clicking</text:span><text:span text:style-name="T6371"><text:s/></text:span><text:span text:style-name="T6372">Back,</text:span><text:span text:style-name="T6373"><text:s/></text:span><text:span text:style-name="T6374">the</text:span><text:span text:style-name="T6375"><text:s/></text:span><text:span text:style-name="T6376">system</text:span><text:span text:style-name="T6377"><text:s/></text:span><text:span text:style-name="T6378">must</text:span><text:span text:style-name="T6379"><text:s/></text:span><text:span text:style-name="T6380">return</text:span><text:span text:style-name="T6381"><text:s/></text:span><text:span text:style-name="T6382">the</text:span><text:span text:style-name="T6383"><text:s/></text:span><text:span text:style-name="T6384">user</text:span><text:span text:style-name="T6385"><text:s/></text:span><text:span text:style-name="T6386">to</text:span><text:span text:style-name="T6387"><text:s/></text:span><text:span text:style-name="T6388">the</text:span><text:span text:style-name="T6389"><text:s/></text:span><text:span text:style-name="T6390">previous</text:span><text:span text:style-name="T6391"><text:s/></text:span><text:span text:style-name="T6392">screen</text:span><text:span text:style-name="T6393"><text:s/></text:span><text:span text:style-name="T6394">without</text:span><text:span text:style-name="T6395"><text:s/></text:span><text:span text:style-name="T6396">performing</text:span><text:span text:style-name="T6397"><text:s/></text:span><text:span text:style-name="T6398">deletion.</text:span><text:span text:style-name="T6399"><text:s/></text:span><text:span text:style-name="T6400">AC-04: This function must be restricted to users with Admin or Manager roles only.</text:span></text:p>
          </table:table-cell>
          <table:table-cell table:style-name="TableCell6401">
            <text:p text:style-name="P6402"/>
            <text:p text:style-name="P6403"/>
            <text:p text:style-name="P6404"/>
            <text:p text:style-name="P6405"/>
            <text:p text:style-name="P6406"><text:span text:style-name="T6407">T24</text:span></text:p>
          </table:table-cell>
          <table:table-cell table:style-name="TableCell6408">
            <text:p text:style-name="P6409"/>
            <text:p text:style-name="P6410"/>
            <text:p text:style-name="P6411"/>
            <text:p text:style-name="P6412"/>
            <text:p text:style-name="P6413"><text:span text:style-name="T6414">E5</text:span></text:p>
          </table:table-cell>
          <table:table-cell table:style-name="TableCell6415">
            <text:p text:style-name="P6416"/>
            <text:p text:style-name="P6417"/>
            <text:p text:style-name="P6418"/>
            <text:p text:style-name="P6419"/>
            <text:p text:style-name="P6420"><text:span text:style-name="T6421">Low</text:span></text:p>
          </table:table-cell>
          <table:table-cell table:style-name="TableCell6422">
            <text:p text:style-name="P6423"/>
            <text:p text:style-name="P6424"/>
            <text:p text:style-name="P6425"/>
            <text:p text:style-name="P6426"/>
            <text:p text:style-name="P6427"><text:span text:style-name="T6428">3</text:span></text:p>
          </table:table-cell>
        </table:table-row>
        <table:table-row table:style-name="TableRow6429">
          <table:table-cell table:style-name="TableCell6430">
            <text:p text:style-name="P6431"/>
            <text:p text:style-name="P6432"/>
            <text:p text:style-name="P6433"/>
            <text:p text:style-name="P6434"/>
            <text:p text:style-name="P6435"/>
            <text:p text:style-name="P6436"/>
            <text:p text:style-name="P6437"/>
            <text:p text:style-name="P6438"><text:span text:style-name="T6439">Story</text:span></text:p>
          </table:table-cell>
          <table:table-cell table:style-name="TableCell6440">
            <text:p text:style-name="P6441"/>
            <text:p text:style-name="P6442"/>
            <text:p text:style-name="P6443"/>
            <text:p text:style-name="P6444"/>
            <text:p text:style-name="P6445"/>
            <text:p text:style-name="P6446"/>
            <text:p text:style-name="P6447"/>
            <text:p text:style-name="P6448"><text:span text:style-name="T6449">Display list</text:span><text:span text:style-name="T6450"><text:s/></text:span><text:span text:style-name="T6451">of cinema<text:s/></text:span><text:span text:style-name="T6452">rooms</text:span></text:p>
          </table:table-cell>
          <table:table-cell table:style-name="TableCell6453">
            <text:p text:style-name="P6454"/>
            <text:p text:style-name="P6455"><text:span text:style-name="T6456">As</text:span><text:span text:style-name="T6457"><text:s/></text:span><text:span text:style-name="T6458">an</text:span><text:span text:style-name="T6459"><text:s/></text:span><text:span text:style-name="T6460">Admin,</text:span><text:span text:style-name="T6461"><text:s/></text:span><text:span text:style-name="T6462">I</text:span><text:span text:style-name="T6463"><text:s/></text:span><text:span text:style-name="T6464">want</text:span><text:span text:style-name="T6465"><text:s/></text:span><text:span text:style-name="T6466">to</text:span><text:span text:style-name="T6467"><text:s/></text:span><text:span text:style-name="T6468">view,</text:span><text:span text:style-name="T6469"><text:s/></text:span><text:span text:style-name="T6470">search,</text:span><text:span text:style-name="T6471"><text:s/></text:span><text:span text:style-name="T6472">and</text:span><text:span text:style-name="T6473"><text:s/></text:span><text:span text:style-name="T6474">manage</text:span><text:span text:style-name="T6475"><text:s/></text:span><text:span text:style-name="T6476">cinema</text:span><text:span text:style-name="T6477"><text:s/></text:span><text:span text:style-name="T6478">rooms</text:span><text:span text:style-name="T6479"><text:s/></text:span><text:span text:style-name="T6480">and</text:span><text:span text:style-name="T6481"><text:s/></text:span><text:span text:style-name="T6482">their</text:span><text:span text:style-name="T6483"><text:s/></text:span><text:span text:style-name="T6484">seat</text:span><text:span text:style-name="T6485"><text:s/></text:span><text:span text:style-name="T6486">types,</text:span><text:span text:style-name="T6487"><text:s/></text:span><text:span text:style-name="T6488">so</text:span><text:span text:style-name="T6489"><text:s/></text:span><text:span text:style-name="T6490">that</text:span><text:span text:style-name="T6491"><text:s/></text:span><text:span text:style-name="T6492">I</text:span><text:span text:style-name="T6493"><text:s/></text:span><text:span text:style-name="T6494">can</text:span><text:span text:style-name="T6495"><text:s/></text:span><text:span text:style-name="T6496">ensure</text:span><text:span text:style-name="T6497"><text:s/></text:span><text:span text:style-name="T6498">accurate</text:span><text:span text:style-name="T6499"><text:s/></text:span><text:span text:style-name="T6500">and</text:span><text:span text:style-name="T6501"><text:s/></text:span><text:span text:style-name="T6502">up-to-date</text:span><text:span text:style-name="T6503"><text:s/></text:span><text:span text:style-name="T6504">theater</text:span><text:span text:style-name="T6505"><text:s/></text:span><text:span text:style-name="T6506">room</text:span><text:span text:style-name="T6507"><text:s/></text:span><text:span text:style-name="T6508">configurations</text:span><text:span text:style-name="T6509"><text:s/></text:span><text:span text:style-name="T6510">for</text:span><text:span text:style-name="T6511"><text:s/></text:span><text:span text:style-name="T6512">movie</text:span><text:span text:style-name="T6513"><text:s/></text:span><text:span text:style-name="T6514">screenings:</text:span><text:span text:style-name="T6515"><text:s/></text:span><text:span text:style-name="T6516">"AC-01: The system must display a list of cinema rooms with the following information:</text:span></text:p>
            <text:p text:style-name="P6517"><text:span text:style-name="T6518">+</text:span><text:span text:style-name="T6519"><text:s/></text:span><text:span text:style-name="T6520">Cinema</text:span><text:span text:style-name="T6521"><text:s/></text:span><text:span text:style-name="T6522">Room</text:span><text:span text:style-name="T6523"><text:s/></text:span><text:span text:style-name="T6524">ID</text:span></text:p>
            <text:p text:style-name="P6525"><text:span text:style-name="T6526">+</text:span><text:span text:style-name="T6527"><text:s/></text:span><text:span text:style-name="T6528">Cinema</text:span><text:span text:style-name="T6529"><text:s/></text:span><text:span text:style-name="T6530">Room</text:span><text:span text:style-name="T6531"><text:s/></text:span><text:span text:style-name="T6532">Name</text:span></text:p>
            <text:p text:style-name="P6533"><text:span text:style-name="T6534">+ Seat</text:span><text:span text:style-name="T6535"><text:s/></text:span><text:span text:style-name="T6536">Quantity"</text:span></text:p>
            <text:p text:style-name="P6537"><text:span text:style-name="T6538">"AC-02:</text:span><text:span text:style-name="T6539"><text:s/></text:span><text:span text:style-name="T6540">Each</text:span><text:span text:style-name="T6541"><text:s/></text:span><text:span text:style-name="T6542">cinema</text:span><text:span text:style-name="T6543"><text:s/></text:span><text:span text:style-name="T6544">room</text:span><text:span text:style-name="T6545"><text:s/></text:span><text:span text:style-name="T6546">entry</text:span><text:span text:style-name="T6547"><text:s/></text:span><text:span text:style-name="T6548">must</text:span><text:span text:style-name="T6549"><text:s/></text:span><text:span text:style-name="T6550">include</text:span><text:span text:style-name="T6551"><text:s/></text:span><text:span text:style-name="T6552">a</text:span><text:span text:style-name="T6553"><text:s/></text:span><text:span text:style-name="T6554">""Seat</text:span><text:span text:style-name="T6555"><text:s/></text:span><text:span text:style-name="T6556">Detail""</text:span><text:span text:style-name="T6557"><text:s/></text:span><text:span text:style-name="T6558">button</text:span><text:span text:style-name="T6559"><text:s/></text:span><text:span text:style-name="T6560">that:</text:span></text:p>
            <text:p text:style-name="P6561"><text:span text:style-name="T6562">+</text:span><text:span text:style-name="T6563"><text:s/></text:span><text:span text:style-name="T6564">Redirects</text:span><text:span text:style-name="T6565"><text:s/></text:span><text:span text:style-name="T6566">to the</text:span><text:span text:style-name="T6567"><text:s/></text:span><text:span text:style-name="T6568">Cinema</text:span><text:span text:style-name="T6569"><text:s/></text:span><text:span text:style-name="T6570">Room Detail</text:span><text:span text:style-name="T6571"><text:s/>screen</text:span></text:p>
            <text:p text:style-name="P6572"><text:span text:style-name="T6573">+</text:span><text:span text:style-name="T6574"><text:s/></text:span><text:span text:style-name="T6575">Allows</text:span><text:span text:style-name="T6576"><text:s/></text:span><text:span text:style-name="T6577">viewing</text:span><text:span text:style-name="T6578"><text:s/></text:span><text:span text:style-name="T6579">and</text:span><text:span text:style-name="T6580"><text:s/></text:span><text:span text:style-name="T6581">editing</text:span><text:span text:style-name="T6582"><text:s/></text:span><text:span text:style-name="T6583">of</text:span><text:span text:style-name="T6584"><text:s/></text:span><text:span text:style-name="T6585">seat</text:span><text:span text:style-name="T6586"><text:s/></text:span><text:span text:style-name="T6587">types</text:span><text:span text:style-name="T6588"><text:s/></text:span><text:span text:style-name="T6589">for</text:span><text:span text:style-name="T6590"><text:s/></text:span><text:span text:style-name="T6591">the</text:span><text:span text:style-name="T6592"><text:s/></text:span><text:span text:style-name="T6593">selected</text:span><text:span text:style-name="T6594"><text:s/></text:span><text:span text:style-name="T6595">room"</text:span></text:p>
            <text:p text:style-name="P6596"><text:span text:style-name="T6597">AC-03:</text:span><text:span text:style-name="T6598"><text:s/></text:span><text:span text:style-name="T6599">The</text:span><text:span text:style-name="T6600"><text:s/></text:span><text:span text:style-name="T6601">screen</text:span><text:span text:style-name="T6602"><text:s/></text:span><text:span text:style-name="T6603">must</text:span><text:span text:style-name="T6604"><text:s/></text:span><text:span text:style-name="T6605">include</text:span><text:span text:style-name="T6606"><text:s/></text:span><text:span text:style-name="T6607">an</text:span><text:span text:style-name="T6608"><text:s/></text:span><text:span text:style-name="T6609">"Add</text:span><text:span text:style-name="T6610"><text:s/></text:span><text:span text:style-name="T6611">Cinema</text:span><text:span text:style-name="T6612"><text:s/></text:span><text:span text:style-name="T6613">Room"</text:span><text:span text:style-name="T6614"><text:s/></text:span><text:span text:style-name="T6615">button</text:span><text:span text:style-name="T6616"><text:s/></text:span><text:span text:style-name="T6617">to</text:span><text:span text:style-name="T6618"><text:s/></text:span><text:span text:style-name="T6619">allow</text:span><text:span text:style-name="T6620"><text:s/></text:span><text:span text:style-name="T6621">adding</text:span><text:span text:style-name="T6622"><text:s/></text:span><text:span text:style-name="T6623">new</text:span><text:span text:style-name="T6624"><text:s/></text:span><text:span text:style-name="T6625">rooms.</text:span></text:p>
            <text:p text:style-name="P6626"><text:span text:style-name="T6627">AC-04:</text:span><text:span text:style-name="T6628"><text:s/></text:span><text:span text:style-name="T6629">The</text:span><text:span text:style-name="T6630"><text:s/></text:span><text:span text:style-name="T6631">screen must provide</text:span><text:span text:style-name="T6632"><text:s/></text:span><text:span text:style-name="T6633">a</text:span><text:span text:style-name="T6634"><text:s/></text:span><text:span text:style-name="T6635">Search TextBox</text:span><text:span text:style-name="T6636"><text:s/></text:span><text:span text:style-name="T6637">with a</text:span><text:span text:style-name="T6638"><text:s/></text:span><text:span text:style-name="T6639">Search Button.</text:span><text:span text:style-name="T6640"><text:s/></text:span><text:span text:style-name="T6641">On clicking</text:span><text:span text:style-name="T6642"><text:s/></text:span><text:span text:style-name="T6643">Search,</text:span><text:span text:style-name="T6644"><text:s/></text:span><text:span text:style-name="T6645">the</text:span><text:span text:style-name="T6646"><text:s/></text:span><text:span text:style-name="T6647">system must update</text:span><text:span text:style-name="T6648"><text:s/></text:span><text:span text:style-name="T6649">the</text:span><text:span text:style-name="T6650"><text:s/></text:span><text:span text:style-name="T6651">cinema</text:span><text:span text:style-name="T6652"><text:s/></text:span><text:span text:style-name="T6653">room list based</text:span><text:span text:style-name="T6654"><text:s/></text:span><text:span text:style-name="T6655">on keywords</text:span><text:span text:style-name="T6656"><text:s/></text:span><text:span text:style-name="T6657">entered</text:span><text:span text:style-name="T6658"><text:s/></text:span><text:span text:style-name="T6659">(max</text:span><text:span text:style-name="T6660"><text:s/></text:span><text:span text:style-name="T6661">length 28 characters).</text:span><text:span text:style-name="T6662"><text:s/></text:span><text:span text:style-name="T6663">AC-05: The screen must include a Back button that returns to the previous screen.</text:span></text:p>
            <text:p text:style-name="P6664"><text:span text:style-name="T6665">AC-06:</text:span><text:span text:style-name="T6666"><text:s/></text:span><text:span text:style-name="T6667">Only</text:span><text:span text:style-name="T6668"><text:s/></text:span><text:span text:style-name="T6669">Admins</text:span><text:span text:style-name="T6670"><text:s/></text:span><text:span text:style-name="T6671">can</text:span><text:span text:style-name="T6672"><text:s/></text:span><text:span text:style-name="T6673">access</text:span><text:span text:style-name="T6674"><text:s/></text:span><text:span text:style-name="T6675">and</text:span><text:span text:style-name="T6676"><text:s/></text:span><text:span text:style-name="T6677">perform</text:span><text:span text:style-name="T6678"><text:s/></text:span><text:span text:style-name="T6679">actions</text:span><text:span text:style-name="T6680"><text:s/></text:span><text:span text:style-name="T6681">on</text:span><text:span text:style-name="T6682"><text:s/></text:span><text:span text:style-name="T6683">this</text:span><text:span text:style-name="T6684"><text:s/></text:span><text:span text:style-name="T6685">screen.</text:span></text:p>
          </table:table-cell>
          <table:table-cell table:style-name="TableCell6686">
            <text:p text:style-name="P6687"/>
            <text:p text:style-name="P6688"/>
            <text:p text:style-name="P6689"/>
            <text:p text:style-name="P6690"/>
            <text:p text:style-name="P6691"/>
            <text:p text:style-name="P6692"/>
            <text:p text:style-name="P6693"/>
            <text:p text:style-name="P6694"><text:span text:style-name="T6695">T25</text:span></text:p>
          </table:table-cell>
          <table:table-cell table:style-name="TableCell6696">
            <text:p text:style-name="P6697"/>
            <text:p text:style-name="P6698"/>
            <text:p text:style-name="P6699"/>
            <text:p text:style-name="P6700"/>
            <text:p text:style-name="P6701"/>
            <text:p text:style-name="P6702"/>
            <text:p text:style-name="P6703"/>
            <text:p text:style-name="P6704"><text:span text:style-name="T6705">E6</text:span></text:p>
          </table:table-cell>
          <table:table-cell table:style-name="TableCell6706">
            <text:p text:style-name="P6707"/>
            <text:p text:style-name="P6708"/>
            <text:p text:style-name="P6709"/>
            <text:p text:style-name="P6710"/>
            <text:p text:style-name="P6711"/>
            <text:p text:style-name="P6712"/>
            <text:p text:style-name="P6713"/>
            <text:p text:style-name="P6714"><text:span text:style-name="T6715">Low</text:span></text:p>
          </table:table-cell>
          <table:table-cell table:style-name="TableCell6716">
            <text:p text:style-name="P6717"/>
            <text:p text:style-name="P6718"/>
            <text:p text:style-name="P6719"/>
            <text:p text:style-name="P6720"/>
            <text:p text:style-name="P6721"/>
            <text:p text:style-name="P6722"/>
            <text:p text:style-name="P6723"/>
            <text:p text:style-name="P6724"><text:span text:style-name="T6725">3</text:span></text:p>
          </table:table-cell>
        </table:table-row>
        <table:table-row table:style-name="TableRow6726">
          <table:table-cell table:style-name="TableCell6727">
            <text:p text:style-name="P6728"/>
            <text:p text:style-name="P6729"/>
            <text:p text:style-name="P6730"/>
            <text:p text:style-name="P6731"/>
            <text:p text:style-name="P6732"/>
            <text:p text:style-name="P6733"/>
            <text:p text:style-name="P6734"><text:span text:style-name="T6735">Story</text:span></text:p>
          </table:table-cell>
          <table:table-cell table:style-name="TableCell6736">
            <text:p text:style-name="P6737"/>
            <text:p text:style-name="P6738"/>
            <text:p text:style-name="P6739"/>
            <text:p text:style-name="P6740"/>
            <text:p text:style-name="P6741"/>
            <text:p text:style-name="P6742"/>
            <text:p text:style-name="P6743"><text:span text:style-name="T6744">Cinema</text:span><text:span text:style-name="T6745"><text:s/></text:span><text:span text:style-name="T6746">room</text:span><text:span text:style-name="T6747"><text:s/></text:span><text:span text:style-name="T6748">detail</text:span></text:p>
          </table:table-cell>
          <table:table-cell table:style-name="TableCell6749">
            <text:p text:style-name="P6750"><text:span text:style-name="T6751">As</text:span><text:span text:style-name="T6752"><text:s/></text:span><text:span text:style-name="T6753">an</text:span><text:span text:style-name="T6754"><text:s/></text:span><text:span text:style-name="T6755">Admin,</text:span><text:span text:style-name="T6756"><text:s/></text:span><text:span text:style-name="T6757">I</text:span><text:span text:style-name="T6758"><text:s/></text:span><text:span text:style-name="T6759">want</text:span><text:span text:style-name="T6760"><text:s/></text:span><text:span text:style-name="T6761">to</text:span><text:span text:style-name="T6762"><text:s/></text:span><text:span text:style-name="T6763">view</text:span><text:span text:style-name="T6764"><text:s/></text:span><text:span text:style-name="T6765">and</text:span><text:span text:style-name="T6766"><text:s/></text:span><text:span text:style-name="T6767">modify</text:span><text:span text:style-name="T6768"><text:s/></text:span><text:span text:style-name="T6769">the</text:span><text:span text:style-name="T6770"><text:s/></text:span><text:span text:style-name="T6771">seat</text:span><text:span text:style-name="T6772"><text:s/></text:span><text:span text:style-name="T6773">types</text:span><text:span text:style-name="T6774"><text:s/></text:span><text:span text:style-name="T6775">(e.g.,</text:span><text:span text:style-name="T6776"><text:s/></text:span><text:span text:style-name="T6777">Normal,</text:span><text:span text:style-name="T6778"><text:s/></text:span><text:span text:style-name="T6779">VIP)</text:span><text:span text:style-name="T6780"><text:s/></text:span><text:span text:style-name="T6781">in</text:span><text:span text:style-name="T6782"><text:s/></text:span><text:span text:style-name="T6783">a</text:span><text:span text:style-name="T6784"><text:s/></text:span><text:span text:style-name="T6785">selected</text:span><text:span text:style-name="T6786"><text:s/></text:span><text:span text:style-name="T6787">cinema</text:span><text:span text:style-name="T6788"><text:s/></text:span><text:span text:style-name="T6789">room,</text:span><text:span text:style-name="T6790"><text:s/></text:span><text:span text:style-name="T6791">so</text:span><text:span text:style-name="T6792"><text:s/></text:span><text:span text:style-name="T6793">that</text:span><text:span text:style-name="T6794"><text:s/></text:span><text:span text:style-name="T6795">I</text:span><text:span text:style-name="T6796"><text:s/></text:span><text:span text:style-name="T6797">can</text:span><text:span text:style-name="T6798"><text:s/></text:span><text:span text:style-name="T6799">configure</text:span><text:span text:style-name="T6800"><text:s/></text:span><text:span text:style-name="T6801">the</text:span><text:span text:style-name="T6802"><text:s/></text:span><text:span text:style-name="T6803">room</text:span><text:span text:style-name="T6804"><text:s/></text:span><text:span text:style-name="T6805">layout</text:span><text:span text:style-name="T6806"><text:s/></text:span><text:span text:style-name="T6807">accurately</text:span><text:span text:style-name="T6808"><text:s/></text:span><text:span text:style-name="T6809">for</text:span><text:span text:style-name="T6810"><text:s/></text:span><text:span text:style-name="T6811">each</text:span><text:span text:style-name="T6812"><text:s/></text:span><text:span text:style-name="T6813">screening:</text:span><text:span text:style-name="T6814"><text:s/></text:span><text:span text:style-name="T6815">AC-01: The system must display the name or ID of the Cinema Room.</text:span></text:p>
            <text:p text:style-name="P6816"><text:span text:style-name="T6817">AC-02: All seats in the room must be displayed using Checkboxes, indicating current seat type (e.g., Normal or VIP).</text:span><text:span text:style-name="T6818"><text:s/></text:span><text:span text:style-name="T6819">AC-03: When a seat is selected or</text:span><text:span text:style-name="T6820"><text:s/></text:span><text:span text:style-name="T6821">toggled,</text:span><text:span text:style-name="T6822"><text:s/></text:span><text:span text:style-name="T6823">its status should change visually (e.g., change color</text:span><text:span text:style-name="T6824"><text:s/></text:span><text:span text:style-name="T6825">to green for</text:span><text:span text:style-name="T6826"><text:s/></text:span><text:span text:style-name="T6827">selected).</text:span><text:span text:style-name="T6828"><text:s/></text:span><text:span text:style-name="T6829">"AC-04: On clicking Save, the system must:</text:span></text:p>
            <text:p text:style-name="P6830"><text:span text:style-name="T6831">+</text:span><text:span text:style-name="T6832"><text:s/></text:span><text:span text:style-name="T6833">Update</text:span><text:span text:style-name="T6834"><text:s/></text:span><text:span text:style-name="T6835">the</text:span><text:span text:style-name="T6836"><text:s/></text:span><text:span text:style-name="T6837">seat</text:span><text:span text:style-name="T6838"><text:s/></text:span><text:span text:style-name="T6839">types</text:span><text:span text:style-name="T6840"><text:s/></text:span><text:span text:style-name="T6841">in</text:span><text:span text:style-name="T6842"><text:s/></text:span><text:span text:style-name="T6843">the</text:span><text:span text:style-name="T6844"><text:s/></text:span><text:span text:style-name="T6845">database</text:span></text:p>
            <text:p text:style-name="P6846"><text:span text:style-name="T6847">+</text:span><text:span text:style-name="T6848"><text:s/></text:span><text:span text:style-name="T6849">Return</text:span><text:span text:style-name="T6850"><text:s/></text:span><text:span text:style-name="T6851">to</text:span><text:span text:style-name="T6852"><text:s/></text:span><text:span text:style-name="T6853">the</text:span><text:span text:style-name="T6854"><text:s/></text:span><text:span text:style-name="T6855">Cinema</text:span><text:span text:style-name="T6856"><text:s/></text:span><text:span text:style-name="T6857">Room</text:span><text:span text:style-name="T6858"><text:s/></text:span><text:span text:style-name="T6859">Management</text:span><text:span text:style-name="T6860"><text:s/></text:span><text:span text:style-name="T6861">screen</text:span></text:p>
            <text:p text:style-name="P6862"><text:span text:style-name="T6863">+</text:span><text:span text:style-name="T6864"><text:s/></text:span><text:span text:style-name="T6865">Show</text:span><text:span text:style-name="T6866"><text:s/></text:span><text:span text:style-name="T6867">a</text:span><text:span text:style-name="T6868"><text:s/></text:span><text:span text:style-name="T6869">confirmation message</text:span><text:span text:style-name="T6870"><text:s/></text:span><text:span text:style-name="T6871">indicating</text:span><text:span text:style-name="T6872"><text:s/></text:span><text:span text:style-name="T6873">success"</text:span></text:p>
            <text:p text:style-name="P6874"><text:span text:style-name="T6875">AC-05:</text:span><text:span text:style-name="T6876"><text:s/></text:span><text:span text:style-name="T6877">If</text:span><text:span text:style-name="T6878"><text:s/></text:span><text:span text:style-name="T6879">save</text:span><text:span text:style-name="T6880"><text:s/></text:span><text:span text:style-name="T6881">fails,</text:span><text:span text:style-name="T6882"><text:s/></text:span><text:span text:style-name="T6883">the</text:span><text:span text:style-name="T6884"><text:s/></text:span><text:span text:style-name="T6885">system must stay on the</text:span><text:span text:style-name="T6886"><text:s/></text:span><text:span text:style-name="T6887">same</text:span><text:span text:style-name="T6888"><text:s/></text:span><text:span text:style-name="T6889">screen and</text:span><text:span text:style-name="T6890"><text:s/></text:span><text:span text:style-name="T6891">re-display it without applying</text:span><text:span text:style-name="T6892"><text:s/></text:span><text:span text:style-name="T6893">changes.</text:span><text:span text:style-name="T6894"><text:s/></text:span><text:span text:style-name="T6895">AC-06: The Back button must return to the Cinema Room List screen without saving any changes.</text:span></text:p>
            <text:p text:style-name="P6896"><text:span text:style-name="T6897">AC-07: Only</text:span><text:span text:style-name="T6898"><text:s/></text:span><text:span text:style-name="T6899">Admin</text:span><text:span text:style-name="T6900"><text:s/></text:span><text:span text:style-name="T6901">users</text:span><text:span text:style-name="T6902"><text:s/></text:span><text:span text:style-name="T6903">can</text:span><text:span text:style-name="T6904"><text:s/></text:span><text:span text:style-name="T6905">access and</text:span><text:span text:style-name="T6906"><text:s/></text:span><text:span text:style-name="T6907">perform</text:span><text:span text:style-name="T6908"><text:s/></text:span><text:span text:style-name="T6909">modifications</text:span><text:span text:style-name="T6910"><text:s/></text:span><text:span text:style-name="T6911">on</text:span><text:span text:style-name="T6912"><text:s/></text:span><text:span text:style-name="T6913">this<text:s/></text:span><text:span text:style-name="T6914">screen.</text:span></text:p>
          </table:table-cell>
          <table:table-cell table:style-name="TableCell6915">
            <text:p text:style-name="P6916"/>
            <text:p text:style-name="P6917"/>
            <text:p text:style-name="P6918"/>
            <text:p text:style-name="P6919"/>
            <text:p text:style-name="P6920"/>
            <text:p text:style-name="P6921"/>
            <text:p text:style-name="P6922"><text:span text:style-name="T6923">T26</text:span></text:p>
          </table:table-cell>
          <table:table-cell table:style-name="TableCell6924">
            <text:p text:style-name="P6925"/>
            <text:p text:style-name="P6926"/>
            <text:p text:style-name="P6927"/>
            <text:p text:style-name="P6928"/>
            <text:p text:style-name="P6929"/>
            <text:p text:style-name="P6930"/>
            <text:p text:style-name="P6931"><text:span text:style-name="T6932">E6</text:span></text:p>
          </table:table-cell>
          <table:table-cell table:style-name="TableCell6933">
            <text:p text:style-name="P6934"/>
            <text:p text:style-name="P6935"/>
            <text:p text:style-name="P6936"/>
            <text:p text:style-name="P6937"/>
            <text:p text:style-name="P6938"/>
            <text:p text:style-name="P6939"/>
            <text:p text:style-name="P6940"><text:span text:style-name="T6941">Medium</text:span></text:p>
          </table:table-cell>
          <table:table-cell table:style-name="TableCell6942">
            <text:p text:style-name="P6943"/>
            <text:p text:style-name="P6944"/>
            <text:p text:style-name="P6945"/>
            <text:p text:style-name="P6946"/>
            <text:p text:style-name="P6947"/>
            <text:p text:style-name="P6948"/>
            <text:p text:style-name="P6949"><text:span text:style-name="T6950">13</text:span></text:p>
          </table:table-cell>
        </table:table-row>
      </table:table>
      <text:p text:style-name="P6951"/>
      <table:table table:style-name="Table6952">
        <table:table-columns>
          <table:table-column table:style-name="TableColumn6953"/>
          <table:table-column table:style-name="TableColumn6954"/>
          <table:table-column table:style-name="TableColumn6955"/>
          <table:table-column table:style-name="TableColumn6956"/>
          <table:table-column table:style-name="TableColumn6957"/>
          <table:table-column table:style-name="TableColumn6958"/>
          <table:table-column table:style-name="TableColumn6959"/>
        </table:table-columns>
        <table:table-row table:style-name="TableRow6960">
          <table:table-cell table:style-name="TableCell6961">
            <text:p text:style-name="P6962"/>
            <text:p text:style-name="P6963"/>
            <text:p text:style-name="P6964"/>
            <text:p text:style-name="P6965"/>
            <text:p text:style-name="P6966"/>
            <text:p text:style-name="P6967"/>
            <text:p text:style-name="P6968"><text:span text:style-name="T6969">Story</text:span></text:p>
          </table:table-cell>
          <table:table-cell table:style-name="TableCell6970">
            <text:p text:style-name="P6971"/>
            <text:p text:style-name="P6972"/>
            <text:p text:style-name="P6973"/>
            <text:p text:style-name="P6974"/>
            <text:p text:style-name="P6975"/>
            <text:p text:style-name="P6976"/>
            <text:p text:style-name="P6977"><text:span text:style-name="T6978">View</text:span><text:span text:style-name="T6979"><text:s/></text:span><text:span text:style-name="T6980">movie</text:span><text:span text:style-name="T6981"><text:s/></text:span><text:span text:style-name="T6982">list</text:span></text:p>
          </table:table-cell>
          <table:table-cell table:style-name="TableCell6983">
            <text:p text:style-name="P6984"><text:span text:style-name="T6985">As</text:span><text:span text:style-name="T6986"><text:s/></text:span><text:span text:style-name="T6987">an</text:span><text:span text:style-name="T6988"><text:s/></text:span><text:span text:style-name="T6989">Admin</text:span><text:span text:style-name="T6990"><text:s/></text:span><text:span text:style-name="T6991">/</text:span><text:span text:style-name="T6992"><text:s/></text:span><text:span text:style-name="T6993">Manager,</text:span><text:span text:style-name="T6994"><text:s/></text:span><text:span text:style-name="T6995">I</text:span><text:span text:style-name="T6996"><text:s/></text:span><text:span text:style-name="T6997">want</text:span><text:span text:style-name="T6998"><text:s/></text:span><text:span text:style-name="T6999">to</text:span><text:span text:style-name="T7000"><text:s/></text:span><text:span text:style-name="T7001">view</text:span><text:span text:style-name="T7002"><text:s/></text:span><text:span text:style-name="T7003">the</text:span><text:span text:style-name="T7004"><text:s/></text:span><text:span text:style-name="T7005">list</text:span><text:span text:style-name="T7006"><text:s/></text:span><text:span text:style-name="T7007">of</text:span><text:span text:style-name="T7008"><text:s/></text:span><text:span text:style-name="T7009">available</text:span><text:span text:style-name="T7010"><text:s/></text:span><text:span text:style-name="T7011">movies</text:span><text:span text:style-name="T7012"><text:s/></text:span><text:span text:style-name="T7013">with</text:span><text:span text:style-name="T7014"><text:s/></text:span><text:span text:style-name="T7015">essential</text:span><text:span text:style-name="T7016"><text:s/></text:span><text:span text:style-name="T7017">details,</text:span><text:span text:style-name="T7018"><text:s/></text:span><text:span text:style-name="T7019">so</text:span><text:span text:style-name="T7020"><text:s/></text:span><text:span text:style-name="T7021">that</text:span><text:span text:style-name="T7022"><text:s/></text:span><text:span text:style-name="T7023">I</text:span><text:span text:style-name="T7024"><text:s/></text:span><text:span text:style-name="T7025">can</text:span><text:span text:style-name="T7026"><text:s/></text:span><text:span text:style-name="T7027">manage</text:span><text:span text:style-name="T7028"><text:s/></text:span><text:span text:style-name="T7029">movie</text:span><text:span text:style-name="T7030"><text:s/></text:span><text:span text:style-name="T7031">records</text:span><text:span text:style-name="T7032"><text:s/></text:span><text:span text:style-name="T7033">including</text:span><text:span text:style-name="T7034"><text:s/></text:span><text:span text:style-name="T7035">adding</text:span><text:span text:style-name="T7036"><text:s/></text:span><text:span text:style-name="T7037">or</text:span><text:span text:style-name="T7038"><text:s/></text:span><text:span text:style-name="T7039">editing</text:span><text:span text:style-name="T7040"><text:s/></text:span><text:span text:style-name="T7041">movies:</text:span><text:span text:style-name="T7042"><text:s/></text:span><text:span text:style-name="T7043">"AC-01: The system must display a list of movies with the following information:</text:span></text:p>
            <text:p text:style-name="P7044"><text:span text:style-name="T7045">+</text:span><text:span text:style-name="T7046"><text:s/></text:span><text:span text:style-name="T7047">Movie</text:span><text:span text:style-name="T7048"><text:s/></text:span><text:span text:style-name="T7049">Title</text:span></text:p>
            <text:p text:style-name="P7050"><text:span text:style-name="T7051">+</text:span><text:span text:style-name="T7052"><text:s/></text:span><text:span text:style-name="T7053">Release</text:span><text:span text:style-name="T7054"><text:s/></text:span><text:span text:style-name="T7055">Date</text:span></text:p>
            <text:p text:style-name="P7056"><text:span text:style-name="T7057">+</text:span><text:span text:style-name="T7058"><text:s/></text:span><text:span text:style-name="T7059">Movie</text:span><text:span text:style-name="T7060"><text:s/></text:span><text:span text:style-name="T7061">Production</text:span><text:span text:style-name="T7062"><text:s/></text:span><text:span text:style-name="T7063">Company</text:span></text:p>
            <text:p text:style-name="P7064"><text:span text:style-name="T7065">+</text:span><text:span text:style-name="T7066"><text:s/></text:span><text:span text:style-name="T7067">Movie</text:span><text:span text:style-name="T7068"><text:s/></text:span><text:span text:style-name="T7069">Running<text:s/></text:span><text:span text:style-name="T7070">Time</text:span></text:p>
            <text:p text:style-name="P7071"><text:span text:style-name="T7072">+</text:span><text:span text:style-name="T7073"><text:s/></text:span><text:span text:style-name="T7074">Version</text:span><text:span text:style-name="T7075"><text:s/></text:span><text:span text:style-name="T7076">(e.g.,</text:span><text:span text:style-name="T7077"><text:s/></text:span><text:span text:style-name="T7078">2D,</text:span><text:span text:style-name="T7079"><text:s/></text:span><text:span text:style-name="T7080">3D)"</text:span></text:p>
            <text:p text:style-name="P7081"><text:span text:style-name="T7082">AC-02:</text:span><text:span text:style-name="T7083"><text:s/></text:span><text:span text:style-name="T7084">Each</text:span><text:span text:style-name="T7085"><text:s/></text:span><text:span text:style-name="T7086">movie</text:span><text:span text:style-name="T7087"><text:s/></text:span><text:span text:style-name="T7088">entry</text:span><text:span text:style-name="T7089"><text:s/></text:span><text:span text:style-name="T7090">must</text:span><text:span text:style-name="T7091"><text:s/></text:span><text:span text:style-name="T7092">include</text:span><text:span text:style-name="T7093"><text:s/></text:span><text:span text:style-name="T7094">an</text:span><text:span text:style-name="T7095"><text:s/></text:span><text:span text:style-name="T7096">Edit</text:span><text:span text:style-name="T7097"><text:s/></text:span><text:span text:style-name="T7098">button.</text:span><text:span text:style-name="T7099"><text:s/></text:span><text:span text:style-name="T7100">On</text:span><text:span text:style-name="T7101"><text:s/></text:span><text:span text:style-name="T7102">clicking</text:span><text:span text:style-name="T7103"><text:s/></text:span><text:span text:style-name="T7104">Edit,</text:span><text:span text:style-name="T7105"><text:s/></text:span><text:span text:style-name="T7106">the</text:span><text:span text:style-name="T7107"><text:s/></text:span><text:span text:style-name="T7108">system</text:span><text:span text:style-name="T7109"><text:s/></text:span><text:span text:style-name="T7110">must</text:span><text:span text:style-name="T7111"><text:s/></text:span><text:span text:style-name="T7112">redirect</text:span><text:span text:style-name="T7113"><text:s/></text:span><text:span text:style-name="T7114">to</text:span><text:span text:style-name="T7115"><text:s/></text:span><text:span text:style-name="T7116">the</text:span><text:span text:style-name="T7117"><text:s/></text:span><text:span text:style-name="T7118">Edit</text:span><text:span text:style-name="T7119"><text:s/></text:span><text:span text:style-name="T7120">Movie</text:span><text:span text:style-name="T7121"><text:s/></text:span><text:span text:style-name="T7122">page</text:span><text:span text:style-name="T7123"><text:s/></text:span><text:span text:style-name="T7124">with</text:span><text:span text:style-name="T7125"><text:s/></text:span><text:span text:style-name="T7126">the</text:span><text:span text:style-name="T7127"><text:s/></text:span><text:span text:style-name="T7128">movie's</text:span><text:span text:style-name="T7129"><text:s/></text:span><text:span text:style-name="T7130">details</text:span><text:span text:style-name="T7131"><text:s/></text:span><text:span text:style-name="T7132">preloaded.</text:span><text:span text:style-name="T7133"><text:s/></text:span><text:span text:style-name="T7134">AC-03:</text:span><text:span text:style-name="T7135"><text:s/></text:span><text:span text:style-name="T7136">The</text:span><text:span text:style-name="T7137"><text:s/></text:span><text:span text:style-name="T7138">screen must include</text:span><text:span text:style-name="T7139"><text:s/></text:span><text:span text:style-name="T7140">an Add</text:span><text:span text:style-name="T7141"><text:s/></text:span><text:span text:style-name="T7142">Movie</text:span><text:span text:style-name="T7143"><text:s/></text:span><text:span text:style-name="T7144">button.</text:span><text:span text:style-name="T7145"><text:s/></text:span><text:span text:style-name="T7146">On clicking</text:span><text:span text:style-name="T7147"><text:s/></text:span><text:span text:style-name="T7148">Add</text:span><text:span text:style-name="T7149"><text:s/></text:span><text:span text:style-name="T7150">Movie,</text:span><text:span text:style-name="T7151"><text:s/></text:span><text:span text:style-name="T7152">the</text:span><text:span text:style-name="T7153"><text:s/></text:span><text:span text:style-name="T7154">system must redirect to the</text:span><text:span text:style-name="T7155"><text:s/></text:span><text:span text:style-name="T7156">Add</text:span><text:span text:style-name="T7157"><text:s/></text:span><text:span text:style-name="T7158">Movie</text:span><text:span text:style-name="T7159"><text:s/></text:span><text:span text:style-name="T7160">page.</text:span></text:p>
            <text:p text:style-name="P7161"><text:span text:style-name="T7162">AC-04:</text:span><text:span text:style-name="T7163"><text:s/></text:span><text:span text:style-name="T7164">Only</text:span><text:span text:style-name="T7165"><text:s/></text:span><text:span text:style-name="T7166">users</text:span><text:span text:style-name="T7167"><text:s/></text:span><text:span text:style-name="T7168">with</text:span><text:span text:style-name="T7169"><text:s/></text:span><text:span text:style-name="T7170">Admin or</text:span><text:span text:style-name="T7171"><text:s/></text:span><text:span text:style-name="T7172">Manager</text:span><text:span text:style-name="T7173"><text:s/></text:span><text:span text:style-name="T7174">roles</text:span><text:span text:style-name="T7175"><text:s/></text:span><text:span text:style-name="T7176">can access</text:span><text:span text:style-name="T7177"><text:s/></text:span><text:span text:style-name="T7178">this</text:span><text:span text:style-name="T7179"><text:s/></text:span><text:span text:style-name="T7180">screen and</text:span><text:span text:style-name="T7181"><text:s/></text:span><text:span text:style-name="T7182">perform<text:s/></text:span><text:span text:style-name="T7183">actions.</text:span></text:p>
          </table:table-cell>
          <table:table-cell table:style-name="TableCell7184">
            <text:p text:style-name="P7185"/>
            <text:p text:style-name="P7186"/>
            <text:p text:style-name="P7187"/>
            <text:p text:style-name="P7188"/>
            <text:p text:style-name="P7189"/>
            <text:p text:style-name="P7190"/>
            <text:p text:style-name="P7191"><text:span text:style-name="T7192">T27</text:span></text:p>
          </table:table-cell>
          <table:table-cell table:style-name="TableCell7193">
            <text:p text:style-name="P7194"/>
            <text:p text:style-name="P7195"/>
            <text:p text:style-name="P7196"/>
            <text:p text:style-name="P7197"/>
            <text:p text:style-name="P7198"/>
            <text:p text:style-name="P7199"/>
            <text:p text:style-name="P7200"><text:span text:style-name="T7201">E7</text:span></text:p>
          </table:table-cell>
          <table:table-cell table:style-name="TableCell7202">
            <text:p text:style-name="P7203"/>
            <text:p text:style-name="P7204"/>
            <text:p text:style-name="P7205"/>
            <text:p text:style-name="P7206"/>
            <text:p text:style-name="P7207"/>
            <text:p text:style-name="P7208"/>
            <text:p text:style-name="P7209"><text:span text:style-name="T7210">Low</text:span></text:p>
          </table:table-cell>
          <table:table-cell table:style-name="TableCell7211">
            <text:p text:style-name="P7212"/>
            <text:p text:style-name="P7213"/>
            <text:p text:style-name="P7214"/>
            <text:p text:style-name="P7215"/>
            <text:p text:style-name="P7216"/>
            <text:p text:style-name="P7217"/>
            <text:p text:style-name="P7218"><text:span text:style-name="T7219">3</text:span></text:p>
          </table:table-cell>
        </table:table-row>
        <table:table-row table:style-name="TableRow7220">
          <table:table-cell table:style-name="TableCell7221">
            <text:p text:style-name="P7222"/>
            <text:p text:style-name="P7223"/>
            <text:p text:style-name="P7224"/>
            <text:p text:style-name="P7225"/>
            <text:p text:style-name="P7226"/>
            <text:p text:style-name="P7227"/>
            <text:p text:style-name="P7228"/>
            <text:p text:style-name="P7229"/>
            <text:p text:style-name="P7230"/>
            <text:p text:style-name="P7231"/>
            <text:p text:style-name="P7232"/>
            <text:p text:style-name="P7233"/>
            <text:p text:style-name="P7234"/>
            <text:p text:style-name="P7235"/>
            <text:p text:style-name="P7236"/>
            <text:p text:style-name="P7237"><text:span text:style-name="T7238">Story</text:span></text:p>
          </table:table-cell>
          <table:table-cell table:style-name="TableCell7239">
            <text:p text:style-name="P7240"/>
            <text:p text:style-name="P7241"/>
            <text:p text:style-name="P7242"/>
            <text:p text:style-name="P7243"/>
            <text:p text:style-name="P7244"/>
            <text:p text:style-name="P7245"/>
            <text:p text:style-name="P7246"/>
            <text:p text:style-name="P7247"/>
            <text:p text:style-name="P7248"/>
            <text:p text:style-name="P7249"/>
            <text:p text:style-name="P7250"/>
            <text:p text:style-name="P7251"/>
            <text:p text:style-name="P7252"/>
            <text:p text:style-name="P7253"/>
            <text:p text:style-name="P7254"/>
            <text:p text:style-name="P7255"><text:span text:style-name="T7256">Add</text:span><text:span text:style-name="T7257"><text:s/></text:span><text:span text:style-name="T7258">movie</text:span></text:p>
          </table:table-cell>
          <table:table-cell table:style-name="TableCell7259">
            <text:p text:style-name="P7260"/>
            <text:p text:style-name="P7261"><text:span text:style-name="T7262">As</text:span><text:span text:style-name="T7263"><text:s/></text:span><text:span text:style-name="T7264">an</text:span><text:span text:style-name="T7265"><text:s/></text:span><text:span text:style-name="T7266">Admin</text:span><text:span text:style-name="T7267"><text:s/></text:span><text:span text:style-name="T7268">or</text:span><text:span text:style-name="T7269"><text:s/></text:span><text:span text:style-name="T7270">Manager,</text:span><text:span text:style-name="T7271"><text:s/></text:span><text:span text:style-name="T7272">I</text:span><text:span text:style-name="T7273"><text:s/></text:span><text:span text:style-name="T7274">want</text:span><text:span text:style-name="T7275"><text:s/></text:span><text:span text:style-name="T7276">to</text:span><text:span text:style-name="T7277"><text:s/></text:span><text:span text:style-name="T7278">input</text:span><text:span text:style-name="T7279"><text:s/></text:span><text:span text:style-name="T7280">full</text:span><text:span text:style-name="T7281"><text:s/></text:span><text:span text:style-name="T7282">movie</text:span><text:span text:style-name="T7283"><text:s/></text:span><text:span text:style-name="T7284">information</text:span><text:span text:style-name="T7285"><text:s/></text:span><text:span text:style-name="T7286">and</text:span><text:span text:style-name="T7287"><text:s/></text:span><text:span text:style-name="T7288">submit</text:span><text:span text:style-name="T7289"><text:s/></text:span><text:span text:style-name="T7290">it</text:span><text:span text:style-name="T7291"><text:s/></text:span><text:span text:style-name="T7292">to</text:span><text:span text:style-name="T7293"><text:s/></text:span><text:span text:style-name="T7294">the</text:span><text:span text:style-name="T7295"><text:s/></text:span><text:span text:style-name="T7296">system,</text:span><text:span text:style-name="T7297"><text:s/></text:span><text:span text:style-name="T7298">so</text:span><text:span text:style-name="T7299"><text:s/></text:span><text:span text:style-name="T7300">that</text:span><text:span text:style-name="T7301"><text:s/></text:span><text:span text:style-name="T7302">the</text:span><text:span text:style-name="T7303"><text:s/></text:span><text:span text:style-name="T7304">movie</text:span><text:span text:style-name="T7305"><text:s/></text:span><text:span text:style-name="T7306">can</text:span><text:span text:style-name="T7307"><text:s/></text:span><text:span text:style-name="T7308">be</text:span><text:span text:style-name="T7309"><text:s/></text:span><text:span text:style-name="T7310">scheduled</text:span><text:span text:style-name="T7311"><text:s/></text:span><text:span text:style-name="T7312">and</text:span><text:span text:style-name="T7313"><text:s/></text:span><text:span text:style-name="T7314">made</text:span><text:span text:style-name="T7315"><text:s/></text:span><text:span text:style-name="T7316">available</text:span><text:span text:style-name="T7317"><text:s/></text:span><text:span text:style-name="T7318">for</text:span><text:span text:style-name="T7319"><text:s/></text:span><text:span text:style-name="T7320">booking:</text:span><text:span text:style-name="T7321"><text:s/></text:span><text:span text:style-name="T7322">"AC-01: The system must provide input fields for:</text:span></text:p>
            <text:p text:style-name="P7323"><text:span text:style-name="T7324">+</text:span><text:span text:style-name="T7325"><text:s/></text:span><text:span text:style-name="T7326">Movie</text:span><text:span text:style-name="T7327"><text:s/></text:span><text:span text:style-name="T7328">Name</text:span></text:p>
            <text:p text:style-name="P7329"><text:span text:style-name="T7330">+</text:span><text:span text:style-name="T7331"><text:s/></text:span><text:span text:style-name="T7332">From</text:span><text:span text:style-name="T7333"><text:s/></text:span><text:span text:style-name="T7334">Date</text:span><text:span text:style-name="T7335"><text:s/></text:span><text:span text:style-name="T7336">(start</text:span><text:span text:style-name="T7337"><text:s/></text:span><text:span text:style-name="T7338">showing</text:span><text:span text:style-name="T7339"><text:s/></text:span><text:span text:style-name="T7340">date)</text:span></text:p>
            <text:p text:style-name="P7341"><text:span text:style-name="T7342">+</text:span><text:span text:style-name="T7343"><text:s/></text:span><text:span text:style-name="T7344">To</text:span><text:span text:style-name="T7345"><text:s/></text:span><text:span text:style-name="T7346">Date</text:span><text:span text:style-name="T7347"><text:s/></text:span><text:span text:style-name="T7348">(end</text:span><text:span text:style-name="T7349"><text:s/></text:span><text:span text:style-name="T7350">showing</text:span><text:span text:style-name="T7351"><text:s/></text:span><text:span text:style-name="T7352">date)</text:span></text:p>
            <text:p text:style-name="P7353"><text:span text:style-name="T7354">+</text:span><text:span text:style-name="T7355"><text:s/></text:span><text:span text:style-name="T7356">Actor(s)</text:span></text:p>
            <text:p text:style-name="P7357"><text:span text:style-name="T7358">+</text:span><text:span text:style-name="T7359"><text:s/></text:span><text:span text:style-name="T7360">Movie</text:span><text:span text:style-name="T7361"><text:s/></text:span><text:span text:style-name="T7362">Production</text:span><text:span text:style-name="T7363"><text:s/></text:span><text:span text:style-name="T7364">Company</text:span></text:p>
            <text:p text:style-name="P7365"><text:span text:style-name="T7366">+</text:span><text:span text:style-name="T7367"><text:s/></text:span><text:span text:style-name="T7368">Director</text:span></text:p>
            <text:p text:style-name="P7369"><text:span text:style-name="T7370">+</text:span><text:span text:style-name="T7371"><text:s/></text:span><text:span text:style-name="T7372">Running</text:span><text:span text:style-name="T7373"><text:s/></text:span><text:span text:style-name="T7374">Time</text:span><text:span text:style-name="T7375"><text:s/></text:span><text:span text:style-name="T7376">(numeric)</text:span></text:p>
            <text:p text:style-name="P7377"><text:span text:style-name="T7378">+</text:span><text:span text:style-name="T7379"><text:s/></text:span><text:span text:style-name="T7380">Version</text:span><text:span text:style-name="T7381"><text:s/></text:span><text:span text:style-name="T7382">(RadioBox</text:span><text:span text:style-name="T7383"><text:s/></text:span><text:span text:style-name="T7384">for</text:span><text:span text:style-name="T7385"><text:s/></text:span><text:span text:style-name="T7386">2D,</text:span><text:span text:style-name="T7387"><text:s/></text:span><text:span text:style-name="T7388">3D,</text:span><text:span text:style-name="T7389"><text:s/></text:span><text:span text:style-name="T7390">etc.)</text:span></text:p>
            <text:p text:style-name="P7391"><text:span text:style-name="T7392">+</text:span><text:span text:style-name="T7393"><text:s/></text:span><text:span text:style-name="T7394">Trailer</text:span><text:span text:style-name="T7395"><text:s/></text:span><text:span text:style-name="T7396">(link</text:span><text:span text:style-name="T7397"><text:s/></text:span><text:span text:style-name="T7398">or</text:span><text:span text:style-name="T7399"><text:s/></text:span><text:span text:style-name="T7400">reference)</text:span></text:p>
            <text:p text:style-name="P7401"><text:span text:style-name="T7402">+</text:span><text:span text:style-name="T7403"><text:s/></text:span><text:span text:style-name="T7404">Type</text:span><text:span text:style-name="T7405"><text:s/></text:span><text:span text:style-name="T7406">(CheckBox</text:span><text:span text:style-name="T7407"><text:s/></text:span><text:span text:style-name="T7408">for</text:span><text:span text:style-name="T7409"><text:s/></text:span><text:span text:style-name="T7410">genres)</text:span></text:p>
            <text:p text:style-name="P7411"><text:span text:style-name="T7412">+</text:span><text:span text:style-name="T7413"><text:s/></text:span><text:span text:style-name="T7414">Cinema</text:span><text:span text:style-name="T7415"><text:s/></text:span><text:span text:style-name="T7416">Room</text:span><text:span text:style-name="T7417"><text:s/></text:span><text:span text:style-name="T7418">(ComboBox)</text:span></text:p>
            <text:p text:style-name="P7419"><text:span text:style-name="T7420">+</text:span><text:span text:style-name="T7421"><text:s/></text:span><text:span text:style-name="T7422">Showtime</text:span><text:span text:style-name="T7423"><text:s/></text:span><text:span text:style-name="T7424">(TextBox)</text:span></text:p>
            <text:p text:style-name="P7425"><text:span text:style-name="T7426">+</text:span><text:span text:style-name="T7427"><text:s/></text:span><text:span text:style-name="T7428">Content</text:span><text:span text:style-name="T7429"><text:s/></text:span><text:span text:style-name="T7430">(movie</text:span><text:span text:style-name="T7431"><text:s/></text:span><text:span text:style-name="T7432">description)</text:span></text:p>
            <text:p text:style-name="P7433"><text:span text:style-name="T7434">+</text:span><text:span text:style-name="T7435"><text:s/></text:span><text:span text:style-name="T7436">Choose</text:span><text:span text:style-name="T7437"><text:s/></text:span><text:span text:style-name="T7438">File</text:span><text:span text:style-name="T7439"><text:s/></text:span><text:span text:style-name="T7440">(upload</text:span><text:span text:style-name="T7441"><text:s/></text:span><text:span text:style-name="T7442">movie</text:span><text:span text:style-name="T7443"><text:s/></text:span><text:span text:style-name="T7444">image</text:span><text:span text:style-name="T7445"><text:s/></text:span><text:span text:style-name="T7446">or</text:span><text:span text:style-name="T7447"><text:s/></text:span><text:span text:style-name="T7448">poster)"</text:span></text:p>
            <text:p text:style-name="P7449"><text:span text:style-name="T7450">AC-02:</text:span><text:span text:style-name="T7451"><text:s/></text:span><text:span text:style-name="T7452">The</text:span><text:span text:style-name="T7453"><text:s/></text:span><text:span text:style-name="T7454">system</text:span><text:span text:style-name="T7455"><text:s/></text:span><text:span text:style-name="T7456">must</text:span><text:span text:style-name="T7457"><text:s/></text:span><text:span text:style-name="T7458">allow</text:span><text:span text:style-name="T7459"><text:s/></text:span><text:span text:style-name="T7460">Admin/Manager</text:span><text:span text:style-name="T7461"><text:s/></text:span><text:span text:style-name="T7462">to</text:span><text:span text:style-name="T7463"><text:s/></text:span><text:span text:style-name="T7464">click</text:span><text:span text:style-name="T7465"><text:s/></text:span><text:span text:style-name="T7466">"Add</text:span><text:span text:style-name="T7467"><text:s/></text:span><text:span text:style-name="T7468">Cinema</text:span><text:span text:style-name="T7469"><text:s/></text:span><text:span text:style-name="T7470">Time"</text:span><text:span text:style-name="T7471"><text:s/></text:span><text:span text:style-name="T7472">to</text:span><text:span text:style-name="T7473"><text:s/></text:span><text:span text:style-name="T7474">add</text:span><text:span text:style-name="T7475"><text:s/></text:span><text:span text:style-name="T7476">showtimes</text:span><text:span text:style-name="T7477"><text:s/></text:span><text:span text:style-name="T7478">for</text:span><text:span text:style-name="T7479"><text:s/></text:span><text:span text:style-name="T7480">selected</text:span><text:span text:style-name="T7481"><text:s/></text:span><text:span text:style-name="T7482">cinema</text:span><text:span text:style-name="T7483"><text:s/></text:span><text:span text:style-name="T7484">rooms.</text:span><text:span text:style-name="T7485"><text:s/></text:span><text:span text:style-name="T7486">"AC-03: On clicking Submit, if all required information is valid:</text:span></text:p>
            <text:p text:style-name="P7487"><text:span text:style-name="T7488">+</text:span><text:span text:style-name="T7489"><text:s/></text:span><text:span text:style-name="T7490">The</text:span><text:span text:style-name="T7491"><text:s/></text:span><text:span text:style-name="T7492">movie</text:span><text:span text:style-name="T7493"><text:s/></text:span><text:span text:style-name="T7494">must</text:span><text:span text:style-name="T7495"><text:s/></text:span><text:span text:style-name="T7496">be</text:span><text:span text:style-name="T7497"><text:s/></text:span><text:span text:style-name="T7498">added</text:span><text:span text:style-name="T7499"><text:s/></text:span><text:span text:style-name="T7500">to</text:span><text:span text:style-name="T7501"><text:s/></text:span><text:span text:style-name="T7502">the</text:span><text:span text:style-name="T7503"><text:s/></text:span><text:span text:style-name="T7504">database</text:span></text:p>
            <text:p text:style-name="P7505"><text:span text:style-name="T7506">+</text:span><text:span text:style-name="T7507"><text:s/></text:span><text:span text:style-name="T7508">The</text:span><text:span text:style-name="T7509"><text:s/></text:span><text:span text:style-name="T7510">system</text:span><text:span text:style-name="T7511"><text:s/></text:span><text:span text:style-name="T7512">must</text:span><text:span text:style-name="T7513"><text:s/></text:span><text:span text:style-name="T7514">redirect</text:span><text:span text:style-name="T7515"><text:s/></text:span><text:span text:style-name="T7516">the</text:span><text:span text:style-name="T7517"><text:s/></text:span><text:span text:style-name="T7518">user</text:span><text:span text:style-name="T7519"><text:s/></text:span><text:span text:style-name="T7520">to</text:span><text:span text:style-name="T7521"><text:s/></text:span><text:span text:style-name="T7522">the</text:span><text:span text:style-name="T7523"><text:s/></text:span><text:span text:style-name="T7524">Movie</text:span><text:span text:style-name="T7525"><text:s/></text:span><text:span text:style-name="T7526">Management</text:span><text:span text:style-name="T7527"><text:s/></text:span><text:span text:style-name="T7528">screen"</text:span><text:span text:style-name="T7529"><text:s/></text:span><text:span text:style-name="T7530">"AC-04: If any required fields are missing or invalid:</text:span></text:p>
            <text:p text:style-name="P7531"><text:span text:style-name="T7532">+</text:span><text:span text:style-name="T7533"><text:s/></text:span><text:span text:style-name="T7534">The</text:span><text:span text:style-name="T7535"><text:s/></text:span><text:span text:style-name="T7536">system</text:span><text:span text:style-name="T7537"><text:s/></text:span><text:span text:style-name="T7538">must</text:span><text:span text:style-name="T7539"><text:s/></text:span><text:span text:style-name="T7540">display</text:span><text:span text:style-name="T7541"><text:s/></text:span><text:span text:style-name="T7542">a</text:span><text:span text:style-name="T7543"><text:s/></text:span><text:span text:style-name="T7544">relevant</text:span><text:span text:style-name="T7545"><text:s/></text:span><text:span text:style-name="T7546">error</text:span><text:span text:style-name="T7547"><text:s/></text:span><text:span text:style-name="T7548">message</text:span></text:p>
            <text:p text:style-name="P7549"><text:span text:style-name="T7550">+</text:span><text:span text:style-name="T7551"><text:s/></text:span><text:span text:style-name="T7552">The</text:span><text:span text:style-name="T7553"><text:s/></text:span><text:span text:style-name="T7554">movie</text:span><text:span text:style-name="T7555"><text:s/></text:span><text:span text:style-name="T7556">must</text:span><text:span text:style-name="T7557"><text:s/></text:span><text:span text:style-name="T7558">not</text:span><text:span text:style-name="T7559"><text:s/></text:span><text:span text:style-name="T7560">be</text:span><text:span text:style-name="T7561"><text:s/></text:span><text:span text:style-name="T7562">added"</text:span></text:p>
            <text:p text:style-name="P7563"><text:span text:style-name="T7564">AC-05:</text:span><text:span text:style-name="T7565"><text:s/></text:span><text:span text:style-name="T7566">Only</text:span><text:span text:style-name="T7567"><text:s/></text:span><text:span text:style-name="T7568">users</text:span><text:span text:style-name="T7569"><text:s/></text:span><text:span text:style-name="T7570">with</text:span><text:span text:style-name="T7571"><text:s/></text:span><text:span text:style-name="T7572">Admin</text:span><text:span text:style-name="T7573"><text:s/></text:span><text:span text:style-name="T7574">or</text:span><text:span text:style-name="T7575"><text:s/></text:span><text:span text:style-name="T7576">Manager</text:span><text:span text:style-name="T7577"><text:s/></text:span><text:span text:style-name="T7578">roles</text:span><text:span text:style-name="T7579"><text:s/></text:span><text:span text:style-name="T7580">are</text:span><text:span text:style-name="T7581"><text:s/></text:span><text:span text:style-name="T7582">authorized</text:span><text:span text:style-name="T7583"><text:s/></text:span><text:span text:style-name="T7584">to</text:span><text:span text:style-name="T7585"><text:s/></text:span><text:span text:style-name="T7586">access</text:span><text:span text:style-name="T7587"><text:s/></text:span><text:span text:style-name="T7588">this</text:span><text:span text:style-name="T7589"><text:s/></text:span><text:span text:style-name="T7590">screen</text:span><text:span text:style-name="T7591"><text:s/></text:span><text:span text:style-name="T7592">and</text:span><text:span text:style-name="T7593"><text:s/></text:span><text:span text:style-name="T7594">perform</text:span><text:span text:style-name="T7595"><text:s/>actions.</text:span></text:p>
          </table:table-cell>
          <table:table-cell table:style-name="TableCell7596">
            <text:p text:style-name="P7597"/>
            <text:p text:style-name="P7598"/>
            <text:p text:style-name="P7599"/>
            <text:p text:style-name="P7600"/>
            <text:p text:style-name="P7601"/>
            <text:p text:style-name="P7602"/>
            <text:p text:style-name="P7603"/>
            <text:p text:style-name="P7604"/>
            <text:p text:style-name="P7605"/>
            <text:p text:style-name="P7606"/>
            <text:p text:style-name="P7607"/>
            <text:p text:style-name="P7608"/>
            <text:p text:style-name="P7609"/>
            <text:p text:style-name="P7610"/>
            <text:p text:style-name="P7611"/>
            <text:p text:style-name="P7612"><text:span text:style-name="T7613">T28</text:span></text:p>
          </table:table-cell>
          <table:table-cell table:style-name="TableCell7614">
            <text:p text:style-name="P7615"/>
            <text:p text:style-name="P7616"/>
            <text:p text:style-name="P7617"/>
            <text:p text:style-name="P7618"/>
            <text:p text:style-name="P7619"/>
            <text:p text:style-name="P7620"/>
            <text:p text:style-name="P7621"/>
            <text:p text:style-name="P7622"/>
            <text:p text:style-name="P7623"/>
            <text:p text:style-name="P7624"/>
            <text:p text:style-name="P7625"/>
            <text:p text:style-name="P7626"/>
            <text:p text:style-name="P7627"/>
            <text:p text:style-name="P7628"/>
            <text:p text:style-name="P7629"/>
            <text:p text:style-name="P7630"><text:span text:style-name="T7631">E7</text:span></text:p>
          </table:table-cell>
          <table:table-cell table:style-name="TableCell7632">
            <text:p text:style-name="P7633"/>
            <text:p text:style-name="P7634"/>
            <text:p text:style-name="P7635"/>
            <text:p text:style-name="P7636"/>
            <text:p text:style-name="P7637"/>
            <text:p text:style-name="P7638"/>
            <text:p text:style-name="P7639"/>
            <text:p text:style-name="P7640"/>
            <text:p text:style-name="P7641"/>
            <text:p text:style-name="P7642"/>
            <text:p text:style-name="P7643"/>
            <text:p text:style-name="P7644"/>
            <text:p text:style-name="P7645"/>
            <text:p text:style-name="P7646"/>
            <text:p text:style-name="P7647"/>
            <text:p text:style-name="P7648"><text:span text:style-name="T7649">Medium</text:span></text:p>
          </table:table-cell>
          <table:table-cell table:style-name="TableCell7650">
            <text:p text:style-name="P7651"/>
            <text:p text:style-name="P7652"/>
            <text:p text:style-name="P7653"/>
            <text:p text:style-name="P7654"/>
            <text:p text:style-name="P7655"/>
            <text:p text:style-name="P7656"/>
            <text:p text:style-name="P7657"/>
            <text:p text:style-name="P7658"/>
            <text:p text:style-name="P7659"/>
            <text:p text:style-name="P7660"/>
            <text:p text:style-name="P7661"/>
            <text:p text:style-name="P7662"/>
            <text:p text:style-name="P7663"/>
            <text:p text:style-name="P7664"/>
            <text:p text:style-name="P7665"/>
            <text:p text:style-name="P7666"><text:span text:style-name="T7667">8</text:span></text:p>
          </table:table-cell>
        </table:table-row>
        <table:table-row table:style-name="TableRow7668">
          <table:table-cell table:style-name="TableCell7669">
            <text:p text:style-name="P7670"/>
            <text:p text:style-name="P7671"/>
            <text:p text:style-name="P7672"/>
            <text:p text:style-name="P7673"/>
            <text:p text:style-name="P7674"/>
            <text:p text:style-name="P7675"/>
            <text:p text:style-name="P7676"/>
            <text:p text:style-name="P7677"/>
            <text:p text:style-name="P7678"/>
            <text:p text:style-name="P7679"/>
            <text:p text:style-name="P7680"/>
            <text:p text:style-name="P7681"/>
            <text:p text:style-name="P7682"/>
            <text:p text:style-name="P7683"/>
            <text:p text:style-name="P7684"/>
            <text:p text:style-name="P7685"/>
            <text:p text:style-name="P7686"><text:span text:style-name="T7687">Story</text:span></text:p>
          </table:table-cell>
          <table:table-cell table:style-name="TableCell7688">
            <text:p text:style-name="P7689"/>
            <text:p text:style-name="P7690"/>
            <text:p text:style-name="P7691"/>
            <text:p text:style-name="P7692"/>
            <text:p text:style-name="P7693"/>
            <text:p text:style-name="P7694"/>
            <text:p text:style-name="P7695"/>
            <text:p text:style-name="P7696"/>
            <text:p text:style-name="P7697"/>
            <text:p text:style-name="P7698"/>
            <text:p text:style-name="P7699"/>
            <text:p text:style-name="P7700"/>
            <text:p text:style-name="P7701"/>
            <text:p text:style-name="P7702"/>
            <text:p text:style-name="P7703"/>
            <text:p text:style-name="P7704"/>
            <text:p text:style-name="P7705"><text:span text:style-name="T7706">Edit</text:span><text:span text:style-name="T7707"><text:s/></text:span><text:span text:style-name="T7708">movie</text:span><text:span text:style-name="T7709"><text:s/></text:span><text:span text:style-name="T7710">information</text:span></text:p>
          </table:table-cell>
          <table:table-cell table:style-name="TableCell7711">
            <text:p text:style-name="P7712"/>
            <text:p text:style-name="P7713"><text:span text:style-name="T7714">As</text:span><text:span text:style-name="T7715"><text:s/></text:span><text:span text:style-name="T7716">an</text:span><text:span text:style-name="T7717"><text:s/></text:span><text:span text:style-name="T7718">Admin</text:span><text:span text:style-name="T7719"><text:s/></text:span><text:span text:style-name="T7720">/</text:span><text:span text:style-name="T7721"><text:s/></text:span><text:span text:style-name="T7722">Manager,</text:span><text:span text:style-name="T7723"><text:s/></text:span><text:span text:style-name="T7724">I</text:span><text:span text:style-name="T7725"><text:s/></text:span><text:span text:style-name="T7726">want</text:span><text:span text:style-name="T7727"><text:s/></text:span><text:span text:style-name="T7728">to</text:span><text:span text:style-name="T7729"><text:s/></text:span><text:span text:style-name="T7730">update</text:span><text:span text:style-name="T7731"><text:s/></text:span><text:span text:style-name="T7732">existing</text:span><text:span text:style-name="T7733"><text:s/></text:span><text:span text:style-name="T7734">movie</text:span><text:span text:style-name="T7735"><text:s/></text:span><text:span text:style-name="T7736">information,</text:span><text:span text:style-name="T7737"><text:s/></text:span><text:span text:style-name="T7738">so</text:span><text:span text:style-name="T7739"><text:s/></text:span><text:span text:style-name="T7740">that</text:span><text:span text:style-name="T7741"><text:s/></text:span><text:span text:style-name="T7742">the</text:span><text:span text:style-name="T7743"><text:s/></text:span><text:span text:style-name="T7744">movie</text:span><text:span text:style-name="T7745"><text:s/></text:span><text:span text:style-name="T7746">details</text:span><text:span text:style-name="T7747"><text:s/></text:span><text:span text:style-name="T7748">remain</text:span><text:span text:style-name="T7749"><text:s/></text:span><text:span text:style-name="T7750">accurate</text:span><text:span text:style-name="T7751"><text:s/></text:span><text:span text:style-name="T7752">and</text:span><text:span text:style-name="T7753"><text:s/></text:span><text:span text:style-name="T7754">up</text:span><text:span text:style-name="T7755"><text:s/></text:span><text:span text:style-name="T7756">to</text:span><text:span text:style-name="T7757"><text:s/></text:span><text:span text:style-name="T7758">date</text:span><text:span text:style-name="T7759"><text:s/></text:span><text:span text:style-name="T7760">for</text:span><text:span text:style-name="T7761"><text:s/></text:span><text:span text:style-name="T7762">viewers</text:span><text:span text:style-name="T7763"><text:s/></text:span><text:span text:style-name="T7764">and</text:span><text:span text:style-name="T7765"><text:s/></text:span><text:span text:style-name="T7766">scheduling:</text:span><text:span text:style-name="T7767"><text:s/></text:span><text:span text:style-name="T7768">"AC-01: The system must display the existing movie information pre-filled in the following editable fields:</text:span></text:p>
            <text:p text:style-name="P7769"><text:span text:style-name="T7770">+</text:span><text:span text:style-name="T7771"><text:s/></text:span><text:span text:style-name="T7772">Movie</text:span><text:span text:style-name="T7773"><text:s/></text:span><text:span text:style-name="T7774">Name</text:span></text:p>
            <text:p text:style-name="P7775"><text:span text:style-name="T7776">+</text:span><text:span text:style-name="T7777"><text:s/></text:span><text:span text:style-name="T7778">From</text:span><text:span text:style-name="T7779"><text:s/></text:span><text:span text:style-name="T7780">Date</text:span></text:p>
            <text:p text:style-name="P7781"><text:span text:style-name="T7782">+</text:span><text:span text:style-name="T7783"><text:s/></text:span><text:span text:style-name="T7784">To</text:span><text:span text:style-name="T7785"><text:s/>Date</text:span></text:p>
            <text:p text:style-name="P7786"><text:span text:style-name="T7787">+</text:span><text:span text:style-name="T7788"><text:s/></text:span><text:span text:style-name="T7789">Actor(s)</text:span></text:p>
            <text:p text:style-name="P7790"><text:span text:style-name="T7791">+</text:span><text:span text:style-name="T7792"><text:s/></text:span><text:span text:style-name="T7793">Movie</text:span><text:span text:style-name="T7794"><text:s/></text:span><text:span text:style-name="T7795">Production</text:span><text:span text:style-name="T7796"><text:s/></text:span><text:span text:style-name="T7797">Company</text:span></text:p>
            <text:p text:style-name="P7798"><text:span text:style-name="T7799">+</text:span><text:span text:style-name="T7800"><text:s/></text:span><text:span text:style-name="T7801">Director</text:span></text:p>
            <text:p text:style-name="P7802"><text:span text:style-name="T7803">+</text:span><text:span text:style-name="T7804"><text:s/></text:span><text:span text:style-name="T7805">Running</text:span><text:span text:style-name="T7806"><text:s/>Time</text:span></text:p>
            <text:p text:style-name="P7807"><text:span text:style-name="T7808">+</text:span><text:span text:style-name="T7809"><text:s/></text:span><text:span text:style-name="T7810">Version</text:span><text:span text:style-name="T7811"><text:s/></text:span><text:span text:style-name="T7812">(2D,</text:span><text:span text:style-name="T7813"><text:s/></text:span><text:span text:style-name="T7814">3D,</text:span><text:span text:style-name="T7815"><text:s/>etc.)</text:span></text:p>
            <text:p text:style-name="P7816"><text:span text:style-name="T7817">+</text:span><text:span text:style-name="T7818"><text:s/></text:span><text:span text:style-name="T7819">Trailer</text:span><text:span text:style-name="T7820"><text:s/></text:span><text:span text:style-name="T7821">(URL</text:span><text:span text:style-name="T7822"><text:s/></text:span><text:span text:style-name="T7823">or</text:span><text:span text:style-name="T7824"><text:s/></text:span><text:span text:style-name="T7825">file</text:span><text:span text:style-name="T7826"><text:s/></text:span><text:span text:style-name="T7827">reference)</text:span></text:p>
            <text:p text:style-name="P7828"><text:span text:style-name="T7829">+</text:span><text:span text:style-name="T7830"><text:s/></text:span><text:span text:style-name="T7831">Movie</text:span><text:span text:style-name="T7832"><text:s/></text:span><text:span text:style-name="T7833">Type</text:span><text:span text:style-name="T7834"><text:s/></text:span><text:span text:style-name="T7835">(Genres</text:span><text:span text:style-name="T7836"><text:s/></text:span><text:span text:style-name="T7837">via</text:span><text:span text:style-name="T7838"><text:s/></text:span><text:span text:style-name="T7839">CheckBox)</text:span></text:p>
            <text:p text:style-name="P7840"><text:span text:style-name="T7841">+</text:span><text:span text:style-name="T7842"><text:s/></text:span><text:span text:style-name="T7843">Cinema</text:span><text:span text:style-name="T7844"><text:s/></text:span><text:span text:style-name="T7845">Room</text:span><text:span text:style-name="T7846"><text:s/></text:span><text:span text:style-name="T7847">(selectable</text:span><text:span text:style-name="T7848"><text:s/></text:span><text:span text:style-name="T7849">via</text:span><text:span text:style-name="T7850"><text:s/></text:span><text:span text:style-name="T7851">ComboBox)</text:span></text:p>
            <text:p text:style-name="P7852"><text:span text:style-name="T7853">+</text:span><text:span text:style-name="T7854"><text:s/></text:span><text:span text:style-name="T7855">Showtime</text:span></text:p>
            <text:p text:style-name="P7856"><text:span text:style-name="T7857">+</text:span><text:span text:style-name="T7858"><text:s/></text:span><text:span text:style-name="T7859">Movie</text:span><text:span text:style-name="T7860"><text:s/></text:span><text:span text:style-name="T7861">Content/Description</text:span></text:p>
            <text:p text:style-name="P7862"><text:span text:style-name="T7863">+</text:span><text:span text:style-name="T7864"><text:s/></text:span><text:span text:style-name="T7865">Upload</text:span><text:span text:style-name="T7866"><text:s/></text:span><text:span text:style-name="T7867">movie</text:span><text:span text:style-name="T7868"><text:s/></text:span><text:span text:style-name="T7869">image/poster</text:span><text:span text:style-name="T7870"><text:s/></text:span><text:span text:style-name="T7871">using</text:span><text:span text:style-name="T7872"><text:s/></text:span><text:span text:style-name="T7873">Choose</text:span><text:span text:style-name="T7874"><text:s/></text:span><text:span text:style-name="T7875">File"</text:span></text:p>
            <text:p text:style-name="P7876"><text:span text:style-name="T7877">AC-02:</text:span><text:span text:style-name="T7878"><text:s/></text:span><text:span text:style-name="T7879">The</text:span><text:span text:style-name="T7880"><text:s/></text:span><text:span text:style-name="T7881">"Add</text:span><text:span text:style-name="T7882"><text:s/></text:span><text:span text:style-name="T7883">Movie</text:span><text:span text:style-name="T7884"><text:s/></text:span><text:span text:style-name="T7885">Time"</text:span><text:span text:style-name="T7886"><text:s/></text:span><text:span text:style-name="T7887">button</text:span><text:span text:style-name="T7888"><text:s/></text:span><text:span text:style-name="T7889">must</text:span><text:span text:style-name="T7890"><text:s/></text:span><text:span text:style-name="T7891">allow</text:span><text:span text:style-name="T7892"><text:s/></text:span><text:span text:style-name="T7893">adding</text:span><text:span text:style-name="T7894"><text:s/></text:span><text:span text:style-name="T7895">new</text:span><text:span text:style-name="T7896"><text:s/></text:span><text:span text:style-name="T7897">showtimes</text:span><text:span text:style-name="T7898"><text:s/></text:span><text:span text:style-name="T7899">for</text:span><text:span text:style-name="T7900"><text:s/></text:span><text:span text:style-name="T7901">selected</text:span><text:span text:style-name="T7902"><text:s/></text:span><text:span text:style-name="T7903">cinema</text:span><text:span text:style-name="T7904"><text:s/></text:span><text:span text:style-name="T7905">rooms.</text:span><text:span text:style-name="T7906"><text:s/></text:span><text:span text:style-name="T7907">"AC-03: On clicking Submit, if all data is valid:</text:span></text:p>
            <text:p text:style-name="P7908"><text:span text:style-name="T7909">+</text:span><text:span text:style-name="T7910"><text:s/></text:span><text:span text:style-name="T7911">The</text:span><text:span text:style-name="T7912"><text:s/></text:span><text:span text:style-name="T7913">updated</text:span><text:span text:style-name="T7914"><text:s/></text:span><text:span text:style-name="T7915">information</text:span><text:span text:style-name="T7916"><text:s/></text:span><text:span text:style-name="T7917">must</text:span><text:span text:style-name="T7918"><text:s/></text:span><text:span text:style-name="T7919">be</text:span><text:span text:style-name="T7920"><text:s/></text:span><text:span text:style-name="T7921">saved</text:span><text:span text:style-name="T7922"><text:s/></text:span><text:span text:style-name="T7923">to</text:span><text:span text:style-name="T7924"><text:s/></text:span><text:span text:style-name="T7925">the</text:span><text:span text:style-name="T7926"><text:s/></text:span><text:span text:style-name="T7927">database</text:span></text:p>
            <text:p text:style-name="P7928"><text:span text:style-name="T7929">+</text:span><text:span text:style-name="T7930"><text:s/></text:span><text:span text:style-name="T7931">The</text:span><text:span text:style-name="T7932"><text:s/></text:span><text:span text:style-name="T7933">system</text:span><text:span text:style-name="T7934"><text:s/></text:span><text:span text:style-name="T7935">must</text:span><text:span text:style-name="T7936"><text:s/></text:span><text:span text:style-name="T7937">redirect</text:span><text:span text:style-name="T7938"><text:s/></text:span><text:span text:style-name="T7939">back</text:span><text:span text:style-name="T7940"><text:s/></text:span><text:span text:style-name="T7941">to</text:span><text:span text:style-name="T7942"><text:s/></text:span><text:span text:style-name="T7943">the</text:span><text:span text:style-name="T7944"><text:s/></text:span><text:span text:style-name="T7945">Movie</text:span><text:span text:style-name="T7946"><text:s/></text:span><text:span text:style-name="T7947">Management</text:span><text:span text:style-name="T7948"><text:s/></text:span><text:span text:style-name="T7949">screen"</text:span><text:span text:style-name="T7950"><text:s/></text:span><text:span text:style-name="T7951">"AC-04: If there are any missing required fields or invalid inputs:</text:span></text:p>
            <text:p text:style-name="P7952"><text:span text:style-name="T7953">+</text:span><text:span text:style-name="T7954"><text:s/></text:span><text:span text:style-name="T7955">The</text:span><text:span text:style-name="T7956"><text:s/></text:span><text:span text:style-name="T7957">system</text:span><text:span text:style-name="T7958"><text:s/></text:span><text:span text:style-name="T7959">must</text:span><text:span text:style-name="T7960"><text:s/></text:span><text:span text:style-name="T7961">display</text:span><text:span text:style-name="T7962"><text:s/></text:span><text:span text:style-name="T7963">an</text:span><text:span text:style-name="T7964"><text:s/></text:span><text:span text:style-name="T7965">appropriate</text:span><text:span text:style-name="T7966"><text:s/></text:span><text:span text:style-name="T7967">error</text:span><text:span text:style-name="T7968"><text:s/></text:span><text:span text:style-name="T7969">message</text:span></text:p>
            <text:p text:style-name="P7970"><text:span text:style-name="T7971">+</text:span><text:span text:style-name="T7972"><text:s/></text:span><text:span text:style-name="T7973">No</text:span><text:span text:style-name="T7974"><text:s/></text:span><text:span text:style-name="T7975">changes</text:span><text:span text:style-name="T7976"><text:s/></text:span><text:span text:style-name="T7977">must</text:span><text:span text:style-name="T7978"><text:s/></text:span><text:span text:style-name="T7979">be</text:span><text:span text:style-name="T7980"><text:s/></text:span><text:span text:style-name="T7981">saved</text:span><text:span text:style-name="T7982"><text:s/></text:span><text:span text:style-name="T7983">until</text:span><text:span text:style-name="T7984"><text:s/></text:span><text:span text:style-name="T7985">errors</text:span><text:span text:style-name="T7986"><text:s/></text:span><text:span text:style-name="T7987">are</text:span><text:span text:style-name="T7988"><text:s/></text:span><text:span text:style-name="T7989">resolved"</text:span></text:p>
            <text:p text:style-name="P7990"><text:span text:style-name="T7991">AC-05:</text:span><text:span text:style-name="T7992"><text:s/></text:span><text:span text:style-name="T7993">Clicking</text:span><text:span text:style-name="T7994"><text:s/></text:span><text:span text:style-name="T7995">Back</text:span><text:span text:style-name="T7996"><text:s/></text:span><text:span text:style-name="T7997">must</text:span><text:span text:style-name="T7998"><text:s/></text:span><text:span text:style-name="T7999">return</text:span><text:span text:style-name="T8000"><text:s/></text:span><text:span text:style-name="T8001">the</text:span><text:span text:style-name="T8002"><text:s/></text:span><text:span text:style-name="T8003">user</text:span><text:span text:style-name="T8004"><text:s/></text:span><text:span text:style-name="T8005">to</text:span><text:span text:style-name="T8006"><text:s/></text:span><text:span text:style-name="T8007">the</text:span><text:span text:style-name="T8008"><text:s/></text:span><text:span text:style-name="T8009">Movie</text:span><text:span text:style-name="T8010"><text:s/></text:span><text:span text:style-name="T8011">Management</text:span><text:span text:style-name="T8012"><text:s/></text:span><text:span text:style-name="T8013">screen</text:span><text:span text:style-name="T8014"><text:s/></text:span><text:span text:style-name="T8015">without</text:span><text:span text:style-name="T8016"><text:s/></text:span><text:span text:style-name="T8017">saving</text:span><text:span text:style-name="T8018"><text:s/></text:span><text:span text:style-name="T8019">changes.</text:span><text:span text:style-name="T8020"><text:s/></text:span><text:span text:style-name="T8021">AC-06: Only users with the Admin or Manager role can access and perform updates.</text:span></text:p>
          </table:table-cell>
          <table:table-cell table:style-name="TableCell8022">
            <text:p text:style-name="P8023"/>
            <text:p text:style-name="P8024"/>
            <text:p text:style-name="P8025"/>
            <text:p text:style-name="P8026"/>
            <text:p text:style-name="P8027"/>
            <text:p text:style-name="P8028"/>
            <text:p text:style-name="P8029"/>
            <text:p text:style-name="P8030"/>
            <text:p text:style-name="P8031"/>
            <text:p text:style-name="P8032"/>
            <text:p text:style-name="P8033"/>
            <text:p text:style-name="P8034"/>
            <text:p text:style-name="P8035"/>
            <text:p text:style-name="P8036"/>
            <text:p text:style-name="P8037"/>
            <text:p text:style-name="P8038"/>
            <text:p text:style-name="P8039"><text:span text:style-name="T8040">T29</text:span></text:p>
          </table:table-cell>
          <table:table-cell table:style-name="TableCell8041">
            <text:p text:style-name="P8042"/>
            <text:p text:style-name="P8043"/>
            <text:p text:style-name="P8044"/>
            <text:p text:style-name="P8045"/>
            <text:p text:style-name="P8046"/>
            <text:p text:style-name="P8047"/>
            <text:p text:style-name="P8048"/>
            <text:p text:style-name="P8049"/>
            <text:p text:style-name="P8050"/>
            <text:p text:style-name="P8051"/>
            <text:p text:style-name="P8052"/>
            <text:p text:style-name="P8053"/>
            <text:p text:style-name="P8054"/>
            <text:p text:style-name="P8055"/>
            <text:p text:style-name="P8056"/>
            <text:p text:style-name="P8057"/>
            <text:p text:style-name="P8058"><text:span text:style-name="T8059">E7</text:span></text:p>
          </table:table-cell>
          <table:table-cell table:style-name="TableCell8060">
            <text:p text:style-name="P8061"/>
            <text:p text:style-name="P8062"/>
            <text:p text:style-name="P8063"/>
            <text:p text:style-name="P8064"/>
            <text:p text:style-name="P8065"/>
            <text:p text:style-name="P8066"/>
            <text:p text:style-name="P8067"/>
            <text:p text:style-name="P8068"/>
            <text:p text:style-name="P8069"/>
            <text:p text:style-name="P8070"/>
            <text:p text:style-name="P8071"/>
            <text:p text:style-name="P8072"/>
            <text:p text:style-name="P8073"/>
            <text:p text:style-name="P8074"/>
            <text:p text:style-name="P8075"/>
            <text:p text:style-name="P8076"/>
            <text:p text:style-name="P8077"><text:span text:style-name="T8078">Medium</text:span></text:p>
          </table:table-cell>
          <table:table-cell table:style-name="TableCell8079">
            <text:p text:style-name="P8080"/>
            <text:p text:style-name="P8081"/>
            <text:p text:style-name="P8082"/>
            <text:p text:style-name="P8083"/>
            <text:p text:style-name="P8084"/>
            <text:p text:style-name="P8085"/>
            <text:p text:style-name="P8086"/>
            <text:p text:style-name="P8087"/>
            <text:p text:style-name="P8088"/>
            <text:p text:style-name="P8089"/>
            <text:p text:style-name="P8090"/>
            <text:p text:style-name="P8091"/>
            <text:p text:style-name="P8092"/>
            <text:p text:style-name="P8093"/>
            <text:p text:style-name="P8094"/>
            <text:p text:style-name="P8095"/>
            <text:p text:style-name="P8096"><text:span text:style-name="T8097">5</text:span></text:p>
          </table:table-cell>
        </table:table-row>
      </table:table>
      <text:p text:style-name="P8098"/>
      <table:table table:style-name="Table8099">
        <table:table-columns>
          <table:table-column table:style-name="TableColumn8100"/>
          <table:table-column table:style-name="TableColumn8101"/>
          <table:table-column table:style-name="TableColumn8102"/>
          <table:table-column table:style-name="TableColumn8103"/>
          <table:table-column table:style-name="TableColumn8104"/>
          <table:table-column table:style-name="TableColumn8105"/>
          <table:table-column table:style-name="TableColumn8106"/>
        </table:table-columns>
        <table:table-row table:style-name="TableRow8107">
          <table:table-cell table:style-name="TableCell8108">
            <text:p text:style-name="P8109"/>
            <text:p text:style-name="P8110"/>
            <text:p text:style-name="P8111"/>
            <text:p text:style-name="P8112"/>
            <text:p text:style-name="P8113"/>
            <text:p text:style-name="P8114"/>
            <text:p text:style-name="P8115"><text:span text:style-name="T8116">Story</text:span></text:p>
          </table:table-cell>
          <table:table-cell table:style-name="TableCell8117">
            <text:p text:style-name="P8118"/>
            <text:p text:style-name="P8119"/>
            <text:p text:style-name="P8120"/>
            <text:p text:style-name="P8121"/>
            <text:p text:style-name="P8122"/>
            <text:p text:style-name="P8123"/>
            <text:p text:style-name="P8124"><text:span text:style-name="T8125">Delete</text:span><text:span text:style-name="T8126"><text:s/></text:span><text:span text:style-name="T8127">movie</text:span></text:p>
          </table:table-cell>
          <table:table-cell table:style-name="TableCell8128">
            <text:p text:style-name="P8129"><text:span text:style-name="T8130">As</text:span><text:span text:style-name="T8131"><text:s/></text:span><text:span text:style-name="T8132">an</text:span><text:span text:style-name="T8133"><text:s/></text:span><text:span text:style-name="T8134">Admin,</text:span><text:span text:style-name="T8135"><text:s/></text:span><text:span text:style-name="T8136">I</text:span><text:span text:style-name="T8137"><text:s/></text:span><text:span text:style-name="T8138">want</text:span><text:span text:style-name="T8139"><text:s/></text:span><text:span text:style-name="T8140">to</text:span><text:span text:style-name="T8141"><text:s/></text:span><text:span text:style-name="T8142">delete</text:span><text:span text:style-name="T8143"><text:s/></text:span><text:span text:style-name="T8144">a</text:span><text:span text:style-name="T8145"><text:s/></text:span><text:span text:style-name="T8146">movie</text:span><text:span text:style-name="T8147"><text:s/></text:span><text:span text:style-name="T8148">from</text:span><text:span text:style-name="T8149"><text:s/></text:span><text:span text:style-name="T8150">the</text:span><text:span text:style-name="T8151"><text:s/></text:span><text:span text:style-name="T8152">system,</text:span><text:span text:style-name="T8153"><text:s/></text:span><text:span text:style-name="T8154">so</text:span><text:span text:style-name="T8155"><text:s/></text:span><text:span text:style-name="T8156">that</text:span><text:span text:style-name="T8157"><text:s/></text:span><text:span text:style-name="T8158">outdated</text:span><text:span text:style-name="T8159"><text:s/></text:span><text:span text:style-name="T8160">or</text:span><text:span text:style-name="T8161"><text:s/></text:span><text:span text:style-name="T8162">incorrect</text:span><text:span text:style-name="T8163"><text:s/></text:span><text:span text:style-name="T8164">movie</text:span><text:span text:style-name="T8165"><text:s/></text:span><text:span text:style-name="T8166">records</text:span><text:span text:style-name="T8167"><text:s/></text:span><text:span text:style-name="T8168">are</text:span><text:span text:style-name="T8169"><text:s/></text:span><text:span text:style-name="T8170">no</text:span><text:span text:style-name="T8171"><text:s/></text:span><text:span text:style-name="T8172">longer</text:span><text:span text:style-name="T8173"><text:s/></text:span><text:span text:style-name="T8174">shown</text:span><text:span text:style-name="T8175"><text:s/></text:span><text:span text:style-name="T8176">or</text:span><text:span text:style-name="T8177"><text:s/></text:span><text:span text:style-name="T8178">available</text:span><text:span text:style-name="T8179"><text:s/></text:span><text:span text:style-name="T8180">for</text:span><text:span text:style-name="T8181"><text:s/></text:span><text:span text:style-name="T8182">scheduling:</text:span><text:span text:style-name="T8183"><text:s/></text:span><text:span text:style-name="T8184">AC-01: When the Admin selects a movie and clicks Delete, the system must prompt a confirmation dialog with "Yes" and "No" options.</text:span></text:p>
            <text:p text:style-name="P8185"><text:span text:style-name="T8186">"AC-02:</text:span><text:span text:style-name="T8187"><text:s/></text:span><text:span text:style-name="T8188">If</text:span><text:span text:style-name="T8189"><text:s/></text:span><text:span text:style-name="T8190">the</text:span><text:span text:style-name="T8191"><text:s/></text:span><text:span text:style-name="T8192">Admin clicks</text:span><text:span text:style-name="T8193"><text:s/></text:span><text:span text:style-name="T8194">Yes:</text:span></text:p>
            <text:p text:style-name="P8195"><text:span text:style-name="T8196">+</text:span><text:span text:style-name="T8197"><text:s/></text:span><text:span text:style-name="T8198">The</text:span><text:span text:style-name="T8199"><text:s/></text:span><text:span text:style-name="T8200">selected</text:span><text:span text:style-name="T8201"><text:s/></text:span><text:span text:style-name="T8202">movie</text:span><text:span text:style-name="T8203"><text:s/></text:span><text:span text:style-name="T8204">must</text:span><text:span text:style-name="T8205"><text:s/></text:span><text:span text:style-name="T8206">be</text:span><text:span text:style-name="T8207"><text:s/></text:span><text:span text:style-name="T8208">permanently</text:span><text:span text:style-name="T8209"><text:s/></text:span><text:span text:style-name="T8210">deleted</text:span><text:span text:style-name="T8211"><text:s/></text:span><text:span text:style-name="T8212">from</text:span><text:span text:style-name="T8213"><text:s/></text:span><text:span text:style-name="T8214">the</text:span><text:span text:style-name="T8215"><text:s/></text:span><text:span text:style-name="T8216">system</text:span><text:span text:style-name="T8217"><text:s/></text:span><text:span text:style-name="T8218">database.</text:span></text:p>
            <text:p text:style-name="P8219"><text:span text:style-name="T8220">+</text:span><text:span text:style-name="T8221"><text:s/></text:span><text:span text:style-name="T8222">The</text:span><text:span text:style-name="T8223"><text:s/></text:span><text:span text:style-name="T8224">system</text:span><text:span text:style-name="T8225"><text:s/></text:span><text:span text:style-name="T8226">must</text:span><text:span text:style-name="T8227"><text:s/></text:span><text:span text:style-name="T8228">redirect</text:span><text:span text:style-name="T8229"><text:s/></text:span><text:span text:style-name="T8230">to</text:span><text:span text:style-name="T8231"><text:s/></text:span><text:span text:style-name="T8232">the</text:span><text:span text:style-name="T8233"><text:s/></text:span><text:span text:style-name="T8234">Movie</text:span><text:span text:style-name="T8235"><text:s/></text:span><text:span text:style-name="T8236">List</text:span><text:span text:style-name="T8237"><text:s/></text:span><text:span text:style-name="T8238">screen.</text:span></text:p>
            <text:p text:style-name="P8239"><text:span text:style-name="T8240">+ A</text:span><text:span text:style-name="T8241"><text:s/></text:span><text:span text:style-name="T8242">success</text:span><text:span text:style-name="T8243"><text:s/></text:span><text:span text:style-name="T8244">message</text:span><text:span text:style-name="T8245"><text:s/></text:span><text:span text:style-name="T8246">or</text:span><text:span text:style-name="T8247"><text:s/></text:span><text:span text:style-name="T8248">updated</text:span><text:span text:style-name="T8249"><text:s/></text:span><text:span text:style-name="T8250">list must confirm the</text:span><text:span text:style-name="T8251"><text:s/></text:span><text:span text:style-name="T8252">deletion."</text:span><text:span text:style-name="T8253"><text:s/></text:span><text:span text:style-name="T8254">"AC-03: If the Admin clicks No:</text:span></text:p>
            <text:p text:style-name="P8255"><text:span text:style-name="T8256">+</text:span><text:span text:style-name="T8257"><text:s/></text:span><text:span text:style-name="T8258">The</text:span><text:span text:style-name="T8259"><text:s/></text:span><text:span text:style-name="T8260">confirmation</text:span><text:span text:style-name="T8261"><text:s/></text:span><text:span text:style-name="T8262">dialog</text:span><text:span text:style-name="T8263"><text:s/></text:span><text:span text:style-name="T8264">must</text:span><text:span text:style-name="T8265"><text:s/></text:span><text:span text:style-name="T8266">close.</text:span></text:p>
            <text:p text:style-name="P8267"><text:span text:style-name="T8268">+</text:span><text:span text:style-name="T8269"><text:s/></text:span><text:span text:style-name="T8270">The</text:span><text:span text:style-name="T8271"><text:s/></text:span><text:span text:style-name="T8272">system</text:span><text:span text:style-name="T8273"><text:s/></text:span><text:span text:style-name="T8274">must</text:span><text:span text:style-name="T8275"><text:s/></text:span><text:span text:style-name="T8276">return</text:span><text:span text:style-name="T8277"><text:s/></text:span><text:span text:style-name="T8278">to</text:span><text:span text:style-name="T8279"><text:s/></text:span><text:span text:style-name="T8280">the</text:span><text:span text:style-name="T8281"><text:s/></text:span><text:span text:style-name="T8282">Movie</text:span><text:span text:style-name="T8283"><text:s/></text:span><text:span text:style-name="T8284">List</text:span><text:span text:style-name="T8285"><text:s/></text:span><text:span text:style-name="T8286">screen</text:span><text:span text:style-name="T8287"><text:s/></text:span><text:span text:style-name="T8288">without</text:span><text:span text:style-name="T8289"><text:s/></text:span><text:span text:style-name="T8290">making</text:span><text:span text:style-name="T8291"><text:s/></text:span><text:span text:style-name="T8292">any</text:span><text:span text:style-name="T8293"><text:s/></text:span><text:span text:style-name="T8294">changes."</text:span><text:span text:style-name="T8295"><text:s/></text:span><text:span text:style-name="T8296">AC-04: Only users with the Admin role are authorized to perform this action.</text:span></text:p>
          </table:table-cell>
          <table:table-cell table:style-name="TableCell8297">
            <text:p text:style-name="P8298"/>
            <text:p text:style-name="P8299"/>
            <text:p text:style-name="P8300"/>
            <text:p text:style-name="P8301"/>
            <text:p text:style-name="P8302"/>
            <text:p text:style-name="P8303"/>
            <text:p text:style-name="P8304"><text:span text:style-name="T8305">T30</text:span></text:p>
          </table:table-cell>
          <table:table-cell table:style-name="TableCell8306">
            <text:p text:style-name="P8307"/>
            <text:p text:style-name="P8308"/>
            <text:p text:style-name="P8309"/>
            <text:p text:style-name="P8310"/>
            <text:p text:style-name="P8311"/>
            <text:p text:style-name="P8312"/>
            <text:p text:style-name="P8313"><text:span text:style-name="T8314">E7</text:span></text:p>
          </table:table-cell>
          <table:table-cell table:style-name="TableCell8315">
            <text:p text:style-name="P8316"/>
            <text:p text:style-name="P8317"/>
            <text:p text:style-name="P8318"/>
            <text:p text:style-name="P8319"/>
            <text:p text:style-name="P8320"/>
            <text:p text:style-name="P8321"/>
            <text:p text:style-name="P8322"><text:span text:style-name="T8323">Low</text:span></text:p>
          </table:table-cell>
          <table:table-cell table:style-name="TableCell8324">
            <text:p text:style-name="P8325"/>
            <text:p text:style-name="P8326"/>
            <text:p text:style-name="P8327"/>
            <text:p text:style-name="P8328"/>
            <text:p text:style-name="P8329"/>
            <text:p text:style-name="P8330"/>
            <text:p text:style-name="P8331"><text:span text:style-name="T8332">3</text:span></text:p>
          </table:table-cell>
        </table:table-row>
        <table:table-row table:style-name="TableRow8333">
          <table:table-cell table:style-name="TableCell8334">
            <text:p text:style-name="P8335"/>
            <text:p text:style-name="P8336"/>
            <text:p text:style-name="P8337"/>
            <text:p text:style-name="P8338"/>
            <text:p text:style-name="P8339"/>
            <text:p text:style-name="P8340"/>
            <text:p text:style-name="P8341"/>
            <text:p text:style-name="P8342"/>
            <text:p text:style-name="P8343"/>
            <text:p text:style-name="P8344"><text:span text:style-name="T8345">Story</text:span></text:p>
          </table:table-cell>
          <table:table-cell table:style-name="TableCell8346">
            <text:p text:style-name="P8347"/>
            <text:p text:style-name="P8348"/>
            <text:p text:style-name="P8349"/>
            <text:p text:style-name="P8350"/>
            <text:p text:style-name="P8351"/>
            <text:p text:style-name="P8352"/>
            <text:p text:style-name="P8353"/>
            <text:p text:style-name="P8354"/>
            <text:p text:style-name="P8355"/>
            <text:p text:style-name="P8356"><text:span text:style-name="T8357">View</text:span><text:span text:style-name="T8358"><text:s/></text:span><text:span text:style-name="T8359">promotion</text:span><text:span text:style-name="T8360"><text:s/></text:span><text:span text:style-name="T8361">list</text:span></text:p>
          </table:table-cell>
          <table:table-cell table:style-name="TableCell8362">
            <text:p text:style-name="P8363"><text:span text:style-name="T8364">As</text:span><text:span text:style-name="T8365"><text:s/></text:span><text:span text:style-name="T8366">an</text:span><text:span text:style-name="T8367"><text:s/></text:span><text:span text:style-name="T8368">Admin,</text:span><text:span text:style-name="T8369"><text:s/></text:span><text:span text:style-name="T8370">I</text:span><text:span text:style-name="T8371"><text:s/></text:span><text:span text:style-name="T8372">want</text:span><text:span text:style-name="T8373"><text:s/></text:span><text:span text:style-name="T8374">to</text:span><text:span text:style-name="T8375"><text:s/></text:span><text:span text:style-name="T8376">view,</text:span><text:span text:style-name="T8377"><text:s/></text:span><text:span text:style-name="T8378">search,</text:span><text:span text:style-name="T8379"><text:s/></text:span><text:span text:style-name="T8380">add,</text:span><text:span text:style-name="T8381"><text:s/></text:span><text:span text:style-name="T8382">edit,</text:span><text:span text:style-name="T8383"><text:s/></text:span><text:span text:style-name="T8384">or</text:span><text:span text:style-name="T8385"><text:s/></text:span><text:span text:style-name="T8386">delete</text:span><text:span text:style-name="T8387"><text:s/></text:span><text:span text:style-name="T8388">promotions,</text:span><text:span text:style-name="T8389"><text:s/></text:span><text:span text:style-name="T8390">so</text:span><text:span text:style-name="T8391"><text:s/></text:span><text:span text:style-name="T8392">that</text:span><text:span text:style-name="T8393"><text:s/></text:span><text:span text:style-name="T8394">I</text:span><text:span text:style-name="T8395"><text:s/></text:span><text:span text:style-name="T8396">can</text:span><text:span text:style-name="T8397"><text:s/></text:span><text:span text:style-name="T8398">manage</text:span><text:span text:style-name="T8399"><text:s/></text:span><text:span text:style-name="T8400">promotional</text:span><text:span text:style-name="T8401"><text:s/></text:span><text:span text:style-name="T8402">campaigns</text:span><text:span text:style-name="T8403"><text:s/></text:span><text:span text:style-name="T8404">displayed</text:span><text:span text:style-name="T8405"><text:s/></text:span><text:span text:style-name="T8406">to</text:span><text:span text:style-name="T8407"><text:s/></text:span><text:span text:style-name="T8408">users</text:span><text:span text:style-name="T8409"><text:s/></text:span><text:span text:style-name="T8410">of</text:span><text:span text:style-name="T8411"><text:s/></text:span><text:span text:style-name="T8412">the</text:span><text:span text:style-name="T8413"><text:s/></text:span><text:span text:style-name="T8414">movie</text:span><text:span text:style-name="T8415"><text:s/></text:span><text:span text:style-name="T8416">booking</text:span><text:span text:style-name="T8417"><text:s/></text:span><text:span text:style-name="T8418">system:</text:span><text:span text:style-name="T8419"><text:s/></text:span><text:span text:style-name="T8420">"AC-01: The system must display a list of all existing promotions, including the following details:</text:span></text:p>
            <text:p text:style-name="P8421"><text:span text:style-name="T8422">+</text:span><text:span text:style-name="T8423"><text:s/></text:span><text:span text:style-name="T8424">Title</text:span></text:p>
            <text:p text:style-name="P8425"><text:span text:style-name="T8426">+</text:span><text:span text:style-name="T8427"><text:s/></text:span><text:span text:style-name="T8428">Start</text:span><text:span text:style-name="T8429"><text:s/></text:span><text:span text:style-name="T8430">Time</text:span></text:p>
            <text:p text:style-name="P8431"><text:span text:style-name="T8432">+</text:span><text:span text:style-name="T8433"><text:s/></text:span><text:span text:style-name="T8434">End</text:span><text:span text:style-name="T8435"><text:s/></text:span><text:span text:style-name="T8436">Time</text:span></text:p>
            <text:p text:style-name="P8437"><text:span text:style-name="T8438">+</text:span><text:span text:style-name="T8439"><text:s/></text:span><text:span text:style-name="T8440">Promotion</text:span><text:span text:style-name="T8441"><text:s/></text:span><text:span text:style-name="T8442">Content</text:span></text:p>
            <text:p text:style-name="P8443"><text:span text:style-name="T8444">+</text:span><text:span text:style-name="T8445"><text:s/></text:span><text:span text:style-name="T8446">Detailed</text:span><text:span text:style-name="T8447"><text:s/>Description"</text:span></text:p>
            <text:p text:style-name="P8448"><text:span text:style-name="T8449">"AC-02:</text:span><text:span text:style-name="T8450"><text:s/></text:span><text:span text:style-name="T8451">The</text:span><text:span text:style-name="T8452"><text:s/></text:span><text:span text:style-name="T8453">Search</text:span><text:span text:style-name="T8454"><text:s/></text:span><text:span text:style-name="T8455">field</text:span><text:span text:style-name="T8456"><text:s/></text:span><text:span text:style-name="T8457">must</text:span><text:span text:style-name="T8458"><text:s/></text:span><text:span text:style-name="T8459">allow</text:span><text:span text:style-name="T8460"><text:s/></text:span><text:span text:style-name="T8461">input</text:span><text:span text:style-name="T8462"><text:s/></text:span><text:span text:style-name="T8463">of</text:span><text:span text:style-name="T8464"><text:s/></text:span><text:span text:style-name="T8465">keywords</text:span><text:span text:style-name="T8466"><text:s/></text:span><text:span text:style-name="T8467">(up</text:span><text:span text:style-name="T8468"><text:s/></text:span><text:span text:style-name="T8469">to</text:span><text:span text:style-name="T8470"><text:s/></text:span><text:span text:style-name="T8471">28</text:span><text:span text:style-name="T8472"><text:s/></text:span><text:span text:style-name="T8473">characters)</text:span><text:span text:style-name="T8474"><text:s/></text:span><text:span text:style-name="T8475">and</text:span><text:span text:style-name="T8476"><text:s/></text:span><text:span text:style-name="T8477">return</text:span><text:span text:style-name="T8478"><text:s/></text:span><text:span text:style-name="T8479">a</text:span><text:span text:style-name="T8480"><text:s/></text:span><text:span text:style-name="T8481">filtered</text:span><text:span text:style-name="T8482"><text:s/></text:span><text:span text:style-name="T8483">list</text:span><text:span text:style-name="T8484"><text:s/></text:span><text:span text:style-name="T8485">based</text:span><text:span text:style-name="T8486"><text:s/></text:span><text:span text:style-name="T8487">on:</text:span></text:p>
            <text:p text:style-name="P8488"><text:span text:style-name="T8489">+</text:span><text:span text:style-name="T8490"><text:s/></text:span><text:span text:style-name="T8491">Promotion</text:span><text:span text:style-name="T8492"><text:s/></text:span><text:span text:style-name="T8493">title</text:span></text:p>
            <text:p text:style-name="P8494"><text:span text:style-name="T8495">+</text:span><text:span text:style-name="T8496"><text:s/></text:span><text:span text:style-name="T8497">Promotion</text:span><text:span text:style-name="T8498"><text:s/></text:span><text:span text:style-name="T8499">content</text:span></text:p>
            <text:p text:style-name="P8500"><text:span text:style-name="T8501">+</text:span><text:span text:style-name="T8502"><text:s/></text:span><text:span text:style-name="T8503">Promotion</text:span><text:span text:style-name="T8504"><text:s/></text:span><text:span text:style-name="T8505">detail"</text:span></text:p>
            <text:p text:style-name="P8506"><text:span text:style-name="T8507">AC-03:</text:span><text:span text:style-name="T8508"><text:s/></text:span><text:span text:style-name="T8509">Clicking</text:span><text:span text:style-name="T8510"><text:s/></text:span><text:span text:style-name="T8511">the</text:span><text:span text:style-name="T8512"><text:s/></text:span><text:span text:style-name="T8513">Add</text:span><text:span text:style-name="T8514"><text:s/></text:span><text:span text:style-name="T8515">button</text:span><text:span text:style-name="T8516"><text:s/></text:span><text:span text:style-name="T8517">must</text:span><text:span text:style-name="T8518"><text:s/></text:span><text:span text:style-name="T8519">redirect</text:span><text:span text:style-name="T8520"><text:s/></text:span><text:span text:style-name="T8521">the</text:span><text:span text:style-name="T8522"><text:s/></text:span><text:span text:style-name="T8523">Admin</text:span><text:span text:style-name="T8524"><text:s/></text:span><text:span text:style-name="T8525">to</text:span><text:span text:style-name="T8526"><text:s/></text:span><text:span text:style-name="T8527">the</text:span><text:span text:style-name="T8528"><text:s/></text:span><text:span text:style-name="T8529">Add</text:span><text:span text:style-name="T8530"><text:s/></text:span><text:span text:style-name="T8531">Promotion</text:span><text:span text:style-name="T8532"><text:s/></text:span><text:span text:style-name="T8533">screen.</text:span></text:p>
            <text:p text:style-name="P8534"><text:span text:style-name="T8535">AC-04:</text:span><text:span text:style-name="T8536"><text:s/></text:span><text:span text:style-name="T8537">Clicking</text:span><text:span text:style-name="T8538"><text:s/></text:span><text:span text:style-name="T8539">the</text:span><text:span text:style-name="T8540"><text:s/></text:span><text:span text:style-name="T8541">Edit</text:span><text:span text:style-name="T8542"><text:s/></text:span><text:span text:style-name="T8543">button</text:span><text:span text:style-name="T8544"><text:s/></text:span><text:span text:style-name="T8545">beside</text:span><text:span text:style-name="T8546"><text:s/></text:span><text:span text:style-name="T8547">a</text:span><text:span text:style-name="T8548"><text:s/></text:span><text:span text:style-name="T8549">promotion</text:span><text:span text:style-name="T8550"><text:s/></text:span><text:span text:style-name="T8551">must</text:span><text:span text:style-name="T8552"><text:s/></text:span><text:span text:style-name="T8553">redirect</text:span><text:span text:style-name="T8554"><text:s/></text:span><text:span text:style-name="T8555">the</text:span><text:span text:style-name="T8556"><text:s/></text:span><text:span text:style-name="T8557">Admin</text:span><text:span text:style-name="T8558"><text:s/></text:span><text:span text:style-name="T8559">to</text:span><text:span text:style-name="T8560"><text:s/></text:span><text:span text:style-name="T8561">the</text:span><text:span text:style-name="T8562"><text:s/></text:span><text:span text:style-name="T8563">Edit</text:span><text:span text:style-name="T8564"><text:s/></text:span><text:span text:style-name="T8565">Promotion</text:span><text:span text:style-name="T8566"><text:s/></text:span><text:span text:style-name="T8567">screen</text:span><text:span text:style-name="T8568"><text:s/></text:span><text:span text:style-name="T8569">with</text:span><text:span text:style-name="T8570"><text:s/></text:span><text:span text:style-name="T8571">pre-filled</text:span><text:span text:style-name="T8572"><text:s/></text:span><text:span text:style-name="T8573">promotion</text:span><text:span text:style-name="T8574"><text:s/></text:span><text:span text:style-name="T8575">data.</text:span><text:span text:style-name="T8576"><text:s/></text:span><text:span text:style-name="T8577">AC-05: Clicking the Delete button must initiate a confirmation process before removing the promotion from the system.</text:span></text:p>
            <text:p text:style-name="P8578"><text:span text:style-name="T8579">AC-06:</text:span><text:span text:style-name="T8580"><text:s/></text:span><text:span text:style-name="T8581">Only</text:span><text:span text:style-name="T8582"><text:s/></text:span><text:span text:style-name="T8583">users</text:span><text:span text:style-name="T8584"><text:s/></text:span><text:span text:style-name="T8585">with Admin</text:span><text:span text:style-name="T8586"><text:s/></text:span><text:span text:style-name="T8587">role</text:span><text:span text:style-name="T8588"><text:s/></text:span><text:span text:style-name="T8589">can access</text:span><text:span text:style-name="T8590"><text:s/></text:span><text:span text:style-name="T8591">and</text:span><text:span text:style-name="T8592"><text:s/></text:span><text:span text:style-name="T8593">perform add,</text:span><text:span text:style-name="T8594"><text:s/></text:span><text:span text:style-name="T8595">edit,</text:span><text:span text:style-name="T8596"><text:s/></text:span><text:span text:style-name="T8597">and</text:span><text:span text:style-name="T8598"><text:s/></text:span><text:span text:style-name="T8599">delete</text:span><text:span text:style-name="T8600"><text:s/></text:span><text:span text:style-name="T8601">operations.</text:span></text:p>
          </table:table-cell>
          <table:table-cell table:style-name="TableCell8602">
            <text:p text:style-name="P8603"/>
            <text:p text:style-name="P8604"/>
            <text:p text:style-name="P8605"/>
            <text:p text:style-name="P8606"/>
            <text:p text:style-name="P8607"/>
            <text:p text:style-name="P8608"/>
            <text:p text:style-name="P8609"/>
            <text:p text:style-name="P8610"/>
            <text:p text:style-name="P8611"/>
            <text:p text:style-name="P8612"><text:span text:style-name="T8613">T31</text:span></text:p>
          </table:table-cell>
          <table:table-cell table:style-name="TableCell8614">
            <text:p text:style-name="P8615"/>
            <text:p text:style-name="P8616"/>
            <text:p text:style-name="P8617"/>
            <text:p text:style-name="P8618"/>
            <text:p text:style-name="P8619"/>
            <text:p text:style-name="P8620"/>
            <text:p text:style-name="P8621"/>
            <text:p text:style-name="P8622"/>
            <text:p text:style-name="P8623"/>
            <text:p text:style-name="P8624"><text:span text:style-name="T8625">E8</text:span></text:p>
          </table:table-cell>
          <table:table-cell table:style-name="TableCell8626">
            <text:p text:style-name="P8627"/>
            <text:p text:style-name="P8628"/>
            <text:p text:style-name="P8629"/>
            <text:p text:style-name="P8630"/>
            <text:p text:style-name="P8631"/>
            <text:p text:style-name="P8632"/>
            <text:p text:style-name="P8633"/>
            <text:p text:style-name="P8634"/>
            <text:p text:style-name="P8635"/>
            <text:p text:style-name="P8636"><text:span text:style-name="T8637">Low</text:span></text:p>
          </table:table-cell>
          <table:table-cell table:style-name="TableCell8638">
            <text:p text:style-name="P8639"/>
            <text:p text:style-name="P8640"/>
            <text:p text:style-name="P8641"/>
            <text:p text:style-name="P8642"/>
            <text:p text:style-name="P8643"/>
            <text:p text:style-name="P8644"/>
            <text:p text:style-name="P8645"/>
            <text:p text:style-name="P8646"/>
            <text:p text:style-name="P8647"/>
            <text:p text:style-name="P8648"><text:span text:style-name="T8649">3</text:span></text:p>
          </table:table-cell>
        </table:table-row>
        <table:table-row table:style-name="TableRow8650">
          <table:table-cell table:style-name="TableCell8651">
            <text:p text:style-name="P8652"/>
            <text:p text:style-name="P8653"/>
            <text:p text:style-name="P8654"/>
            <text:p text:style-name="P8655"/>
            <text:p text:style-name="P8656"/>
            <text:p text:style-name="P8657"/>
            <text:p text:style-name="P8658"/>
            <text:p text:style-name="P8659"/>
            <text:p text:style-name="P8660"/>
            <text:p text:style-name="P8661"><text:span text:style-name="T8662">Story</text:span></text:p>
          </table:table-cell>
          <table:table-cell table:style-name="TableCell8663">
            <text:p text:style-name="P8664"/>
            <text:p text:style-name="P8665"/>
            <text:p text:style-name="P8666"/>
            <text:p text:style-name="P8667"/>
            <text:p text:style-name="P8668"/>
            <text:p text:style-name="P8669"/>
            <text:p text:style-name="P8670"/>
            <text:p text:style-name="P8671"/>
            <text:p text:style-name="P8672"/>
            <text:p text:style-name="P8673"><text:span text:style-name="T8674">Add</text:span><text:span text:style-name="T8675"><text:s/></text:span><text:span text:style-name="T8676">promotion</text:span></text:p>
          </table:table-cell>
          <table:table-cell table:style-name="TableCell8677">
            <text:p text:style-name="P8678"><text:span text:style-name="T8679">As</text:span><text:span text:style-name="T8680"><text:s/></text:span><text:span text:style-name="T8681">an</text:span><text:span text:style-name="T8682"><text:s/></text:span><text:span text:style-name="T8683">Admin,</text:span><text:span text:style-name="T8684"><text:s/></text:span><text:span text:style-name="T8685">I</text:span><text:span text:style-name="T8686"><text:s/></text:span><text:span text:style-name="T8687">want</text:span><text:span text:style-name="T8688"><text:s/></text:span><text:span text:style-name="T8689">to</text:span><text:span text:style-name="T8690"><text:s/></text:span><text:span text:style-name="T8691">create</text:span><text:span text:style-name="T8692"><text:s/></text:span><text:span text:style-name="T8693">a</text:span><text:span text:style-name="T8694"><text:s/></text:span><text:span text:style-name="T8695">new</text:span><text:span text:style-name="T8696"><text:s/></text:span><text:span text:style-name="T8697">promotion</text:span><text:span text:style-name="T8698"><text:s/></text:span><text:span text:style-name="T8699">with</text:span><text:span text:style-name="T8700"><text:s/></text:span><text:span text:style-name="T8701">relevant</text:span><text:span text:style-name="T8702"><text:s/></text:span><text:span text:style-name="T8703">details,</text:span><text:span text:style-name="T8704"><text:s/></text:span><text:span text:style-name="T8705">so</text:span><text:span text:style-name="T8706"><text:s/></text:span><text:span text:style-name="T8707">that</text:span><text:span text:style-name="T8708"><text:s/></text:span><text:span text:style-name="T8709">the</text:span><text:span text:style-name="T8710"><text:s/></text:span><text:span text:style-name="T8711">system</text:span><text:span text:style-name="T8712"><text:s/></text:span><text:span text:style-name="T8713">can</text:span><text:span text:style-name="T8714"><text:s/></text:span><text:span text:style-name="T8715">offer</text:span><text:span text:style-name="T8716"><text:s/></text:span><text:span text:style-name="T8717">discounts</text:span><text:span text:style-name="T8718"><text:s/></text:span><text:span text:style-name="T8719">or</text:span><text:span text:style-name="T8720"><text:s/></text:span><text:span text:style-name="T8721">benefits</text:span><text:span text:style-name="T8722"><text:s/></text:span><text:span text:style-name="T8723">to</text:span><text:span text:style-name="T8724"><text:s/></text:span><text:span text:style-name="T8725">users</text:span><text:span text:style-name="T8726"><text:s/></text:span><text:span text:style-name="T8727">during</text:span><text:span text:style-name="T8728"><text:s/></text:span><text:span text:style-name="T8729">the</text:span><text:span text:style-name="T8730"><text:s/></text:span><text:span text:style-name="T8731">booking</text:span><text:span text:style-name="T8732"><text:s/></text:span><text:span text:style-name="T8733">process:</text:span><text:span text:style-name="T8734"><text:s/></text:span><text:span text:style-name="T8735">"AC-01: The system must display an Add Promotion form with the following input fields:</text:span></text:p>
            <text:p text:style-name="P8736"><text:span text:style-name="T8737">+</text:span><text:span text:style-name="T8738"><text:s/></text:span><text:span text:style-name="T8739">Image</text:span><text:span text:style-name="T8740"><text:s/></text:span><text:span text:style-name="T8741">(Button</text:span><text:span text:style-name="T8742"><text:s/></text:span><text:span text:style-name="T8743">to</text:span><text:span text:style-name="T8744"><text:s/></text:span><text:span text:style-name="T8745">upload)</text:span></text:p>
            <text:p text:style-name="P8746"><text:span text:style-name="T8747">+ Title (Textbox</text:span><text:span text:style-name="T8748"><text:s/></text:span><text:span text:style-name="T8749">–</text:span><text:span text:style-name="T8750"><text:s/></text:span><text:span text:style-name="T8751">String)</text:span></text:p>
            <text:p text:style-name="P8752"><text:span text:style-name="T8753">+</text:span><text:span text:style-name="T8754"><text:s/></text:span><text:span text:style-name="T8755">Start</text:span><text:span text:style-name="T8756"><text:s/></text:span><text:span text:style-name="T8757">Time</text:span><text:span text:style-name="T8758"><text:s/></text:span><text:span text:style-name="T8759">(Combobox</text:span><text:span text:style-name="T8760"><text:s/></text:span><text:span text:style-name="T8761">–</text:span><text:span text:style-name="T8762"><text:s/></text:span><text:span text:style-name="T8763">Date/Time)</text:span></text:p>
            <text:p text:style-name="P8764"><text:span text:style-name="T8765">+</text:span><text:span text:style-name="T8766"><text:s/></text:span><text:span text:style-name="T8767">End</text:span><text:span text:style-name="T8768"><text:s/></text:span><text:span text:style-name="T8769">Time</text:span><text:span text:style-name="T8770"><text:s/></text:span><text:span text:style-name="T8771">(Combobox</text:span><text:span text:style-name="T8772"><text:s/></text:span><text:span text:style-name="T8773">–</text:span><text:span text:style-name="T8774"><text:s/></text:span><text:span text:style-name="T8775">Date/Time)</text:span></text:p>
            <text:p text:style-name="P8776"><text:span text:style-name="T8777">+</text:span><text:span text:style-name="T8778"><text:s/></text:span><text:span text:style-name="T8779">Promotion</text:span><text:span text:style-name="T8780"><text:s/></text:span><text:span text:style-name="T8781">(Textbox</text:span><text:span text:style-name="T8782"><text:s/></text:span><text:span text:style-name="T8783">–</text:span><text:span text:style-name="T8784"><text:s/></text:span><text:span text:style-name="T8785">Number,</text:span><text:span text:style-name="T8786"><text:s/></text:span><text:span text:style-name="T8787">representing</text:span><text:span text:style-name="T8788"><text:s/></text:span><text:span text:style-name="T8789">discount</text:span><text:span text:style-name="T8790"><text:s/></text:span><text:span text:style-name="T8791">or</text:span><text:span text:style-name="T8792"><text:s/></text:span><text:span text:style-name="T8793">value)</text:span></text:p>
            <text:p text:style-name="P8794"><text:span text:style-name="T8795">+</text:span><text:span text:style-name="T8796"><text:s/></text:span><text:span text:style-name="T8797">Detail</text:span><text:span text:style-name="T8798"><text:s/></text:span><text:span text:style-name="T8799">(Textbox</text:span><text:span text:style-name="T8800"><text:s/></text:span><text:span text:style-name="T8801">–</text:span><text:span text:style-name="T8802"><text:s/></text:span><text:span text:style-name="T8803">String)"</text:span></text:p>
            <text:p text:style-name="P8804"><text:span text:style-name="T8805">"AC-02:</text:span><text:span text:style-name="T8806"><text:s/></text:span><text:span text:style-name="T8807">When</text:span><text:span text:style-name="T8808"><text:s/></text:span><text:span text:style-name="T8809">the</text:span><text:span text:style-name="T8810"><text:s/></text:span><text:span text:style-name="T8811">Admin</text:span><text:span text:style-name="T8812"><text:s/></text:span><text:span text:style-name="T8813">clicks</text:span><text:span text:style-name="T8814"><text:s/></text:span><text:span text:style-name="T8815">Add,</text:span><text:span text:style-name="T8816"><text:s/></text:span><text:span text:style-name="T8817">the</text:span><text:span text:style-name="T8818"><text:s/></text:span><text:span text:style-name="T8819">system</text:span><text:span text:style-name="T8820"><text:s/></text:span><text:span text:style-name="T8821">must</text:span><text:span text:style-name="T8822"><text:s/></text:span><text:span text:style-name="T8823">validate</text:span><text:span text:style-name="T8824"><text:s/></text:span><text:span text:style-name="T8825">all</text:span><text:span text:style-name="T8826"><text:s/></text:span><text:span text:style-name="T8827">required</text:span><text:span text:style-name="T8828"><text:s/></text:span><text:span text:style-name="T8829">fields:</text:span></text:p>
            <text:p text:style-name="P8830"><text:span text:style-name="T8831">+</text:span><text:span text:style-name="T8832"><text:s/></text:span><text:span text:style-name="T8833">If</text:span><text:span text:style-name="T8834"><text:s/></text:span><text:span text:style-name="T8835">valid,</text:span><text:span text:style-name="T8836"><text:s/></text:span><text:span text:style-name="T8837">add</text:span><text:span text:style-name="T8838"><text:s/></text:span><text:span text:style-name="T8839">the</text:span><text:span text:style-name="T8840"><text:s/></text:span><text:span text:style-name="T8841">promotion</text:span><text:span text:style-name="T8842"><text:s/></text:span><text:span text:style-name="T8843">to</text:span><text:span text:style-name="T8844"><text:s/></text:span><text:span text:style-name="T8845">the</text:span><text:span text:style-name="T8846"><text:s/></text:span><text:span text:style-name="T8847">database</text:span><text:span text:style-name="T8848"><text:s/></text:span><text:span text:style-name="T8849">and</text:span><text:span text:style-name="T8850"><text:s/></text:span><text:span text:style-name="T8851">redirect</text:span><text:span text:style-name="T8852"><text:s/></text:span><text:span text:style-name="T8853">to</text:span><text:span text:style-name="T8854"><text:s/></text:span><text:span text:style-name="T8855">the</text:span><text:span text:style-name="T8856"><text:s/></text:span><text:span text:style-name="T8857">Promotion</text:span><text:span text:style-name="T8858"><text:s/></text:span><text:span text:style-name="T8859">List</text:span><text:span text:style-name="T8860"><text:s/></text:span><text:span text:style-name="T8861">screen.</text:span></text:p>
            <text:p text:style-name="P8862"><text:span text:style-name="T8863">+</text:span><text:span text:style-name="T8864"><text:s/></text:span><text:span text:style-name="T8865">If</text:span><text:span text:style-name="T8866"><text:s/></text:span><text:span text:style-name="T8867">invalid</text:span><text:span text:style-name="T8868"><text:s/></text:span><text:span text:style-name="T8869">or</text:span><text:span text:style-name="T8870"><text:s/></text:span><text:span text:style-name="T8871">input</text:span><text:span text:style-name="T8872"><text:s/></text:span><text:span text:style-name="T8873">is</text:span><text:span text:style-name="T8874"><text:s/></text:span><text:span text:style-name="T8875">missing,</text:span><text:span text:style-name="T8876"><text:s/></text:span><text:span text:style-name="T8877">remain</text:span><text:span text:style-name="T8878"><text:s/></text:span><text:span text:style-name="T8879">on</text:span><text:span text:style-name="T8880"><text:s/></text:span><text:span text:style-name="T8881">the</text:span><text:span text:style-name="T8882"><text:s/></text:span><text:span text:style-name="T8883">Add</text:span><text:span text:style-name="T8884"><text:s/></text:span><text:span text:style-name="T8885">Promotion</text:span><text:span text:style-name="T8886"><text:s/></text:span><text:span text:style-name="T8887">screen</text:span><text:span text:style-name="T8888"><text:s/></text:span><text:span text:style-name="T8889">and</text:span><text:span text:style-name="T8890"><text:s/></text:span><text:span text:style-name="T8891">display</text:span><text:span text:style-name="T8892"><text:s/></text:span><text:span text:style-name="T8893">the</text:span><text:span text:style-name="T8894"><text:s/></text:span><text:span text:style-name="T8895">message:</text:span><text:span text:style-name="T8896"><text:s/></text:span><text:span text:style-name="T8897">""Unsuccessfully</text:span><text:span text:style-name="T8898"><text:s/></text:span><text:span text:style-name="T8899">add""."</text:span></text:p>
            <text:p text:style-name="P8900"><text:span text:style-name="T8901">AC-03:</text:span><text:span text:style-name="T8902"><text:s/></text:span><text:span text:style-name="T8903">The</text:span><text:span text:style-name="T8904"><text:s/></text:span><text:span text:style-name="T8905">Back</text:span><text:span text:style-name="T8906"><text:s/></text:span><text:span text:style-name="T8907">button</text:span><text:span text:style-name="T8908"><text:s/></text:span><text:span text:style-name="T8909">must</text:span><text:span text:style-name="T8910"><text:s/></text:span><text:span text:style-name="T8911">return</text:span><text:span text:style-name="T8912"><text:s/></text:span><text:span text:style-name="T8913">the</text:span><text:span text:style-name="T8914"><text:s/></text:span><text:span text:style-name="T8915">user</text:span><text:span text:style-name="T8916"><text:s/></text:span><text:span text:style-name="T8917">to</text:span><text:span text:style-name="T8918"><text:s/></text:span><text:span text:style-name="T8919">the</text:span><text:span text:style-name="T8920"><text:s/></text:span><text:span text:style-name="T8921">View</text:span><text:span text:style-name="T8922"><text:s/></text:span><text:span text:style-name="T8923">Promotion</text:span><text:span text:style-name="T8924"><text:s/></text:span><text:span text:style-name="T8925">List</text:span><text:span text:style-name="T8926"><text:s/></text:span><text:span text:style-name="T8927">screen</text:span><text:span text:style-name="T8928"><text:s/></text:span><text:span text:style-name="T8929">without</text:span><text:span text:style-name="T8930"><text:s/></text:span><text:span text:style-name="T8931">saving</text:span><text:span text:style-name="T8932"><text:s/></text:span><text:span text:style-name="T8933">any</text:span><text:span text:style-name="T8934"><text:s/></text:span><text:span text:style-name="T8935">changes.</text:span><text:span text:style-name="T8936"><text:s/></text:span><text:span text:style-name="T8937">AC-04: Start Time must not be later than End Time.</text:span></text:p>
            <text:p text:style-name="P8938"><text:span text:style-name="T8939">AC-05:</text:span><text:span text:style-name="T8940"><text:s/></text:span><text:span text:style-name="T8941">Only</text:span><text:span text:style-name="T8942"><text:s/></text:span><text:span text:style-name="T8943">users with</text:span><text:span text:style-name="T8944"><text:s/></text:span><text:span text:style-name="T8945">the Admin role can</text:span><text:span text:style-name="T8946"><text:s/></text:span><text:span text:style-name="T8947">access and use</text:span><text:span text:style-name="T8948"><text:s/></text:span><text:span text:style-name="T8949">this<text:s/></text:span><text:span text:style-name="T8950">feature.</text:span></text:p>
          </table:table-cell>
          <table:table-cell table:style-name="TableCell8951">
            <text:p text:style-name="P8952"/>
            <text:p text:style-name="P8953"/>
            <text:p text:style-name="P8954"/>
            <text:p text:style-name="P8955"/>
            <text:p text:style-name="P8956"/>
            <text:p text:style-name="P8957"/>
            <text:p text:style-name="P8958"/>
            <text:p text:style-name="P8959"/>
            <text:p text:style-name="P8960"/>
            <text:p text:style-name="P8961"><text:span text:style-name="T8962">T32</text:span></text:p>
          </table:table-cell>
          <table:table-cell table:style-name="TableCell8963">
            <text:p text:style-name="P8964"/>
            <text:p text:style-name="P8965"/>
            <text:p text:style-name="P8966"/>
            <text:p text:style-name="P8967"/>
            <text:p text:style-name="P8968"/>
            <text:p text:style-name="P8969"/>
            <text:p text:style-name="P8970"/>
            <text:p text:style-name="P8971"/>
            <text:p text:style-name="P8972"/>
            <text:p text:style-name="P8973"><text:span text:style-name="T8974">E8</text:span></text:p>
          </table:table-cell>
          <table:table-cell table:style-name="TableCell8975">
            <text:p text:style-name="P8976"/>
            <text:p text:style-name="P8977"/>
            <text:p text:style-name="P8978"/>
            <text:p text:style-name="P8979"/>
            <text:p text:style-name="P8980"/>
            <text:p text:style-name="P8981"/>
            <text:p text:style-name="P8982"/>
            <text:p text:style-name="P8983"/>
            <text:p text:style-name="P8984"/>
            <text:p text:style-name="P8985"><text:span text:style-name="T8986">Low</text:span></text:p>
          </table:table-cell>
          <table:table-cell table:style-name="TableCell8987">
            <text:p text:style-name="P8988"/>
            <text:p text:style-name="P8989"/>
            <text:p text:style-name="P8990"/>
            <text:p text:style-name="P8991"/>
            <text:p text:style-name="P8992"/>
            <text:p text:style-name="P8993"/>
            <text:p text:style-name="P8994"/>
            <text:p text:style-name="P8995"/>
            <text:p text:style-name="P8996"/>
            <text:p text:style-name="P8997"><text:span text:style-name="T8998">8</text:span></text:p>
          </table:table-cell>
        </table:table-row>
        <table:table-row table:style-name="TableRow8999">
          <table:table-cell table:style-name="TableCell9000">
            <text:p text:style-name="P9001"/>
            <text:p text:style-name="P9002"/>
            <text:p text:style-name="P9003"/>
            <text:p text:style-name="P9004"/>
            <text:p text:style-name="P9005"/>
            <text:p text:style-name="P9006"/>
            <text:p text:style-name="P9007"/>
            <text:p text:style-name="P9008"/>
            <text:p text:style-name="P9009"/>
            <text:p text:style-name="P9010"><text:span text:style-name="T9011">Story</text:span></text:p>
          </table:table-cell>
          <table:table-cell table:style-name="TableCell9012">
            <text:p text:style-name="P9013"/>
            <text:p text:style-name="P9014"/>
            <text:p text:style-name="P9015"/>
            <text:p text:style-name="P9016"/>
            <text:p text:style-name="P9017"/>
            <text:p text:style-name="P9018"/>
            <text:p text:style-name="P9019"/>
            <text:p text:style-name="P9020"/>
            <text:p text:style-name="P9021"/>
            <text:p text:style-name="P9022"><text:span text:style-name="T9023">Edit</text:span><text:span text:style-name="T9024"><text:s/></text:span><text:span text:style-name="T9025">promotion</text:span></text:p>
          </table:table-cell>
          <table:table-cell table:style-name="TableCell9026">
            <text:p text:style-name="P9027"><text:span text:style-name="T9028">As</text:span><text:span text:style-name="T9029"><text:s/></text:span><text:span text:style-name="T9030">an</text:span><text:span text:style-name="T9031"><text:s/></text:span><text:span text:style-name="T9032">Admin,</text:span><text:span text:style-name="T9033"><text:s/></text:span><text:span text:style-name="T9034">I</text:span><text:span text:style-name="T9035"><text:s/></text:span><text:span text:style-name="T9036">want</text:span><text:span text:style-name="T9037"><text:s/></text:span><text:span text:style-name="T9038">to</text:span><text:span text:style-name="T9039"><text:s/></text:span><text:span text:style-name="T9040">update</text:span><text:span text:style-name="T9041"><text:s/></text:span><text:span text:style-name="T9042">the</text:span><text:span text:style-name="T9043"><text:s/></text:span><text:span text:style-name="T9044">information</text:span><text:span text:style-name="T9045"><text:s/></text:span><text:span text:style-name="T9046">of</text:span><text:span text:style-name="T9047"><text:s/></text:span><text:span text:style-name="T9048">an</text:span><text:span text:style-name="T9049"><text:s/></text:span><text:span text:style-name="T9050">existing</text:span><text:span text:style-name="T9051"><text:s/></text:span><text:span text:style-name="T9052">promotion,</text:span><text:span text:style-name="T9053"><text:s/></text:span><text:span text:style-name="T9054">so</text:span><text:span text:style-name="T9055"><text:s/></text:span><text:span text:style-name="T9056">that</text:span><text:span text:style-name="T9057"><text:s/></text:span><text:span text:style-name="T9058">I</text:span><text:span text:style-name="T9059"><text:s/></text:span><text:span text:style-name="T9060">can</text:span><text:span text:style-name="T9061"><text:s/></text:span><text:span text:style-name="T9062">keep</text:span><text:span text:style-name="T9063"><text:s/></text:span><text:span text:style-name="T9064">promotional</text:span><text:span text:style-name="T9065"><text:s/></text:span><text:span text:style-name="T9066">details</text:span><text:span text:style-name="T9067"><text:s/></text:span><text:span text:style-name="T9068">accurate</text:span><text:span text:style-name="T9069"><text:s/></text:span><text:span text:style-name="T9070">and</text:span><text:span text:style-name="T9071"><text:s/></text:span><text:span text:style-name="T9072">relevant</text:span><text:span text:style-name="T9073"><text:s/></text:span><text:span text:style-name="T9074">for</text:span><text:span text:style-name="T9075"><text:s/></text:span><text:span text:style-name="T9076">users:</text:span><text:span text:style-name="T9077"><text:s/></text:span><text:span text:style-name="T9078">"AC-01: The system must display an Edit Promotion form pre-filled with the following</text:span><text:span text:style-name="T9079"><text:s/></text:span><text:span text:style-name="T9080">fields from the selected promotion:</text:span></text:p>
            <text:p text:style-name="P9081"><text:span text:style-name="T9082">+</text:span><text:span text:style-name="T9083"><text:s/></text:span><text:span text:style-name="T9084">Image</text:span><text:span text:style-name="T9085"><text:s/></text:span><text:span text:style-name="T9086">(upload</text:span><text:span text:style-name="T9087"><text:s/></text:span><text:span text:style-name="T9088">button)</text:span></text:p>
            <text:p text:style-name="P9089"><text:span text:style-name="T9090">+ Title (Textbox</text:span><text:span text:style-name="T9091"><text:s/></text:span><text:span text:style-name="T9092">–</text:span><text:span text:style-name="T9093"><text:s/></text:span><text:span text:style-name="T9094">String)</text:span></text:p>
            <text:p text:style-name="P9095"><text:span text:style-name="T9096">+</text:span><text:span text:style-name="T9097"><text:s/></text:span><text:span text:style-name="T9098">Start</text:span><text:span text:style-name="T9099"><text:s/></text:span><text:span text:style-name="T9100">Time</text:span><text:span text:style-name="T9101"><text:s/></text:span><text:span text:style-name="T9102">(Combobox)</text:span></text:p>
            <text:p text:style-name="P9103"><text:span text:style-name="T9104">+</text:span><text:span text:style-name="T9105"><text:s/></text:span><text:span text:style-name="T9106">End</text:span><text:span text:style-name="T9107"><text:s/></text:span><text:span text:style-name="T9108">Time</text:span><text:span text:style-name="T9109"><text:s/></text:span><text:span text:style-name="T9110">(Combobox)</text:span></text:p>
            <text:p text:style-name="P9111"><text:span text:style-name="T9112">+</text:span><text:span text:style-name="T9113"><text:s/></text:span><text:span text:style-name="T9114">Promotion</text:span><text:span text:style-name="T9115"><text:s/></text:span><text:span text:style-name="T9116">(Textbox</text:span><text:span text:style-name="T9117"><text:s/></text:span><text:span text:style-name="T9118">–</text:span><text:span text:style-name="T9119"><text:s/></text:span><text:span text:style-name="T9120">Number)</text:span></text:p>
            <text:p text:style-name="P9121"><text:span text:style-name="T9122">+</text:span><text:span text:style-name="T9123"><text:s/></text:span><text:span text:style-name="T9124">Detail</text:span><text:span text:style-name="T9125"><text:s/></text:span><text:span text:style-name="T9126">(Textbox</text:span><text:span text:style-name="T9127"><text:s/></text:span><text:span text:style-name="T9128">–</text:span><text:span text:style-name="T9129"><text:s/></text:span><text:span text:style-name="T9130">String)"</text:span></text:p>
            <text:p text:style-name="P9131"><text:span text:style-name="T9132">"AC-02:</text:span><text:span text:style-name="T9133"><text:s/></text:span><text:span text:style-name="T9134">When</text:span><text:span text:style-name="T9135"><text:s/></text:span><text:span text:style-name="T9136">the</text:span><text:span text:style-name="T9137"><text:s/></text:span><text:span text:style-name="T9138">Admin</text:span><text:span text:style-name="T9139"><text:s/></text:span><text:span text:style-name="T9140">clicks</text:span><text:span text:style-name="T9141"><text:s/></text:span><text:span text:style-name="T9142">Edit,</text:span><text:span text:style-name="T9143"><text:s/></text:span><text:span text:style-name="T9144">the</text:span><text:span text:style-name="T9145"><text:s/></text:span><text:span text:style-name="T9146">system</text:span><text:span text:style-name="T9147"><text:s/></text:span><text:span text:style-name="T9148">must</text:span><text:span text:style-name="T9149"><text:s/></text:span><text:span text:style-name="T9150">validate</text:span><text:span text:style-name="T9151"><text:s/></text:span><text:span text:style-name="T9152">all</text:span><text:span text:style-name="T9153"><text:s/></text:span><text:span text:style-name="T9154">required</text:span><text:span text:style-name="T9155"><text:s/></text:span><text:span text:style-name="T9156">fields:</text:span></text:p>
            <text:p text:style-name="P9157"><text:span text:style-name="T9158">+</text:span><text:span text:style-name="T9159"><text:s/></text:span><text:span text:style-name="T9160">If</text:span><text:span text:style-name="T9161"><text:s/></text:span><text:span text:style-name="T9162">valid,</text:span><text:span text:style-name="T9163"><text:s/></text:span><text:span text:style-name="T9164">update</text:span><text:span text:style-name="T9165"><text:s/></text:span><text:span text:style-name="T9166">the</text:span><text:span text:style-name="T9167"><text:s/></text:span><text:span text:style-name="T9168">promotion</text:span><text:span text:style-name="T9169"><text:s/></text:span><text:span text:style-name="T9170">in</text:span><text:span text:style-name="T9171"><text:s/></text:span><text:span text:style-name="T9172">the</text:span><text:span text:style-name="T9173"><text:s/></text:span><text:span text:style-name="T9174">database</text:span><text:span text:style-name="T9175"><text:s/></text:span><text:span text:style-name="T9176">and</text:span><text:span text:style-name="T9177"><text:s/></text:span><text:span text:style-name="T9178">display</text:span><text:span text:style-name="T9179"><text:s/></text:span><text:span text:style-name="T9180">the</text:span><text:span text:style-name="T9181"><text:s/></text:span><text:span text:style-name="T9182">message:</text:span><text:span text:style-name="T9183"><text:s/></text:span><text:span text:style-name="T9184">""Successfully</text:span><text:span text:style-name="T9185"><text:s/></text:span><text:span text:style-name="T9186">add""</text:span><text:span text:style-name="T9187"><text:s/></text:span><text:span text:style-name="T9188">(should</text:span><text:span text:style-name="T9189"><text:s/></text:span><text:span text:style-name="T9190">likely</text:span><text:span text:style-name="T9191"><text:s/></text:span><text:span text:style-name="T9192">be</text:span><text:span text:style-name="T9193"><text:s/></text:span><text:span text:style-name="T9194">""Successfully</text:span><text:span text:style-name="T9195"><text:s/></text:span><text:span text:style-name="T9196">updated"")</text:span><text:span text:style-name="T9197"><text:s/></text:span><text:span text:style-name="T9198">and</text:span><text:span text:style-name="T9199"><text:s/></text:span><text:span text:style-name="T9200">return</text:span><text:span text:style-name="T9201"><text:s/></text:span><text:span text:style-name="T9202">to</text:span><text:span text:style-name="T9203"><text:s/></text:span><text:span text:style-name="T9204">the</text:span><text:span text:style-name="T9205"><text:s/></text:span><text:span text:style-name="T9206">Promotion</text:span><text:span text:style-name="T9207"><text:s/></text:span><text:span text:style-name="T9208">List</text:span><text:span text:style-name="T9209"><text:s/></text:span><text:span text:style-name="T9210">screen.</text:span></text:p>
            <text:p text:style-name="P9211"><text:span text:style-name="T9212">+</text:span><text:span text:style-name="T9213"><text:s/></text:span><text:span text:style-name="T9214">If</text:span><text:span text:style-name="T9215"><text:s/></text:span><text:span text:style-name="T9216">invalid</text:span><text:span text:style-name="T9217"><text:s/></text:span><text:span text:style-name="T9218">or</text:span><text:span text:style-name="T9219"><text:s/></text:span><text:span text:style-name="T9220">the</text:span><text:span text:style-name="T9221"><text:s/></text:span><text:span text:style-name="T9222">update</text:span><text:span text:style-name="T9223"><text:s/></text:span><text:span text:style-name="T9224">fails,</text:span><text:span text:style-name="T9225"><text:s/></text:span><text:span text:style-name="T9226">remain</text:span><text:span text:style-name="T9227"><text:s/></text:span><text:span text:style-name="T9228">on</text:span><text:span text:style-name="T9229"><text:s/></text:span><text:span text:style-name="T9230">the</text:span><text:span text:style-name="T9231"><text:s/></text:span><text:span text:style-name="T9232">Edit</text:span><text:span text:style-name="T9233"><text:s/></text:span><text:span text:style-name="T9234">Promotion</text:span><text:span text:style-name="T9235"><text:s/></text:span><text:span text:style-name="T9236">screen</text:span><text:span text:style-name="T9237"><text:s/></text:span><text:span text:style-name="T9238">and</text:span><text:span text:style-name="T9239"><text:s/></text:span><text:span text:style-name="T9240">display</text:span><text:span text:style-name="T9241"><text:s/></text:span><text:span text:style-name="T9242">the</text:span><text:span text:style-name="T9243"><text:s/></text:span><text:span text:style-name="T9244">message:</text:span><text:span text:style-name="T9245"><text:s/></text:span><text:span text:style-name="T9246">""Unsuccessfully</text:span><text:span text:style-name="T9247"><text:s/></text:span><text:span text:style-name="T9248">add""</text:span><text:span text:style-name="T9249"><text:s/></text:span><text:span text:style-name="T9250">(suggest</text:span><text:span text:style-name="T9251"><text:s/></text:span><text:span text:style-name="T9252">correction</text:span><text:span text:style-name="T9253"><text:s/></text:span><text:span text:style-name="T9254">to</text:span><text:span text:style-name="T9255"><text:s/></text:span><text:span text:style-name="T9256">""Update</text:span><text:span text:style-name="T9257"><text:s/></text:span><text:span text:style-name="T9258">failed"")."</text:span><text:span text:style-name="T9259"><text:s/></text:span><text:span text:style-name="T9260">AC-03: The Back button must return the Admin to the Promotion List screen without saving any changes.</text:span></text:p>
            <text:p text:style-name="P9261"><text:span text:style-name="T9262">AC-04:</text:span><text:span text:style-name="T9263"><text:s/></text:span><text:span text:style-name="T9264">The</text:span><text:span text:style-name="T9265"><text:s/></text:span><text:span text:style-name="T9266">system</text:span><text:span text:style-name="T9267"><text:s/></text:span><text:span text:style-name="T9268">must</text:span><text:span text:style-name="T9269"><text:s/></text:span><text:span text:style-name="T9270">not</text:span><text:span text:style-name="T9271"><text:s/></text:span><text:span text:style-name="T9272">allow</text:span><text:span text:style-name="T9273"><text:s/></text:span><text:span text:style-name="T9274">the</text:span><text:span text:style-name="T9275"><text:s/></text:span><text:span text:style-name="T9276">Start</text:span><text:span text:style-name="T9277"><text:s/></text:span><text:span text:style-name="T9278">Time</text:span><text:span text:style-name="T9279"><text:s/></text:span><text:span text:style-name="T9280">to</text:span><text:span text:style-name="T9281"><text:s/></text:span><text:span text:style-name="T9282">be</text:span><text:span text:style-name="T9283"><text:s/></text:span><text:span text:style-name="T9284">later</text:span><text:span text:style-name="T9285"><text:s/></text:span><text:span text:style-name="T9286">than</text:span><text:span text:style-name="T9287"><text:s/></text:span><text:span text:style-name="T9288">the</text:span><text:span text:style-name="T9289"><text:s/></text:span><text:span text:style-name="T9290">End</text:span><text:span text:style-name="T9291"><text:s/></text:span><text:span text:style-name="T9292">Time.</text:span><text:span text:style-name="T9293"><text:s/></text:span><text:span text:style-name="T9294">AC-05: Only users with the Admin role can access and perform this function.</text:span></text:p>
          </table:table-cell>
          <table:table-cell table:style-name="TableCell9295">
            <text:p text:style-name="P9296"/>
            <text:p text:style-name="P9297"/>
            <text:p text:style-name="P9298"/>
            <text:p text:style-name="P9299"/>
            <text:p text:style-name="P9300"/>
            <text:p text:style-name="P9301"/>
            <text:p text:style-name="P9302"/>
            <text:p text:style-name="P9303"/>
            <text:p text:style-name="P9304"/>
            <text:p text:style-name="P9305"><text:span text:style-name="T9306">T33</text:span></text:p>
          </table:table-cell>
          <table:table-cell table:style-name="TableCell9307">
            <text:p text:style-name="P9308"/>
            <text:p text:style-name="P9309"/>
            <text:p text:style-name="P9310"/>
            <text:p text:style-name="P9311"/>
            <text:p text:style-name="P9312"/>
            <text:p text:style-name="P9313"/>
            <text:p text:style-name="P9314"/>
            <text:p text:style-name="P9315"/>
            <text:p text:style-name="P9316"/>
            <text:p text:style-name="P9317"><text:span text:style-name="T9318">E8</text:span></text:p>
          </table:table-cell>
          <table:table-cell table:style-name="TableCell9319">
            <text:p text:style-name="P9320"/>
            <text:p text:style-name="P9321"/>
            <text:p text:style-name="P9322"/>
            <text:p text:style-name="P9323"/>
            <text:p text:style-name="P9324"/>
            <text:p text:style-name="P9325"/>
            <text:p text:style-name="P9326"/>
            <text:p text:style-name="P9327"/>
            <text:p text:style-name="P9328"/>
            <text:p text:style-name="P9329"><text:span text:style-name="T9330">Low</text:span></text:p>
          </table:table-cell>
          <table:table-cell table:style-name="TableCell9331">
            <text:p text:style-name="P9332"/>
            <text:p text:style-name="P9333"/>
            <text:p text:style-name="P9334"/>
            <text:p text:style-name="P9335"/>
            <text:p text:style-name="P9336"/>
            <text:p text:style-name="P9337"/>
            <text:p text:style-name="P9338"/>
            <text:p text:style-name="P9339"/>
            <text:p text:style-name="P9340"/>
            <text:p text:style-name="P9341"><text:span text:style-name="T9342">3</text:span></text:p>
          </table:table-cell>
        </table:table-row>
        <table:table-row table:style-name="TableRow9343">
          <table:table-cell table:style-name="TableCell9344">
            <text:p text:style-name="P9345"/>
            <text:p text:style-name="P9346"/>
            <text:p text:style-name="P9347"/>
            <text:p text:style-name="P9348"/>
            <text:p text:style-name="P9349"/>
            <text:p text:style-name="P9350"/>
            <text:p text:style-name="P9351"><text:span text:style-name="T9352">Story</text:span></text:p>
          </table:table-cell>
          <table:table-cell table:style-name="TableCell9353">
            <text:p text:style-name="P9354"/>
            <text:p text:style-name="P9355"/>
            <text:p text:style-name="P9356"/>
            <text:p text:style-name="P9357"/>
            <text:p text:style-name="P9358"/>
            <text:p text:style-name="P9359"/>
            <text:p text:style-name="P9360"><text:span text:style-name="T9361">Delete</text:span><text:span text:style-name="T9362"><text:s/></text:span><text:span text:style-name="T9363">promotion</text:span></text:p>
          </table:table-cell>
          <table:table-cell table:style-name="TableCell9364">
            <text:p text:style-name="P9365"><text:span text:style-name="T9366">As</text:span><text:span text:style-name="T9367"><text:s/></text:span><text:span text:style-name="T9368">an</text:span><text:span text:style-name="T9369"><text:s/></text:span><text:span text:style-name="T9370">Admin,</text:span><text:span text:style-name="T9371"><text:s/></text:span><text:span text:style-name="T9372">I</text:span><text:span text:style-name="T9373"><text:s/></text:span><text:span text:style-name="T9374">want</text:span><text:span text:style-name="T9375"><text:s/></text:span><text:span text:style-name="T9376">to</text:span><text:span text:style-name="T9377"><text:s/></text:span><text:span text:style-name="T9378">delete</text:span><text:span text:style-name="T9379"><text:s/></text:span><text:span text:style-name="T9380">outdated</text:span><text:span text:style-name="T9381"><text:s/></text:span><text:span text:style-name="T9382">or</text:span><text:span text:style-name="T9383"><text:s/></text:span><text:span text:style-name="T9384">incorrect</text:span><text:span text:style-name="T9385"><text:s/></text:span><text:span text:style-name="T9386">promotions,</text:span><text:span text:style-name="T9387"><text:s/></text:span><text:span text:style-name="T9388">so</text:span><text:span text:style-name="T9389"><text:s/></text:span><text:span text:style-name="T9390">that</text:span><text:span text:style-name="T9391"><text:s/></text:span><text:span text:style-name="T9392">the</text:span><text:span text:style-name="T9393"><text:s/></text:span><text:span text:style-name="T9394">system</text:span><text:span text:style-name="T9395"><text:s/></text:span><text:span text:style-name="T9396">only</text:span><text:span text:style-name="T9397"><text:s/></text:span><text:span text:style-name="T9398">displays</text:span><text:span text:style-name="T9399"><text:s/></text:span><text:span text:style-name="T9400">valid</text:span><text:span text:style-name="T9401"><text:s/></text:span><text:span text:style-name="T9402">and</text:span><text:span text:style-name="T9403"><text:s/></text:span><text:span text:style-name="T9404">up-to-date</text:span><text:span text:style-name="T9405"><text:s/></text:span><text:span text:style-name="T9406">promotional</text:span><text:span text:style-name="T9407"><text:s/></text:span><text:span text:style-name="T9408">offers</text:span><text:span text:style-name="T9409"><text:s/></text:span><text:span text:style-name="T9410">to</text:span><text:span text:style-name="T9411"><text:s/></text:span><text:span text:style-name="T9412">users:</text:span><text:span text:style-name="T9413"><text:s/></text:span><text:span text:style-name="T9414">AC-01: The system must display a confirmation dialog</text:span><text:span text:style-name="T9415"><text:s/></text:span><text:span text:style-name="T9416">when the Admin chooses to delete a promotion, with "Yes" and "No" options.</text:span></text:p>
            <text:p text:style-name="P9417"><text:span text:style-name="T9418">"AC-02:</text:span><text:span text:style-name="T9419"><text:s/></text:span><text:span text:style-name="T9420">If</text:span><text:span text:style-name="T9421"><text:s/></text:span><text:span text:style-name="T9422">the</text:span><text:span text:style-name="T9423"><text:s/></text:span><text:span text:style-name="T9424">Admin</text:span><text:span text:style-name="T9425"><text:s/></text:span><text:span text:style-name="T9426">clicks</text:span><text:span text:style-name="T9427"><text:s/></text:span><text:span text:style-name="T9428">""Yes"",</text:span><text:span text:style-name="T9429"><text:s/></text:span><text:span text:style-name="T9430">the</text:span><text:span text:style-name="T9431"><text:s/></text:span><text:span text:style-name="T9432">system</text:span><text:span text:style-name="T9433"><text:s/></text:span><text:span text:style-name="T9434">must:</text:span></text:p>
            <text:p text:style-name="P9435"><text:span text:style-name="T9436">+</text:span><text:span text:style-name="T9437"><text:s/></text:span><text:span text:style-name="T9438">Delete</text:span><text:span text:style-name="T9439"><text:s/></text:span><text:span text:style-name="T9440">the</text:span><text:span text:style-name="T9441"><text:s/></text:span><text:span text:style-name="T9442">selected</text:span><text:span text:style-name="T9443"><text:s/></text:span><text:span text:style-name="T9444">promotion</text:span><text:span text:style-name="T9445"><text:s/></text:span><text:span text:style-name="T9446">from</text:span><text:span text:style-name="T9447"><text:s/></text:span><text:span text:style-name="T9448">the</text:span><text:span text:style-name="T9449"><text:s/></text:span><text:span text:style-name="T9450">database.</text:span></text:p>
            <text:p text:style-name="P9451"><text:span text:style-name="T9452">+</text:span><text:span text:style-name="T9453"><text:s/></text:span><text:span text:style-name="T9454">Redirect</text:span><text:span text:style-name="T9455"><text:s/></text:span><text:span text:style-name="T9456">the</text:span><text:span text:style-name="T9457"><text:s/></text:span><text:span text:style-name="T9458">Admin</text:span><text:span text:style-name="T9459"><text:s/></text:span><text:span text:style-name="T9460">to</text:span><text:span text:style-name="T9461"><text:s/></text:span><text:span text:style-name="T9462">the</text:span><text:span text:style-name="T9463"><text:s/></text:span><text:span text:style-name="T9464">Promotion</text:span><text:span text:style-name="T9465"><text:s/></text:span><text:span text:style-name="T9466">List</text:span><text:span text:style-name="T9467"><text:s/></text:span><text:span text:style-name="T9468">screen.</text:span></text:p>
            <text:p text:style-name="P9469"><text:span text:style-name="T9470">+ Display a success message (e.g., ""Promotion successfully deleted."")."</text:span><text:span text:style-name="T9471"><text:s/></text:span><text:span text:style-name="T9472">"AC-03: If the Admin clicks ""No"", the system must:</text:span></text:p>
            <text:p text:style-name="P9473"><text:span text:style-name="T9474">+</text:span><text:span text:style-name="T9475"><text:s/></text:span><text:span text:style-name="T9476">Close</text:span><text:span text:style-name="T9477"><text:s/></text:span><text:span text:style-name="T9478">the</text:span><text:span text:style-name="T9479"><text:s/></text:span><text:span text:style-name="T9480">confirmation<text:s/></text:span><text:span text:style-name="T9481">dialog.</text:span></text:p>
            <text:p text:style-name="P9482"><text:span text:style-name="T9483">+</text:span><text:span text:style-name="T9484"><text:s/></text:span><text:span text:style-name="T9485">Remain</text:span><text:span text:style-name="T9486"><text:s/></text:span><text:span text:style-name="T9487">on</text:span><text:span text:style-name="T9488"><text:s/></text:span><text:span text:style-name="T9489">the</text:span><text:span text:style-name="T9490"><text:s/></text:span><text:span text:style-name="T9491">Promotion</text:span><text:span text:style-name="T9492"><text:s/></text:span><text:span text:style-name="T9493">List</text:span><text:span text:style-name="T9494"><text:s/></text:span><text:span text:style-name="T9495">screen</text:span><text:span text:style-name="T9496"><text:s/></text:span><text:span text:style-name="T9497">with</text:span><text:span text:style-name="T9498"><text:s/></text:span><text:span text:style-name="T9499">no</text:span><text:span text:style-name="T9500"><text:s/></text:span><text:span text:style-name="T9501">changes</text:span><text:span text:style-name="T9502"><text:s/>made."</text:span></text:p>
            <text:p text:style-name="P9503"><text:span text:style-name="T9504">AC-04:</text:span><text:span text:style-name="T9505"><text:s/></text:span><text:span text:style-name="T9506">Only</text:span><text:span text:style-name="T9507"><text:s/></text:span><text:span text:style-name="T9508">users</text:span><text:span text:style-name="T9509"><text:s/></text:span><text:span text:style-name="T9510">with</text:span><text:span text:style-name="T9511"><text:s/></text:span><text:span text:style-name="T9512">the</text:span><text:span text:style-name="T9513"><text:s/></text:span><text:span text:style-name="T9514">Admin</text:span><text:span text:style-name="T9515"><text:s/></text:span><text:span text:style-name="T9516">role</text:span><text:span text:style-name="T9517"><text:s/></text:span><text:span text:style-name="T9518">are</text:span><text:span text:style-name="T9519"><text:s/></text:span><text:span text:style-name="T9520">authorized</text:span><text:span text:style-name="T9521"><text:s/></text:span><text:span text:style-name="T9522">to</text:span><text:span text:style-name="T9523"><text:s/></text:span><text:span text:style-name="T9524">perform</text:span><text:span text:style-name="T9525"><text:s/></text:span><text:span text:style-name="T9526">this</text:span><text:span text:style-name="T9527"><text:s/></text:span><text:span text:style-name="T9528">action.</text:span></text:p>
            <text:p text:style-name="P9529"><text:span text:style-name="T9530">AC-05:</text:span><text:span text:style-name="T9531"><text:s/></text:span><text:span text:style-name="T9532">The</text:span><text:span text:style-name="T9533"><text:s/></text:span><text:span text:style-name="T9534">system</text:span><text:span text:style-name="T9535"><text:s/></text:span><text:span text:style-name="T9536">must</text:span><text:span text:style-name="T9537"><text:s/></text:span><text:span text:style-name="T9538">prevent</text:span><text:span text:style-name="T9539"><text:s/></text:span><text:span text:style-name="T9540">deletion</text:span><text:span text:style-name="T9541"><text:s/></text:span><text:span text:style-name="T9542">of</text:span><text:span text:style-name="T9543"><text:s/></text:span><text:span text:style-name="T9544">a</text:span><text:span text:style-name="T9545"><text:s/></text:span><text:span text:style-name="T9546">promotion</text:span><text:span text:style-name="T9547"><text:s/></text:span><text:span text:style-name="T9548">if</text:span><text:span text:style-name="T9549"><text:s/></text:span><text:span text:style-name="T9550">it</text:span><text:span text:style-name="T9551"><text:s/></text:span><text:span text:style-name="T9552">is</text:span><text:span text:style-name="T9553"><text:s/></text:span><text:span text:style-name="T9554">currently</text:span><text:span text:style-name="T9555"><text:s/></text:span><text:span text:style-name="T9556">associated</text:span><text:span text:style-name="T9557"><text:s/></text:span><text:span text:style-name="T9558">with</text:span><text:span text:style-name="T9559"><text:s/></text:span><text:span text:style-name="T9560">an</text:span><text:span text:style-name="T9561"><text:s/></text:span><text:span text:style-name="T9562">active</text:span><text:span text:style-name="T9563"><text:s/></text:span><text:span text:style-name="T9564">transaction</text:span><text:span text:style-name="T9565"><text:s/></text:span><text:span text:style-name="T9566">or</text:span><text:span text:style-name="T9567"><text:s/></text:span><text:span text:style-name="T9568">rule</text:span><text:span text:style-name="T9569"><text:s/></text:span><text:span text:style-name="T9570">(if</text:span><text:span text:style-name="T9571"><text:s/></text:span><text:span text:style-name="T9572">applicable).</text:span></text:p>
          </table:table-cell>
          <table:table-cell table:style-name="TableCell9573">
            <text:p text:style-name="P9574"/>
            <text:p text:style-name="P9575"/>
            <text:p text:style-name="P9576"/>
            <text:p text:style-name="P9577"/>
            <text:p text:style-name="P9578"/>
            <text:p text:style-name="P9579"/>
            <text:p text:style-name="P9580"><text:span text:style-name="T9581">T34</text:span></text:p>
          </table:table-cell>
          <table:table-cell table:style-name="TableCell9582">
            <text:p text:style-name="P9583"/>
            <text:p text:style-name="P9584"/>
            <text:p text:style-name="P9585"/>
            <text:p text:style-name="P9586"/>
            <text:p text:style-name="P9587"/>
            <text:p text:style-name="P9588"/>
            <text:p text:style-name="P9589"><text:span text:style-name="T9590">E8</text:span></text:p>
          </table:table-cell>
          <table:table-cell table:style-name="TableCell9591">
            <text:p text:style-name="P9592"/>
            <text:p text:style-name="P9593"/>
            <text:p text:style-name="P9594"/>
            <text:p text:style-name="P9595"/>
            <text:p text:style-name="P9596"/>
            <text:p text:style-name="P9597"/>
            <text:p text:style-name="P9598"><text:span text:style-name="T9599">Low</text:span></text:p>
          </table:table-cell>
          <table:table-cell table:style-name="TableCell9600">
            <text:p text:style-name="P9601"/>
            <text:p text:style-name="P9602"/>
            <text:p text:style-name="P9603"/>
            <text:p text:style-name="P9604"/>
            <text:p text:style-name="P9605"/>
            <text:p text:style-name="P9606"/>
            <text:p text:style-name="P9607"><text:span text:style-name="T9608">3</text:span></text:p>
          </table:table-cell>
        </table:table-row>
      </table:table>
      <text:p text:style-name="P9609"/>
      <table:table table:style-name="Table9610">
        <table:table-columns>
          <table:table-column table:style-name="TableColumn9611"/>
          <table:table-column table:style-name="TableColumn9612"/>
          <table:table-column table:style-name="TableColumn9613"/>
          <table:table-column table:style-name="TableColumn9614"/>
          <table:table-column table:style-name="TableColumn9615"/>
          <table:table-column table:style-name="TableColumn9616"/>
          <table:table-column table:style-name="TableColumn9617"/>
        </table:table-columns>
        <table:table-row table:style-name="TableRow9618">
          <table:table-cell table:style-name="TableCell9619">
            <text:p text:style-name="P9620"><text:span text:style-name="T9621">Story</text:span></text:p>
          </table:table-cell>
          <table:table-cell table:style-name="TableCell9622">
            <text:p text:style-name="P9623"><text:span text:style-name="T9624">Setup</text:span></text:p>
          </table:table-cell>
          <table:table-cell table:style-name="TableCell9625">
            <text:p text:style-name="P9626"><text:span text:style-name="T9627">Build</text:span><text:span text:style-name="T9628"><text:s/></text:span><text:span text:style-name="T9629">structure</text:span><text:span text:style-name="T9630"><text:s/></text:span><text:span text:style-name="T9631">of</text:span><text:span text:style-name="T9632"><text:s/></text:span><text:span text:style-name="T9633">source</text:span><text:span text:style-name="T9634"><text:s/></text:span><text:span text:style-name="T9635">code</text:span></text:p>
          </table:table-cell>
          <table:table-cell table:style-name="TableCell9636">
            <text:p text:style-name="P9637"><text:span text:style-name="T9638">T34</text:span></text:p>
          </table:table-cell>
          <table:table-cell table:style-name="TableCell9639">
            <text:p text:style-name="P9640"/>
          </table:table-cell>
          <table:table-cell table:style-name="TableCell9641">
            <text:p text:style-name="P9642"><text:span text:style-name="T9643">High</text:span></text:p>
          </table:table-cell>
          <table:table-cell table:style-name="TableCell9644">
            <text:p text:style-name="P9645"><text:span text:style-name="T9646">5</text:span></text:p>
          </table:table-cell>
        </table:table-row>
      </table:table>
      <text:p text:style-name="Bìnhthườ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Bìnhthường" style:display-name="Bình thường" style:family="paragraph">
      <style:text-properties fo:hyphenate="false"/>
    </style:style>
    <style:style style:name="Phôngmặcđịnhcủađoạnvăn" style:display-name="Phông mặc định của đoạn văn" style:family="text"/>
    <style:style style:name="ĐoạncủaDanhsách" style:display-name="Đoạn của Danh sách" style:family="paragraph" style:parent-style-name="Bìnhthường">
      <style:text-properties fo:hyphenate="false"/>
    </style:style>
    <style:style style:name="TableParagraph" style:display-name="Table Paragraph" style:family="paragraph" style:parent-style-name="Bìnhthường">
      <style:text-properties style:font-name="Calibri" style:font-name-asian="Calibri" style:font-name-complex="Calibri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11in" fo:page-height="8.5in" style:print-orientation="landscape" fo:margin-top="0.7361in" fo:margin-left="0.5in" fo:margin-bottom="0.1944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in" fo:page-height="8.5in" style:print-orientation="landscape" fo:margin-top="0.7361in" fo:margin-left="0.5in" fo:margin-bottom="0.1944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11in" fo:page-height="8.5in" style:print-orientation="landscape" fo:margin-top="0.7361in" fo:margin-left="0.5in" fo:margin-bottom="0.1944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11in" fo:page-height="8.5in" style:print-orientation="landscape" fo:margin-top="0.7361in" fo:margin-left="0.5in" fo:margin-bottom="0.1944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11in" fo:page-height="8.5in" style:print-orientation="landscape" fo:margin-top="0.7361in" fo:margin-left="0.5in" fo:margin-bottom="0.1944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11in" fo:page-height="8.5in" style:print-orientation="landscape" fo:margin-top="0.7361in" fo:margin-left="0.5in" fo:margin-bottom="0.1944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11in" fo:page-height="8.5in" style:print-orientation="landscape" fo:margin-top="0.7361in" fo:margin-left="0.5in" fo:margin-bottom="0.1944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7">
      <style:page-layout-properties fo:page-width="11in" fo:page-height="8.5in" style:print-orientation="landscape" fo:margin-top="0.7361in" fo:margin-left="0.5in" fo:margin-bottom="0.1944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8">
      <style:page-layout-properties fo:page-width="11in" fo:page-height="8.5in" style:print-orientation="landscape" fo:margin-top="0.7361in" fo:margin-left="0.5in" fo:margin-bottom="0.1944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  <style:master-page style:name="MP5" style:page-layout-name="PL5"/>
    <style:master-page style:name="MP6" style:page-layout-name="PL6"/>
    <style:master-page style:name="MP7" style:page-layout-name="PL7"/>
    <style:master-page style:name="MP8" style:page-layout-name="PL8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nam nguyen</meta:initial-creator>
    <dc:creator>Nguyen Nam</dc:creator>
    <meta:creation-date>2025-06-12T04:00:00Z</meta:creation-date>
    <dc:date>2025-06-12T04:00:00Z</dc:date>
    <meta:template xlink:href="Normal" xlink:type="simple"/>
    <meta:editing-cycles>2</meta:editing-cycles>
    <meta:editing-duration>PT0S</meta:editing-duration>
    <meta:user-defined meta:name="Created" meta:value-type="date">2025-06-01T00:00:00Z</meta:user-defined>
    <meta:user-defined meta:name="LastSaved" meta:value-type="date">2025-06-12T00:00:00Z</meta:user-defined>
    <meta:user-defined meta:name="Producer">3-Heights(TM) PDF Security Shell 4.8.25.2 (http://www.pdf-tools.com)</meta:user-defined>
    <meta:document-statistic meta:page-count="9" meta:paragraph-count="62" meta:word-count="4702" meta:character-count="31446" meta:row-count="223" meta:non-whitespace-character-count="26806"/>
  </office:meta>
</office:document-meta>
</file>